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6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ackground-color="#e8f2a1" fo:border="none"/>
    </style:style>
    <style:style style:name="ce8" style:family="table-cell" style:parent-style-name="Default">
      <style:table-cell-properties fo:border-bottom="none" fo:background-color="#e8f2a1" fo:border-left="0.74pt solid #000000" fo:border-right="none" fo:border-top="none"/>
    </style:style>
    <style:style style:name="ce10" style:family="table-cell" style:parent-style-name="Default">
      <style:table-cell-properties fo:border-bottom="0.74pt solid #000000" fo:background-color="#e8f2a1" fo:border-left="0.74pt solid #000000" fo:border-right="none" fo:border-top="none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 style:data-style-name="N117">
      <style:table-cell-properties fo:border-bottom="none" fo:border-left="0.74pt solid #000000" fo:border-right="none" fo:border-top="none"/>
    </style:style>
    <style:style style:name="ce14" style:family="table-cell" style:parent-style-name="Default">
      <style:table-cell-properties fo:background-color="#e8f2a1"/>
    </style:style>
    <style:style style:name="ce15" style:family="table-cell" style:parent-style-name="Default">
      <style:table-cell-properties fo:border-bottom="0.74pt solid #000000" fo:background-color="#e8f2a1" fo:border-left="none" fo:border-right="none" fo:border-top="none"/>
    </style:style>
    <style:style style:name="ce16" style:family="table-cell" style:parent-style-name="Default" style:data-style-name="N117">
      <style:table-cell-properties fo:border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1635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ase (k)</text:p>
          </table:table-cell>
          <table:table-cell table:style-name="ce8" office:value-type="float" office:value="15" calcext:value-type="float">
            <text:p>15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1.5" calcext:value-type="float">
            <text:p>1,5</text:p>
          </table:table-cell>
          <table:table-cell table:style-name="ce8" office:value-type="float" office:value="15" calcext:value-type="float">
            <text:p>15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4"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table:style-name="ce2" office:value-type="string" calcext:value-type="string">
            <text:p>perc inc</text:p>
          </table:table-cell>
          <table:table-cell table:style-name="ce10" office:value-type="float" office:value="18" calcext:value-type="float">
            <text:p>18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2" table:style-name="ce15" office:value-type="float" office:value="16" calcext:value-type="float">
            <text:p>16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0" office:value-type="float" office:value="18" calcext:value-type="float">
            <text:p>18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2" table:style-name="ce15" office:value-type="float" office:value="16" calcext:value-type="float">
            <text:p>16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0" office:value-type="float" office:value="18" calcext:value-type="float">
            <text:p>18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style-name="ce10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4"/>
          <table:table-cell table:style-name="ce2" table:number-columns-repeated="16354"/>
        </table:table-row>
        <table:table-row table:style-name="ro1">
          <table:table-cell table:style-name="ce7" office:value-type="string" calcext:value-type="string">
            <text:p>0.0.7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hard</text:p>
          </table:table-cell>
          <table:table-cell table:number-columns-repeated="6"/>
          <table:table-cell office:value-type="string" calcext:value-type="string">
            <text:p>insane</text:p>
          </table:table-cell>
          <table:table-cell table:number-columns-repeated="6"/>
          <table:table-cell office:value-type="string" calcext:value-type="string">
            <text:p>hex</text:p>
          </table:table-cell>
          <table:table-cell table:number-columns-repeated="16361"/>
        </table:table-row>
        <table:table-row table:style-name="ro1"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5, 6</text:p>
          </table:table-cell>
          <table:table-cell table:style-name="ce2" office:value-type="string" calcext:value-type="string">
            <text:p>ros 0</text:p>
          </table:table-cell>
          <table:table-cell table:style-name="ce2" office:value-type="string" calcext:value-type="string">
            <text:p>ros 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5, 6</text:p>
          </table:table-cell>
          <table:table-cell table:style-name="ce2" office:value-type="string" calcext:value-type="string">
            <text:p>ros 0</text:p>
          </table:table-cell>
          <table:table-cell table:style-name="ce2" office:value-type="string" calcext:value-type="string">
            <text:p>ros 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3 – 5</text:p>
          </table:table-cell>
          <table:table-cell table:style-name="ce2" office:value-type="string" calcext:value-type="string">
            <text:p>6, 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os 0</text:p>
          </table:table-cell>
          <table:table-cell table:style-name="ce2" office:value-type="string" calcext:value-type="string">
            <text:p>ros 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1, 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os 0</text:p>
          </table:table-cell>
          <table:table-cell table:style-name="ce2" office:value-type="string" calcext:value-type="string">
            <text:p>ros 1</text:p>
          </table:table-cell>
          <table:table-cell table:style-name="ce4"/>
          <table:table-cell table:style-name="ce2" table:number-columns-repeated="1635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" table:formula="of:=ROUND(POWER(1+[.B$2]*0.01; [.$A6]) * [.B$1]; 1)" office:value-type="float" office:value="15" calcext:value-type="float">
            <text:p>15k</text:p>
          </table:table-cell>
          <table:table-cell table:style-name="ce16" table:formula="of:=ROUND(POWER(1+[.C$2]*0.01; [.$A6]) * [.C$1]; 1)" office:value-type="float" office:value="12" calcext:value-type="float">
            <text:p>12k</text:p>
          </table:table-cell>
          <table:table-cell table:style-name="ce16" table:formula="of:=ROUND(POWER(1+[.D$2]*0.01; [.$A6]) * [.D$1]; 1)" office:value-type="float" office:value="10" calcext:value-type="float">
            <text:p>10k</text:p>
          </table:table-cell>
          <table:table-cell table:style-name="ce16" table:formula="of:=ROUND(POWER(1+[.E$2]*0.01; [.$A6]) * [.E$1]; 1)" office:value-type="float" office:value="8" calcext:value-type="float">
            <text:p>8k</text:p>
          </table:table-cell>
          <table:table-cell table:style-name="ce16" table:formula="of:=ROUND(POWER(1+[.F$2]*0.01; [.$A6]) * [.F$1]; 1)" office:value-type="float" office:value="8" calcext:value-type="float">
            <text:p>8k</text:p>
          </table:table-cell>
          <table:table-cell table:style-name="ce16" table:formula="of:=ROUND(POWER(1+[.G$2]*0.01; [.$A6]) * [.G$1]; 1)" office:value-type="float" office:value="1" calcext:value-type="float">
            <text:p>1k</text:p>
          </table:table-cell>
          <table:table-cell table:style-name="ce16" table:formula="of:=ROUND(POWER(1+[.H$2]*0.01; [.$A6]) * [.H$1]; 1)" office:value-type="float" office:value="1" calcext:value-type="float">
            <text:p>1k</text:p>
          </table:table-cell>
          <table:table-cell table:style-name="ce9" table:formula="of:=ROUND(POWER(1+[.I$2]*0.01; [.$A6]) * [.I$1]; 1)" office:value-type="float" office:value="15" calcext:value-type="float">
            <text:p>15k</text:p>
          </table:table-cell>
          <table:table-cell table:style-name="ce16" table:formula="of:=ROUND(POWER(1+[.J$2]*0.01; [.$A6]) * [.J$1]; 1)" office:value-type="float" office:value="12" calcext:value-type="float">
            <text:p>12k</text:p>
          </table:table-cell>
          <table:table-cell table:style-name="ce16" table:formula="of:=ROUND(POWER(1+[.K$2]*0.01; [.$A6]) * [.K$1]; 1)" office:value-type="float" office:value="10" calcext:value-type="float">
            <text:p>10k</text:p>
          </table:table-cell>
          <table:table-cell table:style-name="ce16" table:formula="of:=ROUND(POWER(1+[.L$2]*0.01; [.$A6]) * [.L$1]; 1)" office:value-type="float" office:value="8" calcext:value-type="float">
            <text:p>8k</text:p>
          </table:table-cell>
          <table:table-cell table:style-name="ce16" table:formula="of:=ROUND(POWER(1+[.M$2]*0.01; [.$A6]) * [.M$1]; 1)" office:value-type="float" office:value="8" calcext:value-type="float">
            <text:p>8k</text:p>
          </table:table-cell>
          <table:table-cell table:style-name="ce16" table:formula="of:=ROUND(POWER(1+[.N$2]*0.01; [.$A6]) * [.N$1]; 1)" office:value-type="float" office:value="1.5" calcext:value-type="float">
            <text:p>2k</text:p>
          </table:table-cell>
          <table:table-cell table:style-name="ce16" table:formula="of:=ROUND(POWER(1+[.O$2]*0.01; [.$A6]) * [.O$1]; 1)" office:value-type="float" office:value="1.5" calcext:value-type="float">
            <text:p>2k</text:p>
          </table:table-cell>
          <table:table-cell table:style-name="ce9" table:formula="of:=ROUND(POWER(1+[.P$2]*0.01; [.$A6]) * [.P$1]; 1)" office:value-type="float" office:value="15" calcext:value-type="float">
            <text:p>15k</text:p>
          </table:table-cell>
          <table:table-cell table:style-name="ce16" table:formula="of:=ROUND(POWER(1+[.Q$2]*0.01; [.$A6]) * [.Q$1]; 1)" office:value-type="float" office:value="12" calcext:value-type="float">
            <text:p>12k</text:p>
          </table:table-cell>
          <table:table-cell table:style-name="ce16" table:formula="of:=ROUND(POWER(1+[.R$2]*0.01; [.$A6]) * [.R$1]; 1)" office:value-type="float" office:value="10" calcext:value-type="float">
            <text:p>10k</text:p>
          </table:table-cell>
          <table:table-cell table:style-name="ce16" table:formula="of:=ROUND(POWER(1+[.S$2]*0.01; [.$A6]) * [.S$1]; 1)" office:value-type="float" office:value="8" calcext:value-type="float">
            <text:p>8k</text:p>
          </table:table-cell>
          <table:table-cell table:style-name="ce16" table:formula="of:=ROUND(POWER(1+[.T$2]*0.01; [.$A6]) * [.T$1]; 1)" office:value-type="float" office:value="8" calcext:value-type="float">
            <text:p>8k</text:p>
          </table:table-cell>
          <table:table-cell table:style-name="ce16" table:formula="of:=ROUND(POWER(1+[.U$2]*0.01; [.$A6]) * [.U$1]; 1)" office:value-type="float" office:value="2" calcext:value-type="float">
            <text:p>2k</text:p>
          </table:table-cell>
          <table:table-cell table:style-name="ce16" table:formula="of:=ROUND(POWER(1+[.V$2]*0.01; [.$A6]) * [.V$1]; 1)" office:value-type="float" office:value="2" calcext:value-type="float">
            <text:p>2k</text:p>
          </table:table-cell>
          <table:table-cell table:style-name="ce9" table:formula="of:=ROUND(POWER(1+[.W$2]*0.01; [.$A6]) * [.W$1]; 1)" office:value-type="float" office:value="10" calcext:value-type="float">
            <text:p>10k</text:p>
          </table:table-cell>
          <table:table-cell table:style-name="ce16" table:formula="of:=ROUND(POWER(1+[.X$2]*0.01; [.$A6]) * [.X$1]; 1)" office:value-type="float" office:value="10" calcext:value-type="float">
            <text:p>10k</text:p>
          </table:table-cell>
          <table:table-cell table:style-name="ce16" table:formula="of:=ROUND(POWER(1+[.Y$2]*0.01; [.$A6]) * [.Y$1]; 1)" office:value-type="float" office:value="10" calcext:value-type="float">
            <text:p>10k</text:p>
          </table:table-cell>
          <table:table-cell table:style-name="ce16" table:formula="of:=ROUND(POWER(1+[.Z$2]*0.01; [.$A6]) * [.Z$1]; 1)" office:value-type="float" office:value="10" calcext:value-type="float">
            <text:p>10k</text:p>
          </table:table-cell>
          <table:table-cell table:style-name="ce16" table:formula="of:=ROUND(POWER(1+[.AA$2]*0.01; [.$A6]) * [.AA$1]; 1)" office:value-type="float" office:value="10" calcext:value-type="float">
            <text:p>10k</text:p>
          </table:table-cell>
          <table:table-cell table:style-name="ce16" table:formula="of:=ROUND(POWER(1+[.AB$2]*0.01; [.$A6]) * [.AB$1]; 1)" office:value-type="float" office:value="1" calcext:value-type="float">
            <text:p>1k</text:p>
          </table:table-cell>
          <table:table-cell table:style-name="ce16" table:formula="of:=ROUND(POWER(1+[.AC$2]*0.01; [.$A6]) * [.AC$1]; 1)" office:value-type="float" office:value="1" calcext:value-type="float">
            <text:p>1k</text:p>
          </table:table-cell>
          <table:table-cell table:number-columns-repeated="1635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table:formula="of:=ROUND(POWER(1+[.B$2]*0.01; [.$A7]) * [.B$1]; 1)" office:value-type="float" office:value="17.7" calcext:value-type="float">
            <text:p>18k</text:p>
          </table:table-cell>
          <table:table-cell table:style-name="ce16" table:formula="of:=ROUND(POWER(1+[.C$2]*0.01; [.$A7]) * [.C$1]; 1)" office:value-type="float" office:value="14" calcext:value-type="float">
            <text:p>14k</text:p>
          </table:table-cell>
          <table:table-cell table:style-name="ce16" table:formula="of:=ROUND(POWER(1+[.D$2]*0.01; [.$A7]) * [.D$1]; 1)" office:value-type="float" office:value="11.6" calcext:value-type="float">
            <text:p>12k</text:p>
          </table:table-cell>
          <table:table-cell table:style-name="ce16" table:formula="of:=ROUND(POWER(1+[.E$2]*0.01; [.$A7]) * [.E$1]; 1)" office:value-type="float" office:value="9.3" calcext:value-type="float">
            <text:p>9k</text:p>
          </table:table-cell>
          <table:table-cell table:style-name="ce16" table:formula="of:=ROUND(POWER(1+[.F$2]*0.01; [.$A7]) * [.F$1]; 1)" office:value-type="float" office:value="9.2" calcext:value-type="float">
            <text:p>9k</text:p>
          </table:table-cell>
          <table:table-cell table:style-name="ce16" table:formula="of:=ROUND(POWER(1+[.G$2]*0.01; [.$A7]) * [.G$1]; 1)" office:value-type="float" office:value="1.1" calcext:value-type="float">
            <text:p>1k</text:p>
          </table:table-cell>
          <table:table-cell table:style-name="ce16" table:formula="of:=ROUND(POWER(1+[.H$2]*0.01; [.$A7]) * [.H$1]; 1)" office:value-type="float" office:value="1" calcext:value-type="float">
            <text:p>1k</text:p>
          </table:table-cell>
          <table:table-cell table:style-name="ce9" table:formula="of:=ROUND(POWER(1+[.I$2]*0.01; [.$A7]) * [.I$1]; 1)" office:value-type="float" office:value="17.7" calcext:value-type="float">
            <text:p>18k</text:p>
          </table:table-cell>
          <table:table-cell table:style-name="ce16" table:formula="of:=ROUND(POWER(1+[.J$2]*0.01; [.$A7]) * [.J$1]; 1)" office:value-type="float" office:value="14" calcext:value-type="float">
            <text:p>14k</text:p>
          </table:table-cell>
          <table:table-cell table:style-name="ce16" table:formula="of:=ROUND(POWER(1+[.K$2]*0.01; [.$A7]) * [.K$1]; 1)" office:value-type="float" office:value="11.6" calcext:value-type="float">
            <text:p>12k</text:p>
          </table:table-cell>
          <table:table-cell table:style-name="ce16" table:formula="of:=ROUND(POWER(1+[.L$2]*0.01; [.$A7]) * [.L$1]; 1)" office:value-type="float" office:value="9.3" calcext:value-type="float">
            <text:p>9k</text:p>
          </table:table-cell>
          <table:table-cell table:style-name="ce16" table:formula="of:=ROUND(POWER(1+[.M$2]*0.01; [.$A7]) * [.M$1]; 1)" office:value-type="float" office:value="9.2" calcext:value-type="float">
            <text:p>9k</text:p>
          </table:table-cell>
          <table:table-cell table:style-name="ce16" table:formula="of:=ROUND(POWER(1+[.N$2]*0.01; [.$A7]) * [.N$1]; 1)" office:value-type="float" office:value="1.6" calcext:value-type="float">
            <text:p>2k</text:p>
          </table:table-cell>
          <table:table-cell table:style-name="ce16" table:formula="of:=ROUND(POWER(1+[.O$2]*0.01; [.$A7]) * [.O$1]; 1)" office:value-type="float" office:value="1.6" calcext:value-type="float">
            <text:p>2k</text:p>
          </table:table-cell>
          <table:table-cell table:style-name="ce9" table:formula="of:=ROUND(POWER(1+[.P$2]*0.01; [.$A7]) * [.P$1]; 1)" office:value-type="float" office:value="17.7" calcext:value-type="float">
            <text:p>18k</text:p>
          </table:table-cell>
          <table:table-cell table:style-name="ce16" table:formula="of:=ROUND(POWER(1+[.Q$2]*0.01; [.$A7]) * [.Q$1]; 1)" office:value-type="float" office:value="14" calcext:value-type="float">
            <text:p>14k</text:p>
          </table:table-cell>
          <table:table-cell table:style-name="ce16" table:formula="of:=ROUND(POWER(1+[.R$2]*0.01; [.$A7]) * [.R$1]; 1)" office:value-type="float" office:value="11.6" calcext:value-type="float">
            <text:p>12k</text:p>
          </table:table-cell>
          <table:table-cell table:style-name="ce16" table:formula="of:=ROUND(POWER(1+[.S$2]*0.01; [.$A7]) * [.S$1]; 1)" office:value-type="float" office:value="9.1" calcext:value-type="float">
            <text:p>9k</text:p>
          </table:table-cell>
          <table:table-cell table:style-name="ce16" table:formula="of:=ROUND(POWER(1+[.T$2]*0.01; [.$A7]) * [.T$1]; 1)" office:value-type="float" office:value="8.8" calcext:value-type="float">
            <text:p>9k</text:p>
          </table:table-cell>
          <table:table-cell table:style-name="ce16" table:formula="of:=ROUND(POWER(1+[.U$2]*0.01; [.$A7]) * [.U$1]; 1)" office:value-type="float" office:value="2.1" calcext:value-type="float">
            <text:p>2k</text:p>
          </table:table-cell>
          <table:table-cell table:style-name="ce16" table:formula="of:=ROUND(POWER(1+[.V$2]*0.01; [.$A7]) * [.V$1]; 1)" office:value-type="float" office:value="2.1" calcext:value-type="float">
            <text:p>2k</text:p>
          </table:table-cell>
          <table:table-cell table:style-name="ce9" table:formula="of:=ROUND(POWER(1+[.W$2]*0.01; [.$A7]) * [.W$1]; 1)" office:value-type="float" office:value="11.5" calcext:value-type="float">
            <text:p>12k</text:p>
          </table:table-cell>
          <table:table-cell table:style-name="ce16" table:formula="of:=ROUND(POWER(1+[.X$2]*0.01; [.$A7]) * [.X$1]; 1)" office:value-type="float" office:value="11.4" calcext:value-type="float">
            <text:p>11k</text:p>
          </table:table-cell>
          <table:table-cell table:style-name="ce16" table:formula="of:=ROUND(POWER(1+[.Y$2]*0.01; [.$A7]) * [.Y$1]; 1)" office:value-type="float" office:value="11.3" calcext:value-type="float">
            <text:p>11k</text:p>
          </table:table-cell>
          <table:table-cell table:style-name="ce16" table:formula="of:=ROUND(POWER(1+[.Z$2]*0.01; [.$A7]) * [.Z$1]; 1)" office:value-type="float" office:value="11.2" calcext:value-type="float">
            <text:p>11k</text:p>
          </table:table-cell>
          <table:table-cell table:style-name="ce16" table:formula="of:=ROUND(POWER(1+[.AA$2]*0.01; [.$A7]) * [.AA$1]; 1)" office:value-type="float" office:value="11" calcext:value-type="float">
            <text:p>11k</text:p>
          </table:table-cell>
          <table:table-cell table:style-name="ce16" table:formula="of:=ROUND(POWER(1+[.AB$2]*0.01; [.$A7]) * [.AB$1]; 1)" office:value-type="float" office:value="1.1" calcext:value-type="float">
            <text:p>1k</text:p>
          </table:table-cell>
          <table:table-cell table:style-name="ce16" table:formula="of:=ROUND(POWER(1+[.AC$2]*0.01; [.$A7]) * [.AC$1]; 1)" office:value-type="float" office:value="1" calcext:value-type="float">
            <text:p>1k</text:p>
          </table:table-cell>
          <table:table-cell table:number-columns-repeated="1635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table:formula="of:=ROUND(POWER(1+[.B$2]*0.01; [.$A8]) * [.B$1]; 1)" office:value-type="float" office:value="20.9" calcext:value-type="float">
            <text:p>21k</text:p>
          </table:table-cell>
          <table:table-cell table:style-name="ce16" table:formula="of:=ROUND(POWER(1+[.C$2]*0.01; [.$A8]) * [.C$1]; 1)" office:value-type="float" office:value="16.4" calcext:value-type="float">
            <text:p>16k</text:p>
          </table:table-cell>
          <table:table-cell table:style-name="ce16" table:formula="of:=ROUND(POWER(1+[.D$2]*0.01; [.$A8]) * [.D$1]; 1)" office:value-type="float" office:value="13.5" calcext:value-type="float">
            <text:p>14k</text:p>
          </table:table-cell>
          <table:table-cell table:style-name="ce16" table:formula="of:=ROUND(POWER(1+[.E$2]*0.01; [.$A8]) * [.E$1]; 1)" office:value-type="float" office:value="10.8" calcext:value-type="float">
            <text:p>11k</text:p>
          </table:table-cell>
          <table:table-cell table:style-name="ce16" table:formula="of:=ROUND(POWER(1+[.F$2]*0.01; [.$A8]) * [.F$1]; 1)" office:value-type="float" office:value="10.6" calcext:value-type="float">
            <text:p>11k</text:p>
          </table:table-cell>
          <table:table-cell table:style-name="ce16" table:formula="of:=ROUND(POWER(1+[.G$2]*0.01; [.$A8]) * [.G$1]; 1)" office:value-type="float" office:value="1.1" calcext:value-type="float">
            <text:p>1k</text:p>
          </table:table-cell>
          <table:table-cell table:style-name="ce16" table:formula="of:=ROUND(POWER(1+[.H$2]*0.01; [.$A8]) * [.H$1]; 1)" office:value-type="float" office:value="1.1" calcext:value-type="float">
            <text:p>1k</text:p>
          </table:table-cell>
          <table:table-cell table:style-name="ce9" table:formula="of:=ROUND(POWER(1+[.I$2]*0.01; [.$A8]) * [.I$1]; 1)" office:value-type="float" office:value="20.9" calcext:value-type="float">
            <text:p>21k</text:p>
          </table:table-cell>
          <table:table-cell table:style-name="ce16" table:formula="of:=ROUND(POWER(1+[.J$2]*0.01; [.$A8]) * [.J$1]; 1)" office:value-type="float" office:value="16.4" calcext:value-type="float">
            <text:p>16k</text:p>
          </table:table-cell>
          <table:table-cell table:style-name="ce16" table:formula="of:=ROUND(POWER(1+[.K$2]*0.01; [.$A8]) * [.K$1]; 1)" office:value-type="float" office:value="13.5" calcext:value-type="float">
            <text:p>14k</text:p>
          </table:table-cell>
          <table:table-cell table:style-name="ce16" table:formula="of:=ROUND(POWER(1+[.L$2]*0.01; [.$A8]) * [.L$1]; 1)" office:value-type="float" office:value="10.8" calcext:value-type="float">
            <text:p>11k</text:p>
          </table:table-cell>
          <table:table-cell table:style-name="ce16" table:formula="of:=ROUND(POWER(1+[.M$2]*0.01; [.$A8]) * [.M$1]; 1)" office:value-type="float" office:value="10.6" calcext:value-type="float">
            <text:p>11k</text:p>
          </table:table-cell>
          <table:table-cell table:style-name="ce16" table:formula="of:=ROUND(POWER(1+[.N$2]*0.01; [.$A8]) * [.N$1]; 1)" office:value-type="float" office:value="1.7" calcext:value-type="float">
            <text:p>2k</text:p>
          </table:table-cell>
          <table:table-cell table:style-name="ce16" table:formula="of:=ROUND(POWER(1+[.O$2]*0.01; [.$A8]) * [.O$1]; 1)" office:value-type="float" office:value="1.6" calcext:value-type="float">
            <text:p>2k</text:p>
          </table:table-cell>
          <table:table-cell table:style-name="ce9" table:formula="of:=ROUND(POWER(1+[.P$2]*0.01; [.$A8]) * [.P$1]; 1)" office:value-type="float" office:value="20.9" calcext:value-type="float">
            <text:p>21k</text:p>
          </table:table-cell>
          <table:table-cell table:style-name="ce16" table:formula="of:=ROUND(POWER(1+[.Q$2]*0.01; [.$A8]) * [.Q$1]; 1)" office:value-type="float" office:value="16.4" calcext:value-type="float">
            <text:p>16k</text:p>
          </table:table-cell>
          <table:table-cell table:style-name="ce16" table:formula="of:=ROUND(POWER(1+[.R$2]*0.01; [.$A8]) * [.R$1]; 1)" office:value-type="float" office:value="13.5" calcext:value-type="float">
            <text:p>14k</text:p>
          </table:table-cell>
          <table:table-cell table:style-name="ce16" table:formula="of:=ROUND(POWER(1+[.S$2]*0.01; [.$A8]) * [.S$1]; 1)" office:value-type="float" office:value="10.4" calcext:value-type="float">
            <text:p>10k</text:p>
          </table:table-cell>
          <table:table-cell table:style-name="ce16" table:formula="of:=ROUND(POWER(1+[.T$2]*0.01; [.$A8]) * [.T$1]; 1)" office:value-type="float" office:value="9.7" calcext:value-type="float">
            <text:p>10k</text:p>
          </table:table-cell>
          <table:table-cell table:style-name="ce16" table:formula="of:=ROUND(POWER(1+[.U$2]*0.01; [.$A8]) * [.U$1]; 1)" office:value-type="float" office:value="2.3" calcext:value-type="float">
            <text:p>2k</text:p>
          </table:table-cell>
          <table:table-cell table:style-name="ce16" table:formula="of:=ROUND(POWER(1+[.V$2]*0.01; [.$A8]) * [.V$1]; 1)" office:value-type="float" office:value="2.2" calcext:value-type="float">
            <text:p>2k</text:p>
          </table:table-cell>
          <table:table-cell table:style-name="ce9" table:formula="of:=ROUND(POWER(1+[.W$2]*0.01; [.$A8]) * [.W$1]; 1)" office:value-type="float" office:value="13.2" calcext:value-type="float">
            <text:p>13k</text:p>
          </table:table-cell>
          <table:table-cell table:style-name="ce16" table:formula="of:=ROUND(POWER(1+[.X$2]*0.01; [.$A8]) * [.X$1]; 1)" office:value-type="float" office:value="13" calcext:value-type="float">
            <text:p>13k</text:p>
          </table:table-cell>
          <table:table-cell table:style-name="ce16" table:formula="of:=ROUND(POWER(1+[.Y$2]*0.01; [.$A8]) * [.Y$1]; 1)" office:value-type="float" office:value="12.8" calcext:value-type="float">
            <text:p>13k</text:p>
          </table:table-cell>
          <table:table-cell table:style-name="ce16" table:formula="of:=ROUND(POWER(1+[.Z$2]*0.01; [.$A8]) * [.Z$1]; 1)" office:value-type="float" office:value="12.5" calcext:value-type="float">
            <text:p>13k</text:p>
          </table:table-cell>
          <table:table-cell table:style-name="ce16" table:formula="of:=ROUND(POWER(1+[.AA$2]*0.01; [.$A8]) * [.AA$1]; 1)" office:value-type="float" office:value="12.1" calcext:value-type="float">
            <text:p>12k</text:p>
          </table:table-cell>
          <table:table-cell table:style-name="ce16" table:formula="of:=ROUND(POWER(1+[.AB$2]*0.01; [.$A8]) * [.AB$1]; 1)" office:value-type="float" office:value="1.1" calcext:value-type="float">
            <text:p>1k</text:p>
          </table:table-cell>
          <table:table-cell table:style-name="ce16" table:formula="of:=ROUND(POWER(1+[.AC$2]*0.01; [.$A8]) * [.AC$1]; 1)" office:value-type="float" office:value="1.1" calcext:value-type="float">
            <text:p>1k</text:p>
          </table:table-cell>
          <table:table-cell table:number-columns-repeated="1635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table:formula="of:=ROUND(POWER(1+[.B$2]*0.01; [.$A9]) * [.B$1]; 1)" office:value-type="float" office:value="24.6" calcext:value-type="float">
            <text:p>25k</text:p>
          </table:table-cell>
          <table:table-cell table:style-name="ce16" table:formula="of:=ROUND(POWER(1+[.C$2]*0.01; [.$A9]) * [.C$1]; 1)" office:value-type="float" office:value="19.2" calcext:value-type="float">
            <text:p>19k</text:p>
          </table:table-cell>
          <table:table-cell table:style-name="ce16" table:formula="of:=ROUND(POWER(1+[.D$2]*0.01; [.$A9]) * [.D$1]; 1)" office:value-type="float" office:value="15.6" calcext:value-type="float">
            <text:p>16k</text:p>
          </table:table-cell>
          <table:table-cell table:style-name="ce16" table:formula="of:=ROUND(POWER(1+[.E$2]*0.01; [.$A9]) * [.E$1]; 1)" office:value-type="float" office:value="12.5" calcext:value-type="float">
            <text:p>13k</text:p>
          </table:table-cell>
          <table:table-cell table:style-name="ce16" table:formula="of:=ROUND(POWER(1+[.F$2]*0.01; [.$A9]) * [.F$1]; 1)" office:value-type="float" office:value="12.2" calcext:value-type="float">
            <text:p>12k</text:p>
          </table:table-cell>
          <table:table-cell table:style-name="ce16" table:formula="of:=ROUND(POWER(1+[.G$2]*0.01; [.$A9]) * [.G$1]; 1)" office:value-type="float" office:value="1.2" calcext:value-type="float">
            <text:p>1k</text:p>
          </table:table-cell>
          <table:table-cell table:style-name="ce16" table:formula="of:=ROUND(POWER(1+[.H$2]*0.01; [.$A9]) * [.H$1]; 1)" office:value-type="float" office:value="1.1" calcext:value-type="float">
            <text:p>1k</text:p>
          </table:table-cell>
          <table:table-cell table:style-name="ce9" table:formula="of:=ROUND(POWER(1+[.I$2]*0.01; [.$A9]) * [.I$1]; 1)" office:value-type="float" office:value="24.6" calcext:value-type="float">
            <text:p>25k</text:p>
          </table:table-cell>
          <table:table-cell table:style-name="ce16" table:formula="of:=ROUND(POWER(1+[.J$2]*0.01; [.$A9]) * [.J$1]; 1)" office:value-type="float" office:value="19.2" calcext:value-type="float">
            <text:p>19k</text:p>
          </table:table-cell>
          <table:table-cell table:style-name="ce16" table:formula="of:=ROUND(POWER(1+[.K$2]*0.01; [.$A9]) * [.K$1]; 1)" office:value-type="float" office:value="15.6" calcext:value-type="float">
            <text:p>16k</text:p>
          </table:table-cell>
          <table:table-cell table:style-name="ce16" table:formula="of:=ROUND(POWER(1+[.L$2]*0.01; [.$A9]) * [.L$1]; 1)" office:value-type="float" office:value="12.5" calcext:value-type="float">
            <text:p>13k</text:p>
          </table:table-cell>
          <table:table-cell table:style-name="ce16" table:formula="of:=ROUND(POWER(1+[.M$2]*0.01; [.$A9]) * [.M$1]; 1)" office:value-type="float" office:value="12.2" calcext:value-type="float">
            <text:p>12k</text:p>
          </table:table-cell>
          <table:table-cell table:style-name="ce16" table:formula="of:=ROUND(POWER(1+[.N$2]*0.01; [.$A9]) * [.N$1]; 1)" office:value-type="float" office:value="1.7" calcext:value-type="float">
            <text:p>2k</text:p>
          </table:table-cell>
          <table:table-cell table:style-name="ce16" table:formula="of:=ROUND(POWER(1+[.O$2]*0.01; [.$A9]) * [.O$1]; 1)" office:value-type="float" office:value="1.7" calcext:value-type="float">
            <text:p>2k</text:p>
          </table:table-cell>
          <table:table-cell table:style-name="ce9" table:formula="of:=ROUND(POWER(1+[.P$2]*0.01; [.$A9]) * [.P$1]; 1)" office:value-type="float" office:value="24.6" calcext:value-type="float">
            <text:p>25k</text:p>
          </table:table-cell>
          <table:table-cell table:style-name="ce16" table:formula="of:=ROUND(POWER(1+[.Q$2]*0.01; [.$A9]) * [.Q$1]; 1)" office:value-type="float" office:value="19.2" calcext:value-type="float">
            <text:p>19k</text:p>
          </table:table-cell>
          <table:table-cell table:style-name="ce16" table:formula="of:=ROUND(POWER(1+[.R$2]*0.01; [.$A9]) * [.R$1]; 1)" office:value-type="float" office:value="15.6" calcext:value-type="float">
            <text:p>16k</text:p>
          </table:table-cell>
          <table:table-cell table:style-name="ce16" table:formula="of:=ROUND(POWER(1+[.S$2]*0.01; [.$A9]) * [.S$1]; 1)" office:value-type="float" office:value="11.9" calcext:value-type="float">
            <text:p>12k</text:p>
          </table:table-cell>
          <table:table-cell table:style-name="ce16" table:formula="of:=ROUND(POWER(1+[.T$2]*0.01; [.$A9]) * [.T$1]; 1)" office:value-type="float" office:value="10.6" calcext:value-type="float">
            <text:p>11k</text:p>
          </table:table-cell>
          <table:table-cell table:style-name="ce16" table:formula="of:=ROUND(POWER(1+[.U$2]*0.01; [.$A9]) * [.U$1]; 1)" office:value-type="float" office:value="2.5" calcext:value-type="float">
            <text:p>3k</text:p>
          </table:table-cell>
          <table:table-cell table:style-name="ce16" table:formula="of:=ROUND(POWER(1+[.V$2]*0.01; [.$A9]) * [.V$1]; 1)" office:value-type="float" office:value="2.2" calcext:value-type="float">
            <text:p>2k</text:p>
          </table:table-cell>
          <table:table-cell table:style-name="ce9" table:formula="of:=ROUND(POWER(1+[.W$2]*0.01; [.$A9]) * [.W$1]; 1)" office:value-type="float" office:value="15.2" calcext:value-type="float">
            <text:p>15k</text:p>
          </table:table-cell>
          <table:table-cell table:style-name="ce16" table:formula="of:=ROUND(POWER(1+[.X$2]*0.01; [.$A9]) * [.X$1]; 1)" office:value-type="float" office:value="14.8" calcext:value-type="float">
            <text:p>15k</text:p>
          </table:table-cell>
          <table:table-cell table:style-name="ce16" table:formula="of:=ROUND(POWER(1+[.Y$2]*0.01; [.$A9]) * [.Y$1]; 1)" office:value-type="float" office:value="14.4" calcext:value-type="float">
            <text:p>14k</text:p>
          </table:table-cell>
          <table:table-cell table:style-name="ce16" table:formula="of:=ROUND(POWER(1+[.Z$2]*0.01; [.$A9]) * [.Z$1]; 1)" office:value-type="float" office:value="14" calcext:value-type="float">
            <text:p>14k</text:p>
          </table:table-cell>
          <table:table-cell table:style-name="ce16" table:formula="of:=ROUND(POWER(1+[.AA$2]*0.01; [.$A9]) * [.AA$1]; 1)" office:value-type="float" office:value="13.3" calcext:value-type="float">
            <text:p>13k</text:p>
          </table:table-cell>
          <table:table-cell table:style-name="ce16" table:formula="of:=ROUND(POWER(1+[.AB$2]*0.01; [.$A9]) * [.AB$1]; 1)" office:value-type="float" office:value="1.2" calcext:value-type="float">
            <text:p>1k</text:p>
          </table:table-cell>
          <table:table-cell table:style-name="ce16" table:formula="of:=ROUND(POWER(1+[.AC$2]*0.01; [.$A9]) * [.AC$1]; 1)" office:value-type="float" office:value="1.1" calcext:value-type="float">
            <text:p>1k</text:p>
          </table:table-cell>
          <table:table-cell table:number-columns-repeated="1635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table:formula="of:=ROUND(POWER(1+[.B$2]*0.01; [.$A10]) * [.B$1]; 1)" office:value-type="float" office:value="29.1" calcext:value-type="float">
            <text:p>29k</text:p>
          </table:table-cell>
          <table:table-cell table:style-name="ce16" table:formula="of:=ROUND(POWER(1+[.C$2]*0.01; [.$A10]) * [.C$1]; 1)" office:value-type="float" office:value="22.5" calcext:value-type="float">
            <text:p>23k</text:p>
          </table:table-cell>
          <table:table-cell table:style-name="ce16" table:formula="of:=ROUND(POWER(1+[.D$2]*0.01; [.$A10]) * [.D$1]; 1)" office:value-type="float" office:value="18.1" calcext:value-type="float">
            <text:p>18k</text:p>
          </table:table-cell>
          <table:table-cell table:style-name="ce16" table:formula="of:=ROUND(POWER(1+[.E$2]*0.01; [.$A10]) * [.E$1]; 1)" office:value-type="float" office:value="14.5" calcext:value-type="float">
            <text:p>15k</text:p>
          </table:table-cell>
          <table:table-cell table:style-name="ce16" table:formula="of:=ROUND(POWER(1+[.F$2]*0.01; [.$A10]) * [.F$1]; 1)" office:value-type="float" office:value="14" calcext:value-type="float">
            <text:p>14k</text:p>
          </table:table-cell>
          <table:table-cell table:style-name="ce16" table:formula="of:=ROUND(POWER(1+[.G$2]*0.01; [.$A10]) * [.G$1]; 1)" office:value-type="float" office:value="1.2" calcext:value-type="float">
            <text:p>1k</text:p>
          </table:table-cell>
          <table:table-cell table:style-name="ce16" table:formula="of:=ROUND(POWER(1+[.H$2]*0.01; [.$A10]) * [.H$1]; 1)" office:value-type="float" office:value="1.2" calcext:value-type="float">
            <text:p>1k</text:p>
          </table:table-cell>
          <table:table-cell table:style-name="ce9" table:formula="of:=ROUND(POWER(1+[.I$2]*0.01; [.$A10]) * [.I$1]; 1)" office:value-type="float" office:value="29.1" calcext:value-type="float">
            <text:p>29k</text:p>
          </table:table-cell>
          <table:table-cell table:style-name="ce16" table:formula="of:=ROUND(POWER(1+[.J$2]*0.01; [.$A10]) * [.J$1]; 1)" office:value-type="float" office:value="22.5" calcext:value-type="float">
            <text:p>23k</text:p>
          </table:table-cell>
          <table:table-cell table:style-name="ce16" table:formula="of:=ROUND(POWER(1+[.K$2]*0.01; [.$A10]) * [.K$1]; 1)" office:value-type="float" office:value="18.1" calcext:value-type="float">
            <text:p>18k</text:p>
          </table:table-cell>
          <table:table-cell table:style-name="ce16" table:formula="of:=ROUND(POWER(1+[.L$2]*0.01; [.$A10]) * [.L$1]; 1)" office:value-type="float" office:value="14.5" calcext:value-type="float">
            <text:p>15k</text:p>
          </table:table-cell>
          <table:table-cell table:style-name="ce16" table:formula="of:=ROUND(POWER(1+[.M$2]*0.01; [.$A10]) * [.M$1]; 1)" office:value-type="float" office:value="14" calcext:value-type="float">
            <text:p>14k</text:p>
          </table:table-cell>
          <table:table-cell table:style-name="ce16" table:formula="of:=ROUND(POWER(1+[.N$2]*0.01; [.$A10]) * [.N$1]; 1)" office:value-type="float" office:value="1.8" calcext:value-type="float">
            <text:p>2k</text:p>
          </table:table-cell>
          <table:table-cell table:style-name="ce16" table:formula="of:=ROUND(POWER(1+[.O$2]*0.01; [.$A10]) * [.O$1]; 1)" office:value-type="float" office:value="1.8" calcext:value-type="float">
            <text:p>2k</text:p>
          </table:table-cell>
          <table:table-cell table:style-name="ce9" table:formula="of:=ROUND(POWER(1+[.P$2]*0.01; [.$A10]) * [.P$1]; 1)" office:value-type="float" office:value="29.1" calcext:value-type="float">
            <text:p>29k</text:p>
          </table:table-cell>
          <table:table-cell table:style-name="ce16" table:formula="of:=ROUND(POWER(1+[.Q$2]*0.01; [.$A10]) * [.Q$1]; 1)" office:value-type="float" office:value="22.5" calcext:value-type="float">
            <text:p>23k</text:p>
          </table:table-cell>
          <table:table-cell table:style-name="ce16" table:formula="of:=ROUND(POWER(1+[.R$2]*0.01; [.$A10]) * [.R$1]; 1)" office:value-type="float" office:value="18.1" calcext:value-type="float">
            <text:p>18k</text:p>
          </table:table-cell>
          <table:table-cell table:style-name="ce16" table:formula="of:=ROUND(POWER(1+[.S$2]*0.01; [.$A10]) * [.S$1]; 1)" office:value-type="float" office:value="13.5" calcext:value-type="float">
            <text:p>14k</text:p>
          </table:table-cell>
          <table:table-cell table:style-name="ce16" table:formula="of:=ROUND(POWER(1+[.T$2]*0.01; [.$A10]) * [.T$1]; 1)" office:value-type="float" office:value="11.7" calcext:value-type="float">
            <text:p>12k</text:p>
          </table:table-cell>
          <table:table-cell table:style-name="ce16" table:formula="of:=ROUND(POWER(1+[.U$2]*0.01; [.$A10]) * [.U$1]; 1)" office:value-type="float" office:value="2.6" calcext:value-type="float">
            <text:p>3k</text:p>
          </table:table-cell>
          <table:table-cell table:style-name="ce16" table:formula="of:=ROUND(POWER(1+[.V$2]*0.01; [.$A10]) * [.V$1]; 1)" office:value-type="float" office:value="2.3" calcext:value-type="float">
            <text:p>2k</text:p>
          </table:table-cell>
          <table:table-cell table:style-name="ce9" table:formula="of:=ROUND(POWER(1+[.W$2]*0.01; [.$A10]) * [.W$1]; 1)" office:value-type="float" office:value="17.5" calcext:value-type="float">
            <text:p>18k</text:p>
          </table:table-cell>
          <table:table-cell table:style-name="ce16" table:formula="of:=ROUND(POWER(1+[.X$2]*0.01; [.$A10]) * [.X$1]; 1)" office:value-type="float" office:value="16.9" calcext:value-type="float">
            <text:p>17k</text:p>
          </table:table-cell>
          <table:table-cell table:style-name="ce16" table:formula="of:=ROUND(POWER(1+[.Y$2]*0.01; [.$A10]) * [.Y$1]; 1)" office:value-type="float" office:value="16.3" calcext:value-type="float">
            <text:p>16k</text:p>
          </table:table-cell>
          <table:table-cell table:style-name="ce16" table:formula="of:=ROUND(POWER(1+[.Z$2]*0.01; [.$A10]) * [.Z$1]; 1)" office:value-type="float" office:value="15.7" calcext:value-type="float">
            <text:p>16k</text:p>
          </table:table-cell>
          <table:table-cell table:style-name="ce16" table:formula="of:=ROUND(POWER(1+[.AA$2]*0.01; [.$A10]) * [.AA$1]; 1)" office:value-type="float" office:value="14.6" calcext:value-type="float">
            <text:p>15k</text:p>
          </table:table-cell>
          <table:table-cell table:style-name="ce16" table:formula="of:=ROUND(POWER(1+[.AB$2]*0.01; [.$A10]) * [.AB$1]; 1)" office:value-type="float" office:value="1.2" calcext:value-type="float">
            <text:p>1k</text:p>
          </table:table-cell>
          <table:table-cell table:style-name="ce16" table:formula="of:=ROUND(POWER(1+[.AC$2]*0.01; [.$A10]) * [.AC$1]; 1)" office:value-type="float" office:value="1.2" calcext:value-type="float">
            <text:p>1k</text:p>
          </table:table-cell>
          <table:table-cell table:number-columns-repeated="1635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table:formula="of:=ROUND(POWER(1+[.B$2]*0.01; [.$A11]) * [.B$1]; 1)" office:value-type="float" office:value="34.3" calcext:value-type="float">
            <text:p>34k</text:p>
          </table:table-cell>
          <table:table-cell table:style-name="ce16" table:formula="of:=ROUND(POWER(1+[.C$2]*0.01; [.$A11]) * [.C$1]; 1)" office:value-type="float" office:value="26.3" calcext:value-type="float">
            <text:p>26k</text:p>
          </table:table-cell>
          <table:table-cell table:style-name="ce16" table:formula="of:=ROUND(POWER(1+[.D$2]*0.01; [.$A11]) * [.D$1]; 1)" office:value-type="float" office:value="21" calcext:value-type="float">
            <text:p>21k</text:p>
          </table:table-cell>
          <table:table-cell table:style-name="ce16" table:formula="of:=ROUND(POWER(1+[.E$2]*0.01; [.$A11]) * [.E$1]; 1)" office:value-type="float" office:value="16.8" calcext:value-type="float">
            <text:p>17k</text:p>
          </table:table-cell>
          <table:table-cell table:style-name="ce16" table:formula="of:=ROUND(POWER(1+[.F$2]*0.01; [.$A11]) * [.F$1]; 1)" office:value-type="float" office:value="16.1" calcext:value-type="float">
            <text:p>16k</text:p>
          </table:table-cell>
          <table:table-cell table:style-name="ce16" table:formula="of:=ROUND(POWER(1+[.G$2]*0.01; [.$A11]) * [.G$1]; 1)" office:value-type="float" office:value="1.3" calcext:value-type="float">
            <text:p>1k</text:p>
          </table:table-cell>
          <table:table-cell table:style-name="ce16" table:formula="of:=ROUND(POWER(1+[.H$2]*0.01; [.$A11]) * [.H$1]; 1)" office:value-type="float" office:value="1.2" calcext:value-type="float">
            <text:p>1k</text:p>
          </table:table-cell>
          <table:table-cell table:style-name="ce9" table:formula="of:=ROUND(POWER(1+[.I$2]*0.01; [.$A11]) * [.I$1]; 1)" office:value-type="float" office:value="34.3" calcext:value-type="float">
            <text:p>34k</text:p>
          </table:table-cell>
          <table:table-cell table:style-name="ce16" table:formula="of:=ROUND(POWER(1+[.J$2]*0.01; [.$A11]) * [.J$1]; 1)" office:value-type="float" office:value="26.3" calcext:value-type="float">
            <text:p>26k</text:p>
          </table:table-cell>
          <table:table-cell table:style-name="ce16" table:formula="of:=ROUND(POWER(1+[.K$2]*0.01; [.$A11]) * [.K$1]; 1)" office:value-type="float" office:value="21" calcext:value-type="float">
            <text:p>21k</text:p>
          </table:table-cell>
          <table:table-cell table:style-name="ce16" table:formula="of:=ROUND(POWER(1+[.L$2]*0.01; [.$A11]) * [.L$1]; 1)" office:value-type="float" office:value="16.8" calcext:value-type="float">
            <text:p>17k</text:p>
          </table:table-cell>
          <table:table-cell table:style-name="ce16" table:formula="of:=ROUND(POWER(1+[.M$2]*0.01; [.$A11]) * [.M$1]; 1)" office:value-type="float" office:value="16.1" calcext:value-type="float">
            <text:p>16k</text:p>
          </table:table-cell>
          <table:table-cell table:style-name="ce16" table:formula="of:=ROUND(POWER(1+[.N$2]*0.01; [.$A11]) * [.N$1]; 1)" office:value-type="float" office:value="1.9" calcext:value-type="float">
            <text:p>2k</text:p>
          </table:table-cell>
          <table:table-cell table:style-name="ce16" table:formula="of:=ROUND(POWER(1+[.O$2]*0.01; [.$A11]) * [.O$1]; 1)" office:value-type="float" office:value="1.8" calcext:value-type="float">
            <text:p>2k</text:p>
          </table:table-cell>
          <table:table-cell table:style-name="ce9" table:formula="of:=ROUND(POWER(1+[.P$2]*0.01; [.$A11]) * [.P$1]; 1)" office:value-type="float" office:value="34.3" calcext:value-type="float">
            <text:p>34k</text:p>
          </table:table-cell>
          <table:table-cell table:style-name="ce16" table:formula="of:=ROUND(POWER(1+[.Q$2]*0.01; [.$A11]) * [.Q$1]; 1)" office:value-type="float" office:value="26.3" calcext:value-type="float">
            <text:p>26k</text:p>
          </table:table-cell>
          <table:table-cell table:style-name="ce16" table:formula="of:=ROUND(POWER(1+[.R$2]*0.01; [.$A11]) * [.R$1]; 1)" office:value-type="float" office:value="21" calcext:value-type="float">
            <text:p>21k</text:p>
          </table:table-cell>
          <table:table-cell table:style-name="ce16" table:formula="of:=ROUND(POWER(1+[.S$2]*0.01; [.$A11]) * [.S$1]; 1)" office:value-type="float" office:value="15.4" calcext:value-type="float">
            <text:p>15k</text:p>
          </table:table-cell>
          <table:table-cell table:style-name="ce16" table:formula="of:=ROUND(POWER(1+[.T$2]*0.01; [.$A11]) * [.T$1]; 1)" office:value-type="float" office:value="12.9" calcext:value-type="float">
            <text:p>13k</text:p>
          </table:table-cell>
          <table:table-cell table:style-name="ce16" table:formula="of:=ROUND(POWER(1+[.U$2]*0.01; [.$A11]) * [.U$1]; 1)" office:value-type="float" office:value="2.8" calcext:value-type="float">
            <text:p>3k</text:p>
          </table:table-cell>
          <table:table-cell table:style-name="ce16" table:formula="of:=ROUND(POWER(1+[.V$2]*0.01; [.$A11]) * [.V$1]; 1)" office:value-type="float" office:value="2.4" calcext:value-type="float">
            <text:p>2k</text:p>
          </table:table-cell>
          <table:table-cell table:style-name="ce9" table:formula="of:=ROUND(POWER(1+[.W$2]*0.01; [.$A11]) * [.W$1]; 1)" office:value-type="float" office:value="20.1" calcext:value-type="float">
            <text:p>20k</text:p>
          </table:table-cell>
          <table:table-cell table:style-name="ce16" table:formula="of:=ROUND(POWER(1+[.X$2]*0.01; [.$A11]) * [.X$1]; 1)" office:value-type="float" office:value="19.3" calcext:value-type="float">
            <text:p>19k</text:p>
          </table:table-cell>
          <table:table-cell table:style-name="ce16" table:formula="of:=ROUND(POWER(1+[.Y$2]*0.01; [.$A11]) * [.Y$1]; 1)" office:value-type="float" office:value="18.4" calcext:value-type="float">
            <text:p>18k</text:p>
          </table:table-cell>
          <table:table-cell table:style-name="ce16" table:formula="of:=ROUND(POWER(1+[.Z$2]*0.01; [.$A11]) * [.Z$1]; 1)" office:value-type="float" office:value="17.6" calcext:value-type="float">
            <text:p>18k</text:p>
          </table:table-cell>
          <table:table-cell table:style-name="ce16" table:formula="of:=ROUND(POWER(1+[.AA$2]*0.01; [.$A11]) * [.AA$1]; 1)" office:value-type="float" office:value="16.1" calcext:value-type="float">
            <text:p>16k</text:p>
          </table:table-cell>
          <table:table-cell table:style-name="ce16" table:formula="of:=ROUND(POWER(1+[.AB$2]*0.01; [.$A11]) * [.AB$1]; 1)" office:value-type="float" office:value="1.3" calcext:value-type="float">
            <text:p>1k</text:p>
          </table:table-cell>
          <table:table-cell table:style-name="ce16" table:formula="of:=ROUND(POWER(1+[.AC$2]*0.01; [.$A11]) * [.AC$1]; 1)" office:value-type="float" office:value="1.2" calcext:value-type="float">
            <text:p>1k</text:p>
          </table:table-cell>
          <table:table-cell table:number-columns-repeated="1635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table:formula="of:=ROUND(POWER(1+[.B$2]*0.01; [.$A12]) * [.B$1]; 1)" office:value-type="float" office:value="40.5" calcext:value-type="float">
            <text:p>41k</text:p>
          </table:table-cell>
          <table:table-cell table:style-name="ce16" table:formula="of:=ROUND(POWER(1+[.C$2]*0.01; [.$A12]) * [.C$1]; 1)" office:value-type="float" office:value="30.8" calcext:value-type="float">
            <text:p>31k</text:p>
          </table:table-cell>
          <table:table-cell table:style-name="ce16" table:formula="of:=ROUND(POWER(1+[.D$2]*0.01; [.$A12]) * [.D$1]; 1)" office:value-type="float" office:value="24.4" calcext:value-type="float">
            <text:p>24k</text:p>
          </table:table-cell>
          <table:table-cell table:style-name="ce16" table:formula="of:=ROUND(POWER(1+[.E$2]*0.01; [.$A12]) * [.E$1]; 1)" office:value-type="float" office:value="19.5" calcext:value-type="float">
            <text:p>20k</text:p>
          </table:table-cell>
          <table:table-cell table:style-name="ce16" table:formula="of:=ROUND(POWER(1+[.F$2]*0.01; [.$A12]) * [.F$1]; 1)" office:value-type="float" office:value="18.5" calcext:value-type="float">
            <text:p>19k</text:p>
          </table:table-cell>
          <table:table-cell table:style-name="ce16" table:formula="of:=ROUND(POWER(1+[.G$2]*0.01; [.$A12]) * [.G$1]; 1)" office:value-type="float" office:value="1.3" calcext:value-type="float">
            <text:p>1k</text:p>
          </table:table-cell>
          <table:table-cell table:style-name="ce16" table:formula="of:=ROUND(POWER(1+[.H$2]*0.01; [.$A12]) * [.H$1]; 1)" office:value-type="float" office:value="1.3" calcext:value-type="float">
            <text:p>1k</text:p>
          </table:table-cell>
          <table:table-cell table:style-name="ce9" table:formula="of:=ROUND(POWER(1+[.I$2]*0.01; [.$A12]) * [.I$1]; 1)" office:value-type="float" office:value="40.5" calcext:value-type="float">
            <text:p>41k</text:p>
          </table:table-cell>
          <table:table-cell table:style-name="ce16" table:formula="of:=ROUND(POWER(1+[.J$2]*0.01; [.$A12]) * [.J$1]; 1)" office:value-type="float" office:value="30.8" calcext:value-type="float">
            <text:p>31k</text:p>
          </table:table-cell>
          <table:table-cell table:style-name="ce16" table:formula="of:=ROUND(POWER(1+[.K$2]*0.01; [.$A12]) * [.K$1]; 1)" office:value-type="float" office:value="24.4" calcext:value-type="float">
            <text:p>24k</text:p>
          </table:table-cell>
          <table:table-cell table:style-name="ce16" table:formula="of:=ROUND(POWER(1+[.L$2]*0.01; [.$A12]) * [.L$1]; 1)" office:value-type="float" office:value="19.5" calcext:value-type="float">
            <text:p>20k</text:p>
          </table:table-cell>
          <table:table-cell table:style-name="ce16" table:formula="of:=ROUND(POWER(1+[.M$2]*0.01; [.$A12]) * [.M$1]; 1)" office:value-type="float" office:value="18.5" calcext:value-type="float">
            <text:p>19k</text:p>
          </table:table-cell>
          <table:table-cell table:style-name="ce16" table:formula="of:=ROUND(POWER(1+[.N$2]*0.01; [.$A12]) * [.N$1]; 1)" office:value-type="float" office:value="2" calcext:value-type="float">
            <text:p>2k</text:p>
          </table:table-cell>
          <table:table-cell table:style-name="ce16" table:formula="of:=ROUND(POWER(1+[.O$2]*0.01; [.$A12]) * [.O$1]; 1)" office:value-type="float" office:value="1.9" calcext:value-type="float">
            <text:p>2k</text:p>
          </table:table-cell>
          <table:table-cell table:style-name="ce9" table:formula="of:=ROUND(POWER(1+[.P$2]*0.01; [.$A12]) * [.P$1]; 1)" office:value-type="float" office:value="40.5" calcext:value-type="float">
            <text:p>41k</text:p>
          </table:table-cell>
          <table:table-cell table:style-name="ce16" table:formula="of:=ROUND(POWER(1+[.Q$2]*0.01; [.$A12]) * [.Q$1]; 1)" office:value-type="float" office:value="30.8" calcext:value-type="float">
            <text:p>31k</text:p>
          </table:table-cell>
          <table:table-cell table:style-name="ce16" table:formula="of:=ROUND(POWER(1+[.R$2]*0.01; [.$A12]) * [.R$1]; 1)" office:value-type="float" office:value="24.4" calcext:value-type="float">
            <text:p>24k</text:p>
          </table:table-cell>
          <table:table-cell table:style-name="ce16" table:formula="of:=ROUND(POWER(1+[.S$2]*0.01; [.$A12]) * [.S$1]; 1)" office:value-type="float" office:value="17.6" calcext:value-type="float">
            <text:p>18k</text:p>
          </table:table-cell>
          <table:table-cell table:style-name="ce16" table:formula="of:=ROUND(POWER(1+[.T$2]*0.01; [.$A12]) * [.T$1]; 1)" office:value-type="float" office:value="14.2" calcext:value-type="float">
            <text:p>14k</text:p>
          </table:table-cell>
          <table:table-cell table:style-name="ce16" table:formula="of:=ROUND(POWER(1+[.U$2]*0.01; [.$A12]) * [.U$1]; 1)" office:value-type="float" office:value="3" calcext:value-type="float">
            <text:p>3k</text:p>
          </table:table-cell>
          <table:table-cell table:style-name="ce16" table:formula="of:=ROUND(POWER(1+[.V$2]*0.01; [.$A12]) * [.V$1]; 1)" office:value-type="float" office:value="2.5" calcext:value-type="float">
            <text:p>3k</text:p>
          </table:table-cell>
          <table:table-cell table:style-name="ce9" table:formula="of:=ROUND(POWER(1+[.W$2]*0.01; [.$A12]) * [.W$1]; 1)" office:value-type="float" office:value="23.1" calcext:value-type="float">
            <text:p>23k</text:p>
          </table:table-cell>
          <table:table-cell table:style-name="ce16" table:formula="of:=ROUND(POWER(1+[.X$2]*0.01; [.$A12]) * [.X$1]; 1)" office:value-type="float" office:value="21.9" calcext:value-type="float">
            <text:p>22k</text:p>
          </table:table-cell>
          <table:table-cell table:style-name="ce16" table:formula="of:=ROUND(POWER(1+[.Y$2]*0.01; [.$A12]) * [.Y$1]; 1)" office:value-type="float" office:value="20.8" calcext:value-type="float">
            <text:p>21k</text:p>
          </table:table-cell>
          <table:table-cell table:style-name="ce16" table:formula="of:=ROUND(POWER(1+[.Z$2]*0.01; [.$A12]) * [.Z$1]; 1)" office:value-type="float" office:value="19.7" calcext:value-type="float">
            <text:p>20k</text:p>
          </table:table-cell>
          <table:table-cell table:style-name="ce16" table:formula="of:=ROUND(POWER(1+[.AA$2]*0.01; [.$A12]) * [.AA$1]; 1)" office:value-type="float" office:value="17.7" calcext:value-type="float">
            <text:p>18k</text:p>
          </table:table-cell>
          <table:table-cell table:style-name="ce16" table:formula="of:=ROUND(POWER(1+[.AB$2]*0.01; [.$A12]) * [.AB$1]; 1)" office:value-type="float" office:value="1.3" calcext:value-type="float">
            <text:p>1k</text:p>
          </table:table-cell>
          <table:table-cell table:style-name="ce16" table:formula="of:=ROUND(POWER(1+[.AC$2]*0.01; [.$A12]) * [.AC$1]; 1)" office:value-type="float" office:value="1.3" calcext:value-type="float">
            <text:p>1k</text:p>
          </table:table-cell>
          <table:table-cell table:number-columns-repeated="1635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table:formula="of:=ROUND(POWER(1+[.B$2]*0.01; [.$A13]) * [.B$1]; 1)" office:value-type="float" office:value="47.8" calcext:value-type="float">
            <text:p>48k</text:p>
          </table:table-cell>
          <table:table-cell table:style-name="ce16" table:formula="of:=ROUND(POWER(1+[.C$2]*0.01; [.$A13]) * [.C$1]; 1)" office:value-type="float" office:value="36" calcext:value-type="float">
            <text:p>36k</text:p>
          </table:table-cell>
          <table:table-cell table:style-name="ce16" table:formula="of:=ROUND(POWER(1+[.D$2]*0.01; [.$A13]) * [.D$1]; 1)" office:value-type="float" office:value="28.3" calcext:value-type="float">
            <text:p>28k</text:p>
          </table:table-cell>
          <table:table-cell table:style-name="ce16" table:formula="of:=ROUND(POWER(1+[.E$2]*0.01; [.$A13]) * [.E$1]; 1)" office:value-type="float" office:value="22.6" calcext:value-type="float">
            <text:p>23k</text:p>
          </table:table-cell>
          <table:table-cell table:style-name="ce16" table:formula="of:=ROUND(POWER(1+[.F$2]*0.01; [.$A13]) * [.F$1]; 1)" office:value-type="float" office:value="21.3" calcext:value-type="float">
            <text:p>21k</text:p>
          </table:table-cell>
          <table:table-cell table:style-name="ce16" table:formula="of:=ROUND(POWER(1+[.G$2]*0.01; [.$A13]) * [.G$1]; 1)" office:value-type="float" office:value="1.4" calcext:value-type="float">
            <text:p>1k</text:p>
          </table:table-cell>
          <table:table-cell table:style-name="ce16" table:formula="of:=ROUND(POWER(1+[.H$2]*0.01; [.$A13]) * [.H$1]; 1)" office:value-type="float" office:value="1.3" calcext:value-type="float">
            <text:p>1k</text:p>
          </table:table-cell>
          <table:table-cell table:style-name="ce9" table:formula="of:=ROUND(POWER(1+[.I$2]*0.01; [.$A13]) * [.I$1]; 1)" office:value-type="float" office:value="47.8" calcext:value-type="float">
            <text:p>48k</text:p>
          </table:table-cell>
          <table:table-cell table:style-name="ce16" table:formula="of:=ROUND(POWER(1+[.J$2]*0.01; [.$A13]) * [.J$1]; 1)" office:value-type="float" office:value="36" calcext:value-type="float">
            <text:p>36k</text:p>
          </table:table-cell>
          <table:table-cell table:style-name="ce16" table:formula="of:=ROUND(POWER(1+[.K$2]*0.01; [.$A13]) * [.K$1]; 1)" office:value-type="float" office:value="28.3" calcext:value-type="float">
            <text:p>28k</text:p>
          </table:table-cell>
          <table:table-cell table:style-name="ce16" table:formula="of:=ROUND(POWER(1+[.L$2]*0.01; [.$A13]) * [.L$1]; 1)" office:value-type="float" office:value="22.6" calcext:value-type="float">
            <text:p>23k</text:p>
          </table:table-cell>
          <table:table-cell table:style-name="ce16" table:formula="of:=ROUND(POWER(1+[.M$2]*0.01; [.$A13]) * [.M$1]; 1)" office:value-type="float" office:value="21.3" calcext:value-type="float">
            <text:p>21k</text:p>
          </table:table-cell>
          <table:table-cell table:style-name="ce16" table:formula="of:=ROUND(POWER(1+[.N$2]*0.01; [.$A13]) * [.N$1]; 1)" office:value-type="float" office:value="2.1" calcext:value-type="float">
            <text:p>2k</text:p>
          </table:table-cell>
          <table:table-cell table:style-name="ce16" table:formula="of:=ROUND(POWER(1+[.O$2]*0.01; [.$A13]) * [.O$1]; 1)" office:value-type="float" office:value="2" calcext:value-type="float">
            <text:p>2k</text:p>
          </table:table-cell>
          <table:table-cell table:style-name="ce9" table:formula="of:=ROUND(POWER(1+[.P$2]*0.01; [.$A13]) * [.P$1]; 1)" office:value-type="float" office:value="47.8" calcext:value-type="float">
            <text:p>48k</text:p>
          </table:table-cell>
          <table:table-cell table:style-name="ce16" table:formula="of:=ROUND(POWER(1+[.Q$2]*0.01; [.$A13]) * [.Q$1]; 1)" office:value-type="float" office:value="36" calcext:value-type="float">
            <text:p>36k</text:p>
          </table:table-cell>
          <table:table-cell table:style-name="ce16" table:formula="of:=ROUND(POWER(1+[.R$2]*0.01; [.$A13]) * [.R$1]; 1)" office:value-type="float" office:value="28.3" calcext:value-type="float">
            <text:p>28k</text:p>
          </table:table-cell>
          <table:table-cell table:style-name="ce16" table:formula="of:=ROUND(POWER(1+[.S$2]*0.01; [.$A13]) * [.S$1]; 1)" office:value-type="float" office:value="20" calcext:value-type="float">
            <text:p>20k</text:p>
          </table:table-cell>
          <table:table-cell table:style-name="ce16" table:formula="of:=ROUND(POWER(1+[.T$2]*0.01; [.$A13]) * [.T$1]; 1)" office:value-type="float" office:value="15.6" calcext:value-type="float">
            <text:p>16k</text:p>
          </table:table-cell>
          <table:table-cell table:style-name="ce16" table:formula="of:=ROUND(POWER(1+[.U$2]*0.01; [.$A13]) * [.U$1]; 1)" office:value-type="float" office:value="3.2" calcext:value-type="float">
            <text:p>3k</text:p>
          </table:table-cell>
          <table:table-cell table:style-name="ce16" table:formula="of:=ROUND(POWER(1+[.V$2]*0.01; [.$A13]) * [.V$1]; 1)" office:value-type="float" office:value="2.6" calcext:value-type="float">
            <text:p>3k</text:p>
          </table:table-cell>
          <table:table-cell table:style-name="ce9" table:formula="of:=ROUND(POWER(1+[.W$2]*0.01; [.$A13]) * [.W$1]; 1)" office:value-type="float" office:value="26.6" calcext:value-type="float">
            <text:p>27k</text:p>
          </table:table-cell>
          <table:table-cell table:style-name="ce16" table:formula="of:=ROUND(POWER(1+[.X$2]*0.01; [.$A13]) * [.X$1]; 1)" office:value-type="float" office:value="25" calcext:value-type="float">
            <text:p>25k</text:p>
          </table:table-cell>
          <table:table-cell table:style-name="ce16" table:formula="of:=ROUND(POWER(1+[.Y$2]*0.01; [.$A13]) * [.Y$1]; 1)" office:value-type="float" office:value="23.5" calcext:value-type="float">
            <text:p>24k</text:p>
          </table:table-cell>
          <table:table-cell table:style-name="ce16" table:formula="of:=ROUND(POWER(1+[.Z$2]*0.01; [.$A13]) * [.Z$1]; 1)" office:value-type="float" office:value="22.1" calcext:value-type="float">
            <text:p>22k</text:p>
          </table:table-cell>
          <table:table-cell table:style-name="ce16" table:formula="of:=ROUND(POWER(1+[.AA$2]*0.01; [.$A13]) * [.AA$1]; 1)" office:value-type="float" office:value="19.5" calcext:value-type="float">
            <text:p>20k</text:p>
          </table:table-cell>
          <table:table-cell table:style-name="ce16" table:formula="of:=ROUND(POWER(1+[.AB$2]*0.01; [.$A13]) * [.AB$1]; 1)" office:value-type="float" office:value="1.4" calcext:value-type="float">
            <text:p>1k</text:p>
          </table:table-cell>
          <table:table-cell table:style-name="ce16" table:formula="of:=ROUND(POWER(1+[.AC$2]*0.01; [.$A13]) * [.AC$1]; 1)" office:value-type="float" office:value="1.3" calcext:value-type="float">
            <text:p>1k</text:p>
          </table:table-cell>
          <table:table-cell table:number-columns-repeated="1635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table:formula="of:=ROUND(POWER(1+[.B$2]*0.01; [.$A14]) * [.B$1]; 1)" office:value-type="float" office:value="56.4" calcext:value-type="float">
            <text:p>56k</text:p>
          </table:table-cell>
          <table:table-cell table:style-name="ce16" table:formula="of:=ROUND(POWER(1+[.C$2]*0.01; [.$A14]) * [.C$1]; 1)" office:value-type="float" office:value="42.1" calcext:value-type="float">
            <text:p>42k</text:p>
          </table:table-cell>
          <table:table-cell table:style-name="ce16" table:formula="of:=ROUND(POWER(1+[.D$2]*0.01; [.$A14]) * [.D$1]; 1)" office:value-type="float" office:value="32.8" calcext:value-type="float">
            <text:p>33k</text:p>
          </table:table-cell>
          <table:table-cell table:style-name="ce16" table:formula="of:=ROUND(POWER(1+[.E$2]*0.01; [.$A14]) * [.E$1]; 1)" office:value-type="float" office:value="26.2" calcext:value-type="float">
            <text:p>26k</text:p>
          </table:table-cell>
          <table:table-cell table:style-name="ce16" table:formula="of:=ROUND(POWER(1+[.F$2]*0.01; [.$A14]) * [.F$1]; 1)" office:value-type="float" office:value="24.5" calcext:value-type="float">
            <text:p>25k</text:p>
          </table:table-cell>
          <table:table-cell table:style-name="ce16" table:formula="of:=ROUND(POWER(1+[.G$2]*0.01; [.$A14]) * [.G$1]; 1)" office:value-type="float" office:value="1.5" calcext:value-type="float">
            <text:p>2k</text:p>
          </table:table-cell>
          <table:table-cell table:style-name="ce16" table:formula="of:=ROUND(POWER(1+[.H$2]*0.01; [.$A14]) * [.H$1]; 1)" office:value-type="float" office:value="1.4" calcext:value-type="float">
            <text:p>1k</text:p>
          </table:table-cell>
          <table:table-cell table:style-name="ce9" table:formula="of:=ROUND(POWER(1+[.I$2]*0.01; [.$A14]) * [.I$1]; 1)" office:value-type="float" office:value="56.4" calcext:value-type="float">
            <text:p>56k</text:p>
          </table:table-cell>
          <table:table-cell table:style-name="ce16" table:formula="of:=ROUND(POWER(1+[.J$2]*0.01; [.$A14]) * [.J$1]; 1)" office:value-type="float" office:value="42.1" calcext:value-type="float">
            <text:p>42k</text:p>
          </table:table-cell>
          <table:table-cell table:style-name="ce16" table:formula="of:=ROUND(POWER(1+[.K$2]*0.01; [.$A14]) * [.K$1]; 1)" office:value-type="float" office:value="32.8" calcext:value-type="float">
            <text:p>33k</text:p>
          </table:table-cell>
          <table:table-cell table:style-name="ce16" table:formula="of:=ROUND(POWER(1+[.L$2]*0.01; [.$A14]) * [.L$1]; 1)" office:value-type="float" office:value="26.2" calcext:value-type="float">
            <text:p>26k</text:p>
          </table:table-cell>
          <table:table-cell table:style-name="ce16" table:formula="of:=ROUND(POWER(1+[.M$2]*0.01; [.$A14]) * [.M$1]; 1)" office:value-type="float" office:value="24.5" calcext:value-type="float">
            <text:p>25k</text:p>
          </table:table-cell>
          <table:table-cell table:style-name="ce16" table:formula="of:=ROUND(POWER(1+[.N$2]*0.01; [.$A14]) * [.N$1]; 1)" office:value-type="float" office:value="2.2" calcext:value-type="float">
            <text:p>2k</text:p>
          </table:table-cell>
          <table:table-cell table:style-name="ce16" table:formula="of:=ROUND(POWER(1+[.O$2]*0.01; [.$A14]) * [.O$1]; 1)" office:value-type="float" office:value="2.1" calcext:value-type="float">
            <text:p>2k</text:p>
          </table:table-cell>
          <table:table-cell table:style-name="ce9" table:formula="of:=ROUND(POWER(1+[.P$2]*0.01; [.$A14]) * [.P$1]; 1)" office:value-type="float" office:value="56.4" calcext:value-type="float">
            <text:p>56k</text:p>
          </table:table-cell>
          <table:table-cell table:style-name="ce16" table:formula="of:=ROUND(POWER(1+[.Q$2]*0.01; [.$A14]) * [.Q$1]; 1)" office:value-type="float" office:value="42.1" calcext:value-type="float">
            <text:p>42k</text:p>
          </table:table-cell>
          <table:table-cell table:style-name="ce16" table:formula="of:=ROUND(POWER(1+[.R$2]*0.01; [.$A14]) * [.R$1]; 1)" office:value-type="float" office:value="32.8" calcext:value-type="float">
            <text:p>33k</text:p>
          </table:table-cell>
          <table:table-cell table:style-name="ce16" table:formula="of:=ROUND(POWER(1+[.S$2]*0.01; [.$A14]) * [.S$1]; 1)" office:value-type="float" office:value="22.8" calcext:value-type="float">
            <text:p>23k</text:p>
          </table:table-cell>
          <table:table-cell table:style-name="ce16" table:formula="of:=ROUND(POWER(1+[.T$2]*0.01; [.$A14]) * [.T$1]; 1)" office:value-type="float" office:value="17.1" calcext:value-type="float">
            <text:p>17k</text:p>
          </table:table-cell>
          <table:table-cell table:style-name="ce16" table:formula="of:=ROUND(POWER(1+[.U$2]*0.01; [.$A14]) * [.U$1]; 1)" office:value-type="float" office:value="3.4" calcext:value-type="float">
            <text:p>3k</text:p>
          </table:table-cell>
          <table:table-cell table:style-name="ce16" table:formula="of:=ROUND(POWER(1+[.V$2]*0.01; [.$A14]) * [.V$1]; 1)" office:value-type="float" office:value="2.7" calcext:value-type="float">
            <text:p>3k</text:p>
          </table:table-cell>
          <table:table-cell table:style-name="ce9" table:formula="of:=ROUND(POWER(1+[.W$2]*0.01; [.$A14]) * [.W$1]; 1)" office:value-type="float" office:value="30.6" calcext:value-type="float">
            <text:p>31k</text:p>
          </table:table-cell>
          <table:table-cell table:style-name="ce16" table:formula="of:=ROUND(POWER(1+[.X$2]*0.01; [.$A14]) * [.X$1]; 1)" office:value-type="float" office:value="28.5" calcext:value-type="float">
            <text:p>29k</text:p>
          </table:table-cell>
          <table:table-cell table:style-name="ce16" table:formula="of:=ROUND(POWER(1+[.Y$2]*0.01; [.$A14]) * [.Y$1]; 1)" office:value-type="float" office:value="26.6" calcext:value-type="float">
            <text:p>27k</text:p>
          </table:table-cell>
          <table:table-cell table:style-name="ce16" table:formula="of:=ROUND(POWER(1+[.Z$2]*0.01; [.$A14]) * [.Z$1]; 1)" office:value-type="float" office:value="24.8" calcext:value-type="float">
            <text:p>25k</text:p>
          </table:table-cell>
          <table:table-cell table:style-name="ce16" table:formula="of:=ROUND(POWER(1+[.AA$2]*0.01; [.$A14]) * [.AA$1]; 1)" office:value-type="float" office:value="21.4" calcext:value-type="float">
            <text:p>21k</text:p>
          </table:table-cell>
          <table:table-cell table:style-name="ce16" table:formula="of:=ROUND(POWER(1+[.AB$2]*0.01; [.$A14]) * [.AB$1]; 1)" office:value-type="float" office:value="1.5" calcext:value-type="float">
            <text:p>2k</text:p>
          </table:table-cell>
          <table:table-cell table:style-name="ce16" table:formula="of:=ROUND(POWER(1+[.AC$2]*0.01; [.$A14]) * [.AC$1]; 1)" office:value-type="float" office:value="1.4" calcext:value-type="float">
            <text:p>1k</text:p>
          </table:table-cell>
          <table:table-cell table:number-columns-repeated="1635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" table:formula="of:=ROUND(POWER(1+[.B$2]*0.01; [.$A15]) * [.B$1]; 1)" office:value-type="float" office:value="66.5" calcext:value-type="float">
            <text:p>67k</text:p>
          </table:table-cell>
          <table:table-cell table:style-name="ce16" table:formula="of:=ROUND(POWER(1+[.C$2]*0.01; [.$A15]) * [.C$1]; 1)" office:value-type="float" office:value="49.3" calcext:value-type="float">
            <text:p>49k</text:p>
          </table:table-cell>
          <table:table-cell table:style-name="ce16" table:formula="of:=ROUND(POWER(1+[.D$2]*0.01; [.$A15]) * [.D$1]; 1)" office:value-type="float" office:value="38" calcext:value-type="float">
            <text:p>38k</text:p>
          </table:table-cell>
          <table:table-cell table:style-name="ce16" table:formula="of:=ROUND(POWER(1+[.E$2]*0.01; [.$A15]) * [.E$1]; 1)" office:value-type="float" office:value="30.4" calcext:value-type="float">
            <text:p>30k</text:p>
          </table:table-cell>
          <table:table-cell table:style-name="ce16" table:formula="of:=ROUND(POWER(1+[.F$2]*0.01; [.$A15]) * [.F$1]; 1)" office:value-type="float" office:value="28.1" calcext:value-type="float">
            <text:p>28k</text:p>
          </table:table-cell>
          <table:table-cell table:style-name="ce16" table:formula="of:=ROUND(POWER(1+[.G$2]*0.01; [.$A15]) * [.G$1]; 1)" office:value-type="float" office:value="1.6" calcext:value-type="float">
            <text:p>2k</text:p>
          </table:table-cell>
          <table:table-cell table:style-name="ce16" table:formula="of:=ROUND(POWER(1+[.H$2]*0.01; [.$A15]) * [.H$1]; 1)" office:value-type="float" office:value="1.4" calcext:value-type="float">
            <text:p>1k</text:p>
          </table:table-cell>
          <table:table-cell table:style-name="ce9" table:formula="of:=ROUND(POWER(1+[.I$2]*0.01; [.$A15]) * [.I$1]; 1)" office:value-type="float" office:value="66.5" calcext:value-type="float">
            <text:p>67k</text:p>
          </table:table-cell>
          <table:table-cell table:style-name="ce16" table:formula="of:=ROUND(POWER(1+[.J$2]*0.01; [.$A15]) * [.J$1]; 1)" office:value-type="float" office:value="49.3" calcext:value-type="float">
            <text:p>49k</text:p>
          </table:table-cell>
          <table:table-cell table:style-name="ce16" table:formula="of:=ROUND(POWER(1+[.K$2]*0.01; [.$A15]) * [.K$1]; 1)" office:value-type="float" office:value="38" calcext:value-type="float">
            <text:p>38k</text:p>
          </table:table-cell>
          <table:table-cell table:style-name="ce16" table:formula="of:=ROUND(POWER(1+[.L$2]*0.01; [.$A15]) * [.L$1]; 1)" office:value-type="float" office:value="30.4" calcext:value-type="float">
            <text:p>30k</text:p>
          </table:table-cell>
          <table:table-cell table:style-name="ce16" table:formula="of:=ROUND(POWER(1+[.M$2]*0.01; [.$A15]) * [.M$1]; 1)" office:value-type="float" office:value="28.1" calcext:value-type="float">
            <text:p>28k</text:p>
          </table:table-cell>
          <table:table-cell table:style-name="ce16" table:formula="of:=ROUND(POWER(1+[.N$2]*0.01; [.$A15]) * [.N$1]; 1)" office:value-type="float" office:value="2.3" calcext:value-type="float">
            <text:p>2k</text:p>
          </table:table-cell>
          <table:table-cell table:style-name="ce16" table:formula="of:=ROUND(POWER(1+[.O$2]*0.01; [.$A15]) * [.O$1]; 1)" office:value-type="float" office:value="2.1" calcext:value-type="float">
            <text:p>2k</text:p>
          </table:table-cell>
          <table:table-cell table:style-name="ce9" table:formula="of:=ROUND(POWER(1+[.P$2]*0.01; [.$A15]) * [.P$1]; 1)" office:value-type="float" office:value="66.5" calcext:value-type="float">
            <text:p>67k</text:p>
          </table:table-cell>
          <table:table-cell table:style-name="ce16" table:formula="of:=ROUND(POWER(1+[.Q$2]*0.01; [.$A15]) * [.Q$1]; 1)" office:value-type="float" office:value="49.3" calcext:value-type="float">
            <text:p>49k</text:p>
          </table:table-cell>
          <table:table-cell table:style-name="ce16" table:formula="of:=ROUND(POWER(1+[.R$2]*0.01; [.$A15]) * [.R$1]; 1)" office:value-type="float" office:value="38" calcext:value-type="float">
            <text:p>38k</text:p>
          </table:table-cell>
          <table:table-cell table:style-name="ce16" table:formula="of:=ROUND(POWER(1+[.S$2]*0.01; [.$A15]) * [.S$1]; 1)" office:value-type="float" office:value="26" calcext:value-type="float">
            <text:p>26k</text:p>
          </table:table-cell>
          <table:table-cell table:style-name="ce16" table:formula="of:=ROUND(POWER(1+[.T$2]*0.01; [.$A15]) * [.T$1]; 1)" office:value-type="float" office:value="18.9" calcext:value-type="float">
            <text:p>19k</text:p>
          </table:table-cell>
          <table:table-cell table:style-name="ce16" table:formula="of:=ROUND(POWER(1+[.U$2]*0.01; [.$A15]) * [.U$1]; 1)" office:value-type="float" office:value="3.7" calcext:value-type="float">
            <text:p>4k</text:p>
          </table:table-cell>
          <table:table-cell table:style-name="ce16" table:formula="of:=ROUND(POWER(1+[.V$2]*0.01; [.$A15]) * [.V$1]; 1)" office:value-type="float" office:value="2.8" calcext:value-type="float">
            <text:p>3k</text:p>
          </table:table-cell>
          <table:table-cell table:style-name="ce9" table:formula="of:=ROUND(POWER(1+[.W$2]*0.01; [.$A15]) * [.W$1]; 1)" office:value-type="float" office:value="35.2" calcext:value-type="float">
            <text:p>35k</text:p>
          </table:table-cell>
          <table:table-cell table:style-name="ce16" table:formula="of:=ROUND(POWER(1+[.X$2]*0.01; [.$A15]) * [.X$1]; 1)" office:value-type="float" office:value="32.5" calcext:value-type="float">
            <text:p>33k</text:p>
          </table:table-cell>
          <table:table-cell table:style-name="ce16" table:formula="of:=ROUND(POWER(1+[.Y$2]*0.01; [.$A15]) * [.Y$1]; 1)" office:value-type="float" office:value="30" calcext:value-type="float">
            <text:p>30k</text:p>
          </table:table-cell>
          <table:table-cell table:style-name="ce16" table:formula="of:=ROUND(POWER(1+[.Z$2]*0.01; [.$A15]) * [.Z$1]; 1)" office:value-type="float" office:value="27.7" calcext:value-type="float">
            <text:p>28k</text:p>
          </table:table-cell>
          <table:table-cell table:style-name="ce16" table:formula="of:=ROUND(POWER(1+[.AA$2]*0.01; [.$A15]) * [.AA$1]; 1)" office:value-type="float" office:value="23.6" calcext:value-type="float">
            <text:p>24k</text:p>
          </table:table-cell>
          <table:table-cell table:style-name="ce16" table:formula="of:=ROUND(POWER(1+[.AB$2]*0.01; [.$A15]) * [.AB$1]; 1)" office:value-type="float" office:value="1.6" calcext:value-type="float">
            <text:p>2k</text:p>
          </table:table-cell>
          <table:table-cell table:style-name="ce16" table:formula="of:=ROUND(POWER(1+[.AC$2]*0.01; [.$A15]) * [.AC$1]; 1)" office:value-type="float" office:value="1.4" calcext:value-type="float">
            <text:p>1k</text:p>
          </table:table-cell>
          <table:table-cell table:number-columns-repeated="1635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" table:formula="of:=ROUND(POWER(1+[.B$2]*0.01; [.$A16]) * [.B$1]; 1)" office:value-type="float" office:value="78.5" calcext:value-type="float">
            <text:p>79k</text:p>
          </table:table-cell>
          <table:table-cell table:style-name="ce16" table:formula="of:=ROUND(POWER(1+[.C$2]*0.01; [.$A16]) * [.C$1]; 1)" office:value-type="float" office:value="57.7" calcext:value-type="float">
            <text:p>58k</text:p>
          </table:table-cell>
          <table:table-cell table:style-name="ce16" table:formula="of:=ROUND(POWER(1+[.D$2]*0.01; [.$A16]) * [.D$1]; 1)" office:value-type="float" office:value="44.1" calcext:value-type="float">
            <text:p>44k</text:p>
          </table:table-cell>
          <table:table-cell table:style-name="ce16" table:formula="of:=ROUND(POWER(1+[.E$2]*0.01; [.$A16]) * [.E$1]; 1)" office:value-type="float" office:value="35.3" calcext:value-type="float">
            <text:p>35k</text:p>
          </table:table-cell>
          <table:table-cell table:style-name="ce16" table:formula="of:=ROUND(POWER(1+[.F$2]*0.01; [.$A16]) * [.F$1]; 1)" office:value-type="float" office:value="32.4" calcext:value-type="float">
            <text:p>32k</text:p>
          </table:table-cell>
          <table:table-cell table:style-name="ce16" table:formula="of:=ROUND(POWER(1+[.G$2]*0.01; [.$A16]) * [.G$1]; 1)" office:value-type="float" office:value="1.6" calcext:value-type="float">
            <text:p>2k</text:p>
          </table:table-cell>
          <table:table-cell table:style-name="ce16" table:formula="of:=ROUND(POWER(1+[.H$2]*0.01; [.$A16]) * [.H$1]; 1)" office:value-type="float" office:value="1.5" calcext:value-type="float">
            <text:p>2k</text:p>
          </table:table-cell>
          <table:table-cell table:style-name="ce9" table:formula="of:=ROUND(POWER(1+[.I$2]*0.01; [.$A16]) * [.I$1]; 1)" office:value-type="float" office:value="78.5" calcext:value-type="float">
            <text:p>79k</text:p>
          </table:table-cell>
          <table:table-cell table:style-name="ce16" table:formula="of:=ROUND(POWER(1+[.J$2]*0.01; [.$A16]) * [.J$1]; 1)" office:value-type="float" office:value="57.7" calcext:value-type="float">
            <text:p>58k</text:p>
          </table:table-cell>
          <table:table-cell table:style-name="ce16" table:formula="of:=ROUND(POWER(1+[.K$2]*0.01; [.$A16]) * [.K$1]; 1)" office:value-type="float" office:value="44.1" calcext:value-type="float">
            <text:p>44k</text:p>
          </table:table-cell>
          <table:table-cell table:style-name="ce16" table:formula="of:=ROUND(POWER(1+[.L$2]*0.01; [.$A16]) * [.L$1]; 1)" office:value-type="float" office:value="35.3" calcext:value-type="float">
            <text:p>35k</text:p>
          </table:table-cell>
          <table:table-cell table:style-name="ce16" table:formula="of:=ROUND(POWER(1+[.M$2]*0.01; [.$A16]) * [.M$1]; 1)" office:value-type="float" office:value="32.4" calcext:value-type="float">
            <text:p>32k</text:p>
          </table:table-cell>
          <table:table-cell table:style-name="ce16" table:formula="of:=ROUND(POWER(1+[.N$2]*0.01; [.$A16]) * [.N$1]; 1)" office:value-type="float" office:value="2.4" calcext:value-type="float">
            <text:p>2k</text:p>
          </table:table-cell>
          <table:table-cell table:style-name="ce16" table:formula="of:=ROUND(POWER(1+[.O$2]*0.01; [.$A16]) * [.O$1]; 1)" office:value-type="float" office:value="2.2" calcext:value-type="float">
            <text:p>2k</text:p>
          </table:table-cell>
          <table:table-cell table:style-name="ce9" table:formula="of:=ROUND(POWER(1+[.P$2]*0.01; [.$A16]) * [.P$1]; 1)" office:value-type="float" office:value="78.5" calcext:value-type="float">
            <text:p>79k</text:p>
          </table:table-cell>
          <table:table-cell table:style-name="ce16" table:formula="of:=ROUND(POWER(1+[.Q$2]*0.01; [.$A16]) * [.Q$1]; 1)" office:value-type="float" office:value="57.7" calcext:value-type="float">
            <text:p>58k</text:p>
          </table:table-cell>
          <table:table-cell table:style-name="ce16" table:formula="of:=ROUND(POWER(1+[.R$2]*0.01; [.$A16]) * [.R$1]; 1)" office:value-type="float" office:value="44.1" calcext:value-type="float">
            <text:p>44k</text:p>
          </table:table-cell>
          <table:table-cell table:style-name="ce16" table:formula="of:=ROUND(POWER(1+[.S$2]*0.01; [.$A16]) * [.S$1]; 1)" office:value-type="float" office:value="29.7" calcext:value-type="float">
            <text:p>30k</text:p>
          </table:table-cell>
          <table:table-cell table:style-name="ce16" table:formula="of:=ROUND(POWER(1+[.T$2]*0.01; [.$A16]) * [.T$1]; 1)" office:value-type="float" office:value="20.7" calcext:value-type="float">
            <text:p>21k</text:p>
          </table:table-cell>
          <table:table-cell table:style-name="ce16" table:formula="of:=ROUND(POWER(1+[.U$2]*0.01; [.$A16]) * [.U$1]; 1)" office:value-type="float" office:value="3.9" calcext:value-type="float">
            <text:p>4k</text:p>
          </table:table-cell>
          <table:table-cell table:style-name="ce16" table:formula="of:=ROUND(POWER(1+[.V$2]*0.01; [.$A16]) * [.V$1]; 1)" office:value-type="float" office:value="3" calcext:value-type="float">
            <text:p>3k</text:p>
          </table:table-cell>
          <table:table-cell table:style-name="ce9" table:formula="of:=ROUND(POWER(1+[.W$2]*0.01; [.$A16]) * [.W$1]; 1)" office:value-type="float" office:value="40.5" calcext:value-type="float">
            <text:p>41k</text:p>
          </table:table-cell>
          <table:table-cell table:style-name="ce16" table:formula="of:=ROUND(POWER(1+[.X$2]*0.01; [.$A16]) * [.X$1]; 1)" office:value-type="float" office:value="37.1" calcext:value-type="float">
            <text:p>37k</text:p>
          </table:table-cell>
          <table:table-cell table:style-name="ce16" table:formula="of:=ROUND(POWER(1+[.Y$2]*0.01; [.$A16]) * [.Y$1]; 1)" office:value-type="float" office:value="33.9" calcext:value-type="float">
            <text:p>34k</text:p>
          </table:table-cell>
          <table:table-cell table:style-name="ce16" table:formula="of:=ROUND(POWER(1+[.Z$2]*0.01; [.$A16]) * [.Z$1]; 1)" office:value-type="float" office:value="31.1" calcext:value-type="float">
            <text:p>31k</text:p>
          </table:table-cell>
          <table:table-cell table:style-name="ce16" table:formula="of:=ROUND(POWER(1+[.AA$2]*0.01; [.$A16]) * [.AA$1]; 1)" office:value-type="float" office:value="25.9" calcext:value-type="float">
            <text:p>26k</text:p>
          </table:table-cell>
          <table:table-cell table:style-name="ce16" table:formula="of:=ROUND(POWER(1+[.AB$2]*0.01; [.$A16]) * [.AB$1]; 1)" office:value-type="float" office:value="1.6" calcext:value-type="float">
            <text:p>2k</text:p>
          </table:table-cell>
          <table:table-cell table:style-name="ce16" table:formula="of:=ROUND(POWER(1+[.AC$2]*0.01; [.$A16]) * [.AC$1]; 1)" office:value-type="float" office:value="1.5" calcext:value-type="float">
            <text:p>2k</text:p>
          </table:table-cell>
          <table:table-cell table:number-columns-repeated="1635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table:formula="of:=ROUND(POWER(1+[.B$2]*0.01; [.$A17]) * [.B$1]; 1)" office:value-type="float" office:value="92.6" calcext:value-type="float">
            <text:p>93k</text:p>
          </table:table-cell>
          <table:table-cell table:style-name="ce16" table:formula="of:=ROUND(POWER(1+[.C$2]*0.01; [.$A17]) * [.C$1]; 1)" office:value-type="float" office:value="67.5" calcext:value-type="float">
            <text:p>68k</text:p>
          </table:table-cell>
          <table:table-cell table:style-name="ce16" table:formula="of:=ROUND(POWER(1+[.D$2]*0.01; [.$A17]) * [.D$1]; 1)" office:value-type="float" office:value="51.2" calcext:value-type="float">
            <text:p>51k</text:p>
          </table:table-cell>
          <table:table-cell table:style-name="ce16" table:formula="of:=ROUND(POWER(1+[.E$2]*0.01; [.$A17]) * [.E$1]; 1)" office:value-type="float" office:value="40.9" calcext:value-type="float">
            <text:p>41k</text:p>
          </table:table-cell>
          <table:table-cell table:style-name="ce16" table:formula="of:=ROUND(POWER(1+[.F$2]*0.01; [.$A17]) * [.F$1]; 1)" office:value-type="float" office:value="37.2" calcext:value-type="float">
            <text:p>37k</text:p>
          </table:table-cell>
          <table:table-cell table:style-name="ce16" table:formula="of:=ROUND(POWER(1+[.G$2]*0.01; [.$A17]) * [.G$1]; 1)" office:value-type="float" office:value="1.7" calcext:value-type="float">
            <text:p>2k</text:p>
          </table:table-cell>
          <table:table-cell table:style-name="ce16" table:formula="of:=ROUND(POWER(1+[.H$2]*0.01; [.$A17]) * [.H$1]; 1)" office:value-type="float" office:value="1.5" calcext:value-type="float">
            <text:p>2k</text:p>
          </table:table-cell>
          <table:table-cell table:style-name="ce9" table:formula="of:=ROUND(POWER(1+[.I$2]*0.01; [.$A17]) * [.I$1]; 1)" office:value-type="float" office:value="92.6" calcext:value-type="float">
            <text:p>93k</text:p>
          </table:table-cell>
          <table:table-cell table:style-name="ce16" table:formula="of:=ROUND(POWER(1+[.J$2]*0.01; [.$A17]) * [.J$1]; 1)" office:value-type="float" office:value="67.5" calcext:value-type="float">
            <text:p>68k</text:p>
          </table:table-cell>
          <table:table-cell table:style-name="ce16" table:formula="of:=ROUND(POWER(1+[.K$2]*0.01; [.$A17]) * [.K$1]; 1)" office:value-type="float" office:value="51.2" calcext:value-type="float">
            <text:p>51k</text:p>
          </table:table-cell>
          <table:table-cell table:style-name="ce16" table:formula="of:=ROUND(POWER(1+[.L$2]*0.01; [.$A17]) * [.L$1]; 1)" office:value-type="float" office:value="40.9" calcext:value-type="float">
            <text:p>41k</text:p>
          </table:table-cell>
          <table:table-cell table:style-name="ce16" table:formula="of:=ROUND(POWER(1+[.M$2]*0.01; [.$A17]) * [.M$1]; 1)" office:value-type="float" office:value="37.2" calcext:value-type="float">
            <text:p>37k</text:p>
          </table:table-cell>
          <table:table-cell table:style-name="ce16" table:formula="of:=ROUND(POWER(1+[.N$2]*0.01; [.$A17]) * [.N$1]; 1)" office:value-type="float" office:value="2.6" calcext:value-type="float">
            <text:p>3k</text:p>
          </table:table-cell>
          <table:table-cell table:style-name="ce16" table:formula="of:=ROUND(POWER(1+[.O$2]*0.01; [.$A17]) * [.O$1]; 1)" office:value-type="float" office:value="2.3" calcext:value-type="float">
            <text:p>2k</text:p>
          </table:table-cell>
          <table:table-cell table:style-name="ce9" table:formula="of:=ROUND(POWER(1+[.P$2]*0.01; [.$A17]) * [.P$1]; 1)" office:value-type="float" office:value="92.6" calcext:value-type="float">
            <text:p>93k</text:p>
          </table:table-cell>
          <table:table-cell table:style-name="ce16" table:formula="of:=ROUND(POWER(1+[.Q$2]*0.01; [.$A17]) * [.Q$1]; 1)" office:value-type="float" office:value="67.5" calcext:value-type="float">
            <text:p>68k</text:p>
          </table:table-cell>
          <table:table-cell table:style-name="ce16" table:formula="of:=ROUND(POWER(1+[.R$2]*0.01; [.$A17]) * [.R$1]; 1)" office:value-type="float" office:value="51.2" calcext:value-type="float">
            <text:p>51k</text:p>
          </table:table-cell>
          <table:table-cell table:style-name="ce16" table:formula="of:=ROUND(POWER(1+[.S$2]*0.01; [.$A17]) * [.S$1]; 1)" office:value-type="float" office:value="33.8" calcext:value-type="float">
            <text:p>34k</text:p>
          </table:table-cell>
          <table:table-cell table:style-name="ce16" table:formula="of:=ROUND(POWER(1+[.T$2]*0.01; [.$A17]) * [.T$1]; 1)" office:value-type="float" office:value="22.8" calcext:value-type="float">
            <text:p>23k</text:p>
          </table:table-cell>
          <table:table-cell table:style-name="ce16" table:formula="of:=ROUND(POWER(1+[.U$2]*0.01; [.$A17]) * [.U$1]; 1)" office:value-type="float" office:value="4.2" calcext:value-type="float">
            <text:p>4k</text:p>
          </table:table-cell>
          <table:table-cell table:style-name="ce16" table:formula="of:=ROUND(POWER(1+[.V$2]*0.01; [.$A17]) * [.V$1]; 1)" office:value-type="float" office:value="3.1" calcext:value-type="float">
            <text:p>3k</text:p>
          </table:table-cell>
          <table:table-cell table:style-name="ce9" table:formula="of:=ROUND(POWER(1+[.W$2]*0.01; [.$A17]) * [.W$1]; 1)" office:value-type="float" office:value="46.5" calcext:value-type="float">
            <text:p>47k</text:p>
          </table:table-cell>
          <table:table-cell table:style-name="ce16" table:formula="of:=ROUND(POWER(1+[.X$2]*0.01; [.$A17]) * [.X$1]; 1)" office:value-type="float" office:value="42.3" calcext:value-type="float">
            <text:p>42k</text:p>
          </table:table-cell>
          <table:table-cell table:style-name="ce16" table:formula="of:=ROUND(POWER(1+[.Y$2]*0.01; [.$A17]) * [.Y$1]; 1)" office:value-type="float" office:value="38.4" calcext:value-type="float">
            <text:p>38k</text:p>
          </table:table-cell>
          <table:table-cell table:style-name="ce16" table:formula="of:=ROUND(POWER(1+[.Z$2]*0.01; [.$A17]) * [.Z$1]; 1)" office:value-type="float" office:value="34.8" calcext:value-type="float">
            <text:p>35k</text:p>
          </table:table-cell>
          <table:table-cell table:style-name="ce16" table:formula="of:=ROUND(POWER(1+[.AA$2]*0.01; [.$A17]) * [.AA$1]; 1)" office:value-type="float" office:value="28.5" calcext:value-type="float">
            <text:p>29k</text:p>
          </table:table-cell>
          <table:table-cell table:style-name="ce16" table:formula="of:=ROUND(POWER(1+[.AB$2]*0.01; [.$A17]) * [.AB$1]; 1)" office:value-type="float" office:value="1.7" calcext:value-type="float">
            <text:p>2k</text:p>
          </table:table-cell>
          <table:table-cell table:style-name="ce16" table:formula="of:=ROUND(POWER(1+[.AC$2]*0.01; [.$A17]) * [.AC$1]; 1)" office:value-type="float" office:value="1.5" calcext:value-type="float">
            <text:p>2k</text:p>
          </table:table-cell>
          <table:table-cell table:number-columns-repeated="1635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table:formula="of:=ROUND(POWER(1+[.B$2]*0.01; [.$A18]) * [.B$1]; 1)" office:value-type="float" office:value="109.3" calcext:value-type="float">
            <text:p>109k</text:p>
          </table:table-cell>
          <table:table-cell table:style-name="ce16" table:formula="of:=ROUND(POWER(1+[.C$2]*0.01; [.$A18]) * [.C$1]; 1)" office:value-type="float" office:value="79" calcext:value-type="float">
            <text:p>79k</text:p>
          </table:table-cell>
          <table:table-cell table:style-name="ce16" table:formula="of:=ROUND(POWER(1+[.D$2]*0.01; [.$A18]) * [.D$1]; 1)" office:value-type="float" office:value="59.4" calcext:value-type="float">
            <text:p>59k</text:p>
          </table:table-cell>
          <table:table-cell table:style-name="ce16" table:formula="of:=ROUND(POWER(1+[.E$2]*0.01; [.$A18]) * [.E$1]; 1)" office:value-type="float" office:value="47.5" calcext:value-type="float">
            <text:p>48k</text:p>
          </table:table-cell>
          <table:table-cell table:style-name="ce16" table:formula="of:=ROUND(POWER(1+[.F$2]*0.01; [.$A18]) * [.F$1]; 1)" office:value-type="float" office:value="42.8" calcext:value-type="float">
            <text:p>43k</text:p>
          </table:table-cell>
          <table:table-cell table:style-name="ce16" table:formula="of:=ROUND(POWER(1+[.G$2]*0.01; [.$A18]) * [.G$1]; 1)" office:value-type="float" office:value="1.8" calcext:value-type="float">
            <text:p>2k</text:p>
          </table:table-cell>
          <table:table-cell table:style-name="ce16" table:formula="of:=ROUND(POWER(1+[.H$2]*0.01; [.$A18]) * [.H$1]; 1)" office:value-type="float" office:value="1.6" calcext:value-type="float">
            <text:p>2k</text:p>
          </table:table-cell>
          <table:table-cell table:style-name="ce9" table:formula="of:=ROUND(POWER(1+[.I$2]*0.01; [.$A18]) * [.I$1]; 1)" office:value-type="float" office:value="109.3" calcext:value-type="float">
            <text:p>109k</text:p>
          </table:table-cell>
          <table:table-cell table:style-name="ce16" table:formula="of:=ROUND(POWER(1+[.J$2]*0.01; [.$A18]) * [.J$1]; 1)" office:value-type="float" office:value="79" calcext:value-type="float">
            <text:p>79k</text:p>
          </table:table-cell>
          <table:table-cell table:style-name="ce16" table:formula="of:=ROUND(POWER(1+[.K$2]*0.01; [.$A18]) * [.K$1]; 1)" office:value-type="float" office:value="59.4" calcext:value-type="float">
            <text:p>59k</text:p>
          </table:table-cell>
          <table:table-cell table:style-name="ce16" table:formula="of:=ROUND(POWER(1+[.L$2]*0.01; [.$A18]) * [.L$1]; 1)" office:value-type="float" office:value="47.5" calcext:value-type="float">
            <text:p>48k</text:p>
          </table:table-cell>
          <table:table-cell table:style-name="ce16" table:formula="of:=ROUND(POWER(1+[.M$2]*0.01; [.$A18]) * [.M$1]; 1)" office:value-type="float" office:value="42.8" calcext:value-type="float">
            <text:p>43k</text:p>
          </table:table-cell>
          <table:table-cell table:style-name="ce16" table:formula="of:=ROUND(POWER(1+[.N$2]*0.01; [.$A18]) * [.N$1]; 1)" office:value-type="float" office:value="2.7" calcext:value-type="float">
            <text:p>3k</text:p>
          </table:table-cell>
          <table:table-cell table:style-name="ce16" table:formula="of:=ROUND(POWER(1+[.O$2]*0.01; [.$A18]) * [.O$1]; 1)" office:value-type="float" office:value="2.4" calcext:value-type="float">
            <text:p>2k</text:p>
          </table:table-cell>
          <table:table-cell table:style-name="ce9" table:formula="of:=ROUND(POWER(1+[.P$2]*0.01; [.$A18]) * [.P$1]; 1)" office:value-type="float" office:value="109.3" calcext:value-type="float">
            <text:p>109k</text:p>
          </table:table-cell>
          <table:table-cell table:style-name="ce16" table:formula="of:=ROUND(POWER(1+[.Q$2]*0.01; [.$A18]) * [.Q$1]; 1)" office:value-type="float" office:value="79" calcext:value-type="float">
            <text:p>79k</text:p>
          </table:table-cell>
          <table:table-cell table:style-name="ce16" table:formula="of:=ROUND(POWER(1+[.R$2]*0.01; [.$A18]) * [.R$1]; 1)" office:value-type="float" office:value="59.4" calcext:value-type="float">
            <text:p>59k</text:p>
          </table:table-cell>
          <table:table-cell table:style-name="ce16" table:formula="of:=ROUND(POWER(1+[.S$2]*0.01; [.$A18]) * [.S$1]; 1)" office:value-type="float" office:value="38.5" calcext:value-type="float">
            <text:p>39k</text:p>
          </table:table-cell>
          <table:table-cell table:style-name="ce16" table:formula="of:=ROUND(POWER(1+[.T$2]*0.01; [.$A18]) * [.T$1]; 1)" office:value-type="float" office:value="25.1" calcext:value-type="float">
            <text:p>25k</text:p>
          </table:table-cell>
          <table:table-cell table:style-name="ce16" table:formula="of:=ROUND(POWER(1+[.U$2]*0.01; [.$A18]) * [.U$1]; 1)" office:value-type="float" office:value="4.5" calcext:value-type="float">
            <text:p>5k</text:p>
          </table:table-cell>
          <table:table-cell table:style-name="ce16" table:formula="of:=ROUND(POWER(1+[.V$2]*0.01; [.$A18]) * [.V$1]; 1)" office:value-type="float" office:value="3.2" calcext:value-type="float">
            <text:p>3k</text:p>
          </table:table-cell>
          <table:table-cell table:style-name="ce9" table:formula="of:=ROUND(POWER(1+[.W$2]*0.01; [.$A18]) * [.W$1]; 1)" office:value-type="float" office:value="53.5" calcext:value-type="float">
            <text:p>54k</text:p>
          </table:table-cell>
          <table:table-cell table:style-name="ce16" table:formula="of:=ROUND(POWER(1+[.X$2]*0.01; [.$A18]) * [.X$1]; 1)" office:value-type="float" office:value="48.2" calcext:value-type="float">
            <text:p>48k</text:p>
          </table:table-cell>
          <table:table-cell table:style-name="ce16" table:formula="of:=ROUND(POWER(1+[.Y$2]*0.01; [.$A18]) * [.Y$1]; 1)" office:value-type="float" office:value="43.3" calcext:value-type="float">
            <text:p>43k</text:p>
          </table:table-cell>
          <table:table-cell table:style-name="ce16" table:formula="of:=ROUND(POWER(1+[.Z$2]*0.01; [.$A18]) * [.Z$1]; 1)" office:value-type="float" office:value="39" calcext:value-type="float">
            <text:p>39k</text:p>
          </table:table-cell>
          <table:table-cell table:style-name="ce16" table:formula="of:=ROUND(POWER(1+[.AA$2]*0.01; [.$A18]) * [.AA$1]; 1)" office:value-type="float" office:value="31.4" calcext:value-type="float">
            <text:p>31k</text:p>
          </table:table-cell>
          <table:table-cell table:style-name="ce16" table:formula="of:=ROUND(POWER(1+[.AB$2]*0.01; [.$A18]) * [.AB$1]; 1)" office:value-type="float" office:value="1.8" calcext:value-type="float">
            <text:p>2k</text:p>
          </table:table-cell>
          <table:table-cell table:style-name="ce16" table:formula="of:=ROUND(POWER(1+[.AC$2]*0.01; [.$A18]) * [.AC$1]; 1)" office:value-type="float" office:value="1.6" calcext:value-type="float">
            <text:p>2k</text:p>
          </table:table-cell>
          <table:table-cell table:number-columns-repeated="1635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table:formula="of:=ROUND(POWER(1+[.B$2]*0.01; [.$A19]) * [.B$1]; 1)" office:value-type="float" office:value="129" calcext:value-type="float">
            <text:p>129k</text:p>
          </table:table-cell>
          <table:table-cell table:style-name="ce16" table:formula="of:=ROUND(POWER(1+[.C$2]*0.01; [.$A19]) * [.C$1]; 1)" office:value-type="float" office:value="92.4" calcext:value-type="float">
            <text:p>92k</text:p>
          </table:table-cell>
          <table:table-cell table:style-name="ce16" table:formula="of:=ROUND(POWER(1+[.D$2]*0.01; [.$A19]) * [.D$1]; 1)" office:value-type="float" office:value="68.9" calcext:value-type="float">
            <text:p>69k</text:p>
          </table:table-cell>
          <table:table-cell table:style-name="ce16" table:formula="of:=ROUND(POWER(1+[.E$2]*0.01; [.$A19]) * [.E$1]; 1)" office:value-type="float" office:value="55.1" calcext:value-type="float">
            <text:p>55k</text:p>
          </table:table-cell>
          <table:table-cell table:style-name="ce16" table:formula="of:=ROUND(POWER(1+[.F$2]*0.01; [.$A19]) * [.F$1]; 1)" office:value-type="float" office:value="49.2" calcext:value-type="float">
            <text:p>49k</text:p>
          </table:table-cell>
          <table:table-cell table:style-name="ce16" table:formula="of:=ROUND(POWER(1+[.G$2]*0.01; [.$A19]) * [.G$1]; 1)" office:value-type="float" office:value="1.9" calcext:value-type="float">
            <text:p>2k</text:p>
          </table:table-cell>
          <table:table-cell table:style-name="ce16" table:formula="of:=ROUND(POWER(1+[.H$2]*0.01; [.$A19]) * [.H$1]; 1)" office:value-type="float" office:value="1.7" calcext:value-type="float">
            <text:p>2k</text:p>
          </table:table-cell>
          <table:table-cell table:style-name="ce9" table:formula="of:=ROUND(POWER(1+[.I$2]*0.01; [.$A19]) * [.I$1]; 1)" office:value-type="float" office:value="129" calcext:value-type="float">
            <text:p>129k</text:p>
          </table:table-cell>
          <table:table-cell table:style-name="ce16" table:formula="of:=ROUND(POWER(1+[.J$2]*0.01; [.$A19]) * [.J$1]; 1)" office:value-type="float" office:value="92.4" calcext:value-type="float">
            <text:p>92k</text:p>
          </table:table-cell>
          <table:table-cell table:style-name="ce16" table:formula="of:=ROUND(POWER(1+[.K$2]*0.01; [.$A19]) * [.K$1]; 1)" office:value-type="float" office:value="68.9" calcext:value-type="float">
            <text:p>69k</text:p>
          </table:table-cell>
          <table:table-cell table:style-name="ce16" table:formula="of:=ROUND(POWER(1+[.L$2]*0.01; [.$A19]) * [.L$1]; 1)" office:value-type="float" office:value="55.1" calcext:value-type="float">
            <text:p>55k</text:p>
          </table:table-cell>
          <table:table-cell table:style-name="ce16" table:formula="of:=ROUND(POWER(1+[.M$2]*0.01; [.$A19]) * [.M$1]; 1)" office:value-type="float" office:value="49.2" calcext:value-type="float">
            <text:p>49k</text:p>
          </table:table-cell>
          <table:table-cell table:style-name="ce16" table:formula="of:=ROUND(POWER(1+[.N$2]*0.01; [.$A19]) * [.N$1]; 1)" office:value-type="float" office:value="2.8" calcext:value-type="float">
            <text:p>3k</text:p>
          </table:table-cell>
          <table:table-cell table:style-name="ce16" table:formula="of:=ROUND(POWER(1+[.O$2]*0.01; [.$A19]) * [.O$1]; 1)" office:value-type="float" office:value="2.5" calcext:value-type="float">
            <text:p>3k</text:p>
          </table:table-cell>
          <table:table-cell table:style-name="ce9" table:formula="of:=ROUND(POWER(1+[.P$2]*0.01; [.$A19]) * [.P$1]; 1)" office:value-type="float" office:value="129" calcext:value-type="float">
            <text:p>129k</text:p>
          </table:table-cell>
          <table:table-cell table:style-name="ce16" table:formula="of:=ROUND(POWER(1+[.Q$2]*0.01; [.$A19]) * [.Q$1]; 1)" office:value-type="float" office:value="92.4" calcext:value-type="float">
            <text:p>92k</text:p>
          </table:table-cell>
          <table:table-cell table:style-name="ce16" table:formula="of:=ROUND(POWER(1+[.R$2]*0.01; [.$A19]) * [.R$1]; 1)" office:value-type="float" office:value="68.9" calcext:value-type="float">
            <text:p>69k</text:p>
          </table:table-cell>
          <table:table-cell table:style-name="ce16" table:formula="of:=ROUND(POWER(1+[.S$2]*0.01; [.$A19]) * [.S$1]; 1)" office:value-type="float" office:value="43.9" calcext:value-type="float">
            <text:p>44k</text:p>
          </table:table-cell>
          <table:table-cell table:style-name="ce16" table:formula="of:=ROUND(POWER(1+[.T$2]*0.01; [.$A19]) * [.T$1]; 1)" office:value-type="float" office:value="27.6" calcext:value-type="float">
            <text:p>28k</text:p>
          </table:table-cell>
          <table:table-cell table:style-name="ce16" table:formula="of:=ROUND(POWER(1+[.U$2]*0.01; [.$A19]) * [.U$1]; 1)" office:value-type="float" office:value="4.8" calcext:value-type="float">
            <text:p>5k</text:p>
          </table:table-cell>
          <table:table-cell table:style-name="ce16" table:formula="of:=ROUND(POWER(1+[.V$2]*0.01; [.$A19]) * [.V$1]; 1)" office:value-type="float" office:value="3.3" calcext:value-type="float">
            <text:p>3k</text:p>
          </table:table-cell>
          <table:table-cell table:style-name="ce9" table:formula="of:=ROUND(POWER(1+[.W$2]*0.01; [.$A19]) * [.W$1]; 1)" office:value-type="float" office:value="61.5" calcext:value-type="float">
            <text:p>62k</text:p>
          </table:table-cell>
          <table:table-cell table:style-name="ce16" table:formula="of:=ROUND(POWER(1+[.X$2]*0.01; [.$A19]) * [.X$1]; 1)" office:value-type="float" office:value="54.9" calcext:value-type="float">
            <text:p>55k</text:p>
          </table:table-cell>
          <table:table-cell table:style-name="ce16" table:formula="of:=ROUND(POWER(1+[.Y$2]*0.01; [.$A19]) * [.Y$1]; 1)" office:value-type="float" office:value="49" calcext:value-type="float">
            <text:p>49k</text:p>
          </table:table-cell>
          <table:table-cell table:style-name="ce16" table:formula="of:=ROUND(POWER(1+[.Z$2]*0.01; [.$A19]) * [.Z$1]; 1)" office:value-type="float" office:value="43.6" calcext:value-type="float">
            <text:p>44k</text:p>
          </table:table-cell>
          <table:table-cell table:style-name="ce16" table:formula="of:=ROUND(POWER(1+[.AA$2]*0.01; [.$A19]) * [.AA$1]; 1)" office:value-type="float" office:value="34.5" calcext:value-type="float">
            <text:p>35k</text:p>
          </table:table-cell>
          <table:table-cell table:style-name="ce16" table:formula="of:=ROUND(POWER(1+[.AB$2]*0.01; [.$A19]) * [.AB$1]; 1)" office:value-type="float" office:value="1.9" calcext:value-type="float">
            <text:p>2k</text:p>
          </table:table-cell>
          <table:table-cell table:style-name="ce16" table:formula="of:=ROUND(POWER(1+[.AC$2]*0.01; [.$A19]) * [.AC$1]; 1)" office:value-type="float" office:value="1.7" calcext:value-type="float">
            <text:p>2k</text:p>
          </table:table-cell>
          <table:table-cell table:number-columns-repeated="1635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" table:formula="of:=ROUND(POWER(1+[.B$2]*0.01; [.$A20]) * [.B$1]; 1)" office:value-type="float" office:value="152.2" calcext:value-type="float">
            <text:p>152k</text:p>
          </table:table-cell>
          <table:table-cell table:style-name="ce16" table:formula="of:=ROUND(POWER(1+[.C$2]*0.01; [.$A20]) * [.C$1]; 1)" office:value-type="float" office:value="108.1" calcext:value-type="float">
            <text:p>108k</text:p>
          </table:table-cell>
          <table:table-cell table:style-name="ce16" table:formula="of:=ROUND(POWER(1+[.D$2]*0.01; [.$A20]) * [.D$1]; 1)" office:value-type="float" office:value="79.9" calcext:value-type="float">
            <text:p>80k</text:p>
          </table:table-cell>
          <table:table-cell table:style-name="ce16" table:formula="of:=ROUND(POWER(1+[.E$2]*0.01; [.$A20]) * [.E$1]; 1)" office:value-type="float" office:value="63.9" calcext:value-type="float">
            <text:p>64k</text:p>
          </table:table-cell>
          <table:table-cell table:style-name="ce16" table:formula="of:=ROUND(POWER(1+[.F$2]*0.01; [.$A20]) * [.F$1]; 1)" office:value-type="float" office:value="56.6" calcext:value-type="float">
            <text:p>57k</text:p>
          </table:table-cell>
          <table:table-cell table:style-name="ce16" table:formula="of:=ROUND(POWER(1+[.G$2]*0.01; [.$A20]) * [.G$1]; 1)" office:value-type="float" office:value="2" calcext:value-type="float">
            <text:p>2k</text:p>
          </table:table-cell>
          <table:table-cell table:style-name="ce16" table:formula="of:=ROUND(POWER(1+[.H$2]*0.01; [.$A20]) * [.H$1]; 1)" office:value-type="float" office:value="1.7" calcext:value-type="float">
            <text:p>2k</text:p>
          </table:table-cell>
          <table:table-cell table:style-name="ce9" table:formula="of:=ROUND(POWER(1+[.I$2]*0.01; [.$A20]) * [.I$1]; 1)" office:value-type="float" office:value="152.2" calcext:value-type="float">
            <text:p>152k</text:p>
          </table:table-cell>
          <table:table-cell table:style-name="ce16" table:formula="of:=ROUND(POWER(1+[.J$2]*0.01; [.$A20]) * [.J$1]; 1)" office:value-type="float" office:value="108.1" calcext:value-type="float">
            <text:p>108k</text:p>
          </table:table-cell>
          <table:table-cell table:style-name="ce16" table:formula="of:=ROUND(POWER(1+[.K$2]*0.01; [.$A20]) * [.K$1]; 1)" office:value-type="float" office:value="79.9" calcext:value-type="float">
            <text:p>80k</text:p>
          </table:table-cell>
          <table:table-cell table:style-name="ce16" table:formula="of:=ROUND(POWER(1+[.L$2]*0.01; [.$A20]) * [.L$1]; 1)" office:value-type="float" office:value="63.9" calcext:value-type="float">
            <text:p>64k</text:p>
          </table:table-cell>
          <table:table-cell table:style-name="ce16" table:formula="of:=ROUND(POWER(1+[.M$2]*0.01; [.$A20]) * [.M$1]; 1)" office:value-type="float" office:value="56.6" calcext:value-type="float">
            <text:p>57k</text:p>
          </table:table-cell>
          <table:table-cell table:style-name="ce16" table:formula="of:=ROUND(POWER(1+[.N$2]*0.01; [.$A20]) * [.N$1]; 1)" office:value-type="float" office:value="3" calcext:value-type="float">
            <text:p>3k</text:p>
          </table:table-cell>
          <table:table-cell table:style-name="ce16" table:formula="of:=ROUND(POWER(1+[.O$2]*0.01; [.$A20]) * [.O$1]; 1)" office:value-type="float" office:value="2.6" calcext:value-type="float">
            <text:p>3k</text:p>
          </table:table-cell>
          <table:table-cell table:style-name="ce9" table:formula="of:=ROUND(POWER(1+[.P$2]*0.01; [.$A20]) * [.P$1]; 1)" office:value-type="float" office:value="152.2" calcext:value-type="float">
            <text:p>152k</text:p>
          </table:table-cell>
          <table:table-cell table:style-name="ce16" table:formula="of:=ROUND(POWER(1+[.Q$2]*0.01; [.$A20]) * [.Q$1]; 1)" office:value-type="float" office:value="108.1" calcext:value-type="float">
            <text:p>108k</text:p>
          </table:table-cell>
          <table:table-cell table:style-name="ce16" table:formula="of:=ROUND(POWER(1+[.R$2]*0.01; [.$A20]) * [.R$1]; 1)" office:value-type="float" office:value="79.9" calcext:value-type="float">
            <text:p>80k</text:p>
          </table:table-cell>
          <table:table-cell table:style-name="ce16" table:formula="of:=ROUND(POWER(1+[.S$2]*0.01; [.$A20]) * [.S$1]; 1)" office:value-type="float" office:value="50.1" calcext:value-type="float">
            <text:p>50k</text:p>
          </table:table-cell>
          <table:table-cell table:style-name="ce16" table:formula="of:=ROUND(POWER(1+[.T$2]*0.01; [.$A20]) * [.T$1]; 1)" office:value-type="float" office:value="30.4" calcext:value-type="float">
            <text:p>30k</text:p>
          </table:table-cell>
          <table:table-cell table:style-name="ce16" table:formula="of:=ROUND(POWER(1+[.U$2]*0.01; [.$A20]) * [.U$1]; 1)" office:value-type="float" office:value="5.2" calcext:value-type="float">
            <text:p>5k</text:p>
          </table:table-cell>
          <table:table-cell table:style-name="ce16" table:formula="of:=ROUND(POWER(1+[.V$2]*0.01; [.$A20]) * [.V$1]; 1)" office:value-type="float" office:value="3.5" calcext:value-type="float">
            <text:p>4k</text:p>
          </table:table-cell>
          <table:table-cell table:style-name="ce9" table:formula="of:=ROUND(POWER(1+[.W$2]*0.01; [.$A20]) * [.W$1]; 1)" office:value-type="float" office:value="70.8" calcext:value-type="float">
            <text:p>71k</text:p>
          </table:table-cell>
          <table:table-cell table:style-name="ce16" table:formula="of:=ROUND(POWER(1+[.X$2]*0.01; [.$A20]) * [.X$1]; 1)" office:value-type="float" office:value="62.6" calcext:value-type="float">
            <text:p>63k</text:p>
          </table:table-cell>
          <table:table-cell table:style-name="ce16" table:formula="of:=ROUND(POWER(1+[.Y$2]*0.01; [.$A20]) * [.Y$1]; 1)" office:value-type="float" office:value="55.3" calcext:value-type="float">
            <text:p>55k</text:p>
          </table:table-cell>
          <table:table-cell table:style-name="ce16" table:formula="of:=ROUND(POWER(1+[.Z$2]*0.01; [.$A20]) * [.Z$1]; 1)" office:value-type="float" office:value="48.9" calcext:value-type="float">
            <text:p>49k</text:p>
          </table:table-cell>
          <table:table-cell table:style-name="ce16" table:formula="of:=ROUND(POWER(1+[.AA$2]*0.01; [.$A20]) * [.AA$1]; 1)" office:value-type="float" office:value="38" calcext:value-type="float">
            <text:p>38k</text:p>
          </table:table-cell>
          <table:table-cell table:style-name="ce16" table:formula="of:=ROUND(POWER(1+[.AB$2]*0.01; [.$A20]) * [.AB$1]; 1)" office:value-type="float" office:value="2" calcext:value-type="float">
            <text:p>2k</text:p>
          </table:table-cell>
          <table:table-cell table:style-name="ce16" table:formula="of:=ROUND(POWER(1+[.AC$2]*0.01; [.$A20]) * [.AC$1]; 1)" office:value-type="float" office:value="1.7" calcext:value-type="float">
            <text:p>2k</text:p>
          </table:table-cell>
          <table:table-cell table:number-columns-repeated="1635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table:formula="of:=ROUND(POWER(1+[.B$2]*0.01; [.$A21]) * [.B$1]; 1)" office:value-type="float" office:value="179.6" calcext:value-type="float">
            <text:p>180k</text:p>
          </table:table-cell>
          <table:table-cell table:style-name="ce16" table:formula="of:=ROUND(POWER(1+[.C$2]*0.01; [.$A21]) * [.C$1]; 1)" office:value-type="float" office:value="126.5" calcext:value-type="float">
            <text:p>127k</text:p>
          </table:table-cell>
          <table:table-cell table:style-name="ce16" table:formula="of:=ROUND(POWER(1+[.D$2]*0.01; [.$A21]) * [.D$1]; 1)" office:value-type="float" office:value="92.7" calcext:value-type="float">
            <text:p>93k</text:p>
          </table:table-cell>
          <table:table-cell table:style-name="ce16" table:formula="of:=ROUND(POWER(1+[.E$2]*0.01; [.$A21]) * [.E$1]; 1)" office:value-type="float" office:value="74.1" calcext:value-type="float">
            <text:p>74k</text:p>
          </table:table-cell>
          <table:table-cell table:style-name="ce16" table:formula="of:=ROUND(POWER(1+[.F$2]*0.01; [.$A21]) * [.F$1]; 1)" office:value-type="float" office:value="65.1" calcext:value-type="float">
            <text:p>65k</text:p>
          </table:table-cell>
          <table:table-cell table:style-name="ce16" table:formula="of:=ROUND(POWER(1+[.G$2]*0.01; [.$A21]) * [.G$1]; 1)" office:value-type="float" office:value="2.1" calcext:value-type="float">
            <text:p>2k</text:p>
          </table:table-cell>
          <table:table-cell table:style-name="ce16" table:formula="of:=ROUND(POWER(1+[.H$2]*0.01; [.$A21]) * [.H$1]; 1)" office:value-type="float" office:value="1.8" calcext:value-type="float">
            <text:p>2k</text:p>
          </table:table-cell>
          <table:table-cell table:style-name="ce9" table:formula="of:=ROUND(POWER(1+[.I$2]*0.01; [.$A21]) * [.I$1]; 1)" office:value-type="float" office:value="179.6" calcext:value-type="float">
            <text:p>180k</text:p>
          </table:table-cell>
          <table:table-cell table:style-name="ce16" table:formula="of:=ROUND(POWER(1+[.J$2]*0.01; [.$A21]) * [.J$1]; 1)" office:value-type="float" office:value="126.5" calcext:value-type="float">
            <text:p>127k</text:p>
          </table:table-cell>
          <table:table-cell table:style-name="ce16" table:formula="of:=ROUND(POWER(1+[.K$2]*0.01; [.$A21]) * [.K$1]; 1)" office:value-type="float" office:value="92.7" calcext:value-type="float">
            <text:p>93k</text:p>
          </table:table-cell>
          <table:table-cell table:style-name="ce16" table:formula="of:=ROUND(POWER(1+[.L$2]*0.01; [.$A21]) * [.L$1]; 1)" office:value-type="float" office:value="74.1" calcext:value-type="float">
            <text:p>74k</text:p>
          </table:table-cell>
          <table:table-cell table:style-name="ce16" table:formula="of:=ROUND(POWER(1+[.M$2]*0.01; [.$A21]) * [.M$1]; 1)" office:value-type="float" office:value="65.1" calcext:value-type="float">
            <text:p>65k</text:p>
          </table:table-cell>
          <table:table-cell table:style-name="ce16" table:formula="of:=ROUND(POWER(1+[.N$2]*0.01; [.$A21]) * [.N$1]; 1)" office:value-type="float" office:value="3.1" calcext:value-type="float">
            <text:p>3k</text:p>
          </table:table-cell>
          <table:table-cell table:style-name="ce16" table:formula="of:=ROUND(POWER(1+[.O$2]*0.01; [.$A21]) * [.O$1]; 1)" office:value-type="float" office:value="2.7" calcext:value-type="float">
            <text:p>3k</text:p>
          </table:table-cell>
          <table:table-cell table:style-name="ce9" table:formula="of:=ROUND(POWER(1+[.P$2]*0.01; [.$A21]) * [.P$1]; 1)" office:value-type="float" office:value="179.6" calcext:value-type="float">
            <text:p>180k</text:p>
          </table:table-cell>
          <table:table-cell table:style-name="ce16" table:formula="of:=ROUND(POWER(1+[.Q$2]*0.01; [.$A21]) * [.Q$1]; 1)" office:value-type="float" office:value="126.5" calcext:value-type="float">
            <text:p>127k</text:p>
          </table:table-cell>
          <table:table-cell table:style-name="ce16" table:formula="of:=ROUND(POWER(1+[.R$2]*0.01; [.$A21]) * [.R$1]; 1)" office:value-type="float" office:value="92.7" calcext:value-type="float">
            <text:p>93k</text:p>
          </table:table-cell>
          <table:table-cell table:style-name="ce16" table:formula="of:=ROUND(POWER(1+[.S$2]*0.01; [.$A21]) * [.S$1]; 1)" office:value-type="float" office:value="57.1" calcext:value-type="float">
            <text:p>57k</text:p>
          </table:table-cell>
          <table:table-cell table:style-name="ce16" table:formula="of:=ROUND(POWER(1+[.T$2]*0.01; [.$A21]) * [.T$1]; 1)" office:value-type="float" office:value="33.4" calcext:value-type="float">
            <text:p>33k</text:p>
          </table:table-cell>
          <table:table-cell table:style-name="ce16" table:formula="of:=ROUND(POWER(1+[.U$2]*0.01; [.$A21]) * [.U$1]; 1)" office:value-type="float" office:value="5.5" calcext:value-type="float">
            <text:p>6k</text:p>
          </table:table-cell>
          <table:table-cell table:style-name="ce16" table:formula="of:=ROUND(POWER(1+[.V$2]*0.01; [.$A21]) * [.V$1]; 1)" office:value-type="float" office:value="3.6" calcext:value-type="float">
            <text:p>4k</text:p>
          </table:table-cell>
          <table:table-cell table:style-name="ce9" table:formula="of:=ROUND(POWER(1+[.W$2]*0.01; [.$A21]) * [.W$1]; 1)" office:value-type="float" office:value="81.4" calcext:value-type="float">
            <text:p>81k</text:p>
          </table:table-cell>
          <table:table-cell table:style-name="ce16" table:formula="of:=ROUND(POWER(1+[.X$2]*0.01; [.$A21]) * [.X$1]; 1)" office:value-type="float" office:value="71.4" calcext:value-type="float">
            <text:p>71k</text:p>
          </table:table-cell>
          <table:table-cell table:style-name="ce16" table:formula="of:=ROUND(POWER(1+[.Y$2]*0.01; [.$A21]) * [.Y$1]; 1)" office:value-type="float" office:value="62.5" calcext:value-type="float">
            <text:p>63k</text:p>
          </table:table-cell>
          <table:table-cell table:style-name="ce16" table:formula="of:=ROUND(POWER(1+[.Z$2]*0.01; [.$A21]) * [.Z$1]; 1)" office:value-type="float" office:value="54.7" calcext:value-type="float">
            <text:p>55k</text:p>
          </table:table-cell>
          <table:table-cell table:style-name="ce16" table:formula="of:=ROUND(POWER(1+[.AA$2]*0.01; [.$A21]) * [.AA$1]; 1)" office:value-type="float" office:value="41.8" calcext:value-type="float">
            <text:p>42k</text:p>
          </table:table-cell>
          <table:table-cell table:style-name="ce16" table:formula="of:=ROUND(POWER(1+[.AB$2]*0.01; [.$A21]) * [.AB$1]; 1)" office:value-type="float" office:value="2.1" calcext:value-type="float">
            <text:p>2k</text:p>
          </table:table-cell>
          <table:table-cell table:style-name="ce16" table:formula="of:=ROUND(POWER(1+[.AC$2]*0.01; [.$A21]) * [.AC$1]; 1)" office:value-type="float" office:value="1.8" calcext:value-type="float">
            <text:p>2k</text:p>
          </table:table-cell>
          <table:table-cell table:number-columns-repeated="1635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" table:formula="of:=ROUND(POWER(1+[.B$2]*0.01; [.$A22]) * [.B$1]; 1)" office:value-type="float" office:value="211.9" calcext:value-type="float">
            <text:p>212k</text:p>
          </table:table-cell>
          <table:table-cell table:style-name="ce16" table:formula="of:=ROUND(POWER(1+[.C$2]*0.01; [.$A22]) * [.C$1]; 1)" office:value-type="float" office:value="148" calcext:value-type="float">
            <text:p>148k</text:p>
          </table:table-cell>
          <table:table-cell table:style-name="ce16" table:formula="of:=ROUND(POWER(1+[.D$2]*0.01; [.$A22]) * [.D$1]; 1)" office:value-type="float" office:value="107.5" calcext:value-type="float">
            <text:p>108k</text:p>
          </table:table-cell>
          <table:table-cell table:style-name="ce16" table:formula="of:=ROUND(POWER(1+[.E$2]*0.01; [.$A22]) * [.E$1]; 1)" office:value-type="float" office:value="86" calcext:value-type="float">
            <text:p>86k</text:p>
          </table:table-cell>
          <table:table-cell table:style-name="ce16" table:formula="of:=ROUND(POWER(1+[.F$2]*0.01; [.$A22]) * [.F$1]; 1)" office:value-type="float" office:value="74.9" calcext:value-type="float">
            <text:p>75k</text:p>
          </table:table-cell>
          <table:table-cell table:style-name="ce16" table:formula="of:=ROUND(POWER(1+[.G$2]*0.01; [.$A22]) * [.G$1]; 1)" office:value-type="float" office:value="2.2" calcext:value-type="float">
            <text:p>2k</text:p>
          </table:table-cell>
          <table:table-cell table:style-name="ce16" table:formula="of:=ROUND(POWER(1+[.H$2]*0.01; [.$A22]) * [.H$1]; 1)" office:value-type="float" office:value="1.9" calcext:value-type="float">
            <text:p>2k</text:p>
          </table:table-cell>
          <table:table-cell table:style-name="ce9" table:formula="of:=ROUND(POWER(1+[.I$2]*0.01; [.$A22]) * [.I$1]; 1)" office:value-type="float" office:value="211.9" calcext:value-type="float">
            <text:p>212k</text:p>
          </table:table-cell>
          <table:table-cell table:style-name="ce16" table:formula="of:=ROUND(POWER(1+[.J$2]*0.01; [.$A22]) * [.J$1]; 1)" office:value-type="float" office:value="148" calcext:value-type="float">
            <text:p>148k</text:p>
          </table:table-cell>
          <table:table-cell table:style-name="ce16" table:formula="of:=ROUND(POWER(1+[.K$2]*0.01; [.$A22]) * [.K$1]; 1)" office:value-type="float" office:value="107.5" calcext:value-type="float">
            <text:p>108k</text:p>
          </table:table-cell>
          <table:table-cell table:style-name="ce16" table:formula="of:=ROUND(POWER(1+[.L$2]*0.01; [.$A22]) * [.L$1]; 1)" office:value-type="float" office:value="86" calcext:value-type="float">
            <text:p>86k</text:p>
          </table:table-cell>
          <table:table-cell table:style-name="ce16" table:formula="of:=ROUND(POWER(1+[.M$2]*0.01; [.$A22]) * [.M$1]; 1)" office:value-type="float" office:value="74.9" calcext:value-type="float">
            <text:p>75k</text:p>
          </table:table-cell>
          <table:table-cell table:style-name="ce16" table:formula="of:=ROUND(POWER(1+[.N$2]*0.01; [.$A22]) * [.N$1]; 1)" office:value-type="float" office:value="3.3" calcext:value-type="float">
            <text:p>3k</text:p>
          </table:table-cell>
          <table:table-cell table:style-name="ce16" table:formula="of:=ROUND(POWER(1+[.O$2]*0.01; [.$A22]) * [.O$1]; 1)" office:value-type="float" office:value="2.8" calcext:value-type="float">
            <text:p>3k</text:p>
          </table:table-cell>
          <table:table-cell table:style-name="ce9" table:formula="of:=ROUND(POWER(1+[.P$2]*0.01; [.$A22]) * [.P$1]; 1)" office:value-type="float" office:value="211.9" calcext:value-type="float">
            <text:p>212k</text:p>
          </table:table-cell>
          <table:table-cell table:style-name="ce16" table:formula="of:=ROUND(POWER(1+[.Q$2]*0.01; [.$A22]) * [.Q$1]; 1)" office:value-type="float" office:value="148" calcext:value-type="float">
            <text:p>148k</text:p>
          </table:table-cell>
          <table:table-cell table:style-name="ce16" table:formula="of:=ROUND(POWER(1+[.R$2]*0.01; [.$A22]) * [.R$1]; 1)" office:value-type="float" office:value="107.5" calcext:value-type="float">
            <text:p>108k</text:p>
          </table:table-cell>
          <table:table-cell table:style-name="ce16" table:formula="of:=ROUND(POWER(1+[.S$2]*0.01; [.$A22]) * [.S$1]; 1)" office:value-type="float" office:value="65.1" calcext:value-type="float">
            <text:p>65k</text:p>
          </table:table-cell>
          <table:table-cell table:style-name="ce16" table:formula="of:=ROUND(POWER(1+[.T$2]*0.01; [.$A22]) * [.T$1]; 1)" office:value-type="float" office:value="36.8" calcext:value-type="float">
            <text:p>37k</text:p>
          </table:table-cell>
          <table:table-cell table:style-name="ce16" table:formula="of:=ROUND(POWER(1+[.U$2]*0.01; [.$A22]) * [.U$1]; 1)" office:value-type="float" office:value="5.9" calcext:value-type="float">
            <text:p>6k</text:p>
          </table:table-cell>
          <table:table-cell table:style-name="ce16" table:formula="of:=ROUND(POWER(1+[.V$2]*0.01; [.$A22]) * [.V$1]; 1)" office:value-type="float" office:value="3.7" calcext:value-type="float">
            <text:p>4k</text:p>
          </table:table-cell>
          <table:table-cell table:style-name="ce9" table:formula="of:=ROUND(POWER(1+[.W$2]*0.01; [.$A22]) * [.W$1]; 1)" office:value-type="float" office:value="93.6" calcext:value-type="float">
            <text:p>94k</text:p>
          </table:table-cell>
          <table:table-cell table:style-name="ce16" table:formula="of:=ROUND(POWER(1+[.X$2]*0.01; [.$A22]) * [.X$1]; 1)" office:value-type="float" office:value="81.4" calcext:value-type="float">
            <text:p>81k</text:p>
          </table:table-cell>
          <table:table-cell table:style-name="ce16" table:formula="of:=ROUND(POWER(1+[.Y$2]*0.01; [.$A22]) * [.Y$1]; 1)" office:value-type="float" office:value="70.7" calcext:value-type="float">
            <text:p>71k</text:p>
          </table:table-cell>
          <table:table-cell table:style-name="ce16" table:formula="of:=ROUND(POWER(1+[.Z$2]*0.01; [.$A22]) * [.Z$1]; 1)" office:value-type="float" office:value="61.3" calcext:value-type="float">
            <text:p>61k</text:p>
          </table:table-cell>
          <table:table-cell table:style-name="ce16" table:formula="of:=ROUND(POWER(1+[.AA$2]*0.01; [.$A22]) * [.AA$1]; 1)" office:value-type="float" office:value="45.9" calcext:value-type="float">
            <text:p>46k</text:p>
          </table:table-cell>
          <table:table-cell table:style-name="ce16" table:formula="of:=ROUND(POWER(1+[.AB$2]*0.01; [.$A22]) * [.AB$1]; 1)" office:value-type="float" office:value="2.2" calcext:value-type="float">
            <text:p>2k</text:p>
          </table:table-cell>
          <table:table-cell table:style-name="ce16" table:formula="of:=ROUND(POWER(1+[.AC$2]*0.01; [.$A22]) * [.AC$1]; 1)" office:value-type="float" office:value="1.9" calcext:value-type="float">
            <text:p>2k</text:p>
          </table:table-cell>
          <table:table-cell table:number-columns-repeated="1635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 table:formula="of:=ROUND(POWER(1+[.B$2]*0.01; [.$A23]) * [.B$1]; 1)" office:value-type="float" office:value="250.1" calcext:value-type="float">
            <text:p>250k</text:p>
          </table:table-cell>
          <table:table-cell table:style-name="ce16" table:formula="of:=ROUND(POWER(1+[.C$2]*0.01; [.$A23]) * [.C$1]; 1)" office:value-type="float" office:value="173.1" calcext:value-type="float">
            <text:p>173k</text:p>
          </table:table-cell>
          <table:table-cell table:style-name="ce16" table:formula="of:=ROUND(POWER(1+[.D$2]*0.01; [.$A23]) * [.D$1]; 1)" office:value-type="float" office:value="124.7" calcext:value-type="float">
            <text:p>125k</text:p>
          </table:table-cell>
          <table:table-cell table:style-name="ce16" table:formula="of:=ROUND(POWER(1+[.E$2]*0.01; [.$A23]) * [.E$1]; 1)" office:value-type="float" office:value="99.7" calcext:value-type="float">
            <text:p>100k</text:p>
          </table:table-cell>
          <table:table-cell table:style-name="ce16" table:formula="of:=ROUND(POWER(1+[.F$2]*0.01; [.$A23]) * [.F$1]; 1)" office:value-type="float" office:value="86.1" calcext:value-type="float">
            <text:p>86k</text:p>
          </table:table-cell>
          <table:table-cell table:style-name="ce16" table:formula="of:=ROUND(POWER(1+[.G$2]*0.01; [.$A23]) * [.G$1]; 1)" office:value-type="float" office:value="2.3" calcext:value-type="float">
            <text:p>2k</text:p>
          </table:table-cell>
          <table:table-cell table:style-name="ce16" table:formula="of:=ROUND(POWER(1+[.H$2]*0.01; [.$A23]) * [.H$1]; 1)" office:value-type="float" office:value="1.9" calcext:value-type="float">
            <text:p>2k</text:p>
          </table:table-cell>
          <table:table-cell table:style-name="ce9" table:formula="of:=ROUND(POWER(1+[.I$2]*0.01; [.$A23]) * [.I$1]; 1)" office:value-type="float" office:value="250.1" calcext:value-type="float">
            <text:p>250k</text:p>
          </table:table-cell>
          <table:table-cell table:style-name="ce16" table:formula="of:=ROUND(POWER(1+[.J$2]*0.01; [.$A23]) * [.J$1]; 1)" office:value-type="float" office:value="173.1" calcext:value-type="float">
            <text:p>173k</text:p>
          </table:table-cell>
          <table:table-cell table:style-name="ce16" table:formula="of:=ROUND(POWER(1+[.K$2]*0.01; [.$A23]) * [.K$1]; 1)" office:value-type="float" office:value="124.7" calcext:value-type="float">
            <text:p>125k</text:p>
          </table:table-cell>
          <table:table-cell table:style-name="ce16" table:formula="of:=ROUND(POWER(1+[.L$2]*0.01; [.$A23]) * [.L$1]; 1)" office:value-type="float" office:value="99.7" calcext:value-type="float">
            <text:p>100k</text:p>
          </table:table-cell>
          <table:table-cell table:style-name="ce16" table:formula="of:=ROUND(POWER(1+[.M$2]*0.01; [.$A23]) * [.M$1]; 1)" office:value-type="float" office:value="86.1" calcext:value-type="float">
            <text:p>86k</text:p>
          </table:table-cell>
          <table:table-cell table:style-name="ce16" table:formula="of:=ROUND(POWER(1+[.N$2]*0.01; [.$A23]) * [.N$1]; 1)" office:value-type="float" office:value="3.4" calcext:value-type="float">
            <text:p>3k</text:p>
          </table:table-cell>
          <table:table-cell table:style-name="ce16" table:formula="of:=ROUND(POWER(1+[.O$2]*0.01; [.$A23]) * [.O$1]; 1)" office:value-type="float" office:value="2.9" calcext:value-type="float">
            <text:p>3k</text:p>
          </table:table-cell>
          <table:table-cell table:style-name="ce9" table:formula="of:=ROUND(POWER(1+[.P$2]*0.01; [.$A23]) * [.P$1]; 1)" office:value-type="float" office:value="250.1" calcext:value-type="float">
            <text:p>250k</text:p>
          </table:table-cell>
          <table:table-cell table:style-name="ce16" table:formula="of:=ROUND(POWER(1+[.Q$2]*0.01; [.$A23]) * [.Q$1]; 1)" office:value-type="float" office:value="173.1" calcext:value-type="float">
            <text:p>173k</text:p>
          </table:table-cell>
          <table:table-cell table:style-name="ce16" table:formula="of:=ROUND(POWER(1+[.R$2]*0.01; [.$A23]) * [.R$1]; 1)" office:value-type="float" office:value="124.7" calcext:value-type="float">
            <text:p>125k</text:p>
          </table:table-cell>
          <table:table-cell table:style-name="ce16" table:formula="of:=ROUND(POWER(1+[.S$2]*0.01; [.$A23]) * [.S$1]; 1)" office:value-type="float" office:value="74.2" calcext:value-type="float">
            <text:p>74k</text:p>
          </table:table-cell>
          <table:table-cell table:style-name="ce16" table:formula="of:=ROUND(POWER(1+[.T$2]*0.01; [.$A23]) * [.T$1]; 1)" office:value-type="float" office:value="40.4" calcext:value-type="float">
            <text:p>40k</text:p>
          </table:table-cell>
          <table:table-cell table:style-name="ce16" table:formula="of:=ROUND(POWER(1+[.U$2]*0.01; [.$A23]) * [.U$1]; 1)" office:value-type="float" office:value="6.3" calcext:value-type="float">
            <text:p>6k</text:p>
          </table:table-cell>
          <table:table-cell table:style-name="ce16" table:formula="of:=ROUND(POWER(1+[.V$2]*0.01; [.$A23]) * [.V$1]; 1)" office:value-type="float" office:value="3.9" calcext:value-type="float">
            <text:p>4k</text:p>
          </table:table-cell>
          <table:table-cell table:style-name="ce9" table:formula="of:=ROUND(POWER(1+[.W$2]*0.01; [.$A23]) * [.W$1]; 1)" office:value-type="float" office:value="107.6" calcext:value-type="float">
            <text:p>108k</text:p>
          </table:table-cell>
          <table:table-cell table:style-name="ce16" table:formula="of:=ROUND(POWER(1+[.X$2]*0.01; [.$A23]) * [.X$1]; 1)" office:value-type="float" office:value="92.8" calcext:value-type="float">
            <text:p>93k</text:p>
          </table:table-cell>
          <table:table-cell table:style-name="ce16" table:formula="of:=ROUND(POWER(1+[.Y$2]*0.01; [.$A23]) * [.Y$1]; 1)" office:value-type="float" office:value="79.9" calcext:value-type="float">
            <text:p>80k</text:p>
          </table:table-cell>
          <table:table-cell table:style-name="ce16" table:formula="of:=ROUND(POWER(1+[.Z$2]*0.01; [.$A23]) * [.Z$1]; 1)" office:value-type="float" office:value="68.7" calcext:value-type="float">
            <text:p>69k</text:p>
          </table:table-cell>
          <table:table-cell table:style-name="ce16" table:formula="of:=ROUND(POWER(1+[.AA$2]*0.01; [.$A23]) * [.AA$1]; 1)" office:value-type="float" office:value="50.5" calcext:value-type="float">
            <text:p>51k</text:p>
          </table:table-cell>
          <table:table-cell table:style-name="ce16" table:formula="of:=ROUND(POWER(1+[.AB$2]*0.01; [.$A23]) * [.AB$1]; 1)" office:value-type="float" office:value="2.3" calcext:value-type="float">
            <text:p>2k</text:p>
          </table:table-cell>
          <table:table-cell table:style-name="ce16" table:formula="of:=ROUND(POWER(1+[.AC$2]*0.01; [.$A23]) * [.AC$1]; 1)" office:value-type="float" office:value="1.9" calcext:value-type="float">
            <text:p>2k</text:p>
          </table:table-cell>
          <table:table-cell table:number-columns-repeated="1635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" table:formula="of:=ROUND(POWER(1+[.B$2]*0.01; [.$A24]) * [.B$1]; 1)" office:value-type="float" office:value="295.1" calcext:value-type="float">
            <text:p>295k</text:p>
          </table:table-cell>
          <table:table-cell table:style-name="ce16" table:formula="of:=ROUND(POWER(1+[.C$2]*0.01; [.$A24]) * [.C$1]; 1)" office:value-type="float" office:value="202.5" calcext:value-type="float">
            <text:p>203k</text:p>
          </table:table-cell>
          <table:table-cell table:style-name="ce16" table:formula="of:=ROUND(POWER(1+[.D$2]*0.01; [.$A24]) * [.D$1]; 1)" office:value-type="float" office:value="144.6" calcext:value-type="float">
            <text:p>145k</text:p>
          </table:table-cell>
          <table:table-cell table:style-name="ce16" table:formula="of:=ROUND(POWER(1+[.E$2]*0.01; [.$A24]) * [.E$1]; 1)" office:value-type="float" office:value="115.7" calcext:value-type="float">
            <text:p>116k</text:p>
          </table:table-cell>
          <table:table-cell table:style-name="ce16" table:formula="of:=ROUND(POWER(1+[.F$2]*0.01; [.$A24]) * [.F$1]; 1)" office:value-type="float" office:value="99" calcext:value-type="float">
            <text:p>99k</text:p>
          </table:table-cell>
          <table:table-cell table:style-name="ce16" table:formula="of:=ROUND(POWER(1+[.G$2]*0.01; [.$A24]) * [.G$1]; 1)" office:value-type="float" office:value="2.4" calcext:value-type="float">
            <text:p>2k</text:p>
          </table:table-cell>
          <table:table-cell table:style-name="ce16" table:formula="of:=ROUND(POWER(1+[.H$2]*0.01; [.$A24]) * [.H$1]; 1)" office:value-type="float" office:value="2" calcext:value-type="float">
            <text:p>2k</text:p>
          </table:table-cell>
          <table:table-cell table:style-name="ce9" table:formula="of:=ROUND(POWER(1+[.I$2]*0.01; [.$A24]) * [.I$1]; 1)" office:value-type="float" office:value="295.1" calcext:value-type="float">
            <text:p>295k</text:p>
          </table:table-cell>
          <table:table-cell table:style-name="ce16" table:formula="of:=ROUND(POWER(1+[.J$2]*0.01; [.$A24]) * [.J$1]; 1)" office:value-type="float" office:value="202.5" calcext:value-type="float">
            <text:p>203k</text:p>
          </table:table-cell>
          <table:table-cell table:style-name="ce16" table:formula="of:=ROUND(POWER(1+[.K$2]*0.01; [.$A24]) * [.K$1]; 1)" office:value-type="float" office:value="144.6" calcext:value-type="float">
            <text:p>145k</text:p>
          </table:table-cell>
          <table:table-cell table:style-name="ce16" table:formula="of:=ROUND(POWER(1+[.L$2]*0.01; [.$A24]) * [.L$1]; 1)" office:value-type="float" office:value="115.7" calcext:value-type="float">
            <text:p>116k</text:p>
          </table:table-cell>
          <table:table-cell table:style-name="ce16" table:formula="of:=ROUND(POWER(1+[.M$2]*0.01; [.$A24]) * [.M$1]; 1)" office:value-type="float" office:value="99" calcext:value-type="float">
            <text:p>99k</text:p>
          </table:table-cell>
          <table:table-cell table:style-name="ce16" table:formula="of:=ROUND(POWER(1+[.N$2]*0.01; [.$A24]) * [.N$1]; 1)" office:value-type="float" office:value="3.6" calcext:value-type="float">
            <text:p>4k</text:p>
          </table:table-cell>
          <table:table-cell table:style-name="ce16" table:formula="of:=ROUND(POWER(1+[.O$2]*0.01; [.$A24]) * [.O$1]; 1)" office:value-type="float" office:value="3" calcext:value-type="float">
            <text:p>3k</text:p>
          </table:table-cell>
          <table:table-cell table:style-name="ce9" table:formula="of:=ROUND(POWER(1+[.P$2]*0.01; [.$A24]) * [.P$1]; 1)" office:value-type="float" office:value="295.1" calcext:value-type="float">
            <text:p>295k</text:p>
          </table:table-cell>
          <table:table-cell table:style-name="ce16" table:formula="of:=ROUND(POWER(1+[.Q$2]*0.01; [.$A24]) * [.Q$1]; 1)" office:value-type="float" office:value="202.5" calcext:value-type="float">
            <text:p>203k</text:p>
          </table:table-cell>
          <table:table-cell table:style-name="ce16" table:formula="of:=ROUND(POWER(1+[.R$2]*0.01; [.$A24]) * [.R$1]; 1)" office:value-type="float" office:value="144.6" calcext:value-type="float">
            <text:p>145k</text:p>
          </table:table-cell>
          <table:table-cell table:style-name="ce16" table:formula="of:=ROUND(POWER(1+[.S$2]*0.01; [.$A24]) * [.S$1]; 1)" office:value-type="float" office:value="84.6" calcext:value-type="float">
            <text:p>85k</text:p>
          </table:table-cell>
          <table:table-cell table:style-name="ce16" table:formula="of:=ROUND(POWER(1+[.T$2]*0.01; [.$A24]) * [.T$1]; 1)" office:value-type="float" office:value="44.5" calcext:value-type="float">
            <text:p>45k</text:p>
          </table:table-cell>
          <table:table-cell table:style-name="ce16" table:formula="of:=ROUND(POWER(1+[.U$2]*0.01; [.$A24]) * [.U$1]; 1)" office:value-type="float" office:value="6.8" calcext:value-type="float">
            <text:p>7k</text:p>
          </table:table-cell>
          <table:table-cell table:style-name="ce16" table:formula="of:=ROUND(POWER(1+[.V$2]*0.01; [.$A24]) * [.V$1]; 1)" office:value-type="float" office:value="4.1" calcext:value-type="float">
            <text:p>4k</text:p>
          </table:table-cell>
          <table:table-cell table:style-name="ce9" table:formula="of:=ROUND(POWER(1+[.W$2]*0.01; [.$A24]) * [.W$1]; 1)" office:value-type="float" office:value="123.8" calcext:value-type="float">
            <text:p>124k</text:p>
          </table:table-cell>
          <table:table-cell table:style-name="ce16" table:formula="of:=ROUND(POWER(1+[.X$2]*0.01; [.$A24]) * [.X$1]; 1)" office:value-type="float" office:value="105.8" calcext:value-type="float">
            <text:p>106k</text:p>
          </table:table-cell>
          <table:table-cell table:style-name="ce16" table:formula="of:=ROUND(POWER(1+[.Y$2]*0.01; [.$A24]) * [.Y$1]; 1)" office:value-type="float" office:value="90.2" calcext:value-type="float">
            <text:p>90k</text:p>
          </table:table-cell>
          <table:table-cell table:style-name="ce16" table:formula="of:=ROUND(POWER(1+[.Z$2]*0.01; [.$A24]) * [.Z$1]; 1)" office:value-type="float" office:value="76.9" calcext:value-type="float">
            <text:p>77k</text:p>
          </table:table-cell>
          <table:table-cell table:style-name="ce16" table:formula="of:=ROUND(POWER(1+[.AA$2]*0.01; [.$A24]) * [.AA$1]; 1)" office:value-type="float" office:value="55.6" calcext:value-type="float">
            <text:p>56k</text:p>
          </table:table-cell>
          <table:table-cell table:style-name="ce16" table:formula="of:=ROUND(POWER(1+[.AB$2]*0.01; [.$A24]) * [.AB$1]; 1)" office:value-type="float" office:value="2.4" calcext:value-type="float">
            <text:p>2k</text:p>
          </table:table-cell>
          <table:table-cell table:style-name="ce16" table:formula="of:=ROUND(POWER(1+[.AC$2]*0.01; [.$A24]) * [.AC$1]; 1)" office:value-type="float" office:value="2" calcext:value-type="float">
            <text:p>2k</text:p>
          </table:table-cell>
          <table:table-cell table:number-columns-repeated="163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table:formula="of:=ROUND(POWER(1+[.B$2]*0.01; [.$A25]) * [.B$1]; 1)" office:value-type="float" office:value="348.2" calcext:value-type="float">
            <text:p>348k</text:p>
          </table:table-cell>
          <table:table-cell table:style-name="ce16" table:formula="of:=ROUND(POWER(1+[.C$2]*0.01; [.$A25]) * [.C$1]; 1)" office:value-type="float" office:value="237" calcext:value-type="float">
            <text:p>237k</text:p>
          </table:table-cell>
          <table:table-cell table:style-name="ce16" table:formula="of:=ROUND(POWER(1+[.D$2]*0.01; [.$A25]) * [.D$1]; 1)" office:value-type="float" office:value="167.8" calcext:value-type="float">
            <text:p>168k</text:p>
          </table:table-cell>
          <table:table-cell table:style-name="ce16" table:formula="of:=ROUND(POWER(1+[.E$2]*0.01; [.$A25]) * [.E$1]; 1)" office:value-type="float" office:value="134.2" calcext:value-type="float">
            <text:p>134k</text:p>
          </table:table-cell>
          <table:table-cell table:style-name="ce16" table:formula="of:=ROUND(POWER(1+[.F$2]*0.01; [.$A25]) * [.F$1]; 1)" office:value-type="float" office:value="113.9" calcext:value-type="float">
            <text:p>114k</text:p>
          </table:table-cell>
          <table:table-cell table:style-name="ce16" table:formula="of:=ROUND(POWER(1+[.G$2]*0.01; [.$A25]) * [.G$1]; 1)" office:value-type="float" office:value="2.5" calcext:value-type="float">
            <text:p>3k</text:p>
          </table:table-cell>
          <table:table-cell table:style-name="ce16" table:formula="of:=ROUND(POWER(1+[.H$2]*0.01; [.$A25]) * [.H$1]; 1)" office:value-type="float" office:value="2.1" calcext:value-type="float">
            <text:p>2k</text:p>
          </table:table-cell>
          <table:table-cell table:style-name="ce9" table:formula="of:=ROUND(POWER(1+[.I$2]*0.01; [.$A25]) * [.I$1]; 1)" office:value-type="float" office:value="348.2" calcext:value-type="float">
            <text:p>348k</text:p>
          </table:table-cell>
          <table:table-cell table:style-name="ce16" table:formula="of:=ROUND(POWER(1+[.J$2]*0.01; [.$A25]) * [.J$1]; 1)" office:value-type="float" office:value="237" calcext:value-type="float">
            <text:p>237k</text:p>
          </table:table-cell>
          <table:table-cell table:style-name="ce16" table:formula="of:=ROUND(POWER(1+[.K$2]*0.01; [.$A25]) * [.K$1]; 1)" office:value-type="float" office:value="167.8" calcext:value-type="float">
            <text:p>168k</text:p>
          </table:table-cell>
          <table:table-cell table:style-name="ce16" table:formula="of:=ROUND(POWER(1+[.L$2]*0.01; [.$A25]) * [.L$1]; 1)" office:value-type="float" office:value="134.2" calcext:value-type="float">
            <text:p>134k</text:p>
          </table:table-cell>
          <table:table-cell table:style-name="ce16" table:formula="of:=ROUND(POWER(1+[.M$2]*0.01; [.$A25]) * [.M$1]; 1)" office:value-type="float" office:value="113.9" calcext:value-type="float">
            <text:p>114k</text:p>
          </table:table-cell>
          <table:table-cell table:style-name="ce16" table:formula="of:=ROUND(POWER(1+[.N$2]*0.01; [.$A25]) * [.N$1]; 1)" office:value-type="float" office:value="3.8" calcext:value-type="float">
            <text:p>4k</text:p>
          </table:table-cell>
          <table:table-cell table:style-name="ce16" table:formula="of:=ROUND(POWER(1+[.O$2]*0.01; [.$A25]) * [.O$1]; 1)" office:value-type="float" office:value="3.2" calcext:value-type="float">
            <text:p>3k</text:p>
          </table:table-cell>
          <table:table-cell table:style-name="ce9" table:formula="of:=ROUND(POWER(1+[.P$2]*0.01; [.$A25]) * [.P$1]; 1)" office:value-type="float" office:value="348.2" calcext:value-type="float">
            <text:p>348k</text:p>
          </table:table-cell>
          <table:table-cell table:style-name="ce16" table:formula="of:=ROUND(POWER(1+[.Q$2]*0.01; [.$A25]) * [.Q$1]; 1)" office:value-type="float" office:value="237" calcext:value-type="float">
            <text:p>237k</text:p>
          </table:table-cell>
          <table:table-cell table:style-name="ce16" table:formula="of:=ROUND(POWER(1+[.R$2]*0.01; [.$A25]) * [.R$1]; 1)" office:value-type="float" office:value="167.8" calcext:value-type="float">
            <text:p>168k</text:p>
          </table:table-cell>
          <table:table-cell table:style-name="ce16" table:formula="of:=ROUND(POWER(1+[.S$2]*0.01; [.$A25]) * [.S$1]; 1)" office:value-type="float" office:value="96.4" calcext:value-type="float">
            <text:p>96k</text:p>
          </table:table-cell>
          <table:table-cell table:style-name="ce16" table:formula="of:=ROUND(POWER(1+[.T$2]*0.01; [.$A25]) * [.T$1]; 1)" office:value-type="float" office:value="48.9" calcext:value-type="float">
            <text:p>49k</text:p>
          </table:table-cell>
          <table:table-cell table:style-name="ce16" table:formula="of:=ROUND(POWER(1+[.U$2]*0.01; [.$A25]) * [.U$1]; 1)" office:value-type="float" office:value="7.2" calcext:value-type="float">
            <text:p>7k</text:p>
          </table:table-cell>
          <table:table-cell table:style-name="ce16" table:formula="of:=ROUND(POWER(1+[.V$2]*0.01; [.$A25]) * [.V$1]; 1)" office:value-type="float" office:value="4.2" calcext:value-type="float">
            <text:p>4k</text:p>
          </table:table-cell>
          <table:table-cell table:style-name="ce9" table:formula="of:=ROUND(POWER(1+[.W$2]*0.01; [.$A25]) * [.W$1]; 1)" office:value-type="float" office:value="142.3" calcext:value-type="float">
            <text:p>142k</text:p>
          </table:table-cell>
          <table:table-cell table:style-name="ce16" table:formula="of:=ROUND(POWER(1+[.X$2]*0.01; [.$A25]) * [.X$1]; 1)" office:value-type="float" office:value="120.6" calcext:value-type="float">
            <text:p>121k</text:p>
          </table:table-cell>
          <table:table-cell table:style-name="ce16" table:formula="of:=ROUND(POWER(1+[.Y$2]*0.01; [.$A25]) * [.Y$1]; 1)" office:value-type="float" office:value="102" calcext:value-type="float">
            <text:p>102k</text:p>
          </table:table-cell>
          <table:table-cell table:style-name="ce16" table:formula="of:=ROUND(POWER(1+[.Z$2]*0.01; [.$A25]) * [.Z$1]; 1)" office:value-type="float" office:value="86.1" calcext:value-type="float">
            <text:p>86k</text:p>
          </table:table-cell>
          <table:table-cell table:style-name="ce16" table:formula="of:=ROUND(POWER(1+[.AA$2]*0.01; [.$A25]) * [.AA$1]; 1)" office:value-type="float" office:value="61.2" calcext:value-type="float">
            <text:p>61k</text:p>
          </table:table-cell>
          <table:table-cell table:style-name="ce16" table:formula="of:=ROUND(POWER(1+[.AB$2]*0.01; [.$A25]) * [.AB$1]; 1)" office:value-type="float" office:value="2.5" calcext:value-type="float">
            <text:p>3k</text:p>
          </table:table-cell>
          <table:table-cell table:style-name="ce16" table:formula="of:=ROUND(POWER(1+[.AC$2]*0.01; [.$A25]) * [.AC$1]; 1)" office:value-type="float" office:value="2.1" calcext:value-type="float">
            <text:p>2k</text:p>
          </table:table-cell>
          <table:table-cell table:number-columns-repeated="163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" table:formula="of:=ROUND(POWER(1+[.B$2]*0.01; [.$A26]) * [.B$1]; 1)" office:value-type="float" office:value="410.9" calcext:value-type="float">
            <text:p>411k</text:p>
          </table:table-cell>
          <table:table-cell table:style-name="ce16" table:formula="of:=ROUND(POWER(1+[.C$2]*0.01; [.$A26]) * [.C$1]; 1)" office:value-type="float" office:value="277.3" calcext:value-type="float">
            <text:p>277k</text:p>
          </table:table-cell>
          <table:table-cell table:style-name="ce16" table:formula="of:=ROUND(POWER(1+[.D$2]*0.01; [.$A26]) * [.D$1]; 1)" office:value-type="float" office:value="194.6" calcext:value-type="float">
            <text:p>195k</text:p>
          </table:table-cell>
          <table:table-cell table:style-name="ce16" table:formula="of:=ROUND(POWER(1+[.E$2]*0.01; [.$A26]) * [.E$1]; 1)" office:value-type="float" office:value="155.7" calcext:value-type="float">
            <text:p>156k</text:p>
          </table:table-cell>
          <table:table-cell table:style-name="ce16" table:formula="of:=ROUND(POWER(1+[.F$2]*0.01; [.$A26]) * [.F$1]; 1)" office:value-type="float" office:value="130.9" calcext:value-type="float">
            <text:p>131k</text:p>
          </table:table-cell>
          <table:table-cell table:style-name="ce16" table:formula="of:=ROUND(POWER(1+[.G$2]*0.01; [.$A26]) * [.G$1]; 1)" office:value-type="float" office:value="2.7" calcext:value-type="float">
            <text:p>3k</text:p>
          </table:table-cell>
          <table:table-cell table:style-name="ce16" table:formula="of:=ROUND(POWER(1+[.H$2]*0.01; [.$A26]) * [.H$1]; 1)" office:value-type="float" office:value="2.2" calcext:value-type="float">
            <text:p>2k</text:p>
          </table:table-cell>
          <table:table-cell table:style-name="ce9" table:formula="of:=ROUND(POWER(1+[.I$2]*0.01; [.$A26]) * [.I$1]; 1)" office:value-type="float" office:value="410.9" calcext:value-type="float">
            <text:p>411k</text:p>
          </table:table-cell>
          <table:table-cell table:style-name="ce16" table:formula="of:=ROUND(POWER(1+[.J$2]*0.01; [.$A26]) * [.J$1]; 1)" office:value-type="float" office:value="277.3" calcext:value-type="float">
            <text:p>277k</text:p>
          </table:table-cell>
          <table:table-cell table:style-name="ce16" table:formula="of:=ROUND(POWER(1+[.K$2]*0.01; [.$A26]) * [.K$1]; 1)" office:value-type="float" office:value="194.6" calcext:value-type="float">
            <text:p>195k</text:p>
          </table:table-cell>
          <table:table-cell table:style-name="ce16" table:formula="of:=ROUND(POWER(1+[.L$2]*0.01; [.$A26]) * [.L$1]; 1)" office:value-type="float" office:value="155.7" calcext:value-type="float">
            <text:p>156k</text:p>
          </table:table-cell>
          <table:table-cell table:style-name="ce16" table:formula="of:=ROUND(POWER(1+[.M$2]*0.01; [.$A26]) * [.M$1]; 1)" office:value-type="float" office:value="130.9" calcext:value-type="float">
            <text:p>131k</text:p>
          </table:table-cell>
          <table:table-cell table:style-name="ce16" table:formula="of:=ROUND(POWER(1+[.N$2]*0.01; [.$A26]) * [.N$1]; 1)" office:value-type="float" office:value="4" calcext:value-type="float">
            <text:p>4k</text:p>
          </table:table-cell>
          <table:table-cell table:style-name="ce16" table:formula="of:=ROUND(POWER(1+[.O$2]*0.01; [.$A26]) * [.O$1]; 1)" office:value-type="float" office:value="3.3" calcext:value-type="float">
            <text:p>3k</text:p>
          </table:table-cell>
          <table:table-cell table:style-name="ce9" table:formula="of:=ROUND(POWER(1+[.P$2]*0.01; [.$A26]) * [.P$1]; 1)" office:value-type="float" office:value="410.9" calcext:value-type="float">
            <text:p>411k</text:p>
          </table:table-cell>
          <table:table-cell table:style-name="ce16" table:formula="of:=ROUND(POWER(1+[.Q$2]*0.01; [.$A26]) * [.Q$1]; 1)" office:value-type="float" office:value="277.3" calcext:value-type="float">
            <text:p>277k</text:p>
          </table:table-cell>
          <table:table-cell table:style-name="ce16" table:formula="of:=ROUND(POWER(1+[.R$2]*0.01; [.$A26]) * [.R$1]; 1)" office:value-type="float" office:value="194.6" calcext:value-type="float">
            <text:p>195k</text:p>
          </table:table-cell>
          <table:table-cell table:style-name="ce16" table:formula="of:=ROUND(POWER(1+[.S$2]*0.01; [.$A26]) * [.S$1]; 1)" office:value-type="float" office:value="109.9" calcext:value-type="float">
            <text:p>110k</text:p>
          </table:table-cell>
          <table:table-cell table:style-name="ce16" table:formula="of:=ROUND(POWER(1+[.T$2]*0.01; [.$A26]) * [.T$1]; 1)" office:value-type="float" office:value="53.8" calcext:value-type="float">
            <text:p>54k</text:p>
          </table:table-cell>
          <table:table-cell table:style-name="ce16" table:formula="of:=ROUND(POWER(1+[.U$2]*0.01; [.$A26]) * [.U$1]; 1)" office:value-type="float" office:value="7.7" calcext:value-type="float">
            <text:p>8k</text:p>
          </table:table-cell>
          <table:table-cell table:style-name="ce16" table:formula="of:=ROUND(POWER(1+[.V$2]*0.01; [.$A26]) * [.V$1]; 1)" office:value-type="float" office:value="4.4" calcext:value-type="float">
            <text:p>4k</text:p>
          </table:table-cell>
          <table:table-cell table:style-name="ce9" table:formula="of:=ROUND(POWER(1+[.W$2]*0.01; [.$A26]) * [.W$1]; 1)" office:value-type="float" office:value="163.7" calcext:value-type="float">
            <text:p>164k</text:p>
          </table:table-cell>
          <table:table-cell table:style-name="ce16" table:formula="of:=ROUND(POWER(1+[.X$2]*0.01; [.$A26]) * [.X$1]; 1)" office:value-type="float" office:value="137.4" calcext:value-type="float">
            <text:p>137k</text:p>
          </table:table-cell>
          <table:table-cell table:style-name="ce16" table:formula="of:=ROUND(POWER(1+[.Y$2]*0.01; [.$A26]) * [.Y$1]; 1)" office:value-type="float" office:value="115.2" calcext:value-type="float">
            <text:p>115k</text:p>
          </table:table-cell>
          <table:table-cell table:style-name="ce16" table:formula="of:=ROUND(POWER(1+[.Z$2]*0.01; [.$A26]) * [.Z$1]; 1)" office:value-type="float" office:value="96.5" calcext:value-type="float">
            <text:p>97k</text:p>
          </table:table-cell>
          <table:table-cell table:style-name="ce16" table:formula="of:=ROUND(POWER(1+[.AA$2]*0.01; [.$A26]) * [.AA$1]; 1)" office:value-type="float" office:value="67.3" calcext:value-type="float">
            <text:p>67k</text:p>
          </table:table-cell>
          <table:table-cell table:style-name="ce16" table:formula="of:=ROUND(POWER(1+[.AB$2]*0.01; [.$A26]) * [.AB$1]; 1)" office:value-type="float" office:value="2.7" calcext:value-type="float">
            <text:p>3k</text:p>
          </table:table-cell>
          <table:table-cell table:style-name="ce16" table:formula="of:=ROUND(POWER(1+[.AC$2]*0.01; [.$A26]) * [.AC$1]; 1)" office:value-type="float" office:value="2.2" calcext:value-type="float">
            <text:p>2k</text:p>
          </table:table-cell>
          <table:table-cell table:number-columns-repeated="1635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" table:formula="of:=ROUND(POWER(1+[.B$2]*0.01; [.$A27]) * [.B$1]; 1)" office:value-type="float" office:value="484.9" calcext:value-type="float">
            <text:p>485k</text:p>
          </table:table-cell>
          <table:table-cell table:style-name="ce16" table:formula="of:=ROUND(POWER(1+[.C$2]*0.01; [.$A27]) * [.C$1]; 1)" office:value-type="float" office:value="324.4" calcext:value-type="float">
            <text:p>324k</text:p>
          </table:table-cell>
          <table:table-cell table:style-name="ce16" table:formula="of:=ROUND(POWER(1+[.D$2]*0.01; [.$A27]) * [.D$1]; 1)" office:value-type="float" office:value="225.7" calcext:value-type="float">
            <text:p>226k</text:p>
          </table:table-cell>
          <table:table-cell table:style-name="ce16" table:formula="of:=ROUND(POWER(1+[.E$2]*0.01; [.$A27]) * [.E$1]; 1)" office:value-type="float" office:value="180.6" calcext:value-type="float">
            <text:p>181k</text:p>
          </table:table-cell>
          <table:table-cell table:style-name="ce16" table:formula="of:=ROUND(POWER(1+[.F$2]*0.01; [.$A27]) * [.F$1]; 1)" office:value-type="float" office:value="150.6" calcext:value-type="float">
            <text:p>151k</text:p>
          </table:table-cell>
          <table:table-cell table:style-name="ce16" table:formula="of:=ROUND(POWER(1+[.G$2]*0.01; [.$A27]) * [.G$1]; 1)" office:value-type="float" office:value="2.8" calcext:value-type="float">
            <text:p>3k</text:p>
          </table:table-cell>
          <table:table-cell table:style-name="ce16" table:formula="of:=ROUND(POWER(1+[.H$2]*0.01; [.$A27]) * [.H$1]; 1)" office:value-type="float" office:value="2.3" calcext:value-type="float">
            <text:p>2k</text:p>
          </table:table-cell>
          <table:table-cell table:style-name="ce9" table:formula="of:=ROUND(POWER(1+[.I$2]*0.01; [.$A27]) * [.I$1]; 1)" office:value-type="float" office:value="484.9" calcext:value-type="float">
            <text:p>485k</text:p>
          </table:table-cell>
          <table:table-cell table:style-name="ce16" table:formula="of:=ROUND(POWER(1+[.J$2]*0.01; [.$A27]) * [.J$1]; 1)" office:value-type="float" office:value="324.4" calcext:value-type="float">
            <text:p>324k</text:p>
          </table:table-cell>
          <table:table-cell table:style-name="ce16" table:formula="of:=ROUND(POWER(1+[.K$2]*0.01; [.$A27]) * [.K$1]; 1)" office:value-type="float" office:value="225.7" calcext:value-type="float">
            <text:p>226k</text:p>
          </table:table-cell>
          <table:table-cell table:style-name="ce16" table:formula="of:=ROUND(POWER(1+[.L$2]*0.01; [.$A27]) * [.L$1]; 1)" office:value-type="float" office:value="180.6" calcext:value-type="float">
            <text:p>181k</text:p>
          </table:table-cell>
          <table:table-cell table:style-name="ce16" table:formula="of:=ROUND(POWER(1+[.M$2]*0.01; [.$A27]) * [.M$1]; 1)" office:value-type="float" office:value="150.6" calcext:value-type="float">
            <text:p>151k</text:p>
          </table:table-cell>
          <table:table-cell table:style-name="ce16" table:formula="of:=ROUND(POWER(1+[.N$2]*0.01; [.$A27]) * [.N$1]; 1)" office:value-type="float" office:value="4.2" calcext:value-type="float">
            <text:p>4k</text:p>
          </table:table-cell>
          <table:table-cell table:style-name="ce16" table:formula="of:=ROUND(POWER(1+[.O$2]*0.01; [.$A27]) * [.O$1]; 1)" office:value-type="float" office:value="3.4" calcext:value-type="float">
            <text:p>3k</text:p>
          </table:table-cell>
          <table:table-cell table:style-name="ce9" table:formula="of:=ROUND(POWER(1+[.P$2]*0.01; [.$A27]) * [.P$1]; 1)" office:value-type="float" office:value="484.9" calcext:value-type="float">
            <text:p>485k</text:p>
          </table:table-cell>
          <table:table-cell table:style-name="ce16" table:formula="of:=ROUND(POWER(1+[.Q$2]*0.01; [.$A27]) * [.Q$1]; 1)" office:value-type="float" office:value="324.4" calcext:value-type="float">
            <text:p>324k</text:p>
          </table:table-cell>
          <table:table-cell table:style-name="ce16" table:formula="of:=ROUND(POWER(1+[.R$2]*0.01; [.$A27]) * [.R$1]; 1)" office:value-type="float" office:value="225.7" calcext:value-type="float">
            <text:p>226k</text:p>
          </table:table-cell>
          <table:table-cell table:style-name="ce16" table:formula="of:=ROUND(POWER(1+[.S$2]*0.01; [.$A27]) * [.S$1]; 1)" office:value-type="float" office:value="125.3" calcext:value-type="float">
            <text:p>125k</text:p>
          </table:table-cell>
          <table:table-cell table:style-name="ce16" table:formula="of:=ROUND(POWER(1+[.T$2]*0.01; [.$A27]) * [.T$1]; 1)" office:value-type="float" office:value="59.2" calcext:value-type="float">
            <text:p>59k</text:p>
          </table:table-cell>
          <table:table-cell table:style-name="ce16" table:formula="of:=ROUND(POWER(1+[.U$2]*0.01; [.$A27]) * [.U$1]; 1)" office:value-type="float" office:value="8.3" calcext:value-type="float">
            <text:p>8k</text:p>
          </table:table-cell>
          <table:table-cell table:style-name="ce16" table:formula="of:=ROUND(POWER(1+[.V$2]*0.01; [.$A27]) * [.V$1]; 1)" office:value-type="float" office:value="4.6" calcext:value-type="float">
            <text:p>5k</text:p>
          </table:table-cell>
          <table:table-cell table:style-name="ce9" table:formula="of:=ROUND(POWER(1+[.W$2]*0.01; [.$A27]) * [.W$1]; 1)" office:value-type="float" office:value="188.2" calcext:value-type="float">
            <text:p>188k</text:p>
          </table:table-cell>
          <table:table-cell table:style-name="ce16" table:formula="of:=ROUND(POWER(1+[.X$2]*0.01; [.$A27]) * [.X$1]; 1)" office:value-type="float" office:value="156.7" calcext:value-type="float">
            <text:p>157k</text:p>
          </table:table-cell>
          <table:table-cell table:style-name="ce16" table:formula="of:=ROUND(POWER(1+[.Y$2]*0.01; [.$A27]) * [.Y$1]; 1)" office:value-type="float" office:value="130.2" calcext:value-type="float">
            <text:p>130k</text:p>
          </table:table-cell>
          <table:table-cell table:style-name="ce16" table:formula="of:=ROUND(POWER(1+[.Z$2]*0.01; [.$A27]) * [.Z$1]; 1)" office:value-type="float" office:value="108" calcext:value-type="float">
            <text:p>108k</text:p>
          </table:table-cell>
          <table:table-cell table:style-name="ce16" table:formula="of:=ROUND(POWER(1+[.AA$2]*0.01; [.$A27]) * [.AA$1]; 1)" office:value-type="float" office:value="74" calcext:value-type="float">
            <text:p>74k</text:p>
          </table:table-cell>
          <table:table-cell table:style-name="ce16" table:formula="of:=ROUND(POWER(1+[.AB$2]*0.01; [.$A27]) * [.AB$1]; 1)" office:value-type="float" office:value="2.8" calcext:value-type="float">
            <text:p>3k</text:p>
          </table:table-cell>
          <table:table-cell table:style-name="ce16" table:formula="of:=ROUND(POWER(1+[.AC$2]*0.01; [.$A27]) * [.AC$1]; 1)" office:value-type="float" office:value="2.3" calcext:value-type="float">
            <text:p>2k</text:p>
          </table:table-cell>
          <table:table-cell table:number-columns-repeated="1635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table:formula="of:=ROUND(POWER(1+[.B$2]*0.01; [.$A28]) * [.B$1]; 1)" office:value-type="float" office:value="572.1" calcext:value-type="float">
            <text:p>572k</text:p>
          </table:table-cell>
          <table:table-cell table:style-name="ce16" table:formula="of:=ROUND(POWER(1+[.C$2]*0.01; [.$A28]) * [.C$1]; 1)" office:value-type="float" office:value="379.6" calcext:value-type="float">
            <text:p>380k</text:p>
          </table:table-cell>
          <table:table-cell table:style-name="ce16" table:formula="of:=ROUND(POWER(1+[.D$2]*0.01; [.$A28]) * [.D$1]; 1)" office:value-type="float" office:value="261.9" calcext:value-type="float">
            <text:p>262k</text:p>
          </table:table-cell>
          <table:table-cell table:style-name="ce16" table:formula="of:=ROUND(POWER(1+[.E$2]*0.01; [.$A28]) * [.E$1]; 1)" office:value-type="float" office:value="209.5" calcext:value-type="float">
            <text:p>210k</text:p>
          </table:table-cell>
          <table:table-cell table:style-name="ce16" table:formula="of:=ROUND(POWER(1+[.F$2]*0.01; [.$A28]) * [.F$1]; 1)" office:value-type="float" office:value="173.2" calcext:value-type="float">
            <text:p>173k</text:p>
          </table:table-cell>
          <table:table-cell table:style-name="ce16" table:formula="of:=ROUND(POWER(1+[.G$2]*0.01; [.$A28]) * [.G$1]; 1)" office:value-type="float" office:value="2.9" calcext:value-type="float">
            <text:p>3k</text:p>
          </table:table-cell>
          <table:table-cell table:style-name="ce16" table:formula="of:=ROUND(POWER(1+[.H$2]*0.01; [.$A28]) * [.H$1]; 1)" office:value-type="float" office:value="2.4" calcext:value-type="float">
            <text:p>2k</text:p>
          </table:table-cell>
          <table:table-cell table:style-name="ce9" table:formula="of:=ROUND(POWER(1+[.I$2]*0.01; [.$A28]) * [.I$1]; 1)" office:value-type="float" office:value="572.1" calcext:value-type="float">
            <text:p>572k</text:p>
          </table:table-cell>
          <table:table-cell table:style-name="ce16" table:formula="of:=ROUND(POWER(1+[.J$2]*0.01; [.$A28]) * [.J$1]; 1)" office:value-type="float" office:value="379.6" calcext:value-type="float">
            <text:p>380k</text:p>
          </table:table-cell>
          <table:table-cell table:style-name="ce16" table:formula="of:=ROUND(POWER(1+[.K$2]*0.01; [.$A28]) * [.K$1]; 1)" office:value-type="float" office:value="261.9" calcext:value-type="float">
            <text:p>262k</text:p>
          </table:table-cell>
          <table:table-cell table:style-name="ce16" table:formula="of:=ROUND(POWER(1+[.L$2]*0.01; [.$A28]) * [.L$1]; 1)" office:value-type="float" office:value="209.5" calcext:value-type="float">
            <text:p>210k</text:p>
          </table:table-cell>
          <table:table-cell table:style-name="ce16" table:formula="of:=ROUND(POWER(1+[.M$2]*0.01; [.$A28]) * [.M$1]; 1)" office:value-type="float" office:value="173.2" calcext:value-type="float">
            <text:p>173k</text:p>
          </table:table-cell>
          <table:table-cell table:style-name="ce16" table:formula="of:=ROUND(POWER(1+[.N$2]*0.01; [.$A28]) * [.N$1]; 1)" office:value-type="float" office:value="4.4" calcext:value-type="float">
            <text:p>4k</text:p>
          </table:table-cell>
          <table:table-cell table:style-name="ce16" table:formula="of:=ROUND(POWER(1+[.O$2]*0.01; [.$A28]) * [.O$1]; 1)" office:value-type="float" office:value="3.6" calcext:value-type="float">
            <text:p>4k</text:p>
          </table:table-cell>
          <table:table-cell table:style-name="ce9" table:formula="of:=ROUND(POWER(1+[.P$2]*0.01; [.$A28]) * [.P$1]; 1)" office:value-type="float" office:value="572.1" calcext:value-type="float">
            <text:p>572k</text:p>
          </table:table-cell>
          <table:table-cell table:style-name="ce16" table:formula="of:=ROUND(POWER(1+[.Q$2]*0.01; [.$A28]) * [.Q$1]; 1)" office:value-type="float" office:value="379.6" calcext:value-type="float">
            <text:p>380k</text:p>
          </table:table-cell>
          <table:table-cell table:style-name="ce16" table:formula="of:=ROUND(POWER(1+[.R$2]*0.01; [.$A28]) * [.R$1]; 1)" office:value-type="float" office:value="261.9" calcext:value-type="float">
            <text:p>262k</text:p>
          </table:table-cell>
          <table:table-cell table:style-name="ce16" table:formula="of:=ROUND(POWER(1+[.S$2]*0.01; [.$A28]) * [.S$1]; 1)" office:value-type="float" office:value="142.9" calcext:value-type="float">
            <text:p>143k</text:p>
          </table:table-cell>
          <table:table-cell table:style-name="ce16" table:formula="of:=ROUND(POWER(1+[.T$2]*0.01; [.$A28]) * [.T$1]; 1)" office:value-type="float" office:value="65.1" calcext:value-type="float">
            <text:p>65k</text:p>
          </table:table-cell>
          <table:table-cell table:style-name="ce16" table:formula="of:=ROUND(POWER(1+[.U$2]*0.01; [.$A28]) * [.U$1]; 1)" office:value-type="float" office:value="8.9" calcext:value-type="float">
            <text:p>9k</text:p>
          </table:table-cell>
          <table:table-cell table:style-name="ce16" table:formula="of:=ROUND(POWER(1+[.V$2]*0.01; [.$A28]) * [.V$1]; 1)" office:value-type="float" office:value="4.7" calcext:value-type="float">
            <text:p>5k</text:p>
          </table:table-cell>
          <table:table-cell table:style-name="ce9" table:formula="of:=ROUND(POWER(1+[.W$2]*0.01; [.$A28]) * [.W$1]; 1)" office:value-type="float" office:value="216.4" calcext:value-type="float">
            <text:p>216k</text:p>
          </table:table-cell>
          <table:table-cell table:style-name="ce16" table:formula="of:=ROUND(POWER(1+[.X$2]*0.01; [.$A28]) * [.X$1]; 1)" office:value-type="float" office:value="178.6" calcext:value-type="float">
            <text:p>179k</text:p>
          </table:table-cell>
          <table:table-cell table:style-name="ce16" table:formula="of:=ROUND(POWER(1+[.Y$2]*0.01; [.$A28]) * [.Y$1]; 1)" office:value-type="float" office:value="147.1" calcext:value-type="float">
            <text:p>147k</text:p>
          </table:table-cell>
          <table:table-cell table:style-name="ce16" table:formula="of:=ROUND(POWER(1+[.Z$2]*0.01; [.$A28]) * [.Z$1]; 1)" office:value-type="float" office:value="121" calcext:value-type="float">
            <text:p>121k</text:p>
          </table:table-cell>
          <table:table-cell table:style-name="ce16" table:formula="of:=ROUND(POWER(1+[.AA$2]*0.01; [.$A28]) * [.AA$1]; 1)" office:value-type="float" office:value="81.4" calcext:value-type="float">
            <text:p>81k</text:p>
          </table:table-cell>
          <table:table-cell table:style-name="ce16" table:formula="of:=ROUND(POWER(1+[.AB$2]*0.01; [.$A28]) * [.AB$1]; 1)" office:value-type="float" office:value="2.9" calcext:value-type="float">
            <text:p>3k</text:p>
          </table:table-cell>
          <table:table-cell table:style-name="ce16" table:formula="of:=ROUND(POWER(1+[.AC$2]*0.01; [.$A28]) * [.AC$1]; 1)" office:value-type="float" office:value="2.4" calcext:value-type="float">
            <text:p>2k</text:p>
          </table:table-cell>
          <table:table-cell table:number-columns-repeated="1635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" table:formula="of:=ROUND(POWER(1+[.B$2]*0.01; [.$A29]) * [.B$1]; 1)" office:value-type="float" office:value="675.1" calcext:value-type="float">
            <text:p>675k</text:p>
          </table:table-cell>
          <table:table-cell table:style-name="ce16" table:formula="of:=ROUND(POWER(1+[.C$2]*0.01; [.$A29]) * [.C$1]; 1)" office:value-type="float" office:value="444.1" calcext:value-type="float">
            <text:p>444k</text:p>
          </table:table-cell>
          <table:table-cell table:style-name="ce16" table:formula="of:=ROUND(POWER(1+[.D$2]*0.01; [.$A29]) * [.D$1]; 1)" office:value-type="float" office:value="303.8" calcext:value-type="float">
            <text:p>304k</text:p>
          </table:table-cell>
          <table:table-cell table:style-name="ce16" table:formula="of:=ROUND(POWER(1+[.E$2]*0.01; [.$A29]) * [.E$1]; 1)" office:value-type="float" office:value="243" calcext:value-type="float">
            <text:p>243k</text:p>
          </table:table-cell>
          <table:table-cell table:style-name="ce16" table:formula="of:=ROUND(POWER(1+[.F$2]*0.01; [.$A29]) * [.F$1]; 1)" office:value-type="float" office:value="199.1" calcext:value-type="float">
            <text:p>199k</text:p>
          </table:table-cell>
          <table:table-cell table:style-name="ce16" table:formula="of:=ROUND(POWER(1+[.G$2]*0.01; [.$A29]) * [.G$1]; 1)" office:value-type="float" office:value="3.1" calcext:value-type="float">
            <text:p>3k</text:p>
          </table:table-cell>
          <table:table-cell table:style-name="ce16" table:formula="of:=ROUND(POWER(1+[.H$2]*0.01; [.$A29]) * [.H$1]; 1)" office:value-type="float" office:value="2.5" calcext:value-type="float">
            <text:p>3k</text:p>
          </table:table-cell>
          <table:table-cell table:style-name="ce9" table:formula="of:=ROUND(POWER(1+[.I$2]*0.01; [.$A29]) * [.I$1]; 1)" office:value-type="float" office:value="675.1" calcext:value-type="float">
            <text:p>675k</text:p>
          </table:table-cell>
          <table:table-cell table:style-name="ce16" table:formula="of:=ROUND(POWER(1+[.J$2]*0.01; [.$A29]) * [.J$1]; 1)" office:value-type="float" office:value="444.1" calcext:value-type="float">
            <text:p>444k</text:p>
          </table:table-cell>
          <table:table-cell table:style-name="ce16" table:formula="of:=ROUND(POWER(1+[.K$2]*0.01; [.$A29]) * [.K$1]; 1)" office:value-type="float" office:value="303.8" calcext:value-type="float">
            <text:p>304k</text:p>
          </table:table-cell>
          <table:table-cell table:style-name="ce16" table:formula="of:=ROUND(POWER(1+[.L$2]*0.01; [.$A29]) * [.L$1]; 1)" office:value-type="float" office:value="243" calcext:value-type="float">
            <text:p>243k</text:p>
          </table:table-cell>
          <table:table-cell table:style-name="ce16" table:formula="of:=ROUND(POWER(1+[.M$2]*0.01; [.$A29]) * [.M$1]; 1)" office:value-type="float" office:value="199.1" calcext:value-type="float">
            <text:p>199k</text:p>
          </table:table-cell>
          <table:table-cell table:style-name="ce16" table:formula="of:=ROUND(POWER(1+[.N$2]*0.01; [.$A29]) * [.N$1]; 1)" office:value-type="float" office:value="4.6" calcext:value-type="float">
            <text:p>5k</text:p>
          </table:table-cell>
          <table:table-cell table:style-name="ce16" table:formula="of:=ROUND(POWER(1+[.O$2]*0.01; [.$A29]) * [.O$1]; 1)" office:value-type="float" office:value="3.7" calcext:value-type="float">
            <text:p>4k</text:p>
          </table:table-cell>
          <table:table-cell table:style-name="ce9" table:formula="of:=ROUND(POWER(1+[.P$2]*0.01; [.$A29]) * [.P$1]; 1)" office:value-type="float" office:value="675.1" calcext:value-type="float">
            <text:p>675k</text:p>
          </table:table-cell>
          <table:table-cell table:style-name="ce16" table:formula="of:=ROUND(POWER(1+[.Q$2]*0.01; [.$A29]) * [.Q$1]; 1)" office:value-type="float" office:value="444.1" calcext:value-type="float">
            <text:p>444k</text:p>
          </table:table-cell>
          <table:table-cell table:style-name="ce16" table:formula="of:=ROUND(POWER(1+[.R$2]*0.01; [.$A29]) * [.R$1]; 1)" office:value-type="float" office:value="303.8" calcext:value-type="float">
            <text:p>304k</text:p>
          </table:table-cell>
          <table:table-cell table:style-name="ce16" table:formula="of:=ROUND(POWER(1+[.S$2]*0.01; [.$A29]) * [.S$1]; 1)" office:value-type="float" office:value="162.9" calcext:value-type="float">
            <text:p>163k</text:p>
          </table:table-cell>
          <table:table-cell table:style-name="ce16" table:formula="of:=ROUND(POWER(1+[.T$2]*0.01; [.$A29]) * [.T$1]; 1)" office:value-type="float" office:value="71.6" calcext:value-type="float">
            <text:p>72k</text:p>
          </table:table-cell>
          <table:table-cell table:style-name="ce16" table:formula="of:=ROUND(POWER(1+[.U$2]*0.01; [.$A29]) * [.U$1]; 1)" office:value-type="float" office:value="9.5" calcext:value-type="float">
            <text:p>10k</text:p>
          </table:table-cell>
          <table:table-cell table:style-name="ce16" table:formula="of:=ROUND(POWER(1+[.V$2]*0.01; [.$A29]) * [.V$1]; 1)" office:value-type="float" office:value="4.9" calcext:value-type="float">
            <text:p>5k</text:p>
          </table:table-cell>
          <table:table-cell table:style-name="ce9" table:formula="of:=ROUND(POWER(1+[.W$2]*0.01; [.$A29]) * [.W$1]; 1)" office:value-type="float" office:value="248.9" calcext:value-type="float">
            <text:p>249k</text:p>
          </table:table-cell>
          <table:table-cell table:style-name="ce16" table:formula="of:=ROUND(POWER(1+[.X$2]*0.01; [.$A29]) * [.X$1]; 1)" office:value-type="float" office:value="203.6" calcext:value-type="float">
            <text:p>204k</text:p>
          </table:table-cell>
          <table:table-cell table:style-name="ce16" table:formula="of:=ROUND(POWER(1+[.Y$2]*0.01; [.$A29]) * [.Y$1]; 1)" office:value-type="float" office:value="166.3" calcext:value-type="float">
            <text:p>166k</text:p>
          </table:table-cell>
          <table:table-cell table:style-name="ce16" table:formula="of:=ROUND(POWER(1+[.Z$2]*0.01; [.$A29]) * [.Z$1]; 1)" office:value-type="float" office:value="135.5" calcext:value-type="float">
            <text:p>136k</text:p>
          </table:table-cell>
          <table:table-cell table:style-name="ce16" table:formula="of:=ROUND(POWER(1+[.AA$2]*0.01; [.$A29]) * [.AA$1]; 1)" office:value-type="float" office:value="89.5" calcext:value-type="float">
            <text:p>90k</text:p>
          </table:table-cell>
          <table:table-cell table:style-name="ce16" table:formula="of:=ROUND(POWER(1+[.AB$2]*0.01; [.$A29]) * [.AB$1]; 1)" office:value-type="float" office:value="3.1" calcext:value-type="float">
            <text:p>3k</text:p>
          </table:table-cell>
          <table:table-cell table:style-name="ce16" table:formula="of:=ROUND(POWER(1+[.AC$2]*0.01; [.$A29]) * [.AC$1]; 1)" office:value-type="float" office:value="2.5" calcext:value-type="float">
            <text:p>3k</text:p>
          </table:table-cell>
          <table:table-cell table:number-columns-repeated="1635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" table:formula="of:=ROUND(POWER(1+[.B$2]*0.01; [.$A30]) * [.B$1]; 1)" office:value-type="float" office:value="796.6" calcext:value-type="float">
            <text:p>797k</text:p>
          </table:table-cell>
          <table:table-cell table:style-name="ce16" table:formula="of:=ROUND(POWER(1+[.C$2]*0.01; [.$A30]) * [.C$1]; 1)" office:value-type="float" office:value="519.6" calcext:value-type="float">
            <text:p>520k</text:p>
          </table:table-cell>
          <table:table-cell table:style-name="ce16" table:formula="of:=ROUND(POWER(1+[.D$2]*0.01; [.$A30]) * [.D$1]; 1)" office:value-type="float" office:value="352.4" calcext:value-type="float">
            <text:p>352k</text:p>
          </table:table-cell>
          <table:table-cell table:style-name="ce16" table:formula="of:=ROUND(POWER(1+[.E$2]*0.01; [.$A30]) * [.E$1]; 1)" office:value-type="float" office:value="281.9" calcext:value-type="float">
            <text:p>282k</text:p>
          </table:table-cell>
          <table:table-cell table:style-name="ce16" table:formula="of:=ROUND(POWER(1+[.F$2]*0.01; [.$A30]) * [.F$1]; 1)" office:value-type="float" office:value="229" calcext:value-type="float">
            <text:p>229k</text:p>
          </table:table-cell>
          <table:table-cell table:style-name="ce16" table:formula="of:=ROUND(POWER(1+[.G$2]*0.01; [.$A30]) * [.G$1]; 1)" office:value-type="float" office:value="3.2" calcext:value-type="float">
            <text:p>3k</text:p>
          </table:table-cell>
          <table:table-cell table:style-name="ce16" table:formula="of:=ROUND(POWER(1+[.H$2]*0.01; [.$A30]) * [.H$1]; 1)" office:value-type="float" office:value="2.6" calcext:value-type="float">
            <text:p>3k</text:p>
          </table:table-cell>
          <table:table-cell table:style-name="ce9" table:formula="of:=ROUND(POWER(1+[.I$2]*0.01; [.$A30]) * [.I$1]; 1)" office:value-type="float" office:value="796.6" calcext:value-type="float">
            <text:p>797k</text:p>
          </table:table-cell>
          <table:table-cell table:style-name="ce16" table:formula="of:=ROUND(POWER(1+[.J$2]*0.01; [.$A30]) * [.J$1]; 1)" office:value-type="float" office:value="519.6" calcext:value-type="float">
            <text:p>520k</text:p>
          </table:table-cell>
          <table:table-cell table:style-name="ce16" table:formula="of:=ROUND(POWER(1+[.K$2]*0.01; [.$A30]) * [.K$1]; 1)" office:value-type="float" office:value="352.4" calcext:value-type="float">
            <text:p>352k</text:p>
          </table:table-cell>
          <table:table-cell table:style-name="ce16" table:formula="of:=ROUND(POWER(1+[.L$2]*0.01; [.$A30]) * [.L$1]; 1)" office:value-type="float" office:value="281.9" calcext:value-type="float">
            <text:p>282k</text:p>
          </table:table-cell>
          <table:table-cell table:style-name="ce16" table:formula="of:=ROUND(POWER(1+[.M$2]*0.01; [.$A30]) * [.M$1]; 1)" office:value-type="float" office:value="229" calcext:value-type="float">
            <text:p>229k</text:p>
          </table:table-cell>
          <table:table-cell table:style-name="ce16" table:formula="of:=ROUND(POWER(1+[.N$2]*0.01; [.$A30]) * [.N$1]; 1)" office:value-type="float" office:value="4.8" calcext:value-type="float">
            <text:p>5k</text:p>
          </table:table-cell>
          <table:table-cell table:style-name="ce16" table:formula="of:=ROUND(POWER(1+[.O$2]*0.01; [.$A30]) * [.O$1]; 1)" office:value-type="float" office:value="3.8" calcext:value-type="float">
            <text:p>4k</text:p>
          </table:table-cell>
          <table:table-cell table:style-name="ce9" table:formula="of:=ROUND(POWER(1+[.P$2]*0.01; [.$A30]) * [.P$1]; 1)" office:value-type="float" office:value="796.6" calcext:value-type="float">
            <text:p>797k</text:p>
          </table:table-cell>
          <table:table-cell table:style-name="ce16" table:formula="of:=ROUND(POWER(1+[.Q$2]*0.01; [.$A30]) * [.Q$1]; 1)" office:value-type="float" office:value="519.6" calcext:value-type="float">
            <text:p>520k</text:p>
          </table:table-cell>
          <table:table-cell table:style-name="ce16" table:formula="of:=ROUND(POWER(1+[.R$2]*0.01; [.$A30]) * [.R$1]; 1)" office:value-type="float" office:value="352.4" calcext:value-type="float">
            <text:p>352k</text:p>
          </table:table-cell>
          <table:table-cell table:style-name="ce16" table:formula="of:=ROUND(POWER(1+[.S$2]*0.01; [.$A30]) * [.S$1]; 1)" office:value-type="float" office:value="185.7" calcext:value-type="float">
            <text:p>186k</text:p>
          </table:table-cell>
          <table:table-cell table:style-name="ce16" table:formula="of:=ROUND(POWER(1+[.T$2]*0.01; [.$A30]) * [.T$1]; 1)" office:value-type="float" office:value="78.8" calcext:value-type="float">
            <text:p>79k</text:p>
          </table:table-cell>
          <table:table-cell table:style-name="ce16" table:formula="of:=ROUND(POWER(1+[.U$2]*0.01; [.$A30]) * [.U$1]; 1)" office:value-type="float" office:value="10.1" calcext:value-type="float">
            <text:p>10k</text:p>
          </table:table-cell>
          <table:table-cell table:style-name="ce16" table:formula="of:=ROUND(POWER(1+[.V$2]*0.01; [.$A30]) * [.V$1]; 1)" office:value-type="float" office:value="5.1" calcext:value-type="float">
            <text:p>5k</text:p>
          </table:table-cell>
          <table:table-cell table:style-name="ce9" table:formula="of:=ROUND(POWER(1+[.W$2]*0.01; [.$A30]) * [.W$1]; 1)" office:value-type="float" office:value="286.3" calcext:value-type="float">
            <text:p>286k</text:p>
          </table:table-cell>
          <table:table-cell table:style-name="ce16" table:formula="of:=ROUND(POWER(1+[.X$2]*0.01; [.$A30]) * [.X$1]; 1)" office:value-type="float" office:value="232.1" calcext:value-type="float">
            <text:p>232k</text:p>
          </table:table-cell>
          <table:table-cell table:style-name="ce16" table:formula="of:=ROUND(POWER(1+[.Y$2]*0.01; [.$A30]) * [.Y$1]; 1)" office:value-type="float" office:value="187.9" calcext:value-type="float">
            <text:p>188k</text:p>
          </table:table-cell>
          <table:table-cell table:style-name="ce16" table:formula="of:=ROUND(POWER(1+[.Z$2]*0.01; [.$A30]) * [.Z$1]; 1)" office:value-type="float" office:value="151.8" calcext:value-type="float">
            <text:p>152k</text:p>
          </table:table-cell>
          <table:table-cell table:style-name="ce16" table:formula="of:=ROUND(POWER(1+[.AA$2]*0.01; [.$A30]) * [.AA$1]; 1)" office:value-type="float" office:value="98.5" calcext:value-type="float">
            <text:p>99k</text:p>
          </table:table-cell>
          <table:table-cell table:style-name="ce16" table:formula="of:=ROUND(POWER(1+[.AB$2]*0.01; [.$A30]) * [.AB$1]; 1)" office:value-type="float" office:value="3.2" calcext:value-type="float">
            <text:p>3k</text:p>
          </table:table-cell>
          <table:table-cell table:style-name="ce16" table:formula="of:=ROUND(POWER(1+[.AC$2]*0.01; [.$A30]) * [.AC$1]; 1)" office:value-type="float" office:value="2.6" calcext:value-type="float">
            <text:p>3k</text:p>
          </table:table-cell>
          <table:table-cell table:number-columns-repeated="1635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" table:formula="of:=ROUND(POWER(1+[.B$2]*0.01; [.$A31]) * [.B$1]; 1)" office:value-type="float" office:value="940" calcext:value-type="float">
            <text:p>940k</text:p>
          </table:table-cell>
          <table:table-cell table:style-name="ce16" table:formula="of:=ROUND(POWER(1+[.C$2]*0.01; [.$A31]) * [.C$1]; 1)" office:value-type="float" office:value="607.9" calcext:value-type="float">
            <text:p>608k</text:p>
          </table:table-cell>
          <table:table-cell table:style-name="ce16" table:formula="of:=ROUND(POWER(1+[.D$2]*0.01; [.$A31]) * [.D$1]; 1)" office:value-type="float" office:value="408.7" calcext:value-type="float">
            <text:p>409k</text:p>
          </table:table-cell>
          <table:table-cell table:style-name="ce16" table:formula="of:=ROUND(POWER(1+[.E$2]*0.01; [.$A31]) * [.E$1]; 1)" office:value-type="float" office:value="327" calcext:value-type="float">
            <text:p>327k</text:p>
          </table:table-cell>
          <table:table-cell table:style-name="ce16" table:formula="of:=ROUND(POWER(1+[.F$2]*0.01; [.$A31]) * [.F$1]; 1)" office:value-type="float" office:value="263.4" calcext:value-type="float">
            <text:p>263k</text:p>
          </table:table-cell>
          <table:table-cell table:style-name="ce16" table:formula="of:=ROUND(POWER(1+[.G$2]*0.01; [.$A31]) * [.G$1]; 1)" office:value-type="float" office:value="3.4" calcext:value-type="float">
            <text:p>3k</text:p>
          </table:table-cell>
          <table:table-cell table:style-name="ce16" table:formula="of:=ROUND(POWER(1+[.H$2]*0.01; [.$A31]) * [.H$1]; 1)" office:value-type="float" office:value="2.7" calcext:value-type="float">
            <text:p>3k</text:p>
          </table:table-cell>
          <table:table-cell table:style-name="ce9" table:formula="of:=ROUND(POWER(1+[.I$2]*0.01; [.$A31]) * [.I$1]; 1)" office:value-type="float" office:value="940" calcext:value-type="float">
            <text:p>940k</text:p>
          </table:table-cell>
          <table:table-cell table:style-name="ce16" table:formula="of:=ROUND(POWER(1+[.J$2]*0.01; [.$A31]) * [.J$1]; 1)" office:value-type="float" office:value="607.9" calcext:value-type="float">
            <text:p>608k</text:p>
          </table:table-cell>
          <table:table-cell table:style-name="ce16" table:formula="of:=ROUND(POWER(1+[.K$2]*0.01; [.$A31]) * [.K$1]; 1)" office:value-type="float" office:value="408.7" calcext:value-type="float">
            <text:p>409k</text:p>
          </table:table-cell>
          <table:table-cell table:style-name="ce16" table:formula="of:=ROUND(POWER(1+[.L$2]*0.01; [.$A31]) * [.L$1]; 1)" office:value-type="float" office:value="327" calcext:value-type="float">
            <text:p>327k</text:p>
          </table:table-cell>
          <table:table-cell table:style-name="ce16" table:formula="of:=ROUND(POWER(1+[.M$2]*0.01; [.$A31]) * [.M$1]; 1)" office:value-type="float" office:value="263.4" calcext:value-type="float">
            <text:p>263k</text:p>
          </table:table-cell>
          <table:table-cell table:style-name="ce16" table:formula="of:=ROUND(POWER(1+[.N$2]*0.01; [.$A31]) * [.N$1]; 1)" office:value-type="float" office:value="5.1" calcext:value-type="float">
            <text:p>5k</text:p>
          </table:table-cell>
          <table:table-cell table:style-name="ce16" table:formula="of:=ROUND(POWER(1+[.O$2]*0.01; [.$A31]) * [.O$1]; 1)" office:value-type="float" office:value="4" calcext:value-type="float">
            <text:p>4k</text:p>
          </table:table-cell>
          <table:table-cell table:style-name="ce9" table:formula="of:=ROUND(POWER(1+[.P$2]*0.01; [.$A31]) * [.P$1]; 1)" office:value-type="float" office:value="940" calcext:value-type="float">
            <text:p>940k</text:p>
          </table:table-cell>
          <table:table-cell table:style-name="ce16" table:formula="of:=ROUND(POWER(1+[.Q$2]*0.01; [.$A31]) * [.Q$1]; 1)" office:value-type="float" office:value="607.9" calcext:value-type="float">
            <text:p>608k</text:p>
          </table:table-cell>
          <table:table-cell table:style-name="ce16" table:formula="of:=ROUND(POWER(1+[.R$2]*0.01; [.$A31]) * [.R$1]; 1)" office:value-type="float" office:value="408.7" calcext:value-type="float">
            <text:p>409k</text:p>
          </table:table-cell>
          <table:table-cell table:style-name="ce16" table:formula="of:=ROUND(POWER(1+[.S$2]*0.01; [.$A31]) * [.S$1]; 1)" office:value-type="float" office:value="211.7" calcext:value-type="float">
            <text:p>212k</text:p>
          </table:table-cell>
          <table:table-cell table:style-name="ce16" table:formula="of:=ROUND(POWER(1+[.T$2]*0.01; [.$A31]) * [.T$1]; 1)" office:value-type="float" office:value="86.7" calcext:value-type="float">
            <text:p>87k</text:p>
          </table:table-cell>
          <table:table-cell table:style-name="ce16" table:formula="of:=ROUND(POWER(1+[.U$2]*0.01; [.$A31]) * [.U$1]; 1)" office:value-type="float" office:value="10.9" calcext:value-type="float">
            <text:p>11k</text:p>
          </table:table-cell>
          <table:table-cell table:style-name="ce16" table:formula="of:=ROUND(POWER(1+[.V$2]*0.01; [.$A31]) * [.V$1]; 1)" office:value-type="float" office:value="5.3" calcext:value-type="float">
            <text:p>5k</text:p>
          </table:table-cell>
          <table:table-cell table:style-name="ce9" table:formula="of:=ROUND(POWER(1+[.W$2]*0.01; [.$A31]) * [.W$1]; 1)" office:value-type="float" office:value="329.2" calcext:value-type="float">
            <text:p>329k</text:p>
          </table:table-cell>
          <table:table-cell table:style-name="ce16" table:formula="of:=ROUND(POWER(1+[.X$2]*0.01; [.$A31]) * [.X$1]; 1)" office:value-type="float" office:value="264.6" calcext:value-type="float">
            <text:p>265k</text:p>
          </table:table-cell>
          <table:table-cell table:style-name="ce16" table:formula="of:=ROUND(POWER(1+[.Y$2]*0.01; [.$A31]) * [.Y$1]; 1)" office:value-type="float" office:value="212.3" calcext:value-type="float">
            <text:p>212k</text:p>
          </table:table-cell>
          <table:table-cell table:style-name="ce16" table:formula="of:=ROUND(POWER(1+[.Z$2]*0.01; [.$A31]) * [.Z$1]; 1)" office:value-type="float" office:value="170" calcext:value-type="float">
            <text:p>170k</text:p>
          </table:table-cell>
          <table:table-cell table:style-name="ce16" table:formula="of:=ROUND(POWER(1+[.AA$2]*0.01; [.$A31]) * [.AA$1]; 1)" office:value-type="float" office:value="108.3" calcext:value-type="float">
            <text:p>108k</text:p>
          </table:table-cell>
          <table:table-cell table:style-name="ce16" table:formula="of:=ROUND(POWER(1+[.AB$2]*0.01; [.$A31]) * [.AB$1]; 1)" office:value-type="float" office:value="3.4" calcext:value-type="float">
            <text:p>3k</text:p>
          </table:table-cell>
          <table:table-cell table:style-name="ce16" table:formula="of:=ROUND(POWER(1+[.AC$2]*0.01; [.$A31]) * [.AC$1]; 1)" office:value-type="float" office:value="2.7" calcext:value-type="float">
            <text:p>3k</text:p>
          </table:table-cell>
          <table:table-cell table:number-columns-repeated="1635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9" table:formula="of:=ROUND(POWER(1+[.B$2]*0.01; [.$A32]) * [.B$1]; 1)" office:value-type="float" office:value="1109.2" calcext:value-type="float">
            <text:p>1109k</text:p>
          </table:table-cell>
          <table:table-cell table:style-name="ce16" table:formula="of:=ROUND(POWER(1+[.C$2]*0.01; [.$A32]) * [.C$1]; 1)" office:value-type="float" office:value="711.2" calcext:value-type="float">
            <text:p>711k</text:p>
          </table:table-cell>
          <table:table-cell table:style-name="ce16" table:formula="of:=ROUND(POWER(1+[.D$2]*0.01; [.$A32]) * [.D$1]; 1)" office:value-type="float" office:value="474.1" calcext:value-type="float">
            <text:p>474k</text:p>
          </table:table-cell>
          <table:table-cell table:style-name="ce16" table:formula="of:=ROUND(POWER(1+[.E$2]*0.01; [.$A32]) * [.E$1]; 1)" office:value-type="float" office:value="379.3" calcext:value-type="float">
            <text:p>379k</text:p>
          </table:table-cell>
          <table:table-cell table:style-name="ce16" table:formula="of:=ROUND(POWER(1+[.F$2]*0.01; [.$A32]) * [.F$1]; 1)" office:value-type="float" office:value="302.9" calcext:value-type="float">
            <text:p>303k</text:p>
          </table:table-cell>
          <table:table-cell table:style-name="ce16" table:formula="of:=ROUND(POWER(1+[.G$2]*0.01; [.$A32]) * [.G$1]; 1)" office:value-type="float" office:value="3.6" calcext:value-type="float">
            <text:p>4k</text:p>
          </table:table-cell>
          <table:table-cell table:style-name="ce16" table:formula="of:=ROUND(POWER(1+[.H$2]*0.01; [.$A32]) * [.H$1]; 1)" office:value-type="float" office:value="2.8" calcext:value-type="float">
            <text:p>3k</text:p>
          </table:table-cell>
          <table:table-cell table:style-name="ce9" table:formula="of:=ROUND(POWER(1+[.I$2]*0.01; [.$A32]) * [.I$1]; 1)" office:value-type="float" office:value="1109.2" calcext:value-type="float">
            <text:p>1109k</text:p>
          </table:table-cell>
          <table:table-cell table:style-name="ce16" table:formula="of:=ROUND(POWER(1+[.J$2]*0.01; [.$A32]) * [.J$1]; 1)" office:value-type="float" office:value="711.2" calcext:value-type="float">
            <text:p>711k</text:p>
          </table:table-cell>
          <table:table-cell table:style-name="ce16" table:formula="of:=ROUND(POWER(1+[.K$2]*0.01; [.$A32]) * [.K$1]; 1)" office:value-type="float" office:value="474.1" calcext:value-type="float">
            <text:p>474k</text:p>
          </table:table-cell>
          <table:table-cell table:style-name="ce16" table:formula="of:=ROUND(POWER(1+[.L$2]*0.01; [.$A32]) * [.L$1]; 1)" office:value-type="float" office:value="379.3" calcext:value-type="float">
            <text:p>379k</text:p>
          </table:table-cell>
          <table:table-cell table:style-name="ce16" table:formula="of:=ROUND(POWER(1+[.M$2]*0.01; [.$A32]) * [.M$1]; 1)" office:value-type="float" office:value="302.9" calcext:value-type="float">
            <text:p>303k</text:p>
          </table:table-cell>
          <table:table-cell table:style-name="ce16" table:formula="of:=ROUND(POWER(1+[.N$2]*0.01; [.$A32]) * [.N$1]; 1)" office:value-type="float" office:value="5.3" calcext:value-type="float">
            <text:p>5k</text:p>
          </table:table-cell>
          <table:table-cell table:style-name="ce16" table:formula="of:=ROUND(POWER(1+[.O$2]*0.01; [.$A32]) * [.O$1]; 1)" office:value-type="float" office:value="4.2" calcext:value-type="float">
            <text:p>4k</text:p>
          </table:table-cell>
          <table:table-cell table:style-name="ce9" table:formula="of:=ROUND(POWER(1+[.P$2]*0.01; [.$A32]) * [.P$1]; 1)" office:value-type="float" office:value="1109.2" calcext:value-type="float">
            <text:p>1109k</text:p>
          </table:table-cell>
          <table:table-cell table:style-name="ce16" table:formula="of:=ROUND(POWER(1+[.Q$2]*0.01; [.$A32]) * [.Q$1]; 1)" office:value-type="float" office:value="711.2" calcext:value-type="float">
            <text:p>711k</text:p>
          </table:table-cell>
          <table:table-cell table:style-name="ce16" table:formula="of:=ROUND(POWER(1+[.R$2]*0.01; [.$A32]) * [.R$1]; 1)" office:value-type="float" office:value="474.1" calcext:value-type="float">
            <text:p>474k</text:p>
          </table:table-cell>
          <table:table-cell table:style-name="ce16" table:formula="of:=ROUND(POWER(1+[.S$2]*0.01; [.$A32]) * [.S$1]; 1)" office:value-type="float" office:value="241.3" calcext:value-type="float">
            <text:p>241k</text:p>
          </table:table-cell>
          <table:table-cell table:style-name="ce16" table:formula="of:=ROUND(POWER(1+[.T$2]*0.01; [.$A32]) * [.T$1]; 1)" office:value-type="float" office:value="95.3" calcext:value-type="float">
            <text:p>95k</text:p>
          </table:table-cell>
          <table:table-cell table:style-name="ce16" table:formula="of:=ROUND(POWER(1+[.U$2]*0.01; [.$A32]) * [.U$1]; 1)" office:value-type="float" office:value="11.6" calcext:value-type="float">
            <text:p>12k</text:p>
          </table:table-cell>
          <table:table-cell table:style-name="ce16" table:formula="of:=ROUND(POWER(1+[.V$2]*0.01; [.$A32]) * [.V$1]; 1)" office:value-type="float" office:value="5.5" calcext:value-type="float">
            <text:p>6k</text:p>
          </table:table-cell>
          <table:table-cell table:style-name="ce9" table:formula="of:=ROUND(POWER(1+[.W$2]*0.01; [.$A32]) * [.W$1]; 1)" office:value-type="float" office:value="378.6" calcext:value-type="float">
            <text:p>379k</text:p>
          </table:table-cell>
          <table:table-cell table:style-name="ce16" table:formula="of:=ROUND(POWER(1+[.X$2]*0.01; [.$A32]) * [.X$1]; 1)" office:value-type="float" office:value="301.7" calcext:value-type="float">
            <text:p>302k</text:p>
          </table:table-cell>
          <table:table-cell table:style-name="ce16" table:formula="of:=ROUND(POWER(1+[.Y$2]*0.01; [.$A32]) * [.Y$1]; 1)" office:value-type="float" office:value="239.9" calcext:value-type="float">
            <text:p>240k</text:p>
          </table:table-cell>
          <table:table-cell table:style-name="ce16" table:formula="of:=ROUND(POWER(1+[.Z$2]*0.01; [.$A32]) * [.Z$1]; 1)" office:value-type="float" office:value="190.4" calcext:value-type="float">
            <text:p>190k</text:p>
          </table:table-cell>
          <table:table-cell table:style-name="ce16" table:formula="of:=ROUND(POWER(1+[.AA$2]*0.01; [.$A32]) * [.AA$1]; 1)" office:value-type="float" office:value="119.2" calcext:value-type="float">
            <text:p>119k</text:p>
          </table:table-cell>
          <table:table-cell table:style-name="ce16" table:formula="of:=ROUND(POWER(1+[.AB$2]*0.01; [.$A32]) * [.AB$1]; 1)" office:value-type="float" office:value="3.6" calcext:value-type="float">
            <text:p>4k</text:p>
          </table:table-cell>
          <table:table-cell table:style-name="ce16" table:formula="of:=ROUND(POWER(1+[.AC$2]*0.01; [.$A32]) * [.AC$1]; 1)" office:value-type="float" office:value="2.8" calcext:value-type="float">
            <text:p>3k</text:p>
          </table:table-cell>
          <table:table-cell table:number-columns-repeated="1635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9" table:formula="of:=ROUND(POWER(1+[.B$2]*0.01; [.$A33]) * [.B$1]; 1)" office:value-type="float" office:value="1308.9" calcext:value-type="float">
            <text:p>1309k</text:p>
          </table:table-cell>
          <table:table-cell table:style-name="ce16" table:formula="of:=ROUND(POWER(1+[.C$2]*0.01; [.$A33]) * [.C$1]; 1)" office:value-type="float" office:value="832.1" calcext:value-type="float">
            <text:p>832k</text:p>
          </table:table-cell>
          <table:table-cell table:style-name="ce16" table:formula="of:=ROUND(POWER(1+[.D$2]*0.01; [.$A33]) * [.D$1]; 1)" office:value-type="float" office:value="550" calcext:value-type="float">
            <text:p>550k</text:p>
          </table:table-cell>
          <table:table-cell table:style-name="ce16" table:formula="of:=ROUND(POWER(1+[.E$2]*0.01; [.$A33]) * [.E$1]; 1)" office:value-type="float" office:value="440" calcext:value-type="float">
            <text:p>440k</text:p>
          </table:table-cell>
          <table:table-cell table:style-name="ce16" table:formula="of:=ROUND(POWER(1+[.F$2]*0.01; [.$A33]) * [.F$1]; 1)" office:value-type="float" office:value="348.3" calcext:value-type="float">
            <text:p>348k</text:p>
          </table:table-cell>
          <table:table-cell table:style-name="ce16" table:formula="of:=ROUND(POWER(1+[.G$2]*0.01; [.$A33]) * [.G$1]; 1)" office:value-type="float" office:value="3.7" calcext:value-type="float">
            <text:p>4k</text:p>
          </table:table-cell>
          <table:table-cell table:style-name="ce16" table:formula="of:=ROUND(POWER(1+[.H$2]*0.01; [.$A33]) * [.H$1]; 1)" office:value-type="float" office:value="2.9" calcext:value-type="float">
            <text:p>3k</text:p>
          </table:table-cell>
          <table:table-cell table:style-name="ce9" table:formula="of:=ROUND(POWER(1+[.I$2]*0.01; [.$A33]) * [.I$1]; 1)" office:value-type="float" office:value="1308.9" calcext:value-type="float">
            <text:p>1309k</text:p>
          </table:table-cell>
          <table:table-cell table:style-name="ce16" table:formula="of:=ROUND(POWER(1+[.J$2]*0.01; [.$A33]) * [.J$1]; 1)" office:value-type="float" office:value="832.1" calcext:value-type="float">
            <text:p>832k</text:p>
          </table:table-cell>
          <table:table-cell table:style-name="ce16" table:formula="of:=ROUND(POWER(1+[.K$2]*0.01; [.$A33]) * [.K$1]; 1)" office:value-type="float" office:value="550" calcext:value-type="float">
            <text:p>550k</text:p>
          </table:table-cell>
          <table:table-cell table:style-name="ce16" table:formula="of:=ROUND(POWER(1+[.L$2]*0.01; [.$A33]) * [.L$1]; 1)" office:value-type="float" office:value="440" calcext:value-type="float">
            <text:p>440k</text:p>
          </table:table-cell>
          <table:table-cell table:style-name="ce16" table:formula="of:=ROUND(POWER(1+[.M$2]*0.01; [.$A33]) * [.M$1]; 1)" office:value-type="float" office:value="348.3" calcext:value-type="float">
            <text:p>348k</text:p>
          </table:table-cell>
          <table:table-cell table:style-name="ce16" table:formula="of:=ROUND(POWER(1+[.N$2]*0.01; [.$A33]) * [.N$1]; 1)" office:value-type="float" office:value="5.6" calcext:value-type="float">
            <text:p>6k</text:p>
          </table:table-cell>
          <table:table-cell table:style-name="ce16" table:formula="of:=ROUND(POWER(1+[.O$2]*0.01; [.$A33]) * [.O$1]; 1)" office:value-type="float" office:value="4.3" calcext:value-type="float">
            <text:p>4k</text:p>
          </table:table-cell>
          <table:table-cell table:style-name="ce9" table:formula="of:=ROUND(POWER(1+[.P$2]*0.01; [.$A33]) * [.P$1]; 1)" office:value-type="float" office:value="1308.9" calcext:value-type="float">
            <text:p>1309k</text:p>
          </table:table-cell>
          <table:table-cell table:style-name="ce16" table:formula="of:=ROUND(POWER(1+[.Q$2]*0.01; [.$A33]) * [.Q$1]; 1)" office:value-type="float" office:value="832.1" calcext:value-type="float">
            <text:p>832k</text:p>
          </table:table-cell>
          <table:table-cell table:style-name="ce16" table:formula="of:=ROUND(POWER(1+[.R$2]*0.01; [.$A33]) * [.R$1]; 1)" office:value-type="float" office:value="550" calcext:value-type="float">
            <text:p>550k</text:p>
          </table:table-cell>
          <table:table-cell table:style-name="ce16" table:formula="of:=ROUND(POWER(1+[.S$2]*0.01; [.$A33]) * [.S$1]; 1)" office:value-type="float" office:value="275.1" calcext:value-type="float">
            <text:p>275k</text:p>
          </table:table-cell>
          <table:table-cell table:style-name="ce16" table:formula="of:=ROUND(POWER(1+[.T$2]*0.01; [.$A33]) * [.T$1]; 1)" office:value-type="float" office:value="104.9" calcext:value-type="float">
            <text:p>105k</text:p>
          </table:table-cell>
          <table:table-cell table:style-name="ce16" table:formula="of:=ROUND(POWER(1+[.U$2]*0.01; [.$A33]) * [.U$1]; 1)" office:value-type="float" office:value="12.4" calcext:value-type="float">
            <text:p>12k</text:p>
          </table:table-cell>
          <table:table-cell table:style-name="ce16" table:formula="of:=ROUND(POWER(1+[.V$2]*0.01; [.$A33]) * [.V$1]; 1)" office:value-type="float" office:value="5.8" calcext:value-type="float">
            <text:p>6k</text:p>
          </table:table-cell>
          <table:table-cell table:style-name="ce9" table:formula="of:=ROUND(POWER(1+[.W$2]*0.01; [.$A33]) * [.W$1]; 1)" office:value-type="float" office:value="435.4" calcext:value-type="float">
            <text:p>435k</text:p>
          </table:table-cell>
          <table:table-cell table:style-name="ce16" table:formula="of:=ROUND(POWER(1+[.X$2]*0.01; [.$A33]) * [.X$1]; 1)" office:value-type="float" office:value="343.9" calcext:value-type="float">
            <text:p>344k</text:p>
          </table:table-cell>
          <table:table-cell table:style-name="ce16" table:formula="of:=ROUND(POWER(1+[.Y$2]*0.01; [.$A33]) * [.Y$1]; 1)" office:value-type="float" office:value="271.1" calcext:value-type="float">
            <text:p>271k</text:p>
          </table:table-cell>
          <table:table-cell table:style-name="ce16" table:formula="of:=ROUND(POWER(1+[.Z$2]*0.01; [.$A33]) * [.Z$1]; 1)" office:value-type="float" office:value="213.2" calcext:value-type="float">
            <text:p>213k</text:p>
          </table:table-cell>
          <table:table-cell table:style-name="ce16" table:formula="of:=ROUND(POWER(1+[.AA$2]*0.01; [.$A33]) * [.AA$1]; 1)" office:value-type="float" office:value="131.1" calcext:value-type="float">
            <text:p>131k</text:p>
          </table:table-cell>
          <table:table-cell table:style-name="ce16" table:formula="of:=ROUND(POWER(1+[.AB$2]*0.01; [.$A33]) * [.AB$1]; 1)" office:value-type="float" office:value="3.7" calcext:value-type="float">
            <text:p>4k</text:p>
          </table:table-cell>
          <table:table-cell table:style-name="ce16" table:formula="of:=ROUND(POWER(1+[.AC$2]*0.01; [.$A33]) * [.AC$1]; 1)" office:value-type="float" office:value="2.9" calcext:value-type="float">
            <text:p>3k</text:p>
          </table:table-cell>
          <table:table-cell table:number-columns-repeated="1635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9" table:formula="of:=ROUND(POWER(1+[.B$2]*0.01; [.$A34]) * [.B$1]; 1)" office:value-type="float" office:value="1544.5" calcext:value-type="float">
            <text:p>1545k</text:p>
          </table:table-cell>
          <table:table-cell table:style-name="ce16" table:formula="of:=ROUND(POWER(1+[.C$2]*0.01; [.$A34]) * [.C$1]; 1)" office:value-type="float" office:value="973.6" calcext:value-type="float">
            <text:p>974k</text:p>
          </table:table-cell>
          <table:table-cell table:style-name="ce16" table:formula="of:=ROUND(POWER(1+[.D$2]*0.01; [.$A34]) * [.D$1]; 1)" office:value-type="float" office:value="638" calcext:value-type="float">
            <text:p>638k</text:p>
          </table:table-cell>
          <table:table-cell table:style-name="ce16" table:formula="of:=ROUND(POWER(1+[.E$2]*0.01; [.$A34]) * [.E$1]; 1)" office:value-type="float" office:value="510.4" calcext:value-type="float">
            <text:p>510k</text:p>
          </table:table-cell>
          <table:table-cell table:style-name="ce16" table:formula="of:=ROUND(POWER(1+[.F$2]*0.01; [.$A34]) * [.F$1]; 1)" office:value-type="float" office:value="400.5" calcext:value-type="float">
            <text:p>401k</text:p>
          </table:table-cell>
          <table:table-cell table:style-name="ce16" table:formula="of:=ROUND(POWER(1+[.G$2]*0.01; [.$A34]) * [.G$1]; 1)" office:value-type="float" office:value="3.9" calcext:value-type="float">
            <text:p>4k</text:p>
          </table:table-cell>
          <table:table-cell table:style-name="ce16" table:formula="of:=ROUND(POWER(1+[.H$2]*0.01; [.$A34]) * [.H$1]; 1)" office:value-type="float" office:value="3" calcext:value-type="float">
            <text:p>3k</text:p>
          </table:table-cell>
          <table:table-cell table:style-name="ce9" table:formula="of:=ROUND(POWER(1+[.I$2]*0.01; [.$A34]) * [.I$1]; 1)" office:value-type="float" office:value="1544.5" calcext:value-type="float">
            <text:p>1545k</text:p>
          </table:table-cell>
          <table:table-cell table:style-name="ce16" table:formula="of:=ROUND(POWER(1+[.J$2]*0.01; [.$A34]) * [.J$1]; 1)" office:value-type="float" office:value="973.6" calcext:value-type="float">
            <text:p>974k</text:p>
          </table:table-cell>
          <table:table-cell table:style-name="ce16" table:formula="of:=ROUND(POWER(1+[.K$2]*0.01; [.$A34]) * [.K$1]; 1)" office:value-type="float" office:value="638" calcext:value-type="float">
            <text:p>638k</text:p>
          </table:table-cell>
          <table:table-cell table:style-name="ce16" table:formula="of:=ROUND(POWER(1+[.L$2]*0.01; [.$A34]) * [.L$1]; 1)" office:value-type="float" office:value="510.4" calcext:value-type="float">
            <text:p>510k</text:p>
          </table:table-cell>
          <table:table-cell table:style-name="ce16" table:formula="of:=ROUND(POWER(1+[.M$2]*0.01; [.$A34]) * [.M$1]; 1)" office:value-type="float" office:value="400.5" calcext:value-type="float">
            <text:p>401k</text:p>
          </table:table-cell>
          <table:table-cell table:style-name="ce16" table:formula="of:=ROUND(POWER(1+[.N$2]*0.01; [.$A34]) * [.N$1]; 1)" office:value-type="float" office:value="5.9" calcext:value-type="float">
            <text:p>6k</text:p>
          </table:table-cell>
          <table:table-cell table:style-name="ce16" table:formula="of:=ROUND(POWER(1+[.O$2]*0.01; [.$A34]) * [.O$1]; 1)" office:value-type="float" office:value="4.5" calcext:value-type="float">
            <text:p>5k</text:p>
          </table:table-cell>
          <table:table-cell table:style-name="ce9" table:formula="of:=ROUND(POWER(1+[.P$2]*0.01; [.$A34]) * [.P$1]; 1)" office:value-type="float" office:value="1544.5" calcext:value-type="float">
            <text:p>1545k</text:p>
          </table:table-cell>
          <table:table-cell table:style-name="ce16" table:formula="of:=ROUND(POWER(1+[.Q$2]*0.01; [.$A34]) * [.Q$1]; 1)" office:value-type="float" office:value="973.6" calcext:value-type="float">
            <text:p>974k</text:p>
          </table:table-cell>
          <table:table-cell table:style-name="ce16" table:formula="of:=ROUND(POWER(1+[.R$2]*0.01; [.$A34]) * [.R$1]; 1)" office:value-type="float" office:value="638" calcext:value-type="float">
            <text:p>638k</text:p>
          </table:table-cell>
          <table:table-cell table:style-name="ce16" table:formula="of:=ROUND(POWER(1+[.S$2]*0.01; [.$A34]) * [.S$1]; 1)" office:value-type="float" office:value="313.6" calcext:value-type="float">
            <text:p>314k</text:p>
          </table:table-cell>
          <table:table-cell table:style-name="ce16" table:formula="of:=ROUND(POWER(1+[.T$2]*0.01; [.$A34]) * [.T$1]; 1)" office:value-type="float" office:value="115.4" calcext:value-type="float">
            <text:p>115k</text:p>
          </table:table-cell>
          <table:table-cell table:style-name="ce16" table:formula="of:=ROUND(POWER(1+[.U$2]*0.01; [.$A34]) * [.U$1]; 1)" office:value-type="float" office:value="13.3" calcext:value-type="float">
            <text:p>13k</text:p>
          </table:table-cell>
          <table:table-cell table:style-name="ce16" table:formula="of:=ROUND(POWER(1+[.V$2]*0.01; [.$A34]) * [.V$1]; 1)" office:value-type="float" office:value="6" calcext:value-type="float">
            <text:p>6k</text:p>
          </table:table-cell>
          <table:table-cell table:style-name="ce9" table:formula="of:=ROUND(POWER(1+[.W$2]*0.01; [.$A34]) * [.W$1]; 1)" office:value-type="float" office:value="500.7" calcext:value-type="float">
            <text:p>501k</text:p>
          </table:table-cell>
          <table:table-cell table:style-name="ce16" table:formula="of:=ROUND(POWER(1+[.X$2]*0.01; [.$A34]) * [.X$1]; 1)" office:value-type="float" office:value="392" calcext:value-type="float">
            <text:p>392k</text:p>
          </table:table-cell>
          <table:table-cell table:style-name="ce16" table:formula="of:=ROUND(POWER(1+[.Y$2]*0.01; [.$A34]) * [.Y$1]; 1)" office:value-type="float" office:value="306.3" calcext:value-type="float">
            <text:p>306k</text:p>
          </table:table-cell>
          <table:table-cell table:style-name="ce16" table:formula="of:=ROUND(POWER(1+[.Z$2]*0.01; [.$A34]) * [.Z$1]; 1)" office:value-type="float" office:value="238.8" calcext:value-type="float">
            <text:p>239k</text:p>
          </table:table-cell>
          <table:table-cell table:style-name="ce16" table:formula="of:=ROUND(POWER(1+[.AA$2]*0.01; [.$A34]) * [.AA$1]; 1)" office:value-type="float" office:value="144.2" calcext:value-type="float">
            <text:p>144k</text:p>
          </table:table-cell>
          <table:table-cell table:style-name="ce16" table:formula="of:=ROUND(POWER(1+[.AB$2]*0.01; [.$A34]) * [.AB$1]; 1)" office:value-type="float" office:value="3.9" calcext:value-type="float">
            <text:p>4k</text:p>
          </table:table-cell>
          <table:table-cell table:style-name="ce16" table:formula="of:=ROUND(POWER(1+[.AC$2]*0.01; [.$A34]) * [.AC$1]; 1)" office:value-type="float" office:value="3" calcext:value-type="float">
            <text:p>3k</text:p>
          </table:table-cell>
          <table:table-cell table:number-columns-repeated="1635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9" table:formula="of:=ROUND(POWER(1+[.B$2]*0.01; [.$A35]) * [.B$1]; 1)" office:value-type="float" office:value="1822.5" calcext:value-type="float">
            <text:p>1823k</text:p>
          </table:table-cell>
          <table:table-cell table:style-name="ce16" table:formula="of:=ROUND(POWER(1+[.C$2]*0.01; [.$A35]) * [.C$1]; 1)" office:value-type="float" office:value="1139.1" calcext:value-type="float">
            <text:p>1139k</text:p>
          </table:table-cell>
          <table:table-cell table:style-name="ce16" table:formula="of:=ROUND(POWER(1+[.D$2]*0.01; [.$A35]) * [.D$1]; 1)" office:value-type="float" office:value="740.1" calcext:value-type="float">
            <text:p>740k</text:p>
          </table:table-cell>
          <table:table-cell table:style-name="ce16" table:formula="of:=ROUND(POWER(1+[.E$2]*0.01; [.$A35]) * [.E$1]; 1)" office:value-type="float" office:value="592.1" calcext:value-type="float">
            <text:p>592k</text:p>
          </table:table-cell>
          <table:table-cell table:style-name="ce16" table:formula="of:=ROUND(POWER(1+[.F$2]*0.01; [.$A35]) * [.F$1]; 1)" office:value-type="float" office:value="460.6" calcext:value-type="float">
            <text:p>461k</text:p>
          </table:table-cell>
          <table:table-cell table:style-name="ce16" table:formula="of:=ROUND(POWER(1+[.G$2]*0.01; [.$A35]) * [.G$1]; 1)" office:value-type="float" office:value="4.1" calcext:value-type="float">
            <text:p>4k</text:p>
          </table:table-cell>
          <table:table-cell table:style-name="ce16" table:formula="of:=ROUND(POWER(1+[.H$2]*0.01; [.$A35]) * [.H$1]; 1)" office:value-type="float" office:value="3.1" calcext:value-type="float">
            <text:p>3k</text:p>
          </table:table-cell>
          <table:table-cell table:style-name="ce9" table:formula="of:=ROUND(POWER(1+[.I$2]*0.01; [.$A35]) * [.I$1]; 1)" office:value-type="float" office:value="1822.5" calcext:value-type="float">
            <text:p>1823k</text:p>
          </table:table-cell>
          <table:table-cell table:style-name="ce16" table:formula="of:=ROUND(POWER(1+[.J$2]*0.01; [.$A35]) * [.J$1]; 1)" office:value-type="float" office:value="1139.1" calcext:value-type="float">
            <text:p>1139k</text:p>
          </table:table-cell>
          <table:table-cell table:style-name="ce16" table:formula="of:=ROUND(POWER(1+[.K$2]*0.01; [.$A35]) * [.K$1]; 1)" office:value-type="float" office:value="740.1" calcext:value-type="float">
            <text:p>740k</text:p>
          </table:table-cell>
          <table:table-cell table:style-name="ce16" table:formula="of:=ROUND(POWER(1+[.L$2]*0.01; [.$A35]) * [.L$1]; 1)" office:value-type="float" office:value="592.1" calcext:value-type="float">
            <text:p>592k</text:p>
          </table:table-cell>
          <table:table-cell table:style-name="ce16" table:formula="of:=ROUND(POWER(1+[.M$2]*0.01; [.$A35]) * [.M$1]; 1)" office:value-type="float" office:value="460.6" calcext:value-type="float">
            <text:p>461k</text:p>
          </table:table-cell>
          <table:table-cell table:style-name="ce16" table:formula="of:=ROUND(POWER(1+[.N$2]*0.01; [.$A35]) * [.N$1]; 1)" office:value-type="float" office:value="6.2" calcext:value-type="float">
            <text:p>6k</text:p>
          </table:table-cell>
          <table:table-cell table:style-name="ce16" table:formula="of:=ROUND(POWER(1+[.O$2]*0.01; [.$A35]) * [.O$1]; 1)" office:value-type="float" office:value="4.7" calcext:value-type="float">
            <text:p>5k</text:p>
          </table:table-cell>
          <table:table-cell table:style-name="ce9" table:formula="of:=ROUND(POWER(1+[.P$2]*0.01; [.$A35]) * [.P$1]; 1)" office:value-type="float" office:value="1822.5" calcext:value-type="float">
            <text:p>1823k</text:p>
          </table:table-cell>
          <table:table-cell table:style-name="ce16" table:formula="of:=ROUND(POWER(1+[.Q$2]*0.01; [.$A35]) * [.Q$1]; 1)" office:value-type="float" office:value="1139.1" calcext:value-type="float">
            <text:p>1139k</text:p>
          </table:table-cell>
          <table:table-cell table:style-name="ce16" table:formula="of:=ROUND(POWER(1+[.R$2]*0.01; [.$A35]) * [.R$1]; 1)" office:value-type="float" office:value="740.1" calcext:value-type="float">
            <text:p>740k</text:p>
          </table:table-cell>
          <table:table-cell table:style-name="ce16" table:formula="of:=ROUND(POWER(1+[.S$2]*0.01; [.$A35]) * [.S$1]; 1)" office:value-type="float" office:value="357.5" calcext:value-type="float">
            <text:p>358k</text:p>
          </table:table-cell>
          <table:table-cell table:style-name="ce16" table:formula="of:=ROUND(POWER(1+[.T$2]*0.01; [.$A35]) * [.T$1]; 1)" office:value-type="float" office:value="126.9" calcext:value-type="float">
            <text:p>127k</text:p>
          </table:table-cell>
          <table:table-cell table:style-name="ce16" table:formula="of:=ROUND(POWER(1+[.U$2]*0.01; [.$A35]) * [.U$1]; 1)" office:value-type="float" office:value="14.2" calcext:value-type="float">
            <text:p>14k</text:p>
          </table:table-cell>
          <table:table-cell table:style-name="ce16" table:formula="of:=ROUND(POWER(1+[.V$2]*0.01; [.$A35]) * [.V$1]; 1)" office:value-type="float" office:value="6.2" calcext:value-type="float">
            <text:p>6k</text:p>
          </table:table-cell>
          <table:table-cell table:style-name="ce9" table:formula="of:=ROUND(POWER(1+[.W$2]*0.01; [.$A35]) * [.W$1]; 1)" office:value-type="float" office:value="575.8" calcext:value-type="float">
            <text:p>576k</text:p>
          </table:table-cell>
          <table:table-cell table:style-name="ce16" table:formula="of:=ROUND(POWER(1+[.X$2]*0.01; [.$A35]) * [.X$1]; 1)" office:value-type="float" office:value="446.9" calcext:value-type="float">
            <text:p>447k</text:p>
          </table:table-cell>
          <table:table-cell table:style-name="ce16" table:formula="of:=ROUND(POWER(1+[.Y$2]*0.01; [.$A35]) * [.Y$1]; 1)" office:value-type="float" office:value="346.2" calcext:value-type="float">
            <text:p>346k</text:p>
          </table:table-cell>
          <table:table-cell table:style-name="ce16" table:formula="of:=ROUND(POWER(1+[.Z$2]*0.01; [.$A35]) * [.Z$1]; 1)" office:value-type="float" office:value="267.5" calcext:value-type="float">
            <text:p>268k</text:p>
          </table:table-cell>
          <table:table-cell table:style-name="ce16" table:formula="of:=ROUND(POWER(1+[.AA$2]*0.01; [.$A35]) * [.AA$1]; 1)" office:value-type="float" office:value="158.6" calcext:value-type="float">
            <text:p>159k</text:p>
          </table:table-cell>
          <table:table-cell table:style-name="ce16" table:formula="of:=ROUND(POWER(1+[.AB$2]*0.01; [.$A35]) * [.AB$1]; 1)" office:value-type="float" office:value="4.1" calcext:value-type="float">
            <text:p>4k</text:p>
          </table:table-cell>
          <table:table-cell table:style-name="ce16" table:formula="of:=ROUND(POWER(1+[.AC$2]*0.01; [.$A35]) * [.AC$1]; 1)" office:value-type="float" office:value="3.1" calcext:value-type="float">
            <text:p>3k</text:p>
          </table:table-cell>
          <table:table-cell table:number-columns-repeated="1635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" table:formula="of:=ROUND(POWER(1+[.B$2]*0.01; [.$A36]) * [.B$1]; 1)" office:value-type="float" office:value="2150.6" calcext:value-type="float">
            <text:p>2151k</text:p>
          </table:table-cell>
          <table:table-cell table:style-name="ce16" table:formula="of:=ROUND(POWER(1+[.C$2]*0.01; [.$A36]) * [.C$1]; 1)" office:value-type="float" office:value="1332.8" calcext:value-type="float">
            <text:p>1333k</text:p>
          </table:table-cell>
          <table:table-cell table:style-name="ce16" table:formula="of:=ROUND(POWER(1+[.D$2]*0.01; [.$A36]) * [.D$1]; 1)" office:value-type="float" office:value="858.5" calcext:value-type="float">
            <text:p>859k</text:p>
          </table:table-cell>
          <table:table-cell table:style-name="ce16" table:formula="of:=ROUND(POWER(1+[.E$2]*0.01; [.$A36]) * [.E$1]; 1)" office:value-type="float" office:value="686.8" calcext:value-type="float">
            <text:p>687k</text:p>
          </table:table-cell>
          <table:table-cell table:style-name="ce16" table:formula="of:=ROUND(POWER(1+[.F$2]*0.01; [.$A36]) * [.F$1]; 1)" office:value-type="float" office:value="529.7" calcext:value-type="float">
            <text:p>530k</text:p>
          </table:table-cell>
          <table:table-cell table:style-name="ce16" table:formula="of:=ROUND(POWER(1+[.G$2]*0.01; [.$A36]) * [.G$1]; 1)" office:value-type="float" office:value="4.3" calcext:value-type="float">
            <text:p>4k</text:p>
          </table:table-cell>
          <table:table-cell table:style-name="ce16" table:formula="of:=ROUND(POWER(1+[.H$2]*0.01; [.$A36]) * [.H$1]; 1)" office:value-type="float" office:value="3.2" calcext:value-type="float">
            <text:p>3k</text:p>
          </table:table-cell>
          <table:table-cell table:style-name="ce9" table:formula="of:=ROUND(POWER(1+[.I$2]*0.01; [.$A36]) * [.I$1]; 1)" office:value-type="float" office:value="2150.6" calcext:value-type="float">
            <text:p>2151k</text:p>
          </table:table-cell>
          <table:table-cell table:style-name="ce16" table:formula="of:=ROUND(POWER(1+[.J$2]*0.01; [.$A36]) * [.J$1]; 1)" office:value-type="float" office:value="1332.8" calcext:value-type="float">
            <text:p>1333k</text:p>
          </table:table-cell>
          <table:table-cell table:style-name="ce16" table:formula="of:=ROUND(POWER(1+[.K$2]*0.01; [.$A36]) * [.K$1]; 1)" office:value-type="float" office:value="858.5" calcext:value-type="float">
            <text:p>859k</text:p>
          </table:table-cell>
          <table:table-cell table:style-name="ce16" table:formula="of:=ROUND(POWER(1+[.L$2]*0.01; [.$A36]) * [.L$1]; 1)" office:value-type="float" office:value="686.8" calcext:value-type="float">
            <text:p>687k</text:p>
          </table:table-cell>
          <table:table-cell table:style-name="ce16" table:formula="of:=ROUND(POWER(1+[.M$2]*0.01; [.$A36]) * [.M$1]; 1)" office:value-type="float" office:value="529.7" calcext:value-type="float">
            <text:p>530k</text:p>
          </table:table-cell>
          <table:table-cell table:style-name="ce16" table:formula="of:=ROUND(POWER(1+[.N$2]*0.01; [.$A36]) * [.N$1]; 1)" office:value-type="float" office:value="6.5" calcext:value-type="float">
            <text:p>7k</text:p>
          </table:table-cell>
          <table:table-cell table:style-name="ce16" table:formula="of:=ROUND(POWER(1+[.O$2]*0.01; [.$A36]) * [.O$1]; 1)" office:value-type="float" office:value="4.9" calcext:value-type="float">
            <text:p>5k</text:p>
          </table:table-cell>
          <table:table-cell table:style-name="ce9" table:formula="of:=ROUND(POWER(1+[.P$2]*0.01; [.$A36]) * [.P$1]; 1)" office:value-type="float" office:value="2150.6" calcext:value-type="float">
            <text:p>2151k</text:p>
          </table:table-cell>
          <table:table-cell table:style-name="ce16" table:formula="of:=ROUND(POWER(1+[.Q$2]*0.01; [.$A36]) * [.Q$1]; 1)" office:value-type="float" office:value="1332.8" calcext:value-type="float">
            <text:p>1333k</text:p>
          </table:table-cell>
          <table:table-cell table:style-name="ce16" table:formula="of:=ROUND(POWER(1+[.R$2]*0.01; [.$A36]) * [.R$1]; 1)" office:value-type="float" office:value="858.5" calcext:value-type="float">
            <text:p>859k</text:p>
          </table:table-cell>
          <table:table-cell table:style-name="ce16" table:formula="of:=ROUND(POWER(1+[.S$2]*0.01; [.$A36]) * [.S$1]; 1)" office:value-type="float" office:value="407.6" calcext:value-type="float">
            <text:p>408k</text:p>
          </table:table-cell>
          <table:table-cell table:style-name="ce16" table:formula="of:=ROUND(POWER(1+[.T$2]*0.01; [.$A36]) * [.T$1]; 1)" office:value-type="float" office:value="139.6" calcext:value-type="float">
            <text:p>140k</text:p>
          </table:table-cell>
          <table:table-cell table:style-name="ce16" table:formula="of:=ROUND(POWER(1+[.U$2]*0.01; [.$A36]) * [.U$1]; 1)" office:value-type="float" office:value="15.2" calcext:value-type="float">
            <text:p>15k</text:p>
          </table:table-cell>
          <table:table-cell table:style-name="ce16" table:formula="of:=ROUND(POWER(1+[.V$2]*0.01; [.$A36]) * [.V$1]; 1)" office:value-type="float" office:value="6.5" calcext:value-type="float">
            <text:p>7k</text:p>
          </table:table-cell>
          <table:table-cell table:style-name="ce9" table:formula="of:=ROUND(POWER(1+[.W$2]*0.01; [.$A36]) * [.W$1]; 1)" office:value-type="float" office:value="662.1" calcext:value-type="float">
            <text:p>662k</text:p>
          </table:table-cell>
          <table:table-cell table:style-name="ce16" table:formula="of:=ROUND(POWER(1+[.X$2]*0.01; [.$A36]) * [.X$1]; 1)" office:value-type="float" office:value="509.5" calcext:value-type="float">
            <text:p>510k</text:p>
          </table:table-cell>
          <table:table-cell table:style-name="ce16" table:formula="of:=ROUND(POWER(1+[.Y$2]*0.01; [.$A36]) * [.Y$1]; 1)" office:value-type="float" office:value="391.2" calcext:value-type="float">
            <text:p>391k</text:p>
          </table:table-cell>
          <table:table-cell table:style-name="ce16" table:formula="of:=ROUND(POWER(1+[.Z$2]*0.01; [.$A36]) * [.Z$1]; 1)" office:value-type="float" office:value="299.6" calcext:value-type="float">
            <text:p>300k</text:p>
          </table:table-cell>
          <table:table-cell table:style-name="ce16" table:formula="of:=ROUND(POWER(1+[.AA$2]*0.01; [.$A36]) * [.AA$1]; 1)" office:value-type="float" office:value="174.5" calcext:value-type="float">
            <text:p>175k</text:p>
          </table:table-cell>
          <table:table-cell table:style-name="ce16" table:formula="of:=ROUND(POWER(1+[.AB$2]*0.01; [.$A36]) * [.AB$1]; 1)" office:value-type="float" office:value="4.3" calcext:value-type="float">
            <text:p>4k</text:p>
          </table:table-cell>
          <table:table-cell table:style-name="ce16" table:formula="of:=ROUND(POWER(1+[.AC$2]*0.01; [.$A36]) * [.AC$1]; 1)" office:value-type="float" office:value="3.2" calcext:value-type="float">
            <text:p>3k</text:p>
          </table:table-cell>
          <table:table-cell table:number-columns-repeated="16355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" table:formula="of:=ROUND(POWER(1+[.B$2]*0.01; [.$A37]) * [.B$1]; 1)" office:value-type="float" office:value="2537.7" calcext:value-type="float">
            <text:p>2538k</text:p>
          </table:table-cell>
          <table:table-cell table:style-name="ce16" table:formula="of:=ROUND(POWER(1+[.C$2]*0.01; [.$A37]) * [.C$1]; 1)" office:value-type="float" office:value="1559.3" calcext:value-type="float">
            <text:p>1559k</text:p>
          </table:table-cell>
          <table:table-cell table:style-name="ce16" table:formula="of:=ROUND(POWER(1+[.D$2]*0.01; [.$A37]) * [.D$1]; 1)" office:value-type="float" office:value="995.9" calcext:value-type="float">
            <text:p>996k</text:p>
          </table:table-cell>
          <table:table-cell table:style-name="ce16" table:formula="of:=ROUND(POWER(1+[.E$2]*0.01; [.$A37]) * [.E$1]; 1)" office:value-type="float" office:value="796.7" calcext:value-type="float">
            <text:p>797k</text:p>
          </table:table-cell>
          <table:table-cell table:style-name="ce16" table:formula="of:=ROUND(POWER(1+[.F$2]*0.01; [.$A37]) * [.F$1]; 1)" office:value-type="float" office:value="609.1" calcext:value-type="float">
            <text:p>609k</text:p>
          </table:table-cell>
          <table:table-cell table:style-name="ce16" table:formula="of:=ROUND(POWER(1+[.G$2]*0.01; [.$A37]) * [.G$1]; 1)" office:value-type="float" office:value="4.5" calcext:value-type="float">
            <text:p>5k</text:p>
          </table:table-cell>
          <table:table-cell table:style-name="ce16" table:formula="of:=ROUND(POWER(1+[.H$2]*0.01; [.$A37]) * [.H$1]; 1)" office:value-type="float" office:value="3.4" calcext:value-type="float">
            <text:p>3k</text:p>
          </table:table-cell>
          <table:table-cell table:style-name="ce9" table:formula="of:=ROUND(POWER(1+[.I$2]*0.01; [.$A37]) * [.I$1]; 1)" office:value-type="float" office:value="2537.7" calcext:value-type="float">
            <text:p>2538k</text:p>
          </table:table-cell>
          <table:table-cell table:style-name="ce16" table:formula="of:=ROUND(POWER(1+[.J$2]*0.01; [.$A37]) * [.J$1]; 1)" office:value-type="float" office:value="1559.3" calcext:value-type="float">
            <text:p>1559k</text:p>
          </table:table-cell>
          <table:table-cell table:style-name="ce16" table:formula="of:=ROUND(POWER(1+[.K$2]*0.01; [.$A37]) * [.K$1]; 1)" office:value-type="float" office:value="995.9" calcext:value-type="float">
            <text:p>996k</text:p>
          </table:table-cell>
          <table:table-cell table:style-name="ce16" table:formula="of:=ROUND(POWER(1+[.L$2]*0.01; [.$A37]) * [.L$1]; 1)" office:value-type="float" office:value="796.7" calcext:value-type="float">
            <text:p>797k</text:p>
          </table:table-cell>
          <table:table-cell table:style-name="ce16" table:formula="of:=ROUND(POWER(1+[.M$2]*0.01; [.$A37]) * [.M$1]; 1)" office:value-type="float" office:value="609.1" calcext:value-type="float">
            <text:p>609k</text:p>
          </table:table-cell>
          <table:table-cell table:style-name="ce16" table:formula="of:=ROUND(POWER(1+[.N$2]*0.01; [.$A37]) * [.N$1]; 1)" office:value-type="float" office:value="6.8" calcext:value-type="float">
            <text:p>7k</text:p>
          </table:table-cell>
          <table:table-cell table:style-name="ce16" table:formula="of:=ROUND(POWER(1+[.O$2]*0.01; [.$A37]) * [.O$1]; 1)" office:value-type="float" office:value="5.1" calcext:value-type="float">
            <text:p>5k</text:p>
          </table:table-cell>
          <table:table-cell table:style-name="ce9" table:formula="of:=ROUND(POWER(1+[.P$2]*0.01; [.$A37]) * [.P$1]; 1)" office:value-type="float" office:value="2537.7" calcext:value-type="float">
            <text:p>2538k</text:p>
          </table:table-cell>
          <table:table-cell table:style-name="ce16" table:formula="of:=ROUND(POWER(1+[.Q$2]*0.01; [.$A37]) * [.Q$1]; 1)" office:value-type="float" office:value="1559.3" calcext:value-type="float">
            <text:p>1559k</text:p>
          </table:table-cell>
          <table:table-cell table:style-name="ce16" table:formula="of:=ROUND(POWER(1+[.R$2]*0.01; [.$A37]) * [.R$1]; 1)" office:value-type="float" office:value="995.9" calcext:value-type="float">
            <text:p>996k</text:p>
          </table:table-cell>
          <table:table-cell table:style-name="ce16" table:formula="of:=ROUND(POWER(1+[.S$2]*0.01; [.$A37]) * [.S$1]; 1)" office:value-type="float" office:value="464.7" calcext:value-type="float">
            <text:p>465k</text:p>
          </table:table-cell>
          <table:table-cell table:style-name="ce16" table:formula="of:=ROUND(POWER(1+[.T$2]*0.01; [.$A37]) * [.T$1]; 1)" office:value-type="float" office:value="153.6" calcext:value-type="float">
            <text:p>154k</text:p>
          </table:table-cell>
          <table:table-cell table:style-name="ce16" table:formula="of:=ROUND(POWER(1+[.U$2]*0.01; [.$A37]) * [.U$1]; 1)" office:value-type="float" office:value="16.3" calcext:value-type="float">
            <text:p>16k</text:p>
          </table:table-cell>
          <table:table-cell table:style-name="ce16" table:formula="of:=ROUND(POWER(1+[.V$2]*0.01; [.$A37]) * [.V$1]; 1)" office:value-type="float" office:value="6.7" calcext:value-type="float">
            <text:p>7k</text:p>
          </table:table-cell>
          <table:table-cell table:style-name="ce9" table:formula="of:=ROUND(POWER(1+[.W$2]*0.01; [.$A37]) * [.W$1]; 1)" office:value-type="float" office:value="761.4" calcext:value-type="float">
            <text:p>761k</text:p>
          </table:table-cell>
          <table:table-cell table:style-name="ce16" table:formula="of:=ROUND(POWER(1+[.X$2]*0.01; [.$A37]) * [.X$1]; 1)" office:value-type="float" office:value="580.8" calcext:value-type="float">
            <text:p>581k</text:p>
          </table:table-cell>
          <table:table-cell table:style-name="ce16" table:formula="of:=ROUND(POWER(1+[.Y$2]*0.01; [.$A37]) * [.Y$1]; 1)" office:value-type="float" office:value="442" calcext:value-type="float">
            <text:p>442k</text:p>
          </table:table-cell>
          <table:table-cell table:style-name="ce16" table:formula="of:=ROUND(POWER(1+[.Z$2]*0.01; [.$A37]) * [.Z$1]; 1)" office:value-type="float" office:value="335.6" calcext:value-type="float">
            <text:p>336k</text:p>
          </table:table-cell>
          <table:table-cell table:style-name="ce16" table:formula="of:=ROUND(POWER(1+[.AA$2]*0.01; [.$A37]) * [.AA$1]; 1)" office:value-type="float" office:value="191.9" calcext:value-type="float">
            <text:p>192k</text:p>
          </table:table-cell>
          <table:table-cell table:style-name="ce16" table:formula="of:=ROUND(POWER(1+[.AB$2]*0.01; [.$A37]) * [.AB$1]; 1)" office:value-type="float" office:value="4.5" calcext:value-type="float">
            <text:p>5k</text:p>
          </table:table-cell>
          <table:table-cell table:style-name="ce16" table:formula="of:=ROUND(POWER(1+[.AC$2]*0.01; [.$A37]) * [.AC$1]; 1)" office:value-type="float" office:value="3.4" calcext:value-type="float">
            <text:p>3k</text:p>
          </table:table-cell>
          <table:table-cell table:number-columns-repeated="1635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" table:formula="of:=ROUND(POWER(1+[.B$2]*0.01; [.$A38]) * [.B$1]; 1)" office:value-type="float" office:value="2994.4" calcext:value-type="float">
            <text:p>2994k</text:p>
          </table:table-cell>
          <table:table-cell table:style-name="ce16" table:formula="of:=ROUND(POWER(1+[.C$2]*0.01; [.$A38]) * [.C$1]; 1)" office:value-type="float" office:value="1824.4" calcext:value-type="float">
            <text:p>1824k</text:p>
          </table:table-cell>
          <table:table-cell table:style-name="ce16" table:formula="of:=ROUND(POWER(1+[.D$2]*0.01; [.$A38]) * [.D$1]; 1)" office:value-type="float" office:value="1155.2" calcext:value-type="float">
            <text:p>1155k</text:p>
          </table:table-cell>
          <table:table-cell table:style-name="ce16" table:formula="of:=ROUND(POWER(1+[.E$2]*0.01; [.$A38]) * [.E$1]; 1)" office:value-type="float" office:value="924.2" calcext:value-type="float">
            <text:p>924k</text:p>
          </table:table-cell>
          <table:table-cell table:style-name="ce16" table:formula="of:=ROUND(POWER(1+[.F$2]*0.01; [.$A38]) * [.F$1]; 1)" office:value-type="float" office:value="700.5" calcext:value-type="float">
            <text:p>701k</text:p>
          </table:table-cell>
          <table:table-cell table:style-name="ce16" table:formula="of:=ROUND(POWER(1+[.G$2]*0.01; [.$A38]) * [.G$1]; 1)" office:value-type="float" office:value="4.8" calcext:value-type="float">
            <text:p>5k</text:p>
          </table:table-cell>
          <table:table-cell table:style-name="ce16" table:formula="of:=ROUND(POWER(1+[.H$2]*0.01; [.$A38]) * [.H$1]; 1)" office:value-type="float" office:value="3.5" calcext:value-type="float">
            <text:p>4k</text:p>
          </table:table-cell>
          <table:table-cell table:style-name="ce9" table:formula="of:=ROUND(POWER(1+[.I$2]*0.01; [.$A38]) * [.I$1]; 1)" office:value-type="float" office:value="2994.4" calcext:value-type="float">
            <text:p>2994k</text:p>
          </table:table-cell>
          <table:table-cell table:style-name="ce16" table:formula="of:=ROUND(POWER(1+[.J$2]*0.01; [.$A38]) * [.J$1]; 1)" office:value-type="float" office:value="1824.4" calcext:value-type="float">
            <text:p>1824k</text:p>
          </table:table-cell>
          <table:table-cell table:style-name="ce16" table:formula="of:=ROUND(POWER(1+[.K$2]*0.01; [.$A38]) * [.K$1]; 1)" office:value-type="float" office:value="1155.2" calcext:value-type="float">
            <text:p>1155k</text:p>
          </table:table-cell>
          <table:table-cell table:style-name="ce16" table:formula="of:=ROUND(POWER(1+[.L$2]*0.01; [.$A38]) * [.L$1]; 1)" office:value-type="float" office:value="924.2" calcext:value-type="float">
            <text:p>924k</text:p>
          </table:table-cell>
          <table:table-cell table:style-name="ce16" table:formula="of:=ROUND(POWER(1+[.M$2]*0.01; [.$A38]) * [.M$1]; 1)" office:value-type="float" office:value="700.5" calcext:value-type="float">
            <text:p>701k</text:p>
          </table:table-cell>
          <table:table-cell table:style-name="ce16" table:formula="of:=ROUND(POWER(1+[.N$2]*0.01; [.$A38]) * [.N$1]; 1)" office:value-type="float" office:value="7.1" calcext:value-type="float">
            <text:p>7k</text:p>
          </table:table-cell>
          <table:table-cell table:style-name="ce16" table:formula="of:=ROUND(POWER(1+[.O$2]*0.01; [.$A38]) * [.O$1]; 1)" office:value-type="float" office:value="5.3" calcext:value-type="float">
            <text:p>5k</text:p>
          </table:table-cell>
          <table:table-cell table:style-name="ce9" table:formula="of:=ROUND(POWER(1+[.P$2]*0.01; [.$A38]) * [.P$1]; 1)" office:value-type="float" office:value="2994.4" calcext:value-type="float">
            <text:p>2994k</text:p>
          </table:table-cell>
          <table:table-cell table:style-name="ce16" table:formula="of:=ROUND(POWER(1+[.Q$2]*0.01; [.$A38]) * [.Q$1]; 1)" office:value-type="float" office:value="1824.4" calcext:value-type="float">
            <text:p>1824k</text:p>
          </table:table-cell>
          <table:table-cell table:style-name="ce16" table:formula="of:=ROUND(POWER(1+[.R$2]*0.01; [.$A38]) * [.R$1]; 1)" office:value-type="float" office:value="1155.2" calcext:value-type="float">
            <text:p>1155k</text:p>
          </table:table-cell>
          <table:table-cell table:style-name="ce16" table:formula="of:=ROUND(POWER(1+[.S$2]*0.01; [.$A38]) * [.S$1]; 1)" office:value-type="float" office:value="529.7" calcext:value-type="float">
            <text:p>530k</text:p>
          </table:table-cell>
          <table:table-cell table:style-name="ce16" table:formula="of:=ROUND(POWER(1+[.T$2]*0.01; [.$A38]) * [.T$1]; 1)" office:value-type="float" office:value="168.9" calcext:value-type="float">
            <text:p>169k</text:p>
          </table:table-cell>
          <table:table-cell table:style-name="ce16" table:formula="of:=ROUND(POWER(1+[.U$2]*0.01; [.$A38]) * [.U$1]; 1)" office:value-type="float" office:value="17.4" calcext:value-type="float">
            <text:p>17k</text:p>
          </table:table-cell>
          <table:table-cell table:style-name="ce16" table:formula="of:=ROUND(POWER(1+[.V$2]*0.01; [.$A38]) * [.V$1]; 1)" office:value-type="float" office:value="7" calcext:value-type="float">
            <text:p>7k</text:p>
          </table:table-cell>
          <table:table-cell table:style-name="ce9" table:formula="of:=ROUND(POWER(1+[.W$2]*0.01; [.$A38]) * [.W$1]; 1)" office:value-type="float" office:value="875.7" calcext:value-type="float">
            <text:p>876k</text:p>
          </table:table-cell>
          <table:table-cell table:style-name="ce16" table:formula="of:=ROUND(POWER(1+[.X$2]*0.01; [.$A38]) * [.X$1]; 1)" office:value-type="float" office:value="662.1" calcext:value-type="float">
            <text:p>662k</text:p>
          </table:table-cell>
          <table:table-cell table:style-name="ce16" table:formula="of:=ROUND(POWER(1+[.Y$2]*0.01; [.$A38]) * [.Y$1]; 1)" office:value-type="float" office:value="499.5" calcext:value-type="float">
            <text:p>500k</text:p>
          </table:table-cell>
          <table:table-cell table:style-name="ce16" table:formula="of:=ROUND(POWER(1+[.Z$2]*0.01; [.$A38]) * [.Z$1]; 1)" office:value-type="float" office:value="375.8" calcext:value-type="float">
            <text:p>376k</text:p>
          </table:table-cell>
          <table:table-cell table:style-name="ce16" table:formula="of:=ROUND(POWER(1+[.AA$2]*0.01; [.$A38]) * [.AA$1]; 1)" office:value-type="float" office:value="211.1" calcext:value-type="float">
            <text:p>211k</text:p>
          </table:table-cell>
          <table:table-cell table:style-name="ce16" table:formula="of:=ROUND(POWER(1+[.AB$2]*0.01; [.$A38]) * [.AB$1]; 1)" office:value-type="float" office:value="4.8" calcext:value-type="float">
            <text:p>5k</text:p>
          </table:table-cell>
          <table:table-cell table:style-name="ce16" table:formula="of:=ROUND(POWER(1+[.AC$2]*0.01; [.$A38]) * [.AC$1]; 1)" office:value-type="float" office:value="3.5" calcext:value-type="float">
            <text:p>4k</text:p>
          </table:table-cell>
          <table:table-cell table:number-columns-repeated="1635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" table:formula="of:=ROUND(POWER(1+[.B$2]*0.01; [.$A39]) * [.B$1]; 1)" office:value-type="float" office:value="3533.4" calcext:value-type="float">
            <text:p>3533k</text:p>
          </table:table-cell>
          <table:table-cell table:style-name="ce16" table:formula="of:=ROUND(POWER(1+[.C$2]*0.01; [.$A39]) * [.C$1]; 1)" office:value-type="float" office:value="2134.6" calcext:value-type="float">
            <text:p>2135k</text:p>
          </table:table-cell>
          <table:table-cell table:style-name="ce16" table:formula="of:=ROUND(POWER(1+[.D$2]*0.01; [.$A39]) * [.D$1]; 1)" office:value-type="float" office:value="1340" calcext:value-type="float">
            <text:p>1340k</text:p>
          </table:table-cell>
          <table:table-cell table:style-name="ce16" table:formula="of:=ROUND(POWER(1+[.E$2]*0.01; [.$A39]) * [.E$1]; 1)" office:value-type="float" office:value="1072" calcext:value-type="float">
            <text:p>1072k</text:p>
          </table:table-cell>
          <table:table-cell table:style-name="ce16" table:formula="of:=ROUND(POWER(1+[.F$2]*0.01; [.$A39]) * [.F$1]; 1)" office:value-type="float" office:value="805.6" calcext:value-type="float">
            <text:p>806k</text:p>
          </table:table-cell>
          <table:table-cell table:style-name="ce16" table:formula="of:=ROUND(POWER(1+[.G$2]*0.01; [.$A39]) * [.G$1]; 1)" office:value-type="float" office:value="5" calcext:value-type="float">
            <text:p>5k</text:p>
          </table:table-cell>
          <table:table-cell table:style-name="ce16" table:formula="of:=ROUND(POWER(1+[.H$2]*0.01; [.$A39]) * [.H$1]; 1)" office:value-type="float" office:value="3.6" calcext:value-type="float">
            <text:p>4k</text:p>
          </table:table-cell>
          <table:table-cell table:style-name="ce9" table:formula="of:=ROUND(POWER(1+[.I$2]*0.01; [.$A39]) * [.I$1]; 1)" office:value-type="float" office:value="3533.4" calcext:value-type="float">
            <text:p>3533k</text:p>
          </table:table-cell>
          <table:table-cell table:style-name="ce16" table:formula="of:=ROUND(POWER(1+[.J$2]*0.01; [.$A39]) * [.J$1]; 1)" office:value-type="float" office:value="2134.6" calcext:value-type="float">
            <text:p>2135k</text:p>
          </table:table-cell>
          <table:table-cell table:style-name="ce16" table:formula="of:=ROUND(POWER(1+[.K$2]*0.01; [.$A39]) * [.K$1]; 1)" office:value-type="float" office:value="1340" calcext:value-type="float">
            <text:p>1340k</text:p>
          </table:table-cell>
          <table:table-cell table:style-name="ce16" table:formula="of:=ROUND(POWER(1+[.L$2]*0.01; [.$A39]) * [.L$1]; 1)" office:value-type="float" office:value="1072" calcext:value-type="float">
            <text:p>1072k</text:p>
          </table:table-cell>
          <table:table-cell table:style-name="ce16" table:formula="of:=ROUND(POWER(1+[.M$2]*0.01; [.$A39]) * [.M$1]; 1)" office:value-type="float" office:value="805.6" calcext:value-type="float">
            <text:p>806k</text:p>
          </table:table-cell>
          <table:table-cell table:style-name="ce16" table:formula="of:=ROUND(POWER(1+[.N$2]*0.01; [.$A39]) * [.N$1]; 1)" office:value-type="float" office:value="7.5" calcext:value-type="float">
            <text:p>8k</text:p>
          </table:table-cell>
          <table:table-cell table:style-name="ce16" table:formula="of:=ROUND(POWER(1+[.O$2]*0.01; [.$A39]) * [.O$1]; 1)" office:value-type="float" office:value="5.5" calcext:value-type="float">
            <text:p>6k</text:p>
          </table:table-cell>
          <table:table-cell table:style-name="ce9" table:formula="of:=ROUND(POWER(1+[.P$2]*0.01; [.$A39]) * [.P$1]; 1)" office:value-type="float" office:value="3533.4" calcext:value-type="float">
            <text:p>3533k</text:p>
          </table:table-cell>
          <table:table-cell table:style-name="ce16" table:formula="of:=ROUND(POWER(1+[.Q$2]*0.01; [.$A39]) * [.Q$1]; 1)" office:value-type="float" office:value="2134.6" calcext:value-type="float">
            <text:p>2135k</text:p>
          </table:table-cell>
          <table:table-cell table:style-name="ce16" table:formula="of:=ROUND(POWER(1+[.R$2]*0.01; [.$A39]) * [.R$1]; 1)" office:value-type="float" office:value="1340" calcext:value-type="float">
            <text:p>1340k</text:p>
          </table:table-cell>
          <table:table-cell table:style-name="ce16" table:formula="of:=ROUND(POWER(1+[.S$2]*0.01; [.$A39]) * [.S$1]; 1)" office:value-type="float" office:value="603.9" calcext:value-type="float">
            <text:p>604k</text:p>
          </table:table-cell>
          <table:table-cell table:style-name="ce16" table:formula="of:=ROUND(POWER(1+[.T$2]*0.01; [.$A39]) * [.T$1]; 1)" office:value-type="float" office:value="185.8" calcext:value-type="float">
            <text:p>186k</text:p>
          </table:table-cell>
          <table:table-cell table:style-name="ce16" table:formula="of:=ROUND(POWER(1+[.U$2]*0.01; [.$A39]) * [.U$1]; 1)" office:value-type="float" office:value="18.7" calcext:value-type="float">
            <text:p>19k</text:p>
          </table:table-cell>
          <table:table-cell table:style-name="ce16" table:formula="of:=ROUND(POWER(1+[.V$2]*0.01; [.$A39]) * [.V$1]; 1)" office:value-type="float" office:value="7.3" calcext:value-type="float">
            <text:p>7k</text:p>
          </table:table-cell>
          <table:table-cell table:style-name="ce9" table:formula="of:=ROUND(POWER(1+[.W$2]*0.01; [.$A39]) * [.W$1]; 1)" office:value-type="float" office:value="1007" calcext:value-type="float">
            <text:p>1007k</text:p>
          </table:table-cell>
          <table:table-cell table:style-name="ce16" table:formula="of:=ROUND(POWER(1+[.X$2]*0.01; [.$A39]) * [.X$1]; 1)" office:value-type="float" office:value="754.8" calcext:value-type="float">
            <text:p>755k</text:p>
          </table:table-cell>
          <table:table-cell table:style-name="ce16" table:formula="of:=ROUND(POWER(1+[.Y$2]*0.01; [.$A39]) * [.Y$1]; 1)" office:value-type="float" office:value="564.4" calcext:value-type="float">
            <text:p>564k</text:p>
          </table:table-cell>
          <table:table-cell table:style-name="ce16" table:formula="of:=ROUND(POWER(1+[.Z$2]*0.01; [.$A39]) * [.Z$1]; 1)" office:value-type="float" office:value="420.9" calcext:value-type="float">
            <text:p>421k</text:p>
          </table:table-cell>
          <table:table-cell table:style-name="ce16" table:formula="of:=ROUND(POWER(1+[.AA$2]*0.01; [.$A39]) * [.AA$1]; 1)" office:value-type="float" office:value="232.3" calcext:value-type="float">
            <text:p>232k</text:p>
          </table:table-cell>
          <table:table-cell table:style-name="ce16" table:formula="of:=ROUND(POWER(1+[.AB$2]*0.01; [.$A39]) * [.AB$1]; 1)" office:value-type="float" office:value="5" calcext:value-type="float">
            <text:p>5k</text:p>
          </table:table-cell>
          <table:table-cell table:style-name="ce16" table:formula="of:=ROUND(POWER(1+[.AC$2]*0.01; [.$A39]) * [.AC$1]; 1)" office:value-type="float" office:value="3.6" calcext:value-type="float">
            <text:p>4k</text:p>
          </table:table-cell>
          <table:table-cell table:number-columns-repeated="1635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9" table:formula="of:=ROUND(POWER(1+[.B$2]*0.01; [.$A40]) * [.B$1]; 1)" office:value-type="float" office:value="4169.5" calcext:value-type="float">
            <text:p>4170k</text:p>
          </table:table-cell>
          <table:table-cell table:style-name="ce16" table:formula="of:=ROUND(POWER(1+[.C$2]*0.01; [.$A40]) * [.C$1]; 1)" office:value-type="float" office:value="2497.5" calcext:value-type="float">
            <text:p>2498k</text:p>
          </table:table-cell>
          <table:table-cell table:style-name="ce16" table:formula="of:=ROUND(POWER(1+[.D$2]*0.01; [.$A40]) * [.D$1]; 1)" office:value-type="float" office:value="1554.4" calcext:value-type="float">
            <text:p>1554k</text:p>
          </table:table-cell>
          <table:table-cell table:style-name="ce16" table:formula="of:=ROUND(POWER(1+[.E$2]*0.01; [.$A40]) * [.E$1]; 1)" office:value-type="float" office:value="1243.5" calcext:value-type="float">
            <text:p>1244k</text:p>
          </table:table-cell>
          <table:table-cell table:style-name="ce16" table:formula="of:=ROUND(POWER(1+[.F$2]*0.01; [.$A40]) * [.F$1]; 1)" office:value-type="float" office:value="926.4" calcext:value-type="float">
            <text:p>926k</text:p>
          </table:table-cell>
          <table:table-cell table:style-name="ce16" table:formula="of:=ROUND(POWER(1+[.G$2]*0.01; [.$A40]) * [.G$1]; 1)" office:value-type="float" office:value="5.3" calcext:value-type="float">
            <text:p>5k</text:p>
          </table:table-cell>
          <table:table-cell table:style-name="ce16" table:formula="of:=ROUND(POWER(1+[.H$2]*0.01; [.$A40]) * [.H$1]; 1)" office:value-type="float" office:value="3.8" calcext:value-type="float">
            <text:p>4k</text:p>
          </table:table-cell>
          <table:table-cell table:style-name="ce9" table:formula="of:=ROUND(POWER(1+[.I$2]*0.01; [.$A40]) * [.I$1]; 1)" office:value-type="float" office:value="4169.5" calcext:value-type="float">
            <text:p>4170k</text:p>
          </table:table-cell>
          <table:table-cell table:style-name="ce16" table:formula="of:=ROUND(POWER(1+[.J$2]*0.01; [.$A40]) * [.J$1]; 1)" office:value-type="float" office:value="2497.5" calcext:value-type="float">
            <text:p>2498k</text:p>
          </table:table-cell>
          <table:table-cell table:style-name="ce16" table:formula="of:=ROUND(POWER(1+[.K$2]*0.01; [.$A40]) * [.K$1]; 1)" office:value-type="float" office:value="1554.4" calcext:value-type="float">
            <text:p>1554k</text:p>
          </table:table-cell>
          <table:table-cell table:style-name="ce16" table:formula="of:=ROUND(POWER(1+[.L$2]*0.01; [.$A40]) * [.L$1]; 1)" office:value-type="float" office:value="1243.5" calcext:value-type="float">
            <text:p>1244k</text:p>
          </table:table-cell>
          <table:table-cell table:style-name="ce16" table:formula="of:=ROUND(POWER(1+[.M$2]*0.01; [.$A40]) * [.M$1]; 1)" office:value-type="float" office:value="926.4" calcext:value-type="float">
            <text:p>926k</text:p>
          </table:table-cell>
          <table:table-cell table:style-name="ce16" table:formula="of:=ROUND(POWER(1+[.N$2]*0.01; [.$A40]) * [.N$1]; 1)" office:value-type="float" office:value="7.9" calcext:value-type="float">
            <text:p>8k</text:p>
          </table:table-cell>
          <table:table-cell table:style-name="ce16" table:formula="of:=ROUND(POWER(1+[.O$2]*0.01; [.$A40]) * [.O$1]; 1)" office:value-type="float" office:value="5.7" calcext:value-type="float">
            <text:p>6k</text:p>
          </table:table-cell>
          <table:table-cell table:style-name="ce9" table:formula="of:=ROUND(POWER(1+[.P$2]*0.01; [.$A40]) * [.P$1]; 1)" office:value-type="float" office:value="4169.5" calcext:value-type="float">
            <text:p>4170k</text:p>
          </table:table-cell>
          <table:table-cell table:style-name="ce16" table:formula="of:=ROUND(POWER(1+[.Q$2]*0.01; [.$A40]) * [.Q$1]; 1)" office:value-type="float" office:value="2497.5" calcext:value-type="float">
            <text:p>2498k</text:p>
          </table:table-cell>
          <table:table-cell table:style-name="ce16" table:formula="of:=ROUND(POWER(1+[.R$2]*0.01; [.$A40]) * [.R$1]; 1)" office:value-type="float" office:value="1554.4" calcext:value-type="float">
            <text:p>1554k</text:p>
          </table:table-cell>
          <table:table-cell table:style-name="ce16" table:formula="of:=ROUND(POWER(1+[.S$2]*0.01; [.$A40]) * [.S$1]; 1)" office:value-type="float" office:value="688.4" calcext:value-type="float">
            <text:p>688k</text:p>
          </table:table-cell>
          <table:table-cell table:style-name="ce16" table:formula="of:=ROUND(POWER(1+[.T$2]*0.01; [.$A40]) * [.T$1]; 1)" office:value-type="float" office:value="204.4" calcext:value-type="float">
            <text:p>204k</text:p>
          </table:table-cell>
          <table:table-cell table:style-name="ce16" table:formula="of:=ROUND(POWER(1+[.U$2]*0.01; [.$A40]) * [.U$1]; 1)" office:value-type="float" office:value="20" calcext:value-type="float">
            <text:p>20k</text:p>
          </table:table-cell>
          <table:table-cell table:style-name="ce16" table:formula="of:=ROUND(POWER(1+[.V$2]*0.01; [.$A40]) * [.V$1]; 1)" office:value-type="float" office:value="7.6" calcext:value-type="float">
            <text:p>8k</text:p>
          </table:table-cell>
          <table:table-cell table:style-name="ce9" table:formula="of:=ROUND(POWER(1+[.W$2]*0.01; [.$A40]) * [.W$1]; 1)" office:value-type="float" office:value="1158" calcext:value-type="float">
            <text:p>1158k</text:p>
          </table:table-cell>
          <table:table-cell table:style-name="ce16" table:formula="of:=ROUND(POWER(1+[.X$2]*0.01; [.$A40]) * [.X$1]; 1)" office:value-type="float" office:value="860.5" calcext:value-type="float">
            <text:p>861k</text:p>
          </table:table-cell>
          <table:table-cell table:style-name="ce16" table:formula="of:=ROUND(POWER(1+[.Y$2]*0.01; [.$A40]) * [.Y$1]; 1)" office:value-type="float" office:value="637.8" calcext:value-type="float">
            <text:p>638k</text:p>
          </table:table-cell>
          <table:table-cell table:style-name="ce16" table:formula="of:=ROUND(POWER(1+[.Z$2]*0.01; [.$A40]) * [.Z$1]; 1)" office:value-type="float" office:value="471.4" calcext:value-type="float">
            <text:p>471k</text:p>
          </table:table-cell>
          <table:table-cell table:style-name="ce16" table:formula="of:=ROUND(POWER(1+[.AA$2]*0.01; [.$A40]) * [.AA$1]; 1)" office:value-type="float" office:value="255.5" calcext:value-type="float">
            <text:p>256k</text:p>
          </table:table-cell>
          <table:table-cell table:style-name="ce16" table:formula="of:=ROUND(POWER(1+[.AB$2]*0.01; [.$A40]) * [.AB$1]; 1)" office:value-type="float" office:value="5.3" calcext:value-type="float">
            <text:p>5k</text:p>
          </table:table-cell>
          <table:table-cell table:style-name="ce16" table:formula="of:=ROUND(POWER(1+[.AC$2]*0.01; [.$A40]) * [.AC$1]; 1)" office:value-type="float" office:value="3.8" calcext:value-type="float">
            <text:p>4k</text:p>
          </table:table-cell>
          <table:table-cell table:number-columns-repeated="1635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" table:formula="of:=ROUND(POWER(1+[.B$2]*0.01; [.$A41]) * [.B$1]; 1)" office:value-type="float" office:value="4920" calcext:value-type="float">
            <text:p>4920k</text:p>
          </table:table-cell>
          <table:table-cell table:style-name="ce16" table:formula="of:=ROUND(POWER(1+[.C$2]*0.01; [.$A41]) * [.C$1]; 1)" office:value-type="float" office:value="2922" calcext:value-type="float">
            <text:p>2922k</text:p>
          </table:table-cell>
          <table:table-cell table:style-name="ce16" table:formula="of:=ROUND(POWER(1+[.D$2]*0.01; [.$A41]) * [.D$1]; 1)" office:value-type="float" office:value="1803.1" calcext:value-type="float">
            <text:p>1803k</text:p>
          </table:table-cell>
          <table:table-cell table:style-name="ce16" table:formula="of:=ROUND(POWER(1+[.E$2]*0.01; [.$A41]) * [.E$1]; 1)" office:value-type="float" office:value="1442.5" calcext:value-type="float">
            <text:p>1443k</text:p>
          </table:table-cell>
          <table:table-cell table:style-name="ce16" table:formula="of:=ROUND(POWER(1+[.F$2]*0.01; [.$A41]) * [.F$1]; 1)" office:value-type="float" office:value="1065.4" calcext:value-type="float">
            <text:p>1065k</text:p>
          </table:table-cell>
          <table:table-cell table:style-name="ce16" table:formula="of:=ROUND(POWER(1+[.G$2]*0.01; [.$A41]) * [.G$1]; 1)" office:value-type="float" office:value="5.5" calcext:value-type="float">
            <text:p>6k</text:p>
          </table:table-cell>
          <table:table-cell table:style-name="ce16" table:formula="of:=ROUND(POWER(1+[.H$2]*0.01; [.$A41]) * [.H$1]; 1)" office:value-type="float" office:value="3.9" calcext:value-type="float">
            <text:p>4k</text:p>
          </table:table-cell>
          <table:table-cell table:style-name="ce9" table:formula="of:=ROUND(POWER(1+[.I$2]*0.01; [.$A41]) * [.I$1]; 1)" office:value-type="float" office:value="4920" calcext:value-type="float">
            <text:p>4920k</text:p>
          </table:table-cell>
          <table:table-cell table:style-name="ce16" table:formula="of:=ROUND(POWER(1+[.J$2]*0.01; [.$A41]) * [.J$1]; 1)" office:value-type="float" office:value="2922" calcext:value-type="float">
            <text:p>2922k</text:p>
          </table:table-cell>
          <table:table-cell table:style-name="ce16" table:formula="of:=ROUND(POWER(1+[.K$2]*0.01; [.$A41]) * [.K$1]; 1)" office:value-type="float" office:value="1803.1" calcext:value-type="float">
            <text:p>1803k</text:p>
          </table:table-cell>
          <table:table-cell table:style-name="ce16" table:formula="of:=ROUND(POWER(1+[.L$2]*0.01; [.$A41]) * [.L$1]; 1)" office:value-type="float" office:value="1442.5" calcext:value-type="float">
            <text:p>1443k</text:p>
          </table:table-cell>
          <table:table-cell table:style-name="ce16" table:formula="of:=ROUND(POWER(1+[.M$2]*0.01; [.$A41]) * [.M$1]; 1)" office:value-type="float" office:value="1065.4" calcext:value-type="float">
            <text:p>1065k</text:p>
          </table:table-cell>
          <table:table-cell table:style-name="ce16" table:formula="of:=ROUND(POWER(1+[.N$2]*0.01; [.$A41]) * [.N$1]; 1)" office:value-type="float" office:value="8.3" calcext:value-type="float">
            <text:p>8k</text:p>
          </table:table-cell>
          <table:table-cell table:style-name="ce16" table:formula="of:=ROUND(POWER(1+[.O$2]*0.01; [.$A41]) * [.O$1]; 1)" office:value-type="float" office:value="5.9" calcext:value-type="float">
            <text:p>6k</text:p>
          </table:table-cell>
          <table:table-cell table:style-name="ce9" table:formula="of:=ROUND(POWER(1+[.P$2]*0.01; [.$A41]) * [.P$1]; 1)" office:value-type="float" office:value="4920" calcext:value-type="float">
            <text:p>4920k</text:p>
          </table:table-cell>
          <table:table-cell table:style-name="ce16" table:formula="of:=ROUND(POWER(1+[.Q$2]*0.01; [.$A41]) * [.Q$1]; 1)" office:value-type="float" office:value="2922" calcext:value-type="float">
            <text:p>2922k</text:p>
          </table:table-cell>
          <table:table-cell table:style-name="ce16" table:formula="of:=ROUND(POWER(1+[.R$2]*0.01; [.$A41]) * [.R$1]; 1)" office:value-type="float" office:value="1803.1" calcext:value-type="float">
            <text:p>1803k</text:p>
          </table:table-cell>
          <table:table-cell table:style-name="ce16" table:formula="of:=ROUND(POWER(1+[.S$2]*0.01; [.$A41]) * [.S$1]; 1)" office:value-type="float" office:value="784.8" calcext:value-type="float">
            <text:p>785k</text:p>
          </table:table-cell>
          <table:table-cell table:style-name="ce16" table:formula="of:=ROUND(POWER(1+[.T$2]*0.01; [.$A41]) * [.T$1]; 1)" office:value-type="float" office:value="224.8" calcext:value-type="float">
            <text:p>225k</text:p>
          </table:table-cell>
          <table:table-cell table:style-name="ce16" table:formula="of:=ROUND(POWER(1+[.U$2]*0.01; [.$A41]) * [.U$1]; 1)" office:value-type="float" office:value="21.4" calcext:value-type="float">
            <text:p>21k</text:p>
          </table:table-cell>
          <table:table-cell table:style-name="ce16" table:formula="of:=ROUND(POWER(1+[.V$2]*0.01; [.$A41]) * [.V$1]; 1)" office:value-type="float" office:value="7.9" calcext:value-type="float">
            <text:p>8k</text:p>
          </table:table-cell>
          <table:table-cell table:style-name="ce9" table:formula="of:=ROUND(POWER(1+[.W$2]*0.01; [.$A41]) * [.W$1]; 1)" office:value-type="float" office:value="1331.8" calcext:value-type="float">
            <text:p>1332k</text:p>
          </table:table-cell>
          <table:table-cell table:style-name="ce16" table:formula="of:=ROUND(POWER(1+[.X$2]*0.01; [.$A41]) * [.X$1]; 1)" office:value-type="float" office:value="981" calcext:value-type="float">
            <text:p>981k</text:p>
          </table:table-cell>
          <table:table-cell table:style-name="ce16" table:formula="of:=ROUND(POWER(1+[.Y$2]*0.01; [.$A41]) * [.Y$1]; 1)" office:value-type="float" office:value="720.7" calcext:value-type="float">
            <text:p>721k</text:p>
          </table:table-cell>
          <table:table-cell table:style-name="ce16" table:formula="of:=ROUND(POWER(1+[.Z$2]*0.01; [.$A41]) * [.Z$1]; 1)" office:value-type="float" office:value="528" calcext:value-type="float">
            <text:p>528k</text:p>
          </table:table-cell>
          <table:table-cell table:style-name="ce16" table:formula="of:=ROUND(POWER(1+[.AA$2]*0.01; [.$A41]) * [.AA$1]; 1)" office:value-type="float" office:value="281" calcext:value-type="float">
            <text:p>281k</text:p>
          </table:table-cell>
          <table:table-cell table:style-name="ce16" table:formula="of:=ROUND(POWER(1+[.AB$2]*0.01; [.$A41]) * [.AB$1]; 1)" office:value-type="float" office:value="5.5" calcext:value-type="float">
            <text:p>6k</text:p>
          </table:table-cell>
          <table:table-cell table:style-name="ce16" table:formula="of:=ROUND(POWER(1+[.AC$2]*0.01; [.$A41]) * [.AC$1]; 1)" office:value-type="float" office:value="3.9" calcext:value-type="float">
            <text:p>4k</text:p>
          </table:table-cell>
          <table:table-cell table:number-columns-repeated="1635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9" table:formula="of:=ROUND(POWER(1+[.B$2]*0.01; [.$A42]) * [.B$1]; 1)" office:value-type="float" office:value="5805.6" calcext:value-type="float">
            <text:p>5806k</text:p>
          </table:table-cell>
          <table:table-cell table:style-name="ce16" table:formula="of:=ROUND(POWER(1+[.C$2]*0.01; [.$A42]) * [.C$1]; 1)" office:value-type="float" office:value="3418.8" calcext:value-type="float">
            <text:p>3419k</text:p>
          </table:table-cell>
          <table:table-cell table:style-name="ce16" table:formula="of:=ROUND(POWER(1+[.D$2]*0.01; [.$A42]) * [.D$1]; 1)" office:value-type="float" office:value="2091.6" calcext:value-type="float">
            <text:p>2092k</text:p>
          </table:table-cell>
          <table:table-cell table:style-name="ce16" table:formula="of:=ROUND(POWER(1+[.E$2]*0.01; [.$A42]) * [.E$1]; 1)" office:value-type="float" office:value="1673.3" calcext:value-type="float">
            <text:p>1673k</text:p>
          </table:table-cell>
          <table:table-cell table:style-name="ce16" table:formula="of:=ROUND(POWER(1+[.F$2]*0.01; [.$A42]) * [.F$1]; 1)" office:value-type="float" office:value="1225.2" calcext:value-type="float">
            <text:p>1225k</text:p>
          </table:table-cell>
          <table:table-cell table:style-name="ce16" table:formula="of:=ROUND(POWER(1+[.G$2]*0.01; [.$A42]) * [.G$1]; 1)" office:value-type="float" office:value="5.8" calcext:value-type="float">
            <text:p>6k</text:p>
          </table:table-cell>
          <table:table-cell table:style-name="ce16" table:formula="of:=ROUND(POWER(1+[.H$2]*0.01; [.$A42]) * [.H$1]; 1)" office:value-type="float" office:value="4.1" calcext:value-type="float">
            <text:p>4k</text:p>
          </table:table-cell>
          <table:table-cell table:style-name="ce9" table:formula="of:=ROUND(POWER(1+[.I$2]*0.01; [.$A42]) * [.I$1]; 1)" office:value-type="float" office:value="5805.6" calcext:value-type="float">
            <text:p>5806k</text:p>
          </table:table-cell>
          <table:table-cell table:style-name="ce16" table:formula="of:=ROUND(POWER(1+[.J$2]*0.01; [.$A42]) * [.J$1]; 1)" office:value-type="float" office:value="3418.8" calcext:value-type="float">
            <text:p>3419k</text:p>
          </table:table-cell>
          <table:table-cell table:style-name="ce16" table:formula="of:=ROUND(POWER(1+[.K$2]*0.01; [.$A42]) * [.K$1]; 1)" office:value-type="float" office:value="2091.6" calcext:value-type="float">
            <text:p>2092k</text:p>
          </table:table-cell>
          <table:table-cell table:style-name="ce16" table:formula="of:=ROUND(POWER(1+[.L$2]*0.01; [.$A42]) * [.L$1]; 1)" office:value-type="float" office:value="1673.3" calcext:value-type="float">
            <text:p>1673k</text:p>
          </table:table-cell>
          <table:table-cell table:style-name="ce16" table:formula="of:=ROUND(POWER(1+[.M$2]*0.01; [.$A42]) * [.M$1]; 1)" office:value-type="float" office:value="1225.2" calcext:value-type="float">
            <text:p>1225k</text:p>
          </table:table-cell>
          <table:table-cell table:style-name="ce16" table:formula="of:=ROUND(POWER(1+[.N$2]*0.01; [.$A42]) * [.N$1]; 1)" office:value-type="float" office:value="8.7" calcext:value-type="float">
            <text:p>9k</text:p>
          </table:table-cell>
          <table:table-cell table:style-name="ce16" table:formula="of:=ROUND(POWER(1+[.O$2]*0.01; [.$A42]) * [.O$1]; 1)" office:value-type="float" office:value="6.2" calcext:value-type="float">
            <text:p>6k</text:p>
          </table:table-cell>
          <table:table-cell table:style-name="ce9" table:formula="of:=ROUND(POWER(1+[.P$2]*0.01; [.$A42]) * [.P$1]; 1)" office:value-type="float" office:value="5805.6" calcext:value-type="float">
            <text:p>5806k</text:p>
          </table:table-cell>
          <table:table-cell table:style-name="ce16" table:formula="of:=ROUND(POWER(1+[.Q$2]*0.01; [.$A42]) * [.Q$1]; 1)" office:value-type="float" office:value="3418.8" calcext:value-type="float">
            <text:p>3419k</text:p>
          </table:table-cell>
          <table:table-cell table:style-name="ce16" table:formula="of:=ROUND(POWER(1+[.R$2]*0.01; [.$A42]) * [.R$1]; 1)" office:value-type="float" office:value="2091.6" calcext:value-type="float">
            <text:p>2092k</text:p>
          </table:table-cell>
          <table:table-cell table:style-name="ce16" table:formula="of:=ROUND(POWER(1+[.S$2]*0.01; [.$A42]) * [.S$1]; 1)" office:value-type="float" office:value="894.7" calcext:value-type="float">
            <text:p>895k</text:p>
          </table:table-cell>
          <table:table-cell table:style-name="ce16" table:formula="of:=ROUND(POWER(1+[.T$2]*0.01; [.$A42]) * [.T$1]; 1)" office:value-type="float" office:value="247.3" calcext:value-type="float">
            <text:p>247k</text:p>
          </table:table-cell>
          <table:table-cell table:style-name="ce16" table:formula="of:=ROUND(POWER(1+[.U$2]*0.01; [.$A42]) * [.U$1]; 1)" office:value-type="float" office:value="22.8" calcext:value-type="float">
            <text:p>23k</text:p>
          </table:table-cell>
          <table:table-cell table:style-name="ce16" table:formula="of:=ROUND(POWER(1+[.V$2]*0.01; [.$A42]) * [.V$1]; 1)" office:value-type="float" office:value="8.2" calcext:value-type="float">
            <text:p>8k</text:p>
          </table:table-cell>
          <table:table-cell table:style-name="ce9" table:formula="of:=ROUND(POWER(1+[.W$2]*0.01; [.$A42]) * [.W$1]; 1)" office:value-type="float" office:value="1531.5" calcext:value-type="float">
            <text:p>1532k</text:p>
          </table:table-cell>
          <table:table-cell table:style-name="ce16" table:formula="of:=ROUND(POWER(1+[.X$2]*0.01; [.$A42]) * [.X$1]; 1)" office:value-type="float" office:value="1118.3" calcext:value-type="float">
            <text:p>1118k</text:p>
          </table:table-cell>
          <table:table-cell table:style-name="ce16" table:formula="of:=ROUND(POWER(1+[.Y$2]*0.01; [.$A42]) * [.Y$1]; 1)" office:value-type="float" office:value="814.4" calcext:value-type="float">
            <text:p>814k</text:p>
          </table:table-cell>
          <table:table-cell table:style-name="ce16" table:formula="of:=ROUND(POWER(1+[.Z$2]*0.01; [.$A42]) * [.Z$1]; 1)" office:value-type="float" office:value="591.4" calcext:value-type="float">
            <text:p>591k</text:p>
          </table:table-cell>
          <table:table-cell table:style-name="ce16" table:formula="of:=ROUND(POWER(1+[.AA$2]*0.01; [.$A42]) * [.AA$1]; 1)" office:value-type="float" office:value="309.1" calcext:value-type="float">
            <text:p>309k</text:p>
          </table:table-cell>
          <table:table-cell table:style-name="ce16" table:formula="of:=ROUND(POWER(1+[.AB$2]*0.01; [.$A42]) * [.AB$1]; 1)" office:value-type="float" office:value="5.8" calcext:value-type="float">
            <text:p>6k</text:p>
          </table:table-cell>
          <table:table-cell table:style-name="ce16" table:formula="of:=ROUND(POWER(1+[.AC$2]*0.01; [.$A42]) * [.AC$1]; 1)" office:value-type="float" office:value="4.1" calcext:value-type="float">
            <text:p>4k</text:p>
          </table:table-cell>
          <table:table-cell table:number-columns-repeated="1635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9" table:formula="of:=ROUND(POWER(1+[.B$2]*0.01; [.$A43]) * [.B$1]; 1)" office:value-type="float" office:value="6850.6" calcext:value-type="float">
            <text:p>6851k</text:p>
          </table:table-cell>
          <table:table-cell table:style-name="ce16" table:formula="of:=ROUND(POWER(1+[.C$2]*0.01; [.$A43]) * [.C$1]; 1)" office:value-type="float" office:value="4000" calcext:value-type="float">
            <text:p>4000k</text:p>
          </table:table-cell>
          <table:table-cell table:style-name="ce16" table:formula="of:=ROUND(POWER(1+[.D$2]*0.01; [.$A43]) * [.D$1]; 1)" office:value-type="float" office:value="2426.3" calcext:value-type="float">
            <text:p>2426k</text:p>
          </table:table-cell>
          <table:table-cell table:style-name="ce16" table:formula="of:=ROUND(POWER(1+[.E$2]*0.01; [.$A43]) * [.E$1]; 1)" office:value-type="float" office:value="1941" calcext:value-type="float">
            <text:p>1941k</text:p>
          </table:table-cell>
          <table:table-cell table:style-name="ce16" table:formula="of:=ROUND(POWER(1+[.F$2]*0.01; [.$A43]) * [.F$1]; 1)" office:value-type="float" office:value="1409" calcext:value-type="float">
            <text:p>1409k</text:p>
          </table:table-cell>
          <table:table-cell table:style-name="ce16" table:formula="of:=ROUND(POWER(1+[.G$2]*0.01; [.$A43]) * [.G$1]; 1)" office:value-type="float" office:value="6.1" calcext:value-type="float">
            <text:p>6k</text:p>
          </table:table-cell>
          <table:table-cell table:style-name="ce16" table:formula="of:=ROUND(POWER(1+[.H$2]*0.01; [.$A43]) * [.H$1]; 1)" office:value-type="float" office:value="4.3" calcext:value-type="float">
            <text:p>4k</text:p>
          </table:table-cell>
          <table:table-cell table:style-name="ce9" table:formula="of:=ROUND(POWER(1+[.I$2]*0.01; [.$A43]) * [.I$1]; 1)" office:value-type="float" office:value="6850.6" calcext:value-type="float">
            <text:p>6851k</text:p>
          </table:table-cell>
          <table:table-cell table:style-name="ce16" table:formula="of:=ROUND(POWER(1+[.J$2]*0.01; [.$A43]) * [.J$1]; 1)" office:value-type="float" office:value="4000" calcext:value-type="float">
            <text:p>4000k</text:p>
          </table:table-cell>
          <table:table-cell table:style-name="ce16" table:formula="of:=ROUND(POWER(1+[.K$2]*0.01; [.$A43]) * [.K$1]; 1)" office:value-type="float" office:value="2426.3" calcext:value-type="float">
            <text:p>2426k</text:p>
          </table:table-cell>
          <table:table-cell table:style-name="ce16" table:formula="of:=ROUND(POWER(1+[.L$2]*0.01; [.$A43]) * [.L$1]; 1)" office:value-type="float" office:value="1941" calcext:value-type="float">
            <text:p>1941k</text:p>
          </table:table-cell>
          <table:table-cell table:style-name="ce16" table:formula="of:=ROUND(POWER(1+[.M$2]*0.01; [.$A43]) * [.M$1]; 1)" office:value-type="float" office:value="1409" calcext:value-type="float">
            <text:p>1409k</text:p>
          </table:table-cell>
          <table:table-cell table:style-name="ce16" table:formula="of:=ROUND(POWER(1+[.N$2]*0.01; [.$A43]) * [.N$1]; 1)" office:value-type="float" office:value="9.1" calcext:value-type="float">
            <text:p>9k</text:p>
          </table:table-cell>
          <table:table-cell table:style-name="ce16" table:formula="of:=ROUND(POWER(1+[.O$2]*0.01; [.$A43]) * [.O$1]; 1)" office:value-type="float" office:value="6.4" calcext:value-type="float">
            <text:p>6k</text:p>
          </table:table-cell>
          <table:table-cell table:style-name="ce9" table:formula="of:=ROUND(POWER(1+[.P$2]*0.01; [.$A43]) * [.P$1]; 1)" office:value-type="float" office:value="6850.6" calcext:value-type="float">
            <text:p>6851k</text:p>
          </table:table-cell>
          <table:table-cell table:style-name="ce16" table:formula="of:=ROUND(POWER(1+[.Q$2]*0.01; [.$A43]) * [.Q$1]; 1)" office:value-type="float" office:value="4000" calcext:value-type="float">
            <text:p>4000k</text:p>
          </table:table-cell>
          <table:table-cell table:style-name="ce16" table:formula="of:=ROUND(POWER(1+[.R$2]*0.01; [.$A43]) * [.R$1]; 1)" office:value-type="float" office:value="2426.3" calcext:value-type="float">
            <text:p>2426k</text:p>
          </table:table-cell>
          <table:table-cell table:style-name="ce16" table:formula="of:=ROUND(POWER(1+[.S$2]*0.01; [.$A43]) * [.S$1]; 1)" office:value-type="float" office:value="1019.9" calcext:value-type="float">
            <text:p>1020k</text:p>
          </table:table-cell>
          <table:table-cell table:style-name="ce16" table:formula="of:=ROUND(POWER(1+[.T$2]*0.01; [.$A43]) * [.T$1]; 1)" office:value-type="float" office:value="272" calcext:value-type="float">
            <text:p>272k</text:p>
          </table:table-cell>
          <table:table-cell table:style-name="ce16" table:formula="of:=ROUND(POWER(1+[.U$2]*0.01; [.$A43]) * [.U$1]; 1)" office:value-type="float" office:value="24.4" calcext:value-type="float">
            <text:p>24k</text:p>
          </table:table-cell>
          <table:table-cell table:style-name="ce16" table:formula="of:=ROUND(POWER(1+[.V$2]*0.01; [.$A43]) * [.V$1]; 1)" office:value-type="float" office:value="8.5" calcext:value-type="float">
            <text:p>9k</text:p>
          </table:table-cell>
          <table:table-cell table:style-name="ce9" table:formula="of:=ROUND(POWER(1+[.W$2]*0.01; [.$A43]) * [.W$1]; 1)" office:value-type="float" office:value="1761.2" calcext:value-type="float">
            <text:p>1761k</text:p>
          </table:table-cell>
          <table:table-cell table:style-name="ce16" table:formula="of:=ROUND(POWER(1+[.X$2]*0.01; [.$A43]) * [.X$1]; 1)" office:value-type="float" office:value="1274.9" calcext:value-type="float">
            <text:p>1275k</text:p>
          </table:table-cell>
          <table:table-cell table:style-name="ce16" table:formula="of:=ROUND(POWER(1+[.Y$2]*0.01; [.$A43]) * [.Y$1]; 1)" office:value-type="float" office:value="920.2" calcext:value-type="float">
            <text:p>920k</text:p>
          </table:table-cell>
          <table:table-cell table:style-name="ce16" table:formula="of:=ROUND(POWER(1+[.Z$2]*0.01; [.$A43]) * [.Z$1]; 1)" office:value-type="float" office:value="662.3" calcext:value-type="float">
            <text:p>662k</text:p>
          </table:table-cell>
          <table:table-cell table:style-name="ce16" table:formula="of:=ROUND(POWER(1+[.AA$2]*0.01; [.$A43]) * [.AA$1]; 1)" office:value-type="float" office:value="340" calcext:value-type="float">
            <text:p>340k</text:p>
          </table:table-cell>
          <table:table-cell table:style-name="ce16" table:formula="of:=ROUND(POWER(1+[.AB$2]*0.01; [.$A43]) * [.AB$1]; 1)" office:value-type="float" office:value="6.1" calcext:value-type="float">
            <text:p>6k</text:p>
          </table:table-cell>
          <table:table-cell table:style-name="ce16" table:formula="of:=ROUND(POWER(1+[.AC$2]*0.01; [.$A43]) * [.AC$1]; 1)" office:value-type="float" office:value="4.3" calcext:value-type="float">
            <text:p>4k</text:p>
          </table:table-cell>
          <table:table-cell table:number-columns-repeated="1635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9" table:formula="of:=ROUND(POWER(1+[.B$2]*0.01; [.$A44]) * [.B$1]; 1)" office:value-type="float" office:value="8083.7" calcext:value-type="float">
            <text:p>8084k</text:p>
          </table:table-cell>
          <table:table-cell table:style-name="ce16" table:formula="of:=ROUND(POWER(1+[.C$2]*0.01; [.$A44]) * [.C$1]; 1)" office:value-type="float" office:value="4680" calcext:value-type="float">
            <text:p>4680k</text:p>
          </table:table-cell>
          <table:table-cell table:style-name="ce16" table:formula="of:=ROUND(POWER(1+[.D$2]*0.01; [.$A44]) * [.D$1]; 1)" office:value-type="float" office:value="2814.5" calcext:value-type="float">
            <text:p>2815k</text:p>
          </table:table-cell>
          <table:table-cell table:style-name="ce16" table:formula="of:=ROUND(POWER(1+[.E$2]*0.01; [.$A44]) * [.E$1]; 1)" office:value-type="float" office:value="2251.6" calcext:value-type="float">
            <text:p>2252k</text:p>
          </table:table-cell>
          <table:table-cell table:style-name="ce16" table:formula="of:=ROUND(POWER(1+[.F$2]*0.01; [.$A44]) * [.F$1]; 1)" office:value-type="float" office:value="1620.3" calcext:value-type="float">
            <text:p>1620k</text:p>
          </table:table-cell>
          <table:table-cell table:style-name="ce16" table:formula="of:=ROUND(POWER(1+[.G$2]*0.01; [.$A44]) * [.G$1]; 1)" office:value-type="float" office:value="6.4" calcext:value-type="float">
            <text:p>6k</text:p>
          </table:table-cell>
          <table:table-cell table:style-name="ce16" table:formula="of:=ROUND(POWER(1+[.H$2]*0.01; [.$A44]) * [.H$1]; 1)" office:value-type="float" office:value="4.4" calcext:value-type="float">
            <text:p>4k</text:p>
          </table:table-cell>
          <table:table-cell table:style-name="ce9" table:formula="of:=ROUND(POWER(1+[.I$2]*0.01; [.$A44]) * [.I$1]; 1)" office:value-type="float" office:value="8083.7" calcext:value-type="float">
            <text:p>8084k</text:p>
          </table:table-cell>
          <table:table-cell table:style-name="ce16" table:formula="of:=ROUND(POWER(1+[.J$2]*0.01; [.$A44]) * [.J$1]; 1)" office:value-type="float" office:value="4680" calcext:value-type="float">
            <text:p>4680k</text:p>
          </table:table-cell>
          <table:table-cell table:style-name="ce16" table:formula="of:=ROUND(POWER(1+[.K$2]*0.01; [.$A44]) * [.K$1]; 1)" office:value-type="float" office:value="2814.5" calcext:value-type="float">
            <text:p>2815k</text:p>
          </table:table-cell>
          <table:table-cell table:style-name="ce16" table:formula="of:=ROUND(POWER(1+[.L$2]*0.01; [.$A44]) * [.L$1]; 1)" office:value-type="float" office:value="2251.6" calcext:value-type="float">
            <text:p>2252k</text:p>
          </table:table-cell>
          <table:table-cell table:style-name="ce16" table:formula="of:=ROUND(POWER(1+[.M$2]*0.01; [.$A44]) * [.M$1]; 1)" office:value-type="float" office:value="1620.3" calcext:value-type="float">
            <text:p>1620k</text:p>
          </table:table-cell>
          <table:table-cell table:style-name="ce16" table:formula="of:=ROUND(POWER(1+[.N$2]*0.01; [.$A44]) * [.N$1]; 1)" office:value-type="float" office:value="9.6" calcext:value-type="float">
            <text:p>10k</text:p>
          </table:table-cell>
          <table:table-cell table:style-name="ce16" table:formula="of:=ROUND(POWER(1+[.O$2]*0.01; [.$A44]) * [.O$1]; 1)" office:value-type="float" office:value="6.7" calcext:value-type="float">
            <text:p>7k</text:p>
          </table:table-cell>
          <table:table-cell table:style-name="ce9" table:formula="of:=ROUND(POWER(1+[.P$2]*0.01; [.$A44]) * [.P$1]; 1)" office:value-type="float" office:value="8083.7" calcext:value-type="float">
            <text:p>8084k</text:p>
          </table:table-cell>
          <table:table-cell table:style-name="ce16" table:formula="of:=ROUND(POWER(1+[.Q$2]*0.01; [.$A44]) * [.Q$1]; 1)" office:value-type="float" office:value="4680" calcext:value-type="float">
            <text:p>4680k</text:p>
          </table:table-cell>
          <table:table-cell table:style-name="ce16" table:formula="of:=ROUND(POWER(1+[.R$2]*0.01; [.$A44]) * [.R$1]; 1)" office:value-type="float" office:value="2814.5" calcext:value-type="float">
            <text:p>2815k</text:p>
          </table:table-cell>
          <table:table-cell table:style-name="ce16" table:formula="of:=ROUND(POWER(1+[.S$2]*0.01; [.$A44]) * [.S$1]; 1)" office:value-type="float" office:value="1162.7" calcext:value-type="float">
            <text:p>1163k</text:p>
          </table:table-cell>
          <table:table-cell table:style-name="ce16" table:formula="of:=ROUND(POWER(1+[.T$2]*0.01; [.$A44]) * [.T$1]; 1)" office:value-type="float" office:value="299.2" calcext:value-type="float">
            <text:p>299k</text:p>
          </table:table-cell>
          <table:table-cell table:style-name="ce16" table:formula="of:=ROUND(POWER(1+[.U$2]*0.01; [.$A44]) * [.U$1]; 1)" office:value-type="float" office:value="26.2" calcext:value-type="float">
            <text:p>26k</text:p>
          </table:table-cell>
          <table:table-cell table:style-name="ce16" table:formula="of:=ROUND(POWER(1+[.V$2]*0.01; [.$A44]) * [.V$1]; 1)" office:value-type="float" office:value="8.9" calcext:value-type="float">
            <text:p>9k</text:p>
          </table:table-cell>
          <table:table-cell table:style-name="ce9" table:formula="of:=ROUND(POWER(1+[.W$2]*0.01; [.$A44]) * [.W$1]; 1)" office:value-type="float" office:value="2025.4" calcext:value-type="float">
            <text:p>2025k</text:p>
          </table:table-cell>
          <table:table-cell table:style-name="ce16" table:formula="of:=ROUND(POWER(1+[.X$2]*0.01; [.$A44]) * [.X$1]; 1)" office:value-type="float" office:value="1453.4" calcext:value-type="float">
            <text:p>1453k</text:p>
          </table:table-cell>
          <table:table-cell table:style-name="ce16" table:formula="of:=ROUND(POWER(1+[.Y$2]*0.01; [.$A44]) * [.Y$1]; 1)" office:value-type="float" office:value="1039.9" calcext:value-type="float">
            <text:p>1040k</text:p>
          </table:table-cell>
          <table:table-cell table:style-name="ce16" table:formula="of:=ROUND(POWER(1+[.Z$2]*0.01; [.$A44]) * [.Z$1]; 1)" office:value-type="float" office:value="741.8" calcext:value-type="float">
            <text:p>742k</text:p>
          </table:table-cell>
          <table:table-cell table:style-name="ce16" table:formula="of:=ROUND(POWER(1+[.AA$2]*0.01; [.$A44]) * [.AA$1]; 1)" office:value-type="float" office:value="374" calcext:value-type="float">
            <text:p>374k</text:p>
          </table:table-cell>
          <table:table-cell table:style-name="ce16" table:formula="of:=ROUND(POWER(1+[.AB$2]*0.01; [.$A44]) * [.AB$1]; 1)" office:value-type="float" office:value="6.4" calcext:value-type="float">
            <text:p>6k</text:p>
          </table:table-cell>
          <table:table-cell table:style-name="ce16" table:formula="of:=ROUND(POWER(1+[.AC$2]*0.01; [.$A44]) * [.AC$1]; 1)" office:value-type="float" office:value="4.4" calcext:value-type="float">
            <text:p>4k</text:p>
          </table:table-cell>
          <table:table-cell table:number-columns-repeated="1635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9" table:formula="of:=ROUND(POWER(1+[.B$2]*0.01; [.$A45]) * [.B$1]; 1)" office:value-type="float" office:value="9538.7" calcext:value-type="float">
            <text:p>9539k</text:p>
          </table:table-cell>
          <table:table-cell table:style-name="ce16" table:formula="of:=ROUND(POWER(1+[.C$2]*0.01; [.$A45]) * [.C$1]; 1)" office:value-type="float" office:value="5475.6" calcext:value-type="float">
            <text:p>5476k</text:p>
          </table:table-cell>
          <table:table-cell table:style-name="ce16" table:formula="of:=ROUND(POWER(1+[.D$2]*0.01; [.$A45]) * [.D$1]; 1)" office:value-type="float" office:value="3264.8" calcext:value-type="float">
            <text:p>3265k</text:p>
          </table:table-cell>
          <table:table-cell table:style-name="ce16" table:formula="of:=ROUND(POWER(1+[.E$2]*0.01; [.$A45]) * [.E$1]; 1)" office:value-type="float" office:value="2611.9" calcext:value-type="float">
            <text:p>2612k</text:p>
          </table:table-cell>
          <table:table-cell table:style-name="ce16" table:formula="of:=ROUND(POWER(1+[.F$2]*0.01; [.$A45]) * [.F$1]; 1)" office:value-type="float" office:value="1863.4" calcext:value-type="float">
            <text:p>1863k</text:p>
          </table:table-cell>
          <table:table-cell table:style-name="ce16" table:formula="of:=ROUND(POWER(1+[.G$2]*0.01; [.$A45]) * [.G$1]; 1)" office:value-type="float" office:value="6.7" calcext:value-type="float">
            <text:p>7k</text:p>
          </table:table-cell>
          <table:table-cell table:style-name="ce16" table:formula="of:=ROUND(POWER(1+[.H$2]*0.01; [.$A45]) * [.H$1]; 1)" office:value-type="float" office:value="4.6" calcext:value-type="float">
            <text:p>5k</text:p>
          </table:table-cell>
          <table:table-cell table:style-name="ce9" table:formula="of:=ROUND(POWER(1+[.I$2]*0.01; [.$A45]) * [.I$1]; 1)" office:value-type="float" office:value="9538.7" calcext:value-type="float">
            <text:p>9539k</text:p>
          </table:table-cell>
          <table:table-cell table:style-name="ce16" table:formula="of:=ROUND(POWER(1+[.J$2]*0.01; [.$A45]) * [.J$1]; 1)" office:value-type="float" office:value="5475.6" calcext:value-type="float">
            <text:p>5476k</text:p>
          </table:table-cell>
          <table:table-cell table:style-name="ce16" table:formula="of:=ROUND(POWER(1+[.K$2]*0.01; [.$A45]) * [.K$1]; 1)" office:value-type="float" office:value="3264.8" calcext:value-type="float">
            <text:p>3265k</text:p>
          </table:table-cell>
          <table:table-cell table:style-name="ce16" table:formula="of:=ROUND(POWER(1+[.L$2]*0.01; [.$A45]) * [.L$1]; 1)" office:value-type="float" office:value="2611.9" calcext:value-type="float">
            <text:p>2612k</text:p>
          </table:table-cell>
          <table:table-cell table:style-name="ce16" table:formula="of:=ROUND(POWER(1+[.M$2]*0.01; [.$A45]) * [.M$1]; 1)" office:value-type="float" office:value="1863.4" calcext:value-type="float">
            <text:p>1863k</text:p>
          </table:table-cell>
          <table:table-cell table:style-name="ce16" table:formula="of:=ROUND(POWER(1+[.N$2]*0.01; [.$A45]) * [.N$1]; 1)" office:value-type="float" office:value="10.1" calcext:value-type="float">
            <text:p>10k</text:p>
          </table:table-cell>
          <table:table-cell table:style-name="ce16" table:formula="of:=ROUND(POWER(1+[.O$2]*0.01; [.$A45]) * [.O$1]; 1)" office:value-type="float" office:value="6.9" calcext:value-type="float">
            <text:p>7k</text:p>
          </table:table-cell>
          <table:table-cell table:style-name="ce9" table:formula="of:=ROUND(POWER(1+[.P$2]*0.01; [.$A45]) * [.P$1]; 1)" office:value-type="float" office:value="9538.7" calcext:value-type="float">
            <text:p>9539k</text:p>
          </table:table-cell>
          <table:table-cell table:style-name="ce16" table:formula="of:=ROUND(POWER(1+[.Q$2]*0.01; [.$A45]) * [.Q$1]; 1)" office:value-type="float" office:value="5475.6" calcext:value-type="float">
            <text:p>5476k</text:p>
          </table:table-cell>
          <table:table-cell table:style-name="ce16" table:formula="of:=ROUND(POWER(1+[.R$2]*0.01; [.$A45]) * [.R$1]; 1)" office:value-type="float" office:value="3264.8" calcext:value-type="float">
            <text:p>3265k</text:p>
          </table:table-cell>
          <table:table-cell table:style-name="ce16" table:formula="of:=ROUND(POWER(1+[.S$2]*0.01; [.$A45]) * [.S$1]; 1)" office:value-type="float" office:value="1325.5" calcext:value-type="float">
            <text:p>1326k</text:p>
          </table:table-cell>
          <table:table-cell table:style-name="ce16" table:formula="of:=ROUND(POWER(1+[.T$2]*0.01; [.$A45]) * [.T$1]; 1)" office:value-type="float" office:value="329.2" calcext:value-type="float">
            <text:p>329k</text:p>
          </table:table-cell>
          <table:table-cell table:style-name="ce16" table:formula="of:=ROUND(POWER(1+[.U$2]*0.01; [.$A45]) * [.U$1]; 1)" office:value-type="float" office:value="28" calcext:value-type="float">
            <text:p>28k</text:p>
          </table:table-cell>
          <table:table-cell table:style-name="ce16" table:formula="of:=ROUND(POWER(1+[.V$2]*0.01; [.$A45]) * [.V$1]; 1)" office:value-type="float" office:value="9.2" calcext:value-type="float">
            <text:p>9k</text:p>
          </table:table-cell>
          <table:table-cell table:style-name="ce9" table:formula="of:=ROUND(POWER(1+[.W$2]*0.01; [.$A45]) * [.W$1]; 1)" office:value-type="float" office:value="2329.2" calcext:value-type="float">
            <text:p>2329k</text:p>
          </table:table-cell>
          <table:table-cell table:style-name="ce16" table:formula="of:=ROUND(POWER(1+[.X$2]*0.01; [.$A45]) * [.X$1]; 1)" office:value-type="float" office:value="1656.9" calcext:value-type="float">
            <text:p>1657k</text:p>
          </table:table-cell>
          <table:table-cell table:style-name="ce16" table:formula="of:=ROUND(POWER(1+[.Y$2]*0.01; [.$A45]) * [.Y$1]; 1)" office:value-type="float" office:value="1175.1" calcext:value-type="float">
            <text:p>1175k</text:p>
          </table:table-cell>
          <table:table-cell table:style-name="ce16" table:formula="of:=ROUND(POWER(1+[.Z$2]*0.01; [.$A45]) * [.Z$1]; 1)" office:value-type="float" office:value="830.8" calcext:value-type="float">
            <text:p>831k</text:p>
          </table:table-cell>
          <table:table-cell table:style-name="ce16" table:formula="of:=ROUND(POWER(1+[.AA$2]*0.01; [.$A45]) * [.AA$1]; 1)" office:value-type="float" office:value="411.4" calcext:value-type="float">
            <text:p>411k</text:p>
          </table:table-cell>
          <table:table-cell table:style-name="ce16" table:formula="of:=ROUND(POWER(1+[.AB$2]*0.01; [.$A45]) * [.AB$1]; 1)" office:value-type="float" office:value="6.7" calcext:value-type="float">
            <text:p>7k</text:p>
          </table:table-cell>
          <table:table-cell table:style-name="ce16" table:formula="of:=ROUND(POWER(1+[.AC$2]*0.01; [.$A45]) * [.AC$1]; 1)" office:value-type="float" office:value="4.6" calcext:value-type="float">
            <text:p>5k</text:p>
          </table:table-cell>
          <table:table-cell table:number-columns-repeated="1635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" table:formula="of:=ROUND(POWER(1+[.B$2]*0.01; [.$A46]) * [.B$1]; 1)" office:value-type="float" office:value="11255.7" calcext:value-type="float">
            <text:p>11256k</text:p>
          </table:table-cell>
          <table:table-cell table:style-name="ce16" table:formula="of:=ROUND(POWER(1+[.C$2]*0.01; [.$A46]) * [.C$1]; 1)" office:value-type="float" office:value="6406.4" calcext:value-type="float">
            <text:p>6406k</text:p>
          </table:table-cell>
          <table:table-cell table:style-name="ce16" table:formula="of:=ROUND(POWER(1+[.D$2]*0.01; [.$A46]) * [.D$1]; 1)" office:value-type="float" office:value="3787.2" calcext:value-type="float">
            <text:p>3787k</text:p>
          </table:table-cell>
          <table:table-cell table:style-name="ce16" table:formula="of:=ROUND(POWER(1+[.E$2]*0.01; [.$A46]) * [.E$1]; 1)" office:value-type="float" office:value="3029.8" calcext:value-type="float">
            <text:p>3030k</text:p>
          </table:table-cell>
          <table:table-cell table:style-name="ce16" table:formula="of:=ROUND(POWER(1+[.F$2]*0.01; [.$A46]) * [.F$1]; 1)" office:value-type="float" office:value="2142.9" calcext:value-type="float">
            <text:p>2143k</text:p>
          </table:table-cell>
          <table:table-cell table:style-name="ce16" table:formula="of:=ROUND(POWER(1+[.G$2]*0.01; [.$A46]) * [.G$1]; 1)" office:value-type="float" office:value="7" calcext:value-type="float">
            <text:p>7k</text:p>
          </table:table-cell>
          <table:table-cell table:style-name="ce16" table:formula="of:=ROUND(POWER(1+[.H$2]*0.01; [.$A46]) * [.H$1]; 1)" office:value-type="float" office:value="4.8" calcext:value-type="float">
            <text:p>5k</text:p>
          </table:table-cell>
          <table:table-cell table:style-name="ce9" table:formula="of:=ROUND(POWER(1+[.I$2]*0.01; [.$A46]) * [.I$1]; 1)" office:value-type="float" office:value="11255.7" calcext:value-type="float">
            <text:p>11256k</text:p>
          </table:table-cell>
          <table:table-cell table:style-name="ce16" table:formula="of:=ROUND(POWER(1+[.J$2]*0.01; [.$A46]) * [.J$1]; 1)" office:value-type="float" office:value="6406.4" calcext:value-type="float">
            <text:p>6406k</text:p>
          </table:table-cell>
          <table:table-cell table:style-name="ce16" table:formula="of:=ROUND(POWER(1+[.K$2]*0.01; [.$A46]) * [.K$1]; 1)" office:value-type="float" office:value="3787.2" calcext:value-type="float">
            <text:p>3787k</text:p>
          </table:table-cell>
          <table:table-cell table:style-name="ce16" table:formula="of:=ROUND(POWER(1+[.L$2]*0.01; [.$A46]) * [.L$1]; 1)" office:value-type="float" office:value="3029.8" calcext:value-type="float">
            <text:p>3030k</text:p>
          </table:table-cell>
          <table:table-cell table:style-name="ce16" table:formula="of:=ROUND(POWER(1+[.M$2]*0.01; [.$A46]) * [.M$1]; 1)" office:value-type="float" office:value="2142.9" calcext:value-type="float">
            <text:p>2143k</text:p>
          </table:table-cell>
          <table:table-cell table:style-name="ce16" table:formula="of:=ROUND(POWER(1+[.N$2]*0.01; [.$A46]) * [.N$1]; 1)" office:value-type="float" office:value="10.6" calcext:value-type="float">
            <text:p>11k</text:p>
          </table:table-cell>
          <table:table-cell table:style-name="ce16" table:formula="of:=ROUND(POWER(1+[.O$2]*0.01; [.$A46]) * [.O$1]; 1)" office:value-type="float" office:value="7.2" calcext:value-type="float">
            <text:p>7k</text:p>
          </table:table-cell>
          <table:table-cell table:style-name="ce9" table:formula="of:=ROUND(POWER(1+[.P$2]*0.01; [.$A46]) * [.P$1]; 1)" office:value-type="float" office:value="11255.7" calcext:value-type="float">
            <text:p>11256k</text:p>
          </table:table-cell>
          <table:table-cell table:style-name="ce16" table:formula="of:=ROUND(POWER(1+[.Q$2]*0.01; [.$A46]) * [.Q$1]; 1)" office:value-type="float" office:value="6406.4" calcext:value-type="float">
            <text:p>6406k</text:p>
          </table:table-cell>
          <table:table-cell table:style-name="ce16" table:formula="of:=ROUND(POWER(1+[.R$2]*0.01; [.$A46]) * [.R$1]; 1)" office:value-type="float" office:value="3787.2" calcext:value-type="float">
            <text:p>3787k</text:p>
          </table:table-cell>
          <table:table-cell table:style-name="ce16" table:formula="of:=ROUND(POWER(1+[.S$2]*0.01; [.$A46]) * [.S$1]; 1)" office:value-type="float" office:value="1511.1" calcext:value-type="float">
            <text:p>1511k</text:p>
          </table:table-cell>
          <table:table-cell table:style-name="ce16" table:formula="of:=ROUND(POWER(1+[.T$2]*0.01; [.$A46]) * [.T$1]; 1)" office:value-type="float" office:value="362.1" calcext:value-type="float">
            <text:p>362k</text:p>
          </table:table-cell>
          <table:table-cell table:style-name="ce16" table:formula="of:=ROUND(POWER(1+[.U$2]*0.01; [.$A46]) * [.U$1]; 1)" office:value-type="float" office:value="29.9" calcext:value-type="float">
            <text:p>30k</text:p>
          </table:table-cell>
          <table:table-cell table:style-name="ce16" table:formula="of:=ROUND(POWER(1+[.V$2]*0.01; [.$A46]) * [.V$1]; 1)" office:value-type="float" office:value="9.6" calcext:value-type="float">
            <text:p>10k</text:p>
          </table:table-cell>
          <table:table-cell table:style-name="ce9" table:formula="of:=ROUND(POWER(1+[.W$2]*0.01; [.$A46]) * [.W$1]; 1)" office:value-type="float" office:value="2678.6" calcext:value-type="float">
            <text:p>2679k</text:p>
          </table:table-cell>
          <table:table-cell table:style-name="ce16" table:formula="of:=ROUND(POWER(1+[.X$2]*0.01; [.$A46]) * [.X$1]; 1)" office:value-type="float" office:value="1888.8" calcext:value-type="float">
            <text:p>1889k</text:p>
          </table:table-cell>
          <table:table-cell table:style-name="ce16" table:formula="of:=ROUND(POWER(1+[.Y$2]*0.01; [.$A46]) * [.Y$1]; 1)" office:value-type="float" office:value="1327.8" calcext:value-type="float">
            <text:p>1328k</text:p>
          </table:table-cell>
          <table:table-cell table:style-name="ce16" table:formula="of:=ROUND(POWER(1+[.Z$2]*0.01; [.$A46]) * [.Z$1]; 1)" office:value-type="float" office:value="930.5" calcext:value-type="float">
            <text:p>931k</text:p>
          </table:table-cell>
          <table:table-cell table:style-name="ce16" table:formula="of:=ROUND(POWER(1+[.AA$2]*0.01; [.$A46]) * [.AA$1]; 1)" office:value-type="float" office:value="452.6" calcext:value-type="float">
            <text:p>453k</text:p>
          </table:table-cell>
          <table:table-cell table:style-name="ce16" table:formula="of:=ROUND(POWER(1+[.AB$2]*0.01; [.$A46]) * [.AB$1]; 1)" office:value-type="float" office:value="7" calcext:value-type="float">
            <text:p>7k</text:p>
          </table:table-cell>
          <table:table-cell table:style-name="ce16" table:formula="of:=ROUND(POWER(1+[.AC$2]*0.01; [.$A46]) * [.AC$1]; 1)" office:value-type="float" office:value="4.8" calcext:value-type="float">
            <text:p>5k</text:p>
          </table:table-cell>
          <table:table-cell table:number-columns-repeated="1635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9" table:formula="of:=ROUND(POWER(1+[.B$2]*0.01; [.$A47]) * [.B$1]; 1)" office:value-type="float" office:value="13281.7" calcext:value-type="float">
            <text:p>13282k</text:p>
          </table:table-cell>
          <table:table-cell table:style-name="ce16" table:formula="of:=ROUND(POWER(1+[.C$2]*0.01; [.$A47]) * [.C$1]; 1)" office:value-type="float" office:value="7495.5" calcext:value-type="float">
            <text:p>7496k</text:p>
          </table:table-cell>
          <table:table-cell table:style-name="ce16" table:formula="of:=ROUND(POWER(1+[.D$2]*0.01; [.$A47]) * [.D$1]; 1)" office:value-type="float" office:value="4393.2" calcext:value-type="float">
            <text:p>4393k</text:p>
          </table:table-cell>
          <table:table-cell table:style-name="ce16" table:formula="of:=ROUND(POWER(1+[.E$2]*0.01; [.$A47]) * [.E$1]; 1)" office:value-type="float" office:value="3514.5" calcext:value-type="float">
            <text:p>3515k</text:p>
          </table:table-cell>
          <table:table-cell table:style-name="ce16" table:formula="of:=ROUND(POWER(1+[.F$2]*0.01; [.$A47]) * [.F$1]; 1)" office:value-type="float" office:value="2464.3" calcext:value-type="float">
            <text:p>2464k</text:p>
          </table:table-cell>
          <table:table-cell table:style-name="ce16" table:formula="of:=ROUND(POWER(1+[.G$2]*0.01; [.$A47]) * [.G$1]; 1)" office:value-type="float" office:value="7.4" calcext:value-type="float">
            <text:p>7k</text:p>
          </table:table-cell>
          <table:table-cell table:style-name="ce16" table:formula="of:=ROUND(POWER(1+[.H$2]*0.01; [.$A47]) * [.H$1]; 1)" office:value-type="float" office:value="5" calcext:value-type="float">
            <text:p>5k</text:p>
          </table:table-cell>
          <table:table-cell table:style-name="ce9" table:formula="of:=ROUND(POWER(1+[.I$2]*0.01; [.$A47]) * [.I$1]; 1)" office:value-type="float" office:value="13281.7" calcext:value-type="float">
            <text:p>13282k</text:p>
          </table:table-cell>
          <table:table-cell table:style-name="ce16" table:formula="of:=ROUND(POWER(1+[.J$2]*0.01; [.$A47]) * [.J$1]; 1)" office:value-type="float" office:value="7495.5" calcext:value-type="float">
            <text:p>7496k</text:p>
          </table:table-cell>
          <table:table-cell table:style-name="ce16" table:formula="of:=ROUND(POWER(1+[.K$2]*0.01; [.$A47]) * [.K$1]; 1)" office:value-type="float" office:value="4393.2" calcext:value-type="float">
            <text:p>4393k</text:p>
          </table:table-cell>
          <table:table-cell table:style-name="ce16" table:formula="of:=ROUND(POWER(1+[.L$2]*0.01; [.$A47]) * [.L$1]; 1)" office:value-type="float" office:value="3514.5" calcext:value-type="float">
            <text:p>3515k</text:p>
          </table:table-cell>
          <table:table-cell table:style-name="ce16" table:formula="of:=ROUND(POWER(1+[.M$2]*0.01; [.$A47]) * [.M$1]; 1)" office:value-type="float" office:value="2464.3" calcext:value-type="float">
            <text:p>2464k</text:p>
          </table:table-cell>
          <table:table-cell table:style-name="ce16" table:formula="of:=ROUND(POWER(1+[.N$2]*0.01; [.$A47]) * [.N$1]; 1)" office:value-type="float" office:value="11.1" calcext:value-type="float">
            <text:p>11k</text:p>
          </table:table-cell>
          <table:table-cell table:style-name="ce16" table:formula="of:=ROUND(POWER(1+[.O$2]*0.01; [.$A47]) * [.O$1]; 1)" office:value-type="float" office:value="7.5" calcext:value-type="float">
            <text:p>8k</text:p>
          </table:table-cell>
          <table:table-cell table:style-name="ce9" table:formula="of:=ROUND(POWER(1+[.P$2]*0.01; [.$A47]) * [.P$1]; 1)" office:value-type="float" office:value="13281.7" calcext:value-type="float">
            <text:p>13282k</text:p>
          </table:table-cell>
          <table:table-cell table:style-name="ce16" table:formula="of:=ROUND(POWER(1+[.Q$2]*0.01; [.$A47]) * [.Q$1]; 1)" office:value-type="float" office:value="7495.5" calcext:value-type="float">
            <text:p>7496k</text:p>
          </table:table-cell>
          <table:table-cell table:style-name="ce16" table:formula="of:=ROUND(POWER(1+[.R$2]*0.01; [.$A47]) * [.R$1]; 1)" office:value-type="float" office:value="4393.2" calcext:value-type="float">
            <text:p>4393k</text:p>
          </table:table-cell>
          <table:table-cell table:style-name="ce16" table:formula="of:=ROUND(POWER(1+[.S$2]*0.01; [.$A47]) * [.S$1]; 1)" office:value-type="float" office:value="1722.6" calcext:value-type="float">
            <text:p>1723k</text:p>
          </table:table-cell>
          <table:table-cell table:style-name="ce16" table:formula="of:=ROUND(POWER(1+[.T$2]*0.01; [.$A47]) * [.T$1]; 1)" office:value-type="float" office:value="398.3" calcext:value-type="float">
            <text:p>398k</text:p>
          </table:table-cell>
          <table:table-cell table:style-name="ce16" table:formula="of:=ROUND(POWER(1+[.U$2]*0.01; [.$A47]) * [.U$1]; 1)" office:value-type="float" office:value="32" calcext:value-type="float">
            <text:p>32k</text:p>
          </table:table-cell>
          <table:table-cell table:style-name="ce16" table:formula="of:=ROUND(POWER(1+[.V$2]*0.01; [.$A47]) * [.V$1]; 1)" office:value-type="float" office:value="10" calcext:value-type="float">
            <text:p>10k</text:p>
          </table:table-cell>
          <table:table-cell table:style-name="ce9" table:formula="of:=ROUND(POWER(1+[.W$2]*0.01; [.$A47]) * [.W$1]; 1)" office:value-type="float" office:value="3080.4" calcext:value-type="float">
            <text:p>3080k</text:p>
          </table:table-cell>
          <table:table-cell table:style-name="ce16" table:formula="of:=ROUND(POWER(1+[.X$2]*0.01; [.$A47]) * [.X$1]; 1)" office:value-type="float" office:value="2153.3" calcext:value-type="float">
            <text:p>2153k</text:p>
          </table:table-cell>
          <table:table-cell table:style-name="ce16" table:formula="of:=ROUND(POWER(1+[.Y$2]*0.01; [.$A47]) * [.Y$1]; 1)" office:value-type="float" office:value="1500.4" calcext:value-type="float">
            <text:p>1500k</text:p>
          </table:table-cell>
          <table:table-cell table:style-name="ce16" table:formula="of:=ROUND(POWER(1+[.Z$2]*0.01; [.$A47]) * [.Z$1]; 1)" office:value-type="float" office:value="1042.2" calcext:value-type="float">
            <text:p>1042k</text:p>
          </table:table-cell>
          <table:table-cell table:style-name="ce16" table:formula="of:=ROUND(POWER(1+[.AA$2]*0.01; [.$A47]) * [.AA$1]; 1)" office:value-type="float" office:value="497.9" calcext:value-type="float">
            <text:p>498k</text:p>
          </table:table-cell>
          <table:table-cell table:style-name="ce16" table:formula="of:=ROUND(POWER(1+[.AB$2]*0.01; [.$A47]) * [.AB$1]; 1)" office:value-type="float" office:value="7.4" calcext:value-type="float">
            <text:p>7k</text:p>
          </table:table-cell>
          <table:table-cell table:style-name="ce16" table:formula="of:=ROUND(POWER(1+[.AC$2]*0.01; [.$A47]) * [.AC$1]; 1)" office:value-type="float" office:value="5" calcext:value-type="float">
            <text:p>5k</text:p>
          </table:table-cell>
          <table:table-cell table:number-columns-repeated="1635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9" table:formula="of:=ROUND(POWER(1+[.B$2]*0.01; [.$A48]) * [.B$1]; 1)" office:value-type="float" office:value="15672.4" calcext:value-type="float">
            <text:p>15672k</text:p>
          </table:table-cell>
          <table:table-cell table:style-name="ce16" table:formula="of:=ROUND(POWER(1+[.C$2]*0.01; [.$A48]) * [.C$1]; 1)" office:value-type="float" office:value="8769.8" calcext:value-type="float">
            <text:p>8770k</text:p>
          </table:table-cell>
          <table:table-cell table:style-name="ce16" table:formula="of:=ROUND(POWER(1+[.D$2]*0.01; [.$A48]) * [.D$1]; 1)" office:value-type="float" office:value="5096.1" calcext:value-type="float">
            <text:p>5096k</text:p>
          </table:table-cell>
          <table:table-cell table:style-name="ce16" table:formula="of:=ROUND(POWER(1+[.E$2]*0.01; [.$A48]) * [.E$1]; 1)" office:value-type="float" office:value="4076.9" calcext:value-type="float">
            <text:p>4077k</text:p>
          </table:table-cell>
          <table:table-cell table:style-name="ce16" table:formula="of:=ROUND(POWER(1+[.F$2]*0.01; [.$A48]) * [.F$1]; 1)" office:value-type="float" office:value="2834" calcext:value-type="float">
            <text:p>2834k</text:p>
          </table:table-cell>
          <table:table-cell table:style-name="ce16" table:formula="of:=ROUND(POWER(1+[.G$2]*0.01; [.$A48]) * [.G$1]; 1)" office:value-type="float" office:value="7.8" calcext:value-type="float">
            <text:p>8k</text:p>
          </table:table-cell>
          <table:table-cell table:style-name="ce16" table:formula="of:=ROUND(POWER(1+[.H$2]*0.01; [.$A48]) * [.H$1]; 1)" office:value-type="float" office:value="5.2" calcext:value-type="float">
            <text:p>5k</text:p>
          </table:table-cell>
          <table:table-cell table:style-name="ce9" table:formula="of:=ROUND(POWER(1+[.I$2]*0.01; [.$A48]) * [.I$1]; 1)" office:value-type="float" office:value="15672.4" calcext:value-type="float">
            <text:p>15672k</text:p>
          </table:table-cell>
          <table:table-cell table:style-name="ce16" table:formula="of:=ROUND(POWER(1+[.J$2]*0.01; [.$A48]) * [.J$1]; 1)" office:value-type="float" office:value="8769.8" calcext:value-type="float">
            <text:p>8770k</text:p>
          </table:table-cell>
          <table:table-cell table:style-name="ce16" table:formula="of:=ROUND(POWER(1+[.K$2]*0.01; [.$A48]) * [.K$1]; 1)" office:value-type="float" office:value="5096.1" calcext:value-type="float">
            <text:p>5096k</text:p>
          </table:table-cell>
          <table:table-cell table:style-name="ce16" table:formula="of:=ROUND(POWER(1+[.L$2]*0.01; [.$A48]) * [.L$1]; 1)" office:value-type="float" office:value="4076.9" calcext:value-type="float">
            <text:p>4077k</text:p>
          </table:table-cell>
          <table:table-cell table:style-name="ce16" table:formula="of:=ROUND(POWER(1+[.M$2]*0.01; [.$A48]) * [.M$1]; 1)" office:value-type="float" office:value="2834" calcext:value-type="float">
            <text:p>2834k</text:p>
          </table:table-cell>
          <table:table-cell table:style-name="ce16" table:formula="of:=ROUND(POWER(1+[.N$2]*0.01; [.$A48]) * [.N$1]; 1)" office:value-type="float" office:value="11.6" calcext:value-type="float">
            <text:p>12k</text:p>
          </table:table-cell>
          <table:table-cell table:style-name="ce16" table:formula="of:=ROUND(POWER(1+[.O$2]*0.01; [.$A48]) * [.O$1]; 1)" office:value-type="float" office:value="7.8" calcext:value-type="float">
            <text:p>8k</text:p>
          </table:table-cell>
          <table:table-cell table:style-name="ce9" table:formula="of:=ROUND(POWER(1+[.P$2]*0.01; [.$A48]) * [.P$1]; 1)" office:value-type="float" office:value="15672.4" calcext:value-type="float">
            <text:p>15672k</text:p>
          </table:table-cell>
          <table:table-cell table:style-name="ce16" table:formula="of:=ROUND(POWER(1+[.Q$2]*0.01; [.$A48]) * [.Q$1]; 1)" office:value-type="float" office:value="8769.8" calcext:value-type="float">
            <text:p>8770k</text:p>
          </table:table-cell>
          <table:table-cell table:style-name="ce16" table:formula="of:=ROUND(POWER(1+[.R$2]*0.01; [.$A48]) * [.R$1]; 1)" office:value-type="float" office:value="5096.1" calcext:value-type="float">
            <text:p>5096k</text:p>
          </table:table-cell>
          <table:table-cell table:style-name="ce16" table:formula="of:=ROUND(POWER(1+[.S$2]*0.01; [.$A48]) * [.S$1]; 1)" office:value-type="float" office:value="1963.8" calcext:value-type="float">
            <text:p>1964k</text:p>
          </table:table-cell>
          <table:table-cell table:style-name="ce16" table:formula="of:=ROUND(POWER(1+[.T$2]*0.01; [.$A48]) * [.T$1]; 1)" office:value-type="float" office:value="438.1" calcext:value-type="float">
            <text:p>438k</text:p>
          </table:table-cell>
          <table:table-cell table:style-name="ce16" table:formula="of:=ROUND(POWER(1+[.U$2]*0.01; [.$A48]) * [.U$1]; 1)" office:value-type="float" office:value="34.3" calcext:value-type="float">
            <text:p>34k</text:p>
          </table:table-cell>
          <table:table-cell table:style-name="ce16" table:formula="of:=ROUND(POWER(1+[.V$2]*0.01; [.$A48]) * [.V$1]; 1)" office:value-type="float" office:value="10.4" calcext:value-type="float">
            <text:p>10k</text:p>
          </table:table-cell>
          <table:table-cell table:style-name="ce9" table:formula="of:=ROUND(POWER(1+[.W$2]*0.01; [.$A48]) * [.W$1]; 1)" office:value-type="float" office:value="3542.5" calcext:value-type="float">
            <text:p>3543k</text:p>
          </table:table-cell>
          <table:table-cell table:style-name="ce16" table:formula="of:=ROUND(POWER(1+[.X$2]*0.01; [.$A48]) * [.X$1]; 1)" office:value-type="float" office:value="2454.7" calcext:value-type="float">
            <text:p>2455k</text:p>
          </table:table-cell>
          <table:table-cell table:style-name="ce16" table:formula="of:=ROUND(POWER(1+[.Y$2]*0.01; [.$A48]) * [.Y$1]; 1)" office:value-type="float" office:value="1695.5" calcext:value-type="float">
            <text:p>1696k</text:p>
          </table:table-cell>
          <table:table-cell table:style-name="ce16" table:formula="of:=ROUND(POWER(1+[.Z$2]*0.01; [.$A48]) * [.Z$1]; 1)" office:value-type="float" office:value="1167.2" calcext:value-type="float">
            <text:p>1167k</text:p>
          </table:table-cell>
          <table:table-cell table:style-name="ce16" table:formula="of:=ROUND(POWER(1+[.AA$2]*0.01; [.$A48]) * [.AA$1]; 1)" office:value-type="float" office:value="547.6" calcext:value-type="float">
            <text:p>548k</text:p>
          </table:table-cell>
          <table:table-cell table:style-name="ce16" table:formula="of:=ROUND(POWER(1+[.AB$2]*0.01; [.$A48]) * [.AB$1]; 1)" office:value-type="float" office:value="7.8" calcext:value-type="float">
            <text:p>8k</text:p>
          </table:table-cell>
          <table:table-cell table:style-name="ce16" table:formula="of:=ROUND(POWER(1+[.AC$2]*0.01; [.$A48]) * [.AC$1]; 1)" office:value-type="float" office:value="5.2" calcext:value-type="float">
            <text:p>5k</text:p>
          </table:table-cell>
          <table:table-cell table:number-columns-repeated="1635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9" table:formula="of:=ROUND(POWER(1+[.B$2]*0.01; [.$A49]) * [.B$1]; 1)" office:value-type="float" office:value="18493.4" calcext:value-type="float">
            <text:p>18493k</text:p>
          </table:table-cell>
          <table:table-cell table:style-name="ce16" table:formula="of:=ROUND(POWER(1+[.C$2]*0.01; [.$A49]) * [.C$1]; 1)" office:value-type="float" office:value="10260.6" calcext:value-type="float">
            <text:p>10261k</text:p>
          </table:table-cell>
          <table:table-cell table:style-name="ce16" table:formula="of:=ROUND(POWER(1+[.D$2]*0.01; [.$A49]) * [.D$1]; 1)" office:value-type="float" office:value="5911.4" calcext:value-type="float">
            <text:p>5911k</text:p>
          </table:table-cell>
          <table:table-cell table:style-name="ce16" table:formula="of:=ROUND(POWER(1+[.E$2]*0.01; [.$A49]) * [.E$1]; 1)" office:value-type="float" office:value="4729.2" calcext:value-type="float">
            <text:p>4729k</text:p>
          </table:table-cell>
          <table:table-cell table:style-name="ce16" table:formula="of:=ROUND(POWER(1+[.F$2]*0.01; [.$A49]) * [.F$1]; 1)" office:value-type="float" office:value="3259.1" calcext:value-type="float">
            <text:p>3259k</text:p>
          </table:table-cell>
          <table:table-cell table:style-name="ce16" table:formula="of:=ROUND(POWER(1+[.G$2]*0.01; [.$A49]) * [.G$1]; 1)" office:value-type="float" office:value="8.1" calcext:value-type="float">
            <text:p>8k</text:p>
          </table:table-cell>
          <table:table-cell table:style-name="ce16" table:formula="of:=ROUND(POWER(1+[.H$2]*0.01; [.$A49]) * [.H$1]; 1)" office:value-type="float" office:value="5.4" calcext:value-type="float">
            <text:p>5k</text:p>
          </table:table-cell>
          <table:table-cell table:style-name="ce9" table:formula="of:=ROUND(POWER(1+[.I$2]*0.01; [.$A49]) * [.I$1]; 1)" office:value-type="float" office:value="18493.4" calcext:value-type="float">
            <text:p>18493k</text:p>
          </table:table-cell>
          <table:table-cell table:style-name="ce16" table:formula="of:=ROUND(POWER(1+[.J$2]*0.01; [.$A49]) * [.J$1]; 1)" office:value-type="float" office:value="10260.6" calcext:value-type="float">
            <text:p>10261k</text:p>
          </table:table-cell>
          <table:table-cell table:style-name="ce16" table:formula="of:=ROUND(POWER(1+[.K$2]*0.01; [.$A49]) * [.K$1]; 1)" office:value-type="float" office:value="5911.4" calcext:value-type="float">
            <text:p>5911k</text:p>
          </table:table-cell>
          <table:table-cell table:style-name="ce16" table:formula="of:=ROUND(POWER(1+[.L$2]*0.01; [.$A49]) * [.L$1]; 1)" office:value-type="float" office:value="4729.2" calcext:value-type="float">
            <text:p>4729k</text:p>
          </table:table-cell>
          <table:table-cell table:style-name="ce16" table:formula="of:=ROUND(POWER(1+[.M$2]*0.01; [.$A49]) * [.M$1]; 1)" office:value-type="float" office:value="3259.1" calcext:value-type="float">
            <text:p>3259k</text:p>
          </table:table-cell>
          <table:table-cell table:style-name="ce16" table:formula="of:=ROUND(POWER(1+[.N$2]*0.01; [.$A49]) * [.N$1]; 1)" office:value-type="float" office:value="12.2" calcext:value-type="float">
            <text:p>12k</text:p>
          </table:table-cell>
          <table:table-cell table:style-name="ce16" table:formula="of:=ROUND(POWER(1+[.O$2]*0.01; [.$A49]) * [.O$1]; 1)" office:value-type="float" office:value="8.1" calcext:value-type="float">
            <text:p>8k</text:p>
          </table:table-cell>
          <table:table-cell table:style-name="ce9" table:formula="of:=ROUND(POWER(1+[.P$2]*0.01; [.$A49]) * [.P$1]; 1)" office:value-type="float" office:value="18493.4" calcext:value-type="float">
            <text:p>18493k</text:p>
          </table:table-cell>
          <table:table-cell table:style-name="ce16" table:formula="of:=ROUND(POWER(1+[.Q$2]*0.01; [.$A49]) * [.Q$1]; 1)" office:value-type="float" office:value="10260.6" calcext:value-type="float">
            <text:p>10261k</text:p>
          </table:table-cell>
          <table:table-cell table:style-name="ce16" table:formula="of:=ROUND(POWER(1+[.R$2]*0.01; [.$A49]) * [.R$1]; 1)" office:value-type="float" office:value="5911.4" calcext:value-type="float">
            <text:p>5911k</text:p>
          </table:table-cell>
          <table:table-cell table:style-name="ce16" table:formula="of:=ROUND(POWER(1+[.S$2]*0.01; [.$A49]) * [.S$1]; 1)" office:value-type="float" office:value="2238.7" calcext:value-type="float">
            <text:p>2239k</text:p>
          </table:table-cell>
          <table:table-cell table:style-name="ce16" table:formula="of:=ROUND(POWER(1+[.T$2]*0.01; [.$A49]) * [.T$1]; 1)" office:value-type="float" office:value="481.9" calcext:value-type="float">
            <text:p>482k</text:p>
          </table:table-cell>
          <table:table-cell table:style-name="ce16" table:formula="of:=ROUND(POWER(1+[.U$2]*0.01; [.$A49]) * [.U$1]; 1)" office:value-type="float" office:value="36.7" calcext:value-type="float">
            <text:p>37k</text:p>
          </table:table-cell>
          <table:table-cell table:style-name="ce16" table:formula="of:=ROUND(POWER(1+[.V$2]*0.01; [.$A49]) * [.V$1]; 1)" office:value-type="float" office:value="10.8" calcext:value-type="float">
            <text:p>11k</text:p>
          </table:table-cell>
          <table:table-cell table:style-name="ce9" table:formula="of:=ROUND(POWER(1+[.W$2]*0.01; [.$A49]) * [.W$1]; 1)" office:value-type="float" office:value="4073.9" calcext:value-type="float">
            <text:p>4074k</text:p>
          </table:table-cell>
          <table:table-cell table:style-name="ce16" table:formula="of:=ROUND(POWER(1+[.X$2]*0.01; [.$A49]) * [.X$1]; 1)" office:value-type="float" office:value="2798.4" calcext:value-type="float">
            <text:p>2798k</text:p>
          </table:table-cell>
          <table:table-cell table:style-name="ce16" table:formula="of:=ROUND(POWER(1+[.Y$2]*0.01; [.$A49]) * [.Y$1]; 1)" office:value-type="float" office:value="1915.9" calcext:value-type="float">
            <text:p>1916k</text:p>
          </table:table-cell>
          <table:table-cell table:style-name="ce16" table:formula="of:=ROUND(POWER(1+[.Z$2]*0.01; [.$A49]) * [.Z$1]; 1)" office:value-type="float" office:value="1307.3" calcext:value-type="float">
            <text:p>1307k</text:p>
          </table:table-cell>
          <table:table-cell table:style-name="ce16" table:formula="of:=ROUND(POWER(1+[.AA$2]*0.01; [.$A49]) * [.AA$1]; 1)" office:value-type="float" office:value="602.4" calcext:value-type="float">
            <text:p>602k</text:p>
          </table:table-cell>
          <table:table-cell table:style-name="ce16" table:formula="of:=ROUND(POWER(1+[.AB$2]*0.01; [.$A49]) * [.AB$1]; 1)" office:value-type="float" office:value="8.1" calcext:value-type="float">
            <text:p>8k</text:p>
          </table:table-cell>
          <table:table-cell table:style-name="ce16" table:formula="of:=ROUND(POWER(1+[.AC$2]*0.01; [.$A49]) * [.AC$1]; 1)" office:value-type="float" office:value="5.4" calcext:value-type="float">
            <text:p>5k</text:p>
          </table:table-cell>
          <table:table-cell table:number-columns-repeated="1635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9" table:formula="of:=ROUND(POWER(1+[.B$2]*0.01; [.$A50]) * [.B$1]; 1)" office:value-type="float" office:value="21822.3" calcext:value-type="float">
            <text:p>21822k</text:p>
          </table:table-cell>
          <table:table-cell table:style-name="ce16" table:formula="of:=ROUND(POWER(1+[.C$2]*0.01; [.$A50]) * [.C$1]; 1)" office:value-type="float" office:value="12004.9" calcext:value-type="float">
            <text:p>12005k</text:p>
          </table:table-cell>
          <table:table-cell table:style-name="ce16" table:formula="of:=ROUND(POWER(1+[.D$2]*0.01; [.$A50]) * [.D$1]; 1)" office:value-type="float" office:value="6857.3" calcext:value-type="float">
            <text:p>6857k</text:p>
          </table:table-cell>
          <table:table-cell table:style-name="ce16" table:formula="of:=ROUND(POWER(1+[.E$2]*0.01; [.$A50]) * [.E$1]; 1)" office:value-type="float" office:value="5485.8" calcext:value-type="float">
            <text:p>5486k</text:p>
          </table:table-cell>
          <table:table-cell table:style-name="ce16" table:formula="of:=ROUND(POWER(1+[.F$2]*0.01; [.$A50]) * [.F$1]; 1)" office:value-type="float" office:value="3748" calcext:value-type="float">
            <text:p>3748k</text:p>
          </table:table-cell>
          <table:table-cell table:style-name="ce16" table:formula="of:=ROUND(POWER(1+[.G$2]*0.01; [.$A50]) * [.G$1]; 1)" office:value-type="float" office:value="8.6" calcext:value-type="float">
            <text:p>9k</text:p>
          </table:table-cell>
          <table:table-cell table:style-name="ce16" table:formula="of:=ROUND(POWER(1+[.H$2]*0.01; [.$A50]) * [.H$1]; 1)" office:value-type="float" office:value="5.6" calcext:value-type="float">
            <text:p>6k</text:p>
          </table:table-cell>
          <table:table-cell table:style-name="ce9" table:formula="of:=ROUND(POWER(1+[.I$2]*0.01; [.$A50]) * [.I$1]; 1)" office:value-type="float" office:value="21822.3" calcext:value-type="float">
            <text:p>21822k</text:p>
          </table:table-cell>
          <table:table-cell table:style-name="ce16" table:formula="of:=ROUND(POWER(1+[.J$2]*0.01; [.$A50]) * [.J$1]; 1)" office:value-type="float" office:value="12004.9" calcext:value-type="float">
            <text:p>12005k</text:p>
          </table:table-cell>
          <table:table-cell table:style-name="ce16" table:formula="of:=ROUND(POWER(1+[.K$2]*0.01; [.$A50]) * [.K$1]; 1)" office:value-type="float" office:value="6857.3" calcext:value-type="float">
            <text:p>6857k</text:p>
          </table:table-cell>
          <table:table-cell table:style-name="ce16" table:formula="of:=ROUND(POWER(1+[.L$2]*0.01; [.$A50]) * [.L$1]; 1)" office:value-type="float" office:value="5485.8" calcext:value-type="float">
            <text:p>5486k</text:p>
          </table:table-cell>
          <table:table-cell table:style-name="ce16" table:formula="of:=ROUND(POWER(1+[.M$2]*0.01; [.$A50]) * [.M$1]; 1)" office:value-type="float" office:value="3748" calcext:value-type="float">
            <text:p>3748k</text:p>
          </table:table-cell>
          <table:table-cell table:style-name="ce16" table:formula="of:=ROUND(POWER(1+[.N$2]*0.01; [.$A50]) * [.N$1]; 1)" office:value-type="float" office:value="12.8" calcext:value-type="float">
            <text:p>13k</text:p>
          </table:table-cell>
          <table:table-cell table:style-name="ce16" table:formula="of:=ROUND(POWER(1+[.O$2]*0.01; [.$A50]) * [.O$1]; 1)" office:value-type="float" office:value="8.4" calcext:value-type="float">
            <text:p>8k</text:p>
          </table:table-cell>
          <table:table-cell table:style-name="ce9" table:formula="of:=ROUND(POWER(1+[.P$2]*0.01; [.$A50]) * [.P$1]; 1)" office:value-type="float" office:value="21822.3" calcext:value-type="float">
            <text:p>21822k</text:p>
          </table:table-cell>
          <table:table-cell table:style-name="ce16" table:formula="of:=ROUND(POWER(1+[.Q$2]*0.01; [.$A50]) * [.Q$1]; 1)" office:value-type="float" office:value="12004.9" calcext:value-type="float">
            <text:p>12005k</text:p>
          </table:table-cell>
          <table:table-cell table:style-name="ce16" table:formula="of:=ROUND(POWER(1+[.R$2]*0.01; [.$A50]) * [.R$1]; 1)" office:value-type="float" office:value="6857.3" calcext:value-type="float">
            <text:p>6857k</text:p>
          </table:table-cell>
          <table:table-cell table:style-name="ce16" table:formula="of:=ROUND(POWER(1+[.S$2]*0.01; [.$A50]) * [.S$1]; 1)" office:value-type="float" office:value="2552.1" calcext:value-type="float">
            <text:p>2552k</text:p>
          </table:table-cell>
          <table:table-cell table:style-name="ce16" table:formula="of:=ROUND(POWER(1+[.T$2]*0.01; [.$A50]) * [.T$1]; 1)" office:value-type="float" office:value="530.1" calcext:value-type="float">
            <text:p>530k</text:p>
          </table:table-cell>
          <table:table-cell table:style-name="ce16" table:formula="of:=ROUND(POWER(1+[.U$2]*0.01; [.$A50]) * [.U$1]; 1)" office:value-type="float" office:value="39.3" calcext:value-type="float">
            <text:p>39k</text:p>
          </table:table-cell>
          <table:table-cell table:style-name="ce16" table:formula="of:=ROUND(POWER(1+[.V$2]*0.01; [.$A50]) * [.V$1]; 1)" office:value-type="float" office:value="11.2" calcext:value-type="float">
            <text:p>11k</text:p>
          </table:table-cell>
          <table:table-cell table:style-name="ce9" table:formula="of:=ROUND(POWER(1+[.W$2]*0.01; [.$A50]) * [.W$1]; 1)" office:value-type="float" office:value="4685" calcext:value-type="float">
            <text:p>4685k</text:p>
          </table:table-cell>
          <table:table-cell table:style-name="ce16" table:formula="of:=ROUND(POWER(1+[.X$2]*0.01; [.$A50]) * [.X$1]; 1)" office:value-type="float" office:value="3190.2" calcext:value-type="float">
            <text:p>3190k</text:p>
          </table:table-cell>
          <table:table-cell table:style-name="ce16" table:formula="of:=ROUND(POWER(1+[.Y$2]*0.01; [.$A50]) * [.Y$1]; 1)" office:value-type="float" office:value="2165" calcext:value-type="float">
            <text:p>2165k</text:p>
          </table:table-cell>
          <table:table-cell table:style-name="ce16" table:formula="of:=ROUND(POWER(1+[.Z$2]*0.01; [.$A50]) * [.Z$1]; 1)" office:value-type="float" office:value="1464.2" calcext:value-type="float">
            <text:p>1464k</text:p>
          </table:table-cell>
          <table:table-cell table:style-name="ce16" table:formula="of:=ROUND(POWER(1+[.AA$2]*0.01; [.$A50]) * [.AA$1]; 1)" office:value-type="float" office:value="662.6" calcext:value-type="float">
            <text:p>663k</text:p>
          </table:table-cell>
          <table:table-cell table:style-name="ce16" table:formula="of:=ROUND(POWER(1+[.AB$2]*0.01; [.$A50]) * [.AB$1]; 1)" office:value-type="float" office:value="8.6" calcext:value-type="float">
            <text:p>9k</text:p>
          </table:table-cell>
          <table:table-cell table:style-name="ce16" table:formula="of:=ROUND(POWER(1+[.AC$2]*0.01; [.$A50]) * [.AC$1]; 1)" office:value-type="float" office:value="5.6" calcext:value-type="float">
            <text:p>6k</text:p>
          </table:table-cell>
          <table:table-cell table:number-columns-repeated="1635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" table:formula="of:=ROUND(POWER(1+[.B$2]*0.01; [.$A51]) * [.B$1]; 1)" office:value-type="float" office:value="25750.3" calcext:value-type="float">
            <text:p>25750k</text:p>
          </table:table-cell>
          <table:table-cell table:style-name="ce16" table:formula="of:=ROUND(POWER(1+[.C$2]*0.01; [.$A51]) * [.C$1]; 1)" office:value-type="float" office:value="14045.8" calcext:value-type="float">
            <text:p>14046k</text:p>
          </table:table-cell>
          <table:table-cell table:style-name="ce16" table:formula="of:=ROUND(POWER(1+[.D$2]*0.01; [.$A51]) * [.D$1]; 1)" office:value-type="float" office:value="7954.4" calcext:value-type="float">
            <text:p>7954k</text:p>
          </table:table-cell>
          <table:table-cell table:style-name="ce16" table:formula="of:=ROUND(POWER(1+[.E$2]*0.01; [.$A51]) * [.E$1]; 1)" office:value-type="float" office:value="6363.6" calcext:value-type="float">
            <text:p>6364k</text:p>
          </table:table-cell>
          <table:table-cell table:style-name="ce16" table:formula="of:=ROUND(POWER(1+[.F$2]*0.01; [.$A51]) * [.F$1]; 1)" office:value-type="float" office:value="4310.2" calcext:value-type="float">
            <text:p>4310k</text:p>
          </table:table-cell>
          <table:table-cell table:style-name="ce16" table:formula="of:=ROUND(POWER(1+[.G$2]*0.01; [.$A51]) * [.G$1]; 1)" office:value-type="float" office:value="9" calcext:value-type="float">
            <text:p>9k</text:p>
          </table:table-cell>
          <table:table-cell table:style-name="ce16" table:formula="of:=ROUND(POWER(1+[.H$2]*0.01; [.$A51]) * [.H$1]; 1)" office:value-type="float" office:value="5.8" calcext:value-type="float">
            <text:p>6k</text:p>
          </table:table-cell>
          <table:table-cell table:style-name="ce9" table:formula="of:=ROUND(POWER(1+[.I$2]*0.01; [.$A51]) * [.I$1]; 1)" office:value-type="float" office:value="25750.3" calcext:value-type="float">
            <text:p>25750k</text:p>
          </table:table-cell>
          <table:table-cell table:style-name="ce16" table:formula="of:=ROUND(POWER(1+[.J$2]*0.01; [.$A51]) * [.J$1]; 1)" office:value-type="float" office:value="14045.8" calcext:value-type="float">
            <text:p>14046k</text:p>
          </table:table-cell>
          <table:table-cell table:style-name="ce16" table:formula="of:=ROUND(POWER(1+[.K$2]*0.01; [.$A51]) * [.K$1]; 1)" office:value-type="float" office:value="7954.4" calcext:value-type="float">
            <text:p>7954k</text:p>
          </table:table-cell>
          <table:table-cell table:style-name="ce16" table:formula="of:=ROUND(POWER(1+[.L$2]*0.01; [.$A51]) * [.L$1]; 1)" office:value-type="float" office:value="6363.6" calcext:value-type="float">
            <text:p>6364k</text:p>
          </table:table-cell>
          <table:table-cell table:style-name="ce16" table:formula="of:=ROUND(POWER(1+[.M$2]*0.01; [.$A51]) * [.M$1]; 1)" office:value-type="float" office:value="4310.2" calcext:value-type="float">
            <text:p>4310k</text:p>
          </table:table-cell>
          <table:table-cell table:style-name="ce16" table:formula="of:=ROUND(POWER(1+[.N$2]*0.01; [.$A51]) * [.N$1]; 1)" office:value-type="float" office:value="13.5" calcext:value-type="float">
            <text:p>14k</text:p>
          </table:table-cell>
          <table:table-cell table:style-name="ce16" table:formula="of:=ROUND(POWER(1+[.O$2]*0.01; [.$A51]) * [.O$1]; 1)" office:value-type="float" office:value="8.8" calcext:value-type="float">
            <text:p>9k</text:p>
          </table:table-cell>
          <table:table-cell table:style-name="ce9" table:formula="of:=ROUND(POWER(1+[.P$2]*0.01; [.$A51]) * [.P$1]; 1)" office:value-type="float" office:value="25750.3" calcext:value-type="float">
            <text:p>25750k</text:p>
          </table:table-cell>
          <table:table-cell table:style-name="ce16" table:formula="of:=ROUND(POWER(1+[.Q$2]*0.01; [.$A51]) * [.Q$1]; 1)" office:value-type="float" office:value="14045.8" calcext:value-type="float">
            <text:p>14046k</text:p>
          </table:table-cell>
          <table:table-cell table:style-name="ce16" table:formula="of:=ROUND(POWER(1+[.R$2]*0.01; [.$A51]) * [.R$1]; 1)" office:value-type="float" office:value="7954.4" calcext:value-type="float">
            <text:p>7954k</text:p>
          </table:table-cell>
          <table:table-cell table:style-name="ce16" table:formula="of:=ROUND(POWER(1+[.S$2]*0.01; [.$A51]) * [.S$1]; 1)" office:value-type="float" office:value="2909.4" calcext:value-type="float">
            <text:p>2909k</text:p>
          </table:table-cell>
          <table:table-cell table:style-name="ce16" table:formula="of:=ROUND(POWER(1+[.T$2]*0.01; [.$A51]) * [.T$1]; 1)" office:value-type="float" office:value="583.1" calcext:value-type="float">
            <text:p>583k</text:p>
          </table:table-cell>
          <table:table-cell table:style-name="ce16" table:formula="of:=ROUND(POWER(1+[.U$2]*0.01; [.$A51]) * [.U$1]; 1)" office:value-type="float" office:value="42" calcext:value-type="float">
            <text:p>42k</text:p>
          </table:table-cell>
          <table:table-cell table:style-name="ce16" table:formula="of:=ROUND(POWER(1+[.V$2]*0.01; [.$A51]) * [.V$1]; 1)" office:value-type="float" office:value="11.7" calcext:value-type="float">
            <text:p>12k</text:p>
          </table:table-cell>
          <table:table-cell table:style-name="ce9" table:formula="of:=ROUND(POWER(1+[.W$2]*0.01; [.$A51]) * [.W$1]; 1)" office:value-type="float" office:value="5387.7" calcext:value-type="float">
            <text:p>5388k</text:p>
          </table:table-cell>
          <table:table-cell table:style-name="ce16" table:formula="of:=ROUND(POWER(1+[.X$2]*0.01; [.$A51]) * [.X$1]; 1)" office:value-type="float" office:value="3636.8" calcext:value-type="float">
            <text:p>3637k</text:p>
          </table:table-cell>
          <table:table-cell table:style-name="ce16" table:formula="of:=ROUND(POWER(1+[.Y$2]*0.01; [.$A51]) * [.Y$1]; 1)" office:value-type="float" office:value="2446.4" calcext:value-type="float">
            <text:p>2446k</text:p>
          </table:table-cell>
          <table:table-cell table:style-name="ce16" table:formula="of:=ROUND(POWER(1+[.Z$2]*0.01; [.$A51]) * [.Z$1]; 1)" office:value-type="float" office:value="1639.9" calcext:value-type="float">
            <text:p>1640k</text:p>
          </table:table-cell>
          <table:table-cell table:style-name="ce16" table:formula="of:=ROUND(POWER(1+[.AA$2]*0.01; [.$A51]) * [.AA$1]; 1)" office:value-type="float" office:value="728.9" calcext:value-type="float">
            <text:p>729k</text:p>
          </table:table-cell>
          <table:table-cell table:style-name="ce16" table:formula="of:=ROUND(POWER(1+[.AB$2]*0.01; [.$A51]) * [.AB$1]; 1)" office:value-type="float" office:value="9" calcext:value-type="float">
            <text:p>9k</text:p>
          </table:table-cell>
          <table:table-cell table:style-name="ce16" table:formula="of:=ROUND(POWER(1+[.AC$2]*0.01; [.$A51]) * [.AC$1]; 1)" office:value-type="float" office:value="5.8" calcext:value-type="float">
            <text:p>6k</text:p>
          </table:table-cell>
          <table:table-cell table:number-columns-repeated="1635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9" table:formula="of:=ROUND(POWER(1+[.B$2]*0.01; [.$A52]) * [.B$1]; 1)" office:value-type="float" office:value="30385.3" calcext:value-type="float">
            <text:p>30385k</text:p>
          </table:table-cell>
          <table:table-cell table:style-name="ce16" table:formula="of:=ROUND(POWER(1+[.C$2]*0.01; [.$A52]) * [.C$1]; 1)" office:value-type="float" office:value="16433.5" calcext:value-type="float">
            <text:p>16434k</text:p>
          </table:table-cell>
          <table:table-cell table:style-name="ce16" table:formula="of:=ROUND(POWER(1+[.D$2]*0.01; [.$A52]) * [.D$1]; 1)" office:value-type="float" office:value="9227.1" calcext:value-type="float">
            <text:p>9227k</text:p>
          </table:table-cell>
          <table:table-cell table:style-name="ce16" table:formula="of:=ROUND(POWER(1+[.E$2]*0.01; [.$A52]) * [.E$1]; 1)" office:value-type="float" office:value="7381.7" calcext:value-type="float">
            <text:p>7382k</text:p>
          </table:table-cell>
          <table:table-cell table:style-name="ce16" table:formula="of:=ROUND(POWER(1+[.F$2]*0.01; [.$A52]) * [.F$1]; 1)" office:value-type="float" office:value="4956.7" calcext:value-type="float">
            <text:p>4957k</text:p>
          </table:table-cell>
          <table:table-cell table:style-name="ce16" table:formula="of:=ROUND(POWER(1+[.G$2]*0.01; [.$A52]) * [.G$1]; 1)" office:value-type="float" office:value="9.4" calcext:value-type="float">
            <text:p>9k</text:p>
          </table:table-cell>
          <table:table-cell table:style-name="ce16" table:formula="of:=ROUND(POWER(1+[.H$2]*0.01; [.$A52]) * [.H$1]; 1)" office:value-type="float" office:value="6.1" calcext:value-type="float">
            <text:p>6k</text:p>
          </table:table-cell>
          <table:table-cell table:style-name="ce9" table:formula="of:=ROUND(POWER(1+[.I$2]*0.01; [.$A52]) * [.I$1]; 1)" office:value-type="float" office:value="30385.3" calcext:value-type="float">
            <text:p>30385k</text:p>
          </table:table-cell>
          <table:table-cell table:style-name="ce16" table:formula="of:=ROUND(POWER(1+[.J$2]*0.01; [.$A52]) * [.J$1]; 1)" office:value-type="float" office:value="16433.5" calcext:value-type="float">
            <text:p>16434k</text:p>
          </table:table-cell>
          <table:table-cell table:style-name="ce16" table:formula="of:=ROUND(POWER(1+[.K$2]*0.01; [.$A52]) * [.K$1]; 1)" office:value-type="float" office:value="9227.1" calcext:value-type="float">
            <text:p>9227k</text:p>
          </table:table-cell>
          <table:table-cell table:style-name="ce16" table:formula="of:=ROUND(POWER(1+[.L$2]*0.01; [.$A52]) * [.L$1]; 1)" office:value-type="float" office:value="7381.7" calcext:value-type="float">
            <text:p>7382k</text:p>
          </table:table-cell>
          <table:table-cell table:style-name="ce16" table:formula="of:=ROUND(POWER(1+[.M$2]*0.01; [.$A52]) * [.M$1]; 1)" office:value-type="float" office:value="4956.7" calcext:value-type="float">
            <text:p>4957k</text:p>
          </table:table-cell>
          <table:table-cell table:style-name="ce16" table:formula="of:=ROUND(POWER(1+[.N$2]*0.01; [.$A52]) * [.N$1]; 1)" office:value-type="float" office:value="14.2" calcext:value-type="float">
            <text:p>14k</text:p>
          </table:table-cell>
          <table:table-cell table:style-name="ce16" table:formula="of:=ROUND(POWER(1+[.O$2]*0.01; [.$A52]) * [.O$1]; 1)" office:value-type="float" office:value="9.1" calcext:value-type="float">
            <text:p>9k</text:p>
          </table:table-cell>
          <table:table-cell table:style-name="ce9" table:formula="of:=ROUND(POWER(1+[.P$2]*0.01; [.$A52]) * [.P$1]; 1)" office:value-type="float" office:value="30385.3" calcext:value-type="float">
            <text:p>30385k</text:p>
          </table:table-cell>
          <table:table-cell table:style-name="ce16" table:formula="of:=ROUND(POWER(1+[.Q$2]*0.01; [.$A52]) * [.Q$1]; 1)" office:value-type="float" office:value="16433.5" calcext:value-type="float">
            <text:p>16434k</text:p>
          </table:table-cell>
          <table:table-cell table:style-name="ce16" table:formula="of:=ROUND(POWER(1+[.R$2]*0.01; [.$A52]) * [.R$1]; 1)" office:value-type="float" office:value="9227.1" calcext:value-type="float">
            <text:p>9227k</text:p>
          </table:table-cell>
          <table:table-cell table:style-name="ce16" table:formula="of:=ROUND(POWER(1+[.S$2]*0.01; [.$A52]) * [.S$1]; 1)" office:value-type="float" office:value="3316.8" calcext:value-type="float">
            <text:p>3317k</text:p>
          </table:table-cell>
          <table:table-cell table:style-name="ce16" table:formula="of:=ROUND(POWER(1+[.T$2]*0.01; [.$A52]) * [.T$1]; 1)" office:value-type="float" office:value="641.4" calcext:value-type="float">
            <text:p>641k</text:p>
          </table:table-cell>
          <table:table-cell table:style-name="ce16" table:formula="of:=ROUND(POWER(1+[.U$2]*0.01; [.$A52]) * [.U$1]; 1)" office:value-type="float" office:value="44.9" calcext:value-type="float">
            <text:p>45k</text:p>
          </table:table-cell>
          <table:table-cell table:style-name="ce16" table:formula="of:=ROUND(POWER(1+[.V$2]*0.01; [.$A52]) * [.V$1]; 1)" office:value-type="float" office:value="12.1" calcext:value-type="float">
            <text:p>12k</text:p>
          </table:table-cell>
          <table:table-cell table:style-name="ce9" table:formula="of:=ROUND(POWER(1+[.W$2]*0.01; [.$A52]) * [.W$1]; 1)" office:value-type="float" office:value="6195.8" calcext:value-type="float">
            <text:p>6196k</text:p>
          </table:table-cell>
          <table:table-cell table:style-name="ce16" table:formula="of:=ROUND(POWER(1+[.X$2]*0.01; [.$A52]) * [.X$1]; 1)" office:value-type="float" office:value="4145.9" calcext:value-type="float">
            <text:p>4146k</text:p>
          </table:table-cell>
          <table:table-cell table:style-name="ce16" table:formula="of:=ROUND(POWER(1+[.Y$2]*0.01; [.$A52]) * [.Y$1]; 1)" office:value-type="float" office:value="2764.4" calcext:value-type="float">
            <text:p>2764k</text:p>
          </table:table-cell>
          <table:table-cell table:style-name="ce16" table:formula="of:=ROUND(POWER(1+[.Z$2]*0.01; [.$A52]) * [.Z$1]; 1)" office:value-type="float" office:value="1836.7" calcext:value-type="float">
            <text:p>1837k</text:p>
          </table:table-cell>
          <table:table-cell table:style-name="ce16" table:formula="of:=ROUND(POWER(1+[.AA$2]*0.01; [.$A52]) * [.AA$1]; 1)" office:value-type="float" office:value="801.8" calcext:value-type="float">
            <text:p>802k</text:p>
          </table:table-cell>
          <table:table-cell table:style-name="ce16" table:formula="of:=ROUND(POWER(1+[.AB$2]*0.01; [.$A52]) * [.AB$1]; 1)" office:value-type="float" office:value="9.4" calcext:value-type="float">
            <text:p>9k</text:p>
          </table:table-cell>
          <table:table-cell table:style-name="ce16" table:formula="of:=ROUND(POWER(1+[.AC$2]*0.01; [.$A52]) * [.AC$1]; 1)" office:value-type="float" office:value="6.1" calcext:value-type="float">
            <text:p>6k</text:p>
          </table:table-cell>
          <table:table-cell table:number-columns-repeated="1635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9" table:formula="of:=ROUND(POWER(1+[.B$2]*0.01; [.$A53]) * [.B$1]; 1)" office:value-type="float" office:value="35854.7" calcext:value-type="float">
            <text:p>35855k</text:p>
          </table:table-cell>
          <table:table-cell table:style-name="ce16" table:formula="of:=ROUND(POWER(1+[.C$2]*0.01; [.$A53]) * [.C$1]; 1)" office:value-type="float" office:value="19227.2" calcext:value-type="float">
            <text:p>19227k</text:p>
          </table:table-cell>
          <table:table-cell table:style-name="ce16" table:formula="of:=ROUND(POWER(1+[.D$2]*0.01; [.$A53]) * [.D$1]; 1)" office:value-type="float" office:value="10703.5" calcext:value-type="float">
            <text:p>10704k</text:p>
          </table:table-cell>
          <table:table-cell table:style-name="ce16" table:formula="of:=ROUND(POWER(1+[.E$2]*0.01; [.$A53]) * [.E$1]; 1)" office:value-type="float" office:value="8562.8" calcext:value-type="float">
            <text:p>8563k</text:p>
          </table:table-cell>
          <table:table-cell table:style-name="ce16" table:formula="of:=ROUND(POWER(1+[.F$2]*0.01; [.$A53]) * [.F$1]; 1)" office:value-type="float" office:value="5700.2" calcext:value-type="float">
            <text:p>5700k</text:p>
          </table:table-cell>
          <table:table-cell table:style-name="ce16" table:formula="of:=ROUND(POWER(1+[.G$2]*0.01; [.$A53]) * [.G$1]; 1)" office:value-type="float" office:value="9.9" calcext:value-type="float">
            <text:p>10k</text:p>
          </table:table-cell>
          <table:table-cell table:style-name="ce16" table:formula="of:=ROUND(POWER(1+[.H$2]*0.01; [.$A53]) * [.H$1]; 1)" office:value-type="float" office:value="6.3" calcext:value-type="float">
            <text:p>6k</text:p>
          </table:table-cell>
          <table:table-cell table:style-name="ce9" table:formula="of:=ROUND(POWER(1+[.I$2]*0.01; [.$A53]) * [.I$1]; 1)" office:value-type="float" office:value="35854.7" calcext:value-type="float">
            <text:p>35855k</text:p>
          </table:table-cell>
          <table:table-cell table:style-name="ce16" table:formula="of:=ROUND(POWER(1+[.J$2]*0.01; [.$A53]) * [.J$1]; 1)" office:value-type="float" office:value="19227.2" calcext:value-type="float">
            <text:p>19227k</text:p>
          </table:table-cell>
          <table:table-cell table:style-name="ce16" table:formula="of:=ROUND(POWER(1+[.K$2]*0.01; [.$A53]) * [.K$1]; 1)" office:value-type="float" office:value="10703.5" calcext:value-type="float">
            <text:p>10704k</text:p>
          </table:table-cell>
          <table:table-cell table:style-name="ce16" table:formula="of:=ROUND(POWER(1+[.L$2]*0.01; [.$A53]) * [.L$1]; 1)" office:value-type="float" office:value="8562.8" calcext:value-type="float">
            <text:p>8563k</text:p>
          </table:table-cell>
          <table:table-cell table:style-name="ce16" table:formula="of:=ROUND(POWER(1+[.M$2]*0.01; [.$A53]) * [.M$1]; 1)" office:value-type="float" office:value="5700.2" calcext:value-type="float">
            <text:p>5700k</text:p>
          </table:table-cell>
          <table:table-cell table:style-name="ce16" table:formula="of:=ROUND(POWER(1+[.N$2]*0.01; [.$A53]) * [.N$1]; 1)" office:value-type="float" office:value="14.9" calcext:value-type="float">
            <text:p>15k</text:p>
          </table:table-cell>
          <table:table-cell table:style-name="ce16" table:formula="of:=ROUND(POWER(1+[.O$2]*0.01; [.$A53]) * [.O$1]; 1)" office:value-type="float" office:value="9.5" calcext:value-type="float">
            <text:p>10k</text:p>
          </table:table-cell>
          <table:table-cell table:style-name="ce9" table:formula="of:=ROUND(POWER(1+[.P$2]*0.01; [.$A53]) * [.P$1]; 1)" office:value-type="float" office:value="35854.7" calcext:value-type="float">
            <text:p>35855k</text:p>
          </table:table-cell>
          <table:table-cell table:style-name="ce16" table:formula="of:=ROUND(POWER(1+[.Q$2]*0.01; [.$A53]) * [.Q$1]; 1)" office:value-type="float" office:value="19227.2" calcext:value-type="float">
            <text:p>19227k</text:p>
          </table:table-cell>
          <table:table-cell table:style-name="ce16" table:formula="of:=ROUND(POWER(1+[.R$2]*0.01; [.$A53]) * [.R$1]; 1)" office:value-type="float" office:value="10703.5" calcext:value-type="float">
            <text:p>10704k</text:p>
          </table:table-cell>
          <table:table-cell table:style-name="ce16" table:formula="of:=ROUND(POWER(1+[.S$2]*0.01; [.$A53]) * [.S$1]; 1)" office:value-type="float" office:value="3781.1" calcext:value-type="float">
            <text:p>3781k</text:p>
          </table:table-cell>
          <table:table-cell table:style-name="ce16" table:formula="of:=ROUND(POWER(1+[.T$2]*0.01; [.$A53]) * [.T$1]; 1)" office:value-type="float" office:value="705.6" calcext:value-type="float">
            <text:p>706k</text:p>
          </table:table-cell>
          <table:table-cell table:style-name="ce16" table:formula="of:=ROUND(POWER(1+[.U$2]*0.01; [.$A53]) * [.U$1]; 1)" office:value-type="float" office:value="48.1" calcext:value-type="float">
            <text:p>48k</text:p>
          </table:table-cell>
          <table:table-cell table:style-name="ce16" table:formula="of:=ROUND(POWER(1+[.V$2]*0.01; [.$A53]) * [.V$1]; 1)" office:value-type="float" office:value="12.6" calcext:value-type="float">
            <text:p>13k</text:p>
          </table:table-cell>
          <table:table-cell table:style-name="ce9" table:formula="of:=ROUND(POWER(1+[.W$2]*0.01; [.$A53]) * [.W$1]; 1)" office:value-type="float" office:value="7125.2" calcext:value-type="float">
            <text:p>7125k</text:p>
          </table:table-cell>
          <table:table-cell table:style-name="ce16" table:formula="of:=ROUND(POWER(1+[.X$2]*0.01; [.$A53]) * [.X$1]; 1)" office:value-type="float" office:value="4726.4" calcext:value-type="float">
            <text:p>4726k</text:p>
          </table:table-cell>
          <table:table-cell table:style-name="ce16" table:formula="of:=ROUND(POWER(1+[.Y$2]*0.01; [.$A53]) * [.Y$1]; 1)" office:value-type="float" office:value="3123.8" calcext:value-type="float">
            <text:p>3124k</text:p>
          </table:table-cell>
          <table:table-cell table:style-name="ce16" table:formula="of:=ROUND(POWER(1+[.Z$2]*0.01; [.$A53]) * [.Z$1]; 1)" office:value-type="float" office:value="2057.1" calcext:value-type="float">
            <text:p>2057k</text:p>
          </table:table-cell>
          <table:table-cell table:style-name="ce16" table:formula="of:=ROUND(POWER(1+[.AA$2]*0.01; [.$A53]) * [.AA$1]; 1)" office:value-type="float" office:value="882" calcext:value-type="float">
            <text:p>882k</text:p>
          </table:table-cell>
          <table:table-cell table:style-name="ce16" table:formula="of:=ROUND(POWER(1+[.AB$2]*0.01; [.$A53]) * [.AB$1]; 1)" office:value-type="float" office:value="9.9" calcext:value-type="float">
            <text:p>10k</text:p>
          </table:table-cell>
          <table:table-cell table:style-name="ce16" table:formula="of:=ROUND(POWER(1+[.AC$2]*0.01; [.$A53]) * [.AC$1]; 1)" office:value-type="float" office:value="6.3" calcext:value-type="float">
            <text:p>6k</text:p>
          </table:table-cell>
          <table:table-cell table:number-columns-repeated="1635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9" table:formula="of:=ROUND(POWER(1+[.B$2]*0.01; [.$A54]) * [.B$1]; 1)" office:value-type="float" office:value="42308.5" calcext:value-type="float">
            <text:p>42309k</text:p>
          </table:table-cell>
          <table:table-cell table:style-name="ce16" table:formula="of:=ROUND(POWER(1+[.C$2]*0.01; [.$A54]) * [.C$1]; 1)" office:value-type="float" office:value="22495.9" calcext:value-type="float">
            <text:p>22496k</text:p>
          </table:table-cell>
          <table:table-cell table:style-name="ce16" table:formula="of:=ROUND(POWER(1+[.D$2]*0.01; [.$A54]) * [.D$1]; 1)" office:value-type="float" office:value="12416.1" calcext:value-type="float">
            <text:p>12416k</text:p>
          </table:table-cell>
          <table:table-cell table:style-name="ce16" table:formula="of:=ROUND(POWER(1+[.E$2]*0.01; [.$A54]) * [.E$1]; 1)" office:value-type="float" office:value="9932.8" calcext:value-type="float">
            <text:p>9933k</text:p>
          </table:table-cell>
          <table:table-cell table:style-name="ce16" table:formula="of:=ROUND(POWER(1+[.F$2]*0.01; [.$A54]) * [.F$1]; 1)" office:value-type="float" office:value="6555.2" calcext:value-type="float">
            <text:p>6555k</text:p>
          </table:table-cell>
          <table:table-cell table:style-name="ce16" table:formula="of:=ROUND(POWER(1+[.G$2]*0.01; [.$A54]) * [.G$1]; 1)" office:value-type="float" office:value="10.4" calcext:value-type="float">
            <text:p>10k</text:p>
          </table:table-cell>
          <table:table-cell table:style-name="ce16" table:formula="of:=ROUND(POWER(1+[.H$2]*0.01; [.$A54]) * [.H$1]; 1)" office:value-type="float" office:value="6.6" calcext:value-type="float">
            <text:p>7k</text:p>
          </table:table-cell>
          <table:table-cell table:style-name="ce9" table:formula="of:=ROUND(POWER(1+[.I$2]*0.01; [.$A54]) * [.I$1]; 1)" office:value-type="float" office:value="42308.5" calcext:value-type="float">
            <text:p>42309k</text:p>
          </table:table-cell>
          <table:table-cell table:style-name="ce16" table:formula="of:=ROUND(POWER(1+[.J$2]*0.01; [.$A54]) * [.J$1]; 1)" office:value-type="float" office:value="22495.9" calcext:value-type="float">
            <text:p>22496k</text:p>
          </table:table-cell>
          <table:table-cell table:style-name="ce16" table:formula="of:=ROUND(POWER(1+[.K$2]*0.01; [.$A54]) * [.K$1]; 1)" office:value-type="float" office:value="12416.1" calcext:value-type="float">
            <text:p>12416k</text:p>
          </table:table-cell>
          <table:table-cell table:style-name="ce16" table:formula="of:=ROUND(POWER(1+[.L$2]*0.01; [.$A54]) * [.L$1]; 1)" office:value-type="float" office:value="9932.8" calcext:value-type="float">
            <text:p>9933k</text:p>
          </table:table-cell>
          <table:table-cell table:style-name="ce16" table:formula="of:=ROUND(POWER(1+[.M$2]*0.01; [.$A54]) * [.M$1]; 1)" office:value-type="float" office:value="6555.2" calcext:value-type="float">
            <text:p>6555k</text:p>
          </table:table-cell>
          <table:table-cell table:style-name="ce16" table:formula="of:=ROUND(POWER(1+[.N$2]*0.01; [.$A54]) * [.N$1]; 1)" office:value-type="float" office:value="15.6" calcext:value-type="float">
            <text:p>16k</text:p>
          </table:table-cell>
          <table:table-cell table:style-name="ce16" table:formula="of:=ROUND(POWER(1+[.O$2]*0.01; [.$A54]) * [.O$1]; 1)" office:value-type="float" office:value="9.9" calcext:value-type="float">
            <text:p>10k</text:p>
          </table:table-cell>
          <table:table-cell table:style-name="ce9" table:formula="of:=ROUND(POWER(1+[.P$2]*0.01; [.$A54]) * [.P$1]; 1)" office:value-type="float" office:value="42308.5" calcext:value-type="float">
            <text:p>42309k</text:p>
          </table:table-cell>
          <table:table-cell table:style-name="ce16" table:formula="of:=ROUND(POWER(1+[.Q$2]*0.01; [.$A54]) * [.Q$1]; 1)" office:value-type="float" office:value="22495.9" calcext:value-type="float">
            <text:p>22496k</text:p>
          </table:table-cell>
          <table:table-cell table:style-name="ce16" table:formula="of:=ROUND(POWER(1+[.R$2]*0.01; [.$A54]) * [.R$1]; 1)" office:value-type="float" office:value="12416.1" calcext:value-type="float">
            <text:p>12416k</text:p>
          </table:table-cell>
          <table:table-cell table:style-name="ce16" table:formula="of:=ROUND(POWER(1+[.S$2]*0.01; [.$A54]) * [.S$1]; 1)" office:value-type="float" office:value="4310.5" calcext:value-type="float">
            <text:p>4311k</text:p>
          </table:table-cell>
          <table:table-cell table:style-name="ce16" table:formula="of:=ROUND(POWER(1+[.T$2]*0.01; [.$A54]) * [.T$1]; 1)" office:value-type="float" office:value="776.1" calcext:value-type="float">
            <text:p>776k</text:p>
          </table:table-cell>
          <table:table-cell table:style-name="ce16" table:formula="of:=ROUND(POWER(1+[.U$2]*0.01; [.$A54]) * [.U$1]; 1)" office:value-type="float" office:value="51.5" calcext:value-type="float">
            <text:p>52k</text:p>
          </table:table-cell>
          <table:table-cell table:style-name="ce16" table:formula="of:=ROUND(POWER(1+[.V$2]*0.01; [.$A54]) * [.V$1]; 1)" office:value-type="float" office:value="13.1" calcext:value-type="float">
            <text:p>13k</text:p>
          </table:table-cell>
          <table:table-cell table:style-name="ce9" table:formula="of:=ROUND(POWER(1+[.W$2]*0.01; [.$A54]) * [.W$1]; 1)" office:value-type="float" office:value="8194" calcext:value-type="float">
            <text:p>8194k</text:p>
          </table:table-cell>
          <table:table-cell table:style-name="ce16" table:formula="of:=ROUND(POWER(1+[.X$2]*0.01; [.$A54]) * [.X$1]; 1)" office:value-type="float" office:value="5388.1" calcext:value-type="float">
            <text:p>5388k</text:p>
          </table:table-cell>
          <table:table-cell table:style-name="ce16" table:formula="of:=ROUND(POWER(1+[.Y$2]*0.01; [.$A54]) * [.Y$1]; 1)" office:value-type="float" office:value="3529.9" calcext:value-type="float">
            <text:p>3530k</text:p>
          </table:table-cell>
          <table:table-cell table:style-name="ce16" table:formula="of:=ROUND(POWER(1+[.Z$2]*0.01; [.$A54]) * [.Z$1]; 1)" office:value-type="float" office:value="2303.9" calcext:value-type="float">
            <text:p>2304k</text:p>
          </table:table-cell>
          <table:table-cell table:style-name="ce16" table:formula="of:=ROUND(POWER(1+[.AA$2]*0.01; [.$A54]) * [.AA$1]; 1)" office:value-type="float" office:value="970.2" calcext:value-type="float">
            <text:p>970k</text:p>
          </table:table-cell>
          <table:table-cell table:style-name="ce16" table:formula="of:=ROUND(POWER(1+[.AB$2]*0.01; [.$A54]) * [.AB$1]; 1)" office:value-type="float" office:value="10.4" calcext:value-type="float">
            <text:p>10k</text:p>
          </table:table-cell>
          <table:table-cell table:style-name="ce16" table:formula="of:=ROUND(POWER(1+[.AC$2]*0.01; [.$A54]) * [.AC$1]; 1)" office:value-type="float" office:value="6.6" calcext:value-type="float">
            <text:p>7k</text:p>
          </table:table-cell>
          <table:table-cell table:number-columns-repeated="1635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9" table:formula="of:=ROUND(POWER(1+[.B$2]*0.01; [.$A55]) * [.B$1]; 1)" office:value-type="float" office:value="49924" calcext:value-type="float">
            <text:p>49924k</text:p>
          </table:table-cell>
          <table:table-cell table:style-name="ce16" table:formula="of:=ROUND(POWER(1+[.C$2]*0.01; [.$A55]) * [.C$1]; 1)" office:value-type="float" office:value="26320.2" calcext:value-type="float">
            <text:p>26320k</text:p>
          </table:table-cell>
          <table:table-cell table:style-name="ce16" table:formula="of:=ROUND(POWER(1+[.D$2]*0.01; [.$A55]) * [.D$1]; 1)" office:value-type="float" office:value="14402.6" calcext:value-type="float">
            <text:p>14403k</text:p>
          </table:table-cell>
          <table:table-cell table:style-name="ce16" table:formula="of:=ROUND(POWER(1+[.E$2]*0.01; [.$A55]) * [.E$1]; 1)" office:value-type="float" office:value="11522.1" calcext:value-type="float">
            <text:p>11522k</text:p>
          </table:table-cell>
          <table:table-cell table:style-name="ce16" table:formula="of:=ROUND(POWER(1+[.F$2]*0.01; [.$A55]) * [.F$1]; 1)" office:value-type="float" office:value="7538.5" calcext:value-type="float">
            <text:p>7539k</text:p>
          </table:table-cell>
          <table:table-cell table:style-name="ce16" table:formula="of:=ROUND(POWER(1+[.G$2]*0.01; [.$A55]) * [.G$1]; 1)" office:value-type="float" office:value="10.9" calcext:value-type="float">
            <text:p>11k</text:p>
          </table:table-cell>
          <table:table-cell table:style-name="ce16" table:formula="of:=ROUND(POWER(1+[.H$2]*0.01; [.$A55]) * [.H$1]; 1)" office:value-type="float" office:value="6.8" calcext:value-type="float">
            <text:p>7k</text:p>
          </table:table-cell>
          <table:table-cell table:style-name="ce9" table:formula="of:=ROUND(POWER(1+[.I$2]*0.01; [.$A55]) * [.I$1]; 1)" office:value-type="float" office:value="49924" calcext:value-type="float">
            <text:p>49924k</text:p>
          </table:table-cell>
          <table:table-cell table:style-name="ce16" table:formula="of:=ROUND(POWER(1+[.J$2]*0.01; [.$A55]) * [.J$1]; 1)" office:value-type="float" office:value="26320.2" calcext:value-type="float">
            <text:p>26320k</text:p>
          </table:table-cell>
          <table:table-cell table:style-name="ce16" table:formula="of:=ROUND(POWER(1+[.K$2]*0.01; [.$A55]) * [.K$1]; 1)" office:value-type="float" office:value="14402.6" calcext:value-type="float">
            <text:p>14403k</text:p>
          </table:table-cell>
          <table:table-cell table:style-name="ce16" table:formula="of:=ROUND(POWER(1+[.L$2]*0.01; [.$A55]) * [.L$1]; 1)" office:value-type="float" office:value="11522.1" calcext:value-type="float">
            <text:p>11522k</text:p>
          </table:table-cell>
          <table:table-cell table:style-name="ce16" table:formula="of:=ROUND(POWER(1+[.M$2]*0.01; [.$A55]) * [.M$1]; 1)" office:value-type="float" office:value="7538.5" calcext:value-type="float">
            <text:p>7539k</text:p>
          </table:table-cell>
          <table:table-cell table:style-name="ce16" table:formula="of:=ROUND(POWER(1+[.N$2]*0.01; [.$A55]) * [.N$1]; 1)" office:value-type="float" office:value="16.4" calcext:value-type="float">
            <text:p>16k</text:p>
          </table:table-cell>
          <table:table-cell table:style-name="ce16" table:formula="of:=ROUND(POWER(1+[.O$2]*0.01; [.$A55]) * [.O$1]; 1)" office:value-type="float" office:value="10.3" calcext:value-type="float">
            <text:p>10k</text:p>
          </table:table-cell>
          <table:table-cell table:style-name="ce9" table:formula="of:=ROUND(POWER(1+[.P$2]*0.01; [.$A55]) * [.P$1]; 1)" office:value-type="float" office:value="49924" calcext:value-type="float">
            <text:p>49924k</text:p>
          </table:table-cell>
          <table:table-cell table:style-name="ce16" table:formula="of:=ROUND(POWER(1+[.Q$2]*0.01; [.$A55]) * [.Q$1]; 1)" office:value-type="float" office:value="26320.2" calcext:value-type="float">
            <text:p>26320k</text:p>
          </table:table-cell>
          <table:table-cell table:style-name="ce16" table:formula="of:=ROUND(POWER(1+[.R$2]*0.01; [.$A55]) * [.R$1]; 1)" office:value-type="float" office:value="14402.6" calcext:value-type="float">
            <text:p>14403k</text:p>
          </table:table-cell>
          <table:table-cell table:style-name="ce16" table:formula="of:=ROUND(POWER(1+[.S$2]*0.01; [.$A55]) * [.S$1]; 1)" office:value-type="float" office:value="4913.9" calcext:value-type="float">
            <text:p>4914k</text:p>
          </table:table-cell>
          <table:table-cell table:style-name="ce16" table:formula="of:=ROUND(POWER(1+[.T$2]*0.01; [.$A55]) * [.T$1]; 1)" office:value-type="float" office:value="853.8" calcext:value-type="float">
            <text:p>854k</text:p>
          </table:table-cell>
          <table:table-cell table:style-name="ce16" table:formula="of:=ROUND(POWER(1+[.U$2]*0.01; [.$A55]) * [.U$1]; 1)" office:value-type="float" office:value="55.1" calcext:value-type="float">
            <text:p>55k</text:p>
          </table:table-cell>
          <table:table-cell table:style-name="ce16" table:formula="of:=ROUND(POWER(1+[.V$2]*0.01; [.$A55]) * [.V$1]; 1)" office:value-type="float" office:value="13.7" calcext:value-type="float">
            <text:p>14k</text:p>
          </table:table-cell>
          <table:table-cell table:style-name="ce9" table:formula="of:=ROUND(POWER(1+[.W$2]*0.01; [.$A55]) * [.W$1]; 1)" office:value-type="float" office:value="9423.1" calcext:value-type="float">
            <text:p>9423k</text:p>
          </table:table-cell>
          <table:table-cell table:style-name="ce16" table:formula="of:=ROUND(POWER(1+[.X$2]*0.01; [.$A55]) * [.X$1]; 1)" office:value-type="float" office:value="6142.4" calcext:value-type="float">
            <text:p>6142k</text:p>
          </table:table-cell>
          <table:table-cell table:style-name="ce16" table:formula="of:=ROUND(POWER(1+[.Y$2]*0.01; [.$A55]) * [.Y$1]; 1)" office:value-type="float" office:value="3988.8" calcext:value-type="float">
            <text:p>3989k</text:p>
          </table:table-cell>
          <table:table-cell table:style-name="ce16" table:formula="of:=ROUND(POWER(1+[.Z$2]*0.01; [.$A55]) * [.Z$1]; 1)" office:value-type="float" office:value="2580.4" calcext:value-type="float">
            <text:p>2580k</text:p>
          </table:table-cell>
          <table:table-cell table:style-name="ce16" table:formula="of:=ROUND(POWER(1+[.AA$2]*0.01; [.$A55]) * [.AA$1]; 1)" office:value-type="float" office:value="1067.2" calcext:value-type="float">
            <text:p>1067k</text:p>
          </table:table-cell>
          <table:table-cell table:style-name="ce16" table:formula="of:=ROUND(POWER(1+[.AB$2]*0.01; [.$A55]) * [.AB$1]; 1)" office:value-type="float" office:value="10.9" calcext:value-type="float">
            <text:p>11k</text:p>
          </table:table-cell>
          <table:table-cell table:style-name="ce16" table:formula="of:=ROUND(POWER(1+[.AC$2]*0.01; [.$A55]) * [.AC$1]; 1)" office:value-type="float" office:value="6.8" calcext:value-type="float">
            <text:p>7k</text:p>
          </table:table-cell>
          <table:table-cell table:number-columns-repeated="1635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" table:formula="of:=ROUND(POWER(1+[.B$2]*0.01; [.$A56]) * [.B$1]; 1)" office:value-type="float" office:value="58910.4" calcext:value-type="float">
            <text:p>58910k</text:p>
          </table:table-cell>
          <table:table-cell table:style-name="ce16" table:formula="of:=ROUND(POWER(1+[.C$2]*0.01; [.$A56]) * [.C$1]; 1)" office:value-type="float" office:value="30794.6" calcext:value-type="float">
            <text:p>30795k</text:p>
          </table:table-cell>
          <table:table-cell table:style-name="ce16" table:formula="of:=ROUND(POWER(1+[.D$2]*0.01; [.$A56]) * [.D$1]; 1)" office:value-type="float" office:value="16707" calcext:value-type="float">
            <text:p>16707k</text:p>
          </table:table-cell>
          <table:table-cell table:style-name="ce16" table:formula="of:=ROUND(POWER(1+[.E$2]*0.01; [.$A56]) * [.E$1]; 1)" office:value-type="float" office:value="13365.6" calcext:value-type="float">
            <text:p>13366k</text:p>
          </table:table-cell>
          <table:table-cell table:style-name="ce16" table:formula="of:=ROUND(POWER(1+[.F$2]*0.01; [.$A56]) * [.F$1]; 1)" office:value-type="float" office:value="8669.3" calcext:value-type="float">
            <text:p>8669k</text:p>
          </table:table-cell>
          <table:table-cell table:style-name="ce16" table:formula="of:=ROUND(POWER(1+[.G$2]*0.01; [.$A56]) * [.G$1]; 1)" office:value-type="float" office:value="11.5" calcext:value-type="float">
            <text:p>12k</text:p>
          </table:table-cell>
          <table:table-cell table:style-name="ce16" table:formula="of:=ROUND(POWER(1+[.H$2]*0.01; [.$A56]) * [.H$1]; 1)" office:value-type="float" office:value="7.1" calcext:value-type="float">
            <text:p>7k</text:p>
          </table:table-cell>
          <table:table-cell table:style-name="ce9" table:formula="of:=ROUND(POWER(1+[.I$2]*0.01; [.$A56]) * [.I$1]; 1)" office:value-type="float" office:value="58910.4" calcext:value-type="float">
            <text:p>58910k</text:p>
          </table:table-cell>
          <table:table-cell table:style-name="ce16" table:formula="of:=ROUND(POWER(1+[.J$2]*0.01; [.$A56]) * [.J$1]; 1)" office:value-type="float" office:value="30794.6" calcext:value-type="float">
            <text:p>30795k</text:p>
          </table:table-cell>
          <table:table-cell table:style-name="ce16" table:formula="of:=ROUND(POWER(1+[.K$2]*0.01; [.$A56]) * [.K$1]; 1)" office:value-type="float" office:value="16707" calcext:value-type="float">
            <text:p>16707k</text:p>
          </table:table-cell>
          <table:table-cell table:style-name="ce16" table:formula="of:=ROUND(POWER(1+[.L$2]*0.01; [.$A56]) * [.L$1]; 1)" office:value-type="float" office:value="13365.6" calcext:value-type="float">
            <text:p>13366k</text:p>
          </table:table-cell>
          <table:table-cell table:style-name="ce16" table:formula="of:=ROUND(POWER(1+[.M$2]*0.01; [.$A56]) * [.M$1]; 1)" office:value-type="float" office:value="8669.3" calcext:value-type="float">
            <text:p>8669k</text:p>
          </table:table-cell>
          <table:table-cell table:style-name="ce16" table:formula="of:=ROUND(POWER(1+[.N$2]*0.01; [.$A56]) * [.N$1]; 1)" office:value-type="float" office:value="17.2" calcext:value-type="float">
            <text:p>17k</text:p>
          </table:table-cell>
          <table:table-cell table:style-name="ce16" table:formula="of:=ROUND(POWER(1+[.O$2]*0.01; [.$A56]) * [.O$1]; 1)" office:value-type="float" office:value="10.7" calcext:value-type="float">
            <text:p>11k</text:p>
          </table:table-cell>
          <table:table-cell table:style-name="ce9" table:formula="of:=ROUND(POWER(1+[.P$2]*0.01; [.$A56]) * [.P$1]; 1)" office:value-type="float" office:value="58910.4" calcext:value-type="float">
            <text:p>58910k</text:p>
          </table:table-cell>
          <table:table-cell table:style-name="ce16" table:formula="of:=ROUND(POWER(1+[.Q$2]*0.01; [.$A56]) * [.Q$1]; 1)" office:value-type="float" office:value="30794.6" calcext:value-type="float">
            <text:p>30795k</text:p>
          </table:table-cell>
          <table:table-cell table:style-name="ce16" table:formula="of:=ROUND(POWER(1+[.R$2]*0.01; [.$A56]) * [.R$1]; 1)" office:value-type="float" office:value="16707" calcext:value-type="float">
            <text:p>16707k</text:p>
          </table:table-cell>
          <table:table-cell table:style-name="ce16" table:formula="of:=ROUND(POWER(1+[.S$2]*0.01; [.$A56]) * [.S$1]; 1)" office:value-type="float" office:value="5601.9" calcext:value-type="float">
            <text:p>5602k</text:p>
          </table:table-cell>
          <table:table-cell table:style-name="ce16" table:formula="of:=ROUND(POWER(1+[.T$2]*0.01; [.$A56]) * [.T$1]; 1)" office:value-type="float" office:value="939.1" calcext:value-type="float">
            <text:p>939k</text:p>
          </table:table-cell>
          <table:table-cell table:style-name="ce16" table:formula="of:=ROUND(POWER(1+[.U$2]*0.01; [.$A56]) * [.U$1]; 1)" office:value-type="float" office:value="58.9" calcext:value-type="float">
            <text:p>59k</text:p>
          </table:table-cell>
          <table:table-cell table:style-name="ce16" table:formula="of:=ROUND(POWER(1+[.V$2]*0.01; [.$A56]) * [.V$1]; 1)" office:value-type="float" office:value="14.2" calcext:value-type="float">
            <text:p>14k</text:p>
          </table:table-cell>
          <table:table-cell table:style-name="ce9" table:formula="of:=ROUND(POWER(1+[.W$2]*0.01; [.$A56]) * [.W$1]; 1)" office:value-type="float" office:value="10836.6" calcext:value-type="float">
            <text:p>10837k</text:p>
          </table:table-cell>
          <table:table-cell table:style-name="ce16" table:formula="of:=ROUND(POWER(1+[.X$2]*0.01; [.$A56]) * [.X$1]; 1)" office:value-type="float" office:value="7002.3" calcext:value-type="float">
            <text:p>7002k</text:p>
          </table:table-cell>
          <table:table-cell table:style-name="ce16" table:formula="of:=ROUND(POWER(1+[.Y$2]*0.01; [.$A56]) * [.Y$1]; 1)" office:value-type="float" office:value="4507.4" calcext:value-type="float">
            <text:p>4507k</text:p>
          </table:table-cell>
          <table:table-cell table:style-name="ce16" table:formula="of:=ROUND(POWER(1+[.Z$2]*0.01; [.$A56]) * [.Z$1]; 1)" office:value-type="float" office:value="2890" calcext:value-type="float">
            <text:p>2890k</text:p>
          </table:table-cell>
          <table:table-cell table:style-name="ce16" table:formula="of:=ROUND(POWER(1+[.AA$2]*0.01; [.$A56]) * [.AA$1]; 1)" office:value-type="float" office:value="1173.9" calcext:value-type="float">
            <text:p>1174k</text:p>
          </table:table-cell>
          <table:table-cell table:style-name="ce16" table:formula="of:=ROUND(POWER(1+[.AB$2]*0.01; [.$A56]) * [.AB$1]; 1)" office:value-type="float" office:value="11.5" calcext:value-type="float">
            <text:p>12k</text:p>
          </table:table-cell>
          <table:table-cell table:style-name="ce16" table:formula="of:=ROUND(POWER(1+[.AC$2]*0.01; [.$A56]) * [.AC$1]; 1)" office:value-type="float" office:value="7.1" calcext:value-type="float">
            <text:p>7k</text:p>
          </table:table-cell>
          <table:table-cell table:number-columns-repeated="1635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9" table:formula="of:=ROUND(POWER(1+[.B$2]*0.01; [.$A57]) * [.B$1]; 1)" office:value-type="float" office:value="69514.2" calcext:value-type="float">
            <text:p>69514k</text:p>
          </table:table-cell>
          <table:table-cell table:style-name="ce16" table:formula="of:=ROUND(POWER(1+[.C$2]*0.01; [.$A57]) * [.C$1]; 1)" office:value-type="float" office:value="36029.7" calcext:value-type="float">
            <text:p>36030k</text:p>
          </table:table-cell>
          <table:table-cell table:style-name="ce16" table:formula="of:=ROUND(POWER(1+[.D$2]*0.01; [.$A57]) * [.D$1]; 1)" office:value-type="float" office:value="19380.2" calcext:value-type="float">
            <text:p>19380k</text:p>
          </table:table-cell>
          <table:table-cell table:style-name="ce16" table:formula="of:=ROUND(POWER(1+[.E$2]*0.01; [.$A57]) * [.E$1]; 1)" office:value-type="float" office:value="15504.1" calcext:value-type="float">
            <text:p>15504k</text:p>
          </table:table-cell>
          <table:table-cell table:style-name="ce16" table:formula="of:=ROUND(POWER(1+[.F$2]*0.01; [.$A57]) * [.F$1]; 1)" office:value-type="float" office:value="9969.6" calcext:value-type="float">
            <text:p>9970k</text:p>
          </table:table-cell>
          <table:table-cell table:style-name="ce16" table:formula="of:=ROUND(POWER(1+[.G$2]*0.01; [.$A57]) * [.G$1]; 1)" office:value-type="float" office:value="12" calcext:value-type="float">
            <text:p>12k</text:p>
          </table:table-cell>
          <table:table-cell table:style-name="ce16" table:formula="of:=ROUND(POWER(1+[.H$2]*0.01; [.$A57]) * [.H$1]; 1)" office:value-type="float" office:value="7.4" calcext:value-type="float">
            <text:p>7k</text:p>
          </table:table-cell>
          <table:table-cell table:style-name="ce9" table:formula="of:=ROUND(POWER(1+[.I$2]*0.01; [.$A57]) * [.I$1]; 1)" office:value-type="float" office:value="69514.2" calcext:value-type="float">
            <text:p>69514k</text:p>
          </table:table-cell>
          <table:table-cell table:style-name="ce16" table:formula="of:=ROUND(POWER(1+[.J$2]*0.01; [.$A57]) * [.J$1]; 1)" office:value-type="float" office:value="36029.7" calcext:value-type="float">
            <text:p>36030k</text:p>
          </table:table-cell>
          <table:table-cell table:style-name="ce16" table:formula="of:=ROUND(POWER(1+[.K$2]*0.01; [.$A57]) * [.K$1]; 1)" office:value-type="float" office:value="19380.2" calcext:value-type="float">
            <text:p>19380k</text:p>
          </table:table-cell>
          <table:table-cell table:style-name="ce16" table:formula="of:=ROUND(POWER(1+[.L$2]*0.01; [.$A57]) * [.L$1]; 1)" office:value-type="float" office:value="15504.1" calcext:value-type="float">
            <text:p>15504k</text:p>
          </table:table-cell>
          <table:table-cell table:style-name="ce16" table:formula="of:=ROUND(POWER(1+[.M$2]*0.01; [.$A57]) * [.M$1]; 1)" office:value-type="float" office:value="9969.6" calcext:value-type="float">
            <text:p>9970k</text:p>
          </table:table-cell>
          <table:table-cell table:style-name="ce16" table:formula="of:=ROUND(POWER(1+[.N$2]*0.01; [.$A57]) * [.N$1]; 1)" office:value-type="float" office:value="18.1" calcext:value-type="float">
            <text:p>18k</text:p>
          </table:table-cell>
          <table:table-cell table:style-name="ce16" table:formula="of:=ROUND(POWER(1+[.O$2]*0.01; [.$A57]) * [.O$1]; 1)" office:value-type="float" office:value="11.1" calcext:value-type="float">
            <text:p>11k</text:p>
          </table:table-cell>
          <table:table-cell table:style-name="ce9" table:formula="of:=ROUND(POWER(1+[.P$2]*0.01; [.$A57]) * [.P$1]; 1)" office:value-type="float" office:value="69514.2" calcext:value-type="float">
            <text:p>69514k</text:p>
          </table:table-cell>
          <table:table-cell table:style-name="ce16" table:formula="of:=ROUND(POWER(1+[.Q$2]*0.01; [.$A57]) * [.Q$1]; 1)" office:value-type="float" office:value="36029.7" calcext:value-type="float">
            <text:p>36030k</text:p>
          </table:table-cell>
          <table:table-cell table:style-name="ce16" table:formula="of:=ROUND(POWER(1+[.R$2]*0.01; [.$A57]) * [.R$1]; 1)" office:value-type="float" office:value="19380.2" calcext:value-type="float">
            <text:p>19380k</text:p>
          </table:table-cell>
          <table:table-cell table:style-name="ce16" table:formula="of:=ROUND(POWER(1+[.S$2]*0.01; [.$A57]) * [.S$1]; 1)" office:value-type="float" office:value="6386.1" calcext:value-type="float">
            <text:p>6386k</text:p>
          </table:table-cell>
          <table:table-cell table:style-name="ce16" table:formula="of:=ROUND(POWER(1+[.T$2]*0.01; [.$A57]) * [.T$1]; 1)" office:value-type="float" office:value="1033" calcext:value-type="float">
            <text:p>1033k</text:p>
          </table:table-cell>
          <table:table-cell table:style-name="ce16" table:formula="of:=ROUND(POWER(1+[.U$2]*0.01; [.$A57]) * [.U$1]; 1)" office:value-type="float" office:value="63" calcext:value-type="float">
            <text:p>63k</text:p>
          </table:table-cell>
          <table:table-cell table:style-name="ce16" table:formula="of:=ROUND(POWER(1+[.V$2]*0.01; [.$A57]) * [.V$1]; 1)" office:value-type="float" office:value="14.8" calcext:value-type="float">
            <text:p>15k</text:p>
          </table:table-cell>
          <table:table-cell table:style-name="ce9" table:formula="of:=ROUND(POWER(1+[.W$2]*0.01; [.$A57]) * [.W$1]; 1)" office:value-type="float" office:value="12462.1" calcext:value-type="float">
            <text:p>12462k</text:p>
          </table:table-cell>
          <table:table-cell table:style-name="ce16" table:formula="of:=ROUND(POWER(1+[.X$2]*0.01; [.$A57]) * [.X$1]; 1)" office:value-type="float" office:value="7982.7" calcext:value-type="float">
            <text:p>7983k</text:p>
          </table:table-cell>
          <table:table-cell table:style-name="ce16" table:formula="of:=ROUND(POWER(1+[.Y$2]*0.01; [.$A57]) * [.Y$1]; 1)" office:value-type="float" office:value="5093.3" calcext:value-type="float">
            <text:p>5093k</text:p>
          </table:table-cell>
          <table:table-cell table:style-name="ce16" table:formula="of:=ROUND(POWER(1+[.Z$2]*0.01; [.$A57]) * [.Z$1]; 1)" office:value-type="float" office:value="3236.8" calcext:value-type="float">
            <text:p>3237k</text:p>
          </table:table-cell>
          <table:table-cell table:style-name="ce16" table:formula="of:=ROUND(POWER(1+[.AA$2]*0.01; [.$A57]) * [.AA$1]; 1)" office:value-type="float" office:value="1291.3" calcext:value-type="float">
            <text:p>1291k</text:p>
          </table:table-cell>
          <table:table-cell table:style-name="ce16" table:formula="of:=ROUND(POWER(1+[.AB$2]*0.01; [.$A57]) * [.AB$1]; 1)" office:value-type="float" office:value="12" calcext:value-type="float">
            <text:p>12k</text:p>
          </table:table-cell>
          <table:table-cell table:style-name="ce16" table:formula="of:=ROUND(POWER(1+[.AC$2]*0.01; [.$A57]) * [.AC$1]; 1)" office:value-type="float" office:value="7.4" calcext:value-type="float">
            <text:p>7k</text:p>
          </table:table-cell>
          <table:table-cell table:number-columns-repeated="1635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9" table:formula="of:=ROUND(POWER(1+[.B$2]*0.01; [.$A58]) * [.B$1]; 1)" office:value-type="float" office:value="82026.8" calcext:value-type="float">
            <text:p>82027k</text:p>
          </table:table-cell>
          <table:table-cell table:style-name="ce16" table:formula="of:=ROUND(POWER(1+[.C$2]*0.01; [.$A58]) * [.C$1]; 1)" office:value-type="float" office:value="42154.7" calcext:value-type="float">
            <text:p>42155k</text:p>
          </table:table-cell>
          <table:table-cell table:style-name="ce16" table:formula="of:=ROUND(POWER(1+[.D$2]*0.01; [.$A58]) * [.D$1]; 1)" office:value-type="float" office:value="22481" calcext:value-type="float">
            <text:p>22481k</text:p>
          </table:table-cell>
          <table:table-cell table:style-name="ce16" table:formula="of:=ROUND(POWER(1+[.E$2]*0.01; [.$A58]) * [.E$1]; 1)" office:value-type="float" office:value="17984.8" calcext:value-type="float">
            <text:p>17985k</text:p>
          </table:table-cell>
          <table:table-cell table:style-name="ce16" table:formula="of:=ROUND(POWER(1+[.F$2]*0.01; [.$A58]) * [.F$1]; 1)" office:value-type="float" office:value="11465.1" calcext:value-type="float">
            <text:p>11465k</text:p>
          </table:table-cell>
          <table:table-cell table:style-name="ce16" table:formula="of:=ROUND(POWER(1+[.G$2]*0.01; [.$A58]) * [.G$1]; 1)" office:value-type="float" office:value="12.6" calcext:value-type="float">
            <text:p>13k</text:p>
          </table:table-cell>
          <table:table-cell table:style-name="ce16" table:formula="of:=ROUND(POWER(1+[.H$2]*0.01; [.$A58]) * [.H$1]; 1)" office:value-type="float" office:value="7.7" calcext:value-type="float">
            <text:p>8k</text:p>
          </table:table-cell>
          <table:table-cell table:style-name="ce9" table:formula="of:=ROUND(POWER(1+[.I$2]*0.01; [.$A58]) * [.I$1]; 1)" office:value-type="float" office:value="82026.8" calcext:value-type="float">
            <text:p>82027k</text:p>
          </table:table-cell>
          <table:table-cell table:style-name="ce16" table:formula="of:=ROUND(POWER(1+[.J$2]*0.01; [.$A58]) * [.J$1]; 1)" office:value-type="float" office:value="42154.7" calcext:value-type="float">
            <text:p>42155k</text:p>
          </table:table-cell>
          <table:table-cell table:style-name="ce16" table:formula="of:=ROUND(POWER(1+[.K$2]*0.01; [.$A58]) * [.K$1]; 1)" office:value-type="float" office:value="22481" calcext:value-type="float">
            <text:p>22481k</text:p>
          </table:table-cell>
          <table:table-cell table:style-name="ce16" table:formula="of:=ROUND(POWER(1+[.L$2]*0.01; [.$A58]) * [.L$1]; 1)" office:value-type="float" office:value="17984.8" calcext:value-type="float">
            <text:p>17985k</text:p>
          </table:table-cell>
          <table:table-cell table:style-name="ce16" table:formula="of:=ROUND(POWER(1+[.M$2]*0.01; [.$A58]) * [.M$1]; 1)" office:value-type="float" office:value="11465.1" calcext:value-type="float">
            <text:p>11465k</text:p>
          </table:table-cell>
          <table:table-cell table:style-name="ce16" table:formula="of:=ROUND(POWER(1+[.N$2]*0.01; [.$A58]) * [.N$1]; 1)" office:value-type="float" office:value="19" calcext:value-type="float">
            <text:p>19k</text:p>
          </table:table-cell>
          <table:table-cell table:style-name="ce16" table:formula="of:=ROUND(POWER(1+[.O$2]*0.01; [.$A58]) * [.O$1]; 1)" office:value-type="float" office:value="11.5" calcext:value-type="float">
            <text:p>12k</text:p>
          </table:table-cell>
          <table:table-cell table:style-name="ce9" table:formula="of:=ROUND(POWER(1+[.P$2]*0.01; [.$A58]) * [.P$1]; 1)" office:value-type="float" office:value="82026.8" calcext:value-type="float">
            <text:p>82027k</text:p>
          </table:table-cell>
          <table:table-cell table:style-name="ce16" table:formula="of:=ROUND(POWER(1+[.Q$2]*0.01; [.$A58]) * [.Q$1]; 1)" office:value-type="float" office:value="42154.7" calcext:value-type="float">
            <text:p>42155k</text:p>
          </table:table-cell>
          <table:table-cell table:style-name="ce16" table:formula="of:=ROUND(POWER(1+[.R$2]*0.01; [.$A58]) * [.R$1]; 1)" office:value-type="float" office:value="22481" calcext:value-type="float">
            <text:p>22481k</text:p>
          </table:table-cell>
          <table:table-cell table:style-name="ce16" table:formula="of:=ROUND(POWER(1+[.S$2]*0.01; [.$A58]) * [.S$1]; 1)" office:value-type="float" office:value="7280.2" calcext:value-type="float">
            <text:p>7280k</text:p>
          </table:table-cell>
          <table:table-cell table:style-name="ce16" table:formula="of:=ROUND(POWER(1+[.T$2]*0.01; [.$A58]) * [.T$1]; 1)" office:value-type="float" office:value="1136.3" calcext:value-type="float">
            <text:p>1136k</text:p>
          </table:table-cell>
          <table:table-cell table:style-name="ce16" table:formula="of:=ROUND(POWER(1+[.U$2]*0.01; [.$A58]) * [.U$1]; 1)" office:value-type="float" office:value="67.5" calcext:value-type="float">
            <text:p>68k</text:p>
          </table:table-cell>
          <table:table-cell table:style-name="ce16" table:formula="of:=ROUND(POWER(1+[.V$2]*0.01; [.$A58]) * [.V$1]; 1)" office:value-type="float" office:value="15.4" calcext:value-type="float">
            <text:p>15k</text:p>
          </table:table-cell>
          <table:table-cell table:style-name="ce9" table:formula="of:=ROUND(POWER(1+[.W$2]*0.01; [.$A58]) * [.W$1]; 1)" office:value-type="float" office:value="14331.4" calcext:value-type="float">
            <text:p>14331k</text:p>
          </table:table-cell>
          <table:table-cell table:style-name="ce16" table:formula="of:=ROUND(POWER(1+[.X$2]*0.01; [.$A58]) * [.X$1]; 1)" office:value-type="float" office:value="9100.2" calcext:value-type="float">
            <text:p>9100k</text:p>
          </table:table-cell>
          <table:table-cell table:style-name="ce16" table:formula="of:=ROUND(POWER(1+[.Y$2]*0.01; [.$A58]) * [.Y$1]; 1)" office:value-type="float" office:value="5755.4" calcext:value-type="float">
            <text:p>5755k</text:p>
          </table:table-cell>
          <table:table-cell table:style-name="ce16" table:formula="of:=ROUND(POWER(1+[.Z$2]*0.01; [.$A58]) * [.Z$1]; 1)" office:value-type="float" office:value="3625.2" calcext:value-type="float">
            <text:p>3625k</text:p>
          </table:table-cell>
          <table:table-cell table:style-name="ce16" table:formula="of:=ROUND(POWER(1+[.AA$2]*0.01; [.$A58]) * [.AA$1]; 1)" office:value-type="float" office:value="1420.4" calcext:value-type="float">
            <text:p>1420k</text:p>
          </table:table-cell>
          <table:table-cell table:style-name="ce16" table:formula="of:=ROUND(POWER(1+[.AB$2]*0.01; [.$A58]) * [.AB$1]; 1)" office:value-type="float" office:value="12.6" calcext:value-type="float">
            <text:p>13k</text:p>
          </table:table-cell>
          <table:table-cell table:style-name="ce16" table:formula="of:=ROUND(POWER(1+[.AC$2]*0.01; [.$A58]) * [.AC$1]; 1)" office:value-type="float" office:value="7.7" calcext:value-type="float">
            <text:p>8k</text:p>
          </table:table-cell>
          <table:table-cell table:number-columns-repeated="1635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9" table:formula="of:=ROUND(POWER(1+[.B$2]*0.01; [.$A59]) * [.B$1]; 1)" office:value-type="float" office:value="96791.6" calcext:value-type="float">
            <text:p>96792k</text:p>
          </table:table-cell>
          <table:table-cell table:style-name="ce16" table:formula="of:=ROUND(POWER(1+[.C$2]*0.01; [.$A59]) * [.C$1]; 1)" office:value-type="float" office:value="49321" calcext:value-type="float">
            <text:p>49321k</text:p>
          </table:table-cell>
          <table:table-cell table:style-name="ce16" table:formula="of:=ROUND(POWER(1+[.D$2]*0.01; [.$A59]) * [.D$1]; 1)" office:value-type="float" office:value="26077.9" calcext:value-type="float">
            <text:p>26078k</text:p>
          </table:table-cell>
          <table:table-cell table:style-name="ce16" table:formula="of:=ROUND(POWER(1+[.E$2]*0.01; [.$A59]) * [.E$1]; 1)" office:value-type="float" office:value="20862.4" calcext:value-type="float">
            <text:p>20862k</text:p>
          </table:table-cell>
          <table:table-cell table:style-name="ce16" table:formula="of:=ROUND(POWER(1+[.F$2]*0.01; [.$A59]) * [.F$1]; 1)" office:value-type="float" office:value="13184.9" calcext:value-type="float">
            <text:p>13185k</text:p>
          </table:table-cell>
          <table:table-cell table:style-name="ce16" table:formula="of:=ROUND(POWER(1+[.G$2]*0.01; [.$A59]) * [.G$1]; 1)" office:value-type="float" office:value="13.3" calcext:value-type="float">
            <text:p>13k</text:p>
          </table:table-cell>
          <table:table-cell table:style-name="ce16" table:formula="of:=ROUND(POWER(1+[.H$2]*0.01; [.$A59]) * [.H$1]; 1)" office:value-type="float" office:value="8" calcext:value-type="float">
            <text:p>8k</text:p>
          </table:table-cell>
          <table:table-cell table:style-name="ce9" table:formula="of:=ROUND(POWER(1+[.I$2]*0.01; [.$A59]) * [.I$1]; 1)" office:value-type="float" office:value="96791.6" calcext:value-type="float">
            <text:p>96792k</text:p>
          </table:table-cell>
          <table:table-cell table:style-name="ce16" table:formula="of:=ROUND(POWER(1+[.J$2]*0.01; [.$A59]) * [.J$1]; 1)" office:value-type="float" office:value="49321" calcext:value-type="float">
            <text:p>49321k</text:p>
          </table:table-cell>
          <table:table-cell table:style-name="ce16" table:formula="of:=ROUND(POWER(1+[.K$2]*0.01; [.$A59]) * [.K$1]; 1)" office:value-type="float" office:value="26077.9" calcext:value-type="float">
            <text:p>26078k</text:p>
          </table:table-cell>
          <table:table-cell table:style-name="ce16" table:formula="of:=ROUND(POWER(1+[.L$2]*0.01; [.$A59]) * [.L$1]; 1)" office:value-type="float" office:value="20862.4" calcext:value-type="float">
            <text:p>20862k</text:p>
          </table:table-cell>
          <table:table-cell table:style-name="ce16" table:formula="of:=ROUND(POWER(1+[.M$2]*0.01; [.$A59]) * [.M$1]; 1)" office:value-type="float" office:value="13184.9" calcext:value-type="float">
            <text:p>13185k</text:p>
          </table:table-cell>
          <table:table-cell table:style-name="ce16" table:formula="of:=ROUND(POWER(1+[.N$2]*0.01; [.$A59]) * [.N$1]; 1)" office:value-type="float" office:value="19.9" calcext:value-type="float">
            <text:p>20k</text:p>
          </table:table-cell>
          <table:table-cell table:style-name="ce16" table:formula="of:=ROUND(POWER(1+[.O$2]*0.01; [.$A59]) * [.O$1]; 1)" office:value-type="float" office:value="12" calcext:value-type="float">
            <text:p>12k</text:p>
          </table:table-cell>
          <table:table-cell table:style-name="ce9" table:formula="of:=ROUND(POWER(1+[.P$2]*0.01; [.$A59]) * [.P$1]; 1)" office:value-type="float" office:value="96791.6" calcext:value-type="float">
            <text:p>96792k</text:p>
          </table:table-cell>
          <table:table-cell table:style-name="ce16" table:formula="of:=ROUND(POWER(1+[.Q$2]*0.01; [.$A59]) * [.Q$1]; 1)" office:value-type="float" office:value="49321" calcext:value-type="float">
            <text:p>49321k</text:p>
          </table:table-cell>
          <table:table-cell table:style-name="ce16" table:formula="of:=ROUND(POWER(1+[.R$2]*0.01; [.$A59]) * [.R$1]; 1)" office:value-type="float" office:value="26077.9" calcext:value-type="float">
            <text:p>26078k</text:p>
          </table:table-cell>
          <table:table-cell table:style-name="ce16" table:formula="of:=ROUND(POWER(1+[.S$2]*0.01; [.$A59]) * [.S$1]; 1)" office:value-type="float" office:value="8299.4" calcext:value-type="float">
            <text:p>8299k</text:p>
          </table:table-cell>
          <table:table-cell table:style-name="ce16" table:formula="of:=ROUND(POWER(1+[.T$2]*0.01; [.$A59]) * [.T$1]; 1)" office:value-type="float" office:value="1250" calcext:value-type="float">
            <text:p>1250k</text:p>
          </table:table-cell>
          <table:table-cell table:style-name="ce16" table:formula="of:=ROUND(POWER(1+[.U$2]*0.01; [.$A59]) * [.U$1]; 1)" office:value-type="float" office:value="72.2" calcext:value-type="float">
            <text:p>72k</text:p>
          </table:table-cell>
          <table:table-cell table:style-name="ce16" table:formula="of:=ROUND(POWER(1+[.V$2]*0.01; [.$A59]) * [.V$1]; 1)" office:value-type="float" office:value="16" calcext:value-type="float">
            <text:p>16k</text:p>
          </table:table-cell>
          <table:table-cell table:style-name="ce9" table:formula="of:=ROUND(POWER(1+[.W$2]*0.01; [.$A59]) * [.W$1]; 1)" office:value-type="float" office:value="16481.1" calcext:value-type="float">
            <text:p>16481k</text:p>
          </table:table-cell>
          <table:table-cell table:style-name="ce16" table:formula="of:=ROUND(POWER(1+[.X$2]*0.01; [.$A59]) * [.X$1]; 1)" office:value-type="float" office:value="10374.3" calcext:value-type="float">
            <text:p>10374k</text:p>
          </table:table-cell>
          <table:table-cell table:style-name="ce16" table:formula="of:=ROUND(POWER(1+[.Y$2]*0.01; [.$A59]) * [.Y$1]; 1)" office:value-type="float" office:value="6503.7" calcext:value-type="float">
            <text:p>6504k</text:p>
          </table:table-cell>
          <table:table-cell table:style-name="ce16" table:formula="of:=ROUND(POWER(1+[.Z$2]*0.01; [.$A59]) * [.Z$1]; 1)" office:value-type="float" office:value="4060.3" calcext:value-type="float">
            <text:p>4060k</text:p>
          </table:table-cell>
          <table:table-cell table:style-name="ce16" table:formula="of:=ROUND(POWER(1+[.AA$2]*0.01; [.$A59]) * [.AA$1]; 1)" office:value-type="float" office:value="1562.5" calcext:value-type="float">
            <text:p>1563k</text:p>
          </table:table-cell>
          <table:table-cell table:style-name="ce16" table:formula="of:=ROUND(POWER(1+[.AB$2]*0.01; [.$A59]) * [.AB$1]; 1)" office:value-type="float" office:value="13.3" calcext:value-type="float">
            <text:p>13k</text:p>
          </table:table-cell>
          <table:table-cell table:style-name="ce16" table:formula="of:=ROUND(POWER(1+[.AC$2]*0.01; [.$A59]) * [.AC$1]; 1)" office:value-type="float" office:value="8" calcext:value-type="float">
            <text:p>8k</text:p>
          </table:table-cell>
          <table:table-cell table:number-columns-repeated="1635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9" table:formula="of:=ROUND(POWER(1+[.B$2]*0.01; [.$A60]) * [.B$1]; 1)" office:value-type="float" office:value="114214.1" calcext:value-type="float">
            <text:p>114214k</text:p>
          </table:table-cell>
          <table:table-cell table:style-name="ce16" table:formula="of:=ROUND(POWER(1+[.C$2]*0.01; [.$A60]) * [.C$1]; 1)" office:value-type="float" office:value="57705.6" calcext:value-type="float">
            <text:p>57706k</text:p>
          </table:table-cell>
          <table:table-cell table:style-name="ce16" table:formula="of:=ROUND(POWER(1+[.D$2]*0.01; [.$A60]) * [.D$1]; 1)" office:value-type="float" office:value="30250.4" calcext:value-type="float">
            <text:p>30250k</text:p>
          </table:table-cell>
          <table:table-cell table:style-name="ce16" table:formula="of:=ROUND(POWER(1+[.E$2]*0.01; [.$A60]) * [.E$1]; 1)" office:value-type="float" office:value="24200.3" calcext:value-type="float">
            <text:p>24200k</text:p>
          </table:table-cell>
          <table:table-cell table:style-name="ce16" table:formula="of:=ROUND(POWER(1+[.F$2]*0.01; [.$A60]) * [.F$1]; 1)" office:value-type="float" office:value="15162.6" calcext:value-type="float">
            <text:p>15163k</text:p>
          </table:table-cell>
          <table:table-cell table:style-name="ce16" table:formula="of:=ROUND(POWER(1+[.G$2]*0.01; [.$A60]) * [.G$1]; 1)" office:value-type="float" office:value="13.9" calcext:value-type="float">
            <text:p>14k</text:p>
          </table:table-cell>
          <table:table-cell table:style-name="ce16" table:formula="of:=ROUND(POWER(1+[.H$2]*0.01; [.$A60]) * [.H$1]; 1)" office:value-type="float" office:value="8.3" calcext:value-type="float">
            <text:p>8k</text:p>
          </table:table-cell>
          <table:table-cell table:style-name="ce9" table:formula="of:=ROUND(POWER(1+[.I$2]*0.01; [.$A60]) * [.I$1]; 1)" office:value-type="float" office:value="114214.1" calcext:value-type="float">
            <text:p>114214k</text:p>
          </table:table-cell>
          <table:table-cell table:style-name="ce16" table:formula="of:=ROUND(POWER(1+[.J$2]*0.01; [.$A60]) * [.J$1]; 1)" office:value-type="float" office:value="57705.6" calcext:value-type="float">
            <text:p>57706k</text:p>
          </table:table-cell>
          <table:table-cell table:style-name="ce16" table:formula="of:=ROUND(POWER(1+[.K$2]*0.01; [.$A60]) * [.K$1]; 1)" office:value-type="float" office:value="30250.4" calcext:value-type="float">
            <text:p>30250k</text:p>
          </table:table-cell>
          <table:table-cell table:style-name="ce16" table:formula="of:=ROUND(POWER(1+[.L$2]*0.01; [.$A60]) * [.L$1]; 1)" office:value-type="float" office:value="24200.3" calcext:value-type="float">
            <text:p>24200k</text:p>
          </table:table-cell>
          <table:table-cell table:style-name="ce16" table:formula="of:=ROUND(POWER(1+[.M$2]*0.01; [.$A60]) * [.M$1]; 1)" office:value-type="float" office:value="15162.6" calcext:value-type="float">
            <text:p>15163k</text:p>
          </table:table-cell>
          <table:table-cell table:style-name="ce16" table:formula="of:=ROUND(POWER(1+[.N$2]*0.01; [.$A60]) * [.N$1]; 1)" office:value-type="float" office:value="20.9" calcext:value-type="float">
            <text:p>21k</text:p>
          </table:table-cell>
          <table:table-cell table:style-name="ce16" table:formula="of:=ROUND(POWER(1+[.O$2]*0.01; [.$A60]) * [.O$1]; 1)" office:value-type="float" office:value="12.5" calcext:value-type="float">
            <text:p>13k</text:p>
          </table:table-cell>
          <table:table-cell table:style-name="ce9" table:formula="of:=ROUND(POWER(1+[.P$2]*0.01; [.$A60]) * [.P$1]; 1)" office:value-type="float" office:value="114214.1" calcext:value-type="float">
            <text:p>114214k</text:p>
          </table:table-cell>
          <table:table-cell table:style-name="ce16" table:formula="of:=ROUND(POWER(1+[.Q$2]*0.01; [.$A60]) * [.Q$1]; 1)" office:value-type="float" office:value="57705.6" calcext:value-type="float">
            <text:p>57706k</text:p>
          </table:table-cell>
          <table:table-cell table:style-name="ce16" table:formula="of:=ROUND(POWER(1+[.R$2]*0.01; [.$A60]) * [.R$1]; 1)" office:value-type="float" office:value="30250.4" calcext:value-type="float">
            <text:p>30250k</text:p>
          </table:table-cell>
          <table:table-cell table:style-name="ce16" table:formula="of:=ROUND(POWER(1+[.S$2]*0.01; [.$A60]) * [.S$1]; 1)" office:value-type="float" office:value="9461.3" calcext:value-type="float">
            <text:p>9461k</text:p>
          </table:table-cell>
          <table:table-cell table:style-name="ce16" table:formula="of:=ROUND(POWER(1+[.T$2]*0.01; [.$A60]) * [.T$1]; 1)" office:value-type="float" office:value="1375" calcext:value-type="float">
            <text:p>1375k</text:p>
          </table:table-cell>
          <table:table-cell table:style-name="ce16" table:formula="of:=ROUND(POWER(1+[.U$2]*0.01; [.$A60]) * [.U$1]; 1)" office:value-type="float" office:value="77.2" calcext:value-type="float">
            <text:p>77k</text:p>
          </table:table-cell>
          <table:table-cell table:style-name="ce16" table:formula="of:=ROUND(POWER(1+[.V$2]*0.01; [.$A60]) * [.V$1]; 1)" office:value-type="float" office:value="16.6" calcext:value-type="float">
            <text:p>17k</text:p>
          </table:table-cell>
          <table:table-cell table:style-name="ce9" table:formula="of:=ROUND(POWER(1+[.W$2]*0.01; [.$A60]) * [.W$1]; 1)" office:value-type="float" office:value="18953.2" calcext:value-type="float">
            <text:p>18953k</text:p>
          </table:table-cell>
          <table:table-cell table:style-name="ce16" table:formula="of:=ROUND(POWER(1+[.X$2]*0.01; [.$A60]) * [.X$1]; 1)" office:value-type="float" office:value="11826.7" calcext:value-type="float">
            <text:p>11827k</text:p>
          </table:table-cell>
          <table:table-cell table:style-name="ce16" table:formula="of:=ROUND(POWER(1+[.Y$2]*0.01; [.$A60]) * [.Y$1]; 1)" office:value-type="float" office:value="7349.1" calcext:value-type="float">
            <text:p>7349k</text:p>
          </table:table-cell>
          <table:table-cell table:style-name="ce16" table:formula="of:=ROUND(POWER(1+[.Z$2]*0.01; [.$A60]) * [.Z$1]; 1)" office:value-type="float" office:value="4547.5" calcext:value-type="float">
            <text:p>4548k</text:p>
          </table:table-cell>
          <table:table-cell table:style-name="ce16" table:formula="of:=ROUND(POWER(1+[.AA$2]*0.01; [.$A60]) * [.AA$1]; 1)" office:value-type="float" office:value="1718.7" calcext:value-type="float">
            <text:p>1719k</text:p>
          </table:table-cell>
          <table:table-cell table:style-name="ce16" table:formula="of:=ROUND(POWER(1+[.AB$2]*0.01; [.$A60]) * [.AB$1]; 1)" office:value-type="float" office:value="13.9" calcext:value-type="float">
            <text:p>14k</text:p>
          </table:table-cell>
          <table:table-cell table:style-name="ce16" table:formula="of:=ROUND(POWER(1+[.AC$2]*0.01; [.$A60]) * [.AC$1]; 1)" office:value-type="float" office:value="8.3" calcext:value-type="float">
            <text:p>8k</text:p>
          </table:table-cell>
          <table:table-cell table:number-columns-repeated="1635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" table:formula="of:=ROUND(POWER(1+[.B$2]*0.01; [.$A61]) * [.B$1]; 1)" office:value-type="float" office:value="134772.6" calcext:value-type="float">
            <text:p>134773k</text:p>
          </table:table-cell>
          <table:table-cell table:style-name="ce16" table:formula="of:=ROUND(POWER(1+[.C$2]*0.01; [.$A61]) * [.C$1]; 1)" office:value-type="float" office:value="67515.5" calcext:value-type="float">
            <text:p>67516k</text:p>
          </table:table-cell>
          <table:table-cell table:style-name="ce16" table:formula="of:=ROUND(POWER(1+[.D$2]*0.01; [.$A61]) * [.D$1]; 1)" office:value-type="float" office:value="35090.5" calcext:value-type="float">
            <text:p>35091k</text:p>
          </table:table-cell>
          <table:table-cell table:style-name="ce16" table:formula="of:=ROUND(POWER(1+[.E$2]*0.01; [.$A61]) * [.E$1]; 1)" office:value-type="float" office:value="28072.4" calcext:value-type="float">
            <text:p>28072k</text:p>
          </table:table-cell>
          <table:table-cell table:style-name="ce16" table:formula="of:=ROUND(POWER(1+[.F$2]*0.01; [.$A61]) * [.F$1]; 1)" office:value-type="float" office:value="17437" calcext:value-type="float">
            <text:p>17437k</text:p>
          </table:table-cell>
          <table:table-cell table:style-name="ce16" table:formula="of:=ROUND(POWER(1+[.G$2]*0.01; [.$A61]) * [.G$1]; 1)" office:value-type="float" office:value="14.6" calcext:value-type="float">
            <text:p>15k</text:p>
          </table:table-cell>
          <table:table-cell table:style-name="ce16" table:formula="of:=ROUND(POWER(1+[.H$2]*0.01; [.$A61]) * [.H$1]; 1)" office:value-type="float" office:value="8.6" calcext:value-type="float">
            <text:p>9k</text:p>
          </table:table-cell>
          <table:table-cell table:style-name="ce9" table:formula="of:=ROUND(POWER(1+[.I$2]*0.01; [.$A61]) * [.I$1]; 1)" office:value-type="float" office:value="134772.6" calcext:value-type="float">
            <text:p>134773k</text:p>
          </table:table-cell>
          <table:table-cell table:style-name="ce16" table:formula="of:=ROUND(POWER(1+[.J$2]*0.01; [.$A61]) * [.J$1]; 1)" office:value-type="float" office:value="67515.5" calcext:value-type="float">
            <text:p>67516k</text:p>
          </table:table-cell>
          <table:table-cell table:style-name="ce16" table:formula="of:=ROUND(POWER(1+[.K$2]*0.01; [.$A61]) * [.K$1]; 1)" office:value-type="float" office:value="35090.5" calcext:value-type="float">
            <text:p>35091k</text:p>
          </table:table-cell>
          <table:table-cell table:style-name="ce16" table:formula="of:=ROUND(POWER(1+[.L$2]*0.01; [.$A61]) * [.L$1]; 1)" office:value-type="float" office:value="28072.4" calcext:value-type="float">
            <text:p>28072k</text:p>
          </table:table-cell>
          <table:table-cell table:style-name="ce16" table:formula="of:=ROUND(POWER(1+[.M$2]*0.01; [.$A61]) * [.M$1]; 1)" office:value-type="float" office:value="17437" calcext:value-type="float">
            <text:p>17437k</text:p>
          </table:table-cell>
          <table:table-cell table:style-name="ce16" table:formula="of:=ROUND(POWER(1+[.N$2]*0.01; [.$A61]) * [.N$1]; 1)" office:value-type="float" office:value="22" calcext:value-type="float">
            <text:p>22k</text:p>
          </table:table-cell>
          <table:table-cell table:style-name="ce16" table:formula="of:=ROUND(POWER(1+[.O$2]*0.01; [.$A61]) * [.O$1]; 1)" office:value-type="float" office:value="13" calcext:value-type="float">
            <text:p>13k</text:p>
          </table:table-cell>
          <table:table-cell table:style-name="ce9" table:formula="of:=ROUND(POWER(1+[.P$2]*0.01; [.$A61]) * [.P$1]; 1)" office:value-type="float" office:value="134772.6" calcext:value-type="float">
            <text:p>134773k</text:p>
          </table:table-cell>
          <table:table-cell table:style-name="ce16" table:formula="of:=ROUND(POWER(1+[.Q$2]*0.01; [.$A61]) * [.Q$1]; 1)" office:value-type="float" office:value="67515.5" calcext:value-type="float">
            <text:p>67516k</text:p>
          </table:table-cell>
          <table:table-cell table:style-name="ce16" table:formula="of:=ROUND(POWER(1+[.R$2]*0.01; [.$A61]) * [.R$1]; 1)" office:value-type="float" office:value="35090.5" calcext:value-type="float">
            <text:p>35091k</text:p>
          </table:table-cell>
          <table:table-cell table:style-name="ce16" table:formula="of:=ROUND(POWER(1+[.S$2]*0.01; [.$A61]) * [.S$1]; 1)" office:value-type="float" office:value="10785.9" calcext:value-type="float">
            <text:p>10786k</text:p>
          </table:table-cell>
          <table:table-cell table:style-name="ce16" table:formula="of:=ROUND(POWER(1+[.T$2]*0.01; [.$A61]) * [.T$1]; 1)" office:value-type="float" office:value="1512.5" calcext:value-type="float">
            <text:p>1513k</text:p>
          </table:table-cell>
          <table:table-cell table:style-name="ce16" table:formula="of:=ROUND(POWER(1+[.U$2]*0.01; [.$A61]) * [.U$1]; 1)" office:value-type="float" office:value="82.6" calcext:value-type="float">
            <text:p>83k</text:p>
          </table:table-cell>
          <table:table-cell table:style-name="ce16" table:formula="of:=ROUND(POWER(1+[.V$2]*0.01; [.$A61]) * [.V$1]; 1)" office:value-type="float" office:value="17.3" calcext:value-type="float">
            <text:p>17k</text:p>
          </table:table-cell>
          <table:table-cell table:style-name="ce9" table:formula="of:=ROUND(POWER(1+[.W$2]*0.01; [.$A61]) * [.W$1]; 1)" office:value-type="float" office:value="21796.2" calcext:value-type="float">
            <text:p>21796k</text:p>
          </table:table-cell>
          <table:table-cell table:style-name="ce16" table:formula="of:=ROUND(POWER(1+[.X$2]*0.01; [.$A61]) * [.X$1]; 1)" office:value-type="float" office:value="13482.4" calcext:value-type="float">
            <text:p>13482k</text:p>
          </table:table-cell>
          <table:table-cell table:style-name="ce16" table:formula="of:=ROUND(POWER(1+[.Y$2]*0.01; [.$A61]) * [.Y$1]; 1)" office:value-type="float" office:value="8304.5" calcext:value-type="float">
            <text:p>8305k</text:p>
          </table:table-cell>
          <table:table-cell table:style-name="ce16" table:formula="of:=ROUND(POWER(1+[.Z$2]*0.01; [.$A61]) * [.Z$1]; 1)" office:value-type="float" office:value="5093.2" calcext:value-type="float">
            <text:p>5093k</text:p>
          </table:table-cell>
          <table:table-cell table:style-name="ce16" table:formula="of:=ROUND(POWER(1+[.AA$2]*0.01; [.$A61]) * [.AA$1]; 1)" office:value-type="float" office:value="1890.6" calcext:value-type="float">
            <text:p>1891k</text:p>
          </table:table-cell>
          <table:table-cell table:style-name="ce16" table:formula="of:=ROUND(POWER(1+[.AB$2]*0.01; [.$A61]) * [.AB$1]; 1)" office:value-type="float" office:value="14.6" calcext:value-type="float">
            <text:p>15k</text:p>
          </table:table-cell>
          <table:table-cell table:style-name="ce16" table:formula="of:=ROUND(POWER(1+[.AC$2]*0.01; [.$A61]) * [.AC$1]; 1)" office:value-type="float" office:value="8.6" calcext:value-type="float">
            <text:p>9k</text:p>
          </table:table-cell>
          <table:table-cell table:number-columns-repeated="1635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9" table:formula="of:=ROUND(POWER(1+[.B$2]*0.01; [.$A62]) * [.B$1]; 1)" office:value-type="float" office:value="159031.7" calcext:value-type="float">
            <text:p>159032k</text:p>
          </table:table-cell>
          <table:table-cell table:style-name="ce16" table:formula="of:=ROUND(POWER(1+[.C$2]*0.01; [.$A62]) * [.C$1]; 1)" office:value-type="float" office:value="78993.2" calcext:value-type="float">
            <text:p>78993k</text:p>
          </table:table-cell>
          <table:table-cell table:style-name="ce16" table:formula="of:=ROUND(POWER(1+[.D$2]*0.01; [.$A62]) * [.D$1]; 1)" office:value-type="float" office:value="40705" calcext:value-type="float">
            <text:p>40705k</text:p>
          </table:table-cell>
          <table:table-cell table:style-name="ce16" table:formula="of:=ROUND(POWER(1+[.E$2]*0.01; [.$A62]) * [.E$1]; 1)" office:value-type="float" office:value="32564" calcext:value-type="float">
            <text:p>32564k</text:p>
          </table:table-cell>
          <table:table-cell table:style-name="ce16" table:formula="of:=ROUND(POWER(1+[.F$2]*0.01; [.$A62]) * [.F$1]; 1)" office:value-type="float" office:value="20052.5" calcext:value-type="float">
            <text:p>20053k</text:p>
          </table:table-cell>
          <table:table-cell table:style-name="ce16" table:formula="of:=ROUND(POWER(1+[.G$2]*0.01; [.$A62]) * [.G$1]; 1)" office:value-type="float" office:value="15.4" calcext:value-type="float">
            <text:p>15k</text:p>
          </table:table-cell>
          <table:table-cell table:style-name="ce16" table:formula="of:=ROUND(POWER(1+[.H$2]*0.01; [.$A62]) * [.H$1]; 1)" office:value-type="float" office:value="9" calcext:value-type="float">
            <text:p>9k</text:p>
          </table:table-cell>
          <table:table-cell table:style-name="ce9" table:formula="of:=ROUND(POWER(1+[.I$2]*0.01; [.$A62]) * [.I$1]; 1)" office:value-type="float" office:value="159031.7" calcext:value-type="float">
            <text:p>159032k</text:p>
          </table:table-cell>
          <table:table-cell table:style-name="ce16" table:formula="of:=ROUND(POWER(1+[.J$2]*0.01; [.$A62]) * [.J$1]; 1)" office:value-type="float" office:value="78993.2" calcext:value-type="float">
            <text:p>78993k</text:p>
          </table:table-cell>
          <table:table-cell table:style-name="ce16" table:formula="of:=ROUND(POWER(1+[.K$2]*0.01; [.$A62]) * [.K$1]; 1)" office:value-type="float" office:value="40705" calcext:value-type="float">
            <text:p>40705k</text:p>
          </table:table-cell>
          <table:table-cell table:style-name="ce16" table:formula="of:=ROUND(POWER(1+[.L$2]*0.01; [.$A62]) * [.L$1]; 1)" office:value-type="float" office:value="32564" calcext:value-type="float">
            <text:p>32564k</text:p>
          </table:table-cell>
          <table:table-cell table:style-name="ce16" table:formula="of:=ROUND(POWER(1+[.M$2]*0.01; [.$A62]) * [.M$1]; 1)" office:value-type="float" office:value="20052.5" calcext:value-type="float">
            <text:p>20053k</text:p>
          </table:table-cell>
          <table:table-cell table:style-name="ce16" table:formula="of:=ROUND(POWER(1+[.N$2]*0.01; [.$A62]) * [.N$1]; 1)" office:value-type="float" office:value="23.1" calcext:value-type="float">
            <text:p>23k</text:p>
          </table:table-cell>
          <table:table-cell table:style-name="ce16" table:formula="of:=ROUND(POWER(1+[.O$2]*0.01; [.$A62]) * [.O$1]; 1)" office:value-type="float" office:value="13.5" calcext:value-type="float">
            <text:p>14k</text:p>
          </table:table-cell>
          <table:table-cell table:style-name="ce9" table:formula="of:=ROUND(POWER(1+[.P$2]*0.01; [.$A62]) * [.P$1]; 1)" office:value-type="float" office:value="159031.7" calcext:value-type="float">
            <text:p>159032k</text:p>
          </table:table-cell>
          <table:table-cell table:style-name="ce16" table:formula="of:=ROUND(POWER(1+[.Q$2]*0.01; [.$A62]) * [.Q$1]; 1)" office:value-type="float" office:value="78993.2" calcext:value-type="float">
            <text:p>78993k</text:p>
          </table:table-cell>
          <table:table-cell table:style-name="ce16" table:formula="of:=ROUND(POWER(1+[.R$2]*0.01; [.$A62]) * [.R$1]; 1)" office:value-type="float" office:value="40705" calcext:value-type="float">
            <text:p>40705k</text:p>
          </table:table-cell>
          <table:table-cell table:style-name="ce16" table:formula="of:=ROUND(POWER(1+[.S$2]*0.01; [.$A62]) * [.S$1]; 1)" office:value-type="float" office:value="12295.9" calcext:value-type="float">
            <text:p>12296k</text:p>
          </table:table-cell>
          <table:table-cell table:style-name="ce16" table:formula="of:=ROUND(POWER(1+[.T$2]*0.01; [.$A62]) * [.T$1]; 1)" office:value-type="float" office:value="1663.7" calcext:value-type="float">
            <text:p>1664k</text:p>
          </table:table-cell>
          <table:table-cell table:style-name="ce16" table:formula="of:=ROUND(POWER(1+[.U$2]*0.01; [.$A62]) * [.U$1]; 1)" office:value-type="float" office:value="88.4" calcext:value-type="float">
            <text:p>88k</text:p>
          </table:table-cell>
          <table:table-cell table:style-name="ce16" table:formula="of:=ROUND(POWER(1+[.V$2]*0.01; [.$A62]) * [.V$1]; 1)" office:value-type="float" office:value="18" calcext:value-type="float">
            <text:p>18k</text:p>
          </table:table-cell>
          <table:table-cell table:style-name="ce9" table:formula="of:=ROUND(POWER(1+[.W$2]*0.01; [.$A62]) * [.W$1]; 1)" office:value-type="float" office:value="25065.7" calcext:value-type="float">
            <text:p>25066k</text:p>
          </table:table-cell>
          <table:table-cell table:style-name="ce16" table:formula="of:=ROUND(POWER(1+[.X$2]*0.01; [.$A62]) * [.X$1]; 1)" office:value-type="float" office:value="15369.9" calcext:value-type="float">
            <text:p>15370k</text:p>
          </table:table-cell>
          <table:table-cell table:style-name="ce16" table:formula="of:=ROUND(POWER(1+[.Y$2]*0.01; [.$A62]) * [.Y$1]; 1)" office:value-type="float" office:value="9384.1" calcext:value-type="float">
            <text:p>9384k</text:p>
          </table:table-cell>
          <table:table-cell table:style-name="ce16" table:formula="of:=ROUND(POWER(1+[.Z$2]*0.01; [.$A62]) * [.Z$1]; 1)" office:value-type="float" office:value="5704.4" calcext:value-type="float">
            <text:p>5704k</text:p>
          </table:table-cell>
          <table:table-cell table:style-name="ce16" table:formula="of:=ROUND(POWER(1+[.AA$2]*0.01; [.$A62]) * [.AA$1]; 1)" office:value-type="float" office:value="2079.7" calcext:value-type="float">
            <text:p>2080k</text:p>
          </table:table-cell>
          <table:table-cell table:style-name="ce16" table:formula="of:=ROUND(POWER(1+[.AB$2]*0.01; [.$A62]) * [.AB$1]; 1)" office:value-type="float" office:value="15.4" calcext:value-type="float">
            <text:p>15k</text:p>
          </table:table-cell>
          <table:table-cell table:style-name="ce16" table:formula="of:=ROUND(POWER(1+[.AC$2]*0.01; [.$A62]) * [.AC$1]; 1)" office:value-type="float" office:value="9" calcext:value-type="float">
            <text:p>9k</text:p>
          </table:table-cell>
          <table:table-cell table:number-columns-repeated="1635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9" table:formula="of:=ROUND(POWER(1+[.B$2]*0.01; [.$A63]) * [.B$1]; 1)" office:value-type="float" office:value="187657.4" calcext:value-type="float">
            <text:p>187657k</text:p>
          </table:table-cell>
          <table:table-cell table:style-name="ce16" table:formula="of:=ROUND(POWER(1+[.C$2]*0.01; [.$A63]) * [.C$1]; 1)" office:value-type="float" office:value="92422" calcext:value-type="float">
            <text:p>92422k</text:p>
          </table:table-cell>
          <table:table-cell table:style-name="ce16" table:formula="of:=ROUND(POWER(1+[.D$2]*0.01; [.$A63]) * [.D$1]; 1)" office:value-type="float" office:value="47217.8" calcext:value-type="float">
            <text:p>47218k</text:p>
          </table:table-cell>
          <table:table-cell table:style-name="ce16" table:formula="of:=ROUND(POWER(1+[.E$2]*0.01; [.$A63]) * [.E$1]; 1)" office:value-type="float" office:value="37774.2" calcext:value-type="float">
            <text:p>37774k</text:p>
          </table:table-cell>
          <table:table-cell table:style-name="ce16" table:formula="of:=ROUND(POWER(1+[.F$2]*0.01; [.$A63]) * [.F$1]; 1)" office:value-type="float" office:value="23060.4" calcext:value-type="float">
            <text:p>23060k</text:p>
          </table:table-cell>
          <table:table-cell table:style-name="ce16" table:formula="of:=ROUND(POWER(1+[.G$2]*0.01; [.$A63]) * [.G$1]; 1)" office:value-type="float" office:value="16.1" calcext:value-type="float">
            <text:p>16k</text:p>
          </table:table-cell>
          <table:table-cell table:style-name="ce16" table:formula="of:=ROUND(POWER(1+[.H$2]*0.01; [.$A63]) * [.H$1]; 1)" office:value-type="float" office:value="9.4" calcext:value-type="float">
            <text:p>9k</text:p>
          </table:table-cell>
          <table:table-cell table:style-name="ce9" table:formula="of:=ROUND(POWER(1+[.I$2]*0.01; [.$A63]) * [.I$1]; 1)" office:value-type="float" office:value="187657.4" calcext:value-type="float">
            <text:p>187657k</text:p>
          </table:table-cell>
          <table:table-cell table:style-name="ce16" table:formula="of:=ROUND(POWER(1+[.J$2]*0.01; [.$A63]) * [.J$1]; 1)" office:value-type="float" office:value="92422" calcext:value-type="float">
            <text:p>92422k</text:p>
          </table:table-cell>
          <table:table-cell table:style-name="ce16" table:formula="of:=ROUND(POWER(1+[.K$2]*0.01; [.$A63]) * [.K$1]; 1)" office:value-type="float" office:value="47217.8" calcext:value-type="float">
            <text:p>47218k</text:p>
          </table:table-cell>
          <table:table-cell table:style-name="ce16" table:formula="of:=ROUND(POWER(1+[.L$2]*0.01; [.$A63]) * [.L$1]; 1)" office:value-type="float" office:value="37774.2" calcext:value-type="float">
            <text:p>37774k</text:p>
          </table:table-cell>
          <table:table-cell table:style-name="ce16" table:formula="of:=ROUND(POWER(1+[.M$2]*0.01; [.$A63]) * [.M$1]; 1)" office:value-type="float" office:value="23060.4" calcext:value-type="float">
            <text:p>23060k</text:p>
          </table:table-cell>
          <table:table-cell table:style-name="ce16" table:formula="of:=ROUND(POWER(1+[.N$2]*0.01; [.$A63]) * [.N$1]; 1)" office:value-type="float" office:value="24.2" calcext:value-type="float">
            <text:p>24k</text:p>
          </table:table-cell>
          <table:table-cell table:style-name="ce16" table:formula="of:=ROUND(POWER(1+[.O$2]*0.01; [.$A63]) * [.O$1]; 1)" office:value-type="float" office:value="14" calcext:value-type="float">
            <text:p>14k</text:p>
          </table:table-cell>
          <table:table-cell table:style-name="ce9" table:formula="of:=ROUND(POWER(1+[.P$2]*0.01; [.$A63]) * [.P$1]; 1)" office:value-type="float" office:value="187657.4" calcext:value-type="float">
            <text:p>187657k</text:p>
          </table:table-cell>
          <table:table-cell table:style-name="ce16" table:formula="of:=ROUND(POWER(1+[.Q$2]*0.01; [.$A63]) * [.Q$1]; 1)" office:value-type="float" office:value="92422" calcext:value-type="float">
            <text:p>92422k</text:p>
          </table:table-cell>
          <table:table-cell table:style-name="ce16" table:formula="of:=ROUND(POWER(1+[.R$2]*0.01; [.$A63]) * [.R$1]; 1)" office:value-type="float" office:value="47217.8" calcext:value-type="float">
            <text:p>47218k</text:p>
          </table:table-cell>
          <table:table-cell table:style-name="ce16" table:formula="of:=ROUND(POWER(1+[.S$2]*0.01; [.$A63]) * [.S$1]; 1)" office:value-type="float" office:value="14017.4" calcext:value-type="float">
            <text:p>14017k</text:p>
          </table:table-cell>
          <table:table-cell table:style-name="ce16" table:formula="of:=ROUND(POWER(1+[.T$2]*0.01; [.$A63]) * [.T$1]; 1)" office:value-type="float" office:value="1830.1" calcext:value-type="float">
            <text:p>1830k</text:p>
          </table:table-cell>
          <table:table-cell table:style-name="ce16" table:formula="of:=ROUND(POWER(1+[.U$2]*0.01; [.$A63]) * [.U$1]; 1)" office:value-type="float" office:value="94.6" calcext:value-type="float">
            <text:p>95k</text:p>
          </table:table-cell>
          <table:table-cell table:style-name="ce16" table:formula="of:=ROUND(POWER(1+[.V$2]*0.01; [.$A63]) * [.V$1]; 1)" office:value-type="float" office:value="18.7" calcext:value-type="float">
            <text:p>19k</text:p>
          </table:table-cell>
          <table:table-cell table:style-name="ce9" table:formula="of:=ROUND(POWER(1+[.W$2]*0.01; [.$A63]) * [.W$1]; 1)" office:value-type="float" office:value="28825.5" calcext:value-type="float">
            <text:p>28826k</text:p>
          </table:table-cell>
          <table:table-cell table:style-name="ce16" table:formula="of:=ROUND(POWER(1+[.X$2]*0.01; [.$A63]) * [.X$1]; 1)" office:value-type="float" office:value="17521.7" calcext:value-type="float">
            <text:p>17522k</text:p>
          </table:table-cell>
          <table:table-cell table:style-name="ce16" table:formula="of:=ROUND(POWER(1+[.Y$2]*0.01; [.$A63]) * [.Y$1]; 1)" office:value-type="float" office:value="10604" calcext:value-type="float">
            <text:p>10604k</text:p>
          </table:table-cell>
          <table:table-cell table:style-name="ce16" table:formula="of:=ROUND(POWER(1+[.Z$2]*0.01; [.$A63]) * [.Z$1]; 1)" office:value-type="float" office:value="6388.9" calcext:value-type="float">
            <text:p>6389k</text:p>
          </table:table-cell>
          <table:table-cell table:style-name="ce16" table:formula="of:=ROUND(POWER(1+[.AA$2]*0.01; [.$A63]) * [.AA$1]; 1)" office:value-type="float" office:value="2287.6" calcext:value-type="float">
            <text:p>2288k</text:p>
          </table:table-cell>
          <table:table-cell table:style-name="ce16" table:formula="of:=ROUND(POWER(1+[.AB$2]*0.01; [.$A63]) * [.AB$1]; 1)" office:value-type="float" office:value="16.1" calcext:value-type="float">
            <text:p>16k</text:p>
          </table:table-cell>
          <table:table-cell table:style-name="ce16" table:formula="of:=ROUND(POWER(1+[.AC$2]*0.01; [.$A63]) * [.AC$1]; 1)" office:value-type="float" office:value="9.4" calcext:value-type="float">
            <text:p>9k</text:p>
          </table:table-cell>
          <table:table-cell table:number-columns-repeated="1635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9" table:formula="of:=ROUND(POWER(1+[.B$2]*0.01; [.$A64]) * [.B$1]; 1)" office:value-type="float" office:value="221435.7" calcext:value-type="float">
            <text:p>221436k</text:p>
          </table:table-cell>
          <table:table-cell table:style-name="ce16" table:formula="of:=ROUND(POWER(1+[.C$2]*0.01; [.$A64]) * [.C$1]; 1)" office:value-type="float" office:value="108133.7" calcext:value-type="float">
            <text:p>108134k</text:p>
          </table:table-cell>
          <table:table-cell table:style-name="ce16" table:formula="of:=ROUND(POWER(1+[.D$2]*0.01; [.$A64]) * [.D$1]; 1)" office:value-type="float" office:value="54772.6" calcext:value-type="float">
            <text:p>54773k</text:p>
          </table:table-cell>
          <table:table-cell table:style-name="ce16" table:formula="of:=ROUND(POWER(1+[.E$2]*0.01; [.$A64]) * [.E$1]; 1)" office:value-type="float" office:value="43818.1" calcext:value-type="float">
            <text:p>43818k</text:p>
          </table:table-cell>
          <table:table-cell table:style-name="ce16" table:formula="of:=ROUND(POWER(1+[.F$2]*0.01; [.$A64]) * [.F$1]; 1)" office:value-type="float" office:value="26519.5" calcext:value-type="float">
            <text:p>26520k</text:p>
          </table:table-cell>
          <table:table-cell table:style-name="ce16" table:formula="of:=ROUND(POWER(1+[.G$2]*0.01; [.$A64]) * [.G$1]; 1)" office:value-type="float" office:value="16.9" calcext:value-type="float">
            <text:p>17k</text:p>
          </table:table-cell>
          <table:table-cell table:style-name="ce16" table:formula="of:=ROUND(POWER(1+[.H$2]*0.01; [.$A64]) * [.H$1]; 1)" office:value-type="float" office:value="9.7" calcext:value-type="float">
            <text:p>10k</text:p>
          </table:table-cell>
          <table:table-cell table:style-name="ce9" table:formula="of:=ROUND(POWER(1+[.I$2]*0.01; [.$A64]) * [.I$1]; 1)" office:value-type="float" office:value="221435.7" calcext:value-type="float">
            <text:p>221436k</text:p>
          </table:table-cell>
          <table:table-cell table:style-name="ce16" table:formula="of:=ROUND(POWER(1+[.J$2]*0.01; [.$A64]) * [.J$1]; 1)" office:value-type="float" office:value="108133.7" calcext:value-type="float">
            <text:p>108134k</text:p>
          </table:table-cell>
          <table:table-cell table:style-name="ce16" table:formula="of:=ROUND(POWER(1+[.K$2]*0.01; [.$A64]) * [.K$1]; 1)" office:value-type="float" office:value="54772.6" calcext:value-type="float">
            <text:p>54773k</text:p>
          </table:table-cell>
          <table:table-cell table:style-name="ce16" table:formula="of:=ROUND(POWER(1+[.L$2]*0.01; [.$A64]) * [.L$1]; 1)" office:value-type="float" office:value="43818.1" calcext:value-type="float">
            <text:p>43818k</text:p>
          </table:table-cell>
          <table:table-cell table:style-name="ce16" table:formula="of:=ROUND(POWER(1+[.M$2]*0.01; [.$A64]) * [.M$1]; 1)" office:value-type="float" office:value="26519.5" calcext:value-type="float">
            <text:p>26520k</text:p>
          </table:table-cell>
          <table:table-cell table:style-name="ce16" table:formula="of:=ROUND(POWER(1+[.N$2]*0.01; [.$A64]) * [.N$1]; 1)" office:value-type="float" office:value="25.4" calcext:value-type="float">
            <text:p>25k</text:p>
          </table:table-cell>
          <table:table-cell table:style-name="ce16" table:formula="of:=ROUND(POWER(1+[.O$2]*0.01; [.$A64]) * [.O$1]; 1)" office:value-type="float" office:value="14.6" calcext:value-type="float">
            <text:p>15k</text:p>
          </table:table-cell>
          <table:table-cell table:style-name="ce9" table:formula="of:=ROUND(POWER(1+[.P$2]*0.01; [.$A64]) * [.P$1]; 1)" office:value-type="float" office:value="221435.7" calcext:value-type="float">
            <text:p>221436k</text:p>
          </table:table-cell>
          <table:table-cell table:style-name="ce16" table:formula="of:=ROUND(POWER(1+[.Q$2]*0.01; [.$A64]) * [.Q$1]; 1)" office:value-type="float" office:value="108133.7" calcext:value-type="float">
            <text:p>108134k</text:p>
          </table:table-cell>
          <table:table-cell table:style-name="ce16" table:formula="of:=ROUND(POWER(1+[.R$2]*0.01; [.$A64]) * [.R$1]; 1)" office:value-type="float" office:value="54772.6" calcext:value-type="float">
            <text:p>54773k</text:p>
          </table:table-cell>
          <table:table-cell table:style-name="ce16" table:formula="of:=ROUND(POWER(1+[.S$2]*0.01; [.$A64]) * [.S$1]; 1)" office:value-type="float" office:value="15979.8" calcext:value-type="float">
            <text:p>15980k</text:p>
          </table:table-cell>
          <table:table-cell table:style-name="ce16" table:formula="of:=ROUND(POWER(1+[.T$2]*0.01; [.$A64]) * [.T$1]; 1)" office:value-type="float" office:value="2013.1" calcext:value-type="float">
            <text:p>2013k</text:p>
          </table:table-cell>
          <table:table-cell table:style-name="ce16" table:formula="of:=ROUND(POWER(1+[.U$2]*0.01; [.$A64]) * [.U$1]; 1)" office:value-type="float" office:value="101.2" calcext:value-type="float">
            <text:p>101k</text:p>
          </table:table-cell>
          <table:table-cell table:style-name="ce16" table:formula="of:=ROUND(POWER(1+[.V$2]*0.01; [.$A64]) * [.V$1]; 1)" office:value-type="float" office:value="19.5" calcext:value-type="float">
            <text:p>20k</text:p>
          </table:table-cell>
          <table:table-cell table:style-name="ce9" table:formula="of:=ROUND(POWER(1+[.W$2]*0.01; [.$A64]) * [.W$1]; 1)" office:value-type="float" office:value="33149.3" calcext:value-type="float">
            <text:p>33149k</text:p>
          </table:table-cell>
          <table:table-cell table:style-name="ce16" table:formula="of:=ROUND(POWER(1+[.X$2]*0.01; [.$A64]) * [.X$1]; 1)" office:value-type="float" office:value="19974.8" calcext:value-type="float">
            <text:p>19975k</text:p>
          </table:table-cell>
          <table:table-cell table:style-name="ce16" table:formula="of:=ROUND(POWER(1+[.Y$2]*0.01; [.$A64]) * [.Y$1]; 1)" office:value-type="float" office:value="11982.6" calcext:value-type="float">
            <text:p>11983k</text:p>
          </table:table-cell>
          <table:table-cell table:style-name="ce16" table:formula="of:=ROUND(POWER(1+[.Z$2]*0.01; [.$A64]) * [.Z$1]; 1)" office:value-type="float" office:value="7155.6" calcext:value-type="float">
            <text:p>7156k</text:p>
          </table:table-cell>
          <table:table-cell table:style-name="ce16" table:formula="of:=ROUND(POWER(1+[.AA$2]*0.01; [.$A64]) * [.AA$1]; 1)" office:value-type="float" office:value="2516.4" calcext:value-type="float">
            <text:p>2516k</text:p>
          </table:table-cell>
          <table:table-cell table:style-name="ce16" table:formula="of:=ROUND(POWER(1+[.AB$2]*0.01; [.$A64]) * [.AB$1]; 1)" office:value-type="float" office:value="16.9" calcext:value-type="float">
            <text:p>17k</text:p>
          </table:table-cell>
          <table:table-cell table:style-name="ce16" table:formula="of:=ROUND(POWER(1+[.AC$2]*0.01; [.$A64]) * [.AC$1]; 1)" office:value-type="float" office:value="9.7" calcext:value-type="float">
            <text:p>10k</text:p>
          </table:table-cell>
          <table:table-cell table:number-columns-repeated="1635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9" table:formula="of:=ROUND(POWER(1+[.B$2]*0.01; [.$A65]) * [.B$1]; 1)" office:value-type="float" office:value="261294.2" calcext:value-type="float">
            <text:p>261294k</text:p>
          </table:table-cell>
          <table:table-cell table:style-name="ce16" table:formula="of:=ROUND(POWER(1+[.C$2]*0.01; [.$A65]) * [.C$1]; 1)" office:value-type="float" office:value="126516.5" calcext:value-type="float">
            <text:p>126517k</text:p>
          </table:table-cell>
          <table:table-cell table:style-name="ce16" table:formula="of:=ROUND(POWER(1+[.D$2]*0.01; [.$A65]) * [.D$1]; 1)" office:value-type="float" office:value="63536.2" calcext:value-type="float">
            <text:p>63536k</text:p>
          </table:table-cell>
          <table:table-cell table:style-name="ce16" table:formula="of:=ROUND(POWER(1+[.E$2]*0.01; [.$A65]) * [.E$1]; 1)" office:value-type="float" office:value="50829" calcext:value-type="float">
            <text:p>50829k</text:p>
          </table:table-cell>
          <table:table-cell table:style-name="ce16" table:formula="of:=ROUND(POWER(1+[.F$2]*0.01; [.$A65]) * [.F$1]; 1)" office:value-type="float" office:value="30497.4" calcext:value-type="float">
            <text:p>30497k</text:p>
          </table:table-cell>
          <table:table-cell table:style-name="ce16" table:formula="of:=ROUND(POWER(1+[.G$2]*0.01; [.$A65]) * [.G$1]; 1)" office:value-type="float" office:value="17.8" calcext:value-type="float">
            <text:p>18k</text:p>
          </table:table-cell>
          <table:table-cell table:style-name="ce16" table:formula="of:=ROUND(POWER(1+[.H$2]*0.01; [.$A65]) * [.H$1]; 1)" office:value-type="float" office:value="10.1" calcext:value-type="float">
            <text:p>10k</text:p>
          </table:table-cell>
          <table:table-cell table:style-name="ce9" table:formula="of:=ROUND(POWER(1+[.I$2]*0.01; [.$A65]) * [.I$1]; 1)" office:value-type="float" office:value="261294.2" calcext:value-type="float">
            <text:p>261294k</text:p>
          </table:table-cell>
          <table:table-cell table:style-name="ce16" table:formula="of:=ROUND(POWER(1+[.J$2]*0.01; [.$A65]) * [.J$1]; 1)" office:value-type="float" office:value="126516.5" calcext:value-type="float">
            <text:p>126517k</text:p>
          </table:table-cell>
          <table:table-cell table:style-name="ce16" table:formula="of:=ROUND(POWER(1+[.K$2]*0.01; [.$A65]) * [.K$1]; 1)" office:value-type="float" office:value="63536.2" calcext:value-type="float">
            <text:p>63536k</text:p>
          </table:table-cell>
          <table:table-cell table:style-name="ce16" table:formula="of:=ROUND(POWER(1+[.L$2]*0.01; [.$A65]) * [.L$1]; 1)" office:value-type="float" office:value="50829" calcext:value-type="float">
            <text:p>50829k</text:p>
          </table:table-cell>
          <table:table-cell table:style-name="ce16" table:formula="of:=ROUND(POWER(1+[.M$2]*0.01; [.$A65]) * [.M$1]; 1)" office:value-type="float" office:value="30497.4" calcext:value-type="float">
            <text:p>30497k</text:p>
          </table:table-cell>
          <table:table-cell table:style-name="ce16" table:formula="of:=ROUND(POWER(1+[.N$2]*0.01; [.$A65]) * [.N$1]; 1)" office:value-type="float" office:value="26.7" calcext:value-type="float">
            <text:p>27k</text:p>
          </table:table-cell>
          <table:table-cell table:style-name="ce16" table:formula="of:=ROUND(POWER(1+[.O$2]*0.01; [.$A65]) * [.O$1]; 1)" office:value-type="float" office:value="15.2" calcext:value-type="float">
            <text:p>15k</text:p>
          </table:table-cell>
          <table:table-cell table:style-name="ce9" table:formula="of:=ROUND(POWER(1+[.P$2]*0.01; [.$A65]) * [.P$1]; 1)" office:value-type="float" office:value="261294.2" calcext:value-type="float">
            <text:p>261294k</text:p>
          </table:table-cell>
          <table:table-cell table:style-name="ce16" table:formula="of:=ROUND(POWER(1+[.Q$2]*0.01; [.$A65]) * [.Q$1]; 1)" office:value-type="float" office:value="126516.5" calcext:value-type="float">
            <text:p>126517k</text:p>
          </table:table-cell>
          <table:table-cell table:style-name="ce16" table:formula="of:=ROUND(POWER(1+[.R$2]*0.01; [.$A65]) * [.R$1]; 1)" office:value-type="float" office:value="63536.2" calcext:value-type="float">
            <text:p>63536k</text:p>
          </table:table-cell>
          <table:table-cell table:style-name="ce16" table:formula="of:=ROUND(POWER(1+[.S$2]*0.01; [.$A65]) * [.S$1]; 1)" office:value-type="float" office:value="18217" calcext:value-type="float">
            <text:p>18217k</text:p>
          </table:table-cell>
          <table:table-cell table:style-name="ce16" table:formula="of:=ROUND(POWER(1+[.T$2]*0.01; [.$A65]) * [.T$1]; 1)" office:value-type="float" office:value="2214.4" calcext:value-type="float">
            <text:p>2214k</text:p>
          </table:table-cell>
          <table:table-cell table:style-name="ce16" table:formula="of:=ROUND(POWER(1+[.U$2]*0.01; [.$A65]) * [.U$1]; 1)" office:value-type="float" office:value="108.3" calcext:value-type="float">
            <text:p>108k</text:p>
          </table:table-cell>
          <table:table-cell table:style-name="ce16" table:formula="of:=ROUND(POWER(1+[.V$2]*0.01; [.$A65]) * [.V$1]; 1)" office:value-type="float" office:value="20.2" calcext:value-type="float">
            <text:p>20k</text:p>
          </table:table-cell>
          <table:table-cell table:style-name="ce9" table:formula="of:=ROUND(POWER(1+[.W$2]*0.01; [.$A65]) * [.W$1]; 1)" office:value-type="float" office:value="38121.7" calcext:value-type="float">
            <text:p>38122k</text:p>
          </table:table-cell>
          <table:table-cell table:style-name="ce16" table:formula="of:=ROUND(POWER(1+[.X$2]*0.01; [.$A65]) * [.X$1]; 1)" office:value-type="float" office:value="22771.2" calcext:value-type="float">
            <text:p>22771k</text:p>
          </table:table-cell>
          <table:table-cell table:style-name="ce16" table:formula="of:=ROUND(POWER(1+[.Y$2]*0.01; [.$A65]) * [.Y$1]; 1)" office:value-type="float" office:value="13540.3" calcext:value-type="float">
            <text:p>13540k</text:p>
          </table:table-cell>
          <table:table-cell table:style-name="ce16" table:formula="of:=ROUND(POWER(1+[.Z$2]*0.01; [.$A65]) * [.Z$1]; 1)" office:value-type="float" office:value="8014.3" calcext:value-type="float">
            <text:p>8014k</text:p>
          </table:table-cell>
          <table:table-cell table:style-name="ce16" table:formula="of:=ROUND(POWER(1+[.AA$2]*0.01; [.$A65]) * [.AA$1]; 1)" office:value-type="float" office:value="2768" calcext:value-type="float">
            <text:p>2768k</text:p>
          </table:table-cell>
          <table:table-cell table:style-name="ce16" table:formula="of:=ROUND(POWER(1+[.AB$2]*0.01; [.$A65]) * [.AB$1]; 1)" office:value-type="float" office:value="17.8" calcext:value-type="float">
            <text:p>18k</text:p>
          </table:table-cell>
          <table:table-cell table:style-name="ce16" table:formula="of:=ROUND(POWER(1+[.AC$2]*0.01; [.$A65]) * [.AC$1]; 1)" office:value-type="float" office:value="10.1" calcext:value-type="float">
            <text:p>10k</text:p>
          </table:table-cell>
          <table:table-cell table:number-columns-repeated="1635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" table:formula="of:=ROUND(POWER(1+[.B$2]*0.01; [.$A66]) * [.B$1]; 1)" office:value-type="float" office:value="308327.1" calcext:value-type="float">
            <text:p>308327k</text:p>
          </table:table-cell>
          <table:table-cell table:style-name="ce16" table:formula="of:=ROUND(POWER(1+[.C$2]*0.01; [.$A66]) * [.C$1]; 1)" office:value-type="float" office:value="148024.3" calcext:value-type="float">
            <text:p>148024k</text:p>
          </table:table-cell>
          <table:table-cell table:style-name="ce16" table:formula="of:=ROUND(POWER(1+[.D$2]*0.01; [.$A66]) * [.D$1]; 1)" office:value-type="float" office:value="73702" calcext:value-type="float">
            <text:p>73702k</text:p>
          </table:table-cell>
          <table:table-cell table:style-name="ce16" table:formula="of:=ROUND(POWER(1+[.E$2]*0.01; [.$A66]) * [.E$1]; 1)" office:value-type="float" office:value="58961.6" calcext:value-type="float">
            <text:p>58962k</text:p>
          </table:table-cell>
          <table:table-cell table:style-name="ce16" table:formula="of:=ROUND(POWER(1+[.F$2]*0.01; [.$A66]) * [.F$1]; 1)" office:value-type="float" office:value="35072" calcext:value-type="float">
            <text:p>35072k</text:p>
          </table:table-cell>
          <table:table-cell table:style-name="ce16" table:formula="of:=ROUND(POWER(1+[.G$2]*0.01; [.$A66]) * [.G$1]; 1)" office:value-type="float" office:value="18.7" calcext:value-type="float">
            <text:p>19k</text:p>
          </table:table-cell>
          <table:table-cell table:style-name="ce16" table:formula="of:=ROUND(POWER(1+[.H$2]*0.01; [.$A66]) * [.H$1]; 1)" office:value-type="float" office:value="10.5" calcext:value-type="float">
            <text:p>11k</text:p>
          </table:table-cell>
          <table:table-cell table:style-name="ce9" table:formula="of:=ROUND(POWER(1+[.I$2]*0.01; [.$A66]) * [.I$1]; 1)" office:value-type="float" office:value="308327.1" calcext:value-type="float">
            <text:p>308327k</text:p>
          </table:table-cell>
          <table:table-cell table:style-name="ce16" table:formula="of:=ROUND(POWER(1+[.J$2]*0.01; [.$A66]) * [.J$1]; 1)" office:value-type="float" office:value="148024.3" calcext:value-type="float">
            <text:p>148024k</text:p>
          </table:table-cell>
          <table:table-cell table:style-name="ce16" table:formula="of:=ROUND(POWER(1+[.K$2]*0.01; [.$A66]) * [.K$1]; 1)" office:value-type="float" office:value="73702" calcext:value-type="float">
            <text:p>73702k</text:p>
          </table:table-cell>
          <table:table-cell table:style-name="ce16" table:formula="of:=ROUND(POWER(1+[.L$2]*0.01; [.$A66]) * [.L$1]; 1)" office:value-type="float" office:value="58961.6" calcext:value-type="float">
            <text:p>58962k</text:p>
          </table:table-cell>
          <table:table-cell table:style-name="ce16" table:formula="of:=ROUND(POWER(1+[.M$2]*0.01; [.$A66]) * [.M$1]; 1)" office:value-type="float" office:value="35072" calcext:value-type="float">
            <text:p>35072k</text:p>
          </table:table-cell>
          <table:table-cell table:style-name="ce16" table:formula="of:=ROUND(POWER(1+[.N$2]*0.01; [.$A66]) * [.N$1]; 1)" office:value-type="float" office:value="28" calcext:value-type="float">
            <text:p>28k</text:p>
          </table:table-cell>
          <table:table-cell table:style-name="ce16" table:formula="of:=ROUND(POWER(1+[.O$2]*0.01; [.$A66]) * [.O$1]; 1)" office:value-type="float" office:value="15.8" calcext:value-type="float">
            <text:p>16k</text:p>
          </table:table-cell>
          <table:table-cell table:style-name="ce9" table:formula="of:=ROUND(POWER(1+[.P$2]*0.01; [.$A66]) * [.P$1]; 1)" office:value-type="float" office:value="308327.1" calcext:value-type="float">
            <text:p>308327k</text:p>
          </table:table-cell>
          <table:table-cell table:style-name="ce16" table:formula="of:=ROUND(POWER(1+[.Q$2]*0.01; [.$A66]) * [.Q$1]; 1)" office:value-type="float" office:value="148024.3" calcext:value-type="float">
            <text:p>148024k</text:p>
          </table:table-cell>
          <table:table-cell table:style-name="ce16" table:formula="of:=ROUND(POWER(1+[.R$2]*0.01; [.$A66]) * [.R$1]; 1)" office:value-type="float" office:value="73702" calcext:value-type="float">
            <text:p>73702k</text:p>
          </table:table-cell>
          <table:table-cell table:style-name="ce16" table:formula="of:=ROUND(POWER(1+[.S$2]*0.01; [.$A66]) * [.S$1]; 1)" office:value-type="float" office:value="20767.3" calcext:value-type="float">
            <text:p>20767k</text:p>
          </table:table-cell>
          <table:table-cell table:style-name="ce16" table:formula="of:=ROUND(POWER(1+[.T$2]*0.01; [.$A66]) * [.T$1]; 1)" office:value-type="float" office:value="2435.9" calcext:value-type="float">
            <text:p>2436k</text:p>
          </table:table-cell>
          <table:table-cell table:style-name="ce16" table:formula="of:=ROUND(POWER(1+[.U$2]*0.01; [.$A66]) * [.U$1]; 1)" office:value-type="float" office:value="115.9" calcext:value-type="float">
            <text:p>116k</text:p>
          </table:table-cell>
          <table:table-cell table:style-name="ce16" table:formula="of:=ROUND(POWER(1+[.V$2]*0.01; [.$A66]) * [.V$1]; 1)" office:value-type="float" office:value="21" calcext:value-type="float">
            <text:p>21k</text:p>
          </table:table-cell>
          <table:table-cell table:style-name="ce9" table:formula="of:=ROUND(POWER(1+[.W$2]*0.01; [.$A66]) * [.W$1]; 1)" office:value-type="float" office:value="43840" calcext:value-type="float">
            <text:p>43840k</text:p>
          </table:table-cell>
          <table:table-cell table:style-name="ce16" table:formula="of:=ROUND(POWER(1+[.X$2]*0.01; [.$A66]) * [.X$1]; 1)" office:value-type="float" office:value="25959.2" calcext:value-type="float">
            <text:p>25959k</text:p>
          </table:table-cell>
          <table:table-cell table:style-name="ce16" table:formula="of:=ROUND(POWER(1+[.Y$2]*0.01; [.$A66]) * [.Y$1]; 1)" office:value-type="float" office:value="15300.5" calcext:value-type="float">
            <text:p>15301k</text:p>
          </table:table-cell>
          <table:table-cell table:style-name="ce16" table:formula="of:=ROUND(POWER(1+[.Z$2]*0.01; [.$A66]) * [.Z$1]; 1)" office:value-type="float" office:value="8976" calcext:value-type="float">
            <text:p>8976k</text:p>
          </table:table-cell>
          <table:table-cell table:style-name="ce16" table:formula="of:=ROUND(POWER(1+[.AA$2]*0.01; [.$A66]) * [.AA$1]; 1)" office:value-type="float" office:value="3044.8" calcext:value-type="float">
            <text:p>3045k</text:p>
          </table:table-cell>
          <table:table-cell table:style-name="ce16" table:formula="of:=ROUND(POWER(1+[.AB$2]*0.01; [.$A66]) * [.AB$1]; 1)" office:value-type="float" office:value="18.7" calcext:value-type="float">
            <text:p>19k</text:p>
          </table:table-cell>
          <table:table-cell table:style-name="ce16" table:formula="of:=ROUND(POWER(1+[.AC$2]*0.01; [.$A66]) * [.AC$1]; 1)" office:value-type="float" office:value="10.5" calcext:value-type="float">
            <text:p>11k</text:p>
          </table:table-cell>
          <table:table-cell table:number-columns-repeated="16355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9" table:formula="of:=ROUND(POWER(1+[.B$2]*0.01; [.$A67]) * [.B$1]; 1)" office:value-type="float" office:value="363826" calcext:value-type="float">
            <text:p>363826k</text:p>
          </table:table-cell>
          <table:table-cell table:style-name="ce16" table:formula="of:=ROUND(POWER(1+[.C$2]*0.01; [.$A67]) * [.C$1]; 1)" office:value-type="float" office:value="173188.4" calcext:value-type="float">
            <text:p>173188k</text:p>
          </table:table-cell>
          <table:table-cell table:style-name="ce16" table:formula="of:=ROUND(POWER(1+[.D$2]*0.01; [.$A67]) * [.D$1]; 1)" office:value-type="float" office:value="85494.3" calcext:value-type="float">
            <text:p>85494k</text:p>
          </table:table-cell>
          <table:table-cell table:style-name="ce16" table:formula="of:=ROUND(POWER(1+[.E$2]*0.01; [.$A67]) * [.E$1]; 1)" office:value-type="float" office:value="68395.5" calcext:value-type="float">
            <text:p>68396k</text:p>
          </table:table-cell>
          <table:table-cell table:style-name="ce16" table:formula="of:=ROUND(POWER(1+[.F$2]*0.01; [.$A67]) * [.F$1]; 1)" office:value-type="float" office:value="40332.8" calcext:value-type="float">
            <text:p>40333k</text:p>
          </table:table-cell>
          <table:table-cell table:style-name="ce16" table:formula="of:=ROUND(POWER(1+[.G$2]*0.01; [.$A67]) * [.G$1]; 1)" office:value-type="float" office:value="19.6" calcext:value-type="float">
            <text:p>20k</text:p>
          </table:table-cell>
          <table:table-cell table:style-name="ce16" table:formula="of:=ROUND(POWER(1+[.H$2]*0.01; [.$A67]) * [.H$1]; 1)" office:value-type="float" office:value="10.9" calcext:value-type="float">
            <text:p>11k</text:p>
          </table:table-cell>
          <table:table-cell table:style-name="ce9" table:formula="of:=ROUND(POWER(1+[.I$2]*0.01; [.$A67]) * [.I$1]; 1)" office:value-type="float" office:value="363826" calcext:value-type="float">
            <text:p>363826k</text:p>
          </table:table-cell>
          <table:table-cell table:style-name="ce16" table:formula="of:=ROUND(POWER(1+[.J$2]*0.01; [.$A67]) * [.J$1]; 1)" office:value-type="float" office:value="173188.4" calcext:value-type="float">
            <text:p>173188k</text:p>
          </table:table-cell>
          <table:table-cell table:style-name="ce16" table:formula="of:=ROUND(POWER(1+[.K$2]*0.01; [.$A67]) * [.K$1]; 1)" office:value-type="float" office:value="85494.3" calcext:value-type="float">
            <text:p>85494k</text:p>
          </table:table-cell>
          <table:table-cell table:style-name="ce16" table:formula="of:=ROUND(POWER(1+[.L$2]*0.01; [.$A67]) * [.L$1]; 1)" office:value-type="float" office:value="68395.5" calcext:value-type="float">
            <text:p>68396k</text:p>
          </table:table-cell>
          <table:table-cell table:style-name="ce16" table:formula="of:=ROUND(POWER(1+[.M$2]*0.01; [.$A67]) * [.M$1]; 1)" office:value-type="float" office:value="40332.8" calcext:value-type="float">
            <text:p>40333k</text:p>
          </table:table-cell>
          <table:table-cell table:style-name="ce16" table:formula="of:=ROUND(POWER(1+[.N$2]*0.01; [.$A67]) * [.N$1]; 1)" office:value-type="float" office:value="29.4" calcext:value-type="float">
            <text:p>29k</text:p>
          </table:table-cell>
          <table:table-cell table:style-name="ce16" table:formula="of:=ROUND(POWER(1+[.O$2]*0.01; [.$A67]) * [.O$1]; 1)" office:value-type="float" office:value="16.4" calcext:value-type="float">
            <text:p>16k</text:p>
          </table:table-cell>
          <table:table-cell table:style-name="ce9" table:formula="of:=ROUND(POWER(1+[.P$2]*0.01; [.$A67]) * [.P$1]; 1)" office:value-type="float" office:value="363826" calcext:value-type="float">
            <text:p>363826k</text:p>
          </table:table-cell>
          <table:table-cell table:style-name="ce16" table:formula="of:=ROUND(POWER(1+[.Q$2]*0.01; [.$A67]) * [.Q$1]; 1)" office:value-type="float" office:value="173188.4" calcext:value-type="float">
            <text:p>173188k</text:p>
          </table:table-cell>
          <table:table-cell table:style-name="ce16" table:formula="of:=ROUND(POWER(1+[.R$2]*0.01; [.$A67]) * [.R$1]; 1)" office:value-type="float" office:value="85494.3" calcext:value-type="float">
            <text:p>85494k</text:p>
          </table:table-cell>
          <table:table-cell table:style-name="ce16" table:formula="of:=ROUND(POWER(1+[.S$2]*0.01; [.$A67]) * [.S$1]; 1)" office:value-type="float" office:value="23674.8" calcext:value-type="float">
            <text:p>23675k</text:p>
          </table:table-cell>
          <table:table-cell table:style-name="ce16" table:formula="of:=ROUND(POWER(1+[.T$2]*0.01; [.$A67]) * [.T$1]; 1)" office:value-type="float" office:value="2679.4" calcext:value-type="float">
            <text:p>2679k</text:p>
          </table:table-cell>
          <table:table-cell table:style-name="ce16" table:formula="of:=ROUND(POWER(1+[.U$2]*0.01; [.$A67]) * [.U$1]; 1)" office:value-type="float" office:value="124" calcext:value-type="float">
            <text:p>124k</text:p>
          </table:table-cell>
          <table:table-cell table:style-name="ce16" table:formula="of:=ROUND(POWER(1+[.V$2]*0.01; [.$A67]) * [.V$1]; 1)" office:value-type="float" office:value="21.9" calcext:value-type="float">
            <text:p>22k</text:p>
          </table:table-cell>
          <table:table-cell table:style-name="ce9" table:formula="of:=ROUND(POWER(1+[.W$2]*0.01; [.$A67]) * [.W$1]; 1)" office:value-type="float" office:value="50416" calcext:value-type="float">
            <text:p>50416k</text:p>
          </table:table-cell>
          <table:table-cell table:style-name="ce16" table:formula="of:=ROUND(POWER(1+[.X$2]*0.01; [.$A67]) * [.X$1]; 1)" office:value-type="float" office:value="29593.5" calcext:value-type="float">
            <text:p>29594k</text:p>
          </table:table-cell>
          <table:table-cell table:style-name="ce16" table:formula="of:=ROUND(POWER(1+[.Y$2]*0.01; [.$A67]) * [.Y$1]; 1)" office:value-type="float" office:value="17289.6" calcext:value-type="float">
            <text:p>17290k</text:p>
          </table:table-cell>
          <table:table-cell table:style-name="ce16" table:formula="of:=ROUND(POWER(1+[.Z$2]*0.01; [.$A67]) * [.Z$1]; 1)" office:value-type="float" office:value="10053.1" calcext:value-type="float">
            <text:p>10053k</text:p>
          </table:table-cell>
          <table:table-cell table:style-name="ce16" table:formula="of:=ROUND(POWER(1+[.AA$2]*0.01; [.$A67]) * [.AA$1]; 1)" office:value-type="float" office:value="3349.3" calcext:value-type="float">
            <text:p>3349k</text:p>
          </table:table-cell>
          <table:table-cell table:style-name="ce16" table:formula="of:=ROUND(POWER(1+[.AB$2]*0.01; [.$A67]) * [.AB$1]; 1)" office:value-type="float" office:value="19.6" calcext:value-type="float">
            <text:p>20k</text:p>
          </table:table-cell>
          <table:table-cell table:style-name="ce16" table:formula="of:=ROUND(POWER(1+[.AC$2]*0.01; [.$A67]) * [.AC$1]; 1)" office:value-type="float" office:value="10.9" calcext:value-type="float">
            <text:p>11k</text:p>
          </table:table-cell>
          <table:table-cell table:number-columns-repeated="16355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9" table:formula="of:=ROUND(POWER(1+[.B$2]*0.01; [.$A68]) * [.B$1]; 1)" office:value-type="float" office:value="429314.7" calcext:value-type="float">
            <text:p>429315k</text:p>
          </table:table-cell>
          <table:table-cell table:style-name="ce16" table:formula="of:=ROUND(POWER(1+[.C$2]*0.01; [.$A68]) * [.C$1]; 1)" office:value-type="float" office:value="202630.4" calcext:value-type="float">
            <text:p>202630k</text:p>
          </table:table-cell>
          <table:table-cell table:style-name="ce16" table:formula="of:=ROUND(POWER(1+[.D$2]*0.01; [.$A68]) * [.D$1]; 1)" office:value-type="float" office:value="99173.4" calcext:value-type="float">
            <text:p>99173k</text:p>
          </table:table-cell>
          <table:table-cell table:style-name="ce16" table:formula="of:=ROUND(POWER(1+[.E$2]*0.01; [.$A68]) * [.E$1]; 1)" office:value-type="float" office:value="79338.7" calcext:value-type="float">
            <text:p>79339k</text:p>
          </table:table-cell>
          <table:table-cell table:style-name="ce16" table:formula="of:=ROUND(POWER(1+[.F$2]*0.01; [.$A68]) * [.F$1]; 1)" office:value-type="float" office:value="46382.7" calcext:value-type="float">
            <text:p>46383k</text:p>
          </table:table-cell>
          <table:table-cell table:style-name="ce16" table:formula="of:=ROUND(POWER(1+[.G$2]*0.01; [.$A68]) * [.G$1]; 1)" office:value-type="float" office:value="20.6" calcext:value-type="float">
            <text:p>21k</text:p>
          </table:table-cell>
          <table:table-cell table:style-name="ce16" table:formula="of:=ROUND(POWER(1+[.H$2]*0.01; [.$A68]) * [.H$1]; 1)" office:value-type="float" office:value="11.4" calcext:value-type="float">
            <text:p>11k</text:p>
          </table:table-cell>
          <table:table-cell table:style-name="ce9" table:formula="of:=ROUND(POWER(1+[.I$2]*0.01; [.$A68]) * [.I$1]; 1)" office:value-type="float" office:value="429314.7" calcext:value-type="float">
            <text:p>429315k</text:p>
          </table:table-cell>
          <table:table-cell table:style-name="ce16" table:formula="of:=ROUND(POWER(1+[.J$2]*0.01; [.$A68]) * [.J$1]; 1)" office:value-type="float" office:value="202630.4" calcext:value-type="float">
            <text:p>202630k</text:p>
          </table:table-cell>
          <table:table-cell table:style-name="ce16" table:formula="of:=ROUND(POWER(1+[.K$2]*0.01; [.$A68]) * [.K$1]; 1)" office:value-type="float" office:value="99173.4" calcext:value-type="float">
            <text:p>99173k</text:p>
          </table:table-cell>
          <table:table-cell table:style-name="ce16" table:formula="of:=ROUND(POWER(1+[.L$2]*0.01; [.$A68]) * [.L$1]; 1)" office:value-type="float" office:value="79338.7" calcext:value-type="float">
            <text:p>79339k</text:p>
          </table:table-cell>
          <table:table-cell table:style-name="ce16" table:formula="of:=ROUND(POWER(1+[.M$2]*0.01; [.$A68]) * [.M$1]; 1)" office:value-type="float" office:value="46382.7" calcext:value-type="float">
            <text:p>46383k</text:p>
          </table:table-cell>
          <table:table-cell table:style-name="ce16" table:formula="of:=ROUND(POWER(1+[.N$2]*0.01; [.$A68]) * [.N$1]; 1)" office:value-type="float" office:value="30.9" calcext:value-type="float">
            <text:p>31k</text:p>
          </table:table-cell>
          <table:table-cell table:style-name="ce16" table:formula="of:=ROUND(POWER(1+[.O$2]*0.01; [.$A68]) * [.O$1]; 1)" office:value-type="float" office:value="17.1" calcext:value-type="float">
            <text:p>17k</text:p>
          </table:table-cell>
          <table:table-cell table:style-name="ce9" table:formula="of:=ROUND(POWER(1+[.P$2]*0.01; [.$A68]) * [.P$1]; 1)" office:value-type="float" office:value="429314.7" calcext:value-type="float">
            <text:p>429315k</text:p>
          </table:table-cell>
          <table:table-cell table:style-name="ce16" table:formula="of:=ROUND(POWER(1+[.Q$2]*0.01; [.$A68]) * [.Q$1]; 1)" office:value-type="float" office:value="202630.4" calcext:value-type="float">
            <text:p>202630k</text:p>
          </table:table-cell>
          <table:table-cell table:style-name="ce16" table:formula="of:=ROUND(POWER(1+[.R$2]*0.01; [.$A68]) * [.R$1]; 1)" office:value-type="float" office:value="99173.4" calcext:value-type="float">
            <text:p>99173k</text:p>
          </table:table-cell>
          <table:table-cell table:style-name="ce16" table:formula="of:=ROUND(POWER(1+[.S$2]*0.01; [.$A68]) * [.S$1]; 1)" office:value-type="float" office:value="26989.2" calcext:value-type="float">
            <text:p>26989k</text:p>
          </table:table-cell>
          <table:table-cell table:style-name="ce16" table:formula="of:=ROUND(POWER(1+[.T$2]*0.01; [.$A68]) * [.T$1]; 1)" office:value-type="float" office:value="2947.4" calcext:value-type="float">
            <text:p>2947k</text:p>
          </table:table-cell>
          <table:table-cell table:style-name="ce16" table:formula="of:=ROUND(POWER(1+[.U$2]*0.01; [.$A68]) * [.U$1]; 1)" office:value-type="float" office:value="132.7" calcext:value-type="float">
            <text:p>133k</text:p>
          </table:table-cell>
          <table:table-cell table:style-name="ce16" table:formula="of:=ROUND(POWER(1+[.V$2]*0.01; [.$A68]) * [.V$1]; 1)" office:value-type="float" office:value="22.8" calcext:value-type="float">
            <text:p>23k</text:p>
          </table:table-cell>
          <table:table-cell table:style-name="ce9" table:formula="of:=ROUND(POWER(1+[.W$2]*0.01; [.$A68]) * [.W$1]; 1)" office:value-type="float" office:value="57978.4" calcext:value-type="float">
            <text:p>57978k</text:p>
          </table:table-cell>
          <table:table-cell table:style-name="ce16" table:formula="of:=ROUND(POWER(1+[.X$2]*0.01; [.$A68]) * [.X$1]; 1)" office:value-type="float" office:value="33736.6" calcext:value-type="float">
            <text:p>33737k</text:p>
          </table:table-cell>
          <table:table-cell table:style-name="ce16" table:formula="of:=ROUND(POWER(1+[.Y$2]*0.01; [.$A68]) * [.Y$1]; 1)" office:value-type="float" office:value="19537.3" calcext:value-type="float">
            <text:p>19537k</text:p>
          </table:table-cell>
          <table:table-cell table:style-name="ce16" table:formula="of:=ROUND(POWER(1+[.Z$2]*0.01; [.$A68]) * [.Z$1]; 1)" office:value-type="float" office:value="11259.5" calcext:value-type="float">
            <text:p>11260k</text:p>
          </table:table-cell>
          <table:table-cell table:style-name="ce16" table:formula="of:=ROUND(POWER(1+[.AA$2]*0.01; [.$A68]) * [.AA$1]; 1)" office:value-type="float" office:value="3684.2" calcext:value-type="float">
            <text:p>3684k</text:p>
          </table:table-cell>
          <table:table-cell table:style-name="ce16" table:formula="of:=ROUND(POWER(1+[.AB$2]*0.01; [.$A68]) * [.AB$1]; 1)" office:value-type="float" office:value="20.6" calcext:value-type="float">
            <text:p>21k</text:p>
          </table:table-cell>
          <table:table-cell table:style-name="ce16" table:formula="of:=ROUND(POWER(1+[.AC$2]*0.01; [.$A68]) * [.AC$1]; 1)" office:value-type="float" office:value="11.4" calcext:value-type="float">
            <text:p>11k</text:p>
          </table:table-cell>
          <table:table-cell table:number-columns-repeated="1635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9" table:formula="of:=ROUND(POWER(1+[.B$2]*0.01; [.$A69]) * [.B$1]; 1)" office:value-type="float" office:value="506591.3" calcext:value-type="float">
            <text:p>506591k</text:p>
          </table:table-cell>
          <table:table-cell table:style-name="ce16" table:formula="of:=ROUND(POWER(1+[.C$2]*0.01; [.$A69]) * [.C$1]; 1)" office:value-type="float" office:value="237077.6" calcext:value-type="float">
            <text:p>237078k</text:p>
          </table:table-cell>
          <table:table-cell table:style-name="ce16" table:formula="of:=ROUND(POWER(1+[.D$2]*0.01; [.$A69]) * [.D$1]; 1)" office:value-type="float" office:value="115041.2" calcext:value-type="float">
            <text:p>115041k</text:p>
          </table:table-cell>
          <table:table-cell table:style-name="ce16" table:formula="of:=ROUND(POWER(1+[.E$2]*0.01; [.$A69]) * [.E$1]; 1)" office:value-type="float" office:value="92032.9" calcext:value-type="float">
            <text:p>92033k</text:p>
          </table:table-cell>
          <table:table-cell table:style-name="ce16" table:formula="of:=ROUND(POWER(1+[.F$2]*0.01; [.$A69]) * [.F$1]; 1)" office:value-type="float" office:value="53340.1" calcext:value-type="float">
            <text:p>53340k</text:p>
          </table:table-cell>
          <table:table-cell table:style-name="ce16" table:formula="of:=ROUND(POWER(1+[.G$2]*0.01; [.$A69]) * [.G$1]; 1)" office:value-type="float" office:value="21.6" calcext:value-type="float">
            <text:p>22k</text:p>
          </table:table-cell>
          <table:table-cell table:style-name="ce16" table:formula="of:=ROUND(POWER(1+[.H$2]*0.01; [.$A69]) * [.H$1]; 1)" office:value-type="float" office:value="11.8" calcext:value-type="float">
            <text:p>12k</text:p>
          </table:table-cell>
          <table:table-cell table:style-name="ce9" table:formula="of:=ROUND(POWER(1+[.I$2]*0.01; [.$A69]) * [.I$1]; 1)" office:value-type="float" office:value="506591.3" calcext:value-type="float">
            <text:p>506591k</text:p>
          </table:table-cell>
          <table:table-cell table:style-name="ce16" table:formula="of:=ROUND(POWER(1+[.J$2]*0.01; [.$A69]) * [.J$1]; 1)" office:value-type="float" office:value="237077.6" calcext:value-type="float">
            <text:p>237078k</text:p>
          </table:table-cell>
          <table:table-cell table:style-name="ce16" table:formula="of:=ROUND(POWER(1+[.K$2]*0.01; [.$A69]) * [.K$1]; 1)" office:value-type="float" office:value="115041.2" calcext:value-type="float">
            <text:p>115041k</text:p>
          </table:table-cell>
          <table:table-cell table:style-name="ce16" table:formula="of:=ROUND(POWER(1+[.L$2]*0.01; [.$A69]) * [.L$1]; 1)" office:value-type="float" office:value="92032.9" calcext:value-type="float">
            <text:p>92033k</text:p>
          </table:table-cell>
          <table:table-cell table:style-name="ce16" table:formula="of:=ROUND(POWER(1+[.M$2]*0.01; [.$A69]) * [.M$1]; 1)" office:value-type="float" office:value="53340.1" calcext:value-type="float">
            <text:p>53340k</text:p>
          </table:table-cell>
          <table:table-cell table:style-name="ce16" table:formula="of:=ROUND(POWER(1+[.N$2]*0.01; [.$A69]) * [.N$1]; 1)" office:value-type="float" office:value="32.4" calcext:value-type="float">
            <text:p>32k</text:p>
          </table:table-cell>
          <table:table-cell table:style-name="ce16" table:formula="of:=ROUND(POWER(1+[.O$2]*0.01; [.$A69]) * [.O$1]; 1)" office:value-type="float" office:value="17.7" calcext:value-type="float">
            <text:p>18k</text:p>
          </table:table-cell>
          <table:table-cell table:style-name="ce9" table:formula="of:=ROUND(POWER(1+[.P$2]*0.01; [.$A69]) * [.P$1]; 1)" office:value-type="float" office:value="506591.3" calcext:value-type="float">
            <text:p>506591k</text:p>
          </table:table-cell>
          <table:table-cell table:style-name="ce16" table:formula="of:=ROUND(POWER(1+[.Q$2]*0.01; [.$A69]) * [.Q$1]; 1)" office:value-type="float" office:value="237077.6" calcext:value-type="float">
            <text:p>237078k</text:p>
          </table:table-cell>
          <table:table-cell table:style-name="ce16" table:formula="of:=ROUND(POWER(1+[.R$2]*0.01; [.$A69]) * [.R$1]; 1)" office:value-type="float" office:value="115041.2" calcext:value-type="float">
            <text:p>115041k</text:p>
          </table:table-cell>
          <table:table-cell table:style-name="ce16" table:formula="of:=ROUND(POWER(1+[.S$2]*0.01; [.$A69]) * [.S$1]; 1)" office:value-type="float" office:value="30767.7" calcext:value-type="float">
            <text:p>30768k</text:p>
          </table:table-cell>
          <table:table-cell table:style-name="ce16" table:formula="of:=ROUND(POWER(1+[.T$2]*0.01; [.$A69]) * [.T$1]; 1)" office:value-type="float" office:value="3242.1" calcext:value-type="float">
            <text:p>3242k</text:p>
          </table:table-cell>
          <table:table-cell table:style-name="ce16" table:formula="of:=ROUND(POWER(1+[.U$2]*0.01; [.$A69]) * [.U$1]; 1)" office:value-type="float" office:value="142" calcext:value-type="float">
            <text:p>142k</text:p>
          </table:table-cell>
          <table:table-cell table:style-name="ce16" table:formula="of:=ROUND(POWER(1+[.V$2]*0.01; [.$A69]) * [.V$1]; 1)" office:value-type="float" office:value="23.7" calcext:value-type="float">
            <text:p>24k</text:p>
          </table:table-cell>
          <table:table-cell table:style-name="ce9" table:formula="of:=ROUND(POWER(1+[.W$2]*0.01; [.$A69]) * [.W$1]; 1)" office:value-type="float" office:value="66675.1" calcext:value-type="float">
            <text:p>66675k</text:p>
          </table:table-cell>
          <table:table-cell table:style-name="ce16" table:formula="of:=ROUND(POWER(1+[.X$2]*0.01; [.$A69]) * [.X$1]; 1)" office:value-type="float" office:value="38459.7" calcext:value-type="float">
            <text:p>38460k</text:p>
          </table:table-cell>
          <table:table-cell table:style-name="ce16" table:formula="of:=ROUND(POWER(1+[.Y$2]*0.01; [.$A69]) * [.Y$1]; 1)" office:value-type="float" office:value="22077.1" calcext:value-type="float">
            <text:p>22077k</text:p>
          </table:table-cell>
          <table:table-cell table:style-name="ce16" table:formula="of:=ROUND(POWER(1+[.Z$2]*0.01; [.$A69]) * [.Z$1]; 1)" office:value-type="float" office:value="12610.6" calcext:value-type="float">
            <text:p>12611k</text:p>
          </table:table-cell>
          <table:table-cell table:style-name="ce16" table:formula="of:=ROUND(POWER(1+[.AA$2]*0.01; [.$A69]) * [.AA$1]; 1)" office:value-type="float" office:value="4052.7" calcext:value-type="float">
            <text:p>4053k</text:p>
          </table:table-cell>
          <table:table-cell table:style-name="ce16" table:formula="of:=ROUND(POWER(1+[.AB$2]*0.01; [.$A69]) * [.AB$1]; 1)" office:value-type="float" office:value="21.6" calcext:value-type="float">
            <text:p>22k</text:p>
          </table:table-cell>
          <table:table-cell table:style-name="ce16" table:formula="of:=ROUND(POWER(1+[.AC$2]*0.01; [.$A69]) * [.AC$1]; 1)" office:value-type="float" office:value="11.8" calcext:value-type="float">
            <text:p>12k</text:p>
          </table:table-cell>
          <table:table-cell table:number-columns-repeated="1635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9" table:formula="of:=ROUND(POWER(1+[.B$2]*0.01; [.$A70]) * [.B$1]; 1)" office:value-type="float" office:value="597777.7" calcext:value-type="float">
            <text:p>597778k</text:p>
          </table:table-cell>
          <table:table-cell table:style-name="ce16" table:formula="of:=ROUND(POWER(1+[.C$2]*0.01; [.$A70]) * [.C$1]; 1)" office:value-type="float" office:value="277380.8" calcext:value-type="float">
            <text:p>277381k</text:p>
          </table:table-cell>
          <table:table-cell table:style-name="ce16" table:formula="of:=ROUND(POWER(1+[.D$2]*0.01; [.$A70]) * [.D$1]; 1)" office:value-type="float" office:value="133447.8" calcext:value-type="float">
            <text:p>133448k</text:p>
          </table:table-cell>
          <table:table-cell table:style-name="ce16" table:formula="of:=ROUND(POWER(1+[.E$2]*0.01; [.$A70]) * [.E$1]; 1)" office:value-type="float" office:value="106758.2" calcext:value-type="float">
            <text:p>106758k</text:p>
          </table:table-cell>
          <table:table-cell table:style-name="ce16" table:formula="of:=ROUND(POWER(1+[.F$2]*0.01; [.$A70]) * [.F$1]; 1)" office:value-type="float" office:value="61341.1" calcext:value-type="float">
            <text:p>61341k</text:p>
          </table:table-cell>
          <table:table-cell table:style-name="ce16" table:formula="of:=ROUND(POWER(1+[.G$2]*0.01; [.$A70]) * [.G$1]; 1)" office:value-type="float" office:value="22.7" calcext:value-type="float">
            <text:p>23k</text:p>
          </table:table-cell>
          <table:table-cell table:style-name="ce16" table:formula="of:=ROUND(POWER(1+[.H$2]*0.01; [.$A70]) * [.H$1]; 1)" office:value-type="float" office:value="12.3" calcext:value-type="float">
            <text:p>12k</text:p>
          </table:table-cell>
          <table:table-cell table:style-name="ce9" table:formula="of:=ROUND(POWER(1+[.I$2]*0.01; [.$A70]) * [.I$1]; 1)" office:value-type="float" office:value="597777.7" calcext:value-type="float">
            <text:p>597778k</text:p>
          </table:table-cell>
          <table:table-cell table:style-name="ce16" table:formula="of:=ROUND(POWER(1+[.J$2]*0.01; [.$A70]) * [.J$1]; 1)" office:value-type="float" office:value="277380.8" calcext:value-type="float">
            <text:p>277381k</text:p>
          </table:table-cell>
          <table:table-cell table:style-name="ce16" table:formula="of:=ROUND(POWER(1+[.K$2]*0.01; [.$A70]) * [.K$1]; 1)" office:value-type="float" office:value="133447.8" calcext:value-type="float">
            <text:p>133448k</text:p>
          </table:table-cell>
          <table:table-cell table:style-name="ce16" table:formula="of:=ROUND(POWER(1+[.L$2]*0.01; [.$A70]) * [.L$1]; 1)" office:value-type="float" office:value="106758.2" calcext:value-type="float">
            <text:p>106758k</text:p>
          </table:table-cell>
          <table:table-cell table:style-name="ce16" table:formula="of:=ROUND(POWER(1+[.M$2]*0.01; [.$A70]) * [.M$1]; 1)" office:value-type="float" office:value="61341.1" calcext:value-type="float">
            <text:p>61341k</text:p>
          </table:table-cell>
          <table:table-cell table:style-name="ce16" table:formula="of:=ROUND(POWER(1+[.N$2]*0.01; [.$A70]) * [.N$1]; 1)" office:value-type="float" office:value="34.1" calcext:value-type="float">
            <text:p>34k</text:p>
          </table:table-cell>
          <table:table-cell table:style-name="ce16" table:formula="of:=ROUND(POWER(1+[.O$2]*0.01; [.$A70]) * [.O$1]; 1)" office:value-type="float" office:value="18.5" calcext:value-type="float">
            <text:p>19k</text:p>
          </table:table-cell>
          <table:table-cell table:style-name="ce9" table:formula="of:=ROUND(POWER(1+[.P$2]*0.01; [.$A70]) * [.P$1]; 1)" office:value-type="float" office:value="597777.7" calcext:value-type="float">
            <text:p>597778k</text:p>
          </table:table-cell>
          <table:table-cell table:style-name="ce16" table:formula="of:=ROUND(POWER(1+[.Q$2]*0.01; [.$A70]) * [.Q$1]; 1)" office:value-type="float" office:value="277380.8" calcext:value-type="float">
            <text:p>277381k</text:p>
          </table:table-cell>
          <table:table-cell table:style-name="ce16" table:formula="of:=ROUND(POWER(1+[.R$2]*0.01; [.$A70]) * [.R$1]; 1)" office:value-type="float" office:value="133447.8" calcext:value-type="float">
            <text:p>133448k</text:p>
          </table:table-cell>
          <table:table-cell table:style-name="ce16" table:formula="of:=ROUND(POWER(1+[.S$2]*0.01; [.$A70]) * [.S$1]; 1)" office:value-type="float" office:value="35075.2" calcext:value-type="float">
            <text:p>35075k</text:p>
          </table:table-cell>
          <table:table-cell table:style-name="ce16" table:formula="of:=ROUND(POWER(1+[.T$2]*0.01; [.$A70]) * [.T$1]; 1)" office:value-type="float" office:value="3566.3" calcext:value-type="float">
            <text:p>3566k</text:p>
          </table:table-cell>
          <table:table-cell table:style-name="ce16" table:formula="of:=ROUND(POWER(1+[.U$2]*0.01; [.$A70]) * [.U$1]; 1)" office:value-type="float" office:value="151.9" calcext:value-type="float">
            <text:p>152k</text:p>
          </table:table-cell>
          <table:table-cell table:style-name="ce16" table:formula="of:=ROUND(POWER(1+[.V$2]*0.01; [.$A70]) * [.V$1]; 1)" office:value-type="float" office:value="24.6" calcext:value-type="float">
            <text:p>25k</text:p>
          </table:table-cell>
          <table:table-cell table:style-name="ce9" table:formula="of:=ROUND(POWER(1+[.W$2]*0.01; [.$A70]) * [.W$1]; 1)" office:value-type="float" office:value="76676.4" calcext:value-type="float">
            <text:p>76676k</text:p>
          </table:table-cell>
          <table:table-cell table:style-name="ce16" table:formula="of:=ROUND(POWER(1+[.X$2]*0.01; [.$A70]) * [.X$1]; 1)" office:value-type="float" office:value="43844" calcext:value-type="float">
            <text:p>43844k</text:p>
          </table:table-cell>
          <table:table-cell table:style-name="ce16" table:formula="of:=ROUND(POWER(1+[.Y$2]*0.01; [.$A70]) * [.Y$1]; 1)" office:value-type="float" office:value="24947.1" calcext:value-type="float">
            <text:p>24947k</text:p>
          </table:table-cell>
          <table:table-cell table:style-name="ce16" table:formula="of:=ROUND(POWER(1+[.Z$2]*0.01; [.$A70]) * [.Z$1]; 1)" office:value-type="float" office:value="14123.9" calcext:value-type="float">
            <text:p>14124k</text:p>
          </table:table-cell>
          <table:table-cell table:style-name="ce16" table:formula="of:=ROUND(POWER(1+[.AA$2]*0.01; [.$A70]) * [.AA$1]; 1)" office:value-type="float" office:value="4457.9" calcext:value-type="float">
            <text:p>4458k</text:p>
          </table:table-cell>
          <table:table-cell table:style-name="ce16" table:formula="of:=ROUND(POWER(1+[.AB$2]*0.01; [.$A70]) * [.AB$1]; 1)" office:value-type="float" office:value="22.7" calcext:value-type="float">
            <text:p>23k</text:p>
          </table:table-cell>
          <table:table-cell table:style-name="ce16" table:formula="of:=ROUND(POWER(1+[.AC$2]*0.01; [.$A70]) * [.AC$1]; 1)" office:value-type="float" office:value="12.3" calcext:value-type="float">
            <text:p>12k</text:p>
          </table:table-cell>
          <table:table-cell table:number-columns-repeated="1635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" table:formula="of:=ROUND(POWER(1+[.B$2]*0.01; [.$A71]) * [.B$1]; 1)" office:value-type="float" office:value="705377.7" calcext:value-type="float">
            <text:p>705378k</text:p>
          </table:table-cell>
          <table:table-cell table:style-name="ce16" table:formula="of:=ROUND(POWER(1+[.C$2]*0.01; [.$A71]) * [.C$1]; 1)" office:value-type="float" office:value="324535.5" calcext:value-type="float">
            <text:p>324536k</text:p>
          </table:table-cell>
          <table:table-cell table:style-name="ce16" table:formula="of:=ROUND(POWER(1+[.D$2]*0.01; [.$A71]) * [.D$1]; 1)" office:value-type="float" office:value="154799.4" calcext:value-type="float">
            <text:p>154799k</text:p>
          </table:table-cell>
          <table:table-cell table:style-name="ce16" table:formula="of:=ROUND(POWER(1+[.E$2]*0.01; [.$A71]) * [.E$1]; 1)" office:value-type="float" office:value="123839.5" calcext:value-type="float">
            <text:p>123840k</text:p>
          </table:table-cell>
          <table:table-cell table:style-name="ce16" table:formula="of:=ROUND(POWER(1+[.F$2]*0.01; [.$A71]) * [.F$1]; 1)" office:value-type="float" office:value="70542.3" calcext:value-type="float">
            <text:p>70542k</text:p>
          </table:table-cell>
          <table:table-cell table:style-name="ce16" table:formula="of:=ROUND(POWER(1+[.G$2]*0.01; [.$A71]) * [.G$1]; 1)" office:value-type="float" office:value="23.8" calcext:value-type="float">
            <text:p>24k</text:p>
          </table:table-cell>
          <table:table-cell table:style-name="ce16" table:formula="of:=ROUND(POWER(1+[.H$2]*0.01; [.$A71]) * [.H$1]; 1)" office:value-type="float" office:value="12.8" calcext:value-type="float">
            <text:p>13k</text:p>
          </table:table-cell>
          <table:table-cell table:style-name="ce9" table:formula="of:=ROUND(POWER(1+[.I$2]*0.01; [.$A71]) * [.I$1]; 1)" office:value-type="float" office:value="705377.7" calcext:value-type="float">
            <text:p>705378k</text:p>
          </table:table-cell>
          <table:table-cell table:style-name="ce16" table:formula="of:=ROUND(POWER(1+[.J$2]*0.01; [.$A71]) * [.J$1]; 1)" office:value-type="float" office:value="324535.5" calcext:value-type="float">
            <text:p>324536k</text:p>
          </table:table-cell>
          <table:table-cell table:style-name="ce16" table:formula="of:=ROUND(POWER(1+[.K$2]*0.01; [.$A71]) * [.K$1]; 1)" office:value-type="float" office:value="154799.4" calcext:value-type="float">
            <text:p>154799k</text:p>
          </table:table-cell>
          <table:table-cell table:style-name="ce16" table:formula="of:=ROUND(POWER(1+[.L$2]*0.01; [.$A71]) * [.L$1]; 1)" office:value-type="float" office:value="123839.5" calcext:value-type="float">
            <text:p>123840k</text:p>
          </table:table-cell>
          <table:table-cell table:style-name="ce16" table:formula="of:=ROUND(POWER(1+[.M$2]*0.01; [.$A71]) * [.M$1]; 1)" office:value-type="float" office:value="70542.3" calcext:value-type="float">
            <text:p>70542k</text:p>
          </table:table-cell>
          <table:table-cell table:style-name="ce16" table:formula="of:=ROUND(POWER(1+[.N$2]*0.01; [.$A71]) * [.N$1]; 1)" office:value-type="float" office:value="35.8" calcext:value-type="float">
            <text:p>36k</text:p>
          </table:table-cell>
          <table:table-cell table:style-name="ce16" table:formula="of:=ROUND(POWER(1+[.O$2]*0.01; [.$A71]) * [.O$1]; 1)" office:value-type="float" office:value="19.2" calcext:value-type="float">
            <text:p>19k</text:p>
          </table:table-cell>
          <table:table-cell table:style-name="ce9" table:formula="of:=ROUND(POWER(1+[.P$2]*0.01; [.$A71]) * [.P$1]; 1)" office:value-type="float" office:value="705377.7" calcext:value-type="float">
            <text:p>705378k</text:p>
          </table:table-cell>
          <table:table-cell table:style-name="ce16" table:formula="of:=ROUND(POWER(1+[.Q$2]*0.01; [.$A71]) * [.Q$1]; 1)" office:value-type="float" office:value="324535.5" calcext:value-type="float">
            <text:p>324536k</text:p>
          </table:table-cell>
          <table:table-cell table:style-name="ce16" table:formula="of:=ROUND(POWER(1+[.R$2]*0.01; [.$A71]) * [.R$1]; 1)" office:value-type="float" office:value="154799.4" calcext:value-type="float">
            <text:p>154799k</text:p>
          </table:table-cell>
          <table:table-cell table:style-name="ce16" table:formula="of:=ROUND(POWER(1+[.S$2]*0.01; [.$A71]) * [.S$1]; 1)" office:value-type="float" office:value="39985.8" calcext:value-type="float">
            <text:p>39986k</text:p>
          </table:table-cell>
          <table:table-cell table:style-name="ce16" table:formula="of:=ROUND(POWER(1+[.T$2]*0.01; [.$A71]) * [.T$1]; 1)" office:value-type="float" office:value="3923" calcext:value-type="float">
            <text:p>3923k</text:p>
          </table:table-cell>
          <table:table-cell table:style-name="ce16" table:formula="of:=ROUND(POWER(1+[.U$2]*0.01; [.$A71]) * [.U$1]; 1)" office:value-type="float" office:value="162.5" calcext:value-type="float">
            <text:p>163k</text:p>
          </table:table-cell>
          <table:table-cell table:style-name="ce16" table:formula="of:=ROUND(POWER(1+[.V$2]*0.01; [.$A71]) * [.V$1]; 1)" office:value-type="float" office:value="25.6" calcext:value-type="float">
            <text:p>26k</text:p>
          </table:table-cell>
          <table:table-cell table:style-name="ce9" table:formula="of:=ROUND(POWER(1+[.W$2]*0.01; [.$A71]) * [.W$1]; 1)" office:value-type="float" office:value="88177.9" calcext:value-type="float">
            <text:p>88178k</text:p>
          </table:table-cell>
          <table:table-cell table:style-name="ce16" table:formula="of:=ROUND(POWER(1+[.X$2]*0.01; [.$A71]) * [.X$1]; 1)" office:value-type="float" office:value="49982.2" calcext:value-type="float">
            <text:p>49982k</text:p>
          </table:table-cell>
          <table:table-cell table:style-name="ce16" table:formula="of:=ROUND(POWER(1+[.Y$2]*0.01; [.$A71]) * [.Y$1]; 1)" office:value-type="float" office:value="28190.2" calcext:value-type="float">
            <text:p>28190k</text:p>
          </table:table-cell>
          <table:table-cell table:style-name="ce16" table:formula="of:=ROUND(POWER(1+[.Z$2]*0.01; [.$A71]) * [.Z$1]; 1)" office:value-type="float" office:value="15818.7" calcext:value-type="float">
            <text:p>15819k</text:p>
          </table:table-cell>
          <table:table-cell table:style-name="ce16" table:formula="of:=ROUND(POWER(1+[.AA$2]*0.01; [.$A71]) * [.AA$1]; 1)" office:value-type="float" office:value="4903.7" calcext:value-type="float">
            <text:p>4904k</text:p>
          </table:table-cell>
          <table:table-cell table:style-name="ce16" table:formula="of:=ROUND(POWER(1+[.AB$2]*0.01; [.$A71]) * [.AB$1]; 1)" office:value-type="float" office:value="23.8" calcext:value-type="float">
            <text:p>24k</text:p>
          </table:table-cell>
          <table:table-cell table:style-name="ce16" table:formula="of:=ROUND(POWER(1+[.AC$2]*0.01; [.$A71]) * [.AC$1]; 1)" office:value-type="float" office:value="12.8" calcext:value-type="float">
            <text:p>13k</text:p>
          </table:table-cell>
          <table:table-cell table:number-columns-repeated="1635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9" table:formula="of:=ROUND(POWER(1+[.B$2]*0.01; [.$A72]) * [.B$1]; 1)" office:value-type="float" office:value="832345.7" calcext:value-type="float">
            <text:p>832346k</text:p>
          </table:table-cell>
          <table:table-cell table:style-name="ce16" table:formula="of:=ROUND(POWER(1+[.C$2]*0.01; [.$A72]) * [.C$1]; 1)" office:value-type="float" office:value="379706.6" calcext:value-type="float">
            <text:p>379707k</text:p>
          </table:table-cell>
          <table:table-cell table:style-name="ce16" table:formula="of:=ROUND(POWER(1+[.D$2]*0.01; [.$A72]) * [.D$1]; 1)" office:value-type="float" office:value="179567.3" calcext:value-type="float">
            <text:p>179567k</text:p>
          </table:table-cell>
          <table:table-cell table:style-name="ce16" table:formula="of:=ROUND(POWER(1+[.E$2]*0.01; [.$A72]) * [.E$1]; 1)" office:value-type="float" office:value="143653.9" calcext:value-type="float">
            <text:p>143654k</text:p>
          </table:table-cell>
          <table:table-cell table:style-name="ce16" table:formula="of:=ROUND(POWER(1+[.F$2]*0.01; [.$A72]) * [.F$1]; 1)" office:value-type="float" office:value="81123.6" calcext:value-type="float">
            <text:p>81124k</text:p>
          </table:table-cell>
          <table:table-cell table:style-name="ce16" table:formula="of:=ROUND(POWER(1+[.G$2]*0.01; [.$A72]) * [.G$1]; 1)" office:value-type="float" office:value="25" calcext:value-type="float">
            <text:p>25k</text:p>
          </table:table-cell>
          <table:table-cell table:style-name="ce16" table:formula="of:=ROUND(POWER(1+[.H$2]*0.01; [.$A72]) * [.H$1]; 1)" office:value-type="float" office:value="13.3" calcext:value-type="float">
            <text:p>13k</text:p>
          </table:table-cell>
          <table:table-cell table:style-name="ce9" table:formula="of:=ROUND(POWER(1+[.I$2]*0.01; [.$A72]) * [.I$1]; 1)" office:value-type="float" office:value="832345.7" calcext:value-type="float">
            <text:p>832346k</text:p>
          </table:table-cell>
          <table:table-cell table:style-name="ce16" table:formula="of:=ROUND(POWER(1+[.J$2]*0.01; [.$A72]) * [.J$1]; 1)" office:value-type="float" office:value="379706.6" calcext:value-type="float">
            <text:p>379707k</text:p>
          </table:table-cell>
          <table:table-cell table:style-name="ce16" table:formula="of:=ROUND(POWER(1+[.K$2]*0.01; [.$A72]) * [.K$1]; 1)" office:value-type="float" office:value="179567.3" calcext:value-type="float">
            <text:p>179567k</text:p>
          </table:table-cell>
          <table:table-cell table:style-name="ce16" table:formula="of:=ROUND(POWER(1+[.L$2]*0.01; [.$A72]) * [.L$1]; 1)" office:value-type="float" office:value="143653.9" calcext:value-type="float">
            <text:p>143654k</text:p>
          </table:table-cell>
          <table:table-cell table:style-name="ce16" table:formula="of:=ROUND(POWER(1+[.M$2]*0.01; [.$A72]) * [.M$1]; 1)" office:value-type="float" office:value="81123.6" calcext:value-type="float">
            <text:p>81124k</text:p>
          </table:table-cell>
          <table:table-cell table:style-name="ce16" table:formula="of:=ROUND(POWER(1+[.N$2]*0.01; [.$A72]) * [.N$1]; 1)" office:value-type="float" office:value="37.5" calcext:value-type="float">
            <text:p>38k</text:p>
          </table:table-cell>
          <table:table-cell table:style-name="ce16" table:formula="of:=ROUND(POWER(1+[.O$2]*0.01; [.$A72]) * [.O$1]; 1)" office:value-type="float" office:value="20" calcext:value-type="float">
            <text:p>20k</text:p>
          </table:table-cell>
          <table:table-cell table:style-name="ce9" table:formula="of:=ROUND(POWER(1+[.P$2]*0.01; [.$A72]) * [.P$1]; 1)" office:value-type="float" office:value="832345.7" calcext:value-type="float">
            <text:p>832346k</text:p>
          </table:table-cell>
          <table:table-cell table:style-name="ce16" table:formula="of:=ROUND(POWER(1+[.Q$2]*0.01; [.$A72]) * [.Q$1]; 1)" office:value-type="float" office:value="379706.6" calcext:value-type="float">
            <text:p>379707k</text:p>
          </table:table-cell>
          <table:table-cell table:style-name="ce16" table:formula="of:=ROUND(POWER(1+[.R$2]*0.01; [.$A72]) * [.R$1]; 1)" office:value-type="float" office:value="179567.3" calcext:value-type="float">
            <text:p>179567k</text:p>
          </table:table-cell>
          <table:table-cell table:style-name="ce16" table:formula="of:=ROUND(POWER(1+[.S$2]*0.01; [.$A72]) * [.S$1]; 1)" office:value-type="float" office:value="45583.8" calcext:value-type="float">
            <text:p>45584k</text:p>
          </table:table-cell>
          <table:table-cell table:style-name="ce16" table:formula="of:=ROUND(POWER(1+[.T$2]*0.01; [.$A72]) * [.T$1]; 1)" office:value-type="float" office:value="4315.3" calcext:value-type="float">
            <text:p>4315k</text:p>
          </table:table-cell>
          <table:table-cell table:style-name="ce16" table:formula="of:=ROUND(POWER(1+[.U$2]*0.01; [.$A72]) * [.U$1]; 1)" office:value-type="float" office:value="173.9" calcext:value-type="float">
            <text:p>174k</text:p>
          </table:table-cell>
          <table:table-cell table:style-name="ce16" table:formula="of:=ROUND(POWER(1+[.V$2]*0.01; [.$A72]) * [.V$1]; 1)" office:value-type="float" office:value="26.6" calcext:value-type="float">
            <text:p>27k</text:p>
          </table:table-cell>
          <table:table-cell table:style-name="ce9" table:formula="of:=ROUND(POWER(1+[.W$2]*0.01; [.$A72]) * [.W$1]; 1)" office:value-type="float" office:value="101404.6" calcext:value-type="float">
            <text:p>101405k</text:p>
          </table:table-cell>
          <table:table-cell table:style-name="ce16" table:formula="of:=ROUND(POWER(1+[.X$2]*0.01; [.$A72]) * [.X$1]; 1)" office:value-type="float" office:value="56979.7" calcext:value-type="float">
            <text:p>56980k</text:p>
          </table:table-cell>
          <table:table-cell table:style-name="ce16" table:formula="of:=ROUND(POWER(1+[.Y$2]*0.01; [.$A72]) * [.Y$1]; 1)" office:value-type="float" office:value="31855" calcext:value-type="float">
            <text:p>31855k</text:p>
          </table:table-cell>
          <table:table-cell table:style-name="ce16" table:formula="of:=ROUND(POWER(1+[.Z$2]*0.01; [.$A72]) * [.Z$1]; 1)" office:value-type="float" office:value="17717" calcext:value-type="float">
            <text:p>17717k</text:p>
          </table:table-cell>
          <table:table-cell table:style-name="ce16" table:formula="of:=ROUND(POWER(1+[.AA$2]*0.01; [.$A72]) * [.AA$1]; 1)" office:value-type="float" office:value="5394.1" calcext:value-type="float">
            <text:p>5394k</text:p>
          </table:table-cell>
          <table:table-cell table:style-name="ce16" table:formula="of:=ROUND(POWER(1+[.AB$2]*0.01; [.$A72]) * [.AB$1]; 1)" office:value-type="float" office:value="25" calcext:value-type="float">
            <text:p>25k</text:p>
          </table:table-cell>
          <table:table-cell table:style-name="ce16" table:formula="of:=ROUND(POWER(1+[.AC$2]*0.01; [.$A72]) * [.AC$1]; 1)" office:value-type="float" office:value="13.3" calcext:value-type="float">
            <text:p>13k</text:p>
          </table:table-cell>
          <table:table-cell table:number-columns-repeated="1635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9" table:formula="of:=ROUND(POWER(1+[.B$2]*0.01; [.$A73]) * [.B$1]; 1)" office:value-type="float" office:value="982167.9" calcext:value-type="float">
            <text:p>982168k</text:p>
          </table:table-cell>
          <table:table-cell table:style-name="ce16" table:formula="of:=ROUND(POWER(1+[.C$2]*0.01; [.$A73]) * [.C$1]; 1)" office:value-type="float" office:value="444256.7" calcext:value-type="float">
            <text:p>444257k</text:p>
          </table:table-cell>
          <table:table-cell table:style-name="ce16" table:formula="of:=ROUND(POWER(1+[.D$2]*0.01; [.$A73]) * [.D$1]; 1)" office:value-type="float" office:value="208298.1" calcext:value-type="float">
            <text:p>208298k</text:p>
          </table:table-cell>
          <table:table-cell table:style-name="ce16" table:formula="of:=ROUND(POWER(1+[.E$2]*0.01; [.$A73]) * [.E$1]; 1)" office:value-type="float" office:value="166638.5" calcext:value-type="float">
            <text:p>166639k</text:p>
          </table:table-cell>
          <table:table-cell table:style-name="ce16" table:formula="of:=ROUND(POWER(1+[.F$2]*0.01; [.$A73]) * [.F$1]; 1)" office:value-type="float" office:value="93292.2" calcext:value-type="float">
            <text:p>93292k</text:p>
          </table:table-cell>
          <table:table-cell table:style-name="ce16" table:formula="of:=ROUND(POWER(1+[.G$2]*0.01; [.$A73]) * [.G$1]; 1)" office:value-type="float" office:value="26.3" calcext:value-type="float">
            <text:p>26k</text:p>
          </table:table-cell>
          <table:table-cell table:style-name="ce16" table:formula="of:=ROUND(POWER(1+[.H$2]*0.01; [.$A73]) * [.H$1]; 1)" office:value-type="float" office:value="13.8" calcext:value-type="float">
            <text:p>14k</text:p>
          </table:table-cell>
          <table:table-cell table:style-name="ce9" table:formula="of:=ROUND(POWER(1+[.I$2]*0.01; [.$A73]) * [.I$1]; 1)" office:value-type="float" office:value="982167.9" calcext:value-type="float">
            <text:p>982168k</text:p>
          </table:table-cell>
          <table:table-cell table:style-name="ce16" table:formula="of:=ROUND(POWER(1+[.J$2]*0.01; [.$A73]) * [.J$1]; 1)" office:value-type="float" office:value="444256.7" calcext:value-type="float">
            <text:p>444257k</text:p>
          </table:table-cell>
          <table:table-cell table:style-name="ce16" table:formula="of:=ROUND(POWER(1+[.K$2]*0.01; [.$A73]) * [.K$1]; 1)" office:value-type="float" office:value="208298.1" calcext:value-type="float">
            <text:p>208298k</text:p>
          </table:table-cell>
          <table:table-cell table:style-name="ce16" table:formula="of:=ROUND(POWER(1+[.L$2]*0.01; [.$A73]) * [.L$1]; 1)" office:value-type="float" office:value="166638.5" calcext:value-type="float">
            <text:p>166639k</text:p>
          </table:table-cell>
          <table:table-cell table:style-name="ce16" table:formula="of:=ROUND(POWER(1+[.M$2]*0.01; [.$A73]) * [.M$1]; 1)" office:value-type="float" office:value="93292.2" calcext:value-type="float">
            <text:p>93292k</text:p>
          </table:table-cell>
          <table:table-cell table:style-name="ce16" table:formula="of:=ROUND(POWER(1+[.N$2]*0.01; [.$A73]) * [.N$1]; 1)" office:value-type="float" office:value="39.4" calcext:value-type="float">
            <text:p>39k</text:p>
          </table:table-cell>
          <table:table-cell table:style-name="ce16" table:formula="of:=ROUND(POWER(1+[.O$2]*0.01; [.$A73]) * [.O$1]; 1)" office:value-type="float" office:value="20.8" calcext:value-type="float">
            <text:p>21k</text:p>
          </table:table-cell>
          <table:table-cell table:style-name="ce9" table:formula="of:=ROUND(POWER(1+[.P$2]*0.01; [.$A73]) * [.P$1]; 1)" office:value-type="float" office:value="982167.9" calcext:value-type="float">
            <text:p>982168k</text:p>
          </table:table-cell>
          <table:table-cell table:style-name="ce16" table:formula="of:=ROUND(POWER(1+[.Q$2]*0.01; [.$A73]) * [.Q$1]; 1)" office:value-type="float" office:value="444256.7" calcext:value-type="float">
            <text:p>444257k</text:p>
          </table:table-cell>
          <table:table-cell table:style-name="ce16" table:formula="of:=ROUND(POWER(1+[.R$2]*0.01; [.$A73]) * [.R$1]; 1)" office:value-type="float" office:value="208298.1" calcext:value-type="float">
            <text:p>208298k</text:p>
          </table:table-cell>
          <table:table-cell table:style-name="ce16" table:formula="of:=ROUND(POWER(1+[.S$2]*0.01; [.$A73]) * [.S$1]; 1)" office:value-type="float" office:value="51965.5" calcext:value-type="float">
            <text:p>51966k</text:p>
          </table:table-cell>
          <table:table-cell table:style-name="ce16" table:formula="of:=ROUND(POWER(1+[.T$2]*0.01; [.$A73]) * [.T$1]; 1)" office:value-type="float" office:value="4746.8" calcext:value-type="float">
            <text:p>4747k</text:p>
          </table:table-cell>
          <table:table-cell table:style-name="ce16" table:formula="of:=ROUND(POWER(1+[.U$2]*0.01; [.$A73]) * [.U$1]; 1)" office:value-type="float" office:value="186.1" calcext:value-type="float">
            <text:p>186k</text:p>
          </table:table-cell>
          <table:table-cell table:style-name="ce16" table:formula="of:=ROUND(POWER(1+[.V$2]*0.01; [.$A73]) * [.V$1]; 1)" office:value-type="float" office:value="27.7" calcext:value-type="float">
            <text:p>28k</text:p>
          </table:table-cell>
          <table:table-cell table:style-name="ce9" table:formula="of:=ROUND(POWER(1+[.W$2]*0.01; [.$A73]) * [.W$1]; 1)" office:value-type="float" office:value="116615.2" calcext:value-type="float">
            <text:p>116615k</text:p>
          </table:table-cell>
          <table:table-cell table:style-name="ce16" table:formula="of:=ROUND(POWER(1+[.X$2]*0.01; [.$A73]) * [.X$1]; 1)" office:value-type="float" office:value="64956.9" calcext:value-type="float">
            <text:p>64957k</text:p>
          </table:table-cell>
          <table:table-cell table:style-name="ce16" table:formula="of:=ROUND(POWER(1+[.Y$2]*0.01; [.$A73]) * [.Y$1]; 1)" office:value-type="float" office:value="35996.1" calcext:value-type="float">
            <text:p>35996k</text:p>
          </table:table-cell>
          <table:table-cell table:style-name="ce16" table:formula="of:=ROUND(POWER(1+[.Z$2]*0.01; [.$A73]) * [.Z$1]; 1)" office:value-type="float" office:value="19843" calcext:value-type="float">
            <text:p>19843k</text:p>
          </table:table-cell>
          <table:table-cell table:style-name="ce16" table:formula="of:=ROUND(POWER(1+[.AA$2]*0.01; [.$A73]) * [.AA$1]; 1)" office:value-type="float" office:value="5933.5" calcext:value-type="float">
            <text:p>5934k</text:p>
          </table:table-cell>
          <table:table-cell table:style-name="ce16" table:formula="of:=ROUND(POWER(1+[.AB$2]*0.01; [.$A73]) * [.AB$1]; 1)" office:value-type="float" office:value="26.3" calcext:value-type="float">
            <text:p>26k</text:p>
          </table:table-cell>
          <table:table-cell table:style-name="ce16" table:formula="of:=ROUND(POWER(1+[.AC$2]*0.01; [.$A73]) * [.AC$1]; 1)" office:value-type="float" office:value="13.8" calcext:value-type="float">
            <text:p>14k</text:p>
          </table:table-cell>
          <table:table-cell table:number-columns-repeated="1635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9" table:formula="of:=ROUND(POWER(1+[.B$2]*0.01; [.$A74]) * [.B$1]; 1)" office:value-type="float" office:value="1158958.2" calcext:value-type="float">
            <text:p>1158958k</text:p>
          </table:table-cell>
          <table:table-cell table:style-name="ce16" table:formula="of:=ROUND(POWER(1+[.C$2]*0.01; [.$A74]) * [.C$1]; 1)" office:value-type="float" office:value="519780.3" calcext:value-type="float">
            <text:p>519780k</text:p>
          </table:table-cell>
          <table:table-cell table:style-name="ce16" table:formula="of:=ROUND(POWER(1+[.D$2]*0.01; [.$A74]) * [.D$1]; 1)" office:value-type="float" office:value="241625.8" calcext:value-type="float">
            <text:p>241626k</text:p>
          </table:table-cell>
          <table:table-cell table:style-name="ce16" table:formula="of:=ROUND(POWER(1+[.E$2]*0.01; [.$A74]) * [.E$1]; 1)" office:value-type="float" office:value="193300.6" calcext:value-type="float">
            <text:p>193301k</text:p>
          </table:table-cell>
          <table:table-cell table:style-name="ce16" table:formula="of:=ROUND(POWER(1+[.F$2]*0.01; [.$A74]) * [.F$1]; 1)" office:value-type="float" office:value="107286" calcext:value-type="float">
            <text:p>107286k</text:p>
          </table:table-cell>
          <table:table-cell table:style-name="ce16" table:formula="of:=ROUND(POWER(1+[.G$2]*0.01; [.$A74]) * [.G$1]; 1)" office:value-type="float" office:value="27.6" calcext:value-type="float">
            <text:p>28k</text:p>
          </table:table-cell>
          <table:table-cell table:style-name="ce16" table:formula="of:=ROUND(POWER(1+[.H$2]*0.01; [.$A74]) * [.H$1]; 1)" office:value-type="float" office:value="14.4" calcext:value-type="float">
            <text:p>14k</text:p>
          </table:table-cell>
          <table:table-cell table:style-name="ce9" table:formula="of:=ROUND(POWER(1+[.I$2]*0.01; [.$A74]) * [.I$1]; 1)" office:value-type="float" office:value="1158958.2" calcext:value-type="float">
            <text:p>1158958k</text:p>
          </table:table-cell>
          <table:table-cell table:style-name="ce16" table:formula="of:=ROUND(POWER(1+[.J$2]*0.01; [.$A74]) * [.J$1]; 1)" office:value-type="float" office:value="519780.3" calcext:value-type="float">
            <text:p>519780k</text:p>
          </table:table-cell>
          <table:table-cell table:style-name="ce16" table:formula="of:=ROUND(POWER(1+[.K$2]*0.01; [.$A74]) * [.K$1]; 1)" office:value-type="float" office:value="241625.8" calcext:value-type="float">
            <text:p>241626k</text:p>
          </table:table-cell>
          <table:table-cell table:style-name="ce16" table:formula="of:=ROUND(POWER(1+[.L$2]*0.01; [.$A74]) * [.L$1]; 1)" office:value-type="float" office:value="193300.6" calcext:value-type="float">
            <text:p>193301k</text:p>
          </table:table-cell>
          <table:table-cell table:style-name="ce16" table:formula="of:=ROUND(POWER(1+[.M$2]*0.01; [.$A74]) * [.M$1]; 1)" office:value-type="float" office:value="107286" calcext:value-type="float">
            <text:p>107286k</text:p>
          </table:table-cell>
          <table:table-cell table:style-name="ce16" table:formula="of:=ROUND(POWER(1+[.N$2]*0.01; [.$A74]) * [.N$1]; 1)" office:value-type="float" office:value="41.4" calcext:value-type="float">
            <text:p>41k</text:p>
          </table:table-cell>
          <table:table-cell table:style-name="ce16" table:formula="of:=ROUND(POWER(1+[.O$2]*0.01; [.$A74]) * [.O$1]; 1)" office:value-type="float" office:value="21.6" calcext:value-type="float">
            <text:p>22k</text:p>
          </table:table-cell>
          <table:table-cell table:style-name="ce9" table:formula="of:=ROUND(POWER(1+[.P$2]*0.01; [.$A74]) * [.P$1]; 1)" office:value-type="float" office:value="1158958.2" calcext:value-type="float">
            <text:p>1158958k</text:p>
          </table:table-cell>
          <table:table-cell table:style-name="ce16" table:formula="of:=ROUND(POWER(1+[.Q$2]*0.01; [.$A74]) * [.Q$1]; 1)" office:value-type="float" office:value="519780.3" calcext:value-type="float">
            <text:p>519780k</text:p>
          </table:table-cell>
          <table:table-cell table:style-name="ce16" table:formula="of:=ROUND(POWER(1+[.R$2]*0.01; [.$A74]) * [.R$1]; 1)" office:value-type="float" office:value="241625.8" calcext:value-type="float">
            <text:p>241626k</text:p>
          </table:table-cell>
          <table:table-cell table:style-name="ce16" table:formula="of:=ROUND(POWER(1+[.S$2]*0.01; [.$A74]) * [.S$1]; 1)" office:value-type="float" office:value="59240.7" calcext:value-type="float">
            <text:p>59241k</text:p>
          </table:table-cell>
          <table:table-cell table:style-name="ce16" table:formula="of:=ROUND(POWER(1+[.T$2]*0.01; [.$A74]) * [.T$1]; 1)" office:value-type="float" office:value="5221.5" calcext:value-type="float">
            <text:p>5222k</text:p>
          </table:table-cell>
          <table:table-cell table:style-name="ce16" table:formula="of:=ROUND(POWER(1+[.U$2]*0.01; [.$A74]) * [.U$1]; 1)" office:value-type="float" office:value="199.1" calcext:value-type="float">
            <text:p>199k</text:p>
          </table:table-cell>
          <table:table-cell table:style-name="ce16" table:formula="of:=ROUND(POWER(1+[.V$2]*0.01; [.$A74]) * [.V$1]; 1)" office:value-type="float" office:value="28.8" calcext:value-type="float">
            <text:p>29k</text:p>
          </table:table-cell>
          <table:table-cell table:style-name="ce9" table:formula="of:=ROUND(POWER(1+[.W$2]*0.01; [.$A74]) * [.W$1]; 1)" office:value-type="float" office:value="134107.5" calcext:value-type="float">
            <text:p>134108k</text:p>
          </table:table-cell>
          <table:table-cell table:style-name="ce16" table:formula="of:=ROUND(POWER(1+[.X$2]*0.01; [.$A74]) * [.X$1]; 1)" office:value-type="float" office:value="74050.8" calcext:value-type="float">
            <text:p>74051k</text:p>
          </table:table-cell>
          <table:table-cell table:style-name="ce16" table:formula="of:=ROUND(POWER(1+[.Y$2]*0.01; [.$A74]) * [.Y$1]; 1)" office:value-type="float" office:value="40675.6" calcext:value-type="float">
            <text:p>40676k</text:p>
          </table:table-cell>
          <table:table-cell table:style-name="ce16" table:formula="of:=ROUND(POWER(1+[.Z$2]*0.01; [.$A74]) * [.Z$1]; 1)" office:value-type="float" office:value="22224.2" calcext:value-type="float">
            <text:p>22224k</text:p>
          </table:table-cell>
          <table:table-cell table:style-name="ce16" table:formula="of:=ROUND(POWER(1+[.AA$2]*0.01; [.$A74]) * [.AA$1]; 1)" office:value-type="float" office:value="6526.8" calcext:value-type="float">
            <text:p>6527k</text:p>
          </table:table-cell>
          <table:table-cell table:style-name="ce16" table:formula="of:=ROUND(POWER(1+[.AB$2]*0.01; [.$A74]) * [.AB$1]; 1)" office:value-type="float" office:value="27.6" calcext:value-type="float">
            <text:p>28k</text:p>
          </table:table-cell>
          <table:table-cell table:style-name="ce16" table:formula="of:=ROUND(POWER(1+[.AC$2]*0.01; [.$A74]) * [.AC$1]; 1)" office:value-type="float" office:value="14.4" calcext:value-type="float">
            <text:p>14k</text:p>
          </table:table-cell>
          <table:table-cell table:number-columns-repeated="1635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9" table:formula="of:=ROUND(POWER(1+[.B$2]*0.01; [.$A75]) * [.B$1]; 1)" office:value-type="float" office:value="1367570.6" calcext:value-type="float">
            <text:p>1367571k</text:p>
          </table:table-cell>
          <table:table-cell table:style-name="ce16" table:formula="of:=ROUND(POWER(1+[.C$2]*0.01; [.$A75]) * [.C$1]; 1)" office:value-type="float" office:value="608143" calcext:value-type="float">
            <text:p>608143k</text:p>
          </table:table-cell>
          <table:table-cell table:style-name="ce16" table:formula="of:=ROUND(POWER(1+[.D$2]*0.01; [.$A75]) * [.D$1]; 1)" office:value-type="float" office:value="280285.9" calcext:value-type="float">
            <text:p>280286k</text:p>
          </table:table-cell>
          <table:table-cell table:style-name="ce16" table:formula="of:=ROUND(POWER(1+[.E$2]*0.01; [.$A75]) * [.E$1]; 1)" office:value-type="float" office:value="224228.7" calcext:value-type="float">
            <text:p>224229k</text:p>
          </table:table-cell>
          <table:table-cell table:style-name="ce16" table:formula="of:=ROUND(POWER(1+[.F$2]*0.01; [.$A75]) * [.F$1]; 1)" office:value-type="float" office:value="123378.9" calcext:value-type="float">
            <text:p>123379k</text:p>
          </table:table-cell>
          <table:table-cell table:style-name="ce16" table:formula="of:=ROUND(POWER(1+[.G$2]*0.01; [.$A75]) * [.G$1]; 1)" office:value-type="float" office:value="29" calcext:value-type="float">
            <text:p>29k</text:p>
          </table:table-cell>
          <table:table-cell table:style-name="ce16" table:formula="of:=ROUND(POWER(1+[.H$2]*0.01; [.$A75]) * [.H$1]; 1)" office:value-type="float" office:value="15" calcext:value-type="float">
            <text:p>15k</text:p>
          </table:table-cell>
          <table:table-cell table:style-name="ce9" table:formula="of:=ROUND(POWER(1+[.I$2]*0.01; [.$A75]) * [.I$1]; 1)" office:value-type="float" office:value="1367570.6" calcext:value-type="float">
            <text:p>1367571k</text:p>
          </table:table-cell>
          <table:table-cell table:style-name="ce16" table:formula="of:=ROUND(POWER(1+[.J$2]*0.01; [.$A75]) * [.J$1]; 1)" office:value-type="float" office:value="608143" calcext:value-type="float">
            <text:p>608143k</text:p>
          </table:table-cell>
          <table:table-cell table:style-name="ce16" table:formula="of:=ROUND(POWER(1+[.K$2]*0.01; [.$A75]) * [.K$1]; 1)" office:value-type="float" office:value="280285.9" calcext:value-type="float">
            <text:p>280286k</text:p>
          </table:table-cell>
          <table:table-cell table:style-name="ce16" table:formula="of:=ROUND(POWER(1+[.L$2]*0.01; [.$A75]) * [.L$1]; 1)" office:value-type="float" office:value="224228.7" calcext:value-type="float">
            <text:p>224229k</text:p>
          </table:table-cell>
          <table:table-cell table:style-name="ce16" table:formula="of:=ROUND(POWER(1+[.M$2]*0.01; [.$A75]) * [.M$1]; 1)" office:value-type="float" office:value="123378.9" calcext:value-type="float">
            <text:p>123379k</text:p>
          </table:table-cell>
          <table:table-cell table:style-name="ce16" table:formula="of:=ROUND(POWER(1+[.N$2]*0.01; [.$A75]) * [.N$1]; 1)" office:value-type="float" office:value="43.5" calcext:value-type="float">
            <text:p>44k</text:p>
          </table:table-cell>
          <table:table-cell table:style-name="ce16" table:formula="of:=ROUND(POWER(1+[.O$2]*0.01; [.$A75]) * [.O$1]; 1)" office:value-type="float" office:value="22.5" calcext:value-type="float">
            <text:p>23k</text:p>
          </table:table-cell>
          <table:table-cell table:style-name="ce9" table:formula="of:=ROUND(POWER(1+[.P$2]*0.01; [.$A75]) * [.P$1]; 1)" office:value-type="float" office:value="1367570.6" calcext:value-type="float">
            <text:p>1367571k</text:p>
          </table:table-cell>
          <table:table-cell table:style-name="ce16" table:formula="of:=ROUND(POWER(1+[.Q$2]*0.01; [.$A75]) * [.Q$1]; 1)" office:value-type="float" office:value="608143" calcext:value-type="float">
            <text:p>608143k</text:p>
          </table:table-cell>
          <table:table-cell table:style-name="ce16" table:formula="of:=ROUND(POWER(1+[.R$2]*0.01; [.$A75]) * [.R$1]; 1)" office:value-type="float" office:value="280285.9" calcext:value-type="float">
            <text:p>280286k</text:p>
          </table:table-cell>
          <table:table-cell table:style-name="ce16" table:formula="of:=ROUND(POWER(1+[.S$2]*0.01; [.$A75]) * [.S$1]; 1)" office:value-type="float" office:value="67534.4" calcext:value-type="float">
            <text:p>67534k</text:p>
          </table:table-cell>
          <table:table-cell table:style-name="ce16" table:formula="of:=ROUND(POWER(1+[.T$2]*0.01; [.$A75]) * [.T$1]; 1)" office:value-type="float" office:value="5743.6" calcext:value-type="float">
            <text:p>5744k</text:p>
          </table:table-cell>
          <table:table-cell table:style-name="ce16" table:formula="of:=ROUND(POWER(1+[.U$2]*0.01; [.$A75]) * [.U$1]; 1)" office:value-type="float" office:value="213.1" calcext:value-type="float">
            <text:p>213k</text:p>
          </table:table-cell>
          <table:table-cell table:style-name="ce16" table:formula="of:=ROUND(POWER(1+[.V$2]*0.01; [.$A75]) * [.V$1]; 1)" office:value-type="float" office:value="29.9" calcext:value-type="float">
            <text:p>30k</text:p>
          </table:table-cell>
          <table:table-cell table:style-name="ce9" table:formula="of:=ROUND(POWER(1+[.W$2]*0.01; [.$A75]) * [.W$1]; 1)" office:value-type="float" office:value="154223.7" calcext:value-type="float">
            <text:p>154224k</text:p>
          </table:table-cell>
          <table:table-cell table:style-name="ce16" table:formula="of:=ROUND(POWER(1+[.X$2]*0.01; [.$A75]) * [.X$1]; 1)" office:value-type="float" office:value="84417.9" calcext:value-type="float">
            <text:p>84418k</text:p>
          </table:table-cell>
          <table:table-cell table:style-name="ce16" table:formula="of:=ROUND(POWER(1+[.Y$2]*0.01; [.$A75]) * [.Y$1]; 1)" office:value-type="float" office:value="45963.4" calcext:value-type="float">
            <text:p>45963k</text:p>
          </table:table-cell>
          <table:table-cell table:style-name="ce16" table:formula="of:=ROUND(POWER(1+[.Z$2]*0.01; [.$A75]) * [.Z$1]; 1)" office:value-type="float" office:value="24891.1" calcext:value-type="float">
            <text:p>24891k</text:p>
          </table:table-cell>
          <table:table-cell table:style-name="ce16" table:formula="of:=ROUND(POWER(1+[.AA$2]*0.01; [.$A75]) * [.AA$1]; 1)" office:value-type="float" office:value="7179.5" calcext:value-type="float">
            <text:p>7180k</text:p>
          </table:table-cell>
          <table:table-cell table:style-name="ce16" table:formula="of:=ROUND(POWER(1+[.AB$2]*0.01; [.$A75]) * [.AB$1]; 1)" office:value-type="float" office:value="29" calcext:value-type="float">
            <text:p>29k</text:p>
          </table:table-cell>
          <table:table-cell table:style-name="ce16" table:formula="of:=ROUND(POWER(1+[.AC$2]*0.01; [.$A75]) * [.AC$1]; 1)" office:value-type="float" office:value="15" calcext:value-type="float">
            <text:p>15k</text:p>
          </table:table-cell>
          <table:table-cell table:number-columns-repeated="1635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" table:formula="of:=ROUND(POWER(1+[.B$2]*0.01; [.$A76]) * [.B$1]; 1)" office:value-type="float" office:value="1613733.3" calcext:value-type="float">
            <text:p>1613733k</text:p>
          </table:table-cell>
          <table:table-cell table:style-name="ce16" table:formula="of:=ROUND(POWER(1+[.C$2]*0.01; [.$A76]) * [.C$1]; 1)" office:value-type="float" office:value="711527.3" calcext:value-type="float">
            <text:p>711527k</text:p>
          </table:table-cell>
          <table:table-cell table:style-name="ce16" table:formula="of:=ROUND(POWER(1+[.D$2]*0.01; [.$A76]) * [.D$1]; 1)" office:value-type="float" office:value="325131.6" calcext:value-type="float">
            <text:p>325132k</text:p>
          </table:table-cell>
          <table:table-cell table:style-name="ce16" table:formula="of:=ROUND(POWER(1+[.E$2]*0.01; [.$A76]) * [.E$1]; 1)" office:value-type="float" office:value="260105.3" calcext:value-type="float">
            <text:p>260105k</text:p>
          </table:table-cell>
          <table:table-cell table:style-name="ce16" table:formula="of:=ROUND(POWER(1+[.F$2]*0.01; [.$A76]) * [.F$1]; 1)" office:value-type="float" office:value="141885.8" calcext:value-type="float">
            <text:p>141886k</text:p>
          </table:table-cell>
          <table:table-cell table:style-name="ce16" table:formula="of:=ROUND(POWER(1+[.G$2]*0.01; [.$A76]) * [.G$1]; 1)" office:value-type="float" office:value="30.4" calcext:value-type="float">
            <text:p>30k</text:p>
          </table:table-cell>
          <table:table-cell table:style-name="ce16" table:formula="of:=ROUND(POWER(1+[.H$2]*0.01; [.$A76]) * [.H$1]; 1)" office:value-type="float" office:value="15.6" calcext:value-type="float">
            <text:p>16k</text:p>
          </table:table-cell>
          <table:table-cell table:style-name="ce9" table:formula="of:=ROUND(POWER(1+[.I$2]*0.01; [.$A76]) * [.I$1]; 1)" office:value-type="float" office:value="1613733.3" calcext:value-type="float">
            <text:p>1613733k</text:p>
          </table:table-cell>
          <table:table-cell table:style-name="ce16" table:formula="of:=ROUND(POWER(1+[.J$2]*0.01; [.$A76]) * [.J$1]; 1)" office:value-type="float" office:value="711527.3" calcext:value-type="float">
            <text:p>711527k</text:p>
          </table:table-cell>
          <table:table-cell table:style-name="ce16" table:formula="of:=ROUND(POWER(1+[.K$2]*0.01; [.$A76]) * [.K$1]; 1)" office:value-type="float" office:value="325131.6" calcext:value-type="float">
            <text:p>325132k</text:p>
          </table:table-cell>
          <table:table-cell table:style-name="ce16" table:formula="of:=ROUND(POWER(1+[.L$2]*0.01; [.$A76]) * [.L$1]; 1)" office:value-type="float" office:value="260105.3" calcext:value-type="float">
            <text:p>260105k</text:p>
          </table:table-cell>
          <table:table-cell table:style-name="ce16" table:formula="of:=ROUND(POWER(1+[.M$2]*0.01; [.$A76]) * [.M$1]; 1)" office:value-type="float" office:value="141885.8" calcext:value-type="float">
            <text:p>141886k</text:p>
          </table:table-cell>
          <table:table-cell table:style-name="ce16" table:formula="of:=ROUND(POWER(1+[.N$2]*0.01; [.$A76]) * [.N$1]; 1)" office:value-type="float" office:value="45.6" calcext:value-type="float">
            <text:p>46k</text:p>
          </table:table-cell>
          <table:table-cell table:style-name="ce16" table:formula="of:=ROUND(POWER(1+[.O$2]*0.01; [.$A76]) * [.O$1]; 1)" office:value-type="float" office:value="23.4" calcext:value-type="float">
            <text:p>23k</text:p>
          </table:table-cell>
          <table:table-cell table:style-name="ce9" table:formula="of:=ROUND(POWER(1+[.P$2]*0.01; [.$A76]) * [.P$1]; 1)" office:value-type="float" office:value="1613733.3" calcext:value-type="float">
            <text:p>1613733k</text:p>
          </table:table-cell>
          <table:table-cell table:style-name="ce16" table:formula="of:=ROUND(POWER(1+[.Q$2]*0.01; [.$A76]) * [.Q$1]; 1)" office:value-type="float" office:value="711527.3" calcext:value-type="float">
            <text:p>711527k</text:p>
          </table:table-cell>
          <table:table-cell table:style-name="ce16" table:formula="of:=ROUND(POWER(1+[.R$2]*0.01; [.$A76]) * [.R$1]; 1)" office:value-type="float" office:value="325131.6" calcext:value-type="float">
            <text:p>325132k</text:p>
          </table:table-cell>
          <table:table-cell table:style-name="ce16" table:formula="of:=ROUND(POWER(1+[.S$2]*0.01; [.$A76]) * [.S$1]; 1)" office:value-type="float" office:value="76989.2" calcext:value-type="float">
            <text:p>76989k</text:p>
          </table:table-cell>
          <table:table-cell table:style-name="ce16" table:formula="of:=ROUND(POWER(1+[.T$2]*0.01; [.$A76]) * [.T$1]; 1)" office:value-type="float" office:value="6318" calcext:value-type="float">
            <text:p>6318k</text:p>
          </table:table-cell>
          <table:table-cell table:style-name="ce16" table:formula="of:=ROUND(POWER(1+[.U$2]*0.01; [.$A76]) * [.U$1]; 1)" office:value-type="float" office:value="228" calcext:value-type="float">
            <text:p>228k</text:p>
          </table:table-cell>
          <table:table-cell table:style-name="ce16" table:formula="of:=ROUND(POWER(1+[.V$2]*0.01; [.$A76]) * [.V$1]; 1)" office:value-type="float" office:value="31.1" calcext:value-type="float">
            <text:p>31k</text:p>
          </table:table-cell>
          <table:table-cell table:style-name="ce9" table:formula="of:=ROUND(POWER(1+[.W$2]*0.01; [.$A76]) * [.W$1]; 1)" office:value-type="float" office:value="177357.2" calcext:value-type="float">
            <text:p>177357k</text:p>
          </table:table-cell>
          <table:table-cell table:style-name="ce16" table:formula="of:=ROUND(POWER(1+[.X$2]*0.01; [.$A76]) * [.X$1]; 1)" office:value-type="float" office:value="96236.4" calcext:value-type="float">
            <text:p>96236k</text:p>
          </table:table-cell>
          <table:table-cell table:style-name="ce16" table:formula="of:=ROUND(POWER(1+[.Y$2]*0.01; [.$A76]) * [.Y$1]; 1)" office:value-type="float" office:value="51938.7" calcext:value-type="float">
            <text:p>51939k</text:p>
          </table:table-cell>
          <table:table-cell table:style-name="ce16" table:formula="of:=ROUND(POWER(1+[.Z$2]*0.01; [.$A76]) * [.Z$1]; 1)" office:value-type="float" office:value="27878" calcext:value-type="float">
            <text:p>27878k</text:p>
          </table:table-cell>
          <table:table-cell table:style-name="ce16" table:formula="of:=ROUND(POWER(1+[.AA$2]*0.01; [.$A76]) * [.AA$1]; 1)" office:value-type="float" office:value="7897.5" calcext:value-type="float">
            <text:p>7898k</text:p>
          </table:table-cell>
          <table:table-cell table:style-name="ce16" table:formula="of:=ROUND(POWER(1+[.AB$2]*0.01; [.$A76]) * [.AB$1]; 1)" office:value-type="float" office:value="30.4" calcext:value-type="float">
            <text:p>30k</text:p>
          </table:table-cell>
          <table:table-cell table:style-name="ce16" table:formula="of:=ROUND(POWER(1+[.AC$2]*0.01; [.$A76]) * [.AC$1]; 1)" office:value-type="float" office:value="15.6" calcext:value-type="float">
            <text:p>16k</text:p>
          </table:table-cell>
          <table:table-cell table:number-columns-repeated="16355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9" table:formula="of:=ROUND(POWER(1+[.B$2]*0.01; [.$A77]) * [.B$1]; 1)" office:value-type="float" office:value="1904205.3" calcext:value-type="float">
            <text:p>1904205k</text:p>
          </table:table-cell>
          <table:table-cell table:style-name="ce16" table:formula="of:=ROUND(POWER(1+[.C$2]*0.01; [.$A77]) * [.C$1]; 1)" office:value-type="float" office:value="832486.9" calcext:value-type="float">
            <text:p>832487k</text:p>
          </table:table-cell>
          <table:table-cell table:style-name="ce16" table:formula="of:=ROUND(POWER(1+[.D$2]*0.01; [.$A77]) * [.D$1]; 1)" office:value-type="float" office:value="377152.7" calcext:value-type="float">
            <text:p>377153k</text:p>
          </table:table-cell>
          <table:table-cell table:style-name="ce16" table:formula="of:=ROUND(POWER(1+[.E$2]*0.01; [.$A77]) * [.E$1]; 1)" office:value-type="float" office:value="301722.2" calcext:value-type="float">
            <text:p>301722k</text:p>
          </table:table-cell>
          <table:table-cell table:style-name="ce16" table:formula="of:=ROUND(POWER(1+[.F$2]*0.01; [.$A77]) * [.F$1]; 1)" office:value-type="float" office:value="163168.6" calcext:value-type="float">
            <text:p>163169k</text:p>
          </table:table-cell>
          <table:table-cell table:style-name="ce16" table:formula="of:=ROUND(POWER(1+[.G$2]*0.01; [.$A77]) * [.G$1]; 1)" office:value-type="float" office:value="31.9" calcext:value-type="float">
            <text:p>32k</text:p>
          </table:table-cell>
          <table:table-cell table:style-name="ce16" table:formula="of:=ROUND(POWER(1+[.H$2]*0.01; [.$A77]) * [.H$1]; 1)" office:value-type="float" office:value="16.2" calcext:value-type="float">
            <text:p>16k</text:p>
          </table:table-cell>
          <table:table-cell table:style-name="ce9" table:formula="of:=ROUND(POWER(1+[.I$2]*0.01; [.$A77]) * [.I$1]; 1)" office:value-type="float" office:value="1904205.3" calcext:value-type="float">
            <text:p>1904205k</text:p>
          </table:table-cell>
          <table:table-cell table:style-name="ce16" table:formula="of:=ROUND(POWER(1+[.J$2]*0.01; [.$A77]) * [.J$1]; 1)" office:value-type="float" office:value="832486.9" calcext:value-type="float">
            <text:p>832487k</text:p>
          </table:table-cell>
          <table:table-cell table:style-name="ce16" table:formula="of:=ROUND(POWER(1+[.K$2]*0.01; [.$A77]) * [.K$1]; 1)" office:value-type="float" office:value="377152.7" calcext:value-type="float">
            <text:p>377153k</text:p>
          </table:table-cell>
          <table:table-cell table:style-name="ce16" table:formula="of:=ROUND(POWER(1+[.L$2]*0.01; [.$A77]) * [.L$1]; 1)" office:value-type="float" office:value="301722.2" calcext:value-type="float">
            <text:p>301722k</text:p>
          </table:table-cell>
          <table:table-cell table:style-name="ce16" table:formula="of:=ROUND(POWER(1+[.M$2]*0.01; [.$A77]) * [.M$1]; 1)" office:value-type="float" office:value="163168.6" calcext:value-type="float">
            <text:p>163169k</text:p>
          </table:table-cell>
          <table:table-cell table:style-name="ce16" table:formula="of:=ROUND(POWER(1+[.N$2]*0.01; [.$A77]) * [.N$1]; 1)" office:value-type="float" office:value="47.9" calcext:value-type="float">
            <text:p>48k</text:p>
          </table:table-cell>
          <table:table-cell table:style-name="ce16" table:formula="of:=ROUND(POWER(1+[.O$2]*0.01; [.$A77]) * [.O$1]; 1)" office:value-type="float" office:value="24.3" calcext:value-type="float">
            <text:p>24k</text:p>
          </table:table-cell>
          <table:table-cell table:style-name="ce9" table:formula="of:=ROUND(POWER(1+[.P$2]*0.01; [.$A77]) * [.P$1]; 1)" office:value-type="float" office:value="1904205.3" calcext:value-type="float">
            <text:p>1904205k</text:p>
          </table:table-cell>
          <table:table-cell table:style-name="ce16" table:formula="of:=ROUND(POWER(1+[.Q$2]*0.01; [.$A77]) * [.Q$1]; 1)" office:value-type="float" office:value="832486.9" calcext:value-type="float">
            <text:p>832487k</text:p>
          </table:table-cell>
          <table:table-cell table:style-name="ce16" table:formula="of:=ROUND(POWER(1+[.R$2]*0.01; [.$A77]) * [.R$1]; 1)" office:value-type="float" office:value="377152.7" calcext:value-type="float">
            <text:p>377153k</text:p>
          </table:table-cell>
          <table:table-cell table:style-name="ce16" table:formula="of:=ROUND(POWER(1+[.S$2]*0.01; [.$A77]) * [.S$1]; 1)" office:value-type="float" office:value="87767.6" calcext:value-type="float">
            <text:p>87768k</text:p>
          </table:table-cell>
          <table:table-cell table:style-name="ce16" table:formula="of:=ROUND(POWER(1+[.T$2]*0.01; [.$A77]) * [.T$1]; 1)" office:value-type="float" office:value="6949.8" calcext:value-type="float">
            <text:p>6950k</text:p>
          </table:table-cell>
          <table:table-cell table:style-name="ce16" table:formula="of:=ROUND(POWER(1+[.U$2]*0.01; [.$A77]) * [.U$1]; 1)" office:value-type="float" office:value="243.9" calcext:value-type="float">
            <text:p>244k</text:p>
          </table:table-cell>
          <table:table-cell table:style-name="ce16" table:formula="of:=ROUND(POWER(1+[.V$2]*0.01; [.$A77]) * [.V$1]; 1)" office:value-type="float" office:value="32.4" calcext:value-type="float">
            <text:p>32k</text:p>
          </table:table-cell>
          <table:table-cell table:style-name="ce9" table:formula="of:=ROUND(POWER(1+[.W$2]*0.01; [.$A77]) * [.W$1]; 1)" office:value-type="float" office:value="203960.8" calcext:value-type="float">
            <text:p>203961k</text:p>
          </table:table-cell>
          <table:table-cell table:style-name="ce16" table:formula="of:=ROUND(POWER(1+[.X$2]*0.01; [.$A77]) * [.X$1]; 1)" office:value-type="float" office:value="109709.6" calcext:value-type="float">
            <text:p>109710k</text:p>
          </table:table-cell>
          <table:table-cell table:style-name="ce16" table:formula="of:=ROUND(POWER(1+[.Y$2]*0.01; [.$A77]) * [.Y$1]; 1)" office:value-type="float" office:value="58690.7" calcext:value-type="float">
            <text:p>58691k</text:p>
          </table:table-cell>
          <table:table-cell table:style-name="ce16" table:formula="of:=ROUND(POWER(1+[.Z$2]*0.01; [.$A77]) * [.Z$1]; 1)" office:value-type="float" office:value="31223.4" calcext:value-type="float">
            <text:p>31223k</text:p>
          </table:table-cell>
          <table:table-cell table:style-name="ce16" table:formula="of:=ROUND(POWER(1+[.AA$2]*0.01; [.$A77]) * [.AA$1]; 1)" office:value-type="float" office:value="8687.2" calcext:value-type="float">
            <text:p>8687k</text:p>
          </table:table-cell>
          <table:table-cell table:style-name="ce16" table:formula="of:=ROUND(POWER(1+[.AB$2]*0.01; [.$A77]) * [.AB$1]; 1)" office:value-type="float" office:value="31.9" calcext:value-type="float">
            <text:p>32k</text:p>
          </table:table-cell>
          <table:table-cell table:style-name="ce16" table:formula="of:=ROUND(POWER(1+[.AC$2]*0.01; [.$A77]) * [.AC$1]; 1)" office:value-type="float" office:value="16.2" calcext:value-type="float">
            <text:p>16k</text:p>
          </table:table-cell>
          <table:table-cell table:number-columns-repeated="1635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9" table:formula="of:=ROUND(POWER(1+[.B$2]*0.01; [.$A78]) * [.B$1]; 1)" office:value-type="float" office:value="2246962.3" calcext:value-type="float">
            <text:p>2246962k</text:p>
          </table:table-cell>
          <table:table-cell table:style-name="ce16" table:formula="of:=ROUND(POWER(1+[.C$2]*0.01; [.$A78]) * [.C$1]; 1)" office:value-type="float" office:value="974009.7" calcext:value-type="float">
            <text:p>974010k</text:p>
          </table:table-cell>
          <table:table-cell table:style-name="ce16" table:formula="of:=ROUND(POWER(1+[.D$2]*0.01; [.$A78]) * [.D$1]; 1)" office:value-type="float" office:value="437497.1" calcext:value-type="float">
            <text:p>437497k</text:p>
          </table:table-cell>
          <table:table-cell table:style-name="ce16" table:formula="of:=ROUND(POWER(1+[.E$2]*0.01; [.$A78]) * [.E$1]; 1)" office:value-type="float" office:value="349997.7" calcext:value-type="float">
            <text:p>349998k</text:p>
          </table:table-cell>
          <table:table-cell table:style-name="ce16" table:formula="of:=ROUND(POWER(1+[.F$2]*0.01; [.$A78]) * [.F$1]; 1)" office:value-type="float" office:value="187643.9" calcext:value-type="float">
            <text:p>187644k</text:p>
          </table:table-cell>
          <table:table-cell table:style-name="ce16" table:formula="of:=ROUND(POWER(1+[.G$2]*0.01; [.$A78]) * [.G$1]; 1)" office:value-type="float" office:value="33.5" calcext:value-type="float">
            <text:p>34k</text:p>
          </table:table-cell>
          <table:table-cell table:style-name="ce16" table:formula="of:=ROUND(POWER(1+[.H$2]*0.01; [.$A78]) * [.H$1]; 1)" office:value-type="float" office:value="16.8" calcext:value-type="float">
            <text:p>17k</text:p>
          </table:table-cell>
          <table:table-cell table:style-name="ce9" table:formula="of:=ROUND(POWER(1+[.I$2]*0.01; [.$A78]) * [.I$1]; 1)" office:value-type="float" office:value="2246962.3" calcext:value-type="float">
            <text:p>2246962k</text:p>
          </table:table-cell>
          <table:table-cell table:style-name="ce16" table:formula="of:=ROUND(POWER(1+[.J$2]*0.01; [.$A78]) * [.J$1]; 1)" office:value-type="float" office:value="974009.7" calcext:value-type="float">
            <text:p>974010k</text:p>
          </table:table-cell>
          <table:table-cell table:style-name="ce16" table:formula="of:=ROUND(POWER(1+[.K$2]*0.01; [.$A78]) * [.K$1]; 1)" office:value-type="float" office:value="437497.1" calcext:value-type="float">
            <text:p>437497k</text:p>
          </table:table-cell>
          <table:table-cell table:style-name="ce16" table:formula="of:=ROUND(POWER(1+[.L$2]*0.01; [.$A78]) * [.L$1]; 1)" office:value-type="float" office:value="349997.7" calcext:value-type="float">
            <text:p>349998k</text:p>
          </table:table-cell>
          <table:table-cell table:style-name="ce16" table:formula="of:=ROUND(POWER(1+[.M$2]*0.01; [.$A78]) * [.M$1]; 1)" office:value-type="float" office:value="187643.9" calcext:value-type="float">
            <text:p>187644k</text:p>
          </table:table-cell>
          <table:table-cell table:style-name="ce16" table:formula="of:=ROUND(POWER(1+[.N$2]*0.01; [.$A78]) * [.N$1]; 1)" office:value-type="float" office:value="50.3" calcext:value-type="float">
            <text:p>50k</text:p>
          </table:table-cell>
          <table:table-cell table:style-name="ce16" table:formula="of:=ROUND(POWER(1+[.O$2]*0.01; [.$A78]) * [.O$1]; 1)" office:value-type="float" office:value="25.3" calcext:value-type="float">
            <text:p>25k</text:p>
          </table:table-cell>
          <table:table-cell table:style-name="ce9" table:formula="of:=ROUND(POWER(1+[.P$2]*0.01; [.$A78]) * [.P$1]; 1)" office:value-type="float" office:value="2246962.3" calcext:value-type="float">
            <text:p>2246962k</text:p>
          </table:table-cell>
          <table:table-cell table:style-name="ce16" table:formula="of:=ROUND(POWER(1+[.Q$2]*0.01; [.$A78]) * [.Q$1]; 1)" office:value-type="float" office:value="974009.7" calcext:value-type="float">
            <text:p>974010k</text:p>
          </table:table-cell>
          <table:table-cell table:style-name="ce16" table:formula="of:=ROUND(POWER(1+[.R$2]*0.01; [.$A78]) * [.R$1]; 1)" office:value-type="float" office:value="437497.1" calcext:value-type="float">
            <text:p>437497k</text:p>
          </table:table-cell>
          <table:table-cell table:style-name="ce16" table:formula="of:=ROUND(POWER(1+[.S$2]*0.01; [.$A78]) * [.S$1]; 1)" office:value-type="float" office:value="100055.1" calcext:value-type="float">
            <text:p>100055k</text:p>
          </table:table-cell>
          <table:table-cell table:style-name="ce16" table:formula="of:=ROUND(POWER(1+[.T$2]*0.01; [.$A78]) * [.T$1]; 1)" office:value-type="float" office:value="7644.8" calcext:value-type="float">
            <text:p>7645k</text:p>
          </table:table-cell>
          <table:table-cell table:style-name="ce16" table:formula="of:=ROUND(POWER(1+[.U$2]*0.01; [.$A78]) * [.U$1]; 1)" office:value-type="float" office:value="261" calcext:value-type="float">
            <text:p>261k</text:p>
          </table:table-cell>
          <table:table-cell table:style-name="ce16" table:formula="of:=ROUND(POWER(1+[.V$2]*0.01; [.$A78]) * [.V$1]; 1)" office:value-type="float" office:value="33.7" calcext:value-type="float">
            <text:p>34k</text:p>
          </table:table-cell>
          <table:table-cell table:style-name="ce9" table:formula="of:=ROUND(POWER(1+[.W$2]*0.01; [.$A78]) * [.W$1]; 1)" office:value-type="float" office:value="234554.9" calcext:value-type="float">
            <text:p>234555k</text:p>
          </table:table-cell>
          <table:table-cell table:style-name="ce16" table:formula="of:=ROUND(POWER(1+[.X$2]*0.01; [.$A78]) * [.X$1]; 1)" office:value-type="float" office:value="125068.9" calcext:value-type="float">
            <text:p>125069k</text:p>
          </table:table-cell>
          <table:table-cell table:style-name="ce16" table:formula="of:=ROUND(POWER(1+[.Y$2]*0.01; [.$A78]) * [.Y$1]; 1)" office:value-type="float" office:value="66320.5" calcext:value-type="float">
            <text:p>66321k</text:p>
          </table:table-cell>
          <table:table-cell table:style-name="ce16" table:formula="of:=ROUND(POWER(1+[.Z$2]*0.01; [.$A78]) * [.Z$1]; 1)" office:value-type="float" office:value="34970.2" calcext:value-type="float">
            <text:p>34970k</text:p>
          </table:table-cell>
          <table:table-cell table:style-name="ce16" table:formula="of:=ROUND(POWER(1+[.AA$2]*0.01; [.$A78]) * [.AA$1]; 1)" office:value-type="float" office:value="9555.9" calcext:value-type="float">
            <text:p>9556k</text:p>
          </table:table-cell>
          <table:table-cell table:style-name="ce16" table:formula="of:=ROUND(POWER(1+[.AB$2]*0.01; [.$A78]) * [.AB$1]; 1)" office:value-type="float" office:value="33.5" calcext:value-type="float">
            <text:p>34k</text:p>
          </table:table-cell>
          <table:table-cell table:style-name="ce16" table:formula="of:=ROUND(POWER(1+[.AC$2]*0.01; [.$A78]) * [.AC$1]; 1)" office:value-type="float" office:value="16.8" calcext:value-type="float">
            <text:p>17k</text:p>
          </table:table-cell>
          <table:table-cell table:number-columns-repeated="1635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9" table:formula="of:=ROUND(POWER(1+[.B$2]*0.01; [.$A79]) * [.B$1]; 1)" office:value-type="float" office:value="2651415.5" calcext:value-type="float">
            <text:p>2651416k</text:p>
          </table:table-cell>
          <table:table-cell table:style-name="ce16" table:formula="of:=ROUND(POWER(1+[.C$2]*0.01; [.$A79]) * [.C$1]; 1)" office:value-type="float" office:value="1139591.4" calcext:value-type="float">
            <text:p>1139591k</text:p>
          </table:table-cell>
          <table:table-cell table:style-name="ce16" table:formula="of:=ROUND(POWER(1+[.D$2]*0.01; [.$A79]) * [.D$1]; 1)" office:value-type="float" office:value="507496.7" calcext:value-type="float">
            <text:p>507497k</text:p>
          </table:table-cell>
          <table:table-cell table:style-name="ce16" table:formula="of:=ROUND(POWER(1+[.E$2]*0.01; [.$A79]) * [.E$1]; 1)" office:value-type="float" office:value="405997.4" calcext:value-type="float">
            <text:p>405997k</text:p>
          </table:table-cell>
          <table:table-cell table:style-name="ce16" table:formula="of:=ROUND(POWER(1+[.F$2]*0.01; [.$A79]) * [.F$1]; 1)" office:value-type="float" office:value="215790.5" calcext:value-type="float">
            <text:p>215791k</text:p>
          </table:table-cell>
          <table:table-cell table:style-name="ce16" table:formula="of:=ROUND(POWER(1+[.G$2]*0.01; [.$A79]) * [.G$1]; 1)" office:value-type="float" office:value="35.2" calcext:value-type="float">
            <text:p>35k</text:p>
          </table:table-cell>
          <table:table-cell table:style-name="ce16" table:formula="of:=ROUND(POWER(1+[.H$2]*0.01; [.$A79]) * [.H$1]; 1)" office:value-type="float" office:value="17.5" calcext:value-type="float">
            <text:p>18k</text:p>
          </table:table-cell>
          <table:table-cell table:style-name="ce9" table:formula="of:=ROUND(POWER(1+[.I$2]*0.01; [.$A79]) * [.I$1]; 1)" office:value-type="float" office:value="2651415.5" calcext:value-type="float">
            <text:p>2651416k</text:p>
          </table:table-cell>
          <table:table-cell table:style-name="ce16" table:formula="of:=ROUND(POWER(1+[.J$2]*0.01; [.$A79]) * [.J$1]; 1)" office:value-type="float" office:value="1139591.4" calcext:value-type="float">
            <text:p>1139591k</text:p>
          </table:table-cell>
          <table:table-cell table:style-name="ce16" table:formula="of:=ROUND(POWER(1+[.K$2]*0.01; [.$A79]) * [.K$1]; 1)" office:value-type="float" office:value="507496.7" calcext:value-type="float">
            <text:p>507497k</text:p>
          </table:table-cell>
          <table:table-cell table:style-name="ce16" table:formula="of:=ROUND(POWER(1+[.L$2]*0.01; [.$A79]) * [.L$1]; 1)" office:value-type="float" office:value="405997.4" calcext:value-type="float">
            <text:p>405997k</text:p>
          </table:table-cell>
          <table:table-cell table:style-name="ce16" table:formula="of:=ROUND(POWER(1+[.M$2]*0.01; [.$A79]) * [.M$1]; 1)" office:value-type="float" office:value="215790.5" calcext:value-type="float">
            <text:p>215791k</text:p>
          </table:table-cell>
          <table:table-cell table:style-name="ce16" table:formula="of:=ROUND(POWER(1+[.N$2]*0.01; [.$A79]) * [.N$1]; 1)" office:value-type="float" office:value="52.8" calcext:value-type="float">
            <text:p>53k</text:p>
          </table:table-cell>
          <table:table-cell table:style-name="ce16" table:formula="of:=ROUND(POWER(1+[.O$2]*0.01; [.$A79]) * [.O$1]; 1)" office:value-type="float" office:value="26.3" calcext:value-type="float">
            <text:p>26k</text:p>
          </table:table-cell>
          <table:table-cell table:style-name="ce9" table:formula="of:=ROUND(POWER(1+[.P$2]*0.01; [.$A79]) * [.P$1]; 1)" office:value-type="float" office:value="2651415.5" calcext:value-type="float">
            <text:p>2651416k</text:p>
          </table:table-cell>
          <table:table-cell table:style-name="ce16" table:formula="of:=ROUND(POWER(1+[.Q$2]*0.01; [.$A79]) * [.Q$1]; 1)" office:value-type="float" office:value="1139591.4" calcext:value-type="float">
            <text:p>1139591k</text:p>
          </table:table-cell>
          <table:table-cell table:style-name="ce16" table:formula="of:=ROUND(POWER(1+[.R$2]*0.01; [.$A79]) * [.R$1]; 1)" office:value-type="float" office:value="507496.7" calcext:value-type="float">
            <text:p>507497k</text:p>
          </table:table-cell>
          <table:table-cell table:style-name="ce16" table:formula="of:=ROUND(POWER(1+[.S$2]*0.01; [.$A79]) * [.S$1]; 1)" office:value-type="float" office:value="114062.8" calcext:value-type="float">
            <text:p>114063k</text:p>
          </table:table-cell>
          <table:table-cell table:style-name="ce16" table:formula="of:=ROUND(POWER(1+[.T$2]*0.01; [.$A79]) * [.T$1]; 1)" office:value-type="float" office:value="8409.2" calcext:value-type="float">
            <text:p>8409k</text:p>
          </table:table-cell>
          <table:table-cell table:style-name="ce16" table:formula="of:=ROUND(POWER(1+[.U$2]*0.01; [.$A79]) * [.U$1]; 1)" office:value-type="float" office:value="279.3" calcext:value-type="float">
            <text:p>279k</text:p>
          </table:table-cell>
          <table:table-cell table:style-name="ce16" table:formula="of:=ROUND(POWER(1+[.V$2]*0.01; [.$A79]) * [.V$1]; 1)" office:value-type="float" office:value="35" calcext:value-type="float">
            <text:p>35k</text:p>
          </table:table-cell>
          <table:table-cell table:style-name="ce9" table:formula="of:=ROUND(POWER(1+[.W$2]*0.01; [.$A79]) * [.W$1]; 1)" office:value-type="float" office:value="269738.1" calcext:value-type="float">
            <text:p>269738k</text:p>
          </table:table-cell>
          <table:table-cell table:style-name="ce16" table:formula="of:=ROUND(POWER(1+[.X$2]*0.01; [.$A79]) * [.X$1]; 1)" office:value-type="float" office:value="142578.5" calcext:value-type="float">
            <text:p>142579k</text:p>
          </table:table-cell>
          <table:table-cell table:style-name="ce16" table:formula="of:=ROUND(POWER(1+[.Y$2]*0.01; [.$A79]) * [.Y$1]; 1)" office:value-type="float" office:value="74942.2" calcext:value-type="float">
            <text:p>74942k</text:p>
          </table:table-cell>
          <table:table-cell table:style-name="ce16" table:formula="of:=ROUND(POWER(1+[.Z$2]*0.01; [.$A79]) * [.Z$1]; 1)" office:value-type="float" office:value="39166.6" calcext:value-type="float">
            <text:p>39167k</text:p>
          </table:table-cell>
          <table:table-cell table:style-name="ce16" table:formula="of:=ROUND(POWER(1+[.AA$2]*0.01; [.$A79]) * [.AA$1]; 1)" office:value-type="float" office:value="10511.5" calcext:value-type="float">
            <text:p>10512k</text:p>
          </table:table-cell>
          <table:table-cell table:style-name="ce16" table:formula="of:=ROUND(POWER(1+[.AB$2]*0.01; [.$A79]) * [.AB$1]; 1)" office:value-type="float" office:value="35.2" calcext:value-type="float">
            <text:p>35k</text:p>
          </table:table-cell>
          <table:table-cell table:style-name="ce16" table:formula="of:=ROUND(POWER(1+[.AC$2]*0.01; [.$A79]) * [.AC$1]; 1)" office:value-type="float" office:value="17.5" calcext:value-type="float">
            <text:p>18k</text:p>
          </table:table-cell>
          <table:table-cell table:number-columns-repeated="1635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9" table:formula="of:=ROUND(POWER(1+[.B$2]*0.01; [.$A80]) * [.B$1]; 1)" office:value-type="float" office:value="3128670.3" calcext:value-type="float">
            <text:p>3128670k</text:p>
          </table:table-cell>
          <table:table-cell table:style-name="ce16" table:formula="of:=ROUND(POWER(1+[.C$2]*0.01; [.$A80]) * [.C$1]; 1)" office:value-type="float" office:value="1333321.9" calcext:value-type="float">
            <text:p>1333322k</text:p>
          </table:table-cell>
          <table:table-cell table:style-name="ce16" table:formula="of:=ROUND(POWER(1+[.D$2]*0.01; [.$A80]) * [.D$1]; 1)" office:value-type="float" office:value="588696.2" calcext:value-type="float">
            <text:p>588696k</text:p>
          </table:table-cell>
          <table:table-cell table:style-name="ce16" table:formula="of:=ROUND(POWER(1+[.E$2]*0.01; [.$A80]) * [.E$1]; 1)" office:value-type="float" office:value="470956.9" calcext:value-type="float">
            <text:p>470957k</text:p>
          </table:table-cell>
          <table:table-cell table:style-name="ce16" table:formula="of:=ROUND(POWER(1+[.F$2]*0.01; [.$A80]) * [.F$1]; 1)" office:value-type="float" office:value="248159.1" calcext:value-type="float">
            <text:p>248159k</text:p>
          </table:table-cell>
          <table:table-cell table:style-name="ce16" table:formula="of:=ROUND(POWER(1+[.G$2]*0.01; [.$A80]) * [.G$1]; 1)" office:value-type="float" office:value="37" calcext:value-type="float">
            <text:p>37k</text:p>
          </table:table-cell>
          <table:table-cell table:style-name="ce16" table:formula="of:=ROUND(POWER(1+[.H$2]*0.01; [.$A80]) * [.H$1]; 1)" office:value-type="float" office:value="18.2" calcext:value-type="float">
            <text:p>18k</text:p>
          </table:table-cell>
          <table:table-cell table:style-name="ce9" table:formula="of:=ROUND(POWER(1+[.I$2]*0.01; [.$A80]) * [.I$1]; 1)" office:value-type="float" office:value="3128670.3" calcext:value-type="float">
            <text:p>3128670k</text:p>
          </table:table-cell>
          <table:table-cell table:style-name="ce16" table:formula="of:=ROUND(POWER(1+[.J$2]*0.01; [.$A80]) * [.J$1]; 1)" office:value-type="float" office:value="1333321.9" calcext:value-type="float">
            <text:p>1333322k</text:p>
          </table:table-cell>
          <table:table-cell table:style-name="ce16" table:formula="of:=ROUND(POWER(1+[.K$2]*0.01; [.$A80]) * [.K$1]; 1)" office:value-type="float" office:value="588696.2" calcext:value-type="float">
            <text:p>588696k</text:p>
          </table:table-cell>
          <table:table-cell table:style-name="ce16" table:formula="of:=ROUND(POWER(1+[.L$2]*0.01; [.$A80]) * [.L$1]; 1)" office:value-type="float" office:value="470956.9" calcext:value-type="float">
            <text:p>470957k</text:p>
          </table:table-cell>
          <table:table-cell table:style-name="ce16" table:formula="of:=ROUND(POWER(1+[.M$2]*0.01; [.$A80]) * [.M$1]; 1)" office:value-type="float" office:value="248159.1" calcext:value-type="float">
            <text:p>248159k</text:p>
          </table:table-cell>
          <table:table-cell table:style-name="ce16" table:formula="of:=ROUND(POWER(1+[.N$2]*0.01; [.$A80]) * [.N$1]; 1)" office:value-type="float" office:value="55.5" calcext:value-type="float">
            <text:p>56k</text:p>
          </table:table-cell>
          <table:table-cell table:style-name="ce16" table:formula="of:=ROUND(POWER(1+[.O$2]*0.01; [.$A80]) * [.O$1]; 1)" office:value-type="float" office:value="27.3" calcext:value-type="float">
            <text:p>27k</text:p>
          </table:table-cell>
          <table:table-cell table:style-name="ce9" table:formula="of:=ROUND(POWER(1+[.P$2]*0.01; [.$A80]) * [.P$1]; 1)" office:value-type="float" office:value="3128670.3" calcext:value-type="float">
            <text:p>3128670k</text:p>
          </table:table-cell>
          <table:table-cell table:style-name="ce16" table:formula="of:=ROUND(POWER(1+[.Q$2]*0.01; [.$A80]) * [.Q$1]; 1)" office:value-type="float" office:value="1333321.9" calcext:value-type="float">
            <text:p>1333322k</text:p>
          </table:table-cell>
          <table:table-cell table:style-name="ce16" table:formula="of:=ROUND(POWER(1+[.R$2]*0.01; [.$A80]) * [.R$1]; 1)" office:value-type="float" office:value="588696.2" calcext:value-type="float">
            <text:p>588696k</text:p>
          </table:table-cell>
          <table:table-cell table:style-name="ce16" table:formula="of:=ROUND(POWER(1+[.S$2]*0.01; [.$A80]) * [.S$1]; 1)" office:value-type="float" office:value="130031.6" calcext:value-type="float">
            <text:p>130032k</text:p>
          </table:table-cell>
          <table:table-cell table:style-name="ce16" table:formula="of:=ROUND(POWER(1+[.T$2]*0.01; [.$A80]) * [.T$1]; 1)" office:value-type="float" office:value="9250.1" calcext:value-type="float">
            <text:p>9250k</text:p>
          </table:table-cell>
          <table:table-cell table:style-name="ce16" table:formula="of:=ROUND(POWER(1+[.U$2]*0.01; [.$A80]) * [.U$1]; 1)" office:value-type="float" office:value="298.8" calcext:value-type="float">
            <text:p>299k</text:p>
          </table:table-cell>
          <table:table-cell table:style-name="ce16" table:formula="of:=ROUND(POWER(1+[.V$2]*0.01; [.$A80]) * [.V$1]; 1)" office:value-type="float" office:value="36.4" calcext:value-type="float">
            <text:p>36k</text:p>
          </table:table-cell>
          <table:table-cell table:style-name="ce9" table:formula="of:=ROUND(POWER(1+[.W$2]*0.01; [.$A80]) * [.W$1]; 1)" office:value-type="float" office:value="310198.9" calcext:value-type="float">
            <text:p>310199k</text:p>
          </table:table-cell>
          <table:table-cell table:style-name="ce16" table:formula="of:=ROUND(POWER(1+[.X$2]*0.01; [.$A80]) * [.X$1]; 1)" office:value-type="float" office:value="162539.5" calcext:value-type="float">
            <text:p>162540k</text:p>
          </table:table-cell>
          <table:table-cell table:style-name="ce16" table:formula="of:=ROUND(POWER(1+[.Y$2]*0.01; [.$A80]) * [.Y$1]; 1)" office:value-type="float" office:value="84684.7" calcext:value-type="float">
            <text:p>84685k</text:p>
          </table:table-cell>
          <table:table-cell table:style-name="ce16" table:formula="of:=ROUND(POWER(1+[.Z$2]*0.01; [.$A80]) * [.Z$1]; 1)" office:value-type="float" office:value="43866.6" calcext:value-type="float">
            <text:p>43867k</text:p>
          </table:table-cell>
          <table:table-cell table:style-name="ce16" table:formula="of:=ROUND(POWER(1+[.AA$2]*0.01; [.$A80]) * [.AA$1]; 1)" office:value-type="float" office:value="11562.7" calcext:value-type="float">
            <text:p>11563k</text:p>
          </table:table-cell>
          <table:table-cell table:style-name="ce16" table:formula="of:=ROUND(POWER(1+[.AB$2]*0.01; [.$A80]) * [.AB$1]; 1)" office:value-type="float" office:value="37" calcext:value-type="float">
            <text:p>37k</text:p>
          </table:table-cell>
          <table:table-cell table:style-name="ce16" table:formula="of:=ROUND(POWER(1+[.AC$2]*0.01; [.$A80]) * [.AC$1]; 1)" office:value-type="float" office:value="18.2" calcext:value-type="float">
            <text:p>18k</text:p>
          </table:table-cell>
          <table:table-cell table:number-columns-repeated="1635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" table:formula="of:=ROUND(POWER(1+[.B$2]*0.01; [.$A81]) * [.B$1]; 1)" office:value-type="float" office:value="3691831" calcext:value-type="float">
            <text:p>3691831k</text:p>
          </table:table-cell>
          <table:table-cell table:style-name="ce16" table:formula="of:=ROUND(POWER(1+[.C$2]*0.01; [.$A81]) * [.C$1]; 1)" office:value-type="float" office:value="1559986.6" calcext:value-type="float">
            <text:p>1559987k</text:p>
          </table:table-cell>
          <table:table-cell table:style-name="ce16" table:formula="of:=ROUND(POWER(1+[.D$2]*0.01; [.$A81]) * [.D$1]; 1)" office:value-type="float" office:value="682887.5" calcext:value-type="float">
            <text:p>682888k</text:p>
          </table:table-cell>
          <table:table-cell table:style-name="ce16" table:formula="of:=ROUND(POWER(1+[.E$2]*0.01; [.$A81]) * [.E$1]; 1)" office:value-type="float" office:value="546310" calcext:value-type="float">
            <text:p>546310k</text:p>
          </table:table-cell>
          <table:table-cell table:style-name="ce16" table:formula="of:=ROUND(POWER(1+[.F$2]*0.01; [.$A81]) * [.F$1]; 1)" office:value-type="float" office:value="285382.9" calcext:value-type="float">
            <text:p>285383k</text:p>
          </table:table-cell>
          <table:table-cell table:style-name="ce16" table:formula="of:=ROUND(POWER(1+[.G$2]*0.01; [.$A81]) * [.G$1]; 1)" office:value-type="float" office:value="38.8" calcext:value-type="float">
            <text:p>39k</text:p>
          </table:table-cell>
          <table:table-cell table:style-name="ce16" table:formula="of:=ROUND(POWER(1+[.H$2]*0.01; [.$A81]) * [.H$1]; 1)" office:value-type="float" office:value="18.9" calcext:value-type="float">
            <text:p>19k</text:p>
          </table:table-cell>
          <table:table-cell table:style-name="ce9" table:formula="of:=ROUND(POWER(1+[.I$2]*0.01; [.$A81]) * [.I$1]; 1)" office:value-type="float" office:value="3691831" calcext:value-type="float">
            <text:p>3691831k</text:p>
          </table:table-cell>
          <table:table-cell table:style-name="ce16" table:formula="of:=ROUND(POWER(1+[.J$2]*0.01; [.$A81]) * [.J$1]; 1)" office:value-type="float" office:value="1559986.6" calcext:value-type="float">
            <text:p>1559987k</text:p>
          </table:table-cell>
          <table:table-cell table:style-name="ce16" table:formula="of:=ROUND(POWER(1+[.K$2]*0.01; [.$A81]) * [.K$1]; 1)" office:value-type="float" office:value="682887.5" calcext:value-type="float">
            <text:p>682888k</text:p>
          </table:table-cell>
          <table:table-cell table:style-name="ce16" table:formula="of:=ROUND(POWER(1+[.L$2]*0.01; [.$A81]) * [.L$1]; 1)" office:value-type="float" office:value="546310" calcext:value-type="float">
            <text:p>546310k</text:p>
          </table:table-cell>
          <table:table-cell table:style-name="ce16" table:formula="of:=ROUND(POWER(1+[.M$2]*0.01; [.$A81]) * [.M$1]; 1)" office:value-type="float" office:value="285382.9" calcext:value-type="float">
            <text:p>285383k</text:p>
          </table:table-cell>
          <table:table-cell table:style-name="ce16" table:formula="of:=ROUND(POWER(1+[.N$2]*0.01; [.$A81]) * [.N$1]; 1)" office:value-type="float" office:value="58.2" calcext:value-type="float">
            <text:p>58k</text:p>
          </table:table-cell>
          <table:table-cell table:style-name="ce16" table:formula="of:=ROUND(POWER(1+[.O$2]*0.01; [.$A81]) * [.O$1]; 1)" office:value-type="float" office:value="28.4" calcext:value-type="float">
            <text:p>28k</text:p>
          </table:table-cell>
          <table:table-cell table:style-name="ce9" table:formula="of:=ROUND(POWER(1+[.P$2]*0.01; [.$A81]) * [.P$1]; 1)" office:value-type="float" office:value="3691831" calcext:value-type="float">
            <text:p>3691831k</text:p>
          </table:table-cell>
          <table:table-cell table:style-name="ce16" table:formula="of:=ROUND(POWER(1+[.Q$2]*0.01; [.$A81]) * [.Q$1]; 1)" office:value-type="float" office:value="1559986.6" calcext:value-type="float">
            <text:p>1559987k</text:p>
          </table:table-cell>
          <table:table-cell table:style-name="ce16" table:formula="of:=ROUND(POWER(1+[.R$2]*0.01; [.$A81]) * [.R$1]; 1)" office:value-type="float" office:value="682887.5" calcext:value-type="float">
            <text:p>682888k</text:p>
          </table:table-cell>
          <table:table-cell table:style-name="ce16" table:formula="of:=ROUND(POWER(1+[.S$2]*0.01; [.$A81]) * [.S$1]; 1)" office:value-type="float" office:value="148236.1" calcext:value-type="float">
            <text:p>148236k</text:p>
          </table:table-cell>
          <table:table-cell table:style-name="ce16" table:formula="of:=ROUND(POWER(1+[.T$2]*0.01; [.$A81]) * [.T$1]; 1)" office:value-type="float" office:value="10175.2" calcext:value-type="float">
            <text:p>10175k</text:p>
          </table:table-cell>
          <table:table-cell table:style-name="ce16" table:formula="of:=ROUND(POWER(1+[.U$2]*0.01; [.$A81]) * [.U$1]; 1)" office:value-type="float" office:value="319.8" calcext:value-type="float">
            <text:p>320k</text:p>
          </table:table-cell>
          <table:table-cell table:style-name="ce16" table:formula="of:=ROUND(POWER(1+[.V$2]*0.01; [.$A81]) * [.V$1]; 1)" office:value-type="float" office:value="37.9" calcext:value-type="float">
            <text:p>38k</text:p>
          </table:table-cell>
          <table:table-cell table:style-name="ce9" table:formula="of:=ROUND(POWER(1+[.W$2]*0.01; [.$A81]) * [.W$1]; 1)" office:value-type="float" office:value="356728.7" calcext:value-type="float">
            <text:p>356729k</text:p>
          </table:table-cell>
          <table:table-cell table:style-name="ce16" table:formula="of:=ROUND(POWER(1+[.X$2]*0.01; [.$A81]) * [.X$1]; 1)" office:value-type="float" office:value="185295.1" calcext:value-type="float">
            <text:p>185295k</text:p>
          </table:table-cell>
          <table:table-cell table:style-name="ce16" table:formula="of:=ROUND(POWER(1+[.Y$2]*0.01; [.$A81]) * [.Y$1]; 1)" office:value-type="float" office:value="95693.7" calcext:value-type="float">
            <text:p>95694k</text:p>
          </table:table-cell>
          <table:table-cell table:style-name="ce16" table:formula="of:=ROUND(POWER(1+[.Z$2]*0.01; [.$A81]) * [.Z$1]; 1)" office:value-type="float" office:value="49130.6" calcext:value-type="float">
            <text:p>49131k</text:p>
          </table:table-cell>
          <table:table-cell table:style-name="ce16" table:formula="of:=ROUND(POWER(1+[.AA$2]*0.01; [.$A81]) * [.AA$1]; 1)" office:value-type="float" office:value="12719" calcext:value-type="float">
            <text:p>12719k</text:p>
          </table:table-cell>
          <table:table-cell table:style-name="ce16" table:formula="of:=ROUND(POWER(1+[.AB$2]*0.01; [.$A81]) * [.AB$1]; 1)" office:value-type="float" office:value="38.8" calcext:value-type="float">
            <text:p>39k</text:p>
          </table:table-cell>
          <table:table-cell table:style-name="ce16" table:formula="of:=ROUND(POWER(1+[.AC$2]*0.01; [.$A81]) * [.AC$1]; 1)" office:value-type="float" office:value="18.9" calcext:value-type="float">
            <text:p>19k</text:p>
          </table:table-cell>
          <table:table-cell table:number-columns-repeated="1635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9" table:formula="of:=ROUND(POWER(1+[.B$2]*0.01; [.$A82]) * [.B$1]; 1)" office:value-type="float" office:value="4356360.5" calcext:value-type="float">
            <text:p>4356361k</text:p>
          </table:table-cell>
          <table:table-cell table:style-name="ce16" table:formula="of:=ROUND(POWER(1+[.C$2]*0.01; [.$A82]) * [.C$1]; 1)" office:value-type="float" office:value="1825184.4" calcext:value-type="float">
            <text:p>1825184k</text:p>
          </table:table-cell>
          <table:table-cell table:style-name="ce16" table:formula="of:=ROUND(POWER(1+[.D$2]*0.01; [.$A82]) * [.D$1]; 1)" office:value-type="float" office:value="792149.6" calcext:value-type="float">
            <text:p>792150k</text:p>
          </table:table-cell>
          <table:table-cell table:style-name="ce16" table:formula="of:=ROUND(POWER(1+[.E$2]*0.01; [.$A82]) * [.E$1]; 1)" office:value-type="float" office:value="633719.6" calcext:value-type="float">
            <text:p>633720k</text:p>
          </table:table-cell>
          <table:table-cell table:style-name="ce16" table:formula="of:=ROUND(POWER(1+[.F$2]*0.01; [.$A82]) * [.F$1]; 1)" office:value-type="float" office:value="328190.4" calcext:value-type="float">
            <text:p>328190k</text:p>
          </table:table-cell>
          <table:table-cell table:style-name="ce16" table:formula="of:=ROUND(POWER(1+[.G$2]*0.01; [.$A82]) * [.G$1]; 1)" office:value-type="float" office:value="40.8" calcext:value-type="float">
            <text:p>41k</text:p>
          </table:table-cell>
          <table:table-cell table:style-name="ce16" table:formula="of:=ROUND(POWER(1+[.H$2]*0.01; [.$A82]) * [.H$1]; 1)" office:value-type="float" office:value="19.7" calcext:value-type="float">
            <text:p>20k</text:p>
          </table:table-cell>
          <table:table-cell table:style-name="ce9" table:formula="of:=ROUND(POWER(1+[.I$2]*0.01; [.$A82]) * [.I$1]; 1)" office:value-type="float" office:value="4356360.5" calcext:value-type="float">
            <text:p>4356361k</text:p>
          </table:table-cell>
          <table:table-cell table:style-name="ce16" table:formula="of:=ROUND(POWER(1+[.J$2]*0.01; [.$A82]) * [.J$1]; 1)" office:value-type="float" office:value="1825184.4" calcext:value-type="float">
            <text:p>1825184k</text:p>
          </table:table-cell>
          <table:table-cell table:style-name="ce16" table:formula="of:=ROUND(POWER(1+[.K$2]*0.01; [.$A82]) * [.K$1]; 1)" office:value-type="float" office:value="792149.6" calcext:value-type="float">
            <text:p>792150k</text:p>
          </table:table-cell>
          <table:table-cell table:style-name="ce16" table:formula="of:=ROUND(POWER(1+[.L$2]*0.01; [.$A82]) * [.L$1]; 1)" office:value-type="float" office:value="633719.6" calcext:value-type="float">
            <text:p>633720k</text:p>
          </table:table-cell>
          <table:table-cell table:style-name="ce16" table:formula="of:=ROUND(POWER(1+[.M$2]*0.01; [.$A82]) * [.M$1]; 1)" office:value-type="float" office:value="328190.4" calcext:value-type="float">
            <text:p>328190k</text:p>
          </table:table-cell>
          <table:table-cell table:style-name="ce16" table:formula="of:=ROUND(POWER(1+[.N$2]*0.01; [.$A82]) * [.N$1]; 1)" office:value-type="float" office:value="61.2" calcext:value-type="float">
            <text:p>61k</text:p>
          </table:table-cell>
          <table:table-cell table:style-name="ce16" table:formula="of:=ROUND(POWER(1+[.O$2]*0.01; [.$A82]) * [.O$1]; 1)" office:value-type="float" office:value="29.6" calcext:value-type="float">
            <text:p>30k</text:p>
          </table:table-cell>
          <table:table-cell table:style-name="ce9" table:formula="of:=ROUND(POWER(1+[.P$2]*0.01; [.$A82]) * [.P$1]; 1)" office:value-type="float" office:value="4356360.5" calcext:value-type="float">
            <text:p>4356361k</text:p>
          </table:table-cell>
          <table:table-cell table:style-name="ce16" table:formula="of:=ROUND(POWER(1+[.Q$2]*0.01; [.$A82]) * [.Q$1]; 1)" office:value-type="float" office:value="1825184.4" calcext:value-type="float">
            <text:p>1825184k</text:p>
          </table:table-cell>
          <table:table-cell table:style-name="ce16" table:formula="of:=ROUND(POWER(1+[.R$2]*0.01; [.$A82]) * [.R$1]; 1)" office:value-type="float" office:value="792149.6" calcext:value-type="float">
            <text:p>792150k</text:p>
          </table:table-cell>
          <table:table-cell table:style-name="ce16" table:formula="of:=ROUND(POWER(1+[.S$2]*0.01; [.$A82]) * [.S$1]; 1)" office:value-type="float" office:value="168989.1" calcext:value-type="float">
            <text:p>168989k</text:p>
          </table:table-cell>
          <table:table-cell table:style-name="ce16" table:formula="of:=ROUND(POWER(1+[.T$2]*0.01; [.$A82]) * [.T$1]; 1)" office:value-type="float" office:value="11192.7" calcext:value-type="float">
            <text:p>11193k</text:p>
          </table:table-cell>
          <table:table-cell table:style-name="ce16" table:formula="of:=ROUND(POWER(1+[.U$2]*0.01; [.$A82]) * [.U$1]; 1)" office:value-type="float" office:value="342.1" calcext:value-type="float">
            <text:p>342k</text:p>
          </table:table-cell>
          <table:table-cell table:style-name="ce16" table:formula="of:=ROUND(POWER(1+[.V$2]*0.01; [.$A82]) * [.V$1]; 1)" office:value-type="float" office:value="39.4" calcext:value-type="float">
            <text:p>39k</text:p>
          </table:table-cell>
          <table:table-cell table:style-name="ce9" table:formula="of:=ROUND(POWER(1+[.W$2]*0.01; [.$A82]) * [.W$1]; 1)" office:value-type="float" office:value="410238" calcext:value-type="float">
            <text:p>410238k</text:p>
          </table:table-cell>
          <table:table-cell table:style-name="ce16" table:formula="of:=ROUND(POWER(1+[.X$2]*0.01; [.$A82]) * [.X$1]; 1)" office:value-type="float" office:value="211236.4" calcext:value-type="float">
            <text:p>211236k</text:p>
          </table:table-cell>
          <table:table-cell table:style-name="ce16" table:formula="of:=ROUND(POWER(1+[.Y$2]*0.01; [.$A82]) * [.Y$1]; 1)" office:value-type="float" office:value="108133.9" calcext:value-type="float">
            <text:p>108134k</text:p>
          </table:table-cell>
          <table:table-cell table:style-name="ce16" table:formula="of:=ROUND(POWER(1+[.Z$2]*0.01; [.$A82]) * [.Z$1]; 1)" office:value-type="float" office:value="55026.2" calcext:value-type="float">
            <text:p>55026k</text:p>
          </table:table-cell>
          <table:table-cell table:style-name="ce16" table:formula="of:=ROUND(POWER(1+[.AA$2]*0.01; [.$A82]) * [.AA$1]; 1)" office:value-type="float" office:value="13990.8" calcext:value-type="float">
            <text:p>13991k</text:p>
          </table:table-cell>
          <table:table-cell table:style-name="ce16" table:formula="of:=ROUND(POWER(1+[.AB$2]*0.01; [.$A82]) * [.AB$1]; 1)" office:value-type="float" office:value="40.8" calcext:value-type="float">
            <text:p>41k</text:p>
          </table:table-cell>
          <table:table-cell table:style-name="ce16" table:formula="of:=ROUND(POWER(1+[.AC$2]*0.01; [.$A82]) * [.AC$1]; 1)" office:value-type="float" office:value="19.7" calcext:value-type="float">
            <text:p>20k</text:p>
          </table:table-cell>
          <table:table-cell table:number-columns-repeated="1635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9" table:formula="of:=ROUND(POWER(1+[.B$2]*0.01; [.$A83]) * [.B$1]; 1)" office:value-type="float" office:value="5140505.4" calcext:value-type="float">
            <text:p>5140505k</text:p>
          </table:table-cell>
          <table:table-cell table:style-name="ce16" table:formula="of:=ROUND(POWER(1+[.C$2]*0.01; [.$A83]) * [.C$1]; 1)" office:value-type="float" office:value="2135465.7" calcext:value-type="float">
            <text:p>2135466k</text:p>
          </table:table-cell>
          <table:table-cell table:style-name="ce16" table:formula="of:=ROUND(POWER(1+[.D$2]*0.01; [.$A83]) * [.D$1]; 1)" office:value-type="float" office:value="918893.5" calcext:value-type="float">
            <text:p>918894k</text:p>
          </table:table-cell>
          <table:table-cell table:style-name="ce16" table:formula="of:=ROUND(POWER(1+[.E$2]*0.01; [.$A83]) * [.E$1]; 1)" office:value-type="float" office:value="735114.8" calcext:value-type="float">
            <text:p>735115k</text:p>
          </table:table-cell>
          <table:table-cell table:style-name="ce16" table:formula="of:=ROUND(POWER(1+[.F$2]*0.01; [.$A83]) * [.F$1]; 1)" office:value-type="float" office:value="377418.9" calcext:value-type="float">
            <text:p>377419k</text:p>
          </table:table-cell>
          <table:table-cell table:style-name="ce16" table:formula="of:=ROUND(POWER(1+[.G$2]*0.01; [.$A83]) * [.G$1]; 1)" office:value-type="float" office:value="42.8" calcext:value-type="float">
            <text:p>43k</text:p>
          </table:table-cell>
          <table:table-cell table:style-name="ce16" table:formula="of:=ROUND(POWER(1+[.H$2]*0.01; [.$A83]) * [.H$1]; 1)" office:value-type="float" office:value="20.5" calcext:value-type="float">
            <text:p>21k</text:p>
          </table:table-cell>
          <table:table-cell table:style-name="ce9" table:formula="of:=ROUND(POWER(1+[.I$2]*0.01; [.$A83]) * [.I$1]; 1)" office:value-type="float" office:value="5140505.4" calcext:value-type="float">
            <text:p>5140505k</text:p>
          </table:table-cell>
          <table:table-cell table:style-name="ce16" table:formula="of:=ROUND(POWER(1+[.J$2]*0.01; [.$A83]) * [.J$1]; 1)" office:value-type="float" office:value="2135465.7" calcext:value-type="float">
            <text:p>2135466k</text:p>
          </table:table-cell>
          <table:table-cell table:style-name="ce16" table:formula="of:=ROUND(POWER(1+[.K$2]*0.01; [.$A83]) * [.K$1]; 1)" office:value-type="float" office:value="918893.5" calcext:value-type="float">
            <text:p>918894k</text:p>
          </table:table-cell>
          <table:table-cell table:style-name="ce16" table:formula="of:=ROUND(POWER(1+[.L$2]*0.01; [.$A83]) * [.L$1]; 1)" office:value-type="float" office:value="735114.8" calcext:value-type="float">
            <text:p>735115k</text:p>
          </table:table-cell>
          <table:table-cell table:style-name="ce16" table:formula="of:=ROUND(POWER(1+[.M$2]*0.01; [.$A83]) * [.M$1]; 1)" office:value-type="float" office:value="377418.9" calcext:value-type="float">
            <text:p>377419k</text:p>
          </table:table-cell>
          <table:table-cell table:style-name="ce16" table:formula="of:=ROUND(POWER(1+[.N$2]*0.01; [.$A83]) * [.N$1]; 1)" office:value-type="float" office:value="64.2" calcext:value-type="float">
            <text:p>64k</text:p>
          </table:table-cell>
          <table:table-cell table:style-name="ce16" table:formula="of:=ROUND(POWER(1+[.O$2]*0.01; [.$A83]) * [.O$1]; 1)" office:value-type="float" office:value="30.7" calcext:value-type="float">
            <text:p>31k</text:p>
          </table:table-cell>
          <table:table-cell table:style-name="ce9" table:formula="of:=ROUND(POWER(1+[.P$2]*0.01; [.$A83]) * [.P$1]; 1)" office:value-type="float" office:value="5140505.4" calcext:value-type="float">
            <text:p>5140505k</text:p>
          </table:table-cell>
          <table:table-cell table:style-name="ce16" table:formula="of:=ROUND(POWER(1+[.Q$2]*0.01; [.$A83]) * [.Q$1]; 1)" office:value-type="float" office:value="2135465.7" calcext:value-type="float">
            <text:p>2135466k</text:p>
          </table:table-cell>
          <table:table-cell table:style-name="ce16" table:formula="of:=ROUND(POWER(1+[.R$2]*0.01; [.$A83]) * [.R$1]; 1)" office:value-type="float" office:value="918893.5" calcext:value-type="float">
            <text:p>918894k</text:p>
          </table:table-cell>
          <table:table-cell table:style-name="ce16" table:formula="of:=ROUND(POWER(1+[.S$2]*0.01; [.$A83]) * [.S$1]; 1)" office:value-type="float" office:value="192647.6" calcext:value-type="float">
            <text:p>192648k</text:p>
          </table:table-cell>
          <table:table-cell table:style-name="ce16" table:formula="of:=ROUND(POWER(1+[.T$2]*0.01; [.$A83]) * [.T$1]; 1)" office:value-type="float" office:value="12311.9" calcext:value-type="float">
            <text:p>12312k</text:p>
          </table:table-cell>
          <table:table-cell table:style-name="ce16" table:formula="of:=ROUND(POWER(1+[.U$2]*0.01; [.$A83]) * [.U$1]; 1)" office:value-type="float" office:value="366.1" calcext:value-type="float">
            <text:p>366k</text:p>
          </table:table-cell>
          <table:table-cell table:style-name="ce16" table:formula="of:=ROUND(POWER(1+[.V$2]*0.01; [.$A83]) * [.V$1]; 1)" office:value-type="float" office:value="41" calcext:value-type="float">
            <text:p>41k</text:p>
          </table:table-cell>
          <table:table-cell table:style-name="ce9" table:formula="of:=ROUND(POWER(1+[.W$2]*0.01; [.$A83]) * [.W$1]; 1)" office:value-type="float" office:value="471773.7" calcext:value-type="float">
            <text:p>471774k</text:p>
          </table:table-cell>
          <table:table-cell table:style-name="ce16" table:formula="of:=ROUND(POWER(1+[.X$2]*0.01; [.$A83]) * [.X$1]; 1)" office:value-type="float" office:value="240809.5" calcext:value-type="float">
            <text:p>240810k</text:p>
          </table:table-cell>
          <table:table-cell table:style-name="ce16" table:formula="of:=ROUND(POWER(1+[.Y$2]*0.01; [.$A83]) * [.Y$1]; 1)" office:value-type="float" office:value="122191.3" calcext:value-type="float">
            <text:p>122191k</text:p>
          </table:table-cell>
          <table:table-cell table:style-name="ce16" table:formula="of:=ROUND(POWER(1+[.Z$2]*0.01; [.$A83]) * [.Z$1]; 1)" office:value-type="float" office:value="61629.4" calcext:value-type="float">
            <text:p>61629k</text:p>
          </table:table-cell>
          <table:table-cell table:style-name="ce16" table:formula="of:=ROUND(POWER(1+[.AA$2]*0.01; [.$A83]) * [.AA$1]; 1)" office:value-type="float" office:value="15389.9" calcext:value-type="float">
            <text:p>15390k</text:p>
          </table:table-cell>
          <table:table-cell table:style-name="ce16" table:formula="of:=ROUND(POWER(1+[.AB$2]*0.01; [.$A83]) * [.AB$1]; 1)" office:value-type="float" office:value="42.8" calcext:value-type="float">
            <text:p>43k</text:p>
          </table:table-cell>
          <table:table-cell table:style-name="ce16" table:formula="of:=ROUND(POWER(1+[.AC$2]*0.01; [.$A83]) * [.AC$1]; 1)" office:value-type="float" office:value="20.5" calcext:value-type="float">
            <text:p>21k</text:p>
          </table:table-cell>
          <table:table-cell table:number-columns-repeated="1635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9" table:formula="of:=ROUND(POWER(1+[.B$2]*0.01; [.$A84]) * [.B$1]; 1)" office:value-type="float" office:value="6065796.4" calcext:value-type="float">
            <text:p>6065796k</text:p>
          </table:table-cell>
          <table:table-cell table:style-name="ce16" table:formula="of:=ROUND(POWER(1+[.C$2]*0.01; [.$A84]) * [.C$1]; 1)" office:value-type="float" office:value="2498494.9" calcext:value-type="float">
            <text:p>2498495k</text:p>
          </table:table-cell>
          <table:table-cell table:style-name="ce16" table:formula="of:=ROUND(POWER(1+[.D$2]*0.01; [.$A84]) * [.D$1]; 1)" office:value-type="float" office:value="1065916.4" calcext:value-type="float">
            <text:p>1065916k</text:p>
          </table:table-cell>
          <table:table-cell table:style-name="ce16" table:formula="of:=ROUND(POWER(1+[.E$2]*0.01; [.$A84]) * [.E$1]; 1)" office:value-type="float" office:value="852733.2" calcext:value-type="float">
            <text:p>852733k</text:p>
          </table:table-cell>
          <table:table-cell table:style-name="ce16" table:formula="of:=ROUND(POWER(1+[.F$2]*0.01; [.$A84]) * [.F$1]; 1)" office:value-type="float" office:value="434031.8" calcext:value-type="float">
            <text:p>434032k</text:p>
          </table:table-cell>
          <table:table-cell table:style-name="ce16" table:formula="of:=ROUND(POWER(1+[.G$2]*0.01; [.$A84]) * [.G$1]; 1)" office:value-type="float" office:value="45" calcext:value-type="float">
            <text:p>45k</text:p>
          </table:table-cell>
          <table:table-cell table:style-name="ce16" table:formula="of:=ROUND(POWER(1+[.H$2]*0.01; [.$A84]) * [.H$1]; 1)" office:value-type="float" office:value="21.3" calcext:value-type="float">
            <text:p>21k</text:p>
          </table:table-cell>
          <table:table-cell table:style-name="ce9" table:formula="of:=ROUND(POWER(1+[.I$2]*0.01; [.$A84]) * [.I$1]; 1)" office:value-type="float" office:value="6065796.4" calcext:value-type="float">
            <text:p>6065796k</text:p>
          </table:table-cell>
          <table:table-cell table:style-name="ce16" table:formula="of:=ROUND(POWER(1+[.J$2]*0.01; [.$A84]) * [.J$1]; 1)" office:value-type="float" office:value="2498494.9" calcext:value-type="float">
            <text:p>2498495k</text:p>
          </table:table-cell>
          <table:table-cell table:style-name="ce16" table:formula="of:=ROUND(POWER(1+[.K$2]*0.01; [.$A84]) * [.K$1]; 1)" office:value-type="float" office:value="1065916.4" calcext:value-type="float">
            <text:p>1065916k</text:p>
          </table:table-cell>
          <table:table-cell table:style-name="ce16" table:formula="of:=ROUND(POWER(1+[.L$2]*0.01; [.$A84]) * [.L$1]; 1)" office:value-type="float" office:value="852733.2" calcext:value-type="float">
            <text:p>852733k</text:p>
          </table:table-cell>
          <table:table-cell table:style-name="ce16" table:formula="of:=ROUND(POWER(1+[.M$2]*0.01; [.$A84]) * [.M$1]; 1)" office:value-type="float" office:value="434031.8" calcext:value-type="float">
            <text:p>434032k</text:p>
          </table:table-cell>
          <table:table-cell table:style-name="ce16" table:formula="of:=ROUND(POWER(1+[.N$2]*0.01; [.$A84]) * [.N$1]; 1)" office:value-type="float" office:value="67.4" calcext:value-type="float">
            <text:p>67k</text:p>
          </table:table-cell>
          <table:table-cell table:style-name="ce16" table:formula="of:=ROUND(POWER(1+[.O$2]*0.01; [.$A84]) * [.O$1]; 1)" office:value-type="float" office:value="32" calcext:value-type="float">
            <text:p>32k</text:p>
          </table:table-cell>
          <table:table-cell table:style-name="ce9" table:formula="of:=ROUND(POWER(1+[.P$2]*0.01; [.$A84]) * [.P$1]; 1)" office:value-type="float" office:value="6065796.4" calcext:value-type="float">
            <text:p>6065796k</text:p>
          </table:table-cell>
          <table:table-cell table:style-name="ce16" table:formula="of:=ROUND(POWER(1+[.Q$2]*0.01; [.$A84]) * [.Q$1]; 1)" office:value-type="float" office:value="2498494.9" calcext:value-type="float">
            <text:p>2498495k</text:p>
          </table:table-cell>
          <table:table-cell table:style-name="ce16" table:formula="of:=ROUND(POWER(1+[.R$2]*0.01; [.$A84]) * [.R$1]; 1)" office:value-type="float" office:value="1065916.4" calcext:value-type="float">
            <text:p>1065916k</text:p>
          </table:table-cell>
          <table:table-cell table:style-name="ce16" table:formula="of:=ROUND(POWER(1+[.S$2]*0.01; [.$A84]) * [.S$1]; 1)" office:value-type="float" office:value="219618.2" calcext:value-type="float">
            <text:p>219618k</text:p>
          </table:table-cell>
          <table:table-cell table:style-name="ce16" table:formula="of:=ROUND(POWER(1+[.T$2]*0.01; [.$A84]) * [.T$1]; 1)" office:value-type="float" office:value="13543.1" calcext:value-type="float">
            <text:p>13543k</text:p>
          </table:table-cell>
          <table:table-cell table:style-name="ce16" table:formula="of:=ROUND(POWER(1+[.U$2]*0.01; [.$A84]) * [.U$1]; 1)" office:value-type="float" office:value="391.7" calcext:value-type="float">
            <text:p>392k</text:p>
          </table:table-cell>
          <table:table-cell table:style-name="ce16" table:formula="of:=ROUND(POWER(1+[.V$2]*0.01; [.$A84]) * [.V$1]; 1)" office:value-type="float" office:value="42.6" calcext:value-type="float">
            <text:p>43k</text:p>
          </table:table-cell>
          <table:table-cell table:style-name="ce9" table:formula="of:=ROUND(POWER(1+[.W$2]*0.01; [.$A84]) * [.W$1]; 1)" office:value-type="float" office:value="542539.7" calcext:value-type="float">
            <text:p>542540k</text:p>
          </table:table-cell>
          <table:table-cell table:style-name="ce16" table:formula="of:=ROUND(POWER(1+[.X$2]*0.01; [.$A84]) * [.X$1]; 1)" office:value-type="float" office:value="274522.8" calcext:value-type="float">
            <text:p>274523k</text:p>
          </table:table-cell>
          <table:table-cell table:style-name="ce16" table:formula="of:=ROUND(POWER(1+[.Y$2]*0.01; [.$A84]) * [.Y$1]; 1)" office:value-type="float" office:value="138076.1" calcext:value-type="float">
            <text:p>138076k</text:p>
          </table:table-cell>
          <table:table-cell table:style-name="ce16" table:formula="of:=ROUND(POWER(1+[.Z$2]*0.01; [.$A84]) * [.Z$1]; 1)" office:value-type="float" office:value="69024.9" calcext:value-type="float">
            <text:p>69025k</text:p>
          </table:table-cell>
          <table:table-cell table:style-name="ce16" table:formula="of:=ROUND(POWER(1+[.AA$2]*0.01; [.$A84]) * [.AA$1]; 1)" office:value-type="float" office:value="16928.9" calcext:value-type="float">
            <text:p>16929k</text:p>
          </table:table-cell>
          <table:table-cell table:style-name="ce16" table:formula="of:=ROUND(POWER(1+[.AB$2]*0.01; [.$A84]) * [.AB$1]; 1)" office:value-type="float" office:value="45" calcext:value-type="float">
            <text:p>45k</text:p>
          </table:table-cell>
          <table:table-cell table:style-name="ce16" table:formula="of:=ROUND(POWER(1+[.AC$2]*0.01; [.$A84]) * [.AC$1]; 1)" office:value-type="float" office:value="21.3" calcext:value-type="float">
            <text:p>21k</text:p>
          </table:table-cell>
          <table:table-cell table:number-columns-repeated="1635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9" table:formula="of:=ROUND(POWER(1+[.B$2]*0.01; [.$A85]) * [.B$1]; 1)" office:value-type="float" office:value="7157639.8" calcext:value-type="float">
            <text:p>7157640k</text:p>
          </table:table-cell>
          <table:table-cell table:style-name="ce16" table:formula="of:=ROUND(POWER(1+[.C$2]*0.01; [.$A85]) * [.C$1]; 1)" office:value-type="float" office:value="2923239" calcext:value-type="float">
            <text:p>2923239k</text:p>
          </table:table-cell>
          <table:table-cell table:style-name="ce16" table:formula="of:=ROUND(POWER(1+[.D$2]*0.01; [.$A85]) * [.D$1]; 1)" office:value-type="float" office:value="1236463.1" calcext:value-type="float">
            <text:p>1236463k</text:p>
          </table:table-cell>
          <table:table-cell table:style-name="ce16" table:formula="of:=ROUND(POWER(1+[.E$2]*0.01; [.$A85]) * [.E$1]; 1)" office:value-type="float" office:value="989170.5" calcext:value-type="float">
            <text:p>989171k</text:p>
          </table:table-cell>
          <table:table-cell table:style-name="ce16" table:formula="of:=ROUND(POWER(1+[.F$2]*0.01; [.$A85]) * [.F$1]; 1)" office:value-type="float" office:value="499136.6" calcext:value-type="float">
            <text:p>499137k</text:p>
          </table:table-cell>
          <table:table-cell table:style-name="ce16" table:formula="of:=ROUND(POWER(1+[.G$2]*0.01; [.$A85]) * [.G$1]; 1)" office:value-type="float" office:value="47.2" calcext:value-type="float">
            <text:p>47k</text:p>
          </table:table-cell>
          <table:table-cell table:style-name="ce16" table:formula="of:=ROUND(POWER(1+[.H$2]*0.01; [.$A85]) * [.H$1]; 1)" office:value-type="float" office:value="22.2" calcext:value-type="float">
            <text:p>22k</text:p>
          </table:table-cell>
          <table:table-cell table:style-name="ce9" table:formula="of:=ROUND(POWER(1+[.I$2]*0.01; [.$A85]) * [.I$1]; 1)" office:value-type="float" office:value="7157639.8" calcext:value-type="float">
            <text:p>7157640k</text:p>
          </table:table-cell>
          <table:table-cell table:style-name="ce16" table:formula="of:=ROUND(POWER(1+[.J$2]*0.01; [.$A85]) * [.J$1]; 1)" office:value-type="float" office:value="2923239" calcext:value-type="float">
            <text:p>2923239k</text:p>
          </table:table-cell>
          <table:table-cell table:style-name="ce16" table:formula="of:=ROUND(POWER(1+[.K$2]*0.01; [.$A85]) * [.K$1]; 1)" office:value-type="float" office:value="1236463.1" calcext:value-type="float">
            <text:p>1236463k</text:p>
          </table:table-cell>
          <table:table-cell table:style-name="ce16" table:formula="of:=ROUND(POWER(1+[.L$2]*0.01; [.$A85]) * [.L$1]; 1)" office:value-type="float" office:value="989170.5" calcext:value-type="float">
            <text:p>989171k</text:p>
          </table:table-cell>
          <table:table-cell table:style-name="ce16" table:formula="of:=ROUND(POWER(1+[.M$2]*0.01; [.$A85]) * [.M$1]; 1)" office:value-type="float" office:value="499136.6" calcext:value-type="float">
            <text:p>499137k</text:p>
          </table:table-cell>
          <table:table-cell table:style-name="ce16" table:formula="of:=ROUND(POWER(1+[.N$2]*0.01; [.$A85]) * [.N$1]; 1)" office:value-type="float" office:value="70.8" calcext:value-type="float">
            <text:p>71k</text:p>
          </table:table-cell>
          <table:table-cell table:style-name="ce16" table:formula="of:=ROUND(POWER(1+[.O$2]*0.01; [.$A85]) * [.O$1]; 1)" office:value-type="float" office:value="33.2" calcext:value-type="float">
            <text:p>33k</text:p>
          </table:table-cell>
          <table:table-cell table:style-name="ce9" table:formula="of:=ROUND(POWER(1+[.P$2]*0.01; [.$A85]) * [.P$1]; 1)" office:value-type="float" office:value="7157639.8" calcext:value-type="float">
            <text:p>7157640k</text:p>
          </table:table-cell>
          <table:table-cell table:style-name="ce16" table:formula="of:=ROUND(POWER(1+[.Q$2]*0.01; [.$A85]) * [.Q$1]; 1)" office:value-type="float" office:value="2923239" calcext:value-type="float">
            <text:p>2923239k</text:p>
          </table:table-cell>
          <table:table-cell table:style-name="ce16" table:formula="of:=ROUND(POWER(1+[.R$2]*0.01; [.$A85]) * [.R$1]; 1)" office:value-type="float" office:value="1236463.1" calcext:value-type="float">
            <text:p>1236463k</text:p>
          </table:table-cell>
          <table:table-cell table:style-name="ce16" table:formula="of:=ROUND(POWER(1+[.S$2]*0.01; [.$A85]) * [.S$1]; 1)" office:value-type="float" office:value="250364.8" calcext:value-type="float">
            <text:p>250365k</text:p>
          </table:table-cell>
          <table:table-cell table:style-name="ce16" table:formula="of:=ROUND(POWER(1+[.T$2]*0.01; [.$A85]) * [.T$1]; 1)" office:value-type="float" office:value="14897.5" calcext:value-type="float">
            <text:p>14898k</text:p>
          </table:table-cell>
          <table:table-cell table:style-name="ce16" table:formula="of:=ROUND(POWER(1+[.U$2]*0.01; [.$A85]) * [.U$1]; 1)" office:value-type="float" office:value="419.1" calcext:value-type="float">
            <text:p>419k</text:p>
          </table:table-cell>
          <table:table-cell table:style-name="ce16" table:formula="of:=ROUND(POWER(1+[.V$2]*0.01; [.$A85]) * [.V$1]; 1)" office:value-type="float" office:value="44.3" calcext:value-type="float">
            <text:p>44k</text:p>
          </table:table-cell>
          <table:table-cell table:style-name="ce9" table:formula="of:=ROUND(POWER(1+[.W$2]*0.01; [.$A85]) * [.W$1]; 1)" office:value-type="float" office:value="623920.7" calcext:value-type="float">
            <text:p>623921k</text:p>
          </table:table-cell>
          <table:table-cell table:style-name="ce16" table:formula="of:=ROUND(POWER(1+[.X$2]*0.01; [.$A85]) * [.X$1]; 1)" office:value-type="float" office:value="312956" calcext:value-type="float">
            <text:p>312956k</text:p>
          </table:table-cell>
          <table:table-cell table:style-name="ce16" table:formula="of:=ROUND(POWER(1+[.Y$2]*0.01; [.$A85]) * [.Y$1]; 1)" office:value-type="float" office:value="156026" calcext:value-type="float">
            <text:p>156026k</text:p>
          </table:table-cell>
          <table:table-cell table:style-name="ce16" table:formula="of:=ROUND(POWER(1+[.Z$2]*0.01; [.$A85]) * [.Z$1]; 1)" office:value-type="float" office:value="77307.9" calcext:value-type="float">
            <text:p>77308k</text:p>
          </table:table-cell>
          <table:table-cell table:style-name="ce16" table:formula="of:=ROUND(POWER(1+[.AA$2]*0.01; [.$A85]) * [.AA$1]; 1)" office:value-type="float" office:value="18621.8" calcext:value-type="float">
            <text:p>18622k</text:p>
          </table:table-cell>
          <table:table-cell table:style-name="ce16" table:formula="of:=ROUND(POWER(1+[.AB$2]*0.01; [.$A85]) * [.AB$1]; 1)" office:value-type="float" office:value="47.2" calcext:value-type="float">
            <text:p>47k</text:p>
          </table:table-cell>
          <table:table-cell table:style-name="ce16" table:formula="of:=ROUND(POWER(1+[.AC$2]*0.01; [.$A85]) * [.AC$1]; 1)" office:value-type="float" office:value="22.2" calcext:value-type="float">
            <text:p>22k</text:p>
          </table:table-cell>
          <table:table-cell table:number-columns-repeated="1635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" table:formula="of:=ROUND(POWER(1+[.B$2]*0.01; [.$A86]) * [.B$1]; 1)" office:value-type="float" office:value="8446014.9" calcext:value-type="float">
            <text:p>8446015k</text:p>
          </table:table-cell>
          <table:table-cell table:style-name="ce16" table:formula="of:=ROUND(POWER(1+[.C$2]*0.01; [.$A86]) * [.C$1]; 1)" office:value-type="float" office:value="3420189.6" calcext:value-type="float">
            <text:p>3420190k</text:p>
          </table:table-cell>
          <table:table-cell table:style-name="ce16" table:formula="of:=ROUND(POWER(1+[.D$2]*0.01; [.$A86]) * [.D$1]; 1)" office:value-type="float" office:value="1434297.2" calcext:value-type="float">
            <text:p>1434297k</text:p>
          </table:table-cell>
          <table:table-cell table:style-name="ce16" table:formula="of:=ROUND(POWER(1+[.E$2]*0.01; [.$A86]) * [.E$1]; 1)" office:value-type="float" office:value="1147437.7" calcext:value-type="float">
            <text:p>1147438k</text:p>
          </table:table-cell>
          <table:table-cell table:style-name="ce16" table:formula="of:=ROUND(POWER(1+[.F$2]*0.01; [.$A86]) * [.F$1]; 1)" office:value-type="float" office:value="574007" calcext:value-type="float">
            <text:p>574007k</text:p>
          </table:table-cell>
          <table:table-cell table:style-name="ce16" table:formula="of:=ROUND(POWER(1+[.G$2]*0.01; [.$A86]) * [.G$1]; 1)" office:value-type="float" office:value="49.6" calcext:value-type="float">
            <text:p>50k</text:p>
          </table:table-cell>
          <table:table-cell table:style-name="ce16" table:formula="of:=ROUND(POWER(1+[.H$2]*0.01; [.$A86]) * [.H$1]; 1)" office:value-type="float" office:value="23" calcext:value-type="float">
            <text:p>23k</text:p>
          </table:table-cell>
          <table:table-cell table:style-name="ce9" table:formula="of:=ROUND(POWER(1+[.I$2]*0.01; [.$A86]) * [.I$1]; 1)" office:value-type="float" office:value="8446014.9" calcext:value-type="float">
            <text:p>8446015k</text:p>
          </table:table-cell>
          <table:table-cell table:style-name="ce16" table:formula="of:=ROUND(POWER(1+[.J$2]*0.01; [.$A86]) * [.J$1]; 1)" office:value-type="float" office:value="3420189.6" calcext:value-type="float">
            <text:p>3420190k</text:p>
          </table:table-cell>
          <table:table-cell table:style-name="ce16" table:formula="of:=ROUND(POWER(1+[.K$2]*0.01; [.$A86]) * [.K$1]; 1)" office:value-type="float" office:value="1434297.2" calcext:value-type="float">
            <text:p>1434297k</text:p>
          </table:table-cell>
          <table:table-cell table:style-name="ce16" table:formula="of:=ROUND(POWER(1+[.L$2]*0.01; [.$A86]) * [.L$1]; 1)" office:value-type="float" office:value="1147437.7" calcext:value-type="float">
            <text:p>1147438k</text:p>
          </table:table-cell>
          <table:table-cell table:style-name="ce16" table:formula="of:=ROUND(POWER(1+[.M$2]*0.01; [.$A86]) * [.M$1]; 1)" office:value-type="float" office:value="574007" calcext:value-type="float">
            <text:p>574007k</text:p>
          </table:table-cell>
          <table:table-cell table:style-name="ce16" table:formula="of:=ROUND(POWER(1+[.N$2]*0.01; [.$A86]) * [.N$1]; 1)" office:value-type="float" office:value="74.3" calcext:value-type="float">
            <text:p>74k</text:p>
          </table:table-cell>
          <table:table-cell table:style-name="ce16" table:formula="of:=ROUND(POWER(1+[.O$2]*0.01; [.$A86]) * [.O$1]; 1)" office:value-type="float" office:value="34.6" calcext:value-type="float">
            <text:p>35k</text:p>
          </table:table-cell>
          <table:table-cell table:style-name="ce9" table:formula="of:=ROUND(POWER(1+[.P$2]*0.01; [.$A86]) * [.P$1]; 1)" office:value-type="float" office:value="8446014.9" calcext:value-type="float">
            <text:p>8446015k</text:p>
          </table:table-cell>
          <table:table-cell table:style-name="ce16" table:formula="of:=ROUND(POWER(1+[.Q$2]*0.01; [.$A86]) * [.Q$1]; 1)" office:value-type="float" office:value="3420189.6" calcext:value-type="float">
            <text:p>3420190k</text:p>
          </table:table-cell>
          <table:table-cell table:style-name="ce16" table:formula="of:=ROUND(POWER(1+[.R$2]*0.01; [.$A86]) * [.R$1]; 1)" office:value-type="float" office:value="1434297.2" calcext:value-type="float">
            <text:p>1434297k</text:p>
          </table:table-cell>
          <table:table-cell table:style-name="ce16" table:formula="of:=ROUND(POWER(1+[.S$2]*0.01; [.$A86]) * [.S$1]; 1)" office:value-type="float" office:value="285415.9" calcext:value-type="float">
            <text:p>285416k</text:p>
          </table:table-cell>
          <table:table-cell table:style-name="ce16" table:formula="of:=ROUND(POWER(1+[.T$2]*0.01; [.$A86]) * [.T$1]; 1)" office:value-type="float" office:value="16387.2" calcext:value-type="float">
            <text:p>16387k</text:p>
          </table:table-cell>
          <table:table-cell table:style-name="ce16" table:formula="of:=ROUND(POWER(1+[.U$2]*0.01; [.$A86]) * [.U$1]; 1)" office:value-type="float" office:value="448.5" calcext:value-type="float">
            <text:p>449k</text:p>
          </table:table-cell>
          <table:table-cell table:style-name="ce16" table:formula="of:=ROUND(POWER(1+[.V$2]*0.01; [.$A86]) * [.V$1]; 1)" office:value-type="float" office:value="46.1" calcext:value-type="float">
            <text:p>46k</text:p>
          </table:table-cell>
          <table:table-cell table:style-name="ce9" table:formula="of:=ROUND(POWER(1+[.W$2]*0.01; [.$A86]) * [.W$1]; 1)" office:value-type="float" office:value="717508.8" calcext:value-type="float">
            <text:p>717509k</text:p>
          </table:table-cell>
          <table:table-cell table:style-name="ce16" table:formula="of:=ROUND(POWER(1+[.X$2]*0.01; [.$A86]) * [.X$1]; 1)" office:value-type="float" office:value="356769.8" calcext:value-type="float">
            <text:p>356770k</text:p>
          </table:table-cell>
          <table:table-cell table:style-name="ce16" table:formula="of:=ROUND(POWER(1+[.Y$2]*0.01; [.$A86]) * [.Y$1]; 1)" office:value-type="float" office:value="176309.4" calcext:value-type="float">
            <text:p>176309k</text:p>
          </table:table-cell>
          <table:table-cell table:style-name="ce16" table:formula="of:=ROUND(POWER(1+[.Z$2]*0.01; [.$A86]) * [.Z$1]; 1)" office:value-type="float" office:value="86584.8" calcext:value-type="float">
            <text:p>86585k</text:p>
          </table:table-cell>
          <table:table-cell table:style-name="ce16" table:formula="of:=ROUND(POWER(1+[.AA$2]*0.01; [.$A86]) * [.AA$1]; 1)" office:value-type="float" office:value="20484" calcext:value-type="float">
            <text:p>20484k</text:p>
          </table:table-cell>
          <table:table-cell table:style-name="ce16" table:formula="of:=ROUND(POWER(1+[.AB$2]*0.01; [.$A86]) * [.AB$1]; 1)" office:value-type="float" office:value="49.6" calcext:value-type="float">
            <text:p>50k</text:p>
          </table:table-cell>
          <table:table-cell table:style-name="ce16" table:formula="of:=ROUND(POWER(1+[.AC$2]*0.01; [.$A86]) * [.AC$1]; 1)" office:value-type="float" office:value="23" calcext:value-type="float">
            <text:p>23k</text:p>
          </table:table-cell>
          <table:table-cell table:number-columns-repeated="16355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9" table:formula="of:=ROUND(POWER(1+[.B$2]*0.01; [.$A87]) * [.B$1]; 1)" office:value-type="float" office:value="9966297.6" calcext:value-type="float">
            <text:p>9966298k</text:p>
          </table:table-cell>
          <table:table-cell table:style-name="ce16" table:formula="of:=ROUND(POWER(1+[.C$2]*0.01; [.$A87]) * [.C$1]; 1)" office:value-type="float" office:value="4001621.9" calcext:value-type="float">
            <text:p>4001622k</text:p>
          </table:table-cell>
          <table:table-cell table:style-name="ce16" table:formula="of:=ROUND(POWER(1+[.D$2]*0.01; [.$A87]) * [.D$1]; 1)" office:value-type="float" office:value="1663784.7" calcext:value-type="float">
            <text:p>1663785k</text:p>
          </table:table-cell>
          <table:table-cell table:style-name="ce16" table:formula="of:=ROUND(POWER(1+[.E$2]*0.01; [.$A87]) * [.E$1]; 1)" office:value-type="float" office:value="1331027.8" calcext:value-type="float">
            <text:p>1331028k</text:p>
          </table:table-cell>
          <table:table-cell table:style-name="ce16" table:formula="of:=ROUND(POWER(1+[.F$2]*0.01; [.$A87]) * [.F$1]; 1)" office:value-type="float" office:value="660108.1" calcext:value-type="float">
            <text:p>660108k</text:p>
          </table:table-cell>
          <table:table-cell table:style-name="ce16" table:formula="of:=ROUND(POWER(1+[.G$2]*0.01; [.$A87]) * [.G$1]; 1)" office:value-type="float" office:value="52" calcext:value-type="float">
            <text:p>52k</text:p>
          </table:table-cell>
          <table:table-cell table:style-name="ce16" table:formula="of:=ROUND(POWER(1+[.H$2]*0.01; [.$A87]) * [.H$1]; 1)" office:value-type="float" office:value="24" calcext:value-type="float">
            <text:p>24k</text:p>
          </table:table-cell>
          <table:table-cell table:style-name="ce9" table:formula="of:=ROUND(POWER(1+[.I$2]*0.01; [.$A87]) * [.I$1]; 1)" office:value-type="float" office:value="9966297.6" calcext:value-type="float">
            <text:p>9966298k</text:p>
          </table:table-cell>
          <table:table-cell table:style-name="ce16" table:formula="of:=ROUND(POWER(1+[.J$2]*0.01; [.$A87]) * [.J$1]; 1)" office:value-type="float" office:value="4001621.9" calcext:value-type="float">
            <text:p>4001622k</text:p>
          </table:table-cell>
          <table:table-cell table:style-name="ce16" table:formula="of:=ROUND(POWER(1+[.K$2]*0.01; [.$A87]) * [.K$1]; 1)" office:value-type="float" office:value="1663784.7" calcext:value-type="float">
            <text:p>1663785k</text:p>
          </table:table-cell>
          <table:table-cell table:style-name="ce16" table:formula="of:=ROUND(POWER(1+[.L$2]*0.01; [.$A87]) * [.L$1]; 1)" office:value-type="float" office:value="1331027.8" calcext:value-type="float">
            <text:p>1331028k</text:p>
          </table:table-cell>
          <table:table-cell table:style-name="ce16" table:formula="of:=ROUND(POWER(1+[.M$2]*0.01; [.$A87]) * [.M$1]; 1)" office:value-type="float" office:value="660108.1" calcext:value-type="float">
            <text:p>660108k</text:p>
          </table:table-cell>
          <table:table-cell table:style-name="ce16" table:formula="of:=ROUND(POWER(1+[.N$2]*0.01; [.$A87]) * [.N$1]; 1)" office:value-type="float" office:value="78.1" calcext:value-type="float">
            <text:p>78k</text:p>
          </table:table-cell>
          <table:table-cell table:style-name="ce16" table:formula="of:=ROUND(POWER(1+[.O$2]*0.01; [.$A87]) * [.O$1]; 1)" office:value-type="float" office:value="36" calcext:value-type="float">
            <text:p>36k</text:p>
          </table:table-cell>
          <table:table-cell table:style-name="ce9" table:formula="of:=ROUND(POWER(1+[.P$2]*0.01; [.$A87]) * [.P$1]; 1)" office:value-type="float" office:value="9966297.6" calcext:value-type="float">
            <text:p>9966298k</text:p>
          </table:table-cell>
          <table:table-cell table:style-name="ce16" table:formula="of:=ROUND(POWER(1+[.Q$2]*0.01; [.$A87]) * [.Q$1]; 1)" office:value-type="float" office:value="4001621.9" calcext:value-type="float">
            <text:p>4001622k</text:p>
          </table:table-cell>
          <table:table-cell table:style-name="ce16" table:formula="of:=ROUND(POWER(1+[.R$2]*0.01; [.$A87]) * [.R$1]; 1)" office:value-type="float" office:value="1663784.7" calcext:value-type="float">
            <text:p>1663785k</text:p>
          </table:table-cell>
          <table:table-cell table:style-name="ce16" table:formula="of:=ROUND(POWER(1+[.S$2]*0.01; [.$A87]) * [.S$1]; 1)" office:value-type="float" office:value="325374.1" calcext:value-type="float">
            <text:p>325374k</text:p>
          </table:table-cell>
          <table:table-cell table:style-name="ce16" table:formula="of:=ROUND(POWER(1+[.T$2]*0.01; [.$A87]) * [.T$1]; 1)" office:value-type="float" office:value="18025.9" calcext:value-type="float">
            <text:p>18026k</text:p>
          </table:table-cell>
          <table:table-cell table:style-name="ce16" table:formula="of:=ROUND(POWER(1+[.U$2]*0.01; [.$A87]) * [.U$1]; 1)" office:value-type="float" office:value="479.9" calcext:value-type="float">
            <text:p>480k</text:p>
          </table:table-cell>
          <table:table-cell table:style-name="ce16" table:formula="of:=ROUND(POWER(1+[.V$2]*0.01; [.$A87]) * [.V$1]; 1)" office:value-type="float" office:value="47.9" calcext:value-type="float">
            <text:p>48k</text:p>
          </table:table-cell>
          <table:table-cell table:style-name="ce9" table:formula="of:=ROUND(POWER(1+[.W$2]*0.01; [.$A87]) * [.W$1]; 1)" office:value-type="float" office:value="825135.1" calcext:value-type="float">
            <text:p>825135k</text:p>
          </table:table-cell>
          <table:table-cell table:style-name="ce16" table:formula="of:=ROUND(POWER(1+[.X$2]*0.01; [.$A87]) * [.X$1]; 1)" office:value-type="float" office:value="406717.6" calcext:value-type="float">
            <text:p>406718k</text:p>
          </table:table-cell>
          <table:table-cell table:style-name="ce16" table:formula="of:=ROUND(POWER(1+[.Y$2]*0.01; [.$A87]) * [.Y$1]; 1)" office:value-type="float" office:value="199229.6" calcext:value-type="float">
            <text:p>199230k</text:p>
          </table:table-cell>
          <table:table-cell table:style-name="ce16" table:formula="of:=ROUND(POWER(1+[.Z$2]*0.01; [.$A87]) * [.Z$1]; 1)" office:value-type="float" office:value="96975" calcext:value-type="float">
            <text:p>96975k</text:p>
          </table:table-cell>
          <table:table-cell table:style-name="ce16" table:formula="of:=ROUND(POWER(1+[.AA$2]*0.01; [.$A87]) * [.AA$1]; 1)" office:value-type="float" office:value="22532.4" calcext:value-type="float">
            <text:p>22532k</text:p>
          </table:table-cell>
          <table:table-cell table:style-name="ce16" table:formula="of:=ROUND(POWER(1+[.AB$2]*0.01; [.$A87]) * [.AB$1]; 1)" office:value-type="float" office:value="52" calcext:value-type="float">
            <text:p>52k</text:p>
          </table:table-cell>
          <table:table-cell table:style-name="ce16" table:formula="of:=ROUND(POWER(1+[.AC$2]*0.01; [.$A87]) * [.AC$1]; 1)" office:value-type="float" office:value="24" calcext:value-type="float">
            <text:p>24k</text:p>
          </table:table-cell>
          <table:table-cell table:number-columns-repeated="16355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9" table:formula="of:=ROUND(POWER(1+[.B$2]*0.01; [.$A88]) * [.B$1]; 1)" office:value-type="float" office:value="11760231.2" calcext:value-type="float">
            <text:p>11760231k</text:p>
          </table:table-cell>
          <table:table-cell table:style-name="ce16" table:formula="of:=ROUND(POWER(1+[.C$2]*0.01; [.$A88]) * [.C$1]; 1)" office:value-type="float" office:value="4681897.6" calcext:value-type="float">
            <text:p>4681898k</text:p>
          </table:table-cell>
          <table:table-cell table:style-name="ce16" table:formula="of:=ROUND(POWER(1+[.D$2]*0.01; [.$A88]) * [.D$1]; 1)" office:value-type="float" office:value="1929990.3" calcext:value-type="float">
            <text:p>1929990k</text:p>
          </table:table-cell>
          <table:table-cell table:style-name="ce16" table:formula="of:=ROUND(POWER(1+[.E$2]*0.01; [.$A88]) * [.E$1]; 1)" office:value-type="float" office:value="1543992.2" calcext:value-type="float">
            <text:p>1543992k</text:p>
          </table:table-cell>
          <table:table-cell table:style-name="ce16" table:formula="of:=ROUND(POWER(1+[.F$2]*0.01; [.$A88]) * [.F$1]; 1)" office:value-type="float" office:value="759124.3" calcext:value-type="float">
            <text:p>759124k</text:p>
          </table:table-cell>
          <table:table-cell table:style-name="ce16" table:formula="of:=ROUND(POWER(1+[.G$2]*0.01; [.$A88]) * [.G$1]; 1)" office:value-type="float" office:value="54.6" calcext:value-type="float">
            <text:p>55k</text:p>
          </table:table-cell>
          <table:table-cell table:style-name="ce16" table:formula="of:=ROUND(POWER(1+[.H$2]*0.01; [.$A88]) * [.H$1]; 1)" office:value-type="float" office:value="24.9" calcext:value-type="float">
            <text:p>25k</text:p>
          </table:table-cell>
          <table:table-cell table:style-name="ce9" table:formula="of:=ROUND(POWER(1+[.I$2]*0.01; [.$A88]) * [.I$1]; 1)" office:value-type="float" office:value="11760231.2" calcext:value-type="float">
            <text:p>11760231k</text:p>
          </table:table-cell>
          <table:table-cell table:style-name="ce16" table:formula="of:=ROUND(POWER(1+[.J$2]*0.01; [.$A88]) * [.J$1]; 1)" office:value-type="float" office:value="4681897.6" calcext:value-type="float">
            <text:p>4681898k</text:p>
          </table:table-cell>
          <table:table-cell table:style-name="ce16" table:formula="of:=ROUND(POWER(1+[.K$2]*0.01; [.$A88]) * [.K$1]; 1)" office:value-type="float" office:value="1929990.3" calcext:value-type="float">
            <text:p>1929990k</text:p>
          </table:table-cell>
          <table:table-cell table:style-name="ce16" table:formula="of:=ROUND(POWER(1+[.L$2]*0.01; [.$A88]) * [.L$1]; 1)" office:value-type="float" office:value="1543992.2" calcext:value-type="float">
            <text:p>1543992k</text:p>
          </table:table-cell>
          <table:table-cell table:style-name="ce16" table:formula="of:=ROUND(POWER(1+[.M$2]*0.01; [.$A88]) * [.M$1]; 1)" office:value-type="float" office:value="759124.3" calcext:value-type="float">
            <text:p>759124k</text:p>
          </table:table-cell>
          <table:table-cell table:style-name="ce16" table:formula="of:=ROUND(POWER(1+[.N$2]*0.01; [.$A88]) * [.N$1]; 1)" office:value-type="float" office:value="82" calcext:value-type="float">
            <text:p>82k</text:p>
          </table:table-cell>
          <table:table-cell table:style-name="ce16" table:formula="of:=ROUND(POWER(1+[.O$2]*0.01; [.$A88]) * [.O$1]; 1)" office:value-type="float" office:value="37.4" calcext:value-type="float">
            <text:p>37k</text:p>
          </table:table-cell>
          <table:table-cell table:style-name="ce9" table:formula="of:=ROUND(POWER(1+[.P$2]*0.01; [.$A88]) * [.P$1]; 1)" office:value-type="float" office:value="11760231.2" calcext:value-type="float">
            <text:p>11760231k</text:p>
          </table:table-cell>
          <table:table-cell table:style-name="ce16" table:formula="of:=ROUND(POWER(1+[.Q$2]*0.01; [.$A88]) * [.Q$1]; 1)" office:value-type="float" office:value="4681897.6" calcext:value-type="float">
            <text:p>4681898k</text:p>
          </table:table-cell>
          <table:table-cell table:style-name="ce16" table:formula="of:=ROUND(POWER(1+[.R$2]*0.01; [.$A88]) * [.R$1]; 1)" office:value-type="float" office:value="1929990.3" calcext:value-type="float">
            <text:p>1929990k</text:p>
          </table:table-cell>
          <table:table-cell table:style-name="ce16" table:formula="of:=ROUND(POWER(1+[.S$2]*0.01; [.$A88]) * [.S$1]; 1)" office:value-type="float" office:value="370926.4" calcext:value-type="float">
            <text:p>370926k</text:p>
          </table:table-cell>
          <table:table-cell table:style-name="ce16" table:formula="of:=ROUND(POWER(1+[.T$2]*0.01; [.$A88]) * [.T$1]; 1)" office:value-type="float" office:value="19828.5" calcext:value-type="float">
            <text:p>19829k</text:p>
          </table:table-cell>
          <table:table-cell table:style-name="ce16" table:formula="of:=ROUND(POWER(1+[.U$2]*0.01; [.$A88]) * [.U$1]; 1)" office:value-type="float" office:value="513.5" calcext:value-type="float">
            <text:p>514k</text:p>
          </table:table-cell>
          <table:table-cell table:style-name="ce16" table:formula="of:=ROUND(POWER(1+[.V$2]*0.01; [.$A88]) * [.V$1]; 1)" office:value-type="float" office:value="49.9" calcext:value-type="float">
            <text:p>50k</text:p>
          </table:table-cell>
          <table:table-cell table:style-name="ce9" table:formula="of:=ROUND(POWER(1+[.W$2]*0.01; [.$A88]) * [.W$1]; 1)" office:value-type="float" office:value="948905.4" calcext:value-type="float">
            <text:p>948905k</text:p>
          </table:table-cell>
          <table:table-cell table:style-name="ce16" table:formula="of:=ROUND(POWER(1+[.X$2]*0.01; [.$A88]) * [.X$1]; 1)" office:value-type="float" office:value="463658.1" calcext:value-type="float">
            <text:p>463658k</text:p>
          </table:table-cell>
          <table:table-cell table:style-name="ce16" table:formula="of:=ROUND(POWER(1+[.Y$2]*0.01; [.$A88]) * [.Y$1]; 1)" office:value-type="float" office:value="225129.5" calcext:value-type="float">
            <text:p>225130k</text:p>
          </table:table-cell>
          <table:table-cell table:style-name="ce16" table:formula="of:=ROUND(POWER(1+[.Z$2]*0.01; [.$A88]) * [.Z$1]; 1)" office:value-type="float" office:value="108612" calcext:value-type="float">
            <text:p>108612k</text:p>
          </table:table-cell>
          <table:table-cell table:style-name="ce16" table:formula="of:=ROUND(POWER(1+[.AA$2]*0.01; [.$A88]) * [.AA$1]; 1)" office:value-type="float" office:value="24785.6" calcext:value-type="float">
            <text:p>24786k</text:p>
          </table:table-cell>
          <table:table-cell table:style-name="ce16" table:formula="of:=ROUND(POWER(1+[.AB$2]*0.01; [.$A88]) * [.AB$1]; 1)" office:value-type="float" office:value="54.6" calcext:value-type="float">
            <text:p>55k</text:p>
          </table:table-cell>
          <table:table-cell table:style-name="ce16" table:formula="of:=ROUND(POWER(1+[.AC$2]*0.01; [.$A88]) * [.AC$1]; 1)" office:value-type="float" office:value="24.9" calcext:value-type="float">
            <text:p>25k</text:p>
          </table:table-cell>
          <table:table-cell table:number-columns-repeated="1635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9" table:formula="of:=ROUND(POWER(1+[.B$2]*0.01; [.$A89]) * [.B$1]; 1)" office:value-type="float" office:value="13877072.8" calcext:value-type="float">
            <text:p>13877073k</text:p>
          </table:table-cell>
          <table:table-cell table:style-name="ce16" table:formula="of:=ROUND(POWER(1+[.C$2]*0.01; [.$A89]) * [.C$1]; 1)" office:value-type="float" office:value="5477820.2" calcext:value-type="float">
            <text:p>5477820k</text:p>
          </table:table-cell>
          <table:table-cell table:style-name="ce16" table:formula="of:=ROUND(POWER(1+[.D$2]*0.01; [.$A89]) * [.D$1]; 1)" office:value-type="float" office:value="2238788.7" calcext:value-type="float">
            <text:p>2238789k</text:p>
          </table:table-cell>
          <table:table-cell table:style-name="ce16" table:formula="of:=ROUND(POWER(1+[.E$2]*0.01; [.$A89]) * [.E$1]; 1)" office:value-type="float" office:value="1791031" calcext:value-type="float">
            <text:p>1791031k</text:p>
          </table:table-cell>
          <table:table-cell table:style-name="ce16" table:formula="of:=ROUND(POWER(1+[.F$2]*0.01; [.$A89]) * [.F$1]; 1)" office:value-type="float" office:value="872992.9" calcext:value-type="float">
            <text:p>872993k</text:p>
          </table:table-cell>
          <table:table-cell table:style-name="ce16" table:formula="of:=ROUND(POWER(1+[.G$2]*0.01; [.$A89]) * [.G$1]; 1)" office:value-type="float" office:value="57.4" calcext:value-type="float">
            <text:p>57k</text:p>
          </table:table-cell>
          <table:table-cell table:style-name="ce16" table:formula="of:=ROUND(POWER(1+[.H$2]*0.01; [.$A89]) * [.H$1]; 1)" office:value-type="float" office:value="25.9" calcext:value-type="float">
            <text:p>26k</text:p>
          </table:table-cell>
          <table:table-cell table:style-name="ce9" table:formula="of:=ROUND(POWER(1+[.I$2]*0.01; [.$A89]) * [.I$1]; 1)" office:value-type="float" office:value="13877072.8" calcext:value-type="float">
            <text:p>13877073k</text:p>
          </table:table-cell>
          <table:table-cell table:style-name="ce16" table:formula="of:=ROUND(POWER(1+[.J$2]*0.01; [.$A89]) * [.J$1]; 1)" office:value-type="float" office:value="5477820.2" calcext:value-type="float">
            <text:p>5477820k</text:p>
          </table:table-cell>
          <table:table-cell table:style-name="ce16" table:formula="of:=ROUND(POWER(1+[.K$2]*0.01; [.$A89]) * [.K$1]; 1)" office:value-type="float" office:value="2238788.7" calcext:value-type="float">
            <text:p>2238789k</text:p>
          </table:table-cell>
          <table:table-cell table:style-name="ce16" table:formula="of:=ROUND(POWER(1+[.L$2]*0.01; [.$A89]) * [.L$1]; 1)" office:value-type="float" office:value="1791031" calcext:value-type="float">
            <text:p>1791031k</text:p>
          </table:table-cell>
          <table:table-cell table:style-name="ce16" table:formula="of:=ROUND(POWER(1+[.M$2]*0.01; [.$A89]) * [.M$1]; 1)" office:value-type="float" office:value="872992.9" calcext:value-type="float">
            <text:p>872993k</text:p>
          </table:table-cell>
          <table:table-cell table:style-name="ce16" table:formula="of:=ROUND(POWER(1+[.N$2]*0.01; [.$A89]) * [.N$1]; 1)" office:value-type="float" office:value="86.1" calcext:value-type="float">
            <text:p>86k</text:p>
          </table:table-cell>
          <table:table-cell table:style-name="ce16" table:formula="of:=ROUND(POWER(1+[.O$2]*0.01; [.$A89]) * [.O$1]; 1)" office:value-type="float" office:value="38.9" calcext:value-type="float">
            <text:p>39k</text:p>
          </table:table-cell>
          <table:table-cell table:style-name="ce9" table:formula="of:=ROUND(POWER(1+[.P$2]*0.01; [.$A89]) * [.P$1]; 1)" office:value-type="float" office:value="13877072.8" calcext:value-type="float">
            <text:p>13877073k</text:p>
          </table:table-cell>
          <table:table-cell table:style-name="ce16" table:formula="of:=ROUND(POWER(1+[.Q$2]*0.01; [.$A89]) * [.Q$1]; 1)" office:value-type="float" office:value="5477820.2" calcext:value-type="float">
            <text:p>5477820k</text:p>
          </table:table-cell>
          <table:table-cell table:style-name="ce16" table:formula="of:=ROUND(POWER(1+[.R$2]*0.01; [.$A89]) * [.R$1]; 1)" office:value-type="float" office:value="2238788.7" calcext:value-type="float">
            <text:p>2238789k</text:p>
          </table:table-cell>
          <table:table-cell table:style-name="ce16" table:formula="of:=ROUND(POWER(1+[.S$2]*0.01; [.$A89]) * [.S$1]; 1)" office:value-type="float" office:value="422856.1" calcext:value-type="float">
            <text:p>422856k</text:p>
          </table:table-cell>
          <table:table-cell table:style-name="ce16" table:formula="of:=ROUND(POWER(1+[.T$2]*0.01; [.$A89]) * [.T$1]; 1)" office:value-type="float" office:value="21811.4" calcext:value-type="float">
            <text:p>21811k</text:p>
          </table:table-cell>
          <table:table-cell table:style-name="ce16" table:formula="of:=ROUND(POWER(1+[.U$2]*0.01; [.$A89]) * [.U$1]; 1)" office:value-type="float" office:value="549.4" calcext:value-type="float">
            <text:p>549k</text:p>
          </table:table-cell>
          <table:table-cell table:style-name="ce16" table:formula="of:=ROUND(POWER(1+[.V$2]*0.01; [.$A89]) * [.V$1]; 1)" office:value-type="float" office:value="51.9" calcext:value-type="float">
            <text:p>52k</text:p>
          </table:table-cell>
          <table:table-cell table:style-name="ce9" table:formula="of:=ROUND(POWER(1+[.W$2]*0.01; [.$A89]) * [.W$1]; 1)" office:value-type="float" office:value="1091241.2" calcext:value-type="float">
            <text:p>1091241k</text:p>
          </table:table-cell>
          <table:table-cell table:style-name="ce16" table:formula="of:=ROUND(POWER(1+[.X$2]*0.01; [.$A89]) * [.X$1]; 1)" office:value-type="float" office:value="528570.2" calcext:value-type="float">
            <text:p>528570k</text:p>
          </table:table-cell>
          <table:table-cell table:style-name="ce16" table:formula="of:=ROUND(POWER(1+[.Y$2]*0.01; [.$A89]) * [.Y$1]; 1)" office:value-type="float" office:value="254396.3" calcext:value-type="float">
            <text:p>254396k</text:p>
          </table:table-cell>
          <table:table-cell table:style-name="ce16" table:formula="of:=ROUND(POWER(1+[.Z$2]*0.01; [.$A89]) * [.Z$1]; 1)" office:value-type="float" office:value="121645.5" calcext:value-type="float">
            <text:p>121646k</text:p>
          </table:table-cell>
          <table:table-cell table:style-name="ce16" table:formula="of:=ROUND(POWER(1+[.AA$2]*0.01; [.$A89]) * [.AA$1]; 1)" office:value-type="float" office:value="27264.2" calcext:value-type="float">
            <text:p>27264k</text:p>
          </table:table-cell>
          <table:table-cell table:style-name="ce16" table:formula="of:=ROUND(POWER(1+[.AB$2]*0.01; [.$A89]) * [.AB$1]; 1)" office:value-type="float" office:value="57.4" calcext:value-type="float">
            <text:p>57k</text:p>
          </table:table-cell>
          <table:table-cell table:style-name="ce16" table:formula="of:=ROUND(POWER(1+[.AC$2]*0.01; [.$A89]) * [.AC$1]; 1)" office:value-type="float" office:value="25.9" calcext:value-type="float">
            <text:p>26k</text:p>
          </table:table-cell>
          <table:table-cell table:number-columns-repeated="1635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9" table:formula="of:=ROUND(POWER(1+[.B$2]*0.01; [.$A90]) * [.B$1]; 1)" office:value-type="float" office:value="16374945.9" calcext:value-type="float">
            <text:p>16374946k</text:p>
          </table:table-cell>
          <table:table-cell table:style-name="ce16" table:formula="of:=ROUND(POWER(1+[.C$2]*0.01; [.$A90]) * [.C$1]; 1)" office:value-type="float" office:value="6409049.6" calcext:value-type="float">
            <text:p>6409050k</text:p>
          </table:table-cell>
          <table:table-cell table:style-name="ce16" table:formula="of:=ROUND(POWER(1+[.D$2]*0.01; [.$A90]) * [.D$1]; 1)" office:value-type="float" office:value="2596994.9" calcext:value-type="float">
            <text:p>2596995k</text:p>
          </table:table-cell>
          <table:table-cell table:style-name="ce16" table:formula="of:=ROUND(POWER(1+[.E$2]*0.01; [.$A90]) * [.E$1]; 1)" office:value-type="float" office:value="2077595.9" calcext:value-type="float">
            <text:p>2077596k</text:p>
          </table:table-cell>
          <table:table-cell table:style-name="ce16" table:formula="of:=ROUND(POWER(1+[.F$2]*0.01; [.$A90]) * [.F$1]; 1)" office:value-type="float" office:value="1003941.9" calcext:value-type="float">
            <text:p>1003942k</text:p>
          </table:table-cell>
          <table:table-cell table:style-name="ce16" table:formula="of:=ROUND(POWER(1+[.G$2]*0.01; [.$A90]) * [.G$1]; 1)" office:value-type="float" office:value="60.2" calcext:value-type="float">
            <text:p>60k</text:p>
          </table:table-cell>
          <table:table-cell table:style-name="ce16" table:formula="of:=ROUND(POWER(1+[.H$2]*0.01; [.$A90]) * [.H$1]; 1)" office:value-type="float" office:value="27" calcext:value-type="float">
            <text:p>27k</text:p>
          </table:table-cell>
          <table:table-cell table:style-name="ce9" table:formula="of:=ROUND(POWER(1+[.I$2]*0.01; [.$A90]) * [.I$1]; 1)" office:value-type="float" office:value="16374945.9" calcext:value-type="float">
            <text:p>16374946k</text:p>
          </table:table-cell>
          <table:table-cell table:style-name="ce16" table:formula="of:=ROUND(POWER(1+[.J$2]*0.01; [.$A90]) * [.J$1]; 1)" office:value-type="float" office:value="6409049.6" calcext:value-type="float">
            <text:p>6409050k</text:p>
          </table:table-cell>
          <table:table-cell table:style-name="ce16" table:formula="of:=ROUND(POWER(1+[.K$2]*0.01; [.$A90]) * [.K$1]; 1)" office:value-type="float" office:value="2596994.9" calcext:value-type="float">
            <text:p>2596995k</text:p>
          </table:table-cell>
          <table:table-cell table:style-name="ce16" table:formula="of:=ROUND(POWER(1+[.L$2]*0.01; [.$A90]) * [.L$1]; 1)" office:value-type="float" office:value="2077595.9" calcext:value-type="float">
            <text:p>2077596k</text:p>
          </table:table-cell>
          <table:table-cell table:style-name="ce16" table:formula="of:=ROUND(POWER(1+[.M$2]*0.01; [.$A90]) * [.M$1]; 1)" office:value-type="float" office:value="1003941.9" calcext:value-type="float">
            <text:p>1003942k</text:p>
          </table:table-cell>
          <table:table-cell table:style-name="ce16" table:formula="of:=ROUND(POWER(1+[.N$2]*0.01; [.$A90]) * [.N$1]; 1)" office:value-type="float" office:value="90.4" calcext:value-type="float">
            <text:p>90k</text:p>
          </table:table-cell>
          <table:table-cell table:style-name="ce16" table:formula="of:=ROUND(POWER(1+[.O$2]*0.01; [.$A90]) * [.O$1]; 1)" office:value-type="float" office:value="40.4" calcext:value-type="float">
            <text:p>40k</text:p>
          </table:table-cell>
          <table:table-cell table:style-name="ce9" table:formula="of:=ROUND(POWER(1+[.P$2]*0.01; [.$A90]) * [.P$1]; 1)" office:value-type="float" office:value="16374945.9" calcext:value-type="float">
            <text:p>16374946k</text:p>
          </table:table-cell>
          <table:table-cell table:style-name="ce16" table:formula="of:=ROUND(POWER(1+[.Q$2]*0.01; [.$A90]) * [.Q$1]; 1)" office:value-type="float" office:value="6409049.6" calcext:value-type="float">
            <text:p>6409050k</text:p>
          </table:table-cell>
          <table:table-cell table:style-name="ce16" table:formula="of:=ROUND(POWER(1+[.R$2]*0.01; [.$A90]) * [.R$1]; 1)" office:value-type="float" office:value="2596994.9" calcext:value-type="float">
            <text:p>2596995k</text:p>
          </table:table-cell>
          <table:table-cell table:style-name="ce16" table:formula="of:=ROUND(POWER(1+[.S$2]*0.01; [.$A90]) * [.S$1]; 1)" office:value-type="float" office:value="482056" calcext:value-type="float">
            <text:p>482056k</text:p>
          </table:table-cell>
          <table:table-cell table:style-name="ce16" table:formula="of:=ROUND(POWER(1+[.T$2]*0.01; [.$A90]) * [.T$1]; 1)" office:value-type="float" office:value="23992.5" calcext:value-type="float">
            <text:p>23993k</text:p>
          </table:table-cell>
          <table:table-cell table:style-name="ce16" table:formula="of:=ROUND(POWER(1+[.U$2]*0.01; [.$A90]) * [.U$1]; 1)" office:value-type="float" office:value="587.9" calcext:value-type="float">
            <text:p>588k</text:p>
          </table:table-cell>
          <table:table-cell table:style-name="ce16" table:formula="of:=ROUND(POWER(1+[.V$2]*0.01; [.$A90]) * [.V$1]; 1)" office:value-type="float" office:value="53.9" calcext:value-type="float">
            <text:p>54k</text:p>
          </table:table-cell>
          <table:table-cell table:style-name="ce9" table:formula="of:=ROUND(POWER(1+[.W$2]*0.01; [.$A90]) * [.W$1]; 1)" office:value-type="float" office:value="1254927.4" calcext:value-type="float">
            <text:p>1254927k</text:p>
          </table:table-cell>
          <table:table-cell table:style-name="ce16" table:formula="of:=ROUND(POWER(1+[.X$2]*0.01; [.$A90]) * [.X$1]; 1)" office:value-type="float" office:value="602570" calcext:value-type="float">
            <text:p>602570k</text:p>
          </table:table-cell>
          <table:table-cell table:style-name="ce16" table:formula="of:=ROUND(POWER(1+[.Y$2]*0.01; [.$A90]) * [.Y$1]; 1)" office:value-type="float" office:value="287467.8" calcext:value-type="float">
            <text:p>287468k</text:p>
          </table:table-cell>
          <table:table-cell table:style-name="ce16" table:formula="of:=ROUND(POWER(1+[.Z$2]*0.01; [.$A90]) * [.Z$1]; 1)" office:value-type="float" office:value="136242.9" calcext:value-type="float">
            <text:p>136243k</text:p>
          </table:table-cell>
          <table:table-cell table:style-name="ce16" table:formula="of:=ROUND(POWER(1+[.AA$2]*0.01; [.$A90]) * [.AA$1]; 1)" office:value-type="float" office:value="29990.6" calcext:value-type="float">
            <text:p>29991k</text:p>
          </table:table-cell>
          <table:table-cell table:style-name="ce16" table:formula="of:=ROUND(POWER(1+[.AB$2]*0.01; [.$A90]) * [.AB$1]; 1)" office:value-type="float" office:value="60.2" calcext:value-type="float">
            <text:p>60k</text:p>
          </table:table-cell>
          <table:table-cell table:style-name="ce16" table:formula="of:=ROUND(POWER(1+[.AC$2]*0.01; [.$A90]) * [.AC$1]; 1)" office:value-type="float" office:value="27" calcext:value-type="float">
            <text:p>27k</text:p>
          </table:table-cell>
          <table:table-cell table:number-columns-repeated="16355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" table:formula="of:=ROUND(POWER(1+[.B$2]*0.01; [.$A91]) * [.B$1]; 1)" office:value-type="float" office:value="19322436.1" calcext:value-type="float">
            <text:p>19322436k</text:p>
          </table:table-cell>
          <table:table-cell table:style-name="ce16" table:formula="of:=ROUND(POWER(1+[.C$2]*0.01; [.$A91]) * [.C$1]; 1)" office:value-type="float" office:value="7498588" calcext:value-type="float">
            <text:p>7498588k</text:p>
          </table:table-cell>
          <table:table-cell table:style-name="ce16" table:formula="of:=ROUND(POWER(1+[.D$2]*0.01; [.$A91]) * [.D$1]; 1)" office:value-type="float" office:value="3012514.1" calcext:value-type="float">
            <text:p>3012514k</text:p>
          </table:table-cell>
          <table:table-cell table:style-name="ce16" table:formula="of:=ROUND(POWER(1+[.E$2]*0.01; [.$A91]) * [.E$1]; 1)" office:value-type="float" office:value="2410011.3" calcext:value-type="float">
            <text:p>2410011k</text:p>
          </table:table-cell>
          <table:table-cell table:style-name="ce16" table:formula="of:=ROUND(POWER(1+[.F$2]*0.01; [.$A91]) * [.F$1]; 1)" office:value-type="float" office:value="1154533.2" calcext:value-type="float">
            <text:p>1154533k</text:p>
          </table:table-cell>
          <table:table-cell table:style-name="ce16" table:formula="of:=ROUND(POWER(1+[.G$2]*0.01; [.$A91]) * [.G$1]; 1)" office:value-type="float" office:value="63.3" calcext:value-type="float">
            <text:p>63k</text:p>
          </table:table-cell>
          <table:table-cell table:style-name="ce16" table:formula="of:=ROUND(POWER(1+[.H$2]*0.01; [.$A91]) * [.H$1]; 1)" office:value-type="float" office:value="28" calcext:value-type="float">
            <text:p>28k</text:p>
          </table:table-cell>
          <table:table-cell table:style-name="ce9" table:formula="of:=ROUND(POWER(1+[.I$2]*0.01; [.$A91]) * [.I$1]; 1)" office:value-type="float" office:value="19322436.1" calcext:value-type="float">
            <text:p>19322436k</text:p>
          </table:table-cell>
          <table:table-cell table:style-name="ce16" table:formula="of:=ROUND(POWER(1+[.J$2]*0.01; [.$A91]) * [.J$1]; 1)" office:value-type="float" office:value="7498588" calcext:value-type="float">
            <text:p>7498588k</text:p>
          </table:table-cell>
          <table:table-cell table:style-name="ce16" table:formula="of:=ROUND(POWER(1+[.K$2]*0.01; [.$A91]) * [.K$1]; 1)" office:value-type="float" office:value="3012514.1" calcext:value-type="float">
            <text:p>3012514k</text:p>
          </table:table-cell>
          <table:table-cell table:style-name="ce16" table:formula="of:=ROUND(POWER(1+[.L$2]*0.01; [.$A91]) * [.L$1]; 1)" office:value-type="float" office:value="2410011.3" calcext:value-type="float">
            <text:p>2410011k</text:p>
          </table:table-cell>
          <table:table-cell table:style-name="ce16" table:formula="of:=ROUND(POWER(1+[.M$2]*0.01; [.$A91]) * [.M$1]; 1)" office:value-type="float" office:value="1154533.2" calcext:value-type="float">
            <text:p>1154533k</text:p>
          </table:table-cell>
          <table:table-cell table:style-name="ce16" table:formula="of:=ROUND(POWER(1+[.N$2]*0.01; [.$A91]) * [.N$1]; 1)" office:value-type="float" office:value="94.9" calcext:value-type="float">
            <text:p>95k</text:p>
          </table:table-cell>
          <table:table-cell table:style-name="ce16" table:formula="of:=ROUND(POWER(1+[.O$2]*0.01; [.$A91]) * [.O$1]; 1)" office:value-type="float" office:value="42.1" calcext:value-type="float">
            <text:p>42k</text:p>
          </table:table-cell>
          <table:table-cell table:style-name="ce9" table:formula="of:=ROUND(POWER(1+[.P$2]*0.01; [.$A91]) * [.P$1]; 1)" office:value-type="float" office:value="19322436.1" calcext:value-type="float">
            <text:p>19322436k</text:p>
          </table:table-cell>
          <table:table-cell table:style-name="ce16" table:formula="of:=ROUND(POWER(1+[.Q$2]*0.01; [.$A91]) * [.Q$1]; 1)" office:value-type="float" office:value="7498588" calcext:value-type="float">
            <text:p>7498588k</text:p>
          </table:table-cell>
          <table:table-cell table:style-name="ce16" table:formula="of:=ROUND(POWER(1+[.R$2]*0.01; [.$A91]) * [.R$1]; 1)" office:value-type="float" office:value="3012514.1" calcext:value-type="float">
            <text:p>3012514k</text:p>
          </table:table-cell>
          <table:table-cell table:style-name="ce16" table:formula="of:=ROUND(POWER(1+[.S$2]*0.01; [.$A91]) * [.S$1]; 1)" office:value-type="float" office:value="549543.8" calcext:value-type="float">
            <text:p>549544k</text:p>
          </table:table-cell>
          <table:table-cell table:style-name="ce16" table:formula="of:=ROUND(POWER(1+[.T$2]*0.01; [.$A91]) * [.T$1]; 1)" office:value-type="float" office:value="26391.8" calcext:value-type="float">
            <text:p>26392k</text:p>
          </table:table-cell>
          <table:table-cell table:style-name="ce16" table:formula="of:=ROUND(POWER(1+[.U$2]*0.01; [.$A91]) * [.U$1]; 1)" office:value-type="float" office:value="629" calcext:value-type="float">
            <text:p>629k</text:p>
          </table:table-cell>
          <table:table-cell table:style-name="ce16" table:formula="of:=ROUND(POWER(1+[.V$2]*0.01; [.$A91]) * [.V$1]; 1)" office:value-type="float" office:value="56.1" calcext:value-type="float">
            <text:p>56k</text:p>
          </table:table-cell>
          <table:table-cell table:style-name="ce9" table:formula="of:=ROUND(POWER(1+[.W$2]*0.01; [.$A91]) * [.W$1]; 1)" office:value-type="float" office:value="1443166.5" calcext:value-type="float">
            <text:p>1443167k</text:p>
          </table:table-cell>
          <table:table-cell table:style-name="ce16" table:formula="of:=ROUND(POWER(1+[.X$2]*0.01; [.$A91]) * [.X$1]; 1)" office:value-type="float" office:value="686929.8" calcext:value-type="float">
            <text:p>686930k</text:p>
          </table:table-cell>
          <table:table-cell table:style-name="ce16" table:formula="of:=ROUND(POWER(1+[.Y$2]*0.01; [.$A91]) * [.Y$1]; 1)" office:value-type="float" office:value="324838.6" calcext:value-type="float">
            <text:p>324839k</text:p>
          </table:table-cell>
          <table:table-cell table:style-name="ce16" table:formula="of:=ROUND(POWER(1+[.Z$2]*0.01; [.$A91]) * [.Z$1]; 1)" office:value-type="float" office:value="152592.1" calcext:value-type="float">
            <text:p>152592k</text:p>
          </table:table-cell>
          <table:table-cell table:style-name="ce16" table:formula="of:=ROUND(POWER(1+[.AA$2]*0.01; [.$A91]) * [.AA$1]; 1)" office:value-type="float" office:value="32989.7" calcext:value-type="float">
            <text:p>32990k</text:p>
          </table:table-cell>
          <table:table-cell table:style-name="ce16" table:formula="of:=ROUND(POWER(1+[.AB$2]*0.01; [.$A91]) * [.AB$1]; 1)" office:value-type="float" office:value="63.3" calcext:value-type="float">
            <text:p>63k</text:p>
          </table:table-cell>
          <table:table-cell table:style-name="ce16" table:formula="of:=ROUND(POWER(1+[.AC$2]*0.01; [.$A91]) * [.AC$1]; 1)" office:value-type="float" office:value="28" calcext:value-type="float">
            <text:p>28k</text:p>
          </table:table-cell>
          <table:table-cell table:number-columns-repeated="16355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9" table:formula="of:=ROUND(POWER(1+[.B$2]*0.01; [.$A92]) * [.B$1]; 1)" office:value-type="float" office:value="22800474.6" calcext:value-type="float">
            <text:p>22800475k</text:p>
          </table:table-cell>
          <table:table-cell table:style-name="ce16" table:formula="of:=ROUND(POWER(1+[.C$2]*0.01; [.$A92]) * [.C$1]; 1)" office:value-type="float" office:value="8773348" calcext:value-type="float">
            <text:p>8773348k</text:p>
          </table:table-cell>
          <table:table-cell table:style-name="ce16" table:formula="of:=ROUND(POWER(1+[.D$2]*0.01; [.$A92]) * [.D$1]; 1)" office:value-type="float" office:value="3494516.3" calcext:value-type="float">
            <text:p>3494516k</text:p>
          </table:table-cell>
          <table:table-cell table:style-name="ce16" table:formula="of:=ROUND(POWER(1+[.E$2]*0.01; [.$A92]) * [.E$1]; 1)" office:value-type="float" office:value="2795613.1" calcext:value-type="float">
            <text:p>2795613k</text:p>
          </table:table-cell>
          <table:table-cell table:style-name="ce16" table:formula="of:=ROUND(POWER(1+[.F$2]*0.01; [.$A92]) * [.F$1]; 1)" office:value-type="float" office:value="1327713.2" calcext:value-type="float">
            <text:p>1327713k</text:p>
          </table:table-cell>
          <table:table-cell table:style-name="ce16" table:formula="of:=ROUND(POWER(1+[.G$2]*0.01; [.$A92]) * [.G$1]; 1)" office:value-type="float" office:value="66.4" calcext:value-type="float">
            <text:p>66k</text:p>
          </table:table-cell>
          <table:table-cell table:style-name="ce16" table:formula="of:=ROUND(POWER(1+[.H$2]*0.01; [.$A92]) * [.H$1]; 1)" office:value-type="float" office:value="29.2" calcext:value-type="float">
            <text:p>29k</text:p>
          </table:table-cell>
          <table:table-cell table:style-name="ce9" table:formula="of:=ROUND(POWER(1+[.I$2]*0.01; [.$A92]) * [.I$1]; 1)" office:value-type="float" office:value="22800474.6" calcext:value-type="float">
            <text:p>22800475k</text:p>
          </table:table-cell>
          <table:table-cell table:style-name="ce16" table:formula="of:=ROUND(POWER(1+[.J$2]*0.01; [.$A92]) * [.J$1]; 1)" office:value-type="float" office:value="8773348" calcext:value-type="float">
            <text:p>8773348k</text:p>
          </table:table-cell>
          <table:table-cell table:style-name="ce16" table:formula="of:=ROUND(POWER(1+[.K$2]*0.01; [.$A92]) * [.K$1]; 1)" office:value-type="float" office:value="3494516.3" calcext:value-type="float">
            <text:p>3494516k</text:p>
          </table:table-cell>
          <table:table-cell table:style-name="ce16" table:formula="of:=ROUND(POWER(1+[.L$2]*0.01; [.$A92]) * [.L$1]; 1)" office:value-type="float" office:value="2795613.1" calcext:value-type="float">
            <text:p>2795613k</text:p>
          </table:table-cell>
          <table:table-cell table:style-name="ce16" table:formula="of:=ROUND(POWER(1+[.M$2]*0.01; [.$A92]) * [.M$1]; 1)" office:value-type="float" office:value="1327713.2" calcext:value-type="float">
            <text:p>1327713k</text:p>
          </table:table-cell>
          <table:table-cell table:style-name="ce16" table:formula="of:=ROUND(POWER(1+[.N$2]*0.01; [.$A92]) * [.N$1]; 1)" office:value-type="float" office:value="99.6" calcext:value-type="float">
            <text:p>100k</text:p>
          </table:table-cell>
          <table:table-cell table:style-name="ce16" table:formula="of:=ROUND(POWER(1+[.O$2]*0.01; [.$A92]) * [.O$1]; 1)" office:value-type="float" office:value="43.7" calcext:value-type="float">
            <text:p>44k</text:p>
          </table:table-cell>
          <table:table-cell table:style-name="ce9" table:formula="of:=ROUND(POWER(1+[.P$2]*0.01; [.$A92]) * [.P$1]; 1)" office:value-type="float" office:value="22800474.6" calcext:value-type="float">
            <text:p>22800475k</text:p>
          </table:table-cell>
          <table:table-cell table:style-name="ce16" table:formula="of:=ROUND(POWER(1+[.Q$2]*0.01; [.$A92]) * [.Q$1]; 1)" office:value-type="float" office:value="8773348" calcext:value-type="float">
            <text:p>8773348k</text:p>
          </table:table-cell>
          <table:table-cell table:style-name="ce16" table:formula="of:=ROUND(POWER(1+[.R$2]*0.01; [.$A92]) * [.R$1]; 1)" office:value-type="float" office:value="3494516.3" calcext:value-type="float">
            <text:p>3494516k</text:p>
          </table:table-cell>
          <table:table-cell table:style-name="ce16" table:formula="of:=ROUND(POWER(1+[.S$2]*0.01; [.$A92]) * [.S$1]; 1)" office:value-type="float" office:value="626480" calcext:value-type="float">
            <text:p>626480k</text:p>
          </table:table-cell>
          <table:table-cell table:style-name="ce16" table:formula="of:=ROUND(POWER(1+[.T$2]*0.01; [.$A92]) * [.T$1]; 1)" office:value-type="float" office:value="29030.9" calcext:value-type="float">
            <text:p>29031k</text:p>
          </table:table-cell>
          <table:table-cell table:style-name="ce16" table:formula="of:=ROUND(POWER(1+[.U$2]*0.01; [.$A92]) * [.U$1]; 1)" office:value-type="float" office:value="673" calcext:value-type="float">
            <text:p>673k</text:p>
          </table:table-cell>
          <table:table-cell table:style-name="ce16" table:formula="of:=ROUND(POWER(1+[.V$2]*0.01; [.$A92]) * [.V$1]; 1)" office:value-type="float" office:value="58.3" calcext:value-type="float">
            <text:p>58k</text:p>
          </table:table-cell>
          <table:table-cell table:style-name="ce9" table:formula="of:=ROUND(POWER(1+[.W$2]*0.01; [.$A92]) * [.W$1]; 1)" office:value-type="float" office:value="1659641.4" calcext:value-type="float">
            <text:p>1659641k</text:p>
          </table:table-cell>
          <table:table-cell table:style-name="ce16" table:formula="of:=ROUND(POWER(1+[.X$2]*0.01; [.$A92]) * [.X$1]; 1)" office:value-type="float" office:value="783100" calcext:value-type="float">
            <text:p>783100k</text:p>
          </table:table-cell>
          <table:table-cell table:style-name="ce16" table:formula="of:=ROUND(POWER(1+[.Y$2]*0.01; [.$A92]) * [.Y$1]; 1)" office:value-type="float" office:value="367067.7" calcext:value-type="float">
            <text:p>367068k</text:p>
          </table:table-cell>
          <table:table-cell table:style-name="ce16" table:formula="of:=ROUND(POWER(1+[.Z$2]*0.01; [.$A92]) * [.Z$1]; 1)" office:value-type="float" office:value="170903.1" calcext:value-type="float">
            <text:p>170903k</text:p>
          </table:table-cell>
          <table:table-cell table:style-name="ce16" table:formula="of:=ROUND(POWER(1+[.AA$2]*0.01; [.$A92]) * [.AA$1]; 1)" office:value-type="float" office:value="36288.7" calcext:value-type="float">
            <text:p>36289k</text:p>
          </table:table-cell>
          <table:table-cell table:style-name="ce16" table:formula="of:=ROUND(POWER(1+[.AB$2]*0.01; [.$A92]) * [.AB$1]; 1)" office:value-type="float" office:value="66.4" calcext:value-type="float">
            <text:p>66k</text:p>
          </table:table-cell>
          <table:table-cell table:style-name="ce16" table:formula="of:=ROUND(POWER(1+[.AC$2]*0.01; [.$A92]) * [.AC$1]; 1)" office:value-type="float" office:value="29.2" calcext:value-type="float">
            <text:p>29k</text:p>
          </table:table-cell>
          <table:table-cell table:number-columns-repeated="16355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9" table:formula="of:=ROUND(POWER(1+[.B$2]*0.01; [.$A93]) * [.B$1]; 1)" office:value-type="float" office:value="26904560" calcext:value-type="float">
            <text:p>26904560k</text:p>
          </table:table-cell>
          <table:table-cell table:style-name="ce16" table:formula="of:=ROUND(POWER(1+[.C$2]*0.01; [.$A93]) * [.C$1]; 1)" office:value-type="float" office:value="10264817.2" calcext:value-type="float">
            <text:p>10264817k</text:p>
          </table:table-cell>
          <table:table-cell table:style-name="ce16" table:formula="of:=ROUND(POWER(1+[.D$2]*0.01; [.$A93]) * [.D$1]; 1)" office:value-type="float" office:value="4053638.9" calcext:value-type="float">
            <text:p>4053639k</text:p>
          </table:table-cell>
          <table:table-cell table:style-name="ce16" table:formula="of:=ROUND(POWER(1+[.E$2]*0.01; [.$A93]) * [.E$1]; 1)" office:value-type="float" office:value="3242911.1" calcext:value-type="float">
            <text:p>3242911k</text:p>
          </table:table-cell>
          <table:table-cell table:style-name="ce16" table:formula="of:=ROUND(POWER(1+[.F$2]*0.01; [.$A93]) * [.F$1]; 1)" office:value-type="float" office:value="1526870.1" calcext:value-type="float">
            <text:p>1526870k</text:p>
          </table:table-cell>
          <table:table-cell table:style-name="ce16" table:formula="of:=ROUND(POWER(1+[.G$2]*0.01; [.$A93]) * [.G$1]; 1)" office:value-type="float" office:value="69.7" calcext:value-type="float">
            <text:p>70k</text:p>
          </table:table-cell>
          <table:table-cell table:style-name="ce16" table:formula="of:=ROUND(POWER(1+[.H$2]*0.01; [.$A93]) * [.H$1]; 1)" office:value-type="float" office:value="30.3" calcext:value-type="float">
            <text:p>30k</text:p>
          </table:table-cell>
          <table:table-cell table:style-name="ce9" table:formula="of:=ROUND(POWER(1+[.I$2]*0.01; [.$A93]) * [.I$1]; 1)" office:value-type="float" office:value="26904560" calcext:value-type="float">
            <text:p>26904560k</text:p>
          </table:table-cell>
          <table:table-cell table:style-name="ce16" table:formula="of:=ROUND(POWER(1+[.J$2]*0.01; [.$A93]) * [.J$1]; 1)" office:value-type="float" office:value="10264817.2" calcext:value-type="float">
            <text:p>10264817k</text:p>
          </table:table-cell>
          <table:table-cell table:style-name="ce16" table:formula="of:=ROUND(POWER(1+[.K$2]*0.01; [.$A93]) * [.K$1]; 1)" office:value-type="float" office:value="4053638.9" calcext:value-type="float">
            <text:p>4053639k</text:p>
          </table:table-cell>
          <table:table-cell table:style-name="ce16" table:formula="of:=ROUND(POWER(1+[.L$2]*0.01; [.$A93]) * [.L$1]; 1)" office:value-type="float" office:value="3242911.1" calcext:value-type="float">
            <text:p>3242911k</text:p>
          </table:table-cell>
          <table:table-cell table:style-name="ce16" table:formula="of:=ROUND(POWER(1+[.M$2]*0.01; [.$A93]) * [.M$1]; 1)" office:value-type="float" office:value="1526870.1" calcext:value-type="float">
            <text:p>1526870k</text:p>
          </table:table-cell>
          <table:table-cell table:style-name="ce16" table:formula="of:=ROUND(POWER(1+[.N$2]*0.01; [.$A93]) * [.N$1]; 1)" office:value-type="float" office:value="104.6" calcext:value-type="float">
            <text:p>105k</text:p>
          </table:table-cell>
          <table:table-cell table:style-name="ce16" table:formula="of:=ROUND(POWER(1+[.O$2]*0.01; [.$A93]) * [.O$1]; 1)" office:value-type="float" office:value="45.5" calcext:value-type="float">
            <text:p>46k</text:p>
          </table:table-cell>
          <table:table-cell table:style-name="ce9" table:formula="of:=ROUND(POWER(1+[.P$2]*0.01; [.$A93]) * [.P$1]; 1)" office:value-type="float" office:value="26904560" calcext:value-type="float">
            <text:p>26904560k</text:p>
          </table:table-cell>
          <table:table-cell table:style-name="ce16" table:formula="of:=ROUND(POWER(1+[.Q$2]*0.01; [.$A93]) * [.Q$1]; 1)" office:value-type="float" office:value="10264817.2" calcext:value-type="float">
            <text:p>10264817k</text:p>
          </table:table-cell>
          <table:table-cell table:style-name="ce16" table:formula="of:=ROUND(POWER(1+[.R$2]*0.01; [.$A93]) * [.R$1]; 1)" office:value-type="float" office:value="4053638.9" calcext:value-type="float">
            <text:p>4053639k</text:p>
          </table:table-cell>
          <table:table-cell table:style-name="ce16" table:formula="of:=ROUND(POWER(1+[.S$2]*0.01; [.$A93]) * [.S$1]; 1)" office:value-type="float" office:value="714187.2" calcext:value-type="float">
            <text:p>714187k</text:p>
          </table:table-cell>
          <table:table-cell table:style-name="ce16" table:formula="of:=ROUND(POWER(1+[.T$2]*0.01; [.$A93]) * [.T$1]; 1)" office:value-type="float" office:value="31934" calcext:value-type="float">
            <text:p>31934k</text:p>
          </table:table-cell>
          <table:table-cell table:style-name="ce16" table:formula="of:=ROUND(POWER(1+[.U$2]*0.01; [.$A93]) * [.U$1]; 1)" office:value-type="float" office:value="720.1" calcext:value-type="float">
            <text:p>720k</text:p>
          </table:table-cell>
          <table:table-cell table:style-name="ce16" table:formula="of:=ROUND(POWER(1+[.V$2]*0.01; [.$A93]) * [.V$1]; 1)" office:value-type="float" office:value="60.7" calcext:value-type="float">
            <text:p>61k</text:p>
          </table:table-cell>
          <table:table-cell table:style-name="ce9" table:formula="of:=ROUND(POWER(1+[.W$2]*0.01; [.$A93]) * [.W$1]; 1)" office:value-type="float" office:value="1908587.7" calcext:value-type="float">
            <text:p>1908588k</text:p>
          </table:table-cell>
          <table:table-cell table:style-name="ce16" table:formula="of:=ROUND(POWER(1+[.X$2]*0.01; [.$A93]) * [.X$1]; 1)" office:value-type="float" office:value="892734" calcext:value-type="float">
            <text:p>892734k</text:p>
          </table:table-cell>
          <table:table-cell table:style-name="ce16" table:formula="of:=ROUND(POWER(1+[.Y$2]*0.01; [.$A93]) * [.Y$1]; 1)" office:value-type="float" office:value="414786.5" calcext:value-type="float">
            <text:p>414787k</text:p>
          </table:table-cell>
          <table:table-cell table:style-name="ce16" table:formula="of:=ROUND(POWER(1+[.Z$2]*0.01; [.$A93]) * [.Z$1]; 1)" office:value-type="float" office:value="191411.5" calcext:value-type="float">
            <text:p>191412k</text:p>
          </table:table-cell>
          <table:table-cell table:style-name="ce16" table:formula="of:=ROUND(POWER(1+[.AA$2]*0.01; [.$A93]) * [.AA$1]; 1)" office:value-type="float" office:value="39917.5" calcext:value-type="float">
            <text:p>39918k</text:p>
          </table:table-cell>
          <table:table-cell table:style-name="ce16" table:formula="of:=ROUND(POWER(1+[.AB$2]*0.01; [.$A93]) * [.AB$1]; 1)" office:value-type="float" office:value="69.7" calcext:value-type="float">
            <text:p>70k</text:p>
          </table:table-cell>
          <table:table-cell table:style-name="ce16" table:formula="of:=ROUND(POWER(1+[.AC$2]*0.01; [.$A93]) * [.AC$1]; 1)" office:value-type="float" office:value="30.3" calcext:value-type="float">
            <text:p>30k</text:p>
          </table:table-cell>
          <table:table-cell table:number-columns-repeated="16355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9" table:formula="of:=ROUND(POWER(1+[.B$2]*0.01; [.$A94]) * [.B$1]; 1)" office:value-type="float" office:value="31747380.9" calcext:value-type="float">
            <text:p>31747381k</text:p>
          </table:table-cell>
          <table:table-cell table:style-name="ce16" table:formula="of:=ROUND(POWER(1+[.C$2]*0.01; [.$A94]) * [.C$1]; 1)" office:value-type="float" office:value="12009836.1" calcext:value-type="float">
            <text:p>12009836k</text:p>
          </table:table-cell>
          <table:table-cell table:style-name="ce16" table:formula="of:=ROUND(POWER(1+[.D$2]*0.01; [.$A94]) * [.D$1]; 1)" office:value-type="float" office:value="4702221.2" calcext:value-type="float">
            <text:p>4702221k</text:p>
          </table:table-cell>
          <table:table-cell table:style-name="ce16" table:formula="of:=ROUND(POWER(1+[.E$2]*0.01; [.$A94]) * [.E$1]; 1)" office:value-type="float" office:value="3761776.9" calcext:value-type="float">
            <text:p>3761777k</text:p>
          </table:table-cell>
          <table:table-cell table:style-name="ce16" table:formula="of:=ROUND(POWER(1+[.F$2]*0.01; [.$A94]) * [.F$1]; 1)" office:value-type="float" office:value="1755900.6" calcext:value-type="float">
            <text:p>1755901k</text:p>
          </table:table-cell>
          <table:table-cell table:style-name="ce16" table:formula="of:=ROUND(POWER(1+[.G$2]*0.01; [.$A94]) * [.G$1]; 1)" office:value-type="float" office:value="73.2" calcext:value-type="float">
            <text:p>73k</text:p>
          </table:table-cell>
          <table:table-cell table:style-name="ce16" table:formula="of:=ROUND(POWER(1+[.H$2]*0.01; [.$A94]) * [.H$1]; 1)" office:value-type="float" office:value="31.5" calcext:value-type="float">
            <text:p>32k</text:p>
          </table:table-cell>
          <table:table-cell table:style-name="ce9" table:formula="of:=ROUND(POWER(1+[.I$2]*0.01; [.$A94]) * [.I$1]; 1)" office:value-type="float" office:value="31747380.9" calcext:value-type="float">
            <text:p>31747381k</text:p>
          </table:table-cell>
          <table:table-cell table:style-name="ce16" table:formula="of:=ROUND(POWER(1+[.J$2]*0.01; [.$A94]) * [.J$1]; 1)" office:value-type="float" office:value="12009836.1" calcext:value-type="float">
            <text:p>12009836k</text:p>
          </table:table-cell>
          <table:table-cell table:style-name="ce16" table:formula="of:=ROUND(POWER(1+[.K$2]*0.01; [.$A94]) * [.K$1]; 1)" office:value-type="float" office:value="4702221.2" calcext:value-type="float">
            <text:p>4702221k</text:p>
          </table:table-cell>
          <table:table-cell table:style-name="ce16" table:formula="of:=ROUND(POWER(1+[.L$2]*0.01; [.$A94]) * [.L$1]; 1)" office:value-type="float" office:value="3761776.9" calcext:value-type="float">
            <text:p>3761777k</text:p>
          </table:table-cell>
          <table:table-cell table:style-name="ce16" table:formula="of:=ROUND(POWER(1+[.M$2]*0.01; [.$A94]) * [.M$1]; 1)" office:value-type="float" office:value="1755900.6" calcext:value-type="float">
            <text:p>1755901k</text:p>
          </table:table-cell>
          <table:table-cell table:style-name="ce16" table:formula="of:=ROUND(POWER(1+[.N$2]*0.01; [.$A94]) * [.N$1]; 1)" office:value-type="float" office:value="109.8" calcext:value-type="float">
            <text:p>110k</text:p>
          </table:table-cell>
          <table:table-cell table:style-name="ce16" table:formula="of:=ROUND(POWER(1+[.O$2]*0.01; [.$A94]) * [.O$1]; 1)" office:value-type="float" office:value="47.3" calcext:value-type="float">
            <text:p>47k</text:p>
          </table:table-cell>
          <table:table-cell table:style-name="ce9" table:formula="of:=ROUND(POWER(1+[.P$2]*0.01; [.$A94]) * [.P$1]; 1)" office:value-type="float" office:value="31747380.9" calcext:value-type="float">
            <text:p>31747381k</text:p>
          </table:table-cell>
          <table:table-cell table:style-name="ce16" table:formula="of:=ROUND(POWER(1+[.Q$2]*0.01; [.$A94]) * [.Q$1]; 1)" office:value-type="float" office:value="12009836.1" calcext:value-type="float">
            <text:p>12009836k</text:p>
          </table:table-cell>
          <table:table-cell table:style-name="ce16" table:formula="of:=ROUND(POWER(1+[.R$2]*0.01; [.$A94]) * [.R$1]; 1)" office:value-type="float" office:value="4702221.2" calcext:value-type="float">
            <text:p>4702221k</text:p>
          </table:table-cell>
          <table:table-cell table:style-name="ce16" table:formula="of:=ROUND(POWER(1+[.S$2]*0.01; [.$A94]) * [.S$1]; 1)" office:value-type="float" office:value="814173.4" calcext:value-type="float">
            <text:p>814173k</text:p>
          </table:table-cell>
          <table:table-cell table:style-name="ce16" table:formula="of:=ROUND(POWER(1+[.T$2]*0.01; [.$A94]) * [.T$1]; 1)" office:value-type="float" office:value="35127.4" calcext:value-type="float">
            <text:p>35127k</text:p>
          </table:table-cell>
          <table:table-cell table:style-name="ce16" table:formula="of:=ROUND(POWER(1+[.U$2]*0.01; [.$A94]) * [.U$1]; 1)" office:value-type="float" office:value="770.6" calcext:value-type="float">
            <text:p>771k</text:p>
          </table:table-cell>
          <table:table-cell table:style-name="ce16" table:formula="of:=ROUND(POWER(1+[.V$2]*0.01; [.$A94]) * [.V$1]; 1)" office:value-type="float" office:value="63.1" calcext:value-type="float">
            <text:p>63k</text:p>
          </table:table-cell>
          <table:table-cell table:style-name="ce9" table:formula="of:=ROUND(POWER(1+[.W$2]*0.01; [.$A94]) * [.W$1]; 1)" office:value-type="float" office:value="2194875.8" calcext:value-type="float">
            <text:p>2194876k</text:p>
          </table:table-cell>
          <table:table-cell table:style-name="ce16" table:formula="of:=ROUND(POWER(1+[.X$2]*0.01; [.$A94]) * [.X$1]; 1)" office:value-type="float" office:value="1017716.7" calcext:value-type="float">
            <text:p>1017717k</text:p>
          </table:table-cell>
          <table:table-cell table:style-name="ce16" table:formula="of:=ROUND(POWER(1+[.Y$2]*0.01; [.$A94]) * [.Y$1]; 1)" office:value-type="float" office:value="468708.7" calcext:value-type="float">
            <text:p>468709k</text:p>
          </table:table-cell>
          <table:table-cell table:style-name="ce16" table:formula="of:=ROUND(POWER(1+[.Z$2]*0.01; [.$A94]) * [.Z$1]; 1)" office:value-type="float" office:value="214380.9" calcext:value-type="float">
            <text:p>214381k</text:p>
          </table:table-cell>
          <table:table-cell table:style-name="ce16" table:formula="of:=ROUND(POWER(1+[.AA$2]*0.01; [.$A94]) * [.AA$1]; 1)" office:value-type="float" office:value="43909.3" calcext:value-type="float">
            <text:p>43909k</text:p>
          </table:table-cell>
          <table:table-cell table:style-name="ce16" table:formula="of:=ROUND(POWER(1+[.AB$2]*0.01; [.$A94]) * [.AB$1]; 1)" office:value-type="float" office:value="73.2" calcext:value-type="float">
            <text:p>73k</text:p>
          </table:table-cell>
          <table:table-cell table:style-name="ce16" table:formula="of:=ROUND(POWER(1+[.AC$2]*0.01; [.$A94]) * [.AC$1]; 1)" office:value-type="float" office:value="31.5" calcext:value-type="float">
            <text:p>32k</text:p>
          </table:table-cell>
          <table:table-cell table:number-columns-repeated="16355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9" table:formula="of:=ROUND(POWER(1+[.B$2]*0.01; [.$A95]) * [.B$1]; 1)" office:value-type="float" office:value="37461909.4" calcext:value-type="float">
            <text:p>37461909k</text:p>
          </table:table-cell>
          <table:table-cell table:style-name="ce16" table:formula="of:=ROUND(POWER(1+[.C$2]*0.01; [.$A95]) * [.C$1]; 1)" office:value-type="float" office:value="14051508.2" calcext:value-type="float">
            <text:p>14051508k</text:p>
          </table:table-cell>
          <table:table-cell table:style-name="ce16" table:formula="of:=ROUND(POWER(1+[.D$2]*0.01; [.$A95]) * [.D$1]; 1)" office:value-type="float" office:value="5454576.6" calcext:value-type="float">
            <text:p>5454577k</text:p>
          </table:table-cell>
          <table:table-cell table:style-name="ce16" table:formula="of:=ROUND(POWER(1+[.E$2]*0.01; [.$A95]) * [.E$1]; 1)" office:value-type="float" office:value="4363661.2" calcext:value-type="float">
            <text:p>4363661k</text:p>
          </table:table-cell>
          <table:table-cell table:style-name="ce16" table:formula="of:=ROUND(POWER(1+[.F$2]*0.01; [.$A95]) * [.F$1]; 1)" office:value-type="float" office:value="2019285.7" calcext:value-type="float">
            <text:p>2019286k</text:p>
          </table:table-cell>
          <table:table-cell table:style-name="ce16" table:formula="of:=ROUND(POWER(1+[.G$2]*0.01; [.$A95]) * [.G$1]; 1)" office:value-type="float" office:value="76.9" calcext:value-type="float">
            <text:p>77k</text:p>
          </table:table-cell>
          <table:table-cell table:style-name="ce16" table:formula="of:=ROUND(POWER(1+[.H$2]*0.01; [.$A95]) * [.H$1]; 1)" office:value-type="float" office:value="32.8" calcext:value-type="float">
            <text:p>33k</text:p>
          </table:table-cell>
          <table:table-cell table:style-name="ce9" table:formula="of:=ROUND(POWER(1+[.I$2]*0.01; [.$A95]) * [.I$1]; 1)" office:value-type="float" office:value="37461909.4" calcext:value-type="float">
            <text:p>37461909k</text:p>
          </table:table-cell>
          <table:table-cell table:style-name="ce16" table:formula="of:=ROUND(POWER(1+[.J$2]*0.01; [.$A95]) * [.J$1]; 1)" office:value-type="float" office:value="14051508.2" calcext:value-type="float">
            <text:p>14051508k</text:p>
          </table:table-cell>
          <table:table-cell table:style-name="ce16" table:formula="of:=ROUND(POWER(1+[.K$2]*0.01; [.$A95]) * [.K$1]; 1)" office:value-type="float" office:value="5454576.6" calcext:value-type="float">
            <text:p>5454577k</text:p>
          </table:table-cell>
          <table:table-cell table:style-name="ce16" table:formula="of:=ROUND(POWER(1+[.L$2]*0.01; [.$A95]) * [.L$1]; 1)" office:value-type="float" office:value="4363661.2" calcext:value-type="float">
            <text:p>4363661k</text:p>
          </table:table-cell>
          <table:table-cell table:style-name="ce16" table:formula="of:=ROUND(POWER(1+[.M$2]*0.01; [.$A95]) * [.M$1]; 1)" office:value-type="float" office:value="2019285.7" calcext:value-type="float">
            <text:p>2019286k</text:p>
          </table:table-cell>
          <table:table-cell table:style-name="ce16" table:formula="of:=ROUND(POWER(1+[.N$2]*0.01; [.$A95]) * [.N$1]; 1)" office:value-type="float" office:value="115.3" calcext:value-type="float">
            <text:p>115k</text:p>
          </table:table-cell>
          <table:table-cell table:style-name="ce16" table:formula="of:=ROUND(POWER(1+[.O$2]*0.01; [.$A95]) * [.O$1]; 1)" office:value-type="float" office:value="49.2" calcext:value-type="float">
            <text:p>49k</text:p>
          </table:table-cell>
          <table:table-cell table:style-name="ce9" table:formula="of:=ROUND(POWER(1+[.P$2]*0.01; [.$A95]) * [.P$1]; 1)" office:value-type="float" office:value="37461909.4" calcext:value-type="float">
            <text:p>37461909k</text:p>
          </table:table-cell>
          <table:table-cell table:style-name="ce16" table:formula="of:=ROUND(POWER(1+[.Q$2]*0.01; [.$A95]) * [.Q$1]; 1)" office:value-type="float" office:value="14051508.2" calcext:value-type="float">
            <text:p>14051508k</text:p>
          </table:table-cell>
          <table:table-cell table:style-name="ce16" table:formula="of:=ROUND(POWER(1+[.R$2]*0.01; [.$A95]) * [.R$1]; 1)" office:value-type="float" office:value="5454576.6" calcext:value-type="float">
            <text:p>5454577k</text:p>
          </table:table-cell>
          <table:table-cell table:style-name="ce16" table:formula="of:=ROUND(POWER(1+[.S$2]*0.01; [.$A95]) * [.S$1]; 1)" office:value-type="float" office:value="928157.7" calcext:value-type="float">
            <text:p>928158k</text:p>
          </table:table-cell>
          <table:table-cell table:style-name="ce16" table:formula="of:=ROUND(POWER(1+[.T$2]*0.01; [.$A95]) * [.T$1]; 1)" office:value-type="float" office:value="38640.2" calcext:value-type="float">
            <text:p>38640k</text:p>
          </table:table-cell>
          <table:table-cell table:style-name="ce16" table:formula="of:=ROUND(POWER(1+[.U$2]*0.01; [.$A95]) * [.U$1]; 1)" office:value-type="float" office:value="824.5" calcext:value-type="float">
            <text:p>825k</text:p>
          </table:table-cell>
          <table:table-cell table:style-name="ce16" table:formula="of:=ROUND(POWER(1+[.V$2]*0.01; [.$A95]) * [.V$1]; 1)" office:value-type="float" office:value="65.6" calcext:value-type="float">
            <text:p>66k</text:p>
          </table:table-cell>
          <table:table-cell table:style-name="ce9" table:formula="of:=ROUND(POWER(1+[.W$2]*0.01; [.$A95]) * [.W$1]; 1)" office:value-type="float" office:value="2524107.2" calcext:value-type="float">
            <text:p>2524107k</text:p>
          </table:table-cell>
          <table:table-cell table:style-name="ce16" table:formula="of:=ROUND(POWER(1+[.X$2]*0.01; [.$A95]) * [.X$1]; 1)" office:value-type="float" office:value="1160197.1" calcext:value-type="float">
            <text:p>1160197k</text:p>
          </table:table-cell>
          <table:table-cell table:style-name="ce16" table:formula="of:=ROUND(POWER(1+[.Y$2]*0.01; [.$A95]) * [.Y$1]; 1)" office:value-type="float" office:value="529640.8" calcext:value-type="float">
            <text:p>529641k</text:p>
          </table:table-cell>
          <table:table-cell table:style-name="ce16" table:formula="of:=ROUND(POWER(1+[.Z$2]*0.01; [.$A95]) * [.Z$1]; 1)" office:value-type="float" office:value="240106.6" calcext:value-type="float">
            <text:p>240107k</text:p>
          </table:table-cell>
          <table:table-cell table:style-name="ce16" table:formula="of:=ROUND(POWER(1+[.AA$2]*0.01; [.$A95]) * [.AA$1]; 1)" office:value-type="float" office:value="48300.2" calcext:value-type="float">
            <text:p>48300k</text:p>
          </table:table-cell>
          <table:table-cell table:style-name="ce16" table:formula="of:=ROUND(POWER(1+[.AB$2]*0.01; [.$A95]) * [.AB$1]; 1)" office:value-type="float" office:value="76.9" calcext:value-type="float">
            <text:p>77k</text:p>
          </table:table-cell>
          <table:table-cell table:style-name="ce16" table:formula="of:=ROUND(POWER(1+[.AC$2]*0.01; [.$A95]) * [.AC$1]; 1)" office:value-type="float" office:value="32.8" calcext:value-type="float">
            <text:p>33k</text:p>
          </table:table-cell>
          <table:table-cell table:number-columns-repeated="1635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" table:formula="of:=ROUND(POWER(1+[.B$2]*0.01; [.$A96]) * [.B$1]; 1)" office:value-type="float" office:value="44205053.1" calcext:value-type="float">
            <text:p>44205053k</text:p>
          </table:table-cell>
          <table:table-cell table:style-name="ce16" table:formula="of:=ROUND(POWER(1+[.C$2]*0.01; [.$A96]) * [.C$1]; 1)" office:value-type="float" office:value="16440264.6" calcext:value-type="float">
            <text:p>16440265k</text:p>
          </table:table-cell>
          <table:table-cell table:style-name="ce16" table:formula="of:=ROUND(POWER(1+[.D$2]*0.01; [.$A96]) * [.D$1]; 1)" office:value-type="float" office:value="6327308.8" calcext:value-type="float">
            <text:p>6327309k</text:p>
          </table:table-cell>
          <table:table-cell table:style-name="ce16" table:formula="of:=ROUND(POWER(1+[.E$2]*0.01; [.$A96]) * [.E$1]; 1)" office:value-type="float" office:value="5061847" calcext:value-type="float">
            <text:p>5061847k</text:p>
          </table:table-cell>
          <table:table-cell table:style-name="ce16" table:formula="of:=ROUND(POWER(1+[.F$2]*0.01; [.$A96]) * [.F$1]; 1)" office:value-type="float" office:value="2322178.6" calcext:value-type="float">
            <text:p>2322179k</text:p>
          </table:table-cell>
          <table:table-cell table:style-name="ce16" table:formula="of:=ROUND(POWER(1+[.G$2]*0.01; [.$A96]) * [.G$1]; 1)" office:value-type="float" office:value="80.7" calcext:value-type="float">
            <text:p>81k</text:p>
          </table:table-cell>
          <table:table-cell table:style-name="ce16" table:formula="of:=ROUND(POWER(1+[.H$2]*0.01; [.$A96]) * [.H$1]; 1)" office:value-type="float" office:value="34.1" calcext:value-type="float">
            <text:p>34k</text:p>
          </table:table-cell>
          <table:table-cell table:style-name="ce9" table:formula="of:=ROUND(POWER(1+[.I$2]*0.01; [.$A96]) * [.I$1]; 1)" office:value-type="float" office:value="44205053.1" calcext:value-type="float">
            <text:p>44205053k</text:p>
          </table:table-cell>
          <table:table-cell table:style-name="ce16" table:formula="of:=ROUND(POWER(1+[.J$2]*0.01; [.$A96]) * [.J$1]; 1)" office:value-type="float" office:value="16440264.6" calcext:value-type="float">
            <text:p>16440265k</text:p>
          </table:table-cell>
          <table:table-cell table:style-name="ce16" table:formula="of:=ROUND(POWER(1+[.K$2]*0.01; [.$A96]) * [.K$1]; 1)" office:value-type="float" office:value="6327308.8" calcext:value-type="float">
            <text:p>6327309k</text:p>
          </table:table-cell>
          <table:table-cell table:style-name="ce16" table:formula="of:=ROUND(POWER(1+[.L$2]*0.01; [.$A96]) * [.L$1]; 1)" office:value-type="float" office:value="5061847" calcext:value-type="float">
            <text:p>5061847k</text:p>
          </table:table-cell>
          <table:table-cell table:style-name="ce16" table:formula="of:=ROUND(POWER(1+[.M$2]*0.01; [.$A96]) * [.M$1]; 1)" office:value-type="float" office:value="2322178.6" calcext:value-type="float">
            <text:p>2322179k</text:p>
          </table:table-cell>
          <table:table-cell table:style-name="ce16" table:formula="of:=ROUND(POWER(1+[.N$2]*0.01; [.$A96]) * [.N$1]; 1)" office:value-type="float" office:value="121.1" calcext:value-type="float">
            <text:p>121k</text:p>
          </table:table-cell>
          <table:table-cell table:style-name="ce16" table:formula="of:=ROUND(POWER(1+[.O$2]*0.01; [.$A96]) * [.O$1]; 1)" office:value-type="float" office:value="51.2" calcext:value-type="float">
            <text:p>51k</text:p>
          </table:table-cell>
          <table:table-cell table:style-name="ce9" table:formula="of:=ROUND(POWER(1+[.P$2]*0.01; [.$A96]) * [.P$1]; 1)" office:value-type="float" office:value="44205053.1" calcext:value-type="float">
            <text:p>44205053k</text:p>
          </table:table-cell>
          <table:table-cell table:style-name="ce16" table:formula="of:=ROUND(POWER(1+[.Q$2]*0.01; [.$A96]) * [.Q$1]; 1)" office:value-type="float" office:value="16440264.6" calcext:value-type="float">
            <text:p>16440265k</text:p>
          </table:table-cell>
          <table:table-cell table:style-name="ce16" table:formula="of:=ROUND(POWER(1+[.R$2]*0.01; [.$A96]) * [.R$1]; 1)" office:value-type="float" office:value="6327308.8" calcext:value-type="float">
            <text:p>6327309k</text:p>
          </table:table-cell>
          <table:table-cell table:style-name="ce16" table:formula="of:=ROUND(POWER(1+[.S$2]*0.01; [.$A96]) * [.S$1]; 1)" office:value-type="float" office:value="1058099.7" calcext:value-type="float">
            <text:p>1058100k</text:p>
          </table:table-cell>
          <table:table-cell table:style-name="ce16" table:formula="of:=ROUND(POWER(1+[.T$2]*0.01; [.$A96]) * [.T$1]; 1)" office:value-type="float" office:value="42504.2" calcext:value-type="float">
            <text:p>42504k</text:p>
          </table:table-cell>
          <table:table-cell table:style-name="ce16" table:formula="of:=ROUND(POWER(1+[.U$2]*0.01; [.$A96]) * [.U$1]; 1)" office:value-type="float" office:value="882.2" calcext:value-type="float">
            <text:p>882k</text:p>
          </table:table-cell>
          <table:table-cell table:style-name="ce16" table:formula="of:=ROUND(POWER(1+[.V$2]*0.01; [.$A96]) * [.V$1]; 1)" office:value-type="float" office:value="68.2" calcext:value-type="float">
            <text:p>68k</text:p>
          </table:table-cell>
          <table:table-cell table:style-name="ce9" table:formula="of:=ROUND(POWER(1+[.W$2]*0.01; [.$A96]) * [.W$1]; 1)" office:value-type="float" office:value="2902723.3" calcext:value-type="float">
            <text:p>2902723k</text:p>
          </table:table-cell>
          <table:table-cell table:style-name="ce16" table:formula="of:=ROUND(POWER(1+[.X$2]*0.01; [.$A96]) * [.X$1]; 1)" office:value-type="float" office:value="1322624.7" calcext:value-type="float">
            <text:p>1322625k</text:p>
          </table:table-cell>
          <table:table-cell table:style-name="ce16" table:formula="of:=ROUND(POWER(1+[.Y$2]*0.01; [.$A96]) * [.Y$1]; 1)" office:value-type="float" office:value="598494.2" calcext:value-type="float">
            <text:p>598494k</text:p>
          </table:table-cell>
          <table:table-cell table:style-name="ce16" table:formula="of:=ROUND(POWER(1+[.Z$2]*0.01; [.$A96]) * [.Z$1]; 1)" office:value-type="float" office:value="268919.3" calcext:value-type="float">
            <text:p>268919k</text:p>
          </table:table-cell>
          <table:table-cell table:style-name="ce16" table:formula="of:=ROUND(POWER(1+[.AA$2]*0.01; [.$A96]) * [.AA$1]; 1)" office:value-type="float" office:value="53130.2" calcext:value-type="float">
            <text:p>53130k</text:p>
          </table:table-cell>
          <table:table-cell table:style-name="ce16" table:formula="of:=ROUND(POWER(1+[.AB$2]*0.01; [.$A96]) * [.AB$1]; 1)" office:value-type="float" office:value="80.7" calcext:value-type="float">
            <text:p>81k</text:p>
          </table:table-cell>
          <table:table-cell table:style-name="ce16" table:formula="of:=ROUND(POWER(1+[.AC$2]*0.01; [.$A96]) * [.AC$1]; 1)" office:value-type="float" office:value="34.1" calcext:value-type="float">
            <text:p>34k</text:p>
          </table:table-cell>
          <table:table-cell table:number-columns-repeated="16355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9" table:formula="of:=ROUND(POWER(1+[.B$2]*0.01; [.$A97]) * [.B$1]; 1)" office:value-type="float" office:value="52161962.7" calcext:value-type="float">
            <text:p>52161963k</text:p>
          </table:table-cell>
          <table:table-cell table:style-name="ce16" table:formula="of:=ROUND(POWER(1+[.C$2]*0.01; [.$A97]) * [.C$1]; 1)" office:value-type="float" office:value="19235109.6" calcext:value-type="float">
            <text:p>19235110k</text:p>
          </table:table-cell>
          <table:table-cell table:style-name="ce16" table:formula="of:=ROUND(POWER(1+[.D$2]*0.01; [.$A97]) * [.D$1]; 1)" office:value-type="float" office:value="7339678.2" calcext:value-type="float">
            <text:p>7339678k</text:p>
          </table:table-cell>
          <table:table-cell table:style-name="ce16" table:formula="of:=ROUND(POWER(1+[.E$2]*0.01; [.$A97]) * [.E$1]; 1)" office:value-type="float" office:value="5871742.6" calcext:value-type="float">
            <text:p>5871743k</text:p>
          </table:table-cell>
          <table:table-cell table:style-name="ce16" table:formula="of:=ROUND(POWER(1+[.F$2]*0.01; [.$A97]) * [.F$1]; 1)" office:value-type="float" office:value="2670505.4" calcext:value-type="float">
            <text:p>2670505k</text:p>
          </table:table-cell>
          <table:table-cell table:style-name="ce16" table:formula="of:=ROUND(POWER(1+[.G$2]*0.01; [.$A97]) * [.G$1]; 1)" office:value-type="float" office:value="84.8" calcext:value-type="float">
            <text:p>85k</text:p>
          </table:table-cell>
          <table:table-cell table:style-name="ce16" table:formula="of:=ROUND(POWER(1+[.H$2]*0.01; [.$A97]) * [.H$1]; 1)" office:value-type="float" office:value="35.5" calcext:value-type="float">
            <text:p>36k</text:p>
          </table:table-cell>
          <table:table-cell table:style-name="ce9" table:formula="of:=ROUND(POWER(1+[.I$2]*0.01; [.$A97]) * [.I$1]; 1)" office:value-type="float" office:value="52161962.7" calcext:value-type="float">
            <text:p>52161963k</text:p>
          </table:table-cell>
          <table:table-cell table:style-name="ce16" table:formula="of:=ROUND(POWER(1+[.J$2]*0.01; [.$A97]) * [.J$1]; 1)" office:value-type="float" office:value="19235109.6" calcext:value-type="float">
            <text:p>19235110k</text:p>
          </table:table-cell>
          <table:table-cell table:style-name="ce16" table:formula="of:=ROUND(POWER(1+[.K$2]*0.01; [.$A97]) * [.K$1]; 1)" office:value-type="float" office:value="7339678.2" calcext:value-type="float">
            <text:p>7339678k</text:p>
          </table:table-cell>
          <table:table-cell table:style-name="ce16" table:formula="of:=ROUND(POWER(1+[.L$2]*0.01; [.$A97]) * [.L$1]; 1)" office:value-type="float" office:value="5871742.6" calcext:value-type="float">
            <text:p>5871743k</text:p>
          </table:table-cell>
          <table:table-cell table:style-name="ce16" table:formula="of:=ROUND(POWER(1+[.M$2]*0.01; [.$A97]) * [.M$1]; 1)" office:value-type="float" office:value="2670505.4" calcext:value-type="float">
            <text:p>2670505k</text:p>
          </table:table-cell>
          <table:table-cell table:style-name="ce16" table:formula="of:=ROUND(POWER(1+[.N$2]*0.01; [.$A97]) * [.N$1]; 1)" office:value-type="float" office:value="127.2" calcext:value-type="float">
            <text:p>127k</text:p>
          </table:table-cell>
          <table:table-cell table:style-name="ce16" table:formula="of:=ROUND(POWER(1+[.O$2]*0.01; [.$A97]) * [.O$1]; 1)" office:value-type="float" office:value="53.2" calcext:value-type="float">
            <text:p>53k</text:p>
          </table:table-cell>
          <table:table-cell table:style-name="ce9" table:formula="of:=ROUND(POWER(1+[.P$2]*0.01; [.$A97]) * [.P$1]; 1)" office:value-type="float" office:value="52161962.7" calcext:value-type="float">
            <text:p>52161963k</text:p>
          </table:table-cell>
          <table:table-cell table:style-name="ce16" table:formula="of:=ROUND(POWER(1+[.Q$2]*0.01; [.$A97]) * [.Q$1]; 1)" office:value-type="float" office:value="19235109.6" calcext:value-type="float">
            <text:p>19235110k</text:p>
          </table:table-cell>
          <table:table-cell table:style-name="ce16" table:formula="of:=ROUND(POWER(1+[.R$2]*0.01; [.$A97]) * [.R$1]; 1)" office:value-type="float" office:value="7339678.2" calcext:value-type="float">
            <text:p>7339678k</text:p>
          </table:table-cell>
          <table:table-cell table:style-name="ce16" table:formula="of:=ROUND(POWER(1+[.S$2]*0.01; [.$A97]) * [.S$1]; 1)" office:value-type="float" office:value="1206233.7" calcext:value-type="float">
            <text:p>1206234k</text:p>
          </table:table-cell>
          <table:table-cell table:style-name="ce16" table:formula="of:=ROUND(POWER(1+[.T$2]*0.01; [.$A97]) * [.T$1]; 1)" office:value-type="float" office:value="46754.6" calcext:value-type="float">
            <text:p>46755k</text:p>
          </table:table-cell>
          <table:table-cell table:style-name="ce16" table:formula="of:=ROUND(POWER(1+[.U$2]*0.01; [.$A97]) * [.U$1]; 1)" office:value-type="float" office:value="944" calcext:value-type="float">
            <text:p>944k</text:p>
          </table:table-cell>
          <table:table-cell table:style-name="ce16" table:formula="of:=ROUND(POWER(1+[.V$2]*0.01; [.$A97]) * [.V$1]; 1)" office:value-type="float" office:value="71" calcext:value-type="float">
            <text:p>71k</text:p>
          </table:table-cell>
          <table:table-cell table:style-name="ce9" table:formula="of:=ROUND(POWER(1+[.W$2]*0.01; [.$A97]) * [.W$1]; 1)" office:value-type="float" office:value="3338131.7" calcext:value-type="float">
            <text:p>3338132k</text:p>
          </table:table-cell>
          <table:table-cell table:style-name="ce16" table:formula="of:=ROUND(POWER(1+[.X$2]*0.01; [.$A97]) * [.X$1]; 1)" office:value-type="float" office:value="1507792.1" calcext:value-type="float">
            <text:p>1507792k</text:p>
          </table:table-cell>
          <table:table-cell table:style-name="ce16" table:formula="of:=ROUND(POWER(1+[.Y$2]*0.01; [.$A97]) * [.Y$1]; 1)" office:value-type="float" office:value="676298.4" calcext:value-type="float">
            <text:p>676298k</text:p>
          </table:table-cell>
          <table:table-cell table:style-name="ce16" table:formula="of:=ROUND(POWER(1+[.Z$2]*0.01; [.$A97]) * [.Z$1]; 1)" office:value-type="float" office:value="301189.7" calcext:value-type="float">
            <text:p>301190k</text:p>
          </table:table-cell>
          <table:table-cell table:style-name="ce16" table:formula="of:=ROUND(POWER(1+[.AA$2]*0.01; [.$A97]) * [.AA$1]; 1)" office:value-type="float" office:value="58443.2" calcext:value-type="float">
            <text:p>58443k</text:p>
          </table:table-cell>
          <table:table-cell table:style-name="ce16" table:formula="of:=ROUND(POWER(1+[.AB$2]*0.01; [.$A97]) * [.AB$1]; 1)" office:value-type="float" office:value="84.8" calcext:value-type="float">
            <text:p>85k</text:p>
          </table:table-cell>
          <table:table-cell table:style-name="ce16" table:formula="of:=ROUND(POWER(1+[.AC$2]*0.01; [.$A97]) * [.AC$1]; 1)" office:value-type="float" office:value="35.5" calcext:value-type="float">
            <text:p>36k</text:p>
          </table:table-cell>
          <table:table-cell table:number-columns-repeated="16355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9" table:formula="of:=ROUND(POWER(1+[.B$2]*0.01; [.$A98]) * [.B$1]; 1)" office:value-type="float" office:value="61551115.9" calcext:value-type="float">
            <text:p>61551116k</text:p>
          </table:table-cell>
          <table:table-cell table:style-name="ce16" table:formula="of:=ROUND(POWER(1+[.C$2]*0.01; [.$A98]) * [.C$1]; 1)" office:value-type="float" office:value="22505078.2" calcext:value-type="float">
            <text:p>22505078k</text:p>
          </table:table-cell>
          <table:table-cell table:style-name="ce16" table:formula="of:=ROUND(POWER(1+[.D$2]*0.01; [.$A98]) * [.D$1]; 1)" office:value-type="float" office:value="8514026.7" calcext:value-type="float">
            <text:p>8514027k</text:p>
          </table:table-cell>
          <table:table-cell table:style-name="ce16" table:formula="of:=ROUND(POWER(1+[.E$2]*0.01; [.$A98]) * [.E$1]; 1)" office:value-type="float" office:value="6811221.4" calcext:value-type="float">
            <text:p>6811221k</text:p>
          </table:table-cell>
          <table:table-cell table:style-name="ce16" table:formula="of:=ROUND(POWER(1+[.F$2]*0.01; [.$A98]) * [.F$1]; 1)" office:value-type="float" office:value="3071081.2" calcext:value-type="float">
            <text:p>3071081k</text:p>
          </table:table-cell>
          <table:table-cell table:style-name="ce16" table:formula="of:=ROUND(POWER(1+[.G$2]*0.01; [.$A98]) * [.G$1]; 1)" office:value-type="float" office:value="89" calcext:value-type="float">
            <text:p>89k</text:p>
          </table:table-cell>
          <table:table-cell table:style-name="ce16" table:formula="of:=ROUND(POWER(1+[.H$2]*0.01; [.$A98]) * [.H$1]; 1)" office:value-type="float" office:value="36.9" calcext:value-type="float">
            <text:p>37k</text:p>
          </table:table-cell>
          <table:table-cell table:style-name="ce9" table:formula="of:=ROUND(POWER(1+[.I$2]*0.01; [.$A98]) * [.I$1]; 1)" office:value-type="float" office:value="61551115.9" calcext:value-type="float">
            <text:p>61551116k</text:p>
          </table:table-cell>
          <table:table-cell table:style-name="ce16" table:formula="of:=ROUND(POWER(1+[.J$2]*0.01; [.$A98]) * [.J$1]; 1)" office:value-type="float" office:value="22505078.2" calcext:value-type="float">
            <text:p>22505078k</text:p>
          </table:table-cell>
          <table:table-cell table:style-name="ce16" table:formula="of:=ROUND(POWER(1+[.K$2]*0.01; [.$A98]) * [.K$1]; 1)" office:value-type="float" office:value="8514026.7" calcext:value-type="float">
            <text:p>8514027k</text:p>
          </table:table-cell>
          <table:table-cell table:style-name="ce16" table:formula="of:=ROUND(POWER(1+[.L$2]*0.01; [.$A98]) * [.L$1]; 1)" office:value-type="float" office:value="6811221.4" calcext:value-type="float">
            <text:p>6811221k</text:p>
          </table:table-cell>
          <table:table-cell table:style-name="ce16" table:formula="of:=ROUND(POWER(1+[.M$2]*0.01; [.$A98]) * [.M$1]; 1)" office:value-type="float" office:value="3071081.2" calcext:value-type="float">
            <text:p>3071081k</text:p>
          </table:table-cell>
          <table:table-cell table:style-name="ce16" table:formula="of:=ROUND(POWER(1+[.N$2]*0.01; [.$A98]) * [.N$1]; 1)" office:value-type="float" office:value="133.5" calcext:value-type="float">
            <text:p>134k</text:p>
          </table:table-cell>
          <table:table-cell table:style-name="ce16" table:formula="of:=ROUND(POWER(1+[.O$2]*0.01; [.$A98]) * [.O$1]; 1)" office:value-type="float" office:value="55.4" calcext:value-type="float">
            <text:p>55k</text:p>
          </table:table-cell>
          <table:table-cell table:style-name="ce9" table:formula="of:=ROUND(POWER(1+[.P$2]*0.01; [.$A98]) * [.P$1]; 1)" office:value-type="float" office:value="61551115.9" calcext:value-type="float">
            <text:p>61551116k</text:p>
          </table:table-cell>
          <table:table-cell table:style-name="ce16" table:formula="of:=ROUND(POWER(1+[.Q$2]*0.01; [.$A98]) * [.Q$1]; 1)" office:value-type="float" office:value="22505078.2" calcext:value-type="float">
            <text:p>22505078k</text:p>
          </table:table-cell>
          <table:table-cell table:style-name="ce16" table:formula="of:=ROUND(POWER(1+[.R$2]*0.01; [.$A98]) * [.R$1]; 1)" office:value-type="float" office:value="8514026.7" calcext:value-type="float">
            <text:p>8514027k</text:p>
          </table:table-cell>
          <table:table-cell table:style-name="ce16" table:formula="of:=ROUND(POWER(1+[.S$2]*0.01; [.$A98]) * [.S$1]; 1)" office:value-type="float" office:value="1375106.4" calcext:value-type="float">
            <text:p>1375106k</text:p>
          </table:table-cell>
          <table:table-cell table:style-name="ce16" table:formula="of:=ROUND(POWER(1+[.T$2]*0.01; [.$A98]) * [.T$1]; 1)" office:value-type="float" office:value="51430.1" calcext:value-type="float">
            <text:p>51430k</text:p>
          </table:table-cell>
          <table:table-cell table:style-name="ce16" table:formula="of:=ROUND(POWER(1+[.U$2]*0.01; [.$A98]) * [.U$1]; 1)" office:value-type="float" office:value="1010" calcext:value-type="float">
            <text:p>1010k</text:p>
          </table:table-cell>
          <table:table-cell table:style-name="ce16" table:formula="of:=ROUND(POWER(1+[.V$2]*0.01; [.$A98]) * [.V$1]; 1)" office:value-type="float" office:value="73.8" calcext:value-type="float">
            <text:p>74k</text:p>
          </table:table-cell>
          <table:table-cell table:style-name="ce9" table:formula="of:=ROUND(POWER(1+[.W$2]*0.01; [.$A98]) * [.W$1]; 1)" office:value-type="float" office:value="3838851.5" calcext:value-type="float">
            <text:p>3838852k</text:p>
          </table:table-cell>
          <table:table-cell table:style-name="ce16" table:formula="of:=ROUND(POWER(1+[.X$2]*0.01; [.$A98]) * [.X$1]; 1)" office:value-type="float" office:value="1718883" calcext:value-type="float">
            <text:p>1718883k</text:p>
          </table:table-cell>
          <table:table-cell table:style-name="ce16" table:formula="of:=ROUND(POWER(1+[.Y$2]*0.01; [.$A98]) * [.Y$1]; 1)" office:value-type="float" office:value="764217.2" calcext:value-type="float">
            <text:p>764217k</text:p>
          </table:table-cell>
          <table:table-cell table:style-name="ce16" table:formula="of:=ROUND(POWER(1+[.Z$2]*0.01; [.$A98]) * [.Z$1]; 1)" office:value-type="float" office:value="337332.4" calcext:value-type="float">
            <text:p>337332k</text:p>
          </table:table-cell>
          <table:table-cell table:style-name="ce16" table:formula="of:=ROUND(POWER(1+[.AA$2]*0.01; [.$A98]) * [.AA$1]; 1)" office:value-type="float" office:value="64287.6" calcext:value-type="float">
            <text:p>64288k</text:p>
          </table:table-cell>
          <table:table-cell table:style-name="ce16" table:formula="of:=ROUND(POWER(1+[.AB$2]*0.01; [.$A98]) * [.AB$1]; 1)" office:value-type="float" office:value="89" calcext:value-type="float">
            <text:p>89k</text:p>
          </table:table-cell>
          <table:table-cell table:style-name="ce16" table:formula="of:=ROUND(POWER(1+[.AC$2]*0.01; [.$A98]) * [.AC$1]; 1)" office:value-type="float" office:value="36.9" calcext:value-type="float">
            <text:p>37k</text:p>
          </table:table-cell>
          <table:table-cell table:number-columns-repeated="16355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9" table:formula="of:=ROUND(POWER(1+[.B$2]*0.01; [.$A99]) * [.B$1]; 1)" office:value-type="float" office:value="72630316.8" calcext:value-type="float">
            <text:p>72630317k</text:p>
          </table:table-cell>
          <table:table-cell table:style-name="ce16" table:formula="of:=ROUND(POWER(1+[.C$2]*0.01; [.$A99]) * [.C$1]; 1)" office:value-type="float" office:value="26330941.5" calcext:value-type="float">
            <text:p>26330942k</text:p>
          </table:table-cell>
          <table:table-cell table:style-name="ce16" table:formula="of:=ROUND(POWER(1+[.D$2]*0.01; [.$A99]) * [.D$1]; 1)" office:value-type="float" office:value="9876271" calcext:value-type="float">
            <text:p>9876271k</text:p>
          </table:table-cell>
          <table:table-cell table:style-name="ce16" table:formula="of:=ROUND(POWER(1+[.E$2]*0.01; [.$A99]) * [.E$1]; 1)" office:value-type="float" office:value="7901016.8" calcext:value-type="float">
            <text:p>7901017k</text:p>
          </table:table-cell>
          <table:table-cell table:style-name="ce16" table:formula="of:=ROUND(POWER(1+[.F$2]*0.01; [.$A99]) * [.F$1]; 1)" office:value-type="float" office:value="3531743.4" calcext:value-type="float">
            <text:p>3531743k</text:p>
          </table:table-cell>
          <table:table-cell table:style-name="ce16" table:formula="of:=ROUND(POWER(1+[.G$2]*0.01; [.$A99]) * [.G$1]; 1)" office:value-type="float" office:value="93.5" calcext:value-type="float">
            <text:p>94k</text:p>
          </table:table-cell>
          <table:table-cell table:style-name="ce16" table:formula="of:=ROUND(POWER(1+[.H$2]*0.01; [.$A99]) * [.H$1]; 1)" office:value-type="float" office:value="38.4" calcext:value-type="float">
            <text:p>38k</text:p>
          </table:table-cell>
          <table:table-cell table:style-name="ce9" table:formula="of:=ROUND(POWER(1+[.I$2]*0.01; [.$A99]) * [.I$1]; 1)" office:value-type="float" office:value="72630316.8" calcext:value-type="float">
            <text:p>72630317k</text:p>
          </table:table-cell>
          <table:table-cell table:style-name="ce16" table:formula="of:=ROUND(POWER(1+[.J$2]*0.01; [.$A99]) * [.J$1]; 1)" office:value-type="float" office:value="26330941.5" calcext:value-type="float">
            <text:p>26330942k</text:p>
          </table:table-cell>
          <table:table-cell table:style-name="ce16" table:formula="of:=ROUND(POWER(1+[.K$2]*0.01; [.$A99]) * [.K$1]; 1)" office:value-type="float" office:value="9876271" calcext:value-type="float">
            <text:p>9876271k</text:p>
          </table:table-cell>
          <table:table-cell table:style-name="ce16" table:formula="of:=ROUND(POWER(1+[.L$2]*0.01; [.$A99]) * [.L$1]; 1)" office:value-type="float" office:value="7901016.8" calcext:value-type="float">
            <text:p>7901017k</text:p>
          </table:table-cell>
          <table:table-cell table:style-name="ce16" table:formula="of:=ROUND(POWER(1+[.M$2]*0.01; [.$A99]) * [.M$1]; 1)" office:value-type="float" office:value="3531743.4" calcext:value-type="float">
            <text:p>3531743k</text:p>
          </table:table-cell>
          <table:table-cell table:style-name="ce16" table:formula="of:=ROUND(POWER(1+[.N$2]*0.01; [.$A99]) * [.N$1]; 1)" office:value-type="float" office:value="140.2" calcext:value-type="float">
            <text:p>140k</text:p>
          </table:table-cell>
          <table:table-cell table:style-name="ce16" table:formula="of:=ROUND(POWER(1+[.O$2]*0.01; [.$A99]) * [.O$1]; 1)" office:value-type="float" office:value="57.6" calcext:value-type="float">
            <text:p>58k</text:p>
          </table:table-cell>
          <table:table-cell table:style-name="ce9" table:formula="of:=ROUND(POWER(1+[.P$2]*0.01; [.$A99]) * [.P$1]; 1)" office:value-type="float" office:value="72630316.8" calcext:value-type="float">
            <text:p>72630317k</text:p>
          </table:table-cell>
          <table:table-cell table:style-name="ce16" table:formula="of:=ROUND(POWER(1+[.Q$2]*0.01; [.$A99]) * [.Q$1]; 1)" office:value-type="float" office:value="26330941.5" calcext:value-type="float">
            <text:p>26330942k</text:p>
          </table:table-cell>
          <table:table-cell table:style-name="ce16" table:formula="of:=ROUND(POWER(1+[.R$2]*0.01; [.$A99]) * [.R$1]; 1)" office:value-type="float" office:value="9876271" calcext:value-type="float">
            <text:p>9876271k</text:p>
          </table:table-cell>
          <table:table-cell table:style-name="ce16" table:formula="of:=ROUND(POWER(1+[.S$2]*0.01; [.$A99]) * [.S$1]; 1)" office:value-type="float" office:value="1567621.3" calcext:value-type="float">
            <text:p>1567621k</text:p>
          </table:table-cell>
          <table:table-cell table:style-name="ce16" table:formula="of:=ROUND(POWER(1+[.T$2]*0.01; [.$A99]) * [.T$1]; 1)" office:value-type="float" office:value="56573.1" calcext:value-type="float">
            <text:p>56573k</text:p>
          </table:table-cell>
          <table:table-cell table:style-name="ce16" table:formula="of:=ROUND(POWER(1+[.U$2]*0.01; [.$A99]) * [.U$1]; 1)" office:value-type="float" office:value="1080.7" calcext:value-type="float">
            <text:p>1081k</text:p>
          </table:table-cell>
          <table:table-cell table:style-name="ce16" table:formula="of:=ROUND(POWER(1+[.V$2]*0.01; [.$A99]) * [.V$1]; 1)" office:value-type="float" office:value="76.8" calcext:value-type="float">
            <text:p>77k</text:p>
          </table:table-cell>
          <table:table-cell table:style-name="ce9" table:formula="of:=ROUND(POWER(1+[.W$2]*0.01; [.$A99]) * [.W$1]; 1)" office:value-type="float" office:value="4414679.2" calcext:value-type="float">
            <text:p>4414679k</text:p>
          </table:table-cell>
          <table:table-cell table:style-name="ce16" table:formula="of:=ROUND(POWER(1+[.X$2]*0.01; [.$A99]) * [.X$1]; 1)" office:value-type="float" office:value="1959526.6" calcext:value-type="float">
            <text:p>1959527k</text:p>
          </table:table-cell>
          <table:table-cell table:style-name="ce16" table:formula="of:=ROUND(POWER(1+[.Y$2]*0.01; [.$A99]) * [.Y$1]; 1)" office:value-type="float" office:value="863565.4" calcext:value-type="float">
            <text:p>863565k</text:p>
          </table:table-cell>
          <table:table-cell table:style-name="ce16" table:formula="of:=ROUND(POWER(1+[.Z$2]*0.01; [.$A99]) * [.Z$1]; 1)" office:value-type="float" office:value="377812.3" calcext:value-type="float">
            <text:p>377812k</text:p>
          </table:table-cell>
          <table:table-cell table:style-name="ce16" table:formula="of:=ROUND(POWER(1+[.AA$2]*0.01; [.$A99]) * [.AA$1]; 1)" office:value-type="float" office:value="70716.3" calcext:value-type="float">
            <text:p>70716k</text:p>
          </table:table-cell>
          <table:table-cell table:style-name="ce16" table:formula="of:=ROUND(POWER(1+[.AB$2]*0.01; [.$A99]) * [.AB$1]; 1)" office:value-type="float" office:value="93.5" calcext:value-type="float">
            <text:p>94k</text:p>
          </table:table-cell>
          <table:table-cell table:style-name="ce16" table:formula="of:=ROUND(POWER(1+[.AC$2]*0.01; [.$A99]) * [.AC$1]; 1)" office:value-type="float" office:value="38.4" calcext:value-type="float">
            <text:p>38k</text:p>
          </table:table-cell>
          <table:table-cell table:number-columns-repeated="1635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9" table:formula="of:=ROUND(POWER(1+[.B$2]*0.01; [.$A100]) * [.B$1]; 1)" office:value-type="float" office:value="85703773.8" calcext:value-type="float">
            <text:p>85703774k</text:p>
          </table:table-cell>
          <table:table-cell table:style-name="ce16" table:formula="of:=ROUND(POWER(1+[.C$2]*0.01; [.$A100]) * [.C$1]; 1)" office:value-type="float" office:value="30807201.6" calcext:value-type="float">
            <text:p>30807202k</text:p>
          </table:table-cell>
          <table:table-cell table:style-name="ce16" table:formula="of:=ROUND(POWER(1+[.D$2]*0.01; [.$A100]) * [.D$1]; 1)" office:value-type="float" office:value="11456474.4" calcext:value-type="float">
            <text:p>11456474k</text:p>
          </table:table-cell>
          <table:table-cell table:style-name="ce16" table:formula="of:=ROUND(POWER(1+[.E$2]*0.01; [.$A100]) * [.E$1]; 1)" office:value-type="float" office:value="9165179.5" calcext:value-type="float">
            <text:p>9165180k</text:p>
          </table:table-cell>
          <table:table-cell table:style-name="ce16" table:formula="of:=ROUND(POWER(1+[.F$2]*0.01; [.$A100]) * [.F$1]; 1)" office:value-type="float" office:value="4061504.9" calcext:value-type="float">
            <text:p>4061505k</text:p>
          </table:table-cell>
          <table:table-cell table:style-name="ce16" table:formula="of:=ROUND(POWER(1+[.G$2]*0.01; [.$A100]) * [.G$1]; 1)" office:value-type="float" office:value="98.1" calcext:value-type="float">
            <text:p>98k</text:p>
          </table:table-cell>
          <table:table-cell table:style-name="ce16" table:formula="of:=ROUND(POWER(1+[.H$2]*0.01; [.$A100]) * [.H$1]; 1)" office:value-type="float" office:value="39.9" calcext:value-type="float">
            <text:p>40k</text:p>
          </table:table-cell>
          <table:table-cell table:style-name="ce9" table:formula="of:=ROUND(POWER(1+[.I$2]*0.01; [.$A100]) * [.I$1]; 1)" office:value-type="float" office:value="85703773.8" calcext:value-type="float">
            <text:p>85703774k</text:p>
          </table:table-cell>
          <table:table-cell table:style-name="ce16" table:formula="of:=ROUND(POWER(1+[.J$2]*0.01; [.$A100]) * [.J$1]; 1)" office:value-type="float" office:value="30807201.6" calcext:value-type="float">
            <text:p>30807202k</text:p>
          </table:table-cell>
          <table:table-cell table:style-name="ce16" table:formula="of:=ROUND(POWER(1+[.K$2]*0.01; [.$A100]) * [.K$1]; 1)" office:value-type="float" office:value="11456474.4" calcext:value-type="float">
            <text:p>11456474k</text:p>
          </table:table-cell>
          <table:table-cell table:style-name="ce16" table:formula="of:=ROUND(POWER(1+[.L$2]*0.01; [.$A100]) * [.L$1]; 1)" office:value-type="float" office:value="9165179.5" calcext:value-type="float">
            <text:p>9165180k</text:p>
          </table:table-cell>
          <table:table-cell table:style-name="ce16" table:formula="of:=ROUND(POWER(1+[.M$2]*0.01; [.$A100]) * [.M$1]; 1)" office:value-type="float" office:value="4061504.9" calcext:value-type="float">
            <text:p>4061505k</text:p>
          </table:table-cell>
          <table:table-cell table:style-name="ce16" table:formula="of:=ROUND(POWER(1+[.N$2]*0.01; [.$A100]) * [.N$1]; 1)" office:value-type="float" office:value="147.2" calcext:value-type="float">
            <text:p>147k</text:p>
          </table:table-cell>
          <table:table-cell table:style-name="ce16" table:formula="of:=ROUND(POWER(1+[.O$2]*0.01; [.$A100]) * [.O$1]; 1)" office:value-type="float" office:value="59.9" calcext:value-type="float">
            <text:p>60k</text:p>
          </table:table-cell>
          <table:table-cell table:style-name="ce9" table:formula="of:=ROUND(POWER(1+[.P$2]*0.01; [.$A100]) * [.P$1]; 1)" office:value-type="float" office:value="85703773.8" calcext:value-type="float">
            <text:p>85703774k</text:p>
          </table:table-cell>
          <table:table-cell table:style-name="ce16" table:formula="of:=ROUND(POWER(1+[.Q$2]*0.01; [.$A100]) * [.Q$1]; 1)" office:value-type="float" office:value="30807201.6" calcext:value-type="float">
            <text:p>30807202k</text:p>
          </table:table-cell>
          <table:table-cell table:style-name="ce16" table:formula="of:=ROUND(POWER(1+[.R$2]*0.01; [.$A100]) * [.R$1]; 1)" office:value-type="float" office:value="11456474.4" calcext:value-type="float">
            <text:p>11456474k</text:p>
          </table:table-cell>
          <table:table-cell table:style-name="ce16" table:formula="of:=ROUND(POWER(1+[.S$2]*0.01; [.$A100]) * [.S$1]; 1)" office:value-type="float" office:value="1787088.3" calcext:value-type="float">
            <text:p>1787088k</text:p>
          </table:table-cell>
          <table:table-cell table:style-name="ce16" table:formula="of:=ROUND(POWER(1+[.T$2]*0.01; [.$A100]) * [.T$1]; 1)" office:value-type="float" office:value="62230.4" calcext:value-type="float">
            <text:p>62230k</text:p>
          </table:table-cell>
          <table:table-cell table:style-name="ce16" table:formula="of:=ROUND(POWER(1+[.U$2]*0.01; [.$A100]) * [.U$1]; 1)" office:value-type="float" office:value="1156.4" calcext:value-type="float">
            <text:p>1156k</text:p>
          </table:table-cell>
          <table:table-cell table:style-name="ce16" table:formula="of:=ROUND(POWER(1+[.V$2]*0.01; [.$A100]) * [.V$1]; 1)" office:value-type="float" office:value="79.8" calcext:value-type="float">
            <text:p>80k</text:p>
          </table:table-cell>
          <table:table-cell table:style-name="ce9" table:formula="of:=ROUND(POWER(1+[.W$2]*0.01; [.$A100]) * [.W$1]; 1)" office:value-type="float" office:value="5076881.1" calcext:value-type="float">
            <text:p>5076881k</text:p>
          </table:table-cell>
          <table:table-cell table:style-name="ce16" table:formula="of:=ROUND(POWER(1+[.X$2]*0.01; [.$A100]) * [.X$1]; 1)" office:value-type="float" office:value="2233860.4" calcext:value-type="float">
            <text:p>2233860k</text:p>
          </table:table-cell>
          <table:table-cell table:style-name="ce16" table:formula="of:=ROUND(POWER(1+[.Y$2]*0.01; [.$A100]) * [.Y$1]; 1)" office:value-type="float" office:value="975828.9" calcext:value-type="float">
            <text:p>975829k</text:p>
          </table:table-cell>
          <table:table-cell table:style-name="ce16" table:formula="of:=ROUND(POWER(1+[.Z$2]*0.01; [.$A100]) * [.Z$1]; 1)" office:value-type="float" office:value="423149.8" calcext:value-type="float">
            <text:p>423150k</text:p>
          </table:table-cell>
          <table:table-cell table:style-name="ce16" table:formula="of:=ROUND(POWER(1+[.AA$2]*0.01; [.$A100]) * [.AA$1]; 1)" office:value-type="float" office:value="77788" calcext:value-type="float">
            <text:p>77788k</text:p>
          </table:table-cell>
          <table:table-cell table:style-name="ce16" table:formula="of:=ROUND(POWER(1+[.AB$2]*0.01; [.$A100]) * [.AB$1]; 1)" office:value-type="float" office:value="98.1" calcext:value-type="float">
            <text:p>98k</text:p>
          </table:table-cell>
          <table:table-cell table:style-name="ce16" table:formula="of:=ROUND(POWER(1+[.AC$2]*0.01; [.$A100]) * [.AC$1]; 1)" office:value-type="float" office:value="39.9" calcext:value-type="float">
            <text:p>40k</text:p>
          </table:table-cell>
          <table:table-cell table:number-columns-repeated="16355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" table:formula="of:=ROUND(POWER(1+[.B$2]*0.01; [.$A101]) * [.B$1]; 1)" office:value-type="float" office:value="101130453.1" calcext:value-type="float">
            <text:p>101130453k</text:p>
          </table:table-cell>
          <table:table-cell table:style-name="ce16" table:formula="of:=ROUND(POWER(1+[.C$2]*0.01; [.$A101]) * [.C$1]; 1)" office:value-type="float" office:value="36044425.8" calcext:value-type="float">
            <text:p>36044426k</text:p>
          </table:table-cell>
          <table:table-cell table:style-name="ce16" table:formula="of:=ROUND(POWER(1+[.D$2]*0.01; [.$A101]) * [.D$1]; 1)" office:value-type="float" office:value="13289510.3" calcext:value-type="float">
            <text:p>13289510k</text:p>
          </table:table-cell>
          <table:table-cell table:style-name="ce16" table:formula="of:=ROUND(POWER(1+[.E$2]*0.01; [.$A101]) * [.E$1]; 1)" office:value-type="float" office:value="10631608.2" calcext:value-type="float">
            <text:p>10631608k</text:p>
          </table:table-cell>
          <table:table-cell table:style-name="ce16" table:formula="of:=ROUND(POWER(1+[.F$2]*0.01; [.$A101]) * [.F$1]; 1)" office:value-type="float" office:value="4670730.6" calcext:value-type="float">
            <text:p>4670731k</text:p>
          </table:table-cell>
          <table:table-cell table:style-name="ce16" table:formula="of:=ROUND(POWER(1+[.G$2]*0.01; [.$A101]) * [.G$1]; 1)" office:value-type="float" office:value="103" calcext:value-type="float">
            <text:p>103k</text:p>
          </table:table-cell>
          <table:table-cell table:style-name="ce16" table:formula="of:=ROUND(POWER(1+[.H$2]*0.01; [.$A101]) * [.H$1]; 1)" office:value-type="float" office:value="41.5" calcext:value-type="float">
            <text:p>42k</text:p>
          </table:table-cell>
          <table:table-cell table:style-name="ce9" table:formula="of:=ROUND(POWER(1+[.I$2]*0.01; [.$A101]) * [.I$1]; 1)" office:value-type="float" office:value="101130453.1" calcext:value-type="float">
            <text:p>101130453k</text:p>
          </table:table-cell>
          <table:table-cell table:style-name="ce16" table:formula="of:=ROUND(POWER(1+[.J$2]*0.01; [.$A101]) * [.J$1]; 1)" office:value-type="float" office:value="36044425.8" calcext:value-type="float">
            <text:p>36044426k</text:p>
          </table:table-cell>
          <table:table-cell table:style-name="ce16" table:formula="of:=ROUND(POWER(1+[.K$2]*0.01; [.$A101]) * [.K$1]; 1)" office:value-type="float" office:value="13289510.3" calcext:value-type="float">
            <text:p>13289510k</text:p>
          </table:table-cell>
          <table:table-cell table:style-name="ce16" table:formula="of:=ROUND(POWER(1+[.L$2]*0.01; [.$A101]) * [.L$1]; 1)" office:value-type="float" office:value="10631608.2" calcext:value-type="float">
            <text:p>10631608k</text:p>
          </table:table-cell>
          <table:table-cell table:style-name="ce16" table:formula="of:=ROUND(POWER(1+[.M$2]*0.01; [.$A101]) * [.M$1]; 1)" office:value-type="float" office:value="4670730.6" calcext:value-type="float">
            <text:p>4670731k</text:p>
          </table:table-cell>
          <table:table-cell table:style-name="ce16" table:formula="of:=ROUND(POWER(1+[.N$2]*0.01; [.$A101]) * [.N$1]; 1)" office:value-type="float" office:value="154.6" calcext:value-type="float">
            <text:p>155k</text:p>
          </table:table-cell>
          <table:table-cell table:style-name="ce16" table:formula="of:=ROUND(POWER(1+[.O$2]*0.01; [.$A101]) * [.O$1]; 1)" office:value-type="float" office:value="62.3" calcext:value-type="float">
            <text:p>62k</text:p>
          </table:table-cell>
          <table:table-cell table:style-name="ce9" table:formula="of:=ROUND(POWER(1+[.P$2]*0.01; [.$A101]) * [.P$1]; 1)" office:value-type="float" office:value="101130453.1" calcext:value-type="float">
            <text:p>101130453k</text:p>
          </table:table-cell>
          <table:table-cell table:style-name="ce16" table:formula="of:=ROUND(POWER(1+[.Q$2]*0.01; [.$A101]) * [.Q$1]; 1)" office:value-type="float" office:value="36044425.8" calcext:value-type="float">
            <text:p>36044426k</text:p>
          </table:table-cell>
          <table:table-cell table:style-name="ce16" table:formula="of:=ROUND(POWER(1+[.R$2]*0.01; [.$A101]) * [.R$1]; 1)" office:value-type="float" office:value="13289510.3" calcext:value-type="float">
            <text:p>13289510k</text:p>
          </table:table-cell>
          <table:table-cell table:style-name="ce16" table:formula="of:=ROUND(POWER(1+[.S$2]*0.01; [.$A101]) * [.S$1]; 1)" office:value-type="float" office:value="2037280.7" calcext:value-type="float">
            <text:p>2037281k</text:p>
          </table:table-cell>
          <table:table-cell table:style-name="ce16" table:formula="of:=ROUND(POWER(1+[.T$2]*0.01; [.$A101]) * [.T$1]; 1)" office:value-type="float" office:value="68453.4" calcext:value-type="float">
            <text:p>68453k</text:p>
          </table:table-cell>
          <table:table-cell table:style-name="ce16" table:formula="of:=ROUND(POWER(1+[.U$2]*0.01; [.$A101]) * [.U$1]; 1)" office:value-type="float" office:value="1237.3" calcext:value-type="float">
            <text:p>1237k</text:p>
          </table:table-cell>
          <table:table-cell table:style-name="ce16" table:formula="of:=ROUND(POWER(1+[.V$2]*0.01; [.$A101]) * [.V$1]; 1)" office:value-type="float" office:value="83" calcext:value-type="float">
            <text:p>83k</text:p>
          </table:table-cell>
          <table:table-cell table:style-name="ce9" table:formula="of:=ROUND(POWER(1+[.W$2]*0.01; [.$A101]) * [.W$1]; 1)" office:value-type="float" office:value="5838413.3" calcext:value-type="float">
            <text:p>5838413k</text:p>
          </table:table-cell>
          <table:table-cell table:style-name="ce16" table:formula="of:=ROUND(POWER(1+[.X$2]*0.01; [.$A101]) * [.X$1]; 1)" office:value-type="float" office:value="2546600.8" calcext:value-type="float">
            <text:p>2546601k</text:p>
          </table:table-cell>
          <table:table-cell table:style-name="ce16" table:formula="of:=ROUND(POWER(1+[.Y$2]*0.01; [.$A101]) * [.Y$1]; 1)" office:value-type="float" office:value="1102686.7" calcext:value-type="float">
            <text:p>1102687k</text:p>
          </table:table-cell>
          <table:table-cell table:style-name="ce16" table:formula="of:=ROUND(POWER(1+[.Z$2]*0.01; [.$A101]) * [.Z$1]; 1)" office:value-type="float" office:value="473927.8" calcext:value-type="float">
            <text:p>473928k</text:p>
          </table:table-cell>
          <table:table-cell table:style-name="ce16" table:formula="of:=ROUND(POWER(1+[.AA$2]*0.01; [.$A101]) * [.AA$1]; 1)" office:value-type="float" office:value="85566.8" calcext:value-type="float">
            <text:p>85567k</text:p>
          </table:table-cell>
          <table:table-cell table:style-name="ce16" table:formula="of:=ROUND(POWER(1+[.AB$2]*0.01; [.$A101]) * [.AB$1]; 1)" office:value-type="float" office:value="103" calcext:value-type="float">
            <text:p>103k</text:p>
          </table:table-cell>
          <table:table-cell table:style-name="ce16" table:formula="of:=ROUND(POWER(1+[.AC$2]*0.01; [.$A101]) * [.AC$1]; 1)" office:value-type="float" office:value="41.5" calcext:value-type="float">
            <text:p>42k</text:p>
          </table:table-cell>
          <table:table-cell table:number-columns-repeated="1635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9" table:formula="of:=ROUND(POWER(1+[.B$2]*0.01; [.$A102]) * [.B$1]; 1)" office:value-type="float" office:value="119333934.7" calcext:value-type="float">
            <text:p>119333935k</text:p>
          </table:table-cell>
          <table:table-cell table:style-name="ce16" table:formula="of:=ROUND(POWER(1+[.C$2]*0.01; [.$A102]) * [.C$1]; 1)" office:value-type="float" office:value="42171978.2" calcext:value-type="float">
            <text:p>42171978k</text:p>
          </table:table-cell>
          <table:table-cell table:style-name="ce16" table:formula="of:=ROUND(POWER(1+[.D$2]*0.01; [.$A102]) * [.D$1]; 1)" office:value-type="float" office:value="15415831.9" calcext:value-type="float">
            <text:p>15415832k</text:p>
          </table:table-cell>
          <table:table-cell table:style-name="ce16" table:formula="of:=ROUND(POWER(1+[.E$2]*0.01; [.$A102]) * [.E$1]; 1)" office:value-type="float" office:value="12332665.5" calcext:value-type="float">
            <text:p>12332666k</text:p>
          </table:table-cell>
          <table:table-cell table:style-name="ce16" table:formula="of:=ROUND(POWER(1+[.F$2]*0.01; [.$A102]) * [.F$1]; 1)" office:value-type="float" office:value="5371340.2" calcext:value-type="float">
            <text:p>5371340k</text:p>
          </table:table-cell>
          <table:table-cell table:style-name="ce16" table:formula="of:=ROUND(POWER(1+[.G$2]*0.01; [.$A102]) * [.G$1]; 1)" office:value-type="float" office:value="108.2" calcext:value-type="float">
            <text:p>108k</text:p>
          </table:table-cell>
          <table:table-cell table:style-name="ce16" table:formula="of:=ROUND(POWER(1+[.H$2]*0.01; [.$A102]) * [.H$1]; 1)" office:value-type="float" office:value="43.2" calcext:value-type="float">
            <text:p>43k</text:p>
          </table:table-cell>
          <table:table-cell table:style-name="ce9" table:formula="of:=ROUND(POWER(1+[.I$2]*0.01; [.$A102]) * [.I$1]; 1)" office:value-type="float" office:value="119333934.7" calcext:value-type="float">
            <text:p>119333935k</text:p>
          </table:table-cell>
          <table:table-cell table:style-name="ce16" table:formula="of:=ROUND(POWER(1+[.J$2]*0.01; [.$A102]) * [.J$1]; 1)" office:value-type="float" office:value="42171978.2" calcext:value-type="float">
            <text:p>42171978k</text:p>
          </table:table-cell>
          <table:table-cell table:style-name="ce16" table:formula="of:=ROUND(POWER(1+[.K$2]*0.01; [.$A102]) * [.K$1]; 1)" office:value-type="float" office:value="15415831.9" calcext:value-type="float">
            <text:p>15415832k</text:p>
          </table:table-cell>
          <table:table-cell table:style-name="ce16" table:formula="of:=ROUND(POWER(1+[.L$2]*0.01; [.$A102]) * [.L$1]; 1)" office:value-type="float" office:value="12332665.5" calcext:value-type="float">
            <text:p>12332666k</text:p>
          </table:table-cell>
          <table:table-cell table:style-name="ce16" table:formula="of:=ROUND(POWER(1+[.M$2]*0.01; [.$A102]) * [.M$1]; 1)" office:value-type="float" office:value="5371340.2" calcext:value-type="float">
            <text:p>5371340k</text:p>
          </table:table-cell>
          <table:table-cell table:style-name="ce16" table:formula="of:=ROUND(POWER(1+[.N$2]*0.01; [.$A102]) * [.N$1]; 1)" office:value-type="float" office:value="162.3" calcext:value-type="float">
            <text:p>162k</text:p>
          </table:table-cell>
          <table:table-cell table:style-name="ce16" table:formula="of:=ROUND(POWER(1+[.O$2]*0.01; [.$A102]) * [.O$1]; 1)" office:value-type="float" office:value="64.8" calcext:value-type="float">
            <text:p>65k</text:p>
          </table:table-cell>
          <table:table-cell table:style-name="ce9" table:formula="of:=ROUND(POWER(1+[.P$2]*0.01; [.$A102]) * [.P$1]; 1)" office:value-type="float" office:value="119333934.7" calcext:value-type="float">
            <text:p>119333935k</text:p>
          </table:table-cell>
          <table:table-cell table:style-name="ce16" table:formula="of:=ROUND(POWER(1+[.Q$2]*0.01; [.$A102]) * [.Q$1]; 1)" office:value-type="float" office:value="42171978.2" calcext:value-type="float">
            <text:p>42171978k</text:p>
          </table:table-cell>
          <table:table-cell table:style-name="ce16" table:formula="of:=ROUND(POWER(1+[.R$2]*0.01; [.$A102]) * [.R$1]; 1)" office:value-type="float" office:value="15415831.9" calcext:value-type="float">
            <text:p>15415832k</text:p>
          </table:table-cell>
          <table:table-cell table:style-name="ce16" table:formula="of:=ROUND(POWER(1+[.S$2]*0.01; [.$A102]) * [.S$1]; 1)" office:value-type="float" office:value="2322500" calcext:value-type="float">
            <text:p>2322500k</text:p>
          </table:table-cell>
          <table:table-cell table:style-name="ce16" table:formula="of:=ROUND(POWER(1+[.T$2]*0.01; [.$A102]) * [.T$1]; 1)" office:value-type="float" office:value="75298.7" calcext:value-type="float">
            <text:p>75299k</text:p>
          </table:table-cell>
          <table:table-cell table:style-name="ce16" table:formula="of:=ROUND(POWER(1+[.U$2]*0.01; [.$A102]) * [.U$1]; 1)" office:value-type="float" office:value="1324" calcext:value-type="float">
            <text:p>1324k</text:p>
          </table:table-cell>
          <table:table-cell table:style-name="ce16" table:formula="of:=ROUND(POWER(1+[.V$2]*0.01; [.$A102]) * [.V$1]; 1)" office:value-type="float" office:value="86.3" calcext:value-type="float">
            <text:p>86k</text:p>
          </table:table-cell>
          <table:table-cell table:style-name="ce9" table:formula="of:=ROUND(POWER(1+[.W$2]*0.01; [.$A102]) * [.W$1]; 1)" office:value-type="float" office:value="6714175.3" calcext:value-type="float">
            <text:p>6714175k</text:p>
          </table:table-cell>
          <table:table-cell table:style-name="ce16" table:formula="of:=ROUND(POWER(1+[.X$2]*0.01; [.$A102]) * [.X$1]; 1)" office:value-type="float" office:value="2903125" calcext:value-type="float">
            <text:p>2903125k</text:p>
          </table:table-cell>
          <table:table-cell table:style-name="ce16" table:formula="of:=ROUND(POWER(1+[.Y$2]*0.01; [.$A102]) * [.Y$1]; 1)" office:value-type="float" office:value="1246036" calcext:value-type="float">
            <text:p>1246036k</text:p>
          </table:table-cell>
          <table:table-cell table:style-name="ce16" table:formula="of:=ROUND(POWER(1+[.Z$2]*0.01; [.$A102]) * [.Z$1]; 1)" office:value-type="float" office:value="530799.1" calcext:value-type="float">
            <text:p>530799k</text:p>
          </table:table-cell>
          <table:table-cell table:style-name="ce16" table:formula="of:=ROUND(POWER(1+[.AA$2]*0.01; [.$A102]) * [.AA$1]; 1)" office:value-type="float" office:value="94123.4" calcext:value-type="float">
            <text:p>94123k</text:p>
          </table:table-cell>
          <table:table-cell table:style-name="ce16" table:formula="of:=ROUND(POWER(1+[.AB$2]*0.01; [.$A102]) * [.AB$1]; 1)" office:value-type="float" office:value="108.2" calcext:value-type="float">
            <text:p>108k</text:p>
          </table:table-cell>
          <table:table-cell table:style-name="ce16" table:formula="of:=ROUND(POWER(1+[.AC$2]*0.01; [.$A102]) * [.AC$1]; 1)" office:value-type="float" office:value="43.2" calcext:value-type="float">
            <text:p>43k</text:p>
          </table:table-cell>
          <table:table-cell table:number-columns-repeated="16355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9" table:formula="of:=ROUND(POWER(1+[.B$2]*0.01; [.$A103]) * [.B$1]; 1)" office:value-type="float" office:value="140814042.9" calcext:value-type="float">
            <text:p>140814043k</text:p>
          </table:table-cell>
          <table:table-cell table:style-name="ce16" table:formula="of:=ROUND(POWER(1+[.C$2]*0.01; [.$A103]) * [.C$1]; 1)" office:value-type="float" office:value="49341214.5" calcext:value-type="float">
            <text:p>49341215k</text:p>
          </table:table-cell>
          <table:table-cell table:style-name="ce16" table:formula="of:=ROUND(POWER(1+[.D$2]*0.01; [.$A103]) * [.D$1]; 1)" office:value-type="float" office:value="17882365" calcext:value-type="float">
            <text:p>17882365k</text:p>
          </table:table-cell>
          <table:table-cell table:style-name="ce16" table:formula="of:=ROUND(POWER(1+[.E$2]*0.01; [.$A103]) * [.E$1]; 1)" office:value-type="float" office:value="14305892" calcext:value-type="float">
            <text:p>14305892k</text:p>
          </table:table-cell>
          <table:table-cell table:style-name="ce16" table:formula="of:=ROUND(POWER(1+[.F$2]*0.01; [.$A103]) * [.F$1]; 1)" office:value-type="float" office:value="6177041.2" calcext:value-type="float">
            <text:p>6177041k</text:p>
          </table:table-cell>
          <table:table-cell table:style-name="ce16" table:formula="of:=ROUND(POWER(1+[.G$2]*0.01; [.$A103]) * [.G$1]; 1)" office:value-type="float" office:value="113.6" calcext:value-type="float">
            <text:p>114k</text:p>
          </table:table-cell>
          <table:table-cell table:style-name="ce16" table:formula="of:=ROUND(POWER(1+[.H$2]*0.01; [.$A103]) * [.H$1]; 1)" office:value-type="float" office:value="44.9" calcext:value-type="float">
            <text:p>45k</text:p>
          </table:table-cell>
          <table:table-cell table:style-name="ce9" table:formula="of:=ROUND(POWER(1+[.I$2]*0.01; [.$A103]) * [.I$1]; 1)" office:value-type="float" office:value="140814042.9" calcext:value-type="float">
            <text:p>140814043k</text:p>
          </table:table-cell>
          <table:table-cell table:style-name="ce16" table:formula="of:=ROUND(POWER(1+[.J$2]*0.01; [.$A103]) * [.J$1]; 1)" office:value-type="float" office:value="49341214.5" calcext:value-type="float">
            <text:p>49341215k</text:p>
          </table:table-cell>
          <table:table-cell table:style-name="ce16" table:formula="of:=ROUND(POWER(1+[.K$2]*0.01; [.$A103]) * [.K$1]; 1)" office:value-type="float" office:value="17882365" calcext:value-type="float">
            <text:p>17882365k</text:p>
          </table:table-cell>
          <table:table-cell table:style-name="ce16" table:formula="of:=ROUND(POWER(1+[.L$2]*0.01; [.$A103]) * [.L$1]; 1)" office:value-type="float" office:value="14305892" calcext:value-type="float">
            <text:p>14305892k</text:p>
          </table:table-cell>
          <table:table-cell table:style-name="ce16" table:formula="of:=ROUND(POWER(1+[.M$2]*0.01; [.$A103]) * [.M$1]; 1)" office:value-type="float" office:value="6177041.2" calcext:value-type="float">
            <text:p>6177041k</text:p>
          </table:table-cell>
          <table:table-cell table:style-name="ce16" table:formula="of:=ROUND(POWER(1+[.N$2]*0.01; [.$A103]) * [.N$1]; 1)" office:value-type="float" office:value="170.4" calcext:value-type="float">
            <text:p>170k</text:p>
          </table:table-cell>
          <table:table-cell table:style-name="ce16" table:formula="of:=ROUND(POWER(1+[.O$2]*0.01; [.$A103]) * [.O$1]; 1)" office:value-type="float" office:value="67.3" calcext:value-type="float">
            <text:p>67k</text:p>
          </table:table-cell>
          <table:table-cell table:style-name="ce9" table:formula="of:=ROUND(POWER(1+[.P$2]*0.01; [.$A103]) * [.P$1]; 1)" office:value-type="float" office:value="140814042.9" calcext:value-type="float">
            <text:p>140814043k</text:p>
          </table:table-cell>
          <table:table-cell table:style-name="ce16" table:formula="of:=ROUND(POWER(1+[.Q$2]*0.01; [.$A103]) * [.Q$1]; 1)" office:value-type="float" office:value="49341214.5" calcext:value-type="float">
            <text:p>49341215k</text:p>
          </table:table-cell>
          <table:table-cell table:style-name="ce16" table:formula="of:=ROUND(POWER(1+[.R$2]*0.01; [.$A103]) * [.R$1]; 1)" office:value-type="float" office:value="17882365" calcext:value-type="float">
            <text:p>17882365k</text:p>
          </table:table-cell>
          <table:table-cell table:style-name="ce16" table:formula="of:=ROUND(POWER(1+[.S$2]*0.01; [.$A103]) * [.S$1]; 1)" office:value-type="float" office:value="2647650" calcext:value-type="float">
            <text:p>2647650k</text:p>
          </table:table-cell>
          <table:table-cell table:style-name="ce16" table:formula="of:=ROUND(POWER(1+[.T$2]*0.01; [.$A103]) * [.T$1]; 1)" office:value-type="float" office:value="82828.6" calcext:value-type="float">
            <text:p>82829k</text:p>
          </table:table-cell>
          <table:table-cell table:style-name="ce16" table:formula="of:=ROUND(POWER(1+[.U$2]*0.01; [.$A103]) * [.U$1]; 1)" office:value-type="float" office:value="1416.6" calcext:value-type="float">
            <text:p>1417k</text:p>
          </table:table-cell>
          <table:table-cell table:style-name="ce16" table:formula="of:=ROUND(POWER(1+[.V$2]*0.01; [.$A103]) * [.V$1]; 1)" office:value-type="float" office:value="89.8" calcext:value-type="float">
            <text:p>90k</text:p>
          </table:table-cell>
          <table:table-cell table:style-name="ce9" table:formula="of:=ROUND(POWER(1+[.W$2]*0.01; [.$A103]) * [.W$1]; 1)" office:value-type="float" office:value="7721301.6" calcext:value-type="float">
            <text:p>7721302k</text:p>
          </table:table-cell>
          <table:table-cell table:style-name="ce16" table:formula="of:=ROUND(POWER(1+[.X$2]*0.01; [.$A103]) * [.X$1]; 1)" office:value-type="float" office:value="3309562.4" calcext:value-type="float">
            <text:p>3309562k</text:p>
          </table:table-cell>
          <table:table-cell table:style-name="ce16" table:formula="of:=ROUND(POWER(1+[.Y$2]*0.01; [.$A103]) * [.Y$1]; 1)" office:value-type="float" office:value="1408020.6" calcext:value-type="float">
            <text:p>1408021k</text:p>
          </table:table-cell>
          <table:table-cell table:style-name="ce16" table:formula="of:=ROUND(POWER(1+[.Z$2]*0.01; [.$A103]) * [.Z$1]; 1)" office:value-type="float" office:value="594495" calcext:value-type="float">
            <text:p>594495k</text:p>
          </table:table-cell>
          <table:table-cell table:style-name="ce16" table:formula="of:=ROUND(POWER(1+[.AA$2]*0.01; [.$A103]) * [.AA$1]; 1)" office:value-type="float" office:value="103535.8" calcext:value-type="float">
            <text:p>103536k</text:p>
          </table:table-cell>
          <table:table-cell table:style-name="ce16" table:formula="of:=ROUND(POWER(1+[.AB$2]*0.01; [.$A103]) * [.AB$1]; 1)" office:value-type="float" office:value="113.6" calcext:value-type="float">
            <text:p>114k</text:p>
          </table:table-cell>
          <table:table-cell table:style-name="ce16" table:formula="of:=ROUND(POWER(1+[.AC$2]*0.01; [.$A103]) * [.AC$1]; 1)" office:value-type="float" office:value="44.9" calcext:value-type="float">
            <text:p>45k</text:p>
          </table:table-cell>
          <table:table-cell table:number-columns-repeated="16355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9" table:formula="of:=ROUND(POWER(1+[.B$2]*0.01; [.$A104]) * [.B$1]; 1)" office:value-type="float" office:value="166160570.7" calcext:value-type="float">
            <text:p>166160571k</text:p>
          </table:table-cell>
          <table:table-cell table:style-name="ce16" table:formula="of:=ROUND(POWER(1+[.C$2]*0.01; [.$A104]) * [.C$1]; 1)" office:value-type="float" office:value="57729221" calcext:value-type="float">
            <text:p>57729221k</text:p>
          </table:table-cell>
          <table:table-cell table:style-name="ce16" table:formula="of:=ROUND(POWER(1+[.D$2]*0.01; [.$A104]) * [.D$1]; 1)" office:value-type="float" office:value="20743543.4" calcext:value-type="float">
            <text:p>20743543k</text:p>
          </table:table-cell>
          <table:table-cell table:style-name="ce16" table:formula="of:=ROUND(POWER(1+[.E$2]*0.01; [.$A104]) * [.E$1]; 1)" office:value-type="float" office:value="16594834.7" calcext:value-type="float">
            <text:p>16594835k</text:p>
          </table:table-cell>
          <table:table-cell table:style-name="ce16" table:formula="of:=ROUND(POWER(1+[.F$2]*0.01; [.$A104]) * [.F$1]; 1)" office:value-type="float" office:value="7103597.4" calcext:value-type="float">
            <text:p>7103597k</text:p>
          </table:table-cell>
          <table:table-cell table:style-name="ce16" table:formula="of:=ROUND(POWER(1+[.G$2]*0.01; [.$A104]) * [.G$1]; 1)" office:value-type="float" office:value="119.3" calcext:value-type="float">
            <text:p>119k</text:p>
          </table:table-cell>
          <table:table-cell table:style-name="ce16" table:formula="of:=ROUND(POWER(1+[.H$2]*0.01; [.$A104]) * [.H$1]; 1)" office:value-type="float" office:value="46.7" calcext:value-type="float">
            <text:p>47k</text:p>
          </table:table-cell>
          <table:table-cell table:style-name="ce9" table:formula="of:=ROUND(POWER(1+[.I$2]*0.01; [.$A104]) * [.I$1]; 1)" office:value-type="float" office:value="166160570.7" calcext:value-type="float">
            <text:p>166160571k</text:p>
          </table:table-cell>
          <table:table-cell table:style-name="ce16" table:formula="of:=ROUND(POWER(1+[.J$2]*0.01; [.$A104]) * [.J$1]; 1)" office:value-type="float" office:value="57729221" calcext:value-type="float">
            <text:p>57729221k</text:p>
          </table:table-cell>
          <table:table-cell table:style-name="ce16" table:formula="of:=ROUND(POWER(1+[.K$2]*0.01; [.$A104]) * [.K$1]; 1)" office:value-type="float" office:value="20743543.4" calcext:value-type="float">
            <text:p>20743543k</text:p>
          </table:table-cell>
          <table:table-cell table:style-name="ce16" table:formula="of:=ROUND(POWER(1+[.L$2]*0.01; [.$A104]) * [.L$1]; 1)" office:value-type="float" office:value="16594834.7" calcext:value-type="float">
            <text:p>16594835k</text:p>
          </table:table-cell>
          <table:table-cell table:style-name="ce16" table:formula="of:=ROUND(POWER(1+[.M$2]*0.01; [.$A104]) * [.M$1]; 1)" office:value-type="float" office:value="7103597.4" calcext:value-type="float">
            <text:p>7103597k</text:p>
          </table:table-cell>
          <table:table-cell table:style-name="ce16" table:formula="of:=ROUND(POWER(1+[.N$2]*0.01; [.$A104]) * [.N$1]; 1)" office:value-type="float" office:value="178.9" calcext:value-type="float">
            <text:p>179k</text:p>
          </table:table-cell>
          <table:table-cell table:style-name="ce16" table:formula="of:=ROUND(POWER(1+[.O$2]*0.01; [.$A104]) * [.O$1]; 1)" office:value-type="float" office:value="70" calcext:value-type="float">
            <text:p>70k</text:p>
          </table:table-cell>
          <table:table-cell table:style-name="ce9" table:formula="of:=ROUND(POWER(1+[.P$2]*0.01; [.$A104]) * [.P$1]; 1)" office:value-type="float" office:value="166160570.7" calcext:value-type="float">
            <text:p>166160571k</text:p>
          </table:table-cell>
          <table:table-cell table:style-name="ce16" table:formula="of:=ROUND(POWER(1+[.Q$2]*0.01; [.$A104]) * [.Q$1]; 1)" office:value-type="float" office:value="57729221" calcext:value-type="float">
            <text:p>57729221k</text:p>
          </table:table-cell>
          <table:table-cell table:style-name="ce16" table:formula="of:=ROUND(POWER(1+[.R$2]*0.01; [.$A104]) * [.R$1]; 1)" office:value-type="float" office:value="20743543.4" calcext:value-type="float">
            <text:p>20743543k</text:p>
          </table:table-cell>
          <table:table-cell table:style-name="ce16" table:formula="of:=ROUND(POWER(1+[.S$2]*0.01; [.$A104]) * [.S$1]; 1)" office:value-type="float" office:value="3018320.9" calcext:value-type="float">
            <text:p>3018321k</text:p>
          </table:table-cell>
          <table:table-cell table:style-name="ce16" table:formula="of:=ROUND(POWER(1+[.T$2]*0.01; [.$A104]) * [.T$1]; 1)" office:value-type="float" office:value="91111.5" calcext:value-type="float">
            <text:p>91112k</text:p>
          </table:table-cell>
          <table:table-cell table:style-name="ce16" table:formula="of:=ROUND(POWER(1+[.U$2]*0.01; [.$A104]) * [.U$1]; 1)" office:value-type="float" office:value="1515.8" calcext:value-type="float">
            <text:p>1516k</text:p>
          </table:table-cell>
          <table:table-cell table:style-name="ce16" table:formula="of:=ROUND(POWER(1+[.V$2]*0.01; [.$A104]) * [.V$1]; 1)" office:value-type="float" office:value="93.4" calcext:value-type="float">
            <text:p>93k</text:p>
          </table:table-cell>
          <table:table-cell table:style-name="ce9" table:formula="of:=ROUND(POWER(1+[.W$2]*0.01; [.$A104]) * [.W$1]; 1)" office:value-type="float" office:value="8879496.8" calcext:value-type="float">
            <text:p>8879497k</text:p>
          </table:table-cell>
          <table:table-cell table:style-name="ce16" table:formula="of:=ROUND(POWER(1+[.X$2]*0.01; [.$A104]) * [.X$1]; 1)" office:value-type="float" office:value="3772901.2" calcext:value-type="float">
            <text:p>3772901k</text:p>
          </table:table-cell>
          <table:table-cell table:style-name="ce16" table:formula="of:=ROUND(POWER(1+[.Y$2]*0.01; [.$A104]) * [.Y$1]; 1)" office:value-type="float" office:value="1591063.3" calcext:value-type="float">
            <text:p>1591063k</text:p>
          </table:table-cell>
          <table:table-cell table:style-name="ce16" table:formula="of:=ROUND(POWER(1+[.Z$2]*0.01; [.$A104]) * [.Z$1]; 1)" office:value-type="float" office:value="665834.4" calcext:value-type="float">
            <text:p>665834k</text:p>
          </table:table-cell>
          <table:table-cell table:style-name="ce16" table:formula="of:=ROUND(POWER(1+[.AA$2]*0.01; [.$A104]) * [.AA$1]; 1)" office:value-type="float" office:value="113889.4" calcext:value-type="float">
            <text:p>113889k</text:p>
          </table:table-cell>
          <table:table-cell table:style-name="ce16" table:formula="of:=ROUND(POWER(1+[.AB$2]*0.01; [.$A104]) * [.AB$1]; 1)" office:value-type="float" office:value="119.3" calcext:value-type="float">
            <text:p>119k</text:p>
          </table:table-cell>
          <table:table-cell table:style-name="ce16" table:formula="of:=ROUND(POWER(1+[.AC$2]*0.01; [.$A104]) * [.AC$1]; 1)" office:value-type="float" office:value="46.7" calcext:value-type="float">
            <text:p>47k</text:p>
          </table:table-cell>
          <table:table-cell table:number-columns-repeated="16355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9" table:formula="of:=ROUND(POWER(1+[.B$2]*0.01; [.$A105]) * [.B$1]; 1)" office:value-type="float" office:value="196069473.4" calcext:value-type="float">
            <text:p>196069473k</text:p>
          </table:table-cell>
          <table:table-cell table:style-name="ce16" table:formula="of:=ROUND(POWER(1+[.C$2]*0.01; [.$A105]) * [.C$1]; 1)" office:value-type="float" office:value="67543188.6" calcext:value-type="float">
            <text:p>67543189k</text:p>
          </table:table-cell>
          <table:table-cell table:style-name="ce16" table:formula="of:=ROUND(POWER(1+[.D$2]*0.01; [.$A105]) * [.D$1]; 1)" office:value-type="float" office:value="24062510.3" calcext:value-type="float">
            <text:p>24062510k</text:p>
          </table:table-cell>
          <table:table-cell table:style-name="ce16" table:formula="of:=ROUND(POWER(1+[.E$2]*0.01; [.$A105]) * [.E$1]; 1)" office:value-type="float" office:value="19250008.3" calcext:value-type="float">
            <text:p>19250008k</text:p>
          </table:table-cell>
          <table:table-cell table:style-name="ce16" table:formula="of:=ROUND(POWER(1+[.F$2]*0.01; [.$A105]) * [.F$1]; 1)" office:value-type="float" office:value="8169137" calcext:value-type="float">
            <text:p>8169137k</text:p>
          </table:table-cell>
          <table:table-cell table:style-name="ce16" table:formula="of:=ROUND(POWER(1+[.G$2]*0.01; [.$A105]) * [.G$1]; 1)" office:value-type="float" office:value="125.2" calcext:value-type="float">
            <text:p>125k</text:p>
          </table:table-cell>
          <table:table-cell table:style-name="ce16" table:formula="of:=ROUND(POWER(1+[.H$2]*0.01; [.$A105]) * [.H$1]; 1)" office:value-type="float" office:value="48.6" calcext:value-type="float">
            <text:p>49k</text:p>
          </table:table-cell>
          <table:table-cell table:style-name="ce9" table:formula="of:=ROUND(POWER(1+[.I$2]*0.01; [.$A105]) * [.I$1]; 1)" office:value-type="float" office:value="196069473.4" calcext:value-type="float">
            <text:p>196069473k</text:p>
          </table:table-cell>
          <table:table-cell table:style-name="ce16" table:formula="of:=ROUND(POWER(1+[.J$2]*0.01; [.$A105]) * [.J$1]; 1)" office:value-type="float" office:value="67543188.6" calcext:value-type="float">
            <text:p>67543189k</text:p>
          </table:table-cell>
          <table:table-cell table:style-name="ce16" table:formula="of:=ROUND(POWER(1+[.K$2]*0.01; [.$A105]) * [.K$1]; 1)" office:value-type="float" office:value="24062510.3" calcext:value-type="float">
            <text:p>24062510k</text:p>
          </table:table-cell>
          <table:table-cell table:style-name="ce16" table:formula="of:=ROUND(POWER(1+[.L$2]*0.01; [.$A105]) * [.L$1]; 1)" office:value-type="float" office:value="19250008.3" calcext:value-type="float">
            <text:p>19250008k</text:p>
          </table:table-cell>
          <table:table-cell table:style-name="ce16" table:formula="of:=ROUND(POWER(1+[.M$2]*0.01; [.$A105]) * [.M$1]; 1)" office:value-type="float" office:value="8169137" calcext:value-type="float">
            <text:p>8169137k</text:p>
          </table:table-cell>
          <table:table-cell table:style-name="ce16" table:formula="of:=ROUND(POWER(1+[.N$2]*0.01; [.$A105]) * [.N$1]; 1)" office:value-type="float" office:value="187.9" calcext:value-type="float">
            <text:p>188k</text:p>
          </table:table-cell>
          <table:table-cell table:style-name="ce16" table:formula="of:=ROUND(POWER(1+[.O$2]*0.01; [.$A105]) * [.O$1]; 1)" office:value-type="float" office:value="72.8" calcext:value-type="float">
            <text:p>73k</text:p>
          </table:table-cell>
          <table:table-cell table:style-name="ce9" table:formula="of:=ROUND(POWER(1+[.P$2]*0.01; [.$A105]) * [.P$1]; 1)" office:value-type="float" office:value="196069473.4" calcext:value-type="float">
            <text:p>196069473k</text:p>
          </table:table-cell>
          <table:table-cell table:style-name="ce16" table:formula="of:=ROUND(POWER(1+[.Q$2]*0.01; [.$A105]) * [.Q$1]; 1)" office:value-type="float" office:value="67543188.6" calcext:value-type="float">
            <text:p>67543189k</text:p>
          </table:table-cell>
          <table:table-cell table:style-name="ce16" table:formula="of:=ROUND(POWER(1+[.R$2]*0.01; [.$A105]) * [.R$1]; 1)" office:value-type="float" office:value="24062510.3" calcext:value-type="float">
            <text:p>24062510k</text:p>
          </table:table-cell>
          <table:table-cell table:style-name="ce16" table:formula="of:=ROUND(POWER(1+[.S$2]*0.01; [.$A105]) * [.S$1]; 1)" office:value-type="float" office:value="3440885.9" calcext:value-type="float">
            <text:p>3440886k</text:p>
          </table:table-cell>
          <table:table-cell table:style-name="ce16" table:formula="of:=ROUND(POWER(1+[.T$2]*0.01; [.$A105]) * [.T$1]; 1)" office:value-type="float" office:value="100222.6" calcext:value-type="float">
            <text:p>100223k</text:p>
          </table:table-cell>
          <table:table-cell table:style-name="ce16" table:formula="of:=ROUND(POWER(1+[.U$2]*0.01; [.$A105]) * [.U$1]; 1)" office:value-type="float" office:value="1621.9" calcext:value-type="float">
            <text:p>1622k</text:p>
          </table:table-cell>
          <table:table-cell table:style-name="ce16" table:formula="of:=ROUND(POWER(1+[.V$2]*0.01; [.$A105]) * [.V$1]; 1)" office:value-type="float" office:value="97.1" calcext:value-type="float">
            <text:p>97k</text:p>
          </table:table-cell>
          <table:table-cell table:style-name="ce9" table:formula="of:=ROUND(POWER(1+[.W$2]*0.01; [.$A105]) * [.W$1]; 1)" office:value-type="float" office:value="10211421.3" calcext:value-type="float">
            <text:p>10211421k</text:p>
          </table:table-cell>
          <table:table-cell table:style-name="ce16" table:formula="of:=ROUND(POWER(1+[.X$2]*0.01; [.$A105]) * [.X$1]; 1)" office:value-type="float" office:value="4301107.4" calcext:value-type="float">
            <text:p>4301107k</text:p>
          </table:table-cell>
          <table:table-cell table:style-name="ce16" table:formula="of:=ROUND(POWER(1+[.Y$2]*0.01; [.$A105]) * [.Y$1]; 1)" office:value-type="float" office:value="1797901.5" calcext:value-type="float">
            <text:p>1797902k</text:p>
          </table:table-cell>
          <table:table-cell table:style-name="ce16" table:formula="of:=ROUND(POWER(1+[.Z$2]*0.01; [.$A105]) * [.Z$1]; 1)" office:value-type="float" office:value="745734.5" calcext:value-type="float">
            <text:p>745735k</text:p>
          </table:table-cell>
          <table:table-cell table:style-name="ce16" table:formula="of:=ROUND(POWER(1+[.AA$2]*0.01; [.$A105]) * [.AA$1]; 1)" office:value-type="float" office:value="125278.3" calcext:value-type="float">
            <text:p>125278k</text:p>
          </table:table-cell>
          <table:table-cell table:style-name="ce16" table:formula="of:=ROUND(POWER(1+[.AB$2]*0.01; [.$A105]) * [.AB$1]; 1)" office:value-type="float" office:value="125.2" calcext:value-type="float">
            <text:p>125k</text:p>
          </table:table-cell>
          <table:table-cell table:style-name="ce16" table:formula="of:=ROUND(POWER(1+[.AC$2]*0.01; [.$A105]) * [.AC$1]; 1)" office:value-type="float" office:value="48.6" calcext:value-type="float">
            <text:p>49k</text:p>
          </table:table-cell>
          <table:table-cell table:number-columns-repeated="1635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" table:formula="of:=ROUND(POWER(1+[.B$2]*0.01; [.$A106]) * [.B$1]; 1)" office:value-type="float" office:value="231361978.6" calcext:value-type="float">
            <text:p>231361979k</text:p>
          </table:table-cell>
          <table:table-cell table:style-name="ce16" table:formula="of:=ROUND(POWER(1+[.C$2]*0.01; [.$A106]) * [.C$1]; 1)" office:value-type="float" office:value="79025530.6" calcext:value-type="float">
            <text:p>79025531k</text:p>
          </table:table-cell>
          <table:table-cell table:style-name="ce16" table:formula="of:=ROUND(POWER(1+[.D$2]*0.01; [.$A106]) * [.D$1]; 1)" office:value-type="float" office:value="27912512" calcext:value-type="float">
            <text:p>27912512k</text:p>
          </table:table-cell>
          <table:table-cell table:style-name="ce16" table:formula="of:=ROUND(POWER(1+[.E$2]*0.01; [.$A106]) * [.E$1]; 1)" office:value-type="float" office:value="22330009.6" calcext:value-type="float">
            <text:p>22330010k</text:p>
          </table:table-cell>
          <table:table-cell table:style-name="ce16" table:formula="of:=ROUND(POWER(1+[.F$2]*0.01; [.$A106]) * [.F$1]; 1)" office:value-type="float" office:value="9394507.6" calcext:value-type="float">
            <text:p>9394508k</text:p>
          </table:table-cell>
          <table:table-cell table:style-name="ce16" table:formula="of:=ROUND(POWER(1+[.G$2]*0.01; [.$A106]) * [.G$1]; 1)" office:value-type="float" office:value="131.5" calcext:value-type="float">
            <text:p>132k</text:p>
          </table:table-cell>
          <table:table-cell table:style-name="ce16" table:formula="of:=ROUND(POWER(1+[.H$2]*0.01; [.$A106]) * [.H$1]; 1)" office:value-type="float" office:value="50.5" calcext:value-type="float">
            <text:p>51k</text:p>
          </table:table-cell>
          <table:table-cell table:style-name="ce9" table:formula="of:=ROUND(POWER(1+[.I$2]*0.01; [.$A106]) * [.I$1]; 1)" office:value-type="float" office:value="231361978.6" calcext:value-type="float">
            <text:p>231361979k</text:p>
          </table:table-cell>
          <table:table-cell table:style-name="ce16" table:formula="of:=ROUND(POWER(1+[.J$2]*0.01; [.$A106]) * [.J$1]; 1)" office:value-type="float" office:value="79025530.6" calcext:value-type="float">
            <text:p>79025531k</text:p>
          </table:table-cell>
          <table:table-cell table:style-name="ce16" table:formula="of:=ROUND(POWER(1+[.K$2]*0.01; [.$A106]) * [.K$1]; 1)" office:value-type="float" office:value="27912512" calcext:value-type="float">
            <text:p>27912512k</text:p>
          </table:table-cell>
          <table:table-cell table:style-name="ce16" table:formula="of:=ROUND(POWER(1+[.L$2]*0.01; [.$A106]) * [.L$1]; 1)" office:value-type="float" office:value="22330009.6" calcext:value-type="float">
            <text:p>22330010k</text:p>
          </table:table-cell>
          <table:table-cell table:style-name="ce16" table:formula="of:=ROUND(POWER(1+[.M$2]*0.01; [.$A106]) * [.M$1]; 1)" office:value-type="float" office:value="9394507.6" calcext:value-type="float">
            <text:p>9394508k</text:p>
          </table:table-cell>
          <table:table-cell table:style-name="ce16" table:formula="of:=ROUND(POWER(1+[.N$2]*0.01; [.$A106]) * [.N$1]; 1)" office:value-type="float" office:value="197.3" calcext:value-type="float">
            <text:p>197k</text:p>
          </table:table-cell>
          <table:table-cell table:style-name="ce16" table:formula="of:=ROUND(POWER(1+[.O$2]*0.01; [.$A106]) * [.O$1]; 1)" office:value-type="float" office:value="75.8" calcext:value-type="float">
            <text:p>76k</text:p>
          </table:table-cell>
          <table:table-cell table:style-name="ce9" table:formula="of:=ROUND(POWER(1+[.P$2]*0.01; [.$A106]) * [.P$1]; 1)" office:value-type="float" office:value="231361978.6" calcext:value-type="float">
            <text:p>231361979k</text:p>
          </table:table-cell>
          <table:table-cell table:style-name="ce16" table:formula="of:=ROUND(POWER(1+[.Q$2]*0.01; [.$A106]) * [.Q$1]; 1)" office:value-type="float" office:value="79025530.6" calcext:value-type="float">
            <text:p>79025531k</text:p>
          </table:table-cell>
          <table:table-cell table:style-name="ce16" table:formula="of:=ROUND(POWER(1+[.R$2]*0.01; [.$A106]) * [.R$1]; 1)" office:value-type="float" office:value="27912512" calcext:value-type="float">
            <text:p>27912512k</text:p>
          </table:table-cell>
          <table:table-cell table:style-name="ce16" table:formula="of:=ROUND(POWER(1+[.S$2]*0.01; [.$A106]) * [.S$1]; 1)" office:value-type="float" office:value="3922609.9" calcext:value-type="float">
            <text:p>3922610k</text:p>
          </table:table-cell>
          <table:table-cell table:style-name="ce16" table:formula="of:=ROUND(POWER(1+[.T$2]*0.01; [.$A106]) * [.T$1]; 1)" office:value-type="float" office:value="110244.9" calcext:value-type="float">
            <text:p>110245k</text:p>
          </table:table-cell>
          <table:table-cell table:style-name="ce16" table:formula="of:=ROUND(POWER(1+[.U$2]*0.01; [.$A106]) * [.U$1]; 1)" office:value-type="float" office:value="1735.4" calcext:value-type="float">
            <text:p>1735k</text:p>
          </table:table-cell>
          <table:table-cell table:style-name="ce16" table:formula="of:=ROUND(POWER(1+[.V$2]*0.01; [.$A106]) * [.V$1]; 1)" office:value-type="float" office:value="101" calcext:value-type="float">
            <text:p>101k</text:p>
          </table:table-cell>
          <table:table-cell table:style-name="ce9" table:formula="of:=ROUND(POWER(1+[.W$2]*0.01; [.$A106]) * [.W$1]; 1)" office:value-type="float" office:value="11743134.5" calcext:value-type="float">
            <text:p>11743135k</text:p>
          </table:table-cell>
          <table:table-cell table:style-name="ce16" table:formula="of:=ROUND(POWER(1+[.X$2]*0.01; [.$A106]) * [.X$1]; 1)" office:value-type="float" office:value="4903262.4" calcext:value-type="float">
            <text:p>4903262k</text:p>
          </table:table-cell>
          <table:table-cell table:style-name="ce16" table:formula="of:=ROUND(POWER(1+[.Y$2]*0.01; [.$A106]) * [.Y$1]; 1)" office:value-type="float" office:value="2031628.7" calcext:value-type="float">
            <text:p>2031629k</text:p>
          </table:table-cell>
          <table:table-cell table:style-name="ce16" table:formula="of:=ROUND(POWER(1+[.Z$2]*0.01; [.$A106]) * [.Z$1]; 1)" office:value-type="float" office:value="835222.7" calcext:value-type="float">
            <text:p>835223k</text:p>
          </table:table-cell>
          <table:table-cell table:style-name="ce16" table:formula="of:=ROUND(POWER(1+[.AA$2]*0.01; [.$A106]) * [.AA$1]; 1)" office:value-type="float" office:value="137806.1" calcext:value-type="float">
            <text:p>137806k</text:p>
          </table:table-cell>
          <table:table-cell table:style-name="ce16" table:formula="of:=ROUND(POWER(1+[.AB$2]*0.01; [.$A106]) * [.AB$1]; 1)" office:value-type="float" office:value="131.5" calcext:value-type="float">
            <text:p>132k</text:p>
          </table:table-cell>
          <table:table-cell table:style-name="ce16" table:formula="of:=ROUND(POWER(1+[.AC$2]*0.01; [.$A106]) * [.AC$1]; 1)" office:value-type="float" office:value="50.5" calcext:value-type="float">
            <text:p>51k</text:p>
          </table:table-cell>
          <table:table-cell table:number-columns-repeated="16355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9" table:formula="of:=ROUND(POWER(1+[.B$2]*0.01; [.$A107]) * [.B$1]; 1)" office:value-type="float" office:value="273007134.7" calcext:value-type="float">
            <text:p>273007135k</text:p>
          </table:table-cell>
          <table:table-cell table:style-name="ce16" table:formula="of:=ROUND(POWER(1+[.C$2]*0.01; [.$A107]) * [.C$1]; 1)" office:value-type="float" office:value="92459870.8" calcext:value-type="float">
            <text:p>92459871k</text:p>
          </table:table-cell>
          <table:table-cell table:style-name="ce16" table:formula="of:=ROUND(POWER(1+[.D$2]*0.01; [.$A107]) * [.D$1]; 1)" office:value-type="float" office:value="32378513.9" calcext:value-type="float">
            <text:p>32378514k</text:p>
          </table:table-cell>
          <table:table-cell table:style-name="ce16" table:formula="of:=ROUND(POWER(1+[.E$2]*0.01; [.$A107]) * [.E$1]; 1)" office:value-type="float" office:value="25902811.1" calcext:value-type="float">
            <text:p>25902811k</text:p>
          </table:table-cell>
          <table:table-cell table:style-name="ce16" table:formula="of:=ROUND(POWER(1+[.F$2]*0.01; [.$A107]) * [.F$1]; 1)" office:value-type="float" office:value="10803683.7" calcext:value-type="float">
            <text:p>10803684k</text:p>
          </table:table-cell>
          <table:table-cell table:style-name="ce16" table:formula="of:=ROUND(POWER(1+[.G$2]*0.01; [.$A107]) * [.G$1]; 1)" office:value-type="float" office:value="138.1" calcext:value-type="float">
            <text:p>138k</text:p>
          </table:table-cell>
          <table:table-cell table:style-name="ce16" table:formula="of:=ROUND(POWER(1+[.H$2]*0.01; [.$A107]) * [.H$1]; 1)" office:value-type="float" office:value="52.5" calcext:value-type="float">
            <text:p>53k</text:p>
          </table:table-cell>
          <table:table-cell table:style-name="ce9" table:formula="of:=ROUND(POWER(1+[.I$2]*0.01; [.$A107]) * [.I$1]; 1)" office:value-type="float" office:value="273007134.7" calcext:value-type="float">
            <text:p>273007135k</text:p>
          </table:table-cell>
          <table:table-cell table:style-name="ce16" table:formula="of:=ROUND(POWER(1+[.J$2]*0.01; [.$A107]) * [.J$1]; 1)" office:value-type="float" office:value="92459870.8" calcext:value-type="float">
            <text:p>92459871k</text:p>
          </table:table-cell>
          <table:table-cell table:style-name="ce16" table:formula="of:=ROUND(POWER(1+[.K$2]*0.01; [.$A107]) * [.K$1]; 1)" office:value-type="float" office:value="32378513.9" calcext:value-type="float">
            <text:p>32378514k</text:p>
          </table:table-cell>
          <table:table-cell table:style-name="ce16" table:formula="of:=ROUND(POWER(1+[.L$2]*0.01; [.$A107]) * [.L$1]; 1)" office:value-type="float" office:value="25902811.1" calcext:value-type="float">
            <text:p>25902811k</text:p>
          </table:table-cell>
          <table:table-cell table:style-name="ce16" table:formula="of:=ROUND(POWER(1+[.M$2]*0.01; [.$A107]) * [.M$1]; 1)" office:value-type="float" office:value="10803683.7" calcext:value-type="float">
            <text:p>10803684k</text:p>
          </table:table-cell>
          <table:table-cell table:style-name="ce16" table:formula="of:=ROUND(POWER(1+[.N$2]*0.01; [.$A107]) * [.N$1]; 1)" office:value-type="float" office:value="207.1" calcext:value-type="float">
            <text:p>207k</text:p>
          </table:table-cell>
          <table:table-cell table:style-name="ce16" table:formula="of:=ROUND(POWER(1+[.O$2]*0.01; [.$A107]) * [.O$1]; 1)" office:value-type="float" office:value="78.8" calcext:value-type="float">
            <text:p>79k</text:p>
          </table:table-cell>
          <table:table-cell table:style-name="ce9" table:formula="of:=ROUND(POWER(1+[.P$2]*0.01; [.$A107]) * [.P$1]; 1)" office:value-type="float" office:value="273007134.7" calcext:value-type="float">
            <text:p>273007135k</text:p>
          </table:table-cell>
          <table:table-cell table:style-name="ce16" table:formula="of:=ROUND(POWER(1+[.Q$2]*0.01; [.$A107]) * [.Q$1]; 1)" office:value-type="float" office:value="92459870.8" calcext:value-type="float">
            <text:p>92459871k</text:p>
          </table:table-cell>
          <table:table-cell table:style-name="ce16" table:formula="of:=ROUND(POWER(1+[.R$2]*0.01; [.$A107]) * [.R$1]; 1)" office:value-type="float" office:value="32378513.9" calcext:value-type="float">
            <text:p>32378514k</text:p>
          </table:table-cell>
          <table:table-cell table:style-name="ce16" table:formula="of:=ROUND(POWER(1+[.S$2]*0.01; [.$A107]) * [.S$1]; 1)" office:value-type="float" office:value="4471775.3" calcext:value-type="float">
            <text:p>4471775k</text:p>
          </table:table-cell>
          <table:table-cell table:style-name="ce16" table:formula="of:=ROUND(POWER(1+[.T$2]*0.01; [.$A107]) * [.T$1]; 1)" office:value-type="float" office:value="121269.4" calcext:value-type="float">
            <text:p>121269k</text:p>
          </table:table-cell>
          <table:table-cell table:style-name="ce16" table:formula="of:=ROUND(POWER(1+[.U$2]*0.01; [.$A107]) * [.U$1]; 1)" office:value-type="float" office:value="1856.9" calcext:value-type="float">
            <text:p>1857k</text:p>
          </table:table-cell>
          <table:table-cell table:style-name="ce16" table:formula="of:=ROUND(POWER(1+[.V$2]*0.01; [.$A107]) * [.V$1]; 1)" office:value-type="float" office:value="105.1" calcext:value-type="float">
            <text:p>105k</text:p>
          </table:table-cell>
          <table:table-cell table:style-name="ce9" table:formula="of:=ROUND(POWER(1+[.W$2]*0.01; [.$A107]) * [.W$1]; 1)" office:value-type="float" office:value="13504604.7" calcext:value-type="float">
            <text:p>13504605k</text:p>
          </table:table-cell>
          <table:table-cell table:style-name="ce16" table:formula="of:=ROUND(POWER(1+[.X$2]*0.01; [.$A107]) * [.X$1]; 1)" office:value-type="float" office:value="5589719.1" calcext:value-type="float">
            <text:p>5589719k</text:p>
          </table:table-cell>
          <table:table-cell table:style-name="ce16" table:formula="of:=ROUND(POWER(1+[.Y$2]*0.01; [.$A107]) * [.Y$1]; 1)" office:value-type="float" office:value="2295740.5" calcext:value-type="float">
            <text:p>2295741k</text:p>
          </table:table-cell>
          <table:table-cell table:style-name="ce16" table:formula="of:=ROUND(POWER(1+[.Z$2]*0.01; [.$A107]) * [.Z$1]; 1)" office:value-type="float" office:value="935449.4" calcext:value-type="float">
            <text:p>935449k</text:p>
          </table:table-cell>
          <table:table-cell table:style-name="ce16" table:formula="of:=ROUND(POWER(1+[.AA$2]*0.01; [.$A107]) * [.AA$1]; 1)" office:value-type="float" office:value="151586.7" calcext:value-type="float">
            <text:p>151587k</text:p>
          </table:table-cell>
          <table:table-cell table:style-name="ce16" table:formula="of:=ROUND(POWER(1+[.AB$2]*0.01; [.$A107]) * [.AB$1]; 1)" office:value-type="float" office:value="138.1" calcext:value-type="float">
            <text:p>138k</text:p>
          </table:table-cell>
          <table:table-cell table:style-name="ce16" table:formula="of:=ROUND(POWER(1+[.AC$2]*0.01; [.$A107]) * [.AC$1]; 1)" office:value-type="float" office:value="52.5" calcext:value-type="float">
            <text:p>53k</text:p>
          </table:table-cell>
          <table:table-cell table:number-columns-repeated="16355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9" table:formula="of:=ROUND(POWER(1+[.B$2]*0.01; [.$A108]) * [.B$1]; 1)" office:value-type="float" office:value="322148419" calcext:value-type="float">
            <text:p>322148419k</text:p>
          </table:table-cell>
          <table:table-cell table:style-name="ce16" table:formula="of:=ROUND(POWER(1+[.C$2]*0.01; [.$A108]) * [.C$1]; 1)" office:value-type="float" office:value="108178048.9" calcext:value-type="float">
            <text:p>108178049k</text:p>
          </table:table-cell>
          <table:table-cell table:style-name="ce16" table:formula="of:=ROUND(POWER(1+[.D$2]*0.01; [.$A108]) * [.D$1]; 1)" office:value-type="float" office:value="37559076.1" calcext:value-type="float">
            <text:p>37559076k</text:p>
          </table:table-cell>
          <table:table-cell table:style-name="ce16" table:formula="of:=ROUND(POWER(1+[.E$2]*0.01; [.$A108]) * [.E$1]; 1)" office:value-type="float" office:value="30047260.9" calcext:value-type="float">
            <text:p>30047261k</text:p>
          </table:table-cell>
          <table:table-cell table:style-name="ce16" table:formula="of:=ROUND(POWER(1+[.F$2]*0.01; [.$A108]) * [.F$1]; 1)" office:value-type="float" office:value="12424236.3" calcext:value-type="float">
            <text:p>12424236k</text:p>
          </table:table-cell>
          <table:table-cell table:style-name="ce16" table:formula="of:=ROUND(POWER(1+[.G$2]*0.01; [.$A108]) * [.G$1]; 1)" office:value-type="float" office:value="145" calcext:value-type="float">
            <text:p>145k</text:p>
          </table:table-cell>
          <table:table-cell table:style-name="ce16" table:formula="of:=ROUND(POWER(1+[.H$2]*0.01; [.$A108]) * [.H$1]; 1)" office:value-type="float" office:value="54.6" calcext:value-type="float">
            <text:p>55k</text:p>
          </table:table-cell>
          <table:table-cell table:style-name="ce9" table:formula="of:=ROUND(POWER(1+[.I$2]*0.01; [.$A108]) * [.I$1]; 1)" office:value-type="float" office:value="322148419" calcext:value-type="float">
            <text:p>322148419k</text:p>
          </table:table-cell>
          <table:table-cell table:style-name="ce16" table:formula="of:=ROUND(POWER(1+[.J$2]*0.01; [.$A108]) * [.J$1]; 1)" office:value-type="float" office:value="108178048.9" calcext:value-type="float">
            <text:p>108178049k</text:p>
          </table:table-cell>
          <table:table-cell table:style-name="ce16" table:formula="of:=ROUND(POWER(1+[.K$2]*0.01; [.$A108]) * [.K$1]; 1)" office:value-type="float" office:value="37559076.1" calcext:value-type="float">
            <text:p>37559076k</text:p>
          </table:table-cell>
          <table:table-cell table:style-name="ce16" table:formula="of:=ROUND(POWER(1+[.L$2]*0.01; [.$A108]) * [.L$1]; 1)" office:value-type="float" office:value="30047260.9" calcext:value-type="float">
            <text:p>30047261k</text:p>
          </table:table-cell>
          <table:table-cell table:style-name="ce16" table:formula="of:=ROUND(POWER(1+[.M$2]*0.01; [.$A108]) * [.M$1]; 1)" office:value-type="float" office:value="12424236.3" calcext:value-type="float">
            <text:p>12424236k</text:p>
          </table:table-cell>
          <table:table-cell table:style-name="ce16" table:formula="of:=ROUND(POWER(1+[.N$2]*0.01; [.$A108]) * [.N$1]; 1)" office:value-type="float" office:value="217.5" calcext:value-type="float">
            <text:p>218k</text:p>
          </table:table-cell>
          <table:table-cell table:style-name="ce16" table:formula="of:=ROUND(POWER(1+[.O$2]*0.01; [.$A108]) * [.O$1]; 1)" office:value-type="float" office:value="81.9" calcext:value-type="float">
            <text:p>82k</text:p>
          </table:table-cell>
          <table:table-cell table:style-name="ce9" table:formula="of:=ROUND(POWER(1+[.P$2]*0.01; [.$A108]) * [.P$1]; 1)" office:value-type="float" office:value="322148419" calcext:value-type="float">
            <text:p>322148419k</text:p>
          </table:table-cell>
          <table:table-cell table:style-name="ce16" table:formula="of:=ROUND(POWER(1+[.Q$2]*0.01; [.$A108]) * [.Q$1]; 1)" office:value-type="float" office:value="108178048.9" calcext:value-type="float">
            <text:p>108178049k</text:p>
          </table:table-cell>
          <table:table-cell table:style-name="ce16" table:formula="of:=ROUND(POWER(1+[.R$2]*0.01; [.$A108]) * [.R$1]; 1)" office:value-type="float" office:value="37559076.1" calcext:value-type="float">
            <text:p>37559076k</text:p>
          </table:table-cell>
          <table:table-cell table:style-name="ce16" table:formula="of:=ROUND(POWER(1+[.S$2]*0.01; [.$A108]) * [.S$1]; 1)" office:value-type="float" office:value="5097823.8" calcext:value-type="float">
            <text:p>5097824k</text:p>
          </table:table-cell>
          <table:table-cell table:style-name="ce16" table:formula="of:=ROUND(POWER(1+[.T$2]*0.01; [.$A108]) * [.T$1]; 1)" office:value-type="float" office:value="133396.3" calcext:value-type="float">
            <text:p>133396k</text:p>
          </table:table-cell>
          <table:table-cell table:style-name="ce16" table:formula="of:=ROUND(POWER(1+[.U$2]*0.01; [.$A108]) * [.U$1]; 1)" office:value-type="float" office:value="1986.9" calcext:value-type="float">
            <text:p>1987k</text:p>
          </table:table-cell>
          <table:table-cell table:style-name="ce16" table:formula="of:=ROUND(POWER(1+[.V$2]*0.01; [.$A108]) * [.V$1]; 1)" office:value-type="float" office:value="109.3" calcext:value-type="float">
            <text:p>109k</text:p>
          </table:table-cell>
          <table:table-cell table:style-name="ce9" table:formula="of:=ROUND(POWER(1+[.W$2]*0.01; [.$A108]) * [.W$1]; 1)" office:value-type="float" office:value="15530295.4" calcext:value-type="float">
            <text:p>15530295k</text:p>
          </table:table-cell>
          <table:table-cell table:style-name="ce16" table:formula="of:=ROUND(POWER(1+[.X$2]*0.01; [.$A108]) * [.X$1]; 1)" office:value-type="float" office:value="6372279.8" calcext:value-type="float">
            <text:p>6372280k</text:p>
          </table:table-cell>
          <table:table-cell table:style-name="ce16" table:formula="of:=ROUND(POWER(1+[.Y$2]*0.01; [.$A108]) * [.Y$1]; 1)" office:value-type="float" office:value="2594186.7" calcext:value-type="float">
            <text:p>2594187k</text:p>
          </table:table-cell>
          <table:table-cell table:style-name="ce16" table:formula="of:=ROUND(POWER(1+[.Z$2]*0.01; [.$A108]) * [.Z$1]; 1)" office:value-type="float" office:value="1047703.3" calcext:value-type="float">
            <text:p>1047703k</text:p>
          </table:table-cell>
          <table:table-cell table:style-name="ce16" table:formula="of:=ROUND(POWER(1+[.AA$2]*0.01; [.$A108]) * [.AA$1]; 1)" office:value-type="float" office:value="166745.4" calcext:value-type="float">
            <text:p>166745k</text:p>
          </table:table-cell>
          <table:table-cell table:style-name="ce16" table:formula="of:=ROUND(POWER(1+[.AB$2]*0.01; [.$A108]) * [.AB$1]; 1)" office:value-type="float" office:value="145" calcext:value-type="float">
            <text:p>145k</text:p>
          </table:table-cell>
          <table:table-cell table:style-name="ce16" table:formula="of:=ROUND(POWER(1+[.AC$2]*0.01; [.$A108]) * [.AC$1]; 1)" office:value-type="float" office:value="54.6" calcext:value-type="float">
            <text:p>55k</text:p>
          </table:table-cell>
          <table:table-cell table:number-columns-repeated="16355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9" table:formula="of:=ROUND(POWER(1+[.B$2]*0.01; [.$A109]) * [.B$1]; 1)" office:value-type="float" office:value="380135134.4" calcext:value-type="float">
            <text:p>380135134k</text:p>
          </table:table-cell>
          <table:table-cell table:style-name="ce16" table:formula="of:=ROUND(POWER(1+[.C$2]*0.01; [.$A109]) * [.C$1]; 1)" office:value-type="float" office:value="126568317.2" calcext:value-type="float">
            <text:p>126568317k</text:p>
          </table:table-cell>
          <table:table-cell table:style-name="ce16" table:formula="of:=ROUND(POWER(1+[.D$2]*0.01; [.$A109]) * [.D$1]; 1)" office:value-type="float" office:value="43568528.3" calcext:value-type="float">
            <text:p>43568528k</text:p>
          </table:table-cell>
          <table:table-cell table:style-name="ce16" table:formula="of:=ROUND(POWER(1+[.E$2]*0.01; [.$A109]) * [.E$1]; 1)" office:value-type="float" office:value="34854822.7" calcext:value-type="float">
            <text:p>34854823k</text:p>
          </table:table-cell>
          <table:table-cell table:style-name="ce16" table:formula="of:=ROUND(POWER(1+[.F$2]*0.01; [.$A109]) * [.F$1]; 1)" office:value-type="float" office:value="14287871.8" calcext:value-type="float">
            <text:p>14287872k</text:p>
          </table:table-cell>
          <table:table-cell table:style-name="ce16" table:formula="of:=ROUND(POWER(1+[.G$2]*0.01; [.$A109]) * [.G$1]; 1)" office:value-type="float" office:value="152.2" calcext:value-type="float">
            <text:p>152k</text:p>
          </table:table-cell>
          <table:table-cell table:style-name="ce16" table:formula="of:=ROUND(POWER(1+[.H$2]*0.01; [.$A109]) * [.H$1]; 1)" office:value-type="float" office:value="56.8" calcext:value-type="float">
            <text:p>57k</text:p>
          </table:table-cell>
          <table:table-cell table:style-name="ce9" table:formula="of:=ROUND(POWER(1+[.I$2]*0.01; [.$A109]) * [.I$1]; 1)" office:value-type="float" office:value="380135134.4" calcext:value-type="float">
            <text:p>380135134k</text:p>
          </table:table-cell>
          <table:table-cell table:style-name="ce16" table:formula="of:=ROUND(POWER(1+[.J$2]*0.01; [.$A109]) * [.J$1]; 1)" office:value-type="float" office:value="126568317.2" calcext:value-type="float">
            <text:p>126568317k</text:p>
          </table:table-cell>
          <table:table-cell table:style-name="ce16" table:formula="of:=ROUND(POWER(1+[.K$2]*0.01; [.$A109]) * [.K$1]; 1)" office:value-type="float" office:value="43568528.3" calcext:value-type="float">
            <text:p>43568528k</text:p>
          </table:table-cell>
          <table:table-cell table:style-name="ce16" table:formula="of:=ROUND(POWER(1+[.L$2]*0.01; [.$A109]) * [.L$1]; 1)" office:value-type="float" office:value="34854822.7" calcext:value-type="float">
            <text:p>34854823k</text:p>
          </table:table-cell>
          <table:table-cell table:style-name="ce16" table:formula="of:=ROUND(POWER(1+[.M$2]*0.01; [.$A109]) * [.M$1]; 1)" office:value-type="float" office:value="14287871.8" calcext:value-type="float">
            <text:p>14287872k</text:p>
          </table:table-cell>
          <table:table-cell table:style-name="ce16" table:formula="of:=ROUND(POWER(1+[.N$2]*0.01; [.$A109]) * [.N$1]; 1)" office:value-type="float" office:value="228.3" calcext:value-type="float">
            <text:p>228k</text:p>
          </table:table-cell>
          <table:table-cell table:style-name="ce16" table:formula="of:=ROUND(POWER(1+[.O$2]*0.01; [.$A109]) * [.O$1]; 1)" office:value-type="float" office:value="85.2" calcext:value-type="float">
            <text:p>85k</text:p>
          </table:table-cell>
          <table:table-cell table:style-name="ce9" table:formula="of:=ROUND(POWER(1+[.P$2]*0.01; [.$A109]) * [.P$1]; 1)" office:value-type="float" office:value="380135134.4" calcext:value-type="float">
            <text:p>380135134k</text:p>
          </table:table-cell>
          <table:table-cell table:style-name="ce16" table:formula="of:=ROUND(POWER(1+[.Q$2]*0.01; [.$A109]) * [.Q$1]; 1)" office:value-type="float" office:value="126568317.2" calcext:value-type="float">
            <text:p>126568317k</text:p>
          </table:table-cell>
          <table:table-cell table:style-name="ce16" table:formula="of:=ROUND(POWER(1+[.R$2]*0.01; [.$A109]) * [.R$1]; 1)" office:value-type="float" office:value="43568528.3" calcext:value-type="float">
            <text:p>43568528k</text:p>
          </table:table-cell>
          <table:table-cell table:style-name="ce16" table:formula="of:=ROUND(POWER(1+[.S$2]*0.01; [.$A109]) * [.S$1]; 1)" office:value-type="float" office:value="5811519.2" calcext:value-type="float">
            <text:p>5811519k</text:p>
          </table:table-cell>
          <table:table-cell table:style-name="ce16" table:formula="of:=ROUND(POWER(1+[.T$2]*0.01; [.$A109]) * [.T$1]; 1)" office:value-type="float" office:value="146736" calcext:value-type="float">
            <text:p>146736k</text:p>
          </table:table-cell>
          <table:table-cell table:style-name="ce16" table:formula="of:=ROUND(POWER(1+[.U$2]*0.01; [.$A109]) * [.U$1]; 1)" office:value-type="float" office:value="2126" calcext:value-type="float">
            <text:p>2126k</text:p>
          </table:table-cell>
          <table:table-cell table:style-name="ce16" table:formula="of:=ROUND(POWER(1+[.V$2]*0.01; [.$A109]) * [.V$1]; 1)" office:value-type="float" office:value="113.6" calcext:value-type="float">
            <text:p>114k</text:p>
          </table:table-cell>
          <table:table-cell table:style-name="ce9" table:formula="of:=ROUND(POWER(1+[.W$2]*0.01; [.$A109]) * [.W$1]; 1)" office:value-type="float" office:value="17859839.7" calcext:value-type="float">
            <text:p>17859840k</text:p>
          </table:table-cell>
          <table:table-cell table:style-name="ce16" table:formula="of:=ROUND(POWER(1+[.X$2]*0.01; [.$A109]) * [.X$1]; 1)" office:value-type="float" office:value="7264399" calcext:value-type="float">
            <text:p>7264399k</text:p>
          </table:table-cell>
          <table:table-cell table:style-name="ce16" table:formula="of:=ROUND(POWER(1+[.Y$2]*0.01; [.$A109]) * [.Y$1]; 1)" office:value-type="float" office:value="2931431" calcext:value-type="float">
            <text:p>2931431k</text:p>
          </table:table-cell>
          <table:table-cell table:style-name="ce16" table:formula="of:=ROUND(POWER(1+[.Z$2]*0.01; [.$A109]) * [.Z$1]; 1)" office:value-type="float" office:value="1173427.7" calcext:value-type="float">
            <text:p>1173428k</text:p>
          </table:table-cell>
          <table:table-cell table:style-name="ce16" table:formula="of:=ROUND(POWER(1+[.AA$2]*0.01; [.$A109]) * [.AA$1]; 1)" office:value-type="float" office:value="183420" calcext:value-type="float">
            <text:p>183420k</text:p>
          </table:table-cell>
          <table:table-cell table:style-name="ce16" table:formula="of:=ROUND(POWER(1+[.AB$2]*0.01; [.$A109]) * [.AB$1]; 1)" office:value-type="float" office:value="152.2" calcext:value-type="float">
            <text:p>152k</text:p>
          </table:table-cell>
          <table:table-cell table:style-name="ce16" table:formula="of:=ROUND(POWER(1+[.AC$2]*0.01; [.$A109]) * [.AC$1]; 1)" office:value-type="float" office:value="56.8" calcext:value-type="float">
            <text:p>57k</text:p>
          </table:table-cell>
          <table:table-cell table:number-columns-repeated="16355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9" table:formula="of:=ROUND(POWER(1+[.B$2]*0.01; [.$A110]) * [.B$1]; 1)" office:value-type="float" office:value="448559458.6" calcext:value-type="float">
            <text:p>448559459k</text:p>
          </table:table-cell>
          <table:table-cell table:style-name="ce16" table:formula="of:=ROUND(POWER(1+[.C$2]*0.01; [.$A110]) * [.C$1]; 1)" office:value-type="float" office:value="148084931.1" calcext:value-type="float">
            <text:p>148084931k</text:p>
          </table:table-cell>
          <table:table-cell table:style-name="ce16" table:formula="of:=ROUND(POWER(1+[.D$2]*0.01; [.$A110]) * [.D$1]; 1)" office:value-type="float" office:value="50539492.9" calcext:value-type="float">
            <text:p>50539493k</text:p>
          </table:table-cell>
          <table:table-cell table:style-name="ce16" table:formula="of:=ROUND(POWER(1+[.E$2]*0.01; [.$A110]) * [.E$1]; 1)" office:value-type="float" office:value="40431594.3" calcext:value-type="float">
            <text:p>40431594k</text:p>
          </table:table-cell>
          <table:table-cell table:style-name="ce16" table:formula="of:=ROUND(POWER(1+[.F$2]*0.01; [.$A110]) * [.F$1]; 1)" office:value-type="float" office:value="16431052.5" calcext:value-type="float">
            <text:p>16431053k</text:p>
          </table:table-cell>
          <table:table-cell table:style-name="ce16" table:formula="of:=ROUND(POWER(1+[.G$2]*0.01; [.$A110]) * [.G$1]; 1)" office:value-type="float" office:value="159.8" calcext:value-type="float">
            <text:p>160k</text:p>
          </table:table-cell>
          <table:table-cell table:style-name="ce16" table:formula="of:=ROUND(POWER(1+[.H$2]*0.01; [.$A110]) * [.H$1]; 1)" office:value-type="float" office:value="59.1" calcext:value-type="float">
            <text:p>59k</text:p>
          </table:table-cell>
          <table:table-cell table:style-name="ce9" table:formula="of:=ROUND(POWER(1+[.I$2]*0.01; [.$A110]) * [.I$1]; 1)" office:value-type="float" office:value="448559458.6" calcext:value-type="float">
            <text:p>448559459k</text:p>
          </table:table-cell>
          <table:table-cell table:style-name="ce16" table:formula="of:=ROUND(POWER(1+[.J$2]*0.01; [.$A110]) * [.J$1]; 1)" office:value-type="float" office:value="148084931.1" calcext:value-type="float">
            <text:p>148084931k</text:p>
          </table:table-cell>
          <table:table-cell table:style-name="ce16" table:formula="of:=ROUND(POWER(1+[.K$2]*0.01; [.$A110]) * [.K$1]; 1)" office:value-type="float" office:value="50539492.9" calcext:value-type="float">
            <text:p>50539493k</text:p>
          </table:table-cell>
          <table:table-cell table:style-name="ce16" table:formula="of:=ROUND(POWER(1+[.L$2]*0.01; [.$A110]) * [.L$1]; 1)" office:value-type="float" office:value="40431594.3" calcext:value-type="float">
            <text:p>40431594k</text:p>
          </table:table-cell>
          <table:table-cell table:style-name="ce16" table:formula="of:=ROUND(POWER(1+[.M$2]*0.01; [.$A110]) * [.M$1]; 1)" office:value-type="float" office:value="16431052.5" calcext:value-type="float">
            <text:p>16431053k</text:p>
          </table:table-cell>
          <table:table-cell table:style-name="ce16" table:formula="of:=ROUND(POWER(1+[.N$2]*0.01; [.$A110]) * [.N$1]; 1)" office:value-type="float" office:value="239.8" calcext:value-type="float">
            <text:p>240k</text:p>
          </table:table-cell>
          <table:table-cell table:style-name="ce16" table:formula="of:=ROUND(POWER(1+[.O$2]*0.01; [.$A110]) * [.O$1]; 1)" office:value-type="float" office:value="88.6" calcext:value-type="float">
            <text:p>89k</text:p>
          </table:table-cell>
          <table:table-cell table:style-name="ce9" table:formula="of:=ROUND(POWER(1+[.P$2]*0.01; [.$A110]) * [.P$1]; 1)" office:value-type="float" office:value="448559458.6" calcext:value-type="float">
            <text:p>448559459k</text:p>
          </table:table-cell>
          <table:table-cell table:style-name="ce16" table:formula="of:=ROUND(POWER(1+[.Q$2]*0.01; [.$A110]) * [.Q$1]; 1)" office:value-type="float" office:value="148084931.1" calcext:value-type="float">
            <text:p>148084931k</text:p>
          </table:table-cell>
          <table:table-cell table:style-name="ce16" table:formula="of:=ROUND(POWER(1+[.R$2]*0.01; [.$A110]) * [.R$1]; 1)" office:value-type="float" office:value="50539492.9" calcext:value-type="float">
            <text:p>50539493k</text:p>
          </table:table-cell>
          <table:table-cell table:style-name="ce16" table:formula="of:=ROUND(POWER(1+[.S$2]*0.01; [.$A110]) * [.S$1]; 1)" office:value-type="float" office:value="6625131.9" calcext:value-type="float">
            <text:p>6625132k</text:p>
          </table:table-cell>
          <table:table-cell table:style-name="ce16" table:formula="of:=ROUND(POWER(1+[.T$2]*0.01; [.$A110]) * [.T$1]; 1)" office:value-type="float" office:value="161409.6" calcext:value-type="float">
            <text:p>161410k</text:p>
          </table:table-cell>
          <table:table-cell table:style-name="ce16" table:formula="of:=ROUND(POWER(1+[.U$2]*0.01; [.$A110]) * [.U$1]; 1)" office:value-type="float" office:value="2274.8" calcext:value-type="float">
            <text:p>2275k</text:p>
          </table:table-cell>
          <table:table-cell table:style-name="ce16" table:formula="of:=ROUND(POWER(1+[.V$2]*0.01; [.$A110]) * [.V$1]; 1)" office:value-type="float" office:value="118.2" calcext:value-type="float">
            <text:p>118k</text:p>
          </table:table-cell>
          <table:table-cell table:style-name="ce9" table:formula="of:=ROUND(POWER(1+[.W$2]*0.01; [.$A110]) * [.W$1]; 1)" office:value-type="float" office:value="20538815.6" calcext:value-type="float">
            <text:p>20538816k</text:p>
          </table:table-cell>
          <table:table-cell table:style-name="ce16" table:formula="of:=ROUND(POWER(1+[.X$2]*0.01; [.$A110]) * [.X$1]; 1)" office:value-type="float" office:value="8281414.8" calcext:value-type="float">
            <text:p>8281415k</text:p>
          </table:table-cell>
          <table:table-cell table:style-name="ce16" table:formula="of:=ROUND(POWER(1+[.Y$2]*0.01; [.$A110]) * [.Y$1]; 1)" office:value-type="float" office:value="3312517" calcext:value-type="float">
            <text:p>3312517k</text:p>
          </table:table-cell>
          <table:table-cell table:style-name="ce16" table:formula="of:=ROUND(POWER(1+[.Z$2]*0.01; [.$A110]) * [.Z$1]; 1)" office:value-type="float" office:value="1314239" calcext:value-type="float">
            <text:p>1314239k</text:p>
          </table:table-cell>
          <table:table-cell table:style-name="ce16" table:formula="of:=ROUND(POWER(1+[.AA$2]*0.01; [.$A110]) * [.AA$1]; 1)" office:value-type="float" office:value="201761.9" calcext:value-type="float">
            <text:p>201762k</text:p>
          </table:table-cell>
          <table:table-cell table:style-name="ce16" table:formula="of:=ROUND(POWER(1+[.AB$2]*0.01; [.$A110]) * [.AB$1]; 1)" office:value-type="float" office:value="159.8" calcext:value-type="float">
            <text:p>160k</text:p>
          </table:table-cell>
          <table:table-cell table:style-name="ce16" table:formula="of:=ROUND(POWER(1+[.AC$2]*0.01; [.$A110]) * [.AC$1]; 1)" office:value-type="float" office:value="59.1" calcext:value-type="float">
            <text:p>59k</text:p>
          </table:table-cell>
          <table:table-cell table:number-columns-repeated="16355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9" table:formula="of:=ROUND(POWER(1+[.B$2]*0.01; [.$A111]) * [.B$1]; 1)" office:value-type="float" office:value="529300161.1" calcext:value-type="float">
            <text:p>529300161k</text:p>
          </table:table-cell>
          <table:table-cell table:style-name="ce16" table:formula="of:=ROUND(POWER(1+[.C$2]*0.01; [.$A111]) * [.C$1]; 1)" office:value-type="float" office:value="173259369.4" calcext:value-type="float">
            <text:p>173259369k</text:p>
          </table:table-cell>
          <table:table-cell table:style-name="ce16" table:formula="of:=ROUND(POWER(1+[.D$2]*0.01; [.$A111]) * [.D$1]; 1)" office:value-type="float" office:value="58625811.7" calcext:value-type="float">
            <text:p>58625812k</text:p>
          </table:table-cell>
          <table:table-cell table:style-name="ce16" table:formula="of:=ROUND(POWER(1+[.E$2]*0.01; [.$A111]) * [.E$1]; 1)" office:value-type="float" office:value="46900649.4" calcext:value-type="float">
            <text:p>46900649k</text:p>
          </table:table-cell>
          <table:table-cell table:style-name="ce16" table:formula="of:=ROUND(POWER(1+[.F$2]*0.01; [.$A111]) * [.F$1]; 1)" office:value-type="float" office:value="18895710.4" calcext:value-type="float">
            <text:p>18895710k</text:p>
          </table:table-cell>
          <table:table-cell table:style-name="ce16" table:formula="of:=ROUND(POWER(1+[.G$2]*0.01; [.$A111]) * [.G$1]; 1)" office:value-type="float" office:value="167.8" calcext:value-type="float">
            <text:p>168k</text:p>
          </table:table-cell>
          <table:table-cell table:style-name="ce16" table:formula="of:=ROUND(POWER(1+[.H$2]*0.01; [.$A111]) * [.H$1]; 1)" office:value-type="float" office:value="61.4" calcext:value-type="float">
            <text:p>61k</text:p>
          </table:table-cell>
          <table:table-cell table:style-name="ce9" table:formula="of:=ROUND(POWER(1+[.I$2]*0.01; [.$A111]) * [.I$1]; 1)" office:value-type="float" office:value="529300161.1" calcext:value-type="float">
            <text:p>529300161k</text:p>
          </table:table-cell>
          <table:table-cell table:style-name="ce16" table:formula="of:=ROUND(POWER(1+[.J$2]*0.01; [.$A111]) * [.J$1]; 1)" office:value-type="float" office:value="173259369.4" calcext:value-type="float">
            <text:p>173259369k</text:p>
          </table:table-cell>
          <table:table-cell table:style-name="ce16" table:formula="of:=ROUND(POWER(1+[.K$2]*0.01; [.$A111]) * [.K$1]; 1)" office:value-type="float" office:value="58625811.7" calcext:value-type="float">
            <text:p>58625812k</text:p>
          </table:table-cell>
          <table:table-cell table:style-name="ce16" table:formula="of:=ROUND(POWER(1+[.L$2]*0.01; [.$A111]) * [.L$1]; 1)" office:value-type="float" office:value="46900649.4" calcext:value-type="float">
            <text:p>46900649k</text:p>
          </table:table-cell>
          <table:table-cell table:style-name="ce16" table:formula="of:=ROUND(POWER(1+[.M$2]*0.01; [.$A111]) * [.M$1]; 1)" office:value-type="float" office:value="18895710.4" calcext:value-type="float">
            <text:p>18895710k</text:p>
          </table:table-cell>
          <table:table-cell table:style-name="ce16" table:formula="of:=ROUND(POWER(1+[.N$2]*0.01; [.$A111]) * [.N$1]; 1)" office:value-type="float" office:value="251.7" calcext:value-type="float">
            <text:p>252k</text:p>
          </table:table-cell>
          <table:table-cell table:style-name="ce16" table:formula="of:=ROUND(POWER(1+[.O$2]*0.01; [.$A111]) * [.O$1]; 1)" office:value-type="float" office:value="92.2" calcext:value-type="float">
            <text:p>92k</text:p>
          </table:table-cell>
          <table:table-cell table:style-name="ce9" table:formula="of:=ROUND(POWER(1+[.P$2]*0.01; [.$A111]) * [.P$1]; 1)" office:value-type="float" office:value="529300161.1" calcext:value-type="float">
            <text:p>529300161k</text:p>
          </table:table-cell>
          <table:table-cell table:style-name="ce16" table:formula="of:=ROUND(POWER(1+[.Q$2]*0.01; [.$A111]) * [.Q$1]; 1)" office:value-type="float" office:value="173259369.4" calcext:value-type="float">
            <text:p>173259369k</text:p>
          </table:table-cell>
          <table:table-cell table:style-name="ce16" table:formula="of:=ROUND(POWER(1+[.R$2]*0.01; [.$A111]) * [.R$1]; 1)" office:value-type="float" office:value="58625811.7" calcext:value-type="float">
            <text:p>58625812k</text:p>
          </table:table-cell>
          <table:table-cell table:style-name="ce16" table:formula="of:=ROUND(POWER(1+[.S$2]*0.01; [.$A111]) * [.S$1]; 1)" office:value-type="float" office:value="7552650.3" calcext:value-type="float">
            <text:p>7552650k</text:p>
          </table:table-cell>
          <table:table-cell table:style-name="ce16" table:formula="of:=ROUND(POWER(1+[.T$2]*0.01; [.$A111]) * [.T$1]; 1)" office:value-type="float" office:value="177550.5" calcext:value-type="float">
            <text:p>177551k</text:p>
          </table:table-cell>
          <table:table-cell table:style-name="ce16" table:formula="of:=ROUND(POWER(1+[.U$2]*0.01; [.$A111]) * [.U$1]; 1)" office:value-type="float" office:value="2434" calcext:value-type="float">
            <text:p>2434k</text:p>
          </table:table-cell>
          <table:table-cell table:style-name="ce16" table:formula="of:=ROUND(POWER(1+[.V$2]*0.01; [.$A111]) * [.V$1]; 1)" office:value-type="float" office:value="122.9" calcext:value-type="float">
            <text:p>123k</text:p>
          </table:table-cell>
          <table:table-cell table:style-name="ce9" table:formula="of:=ROUND(POWER(1+[.W$2]*0.01; [.$A111]) * [.W$1]; 1)" office:value-type="float" office:value="23619638" calcext:value-type="float">
            <text:p>23619638k</text:p>
          </table:table-cell>
          <table:table-cell table:style-name="ce16" table:formula="of:=ROUND(POWER(1+[.X$2]*0.01; [.$A111]) * [.X$1]; 1)" office:value-type="float" office:value="9440812.9" calcext:value-type="float">
            <text:p>9440813k</text:p>
          </table:table-cell>
          <table:table-cell table:style-name="ce16" table:formula="of:=ROUND(POWER(1+[.Y$2]*0.01; [.$A111]) * [.Y$1]; 1)" office:value-type="float" office:value="3743144.3" calcext:value-type="float">
            <text:p>3743144k</text:p>
          </table:table-cell>
          <table:table-cell table:style-name="ce16" table:formula="of:=ROUND(POWER(1+[.Z$2]*0.01; [.$A111]) * [.Z$1]; 1)" office:value-type="float" office:value="1471947.7" calcext:value-type="float">
            <text:p>1471948k</text:p>
          </table:table-cell>
          <table:table-cell table:style-name="ce16" table:formula="of:=ROUND(POWER(1+[.AA$2]*0.01; [.$A111]) * [.AA$1]; 1)" office:value-type="float" office:value="221938.1" calcext:value-type="float">
            <text:p>221938k</text:p>
          </table:table-cell>
          <table:table-cell table:style-name="ce16" table:formula="of:=ROUND(POWER(1+[.AB$2]*0.01; [.$A111]) * [.AB$1]; 1)" office:value-type="float" office:value="167.8" calcext:value-type="float">
            <text:p>168k</text:p>
          </table:table-cell>
          <table:table-cell table:style-name="ce16" table:formula="of:=ROUND(POWER(1+[.AC$2]*0.01; [.$A111]) * [.AC$1]; 1)" office:value-type="float" office:value="61.4" calcext:value-type="float">
            <text:p>61k</text:p>
          </table:table-cell>
          <table:table-cell table:number-columns-repeated="16355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9" table:formula="of:=ROUND(POWER(1+[.B$2]*0.01; [.$A112]) * [.B$1]; 1)" office:value-type="float" office:value="624574190.1" calcext:value-type="float">
            <text:p>624574190k</text:p>
          </table:table-cell>
          <table:table-cell table:style-name="ce16" table:formula="of:=ROUND(POWER(1+[.C$2]*0.01; [.$A112]) * [.C$1]; 1)" office:value-type="float" office:value="202713462.2" calcext:value-type="float">
            <text:p>202713462k</text:p>
          </table:table-cell>
          <table:table-cell table:style-name="ce16" table:formula="of:=ROUND(POWER(1+[.D$2]*0.01; [.$A112]) * [.D$1]; 1)" office:value-type="float" office:value="68005941.6" calcext:value-type="float">
            <text:p>68005942k</text:p>
          </table:table-cell>
          <table:table-cell table:style-name="ce16" table:formula="of:=ROUND(POWER(1+[.E$2]*0.01; [.$A112]) * [.E$1]; 1)" office:value-type="float" office:value="54404753.3" calcext:value-type="float">
            <text:p>54404753k</text:p>
          </table:table-cell>
          <table:table-cell table:style-name="ce16" table:formula="of:=ROUND(POWER(1+[.F$2]*0.01; [.$A112]) * [.F$1]; 1)" office:value-type="float" office:value="21730067" calcext:value-type="float">
            <text:p>21730067k</text:p>
          </table:table-cell>
          <table:table-cell table:style-name="ce16" table:formula="of:=ROUND(POWER(1+[.G$2]*0.01; [.$A112]) * [.G$1]; 1)" office:value-type="float" office:value="176.2" calcext:value-type="float">
            <text:p>176k</text:p>
          </table:table-cell>
          <table:table-cell table:style-name="ce16" table:formula="of:=ROUND(POWER(1+[.H$2]*0.01; [.$A112]) * [.H$1]; 1)" office:value-type="float" office:value="63.9" calcext:value-type="float">
            <text:p>64k</text:p>
          </table:table-cell>
          <table:table-cell table:style-name="ce9" table:formula="of:=ROUND(POWER(1+[.I$2]*0.01; [.$A112]) * [.I$1]; 1)" office:value-type="float" office:value="624574190.1" calcext:value-type="float">
            <text:p>624574190k</text:p>
          </table:table-cell>
          <table:table-cell table:style-name="ce16" table:formula="of:=ROUND(POWER(1+[.J$2]*0.01; [.$A112]) * [.J$1]; 1)" office:value-type="float" office:value="202713462.2" calcext:value-type="float">
            <text:p>202713462k</text:p>
          </table:table-cell>
          <table:table-cell table:style-name="ce16" table:formula="of:=ROUND(POWER(1+[.K$2]*0.01; [.$A112]) * [.K$1]; 1)" office:value-type="float" office:value="68005941.6" calcext:value-type="float">
            <text:p>68005942k</text:p>
          </table:table-cell>
          <table:table-cell table:style-name="ce16" table:formula="of:=ROUND(POWER(1+[.L$2]*0.01; [.$A112]) * [.L$1]; 1)" office:value-type="float" office:value="54404753.3" calcext:value-type="float">
            <text:p>54404753k</text:p>
          </table:table-cell>
          <table:table-cell table:style-name="ce16" table:formula="of:=ROUND(POWER(1+[.M$2]*0.01; [.$A112]) * [.M$1]; 1)" office:value-type="float" office:value="21730067" calcext:value-type="float">
            <text:p>21730067k</text:p>
          </table:table-cell>
          <table:table-cell table:style-name="ce16" table:formula="of:=ROUND(POWER(1+[.N$2]*0.01; [.$A112]) * [.N$1]; 1)" office:value-type="float" office:value="264.3" calcext:value-type="float">
            <text:p>264k</text:p>
          </table:table-cell>
          <table:table-cell table:style-name="ce16" table:formula="of:=ROUND(POWER(1+[.O$2]*0.01; [.$A112]) * [.O$1]; 1)" office:value-type="float" office:value="95.9" calcext:value-type="float">
            <text:p>96k</text:p>
          </table:table-cell>
          <table:table-cell table:style-name="ce9" table:formula="of:=ROUND(POWER(1+[.P$2]*0.01; [.$A112]) * [.P$1]; 1)" office:value-type="float" office:value="624574190.1" calcext:value-type="float">
            <text:p>624574190k</text:p>
          </table:table-cell>
          <table:table-cell table:style-name="ce16" table:formula="of:=ROUND(POWER(1+[.Q$2]*0.01; [.$A112]) * [.Q$1]; 1)" office:value-type="float" office:value="202713462.2" calcext:value-type="float">
            <text:p>202713462k</text:p>
          </table:table-cell>
          <table:table-cell table:style-name="ce16" table:formula="of:=ROUND(POWER(1+[.R$2]*0.01; [.$A112]) * [.R$1]; 1)" office:value-type="float" office:value="68005941.6" calcext:value-type="float">
            <text:p>68005942k</text:p>
          </table:table-cell>
          <table:table-cell table:style-name="ce16" table:formula="of:=ROUND(POWER(1+[.S$2]*0.01; [.$A112]) * [.S$1]; 1)" office:value-type="float" office:value="8610021.4" calcext:value-type="float">
            <text:p>8610021k</text:p>
          </table:table-cell>
          <table:table-cell table:style-name="ce16" table:formula="of:=ROUND(POWER(1+[.T$2]*0.01; [.$A112]) * [.T$1]; 1)" office:value-type="float" office:value="195305.6" calcext:value-type="float">
            <text:p>195306k</text:p>
          </table:table-cell>
          <table:table-cell table:style-name="ce16" table:formula="of:=ROUND(POWER(1+[.U$2]*0.01; [.$A112]) * [.U$1]; 1)" office:value-type="float" office:value="2604.4" calcext:value-type="float">
            <text:p>2604k</text:p>
          </table:table-cell>
          <table:table-cell table:style-name="ce16" table:formula="of:=ROUND(POWER(1+[.V$2]*0.01; [.$A112]) * [.V$1]; 1)" office:value-type="float" office:value="127.8" calcext:value-type="float">
            <text:p>128k</text:p>
          </table:table-cell>
          <table:table-cell table:style-name="ce9" table:formula="of:=ROUND(POWER(1+[.W$2]*0.01; [.$A112]) * [.W$1]; 1)" office:value-type="float" office:value="27162583.7" calcext:value-type="float">
            <text:p>27162584k</text:p>
          </table:table-cell>
          <table:table-cell table:style-name="ce16" table:formula="of:=ROUND(POWER(1+[.X$2]*0.01; [.$A112]) * [.X$1]; 1)" office:value-type="float" office:value="10762526.7" calcext:value-type="float">
            <text:p>10762527k</text:p>
          </table:table-cell>
          <table:table-cell table:style-name="ce16" table:formula="of:=ROUND(POWER(1+[.Y$2]*0.01; [.$A112]) * [.Y$1]; 1)" office:value-type="float" office:value="4229753" calcext:value-type="float">
            <text:p>4229753k</text:p>
          </table:table-cell>
          <table:table-cell table:style-name="ce16" table:formula="of:=ROUND(POWER(1+[.Z$2]*0.01; [.$A112]) * [.Z$1]; 1)" office:value-type="float" office:value="1648581.4" calcext:value-type="float">
            <text:p>1648581k</text:p>
          </table:table-cell>
          <table:table-cell table:style-name="ce16" table:formula="of:=ROUND(POWER(1+[.AA$2]*0.01; [.$A112]) * [.AA$1]; 1)" office:value-type="float" office:value="244132" calcext:value-type="float">
            <text:p>244132k</text:p>
          </table:table-cell>
          <table:table-cell table:style-name="ce16" table:formula="of:=ROUND(POWER(1+[.AB$2]*0.01; [.$A112]) * [.AB$1]; 1)" office:value-type="float" office:value="176.2" calcext:value-type="float">
            <text:p>176k</text:p>
          </table:table-cell>
          <table:table-cell table:style-name="ce16" table:formula="of:=ROUND(POWER(1+[.AC$2]*0.01; [.$A112]) * [.AC$1]; 1)" office:value-type="float" office:value="63.9" calcext:value-type="float">
            <text:p>64k</text:p>
          </table:table-cell>
          <table:table-cell table:number-columns-repeated="16355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9" table:formula="of:=ROUND(POWER(1+[.B$2]*0.01; [.$A113]) * [.B$1]; 1)" office:value-type="float" office:value="736997544.4" calcext:value-type="float">
            <text:p>736997544k</text:p>
          </table:table-cell>
          <table:table-cell table:style-name="ce16" table:formula="of:=ROUND(POWER(1+[.C$2]*0.01; [.$A113]) * [.C$1]; 1)" office:value-type="float" office:value="237174750.8" calcext:value-type="float">
            <text:p>237174751k</text:p>
          </table:table-cell>
          <table:table-cell table:style-name="ce16" table:formula="of:=ROUND(POWER(1+[.D$2]*0.01; [.$A113]) * [.D$1]; 1)" office:value-type="float" office:value="78886892.2" calcext:value-type="float">
            <text:p>78886892k</text:p>
          </table:table-cell>
          <table:table-cell table:style-name="ce16" table:formula="of:=ROUND(POWER(1+[.E$2]*0.01; [.$A113]) * [.E$1]; 1)" office:value-type="float" office:value="63109513.8" calcext:value-type="float">
            <text:p>63109514k</text:p>
          </table:table-cell>
          <table:table-cell table:style-name="ce16" table:formula="of:=ROUND(POWER(1+[.F$2]*0.01; [.$A113]) * [.F$1]; 1)" office:value-type="float" office:value="24989577" calcext:value-type="float">
            <text:p>24989577k</text:p>
          </table:table-cell>
          <table:table-cell table:style-name="ce16" table:formula="of:=ROUND(POWER(1+[.G$2]*0.01; [.$A113]) * [.G$1]; 1)" office:value-type="float" office:value="185" calcext:value-type="float">
            <text:p>185k</text:p>
          </table:table-cell>
          <table:table-cell table:style-name="ce16" table:formula="of:=ROUND(POWER(1+[.H$2]*0.01; [.$A113]) * [.H$1]; 1)" office:value-type="float" office:value="66.5" calcext:value-type="float">
            <text:p>67k</text:p>
          </table:table-cell>
          <table:table-cell table:style-name="ce9" table:formula="of:=ROUND(POWER(1+[.I$2]*0.01; [.$A113]) * [.I$1]; 1)" office:value-type="float" office:value="736997544.4" calcext:value-type="float">
            <text:p>736997544k</text:p>
          </table:table-cell>
          <table:table-cell table:style-name="ce16" table:formula="of:=ROUND(POWER(1+[.J$2]*0.01; [.$A113]) * [.J$1]; 1)" office:value-type="float" office:value="237174750.8" calcext:value-type="float">
            <text:p>237174751k</text:p>
          </table:table-cell>
          <table:table-cell table:style-name="ce16" table:formula="of:=ROUND(POWER(1+[.K$2]*0.01; [.$A113]) * [.K$1]; 1)" office:value-type="float" office:value="78886892.2" calcext:value-type="float">
            <text:p>78886892k</text:p>
          </table:table-cell>
          <table:table-cell table:style-name="ce16" table:formula="of:=ROUND(POWER(1+[.L$2]*0.01; [.$A113]) * [.L$1]; 1)" office:value-type="float" office:value="63109513.8" calcext:value-type="float">
            <text:p>63109514k</text:p>
          </table:table-cell>
          <table:table-cell table:style-name="ce16" table:formula="of:=ROUND(POWER(1+[.M$2]*0.01; [.$A113]) * [.M$1]; 1)" office:value-type="float" office:value="24989577" calcext:value-type="float">
            <text:p>24989577k</text:p>
          </table:table-cell>
          <table:table-cell table:style-name="ce16" table:formula="of:=ROUND(POWER(1+[.N$2]*0.01; [.$A113]) * [.N$1]; 1)" office:value-type="float" office:value="277.6" calcext:value-type="float">
            <text:p>278k</text:p>
          </table:table-cell>
          <table:table-cell table:style-name="ce16" table:formula="of:=ROUND(POWER(1+[.O$2]*0.01; [.$A113]) * [.O$1]; 1)" office:value-type="float" office:value="99.7" calcext:value-type="float">
            <text:p>100k</text:p>
          </table:table-cell>
          <table:table-cell table:style-name="ce9" table:formula="of:=ROUND(POWER(1+[.P$2]*0.01; [.$A113]) * [.P$1]; 1)" office:value-type="float" office:value="736997544.4" calcext:value-type="float">
            <text:p>736997544k</text:p>
          </table:table-cell>
          <table:table-cell table:style-name="ce16" table:formula="of:=ROUND(POWER(1+[.Q$2]*0.01; [.$A113]) * [.Q$1]; 1)" office:value-type="float" office:value="237174750.8" calcext:value-type="float">
            <text:p>237174751k</text:p>
          </table:table-cell>
          <table:table-cell table:style-name="ce16" table:formula="of:=ROUND(POWER(1+[.R$2]*0.01; [.$A113]) * [.R$1]; 1)" office:value-type="float" office:value="78886892.2" calcext:value-type="float">
            <text:p>78886892k</text:p>
          </table:table-cell>
          <table:table-cell table:style-name="ce16" table:formula="of:=ROUND(POWER(1+[.S$2]*0.01; [.$A113]) * [.S$1]; 1)" office:value-type="float" office:value="9815424.3" calcext:value-type="float">
            <text:p>9815424k</text:p>
          </table:table-cell>
          <table:table-cell table:style-name="ce16" table:formula="of:=ROUND(POWER(1+[.T$2]*0.01; [.$A113]) * [.T$1]; 1)" office:value-type="float" office:value="214836.1" calcext:value-type="float">
            <text:p>214836k</text:p>
          </table:table-cell>
          <table:table-cell table:style-name="ce16" table:formula="of:=ROUND(POWER(1+[.U$2]*0.01; [.$A113]) * [.U$1]; 1)" office:value-type="float" office:value="2786.7" calcext:value-type="float">
            <text:p>2787k</text:p>
          </table:table-cell>
          <table:table-cell table:style-name="ce16" table:formula="of:=ROUND(POWER(1+[.V$2]*0.01; [.$A113]) * [.V$1]; 1)" office:value-type="float" office:value="132.9" calcext:value-type="float">
            <text:p>133k</text:p>
          </table:table-cell>
          <table:table-cell table:style-name="ce9" table:formula="of:=ROUND(POWER(1+[.W$2]*0.01; [.$A113]) * [.W$1]; 1)" office:value-type="float" office:value="31236971.2" calcext:value-type="float">
            <text:p>31236971k</text:p>
          </table:table-cell>
          <table:table-cell table:style-name="ce16" table:formula="of:=ROUND(POWER(1+[.X$2]*0.01; [.$A113]) * [.X$1]; 1)" office:value-type="float" office:value="12269280.4" calcext:value-type="float">
            <text:p>12269280k</text:p>
          </table:table-cell>
          <table:table-cell table:style-name="ce16" table:formula="of:=ROUND(POWER(1+[.Y$2]*0.01; [.$A113]) * [.Y$1]; 1)" office:value-type="float" office:value="4779620.9" calcext:value-type="float">
            <text:p>4779621k</text:p>
          </table:table-cell>
          <table:table-cell table:style-name="ce16" table:formula="of:=ROUND(POWER(1+[.Z$2]*0.01; [.$A113]) * [.Z$1]; 1)" office:value-type="float" office:value="1846411.2" calcext:value-type="float">
            <text:p>1846411k</text:p>
          </table:table-cell>
          <table:table-cell table:style-name="ce16" table:formula="of:=ROUND(POWER(1+[.AA$2]*0.01; [.$A113]) * [.AA$1]; 1)" office:value-type="float" office:value="268545.1" calcext:value-type="float">
            <text:p>268545k</text:p>
          </table:table-cell>
          <table:table-cell table:style-name="ce16" table:formula="of:=ROUND(POWER(1+[.AB$2]*0.01; [.$A113]) * [.AB$1]; 1)" office:value-type="float" office:value="185" calcext:value-type="float">
            <text:p>185k</text:p>
          </table:table-cell>
          <table:table-cell table:style-name="ce16" table:formula="of:=ROUND(POWER(1+[.AC$2]*0.01; [.$A113]) * [.AC$1]; 1)" office:value-type="float" office:value="66.5" calcext:value-type="float">
            <text:p>67k</text:p>
          </table:table-cell>
          <table:table-cell table:number-columns-repeated="16355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9" table:formula="of:=ROUND(POWER(1+[.B$2]*0.01; [.$A114]) * [.B$1]; 1)" office:value-type="float" office:value="869657102.3" calcext:value-type="float">
            <text:p>869657102k</text:p>
          </table:table-cell>
          <table:table-cell table:style-name="ce16" table:formula="of:=ROUND(POWER(1+[.C$2]*0.01; [.$A114]) * [.C$1]; 1)" office:value-type="float" office:value="277494458.4" calcext:value-type="float">
            <text:p>277494458k</text:p>
          </table:table-cell>
          <table:table-cell table:style-name="ce16" table:formula="of:=ROUND(POWER(1+[.D$2]*0.01; [.$A114]) * [.D$1]; 1)" office:value-type="float" office:value="91508795" calcext:value-type="float">
            <text:p>91508795k</text:p>
          </table:table-cell>
          <table:table-cell table:style-name="ce16" table:formula="of:=ROUND(POWER(1+[.E$2]*0.01; [.$A114]) * [.E$1]; 1)" office:value-type="float" office:value="73207036" calcext:value-type="float">
            <text:p>73207036k</text:p>
          </table:table-cell>
          <table:table-cell table:style-name="ce16" table:formula="of:=ROUND(POWER(1+[.F$2]*0.01; [.$A114]) * [.F$1]; 1)" office:value-type="float" office:value="28738013.5" calcext:value-type="float">
            <text:p>28738014k</text:p>
          </table:table-cell>
          <table:table-cell table:style-name="ce16" table:formula="of:=ROUND(POWER(1+[.G$2]*0.01; [.$A114]) * [.G$1]; 1)" office:value-type="float" office:value="194.3" calcext:value-type="float">
            <text:p>194k</text:p>
          </table:table-cell>
          <table:table-cell table:style-name="ce16" table:formula="of:=ROUND(POWER(1+[.H$2]*0.01; [.$A114]) * [.H$1]; 1)" office:value-type="float" office:value="69.1" calcext:value-type="float">
            <text:p>69k</text:p>
          </table:table-cell>
          <table:table-cell table:style-name="ce9" table:formula="of:=ROUND(POWER(1+[.I$2]*0.01; [.$A114]) * [.I$1]; 1)" office:value-type="float" office:value="869657102.3" calcext:value-type="float">
            <text:p>869657102k</text:p>
          </table:table-cell>
          <table:table-cell table:style-name="ce16" table:formula="of:=ROUND(POWER(1+[.J$2]*0.01; [.$A114]) * [.J$1]; 1)" office:value-type="float" office:value="277494458.4" calcext:value-type="float">
            <text:p>277494458k</text:p>
          </table:table-cell>
          <table:table-cell table:style-name="ce16" table:formula="of:=ROUND(POWER(1+[.K$2]*0.01; [.$A114]) * [.K$1]; 1)" office:value-type="float" office:value="91508795" calcext:value-type="float">
            <text:p>91508795k</text:p>
          </table:table-cell>
          <table:table-cell table:style-name="ce16" table:formula="of:=ROUND(POWER(1+[.L$2]*0.01; [.$A114]) * [.L$1]; 1)" office:value-type="float" office:value="73207036" calcext:value-type="float">
            <text:p>73207036k</text:p>
          </table:table-cell>
          <table:table-cell table:style-name="ce16" table:formula="of:=ROUND(POWER(1+[.M$2]*0.01; [.$A114]) * [.M$1]; 1)" office:value-type="float" office:value="28738013.5" calcext:value-type="float">
            <text:p>28738014k</text:p>
          </table:table-cell>
          <table:table-cell table:style-name="ce16" table:formula="of:=ROUND(POWER(1+[.N$2]*0.01; [.$A114]) * [.N$1]; 1)" office:value-type="float" office:value="291.4" calcext:value-type="float">
            <text:p>291k</text:p>
          </table:table-cell>
          <table:table-cell table:style-name="ce16" table:formula="of:=ROUND(POWER(1+[.O$2]*0.01; [.$A114]) * [.O$1]; 1)" office:value-type="float" office:value="103.7" calcext:value-type="float">
            <text:p>104k</text:p>
          </table:table-cell>
          <table:table-cell table:style-name="ce9" table:formula="of:=ROUND(POWER(1+[.P$2]*0.01; [.$A114]) * [.P$1]; 1)" office:value-type="float" office:value="869657102.3" calcext:value-type="float">
            <text:p>869657102k</text:p>
          </table:table-cell>
          <table:table-cell table:style-name="ce16" table:formula="of:=ROUND(POWER(1+[.Q$2]*0.01; [.$A114]) * [.Q$1]; 1)" office:value-type="float" office:value="277494458.4" calcext:value-type="float">
            <text:p>277494458k</text:p>
          </table:table-cell>
          <table:table-cell table:style-name="ce16" table:formula="of:=ROUND(POWER(1+[.R$2]*0.01; [.$A114]) * [.R$1]; 1)" office:value-type="float" office:value="91508795" calcext:value-type="float">
            <text:p>91508795k</text:p>
          </table:table-cell>
          <table:table-cell table:style-name="ce16" table:formula="of:=ROUND(POWER(1+[.S$2]*0.01; [.$A114]) * [.S$1]; 1)" office:value-type="float" office:value="11189583.8" calcext:value-type="float">
            <text:p>11189584k</text:p>
          </table:table-cell>
          <table:table-cell table:style-name="ce16" table:formula="of:=ROUND(POWER(1+[.T$2]*0.01; [.$A114]) * [.T$1]; 1)" office:value-type="float" office:value="236319.7" calcext:value-type="float">
            <text:p>236320k</text:p>
          </table:table-cell>
          <table:table-cell table:style-name="ce16" table:formula="of:=ROUND(POWER(1+[.U$2]*0.01; [.$A114]) * [.U$1]; 1)" office:value-type="float" office:value="2981.8" calcext:value-type="float">
            <text:p>2982k</text:p>
          </table:table-cell>
          <table:table-cell table:style-name="ce16" table:formula="of:=ROUND(POWER(1+[.V$2]*0.01; [.$A114]) * [.V$1]; 1)" office:value-type="float" office:value="138.2" calcext:value-type="float">
            <text:p>138k</text:p>
          </table:table-cell>
          <table:table-cell table:style-name="ce9" table:formula="of:=ROUND(POWER(1+[.W$2]*0.01; [.$A114]) * [.W$1]; 1)" office:value-type="float" office:value="35922516.9" calcext:value-type="float">
            <text:p>35922517k</text:p>
          </table:table-cell>
          <table:table-cell table:style-name="ce16" table:formula="of:=ROUND(POWER(1+[.X$2]*0.01; [.$A114]) * [.X$1]; 1)" office:value-type="float" office:value="13986979.7" calcext:value-type="float">
            <text:p>13986980k</text:p>
          </table:table-cell>
          <table:table-cell table:style-name="ce16" table:formula="of:=ROUND(POWER(1+[.Y$2]*0.01; [.$A114]) * [.Y$1]; 1)" office:value-type="float" office:value="5400971.6" calcext:value-type="float">
            <text:p>5400972k</text:p>
          </table:table-cell>
          <table:table-cell table:style-name="ce16" table:formula="of:=ROUND(POWER(1+[.Z$2]*0.01; [.$A114]) * [.Z$1]; 1)" office:value-type="float" office:value="2067980.5" calcext:value-type="float">
            <text:p>2067981k</text:p>
          </table:table-cell>
          <table:table-cell table:style-name="ce16" table:formula="of:=ROUND(POWER(1+[.AA$2]*0.01; [.$A114]) * [.AA$1]; 1)" office:value-type="float" office:value="295399.7" calcext:value-type="float">
            <text:p>295400k</text:p>
          </table:table-cell>
          <table:table-cell table:style-name="ce16" table:formula="of:=ROUND(POWER(1+[.AB$2]*0.01; [.$A114]) * [.AB$1]; 1)" office:value-type="float" office:value="194.3" calcext:value-type="float">
            <text:p>194k</text:p>
          </table:table-cell>
          <table:table-cell table:style-name="ce16" table:formula="of:=ROUND(POWER(1+[.AC$2]*0.01; [.$A114]) * [.AC$1]; 1)" office:value-type="float" office:value="69.1" calcext:value-type="float">
            <text:p>69k</text:p>
          </table:table-cell>
          <table:table-cell table:number-columns-repeated="16355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9" table:formula="of:=ROUND(POWER(1+[.B$2]*0.01; [.$A115]) * [.B$1]; 1)" office:value-type="float" office:value="1026195380.8" calcext:value-type="float">
            <text:p>1026195381k</text:p>
          </table:table-cell>
          <table:table-cell table:style-name="ce16" table:formula="of:=ROUND(POWER(1+[.C$2]*0.01; [.$A115]) * [.C$1]; 1)" office:value-type="float" office:value="324668516.3" calcext:value-type="float">
            <text:p>324668516k</text:p>
          </table:table-cell>
          <table:table-cell table:style-name="ce16" table:formula="of:=ROUND(POWER(1+[.D$2]*0.01; [.$A115]) * [.D$1]; 1)" office:value-type="float" office:value="106150202.2" calcext:value-type="float">
            <text:p>106150202k</text:p>
          </table:table-cell>
          <table:table-cell table:style-name="ce16" table:formula="of:=ROUND(POWER(1+[.E$2]*0.01; [.$A115]) * [.E$1]; 1)" office:value-type="float" office:value="84920161.8" calcext:value-type="float">
            <text:p>84920162k</text:p>
          </table:table-cell>
          <table:table-cell table:style-name="ce16" table:formula="of:=ROUND(POWER(1+[.F$2]*0.01; [.$A115]) * [.F$1]; 1)" office:value-type="float" office:value="33048715.6" calcext:value-type="float">
            <text:p>33048716k</text:p>
          </table:table-cell>
          <table:table-cell table:style-name="ce16" table:formula="of:=ROUND(POWER(1+[.G$2]*0.01; [.$A115]) * [.G$1]; 1)" office:value-type="float" office:value="204" calcext:value-type="float">
            <text:p>204k</text:p>
          </table:table-cell>
          <table:table-cell table:style-name="ce16" table:formula="of:=ROUND(POWER(1+[.H$2]*0.01; [.$A115]) * [.H$1]; 1)" office:value-type="float" office:value="71.9" calcext:value-type="float">
            <text:p>72k</text:p>
          </table:table-cell>
          <table:table-cell table:style-name="ce9" table:formula="of:=ROUND(POWER(1+[.I$2]*0.01; [.$A115]) * [.I$1]; 1)" office:value-type="float" office:value="1026195380.8" calcext:value-type="float">
            <text:p>1026195381k</text:p>
          </table:table-cell>
          <table:table-cell table:style-name="ce16" table:formula="of:=ROUND(POWER(1+[.J$2]*0.01; [.$A115]) * [.J$1]; 1)" office:value-type="float" office:value="324668516.3" calcext:value-type="float">
            <text:p>324668516k</text:p>
          </table:table-cell>
          <table:table-cell table:style-name="ce16" table:formula="of:=ROUND(POWER(1+[.K$2]*0.01; [.$A115]) * [.K$1]; 1)" office:value-type="float" office:value="106150202.2" calcext:value-type="float">
            <text:p>106150202k</text:p>
          </table:table-cell>
          <table:table-cell table:style-name="ce16" table:formula="of:=ROUND(POWER(1+[.L$2]*0.01; [.$A115]) * [.L$1]; 1)" office:value-type="float" office:value="84920161.8" calcext:value-type="float">
            <text:p>84920162k</text:p>
          </table:table-cell>
          <table:table-cell table:style-name="ce16" table:formula="of:=ROUND(POWER(1+[.M$2]*0.01; [.$A115]) * [.M$1]; 1)" office:value-type="float" office:value="33048715.6" calcext:value-type="float">
            <text:p>33048716k</text:p>
          </table:table-cell>
          <table:table-cell table:style-name="ce16" table:formula="of:=ROUND(POWER(1+[.N$2]*0.01; [.$A115]) * [.N$1]; 1)" office:value-type="float" office:value="306" calcext:value-type="float">
            <text:p>306k</text:p>
          </table:table-cell>
          <table:table-cell table:style-name="ce16" table:formula="of:=ROUND(POWER(1+[.O$2]*0.01; [.$A115]) * [.O$1]; 1)" office:value-type="float" office:value="107.8" calcext:value-type="float">
            <text:p>108k</text:p>
          </table:table-cell>
          <table:table-cell table:style-name="ce9" table:formula="of:=ROUND(POWER(1+[.P$2]*0.01; [.$A115]) * [.P$1]; 1)" office:value-type="float" office:value="1026195380.8" calcext:value-type="float">
            <text:p>1026195381k</text:p>
          </table:table-cell>
          <table:table-cell table:style-name="ce16" table:formula="of:=ROUND(POWER(1+[.Q$2]*0.01; [.$A115]) * [.Q$1]; 1)" office:value-type="float" office:value="324668516.3" calcext:value-type="float">
            <text:p>324668516k</text:p>
          </table:table-cell>
          <table:table-cell table:style-name="ce16" table:formula="of:=ROUND(POWER(1+[.R$2]*0.01; [.$A115]) * [.R$1]; 1)" office:value-type="float" office:value="106150202.2" calcext:value-type="float">
            <text:p>106150202k</text:p>
          </table:table-cell>
          <table:table-cell table:style-name="ce16" table:formula="of:=ROUND(POWER(1+[.S$2]*0.01; [.$A115]) * [.S$1]; 1)" office:value-type="float" office:value="12756125.5" calcext:value-type="float">
            <text:p>12756126k</text:p>
          </table:table-cell>
          <table:table-cell table:style-name="ce16" table:formula="of:=ROUND(POWER(1+[.T$2]*0.01; [.$A115]) * [.T$1]; 1)" office:value-type="float" office:value="259951.7" calcext:value-type="float">
            <text:p>259952k</text:p>
          </table:table-cell>
          <table:table-cell table:style-name="ce16" table:formula="of:=ROUND(POWER(1+[.U$2]*0.01; [.$A115]) * [.U$1]; 1)" office:value-type="float" office:value="3190.5" calcext:value-type="float">
            <text:p>3191k</text:p>
          </table:table-cell>
          <table:table-cell table:style-name="ce16" table:formula="of:=ROUND(POWER(1+[.V$2]*0.01; [.$A115]) * [.V$1]; 1)" office:value-type="float" office:value="143.8" calcext:value-type="float">
            <text:p>144k</text:p>
          </table:table-cell>
          <table:table-cell table:style-name="ce9" table:formula="of:=ROUND(POWER(1+[.W$2]*0.01; [.$A115]) * [.W$1]; 1)" office:value-type="float" office:value="41310894.5" calcext:value-type="float">
            <text:p>41310895k</text:p>
          </table:table-cell>
          <table:table-cell table:style-name="ce16" table:formula="of:=ROUND(POWER(1+[.X$2]*0.01; [.$A115]) * [.X$1]; 1)" office:value-type="float" office:value="15945156.8" calcext:value-type="float">
            <text:p>15945157k</text:p>
          </table:table-cell>
          <table:table-cell table:style-name="ce16" table:formula="of:=ROUND(POWER(1+[.Y$2]*0.01; [.$A115]) * [.Y$1]; 1)" office:value-type="float" office:value="6103097.9" calcext:value-type="float">
            <text:p>6103098k</text:p>
          </table:table-cell>
          <table:table-cell table:style-name="ce16" table:formula="of:=ROUND(POWER(1+[.Z$2]*0.01; [.$A115]) * [.Z$1]; 1)" office:value-type="float" office:value="2316138.2" calcext:value-type="float">
            <text:p>2316138k</text:p>
          </table:table-cell>
          <table:table-cell table:style-name="ce16" table:formula="of:=ROUND(POWER(1+[.AA$2]*0.01; [.$A115]) * [.AA$1]; 1)" office:value-type="float" office:value="324939.6" calcext:value-type="float">
            <text:p>324940k</text:p>
          </table:table-cell>
          <table:table-cell table:style-name="ce16" table:formula="of:=ROUND(POWER(1+[.AB$2]*0.01; [.$A115]) * [.AB$1]; 1)" office:value-type="float" office:value="204" calcext:value-type="float">
            <text:p>204k</text:p>
          </table:table-cell>
          <table:table-cell table:style-name="ce16" table:formula="of:=ROUND(POWER(1+[.AC$2]*0.01; [.$A115]) * [.AC$1]; 1)" office:value-type="float" office:value="71.9" calcext:value-type="float">
            <text:p>72k</text:p>
          </table:table-cell>
          <table:table-cell table:number-columns-repeated="16355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9" table:formula="of:=ROUND(POWER(1+[.B$2]*0.01; [.$A116]) * [.B$1]; 1)" office:value-type="float" office:value="1210910549.3" calcext:value-type="float">
            <text:p>1210910549k</text:p>
          </table:table-cell>
          <table:table-cell table:style-name="ce16" table:formula="of:=ROUND(POWER(1+[.C$2]*0.01; [.$A116]) * [.C$1]; 1)" office:value-type="float" office:value="379862164.1" calcext:value-type="float">
            <text:p>379862164k</text:p>
          </table:table-cell>
          <table:table-cell table:style-name="ce16" table:formula="of:=ROUND(POWER(1+[.D$2]*0.01; [.$A116]) * [.D$1]; 1)" office:value-type="float" office:value="123134234.5" calcext:value-type="float">
            <text:p>123134235k</text:p>
          </table:table-cell>
          <table:table-cell table:style-name="ce16" table:formula="of:=ROUND(POWER(1+[.E$2]*0.01; [.$A116]) * [.E$1]; 1)" office:value-type="float" office:value="98507387.6" calcext:value-type="float">
            <text:p>98507388k</text:p>
          </table:table-cell>
          <table:table-cell table:style-name="ce16" table:formula="of:=ROUND(POWER(1+[.F$2]*0.01; [.$A116]) * [.F$1]; 1)" office:value-type="float" office:value="38006022.9" calcext:value-type="float">
            <text:p>38006023k</text:p>
          </table:table-cell>
          <table:table-cell table:style-name="ce16" table:formula="of:=ROUND(POWER(1+[.G$2]*0.01; [.$A116]) * [.G$1]; 1)" office:value-type="float" office:value="214.2" calcext:value-type="float">
            <text:p>214k</text:p>
          </table:table-cell>
          <table:table-cell table:style-name="ce16" table:formula="of:=ROUND(POWER(1+[.H$2]*0.01; [.$A116]) * [.H$1]; 1)" office:value-type="float" office:value="74.8" calcext:value-type="float">
            <text:p>75k</text:p>
          </table:table-cell>
          <table:table-cell table:style-name="ce9" table:formula="of:=ROUND(POWER(1+[.I$2]*0.01; [.$A116]) * [.I$1]; 1)" office:value-type="float" office:value="1210910549.3" calcext:value-type="float">
            <text:p>1210910549k</text:p>
          </table:table-cell>
          <table:table-cell table:style-name="ce16" table:formula="of:=ROUND(POWER(1+[.J$2]*0.01; [.$A116]) * [.J$1]; 1)" office:value-type="float" office:value="379862164.1" calcext:value-type="float">
            <text:p>379862164k</text:p>
          </table:table-cell>
          <table:table-cell table:style-name="ce16" table:formula="of:=ROUND(POWER(1+[.K$2]*0.01; [.$A116]) * [.K$1]; 1)" office:value-type="float" office:value="123134234.5" calcext:value-type="float">
            <text:p>123134235k</text:p>
          </table:table-cell>
          <table:table-cell table:style-name="ce16" table:formula="of:=ROUND(POWER(1+[.L$2]*0.01; [.$A116]) * [.L$1]; 1)" office:value-type="float" office:value="98507387.6" calcext:value-type="float">
            <text:p>98507388k</text:p>
          </table:table-cell>
          <table:table-cell table:style-name="ce16" table:formula="of:=ROUND(POWER(1+[.M$2]*0.01; [.$A116]) * [.M$1]; 1)" office:value-type="float" office:value="38006022.9" calcext:value-type="float">
            <text:p>38006023k</text:p>
          </table:table-cell>
          <table:table-cell table:style-name="ce16" table:formula="of:=ROUND(POWER(1+[.N$2]*0.01; [.$A116]) * [.N$1]; 1)" office:value-type="float" office:value="321.3" calcext:value-type="float">
            <text:p>321k</text:p>
          </table:table-cell>
          <table:table-cell table:style-name="ce16" table:formula="of:=ROUND(POWER(1+[.O$2]*0.01; [.$A116]) * [.O$1]; 1)" office:value-type="float" office:value="112.1" calcext:value-type="float">
            <text:p>112k</text:p>
          </table:table-cell>
          <table:table-cell table:style-name="ce9" table:formula="of:=ROUND(POWER(1+[.P$2]*0.01; [.$A116]) * [.P$1]; 1)" office:value-type="float" office:value="1210910549.3" calcext:value-type="float">
            <text:p>1210910549k</text:p>
          </table:table-cell>
          <table:table-cell table:style-name="ce16" table:formula="of:=ROUND(POWER(1+[.Q$2]*0.01; [.$A116]) * [.Q$1]; 1)" office:value-type="float" office:value="379862164.1" calcext:value-type="float">
            <text:p>379862164k</text:p>
          </table:table-cell>
          <table:table-cell table:style-name="ce16" table:formula="of:=ROUND(POWER(1+[.R$2]*0.01; [.$A116]) * [.R$1]; 1)" office:value-type="float" office:value="123134234.5" calcext:value-type="float">
            <text:p>123134235k</text:p>
          </table:table-cell>
          <table:table-cell table:style-name="ce16" table:formula="of:=ROUND(POWER(1+[.S$2]*0.01; [.$A116]) * [.S$1]; 1)" office:value-type="float" office:value="14541983" calcext:value-type="float">
            <text:p>14541983k</text:p>
          </table:table-cell>
          <table:table-cell table:style-name="ce16" table:formula="of:=ROUND(POWER(1+[.T$2]*0.01; [.$A116]) * [.T$1]; 1)" office:value-type="float" office:value="285946.9" calcext:value-type="float">
            <text:p>285947k</text:p>
          </table:table-cell>
          <table:table-cell table:style-name="ce16" table:formula="of:=ROUND(POWER(1+[.U$2]*0.01; [.$A116]) * [.U$1]; 1)" office:value-type="float" office:value="3413.9" calcext:value-type="float">
            <text:p>3414k</text:p>
          </table:table-cell>
          <table:table-cell table:style-name="ce16" table:formula="of:=ROUND(POWER(1+[.V$2]*0.01; [.$A116]) * [.V$1]; 1)" office:value-type="float" office:value="149.5" calcext:value-type="float">
            <text:p>150k</text:p>
          </table:table-cell>
          <table:table-cell table:style-name="ce9" table:formula="of:=ROUND(POWER(1+[.W$2]*0.01; [.$A116]) * [.W$1]; 1)" office:value-type="float" office:value="47507528.6" calcext:value-type="float">
            <text:p>47507529k</text:p>
          </table:table-cell>
          <table:table-cell table:style-name="ce16" table:formula="of:=ROUND(POWER(1+[.X$2]*0.01; [.$A116]) * [.X$1]; 1)" office:value-type="float" office:value="18177478.8" calcext:value-type="float">
            <text:p>18177479k</text:p>
          </table:table-cell>
          <table:table-cell table:style-name="ce16" table:formula="of:=ROUND(POWER(1+[.Y$2]*0.01; [.$A116]) * [.Y$1]; 1)" office:value-type="float" office:value="6896500.7" calcext:value-type="float">
            <text:p>6896501k</text:p>
          </table:table-cell>
          <table:table-cell table:style-name="ce16" table:formula="of:=ROUND(POWER(1+[.Z$2]*0.01; [.$A116]) * [.Z$1]; 1)" office:value-type="float" office:value="2594074.8" calcext:value-type="float">
            <text:p>2594075k</text:p>
          </table:table-cell>
          <table:table-cell table:style-name="ce16" table:formula="of:=ROUND(POWER(1+[.AA$2]*0.01; [.$A116]) * [.AA$1]; 1)" office:value-type="float" office:value="357433.6" calcext:value-type="float">
            <text:p>357434k</text:p>
          </table:table-cell>
          <table:table-cell table:style-name="ce16" table:formula="of:=ROUND(POWER(1+[.AB$2]*0.01; [.$A116]) * [.AB$1]; 1)" office:value-type="float" office:value="214.2" calcext:value-type="float">
            <text:p>214k</text:p>
          </table:table-cell>
          <table:table-cell table:style-name="ce16" table:formula="of:=ROUND(POWER(1+[.AC$2]*0.01; [.$A116]) * [.AC$1]; 1)" office:value-type="float" office:value="74.8" calcext:value-type="float">
            <text:p>75k</text:p>
          </table:table-cell>
          <table:table-cell table:number-columns-repeated="16355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9" table:formula="of:=ROUND(POWER(1+[.B$2]*0.01; [.$A117]) * [.B$1]; 1)" office:value-type="float" office:value="1428874448.2" calcext:value-type="float">
            <text:p>1428874448k</text:p>
          </table:table-cell>
          <table:table-cell table:style-name="ce16" table:formula="of:=ROUND(POWER(1+[.C$2]*0.01; [.$A117]) * [.C$1]; 1)" office:value-type="float" office:value="444438732" calcext:value-type="float">
            <text:p>444438732k</text:p>
          </table:table-cell>
          <table:table-cell table:style-name="ce16" table:formula="of:=ROUND(POWER(1+[.D$2]*0.01; [.$A117]) * [.D$1]; 1)" office:value-type="float" office:value="142835712.1" calcext:value-type="float">
            <text:p>142835712k</text:p>
          </table:table-cell>
          <table:table-cell table:style-name="ce16" table:formula="of:=ROUND(POWER(1+[.E$2]*0.01; [.$A117]) * [.E$1]; 1)" office:value-type="float" office:value="114268569.7" calcext:value-type="float">
            <text:p>114268570k</text:p>
          </table:table-cell>
          <table:table-cell table:style-name="ce16" table:formula="of:=ROUND(POWER(1+[.F$2]*0.01; [.$A117]) * [.F$1]; 1)" office:value-type="float" office:value="43706926.4" calcext:value-type="float">
            <text:p>43706926k</text:p>
          </table:table-cell>
          <table:table-cell table:style-name="ce16" table:formula="of:=ROUND(POWER(1+[.G$2]*0.01; [.$A117]) * [.G$1]; 1)" office:value-type="float" office:value="224.9" calcext:value-type="float">
            <text:p>225k</text:p>
          </table:table-cell>
          <table:table-cell table:style-name="ce16" table:formula="of:=ROUND(POWER(1+[.H$2]*0.01; [.$A117]) * [.H$1]; 1)" office:value-type="float" office:value="77.8" calcext:value-type="float">
            <text:p>78k</text:p>
          </table:table-cell>
          <table:table-cell table:style-name="ce9" table:formula="of:=ROUND(POWER(1+[.I$2]*0.01; [.$A117]) * [.I$1]; 1)" office:value-type="float" office:value="1428874448.2" calcext:value-type="float">
            <text:p>1428874448k</text:p>
          </table:table-cell>
          <table:table-cell table:style-name="ce16" table:formula="of:=ROUND(POWER(1+[.J$2]*0.01; [.$A117]) * [.J$1]; 1)" office:value-type="float" office:value="444438732" calcext:value-type="float">
            <text:p>444438732k</text:p>
          </table:table-cell>
          <table:table-cell table:style-name="ce16" table:formula="of:=ROUND(POWER(1+[.K$2]*0.01; [.$A117]) * [.K$1]; 1)" office:value-type="float" office:value="142835712.1" calcext:value-type="float">
            <text:p>142835712k</text:p>
          </table:table-cell>
          <table:table-cell table:style-name="ce16" table:formula="of:=ROUND(POWER(1+[.L$2]*0.01; [.$A117]) * [.L$1]; 1)" office:value-type="float" office:value="114268569.7" calcext:value-type="float">
            <text:p>114268570k</text:p>
          </table:table-cell>
          <table:table-cell table:style-name="ce16" table:formula="of:=ROUND(POWER(1+[.M$2]*0.01; [.$A117]) * [.M$1]; 1)" office:value-type="float" office:value="43706926.4" calcext:value-type="float">
            <text:p>43706926k</text:p>
          </table:table-cell>
          <table:table-cell table:style-name="ce16" table:formula="of:=ROUND(POWER(1+[.N$2]*0.01; [.$A117]) * [.N$1]; 1)" office:value-type="float" office:value="337.4" calcext:value-type="float">
            <text:p>337k</text:p>
          </table:table-cell>
          <table:table-cell table:style-name="ce16" table:formula="of:=ROUND(POWER(1+[.O$2]*0.01; [.$A117]) * [.O$1]; 1)" office:value-type="float" office:value="116.6" calcext:value-type="float">
            <text:p>117k</text:p>
          </table:table-cell>
          <table:table-cell table:style-name="ce9" table:formula="of:=ROUND(POWER(1+[.P$2]*0.01; [.$A117]) * [.P$1]; 1)" office:value-type="float" office:value="1428874448.2" calcext:value-type="float">
            <text:p>1428874448k</text:p>
          </table:table-cell>
          <table:table-cell table:style-name="ce16" table:formula="of:=ROUND(POWER(1+[.Q$2]*0.01; [.$A117]) * [.Q$1]; 1)" office:value-type="float" office:value="444438732" calcext:value-type="float">
            <text:p>444438732k</text:p>
          </table:table-cell>
          <table:table-cell table:style-name="ce16" table:formula="of:=ROUND(POWER(1+[.R$2]*0.01; [.$A117]) * [.R$1]; 1)" office:value-type="float" office:value="142835712.1" calcext:value-type="float">
            <text:p>142835712k</text:p>
          </table:table-cell>
          <table:table-cell table:style-name="ce16" table:formula="of:=ROUND(POWER(1+[.S$2]*0.01; [.$A117]) * [.S$1]; 1)" office:value-type="float" office:value="16577860.7" calcext:value-type="float">
            <text:p>16577861k</text:p>
          </table:table-cell>
          <table:table-cell table:style-name="ce16" table:formula="of:=ROUND(POWER(1+[.T$2]*0.01; [.$A117]) * [.T$1]; 1)" office:value-type="float" office:value="314541.6" calcext:value-type="float">
            <text:p>314542k</text:p>
          </table:table-cell>
          <table:table-cell table:style-name="ce16" table:formula="of:=ROUND(POWER(1+[.U$2]*0.01; [.$A117]) * [.U$1]; 1)" office:value-type="float" office:value="3652.8" calcext:value-type="float">
            <text:p>3653k</text:p>
          </table:table-cell>
          <table:table-cell table:style-name="ce16" table:formula="of:=ROUND(POWER(1+[.V$2]*0.01; [.$A117]) * [.V$1]; 1)" office:value-type="float" office:value="155.5" calcext:value-type="float">
            <text:p>156k</text:p>
          </table:table-cell>
          <table:table-cell table:style-name="ce9" table:formula="of:=ROUND(POWER(1+[.W$2]*0.01; [.$A117]) * [.W$1]; 1)" office:value-type="float" office:value="54633657.9" calcext:value-type="float">
            <text:p>54633658k</text:p>
          </table:table-cell>
          <table:table-cell table:style-name="ce16" table:formula="of:=ROUND(POWER(1+[.X$2]*0.01; [.$A117]) * [.X$1]; 1)" office:value-type="float" office:value="20722325.8" calcext:value-type="float">
            <text:p>20722326k</text:p>
          </table:table-cell>
          <table:table-cell table:style-name="ce16" table:formula="of:=ROUND(POWER(1+[.Y$2]*0.01; [.$A117]) * [.Y$1]; 1)" office:value-type="float" office:value="7793045.8" calcext:value-type="float">
            <text:p>7793046k</text:p>
          </table:table-cell>
          <table:table-cell table:style-name="ce16" table:formula="of:=ROUND(POWER(1+[.Z$2]*0.01; [.$A117]) * [.Z$1]; 1)" office:value-type="float" office:value="2905363.8" calcext:value-type="float">
            <text:p>2905364k</text:p>
          </table:table-cell>
          <table:table-cell table:style-name="ce16" table:formula="of:=ROUND(POWER(1+[.AA$2]*0.01; [.$A117]) * [.AA$1]; 1)" office:value-type="float" office:value="393177" calcext:value-type="float">
            <text:p>393177k</text:p>
          </table:table-cell>
          <table:table-cell table:style-name="ce16" table:formula="of:=ROUND(POWER(1+[.AB$2]*0.01; [.$A117]) * [.AB$1]; 1)" office:value-type="float" office:value="224.9" calcext:value-type="float">
            <text:p>225k</text:p>
          </table:table-cell>
          <table:table-cell table:style-name="ce16" table:formula="of:=ROUND(POWER(1+[.AC$2]*0.01; [.$A117]) * [.AC$1]; 1)" office:value-type="float" office:value="77.8" calcext:value-type="float">
            <text:p>78k</text:p>
          </table:table-cell>
          <table:table-cell table:number-columns-repeated="16355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9" table:formula="of:=ROUND(POWER(1+[.B$2]*0.01; [.$A118]) * [.B$1]; 1)" office:value-type="float" office:value="1686071848.8" calcext:value-type="float">
            <text:p>1686071849k</text:p>
          </table:table-cell>
          <table:table-cell table:style-name="ce16" table:formula="of:=ROUND(POWER(1+[.C$2]*0.01; [.$A118]) * [.C$1]; 1)" office:value-type="float" office:value="519993316.4" calcext:value-type="float">
            <text:p>519993316k</text:p>
          </table:table-cell>
          <table:table-cell table:style-name="ce16" table:formula="of:=ROUND(POWER(1+[.D$2]*0.01; [.$A118]) * [.D$1]; 1)" office:value-type="float" office:value="165689426" calcext:value-type="float">
            <text:p>165689426k</text:p>
          </table:table-cell>
          <table:table-cell table:style-name="ce16" table:formula="of:=ROUND(POWER(1+[.E$2]*0.01; [.$A118]) * [.E$1]; 1)" office:value-type="float" office:value="132551540.8" calcext:value-type="float">
            <text:p>132551541k</text:p>
          </table:table-cell>
          <table:table-cell table:style-name="ce16" table:formula="of:=ROUND(POWER(1+[.F$2]*0.01; [.$A118]) * [.F$1]; 1)" office:value-type="float" office:value="50262965.3" calcext:value-type="float">
            <text:p>50262965k</text:p>
          </table:table-cell>
          <table:table-cell table:style-name="ce16" table:formula="of:=ROUND(POWER(1+[.G$2]*0.01; [.$A118]) * [.G$1]; 1)" office:value-type="float" office:value="236.2" calcext:value-type="float">
            <text:p>236k</text:p>
          </table:table-cell>
          <table:table-cell table:style-name="ce16" table:formula="of:=ROUND(POWER(1+[.H$2]*0.01; [.$A118]) * [.H$1]; 1)" office:value-type="float" office:value="80.9" calcext:value-type="float">
            <text:p>81k</text:p>
          </table:table-cell>
          <table:table-cell table:style-name="ce9" table:formula="of:=ROUND(POWER(1+[.I$2]*0.01; [.$A118]) * [.I$1]; 1)" office:value-type="float" office:value="1686071848.8" calcext:value-type="float">
            <text:p>1686071849k</text:p>
          </table:table-cell>
          <table:table-cell table:style-name="ce16" table:formula="of:=ROUND(POWER(1+[.J$2]*0.01; [.$A118]) * [.J$1]; 1)" office:value-type="float" office:value="519993316.4" calcext:value-type="float">
            <text:p>519993316k</text:p>
          </table:table-cell>
          <table:table-cell table:style-name="ce16" table:formula="of:=ROUND(POWER(1+[.K$2]*0.01; [.$A118]) * [.K$1]; 1)" office:value-type="float" office:value="165689426" calcext:value-type="float">
            <text:p>165689426k</text:p>
          </table:table-cell>
          <table:table-cell table:style-name="ce16" table:formula="of:=ROUND(POWER(1+[.L$2]*0.01; [.$A118]) * [.L$1]; 1)" office:value-type="float" office:value="132551540.8" calcext:value-type="float">
            <text:p>132551541k</text:p>
          </table:table-cell>
          <table:table-cell table:style-name="ce16" table:formula="of:=ROUND(POWER(1+[.M$2]*0.01; [.$A118]) * [.M$1]; 1)" office:value-type="float" office:value="50262965.3" calcext:value-type="float">
            <text:p>50262965k</text:p>
          </table:table-cell>
          <table:table-cell table:style-name="ce16" table:formula="of:=ROUND(POWER(1+[.N$2]*0.01; [.$A118]) * [.N$1]; 1)" office:value-type="float" office:value="354.2" calcext:value-type="float">
            <text:p>354k</text:p>
          </table:table-cell>
          <table:table-cell table:style-name="ce16" table:formula="of:=ROUND(POWER(1+[.O$2]*0.01; [.$A118]) * [.O$1]; 1)" office:value-type="float" office:value="121.3" calcext:value-type="float">
            <text:p>121k</text:p>
          </table:table-cell>
          <table:table-cell table:style-name="ce9" table:formula="of:=ROUND(POWER(1+[.P$2]*0.01; [.$A118]) * [.P$1]; 1)" office:value-type="float" office:value="1686071848.8" calcext:value-type="float">
            <text:p>1686071849k</text:p>
          </table:table-cell>
          <table:table-cell table:style-name="ce16" table:formula="of:=ROUND(POWER(1+[.Q$2]*0.01; [.$A118]) * [.Q$1]; 1)" office:value-type="float" office:value="519993316.4" calcext:value-type="float">
            <text:p>519993316k</text:p>
          </table:table-cell>
          <table:table-cell table:style-name="ce16" table:formula="of:=ROUND(POWER(1+[.R$2]*0.01; [.$A118]) * [.R$1]; 1)" office:value-type="float" office:value="165689426" calcext:value-type="float">
            <text:p>165689426k</text:p>
          </table:table-cell>
          <table:table-cell table:style-name="ce16" table:formula="of:=ROUND(POWER(1+[.S$2]*0.01; [.$A118]) * [.S$1]; 1)" office:value-type="float" office:value="18898761.2" calcext:value-type="float">
            <text:p>18898761k</text:p>
          </table:table-cell>
          <table:table-cell table:style-name="ce16" table:formula="of:=ROUND(POWER(1+[.T$2]*0.01; [.$A118]) * [.T$1]; 1)" office:value-type="float" office:value="345995.7" calcext:value-type="float">
            <text:p>345996k</text:p>
          </table:table-cell>
          <table:table-cell table:style-name="ce16" table:formula="of:=ROUND(POWER(1+[.U$2]*0.01; [.$A118]) * [.U$1]; 1)" office:value-type="float" office:value="3908.5" calcext:value-type="float">
            <text:p>3909k</text:p>
          </table:table-cell>
          <table:table-cell table:style-name="ce16" table:formula="of:=ROUND(POWER(1+[.V$2]*0.01; [.$A118]) * [.V$1]; 1)" office:value-type="float" office:value="161.7" calcext:value-type="float">
            <text:p>162k</text:p>
          </table:table-cell>
          <table:table-cell table:style-name="ce9" table:formula="of:=ROUND(POWER(1+[.W$2]*0.01; [.$A118]) * [.W$1]; 1)" office:value-type="float" office:value="62828706.6" calcext:value-type="float">
            <text:p>62828707k</text:p>
          </table:table-cell>
          <table:table-cell table:style-name="ce16" table:formula="of:=ROUND(POWER(1+[.X$2]*0.01; [.$A118]) * [.X$1]; 1)" office:value-type="float" office:value="23623451.5" calcext:value-type="float">
            <text:p>23623452k</text:p>
          </table:table-cell>
          <table:table-cell table:style-name="ce16" table:formula="of:=ROUND(POWER(1+[.Y$2]*0.01; [.$A118]) * [.Y$1]; 1)" office:value-type="float" office:value="8806141.7" calcext:value-type="float">
            <text:p>8806142k</text:p>
          </table:table-cell>
          <table:table-cell table:style-name="ce16" table:formula="of:=ROUND(POWER(1+[.Z$2]*0.01; [.$A118]) * [.Z$1]; 1)" office:value-type="float" office:value="3254007.4" calcext:value-type="float">
            <text:p>3254007k</text:p>
          </table:table-cell>
          <table:table-cell table:style-name="ce16" table:formula="of:=ROUND(POWER(1+[.AA$2]*0.01; [.$A118]) * [.AA$1]; 1)" office:value-type="float" office:value="432494.6" calcext:value-type="float">
            <text:p>432495k</text:p>
          </table:table-cell>
          <table:table-cell table:style-name="ce16" table:formula="of:=ROUND(POWER(1+[.AB$2]*0.01; [.$A118]) * [.AB$1]; 1)" office:value-type="float" office:value="236.2" calcext:value-type="float">
            <text:p>236k</text:p>
          </table:table-cell>
          <table:table-cell table:style-name="ce16" table:formula="of:=ROUND(POWER(1+[.AC$2]*0.01; [.$A118]) * [.AC$1]; 1)" office:value-type="float" office:value="80.9" calcext:value-type="float">
            <text:p>81k</text:p>
          </table:table-cell>
          <table:table-cell table:number-columns-repeated="16355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9" table:formula="of:=ROUND(POWER(1+[.B$2]*0.01; [.$A119]) * [.B$1]; 1)" office:value-type="float" office:value="1989564781.6" calcext:value-type="float">
            <text:p>1989564782k</text:p>
          </table:table-cell>
          <table:table-cell table:style-name="ce16" table:formula="of:=ROUND(POWER(1+[.C$2]*0.01; [.$A119]) * [.C$1]; 1)" office:value-type="float" office:value="608392180.2" calcext:value-type="float">
            <text:p>608392180k</text:p>
          </table:table-cell>
          <table:table-cell table:style-name="ce16" table:formula="of:=ROUND(POWER(1+[.D$2]*0.01; [.$A119]) * [.D$1]; 1)" office:value-type="float" office:value="192199734.2" calcext:value-type="float">
            <text:p>192199734k</text:p>
          </table:table-cell>
          <table:table-cell table:style-name="ce16" table:formula="of:=ROUND(POWER(1+[.E$2]*0.01; [.$A119]) * [.E$1]; 1)" office:value-type="float" office:value="153759787.3" calcext:value-type="float">
            <text:p>153759787k</text:p>
          </table:table-cell>
          <table:table-cell table:style-name="ce16" table:formula="of:=ROUND(POWER(1+[.F$2]*0.01; [.$A119]) * [.F$1]; 1)" office:value-type="float" office:value="57802410.1" calcext:value-type="float">
            <text:p>57802410k</text:p>
          </table:table-cell>
          <table:table-cell table:style-name="ce16" table:formula="of:=ROUND(POWER(1+[.G$2]*0.01; [.$A119]) * [.G$1]; 1)" office:value-type="float" office:value="248" calcext:value-type="float">
            <text:p>248k</text:p>
          </table:table-cell>
          <table:table-cell table:style-name="ce16" table:formula="of:=ROUND(POWER(1+[.H$2]*0.01; [.$A119]) * [.H$1]; 1)" office:value-type="float" office:value="84.1" calcext:value-type="float">
            <text:p>84k</text:p>
          </table:table-cell>
          <table:table-cell table:style-name="ce9" table:formula="of:=ROUND(POWER(1+[.I$2]*0.01; [.$A119]) * [.I$1]; 1)" office:value-type="float" office:value="1989564781.6" calcext:value-type="float">
            <text:p>1989564782k</text:p>
          </table:table-cell>
          <table:table-cell table:style-name="ce16" table:formula="of:=ROUND(POWER(1+[.J$2]*0.01; [.$A119]) * [.J$1]; 1)" office:value-type="float" office:value="608392180.2" calcext:value-type="float">
            <text:p>608392180k</text:p>
          </table:table-cell>
          <table:table-cell table:style-name="ce16" table:formula="of:=ROUND(POWER(1+[.K$2]*0.01; [.$A119]) * [.K$1]; 1)" office:value-type="float" office:value="192199734.2" calcext:value-type="float">
            <text:p>192199734k</text:p>
          </table:table-cell>
          <table:table-cell table:style-name="ce16" table:formula="of:=ROUND(POWER(1+[.L$2]*0.01; [.$A119]) * [.L$1]; 1)" office:value-type="float" office:value="153759787.3" calcext:value-type="float">
            <text:p>153759787k</text:p>
          </table:table-cell>
          <table:table-cell table:style-name="ce16" table:formula="of:=ROUND(POWER(1+[.M$2]*0.01; [.$A119]) * [.M$1]; 1)" office:value-type="float" office:value="57802410.1" calcext:value-type="float">
            <text:p>57802410k</text:p>
          </table:table-cell>
          <table:table-cell table:style-name="ce16" table:formula="of:=ROUND(POWER(1+[.N$2]*0.01; [.$A119]) * [.N$1]; 1)" office:value-type="float" office:value="371.9" calcext:value-type="float">
            <text:p>372k</text:p>
          </table:table-cell>
          <table:table-cell table:style-name="ce16" table:formula="of:=ROUND(POWER(1+[.O$2]*0.01; [.$A119]) * [.O$1]; 1)" office:value-type="float" office:value="126.1" calcext:value-type="float">
            <text:p>126k</text:p>
          </table:table-cell>
          <table:table-cell table:style-name="ce9" table:formula="of:=ROUND(POWER(1+[.P$2]*0.01; [.$A119]) * [.P$1]; 1)" office:value-type="float" office:value="1989564781.6" calcext:value-type="float">
            <text:p>1989564782k</text:p>
          </table:table-cell>
          <table:table-cell table:style-name="ce16" table:formula="of:=ROUND(POWER(1+[.Q$2]*0.01; [.$A119]) * [.Q$1]; 1)" office:value-type="float" office:value="608392180.2" calcext:value-type="float">
            <text:p>608392180k</text:p>
          </table:table-cell>
          <table:table-cell table:style-name="ce16" table:formula="of:=ROUND(POWER(1+[.R$2]*0.01; [.$A119]) * [.R$1]; 1)" office:value-type="float" office:value="192199734.2" calcext:value-type="float">
            <text:p>192199734k</text:p>
          </table:table-cell>
          <table:table-cell table:style-name="ce16" table:formula="of:=ROUND(POWER(1+[.S$2]*0.01; [.$A119]) * [.S$1]; 1)" office:value-type="float" office:value="21544587.7" calcext:value-type="float">
            <text:p>21544588k</text:p>
          </table:table-cell>
          <table:table-cell table:style-name="ce16" table:formula="of:=ROUND(POWER(1+[.T$2]*0.01; [.$A119]) * [.T$1]; 1)" office:value-type="float" office:value="380595.3" calcext:value-type="float">
            <text:p>380595k</text:p>
          </table:table-cell>
          <table:table-cell table:style-name="ce16" table:formula="of:=ROUND(POWER(1+[.U$2]*0.01; [.$A119]) * [.U$1]; 1)" office:value-type="float" office:value="4182.1" calcext:value-type="float">
            <text:p>4182k</text:p>
          </table:table-cell>
          <table:table-cell table:style-name="ce16" table:formula="of:=ROUND(POWER(1+[.V$2]*0.01; [.$A119]) * [.V$1]; 1)" office:value-type="float" office:value="168.2" calcext:value-type="float">
            <text:p>168k</text:p>
          </table:table-cell>
          <table:table-cell table:style-name="ce9" table:formula="of:=ROUND(POWER(1+[.W$2]*0.01; [.$A119]) * [.W$1]; 1)" office:value-type="float" office:value="72253012.6" calcext:value-type="float">
            <text:p>72253013k</text:p>
          </table:table-cell>
          <table:table-cell table:style-name="ce16" table:formula="of:=ROUND(POWER(1+[.X$2]*0.01; [.$A119]) * [.X$1]; 1)" office:value-type="float" office:value="26930734.7" calcext:value-type="float">
            <text:p>26930735k</text:p>
          </table:table-cell>
          <table:table-cell table:style-name="ce16" table:formula="of:=ROUND(POWER(1+[.Y$2]*0.01; [.$A119]) * [.Y$1]; 1)" office:value-type="float" office:value="9950940.1" calcext:value-type="float">
            <text:p>9950940k</text:p>
          </table:table-cell>
          <table:table-cell table:style-name="ce16" table:formula="of:=ROUND(POWER(1+[.Z$2]*0.01; [.$A119]) * [.Z$1]; 1)" office:value-type="float" office:value="3644488.3" calcext:value-type="float">
            <text:p>3644488k</text:p>
          </table:table-cell>
          <table:table-cell table:style-name="ce16" table:formula="of:=ROUND(POWER(1+[.AA$2]*0.01; [.$A119]) * [.AA$1]; 1)" office:value-type="float" office:value="475744.1" calcext:value-type="float">
            <text:p>475744k</text:p>
          </table:table-cell>
          <table:table-cell table:style-name="ce16" table:formula="of:=ROUND(POWER(1+[.AB$2]*0.01; [.$A119]) * [.AB$1]; 1)" office:value-type="float" office:value="248" calcext:value-type="float">
            <text:p>248k</text:p>
          </table:table-cell>
          <table:table-cell table:style-name="ce16" table:formula="of:=ROUND(POWER(1+[.AC$2]*0.01; [.$A119]) * [.AC$1]; 1)" office:value-type="float" office:value="84.1" calcext:value-type="float">
            <text:p>84k</text:p>
          </table:table-cell>
          <table:table-cell table:number-columns-repeated="16355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9" table:formula="of:=ROUND(POWER(1+[.B$2]*0.01; [.$A120]) * [.B$1]; 1)" office:value-type="float" office:value="2347686442.3" calcext:value-type="float">
            <text:p>2347686442k</text:p>
          </table:table-cell>
          <table:table-cell table:style-name="ce16" table:formula="of:=ROUND(POWER(1+[.C$2]*0.01; [.$A120]) * [.C$1]; 1)" office:value-type="float" office:value="711818850.9" calcext:value-type="float">
            <text:p>711818851k</text:p>
          </table:table-cell>
          <table:table-cell table:style-name="ce16" table:formula="of:=ROUND(POWER(1+[.D$2]*0.01; [.$A120]) * [.D$1]; 1)" office:value-type="float" office:value="222951691.6" calcext:value-type="float">
            <text:p>222951692k</text:p>
          </table:table-cell>
          <table:table-cell table:style-name="ce16" table:formula="of:=ROUND(POWER(1+[.E$2]*0.01; [.$A120]) * [.E$1]; 1)" office:value-type="float" office:value="178361353.3" calcext:value-type="float">
            <text:p>178361353k</text:p>
          </table:table-cell>
          <table:table-cell table:style-name="ce16" table:formula="of:=ROUND(POWER(1+[.F$2]*0.01; [.$A120]) * [.F$1]; 1)" office:value-type="float" office:value="66472771.6" calcext:value-type="float">
            <text:p>66472772k</text:p>
          </table:table-cell>
          <table:table-cell table:style-name="ce16" table:formula="of:=ROUND(POWER(1+[.G$2]*0.01; [.$A120]) * [.G$1]; 1)" office:value-type="float" office:value="260.4" calcext:value-type="float">
            <text:p>260k</text:p>
          </table:table-cell>
          <table:table-cell table:style-name="ce16" table:formula="of:=ROUND(POWER(1+[.H$2]*0.01; [.$A120]) * [.H$1]; 1)" office:value-type="float" office:value="87.5" calcext:value-type="float">
            <text:p>88k</text:p>
          </table:table-cell>
          <table:table-cell table:style-name="ce9" table:formula="of:=ROUND(POWER(1+[.I$2]*0.01; [.$A120]) * [.I$1]; 1)" office:value-type="float" office:value="2347686442.3" calcext:value-type="float">
            <text:p>2347686442k</text:p>
          </table:table-cell>
          <table:table-cell table:style-name="ce16" table:formula="of:=ROUND(POWER(1+[.J$2]*0.01; [.$A120]) * [.J$1]; 1)" office:value-type="float" office:value="711818850.9" calcext:value-type="float">
            <text:p>711818851k</text:p>
          </table:table-cell>
          <table:table-cell table:style-name="ce16" table:formula="of:=ROUND(POWER(1+[.K$2]*0.01; [.$A120]) * [.K$1]; 1)" office:value-type="float" office:value="222951691.6" calcext:value-type="float">
            <text:p>222951692k</text:p>
          </table:table-cell>
          <table:table-cell table:style-name="ce16" table:formula="of:=ROUND(POWER(1+[.L$2]*0.01; [.$A120]) * [.L$1]; 1)" office:value-type="float" office:value="178361353.3" calcext:value-type="float">
            <text:p>178361353k</text:p>
          </table:table-cell>
          <table:table-cell table:style-name="ce16" table:formula="of:=ROUND(POWER(1+[.M$2]*0.01; [.$A120]) * [.M$1]; 1)" office:value-type="float" office:value="66472771.6" calcext:value-type="float">
            <text:p>66472772k</text:p>
          </table:table-cell>
          <table:table-cell table:style-name="ce16" table:formula="of:=ROUND(POWER(1+[.N$2]*0.01; [.$A120]) * [.N$1]; 1)" office:value-type="float" office:value="390.5" calcext:value-type="float">
            <text:p>391k</text:p>
          </table:table-cell>
          <table:table-cell table:style-name="ce16" table:formula="of:=ROUND(POWER(1+[.O$2]*0.01; [.$A120]) * [.O$1]; 1)" office:value-type="float" office:value="131.2" calcext:value-type="float">
            <text:p>131k</text:p>
          </table:table-cell>
          <table:table-cell table:style-name="ce9" table:formula="of:=ROUND(POWER(1+[.P$2]*0.01; [.$A120]) * [.P$1]; 1)" office:value-type="float" office:value="2347686442.3" calcext:value-type="float">
            <text:p>2347686442k</text:p>
          </table:table-cell>
          <table:table-cell table:style-name="ce16" table:formula="of:=ROUND(POWER(1+[.Q$2]*0.01; [.$A120]) * [.Q$1]; 1)" office:value-type="float" office:value="711818850.9" calcext:value-type="float">
            <text:p>711818851k</text:p>
          </table:table-cell>
          <table:table-cell table:style-name="ce16" table:formula="of:=ROUND(POWER(1+[.R$2]*0.01; [.$A120]) * [.R$1]; 1)" office:value-type="float" office:value="222951691.6" calcext:value-type="float">
            <text:p>222951692k</text:p>
          </table:table-cell>
          <table:table-cell table:style-name="ce16" table:formula="of:=ROUND(POWER(1+[.S$2]*0.01; [.$A120]) * [.S$1]; 1)" office:value-type="float" office:value="24560830" calcext:value-type="float">
            <text:p>24560830k</text:p>
          </table:table-cell>
          <table:table-cell table:style-name="ce16" table:formula="of:=ROUND(POWER(1+[.T$2]*0.01; [.$A120]) * [.T$1]; 1)" office:value-type="float" office:value="418654.8" calcext:value-type="float">
            <text:p>418655k</text:p>
          </table:table-cell>
          <table:table-cell table:style-name="ce16" table:formula="of:=ROUND(POWER(1+[.U$2]*0.01; [.$A120]) * [.U$1]; 1)" office:value-type="float" office:value="4474.9" calcext:value-type="float">
            <text:p>4475k</text:p>
          </table:table-cell>
          <table:table-cell table:style-name="ce16" table:formula="of:=ROUND(POWER(1+[.V$2]*0.01; [.$A120]) * [.V$1]; 1)" office:value-type="float" office:value="174.9" calcext:value-type="float">
            <text:p>175k</text:p>
          </table:table-cell>
          <table:table-cell table:style-name="ce9" table:formula="of:=ROUND(POWER(1+[.W$2]*0.01; [.$A120]) * [.W$1]; 1)" office:value-type="float" office:value="83090964.5" calcext:value-type="float">
            <text:p>83090965k</text:p>
          </table:table-cell>
          <table:table-cell table:style-name="ce16" table:formula="of:=ROUND(POWER(1+[.X$2]*0.01; [.$A120]) * [.X$1]; 1)" office:value-type="float" office:value="30701037.5" calcext:value-type="float">
            <text:p>30701038k</text:p>
          </table:table-cell>
          <table:table-cell table:style-name="ce16" table:formula="of:=ROUND(POWER(1+[.Y$2]*0.01; [.$A120]) * [.Y$1]; 1)" office:value-type="float" office:value="11244562.4" calcext:value-type="float">
            <text:p>11244562k</text:p>
          </table:table-cell>
          <table:table-cell table:style-name="ce16" table:formula="of:=ROUND(POWER(1+[.Z$2]*0.01; [.$A120]) * [.Z$1]; 1)" office:value-type="float" office:value="4081826.9" calcext:value-type="float">
            <text:p>4081827k</text:p>
          </table:table-cell>
          <table:table-cell table:style-name="ce16" table:formula="of:=ROUND(POWER(1+[.AA$2]*0.01; [.$A120]) * [.AA$1]; 1)" office:value-type="float" office:value="523318.5" calcext:value-type="float">
            <text:p>523319k</text:p>
          </table:table-cell>
          <table:table-cell table:style-name="ce16" table:formula="of:=ROUND(POWER(1+[.AB$2]*0.01; [.$A120]) * [.AB$1]; 1)" office:value-type="float" office:value="260.4" calcext:value-type="float">
            <text:p>260k</text:p>
          </table:table-cell>
          <table:table-cell table:style-name="ce16" table:formula="of:=ROUND(POWER(1+[.AC$2]*0.01; [.$A120]) * [.AC$1]; 1)" office:value-type="float" office:value="87.5" calcext:value-type="float">
            <text:p>88k</text:p>
          </table:table-cell>
          <table:table-cell table:number-columns-repeated="16355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9" table:formula="of:=ROUND(POWER(1+[.B$2]*0.01; [.$A121]) * [.B$1]; 1)" office:value-type="float" office:value="2770270001.9" calcext:value-type="float">
            <text:p>2770270002k</text:p>
          </table:table-cell>
          <table:table-cell table:style-name="ce16" table:formula="of:=ROUND(POWER(1+[.C$2]*0.01; [.$A121]) * [.C$1]; 1)" office:value-type="float" office:value="832828055.5" calcext:value-type="float">
            <text:p>832828056k</text:p>
          </table:table-cell>
          <table:table-cell table:style-name="ce16" table:formula="of:=ROUND(POWER(1+[.D$2]*0.01; [.$A121]) * [.D$1]; 1)" office:value-type="float" office:value="258623962.3" calcext:value-type="float">
            <text:p>258623962k</text:p>
          </table:table-cell>
          <table:table-cell table:style-name="ce16" table:formula="of:=ROUND(POWER(1+[.E$2]*0.01; [.$A121]) * [.E$1]; 1)" office:value-type="float" office:value="206899169.8" calcext:value-type="float">
            <text:p>206899170k</text:p>
          </table:table-cell>
          <table:table-cell table:style-name="ce16" table:formula="of:=ROUND(POWER(1+[.F$2]*0.01; [.$A121]) * [.F$1]; 1)" office:value-type="float" office:value="76443687.4" calcext:value-type="float">
            <text:p>76443687k</text:p>
          </table:table-cell>
          <table:table-cell table:style-name="ce16" table:formula="of:=ROUND(POWER(1+[.G$2]*0.01; [.$A121]) * [.G$1]; 1)" office:value-type="float" office:value="273.4" calcext:value-type="float">
            <text:p>273k</text:p>
          </table:table-cell>
          <table:table-cell table:style-name="ce16" table:formula="of:=ROUND(POWER(1+[.H$2]*0.01; [.$A121]) * [.H$1]; 1)" office:value-type="float" office:value="91" calcext:value-type="float">
            <text:p>91k</text:p>
          </table:table-cell>
          <table:table-cell table:style-name="ce9" table:formula="of:=ROUND(POWER(1+[.I$2]*0.01; [.$A121]) * [.I$1]; 1)" office:value-type="float" office:value="2770270001.9" calcext:value-type="float">
            <text:p>2770270002k</text:p>
          </table:table-cell>
          <table:table-cell table:style-name="ce16" table:formula="of:=ROUND(POWER(1+[.J$2]*0.01; [.$A121]) * [.J$1]; 1)" office:value-type="float" office:value="832828055.5" calcext:value-type="float">
            <text:p>832828056k</text:p>
          </table:table-cell>
          <table:table-cell table:style-name="ce16" table:formula="of:=ROUND(POWER(1+[.K$2]*0.01; [.$A121]) * [.K$1]; 1)" office:value-type="float" office:value="258623962.3" calcext:value-type="float">
            <text:p>258623962k</text:p>
          </table:table-cell>
          <table:table-cell table:style-name="ce16" table:formula="of:=ROUND(POWER(1+[.L$2]*0.01; [.$A121]) * [.L$1]; 1)" office:value-type="float" office:value="206899169.8" calcext:value-type="float">
            <text:p>206899170k</text:p>
          </table:table-cell>
          <table:table-cell table:style-name="ce16" table:formula="of:=ROUND(POWER(1+[.M$2]*0.01; [.$A121]) * [.M$1]; 1)" office:value-type="float" office:value="76443687.4" calcext:value-type="float">
            <text:p>76443687k</text:p>
          </table:table-cell>
          <table:table-cell table:style-name="ce16" table:formula="of:=ROUND(POWER(1+[.N$2]*0.01; [.$A121]) * [.N$1]; 1)" office:value-type="float" office:value="410.1" calcext:value-type="float">
            <text:p>410k</text:p>
          </table:table-cell>
          <table:table-cell table:style-name="ce16" table:formula="of:=ROUND(POWER(1+[.O$2]*0.01; [.$A121]) * [.O$1]; 1)" office:value-type="float" office:value="136.4" calcext:value-type="float">
            <text:p>136k</text:p>
          </table:table-cell>
          <table:table-cell table:style-name="ce9" table:formula="of:=ROUND(POWER(1+[.P$2]*0.01; [.$A121]) * [.P$1]; 1)" office:value-type="float" office:value="2770270001.9" calcext:value-type="float">
            <text:p>2770270002k</text:p>
          </table:table-cell>
          <table:table-cell table:style-name="ce16" table:formula="of:=ROUND(POWER(1+[.Q$2]*0.01; [.$A121]) * [.Q$1]; 1)" office:value-type="float" office:value="832828055.5" calcext:value-type="float">
            <text:p>832828056k</text:p>
          </table:table-cell>
          <table:table-cell table:style-name="ce16" table:formula="of:=ROUND(POWER(1+[.R$2]*0.01; [.$A121]) * [.R$1]; 1)" office:value-type="float" office:value="258623962.3" calcext:value-type="float">
            <text:p>258623962k</text:p>
          </table:table-cell>
          <table:table-cell table:style-name="ce16" table:formula="of:=ROUND(POWER(1+[.S$2]*0.01; [.$A121]) * [.S$1]; 1)" office:value-type="float" office:value="27999346.2" calcext:value-type="float">
            <text:p>27999346k</text:p>
          </table:table-cell>
          <table:table-cell table:style-name="ce16" table:formula="of:=ROUND(POWER(1+[.T$2]*0.01; [.$A121]) * [.T$1]; 1)" office:value-type="float" office:value="460520.3" calcext:value-type="float">
            <text:p>460520k</text:p>
          </table:table-cell>
          <table:table-cell table:style-name="ce16" table:formula="of:=ROUND(POWER(1+[.U$2]*0.01; [.$A121]) * [.U$1]; 1)" office:value-type="float" office:value="4788.1" calcext:value-type="float">
            <text:p>4788k</text:p>
          </table:table-cell>
          <table:table-cell table:style-name="ce16" table:formula="of:=ROUND(POWER(1+[.V$2]*0.01; [.$A121]) * [.V$1]; 1)" office:value-type="float" office:value="181.9" calcext:value-type="float">
            <text:p>182k</text:p>
          </table:table-cell>
          <table:table-cell table:style-name="ce9" table:formula="of:=ROUND(POWER(1+[.W$2]*0.01; [.$A121]) * [.W$1]; 1)" office:value-type="float" office:value="95554609.2" calcext:value-type="float">
            <text:p>95554609k</text:p>
          </table:table-cell>
          <table:table-cell table:style-name="ce16" table:formula="of:=ROUND(POWER(1+[.X$2]*0.01; [.$A121]) * [.X$1]; 1)" office:value-type="float" office:value="34999182.8" calcext:value-type="float">
            <text:p>34999183k</text:p>
          </table:table-cell>
          <table:table-cell table:style-name="ce16" table:formula="of:=ROUND(POWER(1+[.Y$2]*0.01; [.$A121]) * [.Y$1]; 1)" office:value-type="float" office:value="12706355.5" calcext:value-type="float">
            <text:p>12706356k</text:p>
          </table:table-cell>
          <table:table-cell table:style-name="ce16" table:formula="of:=ROUND(POWER(1+[.Z$2]*0.01; [.$A121]) * [.Z$1]; 1)" office:value-type="float" office:value="4571646.1" calcext:value-type="float">
            <text:p>4571646k</text:p>
          </table:table-cell>
          <table:table-cell table:style-name="ce16" table:formula="of:=ROUND(POWER(1+[.AA$2]*0.01; [.$A121]) * [.AA$1]; 1)" office:value-type="float" office:value="575650.4" calcext:value-type="float">
            <text:p>575650k</text:p>
          </table:table-cell>
          <table:table-cell table:style-name="ce16" table:formula="of:=ROUND(POWER(1+[.AB$2]*0.01; [.$A121]) * [.AB$1]; 1)" office:value-type="float" office:value="273.4" calcext:value-type="float">
            <text:p>273k</text:p>
          </table:table-cell>
          <table:table-cell table:style-name="ce16" table:formula="of:=ROUND(POWER(1+[.AC$2]*0.01; [.$A121]) * [.AC$1]; 1)" office:value-type="float" office:value="91" calcext:value-type="float">
            <text:p>91k</text:p>
          </table:table-cell>
          <table:table-cell table:number-columns-repeated="16355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9" table:formula="of:=ROUND(POWER(1+[.B$2]*0.01; [.$A122]) * [.B$1]; 1)" office:value-type="float" office:value="3268918602.3" calcext:value-type="float">
            <text:p>3268918602k</text:p>
          </table:table-cell>
          <table:table-cell table:style-name="ce16" table:formula="of:=ROUND(POWER(1+[.C$2]*0.01; [.$A122]) * [.C$1]; 1)" office:value-type="float" office:value="974408825" calcext:value-type="float">
            <text:p>974408825k</text:p>
          </table:table-cell>
          <table:table-cell table:style-name="ce16" table:formula="of:=ROUND(POWER(1+[.D$2]*0.01; [.$A122]) * [.D$1]; 1)" office:value-type="float" office:value="300003796.3" calcext:value-type="float">
            <text:p>300003796k</text:p>
          </table:table-cell>
          <table:table-cell table:style-name="ce16" table:formula="of:=ROUND(POWER(1+[.E$2]*0.01; [.$A122]) * [.E$1]; 1)" office:value-type="float" office:value="240003037" calcext:value-type="float">
            <text:p>240003037k</text:p>
          </table:table-cell>
          <table:table-cell table:style-name="ce16" table:formula="of:=ROUND(POWER(1+[.F$2]*0.01; [.$A122]) * [.F$1]; 1)" office:value-type="float" office:value="87910240.5" calcext:value-type="float">
            <text:p>87910241k</text:p>
          </table:table-cell>
          <table:table-cell table:style-name="ce16" table:formula="of:=ROUND(POWER(1+[.G$2]*0.01; [.$A122]) * [.G$1]; 1)" office:value-type="float" office:value="287.1" calcext:value-type="float">
            <text:p>287k</text:p>
          </table:table-cell>
          <table:table-cell table:style-name="ce16" table:formula="of:=ROUND(POWER(1+[.H$2]*0.01; [.$A122]) * [.H$1]; 1)" office:value-type="float" office:value="94.6" calcext:value-type="float">
            <text:p>95k</text:p>
          </table:table-cell>
          <table:table-cell table:style-name="ce9" table:formula="of:=ROUND(POWER(1+[.I$2]*0.01; [.$A122]) * [.I$1]; 1)" office:value-type="float" office:value="3268918602.3" calcext:value-type="float">
            <text:p>3268918602k</text:p>
          </table:table-cell>
          <table:table-cell table:style-name="ce16" table:formula="of:=ROUND(POWER(1+[.J$2]*0.01; [.$A122]) * [.J$1]; 1)" office:value-type="float" office:value="974408825" calcext:value-type="float">
            <text:p>974408825k</text:p>
          </table:table-cell>
          <table:table-cell table:style-name="ce16" table:formula="of:=ROUND(POWER(1+[.K$2]*0.01; [.$A122]) * [.K$1]; 1)" office:value-type="float" office:value="300003796.3" calcext:value-type="float">
            <text:p>300003796k</text:p>
          </table:table-cell>
          <table:table-cell table:style-name="ce16" table:formula="of:=ROUND(POWER(1+[.L$2]*0.01; [.$A122]) * [.L$1]; 1)" office:value-type="float" office:value="240003037" calcext:value-type="float">
            <text:p>240003037k</text:p>
          </table:table-cell>
          <table:table-cell table:style-name="ce16" table:formula="of:=ROUND(POWER(1+[.M$2]*0.01; [.$A122]) * [.M$1]; 1)" office:value-type="float" office:value="87910240.5" calcext:value-type="float">
            <text:p>87910241k</text:p>
          </table:table-cell>
          <table:table-cell table:style-name="ce16" table:formula="of:=ROUND(POWER(1+[.N$2]*0.01; [.$A122]) * [.N$1]; 1)" office:value-type="float" office:value="430.6" calcext:value-type="float">
            <text:p>431k</text:p>
          </table:table-cell>
          <table:table-cell table:style-name="ce16" table:formula="of:=ROUND(POWER(1+[.O$2]*0.01; [.$A122]) * [.O$1]; 1)" office:value-type="float" office:value="141.9" calcext:value-type="float">
            <text:p>142k</text:p>
          </table:table-cell>
          <table:table-cell table:style-name="ce9" table:formula="of:=ROUND(POWER(1+[.P$2]*0.01; [.$A122]) * [.P$1]; 1)" office:value-type="float" office:value="3268918602.3" calcext:value-type="float">
            <text:p>3268918602k</text:p>
          </table:table-cell>
          <table:table-cell table:style-name="ce16" table:formula="of:=ROUND(POWER(1+[.Q$2]*0.01; [.$A122]) * [.Q$1]; 1)" office:value-type="float" office:value="974408825" calcext:value-type="float">
            <text:p>974408825k</text:p>
          </table:table-cell>
          <table:table-cell table:style-name="ce16" table:formula="of:=ROUND(POWER(1+[.R$2]*0.01; [.$A122]) * [.R$1]; 1)" office:value-type="float" office:value="300003796.3" calcext:value-type="float">
            <text:p>300003796k</text:p>
          </table:table-cell>
          <table:table-cell table:style-name="ce16" table:formula="of:=ROUND(POWER(1+[.S$2]*0.01; [.$A122]) * [.S$1]; 1)" office:value-type="float" office:value="31919254.7" calcext:value-type="float">
            <text:p>31919255k</text:p>
          </table:table-cell>
          <table:table-cell table:style-name="ce16" table:formula="of:=ROUND(POWER(1+[.T$2]*0.01; [.$A122]) * [.T$1]; 1)" office:value-type="float" office:value="506572.3" calcext:value-type="float">
            <text:p>506572k</text:p>
          </table:table-cell>
          <table:table-cell table:style-name="ce16" table:formula="of:=ROUND(POWER(1+[.U$2]*0.01; [.$A122]) * [.U$1]; 1)" office:value-type="float" office:value="5123.3" calcext:value-type="float">
            <text:p>5123k</text:p>
          </table:table-cell>
          <table:table-cell table:style-name="ce16" table:formula="of:=ROUND(POWER(1+[.V$2]*0.01; [.$A122]) * [.V$1]; 1)" office:value-type="float" office:value="189.2" calcext:value-type="float">
            <text:p>189k</text:p>
          </table:table-cell>
          <table:table-cell table:style-name="ce9" table:formula="of:=ROUND(POWER(1+[.W$2]*0.01; [.$A122]) * [.W$1]; 1)" office:value-type="float" office:value="109887800.6" calcext:value-type="float">
            <text:p>109887801k</text:p>
          </table:table-cell>
          <table:table-cell table:style-name="ce16" table:formula="of:=ROUND(POWER(1+[.X$2]*0.01; [.$A122]) * [.X$1]; 1)" office:value-type="float" office:value="39899068.4" calcext:value-type="float">
            <text:p>39899068k</text:p>
          </table:table-cell>
          <table:table-cell table:style-name="ce16" table:formula="of:=ROUND(POWER(1+[.Y$2]*0.01; [.$A122]) * [.Y$1]; 1)" office:value-type="float" office:value="14358181.7" calcext:value-type="float">
            <text:p>14358182k</text:p>
          </table:table-cell>
          <table:table-cell table:style-name="ce16" table:formula="of:=ROUND(POWER(1+[.Z$2]*0.01; [.$A122]) * [.Z$1]; 1)" office:value-type="float" office:value="5120243.7" calcext:value-type="float">
            <text:p>5120244k</text:p>
          </table:table-cell>
          <table:table-cell table:style-name="ce16" table:formula="of:=ROUND(POWER(1+[.AA$2]*0.01; [.$A122]) * [.AA$1]; 1)" office:value-type="float" office:value="633215.4" calcext:value-type="float">
            <text:p>633215k</text:p>
          </table:table-cell>
          <table:table-cell table:style-name="ce16" table:formula="of:=ROUND(POWER(1+[.AB$2]*0.01; [.$A122]) * [.AB$1]; 1)" office:value-type="float" office:value="287.1" calcext:value-type="float">
            <text:p>287k</text:p>
          </table:table-cell>
          <table:table-cell table:style-name="ce16" table:formula="of:=ROUND(POWER(1+[.AC$2]*0.01; [.$A122]) * [.AC$1]; 1)" office:value-type="float" office:value="94.6" calcext:value-type="float">
            <text:p>95k</text:p>
          </table:table-cell>
          <table:table-cell table:number-columns-repeated="16355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9" table:formula="of:=ROUND(POWER(1+[.B$2]*0.01; [.$A123]) * [.B$1]; 1)" office:value-type="float" office:value="3857323950.7" calcext:value-type="float">
            <text:p>3857323951k</text:p>
          </table:table-cell>
          <table:table-cell table:style-name="ce16" table:formula="of:=ROUND(POWER(1+[.C$2]*0.01; [.$A123]) * [.C$1]; 1)" office:value-type="float" office:value="1140058325.2" calcext:value-type="float">
            <text:p>1140058325k</text:p>
          </table:table-cell>
          <table:table-cell table:style-name="ce16" table:formula="of:=ROUND(POWER(1+[.D$2]*0.01; [.$A123]) * [.D$1]; 1)" office:value-type="float" office:value="348004403.7" calcext:value-type="float">
            <text:p>348004404k</text:p>
          </table:table-cell>
          <table:table-cell table:style-name="ce16" table:formula="of:=ROUND(POWER(1+[.E$2]*0.01; [.$A123]) * [.E$1]; 1)" office:value-type="float" office:value="278403522.9" calcext:value-type="float">
            <text:p>278403523k</text:p>
          </table:table-cell>
          <table:table-cell table:style-name="ce16" table:formula="of:=ROUND(POWER(1+[.F$2]*0.01; [.$A123]) * [.F$1]; 1)" office:value-type="float" office:value="101096776.5" calcext:value-type="float">
            <text:p>101096777k</text:p>
          </table:table-cell>
          <table:table-cell table:style-name="ce16" table:formula="of:=ROUND(POWER(1+[.G$2]*0.01; [.$A123]) * [.G$1]; 1)" office:value-type="float" office:value="301.4" calcext:value-type="float">
            <text:p>301k</text:p>
          </table:table-cell>
          <table:table-cell table:style-name="ce16" table:formula="of:=ROUND(POWER(1+[.H$2]*0.01; [.$A123]) * [.H$1]; 1)" office:value-type="float" office:value="98.4" calcext:value-type="float">
            <text:p>98k</text:p>
          </table:table-cell>
          <table:table-cell table:style-name="ce9" table:formula="of:=ROUND(POWER(1+[.I$2]*0.01; [.$A123]) * [.I$1]; 1)" office:value-type="float" office:value="3857323950.7" calcext:value-type="float">
            <text:p>3857323951k</text:p>
          </table:table-cell>
          <table:table-cell table:style-name="ce16" table:formula="of:=ROUND(POWER(1+[.J$2]*0.01; [.$A123]) * [.J$1]; 1)" office:value-type="float" office:value="1140058325.2" calcext:value-type="float">
            <text:p>1140058325k</text:p>
          </table:table-cell>
          <table:table-cell table:style-name="ce16" table:formula="of:=ROUND(POWER(1+[.K$2]*0.01; [.$A123]) * [.K$1]; 1)" office:value-type="float" office:value="348004403.7" calcext:value-type="float">
            <text:p>348004404k</text:p>
          </table:table-cell>
          <table:table-cell table:style-name="ce16" table:formula="of:=ROUND(POWER(1+[.L$2]*0.01; [.$A123]) * [.L$1]; 1)" office:value-type="float" office:value="278403522.9" calcext:value-type="float">
            <text:p>278403523k</text:p>
          </table:table-cell>
          <table:table-cell table:style-name="ce16" table:formula="of:=ROUND(POWER(1+[.M$2]*0.01; [.$A123]) * [.M$1]; 1)" office:value-type="float" office:value="101096776.5" calcext:value-type="float">
            <text:p>101096777k</text:p>
          </table:table-cell>
          <table:table-cell table:style-name="ce16" table:formula="of:=ROUND(POWER(1+[.N$2]*0.01; [.$A123]) * [.N$1]; 1)" office:value-type="float" office:value="452.1" calcext:value-type="float">
            <text:p>452k</text:p>
          </table:table-cell>
          <table:table-cell table:style-name="ce16" table:formula="of:=ROUND(POWER(1+[.O$2]*0.01; [.$A123]) * [.O$1]; 1)" office:value-type="float" office:value="147.6" calcext:value-type="float">
            <text:p>148k</text:p>
          </table:table-cell>
          <table:table-cell table:style-name="ce9" table:formula="of:=ROUND(POWER(1+[.P$2]*0.01; [.$A123]) * [.P$1]; 1)" office:value-type="float" office:value="3857323950.7" calcext:value-type="float">
            <text:p>3857323951k</text:p>
          </table:table-cell>
          <table:table-cell table:style-name="ce16" table:formula="of:=ROUND(POWER(1+[.Q$2]*0.01; [.$A123]) * [.Q$1]; 1)" office:value-type="float" office:value="1140058325.2" calcext:value-type="float">
            <text:p>1140058325k</text:p>
          </table:table-cell>
          <table:table-cell table:style-name="ce16" table:formula="of:=ROUND(POWER(1+[.R$2]*0.01; [.$A123]) * [.R$1]; 1)" office:value-type="float" office:value="348004403.7" calcext:value-type="float">
            <text:p>348004404k</text:p>
          </table:table-cell>
          <table:table-cell table:style-name="ce16" table:formula="of:=ROUND(POWER(1+[.S$2]*0.01; [.$A123]) * [.S$1]; 1)" office:value-type="float" office:value="36387950.3" calcext:value-type="float">
            <text:p>36387950k</text:p>
          </table:table-cell>
          <table:table-cell table:style-name="ce16" table:formula="of:=ROUND(POWER(1+[.T$2]*0.01; [.$A123]) * [.T$1]; 1)" office:value-type="float" office:value="557229.6" calcext:value-type="float">
            <text:p>557230k</text:p>
          </table:table-cell>
          <table:table-cell table:style-name="ce16" table:formula="of:=ROUND(POWER(1+[.U$2]*0.01; [.$A123]) * [.U$1]; 1)" office:value-type="float" office:value="5481.9" calcext:value-type="float">
            <text:p>5482k</text:p>
          </table:table-cell>
          <table:table-cell table:style-name="ce16" table:formula="of:=ROUND(POWER(1+[.V$2]*0.01; [.$A123]) * [.V$1]; 1)" office:value-type="float" office:value="196.8" calcext:value-type="float">
            <text:p>197k</text:p>
          </table:table-cell>
          <table:table-cell table:style-name="ce9" table:formula="of:=ROUND(POWER(1+[.W$2]*0.01; [.$A123]) * [.W$1]; 1)" office:value-type="float" office:value="126370970.7" calcext:value-type="float">
            <text:p>126370971k</text:p>
          </table:table-cell>
          <table:table-cell table:style-name="ce16" table:formula="of:=ROUND(POWER(1+[.X$2]*0.01; [.$A123]) * [.X$1]; 1)" office:value-type="float" office:value="45484937.9" calcext:value-type="float">
            <text:p>45484938k</text:p>
          </table:table-cell>
          <table:table-cell table:style-name="ce16" table:formula="of:=ROUND(POWER(1+[.Y$2]*0.01; [.$A123]) * [.Y$1]; 1)" office:value-type="float" office:value="16224745.3" calcext:value-type="float">
            <text:p>16224745k</text:p>
          </table:table-cell>
          <table:table-cell table:style-name="ce16" table:formula="of:=ROUND(POWER(1+[.Z$2]*0.01; [.$A123]) * [.Z$1]; 1)" office:value-type="float" office:value="5734672.9" calcext:value-type="float">
            <text:p>5734673k</text:p>
          </table:table-cell>
          <table:table-cell table:style-name="ce16" table:formula="of:=ROUND(POWER(1+[.AA$2]*0.01; [.$A123]) * [.AA$1]; 1)" office:value-type="float" office:value="696537" calcext:value-type="float">
            <text:p>696537k</text:p>
          </table:table-cell>
          <table:table-cell table:style-name="ce16" table:formula="of:=ROUND(POWER(1+[.AB$2]*0.01; [.$A123]) * [.AB$1]; 1)" office:value-type="float" office:value="301.4" calcext:value-type="float">
            <text:p>301k</text:p>
          </table:table-cell>
          <table:table-cell table:style-name="ce16" table:formula="of:=ROUND(POWER(1+[.AC$2]*0.01; [.$A123]) * [.AC$1]; 1)" office:value-type="float" office:value="98.4" calcext:value-type="float">
            <text:p>98k</text:p>
          </table:table-cell>
          <table:table-cell table:number-columns-repeated="16355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9" table:formula="of:=ROUND(POWER(1+[.B$2]*0.01; [.$A124]) * [.B$1]; 1)" office:value-type="float" office:value="4551642261.8" calcext:value-type="float">
            <text:p>4551642262k</text:p>
          </table:table-cell>
          <table:table-cell table:style-name="ce16" table:formula="of:=ROUND(POWER(1+[.C$2]*0.01; [.$A124]) * [.C$1]; 1)" office:value-type="float" office:value="1333868240.5" calcext:value-type="float">
            <text:p>1333868241k</text:p>
          </table:table-cell>
          <table:table-cell table:style-name="ce16" table:formula="of:=ROUND(POWER(1+[.D$2]*0.01; [.$A124]) * [.D$1]; 1)" office:value-type="float" office:value="403685108.2" calcext:value-type="float">
            <text:p>403685108k</text:p>
          </table:table-cell>
          <table:table-cell table:style-name="ce16" table:formula="of:=ROUND(POWER(1+[.E$2]*0.01; [.$A124]) * [.E$1]; 1)" office:value-type="float" office:value="322948086.6" calcext:value-type="float">
            <text:p>322948087k</text:p>
          </table:table-cell>
          <table:table-cell table:style-name="ce16" table:formula="of:=ROUND(POWER(1+[.F$2]*0.01; [.$A124]) * [.F$1]; 1)" office:value-type="float" office:value="116261293" calcext:value-type="float">
            <text:p>116261293k</text:p>
          </table:table-cell>
          <table:table-cell table:style-name="ce16" table:formula="of:=ROUND(POWER(1+[.G$2]*0.01; [.$A124]) * [.G$1]; 1)" office:value-type="float" office:value="316.5" calcext:value-type="float">
            <text:p>317k</text:p>
          </table:table-cell>
          <table:table-cell table:style-name="ce16" table:formula="of:=ROUND(POWER(1+[.H$2]*0.01; [.$A124]) * [.H$1]; 1)" office:value-type="float" office:value="102.3" calcext:value-type="float">
            <text:p>102k</text:p>
          </table:table-cell>
          <table:table-cell table:style-name="ce9" table:formula="of:=ROUND(POWER(1+[.I$2]*0.01; [.$A124]) * [.I$1]; 1)" office:value-type="float" office:value="4551642261.8" calcext:value-type="float">
            <text:p>4551642262k</text:p>
          </table:table-cell>
          <table:table-cell table:style-name="ce16" table:formula="of:=ROUND(POWER(1+[.J$2]*0.01; [.$A124]) * [.J$1]; 1)" office:value-type="float" office:value="1333868240.5" calcext:value-type="float">
            <text:p>1333868241k</text:p>
          </table:table-cell>
          <table:table-cell table:style-name="ce16" table:formula="of:=ROUND(POWER(1+[.K$2]*0.01; [.$A124]) * [.K$1]; 1)" office:value-type="float" office:value="403685108.2" calcext:value-type="float">
            <text:p>403685108k</text:p>
          </table:table-cell>
          <table:table-cell table:style-name="ce16" table:formula="of:=ROUND(POWER(1+[.L$2]*0.01; [.$A124]) * [.L$1]; 1)" office:value-type="float" office:value="322948086.6" calcext:value-type="float">
            <text:p>322948087k</text:p>
          </table:table-cell>
          <table:table-cell table:style-name="ce16" table:formula="of:=ROUND(POWER(1+[.M$2]*0.01; [.$A124]) * [.M$1]; 1)" office:value-type="float" office:value="116261293" calcext:value-type="float">
            <text:p>116261293k</text:p>
          </table:table-cell>
          <table:table-cell table:style-name="ce16" table:formula="of:=ROUND(POWER(1+[.N$2]*0.01; [.$A124]) * [.N$1]; 1)" office:value-type="float" office:value="474.7" calcext:value-type="float">
            <text:p>475k</text:p>
          </table:table-cell>
          <table:table-cell table:style-name="ce16" table:formula="of:=ROUND(POWER(1+[.O$2]*0.01; [.$A124]) * [.O$1]; 1)" office:value-type="float" office:value="153.5" calcext:value-type="float">
            <text:p>154k</text:p>
          </table:table-cell>
          <table:table-cell table:style-name="ce9" table:formula="of:=ROUND(POWER(1+[.P$2]*0.01; [.$A124]) * [.P$1]; 1)" office:value-type="float" office:value="4551642261.8" calcext:value-type="float">
            <text:p>4551642262k</text:p>
          </table:table-cell>
          <table:table-cell table:style-name="ce16" table:formula="of:=ROUND(POWER(1+[.Q$2]*0.01; [.$A124]) * [.Q$1]; 1)" office:value-type="float" office:value="1333868240.5" calcext:value-type="float">
            <text:p>1333868241k</text:p>
          </table:table-cell>
          <table:table-cell table:style-name="ce16" table:formula="of:=ROUND(POWER(1+[.R$2]*0.01; [.$A124]) * [.R$1]; 1)" office:value-type="float" office:value="403685108.2" calcext:value-type="float">
            <text:p>403685108k</text:p>
          </table:table-cell>
          <table:table-cell table:style-name="ce16" table:formula="of:=ROUND(POWER(1+[.S$2]*0.01; [.$A124]) * [.S$1]; 1)" office:value-type="float" office:value="41482263.4" calcext:value-type="float">
            <text:p>41482263k</text:p>
          </table:table-cell>
          <table:table-cell table:style-name="ce16" table:formula="of:=ROUND(POWER(1+[.T$2]*0.01; [.$A124]) * [.T$1]; 1)" office:value-type="float" office:value="612952.5" calcext:value-type="float">
            <text:p>612953k</text:p>
          </table:table-cell>
          <table:table-cell table:style-name="ce16" table:formula="of:=ROUND(POWER(1+[.U$2]*0.01; [.$A124]) * [.U$1]; 1)" office:value-type="float" office:value="5865.6" calcext:value-type="float">
            <text:p>5866k</text:p>
          </table:table-cell>
          <table:table-cell table:style-name="ce16" table:formula="of:=ROUND(POWER(1+[.V$2]*0.01; [.$A124]) * [.V$1]; 1)" office:value-type="float" office:value="204.6" calcext:value-type="float">
            <text:p>205k</text:p>
          </table:table-cell>
          <table:table-cell table:style-name="ce9" table:formula="of:=ROUND(POWER(1+[.W$2]*0.01; [.$A124]) * [.W$1]; 1)" office:value-type="float" office:value="145326616.3" calcext:value-type="float">
            <text:p>145326616k</text:p>
          </table:table-cell>
          <table:table-cell table:style-name="ce16" table:formula="of:=ROUND(POWER(1+[.X$2]*0.01; [.$A124]) * [.X$1]; 1)" office:value-type="float" office:value="51852829.2" calcext:value-type="float">
            <text:p>51852829k</text:p>
          </table:table-cell>
          <table:table-cell table:style-name="ce16" table:formula="of:=ROUND(POWER(1+[.Y$2]*0.01; [.$A124]) * [.Y$1]; 1)" office:value-type="float" office:value="18333962.2" calcext:value-type="float">
            <text:p>18333962k</text:p>
          </table:table-cell>
          <table:table-cell table:style-name="ce16" table:formula="of:=ROUND(POWER(1+[.Z$2]*0.01; [.$A124]) * [.Z$1]; 1)" office:value-type="float" office:value="6422833.7" calcext:value-type="float">
            <text:p>6422834k</text:p>
          </table:table-cell>
          <table:table-cell table:style-name="ce16" table:formula="of:=ROUND(POWER(1+[.AA$2]*0.01; [.$A124]) * [.AA$1]; 1)" office:value-type="float" office:value="766190.7" calcext:value-type="float">
            <text:p>766191k</text:p>
          </table:table-cell>
          <table:table-cell table:style-name="ce16" table:formula="of:=ROUND(POWER(1+[.AB$2]*0.01; [.$A124]) * [.AB$1]; 1)" office:value-type="float" office:value="316.5" calcext:value-type="float">
            <text:p>317k</text:p>
          </table:table-cell>
          <table:table-cell table:style-name="ce16" table:formula="of:=ROUND(POWER(1+[.AC$2]*0.01; [.$A124]) * [.AC$1]; 1)" office:value-type="float" office:value="102.3" calcext:value-type="float">
            <text:p>102k</text:p>
          </table:table-cell>
          <table:table-cell table:number-columns-repeated="16355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9" table:formula="of:=ROUND(POWER(1+[.B$2]*0.01; [.$A125]) * [.B$1]; 1)" office:value-type="float" office:value="5370937869" calcext:value-type="float">
            <text:p>5370937869k</text:p>
          </table:table-cell>
          <table:table-cell table:style-name="ce16" table:formula="of:=ROUND(POWER(1+[.C$2]*0.01; [.$A125]) * [.C$1]; 1)" office:value-type="float" office:value="1560625841.4" calcext:value-type="float">
            <text:p>1560625841k</text:p>
          </table:table-cell>
          <table:table-cell table:style-name="ce16" table:formula="of:=ROUND(POWER(1+[.D$2]*0.01; [.$A125]) * [.D$1]; 1)" office:value-type="float" office:value="468274725.6" calcext:value-type="float">
            <text:p>468274726k</text:p>
          </table:table-cell>
          <table:table-cell table:style-name="ce16" table:formula="of:=ROUND(POWER(1+[.E$2]*0.01; [.$A125]) * [.E$1]; 1)" office:value-type="float" office:value="374619780.4" calcext:value-type="float">
            <text:p>374619780k</text:p>
          </table:table-cell>
          <table:table-cell table:style-name="ce16" table:formula="of:=ROUND(POWER(1+[.F$2]*0.01; [.$A125]) * [.F$1]; 1)" office:value-type="float" office:value="133700487" calcext:value-type="float">
            <text:p>133700487k</text:p>
          </table:table-cell>
          <table:table-cell table:style-name="ce16" table:formula="of:=ROUND(POWER(1+[.G$2]*0.01; [.$A125]) * [.G$1]; 1)" office:value-type="float" office:value="332.3" calcext:value-type="float">
            <text:p>332k</text:p>
          </table:table-cell>
          <table:table-cell table:style-name="ce16" table:formula="of:=ROUND(POWER(1+[.H$2]*0.01; [.$A125]) * [.H$1]; 1)" office:value-type="float" office:value="106.4" calcext:value-type="float">
            <text:p>106k</text:p>
          </table:table-cell>
          <table:table-cell table:style-name="ce9" table:formula="of:=ROUND(POWER(1+[.I$2]*0.01; [.$A125]) * [.I$1]; 1)" office:value-type="float" office:value="5370937869" calcext:value-type="float">
            <text:p>5370937869k</text:p>
          </table:table-cell>
          <table:table-cell table:style-name="ce16" table:formula="of:=ROUND(POWER(1+[.J$2]*0.01; [.$A125]) * [.J$1]; 1)" office:value-type="float" office:value="1560625841.4" calcext:value-type="float">
            <text:p>1560625841k</text:p>
          </table:table-cell>
          <table:table-cell table:style-name="ce16" table:formula="of:=ROUND(POWER(1+[.K$2]*0.01; [.$A125]) * [.K$1]; 1)" office:value-type="float" office:value="468274725.6" calcext:value-type="float">
            <text:p>468274726k</text:p>
          </table:table-cell>
          <table:table-cell table:style-name="ce16" table:formula="of:=ROUND(POWER(1+[.L$2]*0.01; [.$A125]) * [.L$1]; 1)" office:value-type="float" office:value="374619780.4" calcext:value-type="float">
            <text:p>374619780k</text:p>
          </table:table-cell>
          <table:table-cell table:style-name="ce16" table:formula="of:=ROUND(POWER(1+[.M$2]*0.01; [.$A125]) * [.M$1]; 1)" office:value-type="float" office:value="133700487" calcext:value-type="float">
            <text:p>133700487k</text:p>
          </table:table-cell>
          <table:table-cell table:style-name="ce16" table:formula="of:=ROUND(POWER(1+[.N$2]*0.01; [.$A125]) * [.N$1]; 1)" office:value-type="float" office:value="498.4" calcext:value-type="float">
            <text:p>498k</text:p>
          </table:table-cell>
          <table:table-cell table:style-name="ce16" table:formula="of:=ROUND(POWER(1+[.O$2]*0.01; [.$A125]) * [.O$1]; 1)" office:value-type="float" office:value="159.6" calcext:value-type="float">
            <text:p>160k</text:p>
          </table:table-cell>
          <table:table-cell table:style-name="ce9" table:formula="of:=ROUND(POWER(1+[.P$2]*0.01; [.$A125]) * [.P$1]; 1)" office:value-type="float" office:value="5370937869" calcext:value-type="float">
            <text:p>5370937869k</text:p>
          </table:table-cell>
          <table:table-cell table:style-name="ce16" table:formula="of:=ROUND(POWER(1+[.Q$2]*0.01; [.$A125]) * [.Q$1]; 1)" office:value-type="float" office:value="1560625841.4" calcext:value-type="float">
            <text:p>1560625841k</text:p>
          </table:table-cell>
          <table:table-cell table:style-name="ce16" table:formula="of:=ROUND(POWER(1+[.R$2]*0.01; [.$A125]) * [.R$1]; 1)" office:value-type="float" office:value="468274725.6" calcext:value-type="float">
            <text:p>468274726k</text:p>
          </table:table-cell>
          <table:table-cell table:style-name="ce16" table:formula="of:=ROUND(POWER(1+[.S$2]*0.01; [.$A125]) * [.S$1]; 1)" office:value-type="float" office:value="47289780.3" calcext:value-type="float">
            <text:p>47289780k</text:p>
          </table:table-cell>
          <table:table-cell table:style-name="ce16" table:formula="of:=ROUND(POWER(1+[.T$2]*0.01; [.$A125]) * [.T$1]; 1)" office:value-type="float" office:value="674247.8" calcext:value-type="float">
            <text:p>674248k</text:p>
          </table:table-cell>
          <table:table-cell table:style-name="ce16" table:formula="of:=ROUND(POWER(1+[.U$2]*0.01; [.$A125]) * [.U$1]; 1)" office:value-type="float" office:value="6276.2" calcext:value-type="float">
            <text:p>6276k</text:p>
          </table:table-cell>
          <table:table-cell table:style-name="ce16" table:formula="of:=ROUND(POWER(1+[.V$2]*0.01; [.$A125]) * [.V$1]; 1)" office:value-type="float" office:value="212.8" calcext:value-type="float">
            <text:p>213k</text:p>
          </table:table-cell>
          <table:table-cell table:style-name="ce9" table:formula="of:=ROUND(POWER(1+[.W$2]*0.01; [.$A125]) * [.W$1]; 1)" office:value-type="float" office:value="167125608.7" calcext:value-type="float">
            <text:p>167125609k</text:p>
          </table:table-cell>
          <table:table-cell table:style-name="ce16" table:formula="of:=ROUND(POWER(1+[.X$2]*0.01; [.$A125]) * [.X$1]; 1)" office:value-type="float" office:value="59112225.3" calcext:value-type="float">
            <text:p>59112225k</text:p>
          </table:table-cell>
          <table:table-cell table:style-name="ce16" table:formula="of:=ROUND(POWER(1+[.Y$2]*0.01; [.$A125]) * [.Y$1]; 1)" office:value-type="float" office:value="20717377.3" calcext:value-type="float">
            <text:p>20717377k</text:p>
          </table:table-cell>
          <table:table-cell table:style-name="ce16" table:formula="of:=ROUND(POWER(1+[.Z$2]*0.01; [.$A125]) * [.Z$1]; 1)" office:value-type="float" office:value="7193573.7" calcext:value-type="float">
            <text:p>7193574k</text:p>
          </table:table-cell>
          <table:table-cell table:style-name="ce16" table:formula="of:=ROUND(POWER(1+[.AA$2]*0.01; [.$A125]) * [.AA$1]; 1)" office:value-type="float" office:value="842809.7" calcext:value-type="float">
            <text:p>842810k</text:p>
          </table:table-cell>
          <table:table-cell table:style-name="ce16" table:formula="of:=ROUND(POWER(1+[.AB$2]*0.01; [.$A125]) * [.AB$1]; 1)" office:value-type="float" office:value="332.3" calcext:value-type="float">
            <text:p>332k</text:p>
          </table:table-cell>
          <table:table-cell table:style-name="ce16" table:formula="of:=ROUND(POWER(1+[.AC$2]*0.01; [.$A125]) * [.AC$1]; 1)" office:value-type="float" office:value="106.4" calcext:value-type="float">
            <text:p>106k</text:p>
          </table:table-cell>
          <table:table-cell table:number-columns-repeated="1635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9" table:formula="of:=ROUND(POWER(1+[.B$2]*0.01; [.$A126]) * [.B$1]; 1)" office:value-type="float" office:value="6337706685.4" calcext:value-type="float">
            <text:p>6337706685k</text:p>
          </table:table-cell>
          <table:table-cell table:style-name="ce16" table:formula="of:=ROUND(POWER(1+[.C$2]*0.01; [.$A126]) * [.C$1]; 1)" office:value-type="float" office:value="1825932234.4" calcext:value-type="float">
            <text:p>1825932234k</text:p>
          </table:table-cell>
          <table:table-cell table:style-name="ce16" table:formula="of:=ROUND(POWER(1+[.D$2]*0.01; [.$A126]) * [.D$1]; 1)" office:value-type="float" office:value="543198681.6" calcext:value-type="float">
            <text:p>543198682k</text:p>
          </table:table-cell>
          <table:table-cell table:style-name="ce16" table:formula="of:=ROUND(POWER(1+[.E$2]*0.01; [.$A126]) * [.E$1]; 1)" office:value-type="float" office:value="434558945.3" calcext:value-type="float">
            <text:p>434558945k</text:p>
          </table:table-cell>
          <table:table-cell table:style-name="ce16" table:formula="of:=ROUND(POWER(1+[.F$2]*0.01; [.$A126]) * [.F$1]; 1)" office:value-type="float" office:value="153755560" calcext:value-type="float">
            <text:p>153755560k</text:p>
          </table:table-cell>
          <table:table-cell table:style-name="ce16" table:formula="of:=ROUND(POWER(1+[.G$2]*0.01; [.$A126]) * [.G$1]; 1)" office:value-type="float" office:value="348.9" calcext:value-type="float">
            <text:p>349k</text:p>
          </table:table-cell>
          <table:table-cell table:style-name="ce16" table:formula="of:=ROUND(POWER(1+[.H$2]*0.01; [.$A126]) * [.H$1]; 1)" office:value-type="float" office:value="110.7" calcext:value-type="float">
            <text:p>111k</text:p>
          </table:table-cell>
          <table:table-cell table:style-name="ce9" table:formula="of:=ROUND(POWER(1+[.I$2]*0.01; [.$A126]) * [.I$1]; 1)" office:value-type="float" office:value="6337706685.4" calcext:value-type="float">
            <text:p>6337706685k</text:p>
          </table:table-cell>
          <table:table-cell table:style-name="ce16" table:formula="of:=ROUND(POWER(1+[.J$2]*0.01; [.$A126]) * [.J$1]; 1)" office:value-type="float" office:value="1825932234.4" calcext:value-type="float">
            <text:p>1825932234k</text:p>
          </table:table-cell>
          <table:table-cell table:style-name="ce16" table:formula="of:=ROUND(POWER(1+[.K$2]*0.01; [.$A126]) * [.K$1]; 1)" office:value-type="float" office:value="543198681.6" calcext:value-type="float">
            <text:p>543198682k</text:p>
          </table:table-cell>
          <table:table-cell table:style-name="ce16" table:formula="of:=ROUND(POWER(1+[.L$2]*0.01; [.$A126]) * [.L$1]; 1)" office:value-type="float" office:value="434558945.3" calcext:value-type="float">
            <text:p>434558945k</text:p>
          </table:table-cell>
          <table:table-cell table:style-name="ce16" table:formula="of:=ROUND(POWER(1+[.M$2]*0.01; [.$A126]) * [.M$1]; 1)" office:value-type="float" office:value="153755560" calcext:value-type="float">
            <text:p>153755560k</text:p>
          </table:table-cell>
          <table:table-cell table:style-name="ce16" table:formula="of:=ROUND(POWER(1+[.N$2]*0.01; [.$A126]) * [.N$1]; 1)" office:value-type="float" office:value="523.4" calcext:value-type="float">
            <text:p>523k</text:p>
          </table:table-cell>
          <table:table-cell table:style-name="ce16" table:formula="of:=ROUND(POWER(1+[.O$2]*0.01; [.$A126]) * [.O$1]; 1)" office:value-type="float" office:value="166" calcext:value-type="float">
            <text:p>166k</text:p>
          </table:table-cell>
          <table:table-cell table:style-name="ce9" table:formula="of:=ROUND(POWER(1+[.P$2]*0.01; [.$A126]) * [.P$1]; 1)" office:value-type="float" office:value="6337706685.4" calcext:value-type="float">
            <text:p>6337706685k</text:p>
          </table:table-cell>
          <table:table-cell table:style-name="ce16" table:formula="of:=ROUND(POWER(1+[.Q$2]*0.01; [.$A126]) * [.Q$1]; 1)" office:value-type="float" office:value="1825932234.4" calcext:value-type="float">
            <text:p>1825932234k</text:p>
          </table:table-cell>
          <table:table-cell table:style-name="ce16" table:formula="of:=ROUND(POWER(1+[.R$2]*0.01; [.$A126]) * [.R$1]; 1)" office:value-type="float" office:value="543198681.6" calcext:value-type="float">
            <text:p>543198682k</text:p>
          </table:table-cell>
          <table:table-cell table:style-name="ce16" table:formula="of:=ROUND(POWER(1+[.S$2]*0.01; [.$A126]) * [.S$1]; 1)" office:value-type="float" office:value="53910349.5" calcext:value-type="float">
            <text:p>53910350k</text:p>
          </table:table-cell>
          <table:table-cell table:style-name="ce16" table:formula="of:=ROUND(POWER(1+[.T$2]*0.01; [.$A126]) * [.T$1]; 1)" office:value-type="float" office:value="741672.6" calcext:value-type="float">
            <text:p>741673k</text:p>
          </table:table-cell>
          <table:table-cell table:style-name="ce16" table:formula="of:=ROUND(POWER(1+[.U$2]*0.01; [.$A126]) * [.U$1]; 1)" office:value-type="float" office:value="6715.6" calcext:value-type="float">
            <text:p>6716k</text:p>
          </table:table-cell>
          <table:table-cell table:style-name="ce16" table:formula="of:=ROUND(POWER(1+[.V$2]*0.01; [.$A126]) * [.V$1]; 1)" office:value-type="float" office:value="221.3" calcext:value-type="float">
            <text:p>221k</text:p>
          </table:table-cell>
          <table:table-cell table:style-name="ce9" table:formula="of:=ROUND(POWER(1+[.W$2]*0.01; [.$A126]) * [.W$1]; 1)" office:value-type="float" office:value="192194450" calcext:value-type="float">
            <text:p>192194450k</text:p>
          </table:table-cell>
          <table:table-cell table:style-name="ce16" table:formula="of:=ROUND(POWER(1+[.X$2]*0.01; [.$A126]) * [.X$1]; 1)" office:value-type="float" office:value="67387936.9" calcext:value-type="float">
            <text:p>67387937k</text:p>
          </table:table-cell>
          <table:table-cell table:style-name="ce16" table:formula="of:=ROUND(POWER(1+[.Y$2]*0.01; [.$A126]) * [.Y$1]; 1)" office:value-type="float" office:value="23410636.3" calcext:value-type="float">
            <text:p>23410636k</text:p>
          </table:table-cell>
          <table:table-cell table:style-name="ce16" table:formula="of:=ROUND(POWER(1+[.Z$2]*0.01; [.$A126]) * [.Z$1]; 1)" office:value-type="float" office:value="8056802.6" calcext:value-type="float">
            <text:p>8056803k</text:p>
          </table:table-cell>
          <table:table-cell table:style-name="ce16" table:formula="of:=ROUND(POWER(1+[.AA$2]*0.01; [.$A126]) * [.AA$1]; 1)" office:value-type="float" office:value="927090.7" calcext:value-type="float">
            <text:p>927091k</text:p>
          </table:table-cell>
          <table:table-cell table:style-name="ce16" table:formula="of:=ROUND(POWER(1+[.AB$2]*0.01; [.$A126]) * [.AB$1]; 1)" office:value-type="float" office:value="348.9" calcext:value-type="float">
            <text:p>349k</text:p>
          </table:table-cell>
          <table:table-cell table:style-name="ce16" table:formula="of:=ROUND(POWER(1+[.AC$2]*0.01; [.$A126]) * [.AC$1]; 1)" office:value-type="float" office:value="110.7" calcext:value-type="float">
            <text:p>111k</text:p>
          </table:table-cell>
          <table:table-cell table:number-columns-repeated="16355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9" table:formula="of:=ROUND(POWER(1+[.B$2]*0.01; [.$A127]) * [.B$1]; 1)" office:value-type="float" office:value="7478493888.8" calcext:value-type="float">
            <text:p>7478493889k</text:p>
          </table:table-cell>
          <table:table-cell table:style-name="ce16" table:formula="of:=ROUND(POWER(1+[.C$2]*0.01; [.$A127]) * [.C$1]; 1)" office:value-type="float" office:value="2136340714.3" calcext:value-type="float">
            <text:p>2136340714k</text:p>
          </table:table-cell>
          <table:table-cell table:style-name="ce16" table:formula="of:=ROUND(POWER(1+[.D$2]*0.01; [.$A127]) * [.D$1]; 1)" office:value-type="float" office:value="630110470.7" calcext:value-type="float">
            <text:p>630110471k</text:p>
          </table:table-cell>
          <table:table-cell table:style-name="ce16" table:formula="of:=ROUND(POWER(1+[.E$2]*0.01; [.$A127]) * [.E$1]; 1)" office:value-type="float" office:value="504088376.6" calcext:value-type="float">
            <text:p>504088377k</text:p>
          </table:table-cell>
          <table:table-cell table:style-name="ce16" table:formula="of:=ROUND(POWER(1+[.F$2]*0.01; [.$A127]) * [.F$1]; 1)" office:value-type="float" office:value="176818894" calcext:value-type="float">
            <text:p>176818894k</text:p>
          </table:table-cell>
          <table:table-cell table:style-name="ce16" table:formula="of:=ROUND(POWER(1+[.G$2]*0.01; [.$A127]) * [.G$1]; 1)" office:value-type="float" office:value="366.4" calcext:value-type="float">
            <text:p>366k</text:p>
          </table:table-cell>
          <table:table-cell table:style-name="ce16" table:formula="of:=ROUND(POWER(1+[.H$2]*0.01; [.$A127]) * [.H$1]; 1)" office:value-type="float" office:value="115.1" calcext:value-type="float">
            <text:p>115k</text:p>
          </table:table-cell>
          <table:table-cell table:style-name="ce9" table:formula="of:=ROUND(POWER(1+[.I$2]*0.01; [.$A127]) * [.I$1]; 1)" office:value-type="float" office:value="7478493888.8" calcext:value-type="float">
            <text:p>7478493889k</text:p>
          </table:table-cell>
          <table:table-cell table:style-name="ce16" table:formula="of:=ROUND(POWER(1+[.J$2]*0.01; [.$A127]) * [.J$1]; 1)" office:value-type="float" office:value="2136340714.3" calcext:value-type="float">
            <text:p>2136340714k</text:p>
          </table:table-cell>
          <table:table-cell table:style-name="ce16" table:formula="of:=ROUND(POWER(1+[.K$2]*0.01; [.$A127]) * [.K$1]; 1)" office:value-type="float" office:value="630110470.7" calcext:value-type="float">
            <text:p>630110471k</text:p>
          </table:table-cell>
          <table:table-cell table:style-name="ce16" table:formula="of:=ROUND(POWER(1+[.L$2]*0.01; [.$A127]) * [.L$1]; 1)" office:value-type="float" office:value="504088376.6" calcext:value-type="float">
            <text:p>504088377k</text:p>
          </table:table-cell>
          <table:table-cell table:style-name="ce16" table:formula="of:=ROUND(POWER(1+[.M$2]*0.01; [.$A127]) * [.M$1]; 1)" office:value-type="float" office:value="176818894" calcext:value-type="float">
            <text:p>176818894k</text:p>
          </table:table-cell>
          <table:table-cell table:style-name="ce16" table:formula="of:=ROUND(POWER(1+[.N$2]*0.01; [.$A127]) * [.N$1]; 1)" office:value-type="float" office:value="549.5" calcext:value-type="float">
            <text:p>550k</text:p>
          </table:table-cell>
          <table:table-cell table:style-name="ce16" table:formula="of:=ROUND(POWER(1+[.O$2]*0.01; [.$A127]) * [.O$1]; 1)" office:value-type="float" office:value="172.6" calcext:value-type="float">
            <text:p>173k</text:p>
          </table:table-cell>
          <table:table-cell table:style-name="ce9" table:formula="of:=ROUND(POWER(1+[.P$2]*0.01; [.$A127]) * [.P$1]; 1)" office:value-type="float" office:value="7478493888.8" calcext:value-type="float">
            <text:p>7478493889k</text:p>
          </table:table-cell>
          <table:table-cell table:style-name="ce16" table:formula="of:=ROUND(POWER(1+[.Q$2]*0.01; [.$A127]) * [.Q$1]; 1)" office:value-type="float" office:value="2136340714.3" calcext:value-type="float">
            <text:p>2136340714k</text:p>
          </table:table-cell>
          <table:table-cell table:style-name="ce16" table:formula="of:=ROUND(POWER(1+[.R$2]*0.01; [.$A127]) * [.R$1]; 1)" office:value-type="float" office:value="630110470.7" calcext:value-type="float">
            <text:p>630110471k</text:p>
          </table:table-cell>
          <table:table-cell table:style-name="ce16" table:formula="of:=ROUND(POWER(1+[.S$2]*0.01; [.$A127]) * [.S$1]; 1)" office:value-type="float" office:value="61457798.4" calcext:value-type="float">
            <text:p>61457798k</text:p>
          </table:table-cell>
          <table:table-cell table:style-name="ce16" table:formula="of:=ROUND(POWER(1+[.T$2]*0.01; [.$A127]) * [.T$1]; 1)" office:value-type="float" office:value="815839.8" calcext:value-type="float">
            <text:p>815840k</text:p>
          </table:table-cell>
          <table:table-cell table:style-name="ce16" table:formula="of:=ROUND(POWER(1+[.U$2]*0.01; [.$A127]) * [.U$1]; 1)" office:value-type="float" office:value="7185.7" calcext:value-type="float">
            <text:p>7186k</text:p>
          </table:table-cell>
          <table:table-cell table:style-name="ce16" table:formula="of:=ROUND(POWER(1+[.V$2]*0.01; [.$A127]) * [.V$1]; 1)" office:value-type="float" office:value="230.2" calcext:value-type="float">
            <text:p>230k</text:p>
          </table:table-cell>
          <table:table-cell table:style-name="ce9" table:formula="of:=ROUND(POWER(1+[.W$2]*0.01; [.$A127]) * [.W$1]; 1)" office:value-type="float" office:value="221023617.5" calcext:value-type="float">
            <text:p>221023618k</text:p>
          </table:table-cell>
          <table:table-cell table:style-name="ce16" table:formula="of:=ROUND(POWER(1+[.X$2]*0.01; [.$A127]) * [.X$1]; 1)" office:value-type="float" office:value="76822248" calcext:value-type="float">
            <text:p>76822248k</text:p>
          </table:table-cell>
          <table:table-cell table:style-name="ce16" table:formula="of:=ROUND(POWER(1+[.Y$2]*0.01; [.$A127]) * [.Y$1]; 1)" office:value-type="float" office:value="26454019" calcext:value-type="float">
            <text:p>26454019k</text:p>
          </table:table-cell>
          <table:table-cell table:style-name="ce16" table:formula="of:=ROUND(POWER(1+[.Z$2]*0.01; [.$A127]) * [.Z$1]; 1)" office:value-type="float" office:value="9023618.9" calcext:value-type="float">
            <text:p>9023619k</text:p>
          </table:table-cell>
          <table:table-cell table:style-name="ce16" table:formula="of:=ROUND(POWER(1+[.AA$2]*0.01; [.$A127]) * [.AA$1]; 1)" office:value-type="float" office:value="1019799.8" calcext:value-type="float">
            <text:p>1019800k</text:p>
          </table:table-cell>
          <table:table-cell table:style-name="ce16" table:formula="of:=ROUND(POWER(1+[.AB$2]*0.01; [.$A127]) * [.AB$1]; 1)" office:value-type="float" office:value="366.4" calcext:value-type="float">
            <text:p>366k</text:p>
          </table:table-cell>
          <table:table-cell table:style-name="ce16" table:formula="of:=ROUND(POWER(1+[.AC$2]*0.01; [.$A127]) * [.AC$1]; 1)" office:value-type="float" office:value="115.1" calcext:value-type="float">
            <text:p>115k</text:p>
          </table:table-cell>
          <table:table-cell table:number-columns-repeated="16355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9" table:formula="of:=ROUND(POWER(1+[.B$2]*0.01; [.$A128]) * [.B$1]; 1)" office:value-type="float" office:value="8824622788.7" calcext:value-type="float">
            <text:p>8824622789k</text:p>
          </table:table-cell>
          <table:table-cell table:style-name="ce16" table:formula="of:=ROUND(POWER(1+[.C$2]*0.01; [.$A128]) * [.C$1]; 1)" office:value-type="float" office:value="2499518635.7" calcext:value-type="float">
            <text:p>2499518636k</text:p>
          </table:table-cell>
          <table:table-cell table:style-name="ce16" table:formula="of:=ROUND(POWER(1+[.D$2]*0.01; [.$A128]) * [.D$1]; 1)" office:value-type="float" office:value="730928146" calcext:value-type="float">
            <text:p>730928146k</text:p>
          </table:table-cell>
          <table:table-cell table:style-name="ce16" table:formula="of:=ROUND(POWER(1+[.E$2]*0.01; [.$A128]) * [.E$1]; 1)" office:value-type="float" office:value="584742516.8" calcext:value-type="float">
            <text:p>584742517k</text:p>
          </table:table-cell>
          <table:table-cell table:style-name="ce16" table:formula="of:=ROUND(POWER(1+[.F$2]*0.01; [.$A128]) * [.F$1]; 1)" office:value-type="float" office:value="203341728.1" calcext:value-type="float">
            <text:p>203341728k</text:p>
          </table:table-cell>
          <table:table-cell table:style-name="ce16" table:formula="of:=ROUND(POWER(1+[.G$2]*0.01; [.$A128]) * [.G$1]; 1)" office:value-type="float" office:value="384.7" calcext:value-type="float">
            <text:p>385k</text:p>
          </table:table-cell>
          <table:table-cell table:style-name="ce16" table:formula="of:=ROUND(POWER(1+[.H$2]*0.01; [.$A128]) * [.H$1]; 1)" office:value-type="float" office:value="119.7" calcext:value-type="float">
            <text:p>120k</text:p>
          </table:table-cell>
          <table:table-cell table:style-name="ce9" table:formula="of:=ROUND(POWER(1+[.I$2]*0.01; [.$A128]) * [.I$1]; 1)" office:value-type="float" office:value="8824622788.7" calcext:value-type="float">
            <text:p>8824622789k</text:p>
          </table:table-cell>
          <table:table-cell table:style-name="ce16" table:formula="of:=ROUND(POWER(1+[.J$2]*0.01; [.$A128]) * [.J$1]; 1)" office:value-type="float" office:value="2499518635.7" calcext:value-type="float">
            <text:p>2499518636k</text:p>
          </table:table-cell>
          <table:table-cell table:style-name="ce16" table:formula="of:=ROUND(POWER(1+[.K$2]*0.01; [.$A128]) * [.K$1]; 1)" office:value-type="float" office:value="730928146" calcext:value-type="float">
            <text:p>730928146k</text:p>
          </table:table-cell>
          <table:table-cell table:style-name="ce16" table:formula="of:=ROUND(POWER(1+[.L$2]*0.01; [.$A128]) * [.L$1]; 1)" office:value-type="float" office:value="584742516.8" calcext:value-type="float">
            <text:p>584742517k</text:p>
          </table:table-cell>
          <table:table-cell table:style-name="ce16" table:formula="of:=ROUND(POWER(1+[.M$2]*0.01; [.$A128]) * [.M$1]; 1)" office:value-type="float" office:value="203341728.1" calcext:value-type="float">
            <text:p>203341728k</text:p>
          </table:table-cell>
          <table:table-cell table:style-name="ce16" table:formula="of:=ROUND(POWER(1+[.N$2]*0.01; [.$A128]) * [.N$1]; 1)" office:value-type="float" office:value="577" calcext:value-type="float">
            <text:p>577k</text:p>
          </table:table-cell>
          <table:table-cell table:style-name="ce16" table:formula="of:=ROUND(POWER(1+[.O$2]*0.01; [.$A128]) * [.O$1]; 1)" office:value-type="float" office:value="179.5" calcext:value-type="float">
            <text:p>180k</text:p>
          </table:table-cell>
          <table:table-cell table:style-name="ce9" table:formula="of:=ROUND(POWER(1+[.P$2]*0.01; [.$A128]) * [.P$1]; 1)" office:value-type="float" office:value="8824622788.7" calcext:value-type="float">
            <text:p>8824622789k</text:p>
          </table:table-cell>
          <table:table-cell table:style-name="ce16" table:formula="of:=ROUND(POWER(1+[.Q$2]*0.01; [.$A128]) * [.Q$1]; 1)" office:value-type="float" office:value="2499518635.7" calcext:value-type="float">
            <text:p>2499518636k</text:p>
          </table:table-cell>
          <table:table-cell table:style-name="ce16" table:formula="of:=ROUND(POWER(1+[.R$2]*0.01; [.$A128]) * [.R$1]; 1)" office:value-type="float" office:value="730928146" calcext:value-type="float">
            <text:p>730928146k</text:p>
          </table:table-cell>
          <table:table-cell table:style-name="ce16" table:formula="of:=ROUND(POWER(1+[.S$2]*0.01; [.$A128]) * [.S$1]; 1)" office:value-type="float" office:value="70061890.2" calcext:value-type="float">
            <text:p>70061890k</text:p>
          </table:table-cell>
          <table:table-cell table:style-name="ce16" table:formula="of:=ROUND(POWER(1+[.T$2]*0.01; [.$A128]) * [.T$1]; 1)" office:value-type="float" office:value="897423.8" calcext:value-type="float">
            <text:p>897424k</text:p>
          </table:table-cell>
          <table:table-cell table:style-name="ce16" table:formula="of:=ROUND(POWER(1+[.U$2]*0.01; [.$A128]) * [.U$1]; 1)" office:value-type="float" office:value="7688.7" calcext:value-type="float">
            <text:p>7689k</text:p>
          </table:table-cell>
          <table:table-cell table:style-name="ce16" table:formula="of:=ROUND(POWER(1+[.V$2]*0.01; [.$A128]) * [.V$1]; 1)" office:value-type="float" office:value="239.4" calcext:value-type="float">
            <text:p>239k</text:p>
          </table:table-cell>
          <table:table-cell table:style-name="ce9" table:formula="of:=ROUND(POWER(1+[.W$2]*0.01; [.$A128]) * [.W$1]; 1)" office:value-type="float" office:value="254177160.2" calcext:value-type="float">
            <text:p>254177160k</text:p>
          </table:table-cell>
          <table:table-cell table:style-name="ce16" table:formula="of:=ROUND(POWER(1+[.X$2]*0.01; [.$A128]) * [.X$1]; 1)" office:value-type="float" office:value="87577362.8" calcext:value-type="float">
            <text:p>87577363k</text:p>
          </table:table-cell>
          <table:table-cell table:style-name="ce16" table:formula="of:=ROUND(POWER(1+[.Y$2]*0.01; [.$A128]) * [.Y$1]; 1)" office:value-type="float" office:value="29893041.5" calcext:value-type="float">
            <text:p>29893042k</text:p>
          </table:table-cell>
          <table:table-cell table:style-name="ce16" table:formula="of:=ROUND(POWER(1+[.Z$2]*0.01; [.$A128]) * [.Z$1]; 1)" office:value-type="float" office:value="10106453.1" calcext:value-type="float">
            <text:p>10106453k</text:p>
          </table:table-cell>
          <table:table-cell table:style-name="ce16" table:formula="of:=ROUND(POWER(1+[.AA$2]*0.01; [.$A128]) * [.AA$1]; 1)" office:value-type="float" office:value="1121779.7" calcext:value-type="float">
            <text:p>1121780k</text:p>
          </table:table-cell>
          <table:table-cell table:style-name="ce16" table:formula="of:=ROUND(POWER(1+[.AB$2]*0.01; [.$A128]) * [.AB$1]; 1)" office:value-type="float" office:value="384.7" calcext:value-type="float">
            <text:p>385k</text:p>
          </table:table-cell>
          <table:table-cell table:style-name="ce16" table:formula="of:=ROUND(POWER(1+[.AC$2]*0.01; [.$A128]) * [.AC$1]; 1)" office:value-type="float" office:value="119.7" calcext:value-type="float">
            <text:p>120k</text:p>
          </table:table-cell>
          <table:table-cell table:number-columns-repeated="16355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9" table:formula="of:=ROUND(POWER(1+[.B$2]*0.01; [.$A129]) * [.B$1]; 1)" office:value-type="float" office:value="10413054890.7" calcext:value-type="float">
            <text:p>10413054891k</text:p>
          </table:table-cell>
          <table:table-cell table:style-name="ce16" table:formula="of:=ROUND(POWER(1+[.C$2]*0.01; [.$A129]) * [.C$1]; 1)" office:value-type="float" office:value="2924436803.8" calcext:value-type="float">
            <text:p>2924436804k</text:p>
          </table:table-cell>
          <table:table-cell table:style-name="ce16" table:formula="of:=ROUND(POWER(1+[.D$2]*0.01; [.$A129]) * [.D$1]; 1)" office:value-type="float" office:value="847876649.4" calcext:value-type="float">
            <text:p>847876649k</text:p>
          </table:table-cell>
          <table:table-cell table:style-name="ce16" table:formula="of:=ROUND(POWER(1+[.E$2]*0.01; [.$A129]) * [.E$1]; 1)" office:value-type="float" office:value="678301319.5" calcext:value-type="float">
            <text:p>678301320k</text:p>
          </table:table-cell>
          <table:table-cell table:style-name="ce16" table:formula="of:=ROUND(POWER(1+[.F$2]*0.01; [.$A129]) * [.F$1]; 1)" office:value-type="float" office:value="233842987.3" calcext:value-type="float">
            <text:p>233842987k</text:p>
          </table:table-cell>
          <table:table-cell table:style-name="ce16" table:formula="of:=ROUND(POWER(1+[.G$2]*0.01; [.$A129]) * [.G$1]; 1)" office:value-type="float" office:value="403.9" calcext:value-type="float">
            <text:p>404k</text:p>
          </table:table-cell>
          <table:table-cell table:style-name="ce16" table:formula="of:=ROUND(POWER(1+[.H$2]*0.01; [.$A129]) * [.H$1]; 1)" office:value-type="float" office:value="124.5" calcext:value-type="float">
            <text:p>125k</text:p>
          </table:table-cell>
          <table:table-cell table:style-name="ce9" table:formula="of:=ROUND(POWER(1+[.I$2]*0.01; [.$A129]) * [.I$1]; 1)" office:value-type="float" office:value="10413054890.7" calcext:value-type="float">
            <text:p>10413054891k</text:p>
          </table:table-cell>
          <table:table-cell table:style-name="ce16" table:formula="of:=ROUND(POWER(1+[.J$2]*0.01; [.$A129]) * [.J$1]; 1)" office:value-type="float" office:value="2924436803.8" calcext:value-type="float">
            <text:p>2924436804k</text:p>
          </table:table-cell>
          <table:table-cell table:style-name="ce16" table:formula="of:=ROUND(POWER(1+[.K$2]*0.01; [.$A129]) * [.K$1]; 1)" office:value-type="float" office:value="847876649.4" calcext:value-type="float">
            <text:p>847876649k</text:p>
          </table:table-cell>
          <table:table-cell table:style-name="ce16" table:formula="of:=ROUND(POWER(1+[.L$2]*0.01; [.$A129]) * [.L$1]; 1)" office:value-type="float" office:value="678301319.5" calcext:value-type="float">
            <text:p>678301320k</text:p>
          </table:table-cell>
          <table:table-cell table:style-name="ce16" table:formula="of:=ROUND(POWER(1+[.M$2]*0.01; [.$A129]) * [.M$1]; 1)" office:value-type="float" office:value="233842987.3" calcext:value-type="float">
            <text:p>233842987k</text:p>
          </table:table-cell>
          <table:table-cell table:style-name="ce16" table:formula="of:=ROUND(POWER(1+[.N$2]*0.01; [.$A129]) * [.N$1]; 1)" office:value-type="float" office:value="605.9" calcext:value-type="float">
            <text:p>606k</text:p>
          </table:table-cell>
          <table:table-cell table:style-name="ce16" table:formula="of:=ROUND(POWER(1+[.O$2]*0.01; [.$A129]) * [.O$1]; 1)" office:value-type="float" office:value="186.7" calcext:value-type="float">
            <text:p>187k</text:p>
          </table:table-cell>
          <table:table-cell table:style-name="ce9" table:formula="of:=ROUND(POWER(1+[.P$2]*0.01; [.$A129]) * [.P$1]; 1)" office:value-type="float" office:value="10413054890.7" calcext:value-type="float">
            <text:p>10413054891k</text:p>
          </table:table-cell>
          <table:table-cell table:style-name="ce16" table:formula="of:=ROUND(POWER(1+[.Q$2]*0.01; [.$A129]) * [.Q$1]; 1)" office:value-type="float" office:value="2924436803.8" calcext:value-type="float">
            <text:p>2924436804k</text:p>
          </table:table-cell>
          <table:table-cell table:style-name="ce16" table:formula="of:=ROUND(POWER(1+[.R$2]*0.01; [.$A129]) * [.R$1]; 1)" office:value-type="float" office:value="847876649.4" calcext:value-type="float">
            <text:p>847876649k</text:p>
          </table:table-cell>
          <table:table-cell table:style-name="ce16" table:formula="of:=ROUND(POWER(1+[.S$2]*0.01; [.$A129]) * [.S$1]; 1)" office:value-type="float" office:value="79870554.8" calcext:value-type="float">
            <text:p>79870555k</text:p>
          </table:table-cell>
          <table:table-cell table:style-name="ce16" table:formula="of:=ROUND(POWER(1+[.T$2]*0.01; [.$A129]) * [.T$1]; 1)" office:value-type="float" office:value="987166.2" calcext:value-type="float">
            <text:p>987166k</text:p>
          </table:table-cell>
          <table:table-cell table:style-name="ce16" table:formula="of:=ROUND(POWER(1+[.U$2]*0.01; [.$A129]) * [.U$1]; 1)" office:value-type="float" office:value="8226.9" calcext:value-type="float">
            <text:p>8227k</text:p>
          </table:table-cell>
          <table:table-cell table:style-name="ce16" table:formula="of:=ROUND(POWER(1+[.V$2]*0.01; [.$A129]) * [.V$1]; 1)" office:value-type="float" office:value="249" calcext:value-type="float">
            <text:p>249k</text:p>
          </table:table-cell>
          <table:table-cell table:style-name="ce9" table:formula="of:=ROUND(POWER(1+[.W$2]*0.01; [.$A129]) * [.W$1]; 1)" office:value-type="float" office:value="292303734.2" calcext:value-type="float">
            <text:p>292303734k</text:p>
          </table:table-cell>
          <table:table-cell table:style-name="ce16" table:formula="of:=ROUND(POWER(1+[.X$2]*0.01; [.$A129]) * [.X$1]; 1)" office:value-type="float" office:value="99838193.6" calcext:value-type="float">
            <text:p>99838194k</text:p>
          </table:table-cell>
          <table:table-cell table:style-name="ce16" table:formula="of:=ROUND(POWER(1+[.Y$2]*0.01; [.$A129]) * [.Y$1]; 1)" office:value-type="float" office:value="33779136.9" calcext:value-type="float">
            <text:p>33779137k</text:p>
          </table:table-cell>
          <table:table-cell table:style-name="ce16" table:formula="of:=ROUND(POWER(1+[.Z$2]*0.01; [.$A129]) * [.Z$1]; 1)" office:value-type="float" office:value="11319227.5" calcext:value-type="float">
            <text:p>11319228k</text:p>
          </table:table-cell>
          <table:table-cell table:style-name="ce16" table:formula="of:=ROUND(POWER(1+[.AA$2]*0.01; [.$A129]) * [.AA$1]; 1)" office:value-type="float" office:value="1233957.7" calcext:value-type="float">
            <text:p>1233958k</text:p>
          </table:table-cell>
          <table:table-cell table:style-name="ce16" table:formula="of:=ROUND(POWER(1+[.AB$2]*0.01; [.$A129]) * [.AB$1]; 1)" office:value-type="float" office:value="403.9" calcext:value-type="float">
            <text:p>404k</text:p>
          </table:table-cell>
          <table:table-cell table:style-name="ce16" table:formula="of:=ROUND(POWER(1+[.AC$2]*0.01; [.$A129]) * [.AC$1]; 1)" office:value-type="float" office:value="124.5" calcext:value-type="float">
            <text:p>125k</text:p>
          </table:table-cell>
          <table:table-cell table:number-columns-repeated="16355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9" table:formula="of:=ROUND(POWER(1+[.B$2]*0.01; [.$A130]) * [.B$1]; 1)" office:value-type="float" office:value="12287404771" calcext:value-type="float">
            <text:p>12287404771k</text:p>
          </table:table-cell>
          <table:table-cell table:style-name="ce16" table:formula="of:=ROUND(POWER(1+[.C$2]*0.01; [.$A130]) * [.C$1]; 1)" office:value-type="float" office:value="3421591060.4" calcext:value-type="float">
            <text:p>3421591060k</text:p>
          </table:table-cell>
          <table:table-cell table:style-name="ce16" table:formula="of:=ROUND(POWER(1+[.D$2]*0.01; [.$A130]) * [.D$1]; 1)" office:value-type="float" office:value="983536913.3" calcext:value-type="float">
            <text:p>983536913k</text:p>
          </table:table-cell>
          <table:table-cell table:style-name="ce16" table:formula="of:=ROUND(POWER(1+[.E$2]*0.01; [.$A130]) * [.E$1]; 1)" office:value-type="float" office:value="786829530.6" calcext:value-type="float">
            <text:p>786829531k</text:p>
          </table:table-cell>
          <table:table-cell table:style-name="ce16" table:formula="of:=ROUND(POWER(1+[.F$2]*0.01; [.$A130]) * [.F$1]; 1)" office:value-type="float" office:value="268919435.4" calcext:value-type="float">
            <text:p>268919435k</text:p>
          </table:table-cell>
          <table:table-cell table:style-name="ce16" table:formula="of:=ROUND(POWER(1+[.G$2]*0.01; [.$A130]) * [.G$1]; 1)" office:value-type="float" office:value="424.1" calcext:value-type="float">
            <text:p>424k</text:p>
          </table:table-cell>
          <table:table-cell table:style-name="ce16" table:formula="of:=ROUND(POWER(1+[.H$2]*0.01; [.$A130]) * [.H$1]; 1)" office:value-type="float" office:value="129.5" calcext:value-type="float">
            <text:p>130k</text:p>
          </table:table-cell>
          <table:table-cell table:style-name="ce9" table:formula="of:=ROUND(POWER(1+[.I$2]*0.01; [.$A130]) * [.I$1]; 1)" office:value-type="float" office:value="12287404771" calcext:value-type="float">
            <text:p>12287404771k</text:p>
          </table:table-cell>
          <table:table-cell table:style-name="ce16" table:formula="of:=ROUND(POWER(1+[.J$2]*0.01; [.$A130]) * [.J$1]; 1)" office:value-type="float" office:value="3421591060.4" calcext:value-type="float">
            <text:p>3421591060k</text:p>
          </table:table-cell>
          <table:table-cell table:style-name="ce16" table:formula="of:=ROUND(POWER(1+[.K$2]*0.01; [.$A130]) * [.K$1]; 1)" office:value-type="float" office:value="983536913.3" calcext:value-type="float">
            <text:p>983536913k</text:p>
          </table:table-cell>
          <table:table-cell table:style-name="ce16" table:formula="of:=ROUND(POWER(1+[.L$2]*0.01; [.$A130]) * [.L$1]; 1)" office:value-type="float" office:value="786829530.6" calcext:value-type="float">
            <text:p>786829531k</text:p>
          </table:table-cell>
          <table:table-cell table:style-name="ce16" table:formula="of:=ROUND(POWER(1+[.M$2]*0.01; [.$A130]) * [.M$1]; 1)" office:value-type="float" office:value="268919435.4" calcext:value-type="float">
            <text:p>268919435k</text:p>
          </table:table-cell>
          <table:table-cell table:style-name="ce16" table:formula="of:=ROUND(POWER(1+[.N$2]*0.01; [.$A130]) * [.N$1]; 1)" office:value-type="float" office:value="636.2" calcext:value-type="float">
            <text:p>636k</text:p>
          </table:table-cell>
          <table:table-cell table:style-name="ce16" table:formula="of:=ROUND(POWER(1+[.O$2]*0.01; [.$A130]) * [.O$1]; 1)" office:value-type="float" office:value="194.2" calcext:value-type="float">
            <text:p>194k</text:p>
          </table:table-cell>
          <table:table-cell table:style-name="ce9" table:formula="of:=ROUND(POWER(1+[.P$2]*0.01; [.$A130]) * [.P$1]; 1)" office:value-type="float" office:value="12287404771" calcext:value-type="float">
            <text:p>12287404771k</text:p>
          </table:table-cell>
          <table:table-cell table:style-name="ce16" table:formula="of:=ROUND(POWER(1+[.Q$2]*0.01; [.$A130]) * [.Q$1]; 1)" office:value-type="float" office:value="3421591060.4" calcext:value-type="float">
            <text:p>3421591060k</text:p>
          </table:table-cell>
          <table:table-cell table:style-name="ce16" table:formula="of:=ROUND(POWER(1+[.R$2]*0.01; [.$A130]) * [.R$1]; 1)" office:value-type="float" office:value="983536913.3" calcext:value-type="float">
            <text:p>983536913k</text:p>
          </table:table-cell>
          <table:table-cell table:style-name="ce16" table:formula="of:=ROUND(POWER(1+[.S$2]*0.01; [.$A130]) * [.S$1]; 1)" office:value-type="float" office:value="91052432.5" calcext:value-type="float">
            <text:p>91052433k</text:p>
          </table:table-cell>
          <table:table-cell table:style-name="ce16" table:formula="of:=ROUND(POWER(1+[.T$2]*0.01; [.$A130]) * [.T$1]; 1)" office:value-type="float" office:value="1085882.8" calcext:value-type="float">
            <text:p>1085883k</text:p>
          </table:table-cell>
          <table:table-cell table:style-name="ce16" table:formula="of:=ROUND(POWER(1+[.U$2]*0.01; [.$A130]) * [.U$1]; 1)" office:value-type="float" office:value="8802.8" calcext:value-type="float">
            <text:p>8803k</text:p>
          </table:table-cell>
          <table:table-cell table:style-name="ce16" table:formula="of:=ROUND(POWER(1+[.V$2]*0.01; [.$A130]) * [.V$1]; 1)" office:value-type="float" office:value="258.9" calcext:value-type="float">
            <text:p>259k</text:p>
          </table:table-cell>
          <table:table-cell table:style-name="ce9" table:formula="of:=ROUND(POWER(1+[.W$2]*0.01; [.$A130]) * [.W$1]; 1)" office:value-type="float" office:value="336149294.3" calcext:value-type="float">
            <text:p>336149294k</text:p>
          </table:table-cell>
          <table:table-cell table:style-name="ce16" table:formula="of:=ROUND(POWER(1+[.X$2]*0.01; [.$A130]) * [.X$1]; 1)" office:value-type="float" office:value="113815540.6" calcext:value-type="float">
            <text:p>113815541k</text:p>
          </table:table-cell>
          <table:table-cell table:style-name="ce16" table:formula="of:=ROUND(POWER(1+[.Y$2]*0.01; [.$A130]) * [.Y$1]; 1)" office:value-type="float" office:value="38170424.7" calcext:value-type="float">
            <text:p>38170425k</text:p>
          </table:table-cell>
          <table:table-cell table:style-name="ce16" table:formula="of:=ROUND(POWER(1+[.Z$2]*0.01; [.$A130]) * [.Z$1]; 1)" office:value-type="float" office:value="12677534.8" calcext:value-type="float">
            <text:p>12677535k</text:p>
          </table:table-cell>
          <table:table-cell table:style-name="ce16" table:formula="of:=ROUND(POWER(1+[.AA$2]*0.01; [.$A130]) * [.AA$1]; 1)" office:value-type="float" office:value="1357353.5" calcext:value-type="float">
            <text:p>1357354k</text:p>
          </table:table-cell>
          <table:table-cell table:style-name="ce16" table:formula="of:=ROUND(POWER(1+[.AB$2]*0.01; [.$A130]) * [.AB$1]; 1)" office:value-type="float" office:value="424.1" calcext:value-type="float">
            <text:p>424k</text:p>
          </table:table-cell>
          <table:table-cell table:style-name="ce16" table:formula="of:=ROUND(POWER(1+[.AC$2]*0.01; [.$A130]) * [.AC$1]; 1)" office:value-type="float" office:value="129.5" calcext:value-type="float">
            <text:p>130k</text:p>
          </table:table-cell>
          <table:table-cell table:number-columns-repeated="16355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9" table:formula="of:=ROUND(POWER(1+[.B$2]*0.01; [.$A131]) * [.B$1]; 1)" office:value-type="float" office:value="14499137629.8" calcext:value-type="float">
            <text:p>14499137630k</text:p>
          </table:table-cell>
          <table:table-cell table:style-name="ce16" table:formula="of:=ROUND(POWER(1+[.C$2]*0.01; [.$A131]) * [.C$1]; 1)" office:value-type="float" office:value="4003261540.7" calcext:value-type="float">
            <text:p>4003261541k</text:p>
          </table:table-cell>
          <table:table-cell table:style-name="ce16" table:formula="of:=ROUND(POWER(1+[.D$2]*0.01; [.$A131]) * [.D$1]; 1)" office:value-type="float" office:value="1140902819.4" calcext:value-type="float">
            <text:p>1140902819k</text:p>
          </table:table-cell>
          <table:table-cell table:style-name="ce16" table:formula="of:=ROUND(POWER(1+[.E$2]*0.01; [.$A131]) * [.E$1]; 1)" office:value-type="float" office:value="912722255.5" calcext:value-type="float">
            <text:p>912722256k</text:p>
          </table:table-cell>
          <table:table-cell table:style-name="ce16" table:formula="of:=ROUND(POWER(1+[.F$2]*0.01; [.$A131]) * [.F$1]; 1)" office:value-type="float" office:value="309257350.8" calcext:value-type="float">
            <text:p>309257351k</text:p>
          </table:table-cell>
          <table:table-cell table:style-name="ce16" table:formula="of:=ROUND(POWER(1+[.G$2]*0.01; [.$A131]) * [.G$1]; 1)" office:value-type="float" office:value="445.3" calcext:value-type="float">
            <text:p>445k</text:p>
          </table:table-cell>
          <table:table-cell table:style-name="ce16" table:formula="of:=ROUND(POWER(1+[.H$2]*0.01; [.$A131]) * [.H$1]; 1)" office:value-type="float" office:value="134.6" calcext:value-type="float">
            <text:p>135k</text:p>
          </table:table-cell>
          <table:table-cell table:style-name="ce9" table:formula="of:=ROUND(POWER(1+[.I$2]*0.01; [.$A131]) * [.I$1]; 1)" office:value-type="float" office:value="14499137629.8" calcext:value-type="float">
            <text:p>14499137630k</text:p>
          </table:table-cell>
          <table:table-cell table:style-name="ce16" table:formula="of:=ROUND(POWER(1+[.J$2]*0.01; [.$A131]) * [.J$1]; 1)" office:value-type="float" office:value="4003261540.7" calcext:value-type="float">
            <text:p>4003261541k</text:p>
          </table:table-cell>
          <table:table-cell table:style-name="ce16" table:formula="of:=ROUND(POWER(1+[.K$2]*0.01; [.$A131]) * [.K$1]; 1)" office:value-type="float" office:value="1140902819.4" calcext:value-type="float">
            <text:p>1140902819k</text:p>
          </table:table-cell>
          <table:table-cell table:style-name="ce16" table:formula="of:=ROUND(POWER(1+[.L$2]*0.01; [.$A131]) * [.L$1]; 1)" office:value-type="float" office:value="912722255.5" calcext:value-type="float">
            <text:p>912722256k</text:p>
          </table:table-cell>
          <table:table-cell table:style-name="ce16" table:formula="of:=ROUND(POWER(1+[.M$2]*0.01; [.$A131]) * [.M$1]; 1)" office:value-type="float" office:value="309257350.8" calcext:value-type="float">
            <text:p>309257351k</text:p>
          </table:table-cell>
          <table:table-cell table:style-name="ce16" table:formula="of:=ROUND(POWER(1+[.N$2]*0.01; [.$A131]) * [.N$1]; 1)" office:value-type="float" office:value="668" calcext:value-type="float">
            <text:p>668k</text:p>
          </table:table-cell>
          <table:table-cell table:style-name="ce16" table:formula="of:=ROUND(POWER(1+[.O$2]*0.01; [.$A131]) * [.O$1]; 1)" office:value-type="float" office:value="202" calcext:value-type="float">
            <text:p>202k</text:p>
          </table:table-cell>
          <table:table-cell table:style-name="ce9" table:formula="of:=ROUND(POWER(1+[.P$2]*0.01; [.$A131]) * [.P$1]; 1)" office:value-type="float" office:value="14499137629.8" calcext:value-type="float">
            <text:p>14499137630k</text:p>
          </table:table-cell>
          <table:table-cell table:style-name="ce16" table:formula="of:=ROUND(POWER(1+[.Q$2]*0.01; [.$A131]) * [.Q$1]; 1)" office:value-type="float" office:value="4003261540.7" calcext:value-type="float">
            <text:p>4003261541k</text:p>
          </table:table-cell>
          <table:table-cell table:style-name="ce16" table:formula="of:=ROUND(POWER(1+[.R$2]*0.01; [.$A131]) * [.R$1]; 1)" office:value-type="float" office:value="1140902819.4" calcext:value-type="float">
            <text:p>1140902819k</text:p>
          </table:table-cell>
          <table:table-cell table:style-name="ce16" table:formula="of:=ROUND(POWER(1+[.S$2]*0.01; [.$A131]) * [.S$1]; 1)" office:value-type="float" office:value="103799773.1" calcext:value-type="float">
            <text:p>103799773k</text:p>
          </table:table-cell>
          <table:table-cell table:style-name="ce16" table:formula="of:=ROUND(POWER(1+[.T$2]*0.01; [.$A131]) * [.T$1]; 1)" office:value-type="float" office:value="1194471.1" calcext:value-type="float">
            <text:p>1194471k</text:p>
          </table:table-cell>
          <table:table-cell table:style-name="ce16" table:formula="of:=ROUND(POWER(1+[.U$2]*0.01; [.$A131]) * [.U$1]; 1)" office:value-type="float" office:value="9418.9" calcext:value-type="float">
            <text:p>9419k</text:p>
          </table:table-cell>
          <table:table-cell table:style-name="ce16" table:formula="of:=ROUND(POWER(1+[.V$2]*0.01; [.$A131]) * [.V$1]; 1)" office:value-type="float" office:value="269.3" calcext:value-type="float">
            <text:p>269k</text:p>
          </table:table-cell>
          <table:table-cell table:style-name="ce9" table:formula="of:=ROUND(POWER(1+[.W$2]*0.01; [.$A131]) * [.W$1]; 1)" office:value-type="float" office:value="386571688.4" calcext:value-type="float">
            <text:p>386571688k</text:p>
          </table:table-cell>
          <table:table-cell table:style-name="ce16" table:formula="of:=ROUND(POWER(1+[.X$2]*0.01; [.$A131]) * [.X$1]; 1)" office:value-type="float" office:value="129749716.3" calcext:value-type="float">
            <text:p>129749716k</text:p>
          </table:table-cell>
          <table:table-cell table:style-name="ce16" table:formula="of:=ROUND(POWER(1+[.Y$2]*0.01; [.$A131]) * [.Y$1]; 1)" office:value-type="float" office:value="43132579.9" calcext:value-type="float">
            <text:p>43132580k</text:p>
          </table:table-cell>
          <table:table-cell table:style-name="ce16" table:formula="of:=ROUND(POWER(1+[.Z$2]*0.01; [.$A131]) * [.Z$1]; 1)" office:value-type="float" office:value="14198839" calcext:value-type="float">
            <text:p>14198839k</text:p>
          </table:table-cell>
          <table:table-cell table:style-name="ce16" table:formula="of:=ROUND(POWER(1+[.AA$2]*0.01; [.$A131]) * [.AA$1]; 1)" office:value-type="float" office:value="1493088.8" calcext:value-type="float">
            <text:p>1493089k</text:p>
          </table:table-cell>
          <table:table-cell table:style-name="ce16" table:formula="of:=ROUND(POWER(1+[.AB$2]*0.01; [.$A131]) * [.AB$1]; 1)" office:value-type="float" office:value="445.3" calcext:value-type="float">
            <text:p>445k</text:p>
          </table:table-cell>
          <table:table-cell table:style-name="ce16" table:formula="of:=ROUND(POWER(1+[.AC$2]*0.01; [.$A131]) * [.AC$1]; 1)" office:value-type="float" office:value="134.6" calcext:value-type="float">
            <text:p>135k</text:p>
          </table:table-cell>
          <table:table-cell table:number-columns-repeated="16355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9" table:formula="of:=ROUND(POWER(1+[.B$2]*0.01; [.$A132]) * [.B$1]; 1)" office:value-type="float" office:value="17108982403.2" calcext:value-type="float">
            <text:p>17108982403k</text:p>
          </table:table-cell>
          <table:table-cell table:style-name="ce16" table:formula="of:=ROUND(POWER(1+[.C$2]*0.01; [.$A132]) * [.C$1]; 1)" office:value-type="float" office:value="4683816002.6" calcext:value-type="float">
            <text:p>4683816003k</text:p>
          </table:table-cell>
          <table:table-cell table:style-name="ce16" table:formula="of:=ROUND(POWER(1+[.D$2]*0.01; [.$A132]) * [.D$1]; 1)" office:value-type="float" office:value="1323447270.5" calcext:value-type="float">
            <text:p>1323447271k</text:p>
          </table:table-cell>
          <table:table-cell table:style-name="ce16" table:formula="of:=ROUND(POWER(1+[.E$2]*0.01; [.$A132]) * [.E$1]; 1)" office:value-type="float" office:value="1058757816.4" calcext:value-type="float">
            <text:p>1058757816k</text:p>
          </table:table-cell>
          <table:table-cell table:style-name="ce16" table:formula="of:=ROUND(POWER(1+[.F$2]*0.01; [.$A132]) * [.F$1]; 1)" office:value-type="float" office:value="355645953.4" calcext:value-type="float">
            <text:p>355645953k</text:p>
          </table:table-cell>
          <table:table-cell table:style-name="ce16" table:formula="of:=ROUND(POWER(1+[.G$2]*0.01; [.$A132]) * [.G$1]; 1)" office:value-type="float" office:value="467.6" calcext:value-type="float">
            <text:p>468k</text:p>
          </table:table-cell>
          <table:table-cell table:style-name="ce16" table:formula="of:=ROUND(POWER(1+[.H$2]*0.01; [.$A132]) * [.H$1]; 1)" office:value-type="float" office:value="140" calcext:value-type="float">
            <text:p>140k</text:p>
          </table:table-cell>
          <table:table-cell table:style-name="ce9" table:formula="of:=ROUND(POWER(1+[.I$2]*0.01; [.$A132]) * [.I$1]; 1)" office:value-type="float" office:value="17108982403.2" calcext:value-type="float">
            <text:p>17108982403k</text:p>
          </table:table-cell>
          <table:table-cell table:style-name="ce16" table:formula="of:=ROUND(POWER(1+[.J$2]*0.01; [.$A132]) * [.J$1]; 1)" office:value-type="float" office:value="4683816002.6" calcext:value-type="float">
            <text:p>4683816003k</text:p>
          </table:table-cell>
          <table:table-cell table:style-name="ce16" table:formula="of:=ROUND(POWER(1+[.K$2]*0.01; [.$A132]) * [.K$1]; 1)" office:value-type="float" office:value="1323447270.5" calcext:value-type="float">
            <text:p>1323447271k</text:p>
          </table:table-cell>
          <table:table-cell table:style-name="ce16" table:formula="of:=ROUND(POWER(1+[.L$2]*0.01; [.$A132]) * [.L$1]; 1)" office:value-type="float" office:value="1058757816.4" calcext:value-type="float">
            <text:p>1058757816k</text:p>
          </table:table-cell>
          <table:table-cell table:style-name="ce16" table:formula="of:=ROUND(POWER(1+[.M$2]*0.01; [.$A132]) * [.M$1]; 1)" office:value-type="float" office:value="355645953.4" calcext:value-type="float">
            <text:p>355645953k</text:p>
          </table:table-cell>
          <table:table-cell table:style-name="ce16" table:formula="of:=ROUND(POWER(1+[.N$2]*0.01; [.$A132]) * [.N$1]; 1)" office:value-type="float" office:value="701.4" calcext:value-type="float">
            <text:p>701k</text:p>
          </table:table-cell>
          <table:table-cell table:style-name="ce16" table:formula="of:=ROUND(POWER(1+[.O$2]*0.01; [.$A132]) * [.O$1]; 1)" office:value-type="float" office:value="210" calcext:value-type="float">
            <text:p>210k</text:p>
          </table:table-cell>
          <table:table-cell table:style-name="ce9" table:formula="of:=ROUND(POWER(1+[.P$2]*0.01; [.$A132]) * [.P$1]; 1)" office:value-type="float" office:value="17108982403.2" calcext:value-type="float">
            <text:p>17108982403k</text:p>
          </table:table-cell>
          <table:table-cell table:style-name="ce16" table:formula="of:=ROUND(POWER(1+[.Q$2]*0.01; [.$A132]) * [.Q$1]; 1)" office:value-type="float" office:value="4683816002.6" calcext:value-type="float">
            <text:p>4683816003k</text:p>
          </table:table-cell>
          <table:table-cell table:style-name="ce16" table:formula="of:=ROUND(POWER(1+[.R$2]*0.01; [.$A132]) * [.R$1]; 1)" office:value-type="float" office:value="1323447270.5" calcext:value-type="float">
            <text:p>1323447271k</text:p>
          </table:table-cell>
          <table:table-cell table:style-name="ce16" table:formula="of:=ROUND(POWER(1+[.S$2]*0.01; [.$A132]) * [.S$1]; 1)" office:value-type="float" office:value="118331741.3" calcext:value-type="float">
            <text:p>118331741k</text:p>
          </table:table-cell>
          <table:table-cell table:style-name="ce16" table:formula="of:=ROUND(POWER(1+[.T$2]*0.01; [.$A132]) * [.T$1]; 1)" office:value-type="float" office:value="1313918.2" calcext:value-type="float">
            <text:p>1313918k</text:p>
          </table:table-cell>
          <table:table-cell table:style-name="ce16" table:formula="of:=ROUND(POWER(1+[.U$2]*0.01; [.$A132]) * [.U$1]; 1)" office:value-type="float" office:value="10078.3" calcext:value-type="float">
            <text:p>10078k</text:p>
          </table:table-cell>
          <table:table-cell table:style-name="ce16" table:formula="of:=ROUND(POWER(1+[.V$2]*0.01; [.$A132]) * [.V$1]; 1)" office:value-type="float" office:value="280" calcext:value-type="float">
            <text:p>280k</text:p>
          </table:table-cell>
          <table:table-cell table:style-name="ce9" table:formula="of:=ROUND(POWER(1+[.W$2]*0.01; [.$A132]) * [.W$1]; 1)" office:value-type="float" office:value="444557441.7" calcext:value-type="float">
            <text:p>444557442k</text:p>
          </table:table-cell>
          <table:table-cell table:style-name="ce16" table:formula="of:=ROUND(POWER(1+[.X$2]*0.01; [.$A132]) * [.X$1]; 1)" office:value-type="float" office:value="147914676.6" calcext:value-type="float">
            <text:p>147914677k</text:p>
          </table:table-cell>
          <table:table-cell table:style-name="ce16" table:formula="of:=ROUND(POWER(1+[.Y$2]*0.01; [.$A132]) * [.Y$1]; 1)" office:value-type="float" office:value="48739815.3" calcext:value-type="float">
            <text:p>48739815k</text:p>
          </table:table-cell>
          <table:table-cell table:style-name="ce16" table:formula="of:=ROUND(POWER(1+[.Z$2]*0.01; [.$A132]) * [.Z$1]; 1)" office:value-type="float" office:value="15902699.6" calcext:value-type="float">
            <text:p>15902700k</text:p>
          </table:table-cell>
          <table:table-cell table:style-name="ce16" table:formula="of:=ROUND(POWER(1+[.AA$2]*0.01; [.$A132]) * [.AA$1]; 1)" office:value-type="float" office:value="1642397.7" calcext:value-type="float">
            <text:p>1642398k</text:p>
          </table:table-cell>
          <table:table-cell table:style-name="ce16" table:formula="of:=ROUND(POWER(1+[.AB$2]*0.01; [.$A132]) * [.AB$1]; 1)" office:value-type="float" office:value="467.6" calcext:value-type="float">
            <text:p>468k</text:p>
          </table:table-cell>
          <table:table-cell table:style-name="ce16" table:formula="of:=ROUND(POWER(1+[.AC$2]*0.01; [.$A132]) * [.AC$1]; 1)" office:value-type="float" office:value="140" calcext:value-type="float">
            <text:p>140k</text:p>
          </table:table-cell>
          <table:table-cell table:number-columns-repeated="16355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9" table:formula="of:=ROUND(POWER(1+[.B$2]*0.01; [.$A133]) * [.B$1]; 1)" office:value-type="float" office:value="20188599235.8" calcext:value-type="float">
            <text:p>20188599236k</text:p>
          </table:table-cell>
          <table:table-cell table:style-name="ce16" table:formula="of:=ROUND(POWER(1+[.C$2]*0.01; [.$A133]) * [.C$1]; 1)" office:value-type="float" office:value="5480064723.1" calcext:value-type="float">
            <text:p>5480064723k</text:p>
          </table:table-cell>
          <table:table-cell table:style-name="ce16" table:formula="of:=ROUND(POWER(1+[.D$2]*0.01; [.$A133]) * [.D$1]; 1)" office:value-type="float" office:value="1535198833.8" calcext:value-type="float">
            <text:p>1535198834k</text:p>
          </table:table-cell>
          <table:table-cell table:style-name="ce16" table:formula="of:=ROUND(POWER(1+[.E$2]*0.01; [.$A133]) * [.E$1]; 1)" office:value-type="float" office:value="1228159067" calcext:value-type="float">
            <text:p>1228159067k</text:p>
          </table:table-cell>
          <table:table-cell table:style-name="ce16" table:formula="of:=ROUND(POWER(1+[.F$2]*0.01; [.$A133]) * [.F$1]; 1)" office:value-type="float" office:value="408992846.4" calcext:value-type="float">
            <text:p>408992846k</text:p>
          </table:table-cell>
          <table:table-cell table:style-name="ce16" table:formula="of:=ROUND(POWER(1+[.G$2]*0.01; [.$A133]) * [.G$1]; 1)" office:value-type="float" office:value="491" calcext:value-type="float">
            <text:p>491k</text:p>
          </table:table-cell>
          <table:table-cell table:style-name="ce16" table:formula="of:=ROUND(POWER(1+[.H$2]*0.01; [.$A133]) * [.H$1]; 1)" office:value-type="float" office:value="145.6" calcext:value-type="float">
            <text:p>146k</text:p>
          </table:table-cell>
          <table:table-cell table:style-name="ce9" table:formula="of:=ROUND(POWER(1+[.I$2]*0.01; [.$A133]) * [.I$1]; 1)" office:value-type="float" office:value="20188599235.8" calcext:value-type="float">
            <text:p>20188599236k</text:p>
          </table:table-cell>
          <table:table-cell table:style-name="ce16" table:formula="of:=ROUND(POWER(1+[.J$2]*0.01; [.$A133]) * [.J$1]; 1)" office:value-type="float" office:value="5480064723.1" calcext:value-type="float">
            <text:p>5480064723k</text:p>
          </table:table-cell>
          <table:table-cell table:style-name="ce16" table:formula="of:=ROUND(POWER(1+[.K$2]*0.01; [.$A133]) * [.K$1]; 1)" office:value-type="float" office:value="1535198833.8" calcext:value-type="float">
            <text:p>1535198834k</text:p>
          </table:table-cell>
          <table:table-cell table:style-name="ce16" table:formula="of:=ROUND(POWER(1+[.L$2]*0.01; [.$A133]) * [.L$1]; 1)" office:value-type="float" office:value="1228159067" calcext:value-type="float">
            <text:p>1228159067k</text:p>
          </table:table-cell>
          <table:table-cell table:style-name="ce16" table:formula="of:=ROUND(POWER(1+[.M$2]*0.01; [.$A133]) * [.M$1]; 1)" office:value-type="float" office:value="408992846.4" calcext:value-type="float">
            <text:p>408992846k</text:p>
          </table:table-cell>
          <table:table-cell table:style-name="ce16" table:formula="of:=ROUND(POWER(1+[.N$2]*0.01; [.$A133]) * [.N$1]; 1)" office:value-type="float" office:value="736.4" calcext:value-type="float">
            <text:p>736k</text:p>
          </table:table-cell>
          <table:table-cell table:style-name="ce16" table:formula="of:=ROUND(POWER(1+[.O$2]*0.01; [.$A133]) * [.O$1]; 1)" office:value-type="float" office:value="218.4" calcext:value-type="float">
            <text:p>218k</text:p>
          </table:table-cell>
          <table:table-cell table:style-name="ce9" table:formula="of:=ROUND(POWER(1+[.P$2]*0.01; [.$A133]) * [.P$1]; 1)" office:value-type="float" office:value="20188599235.8" calcext:value-type="float">
            <text:p>20188599236k</text:p>
          </table:table-cell>
          <table:table-cell table:style-name="ce16" table:formula="of:=ROUND(POWER(1+[.Q$2]*0.01; [.$A133]) * [.Q$1]; 1)" office:value-type="float" office:value="5480064723.1" calcext:value-type="float">
            <text:p>5480064723k</text:p>
          </table:table-cell>
          <table:table-cell table:style-name="ce16" table:formula="of:=ROUND(POWER(1+[.R$2]*0.01; [.$A133]) * [.R$1]; 1)" office:value-type="float" office:value="1535198833.8" calcext:value-type="float">
            <text:p>1535198834k</text:p>
          </table:table-cell>
          <table:table-cell table:style-name="ce16" table:formula="of:=ROUND(POWER(1+[.S$2]*0.01; [.$A133]) * [.S$1]; 1)" office:value-type="float" office:value="134898185.1" calcext:value-type="float">
            <text:p>134898185k</text:p>
          </table:table-cell>
          <table:table-cell table:style-name="ce16" table:formula="of:=ROUND(POWER(1+[.T$2]*0.01; [.$A133]) * [.T$1]; 1)" office:value-type="float" office:value="1445310" calcext:value-type="float">
            <text:p>1445310k</text:p>
          </table:table-cell>
          <table:table-cell table:style-name="ce16" table:formula="of:=ROUND(POWER(1+[.U$2]*0.01; [.$A133]) * [.U$1]; 1)" office:value-type="float" office:value="10783.7" calcext:value-type="float">
            <text:p>10784k</text:p>
          </table:table-cell>
          <table:table-cell table:style-name="ce16" table:formula="of:=ROUND(POWER(1+[.V$2]*0.01; [.$A133]) * [.V$1]; 1)" office:value-type="float" office:value="291.2" calcext:value-type="float">
            <text:p>291k</text:p>
          </table:table-cell>
          <table:table-cell table:style-name="ce9" table:formula="of:=ROUND(POWER(1+[.W$2]*0.01; [.$A133]) * [.W$1]; 1)" office:value-type="float" office:value="511241058" calcext:value-type="float">
            <text:p>511241058k</text:p>
          </table:table-cell>
          <table:table-cell table:style-name="ce16" table:formula="of:=ROUND(POWER(1+[.X$2]*0.01; [.$A133]) * [.X$1]; 1)" office:value-type="float" office:value="168622731.4" calcext:value-type="float">
            <text:p>168622731k</text:p>
          </table:table-cell>
          <table:table-cell table:style-name="ce16" table:formula="of:=ROUND(POWER(1+[.Y$2]*0.01; [.$A133]) * [.Y$1]; 1)" office:value-type="float" office:value="55075991.3" calcext:value-type="float">
            <text:p>55075991k</text:p>
          </table:table-cell>
          <table:table-cell table:style-name="ce16" table:formula="of:=ROUND(POWER(1+[.Z$2]*0.01; [.$A133]) * [.Z$1]; 1)" office:value-type="float" office:value="17811023.6" calcext:value-type="float">
            <text:p>17811024k</text:p>
          </table:table-cell>
          <table:table-cell table:style-name="ce16" table:formula="of:=ROUND(POWER(1+[.AA$2]*0.01; [.$A133]) * [.AA$1]; 1)" office:value-type="float" office:value="1806637.5" calcext:value-type="float">
            <text:p>1806638k</text:p>
          </table:table-cell>
          <table:table-cell table:style-name="ce16" table:formula="of:=ROUND(POWER(1+[.AB$2]*0.01; [.$A133]) * [.AB$1]; 1)" office:value-type="float" office:value="491" calcext:value-type="float">
            <text:p>491k</text:p>
          </table:table-cell>
          <table:table-cell table:style-name="ce16" table:formula="of:=ROUND(POWER(1+[.AC$2]*0.01; [.$A133]) * [.AC$1]; 1)" office:value-type="float" office:value="145.6" calcext:value-type="float">
            <text:p>146k</text:p>
          </table:table-cell>
          <table:table-cell table:number-columns-repeated="16355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9" table:formula="of:=ROUND(POWER(1+[.B$2]*0.01; [.$A134]) * [.B$1]; 1)" office:value-type="float" office:value="23822547098.2" calcext:value-type="float">
            <text:p>23822547098k</text:p>
          </table:table-cell>
          <table:table-cell table:style-name="ce16" table:formula="of:=ROUND(POWER(1+[.C$2]*0.01; [.$A134]) * [.C$1]; 1)" office:value-type="float" office:value="6411675726" calcext:value-type="float">
            <text:p>6411675726k</text:p>
          </table:table-cell>
          <table:table-cell table:style-name="ce16" table:formula="of:=ROUND(POWER(1+[.D$2]*0.01; [.$A134]) * [.D$1]; 1)" office:value-type="float" office:value="1780830647.2" calcext:value-type="float">
            <text:p>1780830647k</text:p>
          </table:table-cell>
          <table:table-cell table:style-name="ce16" table:formula="of:=ROUND(POWER(1+[.E$2]*0.01; [.$A134]) * [.E$1]; 1)" office:value-type="float" office:value="1424664517.8" calcext:value-type="float">
            <text:p>1424664518k</text:p>
          </table:table-cell>
          <table:table-cell table:style-name="ce16" table:formula="of:=ROUND(POWER(1+[.F$2]*0.01; [.$A134]) * [.F$1]; 1)" office:value-type="float" office:value="470341773.3" calcext:value-type="float">
            <text:p>470341773k</text:p>
          </table:table-cell>
          <table:table-cell table:style-name="ce16" table:formula="of:=ROUND(POWER(1+[.G$2]*0.01; [.$A134]) * [.G$1]; 1)" office:value-type="float" office:value="515.5" calcext:value-type="float">
            <text:p>516k</text:p>
          </table:table-cell>
          <table:table-cell table:style-name="ce16" table:formula="of:=ROUND(POWER(1+[.H$2]*0.01; [.$A134]) * [.H$1]; 1)" office:value-type="float" office:value="151.4" calcext:value-type="float">
            <text:p>151k</text:p>
          </table:table-cell>
          <table:table-cell table:style-name="ce9" table:formula="of:=ROUND(POWER(1+[.I$2]*0.01; [.$A134]) * [.I$1]; 1)" office:value-type="float" office:value="23822547098.2" calcext:value-type="float">
            <text:p>23822547098k</text:p>
          </table:table-cell>
          <table:table-cell table:style-name="ce16" table:formula="of:=ROUND(POWER(1+[.J$2]*0.01; [.$A134]) * [.J$1]; 1)" office:value-type="float" office:value="6411675726" calcext:value-type="float">
            <text:p>6411675726k</text:p>
          </table:table-cell>
          <table:table-cell table:style-name="ce16" table:formula="of:=ROUND(POWER(1+[.K$2]*0.01; [.$A134]) * [.K$1]; 1)" office:value-type="float" office:value="1780830647.2" calcext:value-type="float">
            <text:p>1780830647k</text:p>
          </table:table-cell>
          <table:table-cell table:style-name="ce16" table:formula="of:=ROUND(POWER(1+[.L$2]*0.01; [.$A134]) * [.L$1]; 1)" office:value-type="float" office:value="1424664517.8" calcext:value-type="float">
            <text:p>1424664518k</text:p>
          </table:table-cell>
          <table:table-cell table:style-name="ce16" table:formula="of:=ROUND(POWER(1+[.M$2]*0.01; [.$A134]) * [.M$1]; 1)" office:value-type="float" office:value="470341773.3" calcext:value-type="float">
            <text:p>470341773k</text:p>
          </table:table-cell>
          <table:table-cell table:style-name="ce16" table:formula="of:=ROUND(POWER(1+[.N$2]*0.01; [.$A134]) * [.N$1]; 1)" office:value-type="float" office:value="773.3" calcext:value-type="float">
            <text:p>773k</text:p>
          </table:table-cell>
          <table:table-cell table:style-name="ce16" table:formula="of:=ROUND(POWER(1+[.O$2]*0.01; [.$A134]) * [.O$1]; 1)" office:value-type="float" office:value="227.2" calcext:value-type="float">
            <text:p>227k</text:p>
          </table:table-cell>
          <table:table-cell table:style-name="ce9" table:formula="of:=ROUND(POWER(1+[.P$2]*0.01; [.$A134]) * [.P$1]; 1)" office:value-type="float" office:value="23822547098.2" calcext:value-type="float">
            <text:p>23822547098k</text:p>
          </table:table-cell>
          <table:table-cell table:style-name="ce16" table:formula="of:=ROUND(POWER(1+[.Q$2]*0.01; [.$A134]) * [.Q$1]; 1)" office:value-type="float" office:value="6411675726" calcext:value-type="float">
            <text:p>6411675726k</text:p>
          </table:table-cell>
          <table:table-cell table:style-name="ce16" table:formula="of:=ROUND(POWER(1+[.R$2]*0.01; [.$A134]) * [.R$1]; 1)" office:value-type="float" office:value="1780830647.2" calcext:value-type="float">
            <text:p>1780830647k</text:p>
          </table:table-cell>
          <table:table-cell table:style-name="ce16" table:formula="of:=ROUND(POWER(1+[.S$2]*0.01; [.$A134]) * [.S$1]; 1)" office:value-type="float" office:value="153783931" calcext:value-type="float">
            <text:p>153783931k</text:p>
          </table:table-cell>
          <table:table-cell table:style-name="ce16" table:formula="of:=ROUND(POWER(1+[.T$2]*0.01; [.$A134]) * [.T$1]; 1)" office:value-type="float" office:value="1589841" calcext:value-type="float">
            <text:p>1589841k</text:p>
          </table:table-cell>
          <table:table-cell table:style-name="ce16" table:formula="of:=ROUND(POWER(1+[.U$2]*0.01; [.$A134]) * [.U$1]; 1)" office:value-type="float" office:value="11538.6" calcext:value-type="float">
            <text:p>11539k</text:p>
          </table:table-cell>
          <table:table-cell table:style-name="ce16" table:formula="of:=ROUND(POWER(1+[.V$2]*0.01; [.$A134]) * [.V$1]; 1)" office:value-type="float" office:value="302.9" calcext:value-type="float">
            <text:p>303k</text:p>
          </table:table-cell>
          <table:table-cell table:style-name="ce9" table:formula="of:=ROUND(POWER(1+[.W$2]*0.01; [.$A134]) * [.W$1]; 1)" office:value-type="float" office:value="587927216.7" calcext:value-type="float">
            <text:p>587927217k</text:p>
          </table:table-cell>
          <table:table-cell table:style-name="ce16" table:formula="of:=ROUND(POWER(1+[.X$2]*0.01; [.$A134]) * [.X$1]; 1)" office:value-type="float" office:value="192229913.7" calcext:value-type="float">
            <text:p>192229914k</text:p>
          </table:table-cell>
          <table:table-cell table:style-name="ce16" table:formula="of:=ROUND(POWER(1+[.Y$2]*0.01; [.$A134]) * [.Y$1]; 1)" office:value-type="float" office:value="62235870.1" calcext:value-type="float">
            <text:p>62235870k</text:p>
          </table:table-cell>
          <table:table-cell table:style-name="ce16" table:formula="of:=ROUND(POWER(1+[.Z$2]*0.01; [.$A134]) * [.Z$1]; 1)" office:value-type="float" office:value="19948346.4" calcext:value-type="float">
            <text:p>19948346k</text:p>
          </table:table-cell>
          <table:table-cell table:style-name="ce16" table:formula="of:=ROUND(POWER(1+[.AA$2]*0.01; [.$A134]) * [.AA$1]; 1)" office:value-type="float" office:value="1987301.2" calcext:value-type="float">
            <text:p>1987301k</text:p>
          </table:table-cell>
          <table:table-cell table:style-name="ce16" table:formula="of:=ROUND(POWER(1+[.AB$2]*0.01; [.$A134]) * [.AB$1]; 1)" office:value-type="float" office:value="515.5" calcext:value-type="float">
            <text:p>516k</text:p>
          </table:table-cell>
          <table:table-cell table:style-name="ce16" table:formula="of:=ROUND(POWER(1+[.AC$2]*0.01; [.$A134]) * [.AC$1]; 1)" office:value-type="float" office:value="151.4" calcext:value-type="float">
            <text:p>151k</text:p>
          </table:table-cell>
          <table:table-cell table:number-columns-repeated="16355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9" table:formula="of:=ROUND(POWER(1+[.B$2]*0.01; [.$A135]) * [.B$1]; 1)" office:value-type="float" office:value="28110605575.9" calcext:value-type="float">
            <text:p>28110605576k</text:p>
          </table:table-cell>
          <table:table-cell table:style-name="ce16" table:formula="of:=ROUND(POWER(1+[.C$2]*0.01; [.$A135]) * [.C$1]; 1)" office:value-type="float" office:value="7501660599.4" calcext:value-type="float">
            <text:p>7501660599k</text:p>
          </table:table-cell>
          <table:table-cell table:style-name="ce16" table:formula="of:=ROUND(POWER(1+[.D$2]*0.01; [.$A135]) * [.D$1]; 1)" office:value-type="float" office:value="2065763550.8" calcext:value-type="float">
            <text:p>2065763551k</text:p>
          </table:table-cell>
          <table:table-cell table:style-name="ce16" table:formula="of:=ROUND(POWER(1+[.E$2]*0.01; [.$A135]) * [.E$1]; 1)" office:value-type="float" office:value="1652610840.6" calcext:value-type="float">
            <text:p>1652610841k</text:p>
          </table:table-cell>
          <table:table-cell table:style-name="ce16" table:formula="of:=ROUND(POWER(1+[.F$2]*0.01; [.$A135]) * [.F$1]; 1)" office:value-type="float" office:value="540893039.3" calcext:value-type="float">
            <text:p>540893039k</text:p>
          </table:table-cell>
          <table:table-cell table:style-name="ce16" table:formula="of:=ROUND(POWER(1+[.G$2]*0.01; [.$A135]) * [.G$1]; 1)" office:value-type="float" office:value="541.3" calcext:value-type="float">
            <text:p>541k</text:p>
          </table:table-cell>
          <table:table-cell table:style-name="ce16" table:formula="of:=ROUND(POWER(1+[.H$2]*0.01; [.$A135]) * [.H$1]; 1)" office:value-type="float" office:value="157.5" calcext:value-type="float">
            <text:p>158k</text:p>
          </table:table-cell>
          <table:table-cell table:style-name="ce9" table:formula="of:=ROUND(POWER(1+[.I$2]*0.01; [.$A135]) * [.I$1]; 1)" office:value-type="float" office:value="28110605575.9" calcext:value-type="float">
            <text:p>28110605576k</text:p>
          </table:table-cell>
          <table:table-cell table:style-name="ce16" table:formula="of:=ROUND(POWER(1+[.J$2]*0.01; [.$A135]) * [.J$1]; 1)" office:value-type="float" office:value="7501660599.4" calcext:value-type="float">
            <text:p>7501660599k</text:p>
          </table:table-cell>
          <table:table-cell table:style-name="ce16" table:formula="of:=ROUND(POWER(1+[.K$2]*0.01; [.$A135]) * [.K$1]; 1)" office:value-type="float" office:value="2065763550.8" calcext:value-type="float">
            <text:p>2065763551k</text:p>
          </table:table-cell>
          <table:table-cell table:style-name="ce16" table:formula="of:=ROUND(POWER(1+[.L$2]*0.01; [.$A135]) * [.L$1]; 1)" office:value-type="float" office:value="1652610840.6" calcext:value-type="float">
            <text:p>1652610841k</text:p>
          </table:table-cell>
          <table:table-cell table:style-name="ce16" table:formula="of:=ROUND(POWER(1+[.M$2]*0.01; [.$A135]) * [.M$1]; 1)" office:value-type="float" office:value="540893039.3" calcext:value-type="float">
            <text:p>540893039k</text:p>
          </table:table-cell>
          <table:table-cell table:style-name="ce16" table:formula="of:=ROUND(POWER(1+[.N$2]*0.01; [.$A135]) * [.N$1]; 1)" office:value-type="float" office:value="811.9" calcext:value-type="float">
            <text:p>812k</text:p>
          </table:table-cell>
          <table:table-cell table:style-name="ce16" table:formula="of:=ROUND(POWER(1+[.O$2]*0.01; [.$A135]) * [.O$1]; 1)" office:value-type="float" office:value="236.3" calcext:value-type="float">
            <text:p>236k</text:p>
          </table:table-cell>
          <table:table-cell table:style-name="ce9" table:formula="of:=ROUND(POWER(1+[.P$2]*0.01; [.$A135]) * [.P$1]; 1)" office:value-type="float" office:value="28110605575.9" calcext:value-type="float">
            <text:p>28110605576k</text:p>
          </table:table-cell>
          <table:table-cell table:style-name="ce16" table:formula="of:=ROUND(POWER(1+[.Q$2]*0.01; [.$A135]) * [.Q$1]; 1)" office:value-type="float" office:value="7501660599.4" calcext:value-type="float">
            <text:p>7501660599k</text:p>
          </table:table-cell>
          <table:table-cell table:style-name="ce16" table:formula="of:=ROUND(POWER(1+[.R$2]*0.01; [.$A135]) * [.R$1]; 1)" office:value-type="float" office:value="2065763550.8" calcext:value-type="float">
            <text:p>2065763551k</text:p>
          </table:table-cell>
          <table:table-cell table:style-name="ce16" table:formula="of:=ROUND(POWER(1+[.S$2]*0.01; [.$A135]) * [.S$1]; 1)" office:value-type="float" office:value="175313681.3" calcext:value-type="float">
            <text:p>175313681k</text:p>
          </table:table-cell>
          <table:table-cell table:style-name="ce16" table:formula="of:=ROUND(POWER(1+[.T$2]*0.01; [.$A135]) * [.T$1]; 1)" office:value-type="float" office:value="1748825.1" calcext:value-type="float">
            <text:p>1748825k</text:p>
          </table:table-cell>
          <table:table-cell table:style-name="ce16" table:formula="of:=ROUND(POWER(1+[.U$2]*0.01; [.$A135]) * [.U$1]; 1)" office:value-type="float" office:value="12346.3" calcext:value-type="float">
            <text:p>12346k</text:p>
          </table:table-cell>
          <table:table-cell table:style-name="ce16" table:formula="of:=ROUND(POWER(1+[.V$2]*0.01; [.$A135]) * [.V$1]; 1)" office:value-type="float" office:value="315" calcext:value-type="float">
            <text:p>315k</text:p>
          </table:table-cell>
          <table:table-cell table:style-name="ce9" table:formula="of:=ROUND(POWER(1+[.W$2]*0.01; [.$A135]) * [.W$1]; 1)" office:value-type="float" office:value="676116299.2" calcext:value-type="float">
            <text:p>676116299k</text:p>
          </table:table-cell>
          <table:table-cell table:style-name="ce16" table:formula="of:=ROUND(POWER(1+[.X$2]*0.01; [.$A135]) * [.X$1]; 1)" office:value-type="float" office:value="219142101.7" calcext:value-type="float">
            <text:p>219142102k</text:p>
          </table:table-cell>
          <table:table-cell table:style-name="ce16" table:formula="of:=ROUND(POWER(1+[.Y$2]*0.01; [.$A135]) * [.Y$1]; 1)" office:value-type="float" office:value="70326533.2" calcext:value-type="float">
            <text:p>70326533k</text:p>
          </table:table-cell>
          <table:table-cell table:style-name="ce16" table:formula="of:=ROUND(POWER(1+[.Z$2]*0.01; [.$A135]) * [.Z$1]; 1)" office:value-type="float" office:value="22342148" calcext:value-type="float">
            <text:p>22342148k</text:p>
          </table:table-cell>
          <table:table-cell table:style-name="ce16" table:formula="of:=ROUND(POWER(1+[.AA$2]*0.01; [.$A135]) * [.AA$1]; 1)" office:value-type="float" office:value="2186031.3" calcext:value-type="float">
            <text:p>2186031k</text:p>
          </table:table-cell>
          <table:table-cell table:style-name="ce16" table:formula="of:=ROUND(POWER(1+[.AB$2]*0.01; [.$A135]) * [.AB$1]; 1)" office:value-type="float" office:value="541.3" calcext:value-type="float">
            <text:p>541k</text:p>
          </table:table-cell>
          <table:table-cell table:style-name="ce16" table:formula="of:=ROUND(POWER(1+[.AC$2]*0.01; [.$A135]) * [.AC$1]; 1)" office:value-type="float" office:value="157.5" calcext:value-type="float">
            <text:p>158k</text:p>
          </table:table-cell>
          <table:table-cell table:number-columns-repeated="16355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9" table:formula="of:=ROUND(POWER(1+[.B$2]*0.01; [.$A136]) * [.B$1]; 1)" office:value-type="float" office:value="33170514579.5" calcext:value-type="float">
            <text:p>33170514580k</text:p>
          </table:table-cell>
          <table:table-cell table:style-name="ce16" table:formula="of:=ROUND(POWER(1+[.C$2]*0.01; [.$A136]) * [.C$1]; 1)" office:value-type="float" office:value="8776942901.3" calcext:value-type="float">
            <text:p>8776942901k</text:p>
          </table:table-cell>
          <table:table-cell table:style-name="ce16" table:formula="of:=ROUND(POWER(1+[.D$2]*0.01; [.$A136]) * [.D$1]; 1)" office:value-type="float" office:value="2396285718.9" calcext:value-type="float">
            <text:p>2396285719k</text:p>
          </table:table-cell>
          <table:table-cell table:style-name="ce16" table:formula="of:=ROUND(POWER(1+[.E$2]*0.01; [.$A136]) * [.E$1]; 1)" office:value-type="float" office:value="1917028575.1" calcext:value-type="float">
            <text:p>1917028575k</text:p>
          </table:table-cell>
          <table:table-cell table:style-name="ce16" table:formula="of:=ROUND(POWER(1+[.F$2]*0.01; [.$A136]) * [.F$1]; 1)" office:value-type="float" office:value="622026995.2" calcext:value-type="float">
            <text:p>622026995k</text:p>
          </table:table-cell>
          <table:table-cell table:style-name="ce16" table:formula="of:=ROUND(POWER(1+[.G$2]*0.01; [.$A136]) * [.G$1]; 1)" office:value-type="float" office:value="568.3" calcext:value-type="float">
            <text:p>568k</text:p>
          </table:table-cell>
          <table:table-cell table:style-name="ce16" table:formula="of:=ROUND(POWER(1+[.H$2]*0.01; [.$A136]) * [.H$1]; 1)" office:value-type="float" office:value="163.8" calcext:value-type="float">
            <text:p>164k</text:p>
          </table:table-cell>
          <table:table-cell table:style-name="ce9" table:formula="of:=ROUND(POWER(1+[.I$2]*0.01; [.$A136]) * [.I$1]; 1)" office:value-type="float" office:value="33170514579.5" calcext:value-type="float">
            <text:p>33170514580k</text:p>
          </table:table-cell>
          <table:table-cell table:style-name="ce16" table:formula="of:=ROUND(POWER(1+[.J$2]*0.01; [.$A136]) * [.J$1]; 1)" office:value-type="float" office:value="8776942901.3" calcext:value-type="float">
            <text:p>8776942901k</text:p>
          </table:table-cell>
          <table:table-cell table:style-name="ce16" table:formula="of:=ROUND(POWER(1+[.K$2]*0.01; [.$A136]) * [.K$1]; 1)" office:value-type="float" office:value="2396285718.9" calcext:value-type="float">
            <text:p>2396285719k</text:p>
          </table:table-cell>
          <table:table-cell table:style-name="ce16" table:formula="of:=ROUND(POWER(1+[.L$2]*0.01; [.$A136]) * [.L$1]; 1)" office:value-type="float" office:value="1917028575.1" calcext:value-type="float">
            <text:p>1917028575k</text:p>
          </table:table-cell>
          <table:table-cell table:style-name="ce16" table:formula="of:=ROUND(POWER(1+[.M$2]*0.01; [.$A136]) * [.M$1]; 1)" office:value-type="float" office:value="622026995.2" calcext:value-type="float">
            <text:p>622026995k</text:p>
          </table:table-cell>
          <table:table-cell table:style-name="ce16" table:formula="of:=ROUND(POWER(1+[.N$2]*0.01; [.$A136]) * [.N$1]; 1)" office:value-type="float" office:value="852.5" calcext:value-type="float">
            <text:p>853k</text:p>
          </table:table-cell>
          <table:table-cell table:style-name="ce16" table:formula="of:=ROUND(POWER(1+[.O$2]*0.01; [.$A136]) * [.O$1]; 1)" office:value-type="float" office:value="245.7" calcext:value-type="float">
            <text:p>246k</text:p>
          </table:table-cell>
          <table:table-cell table:style-name="ce9" table:formula="of:=ROUND(POWER(1+[.P$2]*0.01; [.$A136]) * [.P$1]; 1)" office:value-type="float" office:value="33170514579.5" calcext:value-type="float">
            <text:p>33170514580k</text:p>
          </table:table-cell>
          <table:table-cell table:style-name="ce16" table:formula="of:=ROUND(POWER(1+[.Q$2]*0.01; [.$A136]) * [.Q$1]; 1)" office:value-type="float" office:value="8776942901.3" calcext:value-type="float">
            <text:p>8776942901k</text:p>
          </table:table-cell>
          <table:table-cell table:style-name="ce16" table:formula="of:=ROUND(POWER(1+[.R$2]*0.01; [.$A136]) * [.R$1]; 1)" office:value-type="float" office:value="2396285718.9" calcext:value-type="float">
            <text:p>2396285719k</text:p>
          </table:table-cell>
          <table:table-cell table:style-name="ce16" table:formula="of:=ROUND(POWER(1+[.S$2]*0.01; [.$A136]) * [.S$1]; 1)" office:value-type="float" office:value="199857596.7" calcext:value-type="float">
            <text:p>199857597k</text:p>
          </table:table-cell>
          <table:table-cell table:style-name="ce16" table:formula="of:=ROUND(POWER(1+[.T$2]*0.01; [.$A136]) * [.T$1]; 1)" office:value-type="float" office:value="1923707.6" calcext:value-type="float">
            <text:p>1923708k</text:p>
          </table:table-cell>
          <table:table-cell table:style-name="ce16" table:formula="of:=ROUND(POWER(1+[.U$2]*0.01; [.$A136]) * [.U$1]; 1)" office:value-type="float" office:value="13210.6" calcext:value-type="float">
            <text:p>13211k</text:p>
          </table:table-cell>
          <table:table-cell table:style-name="ce16" table:formula="of:=ROUND(POWER(1+[.V$2]*0.01; [.$A136]) * [.V$1]; 1)" office:value-type="float" office:value="327.6" calcext:value-type="float">
            <text:p>328k</text:p>
          </table:table-cell>
          <table:table-cell table:style-name="ce9" table:formula="of:=ROUND(POWER(1+[.W$2]*0.01; [.$A136]) * [.W$1]; 1)" office:value-type="float" office:value="777533744" calcext:value-type="float">
            <text:p>777533744k</text:p>
          </table:table-cell>
          <table:table-cell table:style-name="ce16" table:formula="of:=ROUND(POWER(1+[.X$2]*0.01; [.$A136]) * [.X$1]; 1)" office:value-type="float" office:value="249821995.9" calcext:value-type="float">
            <text:p>249821996k</text:p>
          </table:table-cell>
          <table:table-cell table:style-name="ce16" table:formula="of:=ROUND(POWER(1+[.Y$2]*0.01; [.$A136]) * [.Y$1]; 1)" office:value-type="float" office:value="79468982.6" calcext:value-type="float">
            <text:p>79468983k</text:p>
          </table:table-cell>
          <table:table-cell table:style-name="ce16" table:formula="of:=ROUND(POWER(1+[.Z$2]*0.01; [.$A136]) * [.Z$1]; 1)" office:value-type="float" office:value="25023205.8" calcext:value-type="float">
            <text:p>25023206k</text:p>
          </table:table-cell>
          <table:table-cell table:style-name="ce16" table:formula="of:=ROUND(POWER(1+[.AA$2]*0.01; [.$A136]) * [.AA$1]; 1)" office:value-type="float" office:value="2404634.5" calcext:value-type="float">
            <text:p>2404635k</text:p>
          </table:table-cell>
          <table:table-cell table:style-name="ce16" table:formula="of:=ROUND(POWER(1+[.AB$2]*0.01; [.$A136]) * [.AB$1]; 1)" office:value-type="float" office:value="568.3" calcext:value-type="float">
            <text:p>568k</text:p>
          </table:table-cell>
          <table:table-cell table:style-name="ce16" table:formula="of:=ROUND(POWER(1+[.AC$2]*0.01; [.$A136]) * [.AC$1]; 1)" office:value-type="float" office:value="163.8" calcext:value-type="float">
            <text:p>164k</text:p>
          </table:table-cell>
          <table:table-cell table:number-columns-repeated="16355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9" table:formula="of:=ROUND(POWER(1+[.B$2]*0.01; [.$A137]) * [.B$1]; 1)" office:value-type="float" office:value="39141207203.9" calcext:value-type="float">
            <text:p>39141207204k</text:p>
          </table:table-cell>
          <table:table-cell table:style-name="ce16" table:formula="of:=ROUND(POWER(1+[.C$2]*0.01; [.$A137]) * [.C$1]; 1)" office:value-type="float" office:value="10269023194.5" calcext:value-type="float">
            <text:p>10269023195k</text:p>
          </table:table-cell>
          <table:table-cell table:style-name="ce16" table:formula="of:=ROUND(POWER(1+[.D$2]*0.01; [.$A137]) * [.D$1]; 1)" office:value-type="float" office:value="2779691433.9" calcext:value-type="float">
            <text:p>2779691434k</text:p>
          </table:table-cell>
          <table:table-cell table:style-name="ce16" table:formula="of:=ROUND(POWER(1+[.E$2]*0.01; [.$A137]) * [.E$1]; 1)" office:value-type="float" office:value="2223753147.1" calcext:value-type="float">
            <text:p>2223753147k</text:p>
          </table:table-cell>
          <table:table-cell table:style-name="ce16" table:formula="of:=ROUND(POWER(1+[.F$2]*0.01; [.$A137]) * [.F$1]; 1)" office:value-type="float" office:value="715331044.5" calcext:value-type="float">
            <text:p>715331045k</text:p>
          </table:table-cell>
          <table:table-cell table:style-name="ce16" table:formula="of:=ROUND(POWER(1+[.G$2]*0.01; [.$A137]) * [.G$1]; 1)" office:value-type="float" office:value="596.8" calcext:value-type="float">
            <text:p>597k</text:p>
          </table:table-cell>
          <table:table-cell table:style-name="ce16" table:formula="of:=ROUND(POWER(1+[.H$2]*0.01; [.$A137]) * [.H$1]; 1)" office:value-type="float" office:value="170.4" calcext:value-type="float">
            <text:p>170k</text:p>
          </table:table-cell>
          <table:table-cell table:style-name="ce9" table:formula="of:=ROUND(POWER(1+[.I$2]*0.01; [.$A137]) * [.I$1]; 1)" office:value-type="float" office:value="39141207203.9" calcext:value-type="float">
            <text:p>39141207204k</text:p>
          </table:table-cell>
          <table:table-cell table:style-name="ce16" table:formula="of:=ROUND(POWER(1+[.J$2]*0.01; [.$A137]) * [.J$1]; 1)" office:value-type="float" office:value="10269023194.5" calcext:value-type="float">
            <text:p>10269023195k</text:p>
          </table:table-cell>
          <table:table-cell table:style-name="ce16" table:formula="of:=ROUND(POWER(1+[.K$2]*0.01; [.$A137]) * [.K$1]; 1)" office:value-type="float" office:value="2779691433.9" calcext:value-type="float">
            <text:p>2779691434k</text:p>
          </table:table-cell>
          <table:table-cell table:style-name="ce16" table:formula="of:=ROUND(POWER(1+[.L$2]*0.01; [.$A137]) * [.L$1]; 1)" office:value-type="float" office:value="2223753147.1" calcext:value-type="float">
            <text:p>2223753147k</text:p>
          </table:table-cell>
          <table:table-cell table:style-name="ce16" table:formula="of:=ROUND(POWER(1+[.M$2]*0.01; [.$A137]) * [.M$1]; 1)" office:value-type="float" office:value="715331044.5" calcext:value-type="float">
            <text:p>715331045k</text:p>
          </table:table-cell>
          <table:table-cell table:style-name="ce16" table:formula="of:=ROUND(POWER(1+[.N$2]*0.01; [.$A137]) * [.N$1]; 1)" office:value-type="float" office:value="895.1" calcext:value-type="float">
            <text:p>895k</text:p>
          </table:table-cell>
          <table:table-cell table:style-name="ce16" table:formula="of:=ROUND(POWER(1+[.O$2]*0.01; [.$A137]) * [.O$1]; 1)" office:value-type="float" office:value="255.5" calcext:value-type="float">
            <text:p>256k</text:p>
          </table:table-cell>
          <table:table-cell table:style-name="ce9" table:formula="of:=ROUND(POWER(1+[.P$2]*0.01; [.$A137]) * [.P$1]; 1)" office:value-type="float" office:value="39141207203.9" calcext:value-type="float">
            <text:p>39141207204k</text:p>
          </table:table-cell>
          <table:table-cell table:style-name="ce16" table:formula="of:=ROUND(POWER(1+[.Q$2]*0.01; [.$A137]) * [.Q$1]; 1)" office:value-type="float" office:value="10269023194.5" calcext:value-type="float">
            <text:p>10269023195k</text:p>
          </table:table-cell>
          <table:table-cell table:style-name="ce16" table:formula="of:=ROUND(POWER(1+[.R$2]*0.01; [.$A137]) * [.R$1]; 1)" office:value-type="float" office:value="2779691433.9" calcext:value-type="float">
            <text:p>2779691434k</text:p>
          </table:table-cell>
          <table:table-cell table:style-name="ce16" table:formula="of:=ROUND(POWER(1+[.S$2]*0.01; [.$A137]) * [.S$1]; 1)" office:value-type="float" office:value="227837660.3" calcext:value-type="float">
            <text:p>227837660k</text:p>
          </table:table-cell>
          <table:table-cell table:style-name="ce16" table:formula="of:=ROUND(POWER(1+[.T$2]*0.01; [.$A137]) * [.T$1]; 1)" office:value-type="float" office:value="2116078.3" calcext:value-type="float">
            <text:p>2116078k</text:p>
          </table:table-cell>
          <table:table-cell table:style-name="ce16" table:formula="of:=ROUND(POWER(1+[.U$2]*0.01; [.$A137]) * [.U$1]; 1)" office:value-type="float" office:value="14135.3" calcext:value-type="float">
            <text:p>14135k</text:p>
          </table:table-cell>
          <table:table-cell table:style-name="ce16" table:formula="of:=ROUND(POWER(1+[.V$2]*0.01; [.$A137]) * [.V$1]; 1)" office:value-type="float" office:value="340.7" calcext:value-type="float">
            <text:p>341k</text:p>
          </table:table-cell>
          <table:table-cell table:style-name="ce9" table:formula="of:=ROUND(POWER(1+[.W$2]*0.01; [.$A137]) * [.W$1]; 1)" office:value-type="float" office:value="894163805.6" calcext:value-type="float">
            <text:p>894163806k</text:p>
          </table:table-cell>
          <table:table-cell table:style-name="ce16" table:formula="of:=ROUND(POWER(1+[.X$2]*0.01; [.$A137]) * [.X$1]; 1)" office:value-type="float" office:value="284797075.3" calcext:value-type="float">
            <text:p>284797075k</text:p>
          </table:table-cell>
          <table:table-cell table:style-name="ce16" table:formula="of:=ROUND(POWER(1+[.Y$2]*0.01; [.$A137]) * [.Y$1]; 1)" office:value-type="float" office:value="89799950.3" calcext:value-type="float">
            <text:p>89799950k</text:p>
          </table:table-cell>
          <table:table-cell table:style-name="ce16" table:formula="of:=ROUND(POWER(1+[.Z$2]*0.01; [.$A137]) * [.Z$1]; 1)" office:value-type="float" office:value="28025990.5" calcext:value-type="float">
            <text:p>28025991k</text:p>
          </table:table-cell>
          <table:table-cell table:style-name="ce16" table:formula="of:=ROUND(POWER(1+[.AA$2]*0.01; [.$A137]) * [.AA$1]; 1)" office:value-type="float" office:value="2645097.9" calcext:value-type="float">
            <text:p>2645098k</text:p>
          </table:table-cell>
          <table:table-cell table:style-name="ce16" table:formula="of:=ROUND(POWER(1+[.AB$2]*0.01; [.$A137]) * [.AB$1]; 1)" office:value-type="float" office:value="596.8" calcext:value-type="float">
            <text:p>597k</text:p>
          </table:table-cell>
          <table:table-cell table:style-name="ce16" table:formula="of:=ROUND(POWER(1+[.AC$2]*0.01; [.$A137]) * [.AC$1]; 1)" office:value-type="float" office:value="170.4" calcext:value-type="float">
            <text:p>170k</text:p>
          </table:table-cell>
          <table:table-cell table:number-columns-repeated="16355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9" table:formula="of:=ROUND(POWER(1+[.B$2]*0.01; [.$A138]) * [.B$1]; 1)" office:value-type="float" office:value="46186624500.5" calcext:value-type="float">
            <text:p>46186624501k</text:p>
          </table:table-cell>
          <table:table-cell table:style-name="ce16" table:formula="of:=ROUND(POWER(1+[.C$2]*0.01; [.$A138]) * [.C$1]; 1)" office:value-type="float" office:value="12014757137.6" calcext:value-type="float">
            <text:p>12014757138k</text:p>
          </table:table-cell>
          <table:table-cell table:style-name="ce16" table:formula="of:=ROUND(POWER(1+[.D$2]*0.01; [.$A138]) * [.D$1]; 1)" office:value-type="float" office:value="3224442063.3" calcext:value-type="float">
            <text:p>3224442063k</text:p>
          </table:table-cell>
          <table:table-cell table:style-name="ce16" table:formula="of:=ROUND(POWER(1+[.E$2]*0.01; [.$A138]) * [.E$1]; 1)" office:value-type="float" office:value="2579553650.7" calcext:value-type="float">
            <text:p>2579553651k</text:p>
          </table:table-cell>
          <table:table-cell table:style-name="ce16" table:formula="of:=ROUND(POWER(1+[.F$2]*0.01; [.$A138]) * [.F$1]; 1)" office:value-type="float" office:value="822630701.2" calcext:value-type="float">
            <text:p>822630701k</text:p>
          </table:table-cell>
          <table:table-cell table:style-name="ce16" table:formula="of:=ROUND(POWER(1+[.G$2]*0.01; [.$A138]) * [.G$1]; 1)" office:value-type="float" office:value="626.6" calcext:value-type="float">
            <text:p>627k</text:p>
          </table:table-cell>
          <table:table-cell table:style-name="ce16" table:formula="of:=ROUND(POWER(1+[.H$2]*0.01; [.$A138]) * [.H$1]; 1)" office:value-type="float" office:value="177.2" calcext:value-type="float">
            <text:p>177k</text:p>
          </table:table-cell>
          <table:table-cell table:style-name="ce9" table:formula="of:=ROUND(POWER(1+[.I$2]*0.01; [.$A138]) * [.I$1]; 1)" office:value-type="float" office:value="46186624500.5" calcext:value-type="float">
            <text:p>46186624501k</text:p>
          </table:table-cell>
          <table:table-cell table:style-name="ce16" table:formula="of:=ROUND(POWER(1+[.J$2]*0.01; [.$A138]) * [.J$1]; 1)" office:value-type="float" office:value="12014757137.6" calcext:value-type="float">
            <text:p>12014757138k</text:p>
          </table:table-cell>
          <table:table-cell table:style-name="ce16" table:formula="of:=ROUND(POWER(1+[.K$2]*0.01; [.$A138]) * [.K$1]; 1)" office:value-type="float" office:value="3224442063.3" calcext:value-type="float">
            <text:p>3224442063k</text:p>
          </table:table-cell>
          <table:table-cell table:style-name="ce16" table:formula="of:=ROUND(POWER(1+[.L$2]*0.01; [.$A138]) * [.L$1]; 1)" office:value-type="float" office:value="2579553650.7" calcext:value-type="float">
            <text:p>2579553651k</text:p>
          </table:table-cell>
          <table:table-cell table:style-name="ce16" table:formula="of:=ROUND(POWER(1+[.M$2]*0.01; [.$A138]) * [.M$1]; 1)" office:value-type="float" office:value="822630701.2" calcext:value-type="float">
            <text:p>822630701k</text:p>
          </table:table-cell>
          <table:table-cell table:style-name="ce16" table:formula="of:=ROUND(POWER(1+[.N$2]*0.01; [.$A138]) * [.N$1]; 1)" office:value-type="float" office:value="939.9" calcext:value-type="float">
            <text:p>940k</text:p>
          </table:table-cell>
          <table:table-cell table:style-name="ce16" table:formula="of:=ROUND(POWER(1+[.O$2]*0.01; [.$A138]) * [.O$1]; 1)" office:value-type="float" office:value="265.8" calcext:value-type="float">
            <text:p>266k</text:p>
          </table:table-cell>
          <table:table-cell table:style-name="ce9" table:formula="of:=ROUND(POWER(1+[.P$2]*0.01; [.$A138]) * [.P$1]; 1)" office:value-type="float" office:value="46186624500.5" calcext:value-type="float">
            <text:p>46186624501k</text:p>
          </table:table-cell>
          <table:table-cell table:style-name="ce16" table:formula="of:=ROUND(POWER(1+[.Q$2]*0.01; [.$A138]) * [.Q$1]; 1)" office:value-type="float" office:value="12014757137.6" calcext:value-type="float">
            <text:p>12014757138k</text:p>
          </table:table-cell>
          <table:table-cell table:style-name="ce16" table:formula="of:=ROUND(POWER(1+[.R$2]*0.01; [.$A138]) * [.R$1]; 1)" office:value-type="float" office:value="3224442063.3" calcext:value-type="float">
            <text:p>3224442063k</text:p>
          </table:table-cell>
          <table:table-cell table:style-name="ce16" table:formula="of:=ROUND(POWER(1+[.S$2]*0.01; [.$A138]) * [.S$1]; 1)" office:value-type="float" office:value="259734932.7" calcext:value-type="float">
            <text:p>259734933k</text:p>
          </table:table-cell>
          <table:table-cell table:style-name="ce16" table:formula="of:=ROUND(POWER(1+[.T$2]*0.01; [.$A138]) * [.T$1]; 1)" office:value-type="float" office:value="2327686.2" calcext:value-type="float">
            <text:p>2327686k</text:p>
          </table:table-cell>
          <table:table-cell table:style-name="ce16" table:formula="of:=ROUND(POWER(1+[.U$2]*0.01; [.$A138]) * [.U$1]; 1)" office:value-type="float" office:value="15124.8" calcext:value-type="float">
            <text:p>15125k</text:p>
          </table:table-cell>
          <table:table-cell table:style-name="ce16" table:formula="of:=ROUND(POWER(1+[.V$2]*0.01; [.$A138]) * [.V$1]; 1)" office:value-type="float" office:value="354.3" calcext:value-type="float">
            <text:p>354k</text:p>
          </table:table-cell>
          <table:table-cell table:style-name="ce9" table:formula="of:=ROUND(POWER(1+[.W$2]*0.01; [.$A138]) * [.W$1]; 1)" office:value-type="float" office:value="1028288376.5" calcext:value-type="float">
            <text:p>1028288377k</text:p>
          </table:table-cell>
          <table:table-cell table:style-name="ce16" table:formula="of:=ROUND(POWER(1+[.X$2]*0.01; [.$A138]) * [.X$1]; 1)" office:value-type="float" office:value="324668665.9" calcext:value-type="float">
            <text:p>324668666k</text:p>
          </table:table-cell>
          <table:table-cell table:style-name="ce16" table:formula="of:=ROUND(POWER(1+[.Y$2]*0.01; [.$A138]) * [.Y$1]; 1)" office:value-type="float" office:value="101473943.8" calcext:value-type="float">
            <text:p>101473944k</text:p>
          </table:table-cell>
          <table:table-cell table:style-name="ce16" table:formula="of:=ROUND(POWER(1+[.Z$2]*0.01; [.$A138]) * [.Z$1]; 1)" office:value-type="float" office:value="31389109.3" calcext:value-type="float">
            <text:p>31389109k</text:p>
          </table:table-cell>
          <table:table-cell table:style-name="ce16" table:formula="of:=ROUND(POWER(1+[.AA$2]*0.01; [.$A138]) * [.AA$1]; 1)" office:value-type="float" office:value="2909607.7" calcext:value-type="float">
            <text:p>2909608k</text:p>
          </table:table-cell>
          <table:table-cell table:style-name="ce16" table:formula="of:=ROUND(POWER(1+[.AB$2]*0.01; [.$A138]) * [.AB$1]; 1)" office:value-type="float" office:value="626.6" calcext:value-type="float">
            <text:p>627k</text:p>
          </table:table-cell>
          <table:table-cell table:style-name="ce16" table:formula="of:=ROUND(POWER(1+[.AC$2]*0.01; [.$A138]) * [.AC$1]; 1)" office:value-type="float" office:value="177.2" calcext:value-type="float">
            <text:p>177k</text:p>
          </table:table-cell>
          <table:table-cell table:number-columns-repeated="16355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9" table:formula="of:=ROUND(POWER(1+[.B$2]*0.01; [.$A139]) * [.B$1]; 1)" office:value-type="float" office:value="54500216910.6" calcext:value-type="float">
            <text:p>54500216911k</text:p>
          </table:table-cell>
          <table:table-cell table:style-name="ce16" table:formula="of:=ROUND(POWER(1+[.C$2]*0.01; [.$A139]) * [.C$1]; 1)" office:value-type="float" office:value="14057265851" calcext:value-type="float">
            <text:p>14057265851k</text:p>
          </table:table-cell>
          <table:table-cell table:style-name="ce16" table:formula="of:=ROUND(POWER(1+[.D$2]*0.01; [.$A139]) * [.D$1]; 1)" office:value-type="float" office:value="3740352793.5" calcext:value-type="float">
            <text:p>3740352794k</text:p>
          </table:table-cell>
          <table:table-cell table:style-name="ce16" table:formula="of:=ROUND(POWER(1+[.E$2]*0.01; [.$A139]) * [.E$1]; 1)" office:value-type="float" office:value="2992282234.8" calcext:value-type="float">
            <text:p>2992282235k</text:p>
          </table:table-cell>
          <table:table-cell table:style-name="ce16" table:formula="of:=ROUND(POWER(1+[.F$2]*0.01; [.$A139]) * [.F$1]; 1)" office:value-type="float" office:value="946025306.4" calcext:value-type="float">
            <text:p>946025306k</text:p>
          </table:table-cell>
          <table:table-cell table:style-name="ce16" table:formula="of:=ROUND(POWER(1+[.G$2]*0.01; [.$A139]) * [.G$1]; 1)" office:value-type="float" office:value="657.9" calcext:value-type="float">
            <text:p>658k</text:p>
          </table:table-cell>
          <table:table-cell table:style-name="ce16" table:formula="of:=ROUND(POWER(1+[.H$2]*0.01; [.$A139]) * [.H$1]; 1)" office:value-type="float" office:value="184.3" calcext:value-type="float">
            <text:p>184k</text:p>
          </table:table-cell>
          <table:table-cell table:style-name="ce9" table:formula="of:=ROUND(POWER(1+[.I$2]*0.01; [.$A139]) * [.I$1]; 1)" office:value-type="float" office:value="54500216910.6" calcext:value-type="float">
            <text:p>54500216911k</text:p>
          </table:table-cell>
          <table:table-cell table:style-name="ce16" table:formula="of:=ROUND(POWER(1+[.J$2]*0.01; [.$A139]) * [.J$1]; 1)" office:value-type="float" office:value="14057265851" calcext:value-type="float">
            <text:p>14057265851k</text:p>
          </table:table-cell>
          <table:table-cell table:style-name="ce16" table:formula="of:=ROUND(POWER(1+[.K$2]*0.01; [.$A139]) * [.K$1]; 1)" office:value-type="float" office:value="3740352793.5" calcext:value-type="float">
            <text:p>3740352794k</text:p>
          </table:table-cell>
          <table:table-cell table:style-name="ce16" table:formula="of:=ROUND(POWER(1+[.L$2]*0.01; [.$A139]) * [.L$1]; 1)" office:value-type="float" office:value="2992282234.8" calcext:value-type="float">
            <text:p>2992282235k</text:p>
          </table:table-cell>
          <table:table-cell table:style-name="ce16" table:formula="of:=ROUND(POWER(1+[.M$2]*0.01; [.$A139]) * [.M$1]; 1)" office:value-type="float" office:value="946025306.4" calcext:value-type="float">
            <text:p>946025306k</text:p>
          </table:table-cell>
          <table:table-cell table:style-name="ce16" table:formula="of:=ROUND(POWER(1+[.N$2]*0.01; [.$A139]) * [.N$1]; 1)" office:value-type="float" office:value="986.9" calcext:value-type="float">
            <text:p>987k</text:p>
          </table:table-cell>
          <table:table-cell table:style-name="ce16" table:formula="of:=ROUND(POWER(1+[.O$2]*0.01; [.$A139]) * [.O$1]; 1)" office:value-type="float" office:value="276.4" calcext:value-type="float">
            <text:p>276k</text:p>
          </table:table-cell>
          <table:table-cell table:style-name="ce9" table:formula="of:=ROUND(POWER(1+[.P$2]*0.01; [.$A139]) * [.P$1]; 1)" office:value-type="float" office:value="54500216910.6" calcext:value-type="float">
            <text:p>54500216911k</text:p>
          </table:table-cell>
          <table:table-cell table:style-name="ce16" table:formula="of:=ROUND(POWER(1+[.Q$2]*0.01; [.$A139]) * [.Q$1]; 1)" office:value-type="float" office:value="14057265851" calcext:value-type="float">
            <text:p>14057265851k</text:p>
          </table:table-cell>
          <table:table-cell table:style-name="ce16" table:formula="of:=ROUND(POWER(1+[.R$2]*0.01; [.$A139]) * [.R$1]; 1)" office:value-type="float" office:value="3740352793.5" calcext:value-type="float">
            <text:p>3740352794k</text:p>
          </table:table-cell>
          <table:table-cell table:style-name="ce16" table:formula="of:=ROUND(POWER(1+[.S$2]*0.01; [.$A139]) * [.S$1]; 1)" office:value-type="float" office:value="296097823.3" calcext:value-type="float">
            <text:p>296097823k</text:p>
          </table:table-cell>
          <table:table-cell table:style-name="ce16" table:formula="of:=ROUND(POWER(1+[.T$2]*0.01; [.$A139]) * [.T$1]; 1)" office:value-type="float" office:value="2560454.8" calcext:value-type="float">
            <text:p>2560455k</text:p>
          </table:table-cell>
          <table:table-cell table:style-name="ce16" table:formula="of:=ROUND(POWER(1+[.U$2]*0.01; [.$A139]) * [.U$1]; 1)" office:value-type="float" office:value="16183.5" calcext:value-type="float">
            <text:p>16184k</text:p>
          </table:table-cell>
          <table:table-cell table:style-name="ce16" table:formula="of:=ROUND(POWER(1+[.V$2]*0.01; [.$A139]) * [.V$1]; 1)" office:value-type="float" office:value="368.5" calcext:value-type="float">
            <text:p>369k</text:p>
          </table:table-cell>
          <table:table-cell table:style-name="ce9" table:formula="of:=ROUND(POWER(1+[.W$2]*0.01; [.$A139]) * [.W$1]; 1)" office:value-type="float" office:value="1182531633" calcext:value-type="float">
            <text:p>1182531633k</text:p>
          </table:table-cell>
          <table:table-cell table:style-name="ce16" table:formula="of:=ROUND(POWER(1+[.X$2]*0.01; [.$A139]) * [.X$1]; 1)" office:value-type="float" office:value="370122279.1" calcext:value-type="float">
            <text:p>370122279k</text:p>
          </table:table-cell>
          <table:table-cell table:style-name="ce16" table:formula="of:=ROUND(POWER(1+[.Y$2]*0.01; [.$A139]) * [.Y$1]; 1)" office:value-type="float" office:value="114665556.5" calcext:value-type="float">
            <text:p>114665557k</text:p>
          </table:table-cell>
          <table:table-cell table:style-name="ce16" table:formula="of:=ROUND(POWER(1+[.Z$2]*0.01; [.$A139]) * [.Z$1]; 1)" office:value-type="float" office:value="35155802.4" calcext:value-type="float">
            <text:p>35155802k</text:p>
          </table:table-cell>
          <table:table-cell table:style-name="ce16" table:formula="of:=ROUND(POWER(1+[.AA$2]*0.01; [.$A139]) * [.AA$1]; 1)" office:value-type="float" office:value="3200568.5" calcext:value-type="float">
            <text:p>3200569k</text:p>
          </table:table-cell>
          <table:table-cell table:style-name="ce16" table:formula="of:=ROUND(POWER(1+[.AB$2]*0.01; [.$A139]) * [.AB$1]; 1)" office:value-type="float" office:value="657.9" calcext:value-type="float">
            <text:p>658k</text:p>
          </table:table-cell>
          <table:table-cell table:style-name="ce16" table:formula="of:=ROUND(POWER(1+[.AC$2]*0.01; [.$A139]) * [.AC$1]; 1)" office:value-type="float" office:value="184.3" calcext:value-type="float">
            <text:p>184k</text:p>
          </table:table-cell>
          <table:table-cell table:number-columns-repeated="16355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9" table:formula="of:=ROUND(POWER(1+[.B$2]*0.01; [.$A140]) * [.B$1]; 1)" office:value-type="float" office:value="64310255954.6" calcext:value-type="float">
            <text:p>64310255955k</text:p>
          </table:table-cell>
          <table:table-cell table:style-name="ce16" table:formula="of:=ROUND(POWER(1+[.C$2]*0.01; [.$A140]) * [.C$1]; 1)" office:value-type="float" office:value="16447001045.7" calcext:value-type="float">
            <text:p>16447001046k</text:p>
          </table:table-cell>
          <table:table-cell table:style-name="ce16" table:formula="of:=ROUND(POWER(1+[.D$2]*0.01; [.$A140]) * [.D$1]; 1)" office:value-type="float" office:value="4338809240.4" calcext:value-type="float">
            <text:p>4338809240k</text:p>
          </table:table-cell>
          <table:table-cell table:style-name="ce16" table:formula="of:=ROUND(POWER(1+[.E$2]*0.01; [.$A140]) * [.E$1]; 1)" office:value-type="float" office:value="3471047392.3" calcext:value-type="float">
            <text:p>3471047392k</text:p>
          </table:table-cell>
          <table:table-cell table:style-name="ce16" table:formula="of:=ROUND(POWER(1+[.F$2]*0.01; [.$A140]) * [.F$1]; 1)" office:value-type="float" office:value="1087929102.3" calcext:value-type="float">
            <text:p>1087929102k</text:p>
          </table:table-cell>
          <table:table-cell table:style-name="ce16" table:formula="of:=ROUND(POWER(1+[.G$2]*0.01; [.$A140]) * [.G$1]; 1)" office:value-type="float" office:value="690.8" calcext:value-type="float">
            <text:p>691k</text:p>
          </table:table-cell>
          <table:table-cell table:style-name="ce16" table:formula="of:=ROUND(POWER(1+[.H$2]*0.01; [.$A140]) * [.H$1]; 1)" office:value-type="float" office:value="191.6" calcext:value-type="float">
            <text:p>192k</text:p>
          </table:table-cell>
          <table:table-cell table:style-name="ce9" table:formula="of:=ROUND(POWER(1+[.I$2]*0.01; [.$A140]) * [.I$1]; 1)" office:value-type="float" office:value="64310255954.6" calcext:value-type="float">
            <text:p>64310255955k</text:p>
          </table:table-cell>
          <table:table-cell table:style-name="ce16" table:formula="of:=ROUND(POWER(1+[.J$2]*0.01; [.$A140]) * [.J$1]; 1)" office:value-type="float" office:value="16447001045.7" calcext:value-type="float">
            <text:p>16447001046k</text:p>
          </table:table-cell>
          <table:table-cell table:style-name="ce16" table:formula="of:=ROUND(POWER(1+[.K$2]*0.01; [.$A140]) * [.K$1]; 1)" office:value-type="float" office:value="4338809240.4" calcext:value-type="float">
            <text:p>4338809240k</text:p>
          </table:table-cell>
          <table:table-cell table:style-name="ce16" table:formula="of:=ROUND(POWER(1+[.L$2]*0.01; [.$A140]) * [.L$1]; 1)" office:value-type="float" office:value="3471047392.3" calcext:value-type="float">
            <text:p>3471047392k</text:p>
          </table:table-cell>
          <table:table-cell table:style-name="ce16" table:formula="of:=ROUND(POWER(1+[.M$2]*0.01; [.$A140]) * [.M$1]; 1)" office:value-type="float" office:value="1087929102.3" calcext:value-type="float">
            <text:p>1087929102k</text:p>
          </table:table-cell>
          <table:table-cell table:style-name="ce16" table:formula="of:=ROUND(POWER(1+[.N$2]*0.01; [.$A140]) * [.N$1]; 1)" office:value-type="float" office:value="1036.2" calcext:value-type="float">
            <text:p>1036k</text:p>
          </table:table-cell>
          <table:table-cell table:style-name="ce16" table:formula="of:=ROUND(POWER(1+[.O$2]*0.01; [.$A140]) * [.O$1]; 1)" office:value-type="float" office:value="287.4" calcext:value-type="float">
            <text:p>287k</text:p>
          </table:table-cell>
          <table:table-cell table:style-name="ce9" table:formula="of:=ROUND(POWER(1+[.P$2]*0.01; [.$A140]) * [.P$1]; 1)" office:value-type="float" office:value="64310255954.6" calcext:value-type="float">
            <text:p>64310255955k</text:p>
          </table:table-cell>
          <table:table-cell table:style-name="ce16" table:formula="of:=ROUND(POWER(1+[.Q$2]*0.01; [.$A140]) * [.Q$1]; 1)" office:value-type="float" office:value="16447001045.7" calcext:value-type="float">
            <text:p>16447001046k</text:p>
          </table:table-cell>
          <table:table-cell table:style-name="ce16" table:formula="of:=ROUND(POWER(1+[.R$2]*0.01; [.$A140]) * [.R$1]; 1)" office:value-type="float" office:value="4338809240.4" calcext:value-type="float">
            <text:p>4338809240k</text:p>
          </table:table-cell>
          <table:table-cell table:style-name="ce16" table:formula="of:=ROUND(POWER(1+[.S$2]*0.01; [.$A140]) * [.S$1]; 1)" office:value-type="float" office:value="337551518.5" calcext:value-type="float">
            <text:p>337551519k</text:p>
          </table:table-cell>
          <table:table-cell table:style-name="ce16" table:formula="of:=ROUND(POWER(1+[.T$2]*0.01; [.$A140]) * [.T$1]; 1)" office:value-type="float" office:value="2816500.3" calcext:value-type="float">
            <text:p>2816500k</text:p>
          </table:table-cell>
          <table:table-cell table:style-name="ce16" table:formula="of:=ROUND(POWER(1+[.U$2]*0.01; [.$A140]) * [.U$1]; 1)" office:value-type="float" office:value="17316.3" calcext:value-type="float">
            <text:p>17316k</text:p>
          </table:table-cell>
          <table:table-cell table:style-name="ce16" table:formula="of:=ROUND(POWER(1+[.V$2]*0.01; [.$A140]) * [.V$1]; 1)" office:value-type="float" office:value="383.3" calcext:value-type="float">
            <text:p>383k</text:p>
          </table:table-cell>
          <table:table-cell table:style-name="ce9" table:formula="of:=ROUND(POWER(1+[.W$2]*0.01; [.$A140]) * [.W$1]; 1)" office:value-type="float" office:value="1359911377.9" calcext:value-type="float">
            <text:p>1359911378k</text:p>
          </table:table-cell>
          <table:table-cell table:style-name="ce16" table:formula="of:=ROUND(POWER(1+[.X$2]*0.01; [.$A140]) * [.X$1]; 1)" office:value-type="float" office:value="421939398.2" calcext:value-type="float">
            <text:p>421939398k</text:p>
          </table:table-cell>
          <table:table-cell table:style-name="ce16" table:formula="of:=ROUND(POWER(1+[.Y$2]*0.01; [.$A140]) * [.Y$1]; 1)" office:value-type="float" office:value="129572078.9" calcext:value-type="float">
            <text:p>129572079k</text:p>
          </table:table-cell>
          <table:table-cell table:style-name="ce16" table:formula="of:=ROUND(POWER(1+[.Z$2]*0.01; [.$A140]) * [.Z$1]; 1)" office:value-type="float" office:value="39374498.7" calcext:value-type="float">
            <text:p>39374499k</text:p>
          </table:table-cell>
          <table:table-cell table:style-name="ce16" table:formula="of:=ROUND(POWER(1+[.AA$2]*0.01; [.$A140]) * [.AA$1]; 1)" office:value-type="float" office:value="3520625.3" calcext:value-type="float">
            <text:p>3520625k</text:p>
          </table:table-cell>
          <table:table-cell table:style-name="ce16" table:formula="of:=ROUND(POWER(1+[.AB$2]*0.01; [.$A140]) * [.AB$1]; 1)" office:value-type="float" office:value="690.8" calcext:value-type="float">
            <text:p>691k</text:p>
          </table:table-cell>
          <table:table-cell table:style-name="ce16" table:formula="of:=ROUND(POWER(1+[.AC$2]*0.01; [.$A140]) * [.AC$1]; 1)" office:value-type="float" office:value="191.6" calcext:value-type="float">
            <text:p>192k</text:p>
          </table:table-cell>
          <table:table-cell table:number-columns-repeated="16355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9" table:formula="of:=ROUND(POWER(1+[.B$2]*0.01; [.$A141]) * [.B$1]; 1)" office:value-type="float" office:value="75886102026.4" calcext:value-type="float">
            <text:p>75886102026k</text:p>
          </table:table-cell>
          <table:table-cell table:style-name="ce16" table:formula="of:=ROUND(POWER(1+[.C$2]*0.01; [.$A141]) * [.C$1]; 1)" office:value-type="float" office:value="19242991223.4" calcext:value-type="float">
            <text:p>19242991223k</text:p>
          </table:table-cell>
          <table:table-cell table:style-name="ce16" table:formula="of:=ROUND(POWER(1+[.D$2]*0.01; [.$A141]) * [.D$1]; 1)" office:value-type="float" office:value="5033018718.9" calcext:value-type="float">
            <text:p>5033018719k</text:p>
          </table:table-cell>
          <table:table-cell table:style-name="ce16" table:formula="of:=ROUND(POWER(1+[.E$2]*0.01; [.$A141]) * [.E$1]; 1)" office:value-type="float" office:value="4026414975.1" calcext:value-type="float">
            <text:p>4026414975k</text:p>
          </table:table-cell>
          <table:table-cell table:style-name="ce16" table:formula="of:=ROUND(POWER(1+[.F$2]*0.01; [.$A141]) * [.F$1]; 1)" office:value-type="float" office:value="1251118467.7" calcext:value-type="float">
            <text:p>1251118468k</text:p>
          </table:table-cell>
          <table:table-cell table:style-name="ce16" table:formula="of:=ROUND(POWER(1+[.G$2]*0.01; [.$A141]) * [.G$1]; 1)" office:value-type="float" office:value="725.4" calcext:value-type="float">
            <text:p>725k</text:p>
          </table:table-cell>
          <table:table-cell table:style-name="ce16" table:formula="of:=ROUND(POWER(1+[.H$2]*0.01; [.$A141]) * [.H$1]; 1)" office:value-type="float" office:value="199.3" calcext:value-type="float">
            <text:p>199k</text:p>
          </table:table-cell>
          <table:table-cell table:style-name="ce9" table:formula="of:=ROUND(POWER(1+[.I$2]*0.01; [.$A141]) * [.I$1]; 1)" office:value-type="float" office:value="75886102026.4" calcext:value-type="float">
            <text:p>75886102026k</text:p>
          </table:table-cell>
          <table:table-cell table:style-name="ce16" table:formula="of:=ROUND(POWER(1+[.J$2]*0.01; [.$A141]) * [.J$1]; 1)" office:value-type="float" office:value="19242991223.4" calcext:value-type="float">
            <text:p>19242991223k</text:p>
          </table:table-cell>
          <table:table-cell table:style-name="ce16" table:formula="of:=ROUND(POWER(1+[.K$2]*0.01; [.$A141]) * [.K$1]; 1)" office:value-type="float" office:value="5033018718.9" calcext:value-type="float">
            <text:p>5033018719k</text:p>
          </table:table-cell>
          <table:table-cell table:style-name="ce16" table:formula="of:=ROUND(POWER(1+[.L$2]*0.01; [.$A141]) * [.L$1]; 1)" office:value-type="float" office:value="4026414975.1" calcext:value-type="float">
            <text:p>4026414975k</text:p>
          </table:table-cell>
          <table:table-cell table:style-name="ce16" table:formula="of:=ROUND(POWER(1+[.M$2]*0.01; [.$A141]) * [.M$1]; 1)" office:value-type="float" office:value="1251118467.7" calcext:value-type="float">
            <text:p>1251118468k</text:p>
          </table:table-cell>
          <table:table-cell table:style-name="ce16" table:formula="of:=ROUND(POWER(1+[.N$2]*0.01; [.$A141]) * [.N$1]; 1)" office:value-type="float" office:value="1088" calcext:value-type="float">
            <text:p>1088k</text:p>
          </table:table-cell>
          <table:table-cell table:style-name="ce16" table:formula="of:=ROUND(POWER(1+[.O$2]*0.01; [.$A141]) * [.O$1]; 1)" office:value-type="float" office:value="298.9" calcext:value-type="float">
            <text:p>299k</text:p>
          </table:table-cell>
          <table:table-cell table:style-name="ce9" table:formula="of:=ROUND(POWER(1+[.P$2]*0.01; [.$A141]) * [.P$1]; 1)" office:value-type="float" office:value="75886102026.4" calcext:value-type="float">
            <text:p>75886102026k</text:p>
          </table:table-cell>
          <table:table-cell table:style-name="ce16" table:formula="of:=ROUND(POWER(1+[.Q$2]*0.01; [.$A141]) * [.Q$1]; 1)" office:value-type="float" office:value="19242991223.4" calcext:value-type="float">
            <text:p>19242991223k</text:p>
          </table:table-cell>
          <table:table-cell table:style-name="ce16" table:formula="of:=ROUND(POWER(1+[.R$2]*0.01; [.$A141]) * [.R$1]; 1)" office:value-type="float" office:value="5033018718.9" calcext:value-type="float">
            <text:p>5033018719k</text:p>
          </table:table-cell>
          <table:table-cell table:style-name="ce16" table:formula="of:=ROUND(POWER(1+[.S$2]*0.01; [.$A141]) * [.S$1]; 1)" office:value-type="float" office:value="384808731.1" calcext:value-type="float">
            <text:p>384808731k</text:p>
          </table:table-cell>
          <table:table-cell table:style-name="ce16" table:formula="of:=ROUND(POWER(1+[.T$2]*0.01; [.$A141]) * [.T$1]; 1)" office:value-type="float" office:value="3098150.3" calcext:value-type="float">
            <text:p>3098150k</text:p>
          </table:table-cell>
          <table:table-cell table:style-name="ce16" table:formula="of:=ROUND(POWER(1+[.U$2]*0.01; [.$A141]) * [.U$1]; 1)" office:value-type="float" office:value="18528.5" calcext:value-type="float">
            <text:p>18529k</text:p>
          </table:table-cell>
          <table:table-cell table:style-name="ce16" table:formula="of:=ROUND(POWER(1+[.V$2]*0.01; [.$A141]) * [.V$1]; 1)" office:value-type="float" office:value="398.6" calcext:value-type="float">
            <text:p>399k</text:p>
          </table:table-cell>
          <table:table-cell table:style-name="ce9" table:formula="of:=ROUND(POWER(1+[.W$2]*0.01; [.$A141]) * [.W$1]; 1)" office:value-type="float" office:value="1563898084.6" calcext:value-type="float">
            <text:p>1563898085k</text:p>
          </table:table-cell>
          <table:table-cell table:style-name="ce16" table:formula="of:=ROUND(POWER(1+[.X$2]*0.01; [.$A141]) * [.X$1]; 1)" office:value-type="float" office:value="481010913.9" calcext:value-type="float">
            <text:p>481010914k</text:p>
          </table:table-cell>
          <table:table-cell table:style-name="ce16" table:formula="of:=ROUND(POWER(1+[.Y$2]*0.01; [.$A141]) * [.Y$1]; 1)" office:value-type="float" office:value="146416449.2" calcext:value-type="float">
            <text:p>146416449k</text:p>
          </table:table-cell>
          <table:table-cell table:style-name="ce16" table:formula="of:=ROUND(POWER(1+[.Z$2]*0.01; [.$A141]) * [.Z$1]; 1)" office:value-type="float" office:value="44099438.6" calcext:value-type="float">
            <text:p>44099439k</text:p>
          </table:table-cell>
          <table:table-cell table:style-name="ce16" table:formula="of:=ROUND(POWER(1+[.AA$2]*0.01; [.$A141]) * [.AA$1]; 1)" office:value-type="float" office:value="3872687.9" calcext:value-type="float">
            <text:p>3872688k</text:p>
          </table:table-cell>
          <table:table-cell table:style-name="ce16" table:formula="of:=ROUND(POWER(1+[.AB$2]*0.01; [.$A141]) * [.AB$1]; 1)" office:value-type="float" office:value="725.4" calcext:value-type="float">
            <text:p>725k</text:p>
          </table:table-cell>
          <table:table-cell table:style-name="ce16" table:formula="of:=ROUND(POWER(1+[.AC$2]*0.01; [.$A141]) * [.AC$1]; 1)" office:value-type="float" office:value="199.3" calcext:value-type="float">
            <text:p>199k</text:p>
          </table:table-cell>
          <table:table-cell table:number-columns-repeated="16355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9" table:formula="of:=ROUND(POWER(1+[.B$2]*0.01; [.$A142]) * [.B$1]; 1)" office:value-type="float" office:value="89545600391.1" calcext:value-type="float">
            <text:p>89545600391k</text:p>
          </table:table-cell>
          <table:table-cell table:style-name="ce16" table:formula="of:=ROUND(POWER(1+[.C$2]*0.01; [.$A142]) * [.C$1]; 1)" office:value-type="float" office:value="22514299731.4" calcext:value-type="float">
            <text:p>22514299731k</text:p>
          </table:table-cell>
          <table:table-cell table:style-name="ce16" table:formula="of:=ROUND(POWER(1+[.D$2]*0.01; [.$A142]) * [.D$1]; 1)" office:value-type="float" office:value="5838301713.9" calcext:value-type="float">
            <text:p>5838301714k</text:p>
          </table:table-cell>
          <table:table-cell table:style-name="ce16" table:formula="of:=ROUND(POWER(1+[.E$2]*0.01; [.$A142]) * [.E$1]; 1)" office:value-type="float" office:value="4670641371.1" calcext:value-type="float">
            <text:p>4670641371k</text:p>
          </table:table-cell>
          <table:table-cell table:style-name="ce16" table:formula="of:=ROUND(POWER(1+[.F$2]*0.01; [.$A142]) * [.F$1]; 1)" office:value-type="float" office:value="1438786237.8" calcext:value-type="float">
            <text:p>1438786238k</text:p>
          </table:table-cell>
          <table:table-cell table:style-name="ce16" table:formula="of:=ROUND(POWER(1+[.G$2]*0.01; [.$A142]) * [.G$1]; 1)" office:value-type="float" office:value="761.6" calcext:value-type="float">
            <text:p>762k</text:p>
          </table:table-cell>
          <table:table-cell table:style-name="ce16" table:formula="of:=ROUND(POWER(1+[.H$2]*0.01; [.$A142]) * [.H$1]; 1)" office:value-type="float" office:value="207.3" calcext:value-type="float">
            <text:p>207k</text:p>
          </table:table-cell>
          <table:table-cell table:style-name="ce9" table:formula="of:=ROUND(POWER(1+[.I$2]*0.01; [.$A142]) * [.I$1]; 1)" office:value-type="float" office:value="89545600391.1" calcext:value-type="float">
            <text:p>89545600391k</text:p>
          </table:table-cell>
          <table:table-cell table:style-name="ce16" table:formula="of:=ROUND(POWER(1+[.J$2]*0.01; [.$A142]) * [.J$1]; 1)" office:value-type="float" office:value="22514299731.4" calcext:value-type="float">
            <text:p>22514299731k</text:p>
          </table:table-cell>
          <table:table-cell table:style-name="ce16" table:formula="of:=ROUND(POWER(1+[.K$2]*0.01; [.$A142]) * [.K$1]; 1)" office:value-type="float" office:value="5838301713.9" calcext:value-type="float">
            <text:p>5838301714k</text:p>
          </table:table-cell>
          <table:table-cell table:style-name="ce16" table:formula="of:=ROUND(POWER(1+[.L$2]*0.01; [.$A142]) * [.L$1]; 1)" office:value-type="float" office:value="4670641371.1" calcext:value-type="float">
            <text:p>4670641371k</text:p>
          </table:table-cell>
          <table:table-cell table:style-name="ce16" table:formula="of:=ROUND(POWER(1+[.M$2]*0.01; [.$A142]) * [.M$1]; 1)" office:value-type="float" office:value="1438786237.8" calcext:value-type="float">
            <text:p>1438786238k</text:p>
          </table:table-cell>
          <table:table-cell table:style-name="ce16" table:formula="of:=ROUND(POWER(1+[.N$2]*0.01; [.$A142]) * [.N$1]; 1)" office:value-type="float" office:value="1142.4" calcext:value-type="float">
            <text:p>1142k</text:p>
          </table:table-cell>
          <table:table-cell table:style-name="ce16" table:formula="of:=ROUND(POWER(1+[.O$2]*0.01; [.$A142]) * [.O$1]; 1)" office:value-type="float" office:value="310.9" calcext:value-type="float">
            <text:p>311k</text:p>
          </table:table-cell>
          <table:table-cell table:style-name="ce9" table:formula="of:=ROUND(POWER(1+[.P$2]*0.01; [.$A142]) * [.P$1]; 1)" office:value-type="float" office:value="89545600391.1" calcext:value-type="float">
            <text:p>89545600391k</text:p>
          </table:table-cell>
          <table:table-cell table:style-name="ce16" table:formula="of:=ROUND(POWER(1+[.Q$2]*0.01; [.$A142]) * [.Q$1]; 1)" office:value-type="float" office:value="22514299731.4" calcext:value-type="float">
            <text:p>22514299731k</text:p>
          </table:table-cell>
          <table:table-cell table:style-name="ce16" table:formula="of:=ROUND(POWER(1+[.R$2]*0.01; [.$A142]) * [.R$1]; 1)" office:value-type="float" office:value="5838301713.9" calcext:value-type="float">
            <text:p>5838301714k</text:p>
          </table:table-cell>
          <table:table-cell table:style-name="ce16" table:formula="of:=ROUND(POWER(1+[.S$2]*0.01; [.$A142]) * [.S$1]; 1)" office:value-type="float" office:value="438681953.5" calcext:value-type="float">
            <text:p>438681954k</text:p>
          </table:table-cell>
          <table:table-cell table:style-name="ce16" table:formula="of:=ROUND(POWER(1+[.T$2]*0.01; [.$A142]) * [.T$1]; 1)" office:value-type="float" office:value="3407965.3" calcext:value-type="float">
            <text:p>3407965k</text:p>
          </table:table-cell>
          <table:table-cell table:style-name="ce16" table:formula="of:=ROUND(POWER(1+[.U$2]*0.01; [.$A142]) * [.U$1]; 1)" office:value-type="float" office:value="19825.5" calcext:value-type="float">
            <text:p>19826k</text:p>
          </table:table-cell>
          <table:table-cell table:style-name="ce16" table:formula="of:=ROUND(POWER(1+[.V$2]*0.01; [.$A142]) * [.V$1]; 1)" office:value-type="float" office:value="414.5" calcext:value-type="float">
            <text:p>415k</text:p>
          </table:table-cell>
          <table:table-cell table:style-name="ce9" table:formula="of:=ROUND(POWER(1+[.W$2]*0.01; [.$A142]) * [.W$1]; 1)" office:value-type="float" office:value="1798482797.3" calcext:value-type="float">
            <text:p>1798482797k</text:p>
          </table:table-cell>
          <table:table-cell table:style-name="ce16" table:formula="of:=ROUND(POWER(1+[.X$2]*0.01; [.$A142]) * [.X$1]; 1)" office:value-type="float" office:value="548352441.9" calcext:value-type="float">
            <text:p>548352442k</text:p>
          </table:table-cell>
          <table:table-cell table:style-name="ce16" table:formula="of:=ROUND(POWER(1+[.Y$2]*0.01; [.$A142]) * [.Y$1]; 1)" office:value-type="float" office:value="165450587.5" calcext:value-type="float">
            <text:p>165450588k</text:p>
          </table:table-cell>
          <table:table-cell table:style-name="ce16" table:formula="of:=ROUND(POWER(1+[.Z$2]*0.01; [.$A142]) * [.Z$1]; 1)" office:value-type="float" office:value="49391371.2" calcext:value-type="float">
            <text:p>49391371k</text:p>
          </table:table-cell>
          <table:table-cell table:style-name="ce16" table:formula="of:=ROUND(POWER(1+[.AA$2]*0.01; [.$A142]) * [.AA$1]; 1)" office:value-type="float" office:value="4259956.7" calcext:value-type="float">
            <text:p>4259957k</text:p>
          </table:table-cell>
          <table:table-cell table:style-name="ce16" table:formula="of:=ROUND(POWER(1+[.AB$2]*0.01; [.$A142]) * [.AB$1]; 1)" office:value-type="float" office:value="761.6" calcext:value-type="float">
            <text:p>762k</text:p>
          </table:table-cell>
          <table:table-cell table:style-name="ce16" table:formula="of:=ROUND(POWER(1+[.AC$2]*0.01; [.$A142]) * [.AC$1]; 1)" office:value-type="float" office:value="207.3" calcext:value-type="float">
            <text:p>207k</text:p>
          </table:table-cell>
          <table:table-cell table:number-columns-repeated="16355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9" table:formula="of:=ROUND(POWER(1+[.B$2]*0.01; [.$A143]) * [.B$1]; 1)" office:value-type="float" office:value="105663808461.5" calcext:value-type="float">
            <text:p>105663808462k</text:p>
          </table:table-cell>
          <table:table-cell table:style-name="ce16" table:formula="of:=ROUND(POWER(1+[.C$2]*0.01; [.$A143]) * [.C$1]; 1)" office:value-type="float" office:value="26341730685.7" calcext:value-type="float">
            <text:p>26341730686k</text:p>
          </table:table-cell>
          <table:table-cell table:style-name="ce16" table:formula="of:=ROUND(POWER(1+[.D$2]*0.01; [.$A143]) * [.D$1]; 1)" office:value-type="float" office:value="6772429988.1" calcext:value-type="float">
            <text:p>6772429988k</text:p>
          </table:table-cell>
          <table:table-cell table:style-name="ce16" table:formula="of:=ROUND(POWER(1+[.E$2]*0.01; [.$A143]) * [.E$1]; 1)" office:value-type="float" office:value="5417943990.5" calcext:value-type="float">
            <text:p>5417943991k</text:p>
          </table:table-cell>
          <table:table-cell table:style-name="ce16" table:formula="of:=ROUND(POWER(1+[.F$2]*0.01; [.$A143]) * [.F$1]; 1)" office:value-type="float" office:value="1654604173.5" calcext:value-type="float">
            <text:p>1654604174k</text:p>
          </table:table-cell>
          <table:table-cell table:style-name="ce16" table:formula="of:=ROUND(POWER(1+[.G$2]*0.01; [.$A143]) * [.G$1]; 1)" office:value-type="float" office:value="799.7" calcext:value-type="float">
            <text:p>800k</text:p>
          </table:table-cell>
          <table:table-cell table:style-name="ce16" table:formula="of:=ROUND(POWER(1+[.H$2]*0.01; [.$A143]) * [.H$1]; 1)" office:value-type="float" office:value="215.6" calcext:value-type="float">
            <text:p>216k</text:p>
          </table:table-cell>
          <table:table-cell table:style-name="ce9" table:formula="of:=ROUND(POWER(1+[.I$2]*0.01; [.$A143]) * [.I$1]; 1)" office:value-type="float" office:value="105663808461.5" calcext:value-type="float">
            <text:p>105663808462k</text:p>
          </table:table-cell>
          <table:table-cell table:style-name="ce16" table:formula="of:=ROUND(POWER(1+[.J$2]*0.01; [.$A143]) * [.J$1]; 1)" office:value-type="float" office:value="26341730685.7" calcext:value-type="float">
            <text:p>26341730686k</text:p>
          </table:table-cell>
          <table:table-cell table:style-name="ce16" table:formula="of:=ROUND(POWER(1+[.K$2]*0.01; [.$A143]) * [.K$1]; 1)" office:value-type="float" office:value="6772429988.1" calcext:value-type="float">
            <text:p>6772429988k</text:p>
          </table:table-cell>
          <table:table-cell table:style-name="ce16" table:formula="of:=ROUND(POWER(1+[.L$2]*0.01; [.$A143]) * [.L$1]; 1)" office:value-type="float" office:value="5417943990.5" calcext:value-type="float">
            <text:p>5417943991k</text:p>
          </table:table-cell>
          <table:table-cell table:style-name="ce16" table:formula="of:=ROUND(POWER(1+[.M$2]*0.01; [.$A143]) * [.M$1]; 1)" office:value-type="float" office:value="1654604173.5" calcext:value-type="float">
            <text:p>1654604174k</text:p>
          </table:table-cell>
          <table:table-cell table:style-name="ce16" table:formula="of:=ROUND(POWER(1+[.N$2]*0.01; [.$A143]) * [.N$1]; 1)" office:value-type="float" office:value="1199.6" calcext:value-type="float">
            <text:p>1200k</text:p>
          </table:table-cell>
          <table:table-cell table:style-name="ce16" table:formula="of:=ROUND(POWER(1+[.O$2]*0.01; [.$A143]) * [.O$1]; 1)" office:value-type="float" office:value="323.3" calcext:value-type="float">
            <text:p>323k</text:p>
          </table:table-cell>
          <table:table-cell table:style-name="ce9" table:formula="of:=ROUND(POWER(1+[.P$2]*0.01; [.$A143]) * [.P$1]; 1)" office:value-type="float" office:value="105663808461.5" calcext:value-type="float">
            <text:p>105663808462k</text:p>
          </table:table-cell>
          <table:table-cell table:style-name="ce16" table:formula="of:=ROUND(POWER(1+[.Q$2]*0.01; [.$A143]) * [.Q$1]; 1)" office:value-type="float" office:value="26341730685.7" calcext:value-type="float">
            <text:p>26341730686k</text:p>
          </table:table-cell>
          <table:table-cell table:style-name="ce16" table:formula="of:=ROUND(POWER(1+[.R$2]*0.01; [.$A143]) * [.R$1]; 1)" office:value-type="float" office:value="6772429988.1" calcext:value-type="float">
            <text:p>6772429988k</text:p>
          </table:table-cell>
          <table:table-cell table:style-name="ce16" table:formula="of:=ROUND(POWER(1+[.S$2]*0.01; [.$A143]) * [.S$1]; 1)" office:value-type="float" office:value="500097427" calcext:value-type="float">
            <text:p>500097427k</text:p>
          </table:table-cell>
          <table:table-cell table:style-name="ce16" table:formula="of:=ROUND(POWER(1+[.T$2]*0.01; [.$A143]) * [.T$1]; 1)" office:value-type="float" office:value="3748761.9" calcext:value-type="float">
            <text:p>3748762k</text:p>
          </table:table-cell>
          <table:table-cell table:style-name="ce16" table:formula="of:=ROUND(POWER(1+[.U$2]*0.01; [.$A143]) * [.U$1]; 1)" office:value-type="float" office:value="21213.3" calcext:value-type="float">
            <text:p>21213k</text:p>
          </table:table-cell>
          <table:table-cell table:style-name="ce16" table:formula="of:=ROUND(POWER(1+[.V$2]*0.01; [.$A143]) * [.V$1]; 1)" office:value-type="float" office:value="431.1" calcext:value-type="float">
            <text:p>431k</text:p>
          </table:table-cell>
          <table:table-cell table:style-name="ce9" table:formula="of:=ROUND(POWER(1+[.W$2]*0.01; [.$A143]) * [.W$1]; 1)" office:value-type="float" office:value="2068255216.9" calcext:value-type="float">
            <text:p>2068255217k</text:p>
          </table:table-cell>
          <table:table-cell table:style-name="ce16" table:formula="of:=ROUND(POWER(1+[.X$2]*0.01; [.$A143]) * [.X$1]; 1)" office:value-type="float" office:value="625121783.7" calcext:value-type="float">
            <text:p>625121784k</text:p>
          </table:table-cell>
          <table:table-cell table:style-name="ce16" table:formula="of:=ROUND(POWER(1+[.Y$2]*0.01; [.$A143]) * [.Y$1]; 1)" office:value-type="float" office:value="186959163.9" calcext:value-type="float">
            <text:p>186959164k</text:p>
          </table:table-cell>
          <table:table-cell table:style-name="ce16" table:formula="of:=ROUND(POWER(1+[.Z$2]*0.01; [.$A143]) * [.Z$1]; 1)" office:value-type="float" office:value="55318335.7" calcext:value-type="float">
            <text:p>55318336k</text:p>
          </table:table-cell>
          <table:table-cell table:style-name="ce16" table:formula="of:=ROUND(POWER(1+[.AA$2]*0.01; [.$A143]) * [.AA$1]; 1)" office:value-type="float" office:value="4685952.3" calcext:value-type="float">
            <text:p>4685952k</text:p>
          </table:table-cell>
          <table:table-cell table:style-name="ce16" table:formula="of:=ROUND(POWER(1+[.AB$2]*0.01; [.$A143]) * [.AB$1]; 1)" office:value-type="float" office:value="799.7" calcext:value-type="float">
            <text:p>800k</text:p>
          </table:table-cell>
          <table:table-cell table:style-name="ce16" table:formula="of:=ROUND(POWER(1+[.AC$2]*0.01; [.$A143]) * [.AC$1]; 1)" office:value-type="float" office:value="215.6" calcext:value-type="float">
            <text:p>216k</text:p>
          </table:table-cell>
          <table:table-cell table:number-columns-repeated="16355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9" table:formula="of:=ROUND(POWER(1+[.B$2]*0.01; [.$A144]) * [.B$1]; 1)" office:value-type="float" office:value="124683293984.6" calcext:value-type="float">
            <text:p>124683293985k</text:p>
          </table:table-cell>
          <table:table-cell table:style-name="ce16" table:formula="of:=ROUND(POWER(1+[.C$2]*0.01; [.$A144]) * [.C$1]; 1)" office:value-type="float" office:value="30819824902.3" calcext:value-type="float">
            <text:p>30819824902k</text:p>
          </table:table-cell>
          <table:table-cell table:style-name="ce16" table:formula="of:=ROUND(POWER(1+[.D$2]*0.01; [.$A144]) * [.D$1]; 1)" office:value-type="float" office:value="7856018786.2" calcext:value-type="float">
            <text:p>7856018786k</text:p>
          </table:table-cell>
          <table:table-cell table:style-name="ce16" table:formula="of:=ROUND(POWER(1+[.E$2]*0.01; [.$A144]) * [.E$1]; 1)" office:value-type="float" office:value="6284815029" calcext:value-type="float">
            <text:p>6284815029k</text:p>
          </table:table-cell>
          <table:table-cell table:style-name="ce16" table:formula="of:=ROUND(POWER(1+[.F$2]*0.01; [.$A144]) * [.F$1]; 1)" office:value-type="float" office:value="1902794799.5" calcext:value-type="float">
            <text:p>1902794800k</text:p>
          </table:table-cell>
          <table:table-cell table:style-name="ce16" table:formula="of:=ROUND(POWER(1+[.G$2]*0.01; [.$A144]) * [.G$1]; 1)" office:value-type="float" office:value="839.7" calcext:value-type="float">
            <text:p>840k</text:p>
          </table:table-cell>
          <table:table-cell table:style-name="ce16" table:formula="of:=ROUND(POWER(1+[.H$2]*0.01; [.$A144]) * [.H$1]; 1)" office:value-type="float" office:value="224.2" calcext:value-type="float">
            <text:p>224k</text:p>
          </table:table-cell>
          <table:table-cell table:style-name="ce9" table:formula="of:=ROUND(POWER(1+[.I$2]*0.01; [.$A144]) * [.I$1]; 1)" office:value-type="float" office:value="124683293984.6" calcext:value-type="float">
            <text:p>124683293985k</text:p>
          </table:table-cell>
          <table:table-cell table:style-name="ce16" table:formula="of:=ROUND(POWER(1+[.J$2]*0.01; [.$A144]) * [.J$1]; 1)" office:value-type="float" office:value="30819824902.3" calcext:value-type="float">
            <text:p>30819824902k</text:p>
          </table:table-cell>
          <table:table-cell table:style-name="ce16" table:formula="of:=ROUND(POWER(1+[.K$2]*0.01; [.$A144]) * [.K$1]; 1)" office:value-type="float" office:value="7856018786.2" calcext:value-type="float">
            <text:p>7856018786k</text:p>
          </table:table-cell>
          <table:table-cell table:style-name="ce16" table:formula="of:=ROUND(POWER(1+[.L$2]*0.01; [.$A144]) * [.L$1]; 1)" office:value-type="float" office:value="6284815029" calcext:value-type="float">
            <text:p>6284815029k</text:p>
          </table:table-cell>
          <table:table-cell table:style-name="ce16" table:formula="of:=ROUND(POWER(1+[.M$2]*0.01; [.$A144]) * [.M$1]; 1)" office:value-type="float" office:value="1902794799.5" calcext:value-type="float">
            <text:p>1902794800k</text:p>
          </table:table-cell>
          <table:table-cell table:style-name="ce16" table:formula="of:=ROUND(POWER(1+[.N$2]*0.01; [.$A144]) * [.N$1]; 1)" office:value-type="float" office:value="1259.5" calcext:value-type="float">
            <text:p>1260k</text:p>
          </table:table-cell>
          <table:table-cell table:style-name="ce16" table:formula="of:=ROUND(POWER(1+[.O$2]*0.01; [.$A144]) * [.O$1]; 1)" office:value-type="float" office:value="336.3" calcext:value-type="float">
            <text:p>336k</text:p>
          </table:table-cell>
          <table:table-cell table:style-name="ce9" table:formula="of:=ROUND(POWER(1+[.P$2]*0.01; [.$A144]) * [.P$1]; 1)" office:value-type="float" office:value="124683293984.6" calcext:value-type="float">
            <text:p>124683293985k</text:p>
          </table:table-cell>
          <table:table-cell table:style-name="ce16" table:formula="of:=ROUND(POWER(1+[.Q$2]*0.01; [.$A144]) * [.Q$1]; 1)" office:value-type="float" office:value="30819824902.3" calcext:value-type="float">
            <text:p>30819824902k</text:p>
          </table:table-cell>
          <table:table-cell table:style-name="ce16" table:formula="of:=ROUND(POWER(1+[.R$2]*0.01; [.$A144]) * [.R$1]; 1)" office:value-type="float" office:value="7856018786.2" calcext:value-type="float">
            <text:p>7856018786k</text:p>
          </table:table-cell>
          <table:table-cell table:style-name="ce16" table:formula="of:=ROUND(POWER(1+[.S$2]*0.01; [.$A144]) * [.S$1]; 1)" office:value-type="float" office:value="570111066.8" calcext:value-type="float">
            <text:p>570111067k</text:p>
          </table:table-cell>
          <table:table-cell table:style-name="ce16" table:formula="of:=ROUND(POWER(1+[.T$2]*0.01; [.$A144]) * [.T$1]; 1)" office:value-type="float" office:value="4123638.1" calcext:value-type="float">
            <text:p>4123638k</text:p>
          </table:table-cell>
          <table:table-cell table:style-name="ce16" table:formula="of:=ROUND(POWER(1+[.U$2]*0.01; [.$A144]) * [.U$1]; 1)" office:value-type="float" office:value="22698.2" calcext:value-type="float">
            <text:p>22698k</text:p>
          </table:table-cell>
          <table:table-cell table:style-name="ce16" table:formula="of:=ROUND(POWER(1+[.V$2]*0.01; [.$A144]) * [.V$1]; 1)" office:value-type="float" office:value="448.4" calcext:value-type="float">
            <text:p>448k</text:p>
          </table:table-cell>
          <table:table-cell table:style-name="ce9" table:formula="of:=ROUND(POWER(1+[.W$2]*0.01; [.$A144]) * [.W$1]; 1)" office:value-type="float" office:value="2378493499.4" calcext:value-type="float">
            <text:p>2378493499k</text:p>
          </table:table-cell>
          <table:table-cell table:style-name="ce16" table:formula="of:=ROUND(POWER(1+[.X$2]*0.01; [.$A144]) * [.X$1]; 1)" office:value-type="float" office:value="712638833.4" calcext:value-type="float">
            <text:p>712638833k</text:p>
          </table:table-cell>
          <table:table-cell table:style-name="ce16" table:formula="of:=ROUND(POWER(1+[.Y$2]*0.01; [.$A144]) * [.Y$1]; 1)" office:value-type="float" office:value="211263855.2" calcext:value-type="float">
            <text:p>211263855k</text:p>
          </table:table-cell>
          <table:table-cell table:style-name="ce16" table:formula="of:=ROUND(POWER(1+[.Z$2]*0.01; [.$A144]) * [.Z$1]; 1)" office:value-type="float" office:value="61956536" calcext:value-type="float">
            <text:p>61956536k</text:p>
          </table:table-cell>
          <table:table-cell table:style-name="ce16" table:formula="of:=ROUND(POWER(1+[.AA$2]*0.01; [.$A144]) * [.AA$1]; 1)" office:value-type="float" office:value="5154547.6" calcext:value-type="float">
            <text:p>5154548k</text:p>
          </table:table-cell>
          <table:table-cell table:style-name="ce16" table:formula="of:=ROUND(POWER(1+[.AB$2]*0.01; [.$A144]) * [.AB$1]; 1)" office:value-type="float" office:value="839.7" calcext:value-type="float">
            <text:p>840k</text:p>
          </table:table-cell>
          <table:table-cell table:style-name="ce16" table:formula="of:=ROUND(POWER(1+[.AC$2]*0.01; [.$A144]) * [.AC$1]; 1)" office:value-type="float" office:value="224.2" calcext:value-type="float">
            <text:p>224k</text:p>
          </table:table-cell>
          <table:table-cell table:number-columns-repeated="16355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9" table:formula="of:=ROUND(POWER(1+[.B$2]*0.01; [.$A145]) * [.B$1]; 1)" office:value-type="float" office:value="147126286901.8" calcext:value-type="float">
            <text:p>147126286902k</text:p>
          </table:table-cell>
          <table:table-cell table:style-name="ce16" table:formula="of:=ROUND(POWER(1+[.C$2]*0.01; [.$A145]) * [.C$1]; 1)" office:value-type="float" office:value="36059195135.7" calcext:value-type="float">
            <text:p>36059195136k</text:p>
          </table:table-cell>
          <table:table-cell table:style-name="ce16" table:formula="of:=ROUND(POWER(1+[.D$2]*0.01; [.$A145]) * [.D$1]; 1)" office:value-type="float" office:value="9112981792" calcext:value-type="float">
            <text:p>9112981792k</text:p>
          </table:table-cell>
          <table:table-cell table:style-name="ce16" table:formula="of:=ROUND(POWER(1+[.E$2]*0.01; [.$A145]) * [.E$1]; 1)" office:value-type="float" office:value="7290385433.6" calcext:value-type="float">
            <text:p>7290385434k</text:p>
          </table:table-cell>
          <table:table-cell table:style-name="ce16" table:formula="of:=ROUND(POWER(1+[.F$2]*0.01; [.$A145]) * [.F$1]; 1)" office:value-type="float" office:value="2188214019.4" calcext:value-type="float">
            <text:p>2188214019k</text:p>
          </table:table-cell>
          <table:table-cell table:style-name="ce16" table:formula="of:=ROUND(POWER(1+[.G$2]*0.01; [.$A145]) * [.G$1]; 1)" office:value-type="float" office:value="881.7" calcext:value-type="float">
            <text:p>882k</text:p>
          </table:table-cell>
          <table:table-cell table:style-name="ce16" table:formula="of:=ROUND(POWER(1+[.H$2]*0.01; [.$A145]) * [.H$1]; 1)" office:value-type="float" office:value="233.1" calcext:value-type="float">
            <text:p>233k</text:p>
          </table:table-cell>
          <table:table-cell table:style-name="ce9" table:formula="of:=ROUND(POWER(1+[.I$2]*0.01; [.$A145]) * [.I$1]; 1)" office:value-type="float" office:value="147126286901.8" calcext:value-type="float">
            <text:p>147126286902k</text:p>
          </table:table-cell>
          <table:table-cell table:style-name="ce16" table:formula="of:=ROUND(POWER(1+[.J$2]*0.01; [.$A145]) * [.J$1]; 1)" office:value-type="float" office:value="36059195135.7" calcext:value-type="float">
            <text:p>36059195136k</text:p>
          </table:table-cell>
          <table:table-cell table:style-name="ce16" table:formula="of:=ROUND(POWER(1+[.K$2]*0.01; [.$A145]) * [.K$1]; 1)" office:value-type="float" office:value="9112981792" calcext:value-type="float">
            <text:p>9112981792k</text:p>
          </table:table-cell>
          <table:table-cell table:style-name="ce16" table:formula="of:=ROUND(POWER(1+[.L$2]*0.01; [.$A145]) * [.L$1]; 1)" office:value-type="float" office:value="7290385433.6" calcext:value-type="float">
            <text:p>7290385434k</text:p>
          </table:table-cell>
          <table:table-cell table:style-name="ce16" table:formula="of:=ROUND(POWER(1+[.M$2]*0.01; [.$A145]) * [.M$1]; 1)" office:value-type="float" office:value="2188214019.4" calcext:value-type="float">
            <text:p>2188214019k</text:p>
          </table:table-cell>
          <table:table-cell table:style-name="ce16" table:formula="of:=ROUND(POWER(1+[.N$2]*0.01; [.$A145]) * [.N$1]; 1)" office:value-type="float" office:value="1322.5" calcext:value-type="float">
            <text:p>1323k</text:p>
          </table:table-cell>
          <table:table-cell table:style-name="ce16" table:formula="of:=ROUND(POWER(1+[.O$2]*0.01; [.$A145]) * [.O$1]; 1)" office:value-type="float" office:value="349.7" calcext:value-type="float">
            <text:p>350k</text:p>
          </table:table-cell>
          <table:table-cell table:style-name="ce9" table:formula="of:=ROUND(POWER(1+[.P$2]*0.01; [.$A145]) * [.P$1]; 1)" office:value-type="float" office:value="147126286901.8" calcext:value-type="float">
            <text:p>147126286902k</text:p>
          </table:table-cell>
          <table:table-cell table:style-name="ce16" table:formula="of:=ROUND(POWER(1+[.Q$2]*0.01; [.$A145]) * [.Q$1]; 1)" office:value-type="float" office:value="36059195135.7" calcext:value-type="float">
            <text:p>36059195136k</text:p>
          </table:table-cell>
          <table:table-cell table:style-name="ce16" table:formula="of:=ROUND(POWER(1+[.R$2]*0.01; [.$A145]) * [.R$1]; 1)" office:value-type="float" office:value="9112981792" calcext:value-type="float">
            <text:p>9112981792k</text:p>
          </table:table-cell>
          <table:table-cell table:style-name="ce16" table:formula="of:=ROUND(POWER(1+[.S$2]*0.01; [.$A145]) * [.S$1]; 1)" office:value-type="float" office:value="649926616.1" calcext:value-type="float">
            <text:p>649926616k</text:p>
          </table:table-cell>
          <table:table-cell table:style-name="ce16" table:formula="of:=ROUND(POWER(1+[.T$2]*0.01; [.$A145]) * [.T$1]; 1)" office:value-type="float" office:value="4536001.9" calcext:value-type="float">
            <text:p>4536002k</text:p>
          </table:table-cell>
          <table:table-cell table:style-name="ce16" table:formula="of:=ROUND(POWER(1+[.U$2]*0.01; [.$A145]) * [.U$1]; 1)" office:value-type="float" office:value="24287.1" calcext:value-type="float">
            <text:p>24287k</text:p>
          </table:table-cell>
          <table:table-cell table:style-name="ce16" table:formula="of:=ROUND(POWER(1+[.V$2]*0.01; [.$A145]) * [.V$1]; 1)" office:value-type="float" office:value="466.3" calcext:value-type="float">
            <text:p>466k</text:p>
          </table:table-cell>
          <table:table-cell table:style-name="ce9" table:formula="of:=ROUND(POWER(1+[.W$2]*0.01; [.$A145]) * [.W$1]; 1)" office:value-type="float" office:value="2735267524.3" calcext:value-type="float">
            <text:p>2735267524k</text:p>
          </table:table-cell>
          <table:table-cell table:style-name="ce16" table:formula="of:=ROUND(POWER(1+[.X$2]*0.01; [.$A145]) * [.X$1]; 1)" office:value-type="float" office:value="812408270.1" calcext:value-type="float">
            <text:p>812408270k</text:p>
          </table:table-cell>
          <table:table-cell table:style-name="ce16" table:formula="of:=ROUND(POWER(1+[.Y$2]*0.01; [.$A145]) * [.Y$1]; 1)" office:value-type="float" office:value="238728156.4" calcext:value-type="float">
            <text:p>238728156k</text:p>
          </table:table-cell>
          <table:table-cell table:style-name="ce16" table:formula="of:=ROUND(POWER(1+[.Z$2]*0.01; [.$A145]) * [.Z$1]; 1)" office:value-type="float" office:value="69391320.4" calcext:value-type="float">
            <text:p>69391320k</text:p>
          </table:table-cell>
          <table:table-cell table:style-name="ce16" table:formula="of:=ROUND(POWER(1+[.AA$2]*0.01; [.$A145]) * [.AA$1]; 1)" office:value-type="float" office:value="5670002.3" calcext:value-type="float">
            <text:p>5670002k</text:p>
          </table:table-cell>
          <table:table-cell table:style-name="ce16" table:formula="of:=ROUND(POWER(1+[.AB$2]*0.01; [.$A145]) * [.AB$1]; 1)" office:value-type="float" office:value="881.7" calcext:value-type="float">
            <text:p>882k</text:p>
          </table:table-cell>
          <table:table-cell table:style-name="ce16" table:formula="of:=ROUND(POWER(1+[.AC$2]*0.01; [.$A145]) * [.AC$1]; 1)" office:value-type="float" office:value="233.1" calcext:value-type="float">
            <text:p>233k</text:p>
          </table:table-cell>
          <table:table-cell table:number-columns-repeated="16355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9" table:formula="of:=ROUND(POWER(1+[.B$2]*0.01; [.$A146]) * [.B$1]; 1)" office:value-type="float" office:value="173609018544.2" calcext:value-type="float">
            <text:p>173609018544k</text:p>
          </table:table-cell>
          <table:table-cell table:style-name="ce16" table:formula="of:=ROUND(POWER(1+[.C$2]*0.01; [.$A146]) * [.C$1]; 1)" office:value-type="float" office:value="42189258308.8" calcext:value-type="float">
            <text:p>42189258309k</text:p>
          </table:table-cell>
          <table:table-cell table:style-name="ce16" table:formula="of:=ROUND(POWER(1+[.D$2]*0.01; [.$A146]) * [.D$1]; 1)" office:value-type="float" office:value="10571058878.7" calcext:value-type="float">
            <text:p>10571058879k</text:p>
          </table:table-cell>
          <table:table-cell table:style-name="ce16" table:formula="of:=ROUND(POWER(1+[.E$2]*0.01; [.$A146]) * [.E$1]; 1)" office:value-type="float" office:value="8456847103" calcext:value-type="float">
            <text:p>8456847103k</text:p>
          </table:table-cell>
          <table:table-cell table:style-name="ce16" table:formula="of:=ROUND(POWER(1+[.F$2]*0.01; [.$A146]) * [.F$1]; 1)" office:value-type="float" office:value="2516446122.4" calcext:value-type="float">
            <text:p>2516446122k</text:p>
          </table:table-cell>
          <table:table-cell table:style-name="ce16" table:formula="of:=ROUND(POWER(1+[.G$2]*0.01; [.$A146]) * [.G$1]; 1)" office:value-type="float" office:value="925.8" calcext:value-type="float">
            <text:p>926k</text:p>
          </table:table-cell>
          <table:table-cell table:style-name="ce16" table:formula="of:=ROUND(POWER(1+[.H$2]*0.01; [.$A146]) * [.H$1]; 1)" office:value-type="float" office:value="242.5" calcext:value-type="float">
            <text:p>243k</text:p>
          </table:table-cell>
          <table:table-cell table:style-name="ce9" table:formula="of:=ROUND(POWER(1+[.I$2]*0.01; [.$A146]) * [.I$1]; 1)" office:value-type="float" office:value="173609018544.2" calcext:value-type="float">
            <text:p>173609018544k</text:p>
          </table:table-cell>
          <table:table-cell table:style-name="ce16" table:formula="of:=ROUND(POWER(1+[.J$2]*0.01; [.$A146]) * [.J$1]; 1)" office:value-type="float" office:value="42189258308.8" calcext:value-type="float">
            <text:p>42189258309k</text:p>
          </table:table-cell>
          <table:table-cell table:style-name="ce16" table:formula="of:=ROUND(POWER(1+[.K$2]*0.01; [.$A146]) * [.K$1]; 1)" office:value-type="float" office:value="10571058878.7" calcext:value-type="float">
            <text:p>10571058879k</text:p>
          </table:table-cell>
          <table:table-cell table:style-name="ce16" table:formula="of:=ROUND(POWER(1+[.L$2]*0.01; [.$A146]) * [.L$1]; 1)" office:value-type="float" office:value="8456847103" calcext:value-type="float">
            <text:p>8456847103k</text:p>
          </table:table-cell>
          <table:table-cell table:style-name="ce16" table:formula="of:=ROUND(POWER(1+[.M$2]*0.01; [.$A146]) * [.M$1]; 1)" office:value-type="float" office:value="2516446122.4" calcext:value-type="float">
            <text:p>2516446122k</text:p>
          </table:table-cell>
          <table:table-cell table:style-name="ce16" table:formula="of:=ROUND(POWER(1+[.N$2]*0.01; [.$A146]) * [.N$1]; 1)" office:value-type="float" office:value="1388.7" calcext:value-type="float">
            <text:p>1389k</text:p>
          </table:table-cell>
          <table:table-cell table:style-name="ce16" table:formula="of:=ROUND(POWER(1+[.O$2]*0.01; [.$A146]) * [.O$1]; 1)" office:value-type="float" office:value="363.7" calcext:value-type="float">
            <text:p>364k</text:p>
          </table:table-cell>
          <table:table-cell table:style-name="ce9" table:formula="of:=ROUND(POWER(1+[.P$2]*0.01; [.$A146]) * [.P$1]; 1)" office:value-type="float" office:value="173609018544.2" calcext:value-type="float">
            <text:p>173609018544k</text:p>
          </table:table-cell>
          <table:table-cell table:style-name="ce16" table:formula="of:=ROUND(POWER(1+[.Q$2]*0.01; [.$A146]) * [.Q$1]; 1)" office:value-type="float" office:value="42189258308.8" calcext:value-type="float">
            <text:p>42189258309k</text:p>
          </table:table-cell>
          <table:table-cell table:style-name="ce16" table:formula="of:=ROUND(POWER(1+[.R$2]*0.01; [.$A146]) * [.R$1]; 1)" office:value-type="float" office:value="10571058878.7" calcext:value-type="float">
            <text:p>10571058879k</text:p>
          </table:table-cell>
          <table:table-cell table:style-name="ce16" table:formula="of:=ROUND(POWER(1+[.S$2]*0.01; [.$A146]) * [.S$1]; 1)" office:value-type="float" office:value="740916342.4" calcext:value-type="float">
            <text:p>740916342k</text:p>
          </table:table-cell>
          <table:table-cell table:style-name="ce16" table:formula="of:=ROUND(POWER(1+[.T$2]*0.01; [.$A146]) * [.T$1]; 1)" office:value-type="float" office:value="4989602" calcext:value-type="float">
            <text:p>4989602k</text:p>
          </table:table-cell>
          <table:table-cell table:style-name="ce16" table:formula="of:=ROUND(POWER(1+[.U$2]*0.01; [.$A146]) * [.U$1]; 1)" office:value-type="float" office:value="25987.2" calcext:value-type="float">
            <text:p>25987k</text:p>
          </table:table-cell>
          <table:table-cell table:style-name="ce16" table:formula="of:=ROUND(POWER(1+[.V$2]*0.01; [.$A146]) * [.V$1]; 1)" office:value-type="float" office:value="485" calcext:value-type="float">
            <text:p>485k</text:p>
          </table:table-cell>
          <table:table-cell table:style-name="ce9" table:formula="of:=ROUND(POWER(1+[.W$2]*0.01; [.$A146]) * [.W$1]; 1)" office:value-type="float" office:value="3145557653" calcext:value-type="float">
            <text:p>3145557653k</text:p>
          </table:table-cell>
          <table:table-cell table:style-name="ce16" table:formula="of:=ROUND(POWER(1+[.X$2]*0.01; [.$A146]) * [.X$1]; 1)" office:value-type="float" office:value="926145427.9" calcext:value-type="float">
            <text:p>926145428k</text:p>
          </table:table-cell>
          <table:table-cell table:style-name="ce16" table:formula="of:=ROUND(POWER(1+[.Y$2]*0.01; [.$A146]) * [.Y$1]; 1)" office:value-type="float" office:value="269762816.7" calcext:value-type="float">
            <text:p>269762817k</text:p>
          </table:table-cell>
          <table:table-cell table:style-name="ce16" table:formula="of:=ROUND(POWER(1+[.Z$2]*0.01; [.$A146]) * [.Z$1]; 1)" office:value-type="float" office:value="77718278.8" calcext:value-type="float">
            <text:p>77718279k</text:p>
          </table:table-cell>
          <table:table-cell table:style-name="ce16" table:formula="of:=ROUND(POWER(1+[.AA$2]*0.01; [.$A146]) * [.AA$1]; 1)" office:value-type="float" office:value="6237002.6" calcext:value-type="float">
            <text:p>6237003k</text:p>
          </table:table-cell>
          <table:table-cell table:style-name="ce16" table:formula="of:=ROUND(POWER(1+[.AB$2]*0.01; [.$A146]) * [.AB$1]; 1)" office:value-type="float" office:value="925.8" calcext:value-type="float">
            <text:p>926k</text:p>
          </table:table-cell>
          <table:table-cell table:style-name="ce16" table:formula="of:=ROUND(POWER(1+[.AC$2]*0.01; [.$A146]) * [.AC$1]; 1)" office:value-type="float" office:value="242.5" calcext:value-type="float">
            <text:p>243k</text:p>
          </table:table-cell>
          <table:table-cell table:number-columns-repeated="16355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9" table:formula="of:=ROUND(POWER(1+[.B$2]*0.01; [.$A147]) * [.B$1]; 1)" office:value-type="float" office:value="204858641882.1" calcext:value-type="float">
            <text:p>204858641882k</text:p>
          </table:table-cell>
          <table:table-cell table:style-name="ce16" table:formula="of:=ROUND(POWER(1+[.C$2]*0.01; [.$A147]) * [.C$1]; 1)" office:value-type="float" office:value="49361432221.3" calcext:value-type="float">
            <text:p>49361432221k</text:p>
          </table:table-cell>
          <table:table-cell table:style-name="ce16" table:formula="of:=ROUND(POWER(1+[.D$2]*0.01; [.$A147]) * [.D$1]; 1)" office:value-type="float" office:value="12262428299.3" calcext:value-type="float">
            <text:p>12262428299k</text:p>
          </table:table-cell>
          <table:table-cell table:style-name="ce16" table:formula="of:=ROUND(POWER(1+[.E$2]*0.01; [.$A147]) * [.E$1]; 1)" office:value-type="float" office:value="9809942639.5" calcext:value-type="float">
            <text:p>9809942640k</text:p>
          </table:table-cell>
          <table:table-cell table:style-name="ce16" table:formula="of:=ROUND(POWER(1+[.F$2]*0.01; [.$A147]) * [.F$1]; 1)" office:value-type="float" office:value="2893913040.7" calcext:value-type="float">
            <text:p>2893913041k</text:p>
          </table:table-cell>
          <table:table-cell table:style-name="ce16" table:formula="of:=ROUND(POWER(1+[.G$2]*0.01; [.$A147]) * [.G$1]; 1)" office:value-type="float" office:value="972.1" calcext:value-type="float">
            <text:p>972k</text:p>
          </table:table-cell>
          <table:table-cell table:style-name="ce16" table:formula="of:=ROUND(POWER(1+[.H$2]*0.01; [.$A147]) * [.H$1]; 1)" office:value-type="float" office:value="252.2" calcext:value-type="float">
            <text:p>252k</text:p>
          </table:table-cell>
          <table:table-cell table:style-name="ce9" table:formula="of:=ROUND(POWER(1+[.I$2]*0.01; [.$A147]) * [.I$1]; 1)" office:value-type="float" office:value="204858641882.1" calcext:value-type="float">
            <text:p>204858641882k</text:p>
          </table:table-cell>
          <table:table-cell table:style-name="ce16" table:formula="of:=ROUND(POWER(1+[.J$2]*0.01; [.$A147]) * [.J$1]; 1)" office:value-type="float" office:value="49361432221.3" calcext:value-type="float">
            <text:p>49361432221k</text:p>
          </table:table-cell>
          <table:table-cell table:style-name="ce16" table:formula="of:=ROUND(POWER(1+[.K$2]*0.01; [.$A147]) * [.K$1]; 1)" office:value-type="float" office:value="12262428299.3" calcext:value-type="float">
            <text:p>12262428299k</text:p>
          </table:table-cell>
          <table:table-cell table:style-name="ce16" table:formula="of:=ROUND(POWER(1+[.L$2]*0.01; [.$A147]) * [.L$1]; 1)" office:value-type="float" office:value="9809942639.5" calcext:value-type="float">
            <text:p>9809942640k</text:p>
          </table:table-cell>
          <table:table-cell table:style-name="ce16" table:formula="of:=ROUND(POWER(1+[.M$2]*0.01; [.$A147]) * [.M$1]; 1)" office:value-type="float" office:value="2893913040.7" calcext:value-type="float">
            <text:p>2893913041k</text:p>
          </table:table-cell>
          <table:table-cell table:style-name="ce16" table:formula="of:=ROUND(POWER(1+[.N$2]*0.01; [.$A147]) * [.N$1]; 1)" office:value-type="float" office:value="1458.1" calcext:value-type="float">
            <text:p>1458k</text:p>
          </table:table-cell>
          <table:table-cell table:style-name="ce16" table:formula="of:=ROUND(POWER(1+[.O$2]*0.01; [.$A147]) * [.O$1]; 1)" office:value-type="float" office:value="378.3" calcext:value-type="float">
            <text:p>378k</text:p>
          </table:table-cell>
          <table:table-cell table:style-name="ce9" table:formula="of:=ROUND(POWER(1+[.P$2]*0.01; [.$A147]) * [.P$1]; 1)" office:value-type="float" office:value="204858641882.1" calcext:value-type="float">
            <text:p>204858641882k</text:p>
          </table:table-cell>
          <table:table-cell table:style-name="ce16" table:formula="of:=ROUND(POWER(1+[.Q$2]*0.01; [.$A147]) * [.Q$1]; 1)" office:value-type="float" office:value="49361432221.3" calcext:value-type="float">
            <text:p>49361432221k</text:p>
          </table:table-cell>
          <table:table-cell table:style-name="ce16" table:formula="of:=ROUND(POWER(1+[.R$2]*0.01; [.$A147]) * [.R$1]; 1)" office:value-type="float" office:value="12262428299.3" calcext:value-type="float">
            <text:p>12262428299k</text:p>
          </table:table-cell>
          <table:table-cell table:style-name="ce16" table:formula="of:=ROUND(POWER(1+[.S$2]*0.01; [.$A147]) * [.S$1]; 1)" office:value-type="float" office:value="844644630.3" calcext:value-type="float">
            <text:p>844644630k</text:p>
          </table:table-cell>
          <table:table-cell table:style-name="ce16" table:formula="of:=ROUND(POWER(1+[.T$2]*0.01; [.$A147]) * [.T$1]; 1)" office:value-type="float" office:value="5488562.3" calcext:value-type="float">
            <text:p>5488562k</text:p>
          </table:table-cell>
          <table:table-cell table:style-name="ce16" table:formula="of:=ROUND(POWER(1+[.U$2]*0.01; [.$A147]) * [.U$1]; 1)" office:value-type="float" office:value="27806.3" calcext:value-type="float">
            <text:p>27806k</text:p>
          </table:table-cell>
          <table:table-cell table:style-name="ce16" table:formula="of:=ROUND(POWER(1+[.V$2]*0.01; [.$A147]) * [.V$1]; 1)" office:value-type="float" office:value="504.3" calcext:value-type="float">
            <text:p>504k</text:p>
          </table:table-cell>
          <table:table-cell table:style-name="ce9" table:formula="of:=ROUND(POWER(1+[.W$2]*0.01; [.$A147]) * [.W$1]; 1)" office:value-type="float" office:value="3617391300.9" calcext:value-type="float">
            <text:p>3617391301k</text:p>
          </table:table-cell>
          <table:table-cell table:style-name="ce16" table:formula="of:=ROUND(POWER(1+[.X$2]*0.01; [.$A147]) * [.X$1]; 1)" office:value-type="float" office:value="1055805787.9" calcext:value-type="float">
            <text:p>1055805788k</text:p>
          </table:table-cell>
          <table:table-cell table:style-name="ce16" table:formula="of:=ROUND(POWER(1+[.Y$2]*0.01; [.$A147]) * [.Y$1]; 1)" office:value-type="float" office:value="304831982.9" calcext:value-type="float">
            <text:p>304831983k</text:p>
          </table:table-cell>
          <table:table-cell table:style-name="ce16" table:formula="of:=ROUND(POWER(1+[.Z$2]*0.01; [.$A147]) * [.Z$1]; 1)" office:value-type="float" office:value="87044472.2" calcext:value-type="float">
            <text:p>87044472k</text:p>
          </table:table-cell>
          <table:table-cell table:style-name="ce16" table:formula="of:=ROUND(POWER(1+[.AA$2]*0.01; [.$A147]) * [.AA$1]; 1)" office:value-type="float" office:value="6860702.8" calcext:value-type="float">
            <text:p>6860703k</text:p>
          </table:table-cell>
          <table:table-cell table:style-name="ce16" table:formula="of:=ROUND(POWER(1+[.AB$2]*0.01; [.$A147]) * [.AB$1]; 1)" office:value-type="float" office:value="972.1" calcext:value-type="float">
            <text:p>972k</text:p>
          </table:table-cell>
          <table:table-cell table:style-name="ce16" table:formula="of:=ROUND(POWER(1+[.AC$2]*0.01; [.$A147]) * [.AC$1]; 1)" office:value-type="float" office:value="252.2" calcext:value-type="float">
            <text:p>252k</text:p>
          </table:table-cell>
          <table:table-cell table:number-columns-repeated="16355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9" table:formula="of:=ROUND(POWER(1+[.B$2]*0.01; [.$A148]) * [.B$1]; 1)" office:value-type="float" office:value="241733197420.9" calcext:value-type="float">
            <text:p>241733197421k</text:p>
          </table:table-cell>
          <table:table-cell table:style-name="ce16" table:formula="of:=ROUND(POWER(1+[.C$2]*0.01; [.$A148]) * [.C$1]; 1)" office:value-type="float" office:value="57752875698.9" calcext:value-type="float">
            <text:p>57752875699k</text:p>
          </table:table-cell>
          <table:table-cell table:style-name="ce16" table:formula="of:=ROUND(POWER(1+[.D$2]*0.01; [.$A148]) * [.D$1]; 1)" office:value-type="float" office:value="14224416827.2" calcext:value-type="float">
            <text:p>14224416827k</text:p>
          </table:table-cell>
          <table:table-cell table:style-name="ce16" table:formula="of:=ROUND(POWER(1+[.E$2]*0.01; [.$A148]) * [.E$1]; 1)" office:value-type="float" office:value="11379533461.8" calcext:value-type="float">
            <text:p>11379533462k</text:p>
          </table:table-cell>
          <table:table-cell table:style-name="ce16" table:formula="of:=ROUND(POWER(1+[.F$2]*0.01; [.$A148]) * [.F$1]; 1)" office:value-type="float" office:value="3327999996.8" calcext:value-type="float">
            <text:p>3327999997k</text:p>
          </table:table-cell>
          <table:table-cell table:style-name="ce16" table:formula="of:=ROUND(POWER(1+[.G$2]*0.01; [.$A148]) * [.G$1]; 1)" office:value-type="float" office:value="1020.7" calcext:value-type="float">
            <text:p>1021k</text:p>
          </table:table-cell>
          <table:table-cell table:style-name="ce16" table:formula="of:=ROUND(POWER(1+[.H$2]*0.01; [.$A148]) * [.H$1]; 1)" office:value-type="float" office:value="262.3" calcext:value-type="float">
            <text:p>262k</text:p>
          </table:table-cell>
          <table:table-cell table:style-name="ce9" table:formula="of:=ROUND(POWER(1+[.I$2]*0.01; [.$A148]) * [.I$1]; 1)" office:value-type="float" office:value="241733197420.9" calcext:value-type="float">
            <text:p>241733197421k</text:p>
          </table:table-cell>
          <table:table-cell table:style-name="ce16" table:formula="of:=ROUND(POWER(1+[.J$2]*0.01; [.$A148]) * [.J$1]; 1)" office:value-type="float" office:value="57752875698.9" calcext:value-type="float">
            <text:p>57752875699k</text:p>
          </table:table-cell>
          <table:table-cell table:style-name="ce16" table:formula="of:=ROUND(POWER(1+[.K$2]*0.01; [.$A148]) * [.K$1]; 1)" office:value-type="float" office:value="14224416827.2" calcext:value-type="float">
            <text:p>14224416827k</text:p>
          </table:table-cell>
          <table:table-cell table:style-name="ce16" table:formula="of:=ROUND(POWER(1+[.L$2]*0.01; [.$A148]) * [.L$1]; 1)" office:value-type="float" office:value="11379533461.8" calcext:value-type="float">
            <text:p>11379533462k</text:p>
          </table:table-cell>
          <table:table-cell table:style-name="ce16" table:formula="of:=ROUND(POWER(1+[.M$2]*0.01; [.$A148]) * [.M$1]; 1)" office:value-type="float" office:value="3327999996.8" calcext:value-type="float">
            <text:p>3327999997k</text:p>
          </table:table-cell>
          <table:table-cell table:style-name="ce16" table:formula="of:=ROUND(POWER(1+[.N$2]*0.01; [.$A148]) * [.N$1]; 1)" office:value-type="float" office:value="1531" calcext:value-type="float">
            <text:p>1531k</text:p>
          </table:table-cell>
          <table:table-cell table:style-name="ce16" table:formula="of:=ROUND(POWER(1+[.O$2]*0.01; [.$A148]) * [.O$1]; 1)" office:value-type="float" office:value="393.4" calcext:value-type="float">
            <text:p>393k</text:p>
          </table:table-cell>
          <table:table-cell table:style-name="ce9" table:formula="of:=ROUND(POWER(1+[.P$2]*0.01; [.$A148]) * [.P$1]; 1)" office:value-type="float" office:value="241733197420.9" calcext:value-type="float">
            <text:p>241733197421k</text:p>
          </table:table-cell>
          <table:table-cell table:style-name="ce16" table:formula="of:=ROUND(POWER(1+[.Q$2]*0.01; [.$A148]) * [.Q$1]; 1)" office:value-type="float" office:value="57752875698.9" calcext:value-type="float">
            <text:p>57752875699k</text:p>
          </table:table-cell>
          <table:table-cell table:style-name="ce16" table:formula="of:=ROUND(POWER(1+[.R$2]*0.01; [.$A148]) * [.R$1]; 1)" office:value-type="float" office:value="14224416827.2" calcext:value-type="float">
            <text:p>14224416827k</text:p>
          </table:table-cell>
          <table:table-cell table:style-name="ce16" table:formula="of:=ROUND(POWER(1+[.S$2]*0.01; [.$A148]) * [.S$1]; 1)" office:value-type="float" office:value="962894878.5" calcext:value-type="float">
            <text:p>962894879k</text:p>
          </table:table-cell>
          <table:table-cell table:style-name="ce16" table:formula="of:=ROUND(POWER(1+[.T$2]*0.01; [.$A148]) * [.T$1]; 1)" office:value-type="float" office:value="6037418.5" calcext:value-type="float">
            <text:p>6037419k</text:p>
          </table:table-cell>
          <table:table-cell table:style-name="ce16" table:formula="of:=ROUND(POWER(1+[.U$2]*0.01; [.$A148]) * [.U$1]; 1)" office:value-type="float" office:value="29752.7" calcext:value-type="float">
            <text:p>29753k</text:p>
          </table:table-cell>
          <table:table-cell table:style-name="ce16" table:formula="of:=ROUND(POWER(1+[.V$2]*0.01; [.$A148]) * [.V$1]; 1)" office:value-type="float" office:value="524.5" calcext:value-type="float">
            <text:p>525k</text:p>
          </table:table-cell>
          <table:table-cell table:style-name="ce9" table:formula="of:=ROUND(POWER(1+[.W$2]*0.01; [.$A148]) * [.W$1]; 1)" office:value-type="float" office:value="4159999996" calcext:value-type="float">
            <text:p>4159999996k</text:p>
          </table:table-cell>
          <table:table-cell table:style-name="ce16" table:formula="of:=ROUND(POWER(1+[.X$2]*0.01; [.$A148]) * [.X$1]; 1)" office:value-type="float" office:value="1203618598.2" calcext:value-type="float">
            <text:p>1203618598k</text:p>
          </table:table-cell>
          <table:table-cell table:style-name="ce16" table:formula="of:=ROUND(POWER(1+[.Y$2]*0.01; [.$A148]) * [.Y$1]; 1)" office:value-type="float" office:value="344460140.7" calcext:value-type="float">
            <text:p>344460141k</text:p>
          </table:table-cell>
          <table:table-cell table:style-name="ce16" table:formula="of:=ROUND(POWER(1+[.Z$2]*0.01; [.$A148]) * [.Z$1]; 1)" office:value-type="float" office:value="97489808.9" calcext:value-type="float">
            <text:p>97489809k</text:p>
          </table:table-cell>
          <table:table-cell table:style-name="ce16" table:formula="of:=ROUND(POWER(1+[.AA$2]*0.01; [.$A148]) * [.AA$1]; 1)" office:value-type="float" office:value="7546773.1" calcext:value-type="float">
            <text:p>7546773k</text:p>
          </table:table-cell>
          <table:table-cell table:style-name="ce16" table:formula="of:=ROUND(POWER(1+[.AB$2]*0.01; [.$A148]) * [.AB$1]; 1)" office:value-type="float" office:value="1020.7" calcext:value-type="float">
            <text:p>1021k</text:p>
          </table:table-cell>
          <table:table-cell table:style-name="ce16" table:formula="of:=ROUND(POWER(1+[.AC$2]*0.01; [.$A148]) * [.AC$1]; 1)" office:value-type="float" office:value="262.3" calcext:value-type="float">
            <text:p>262k</text:p>
          </table:table-cell>
          <table:table-cell table:number-columns-repeated="16355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9" table:formula="of:=ROUND(POWER(1+[.B$2]*0.01; [.$A149]) * [.B$1]; 1)" office:value-type="float" office:value="285245172956.7" calcext:value-type="float">
            <text:p>285245172957k</text:p>
          </table:table-cell>
          <table:table-cell table:style-name="ce16" table:formula="of:=ROUND(POWER(1+[.C$2]*0.01; [.$A149]) * [.C$1]; 1)" office:value-type="float" office:value="67570864567.7" calcext:value-type="float">
            <text:p>67570864568k</text:p>
          </table:table-cell>
          <table:table-cell table:style-name="ce16" table:formula="of:=ROUND(POWER(1+[.D$2]*0.01; [.$A149]) * [.D$1]; 1)" office:value-type="float" office:value="16500323519.6" calcext:value-type="float">
            <text:p>16500323520k</text:p>
          </table:table-cell>
          <table:table-cell table:style-name="ce16" table:formula="of:=ROUND(POWER(1+[.E$2]*0.01; [.$A149]) * [.E$1]; 1)" office:value-type="float" office:value="13200258815.7" calcext:value-type="float">
            <text:p>13200258816k</text:p>
          </table:table-cell>
          <table:table-cell table:style-name="ce16" table:formula="of:=ROUND(POWER(1+[.F$2]*0.01; [.$A149]) * [.F$1]; 1)" office:value-type="float" office:value="3827199996.4" calcext:value-type="float">
            <text:p>3827199996k</text:p>
          </table:table-cell>
          <table:table-cell table:style-name="ce16" table:formula="of:=ROUND(POWER(1+[.G$2]*0.01; [.$A149]) * [.G$1]; 1)" office:value-type="float" office:value="1071.7" calcext:value-type="float">
            <text:p>1072k</text:p>
          </table:table-cell>
          <table:table-cell table:style-name="ce16" table:formula="of:=ROUND(POWER(1+[.H$2]*0.01; [.$A149]) * [.H$1]; 1)" office:value-type="float" office:value="272.8" calcext:value-type="float">
            <text:p>273k</text:p>
          </table:table-cell>
          <table:table-cell table:style-name="ce9" table:formula="of:=ROUND(POWER(1+[.I$2]*0.01; [.$A149]) * [.I$1]; 1)" office:value-type="float" office:value="285245172956.7" calcext:value-type="float">
            <text:p>285245172957k</text:p>
          </table:table-cell>
          <table:table-cell table:style-name="ce16" table:formula="of:=ROUND(POWER(1+[.J$2]*0.01; [.$A149]) * [.J$1]; 1)" office:value-type="float" office:value="67570864567.7" calcext:value-type="float">
            <text:p>67570864568k</text:p>
          </table:table-cell>
          <table:table-cell table:style-name="ce16" table:formula="of:=ROUND(POWER(1+[.K$2]*0.01; [.$A149]) * [.K$1]; 1)" office:value-type="float" office:value="16500323519.6" calcext:value-type="float">
            <text:p>16500323520k</text:p>
          </table:table-cell>
          <table:table-cell table:style-name="ce16" table:formula="of:=ROUND(POWER(1+[.L$2]*0.01; [.$A149]) * [.L$1]; 1)" office:value-type="float" office:value="13200258815.7" calcext:value-type="float">
            <text:p>13200258816k</text:p>
          </table:table-cell>
          <table:table-cell table:style-name="ce16" table:formula="of:=ROUND(POWER(1+[.M$2]*0.01; [.$A149]) * [.M$1]; 1)" office:value-type="float" office:value="3827199996.4" calcext:value-type="float">
            <text:p>3827199996k</text:p>
          </table:table-cell>
          <table:table-cell table:style-name="ce16" table:formula="of:=ROUND(POWER(1+[.N$2]*0.01; [.$A149]) * [.N$1]; 1)" office:value-type="float" office:value="1607.5" calcext:value-type="float">
            <text:p>1608k</text:p>
          </table:table-cell>
          <table:table-cell table:style-name="ce16" table:formula="of:=ROUND(POWER(1+[.O$2]*0.01; [.$A149]) * [.O$1]; 1)" office:value-type="float" office:value="409.1" calcext:value-type="float">
            <text:p>409k</text:p>
          </table:table-cell>
          <table:table-cell table:style-name="ce9" table:formula="of:=ROUND(POWER(1+[.P$2]*0.01; [.$A149]) * [.P$1]; 1)" office:value-type="float" office:value="285245172956.7" calcext:value-type="float">
            <text:p>285245172957k</text:p>
          </table:table-cell>
          <table:table-cell table:style-name="ce16" table:formula="of:=ROUND(POWER(1+[.Q$2]*0.01; [.$A149]) * [.Q$1]; 1)" office:value-type="float" office:value="67570864567.7" calcext:value-type="float">
            <text:p>67570864568k</text:p>
          </table:table-cell>
          <table:table-cell table:style-name="ce16" table:formula="of:=ROUND(POWER(1+[.R$2]*0.01; [.$A149]) * [.R$1]; 1)" office:value-type="float" office:value="16500323519.6" calcext:value-type="float">
            <text:p>16500323520k</text:p>
          </table:table-cell>
          <table:table-cell table:style-name="ce16" table:formula="of:=ROUND(POWER(1+[.S$2]*0.01; [.$A149]) * [.S$1]; 1)" office:value-type="float" office:value="1097700161.5" calcext:value-type="float">
            <text:p>1097700162k</text:p>
          </table:table-cell>
          <table:table-cell table:style-name="ce16" table:formula="of:=ROUND(POWER(1+[.T$2]*0.01; [.$A149]) * [.T$1]; 1)" office:value-type="float" office:value="6641160.3" calcext:value-type="float">
            <text:p>6641160k</text:p>
          </table:table-cell>
          <table:table-cell table:style-name="ce16" table:formula="of:=ROUND(POWER(1+[.U$2]*0.01; [.$A149]) * [.U$1]; 1)" office:value-type="float" office:value="31835.4" calcext:value-type="float">
            <text:p>31835k</text:p>
          </table:table-cell>
          <table:table-cell table:style-name="ce16" table:formula="of:=ROUND(POWER(1+[.V$2]*0.01; [.$A149]) * [.V$1]; 1)" office:value-type="float" office:value="545.5" calcext:value-type="float">
            <text:p>546k</text:p>
          </table:table-cell>
          <table:table-cell table:style-name="ce9" table:formula="of:=ROUND(POWER(1+[.W$2]*0.01; [.$A149]) * [.W$1]; 1)" office:value-type="float" office:value="4783999995.4" calcext:value-type="float">
            <text:p>4783999995k</text:p>
          </table:table-cell>
          <table:table-cell table:style-name="ce16" table:formula="of:=ROUND(POWER(1+[.X$2]*0.01; [.$A149]) * [.X$1]; 1)" office:value-type="float" office:value="1372125201.9" calcext:value-type="float">
            <text:p>1372125202k</text:p>
          </table:table-cell>
          <table:table-cell table:style-name="ce16" table:formula="of:=ROUND(POWER(1+[.Y$2]*0.01; [.$A149]) * [.Y$1]; 1)" office:value-type="float" office:value="389239959" calcext:value-type="float">
            <text:p>389239959k</text:p>
          </table:table-cell>
          <table:table-cell table:style-name="ce16" table:formula="of:=ROUND(POWER(1+[.Z$2]*0.01; [.$A149]) * [.Z$1]; 1)" office:value-type="float" office:value="109188586" calcext:value-type="float">
            <text:p>109188586k</text:p>
          </table:table-cell>
          <table:table-cell table:style-name="ce16" table:formula="of:=ROUND(POWER(1+[.AA$2]*0.01; [.$A149]) * [.AA$1]; 1)" office:value-type="float" office:value="8301450.4" calcext:value-type="float">
            <text:p>8301450k</text:p>
          </table:table-cell>
          <table:table-cell table:style-name="ce16" table:formula="of:=ROUND(POWER(1+[.AB$2]*0.01; [.$A149]) * [.AB$1]; 1)" office:value-type="float" office:value="1071.7" calcext:value-type="float">
            <text:p>1072k</text:p>
          </table:table-cell>
          <table:table-cell table:style-name="ce16" table:formula="of:=ROUND(POWER(1+[.AC$2]*0.01; [.$A149]) * [.AC$1]; 1)" office:value-type="float" office:value="272.8" calcext:value-type="float">
            <text:p>273k</text:p>
          </table:table-cell>
          <table:table-cell table:number-columns-repeated="16355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9" table:formula="of:=ROUND(POWER(1+[.B$2]*0.01; [.$A150]) * [.B$1]; 1)" office:value-type="float" office:value="336589304088.8" calcext:value-type="float">
            <text:p>336589304089k</text:p>
          </table:table-cell>
          <table:table-cell table:style-name="ce16" table:formula="of:=ROUND(POWER(1+[.C$2]*0.01; [.$A150]) * [.C$1]; 1)" office:value-type="float" office:value="79057911544.2" calcext:value-type="float">
            <text:p>79057911544k</text:p>
          </table:table-cell>
          <table:table-cell table:style-name="ce16" table:formula="of:=ROUND(POWER(1+[.D$2]*0.01; [.$A150]) * [.D$1]; 1)" office:value-type="float" office:value="19140375282.7" calcext:value-type="float">
            <text:p>19140375283k</text:p>
          </table:table-cell>
          <table:table-cell table:style-name="ce16" table:formula="of:=ROUND(POWER(1+[.E$2]*0.01; [.$A150]) * [.E$1]; 1)" office:value-type="float" office:value="15312300226.2" calcext:value-type="float">
            <text:p>15312300226k</text:p>
          </table:table-cell>
          <table:table-cell table:style-name="ce16" table:formula="of:=ROUND(POWER(1+[.F$2]*0.01; [.$A150]) * [.F$1]; 1)" office:value-type="float" office:value="4401279995.8" calcext:value-type="float">
            <text:p>4401279996k</text:p>
          </table:table-cell>
          <table:table-cell table:style-name="ce16" table:formula="of:=ROUND(POWER(1+[.G$2]*0.01; [.$A150]) * [.G$1]; 1)" office:value-type="float" office:value="1125.3" calcext:value-type="float">
            <text:p>1125k</text:p>
          </table:table-cell>
          <table:table-cell table:style-name="ce16" table:formula="of:=ROUND(POWER(1+[.H$2]*0.01; [.$A150]) * [.H$1]; 1)" office:value-type="float" office:value="283.7" calcext:value-type="float">
            <text:p>284k</text:p>
          </table:table-cell>
          <table:table-cell table:style-name="ce9" table:formula="of:=ROUND(POWER(1+[.I$2]*0.01; [.$A150]) * [.I$1]; 1)" office:value-type="float" office:value="336589304088.8" calcext:value-type="float">
            <text:p>336589304089k</text:p>
          </table:table-cell>
          <table:table-cell table:style-name="ce16" table:formula="of:=ROUND(POWER(1+[.J$2]*0.01; [.$A150]) * [.J$1]; 1)" office:value-type="float" office:value="79057911544.2" calcext:value-type="float">
            <text:p>79057911544k</text:p>
          </table:table-cell>
          <table:table-cell table:style-name="ce16" table:formula="of:=ROUND(POWER(1+[.K$2]*0.01; [.$A150]) * [.K$1]; 1)" office:value-type="float" office:value="19140375282.7" calcext:value-type="float">
            <text:p>19140375283k</text:p>
          </table:table-cell>
          <table:table-cell table:style-name="ce16" table:formula="of:=ROUND(POWER(1+[.L$2]*0.01; [.$A150]) * [.L$1]; 1)" office:value-type="float" office:value="15312300226.2" calcext:value-type="float">
            <text:p>15312300226k</text:p>
          </table:table-cell>
          <table:table-cell table:style-name="ce16" table:formula="of:=ROUND(POWER(1+[.M$2]*0.01; [.$A150]) * [.M$1]; 1)" office:value-type="float" office:value="4401279995.8" calcext:value-type="float">
            <text:p>4401279996k</text:p>
          </table:table-cell>
          <table:table-cell table:style-name="ce16" table:formula="of:=ROUND(POWER(1+[.N$2]*0.01; [.$A150]) * [.N$1]; 1)" office:value-type="float" office:value="1687.9" calcext:value-type="float">
            <text:p>1688k</text:p>
          </table:table-cell>
          <table:table-cell table:style-name="ce16" table:formula="of:=ROUND(POWER(1+[.O$2]*0.01; [.$A150]) * [.O$1]; 1)" office:value-type="float" office:value="425.5" calcext:value-type="float">
            <text:p>426k</text:p>
          </table:table-cell>
          <table:table-cell table:style-name="ce9" table:formula="of:=ROUND(POWER(1+[.P$2]*0.01; [.$A150]) * [.P$1]; 1)" office:value-type="float" office:value="336589304088.8" calcext:value-type="float">
            <text:p>336589304089k</text:p>
          </table:table-cell>
          <table:table-cell table:style-name="ce16" table:formula="of:=ROUND(POWER(1+[.Q$2]*0.01; [.$A150]) * [.Q$1]; 1)" office:value-type="float" office:value="79057911544.2" calcext:value-type="float">
            <text:p>79057911544k</text:p>
          </table:table-cell>
          <table:table-cell table:style-name="ce16" table:formula="of:=ROUND(POWER(1+[.R$2]*0.01; [.$A150]) * [.R$1]; 1)" office:value-type="float" office:value="19140375282.7" calcext:value-type="float">
            <text:p>19140375283k</text:p>
          </table:table-cell>
          <table:table-cell table:style-name="ce16" table:formula="of:=ROUND(POWER(1+[.S$2]*0.01; [.$A150]) * [.S$1]; 1)" office:value-type="float" office:value="1251378184.1" calcext:value-type="float">
            <text:p>1251378184k</text:p>
          </table:table-cell>
          <table:table-cell table:style-name="ce16" table:formula="of:=ROUND(POWER(1+[.T$2]*0.01; [.$A150]) * [.T$1]; 1)" office:value-type="float" office:value="7305276.4" calcext:value-type="float">
            <text:p>7305276k</text:p>
          </table:table-cell>
          <table:table-cell table:style-name="ce16" table:formula="of:=ROUND(POWER(1+[.U$2]*0.01; [.$A150]) * [.U$1]; 1)" office:value-type="float" office:value="34063.9" calcext:value-type="float">
            <text:p>34064k</text:p>
          </table:table-cell>
          <table:table-cell table:style-name="ce16" table:formula="of:=ROUND(POWER(1+[.V$2]*0.01; [.$A150]) * [.V$1]; 1)" office:value-type="float" office:value="567.3" calcext:value-type="float">
            <text:p>567k</text:p>
          </table:table-cell>
          <table:table-cell table:style-name="ce9" table:formula="of:=ROUND(POWER(1+[.W$2]*0.01; [.$A150]) * [.W$1]; 1)" office:value-type="float" office:value="5501599994.8" calcext:value-type="float">
            <text:p>5501599995k</text:p>
          </table:table-cell>
          <table:table-cell table:style-name="ce16" table:formula="of:=ROUND(POWER(1+[.X$2]*0.01; [.$A150]) * [.X$1]; 1)" office:value-type="float" office:value="1564222730.2" calcext:value-type="float">
            <text:p>1564222730k</text:p>
          </table:table-cell>
          <table:table-cell table:style-name="ce16" table:formula="of:=ROUND(POWER(1+[.Y$2]*0.01; [.$A150]) * [.Y$1]; 1)" office:value-type="float" office:value="439841153.7" calcext:value-type="float">
            <text:p>439841154k</text:p>
          </table:table-cell>
          <table:table-cell table:style-name="ce16" table:formula="of:=ROUND(POWER(1+[.Z$2]*0.01; [.$A150]) * [.Z$1]; 1)" office:value-type="float" office:value="122291216.3" calcext:value-type="float">
            <text:p>122291216k</text:p>
          </table:table-cell>
          <table:table-cell table:style-name="ce16" table:formula="of:=ROUND(POWER(1+[.AA$2]*0.01; [.$A150]) * [.AA$1]; 1)" office:value-type="float" office:value="9131595.4" calcext:value-type="float">
            <text:p>9131595k</text:p>
          </table:table-cell>
          <table:table-cell table:style-name="ce16" table:formula="of:=ROUND(POWER(1+[.AB$2]*0.01; [.$A150]) * [.AB$1]; 1)" office:value-type="float" office:value="1125.3" calcext:value-type="float">
            <text:p>1125k</text:p>
          </table:table-cell>
          <table:table-cell table:style-name="ce16" table:formula="of:=ROUND(POWER(1+[.AC$2]*0.01; [.$A150]) * [.AC$1]; 1)" office:value-type="float" office:value="283.7" calcext:value-type="float">
            <text:p>284k</text:p>
          </table:table-cell>
          <table:table-cell table:number-columns-repeated="16355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9" table:formula="of:=ROUND(POWER(1+[.B$2]*0.01; [.$A151]) * [.B$1]; 1)" office:value-type="float" office:value="397175378824.8" calcext:value-type="float">
            <text:p>397175378825k</text:p>
          </table:table-cell>
          <table:table-cell table:style-name="ce16" table:formula="of:=ROUND(POWER(1+[.C$2]*0.01; [.$A151]) * [.C$1]; 1)" office:value-type="float" office:value="92497756506.7" calcext:value-type="float">
            <text:p>92497756507k</text:p>
          </table:table-cell>
          <table:table-cell table:style-name="ce16" table:formula="of:=ROUND(POWER(1+[.D$2]*0.01; [.$A151]) * [.D$1]; 1)" office:value-type="float" office:value="22202835327.9" calcext:value-type="float">
            <text:p>22202835328k</text:p>
          </table:table-cell>
          <table:table-cell table:style-name="ce16" table:formula="of:=ROUND(POWER(1+[.E$2]*0.01; [.$A151]) * [.E$1]; 1)" office:value-type="float" office:value="17762268262.3" calcext:value-type="float">
            <text:p>17762268262k</text:p>
          </table:table-cell>
          <table:table-cell table:style-name="ce16" table:formula="of:=ROUND(POWER(1+[.F$2]*0.01; [.$A151]) * [.F$1]; 1)" office:value-type="float" office:value="5061471995.2" calcext:value-type="float">
            <text:p>5061471995k</text:p>
          </table:table-cell>
          <table:table-cell table:style-name="ce16" table:formula="of:=ROUND(POWER(1+[.G$2]*0.01; [.$A151]) * [.G$1]; 1)" office:value-type="float" office:value="1181.5" calcext:value-type="float">
            <text:p>1182k</text:p>
          </table:table-cell>
          <table:table-cell table:style-name="ce16" table:formula="of:=ROUND(POWER(1+[.H$2]*0.01; [.$A151]) * [.H$1]; 1)" office:value-type="float" office:value="295" calcext:value-type="float">
            <text:p>295k</text:p>
          </table:table-cell>
          <table:table-cell table:style-name="ce9" table:formula="of:=ROUND(POWER(1+[.I$2]*0.01; [.$A151]) * [.I$1]; 1)" office:value-type="float" office:value="397175378824.8" calcext:value-type="float">
            <text:p>397175378825k</text:p>
          </table:table-cell>
          <table:table-cell table:style-name="ce16" table:formula="of:=ROUND(POWER(1+[.J$2]*0.01; [.$A151]) * [.J$1]; 1)" office:value-type="float" office:value="92497756506.7" calcext:value-type="float">
            <text:p>92497756507k</text:p>
          </table:table-cell>
          <table:table-cell table:style-name="ce16" table:formula="of:=ROUND(POWER(1+[.K$2]*0.01; [.$A151]) * [.K$1]; 1)" office:value-type="float" office:value="22202835327.9" calcext:value-type="float">
            <text:p>22202835328k</text:p>
          </table:table-cell>
          <table:table-cell table:style-name="ce16" table:formula="of:=ROUND(POWER(1+[.L$2]*0.01; [.$A151]) * [.L$1]; 1)" office:value-type="float" office:value="17762268262.3" calcext:value-type="float">
            <text:p>17762268262k</text:p>
          </table:table-cell>
          <table:table-cell table:style-name="ce16" table:formula="of:=ROUND(POWER(1+[.M$2]*0.01; [.$A151]) * [.M$1]; 1)" office:value-type="float" office:value="5061471995.2" calcext:value-type="float">
            <text:p>5061471995k</text:p>
          </table:table-cell>
          <table:table-cell table:style-name="ce16" table:formula="of:=ROUND(POWER(1+[.N$2]*0.01; [.$A151]) * [.N$1]; 1)" office:value-type="float" office:value="1772.3" calcext:value-type="float">
            <text:p>1772k</text:p>
          </table:table-cell>
          <table:table-cell table:style-name="ce16" table:formula="of:=ROUND(POWER(1+[.O$2]*0.01; [.$A151]) * [.O$1]; 1)" office:value-type="float" office:value="442.5" calcext:value-type="float">
            <text:p>443k</text:p>
          </table:table-cell>
          <table:table-cell table:style-name="ce9" table:formula="of:=ROUND(POWER(1+[.P$2]*0.01; [.$A151]) * [.P$1]; 1)" office:value-type="float" office:value="397175378824.8" calcext:value-type="float">
            <text:p>397175378825k</text:p>
          </table:table-cell>
          <table:table-cell table:style-name="ce16" table:formula="of:=ROUND(POWER(1+[.Q$2]*0.01; [.$A151]) * [.Q$1]; 1)" office:value-type="float" office:value="92497756506.7" calcext:value-type="float">
            <text:p>92497756507k</text:p>
          </table:table-cell>
          <table:table-cell table:style-name="ce16" table:formula="of:=ROUND(POWER(1+[.R$2]*0.01; [.$A151]) * [.R$1]; 1)" office:value-type="float" office:value="22202835327.9" calcext:value-type="float">
            <text:p>22202835328k</text:p>
          </table:table-cell>
          <table:table-cell table:style-name="ce16" table:formula="of:=ROUND(POWER(1+[.S$2]*0.01; [.$A151]) * [.S$1]; 1)" office:value-type="float" office:value="1426571129.9" calcext:value-type="float">
            <text:p>1426571130k</text:p>
          </table:table-cell>
          <table:table-cell table:style-name="ce16" table:formula="of:=ROUND(POWER(1+[.T$2]*0.01; [.$A151]) * [.T$1]; 1)" office:value-type="float" office:value="8035804" calcext:value-type="float">
            <text:p>8035804k</text:p>
          </table:table-cell>
          <table:table-cell table:style-name="ce16" table:formula="of:=ROUND(POWER(1+[.U$2]*0.01; [.$A151]) * [.U$1]; 1)" office:value-type="float" office:value="36448.3" calcext:value-type="float">
            <text:p>36448k</text:p>
          </table:table-cell>
          <table:table-cell table:style-name="ce16" table:formula="of:=ROUND(POWER(1+[.V$2]*0.01; [.$A151]) * [.V$1]; 1)" office:value-type="float" office:value="590" calcext:value-type="float">
            <text:p>590k</text:p>
          </table:table-cell>
          <table:table-cell table:style-name="ce9" table:formula="of:=ROUND(POWER(1+[.W$2]*0.01; [.$A151]) * [.W$1]; 1)" office:value-type="float" office:value="6326839994" calcext:value-type="float">
            <text:p>6326839994k</text:p>
          </table:table-cell>
          <table:table-cell table:style-name="ce16" table:formula="of:=ROUND(POWER(1+[.X$2]*0.01; [.$A151]) * [.X$1]; 1)" office:value-type="float" office:value="1783213912.4" calcext:value-type="float">
            <text:p>1783213912k</text:p>
          </table:table-cell>
          <table:table-cell table:style-name="ce16" table:formula="of:=ROUND(POWER(1+[.Y$2]*0.01; [.$A151]) * [.Y$1]; 1)" office:value-type="float" office:value="497020503.6" calcext:value-type="float">
            <text:p>497020504k</text:p>
          </table:table-cell>
          <table:table-cell table:style-name="ce16" table:formula="of:=ROUND(POWER(1+[.Z$2]*0.01; [.$A151]) * [.Z$1]; 1)" office:value-type="float" office:value="136966162.3" calcext:value-type="float">
            <text:p>136966162k</text:p>
          </table:table-cell>
          <table:table-cell table:style-name="ce16" table:formula="of:=ROUND(POWER(1+[.AA$2]*0.01; [.$A151]) * [.AA$1]; 1)" office:value-type="float" office:value="10044755" calcext:value-type="float">
            <text:p>10044755k</text:p>
          </table:table-cell>
          <table:table-cell table:style-name="ce16" table:formula="of:=ROUND(POWER(1+[.AB$2]*0.01; [.$A151]) * [.AB$1]; 1)" office:value-type="float" office:value="1181.5" calcext:value-type="float">
            <text:p>1182k</text:p>
          </table:table-cell>
          <table:table-cell table:style-name="ce16" table:formula="of:=ROUND(POWER(1+[.AC$2]*0.01; [.$A151]) * [.AC$1]; 1)" office:value-type="float" office:value="295" calcext:value-type="float">
            <text:p>295k</text:p>
          </table:table-cell>
          <table:table-cell table:number-columns-repeated="16355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9" table:formula="of:=ROUND(POWER(1+[.B$2]*0.01; [.$A152]) * [.B$1]; 1)" office:value-type="float" office:value="468666947013.3" calcext:value-type="float">
            <text:p>468666947013k</text:p>
          </table:table-cell>
          <table:table-cell table:style-name="ce16" table:formula="of:=ROUND(POWER(1+[.C$2]*0.01; [.$A152]) * [.C$1]; 1)" office:value-type="float" office:value="108222375112.9" calcext:value-type="float">
            <text:p>108222375113k</text:p>
          </table:table-cell>
          <table:table-cell table:style-name="ce16" table:formula="of:=ROUND(POWER(1+[.D$2]*0.01; [.$A152]) * [.D$1]; 1)" office:value-type="float" office:value="25755288980.4" calcext:value-type="float">
            <text:p>25755288980k</text:p>
          </table:table-cell>
          <table:table-cell table:style-name="ce16" table:formula="of:=ROUND(POWER(1+[.E$2]*0.01; [.$A152]) * [.E$1]; 1)" office:value-type="float" office:value="20604231184.3" calcext:value-type="float">
            <text:p>20604231184k</text:p>
          </table:table-cell>
          <table:table-cell table:style-name="ce16" table:formula="of:=ROUND(POWER(1+[.F$2]*0.01; [.$A152]) * [.F$1]; 1)" office:value-type="float" office:value="5820692794.5" calcext:value-type="float">
            <text:p>5820692795k</text:p>
          </table:table-cell>
          <table:table-cell table:style-name="ce16" table:formula="of:=ROUND(POWER(1+[.G$2]*0.01; [.$A152]) * [.G$1]; 1)" office:value-type="float" office:value="1240.6" calcext:value-type="float">
            <text:p>1241k</text:p>
          </table:table-cell>
          <table:table-cell table:style-name="ce16" table:formula="of:=ROUND(POWER(1+[.H$2]*0.01; [.$A152]) * [.H$1]; 1)" office:value-type="float" office:value="306.8" calcext:value-type="float">
            <text:p>307k</text:p>
          </table:table-cell>
          <table:table-cell table:style-name="ce9" table:formula="of:=ROUND(POWER(1+[.I$2]*0.01; [.$A152]) * [.I$1]; 1)" office:value-type="float" office:value="468666947013.3" calcext:value-type="float">
            <text:p>468666947013k</text:p>
          </table:table-cell>
          <table:table-cell table:style-name="ce16" table:formula="of:=ROUND(POWER(1+[.J$2]*0.01; [.$A152]) * [.J$1]; 1)" office:value-type="float" office:value="108222375112.9" calcext:value-type="float">
            <text:p>108222375113k</text:p>
          </table:table-cell>
          <table:table-cell table:style-name="ce16" table:formula="of:=ROUND(POWER(1+[.K$2]*0.01; [.$A152]) * [.K$1]; 1)" office:value-type="float" office:value="25755288980.4" calcext:value-type="float">
            <text:p>25755288980k</text:p>
          </table:table-cell>
          <table:table-cell table:style-name="ce16" table:formula="of:=ROUND(POWER(1+[.L$2]*0.01; [.$A152]) * [.L$1]; 1)" office:value-type="float" office:value="20604231184.3" calcext:value-type="float">
            <text:p>20604231184k</text:p>
          </table:table-cell>
          <table:table-cell table:style-name="ce16" table:formula="of:=ROUND(POWER(1+[.M$2]*0.01; [.$A152]) * [.M$1]; 1)" office:value-type="float" office:value="5820692794.5" calcext:value-type="float">
            <text:p>5820692795k</text:p>
          </table:table-cell>
          <table:table-cell table:style-name="ce16" table:formula="of:=ROUND(POWER(1+[.N$2]*0.01; [.$A152]) * [.N$1]; 1)" office:value-type="float" office:value="1860.9" calcext:value-type="float">
            <text:p>1861k</text:p>
          </table:table-cell>
          <table:table-cell table:style-name="ce16" table:formula="of:=ROUND(POWER(1+[.O$2]*0.01; [.$A152]) * [.O$1]; 1)" office:value-type="float" office:value="460.2" calcext:value-type="float">
            <text:p>460k</text:p>
          </table:table-cell>
          <table:table-cell table:style-name="ce9" table:formula="of:=ROUND(POWER(1+[.P$2]*0.01; [.$A152]) * [.P$1]; 1)" office:value-type="float" office:value="468666947013.3" calcext:value-type="float">
            <text:p>468666947013k</text:p>
          </table:table-cell>
          <table:table-cell table:style-name="ce16" table:formula="of:=ROUND(POWER(1+[.Q$2]*0.01; [.$A152]) * [.Q$1]; 1)" office:value-type="float" office:value="108222375112.9" calcext:value-type="float">
            <text:p>108222375113k</text:p>
          </table:table-cell>
          <table:table-cell table:style-name="ce16" table:formula="of:=ROUND(POWER(1+[.R$2]*0.01; [.$A152]) * [.R$1]; 1)" office:value-type="float" office:value="25755288980.4" calcext:value-type="float">
            <text:p>25755288980k</text:p>
          </table:table-cell>
          <table:table-cell table:style-name="ce16" table:formula="of:=ROUND(POWER(1+[.S$2]*0.01; [.$A152]) * [.S$1]; 1)" office:value-type="float" office:value="1626291088.1" calcext:value-type="float">
            <text:p>1626291088k</text:p>
          </table:table-cell>
          <table:table-cell table:style-name="ce16" table:formula="of:=ROUND(POWER(1+[.T$2]*0.01; [.$A152]) * [.T$1]; 1)" office:value-type="float" office:value="8839384.4" calcext:value-type="float">
            <text:p>8839384k</text:p>
          </table:table-cell>
          <table:table-cell table:style-name="ce16" table:formula="of:=ROUND(POWER(1+[.U$2]*0.01; [.$A152]) * [.U$1]; 1)" office:value-type="float" office:value="38999.7" calcext:value-type="float">
            <text:p>39000k</text:p>
          </table:table-cell>
          <table:table-cell table:style-name="ce16" table:formula="of:=ROUND(POWER(1+[.V$2]*0.01; [.$A152]) * [.V$1]; 1)" office:value-type="float" office:value="613.6" calcext:value-type="float">
            <text:p>614k</text:p>
          </table:table-cell>
          <table:table-cell table:style-name="ce9" table:formula="of:=ROUND(POWER(1+[.W$2]*0.01; [.$A152]) * [.W$1]; 1)" office:value-type="float" office:value="7275865993.1" calcext:value-type="float">
            <text:p>7275865993k</text:p>
          </table:table-cell>
          <table:table-cell table:style-name="ce16" table:formula="of:=ROUND(POWER(1+[.X$2]*0.01; [.$A152]) * [.X$1]; 1)" office:value-type="float" office:value="2032863860.1" calcext:value-type="float">
            <text:p>2032863860k</text:p>
          </table:table-cell>
          <table:table-cell table:style-name="ce16" table:formula="of:=ROUND(POWER(1+[.Y$2]*0.01; [.$A152]) * [.Y$1]; 1)" office:value-type="float" office:value="561633169.1" calcext:value-type="float">
            <text:p>561633169k</text:p>
          </table:table-cell>
          <table:table-cell table:style-name="ce16" table:formula="of:=ROUND(POWER(1+[.Z$2]*0.01; [.$A152]) * [.Z$1]; 1)" office:value-type="float" office:value="153402101.7" calcext:value-type="float">
            <text:p>153402102k</text:p>
          </table:table-cell>
          <table:table-cell table:style-name="ce16" table:formula="of:=ROUND(POWER(1+[.AA$2]*0.01; [.$A152]) * [.AA$1]; 1)" office:value-type="float" office:value="11049230.5" calcext:value-type="float">
            <text:p>11049231k</text:p>
          </table:table-cell>
          <table:table-cell table:style-name="ce16" table:formula="of:=ROUND(POWER(1+[.AB$2]*0.01; [.$A152]) * [.AB$1]; 1)" office:value-type="float" office:value="1240.6" calcext:value-type="float">
            <text:p>1241k</text:p>
          </table:table-cell>
          <table:table-cell table:style-name="ce16" table:formula="of:=ROUND(POWER(1+[.AC$2]*0.01; [.$A152]) * [.AC$1]; 1)" office:value-type="float" office:value="306.8" calcext:value-type="float">
            <text:p>307k</text:p>
          </table:table-cell>
          <table:table-cell table:number-columns-repeated="16355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9" table:formula="of:=ROUND(POWER(1+[.B$2]*0.01; [.$A153]) * [.B$1]; 1)" office:value-type="float" office:value="553026997475.7" calcext:value-type="float">
            <text:p>553026997476k</text:p>
          </table:table-cell>
          <table:table-cell table:style-name="ce16" table:formula="of:=ROUND(POWER(1+[.C$2]*0.01; [.$A153]) * [.C$1]; 1)" office:value-type="float" office:value="126620178882.1" calcext:value-type="float">
            <text:p>126620178882k</text:p>
          </table:table-cell>
          <table:table-cell table:style-name="ce16" table:formula="of:=ROUND(POWER(1+[.D$2]*0.01; [.$A153]) * [.D$1]; 1)" office:value-type="float" office:value="29876135217.3" calcext:value-type="float">
            <text:p>29876135217k</text:p>
          </table:table-cell>
          <table:table-cell table:style-name="ce16" table:formula="of:=ROUND(POWER(1+[.E$2]*0.01; [.$A153]) * [.E$1]; 1)" office:value-type="float" office:value="23900908173.8" calcext:value-type="float">
            <text:p>23900908174k</text:p>
          </table:table-cell>
          <table:table-cell table:style-name="ce16" table:formula="of:=ROUND(POWER(1+[.F$2]*0.01; [.$A153]) * [.F$1]; 1)" office:value-type="float" office:value="6693796713.6" calcext:value-type="float">
            <text:p>6693796714k</text:p>
          </table:table-cell>
          <table:table-cell table:style-name="ce16" table:formula="of:=ROUND(POWER(1+[.G$2]*0.01; [.$A153]) * [.G$1]; 1)" office:value-type="float" office:value="1302.6" calcext:value-type="float">
            <text:p>1303k</text:p>
          </table:table-cell>
          <table:table-cell table:style-name="ce16" table:formula="of:=ROUND(POWER(1+[.H$2]*0.01; [.$A153]) * [.H$1]; 1)" office:value-type="float" office:value="319.1" calcext:value-type="float">
            <text:p>319k</text:p>
          </table:table-cell>
          <table:table-cell table:style-name="ce9" table:formula="of:=ROUND(POWER(1+[.I$2]*0.01; [.$A153]) * [.I$1]; 1)" office:value-type="float" office:value="553026997475.7" calcext:value-type="float">
            <text:p>553026997476k</text:p>
          </table:table-cell>
          <table:table-cell table:style-name="ce16" table:formula="of:=ROUND(POWER(1+[.J$2]*0.01; [.$A153]) * [.J$1]; 1)" office:value-type="float" office:value="126620178882.1" calcext:value-type="float">
            <text:p>126620178882k</text:p>
          </table:table-cell>
          <table:table-cell table:style-name="ce16" table:formula="of:=ROUND(POWER(1+[.K$2]*0.01; [.$A153]) * [.K$1]; 1)" office:value-type="float" office:value="29876135217.3" calcext:value-type="float">
            <text:p>29876135217k</text:p>
          </table:table-cell>
          <table:table-cell table:style-name="ce16" table:formula="of:=ROUND(POWER(1+[.L$2]*0.01; [.$A153]) * [.L$1]; 1)" office:value-type="float" office:value="23900908173.8" calcext:value-type="float">
            <text:p>23900908174k</text:p>
          </table:table-cell>
          <table:table-cell table:style-name="ce16" table:formula="of:=ROUND(POWER(1+[.M$2]*0.01; [.$A153]) * [.M$1]; 1)" office:value-type="float" office:value="6693796713.6" calcext:value-type="float">
            <text:p>6693796714k</text:p>
          </table:table-cell>
          <table:table-cell table:style-name="ce16" table:formula="of:=ROUND(POWER(1+[.N$2]*0.01; [.$A153]) * [.N$1]; 1)" office:value-type="float" office:value="1954" calcext:value-type="float">
            <text:p>1954k</text:p>
          </table:table-cell>
          <table:table-cell table:style-name="ce16" table:formula="of:=ROUND(POWER(1+[.O$2]*0.01; [.$A153]) * [.O$1]; 1)" office:value-type="float" office:value="478.6" calcext:value-type="float">
            <text:p>479k</text:p>
          </table:table-cell>
          <table:table-cell table:style-name="ce9" table:formula="of:=ROUND(POWER(1+[.P$2]*0.01; [.$A153]) * [.P$1]; 1)" office:value-type="float" office:value="553026997475.7" calcext:value-type="float">
            <text:p>553026997476k</text:p>
          </table:table-cell>
          <table:table-cell table:style-name="ce16" table:formula="of:=ROUND(POWER(1+[.Q$2]*0.01; [.$A153]) * [.Q$1]; 1)" office:value-type="float" office:value="126620178882.1" calcext:value-type="float">
            <text:p>126620178882k</text:p>
          </table:table-cell>
          <table:table-cell table:style-name="ce16" table:formula="of:=ROUND(POWER(1+[.R$2]*0.01; [.$A153]) * [.R$1]; 1)" office:value-type="float" office:value="29876135217.3" calcext:value-type="float">
            <text:p>29876135217k</text:p>
          </table:table-cell>
          <table:table-cell table:style-name="ce16" table:formula="of:=ROUND(POWER(1+[.S$2]*0.01; [.$A153]) * [.S$1]; 1)" office:value-type="float" office:value="1853971840.4" calcext:value-type="float">
            <text:p>1853971840k</text:p>
          </table:table-cell>
          <table:table-cell table:style-name="ce16" table:formula="of:=ROUND(POWER(1+[.T$2]*0.01; [.$A153]) * [.T$1]; 1)" office:value-type="float" office:value="9723322.8" calcext:value-type="float">
            <text:p>9723323k</text:p>
          </table:table-cell>
          <table:table-cell table:style-name="ce16" table:formula="of:=ROUND(POWER(1+[.U$2]*0.01; [.$A153]) * [.U$1]; 1)" office:value-type="float" office:value="41729.7" calcext:value-type="float">
            <text:p>41730k</text:p>
          </table:table-cell>
          <table:table-cell table:style-name="ce16" table:formula="of:=ROUND(POWER(1+[.V$2]*0.01; [.$A153]) * [.V$1]; 1)" office:value-type="float" office:value="638.2" calcext:value-type="float">
            <text:p>638k</text:p>
          </table:table-cell>
          <table:table-cell table:style-name="ce9" table:formula="of:=ROUND(POWER(1+[.W$2]*0.01; [.$A153]) * [.W$1]; 1)" office:value-type="float" office:value="8367245892" calcext:value-type="float">
            <text:p>8367245892k</text:p>
          </table:table-cell>
          <table:table-cell table:style-name="ce16" table:formula="of:=ROUND(POWER(1+[.X$2]*0.01; [.$A153]) * [.X$1]; 1)" office:value-type="float" office:value="2317464800.5" calcext:value-type="float">
            <text:p>2317464801k</text:p>
          </table:table-cell>
          <table:table-cell table:style-name="ce16" table:formula="of:=ROUND(POWER(1+[.Y$2]*0.01; [.$A153]) * [.Y$1]; 1)" office:value-type="float" office:value="634645481.1" calcext:value-type="float">
            <text:p>634645481k</text:p>
          </table:table-cell>
          <table:table-cell table:style-name="ce16" table:formula="of:=ROUND(POWER(1+[.Z$2]*0.01; [.$A153]) * [.Z$1]; 1)" office:value-type="float" office:value="171810353.9" calcext:value-type="float">
            <text:p>171810354k</text:p>
          </table:table-cell>
          <table:table-cell table:style-name="ce16" table:formula="of:=ROUND(POWER(1+[.AA$2]*0.01; [.$A153]) * [.AA$1]; 1)" office:value-type="float" office:value="12154153.5" calcext:value-type="float">
            <text:p>12154154k</text:p>
          </table:table-cell>
          <table:table-cell table:style-name="ce16" table:formula="of:=ROUND(POWER(1+[.AB$2]*0.01; [.$A153]) * [.AB$1]; 1)" office:value-type="float" office:value="1302.6" calcext:value-type="float">
            <text:p>1303k</text:p>
          </table:table-cell>
          <table:table-cell table:style-name="ce16" table:formula="of:=ROUND(POWER(1+[.AC$2]*0.01; [.$A153]) * [.AC$1]; 1)" office:value-type="float" office:value="319.1" calcext:value-type="float">
            <text:p>319k</text:p>
          </table:table-cell>
          <table:table-cell table:number-columns-repeated="16355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9" table:formula="of:=ROUND(POWER(1+[.B$2]*0.01; [.$A154]) * [.B$1]; 1)" office:value-type="float" office:value="652571857021.3" calcext:value-type="float">
            <text:p>652571857021k</text:p>
          </table:table-cell>
          <table:table-cell table:style-name="ce16" table:formula="of:=ROUND(POWER(1+[.C$2]*0.01; [.$A154]) * [.C$1]; 1)" office:value-type="float" office:value="148145609292" calcext:value-type="float">
            <text:p>148145609292k</text:p>
          </table:table-cell>
          <table:table-cell table:style-name="ce16" table:formula="of:=ROUND(POWER(1+[.D$2]*0.01; [.$A154]) * [.D$1]; 1)" office:value-type="float" office:value="34656316852" calcext:value-type="float">
            <text:p>34656316852k</text:p>
          </table:table-cell>
          <table:table-cell table:style-name="ce16" table:formula="of:=ROUND(POWER(1+[.E$2]*0.01; [.$A154]) * [.E$1]; 1)" office:value-type="float" office:value="27725053481.6" calcext:value-type="float">
            <text:p>27725053482k</text:p>
          </table:table-cell>
          <table:table-cell table:style-name="ce16" table:formula="of:=ROUND(POWER(1+[.F$2]*0.01; [.$A154]) * [.F$1]; 1)" office:value-type="float" office:value="7697866220.7" calcext:value-type="float">
            <text:p>7697866221k</text:p>
          </table:table-cell>
          <table:table-cell table:style-name="ce16" table:formula="of:=ROUND(POWER(1+[.G$2]*0.01; [.$A154]) * [.G$1]; 1)" office:value-type="float" office:value="1367.8" calcext:value-type="float">
            <text:p>1368k</text:p>
          </table:table-cell>
          <table:table-cell table:style-name="ce16" table:formula="of:=ROUND(POWER(1+[.H$2]*0.01; [.$A154]) * [.H$1]; 1)" office:value-type="float" office:value="331.8" calcext:value-type="float">
            <text:p>332k</text:p>
          </table:table-cell>
          <table:table-cell table:style-name="ce9" table:formula="of:=ROUND(POWER(1+[.I$2]*0.01; [.$A154]) * [.I$1]; 1)" office:value-type="float" office:value="652571857021.3" calcext:value-type="float">
            <text:p>652571857021k</text:p>
          </table:table-cell>
          <table:table-cell table:style-name="ce16" table:formula="of:=ROUND(POWER(1+[.J$2]*0.01; [.$A154]) * [.J$1]; 1)" office:value-type="float" office:value="148145609292" calcext:value-type="float">
            <text:p>148145609292k</text:p>
          </table:table-cell>
          <table:table-cell table:style-name="ce16" table:formula="of:=ROUND(POWER(1+[.K$2]*0.01; [.$A154]) * [.K$1]; 1)" office:value-type="float" office:value="34656316852" calcext:value-type="float">
            <text:p>34656316852k</text:p>
          </table:table-cell>
          <table:table-cell table:style-name="ce16" table:formula="of:=ROUND(POWER(1+[.L$2]*0.01; [.$A154]) * [.L$1]; 1)" office:value-type="float" office:value="27725053481.6" calcext:value-type="float">
            <text:p>27725053482k</text:p>
          </table:table-cell>
          <table:table-cell table:style-name="ce16" table:formula="of:=ROUND(POWER(1+[.M$2]*0.01; [.$A154]) * [.M$1]; 1)" office:value-type="float" office:value="7697866220.7" calcext:value-type="float">
            <text:p>7697866221k</text:p>
          </table:table-cell>
          <table:table-cell table:style-name="ce16" table:formula="of:=ROUND(POWER(1+[.N$2]*0.01; [.$A154]) * [.N$1]; 1)" office:value-type="float" office:value="2051.7" calcext:value-type="float">
            <text:p>2052k</text:p>
          </table:table-cell>
          <table:table-cell table:style-name="ce16" table:formula="of:=ROUND(POWER(1+[.O$2]*0.01; [.$A154]) * [.O$1]; 1)" office:value-type="float" office:value="497.8" calcext:value-type="float">
            <text:p>498k</text:p>
          </table:table-cell>
          <table:table-cell table:style-name="ce9" table:formula="of:=ROUND(POWER(1+[.P$2]*0.01; [.$A154]) * [.P$1]; 1)" office:value-type="float" office:value="652571857021.3" calcext:value-type="float">
            <text:p>652571857021k</text:p>
          </table:table-cell>
          <table:table-cell table:style-name="ce16" table:formula="of:=ROUND(POWER(1+[.Q$2]*0.01; [.$A154]) * [.Q$1]; 1)" office:value-type="float" office:value="148145609292" calcext:value-type="float">
            <text:p>148145609292k</text:p>
          </table:table-cell>
          <table:table-cell table:style-name="ce16" table:formula="of:=ROUND(POWER(1+[.R$2]*0.01; [.$A154]) * [.R$1]; 1)" office:value-type="float" office:value="34656316852" calcext:value-type="float">
            <text:p>34656316852k</text:p>
          </table:table-cell>
          <table:table-cell table:style-name="ce16" table:formula="of:=ROUND(POWER(1+[.S$2]*0.01; [.$A154]) * [.S$1]; 1)" office:value-type="float" office:value="2113527898.1" calcext:value-type="float">
            <text:p>2113527898k</text:p>
          </table:table-cell>
          <table:table-cell table:style-name="ce16" table:formula="of:=ROUND(POWER(1+[.T$2]*0.01; [.$A154]) * [.T$1]; 1)" office:value-type="float" office:value="10695655.1" calcext:value-type="float">
            <text:p>10695655k</text:p>
          </table:table-cell>
          <table:table-cell table:style-name="ce16" table:formula="of:=ROUND(POWER(1+[.U$2]*0.01; [.$A154]) * [.U$1]; 1)" office:value-type="float" office:value="44650.8" calcext:value-type="float">
            <text:p>44651k</text:p>
          </table:table-cell>
          <table:table-cell table:style-name="ce16" table:formula="of:=ROUND(POWER(1+[.V$2]*0.01; [.$A154]) * [.V$1]; 1)" office:value-type="float" office:value="663.7" calcext:value-type="float">
            <text:p>664k</text:p>
          </table:table-cell>
          <table:table-cell table:style-name="ce9" table:formula="of:=ROUND(POWER(1+[.W$2]*0.01; [.$A154]) * [.W$1]; 1)" office:value-type="float" office:value="9622332775.8" calcext:value-type="float">
            <text:p>9622332776k</text:p>
          </table:table-cell>
          <table:table-cell table:style-name="ce16" table:formula="of:=ROUND(POWER(1+[.X$2]*0.01; [.$A154]) * [.X$1]; 1)" office:value-type="float" office:value="2641909872.6" calcext:value-type="float">
            <text:p>2641909873k</text:p>
          </table:table-cell>
          <table:table-cell table:style-name="ce16" table:formula="of:=ROUND(POWER(1+[.Y$2]*0.01; [.$A154]) * [.Y$1]; 1)" office:value-type="float" office:value="717149393.6" calcext:value-type="float">
            <text:p>717149394k</text:p>
          </table:table-cell>
          <table:table-cell table:style-name="ce16" table:formula="of:=ROUND(POWER(1+[.Z$2]*0.01; [.$A154]) * [.Z$1]; 1)" office:value-type="float" office:value="192427596.4" calcext:value-type="float">
            <text:p>192427596k</text:p>
          </table:table-cell>
          <table:table-cell table:style-name="ce16" table:formula="of:=ROUND(POWER(1+[.AA$2]*0.01; [.$A154]) * [.AA$1]; 1)" office:value-type="float" office:value="13369568.9" calcext:value-type="float">
            <text:p>13369569k</text:p>
          </table:table-cell>
          <table:table-cell table:style-name="ce16" table:formula="of:=ROUND(POWER(1+[.AB$2]*0.01; [.$A154]) * [.AB$1]; 1)" office:value-type="float" office:value="1367.8" calcext:value-type="float">
            <text:p>1368k</text:p>
          </table:table-cell>
          <table:table-cell table:style-name="ce16" table:formula="of:=ROUND(POWER(1+[.AC$2]*0.01; [.$A154]) * [.AC$1]; 1)" office:value-type="float" office:value="331.8" calcext:value-type="float">
            <text:p>332k</text:p>
          </table:table-cell>
          <table:table-cell table:number-columns-repeated="16355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9" table:formula="of:=ROUND(POWER(1+[.B$2]*0.01; [.$A155]) * [.B$1]; 1)" office:value-type="float" office:value="770034791285.2" calcext:value-type="float">
            <text:p>770034791285k</text:p>
          </table:table-cell>
          <table:table-cell table:style-name="ce16" table:formula="of:=ROUND(POWER(1+[.C$2]*0.01; [.$A155]) * [.C$1]; 1)" office:value-type="float" office:value="173330362871.7" calcext:value-type="float">
            <text:p>173330362872k</text:p>
          </table:table-cell>
          <table:table-cell table:style-name="ce16" table:formula="of:=ROUND(POWER(1+[.D$2]*0.01; [.$A155]) * [.D$1]; 1)" office:value-type="float" office:value="40201327548.3" calcext:value-type="float">
            <text:p>40201327548k</text:p>
          </table:table-cell>
          <table:table-cell table:style-name="ce16" table:formula="of:=ROUND(POWER(1+[.E$2]*0.01; [.$A155]) * [.E$1]; 1)" office:value-type="float" office:value="32161062038.7" calcext:value-type="float">
            <text:p>32161062039k</text:p>
          </table:table-cell>
          <table:table-cell table:style-name="ce16" table:formula="of:=ROUND(POWER(1+[.F$2]*0.01; [.$A155]) * [.F$1]; 1)" office:value-type="float" office:value="8852546153.8" calcext:value-type="float">
            <text:p>8852546154k</text:p>
          </table:table-cell>
          <table:table-cell table:style-name="ce16" table:formula="of:=ROUND(POWER(1+[.G$2]*0.01; [.$A155]) * [.G$1]; 1)" office:value-type="float" office:value="1436.2" calcext:value-type="float">
            <text:p>1436k</text:p>
          </table:table-cell>
          <table:table-cell table:style-name="ce16" table:formula="of:=ROUND(POWER(1+[.H$2]*0.01; [.$A155]) * [.H$1]; 1)" office:value-type="float" office:value="345.1" calcext:value-type="float">
            <text:p>345k</text:p>
          </table:table-cell>
          <table:table-cell table:style-name="ce9" table:formula="of:=ROUND(POWER(1+[.I$2]*0.01; [.$A155]) * [.I$1]; 1)" office:value-type="float" office:value="770034791285.2" calcext:value-type="float">
            <text:p>770034791285k</text:p>
          </table:table-cell>
          <table:table-cell table:style-name="ce16" table:formula="of:=ROUND(POWER(1+[.J$2]*0.01; [.$A155]) * [.J$1]; 1)" office:value-type="float" office:value="173330362871.7" calcext:value-type="float">
            <text:p>173330362872k</text:p>
          </table:table-cell>
          <table:table-cell table:style-name="ce16" table:formula="of:=ROUND(POWER(1+[.K$2]*0.01; [.$A155]) * [.K$1]; 1)" office:value-type="float" office:value="40201327548.3" calcext:value-type="float">
            <text:p>40201327548k</text:p>
          </table:table-cell>
          <table:table-cell table:style-name="ce16" table:formula="of:=ROUND(POWER(1+[.L$2]*0.01; [.$A155]) * [.L$1]; 1)" office:value-type="float" office:value="32161062038.7" calcext:value-type="float">
            <text:p>32161062039k</text:p>
          </table:table-cell>
          <table:table-cell table:style-name="ce16" table:formula="of:=ROUND(POWER(1+[.M$2]*0.01; [.$A155]) * [.M$1]; 1)" office:value-type="float" office:value="8852546153.8" calcext:value-type="float">
            <text:p>8852546154k</text:p>
          </table:table-cell>
          <table:table-cell table:style-name="ce16" table:formula="of:=ROUND(POWER(1+[.N$2]*0.01; [.$A155]) * [.N$1]; 1)" office:value-type="float" office:value="2154.3" calcext:value-type="float">
            <text:p>2154k</text:p>
          </table:table-cell>
          <table:table-cell table:style-name="ce16" table:formula="of:=ROUND(POWER(1+[.O$2]*0.01; [.$A155]) * [.O$1]; 1)" office:value-type="float" office:value="517.7" calcext:value-type="float">
            <text:p>518k</text:p>
          </table:table-cell>
          <table:table-cell table:style-name="ce9" table:formula="of:=ROUND(POWER(1+[.P$2]*0.01; [.$A155]) * [.P$1]; 1)" office:value-type="float" office:value="770034791285.2" calcext:value-type="float">
            <text:p>770034791285k</text:p>
          </table:table-cell>
          <table:table-cell table:style-name="ce16" table:formula="of:=ROUND(POWER(1+[.Q$2]*0.01; [.$A155]) * [.Q$1]; 1)" office:value-type="float" office:value="173330362871.7" calcext:value-type="float">
            <text:p>173330362872k</text:p>
          </table:table-cell>
          <table:table-cell table:style-name="ce16" table:formula="of:=ROUND(POWER(1+[.R$2]*0.01; [.$A155]) * [.R$1]; 1)" office:value-type="float" office:value="40201327548.3" calcext:value-type="float">
            <text:p>40201327548k</text:p>
          </table:table-cell>
          <table:table-cell table:style-name="ce16" table:formula="of:=ROUND(POWER(1+[.S$2]*0.01; [.$A155]) * [.S$1]; 1)" office:value-type="float" office:value="2409421803.8" calcext:value-type="float">
            <text:p>2409421804k</text:p>
          </table:table-cell>
          <table:table-cell table:style-name="ce16" table:formula="of:=ROUND(POWER(1+[.T$2]*0.01; [.$A155]) * [.T$1]; 1)" office:value-type="float" office:value="11765220.6" calcext:value-type="float">
            <text:p>11765221k</text:p>
          </table:table-cell>
          <table:table-cell table:style-name="ce16" table:formula="of:=ROUND(POWER(1+[.U$2]*0.01; [.$A155]) * [.U$1]; 1)" office:value-type="float" office:value="47776.3" calcext:value-type="float">
            <text:p>47776k</text:p>
          </table:table-cell>
          <table:table-cell table:style-name="ce16" table:formula="of:=ROUND(POWER(1+[.V$2]*0.01; [.$A155]) * [.V$1]; 1)" office:value-type="float" office:value="690.2" calcext:value-type="float">
            <text:p>690k</text:p>
          </table:table-cell>
          <table:table-cell table:style-name="ce9" table:formula="of:=ROUND(POWER(1+[.W$2]*0.01; [.$A155]) * [.W$1]; 1)" office:value-type="float" office:value="11065682692.2" calcext:value-type="float">
            <text:p>11065682692k</text:p>
          </table:table-cell>
          <table:table-cell table:style-name="ce16" table:formula="of:=ROUND(POWER(1+[.X$2]*0.01; [.$A155]) * [.X$1]; 1)" office:value-type="float" office:value="3011777254.8" calcext:value-type="float">
            <text:p>3011777255k</text:p>
          </table:table-cell>
          <table:table-cell table:style-name="ce16" table:formula="of:=ROUND(POWER(1+[.Y$2]*0.01; [.$A155]) * [.Y$1]; 1)" office:value-type="float" office:value="810378814.8" calcext:value-type="float">
            <text:p>810378815k</text:p>
          </table:table-cell>
          <table:table-cell table:style-name="ce16" table:formula="of:=ROUND(POWER(1+[.Z$2]*0.01; [.$A155]) * [.Z$1]; 1)" office:value-type="float" office:value="215518908" calcext:value-type="float">
            <text:p>215518908k</text:p>
          </table:table-cell>
          <table:table-cell table:style-name="ce16" table:formula="of:=ROUND(POWER(1+[.AA$2]*0.01; [.$A155]) * [.AA$1]; 1)" office:value-type="float" office:value="14706525.8" calcext:value-type="float">
            <text:p>14706526k</text:p>
          </table:table-cell>
          <table:table-cell table:style-name="ce16" table:formula="of:=ROUND(POWER(1+[.AB$2]*0.01; [.$A155]) * [.AB$1]; 1)" office:value-type="float" office:value="1436.2" calcext:value-type="float">
            <text:p>1436k</text:p>
          </table:table-cell>
          <table:table-cell table:style-name="ce16" table:formula="of:=ROUND(POWER(1+[.AC$2]*0.01; [.$A155]) * [.AC$1]; 1)" office:value-type="float" office:value="345.1" calcext:value-type="float">
            <text:p>345k</text:p>
          </table:table-cell>
          <table:table-cell table:number-columns-repeated="16355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9" table:formula="of:=ROUND(POWER(1+[.B$2]*0.01; [.$A156]) * [.B$1]; 1)" office:value-type="float" office:value="908641053716.5" calcext:value-type="float">
            <text:p>908641053717k</text:p>
          </table:table-cell>
          <table:table-cell table:style-name="ce16" table:formula="of:=ROUND(POWER(1+[.C$2]*0.01; [.$A156]) * [.C$1]; 1)" office:value-type="float" office:value="202796524559.8" calcext:value-type="float">
            <text:p>202796524560k</text:p>
          </table:table-cell>
          <table:table-cell table:style-name="ce16" table:formula="of:=ROUND(POWER(1+[.D$2]*0.01; [.$A156]) * [.D$1]; 1)" office:value-type="float" office:value="46633539956.1" calcext:value-type="float">
            <text:p>46633539956k</text:p>
          </table:table-cell>
          <table:table-cell table:style-name="ce16" table:formula="of:=ROUND(POWER(1+[.E$2]*0.01; [.$A156]) * [.E$1]; 1)" office:value-type="float" office:value="37306831964.9" calcext:value-type="float">
            <text:p>37306831965k</text:p>
          </table:table-cell>
          <table:table-cell table:style-name="ce16" table:formula="of:=ROUND(POWER(1+[.F$2]*0.01; [.$A156]) * [.F$1]; 1)" office:value-type="float" office:value="10180428076.8" calcext:value-type="float">
            <text:p>10180428077k</text:p>
          </table:table-cell>
          <table:table-cell table:style-name="ce16" table:formula="of:=ROUND(POWER(1+[.G$2]*0.01; [.$A156]) * [.G$1]; 1)" office:value-type="float" office:value="1508" calcext:value-type="float">
            <text:p>1508k</text:p>
          </table:table-cell>
          <table:table-cell table:style-name="ce16" table:formula="of:=ROUND(POWER(1+[.H$2]*0.01; [.$A156]) * [.H$1]; 1)" office:value-type="float" office:value="358.9" calcext:value-type="float">
            <text:p>359k</text:p>
          </table:table-cell>
          <table:table-cell table:style-name="ce9" table:formula="of:=ROUND(POWER(1+[.I$2]*0.01; [.$A156]) * [.I$1]; 1)" office:value-type="float" office:value="908641053716.5" calcext:value-type="float">
            <text:p>908641053717k</text:p>
          </table:table-cell>
          <table:table-cell table:style-name="ce16" table:formula="of:=ROUND(POWER(1+[.J$2]*0.01; [.$A156]) * [.J$1]; 1)" office:value-type="float" office:value="202796524559.8" calcext:value-type="float">
            <text:p>202796524560k</text:p>
          </table:table-cell>
          <table:table-cell table:style-name="ce16" table:formula="of:=ROUND(POWER(1+[.K$2]*0.01; [.$A156]) * [.K$1]; 1)" office:value-type="float" office:value="46633539956.1" calcext:value-type="float">
            <text:p>46633539956k</text:p>
          </table:table-cell>
          <table:table-cell table:style-name="ce16" table:formula="of:=ROUND(POWER(1+[.L$2]*0.01; [.$A156]) * [.L$1]; 1)" office:value-type="float" office:value="37306831964.9" calcext:value-type="float">
            <text:p>37306831965k</text:p>
          </table:table-cell>
          <table:table-cell table:style-name="ce16" table:formula="of:=ROUND(POWER(1+[.M$2]*0.01; [.$A156]) * [.M$1]; 1)" office:value-type="float" office:value="10180428076.8" calcext:value-type="float">
            <text:p>10180428077k</text:p>
          </table:table-cell>
          <table:table-cell table:style-name="ce16" table:formula="of:=ROUND(POWER(1+[.N$2]*0.01; [.$A156]) * [.N$1]; 1)" office:value-type="float" office:value="2262" calcext:value-type="float">
            <text:p>2262k</text:p>
          </table:table-cell>
          <table:table-cell table:style-name="ce16" table:formula="of:=ROUND(POWER(1+[.O$2]*0.01; [.$A156]) * [.O$1]; 1)" office:value-type="float" office:value="538.4" calcext:value-type="float">
            <text:p>538k</text:p>
          </table:table-cell>
          <table:table-cell table:style-name="ce9" table:formula="of:=ROUND(POWER(1+[.P$2]*0.01; [.$A156]) * [.P$1]; 1)" office:value-type="float" office:value="908641053716.5" calcext:value-type="float">
            <text:p>908641053717k</text:p>
          </table:table-cell>
          <table:table-cell table:style-name="ce16" table:formula="of:=ROUND(POWER(1+[.Q$2]*0.01; [.$A156]) * [.Q$1]; 1)" office:value-type="float" office:value="202796524559.8" calcext:value-type="float">
            <text:p>202796524560k</text:p>
          </table:table-cell>
          <table:table-cell table:style-name="ce16" table:formula="of:=ROUND(POWER(1+[.R$2]*0.01; [.$A156]) * [.R$1]; 1)" office:value-type="float" office:value="46633539956.1" calcext:value-type="float">
            <text:p>46633539956k</text:p>
          </table:table-cell>
          <table:table-cell table:style-name="ce16" table:formula="of:=ROUND(POWER(1+[.S$2]*0.01; [.$A156]) * [.S$1]; 1)" office:value-type="float" office:value="2746740856.3" calcext:value-type="float">
            <text:p>2746740856k</text:p>
          </table:table-cell>
          <table:table-cell table:style-name="ce16" table:formula="of:=ROUND(POWER(1+[.T$2]*0.01; [.$A156]) * [.T$1]; 1)" office:value-type="float" office:value="12941742.7" calcext:value-type="float">
            <text:p>12941743k</text:p>
          </table:table-cell>
          <table:table-cell table:style-name="ce16" table:formula="of:=ROUND(POWER(1+[.U$2]*0.01; [.$A156]) * [.U$1]; 1)" office:value-type="float" office:value="51120.7" calcext:value-type="float">
            <text:p>51121k</text:p>
          </table:table-cell>
          <table:table-cell table:style-name="ce16" table:formula="of:=ROUND(POWER(1+[.V$2]*0.01; [.$A156]) * [.V$1]; 1)" office:value-type="float" office:value="717.8" calcext:value-type="float">
            <text:p>718k</text:p>
          </table:table-cell>
          <table:table-cell table:style-name="ce9" table:formula="of:=ROUND(POWER(1+[.W$2]*0.01; [.$A156]) * [.W$1]; 1)" office:value-type="float" office:value="12725535096" calcext:value-type="float">
            <text:p>12725535096k</text:p>
          </table:table-cell>
          <table:table-cell table:style-name="ce16" table:formula="of:=ROUND(POWER(1+[.X$2]*0.01; [.$A156]) * [.X$1]; 1)" office:value-type="float" office:value="3433426070.4" calcext:value-type="float">
            <text:p>3433426070k</text:p>
          </table:table-cell>
          <table:table-cell table:style-name="ce16" table:formula="of:=ROUND(POWER(1+[.Y$2]*0.01; [.$A156]) * [.Y$1]; 1)" office:value-type="float" office:value="915728060.7" calcext:value-type="float">
            <text:p>915728061k</text:p>
          </table:table-cell>
          <table:table-cell table:style-name="ce16" table:formula="of:=ROUND(POWER(1+[.Z$2]*0.01; [.$A156]) * [.Z$1]; 1)" office:value-type="float" office:value="241381176.9" calcext:value-type="float">
            <text:p>241381177k</text:p>
          </table:table-cell>
          <table:table-cell table:style-name="ce16" table:formula="of:=ROUND(POWER(1+[.AA$2]*0.01; [.$A156]) * [.AA$1]; 1)" office:value-type="float" office:value="16177178.4" calcext:value-type="float">
            <text:p>16177178k</text:p>
          </table:table-cell>
          <table:table-cell table:style-name="ce16" table:formula="of:=ROUND(POWER(1+[.AB$2]*0.01; [.$A156]) * [.AB$1]; 1)" office:value-type="float" office:value="1508" calcext:value-type="float">
            <text:p>1508k</text:p>
          </table:table-cell>
          <table:table-cell table:style-name="ce16" table:formula="of:=ROUND(POWER(1+[.AC$2]*0.01; [.$A156]) * [.AC$1]; 1)" office:value-type="float" office:value="358.9" calcext:value-type="float">
            <text:p>359k</text:p>
          </table:table-cell>
          <table:table-cell table:number-columns-repeated="16355"/>
        </table:table-row>
        <table:table-row table:style-name="ro1" table:number-rows-repeated="10484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ormal" table:style-name="ta1">
        <table:table-column table:style-name="co3" table:default-cell-style-name="Default"/>
        <table:table-row table:style-name="ro1">
          <table:table-cell>
            <draw:frame draw:z-index="0" draw:style-name="gr1" draw:text-style-name="P1" svg:width="24.611cm" svg:height="15.823cm" svg:x="0.001cm" svg:y="0cm">
              <draw:object draw:notify-on-update-of-ranges="Data.A6:Data.A156 Data.B5:Data.B5 Data.B6:Data.B156 Data.A6:Data.A156 Data.C5:Data.C5 Data.C6:Data.C156 Data.A6:Data.A156 Data.D5:Data.D5 Data.D6:Data.D156 Data.A6:Data.A156 Data.E5:Data.E5 Data.E6:Data.E156 Data.A6:Data.A156 Data.F5:Data.F5 Data.F6:Data.F156 Data.A6:Data.A156 Data.G5:Data.G5 Data.G6:Data.G156 Data.A6:Data.A156 Data.H5:Data.H5 Data.H6:Data.H15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Hard" table:style-name="ta1">
        <table:table-column table:style-name="co3" table:default-cell-style-name="Default"/>
        <table:table-row table:style-name="ro1">
          <table:table-cell>
            <draw:frame draw:z-index="0" draw:style-name="gr1" draw:text-style-name="P1" svg:width="24.611cm" svg:height="15.823cm" svg:x="0.001cm" svg:y="0cm">
              <draw:object draw:notify-on-update-of-ranges="Data.A6:Data.A156 Data.I5:Data.I5 Data.I6:Data.I156 Data.A6:Data.A156 Data.J5:Data.J5 Data.J6:Data.J156 Data.A6:Data.A156 Data.K5:Data.K5 Data.K6:Data.K156 Data.A6:Data.A156 Data.L5:Data.L5 Data.L6:Data.L156 Data.A6:Data.A156 Data.M5:Data.M5 Data.M6:Data.M156 Data.A6:Data.A156 Data.N5:Data.N5 Data.N6:Data.N156 Data.A6:Data.A156 Data.O5:Data.O5 Data.O6:Data.O15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Insane" table:style-name="ta1">
        <table:table-column table:style-name="co3" table:default-cell-style-name="Default"/>
        <table:table-row table:style-name="ro1">
          <table:table-cell>
            <draw:frame draw:z-index="0" draw:style-name="gr1" draw:text-style-name="P1" svg:width="24.611cm" svg:height="15.823cm" svg:x="0.001cm" svg:y="0cm">
              <draw:object draw:notify-on-update-of-ranges="Data.A6:Data.A156 Data.P5:Data.P5 Data.P6:Data.P156 Data.A6:Data.A156 Data.Q5:Data.Q5 Data.Q6:Data.Q156 Data.A6:Data.A156 Data.R5:Data.R5 Data.R6:Data.R156 Data.A6:Data.A156 Data.S5:Data.S5 Data.S6:Data.S156 Data.A6:Data.A156 Data.T5:Data.T5 Data.T6:Data.T156 Data.A6:Data.A156 Data.U5:Data.U5 Data.U6:Data.U156 Data.A6:Data.A156 Data.V5:Data.V5 Data.V6:Data.V15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Hex" table:style-name="ta1">
        <table:table-column table:style-name="co3" table:default-cell-style-name="Default"/>
        <table:table-row table:style-name="ro1">
          <table:table-cell>
            <draw:frame draw:z-index="0" draw:style-name="gr1" draw:text-style-name="P1" svg:width="24.611cm" svg:height="15.823cm" svg:x="0.001cm" svg:y="0cm">
              <draw:object draw:notify-on-update-of-ranges="Data.A6:Data.A156 Data.W5:Data.W5 Data.W6:Data.W156 Data.A6:Data.A156 Data.X5:Data.X5 Data.X6:Data.X156 Data.A6:Data.A156 Data.Y5:Data.Y5 Data.Y6:Data.Y156 Data.A6:Data.A156 Data.Z5:Data.Z5 Data.Z6:Data.Z156 Data.A6:Data.A156 Data.AA5:Data.AA5 Data.AA6:Data.AA156 Data.A6:Data.A156 Data.AB5:Data.AB5 Data.AB6:Data.AB156 Data.A6:Data.A156 Data.AC5:Data.AC5 Data.AC6:Data.AC15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  <number:text>k</number:text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17">
      <number:number number:decimal-places="0" number:min-decimal-places="0" number:min-integer-digits="1"/>
      <number:text>k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.00.0000</text:date>, <text:time style:data-style-name="N2" text:time-value="20:03:49.5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3T16:23:44.564000000</meta:creation-date>
    <dc:date>2024-08-23T20:05:06.574000000</dc:date>
    <meta:editing-duration>PT1H47S</meta:editing-duration>
    <meta:editing-cycles>7</meta:editing-cycles>
    <meta:generator>LibreOffice/24.2.3.2$Windows_X86_64 LibreOffice_project/433d9c2ded56988e8a90e6b2e771ee4e6a5ab2ba</meta:generator>
    <meta:document-statistic meta:table-count="5" meta:cell-count="4470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7">
      <number:number number:decimal-places="0" number:min-decimal-places="0" number:min-integer-digits="1"/>
      <number:text>k</number:text>
    </number:number-style>
    <style:style style:name="ch1" style:family="chart">
      <style:graphic-properties draw:stroke="none" draw:fill-color="#202a4e"/>
    </style:style>
    <style:style style:name="ch2" style:family="chart">
      <style:chart-properties chart:auto-position="true" style:rotation-angle="0"/>
      <style:text-properties fo:color="#ffff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ffffff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50" chart:origin="0" chart:interval-maj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display-label="true" chart:logarithmic="false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7bb4" draw:fill-color="#007bb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645c5" draw:fill-color="#2645c5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c6dc9" draw:fill-color="#9c6dc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d55bb3" draw:fill-color="#d55b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d4b8a" draw:fill-color="#fd4b8a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5554" draw:fill-color="#ff555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7600" draw:fill-color="#ff76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12cm" svg:height="15.824cm" xlink:href=".." xlink:type="simple" chart:class="chart:scatter" chart:style-name="ch1">
        <chart:title svg:x="11.508cm" svg:y="0.452cm" chart:style-name="ch2">
          <text:p>Normal</text:p>
        </chart:title>
        <chart:legend chart:legend-position="end" svg:x="22.527cm" svg:y="6.119cm" style:legend-expansion="high" chart:style-name="ch3"/>
        <chart:plot-area chart:style-name="ch4" table:cell-range-address="Data.A6:Data.H156 Data.B5:Data.H5" chart:data-source-has-labels="row" svg:x="0.492cm" svg:y="1.547cm" svg:width="21.543cm" svg:height="13.961cm">
          <chart:coordinate-region svg:x="1.484cm" svg:y="1.747cm" svg:width="20.271cm" svg:height="13.11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Data.B6:Data.B156" chart:label-cell-address="Data.B5:Data.B5" chart:class="chart:scatter">
            <chart:domain table:cell-range-address="Data.A6:Data.A156"/>
            <chart:data-point chart:repeated="151"/>
          </chart:series>
          <chart:series chart:style-name="ch9" chart:values-cell-range-address="Data.C6:Data.C156" chart:label-cell-address="Data.C5:Data.C5" chart:class="chart:scatter">
            <chart:data-point chart:repeated="151"/>
          </chart:series>
          <chart:series chart:style-name="ch10" chart:values-cell-range-address="Data.D6:Data.D156" chart:label-cell-address="Data.D5:Data.D5" chart:class="chart:scatter">
            <chart:data-point chart:repeated="151"/>
          </chart:series>
          <chart:series chart:style-name="ch11" chart:values-cell-range-address="Data.E6:Data.E156" chart:label-cell-address="Data.E5:Data.E5" chart:class="chart:scatter">
            <chart:data-point chart:repeated="151"/>
          </chart:series>
          <chart:series chart:style-name="ch12" chart:values-cell-range-address="Data.F6:Data.F156" chart:label-cell-address="Data.F5:Data.F5" chart:class="chart:scatter">
            <chart:data-point chart:repeated="151"/>
          </chart:series>
          <chart:series chart:style-name="ch13" chart:values-cell-range-address="Data.G6:Data.G156" chart:label-cell-address="Data.G5:Data.G5" chart:class="chart:scatter">
            <chart:data-point chart:repeated="151"/>
          </chart:series>
          <chart:series chart:style-name="ch14" chart:values-cell-range-address="Data.H6:Data.H156" chart:label-cell-address="Data.H5:Data.H5" chart:class="chart:scatter">
            <chart:data-point chart:repeated="15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Data.B5:Data.B5</svg:desc>
                </draw:g>
              </table:table-cell>
              <table:table-cell office:value-type="string">
                <text:p>2</text:p>
                <draw:g>
                  <svg:desc>Data.C5:Data.C5</svg:desc>
                </draw:g>
              </table:table-cell>
              <table:table-cell office:value-type="string">
                <text:p>3</text:p>
                <draw:g>
                  <svg:desc>Data.D5:Data.D5</svg:desc>
                </draw:g>
              </table:table-cell>
              <table:table-cell office:value-type="string">
                <text:p>4</text:p>
                <draw:g>
                  <svg:desc>Data.E5:Data.E5</svg:desc>
                </draw:g>
              </table:table-cell>
              <table:table-cell office:value-type="string">
                <text:p>5, 6</text:p>
                <draw:g>
                  <svg:desc>Data.F5:Data.F5</svg:desc>
                </draw:g>
              </table:table-cell>
              <table:table-cell office:value-type="string">
                <text:p>ros 0</text:p>
                <draw:g>
                  <svg:desc>Data.G5:Data.G5</svg:desc>
                </draw:g>
              </table:table-cell>
              <table:table-cell office:value-type="string">
                <text:p>ros 1</text:p>
                <draw:g>
                  <svg:desc>Data.H5:Data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6:Data.A156</svg:desc>
                </draw:g>
              </table:table-cell>
              <table:table-cell office:value-type="float" office:value="15">
                <text:p>15</text:p>
                <draw:g>
                  <svg:desc>Data.B6:Data.B156</svg:desc>
                </draw:g>
              </table:table-cell>
              <table:table-cell office:value-type="float" office:value="12">
                <text:p>12</text:p>
                <draw:g>
                  <svg:desc>Data.C6:Data.C156</svg:desc>
                </draw:g>
              </table:table-cell>
              <table:table-cell office:value-type="float" office:value="10">
                <text:p>10</text:p>
                <draw:g>
                  <svg:desc>Data.D6:Data.D156</svg:desc>
                </draw:g>
              </table:table-cell>
              <table:table-cell office:value-type="float" office:value="8">
                <text:p>8</text:p>
                <draw:g>
                  <svg:desc>Data.E6:Data.E156</svg:desc>
                </draw:g>
              </table:table-cell>
              <table:table-cell office:value-type="float" office:value="8">
                <text:p>8</text:p>
                <draw:g>
                  <svg:desc>Data.F6:Data.F156</svg:desc>
                </draw:g>
              </table:table-cell>
              <table:table-cell office:value-type="float" office:value="1">
                <text:p>1</text:p>
                <draw:g>
                  <svg:desc>Data.G6:Data.G156</svg:desc>
                </draw:g>
              </table:table-cell>
              <table:table-cell office:value-type="float" office:value="1">
                <text:p>1</text:p>
                <draw:g>
                  <svg:desc>Data.H6:Data.H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7">
                <text:p>17.7</text:p>
              </table:table-cell>
              <table:table-cell office:value-type="float" office:value="14">
                <text:p>14</text:p>
              </table:table-cell>
              <table:table-cell office:value-type="float" office:value="11.6">
                <text:p>11.6</text:p>
              </table:table-cell>
              <table:table-cell office:value-type="float" office:value="9.3">
                <text:p>9.3</text:p>
              </table:table-cell>
              <table:table-cell office:value-type="float" office:value="9.2">
                <text:p>9.2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.9">
                <text:p>20.9</text:p>
              </table:table-cell>
              <table:table-cell office:value-type="float" office:value="16.4">
                <text:p>16.4</text:p>
              </table:table-cell>
              <table:table-cell office:value-type="float" office:value="13.5">
                <text:p>13.5</text:p>
              </table:table-cell>
              <table:table-cell office:value-type="float" office:value="10.8">
                <text:p>10.8</text:p>
              </table:table-cell>
              <table:table-cell office:value-type="float" office:value="10.6">
                <text:p>10.6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4.6">
                <text:p>24.6</text:p>
              </table:table-cell>
              <table:table-cell office:value-type="float" office:value="19.2">
                <text:p>19.2</text:p>
              </table:table-cell>
              <table:table-cell office:value-type="float" office:value="15.6">
                <text:p>15.6</text:p>
              </table:table-cell>
              <table:table-cell office:value-type="float" office:value="12.5">
                <text:p>12.5</text:p>
              </table:table-cell>
              <table:table-cell office:value-type="float" office:value="12.2">
                <text:p>12.2</text:p>
              </table:table-cell>
              <table:table-cell office:value-type="float" office:value="1.2">
                <text:p>1.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9.1">
                <text:p>29.1</text:p>
              </table:table-cell>
              <table:table-cell office:value-type="float" office:value="22.5">
                <text:p>22.5</text:p>
              </table:table-cell>
              <table:table-cell office:value-type="float" office:value="18.1">
                <text:p>18.1</text:p>
              </table:table-cell>
              <table:table-cell office:value-type="float" office:value="14.5">
                <text:p>14.5</text:p>
              </table:table-cell>
              <table:table-cell office:value-type="float" office:value="14">
                <text:p>14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4.3">
                <text:p>34.3</text:p>
              </table:table-cell>
              <table:table-cell office:value-type="float" office:value="26.3">
                <text:p>26.3</text:p>
              </table:table-cell>
              <table:table-cell office:value-type="float" office:value="21">
                <text:p>21</text:p>
              </table:table-cell>
              <table:table-cell office:value-type="float" office:value="16.8">
                <text:p>16.8</text:p>
              </table:table-cell>
              <table:table-cell office:value-type="float" office:value="16.1">
                <text:p>16.1</text:p>
              </table:table-cell>
              <table:table-cell office:value-type="float" office:value="1.3">
                <text:p>1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0.5">
                <text:p>40.5</text:p>
              </table:table-cell>
              <table:table-cell office:value-type="float" office:value="30.8">
                <text:p>30.8</text:p>
              </table:table-cell>
              <table:table-cell office:value-type="float" office:value="24.4">
                <text:p>24.4</text:p>
              </table:table-cell>
              <table:table-cell office:value-type="float" office:value="19.5">
                <text:p>19.5</text:p>
              </table:table-cell>
              <table:table-cell office:value-type="float" office:value="18.5">
                <text:p>18.5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7.8">
                <text:p>47.8</text:p>
              </table:table-cell>
              <table:table-cell office:value-type="float" office:value="36">
                <text:p>36</text:p>
              </table:table-cell>
              <table:table-cell office:value-type="float" office:value="28.3">
                <text:p>28.3</text:p>
              </table:table-cell>
              <table:table-cell office:value-type="float" office:value="22.6">
                <text:p>22.6</text:p>
              </table:table-cell>
              <table:table-cell office:value-type="float" office:value="21.3">
                <text:p>21.3</text:p>
              </table:table-cell>
              <table:table-cell office:value-type="float" office:value="1.4">
                <text:p>1.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6.4">
                <text:p>56.4</text:p>
              </table:table-cell>
              <table:table-cell office:value-type="float" office:value="42.1">
                <text:p>42.1</text:p>
              </table:table-cell>
              <table:table-cell office:value-type="float" office:value="32.8">
                <text:p>32.8</text:p>
              </table:table-cell>
              <table:table-cell office:value-type="float" office:value="26.2">
                <text:p>26.2</text:p>
              </table:table-cell>
              <table:table-cell office:value-type="float" office:value="24.5">
                <text:p>24.5</text:p>
              </table:table-cell>
              <table:table-cell office:value-type="float" office:value="1.5">
                <text:p>1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6.5">
                <text:p>66.5</text:p>
              </table:table-cell>
              <table:table-cell office:value-type="float" office:value="49.3">
                <text:p>49.3</text:p>
              </table:table-cell>
              <table:table-cell office:value-type="float" office:value="38">
                <text:p>38</text:p>
              </table:table-cell>
              <table:table-cell office:value-type="float" office:value="30.4">
                <text:p>30.4</text:p>
              </table:table-cell>
              <table:table-cell office:value-type="float" office:value="28.1">
                <text:p>28.1</text:p>
              </table:table-cell>
              <table:table-cell office:value-type="float" office:value="1.6">
                <text:p>1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8.5">
                <text:p>78.5</text:p>
              </table:table-cell>
              <table:table-cell office:value-type="float" office:value="57.7">
                <text:p>57.7</text:p>
              </table:table-cell>
              <table:table-cell office:value-type="float" office:value="44.1">
                <text:p>44.1</text:p>
              </table:table-cell>
              <table:table-cell office:value-type="float" office:value="35.3">
                <text:p>35.3</text:p>
              </table:table-cell>
              <table:table-cell office:value-type="float" office:value="32.4">
                <text:p>32.4</text:p>
              </table:table-cell>
              <table:table-cell office:value-type="float" office:value="1.6">
                <text:p>1.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2.6">
                <text:p>92.6</text:p>
              </table:table-cell>
              <table:table-cell office:value-type="float" office:value="67.5">
                <text:p>67.5</text:p>
              </table:table-cell>
              <table:table-cell office:value-type="float" office:value="51.2">
                <text:p>51.2</text:p>
              </table:table-cell>
              <table:table-cell office:value-type="float" office:value="40.9">
                <text:p>40.9</text:p>
              </table:table-cell>
              <table:table-cell office:value-type="float" office:value="37.2">
                <text:p>37.2</text:p>
              </table:table-cell>
              <table:table-cell office:value-type="float" office:value="1.7">
                <text:p>1.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9.3">
                <text:p>109.3</text:p>
              </table:table-cell>
              <table:table-cell office:value-type="float" office:value="79">
                <text:p>79</text:p>
              </table:table-cell>
              <table:table-cell office:value-type="float" office:value="59.4">
                <text:p>59.4</text:p>
              </table:table-cell>
              <table:table-cell office:value-type="float" office:value="47.5">
                <text:p>47.5</text:p>
              </table:table-cell>
              <table:table-cell office:value-type="float" office:value="42.8">
                <text:p>42.8</text:p>
              </table:table-cell>
              <table:table-cell office:value-type="float" office:value="1.8">
                <text:p>1.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9">
                <text:p>129</text:p>
              </table:table-cell>
              <table:table-cell office:value-type="float" office:value="92.4">
                <text:p>92.4</text:p>
              </table:table-cell>
              <table:table-cell office:value-type="float" office:value="68.9">
                <text:p>68.9</text:p>
              </table:table-cell>
              <table:table-cell office:value-type="float" office:value="55.1">
                <text:p>55.1</text:p>
              </table:table-cell>
              <table:table-cell office:value-type="float" office:value="49.2">
                <text:p>49.2</text:p>
              </table:table-cell>
              <table:table-cell office:value-type="float" office:value="1.9">
                <text:p>1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2.2">
                <text:p>152.2</text:p>
              </table:table-cell>
              <table:table-cell office:value-type="float" office:value="108.1">
                <text:p>108.1</text:p>
              </table:table-cell>
              <table:table-cell office:value-type="float" office:value="79.9">
                <text:p>79.9</text:p>
              </table:table-cell>
              <table:table-cell office:value-type="float" office:value="63.9">
                <text:p>63.9</text:p>
              </table:table-cell>
              <table:table-cell office:value-type="float" office:value="56.6">
                <text:p>56.6</text:p>
              </table:table-cell>
              <table:table-cell office:value-type="float" office:value="2">
                <text:p>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79.6">
                <text:p>179.6</text:p>
              </table:table-cell>
              <table:table-cell office:value-type="float" office:value="126.5">
                <text:p>126.5</text:p>
              </table:table-cell>
              <table:table-cell office:value-type="float" office:value="92.7">
                <text:p>92.7</text:p>
              </table:table-cell>
              <table:table-cell office:value-type="float" office:value="74.1">
                <text:p>74.1</text:p>
              </table:table-cell>
              <table:table-cell office:value-type="float" office:value="65.1">
                <text:p>65.1</text:p>
              </table:table-cell>
              <table:table-cell office:value-type="float" office:value="2.1">
                <text:p>2.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11.9">
                <text:p>211.9</text:p>
              </table:table-cell>
              <table:table-cell office:value-type="float" office:value="148">
                <text:p>148</text:p>
              </table:table-cell>
              <table:table-cell office:value-type="float" office:value="107.5">
                <text:p>107.5</text:p>
              </table:table-cell>
              <table:table-cell office:value-type="float" office:value="86">
                <text:p>86</text:p>
              </table:table-cell>
              <table:table-cell office:value-type="float" office:value="74.9">
                <text:p>74.9</text:p>
              </table:table-cell>
              <table:table-cell office:value-type="float" office:value="2.2">
                <text:p>2.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50.1">
                <text:p>250.1</text:p>
              </table:table-cell>
              <table:table-cell office:value-type="float" office:value="173.1">
                <text:p>173.1</text:p>
              </table:table-cell>
              <table:table-cell office:value-type="float" office:value="124.7">
                <text:p>124.7</text:p>
              </table:table-cell>
              <table:table-cell office:value-type="float" office:value="99.7">
                <text:p>99.7</text:p>
              </table:table-cell>
              <table:table-cell office:value-type="float" office:value="86.1">
                <text:p>86.1</text:p>
              </table:table-cell>
              <table:table-cell office:value-type="float" office:value="2.3">
                <text:p>2.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95.1">
                <text:p>295.1</text:p>
              </table:table-cell>
              <table:table-cell office:value-type="float" office:value="202.5">
                <text:p>202.5</text:p>
              </table:table-cell>
              <table:table-cell office:value-type="float" office:value="144.6">
                <text:p>144.6</text:p>
              </table:table-cell>
              <table:table-cell office:value-type="float" office:value="115.7">
                <text:p>115.7</text:p>
              </table:table-cell>
              <table:table-cell office:value-type="float" office:value="99">
                <text:p>99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48.2">
                <text:p>348.2</text:p>
              </table:table-cell>
              <table:table-cell office:value-type="float" office:value="237">
                <text:p>237</text:p>
              </table:table-cell>
              <table:table-cell office:value-type="float" office:value="167.8">
                <text:p>167.8</text:p>
              </table:table-cell>
              <table:table-cell office:value-type="float" office:value="134.2">
                <text:p>134.2</text:p>
              </table:table-cell>
              <table:table-cell office:value-type="float" office:value="113.9">
                <text:p>113.9</text:p>
              </table:table-cell>
              <table:table-cell office:value-type="float" office:value="2.5">
                <text:p>2.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10.9">
                <text:p>410.9</text:p>
              </table:table-cell>
              <table:table-cell office:value-type="float" office:value="277.3">
                <text:p>277.3</text:p>
              </table:table-cell>
              <table:table-cell office:value-type="float" office:value="194.6">
                <text:p>194.6</text:p>
              </table:table-cell>
              <table:table-cell office:value-type="float" office:value="155.7">
                <text:p>155.7</text:p>
              </table:table-cell>
              <table:table-cell office:value-type="float" office:value="130.9">
                <text:p>130.9</text:p>
              </table:table-cell>
              <table:table-cell office:value-type="float" office:value="2.7">
                <text:p>2.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84.9">
                <text:p>484.9</text:p>
              </table:table-cell>
              <table:table-cell office:value-type="float" office:value="324.4">
                <text:p>324.4</text:p>
              </table:table-cell>
              <table:table-cell office:value-type="float" office:value="225.7">
                <text:p>225.7</text:p>
              </table:table-cell>
              <table:table-cell office:value-type="float" office:value="180.6">
                <text:p>180.6</text:p>
              </table:table-cell>
              <table:table-cell office:value-type="float" office:value="150.6">
                <text:p>150.6</text:p>
              </table:table-cell>
              <table:table-cell office:value-type="float" office:value="2.8">
                <text:p>2.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72.1">
                <text:p>572.1</text:p>
              </table:table-cell>
              <table:table-cell office:value-type="float" office:value="379.6">
                <text:p>379.6</text:p>
              </table:table-cell>
              <table:table-cell office:value-type="float" office:value="261.9">
                <text:p>261.9</text:p>
              </table:table-cell>
              <table:table-cell office:value-type="float" office:value="209.5">
                <text:p>209.5</text:p>
              </table:table-cell>
              <table:table-cell office:value-type="float" office:value="173.2">
                <text:p>173.2</text:p>
              </table:table-cell>
              <table:table-cell office:value-type="float" office:value="2.9">
                <text:p>2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75.1">
                <text:p>675.1</text:p>
              </table:table-cell>
              <table:table-cell office:value-type="float" office:value="444.1">
                <text:p>444.1</text:p>
              </table:table-cell>
              <table:table-cell office:value-type="float" office:value="303.8">
                <text:p>303.8</text:p>
              </table:table-cell>
              <table:table-cell office:value-type="float" office:value="243">
                <text:p>243</text:p>
              </table:table-cell>
              <table:table-cell office:value-type="float" office:value="199.1">
                <text:p>199.1</text:p>
              </table:table-cell>
              <table:table-cell office:value-type="float" office:value="3.1">
                <text:p>3.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796.6">
                <text:p>796.6</text:p>
              </table:table-cell>
              <table:table-cell office:value-type="float" office:value="519.6">
                <text:p>519.6</text:p>
              </table:table-cell>
              <table:table-cell office:value-type="float" office:value="352.4">
                <text:p>352.4</text:p>
              </table:table-cell>
              <table:table-cell office:value-type="float" office:value="281.9">
                <text:p>281.9</text:p>
              </table:table-cell>
              <table:table-cell office:value-type="float" office:value="229">
                <text:p>229</text:p>
              </table:table-cell>
              <table:table-cell office:value-type="float" office:value="3.2">
                <text:p>3.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940">
                <text:p>940</text:p>
              </table:table-cell>
              <table:table-cell office:value-type="float" office:value="607.9">
                <text:p>607.9</text:p>
              </table:table-cell>
              <table:table-cell office:value-type="float" office:value="408.7">
                <text:p>408.7</text:p>
              </table:table-cell>
              <table:table-cell office:value-type="float" office:value="327">
                <text:p>327</text:p>
              </table:table-cell>
              <table:table-cell office:value-type="float" office:value="263.4">
                <text:p>263.4</text:p>
              </table:table-cell>
              <table:table-cell office:value-type="float" office:value="3.4">
                <text:p>3.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109.2">
                <text:p>1109.2</text:p>
              </table:table-cell>
              <table:table-cell office:value-type="float" office:value="711.2">
                <text:p>711.2</text:p>
              </table:table-cell>
              <table:table-cell office:value-type="float" office:value="474.1">
                <text:p>474.1</text:p>
              </table:table-cell>
              <table:table-cell office:value-type="float" office:value="379.3">
                <text:p>379.3</text:p>
              </table:table-cell>
              <table:table-cell office:value-type="float" office:value="302.9">
                <text:p>302.9</text:p>
              </table:table-cell>
              <table:table-cell office:value-type="float" office:value="3.6">
                <text:p>3.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308.9">
                <text:p>1308.9</text:p>
              </table:table-cell>
              <table:table-cell office:value-type="float" office:value="832.1">
                <text:p>832.1</text:p>
              </table:table-cell>
              <table:table-cell office:value-type="float" office:value="550">
                <text:p>550</text:p>
              </table:table-cell>
              <table:table-cell office:value-type="float" office:value="440">
                <text:p>440</text:p>
              </table:table-cell>
              <table:table-cell office:value-type="float" office:value="348.3">
                <text:p>348.3</text:p>
              </table:table-cell>
              <table:table-cell office:value-type="float" office:value="3.7">
                <text:p>3.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544.5">
                <text:p>1544.5</text:p>
              </table:table-cell>
              <table:table-cell office:value-type="float" office:value="973.6">
                <text:p>973.6</text:p>
              </table:table-cell>
              <table:table-cell office:value-type="float" office:value="638">
                <text:p>638</text:p>
              </table:table-cell>
              <table:table-cell office:value-type="float" office:value="510.4">
                <text:p>510.4</text:p>
              </table:table-cell>
              <table:table-cell office:value-type="float" office:value="400.5">
                <text:p>400.5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822.5">
                <text:p>1822.5</text:p>
              </table:table-cell>
              <table:table-cell office:value-type="float" office:value="1139.1">
                <text:p>1139.1</text:p>
              </table:table-cell>
              <table:table-cell office:value-type="float" office:value="740.1">
                <text:p>740.1</text:p>
              </table:table-cell>
              <table:table-cell office:value-type="float" office:value="592.1">
                <text:p>592.1</text:p>
              </table:table-cell>
              <table:table-cell office:value-type="float" office:value="460.6">
                <text:p>460.6</text:p>
              </table:table-cell>
              <table:table-cell office:value-type="float" office:value="4.1">
                <text:p>4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150.6">
                <text:p>2150.6</text:p>
              </table:table-cell>
              <table:table-cell office:value-type="float" office:value="1332.8">
                <text:p>1332.8</text:p>
              </table:table-cell>
              <table:table-cell office:value-type="float" office:value="858.5">
                <text:p>858.5</text:p>
              </table:table-cell>
              <table:table-cell office:value-type="float" office:value="686.8">
                <text:p>686.8</text:p>
              </table:table-cell>
              <table:table-cell office:value-type="float" office:value="529.7">
                <text:p>529.7</text:p>
              </table:table-cell>
              <table:table-cell office:value-type="float" office:value="4.3">
                <text:p>4.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537.7">
                <text:p>2537.7</text:p>
              </table:table-cell>
              <table:table-cell office:value-type="float" office:value="1559.3">
                <text:p>1559.3</text:p>
              </table:table-cell>
              <table:table-cell office:value-type="float" office:value="995.9">
                <text:p>995.9</text:p>
              </table:table-cell>
              <table:table-cell office:value-type="float" office:value="796.7">
                <text:p>796.7</text:p>
              </table:table-cell>
              <table:table-cell office:value-type="float" office:value="609.1">
                <text:p>609.1</text:p>
              </table:table-cell>
              <table:table-cell office:value-type="float" office:value="4.5">
                <text:p>4.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994.4">
                <text:p>2994.4</text:p>
              </table:table-cell>
              <table:table-cell office:value-type="float" office:value="1824.4">
                <text:p>1824.4</text:p>
              </table:table-cell>
              <table:table-cell office:value-type="float" office:value="1155.2">
                <text:p>1155.2</text:p>
              </table:table-cell>
              <table:table-cell office:value-type="float" office:value="924.2">
                <text:p>924.2</text:p>
              </table:table-cell>
              <table:table-cell office:value-type="float" office:value="700.5">
                <text:p>700.5</text:p>
              </table:table-cell>
              <table:table-cell office:value-type="float" office:value="4.8">
                <text:p>4.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533.4">
                <text:p>3533.4</text:p>
              </table:table-cell>
              <table:table-cell office:value-type="float" office:value="2134.6">
                <text:p>2134.6</text:p>
              </table:table-cell>
              <table:table-cell office:value-type="float" office:value="1340">
                <text:p>1340</text:p>
              </table:table-cell>
              <table:table-cell office:value-type="float" office:value="1072">
                <text:p>1072</text:p>
              </table:table-cell>
              <table:table-cell office:value-type="float" office:value="805.6">
                <text:p>805.6</text:p>
              </table:table-cell>
              <table:table-cell office:value-type="float" office:value="5">
                <text:p>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169.5">
                <text:p>4169.5</text:p>
              </table:table-cell>
              <table:table-cell office:value-type="float" office:value="2497.5">
                <text:p>2497.5</text:p>
              </table:table-cell>
              <table:table-cell office:value-type="float" office:value="1554.4">
                <text:p>1554.4</text:p>
              </table:table-cell>
              <table:table-cell office:value-type="float" office:value="1243.5">
                <text:p>1243.5</text:p>
              </table:table-cell>
              <table:table-cell office:value-type="float" office:value="926.4">
                <text:p>926.4</text:p>
              </table:table-cell>
              <table:table-cell office:value-type="float" office:value="5.3">
                <text:p>5.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920">
                <text:p>4920</text:p>
              </table:table-cell>
              <table:table-cell office:value-type="float" office:value="2922">
                <text:p>2922</text:p>
              </table:table-cell>
              <table:table-cell office:value-type="float" office:value="1803.1">
                <text:p>1803.1</text:p>
              </table:table-cell>
              <table:table-cell office:value-type="float" office:value="1442.5">
                <text:p>1442.5</text:p>
              </table:table-cell>
              <table:table-cell office:value-type="float" office:value="1065.4">
                <text:p>1065.4</text:p>
              </table:table-cell>
              <table:table-cell office:value-type="float" office:value="5.5">
                <text:p>5.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5805.6">
                <text:p>5805.6</text:p>
              </table:table-cell>
              <table:table-cell office:value-type="float" office:value="3418.8">
                <text:p>3418.8</text:p>
              </table:table-cell>
              <table:table-cell office:value-type="float" office:value="2091.6">
                <text:p>2091.6</text:p>
              </table:table-cell>
              <table:table-cell office:value-type="float" office:value="1673.3">
                <text:p>1673.3</text:p>
              </table:table-cell>
              <table:table-cell office:value-type="float" office:value="1225.2">
                <text:p>1225.2</text:p>
              </table:table-cell>
              <table:table-cell office:value-type="float" office:value="5.8">
                <text:p>5.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6850.6">
                <text:p>6850.6</text:p>
              </table:table-cell>
              <table:table-cell office:value-type="float" office:value="4000">
                <text:p>4000</text:p>
              </table:table-cell>
              <table:table-cell office:value-type="float" office:value="2426.3">
                <text:p>2426.3</text:p>
              </table:table-cell>
              <table:table-cell office:value-type="float" office:value="1941">
                <text:p>1941</text:p>
              </table:table-cell>
              <table:table-cell office:value-type="float" office:value="1409">
                <text:p>1409</text:p>
              </table:table-cell>
              <table:table-cell office:value-type="float" office:value="6.1">
                <text:p>6.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8083.7">
                <text:p>8083.7</text:p>
              </table:table-cell>
              <table:table-cell office:value-type="float" office:value="4680">
                <text:p>4680</text:p>
              </table:table-cell>
              <table:table-cell office:value-type="float" office:value="2814.5">
                <text:p>2814.5</text:p>
              </table:table-cell>
              <table:table-cell office:value-type="float" office:value="2251.6">
                <text:p>2251.6</text:p>
              </table:table-cell>
              <table:table-cell office:value-type="float" office:value="1620.3">
                <text:p>1620.3</text:p>
              </table:table-cell>
              <table:table-cell office:value-type="float" office:value="6.4">
                <text:p>6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538.7">
                <text:p>9538.7</text:p>
              </table:table-cell>
              <table:table-cell office:value-type="float" office:value="5475.6">
                <text:p>5475.6</text:p>
              </table:table-cell>
              <table:table-cell office:value-type="float" office:value="3264.8">
                <text:p>3264.8</text:p>
              </table:table-cell>
              <table:table-cell office:value-type="float" office:value="2611.9">
                <text:p>2611.9</text:p>
              </table:table-cell>
              <table:table-cell office:value-type="float" office:value="1863.4">
                <text:p>1863.4</text:p>
              </table:table-cell>
              <table:table-cell office:value-type="float" office:value="6.7">
                <text:p>6.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1255.7">
                <text:p>11255.7</text:p>
              </table:table-cell>
              <table:table-cell office:value-type="float" office:value="6406.4">
                <text:p>6406.4</text:p>
              </table:table-cell>
              <table:table-cell office:value-type="float" office:value="3787.2">
                <text:p>3787.2</text:p>
              </table:table-cell>
              <table:table-cell office:value-type="float" office:value="3029.8">
                <text:p>3029.8</text:p>
              </table:table-cell>
              <table:table-cell office:value-type="float" office:value="2142.9">
                <text:p>2142.9</text:p>
              </table:table-cell>
              <table:table-cell office:value-type="float" office:value="7">
                <text:p>7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3281.7">
                <text:p>13281.7</text:p>
              </table:table-cell>
              <table:table-cell office:value-type="float" office:value="7495.5">
                <text:p>7495.5</text:p>
              </table:table-cell>
              <table:table-cell office:value-type="float" office:value="4393.2">
                <text:p>4393.2</text:p>
              </table:table-cell>
              <table:table-cell office:value-type="float" office:value="3514.5">
                <text:p>3514.5</text:p>
              </table:table-cell>
              <table:table-cell office:value-type="float" office:value="2464.3">
                <text:p>2464.3</text:p>
              </table:table-cell>
              <table:table-cell office:value-type="float" office:value="7.4">
                <text:p>7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5672.4">
                <text:p>15672.4</text:p>
              </table:table-cell>
              <table:table-cell office:value-type="float" office:value="8769.8">
                <text:p>8769.8</text:p>
              </table:table-cell>
              <table:table-cell office:value-type="float" office:value="5096.1">
                <text:p>5096.1</text:p>
              </table:table-cell>
              <table:table-cell office:value-type="float" office:value="4076.9">
                <text:p>4076.9</text:p>
              </table:table-cell>
              <table:table-cell office:value-type="float" office:value="2834">
                <text:p>2834</text:p>
              </table:table-cell>
              <table:table-cell office:value-type="float" office:value="7.8">
                <text:p>7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8493.4">
                <text:p>18493.4</text:p>
              </table:table-cell>
              <table:table-cell office:value-type="float" office:value="10260.6">
                <text:p>10260.6</text:p>
              </table:table-cell>
              <table:table-cell office:value-type="float" office:value="5911.4">
                <text:p>5911.4</text:p>
              </table:table-cell>
              <table:table-cell office:value-type="float" office:value="4729.2">
                <text:p>4729.2</text:p>
              </table:table-cell>
              <table:table-cell office:value-type="float" office:value="3259.1">
                <text:p>3259.1</text:p>
              </table:table-cell>
              <table:table-cell office:value-type="float" office:value="8.1">
                <text:p>8.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1822.3">
                <text:p>21822.3</text:p>
              </table:table-cell>
              <table:table-cell office:value-type="float" office:value="12004.9">
                <text:p>12004.9</text:p>
              </table:table-cell>
              <table:table-cell office:value-type="float" office:value="6857.3">
                <text:p>6857.3</text:p>
              </table:table-cell>
              <table:table-cell office:value-type="float" office:value="5485.8">
                <text:p>5485.8</text:p>
              </table:table-cell>
              <table:table-cell office:value-type="float" office:value="3748">
                <text:p>3748</text:p>
              </table:table-cell>
              <table:table-cell office:value-type="float" office:value="8.6">
                <text:p>8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5750.3">
                <text:p>25750.3</text:p>
              </table:table-cell>
              <table:table-cell office:value-type="float" office:value="14045.8">
                <text:p>14045.8</text:p>
              </table:table-cell>
              <table:table-cell office:value-type="float" office:value="7954.4">
                <text:p>7954.4</text:p>
              </table:table-cell>
              <table:table-cell office:value-type="float" office:value="6363.6">
                <text:p>6363.6</text:p>
              </table:table-cell>
              <table:table-cell office:value-type="float" office:value="4310.2">
                <text:p>4310.2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0385.3">
                <text:p>30385.3</text:p>
              </table:table-cell>
              <table:table-cell office:value-type="float" office:value="16433.5">
                <text:p>16433.5</text:p>
              </table:table-cell>
              <table:table-cell office:value-type="float" office:value="9227.1">
                <text:p>9227.1</text:p>
              </table:table-cell>
              <table:table-cell office:value-type="float" office:value="7381.7">
                <text:p>7381.7</text:p>
              </table:table-cell>
              <table:table-cell office:value-type="float" office:value="4956.7">
                <text:p>4956.7</text:p>
              </table:table-cell>
              <table:table-cell office:value-type="float" office:value="9.4">
                <text:p>9.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5854.7">
                <text:p>35854.7</text:p>
              </table:table-cell>
              <table:table-cell office:value-type="float" office:value="19227.2">
                <text:p>19227.2</text:p>
              </table:table-cell>
              <table:table-cell office:value-type="float" office:value="10703.5">
                <text:p>10703.5</text:p>
              </table:table-cell>
              <table:table-cell office:value-type="float" office:value="8562.8">
                <text:p>8562.8</text:p>
              </table:table-cell>
              <table:table-cell office:value-type="float" office:value="5700.2">
                <text:p>5700.2</text:p>
              </table:table-cell>
              <table:table-cell office:value-type="float" office:value="9.9">
                <text:p>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2308.5">
                <text:p>42308.5</text:p>
              </table:table-cell>
              <table:table-cell office:value-type="float" office:value="22495.9">
                <text:p>22495.9</text:p>
              </table:table-cell>
              <table:table-cell office:value-type="float" office:value="12416.1">
                <text:p>12416.1</text:p>
              </table:table-cell>
              <table:table-cell office:value-type="float" office:value="9932.8">
                <text:p>9932.8</text:p>
              </table:table-cell>
              <table:table-cell office:value-type="float" office:value="6555.2">
                <text:p>6555.2</text:p>
              </table:table-cell>
              <table:table-cell office:value-type="float" office:value="10.4">
                <text:p>10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9924">
                <text:p>49924</text:p>
              </table:table-cell>
              <table:table-cell office:value-type="float" office:value="26320.2">
                <text:p>26320.2</text:p>
              </table:table-cell>
              <table:table-cell office:value-type="float" office:value="14402.6">
                <text:p>14402.6</text:p>
              </table:table-cell>
              <table:table-cell office:value-type="float" office:value="11522.1">
                <text:p>11522.1</text:p>
              </table:table-cell>
              <table:table-cell office:value-type="float" office:value="7538.5">
                <text:p>7538.5</text:p>
              </table:table-cell>
              <table:table-cell office:value-type="float" office:value="10.9">
                <text:p>10.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8910.4">
                <text:p>58910.4</text:p>
              </table:table-cell>
              <table:table-cell office:value-type="float" office:value="30794.6">
                <text:p>30794.6</text:p>
              </table:table-cell>
              <table:table-cell office:value-type="float" office:value="16707">
                <text:p>16707</text:p>
              </table:table-cell>
              <table:table-cell office:value-type="float" office:value="13365.6">
                <text:p>13365.6</text:p>
              </table:table-cell>
              <table:table-cell office:value-type="float" office:value="8669.3">
                <text:p>8669.3</text:p>
              </table:table-cell>
              <table:table-cell office:value-type="float" office:value="11.5">
                <text:p>11.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69514.2">
                <text:p>69514.2</text:p>
              </table:table-cell>
              <table:table-cell office:value-type="float" office:value="36029.7">
                <text:p>36029.7</text:p>
              </table:table-cell>
              <table:table-cell office:value-type="float" office:value="19380.2">
                <text:p>19380.2</text:p>
              </table:table-cell>
              <table:table-cell office:value-type="float" office:value="15504.1">
                <text:p>15504.1</text:p>
              </table:table-cell>
              <table:table-cell office:value-type="float" office:value="9969.6">
                <text:p>9969.6</text:p>
              </table:table-cell>
              <table:table-cell office:value-type="float" office:value="12">
                <text:p>1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82026.8">
                <text:p>82026.8</text:p>
              </table:table-cell>
              <table:table-cell office:value-type="float" office:value="42154.7">
                <text:p>42154.7</text:p>
              </table:table-cell>
              <table:table-cell office:value-type="float" office:value="22481">
                <text:p>22481</text:p>
              </table:table-cell>
              <table:table-cell office:value-type="float" office:value="17984.8">
                <text:p>17984.8</text:p>
              </table:table-cell>
              <table:table-cell office:value-type="float" office:value="11465.1">
                <text:p>11465.1</text:p>
              </table:table-cell>
              <table:table-cell office:value-type="float" office:value="12.6">
                <text:p>12.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96791.6">
                <text:p>96791.6</text:p>
              </table:table-cell>
              <table:table-cell office:value-type="float" office:value="49321">
                <text:p>49321</text:p>
              </table:table-cell>
              <table:table-cell office:value-type="float" office:value="26077.9">
                <text:p>26077.9</text:p>
              </table:table-cell>
              <table:table-cell office:value-type="float" office:value="20862.4">
                <text:p>20862.4</text:p>
              </table:table-cell>
              <table:table-cell office:value-type="float" office:value="13184.9">
                <text:p>13184.9</text:p>
              </table:table-cell>
              <table:table-cell office:value-type="float" office:value="13.3">
                <text:p>13.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14214.1">
                <text:p>114214.1</text:p>
              </table:table-cell>
              <table:table-cell office:value-type="float" office:value="57705.6">
                <text:p>57705.6</text:p>
              </table:table-cell>
              <table:table-cell office:value-type="float" office:value="30250.4">
                <text:p>30250.4</text:p>
              </table:table-cell>
              <table:table-cell office:value-type="float" office:value="24200.3">
                <text:p>24200.3</text:p>
              </table:table-cell>
              <table:table-cell office:value-type="float" office:value="15162.6">
                <text:p>15162.6</text:p>
              </table:table-cell>
              <table:table-cell office:value-type="float" office:value="13.9">
                <text:p>13.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4772.6">
                <text:p>134772.6</text:p>
              </table:table-cell>
              <table:table-cell office:value-type="float" office:value="67515.5">
                <text:p>67515.5</text:p>
              </table:table-cell>
              <table:table-cell office:value-type="float" office:value="35090.5">
                <text:p>35090.5</text:p>
              </table:table-cell>
              <table:table-cell office:value-type="float" office:value="28072.4">
                <text:p>28072.4</text:p>
              </table:table-cell>
              <table:table-cell office:value-type="float" office:value="17437">
                <text:p>17437</text:p>
              </table:table-cell>
              <table:table-cell office:value-type="float" office:value="14.6">
                <text:p>14.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59031.7">
                <text:p>159031.7</text:p>
              </table:table-cell>
              <table:table-cell office:value-type="float" office:value="78993.2">
                <text:p>78993.2</text:p>
              </table:table-cell>
              <table:table-cell office:value-type="float" office:value="40705">
                <text:p>40705</text:p>
              </table:table-cell>
              <table:table-cell office:value-type="float" office:value="32564">
                <text:p>32564</text:p>
              </table:table-cell>
              <table:table-cell office:value-type="float" office:value="20052.5">
                <text:p>20052.5</text:p>
              </table:table-cell>
              <table:table-cell office:value-type="float" office:value="15.4">
                <text:p>15.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87657.4">
                <text:p>187657.4</text:p>
              </table:table-cell>
              <table:table-cell office:value-type="float" office:value="92422">
                <text:p>92422</text:p>
              </table:table-cell>
              <table:table-cell office:value-type="float" office:value="47217.8">
                <text:p>47217.8</text:p>
              </table:table-cell>
              <table:table-cell office:value-type="float" office:value="37774.2">
                <text:p>37774.2</text:p>
              </table:table-cell>
              <table:table-cell office:value-type="float" office:value="23060.4">
                <text:p>23060.4</text:p>
              </table:table-cell>
              <table:table-cell office:value-type="float" office:value="16.1">
                <text:p>16.1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21435.7">
                <text:p>221435.7</text:p>
              </table:table-cell>
              <table:table-cell office:value-type="float" office:value="108133.7">
                <text:p>108133.7</text:p>
              </table:table-cell>
              <table:table-cell office:value-type="float" office:value="54772.6">
                <text:p>54772.6</text:p>
              </table:table-cell>
              <table:table-cell office:value-type="float" office:value="43818.1">
                <text:p>43818.1</text:p>
              </table:table-cell>
              <table:table-cell office:value-type="float" office:value="26519.5">
                <text:p>26519.5</text:p>
              </table:table-cell>
              <table:table-cell office:value-type="float" office:value="16.9">
                <text:p>16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61294.2">
                <text:p>261294.2</text:p>
              </table:table-cell>
              <table:table-cell office:value-type="float" office:value="126516.5">
                <text:p>126516.5</text:p>
              </table:table-cell>
              <table:table-cell office:value-type="float" office:value="63536.2">
                <text:p>63536.2</text:p>
              </table:table-cell>
              <table:table-cell office:value-type="float" office:value="50829">
                <text:p>50829</text:p>
              </table:table-cell>
              <table:table-cell office:value-type="float" office:value="30497.4">
                <text:p>30497.4</text:p>
              </table:table-cell>
              <table:table-cell office:value-type="float" office:value="17.8">
                <text:p>17.8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08327.1">
                <text:p>308327.1</text:p>
              </table:table-cell>
              <table:table-cell office:value-type="float" office:value="148024.3">
                <text:p>148024.3</text:p>
              </table:table-cell>
              <table:table-cell office:value-type="float" office:value="73702">
                <text:p>73702</text:p>
              </table:table-cell>
              <table:table-cell office:value-type="float" office:value="58961.6">
                <text:p>58961.6</text:p>
              </table:table-cell>
              <table:table-cell office:value-type="float" office:value="35072">
                <text:p>35072</text:p>
              </table:table-cell>
              <table:table-cell office:value-type="float" office:value="18.7">
                <text:p>18.7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363826">
                <text:p>363826</text:p>
              </table:table-cell>
              <table:table-cell office:value-type="float" office:value="173188.4">
                <text:p>173188.4</text:p>
              </table:table-cell>
              <table:table-cell office:value-type="float" office:value="85494.3">
                <text:p>85494.3</text:p>
              </table:table-cell>
              <table:table-cell office:value-type="float" office:value="68395.5">
                <text:p>68395.5</text:p>
              </table:table-cell>
              <table:table-cell office:value-type="float" office:value="40332.8">
                <text:p>40332.8</text:p>
              </table:table-cell>
              <table:table-cell office:value-type="float" office:value="19.6">
                <text:p>19.6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429314.7">
                <text:p>429314.7</text:p>
              </table:table-cell>
              <table:table-cell office:value-type="float" office:value="202630.4">
                <text:p>202630.4</text:p>
              </table:table-cell>
              <table:table-cell office:value-type="float" office:value="99173.4">
                <text:p>99173.4</text:p>
              </table:table-cell>
              <table:table-cell office:value-type="float" office:value="79338.7">
                <text:p>79338.7</text:p>
              </table:table-cell>
              <table:table-cell office:value-type="float" office:value="46382.7">
                <text:p>46382.7</text:p>
              </table:table-cell>
              <table:table-cell office:value-type="float" office:value="20.6">
                <text:p>20.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506591.3">
                <text:p>506591.3</text:p>
              </table:table-cell>
              <table:table-cell office:value-type="float" office:value="237077.6">
                <text:p>237077.6</text:p>
              </table:table-cell>
              <table:table-cell office:value-type="float" office:value="115041.2">
                <text:p>115041.2</text:p>
              </table:table-cell>
              <table:table-cell office:value-type="float" office:value="92032.9">
                <text:p>92032.9</text:p>
              </table:table-cell>
              <table:table-cell office:value-type="float" office:value="53340.1">
                <text:p>53340.1</text:p>
              </table:table-cell>
              <table:table-cell office:value-type="float" office:value="21.6">
                <text:p>21.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97777.7">
                <text:p>597777.7</text:p>
              </table:table-cell>
              <table:table-cell office:value-type="float" office:value="277380.8">
                <text:p>277380.8</text:p>
              </table:table-cell>
              <table:table-cell office:value-type="float" office:value="133447.8">
                <text:p>133447.8</text:p>
              </table:table-cell>
              <table:table-cell office:value-type="float" office:value="106758.2">
                <text:p>106758.2</text:p>
              </table:table-cell>
              <table:table-cell office:value-type="float" office:value="61341.1">
                <text:p>61341.1</text:p>
              </table:table-cell>
              <table:table-cell office:value-type="float" office:value="22.7">
                <text:p>22.7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705377.7">
                <text:p>705377.7</text:p>
              </table:table-cell>
              <table:table-cell office:value-type="float" office:value="324535.5">
                <text:p>324535.5</text:p>
              </table:table-cell>
              <table:table-cell office:value-type="float" office:value="154799.4">
                <text:p>154799.4</text:p>
              </table:table-cell>
              <table:table-cell office:value-type="float" office:value="123839.5">
                <text:p>123839.5</text:p>
              </table:table-cell>
              <table:table-cell office:value-type="float" office:value="70542.3">
                <text:p>70542.3</text:p>
              </table:table-cell>
              <table:table-cell office:value-type="float" office:value="23.8">
                <text:p>23.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832345.7">
                <text:p>832345.7</text:p>
              </table:table-cell>
              <table:table-cell office:value-type="float" office:value="379706.6">
                <text:p>379706.6</text:p>
              </table:table-cell>
              <table:table-cell office:value-type="float" office:value="179567.3">
                <text:p>179567.3</text:p>
              </table:table-cell>
              <table:table-cell office:value-type="float" office:value="143653.9">
                <text:p>143653.9</text:p>
              </table:table-cell>
              <table:table-cell office:value-type="float" office:value="81123.6">
                <text:p>81123.6</text:p>
              </table:table-cell>
              <table:table-cell office:value-type="float" office:value="25">
                <text:p>25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982167.9">
                <text:p>982167.9</text:p>
              </table:table-cell>
              <table:table-cell office:value-type="float" office:value="444256.7">
                <text:p>444256.7</text:p>
              </table:table-cell>
              <table:table-cell office:value-type="float" office:value="208298.1">
                <text:p>208298.1</text:p>
              </table:table-cell>
              <table:table-cell office:value-type="float" office:value="166638.5">
                <text:p>166638.5</text:p>
              </table:table-cell>
              <table:table-cell office:value-type="float" office:value="93292.2">
                <text:p>93292.2</text:p>
              </table:table-cell>
              <table:table-cell office:value-type="float" office:value="26.3">
                <text:p>26.3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158958.2">
                <text:p>1158958.2</text:p>
              </table:table-cell>
              <table:table-cell office:value-type="float" office:value="519780.3">
                <text:p>519780.3</text:p>
              </table:table-cell>
              <table:table-cell office:value-type="float" office:value="241625.8">
                <text:p>241625.8</text:p>
              </table:table-cell>
              <table:table-cell office:value-type="float" office:value="193300.6">
                <text:p>193300.6</text:p>
              </table:table-cell>
              <table:table-cell office:value-type="float" office:value="107286">
                <text:p>107286</text:p>
              </table:table-cell>
              <table:table-cell office:value-type="float" office:value="27.6">
                <text:p>27.6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367570.6">
                <text:p>1367570.6</text:p>
              </table:table-cell>
              <table:table-cell office:value-type="float" office:value="608143">
                <text:p>608143</text:p>
              </table:table-cell>
              <table:table-cell office:value-type="float" office:value="280285.9">
                <text:p>280285.9</text:p>
              </table:table-cell>
              <table:table-cell office:value-type="float" office:value="224228.7">
                <text:p>224228.7</text:p>
              </table:table-cell>
              <table:table-cell office:value-type="float" office:value="123378.9">
                <text:p>123378.9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613733.3">
                <text:p>1613733.3</text:p>
              </table:table-cell>
              <table:table-cell office:value-type="float" office:value="711527.3">
                <text:p>711527.3</text:p>
              </table:table-cell>
              <table:table-cell office:value-type="float" office:value="325131.6">
                <text:p>325131.6</text:p>
              </table:table-cell>
              <table:table-cell office:value-type="float" office:value="260105.3">
                <text:p>260105.3</text:p>
              </table:table-cell>
              <table:table-cell office:value-type="float" office:value="141885.8">
                <text:p>141885.8</text:p>
              </table:table-cell>
              <table:table-cell office:value-type="float" office:value="30.4">
                <text:p>30.4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904205.3">
                <text:p>1904205.3</text:p>
              </table:table-cell>
              <table:table-cell office:value-type="float" office:value="832486.9">
                <text:p>832486.9</text:p>
              </table:table-cell>
              <table:table-cell office:value-type="float" office:value="377152.7">
                <text:p>377152.7</text:p>
              </table:table-cell>
              <table:table-cell office:value-type="float" office:value="301722.2">
                <text:p>301722.2</text:p>
              </table:table-cell>
              <table:table-cell office:value-type="float" office:value="163168.6">
                <text:p>163168.6</text:p>
              </table:table-cell>
              <table:table-cell office:value-type="float" office:value="31.9">
                <text:p>31.9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246962.3">
                <text:p>2246962.3</text:p>
              </table:table-cell>
              <table:table-cell office:value-type="float" office:value="974009.7">
                <text:p>974009.7</text:p>
              </table:table-cell>
              <table:table-cell office:value-type="float" office:value="437497.1">
                <text:p>437497.1</text:p>
              </table:table-cell>
              <table:table-cell office:value-type="float" office:value="349997.7">
                <text:p>349997.7</text:p>
              </table:table-cell>
              <table:table-cell office:value-type="float" office:value="187643.9">
                <text:p>187643.9</text:p>
              </table:table-cell>
              <table:table-cell office:value-type="float" office:value="33.5">
                <text:p>33.5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651415.5">
                <text:p>2651415.5</text:p>
              </table:table-cell>
              <table:table-cell office:value-type="float" office:value="1139591.4">
                <text:p>1139591.4</text:p>
              </table:table-cell>
              <table:table-cell office:value-type="float" office:value="507496.7">
                <text:p>507496.7</text:p>
              </table:table-cell>
              <table:table-cell office:value-type="float" office:value="405997.4">
                <text:p>405997.4</text:p>
              </table:table-cell>
              <table:table-cell office:value-type="float" office:value="215790.5">
                <text:p>215790.5</text:p>
              </table:table-cell>
              <table:table-cell office:value-type="float" office:value="35.2">
                <text:p>35.2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128670.3">
                <text:p>3128670.3</text:p>
              </table:table-cell>
              <table:table-cell office:value-type="float" office:value="1333321.9">
                <text:p>1333321.9</text:p>
              </table:table-cell>
              <table:table-cell office:value-type="float" office:value="588696.2">
                <text:p>588696.2</text:p>
              </table:table-cell>
              <table:table-cell office:value-type="float" office:value="470956.9">
                <text:p>470956.9</text:p>
              </table:table-cell>
              <table:table-cell office:value-type="float" office:value="248159.1">
                <text:p>248159.1</text:p>
              </table:table-cell>
              <table:table-cell office:value-type="float" office:value="37">
                <text:p>37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691831">
                <text:p>3691831</text:p>
              </table:table-cell>
              <table:table-cell office:value-type="float" office:value="1559986.6">
                <text:p>1559986.6</text:p>
              </table:table-cell>
              <table:table-cell office:value-type="float" office:value="682887.5">
                <text:p>682887.5</text:p>
              </table:table-cell>
              <table:table-cell office:value-type="float" office:value="546310">
                <text:p>546310</text:p>
              </table:table-cell>
              <table:table-cell office:value-type="float" office:value="285382.9">
                <text:p>285382.9</text:p>
              </table:table-cell>
              <table:table-cell office:value-type="float" office:value="38.8">
                <text:p>38.8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4356360.5">
                <text:p>4356360.5</text:p>
              </table:table-cell>
              <table:table-cell office:value-type="float" office:value="1825184.4">
                <text:p>1825184.4</text:p>
              </table:table-cell>
              <table:table-cell office:value-type="float" office:value="792149.6">
                <text:p>792149.6</text:p>
              </table:table-cell>
              <table:table-cell office:value-type="float" office:value="633719.6">
                <text:p>633719.6</text:p>
              </table:table-cell>
              <table:table-cell office:value-type="float" office:value="328190.4">
                <text:p>328190.4</text:p>
              </table:table-cell>
              <table:table-cell office:value-type="float" office:value="40.8">
                <text:p>40.8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5140505.4">
                <text:p>5140505.4</text:p>
              </table:table-cell>
              <table:table-cell office:value-type="float" office:value="2135465.7">
                <text:p>2135465.7</text:p>
              </table:table-cell>
              <table:table-cell office:value-type="float" office:value="918893.5">
                <text:p>918893.5</text:p>
              </table:table-cell>
              <table:table-cell office:value-type="float" office:value="735114.8">
                <text:p>735114.8</text:p>
              </table:table-cell>
              <table:table-cell office:value-type="float" office:value="377418.9">
                <text:p>377418.9</text:p>
              </table:table-cell>
              <table:table-cell office:value-type="float" office:value="42.8">
                <text:p>42.8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6065796.4">
                <text:p>6065796.4</text:p>
              </table:table-cell>
              <table:table-cell office:value-type="float" office:value="2498494.9">
                <text:p>2498494.9</text:p>
              </table:table-cell>
              <table:table-cell office:value-type="float" office:value="1065916.4">
                <text:p>1065916.4</text:p>
              </table:table-cell>
              <table:table-cell office:value-type="float" office:value="852733.2">
                <text:p>852733.2</text:p>
              </table:table-cell>
              <table:table-cell office:value-type="float" office:value="434031.8">
                <text:p>434031.8</text:p>
              </table:table-cell>
              <table:table-cell office:value-type="float" office:value="45">
                <text:p>45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157639.8">
                <text:p>7157639.8</text:p>
              </table:table-cell>
              <table:table-cell office:value-type="float" office:value="2923239">
                <text:p>2923239</text:p>
              </table:table-cell>
              <table:table-cell office:value-type="float" office:value="1236463.1">
                <text:p>1236463.1</text:p>
              </table:table-cell>
              <table:table-cell office:value-type="float" office:value="989170.5">
                <text:p>989170.5</text:p>
              </table:table-cell>
              <table:table-cell office:value-type="float" office:value="499136.6">
                <text:p>499136.6</text:p>
              </table:table-cell>
              <table:table-cell office:value-type="float" office:value="47.2">
                <text:p>47.2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446014.9">
                <text:p>8446014.9</text:p>
              </table:table-cell>
              <table:table-cell office:value-type="float" office:value="3420189.6">
                <text:p>3420189.6</text:p>
              </table:table-cell>
              <table:table-cell office:value-type="float" office:value="1434297.2">
                <text:p>1434297.2</text:p>
              </table:table-cell>
              <table:table-cell office:value-type="float" office:value="1147437.7">
                <text:p>1147437.7</text:p>
              </table:table-cell>
              <table:table-cell office:value-type="float" office:value="574007">
                <text:p>574007</text:p>
              </table:table-cell>
              <table:table-cell office:value-type="float" office:value="49.6">
                <text:p>49.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9966297.6">
                <text:p>9966297.6</text:p>
              </table:table-cell>
              <table:table-cell office:value-type="float" office:value="4001621.9">
                <text:p>4001621.9</text:p>
              </table:table-cell>
              <table:table-cell office:value-type="float" office:value="1663784.7">
                <text:p>1663784.7</text:p>
              </table:table-cell>
              <table:table-cell office:value-type="float" office:value="1331027.8">
                <text:p>1331027.8</text:p>
              </table:table-cell>
              <table:table-cell office:value-type="float" office:value="660108.1">
                <text:p>660108.1</text:p>
              </table:table-cell>
              <table:table-cell office:value-type="float" office:value="52">
                <text:p>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1760231.2">
                <text:p>11760231.2</text:p>
              </table:table-cell>
              <table:table-cell office:value-type="float" office:value="4681897.6">
                <text:p>4681897.6</text:p>
              </table:table-cell>
              <table:table-cell office:value-type="float" office:value="1929990.3">
                <text:p>1929990.3</text:p>
              </table:table-cell>
              <table:table-cell office:value-type="float" office:value="1543992.2">
                <text:p>1543992.2</text:p>
              </table:table-cell>
              <table:table-cell office:value-type="float" office:value="759124.3">
                <text:p>759124.3</text:p>
              </table:table-cell>
              <table:table-cell office:value-type="float" office:value="54.6">
                <text:p>54.6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3877072.8">
                <text:p>13877072.8</text:p>
              </table:table-cell>
              <table:table-cell office:value-type="float" office:value="5477820.2">
                <text:p>5477820.2</text:p>
              </table:table-cell>
              <table:table-cell office:value-type="float" office:value="2238788.7">
                <text:p>2238788.7</text:p>
              </table:table-cell>
              <table:table-cell office:value-type="float" office:value="1791031">
                <text:p>1791031</text:p>
              </table:table-cell>
              <table:table-cell office:value-type="float" office:value="872992.9">
                <text:p>872992.9</text:p>
              </table:table-cell>
              <table:table-cell office:value-type="float" office:value="57.4">
                <text:p>57.4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6374945.9">
                <text:p>16374945.9</text:p>
              </table:table-cell>
              <table:table-cell office:value-type="float" office:value="6409049.6">
                <text:p>6409049.6</text:p>
              </table:table-cell>
              <table:table-cell office:value-type="float" office:value="2596994.9">
                <text:p>2596994.9</text:p>
              </table:table-cell>
              <table:table-cell office:value-type="float" office:value="2077595.9">
                <text:p>2077595.9</text:p>
              </table:table-cell>
              <table:table-cell office:value-type="float" office:value="1003941.9">
                <text:p>1003941.9</text:p>
              </table:table-cell>
              <table:table-cell office:value-type="float" office:value="60.2">
                <text:p>60.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9322436.1">
                <text:p>19322436.1</text:p>
              </table:table-cell>
              <table:table-cell office:value-type="float" office:value="7498588">
                <text:p>7498588</text:p>
              </table:table-cell>
              <table:table-cell office:value-type="float" office:value="3012514.1">
                <text:p>3012514.1</text:p>
              </table:table-cell>
              <table:table-cell office:value-type="float" office:value="2410011.3">
                <text:p>2410011.3</text:p>
              </table:table-cell>
              <table:table-cell office:value-type="float" office:value="1154533.2">
                <text:p>1154533.2</text:p>
              </table:table-cell>
              <table:table-cell office:value-type="float" office:value="63.3">
                <text:p>63.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2800474.6">
                <text:p>22800474.6</text:p>
              </table:table-cell>
              <table:table-cell office:value-type="float" office:value="8773348">
                <text:p>8773348</text:p>
              </table:table-cell>
              <table:table-cell office:value-type="float" office:value="3494516.3">
                <text:p>3494516.3</text:p>
              </table:table-cell>
              <table:table-cell office:value-type="float" office:value="2795613.1">
                <text:p>2795613.1</text:p>
              </table:table-cell>
              <table:table-cell office:value-type="float" office:value="1327713.2">
                <text:p>1327713.2</text:p>
              </table:table-cell>
              <table:table-cell office:value-type="float" office:value="66.4">
                <text:p>66.4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6904560">
                <text:p>26904560</text:p>
              </table:table-cell>
              <table:table-cell office:value-type="float" office:value="10264817.2">
                <text:p>10264817.2</text:p>
              </table:table-cell>
              <table:table-cell office:value-type="float" office:value="4053638.9">
                <text:p>4053638.9</text:p>
              </table:table-cell>
              <table:table-cell office:value-type="float" office:value="3242911.1">
                <text:p>3242911.1</text:p>
              </table:table-cell>
              <table:table-cell office:value-type="float" office:value="1526870.1">
                <text:p>1526870.1</text:p>
              </table:table-cell>
              <table:table-cell office:value-type="float" office:value="69.7">
                <text:p>69.7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31747380.9">
                <text:p>31747380.9</text:p>
              </table:table-cell>
              <table:table-cell office:value-type="float" office:value="12009836.1">
                <text:p>12009836.1</text:p>
              </table:table-cell>
              <table:table-cell office:value-type="float" office:value="4702221.2">
                <text:p>4702221.2</text:p>
              </table:table-cell>
              <table:table-cell office:value-type="float" office:value="3761776.9">
                <text:p>3761776.9</text:p>
              </table:table-cell>
              <table:table-cell office:value-type="float" office:value="1755900.6">
                <text:p>1755900.6</text:p>
              </table:table-cell>
              <table:table-cell office:value-type="float" office:value="73.2">
                <text:p>73.2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37461909.4">
                <text:p>37461909.4</text:p>
              </table:table-cell>
              <table:table-cell office:value-type="float" office:value="14051508.2">
                <text:p>14051508.2</text:p>
              </table:table-cell>
              <table:table-cell office:value-type="float" office:value="5454576.6">
                <text:p>5454576.6</text:p>
              </table:table-cell>
              <table:table-cell office:value-type="float" office:value="4363661.2">
                <text:p>4363661.2</text:p>
              </table:table-cell>
              <table:table-cell office:value-type="float" office:value="2019285.7">
                <text:p>2019285.7</text:p>
              </table:table-cell>
              <table:table-cell office:value-type="float" office:value="76.9">
                <text:p>76.9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4205053.1">
                <text:p>44205053.1</text:p>
              </table:table-cell>
              <table:table-cell office:value-type="float" office:value="16440264.6">
                <text:p>16440264.6</text:p>
              </table:table-cell>
              <table:table-cell office:value-type="float" office:value="6327308.8">
                <text:p>6327308.8</text:p>
              </table:table-cell>
              <table:table-cell office:value-type="float" office:value="5061847">
                <text:p>5061847</text:p>
              </table:table-cell>
              <table:table-cell office:value-type="float" office:value="2322178.6">
                <text:p>2322178.6</text:p>
              </table:table-cell>
              <table:table-cell office:value-type="float" office:value="80.7">
                <text:p>80.7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52161962.7">
                <text:p>52161962.7</text:p>
              </table:table-cell>
              <table:table-cell office:value-type="float" office:value="19235109.6">
                <text:p>19235109.6</text:p>
              </table:table-cell>
              <table:table-cell office:value-type="float" office:value="7339678.2">
                <text:p>7339678.2</text:p>
              </table:table-cell>
              <table:table-cell office:value-type="float" office:value="5871742.6">
                <text:p>5871742.6</text:p>
              </table:table-cell>
              <table:table-cell office:value-type="float" office:value="2670505.4">
                <text:p>2670505.4</text:p>
              </table:table-cell>
              <table:table-cell office:value-type="float" office:value="84.8">
                <text:p>84.8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61551115.9">
                <text:p>61551115.9</text:p>
              </table:table-cell>
              <table:table-cell office:value-type="float" office:value="22505078.2">
                <text:p>22505078.2</text:p>
              </table:table-cell>
              <table:table-cell office:value-type="float" office:value="8514026.7">
                <text:p>8514026.7</text:p>
              </table:table-cell>
              <table:table-cell office:value-type="float" office:value="6811221.4">
                <text:p>6811221.4</text:p>
              </table:table-cell>
              <table:table-cell office:value-type="float" office:value="3071081.2">
                <text:p>3071081.2</text:p>
              </table:table-cell>
              <table:table-cell office:value-type="float" office:value="89">
                <text:p>89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72630316.8">
                <text:p>72630316.8</text:p>
              </table:table-cell>
              <table:table-cell office:value-type="float" office:value="26330941.5">
                <text:p>26330941.5</text:p>
              </table:table-cell>
              <table:table-cell office:value-type="float" office:value="9876271">
                <text:p>9876271</text:p>
              </table:table-cell>
              <table:table-cell office:value-type="float" office:value="7901016.8">
                <text:p>7901016.8</text:p>
              </table:table-cell>
              <table:table-cell office:value-type="float" office:value="3531743.4">
                <text:p>3531743.4</text:p>
              </table:table-cell>
              <table:table-cell office:value-type="float" office:value="93.5">
                <text:p>93.5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85703773.8">
                <text:p>85703773.8</text:p>
              </table:table-cell>
              <table:table-cell office:value-type="float" office:value="30807201.6">
                <text:p>30807201.6</text:p>
              </table:table-cell>
              <table:table-cell office:value-type="float" office:value="11456474.4">
                <text:p>11456474.4</text:p>
              </table:table-cell>
              <table:table-cell office:value-type="float" office:value="9165179.5">
                <text:p>9165179.5</text:p>
              </table:table-cell>
              <table:table-cell office:value-type="float" office:value="4061504.9">
                <text:p>4061504.9</text:p>
              </table:table-cell>
              <table:table-cell office:value-type="float" office:value="98.1">
                <text:p>98.1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01130453.1">
                <text:p>101130453.1</text:p>
              </table:table-cell>
              <table:table-cell office:value-type="float" office:value="36044425.8">
                <text:p>36044425.8</text:p>
              </table:table-cell>
              <table:table-cell office:value-type="float" office:value="13289510.3">
                <text:p>13289510.3</text:p>
              </table:table-cell>
              <table:table-cell office:value-type="float" office:value="10631608.2">
                <text:p>10631608.2</text:p>
              </table:table-cell>
              <table:table-cell office:value-type="float" office:value="4670730.6">
                <text:p>4670730.6</text:p>
              </table:table-cell>
              <table:table-cell office:value-type="float" office:value="103">
                <text:p>103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19333934.7">
                <text:p>119333934.7</text:p>
              </table:table-cell>
              <table:table-cell office:value-type="float" office:value="42171978.2">
                <text:p>42171978.2</text:p>
              </table:table-cell>
              <table:table-cell office:value-type="float" office:value="15415831.9">
                <text:p>15415831.9</text:p>
              </table:table-cell>
              <table:table-cell office:value-type="float" office:value="12332665.5">
                <text:p>12332665.5</text:p>
              </table:table-cell>
              <table:table-cell office:value-type="float" office:value="5371340.2">
                <text:p>5371340.2</text:p>
              </table:table-cell>
              <table:table-cell office:value-type="float" office:value="108.2">
                <text:p>108.2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40814042.9">
                <text:p>140814042.9</text:p>
              </table:table-cell>
              <table:table-cell office:value-type="float" office:value="49341214.5">
                <text:p>49341214.5</text:p>
              </table:table-cell>
              <table:table-cell office:value-type="float" office:value="17882365">
                <text:p>17882365</text:p>
              </table:table-cell>
              <table:table-cell office:value-type="float" office:value="14305892">
                <text:p>14305892</text:p>
              </table:table-cell>
              <table:table-cell office:value-type="float" office:value="6177041.2">
                <text:p>6177041.2</text:p>
              </table:table-cell>
              <table:table-cell office:value-type="float" office:value="113.6">
                <text:p>113.6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66160570.7">
                <text:p>166160570.7</text:p>
              </table:table-cell>
              <table:table-cell office:value-type="float" office:value="57729221">
                <text:p>57729221</text:p>
              </table:table-cell>
              <table:table-cell office:value-type="float" office:value="20743543.4">
                <text:p>20743543.4</text:p>
              </table:table-cell>
              <table:table-cell office:value-type="float" office:value="16594834.7">
                <text:p>16594834.7</text:p>
              </table:table-cell>
              <table:table-cell office:value-type="float" office:value="7103597.4">
                <text:p>7103597.4</text:p>
              </table:table-cell>
              <table:table-cell office:value-type="float" office:value="119.3">
                <text:p>119.3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96069473.4">
                <text:p>196069473.4</text:p>
              </table:table-cell>
              <table:table-cell office:value-type="float" office:value="67543188.6">
                <text:p>67543188.6</text:p>
              </table:table-cell>
              <table:table-cell office:value-type="float" office:value="24062510.3">
                <text:p>24062510.3</text:p>
              </table:table-cell>
              <table:table-cell office:value-type="float" office:value="19250008.3">
                <text:p>19250008.3</text:p>
              </table:table-cell>
              <table:table-cell office:value-type="float" office:value="8169137">
                <text:p>8169137</text:p>
              </table:table-cell>
              <table:table-cell office:value-type="float" office:value="125.2">
                <text:p>125.2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31361978.6">
                <text:p>231361978.6</text:p>
              </table:table-cell>
              <table:table-cell office:value-type="float" office:value="79025530.6">
                <text:p>79025530.6</text:p>
              </table:table-cell>
              <table:table-cell office:value-type="float" office:value="27912512">
                <text:p>27912512</text:p>
              </table:table-cell>
              <table:table-cell office:value-type="float" office:value="22330009.6">
                <text:p>22330009.6</text:p>
              </table:table-cell>
              <table:table-cell office:value-type="float" office:value="9394507.6">
                <text:p>9394507.6</text:p>
              </table:table-cell>
              <table:table-cell office:value-type="float" office:value="131.5">
                <text:p>131.5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73007134.7">
                <text:p>273007134.7</text:p>
              </table:table-cell>
              <table:table-cell office:value-type="float" office:value="92459870.8">
                <text:p>92459870.8</text:p>
              </table:table-cell>
              <table:table-cell office:value-type="float" office:value="32378513.9">
                <text:p>32378513.9</text:p>
              </table:table-cell>
              <table:table-cell office:value-type="float" office:value="25902811.1">
                <text:p>25902811.1</text:p>
              </table:table-cell>
              <table:table-cell office:value-type="float" office:value="10803683.7">
                <text:p>10803683.7</text:p>
              </table:table-cell>
              <table:table-cell office:value-type="float" office:value="138.1">
                <text:p>138.1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322148419">
                <text:p>322148419</text:p>
              </table:table-cell>
              <table:table-cell office:value-type="float" office:value="108178048.9">
                <text:p>108178048.9</text:p>
              </table:table-cell>
              <table:table-cell office:value-type="float" office:value="37559076.1">
                <text:p>37559076.1</text:p>
              </table:table-cell>
              <table:table-cell office:value-type="float" office:value="30047260.9">
                <text:p>30047260.9</text:p>
              </table:table-cell>
              <table:table-cell office:value-type="float" office:value="12424236.3">
                <text:p>12424236.3</text:p>
              </table:table-cell>
              <table:table-cell office:value-type="float" office:value="145">
                <text:p>145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380135134.4">
                <text:p>380135134.4</text:p>
              </table:table-cell>
              <table:table-cell office:value-type="float" office:value="126568317.2">
                <text:p>126568317.2</text:p>
              </table:table-cell>
              <table:table-cell office:value-type="float" office:value="43568528.3">
                <text:p>43568528.3</text:p>
              </table:table-cell>
              <table:table-cell office:value-type="float" office:value="34854822.7">
                <text:p>34854822.7</text:p>
              </table:table-cell>
              <table:table-cell office:value-type="float" office:value="14287871.8">
                <text:p>14287871.8</text:p>
              </table:table-cell>
              <table:table-cell office:value-type="float" office:value="152.2">
                <text:p>152.2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448559458.6">
                <text:p>448559458.6</text:p>
              </table:table-cell>
              <table:table-cell office:value-type="float" office:value="148084931.1">
                <text:p>148084931.1</text:p>
              </table:table-cell>
              <table:table-cell office:value-type="float" office:value="50539492.9">
                <text:p>50539492.9</text:p>
              </table:table-cell>
              <table:table-cell office:value-type="float" office:value="40431594.3">
                <text:p>40431594.3</text:p>
              </table:table-cell>
              <table:table-cell office:value-type="float" office:value="16431052.5">
                <text:p>16431052.5</text:p>
              </table:table-cell>
              <table:table-cell office:value-type="float" office:value="159.8">
                <text:p>159.8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529300161.1">
                <text:p>529300161.1</text:p>
              </table:table-cell>
              <table:table-cell office:value-type="float" office:value="173259369.4">
                <text:p>173259369.4</text:p>
              </table:table-cell>
              <table:table-cell office:value-type="float" office:value="58625811.7">
                <text:p>58625811.7</text:p>
              </table:table-cell>
              <table:table-cell office:value-type="float" office:value="46900649.4">
                <text:p>46900649.4</text:p>
              </table:table-cell>
              <table:table-cell office:value-type="float" office:value="18895710.4">
                <text:p>18895710.4</text:p>
              </table:table-cell>
              <table:table-cell office:value-type="float" office:value="167.8">
                <text:p>167.8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624574190.1">
                <text:p>624574190.1</text:p>
              </table:table-cell>
              <table:table-cell office:value-type="float" office:value="202713462.2">
                <text:p>202713462.2</text:p>
              </table:table-cell>
              <table:table-cell office:value-type="float" office:value="68005941.6">
                <text:p>68005941.6</text:p>
              </table:table-cell>
              <table:table-cell office:value-type="float" office:value="54404753.3">
                <text:p>54404753.3</text:p>
              </table:table-cell>
              <table:table-cell office:value-type="float" office:value="21730067">
                <text:p>21730067</text:p>
              </table:table-cell>
              <table:table-cell office:value-type="float" office:value="176.2">
                <text:p>176.2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736997544.4">
                <text:p>736997544.4</text:p>
              </table:table-cell>
              <table:table-cell office:value-type="float" office:value="237174750.8">
                <text:p>237174750.8</text:p>
              </table:table-cell>
              <table:table-cell office:value-type="float" office:value="78886892.2">
                <text:p>78886892.2</text:p>
              </table:table-cell>
              <table:table-cell office:value-type="float" office:value="63109513.8">
                <text:p>63109513.8</text:p>
              </table:table-cell>
              <table:table-cell office:value-type="float" office:value="24989577">
                <text:p>24989577</text:p>
              </table:table-cell>
              <table:table-cell office:value-type="float" office:value="185">
                <text:p>185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869657102.3">
                <text:p>869657102.3</text:p>
              </table:table-cell>
              <table:table-cell office:value-type="float" office:value="277494458.4">
                <text:p>277494458.4</text:p>
              </table:table-cell>
              <table:table-cell office:value-type="float" office:value="91508795">
                <text:p>91508795</text:p>
              </table:table-cell>
              <table:table-cell office:value-type="float" office:value="73207036">
                <text:p>73207036</text:p>
              </table:table-cell>
              <table:table-cell office:value-type="float" office:value="28738013.5">
                <text:p>28738013.5</text:p>
              </table:table-cell>
              <table:table-cell office:value-type="float" office:value="194.3">
                <text:p>194.3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026195380.8">
                <text:p>1026195380.8</text:p>
              </table:table-cell>
              <table:table-cell office:value-type="float" office:value="324668516.3">
                <text:p>324668516.3</text:p>
              </table:table-cell>
              <table:table-cell office:value-type="float" office:value="106150202.2">
                <text:p>106150202.2</text:p>
              </table:table-cell>
              <table:table-cell office:value-type="float" office:value="84920161.8">
                <text:p>84920161.8</text:p>
              </table:table-cell>
              <table:table-cell office:value-type="float" office:value="33048715.6">
                <text:p>33048715.6</text:p>
              </table:table-cell>
              <table:table-cell office:value-type="float" office:value="204">
                <text:p>204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210910549.3">
                <text:p>1210910549.3</text:p>
              </table:table-cell>
              <table:table-cell office:value-type="float" office:value="379862164.1">
                <text:p>379862164.1</text:p>
              </table:table-cell>
              <table:table-cell office:value-type="float" office:value="123134234.5">
                <text:p>123134234.5</text:p>
              </table:table-cell>
              <table:table-cell office:value-type="float" office:value="98507387.6">
                <text:p>98507387.6</text:p>
              </table:table-cell>
              <table:table-cell office:value-type="float" office:value="38006022.9">
                <text:p>38006022.9</text:p>
              </table:table-cell>
              <table:table-cell office:value-type="float" office:value="214.2">
                <text:p>214.2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428874448.2">
                <text:p>1428874448.2</text:p>
              </table:table-cell>
              <table:table-cell office:value-type="float" office:value="444438732">
                <text:p>444438732</text:p>
              </table:table-cell>
              <table:table-cell office:value-type="float" office:value="142835712.1">
                <text:p>142835712.1</text:p>
              </table:table-cell>
              <table:table-cell office:value-type="float" office:value="114268569.7">
                <text:p>114268569.7</text:p>
              </table:table-cell>
              <table:table-cell office:value-type="float" office:value="43706926.4">
                <text:p>43706926.4</text:p>
              </table:table-cell>
              <table:table-cell office:value-type="float" office:value="224.9">
                <text:p>224.9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686071848.8">
                <text:p>1686071848.8</text:p>
              </table:table-cell>
              <table:table-cell office:value-type="float" office:value="519993316.4">
                <text:p>519993316.4</text:p>
              </table:table-cell>
              <table:table-cell office:value-type="float" office:value="165689426">
                <text:p>165689426</text:p>
              </table:table-cell>
              <table:table-cell office:value-type="float" office:value="132551540.8">
                <text:p>132551540.8</text:p>
              </table:table-cell>
              <table:table-cell office:value-type="float" office:value="50262965.3">
                <text:p>50262965.3</text:p>
              </table:table-cell>
              <table:table-cell office:value-type="float" office:value="236.2">
                <text:p>236.2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989564781.6">
                <text:p>1989564781.6</text:p>
              </table:table-cell>
              <table:table-cell office:value-type="float" office:value="608392180.2">
                <text:p>608392180.2</text:p>
              </table:table-cell>
              <table:table-cell office:value-type="float" office:value="192199734.2">
                <text:p>192199734.2</text:p>
              </table:table-cell>
              <table:table-cell office:value-type="float" office:value="153759787.3">
                <text:p>153759787.3</text:p>
              </table:table-cell>
              <table:table-cell office:value-type="float" office:value="57802410.1">
                <text:p>57802410.1</text:p>
              </table:table-cell>
              <table:table-cell office:value-type="float" office:value="248">
                <text:p>248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347686442.3">
                <text:p>2347686442.3</text:p>
              </table:table-cell>
              <table:table-cell office:value-type="float" office:value="711818850.9">
                <text:p>711818850.9</text:p>
              </table:table-cell>
              <table:table-cell office:value-type="float" office:value="222951691.6">
                <text:p>222951691.6</text:p>
              </table:table-cell>
              <table:table-cell office:value-type="float" office:value="178361353.3">
                <text:p>178361353.3</text:p>
              </table:table-cell>
              <table:table-cell office:value-type="float" office:value="66472771.6">
                <text:p>66472771.6</text:p>
              </table:table-cell>
              <table:table-cell office:value-type="float" office:value="260.4">
                <text:p>260.4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770270001.9">
                <text:p>2770270001.9</text:p>
              </table:table-cell>
              <table:table-cell office:value-type="float" office:value="832828055.5">
                <text:p>832828055.5</text:p>
              </table:table-cell>
              <table:table-cell office:value-type="float" office:value="258623962.3">
                <text:p>258623962.3</text:p>
              </table:table-cell>
              <table:table-cell office:value-type="float" office:value="206899169.8">
                <text:p>206899169.8</text:p>
              </table:table-cell>
              <table:table-cell office:value-type="float" office:value="76443687.4">
                <text:p>76443687.4</text:p>
              </table:table-cell>
              <table:table-cell office:value-type="float" office:value="273.4">
                <text:p>273.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3268918602.3">
                <text:p>3268918602.3</text:p>
              </table:table-cell>
              <table:table-cell office:value-type="float" office:value="974408825">
                <text:p>974408825</text:p>
              </table:table-cell>
              <table:table-cell office:value-type="float" office:value="300003796.3">
                <text:p>300003796.3</text:p>
              </table:table-cell>
              <table:table-cell office:value-type="float" office:value="240003037">
                <text:p>240003037</text:p>
              </table:table-cell>
              <table:table-cell office:value-type="float" office:value="87910240.5">
                <text:p>87910240.5</text:p>
              </table:table-cell>
              <table:table-cell office:value-type="float" office:value="287.1">
                <text:p>287.1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3857323950.7">
                <text:p>3857323950.7</text:p>
              </table:table-cell>
              <table:table-cell office:value-type="float" office:value="1140058325.2">
                <text:p>1140058325.2</text:p>
              </table:table-cell>
              <table:table-cell office:value-type="float" office:value="348004403.7">
                <text:p>348004403.7</text:p>
              </table:table-cell>
              <table:table-cell office:value-type="float" office:value="278403522.9">
                <text:p>278403522.9</text:p>
              </table:table-cell>
              <table:table-cell office:value-type="float" office:value="101096776.5">
                <text:p>101096776.5</text:p>
              </table:table-cell>
              <table:table-cell office:value-type="float" office:value="301.4">
                <text:p>301.4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4551642261.8">
                <text:p>4551642261.8</text:p>
              </table:table-cell>
              <table:table-cell office:value-type="float" office:value="1333868240.5">
                <text:p>1333868240.5</text:p>
              </table:table-cell>
              <table:table-cell office:value-type="float" office:value="403685108.2">
                <text:p>403685108.2</text:p>
              </table:table-cell>
              <table:table-cell office:value-type="float" office:value="322948086.6">
                <text:p>322948086.6</text:p>
              </table:table-cell>
              <table:table-cell office:value-type="float" office:value="116261293">
                <text:p>116261293</text:p>
              </table:table-cell>
              <table:table-cell office:value-type="float" office:value="316.5">
                <text:p>316.5</text:p>
              </table:table-cell>
              <table:table-cell office:value-type="float" office:value="102.3">
                <text:p>102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5370937869">
                <text:p>5370937869</text:p>
              </table:table-cell>
              <table:table-cell office:value-type="float" office:value="1560625841.4">
                <text:p>1560625841.4</text:p>
              </table:table-cell>
              <table:table-cell office:value-type="float" office:value="468274725.6">
                <text:p>468274725.6</text:p>
              </table:table-cell>
              <table:table-cell office:value-type="float" office:value="374619780.4">
                <text:p>374619780.4</text:p>
              </table:table-cell>
              <table:table-cell office:value-type="float" office:value="133700487">
                <text:p>133700487</text:p>
              </table:table-cell>
              <table:table-cell office:value-type="float" office:value="332.3">
                <text:p>332.3</text:p>
              </table:table-cell>
              <table:table-cell office:value-type="float" office:value="106.4">
                <text:p>106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6337706685.4">
                <text:p>6337706685.4</text:p>
              </table:table-cell>
              <table:table-cell office:value-type="float" office:value="1825932234.4">
                <text:p>1825932234.4</text:p>
              </table:table-cell>
              <table:table-cell office:value-type="float" office:value="543198681.6">
                <text:p>543198681.6</text:p>
              </table:table-cell>
              <table:table-cell office:value-type="float" office:value="434558945.3">
                <text:p>434558945.3</text:p>
              </table:table-cell>
              <table:table-cell office:value-type="float" office:value="153755560">
                <text:p>153755560</text:p>
              </table:table-cell>
              <table:table-cell office:value-type="float" office:value="348.9">
                <text:p>348.9</text:p>
              </table:table-cell>
              <table:table-cell office:value-type="float" office:value="110.7">
                <text:p>110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7478493888.8">
                <text:p>7478493888.8</text:p>
              </table:table-cell>
              <table:table-cell office:value-type="float" office:value="2136340714.3">
                <text:p>2136340714.3</text:p>
              </table:table-cell>
              <table:table-cell office:value-type="float" office:value="630110470.7">
                <text:p>630110470.7</text:p>
              </table:table-cell>
              <table:table-cell office:value-type="float" office:value="504088376.6">
                <text:p>504088376.6</text:p>
              </table:table-cell>
              <table:table-cell office:value-type="float" office:value="176818894">
                <text:p>176818894</text:p>
              </table:table-cell>
              <table:table-cell office:value-type="float" office:value="366.4">
                <text:p>366.4</text:p>
              </table:table-cell>
              <table:table-cell office:value-type="float" office:value="115.1">
                <text:p>115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8824622788.7">
                <text:p>8824622788.7</text:p>
              </table:table-cell>
              <table:table-cell office:value-type="float" office:value="2499518635.7">
                <text:p>2499518635.7</text:p>
              </table:table-cell>
              <table:table-cell office:value-type="float" office:value="730928146">
                <text:p>730928146</text:p>
              </table:table-cell>
              <table:table-cell office:value-type="float" office:value="584742516.8">
                <text:p>584742516.8</text:p>
              </table:table-cell>
              <table:table-cell office:value-type="float" office:value="203341728.1">
                <text:p>203341728.1</text:p>
              </table:table-cell>
              <table:table-cell office:value-type="float" office:value="384.7">
                <text:p>384.7</text:p>
              </table:table-cell>
              <table:table-cell office:value-type="float" office:value="119.7">
                <text:p>119.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0413054890.7">
                <text:p>10413054890.7</text:p>
              </table:table-cell>
              <table:table-cell office:value-type="float" office:value="2924436803.8">
                <text:p>2924436803.8</text:p>
              </table:table-cell>
              <table:table-cell office:value-type="float" office:value="847876649.4">
                <text:p>847876649.4</text:p>
              </table:table-cell>
              <table:table-cell office:value-type="float" office:value="678301319.5">
                <text:p>678301319.5</text:p>
              </table:table-cell>
              <table:table-cell office:value-type="float" office:value="233842987.3">
                <text:p>233842987.3</text:p>
              </table:table-cell>
              <table:table-cell office:value-type="float" office:value="403.9">
                <text:p>403.9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287404771">
                <text:p>12287404771</text:p>
              </table:table-cell>
              <table:table-cell office:value-type="float" office:value="3421591060.4">
                <text:p>3421591060.4</text:p>
              </table:table-cell>
              <table:table-cell office:value-type="float" office:value="983536913.3">
                <text:p>983536913.3</text:p>
              </table:table-cell>
              <table:table-cell office:value-type="float" office:value="786829530.6">
                <text:p>786829530.6</text:p>
              </table:table-cell>
              <table:table-cell office:value-type="float" office:value="268919435.4">
                <text:p>268919435.4</text:p>
              </table:table-cell>
              <table:table-cell office:value-type="float" office:value="424.1">
                <text:p>424.1</text:p>
              </table:table-cell>
              <table:table-cell office:value-type="float" office:value="129.5">
                <text:p>129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4499137629.8">
                <text:p>14499137629.8</text:p>
              </table:table-cell>
              <table:table-cell office:value-type="float" office:value="4003261540.7">
                <text:p>4003261540.7</text:p>
              </table:table-cell>
              <table:table-cell office:value-type="float" office:value="1140902819.4">
                <text:p>1140902819.4</text:p>
              </table:table-cell>
              <table:table-cell office:value-type="float" office:value="912722255.5">
                <text:p>912722255.5</text:p>
              </table:table-cell>
              <table:table-cell office:value-type="float" office:value="309257350.8">
                <text:p>309257350.8</text:p>
              </table:table-cell>
              <table:table-cell office:value-type="float" office:value="445.3">
                <text:p>445.3</text:p>
              </table:table-cell>
              <table:table-cell office:value-type="float" office:value="134.6">
                <text:p>134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7108982403.2">
                <text:p>17108982403.2</text:p>
              </table:table-cell>
              <table:table-cell office:value-type="float" office:value="4683816002.6">
                <text:p>4683816002.6</text:p>
              </table:table-cell>
              <table:table-cell office:value-type="float" office:value="1323447270.5">
                <text:p>1323447270.5</text:p>
              </table:table-cell>
              <table:table-cell office:value-type="float" office:value="1058757816.4">
                <text:p>1058757816.4</text:p>
              </table:table-cell>
              <table:table-cell office:value-type="float" office:value="355645953.4">
                <text:p>355645953.4</text:p>
              </table:table-cell>
              <table:table-cell office:value-type="float" office:value="467.6">
                <text:p>467.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0188599235.8">
                <text:p>20188599235.8</text:p>
              </table:table-cell>
              <table:table-cell office:value-type="float" office:value="5480064723.1">
                <text:p>5480064723.1</text:p>
              </table:table-cell>
              <table:table-cell office:value-type="float" office:value="1535198833.8">
                <text:p>1535198833.8</text:p>
              </table:table-cell>
              <table:table-cell office:value-type="float" office:value="1228159067">
                <text:p>1228159067</text:p>
              </table:table-cell>
              <table:table-cell office:value-type="float" office:value="408992846.4">
                <text:p>408992846.4</text:p>
              </table:table-cell>
              <table:table-cell office:value-type="float" office:value="491">
                <text:p>491</text:p>
              </table:table-cell>
              <table:table-cell office:value-type="float" office:value="145.6">
                <text:p>145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3822547098.2">
                <text:p>23822547098.2</text:p>
              </table:table-cell>
              <table:table-cell office:value-type="float" office:value="6411675726">
                <text:p>6411675726</text:p>
              </table:table-cell>
              <table:table-cell office:value-type="float" office:value="1780830647.2">
                <text:p>1780830647.2</text:p>
              </table:table-cell>
              <table:table-cell office:value-type="float" office:value="1424664517.8">
                <text:p>1424664517.8</text:p>
              </table:table-cell>
              <table:table-cell office:value-type="float" office:value="470341773.3">
                <text:p>470341773.3</text:p>
              </table:table-cell>
              <table:table-cell office:value-type="float" office:value="515.5">
                <text:p>515.5</text:p>
              </table:table-cell>
              <table:table-cell office:value-type="float" office:value="151.4">
                <text:p>151.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28110605575.9">
                <text:p>28110605575.9</text:p>
              </table:table-cell>
              <table:table-cell office:value-type="float" office:value="7501660599.4">
                <text:p>7501660599.4</text:p>
              </table:table-cell>
              <table:table-cell office:value-type="float" office:value="2065763550.8">
                <text:p>2065763550.8</text:p>
              </table:table-cell>
              <table:table-cell office:value-type="float" office:value="1652610840.6">
                <text:p>1652610840.6</text:p>
              </table:table-cell>
              <table:table-cell office:value-type="float" office:value="540893039.3">
                <text:p>540893039.3</text:p>
              </table:table-cell>
              <table:table-cell office:value-type="float" office:value="541.3">
                <text:p>541.3</text:p>
              </table:table-cell>
              <table:table-cell office:value-type="float" office:value="157.5">
                <text:p>157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3170514579.5">
                <text:p>33170514579.5</text:p>
              </table:table-cell>
              <table:table-cell office:value-type="float" office:value="8776942901.3">
                <text:p>8776942901.3</text:p>
              </table:table-cell>
              <table:table-cell office:value-type="float" office:value="2396285718.9">
                <text:p>2396285718.9</text:p>
              </table:table-cell>
              <table:table-cell office:value-type="float" office:value="1917028575.1">
                <text:p>1917028575.1</text:p>
              </table:table-cell>
              <table:table-cell office:value-type="float" office:value="622026995.2">
                <text:p>622026995.2</text:p>
              </table:table-cell>
              <table:table-cell office:value-type="float" office:value="568.3">
                <text:p>568.3</text:p>
              </table:table-cell>
              <table:table-cell office:value-type="float" office:value="163.8">
                <text:p>163.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9141207203.9">
                <text:p>39141207203.9</text:p>
              </table:table-cell>
              <table:table-cell office:value-type="float" office:value="10269023194.5">
                <text:p>10269023194.5</text:p>
              </table:table-cell>
              <table:table-cell office:value-type="float" office:value="2779691433.9">
                <text:p>2779691433.9</text:p>
              </table:table-cell>
              <table:table-cell office:value-type="float" office:value="2223753147.1">
                <text:p>2223753147.1</text:p>
              </table:table-cell>
              <table:table-cell office:value-type="float" office:value="715331044.5">
                <text:p>715331044.5</text:p>
              </table:table-cell>
              <table:table-cell office:value-type="float" office:value="596.8">
                <text:p>596.8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46186624500.5">
                <text:p>46186624500.5</text:p>
              </table:table-cell>
              <table:table-cell office:value-type="float" office:value="12014757137.6">
                <text:p>12014757137.6</text:p>
              </table:table-cell>
              <table:table-cell office:value-type="float" office:value="3224442063.3">
                <text:p>3224442063.3</text:p>
              </table:table-cell>
              <table:table-cell office:value-type="float" office:value="2579553650.7">
                <text:p>2579553650.7</text:p>
              </table:table-cell>
              <table:table-cell office:value-type="float" office:value="822630701.2">
                <text:p>822630701.2</text:p>
              </table:table-cell>
              <table:table-cell office:value-type="float" office:value="626.6">
                <text:p>626.6</text:p>
              </table:table-cell>
              <table:table-cell office:value-type="float" office:value="177.2">
                <text:p>177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54500216910.6">
                <text:p>54500216910.6</text:p>
              </table:table-cell>
              <table:table-cell office:value-type="float" office:value="14057265851">
                <text:p>14057265851</text:p>
              </table:table-cell>
              <table:table-cell office:value-type="float" office:value="3740352793.5">
                <text:p>3740352793.5</text:p>
              </table:table-cell>
              <table:table-cell office:value-type="float" office:value="2992282234.8">
                <text:p>2992282234.8</text:p>
              </table:table-cell>
              <table:table-cell office:value-type="float" office:value="946025306.4">
                <text:p>946025306.4</text:p>
              </table:table-cell>
              <table:table-cell office:value-type="float" office:value="657.9">
                <text:p>657.9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64310255954.6">
                <text:p>64310255954.6</text:p>
              </table:table-cell>
              <table:table-cell office:value-type="float" office:value="16447001045.7">
                <text:p>16447001045.7</text:p>
              </table:table-cell>
              <table:table-cell office:value-type="float" office:value="4338809240.4">
                <text:p>4338809240.4</text:p>
              </table:table-cell>
              <table:table-cell office:value-type="float" office:value="3471047392.3">
                <text:p>3471047392.3</text:p>
              </table:table-cell>
              <table:table-cell office:value-type="float" office:value="1087929102.3">
                <text:p>1087929102.3</text:p>
              </table:table-cell>
              <table:table-cell office:value-type="float" office:value="690.8">
                <text:p>690.8</text:p>
              </table:table-cell>
              <table:table-cell office:value-type="float" office:value="191.6">
                <text:p>191.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75886102026.4">
                <text:p>75886102026.4</text:p>
              </table:table-cell>
              <table:table-cell office:value-type="float" office:value="19242991223.4">
                <text:p>19242991223.4</text:p>
              </table:table-cell>
              <table:table-cell office:value-type="float" office:value="5033018718.9">
                <text:p>5033018718.9</text:p>
              </table:table-cell>
              <table:table-cell office:value-type="float" office:value="4026414975.1">
                <text:p>4026414975.1</text:p>
              </table:table-cell>
              <table:table-cell office:value-type="float" office:value="1251118467.7">
                <text:p>1251118467.7</text:p>
              </table:table-cell>
              <table:table-cell office:value-type="float" office:value="725.4">
                <text:p>725.4</text:p>
              </table:table-cell>
              <table:table-cell office:value-type="float" office:value="199.3">
                <text:p>199.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89545600391.1">
                <text:p>89545600391.1</text:p>
              </table:table-cell>
              <table:table-cell office:value-type="float" office:value="22514299731.4">
                <text:p>22514299731.4</text:p>
              </table:table-cell>
              <table:table-cell office:value-type="float" office:value="5838301713.9">
                <text:p>5838301713.9</text:p>
              </table:table-cell>
              <table:table-cell office:value-type="float" office:value="4670641371.1">
                <text:p>4670641371.1</text:p>
              </table:table-cell>
              <table:table-cell office:value-type="float" office:value="1438786237.8">
                <text:p>1438786237.8</text:p>
              </table:table-cell>
              <table:table-cell office:value-type="float" office:value="761.6">
                <text:p>761.6</text:p>
              </table:table-cell>
              <table:table-cell office:value-type="float" office:value="207.3">
                <text:p>207.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05663808461.5">
                <text:p>105663808461.5</text:p>
              </table:table-cell>
              <table:table-cell office:value-type="float" office:value="26341730685.7">
                <text:p>26341730685.7</text:p>
              </table:table-cell>
              <table:table-cell office:value-type="float" office:value="6772429988.1">
                <text:p>6772429988.1</text:p>
              </table:table-cell>
              <table:table-cell office:value-type="float" office:value="5417943990.5">
                <text:p>5417943990.5</text:p>
              </table:table-cell>
              <table:table-cell office:value-type="float" office:value="1654604173.5">
                <text:p>1654604173.5</text:p>
              </table:table-cell>
              <table:table-cell office:value-type="float" office:value="799.7">
                <text:p>799.7</text:p>
              </table:table-cell>
              <table:table-cell office:value-type="float" office:value="215.6">
                <text:p>215.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24683293984.6">
                <text:p>124683293984.6</text:p>
              </table:table-cell>
              <table:table-cell office:value-type="float" office:value="30819824902.3">
                <text:p>30819824902.3</text:p>
              </table:table-cell>
              <table:table-cell office:value-type="float" office:value="7856018786.2">
                <text:p>7856018786.2</text:p>
              </table:table-cell>
              <table:table-cell office:value-type="float" office:value="6284815029">
                <text:p>6284815029</text:p>
              </table:table-cell>
              <table:table-cell office:value-type="float" office:value="1902794799.5">
                <text:p>1902794799.5</text:p>
              </table:table-cell>
              <table:table-cell office:value-type="float" office:value="839.7">
                <text:p>839.7</text:p>
              </table:table-cell>
              <table:table-cell office:value-type="float" office:value="224.2">
                <text:p>224.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47126286901.8">
                <text:p>147126286901.8</text:p>
              </table:table-cell>
              <table:table-cell office:value-type="float" office:value="36059195135.7">
                <text:p>36059195135.7</text:p>
              </table:table-cell>
              <table:table-cell office:value-type="float" office:value="9112981792">
                <text:p>9112981792</text:p>
              </table:table-cell>
              <table:table-cell office:value-type="float" office:value="7290385433.6">
                <text:p>7290385433.6</text:p>
              </table:table-cell>
              <table:table-cell office:value-type="float" office:value="2188214019.4">
                <text:p>2188214019.4</text:p>
              </table:table-cell>
              <table:table-cell office:value-type="float" office:value="881.7">
                <text:p>881.7</text:p>
              </table:table-cell>
              <table:table-cell office:value-type="float" office:value="233.1">
                <text:p>233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73609018544.2">
                <text:p>173609018544.2</text:p>
              </table:table-cell>
              <table:table-cell office:value-type="float" office:value="42189258308.8">
                <text:p>42189258308.8</text:p>
              </table:table-cell>
              <table:table-cell office:value-type="float" office:value="10571058878.7">
                <text:p>10571058878.7</text:p>
              </table:table-cell>
              <table:table-cell office:value-type="float" office:value="8456847103">
                <text:p>8456847103</text:p>
              </table:table-cell>
              <table:table-cell office:value-type="float" office:value="2516446122.4">
                <text:p>2516446122.4</text:p>
              </table:table-cell>
              <table:table-cell office:value-type="float" office:value="925.8">
                <text:p>925.8</text:p>
              </table:table-cell>
              <table:table-cell office:value-type="float" office:value="242.5">
                <text:p>242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04858641882.1">
                <text:p>204858641882.1</text:p>
              </table:table-cell>
              <table:table-cell office:value-type="float" office:value="49361432221.3">
                <text:p>49361432221.3</text:p>
              </table:table-cell>
              <table:table-cell office:value-type="float" office:value="12262428299.3">
                <text:p>12262428299.3</text:p>
              </table:table-cell>
              <table:table-cell office:value-type="float" office:value="9809942639.5">
                <text:p>9809942639.5</text:p>
              </table:table-cell>
              <table:table-cell office:value-type="float" office:value="2893913040.7">
                <text:p>2893913040.7</text:p>
              </table:table-cell>
              <table:table-cell office:value-type="float" office:value="972.1">
                <text:p>972.1</text:p>
              </table:table-cell>
              <table:table-cell office:value-type="float" office:value="252.2">
                <text:p>252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41733197420.9">
                <text:p>241733197420.9</text:p>
              </table:table-cell>
              <table:table-cell office:value-type="float" office:value="57752875698.9">
                <text:p>57752875698.9</text:p>
              </table:table-cell>
              <table:table-cell office:value-type="float" office:value="14224416827.2">
                <text:p>14224416827.2</text:p>
              </table:table-cell>
              <table:table-cell office:value-type="float" office:value="11379533461.8">
                <text:p>11379533461.8</text:p>
              </table:table-cell>
              <table:table-cell office:value-type="float" office:value="3327999996.8">
                <text:p>3327999996.8</text:p>
              </table:table-cell>
              <table:table-cell office:value-type="float" office:value="1020.7">
                <text:p>1020.7</text:p>
              </table:table-cell>
              <table:table-cell office:value-type="float" office:value="262.3">
                <text:p>262.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85245172956.7">
                <text:p>285245172956.7</text:p>
              </table:table-cell>
              <table:table-cell office:value-type="float" office:value="67570864567.7">
                <text:p>67570864567.7</text:p>
              </table:table-cell>
              <table:table-cell office:value-type="float" office:value="16500323519.6">
                <text:p>16500323519.6</text:p>
              </table:table-cell>
              <table:table-cell office:value-type="float" office:value="13200258815.7">
                <text:p>13200258815.7</text:p>
              </table:table-cell>
              <table:table-cell office:value-type="float" office:value="3827199996.4">
                <text:p>3827199996.4</text:p>
              </table:table-cell>
              <table:table-cell office:value-type="float" office:value="1071.7">
                <text:p>1071.7</text:p>
              </table:table-cell>
              <table:table-cell office:value-type="float" office:value="272.8">
                <text:p>272.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336589304088.8">
                <text:p>336589304088.8</text:p>
              </table:table-cell>
              <table:table-cell office:value-type="float" office:value="79057911544.2">
                <text:p>79057911544.2</text:p>
              </table:table-cell>
              <table:table-cell office:value-type="float" office:value="19140375282.7">
                <text:p>19140375282.7</text:p>
              </table:table-cell>
              <table:table-cell office:value-type="float" office:value="15312300226.2">
                <text:p>15312300226.2</text:p>
              </table:table-cell>
              <table:table-cell office:value-type="float" office:value="4401279995.8">
                <text:p>4401279995.8</text:p>
              </table:table-cell>
              <table:table-cell office:value-type="float" office:value="1125.3">
                <text:p>1125.3</text:p>
              </table:table-cell>
              <table:table-cell office:value-type="float" office:value="283.7">
                <text:p>283.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397175378824.8">
                <text:p>397175378824.8</text:p>
              </table:table-cell>
              <table:table-cell office:value-type="float" office:value="92497756506.7">
                <text:p>92497756506.7</text:p>
              </table:table-cell>
              <table:table-cell office:value-type="float" office:value="22202835327.9">
                <text:p>22202835327.9</text:p>
              </table:table-cell>
              <table:table-cell office:value-type="float" office:value="17762268262.3">
                <text:p>17762268262.3</text:p>
              </table:table-cell>
              <table:table-cell office:value-type="float" office:value="5061471995.2">
                <text:p>5061471995.2</text:p>
              </table:table-cell>
              <table:table-cell office:value-type="float" office:value="1181.5">
                <text:p>1181.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468666947013.3">
                <text:p>468666947013.3</text:p>
              </table:table-cell>
              <table:table-cell office:value-type="float" office:value="108222375112.9">
                <text:p>108222375112.9</text:p>
              </table:table-cell>
              <table:table-cell office:value-type="float" office:value="25755288980.4">
                <text:p>25755288980.4</text:p>
              </table:table-cell>
              <table:table-cell office:value-type="float" office:value="20604231184.3">
                <text:p>20604231184.3</text:p>
              </table:table-cell>
              <table:table-cell office:value-type="float" office:value="5820692794.5">
                <text:p>5820692794.5</text:p>
              </table:table-cell>
              <table:table-cell office:value-type="float" office:value="1240.6">
                <text:p>1240.6</text:p>
              </table:table-cell>
              <table:table-cell office:value-type="float" office:value="306.8">
                <text:p>306.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553026997475.7">
                <text:p>553026997475.7</text:p>
              </table:table-cell>
              <table:table-cell office:value-type="float" office:value="126620178882.1">
                <text:p>126620178882.1</text:p>
              </table:table-cell>
              <table:table-cell office:value-type="float" office:value="29876135217.3">
                <text:p>29876135217.3</text:p>
              </table:table-cell>
              <table:table-cell office:value-type="float" office:value="23900908173.8">
                <text:p>23900908173.8</text:p>
              </table:table-cell>
              <table:table-cell office:value-type="float" office:value="6693796713.6">
                <text:p>6693796713.6</text:p>
              </table:table-cell>
              <table:table-cell office:value-type="float" office:value="1302.6">
                <text:p>1302.6</text:p>
              </table:table-cell>
              <table:table-cell office:value-type="float" office:value="319.1">
                <text:p>319.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652571857021.3">
                <text:p>652571857021.3</text:p>
              </table:table-cell>
              <table:table-cell office:value-type="float" office:value="148145609292">
                <text:p>148145609292</text:p>
              </table:table-cell>
              <table:table-cell office:value-type="float" office:value="34656316852">
                <text:p>34656316852</text:p>
              </table:table-cell>
              <table:table-cell office:value-type="float" office:value="27725053481.6">
                <text:p>27725053481.6</text:p>
              </table:table-cell>
              <table:table-cell office:value-type="float" office:value="7697866220.7">
                <text:p>7697866220.7</text:p>
              </table:table-cell>
              <table:table-cell office:value-type="float" office:value="1367.8">
                <text:p>1367.8</text:p>
              </table:table-cell>
              <table:table-cell office:value-type="float" office:value="331.8">
                <text:p>331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770034791285.2">
                <text:p>770034791285.2</text:p>
              </table:table-cell>
              <table:table-cell office:value-type="float" office:value="173330362871.7">
                <text:p>173330362871.7</text:p>
              </table:table-cell>
              <table:table-cell office:value-type="float" office:value="40201327548.3">
                <text:p>40201327548.3</text:p>
              </table:table-cell>
              <table:table-cell office:value-type="float" office:value="32161062038.7">
                <text:p>32161062038.7</text:p>
              </table:table-cell>
              <table:table-cell office:value-type="float" office:value="8852546153.8">
                <text:p>8852546153.8</text:p>
              </table:table-cell>
              <table:table-cell office:value-type="float" office:value="1436.2">
                <text:p>1436.2</text:p>
              </table:table-cell>
              <table:table-cell office:value-type="float" office:value="345.1">
                <text:p>345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908641053716.5">
                <text:p>908641053716.5</text:p>
              </table:table-cell>
              <table:table-cell office:value-type="float" office:value="202796524559.8">
                <text:p>202796524559.8</text:p>
              </table:table-cell>
              <table:table-cell office:value-type="float" office:value="46633539956.1">
                <text:p>46633539956.1</text:p>
              </table:table-cell>
              <table:table-cell office:value-type="float" office:value="37306831964.9">
                <text:p>37306831964.9</text:p>
              </table:table-cell>
              <table:table-cell office:value-type="float" office:value="10180428076.8">
                <text:p>10180428076.8</text:p>
              </table:table-cell>
              <table:table-cell office:value-type="float" office:value="1508">
                <text:p>1508</text:p>
              </table:table-cell>
              <table:table-cell office:value-type="float" office:value="358.9">
                <text:p>358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7">
      <number:number number:decimal-places="0" number:min-decimal-places="0" number:min-integer-digits="1"/>
      <number:text>k</number:text>
    </number:number-style>
    <style:style style:name="ch1" style:family="chart">
      <style:graphic-properties draw:stroke="none" draw:fill-color="#202a4e"/>
    </style:style>
    <style:style style:name="ch2" style:family="chart">
      <style:chart-properties chart:auto-position="true" style:rotation-angle="0"/>
      <style:text-properties fo:color="#ffff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ffffff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50" chart:origin="0" chart:interval-maj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display-label="true" chart:logarithmic="false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7bb4" draw:fill-color="#007bb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645c5" draw:fill-color="#2645c5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c6dc9" draw:fill-color="#9c6dc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d55bb3" draw:fill-color="#d55b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d4b8a" draw:fill-color="#fd4b8a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5554" draw:fill-color="#ff555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7600" draw:fill-color="#ff76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12cm" svg:height="15.824cm" xlink:href=".." xlink:type="simple" chart:class="chart:scatter" chart:style-name="ch1">
        <chart:title svg:x="11.548cm" svg:y="0.452cm" chart:style-name="ch2">
          <text:p>Insane</text:p>
        </chart:title>
        <chart:legend chart:legend-position="end" svg:x="22.527cm" svg:y="6.119cm" style:legend-expansion="high" chart:style-name="ch3"/>
        <chart:plot-area chart:style-name="ch4" table:cell-range-address="Data.A6:Data.A156 Data.P5:Data.V156" chart:data-source-has-labels="row" svg:x="0.492cm" svg:y="1.547cm" svg:width="21.543cm" svg:height="13.961cm">
          <chart:coordinate-region svg:x="1.484cm" svg:y="1.747cm" svg:width="20.271cm" svg:height="13.11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Data.P6:Data.P156" chart:label-cell-address="Data.P5:Data.P5" chart:class="chart:scatter">
            <chart:domain table:cell-range-address="Data.A6:Data.A156"/>
            <chart:data-point chart:repeated="151"/>
          </chart:series>
          <chart:series chart:style-name="ch9" chart:values-cell-range-address="Data.Q6:Data.Q156" chart:label-cell-address="Data.Q5:Data.Q5" chart:class="chart:scatter">
            <chart:data-point chart:repeated="151"/>
          </chart:series>
          <chart:series chart:style-name="ch10" chart:values-cell-range-address="Data.R6:Data.R156" chart:label-cell-address="Data.R5:Data.R5" chart:class="chart:scatter">
            <chart:data-point chart:repeated="151"/>
          </chart:series>
          <chart:series chart:style-name="ch11" chart:values-cell-range-address="Data.S6:Data.S156" chart:label-cell-address="Data.S5:Data.S5" chart:class="chart:scatter">
            <chart:data-point chart:repeated="151"/>
          </chart:series>
          <chart:series chart:style-name="ch12" chart:values-cell-range-address="Data.T6:Data.T156" chart:label-cell-address="Data.T5:Data.T5" chart:class="chart:scatter">
            <chart:data-point chart:repeated="151"/>
          </chart:series>
          <chart:series chart:style-name="ch13" chart:values-cell-range-address="Data.U6:Data.U156" chart:label-cell-address="Data.U5:Data.U5" chart:class="chart:scatter">
            <chart:data-point chart:repeated="151"/>
          </chart:series>
          <chart:series chart:style-name="ch14" chart:values-cell-range-address="Data.V6:Data.V156" chart:label-cell-address="Data.V5:Data.V5" chart:class="chart:scatter">
            <chart:data-point chart:repeated="15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Data.P5:Data.P5</svg:desc>
                </draw:g>
              </table:table-cell>
              <table:table-cell office:value-type="string">
                <text:p>2</text:p>
                <draw:g>
                  <svg:desc>Data.Q5:Data.Q5</svg:desc>
                </draw:g>
              </table:table-cell>
              <table:table-cell office:value-type="string">
                <text:p>3 – 5</text:p>
                <draw:g>
                  <svg:desc>Data.R5:Data.R5</svg:desc>
                </draw:g>
              </table:table-cell>
              <table:table-cell office:value-type="string">
                <text:p>6, 7</text:p>
                <draw:g>
                  <svg:desc>Data.S5:Data.S5</svg:desc>
                </draw:g>
              </table:table-cell>
              <table:table-cell office:value-type="string">
                <text:p>8</text:p>
                <draw:g>
                  <svg:desc>Data.T5:Data.T5</svg:desc>
                </draw:g>
              </table:table-cell>
              <table:table-cell office:value-type="string">
                <text:p>ros 0</text:p>
                <draw:g>
                  <svg:desc>Data.U5:Data.U5</svg:desc>
                </draw:g>
              </table:table-cell>
              <table:table-cell office:value-type="string">
                <text:p>ros 1</text:p>
                <draw:g>
                  <svg:desc>Data.V5:Data.V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6:Data.A156</svg:desc>
                </draw:g>
              </table:table-cell>
              <table:table-cell office:value-type="float" office:value="15">
                <text:p>15</text:p>
                <draw:g>
                  <svg:desc>Data.P6:Data.P156</svg:desc>
                </draw:g>
              </table:table-cell>
              <table:table-cell office:value-type="float" office:value="12">
                <text:p>12</text:p>
                <draw:g>
                  <svg:desc>Data.Q6:Data.Q156</svg:desc>
                </draw:g>
              </table:table-cell>
              <table:table-cell office:value-type="float" office:value="10">
                <text:p>10</text:p>
                <draw:g>
                  <svg:desc>Data.R6:Data.R156</svg:desc>
                </draw:g>
              </table:table-cell>
              <table:table-cell office:value-type="float" office:value="8">
                <text:p>8</text:p>
                <draw:g>
                  <svg:desc>Data.S6:Data.S156</svg:desc>
                </draw:g>
              </table:table-cell>
              <table:table-cell office:value-type="float" office:value="8">
                <text:p>8</text:p>
                <draw:g>
                  <svg:desc>Data.T6:Data.T156</svg:desc>
                </draw:g>
              </table:table-cell>
              <table:table-cell office:value-type="float" office:value="2">
                <text:p>2</text:p>
                <draw:g>
                  <svg:desc>Data.U6:Data.U156</svg:desc>
                </draw:g>
              </table:table-cell>
              <table:table-cell office:value-type="float" office:value="2">
                <text:p>2</text:p>
                <draw:g>
                  <svg:desc>Data.V6:Data.V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7">
                <text:p>17.7</text:p>
              </table:table-cell>
              <table:table-cell office:value-type="float" office:value="14">
                <text:p>14</text:p>
              </table:table-cell>
              <table:table-cell office:value-type="float" office:value="11.6">
                <text:p>11.6</text:p>
              </table:table-cell>
              <table:table-cell office:value-type="float" office:value="9.1">
                <text:p>9.1</text:p>
              </table:table-cell>
              <table:table-cell office:value-type="float" office:value="8.8">
                <text:p>8.8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.9">
                <text:p>20.9</text:p>
              </table:table-cell>
              <table:table-cell office:value-type="float" office:value="16.4">
                <text:p>16.4</text:p>
              </table:table-cell>
              <table:table-cell office:value-type="float" office:value="13.5">
                <text:p>13.5</text:p>
              </table:table-cell>
              <table:table-cell office:value-type="float" office:value="10.4">
                <text:p>10.4</text:p>
              </table:table-cell>
              <table:table-cell office:value-type="float" office:value="9.7">
                <text:p>9.7</text:p>
              </table:table-cell>
              <table:table-cell office:value-type="float" office:value="2.3">
                <text:p>2.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4.6">
                <text:p>24.6</text:p>
              </table:table-cell>
              <table:table-cell office:value-type="float" office:value="19.2">
                <text:p>19.2</text:p>
              </table:table-cell>
              <table:table-cell office:value-type="float" office:value="15.6">
                <text:p>15.6</text:p>
              </table:table-cell>
              <table:table-cell office:value-type="float" office:value="11.9">
                <text:p>11.9</text:p>
              </table:table-cell>
              <table:table-cell office:value-type="float" office:value="10.6">
                <text:p>10.6</text:p>
              </table:table-cell>
              <table:table-cell office:value-type="float" office:value="2.5">
                <text:p>2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9.1">
                <text:p>29.1</text:p>
              </table:table-cell>
              <table:table-cell office:value-type="float" office:value="22.5">
                <text:p>22.5</text:p>
              </table:table-cell>
              <table:table-cell office:value-type="float" office:value="18.1">
                <text:p>18.1</text:p>
              </table:table-cell>
              <table:table-cell office:value-type="float" office:value="13.5">
                <text:p>13.5</text:p>
              </table:table-cell>
              <table:table-cell office:value-type="float" office:value="11.7">
                <text:p>11.7</text:p>
              </table:table-cell>
              <table:table-cell office:value-type="float" office:value="2.6">
                <text:p>2.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4.3">
                <text:p>34.3</text:p>
              </table:table-cell>
              <table:table-cell office:value-type="float" office:value="26.3">
                <text:p>26.3</text:p>
              </table:table-cell>
              <table:table-cell office:value-type="float" office:value="21">
                <text:p>21</text:p>
              </table:table-cell>
              <table:table-cell office:value-type="float" office:value="15.4">
                <text:p>15.4</text:p>
              </table:table-cell>
              <table:table-cell office:value-type="float" office:value="12.9">
                <text:p>12.9</text:p>
              </table:table-cell>
              <table:table-cell office:value-type="float" office:value="2.8">
                <text:p>2.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0.5">
                <text:p>40.5</text:p>
              </table:table-cell>
              <table:table-cell office:value-type="float" office:value="30.8">
                <text:p>30.8</text:p>
              </table:table-cell>
              <table:table-cell office:value-type="float" office:value="24.4">
                <text:p>24.4</text:p>
              </table:table-cell>
              <table:table-cell office:value-type="float" office:value="17.6">
                <text:p>17.6</text:p>
              </table:table-cell>
              <table:table-cell office:value-type="float" office:value="14.2">
                <text:p>14.2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7.8">
                <text:p>47.8</text:p>
              </table:table-cell>
              <table:table-cell office:value-type="float" office:value="36">
                <text:p>36</text:p>
              </table:table-cell>
              <table:table-cell office:value-type="float" office:value="28.3">
                <text:p>28.3</text:p>
              </table:table-cell>
              <table:table-cell office:value-type="float" office:value="20">
                <text:p>20</text:p>
              </table:table-cell>
              <table:table-cell office:value-type="float" office:value="15.6">
                <text:p>15.6</text:p>
              </table:table-cell>
              <table:table-cell office:value-type="float" office:value="3.2">
                <text:p>3.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6.4">
                <text:p>56.4</text:p>
              </table:table-cell>
              <table:table-cell office:value-type="float" office:value="42.1">
                <text:p>42.1</text:p>
              </table:table-cell>
              <table:table-cell office:value-type="float" office:value="32.8">
                <text:p>32.8</text:p>
              </table:table-cell>
              <table:table-cell office:value-type="float" office:value="22.8">
                <text:p>22.8</text:p>
              </table:table-cell>
              <table:table-cell office:value-type="float" office:value="17.1">
                <text:p>17.1</text:p>
              </table:table-cell>
              <table:table-cell office:value-type="float" office:value="3.4">
                <text:p>3.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6.5">
                <text:p>66.5</text:p>
              </table:table-cell>
              <table:table-cell office:value-type="float" office:value="49.3">
                <text:p>49.3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  <table:table-cell office:value-type="float" office:value="18.9">
                <text:p>18.9</text:p>
              </table:table-cell>
              <table:table-cell office:value-type="float" office:value="3.7">
                <text:p>3.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8.5">
                <text:p>78.5</text:p>
              </table:table-cell>
              <table:table-cell office:value-type="float" office:value="57.7">
                <text:p>57.7</text:p>
              </table:table-cell>
              <table:table-cell office:value-type="float" office:value="44.1">
                <text:p>44.1</text:p>
              </table:table-cell>
              <table:table-cell office:value-type="float" office:value="29.7">
                <text:p>29.7</text:p>
              </table:table-cell>
              <table:table-cell office:value-type="float" office:value="20.7">
                <text:p>20.7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2.6">
                <text:p>92.6</text:p>
              </table:table-cell>
              <table:table-cell office:value-type="float" office:value="67.5">
                <text:p>67.5</text:p>
              </table:table-cell>
              <table:table-cell office:value-type="float" office:value="51.2">
                <text:p>51.2</text:p>
              </table:table-cell>
              <table:table-cell office:value-type="float" office:value="33.8">
                <text:p>33.8</text:p>
              </table:table-cell>
              <table:table-cell office:value-type="float" office:value="22.8">
                <text:p>22.8</text:p>
              </table:table-cell>
              <table:table-cell office:value-type="float" office:value="4.2">
                <text:p>4.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9.3">
                <text:p>109.3</text:p>
              </table:table-cell>
              <table:table-cell office:value-type="float" office:value="79">
                <text:p>79</text:p>
              </table:table-cell>
              <table:table-cell office:value-type="float" office:value="59.4">
                <text:p>59.4</text:p>
              </table:table-cell>
              <table:table-cell office:value-type="float" office:value="38.5">
                <text:p>38.5</text:p>
              </table:table-cell>
              <table:table-cell office:value-type="float" office:value="25.1">
                <text:p>25.1</text:p>
              </table:table-cell>
              <table:table-cell office:value-type="float" office:value="4.5">
                <text:p>4.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9">
                <text:p>129</text:p>
              </table:table-cell>
              <table:table-cell office:value-type="float" office:value="92.4">
                <text:p>92.4</text:p>
              </table:table-cell>
              <table:table-cell office:value-type="float" office:value="68.9">
                <text:p>68.9</text:p>
              </table:table-cell>
              <table:table-cell office:value-type="float" office:value="43.9">
                <text:p>43.9</text:p>
              </table:table-cell>
              <table:table-cell office:value-type="float" office:value="27.6">
                <text:p>27.6</text:p>
              </table:table-cell>
              <table:table-cell office:value-type="float" office:value="4.8">
                <text:p>4.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2.2">
                <text:p>152.2</text:p>
              </table:table-cell>
              <table:table-cell office:value-type="float" office:value="108.1">
                <text:p>108.1</text:p>
              </table:table-cell>
              <table:table-cell office:value-type="float" office:value="79.9">
                <text:p>79.9</text:p>
              </table:table-cell>
              <table:table-cell office:value-type="float" office:value="50.1">
                <text:p>50.1</text:p>
              </table:table-cell>
              <table:table-cell office:value-type="float" office:value="30.4">
                <text:p>30.4</text:p>
              </table:table-cell>
              <table:table-cell office:value-type="float" office:value="5.2">
                <text:p>5.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79.6">
                <text:p>179.6</text:p>
              </table:table-cell>
              <table:table-cell office:value-type="float" office:value="126.5">
                <text:p>126.5</text:p>
              </table:table-cell>
              <table:table-cell office:value-type="float" office:value="92.7">
                <text:p>92.7</text:p>
              </table:table-cell>
              <table:table-cell office:value-type="float" office:value="57.1">
                <text:p>57.1</text:p>
              </table:table-cell>
              <table:table-cell office:value-type="float" office:value="33.4">
                <text:p>33.4</text:p>
              </table:table-cell>
              <table:table-cell office:value-type="float" office:value="5.5">
                <text:p>5.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11.9">
                <text:p>211.9</text:p>
              </table:table-cell>
              <table:table-cell office:value-type="float" office:value="148">
                <text:p>148</text:p>
              </table:table-cell>
              <table:table-cell office:value-type="float" office:value="107.5">
                <text:p>107.5</text:p>
              </table:table-cell>
              <table:table-cell office:value-type="float" office:value="65.1">
                <text:p>65.1</text:p>
              </table:table-cell>
              <table:table-cell office:value-type="float" office:value="36.8">
                <text:p>36.8</text:p>
              </table:table-cell>
              <table:table-cell office:value-type="float" office:value="5.9">
                <text:p>5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50.1">
                <text:p>250.1</text:p>
              </table:table-cell>
              <table:table-cell office:value-type="float" office:value="173.1">
                <text:p>173.1</text:p>
              </table:table-cell>
              <table:table-cell office:value-type="float" office:value="124.7">
                <text:p>124.7</text:p>
              </table:table-cell>
              <table:table-cell office:value-type="float" office:value="74.2">
                <text:p>74.2</text:p>
              </table:table-cell>
              <table:table-cell office:value-type="float" office:value="40.4">
                <text:p>40.4</text:p>
              </table:table-cell>
              <table:table-cell office:value-type="float" office:value="6.3">
                <text:p>6.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95.1">
                <text:p>295.1</text:p>
              </table:table-cell>
              <table:table-cell office:value-type="float" office:value="202.5">
                <text:p>202.5</text:p>
              </table:table-cell>
              <table:table-cell office:value-type="float" office:value="144.6">
                <text:p>144.6</text:p>
              </table:table-cell>
              <table:table-cell office:value-type="float" office:value="84.6">
                <text:p>84.6</text:p>
              </table:table-cell>
              <table:table-cell office:value-type="float" office:value="44.5">
                <text:p>44.5</text:p>
              </table:table-cell>
              <table:table-cell office:value-type="float" office:value="6.8">
                <text:p>6.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48.2">
                <text:p>348.2</text:p>
              </table:table-cell>
              <table:table-cell office:value-type="float" office:value="237">
                <text:p>237</text:p>
              </table:table-cell>
              <table:table-cell office:value-type="float" office:value="167.8">
                <text:p>167.8</text:p>
              </table:table-cell>
              <table:table-cell office:value-type="float" office:value="96.4">
                <text:p>96.4</text:p>
              </table:table-cell>
              <table:table-cell office:value-type="float" office:value="48.9">
                <text:p>48.9</text:p>
              </table:table-cell>
              <table:table-cell office:value-type="float" office:value="7.2">
                <text:p>7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10.9">
                <text:p>410.9</text:p>
              </table:table-cell>
              <table:table-cell office:value-type="float" office:value="277.3">
                <text:p>277.3</text:p>
              </table:table-cell>
              <table:table-cell office:value-type="float" office:value="194.6">
                <text:p>194.6</text:p>
              </table:table-cell>
              <table:table-cell office:value-type="float" office:value="109.9">
                <text:p>109.9</text:p>
              </table:table-cell>
              <table:table-cell office:value-type="float" office:value="53.8">
                <text:p>53.8</text:p>
              </table:table-cell>
              <table:table-cell office:value-type="float" office:value="7.7">
                <text:p>7.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84.9">
                <text:p>484.9</text:p>
              </table:table-cell>
              <table:table-cell office:value-type="float" office:value="324.4">
                <text:p>324.4</text:p>
              </table:table-cell>
              <table:table-cell office:value-type="float" office:value="225.7">
                <text:p>225.7</text:p>
              </table:table-cell>
              <table:table-cell office:value-type="float" office:value="125.3">
                <text:p>125.3</text:p>
              </table:table-cell>
              <table:table-cell office:value-type="float" office:value="59.2">
                <text:p>59.2</text:p>
              </table:table-cell>
              <table:table-cell office:value-type="float" office:value="8.3">
                <text:p>8.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72.1">
                <text:p>572.1</text:p>
              </table:table-cell>
              <table:table-cell office:value-type="float" office:value="379.6">
                <text:p>379.6</text:p>
              </table:table-cell>
              <table:table-cell office:value-type="float" office:value="261.9">
                <text:p>261.9</text:p>
              </table:table-cell>
              <table:table-cell office:value-type="float" office:value="142.9">
                <text:p>142.9</text:p>
              </table:table-cell>
              <table:table-cell office:value-type="float" office:value="65.1">
                <text:p>65.1</text:p>
              </table:table-cell>
              <table:table-cell office:value-type="float" office:value="8.9">
                <text:p>8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75.1">
                <text:p>675.1</text:p>
              </table:table-cell>
              <table:table-cell office:value-type="float" office:value="444.1">
                <text:p>444.1</text:p>
              </table:table-cell>
              <table:table-cell office:value-type="float" office:value="303.8">
                <text:p>303.8</text:p>
              </table:table-cell>
              <table:table-cell office:value-type="float" office:value="162.9">
                <text:p>162.9</text:p>
              </table:table-cell>
              <table:table-cell office:value-type="float" office:value="71.6">
                <text:p>71.6</text:p>
              </table:table-cell>
              <table:table-cell office:value-type="float" office:value="9.5">
                <text:p>9.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796.6">
                <text:p>796.6</text:p>
              </table:table-cell>
              <table:table-cell office:value-type="float" office:value="519.6">
                <text:p>519.6</text:p>
              </table:table-cell>
              <table:table-cell office:value-type="float" office:value="352.4">
                <text:p>352.4</text:p>
              </table:table-cell>
              <table:table-cell office:value-type="float" office:value="185.7">
                <text:p>185.7</text:p>
              </table:table-cell>
              <table:table-cell office:value-type="float" office:value="78.8">
                <text:p>78.8</text:p>
              </table:table-cell>
              <table:table-cell office:value-type="float" office:value="10.1">
                <text:p>10.1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940">
                <text:p>940</text:p>
              </table:table-cell>
              <table:table-cell office:value-type="float" office:value="607.9">
                <text:p>607.9</text:p>
              </table:table-cell>
              <table:table-cell office:value-type="float" office:value="408.7">
                <text:p>408.7</text:p>
              </table:table-cell>
              <table:table-cell office:value-type="float" office:value="211.7">
                <text:p>211.7</text:p>
              </table:table-cell>
              <table:table-cell office:value-type="float" office:value="86.7">
                <text:p>86.7</text:p>
              </table:table-cell>
              <table:table-cell office:value-type="float" office:value="10.9">
                <text:p>10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109.2">
                <text:p>1109.2</text:p>
              </table:table-cell>
              <table:table-cell office:value-type="float" office:value="711.2">
                <text:p>711.2</text:p>
              </table:table-cell>
              <table:table-cell office:value-type="float" office:value="474.1">
                <text:p>474.1</text:p>
              </table:table-cell>
              <table:table-cell office:value-type="float" office:value="241.3">
                <text:p>241.3</text:p>
              </table:table-cell>
              <table:table-cell office:value-type="float" office:value="95.3">
                <text:p>95.3</text:p>
              </table:table-cell>
              <table:table-cell office:value-type="float" office:value="11.6">
                <text:p>11.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308.9">
                <text:p>1308.9</text:p>
              </table:table-cell>
              <table:table-cell office:value-type="float" office:value="832.1">
                <text:p>832.1</text:p>
              </table:table-cell>
              <table:table-cell office:value-type="float" office:value="550">
                <text:p>550</text:p>
              </table:table-cell>
              <table:table-cell office:value-type="float" office:value="275.1">
                <text:p>275.1</text:p>
              </table:table-cell>
              <table:table-cell office:value-type="float" office:value="104.9">
                <text:p>104.9</text:p>
              </table:table-cell>
              <table:table-cell office:value-type="float" office:value="12.4">
                <text:p>12.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544.5">
                <text:p>1544.5</text:p>
              </table:table-cell>
              <table:table-cell office:value-type="float" office:value="973.6">
                <text:p>973.6</text:p>
              </table:table-cell>
              <table:table-cell office:value-type="float" office:value="638">
                <text:p>638</text:p>
              </table:table-cell>
              <table:table-cell office:value-type="float" office:value="313.6">
                <text:p>313.6</text:p>
              </table:table-cell>
              <table:table-cell office:value-type="float" office:value="115.4">
                <text:p>115.4</text:p>
              </table:table-cell>
              <table:table-cell office:value-type="float" office:value="13.3">
                <text:p>13.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822.5">
                <text:p>1822.5</text:p>
              </table:table-cell>
              <table:table-cell office:value-type="float" office:value="1139.1">
                <text:p>1139.1</text:p>
              </table:table-cell>
              <table:table-cell office:value-type="float" office:value="740.1">
                <text:p>740.1</text:p>
              </table:table-cell>
              <table:table-cell office:value-type="float" office:value="357.5">
                <text:p>357.5</text:p>
              </table:table-cell>
              <table:table-cell office:value-type="float" office:value="126.9">
                <text:p>126.9</text:p>
              </table:table-cell>
              <table:table-cell office:value-type="float" office:value="14.2">
                <text:p>14.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150.6">
                <text:p>2150.6</text:p>
              </table:table-cell>
              <table:table-cell office:value-type="float" office:value="1332.8">
                <text:p>1332.8</text:p>
              </table:table-cell>
              <table:table-cell office:value-type="float" office:value="858.5">
                <text:p>858.5</text:p>
              </table:table-cell>
              <table:table-cell office:value-type="float" office:value="407.6">
                <text:p>407.6</text:p>
              </table:table-cell>
              <table:table-cell office:value-type="float" office:value="139.6">
                <text:p>139.6</text:p>
              </table:table-cell>
              <table:table-cell office:value-type="float" office:value="15.2">
                <text:p>15.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537.7">
                <text:p>2537.7</text:p>
              </table:table-cell>
              <table:table-cell office:value-type="float" office:value="1559.3">
                <text:p>1559.3</text:p>
              </table:table-cell>
              <table:table-cell office:value-type="float" office:value="995.9">
                <text:p>995.9</text:p>
              </table:table-cell>
              <table:table-cell office:value-type="float" office:value="464.7">
                <text:p>464.7</text:p>
              </table:table-cell>
              <table:table-cell office:value-type="float" office:value="153.6">
                <text:p>153.6</text:p>
              </table:table-cell>
              <table:table-cell office:value-type="float" office:value="16.3">
                <text:p>16.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994.4">
                <text:p>2994.4</text:p>
              </table:table-cell>
              <table:table-cell office:value-type="float" office:value="1824.4">
                <text:p>1824.4</text:p>
              </table:table-cell>
              <table:table-cell office:value-type="float" office:value="1155.2">
                <text:p>1155.2</text:p>
              </table:table-cell>
              <table:table-cell office:value-type="float" office:value="529.7">
                <text:p>529.7</text:p>
              </table:table-cell>
              <table:table-cell office:value-type="float" office:value="168.9">
                <text:p>168.9</text:p>
              </table:table-cell>
              <table:table-cell office:value-type="float" office:value="17.4">
                <text:p>17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533.4">
                <text:p>3533.4</text:p>
              </table:table-cell>
              <table:table-cell office:value-type="float" office:value="2134.6">
                <text:p>2134.6</text:p>
              </table:table-cell>
              <table:table-cell office:value-type="float" office:value="1340">
                <text:p>1340</text:p>
              </table:table-cell>
              <table:table-cell office:value-type="float" office:value="603.9">
                <text:p>603.9</text:p>
              </table:table-cell>
              <table:table-cell office:value-type="float" office:value="185.8">
                <text:p>185.8</text:p>
              </table:table-cell>
              <table:table-cell office:value-type="float" office:value="18.7">
                <text:p>18.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169.5">
                <text:p>4169.5</text:p>
              </table:table-cell>
              <table:table-cell office:value-type="float" office:value="2497.5">
                <text:p>2497.5</text:p>
              </table:table-cell>
              <table:table-cell office:value-type="float" office:value="1554.4">
                <text:p>1554.4</text:p>
              </table:table-cell>
              <table:table-cell office:value-type="float" office:value="688.4">
                <text:p>688.4</text:p>
              </table:table-cell>
              <table:table-cell office:value-type="float" office:value="204.4">
                <text:p>204.4</text:p>
              </table:table-cell>
              <table:table-cell office:value-type="float" office:value="20">
                <text:p>2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920">
                <text:p>4920</text:p>
              </table:table-cell>
              <table:table-cell office:value-type="float" office:value="2922">
                <text:p>2922</text:p>
              </table:table-cell>
              <table:table-cell office:value-type="float" office:value="1803.1">
                <text:p>1803.1</text:p>
              </table:table-cell>
              <table:table-cell office:value-type="float" office:value="784.8">
                <text:p>784.8</text:p>
              </table:table-cell>
              <table:table-cell office:value-type="float" office:value="224.8">
                <text:p>224.8</text:p>
              </table:table-cell>
              <table:table-cell office:value-type="float" office:value="21.4">
                <text:p>21.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5805.6">
                <text:p>5805.6</text:p>
              </table:table-cell>
              <table:table-cell office:value-type="float" office:value="3418.8">
                <text:p>3418.8</text:p>
              </table:table-cell>
              <table:table-cell office:value-type="float" office:value="2091.6">
                <text:p>2091.6</text:p>
              </table:table-cell>
              <table:table-cell office:value-type="float" office:value="894.7">
                <text:p>894.7</text:p>
              </table:table-cell>
              <table:table-cell office:value-type="float" office:value="247.3">
                <text:p>247.3</text:p>
              </table:table-cell>
              <table:table-cell office:value-type="float" office:value="22.8">
                <text:p>22.8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6850.6">
                <text:p>6850.6</text:p>
              </table:table-cell>
              <table:table-cell office:value-type="float" office:value="4000">
                <text:p>4000</text:p>
              </table:table-cell>
              <table:table-cell office:value-type="float" office:value="2426.3">
                <text:p>2426.3</text:p>
              </table:table-cell>
              <table:table-cell office:value-type="float" office:value="1019.9">
                <text:p>1019.9</text:p>
              </table:table-cell>
              <table:table-cell office:value-type="float" office:value="272">
                <text:p>272</text:p>
              </table:table-cell>
              <table:table-cell office:value-type="float" office:value="24.4">
                <text:p>24.4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8083.7">
                <text:p>8083.7</text:p>
              </table:table-cell>
              <table:table-cell office:value-type="float" office:value="4680">
                <text:p>4680</text:p>
              </table:table-cell>
              <table:table-cell office:value-type="float" office:value="2814.5">
                <text:p>2814.5</text:p>
              </table:table-cell>
              <table:table-cell office:value-type="float" office:value="1162.7">
                <text:p>1162.7</text:p>
              </table:table-cell>
              <table:table-cell office:value-type="float" office:value="299.2">
                <text:p>299.2</text:p>
              </table:table-cell>
              <table:table-cell office:value-type="float" office:value="26.2">
                <text:p>26.2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538.7">
                <text:p>9538.7</text:p>
              </table:table-cell>
              <table:table-cell office:value-type="float" office:value="5475.6">
                <text:p>5475.6</text:p>
              </table:table-cell>
              <table:table-cell office:value-type="float" office:value="3264.8">
                <text:p>3264.8</text:p>
              </table:table-cell>
              <table:table-cell office:value-type="float" office:value="1325.5">
                <text:p>1325.5</text:p>
              </table:table-cell>
              <table:table-cell office:value-type="float" office:value="329.2">
                <text:p>329.2</text:p>
              </table:table-cell>
              <table:table-cell office:value-type="float" office:value="28">
                <text:p>2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1255.7">
                <text:p>11255.7</text:p>
              </table:table-cell>
              <table:table-cell office:value-type="float" office:value="6406.4">
                <text:p>6406.4</text:p>
              </table:table-cell>
              <table:table-cell office:value-type="float" office:value="3787.2">
                <text:p>3787.2</text:p>
              </table:table-cell>
              <table:table-cell office:value-type="float" office:value="1511.1">
                <text:p>1511.1</text:p>
              </table:table-cell>
              <table:table-cell office:value-type="float" office:value="362.1">
                <text:p>362.1</text:p>
              </table:table-cell>
              <table:table-cell office:value-type="float" office:value="29.9">
                <text:p>29.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3281.7">
                <text:p>13281.7</text:p>
              </table:table-cell>
              <table:table-cell office:value-type="float" office:value="7495.5">
                <text:p>7495.5</text:p>
              </table:table-cell>
              <table:table-cell office:value-type="float" office:value="4393.2">
                <text:p>4393.2</text:p>
              </table:table-cell>
              <table:table-cell office:value-type="float" office:value="1722.6">
                <text:p>1722.6</text:p>
              </table:table-cell>
              <table:table-cell office:value-type="float" office:value="398.3">
                <text:p>398.3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5672.4">
                <text:p>15672.4</text:p>
              </table:table-cell>
              <table:table-cell office:value-type="float" office:value="8769.8">
                <text:p>8769.8</text:p>
              </table:table-cell>
              <table:table-cell office:value-type="float" office:value="5096.1">
                <text:p>5096.1</text:p>
              </table:table-cell>
              <table:table-cell office:value-type="float" office:value="1963.8">
                <text:p>1963.8</text:p>
              </table:table-cell>
              <table:table-cell office:value-type="float" office:value="438.1">
                <text:p>438.1</text:p>
              </table:table-cell>
              <table:table-cell office:value-type="float" office:value="34.3">
                <text:p>34.3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8493.4">
                <text:p>18493.4</text:p>
              </table:table-cell>
              <table:table-cell office:value-type="float" office:value="10260.6">
                <text:p>10260.6</text:p>
              </table:table-cell>
              <table:table-cell office:value-type="float" office:value="5911.4">
                <text:p>5911.4</text:p>
              </table:table-cell>
              <table:table-cell office:value-type="float" office:value="2238.7">
                <text:p>2238.7</text:p>
              </table:table-cell>
              <table:table-cell office:value-type="float" office:value="481.9">
                <text:p>481.9</text:p>
              </table:table-cell>
              <table:table-cell office:value-type="float" office:value="36.7">
                <text:p>36.7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1822.3">
                <text:p>21822.3</text:p>
              </table:table-cell>
              <table:table-cell office:value-type="float" office:value="12004.9">
                <text:p>12004.9</text:p>
              </table:table-cell>
              <table:table-cell office:value-type="float" office:value="6857.3">
                <text:p>6857.3</text:p>
              </table:table-cell>
              <table:table-cell office:value-type="float" office:value="2552.1">
                <text:p>2552.1</text:p>
              </table:table-cell>
              <table:table-cell office:value-type="float" office:value="530.1">
                <text:p>530.1</text:p>
              </table:table-cell>
              <table:table-cell office:value-type="float" office:value="39.3">
                <text:p>39.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5750.3">
                <text:p>25750.3</text:p>
              </table:table-cell>
              <table:table-cell office:value-type="float" office:value="14045.8">
                <text:p>14045.8</text:p>
              </table:table-cell>
              <table:table-cell office:value-type="float" office:value="7954.4">
                <text:p>7954.4</text:p>
              </table:table-cell>
              <table:table-cell office:value-type="float" office:value="2909.4">
                <text:p>2909.4</text:p>
              </table:table-cell>
              <table:table-cell office:value-type="float" office:value="583.1">
                <text:p>583.1</text:p>
              </table:table-cell>
              <table:table-cell office:value-type="float" office:value="42">
                <text:p>42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0385.3">
                <text:p>30385.3</text:p>
              </table:table-cell>
              <table:table-cell office:value-type="float" office:value="16433.5">
                <text:p>16433.5</text:p>
              </table:table-cell>
              <table:table-cell office:value-type="float" office:value="9227.1">
                <text:p>9227.1</text:p>
              </table:table-cell>
              <table:table-cell office:value-type="float" office:value="3316.8">
                <text:p>3316.8</text:p>
              </table:table-cell>
              <table:table-cell office:value-type="float" office:value="641.4">
                <text:p>641.4</text:p>
              </table:table-cell>
              <table:table-cell office:value-type="float" office:value="44.9">
                <text:p>44.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5854.7">
                <text:p>35854.7</text:p>
              </table:table-cell>
              <table:table-cell office:value-type="float" office:value="19227.2">
                <text:p>19227.2</text:p>
              </table:table-cell>
              <table:table-cell office:value-type="float" office:value="10703.5">
                <text:p>10703.5</text:p>
              </table:table-cell>
              <table:table-cell office:value-type="float" office:value="3781.1">
                <text:p>3781.1</text:p>
              </table:table-cell>
              <table:table-cell office:value-type="float" office:value="705.6">
                <text:p>705.6</text:p>
              </table:table-cell>
              <table:table-cell office:value-type="float" office:value="48.1">
                <text:p>48.1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2308.5">
                <text:p>42308.5</text:p>
              </table:table-cell>
              <table:table-cell office:value-type="float" office:value="22495.9">
                <text:p>22495.9</text:p>
              </table:table-cell>
              <table:table-cell office:value-type="float" office:value="12416.1">
                <text:p>12416.1</text:p>
              </table:table-cell>
              <table:table-cell office:value-type="float" office:value="4310.5">
                <text:p>4310.5</text:p>
              </table:table-cell>
              <table:table-cell office:value-type="float" office:value="776.1">
                <text:p>776.1</text:p>
              </table:table-cell>
              <table:table-cell office:value-type="float" office:value="51.5">
                <text:p>51.5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9924">
                <text:p>49924</text:p>
              </table:table-cell>
              <table:table-cell office:value-type="float" office:value="26320.2">
                <text:p>26320.2</text:p>
              </table:table-cell>
              <table:table-cell office:value-type="float" office:value="14402.6">
                <text:p>14402.6</text:p>
              </table:table-cell>
              <table:table-cell office:value-type="float" office:value="4913.9">
                <text:p>4913.9</text:p>
              </table:table-cell>
              <table:table-cell office:value-type="float" office:value="853.8">
                <text:p>853.8</text:p>
              </table:table-cell>
              <table:table-cell office:value-type="float" office:value="55.1">
                <text:p>55.1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8910.4">
                <text:p>58910.4</text:p>
              </table:table-cell>
              <table:table-cell office:value-type="float" office:value="30794.6">
                <text:p>30794.6</text:p>
              </table:table-cell>
              <table:table-cell office:value-type="float" office:value="16707">
                <text:p>16707</text:p>
              </table:table-cell>
              <table:table-cell office:value-type="float" office:value="5601.9">
                <text:p>5601.9</text:p>
              </table:table-cell>
              <table:table-cell office:value-type="float" office:value="939.1">
                <text:p>939.1</text:p>
              </table:table-cell>
              <table:table-cell office:value-type="float" office:value="58.9">
                <text:p>58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69514.2">
                <text:p>69514.2</text:p>
              </table:table-cell>
              <table:table-cell office:value-type="float" office:value="36029.7">
                <text:p>36029.7</text:p>
              </table:table-cell>
              <table:table-cell office:value-type="float" office:value="19380.2">
                <text:p>19380.2</text:p>
              </table:table-cell>
              <table:table-cell office:value-type="float" office:value="6386.1">
                <text:p>6386.1</text:p>
              </table:table-cell>
              <table:table-cell office:value-type="float" office:value="1033">
                <text:p>1033</text:p>
              </table:table-cell>
              <table:table-cell office:value-type="float" office:value="63">
                <text:p>63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82026.8">
                <text:p>82026.8</text:p>
              </table:table-cell>
              <table:table-cell office:value-type="float" office:value="42154.7">
                <text:p>42154.7</text:p>
              </table:table-cell>
              <table:table-cell office:value-type="float" office:value="22481">
                <text:p>22481</text:p>
              </table:table-cell>
              <table:table-cell office:value-type="float" office:value="7280.2">
                <text:p>7280.2</text:p>
              </table:table-cell>
              <table:table-cell office:value-type="float" office:value="1136.3">
                <text:p>1136.3</text:p>
              </table:table-cell>
              <table:table-cell office:value-type="float" office:value="67.5">
                <text:p>67.5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96791.6">
                <text:p>96791.6</text:p>
              </table:table-cell>
              <table:table-cell office:value-type="float" office:value="49321">
                <text:p>49321</text:p>
              </table:table-cell>
              <table:table-cell office:value-type="float" office:value="26077.9">
                <text:p>26077.9</text:p>
              </table:table-cell>
              <table:table-cell office:value-type="float" office:value="8299.4">
                <text:p>8299.4</text:p>
              </table:table-cell>
              <table:table-cell office:value-type="float" office:value="1250">
                <text:p>1250</text:p>
              </table:table-cell>
              <table:table-cell office:value-type="float" office:value="72.2">
                <text:p>72.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14214.1">
                <text:p>114214.1</text:p>
              </table:table-cell>
              <table:table-cell office:value-type="float" office:value="57705.6">
                <text:p>57705.6</text:p>
              </table:table-cell>
              <table:table-cell office:value-type="float" office:value="30250.4">
                <text:p>30250.4</text:p>
              </table:table-cell>
              <table:table-cell office:value-type="float" office:value="9461.3">
                <text:p>9461.3</text:p>
              </table:table-cell>
              <table:table-cell office:value-type="float" office:value="1375">
                <text:p>1375</text:p>
              </table:table-cell>
              <table:table-cell office:value-type="float" office:value="77.2">
                <text:p>77.2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4772.6">
                <text:p>134772.6</text:p>
              </table:table-cell>
              <table:table-cell office:value-type="float" office:value="67515.5">
                <text:p>67515.5</text:p>
              </table:table-cell>
              <table:table-cell office:value-type="float" office:value="35090.5">
                <text:p>35090.5</text:p>
              </table:table-cell>
              <table:table-cell office:value-type="float" office:value="10785.9">
                <text:p>10785.9</text:p>
              </table:table-cell>
              <table:table-cell office:value-type="float" office:value="1512.5">
                <text:p>1512.5</text:p>
              </table:table-cell>
              <table:table-cell office:value-type="float" office:value="82.6">
                <text:p>82.6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59031.7">
                <text:p>159031.7</text:p>
              </table:table-cell>
              <table:table-cell office:value-type="float" office:value="78993.2">
                <text:p>78993.2</text:p>
              </table:table-cell>
              <table:table-cell office:value-type="float" office:value="40705">
                <text:p>40705</text:p>
              </table:table-cell>
              <table:table-cell office:value-type="float" office:value="12295.9">
                <text:p>12295.9</text:p>
              </table:table-cell>
              <table:table-cell office:value-type="float" office:value="1663.7">
                <text:p>1663.7</text:p>
              </table:table-cell>
              <table:table-cell office:value-type="float" office:value="88.4">
                <text:p>88.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87657.4">
                <text:p>187657.4</text:p>
              </table:table-cell>
              <table:table-cell office:value-type="float" office:value="92422">
                <text:p>92422</text:p>
              </table:table-cell>
              <table:table-cell office:value-type="float" office:value="47217.8">
                <text:p>47217.8</text:p>
              </table:table-cell>
              <table:table-cell office:value-type="float" office:value="14017.4">
                <text:p>14017.4</text:p>
              </table:table-cell>
              <table:table-cell office:value-type="float" office:value="1830.1">
                <text:p>1830.1</text:p>
              </table:table-cell>
              <table:table-cell office:value-type="float" office:value="94.6">
                <text:p>94.6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21435.7">
                <text:p>221435.7</text:p>
              </table:table-cell>
              <table:table-cell office:value-type="float" office:value="108133.7">
                <text:p>108133.7</text:p>
              </table:table-cell>
              <table:table-cell office:value-type="float" office:value="54772.6">
                <text:p>54772.6</text:p>
              </table:table-cell>
              <table:table-cell office:value-type="float" office:value="15979.8">
                <text:p>15979.8</text:p>
              </table:table-cell>
              <table:table-cell office:value-type="float" office:value="2013.1">
                <text:p>2013.1</text:p>
              </table:table-cell>
              <table:table-cell office:value-type="float" office:value="101.2">
                <text:p>101.2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61294.2">
                <text:p>261294.2</text:p>
              </table:table-cell>
              <table:table-cell office:value-type="float" office:value="126516.5">
                <text:p>126516.5</text:p>
              </table:table-cell>
              <table:table-cell office:value-type="float" office:value="63536.2">
                <text:p>63536.2</text:p>
              </table:table-cell>
              <table:table-cell office:value-type="float" office:value="18217">
                <text:p>18217</text:p>
              </table:table-cell>
              <table:table-cell office:value-type="float" office:value="2214.4">
                <text:p>2214.4</text:p>
              </table:table-cell>
              <table:table-cell office:value-type="float" office:value="108.3">
                <text:p>108.3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08327.1">
                <text:p>308327.1</text:p>
              </table:table-cell>
              <table:table-cell office:value-type="float" office:value="148024.3">
                <text:p>148024.3</text:p>
              </table:table-cell>
              <table:table-cell office:value-type="float" office:value="73702">
                <text:p>73702</text:p>
              </table:table-cell>
              <table:table-cell office:value-type="float" office:value="20767.3">
                <text:p>20767.3</text:p>
              </table:table-cell>
              <table:table-cell office:value-type="float" office:value="2435.9">
                <text:p>2435.9</text:p>
              </table:table-cell>
              <table:table-cell office:value-type="float" office:value="115.9">
                <text:p>115.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363826">
                <text:p>363826</text:p>
              </table:table-cell>
              <table:table-cell office:value-type="float" office:value="173188.4">
                <text:p>173188.4</text:p>
              </table:table-cell>
              <table:table-cell office:value-type="float" office:value="85494.3">
                <text:p>85494.3</text:p>
              </table:table-cell>
              <table:table-cell office:value-type="float" office:value="23674.8">
                <text:p>23674.8</text:p>
              </table:table-cell>
              <table:table-cell office:value-type="float" office:value="2679.4">
                <text:p>2679.4</text:p>
              </table:table-cell>
              <table:table-cell office:value-type="float" office:value="124">
                <text:p>124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429314.7">
                <text:p>429314.7</text:p>
              </table:table-cell>
              <table:table-cell office:value-type="float" office:value="202630.4">
                <text:p>202630.4</text:p>
              </table:table-cell>
              <table:table-cell office:value-type="float" office:value="99173.4">
                <text:p>99173.4</text:p>
              </table:table-cell>
              <table:table-cell office:value-type="float" office:value="26989.2">
                <text:p>26989.2</text:p>
              </table:table-cell>
              <table:table-cell office:value-type="float" office:value="2947.4">
                <text:p>2947.4</text:p>
              </table:table-cell>
              <table:table-cell office:value-type="float" office:value="132.7">
                <text:p>132.7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506591.3">
                <text:p>506591.3</text:p>
              </table:table-cell>
              <table:table-cell office:value-type="float" office:value="237077.6">
                <text:p>237077.6</text:p>
              </table:table-cell>
              <table:table-cell office:value-type="float" office:value="115041.2">
                <text:p>115041.2</text:p>
              </table:table-cell>
              <table:table-cell office:value-type="float" office:value="30767.7">
                <text:p>30767.7</text:p>
              </table:table-cell>
              <table:table-cell office:value-type="float" office:value="3242.1">
                <text:p>3242.1</text:p>
              </table:table-cell>
              <table:table-cell office:value-type="float" office:value="142">
                <text:p>14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97777.7">
                <text:p>597777.7</text:p>
              </table:table-cell>
              <table:table-cell office:value-type="float" office:value="277380.8">
                <text:p>277380.8</text:p>
              </table:table-cell>
              <table:table-cell office:value-type="float" office:value="133447.8">
                <text:p>133447.8</text:p>
              </table:table-cell>
              <table:table-cell office:value-type="float" office:value="35075.2">
                <text:p>35075.2</text:p>
              </table:table-cell>
              <table:table-cell office:value-type="float" office:value="3566.3">
                <text:p>3566.3</text:p>
              </table:table-cell>
              <table:table-cell office:value-type="float" office:value="151.9">
                <text:p>151.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705377.7">
                <text:p>705377.7</text:p>
              </table:table-cell>
              <table:table-cell office:value-type="float" office:value="324535.5">
                <text:p>324535.5</text:p>
              </table:table-cell>
              <table:table-cell office:value-type="float" office:value="154799.4">
                <text:p>154799.4</text:p>
              </table:table-cell>
              <table:table-cell office:value-type="float" office:value="39985.8">
                <text:p>39985.8</text:p>
              </table:table-cell>
              <table:table-cell office:value-type="float" office:value="3923">
                <text:p>3923</text:p>
              </table:table-cell>
              <table:table-cell office:value-type="float" office:value="162.5">
                <text:p>162.5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832345.7">
                <text:p>832345.7</text:p>
              </table:table-cell>
              <table:table-cell office:value-type="float" office:value="379706.6">
                <text:p>379706.6</text:p>
              </table:table-cell>
              <table:table-cell office:value-type="float" office:value="179567.3">
                <text:p>179567.3</text:p>
              </table:table-cell>
              <table:table-cell office:value-type="float" office:value="45583.8">
                <text:p>45583.8</text:p>
              </table:table-cell>
              <table:table-cell office:value-type="float" office:value="4315.3">
                <text:p>4315.3</text:p>
              </table:table-cell>
              <table:table-cell office:value-type="float" office:value="173.9">
                <text:p>173.9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982167.9">
                <text:p>982167.9</text:p>
              </table:table-cell>
              <table:table-cell office:value-type="float" office:value="444256.7">
                <text:p>444256.7</text:p>
              </table:table-cell>
              <table:table-cell office:value-type="float" office:value="208298.1">
                <text:p>208298.1</text:p>
              </table:table-cell>
              <table:table-cell office:value-type="float" office:value="51965.5">
                <text:p>51965.5</text:p>
              </table:table-cell>
              <table:table-cell office:value-type="float" office:value="4746.8">
                <text:p>4746.8</text:p>
              </table:table-cell>
              <table:table-cell office:value-type="float" office:value="186.1">
                <text:p>186.1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158958.2">
                <text:p>1158958.2</text:p>
              </table:table-cell>
              <table:table-cell office:value-type="float" office:value="519780.3">
                <text:p>519780.3</text:p>
              </table:table-cell>
              <table:table-cell office:value-type="float" office:value="241625.8">
                <text:p>241625.8</text:p>
              </table:table-cell>
              <table:table-cell office:value-type="float" office:value="59240.7">
                <text:p>59240.7</text:p>
              </table:table-cell>
              <table:table-cell office:value-type="float" office:value="5221.5">
                <text:p>5221.5</text:p>
              </table:table-cell>
              <table:table-cell office:value-type="float" office:value="199.1">
                <text:p>199.1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367570.6">
                <text:p>1367570.6</text:p>
              </table:table-cell>
              <table:table-cell office:value-type="float" office:value="608143">
                <text:p>608143</text:p>
              </table:table-cell>
              <table:table-cell office:value-type="float" office:value="280285.9">
                <text:p>280285.9</text:p>
              </table:table-cell>
              <table:table-cell office:value-type="float" office:value="67534.4">
                <text:p>67534.4</text:p>
              </table:table-cell>
              <table:table-cell office:value-type="float" office:value="5743.6">
                <text:p>5743.6</text:p>
              </table:table-cell>
              <table:table-cell office:value-type="float" office:value="213.1">
                <text:p>213.1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613733.3">
                <text:p>1613733.3</text:p>
              </table:table-cell>
              <table:table-cell office:value-type="float" office:value="711527.3">
                <text:p>711527.3</text:p>
              </table:table-cell>
              <table:table-cell office:value-type="float" office:value="325131.6">
                <text:p>325131.6</text:p>
              </table:table-cell>
              <table:table-cell office:value-type="float" office:value="76989.2">
                <text:p>76989.2</text:p>
              </table:table-cell>
              <table:table-cell office:value-type="float" office:value="6318">
                <text:p>6318</text:p>
              </table:table-cell>
              <table:table-cell office:value-type="float" office:value="228">
                <text:p>228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904205.3">
                <text:p>1904205.3</text:p>
              </table:table-cell>
              <table:table-cell office:value-type="float" office:value="832486.9">
                <text:p>832486.9</text:p>
              </table:table-cell>
              <table:table-cell office:value-type="float" office:value="377152.7">
                <text:p>377152.7</text:p>
              </table:table-cell>
              <table:table-cell office:value-type="float" office:value="87767.6">
                <text:p>87767.6</text:p>
              </table:table-cell>
              <table:table-cell office:value-type="float" office:value="6949.8">
                <text:p>6949.8</text:p>
              </table:table-cell>
              <table:table-cell office:value-type="float" office:value="243.9">
                <text:p>243.9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246962.3">
                <text:p>2246962.3</text:p>
              </table:table-cell>
              <table:table-cell office:value-type="float" office:value="974009.7">
                <text:p>974009.7</text:p>
              </table:table-cell>
              <table:table-cell office:value-type="float" office:value="437497.1">
                <text:p>437497.1</text:p>
              </table:table-cell>
              <table:table-cell office:value-type="float" office:value="100055.1">
                <text:p>100055.1</text:p>
              </table:table-cell>
              <table:table-cell office:value-type="float" office:value="7644.8">
                <text:p>7644.8</text:p>
              </table:table-cell>
              <table:table-cell office:value-type="float" office:value="261">
                <text:p>261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651415.5">
                <text:p>2651415.5</text:p>
              </table:table-cell>
              <table:table-cell office:value-type="float" office:value="1139591.4">
                <text:p>1139591.4</text:p>
              </table:table-cell>
              <table:table-cell office:value-type="float" office:value="507496.7">
                <text:p>507496.7</text:p>
              </table:table-cell>
              <table:table-cell office:value-type="float" office:value="114062.8">
                <text:p>114062.8</text:p>
              </table:table-cell>
              <table:table-cell office:value-type="float" office:value="8409.2">
                <text:p>8409.2</text:p>
              </table:table-cell>
              <table:table-cell office:value-type="float" office:value="279.3">
                <text:p>279.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128670.3">
                <text:p>3128670.3</text:p>
              </table:table-cell>
              <table:table-cell office:value-type="float" office:value="1333321.9">
                <text:p>1333321.9</text:p>
              </table:table-cell>
              <table:table-cell office:value-type="float" office:value="588696.2">
                <text:p>588696.2</text:p>
              </table:table-cell>
              <table:table-cell office:value-type="float" office:value="130031.6">
                <text:p>130031.6</text:p>
              </table:table-cell>
              <table:table-cell office:value-type="float" office:value="9250.1">
                <text:p>9250.1</text:p>
              </table:table-cell>
              <table:table-cell office:value-type="float" office:value="298.8">
                <text:p>298.8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691831">
                <text:p>3691831</text:p>
              </table:table-cell>
              <table:table-cell office:value-type="float" office:value="1559986.6">
                <text:p>1559986.6</text:p>
              </table:table-cell>
              <table:table-cell office:value-type="float" office:value="682887.5">
                <text:p>682887.5</text:p>
              </table:table-cell>
              <table:table-cell office:value-type="float" office:value="148236.1">
                <text:p>148236.1</text:p>
              </table:table-cell>
              <table:table-cell office:value-type="float" office:value="10175.2">
                <text:p>10175.2</text:p>
              </table:table-cell>
              <table:table-cell office:value-type="float" office:value="319.8">
                <text:p>319.8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4356360.5">
                <text:p>4356360.5</text:p>
              </table:table-cell>
              <table:table-cell office:value-type="float" office:value="1825184.4">
                <text:p>1825184.4</text:p>
              </table:table-cell>
              <table:table-cell office:value-type="float" office:value="792149.6">
                <text:p>792149.6</text:p>
              </table:table-cell>
              <table:table-cell office:value-type="float" office:value="168989.1">
                <text:p>168989.1</text:p>
              </table:table-cell>
              <table:table-cell office:value-type="float" office:value="11192.7">
                <text:p>11192.7</text:p>
              </table:table-cell>
              <table:table-cell office:value-type="float" office:value="342.1">
                <text:p>342.1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5140505.4">
                <text:p>5140505.4</text:p>
              </table:table-cell>
              <table:table-cell office:value-type="float" office:value="2135465.7">
                <text:p>2135465.7</text:p>
              </table:table-cell>
              <table:table-cell office:value-type="float" office:value="918893.5">
                <text:p>918893.5</text:p>
              </table:table-cell>
              <table:table-cell office:value-type="float" office:value="192647.6">
                <text:p>192647.6</text:p>
              </table:table-cell>
              <table:table-cell office:value-type="float" office:value="12311.9">
                <text:p>12311.9</text:p>
              </table:table-cell>
              <table:table-cell office:value-type="float" office:value="366.1">
                <text:p>366.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6065796.4">
                <text:p>6065796.4</text:p>
              </table:table-cell>
              <table:table-cell office:value-type="float" office:value="2498494.9">
                <text:p>2498494.9</text:p>
              </table:table-cell>
              <table:table-cell office:value-type="float" office:value="1065916.4">
                <text:p>1065916.4</text:p>
              </table:table-cell>
              <table:table-cell office:value-type="float" office:value="219618.2">
                <text:p>219618.2</text:p>
              </table:table-cell>
              <table:table-cell office:value-type="float" office:value="13543.1">
                <text:p>13543.1</text:p>
              </table:table-cell>
              <table:table-cell office:value-type="float" office:value="391.7">
                <text:p>391.7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157639.8">
                <text:p>7157639.8</text:p>
              </table:table-cell>
              <table:table-cell office:value-type="float" office:value="2923239">
                <text:p>2923239</text:p>
              </table:table-cell>
              <table:table-cell office:value-type="float" office:value="1236463.1">
                <text:p>1236463.1</text:p>
              </table:table-cell>
              <table:table-cell office:value-type="float" office:value="250364.8">
                <text:p>250364.8</text:p>
              </table:table-cell>
              <table:table-cell office:value-type="float" office:value="14897.5">
                <text:p>14897.5</text:p>
              </table:table-cell>
              <table:table-cell office:value-type="float" office:value="419.1">
                <text:p>419.1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446014.9">
                <text:p>8446014.9</text:p>
              </table:table-cell>
              <table:table-cell office:value-type="float" office:value="3420189.6">
                <text:p>3420189.6</text:p>
              </table:table-cell>
              <table:table-cell office:value-type="float" office:value="1434297.2">
                <text:p>1434297.2</text:p>
              </table:table-cell>
              <table:table-cell office:value-type="float" office:value="285415.9">
                <text:p>285415.9</text:p>
              </table:table-cell>
              <table:table-cell office:value-type="float" office:value="16387.2">
                <text:p>16387.2</text:p>
              </table:table-cell>
              <table:table-cell office:value-type="float" office:value="448.5">
                <text:p>448.5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9966297.6">
                <text:p>9966297.6</text:p>
              </table:table-cell>
              <table:table-cell office:value-type="float" office:value="4001621.9">
                <text:p>4001621.9</text:p>
              </table:table-cell>
              <table:table-cell office:value-type="float" office:value="1663784.7">
                <text:p>1663784.7</text:p>
              </table:table-cell>
              <table:table-cell office:value-type="float" office:value="325374.1">
                <text:p>325374.1</text:p>
              </table:table-cell>
              <table:table-cell office:value-type="float" office:value="18025.9">
                <text:p>18025.9</text:p>
              </table:table-cell>
              <table:table-cell office:value-type="float" office:value="479.9">
                <text:p>479.9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1760231.2">
                <text:p>11760231.2</text:p>
              </table:table-cell>
              <table:table-cell office:value-type="float" office:value="4681897.6">
                <text:p>4681897.6</text:p>
              </table:table-cell>
              <table:table-cell office:value-type="float" office:value="1929990.3">
                <text:p>1929990.3</text:p>
              </table:table-cell>
              <table:table-cell office:value-type="float" office:value="370926.4">
                <text:p>370926.4</text:p>
              </table:table-cell>
              <table:table-cell office:value-type="float" office:value="19828.5">
                <text:p>19828.5</text:p>
              </table:table-cell>
              <table:table-cell office:value-type="float" office:value="513.5">
                <text:p>513.5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3877072.8">
                <text:p>13877072.8</text:p>
              </table:table-cell>
              <table:table-cell office:value-type="float" office:value="5477820.2">
                <text:p>5477820.2</text:p>
              </table:table-cell>
              <table:table-cell office:value-type="float" office:value="2238788.7">
                <text:p>2238788.7</text:p>
              </table:table-cell>
              <table:table-cell office:value-type="float" office:value="422856.1">
                <text:p>422856.1</text:p>
              </table:table-cell>
              <table:table-cell office:value-type="float" office:value="21811.4">
                <text:p>21811.4</text:p>
              </table:table-cell>
              <table:table-cell office:value-type="float" office:value="549.4">
                <text:p>549.4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6374945.9">
                <text:p>16374945.9</text:p>
              </table:table-cell>
              <table:table-cell office:value-type="float" office:value="6409049.6">
                <text:p>6409049.6</text:p>
              </table:table-cell>
              <table:table-cell office:value-type="float" office:value="2596994.9">
                <text:p>2596994.9</text:p>
              </table:table-cell>
              <table:table-cell office:value-type="float" office:value="482056">
                <text:p>482056</text:p>
              </table:table-cell>
              <table:table-cell office:value-type="float" office:value="23992.5">
                <text:p>23992.5</text:p>
              </table:table-cell>
              <table:table-cell office:value-type="float" office:value="587.9">
                <text:p>587.9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9322436.1">
                <text:p>19322436.1</text:p>
              </table:table-cell>
              <table:table-cell office:value-type="float" office:value="7498588">
                <text:p>7498588</text:p>
              </table:table-cell>
              <table:table-cell office:value-type="float" office:value="3012514.1">
                <text:p>3012514.1</text:p>
              </table:table-cell>
              <table:table-cell office:value-type="float" office:value="549543.8">
                <text:p>549543.8</text:p>
              </table:table-cell>
              <table:table-cell office:value-type="float" office:value="26391.8">
                <text:p>26391.8</text:p>
              </table:table-cell>
              <table:table-cell office:value-type="float" office:value="629">
                <text:p>629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2800474.6">
                <text:p>22800474.6</text:p>
              </table:table-cell>
              <table:table-cell office:value-type="float" office:value="8773348">
                <text:p>8773348</text:p>
              </table:table-cell>
              <table:table-cell office:value-type="float" office:value="3494516.3">
                <text:p>3494516.3</text:p>
              </table:table-cell>
              <table:table-cell office:value-type="float" office:value="626480">
                <text:p>626480</text:p>
              </table:table-cell>
              <table:table-cell office:value-type="float" office:value="29030.9">
                <text:p>29030.9</text:p>
              </table:table-cell>
              <table:table-cell office:value-type="float" office:value="673">
                <text:p>673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6904560">
                <text:p>26904560</text:p>
              </table:table-cell>
              <table:table-cell office:value-type="float" office:value="10264817.2">
                <text:p>10264817.2</text:p>
              </table:table-cell>
              <table:table-cell office:value-type="float" office:value="4053638.9">
                <text:p>4053638.9</text:p>
              </table:table-cell>
              <table:table-cell office:value-type="float" office:value="714187.2">
                <text:p>714187.2</text:p>
              </table:table-cell>
              <table:table-cell office:value-type="float" office:value="31934">
                <text:p>31934</text:p>
              </table:table-cell>
              <table:table-cell office:value-type="float" office:value="720.1">
                <text:p>720.1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31747380.9">
                <text:p>31747380.9</text:p>
              </table:table-cell>
              <table:table-cell office:value-type="float" office:value="12009836.1">
                <text:p>12009836.1</text:p>
              </table:table-cell>
              <table:table-cell office:value-type="float" office:value="4702221.2">
                <text:p>4702221.2</text:p>
              </table:table-cell>
              <table:table-cell office:value-type="float" office:value="814173.4">
                <text:p>814173.4</text:p>
              </table:table-cell>
              <table:table-cell office:value-type="float" office:value="35127.4">
                <text:p>35127.4</text:p>
              </table:table-cell>
              <table:table-cell office:value-type="float" office:value="770.6">
                <text:p>770.6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37461909.4">
                <text:p>37461909.4</text:p>
              </table:table-cell>
              <table:table-cell office:value-type="float" office:value="14051508.2">
                <text:p>14051508.2</text:p>
              </table:table-cell>
              <table:table-cell office:value-type="float" office:value="5454576.6">
                <text:p>5454576.6</text:p>
              </table:table-cell>
              <table:table-cell office:value-type="float" office:value="928157.7">
                <text:p>928157.7</text:p>
              </table:table-cell>
              <table:table-cell office:value-type="float" office:value="38640.2">
                <text:p>38640.2</text:p>
              </table:table-cell>
              <table:table-cell office:value-type="float" office:value="824.5">
                <text:p>824.5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4205053.1">
                <text:p>44205053.1</text:p>
              </table:table-cell>
              <table:table-cell office:value-type="float" office:value="16440264.6">
                <text:p>16440264.6</text:p>
              </table:table-cell>
              <table:table-cell office:value-type="float" office:value="6327308.8">
                <text:p>6327308.8</text:p>
              </table:table-cell>
              <table:table-cell office:value-type="float" office:value="1058099.7">
                <text:p>1058099.7</text:p>
              </table:table-cell>
              <table:table-cell office:value-type="float" office:value="42504.2">
                <text:p>42504.2</text:p>
              </table:table-cell>
              <table:table-cell office:value-type="float" office:value="882.2">
                <text:p>882.2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52161962.7">
                <text:p>52161962.7</text:p>
              </table:table-cell>
              <table:table-cell office:value-type="float" office:value="19235109.6">
                <text:p>19235109.6</text:p>
              </table:table-cell>
              <table:table-cell office:value-type="float" office:value="7339678.2">
                <text:p>7339678.2</text:p>
              </table:table-cell>
              <table:table-cell office:value-type="float" office:value="1206233.7">
                <text:p>1206233.7</text:p>
              </table:table-cell>
              <table:table-cell office:value-type="float" office:value="46754.6">
                <text:p>46754.6</text:p>
              </table:table-cell>
              <table:table-cell office:value-type="float" office:value="944">
                <text:p>9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61551115.9">
                <text:p>61551115.9</text:p>
              </table:table-cell>
              <table:table-cell office:value-type="float" office:value="22505078.2">
                <text:p>22505078.2</text:p>
              </table:table-cell>
              <table:table-cell office:value-type="float" office:value="8514026.7">
                <text:p>8514026.7</text:p>
              </table:table-cell>
              <table:table-cell office:value-type="float" office:value="1375106.4">
                <text:p>1375106.4</text:p>
              </table:table-cell>
              <table:table-cell office:value-type="float" office:value="51430.1">
                <text:p>51430.1</text:p>
              </table:table-cell>
              <table:table-cell office:value-type="float" office:value="1010">
                <text:p>101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72630316.8">
                <text:p>72630316.8</text:p>
              </table:table-cell>
              <table:table-cell office:value-type="float" office:value="26330941.5">
                <text:p>26330941.5</text:p>
              </table:table-cell>
              <table:table-cell office:value-type="float" office:value="9876271">
                <text:p>9876271</text:p>
              </table:table-cell>
              <table:table-cell office:value-type="float" office:value="1567621.3">
                <text:p>1567621.3</text:p>
              </table:table-cell>
              <table:table-cell office:value-type="float" office:value="56573.1">
                <text:p>56573.1</text:p>
              </table:table-cell>
              <table:table-cell office:value-type="float" office:value="1080.7">
                <text:p>1080.7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85703773.8">
                <text:p>85703773.8</text:p>
              </table:table-cell>
              <table:table-cell office:value-type="float" office:value="30807201.6">
                <text:p>30807201.6</text:p>
              </table:table-cell>
              <table:table-cell office:value-type="float" office:value="11456474.4">
                <text:p>11456474.4</text:p>
              </table:table-cell>
              <table:table-cell office:value-type="float" office:value="1787088.3">
                <text:p>1787088.3</text:p>
              </table:table-cell>
              <table:table-cell office:value-type="float" office:value="62230.4">
                <text:p>62230.4</text:p>
              </table:table-cell>
              <table:table-cell office:value-type="float" office:value="1156.4">
                <text:p>1156.4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01130453.1">
                <text:p>101130453.1</text:p>
              </table:table-cell>
              <table:table-cell office:value-type="float" office:value="36044425.8">
                <text:p>36044425.8</text:p>
              </table:table-cell>
              <table:table-cell office:value-type="float" office:value="13289510.3">
                <text:p>13289510.3</text:p>
              </table:table-cell>
              <table:table-cell office:value-type="float" office:value="2037280.7">
                <text:p>2037280.7</text:p>
              </table:table-cell>
              <table:table-cell office:value-type="float" office:value="68453.4">
                <text:p>68453.4</text:p>
              </table:table-cell>
              <table:table-cell office:value-type="float" office:value="1237.3">
                <text:p>1237.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19333934.7">
                <text:p>119333934.7</text:p>
              </table:table-cell>
              <table:table-cell office:value-type="float" office:value="42171978.2">
                <text:p>42171978.2</text:p>
              </table:table-cell>
              <table:table-cell office:value-type="float" office:value="15415831.9">
                <text:p>15415831.9</text:p>
              </table:table-cell>
              <table:table-cell office:value-type="float" office:value="2322500">
                <text:p>2322500</text:p>
              </table:table-cell>
              <table:table-cell office:value-type="float" office:value="75298.7">
                <text:p>75298.7</text:p>
              </table:table-cell>
              <table:table-cell office:value-type="float" office:value="1324">
                <text:p>1324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40814042.9">
                <text:p>140814042.9</text:p>
              </table:table-cell>
              <table:table-cell office:value-type="float" office:value="49341214.5">
                <text:p>49341214.5</text:p>
              </table:table-cell>
              <table:table-cell office:value-type="float" office:value="17882365">
                <text:p>17882365</text:p>
              </table:table-cell>
              <table:table-cell office:value-type="float" office:value="2647650">
                <text:p>2647650</text:p>
              </table:table-cell>
              <table:table-cell office:value-type="float" office:value="82828.6">
                <text:p>82828.6</text:p>
              </table:table-cell>
              <table:table-cell office:value-type="float" office:value="1416.6">
                <text:p>1416.6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66160570.7">
                <text:p>166160570.7</text:p>
              </table:table-cell>
              <table:table-cell office:value-type="float" office:value="57729221">
                <text:p>57729221</text:p>
              </table:table-cell>
              <table:table-cell office:value-type="float" office:value="20743543.4">
                <text:p>20743543.4</text:p>
              </table:table-cell>
              <table:table-cell office:value-type="float" office:value="3018320.9">
                <text:p>3018320.9</text:p>
              </table:table-cell>
              <table:table-cell office:value-type="float" office:value="91111.5">
                <text:p>91111.5</text:p>
              </table:table-cell>
              <table:table-cell office:value-type="float" office:value="1515.8">
                <text:p>1515.8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96069473.4">
                <text:p>196069473.4</text:p>
              </table:table-cell>
              <table:table-cell office:value-type="float" office:value="67543188.6">
                <text:p>67543188.6</text:p>
              </table:table-cell>
              <table:table-cell office:value-type="float" office:value="24062510.3">
                <text:p>24062510.3</text:p>
              </table:table-cell>
              <table:table-cell office:value-type="float" office:value="3440885.9">
                <text:p>3440885.9</text:p>
              </table:table-cell>
              <table:table-cell office:value-type="float" office:value="100222.6">
                <text:p>100222.6</text:p>
              </table:table-cell>
              <table:table-cell office:value-type="float" office:value="1621.9">
                <text:p>1621.9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31361978.6">
                <text:p>231361978.6</text:p>
              </table:table-cell>
              <table:table-cell office:value-type="float" office:value="79025530.6">
                <text:p>79025530.6</text:p>
              </table:table-cell>
              <table:table-cell office:value-type="float" office:value="27912512">
                <text:p>27912512</text:p>
              </table:table-cell>
              <table:table-cell office:value-type="float" office:value="3922609.9">
                <text:p>3922609.9</text:p>
              </table:table-cell>
              <table:table-cell office:value-type="float" office:value="110244.9">
                <text:p>110244.9</text:p>
              </table:table-cell>
              <table:table-cell office:value-type="float" office:value="1735.4">
                <text:p>1735.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73007134.7">
                <text:p>273007134.7</text:p>
              </table:table-cell>
              <table:table-cell office:value-type="float" office:value="92459870.8">
                <text:p>92459870.8</text:p>
              </table:table-cell>
              <table:table-cell office:value-type="float" office:value="32378513.9">
                <text:p>32378513.9</text:p>
              </table:table-cell>
              <table:table-cell office:value-type="float" office:value="4471775.3">
                <text:p>4471775.3</text:p>
              </table:table-cell>
              <table:table-cell office:value-type="float" office:value="121269.4">
                <text:p>121269.4</text:p>
              </table:table-cell>
              <table:table-cell office:value-type="float" office:value="1856.9">
                <text:p>1856.9</text:p>
              </table:table-cell>
              <table:table-cell office:value-type="float" office:value="105.1">
                <text:p>105.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322148419">
                <text:p>322148419</text:p>
              </table:table-cell>
              <table:table-cell office:value-type="float" office:value="108178048.9">
                <text:p>108178048.9</text:p>
              </table:table-cell>
              <table:table-cell office:value-type="float" office:value="37559076.1">
                <text:p>37559076.1</text:p>
              </table:table-cell>
              <table:table-cell office:value-type="float" office:value="5097823.8">
                <text:p>5097823.8</text:p>
              </table:table-cell>
              <table:table-cell office:value-type="float" office:value="133396.3">
                <text:p>133396.3</text:p>
              </table:table-cell>
              <table:table-cell office:value-type="float" office:value="1986.9">
                <text:p>1986.9</text:p>
              </table:table-cell>
              <table:table-cell office:value-type="float" office:value="109.3">
                <text:p>109.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380135134.4">
                <text:p>380135134.4</text:p>
              </table:table-cell>
              <table:table-cell office:value-type="float" office:value="126568317.2">
                <text:p>126568317.2</text:p>
              </table:table-cell>
              <table:table-cell office:value-type="float" office:value="43568528.3">
                <text:p>43568528.3</text:p>
              </table:table-cell>
              <table:table-cell office:value-type="float" office:value="5811519.2">
                <text:p>5811519.2</text:p>
              </table:table-cell>
              <table:table-cell office:value-type="float" office:value="146736">
                <text:p>146736</text:p>
              </table:table-cell>
              <table:table-cell office:value-type="float" office:value="2126">
                <text:p>2126</text:p>
              </table:table-cell>
              <table:table-cell office:value-type="float" office:value="113.6">
                <text:p>113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448559458.6">
                <text:p>448559458.6</text:p>
              </table:table-cell>
              <table:table-cell office:value-type="float" office:value="148084931.1">
                <text:p>148084931.1</text:p>
              </table:table-cell>
              <table:table-cell office:value-type="float" office:value="50539492.9">
                <text:p>50539492.9</text:p>
              </table:table-cell>
              <table:table-cell office:value-type="float" office:value="6625131.9">
                <text:p>6625131.9</text:p>
              </table:table-cell>
              <table:table-cell office:value-type="float" office:value="161409.6">
                <text:p>161409.6</text:p>
              </table:table-cell>
              <table:table-cell office:value-type="float" office:value="2274.8">
                <text:p>2274.8</text:p>
              </table:table-cell>
              <table:table-cell office:value-type="float" office:value="118.2">
                <text:p>118.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529300161.1">
                <text:p>529300161.1</text:p>
              </table:table-cell>
              <table:table-cell office:value-type="float" office:value="173259369.4">
                <text:p>173259369.4</text:p>
              </table:table-cell>
              <table:table-cell office:value-type="float" office:value="58625811.7">
                <text:p>58625811.7</text:p>
              </table:table-cell>
              <table:table-cell office:value-type="float" office:value="7552650.3">
                <text:p>7552650.3</text:p>
              </table:table-cell>
              <table:table-cell office:value-type="float" office:value="177550.5">
                <text:p>177550.5</text:p>
              </table:table-cell>
              <table:table-cell office:value-type="float" office:value="2434">
                <text:p>2434</text:p>
              </table:table-cell>
              <table:table-cell office:value-type="float" office:value="122.9">
                <text:p>122.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624574190.1">
                <text:p>624574190.1</text:p>
              </table:table-cell>
              <table:table-cell office:value-type="float" office:value="202713462.2">
                <text:p>202713462.2</text:p>
              </table:table-cell>
              <table:table-cell office:value-type="float" office:value="68005941.6">
                <text:p>68005941.6</text:p>
              </table:table-cell>
              <table:table-cell office:value-type="float" office:value="8610021.4">
                <text:p>8610021.4</text:p>
              </table:table-cell>
              <table:table-cell office:value-type="float" office:value="195305.6">
                <text:p>195305.6</text:p>
              </table:table-cell>
              <table:table-cell office:value-type="float" office:value="2604.4">
                <text:p>2604.4</text:p>
              </table:table-cell>
              <table:table-cell office:value-type="float" office:value="127.8">
                <text:p>127.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736997544.4">
                <text:p>736997544.4</text:p>
              </table:table-cell>
              <table:table-cell office:value-type="float" office:value="237174750.8">
                <text:p>237174750.8</text:p>
              </table:table-cell>
              <table:table-cell office:value-type="float" office:value="78886892.2">
                <text:p>78886892.2</text:p>
              </table:table-cell>
              <table:table-cell office:value-type="float" office:value="9815424.3">
                <text:p>9815424.3</text:p>
              </table:table-cell>
              <table:table-cell office:value-type="float" office:value="214836.1">
                <text:p>214836.1</text:p>
              </table:table-cell>
              <table:table-cell office:value-type="float" office:value="2786.7">
                <text:p>2786.7</text:p>
              </table:table-cell>
              <table:table-cell office:value-type="float" office:value="132.9">
                <text:p>132.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869657102.3">
                <text:p>869657102.3</text:p>
              </table:table-cell>
              <table:table-cell office:value-type="float" office:value="277494458.4">
                <text:p>277494458.4</text:p>
              </table:table-cell>
              <table:table-cell office:value-type="float" office:value="91508795">
                <text:p>91508795</text:p>
              </table:table-cell>
              <table:table-cell office:value-type="float" office:value="11189583.8">
                <text:p>11189583.8</text:p>
              </table:table-cell>
              <table:table-cell office:value-type="float" office:value="236319.7">
                <text:p>236319.7</text:p>
              </table:table-cell>
              <table:table-cell office:value-type="float" office:value="2981.8">
                <text:p>2981.8</text:p>
              </table:table-cell>
              <table:table-cell office:value-type="float" office:value="138.2">
                <text:p>138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026195380.8">
                <text:p>1026195380.8</text:p>
              </table:table-cell>
              <table:table-cell office:value-type="float" office:value="324668516.3">
                <text:p>324668516.3</text:p>
              </table:table-cell>
              <table:table-cell office:value-type="float" office:value="106150202.2">
                <text:p>106150202.2</text:p>
              </table:table-cell>
              <table:table-cell office:value-type="float" office:value="12756125.5">
                <text:p>12756125.5</text:p>
              </table:table-cell>
              <table:table-cell office:value-type="float" office:value="259951.7">
                <text:p>259951.7</text:p>
              </table:table-cell>
              <table:table-cell office:value-type="float" office:value="3190.5">
                <text:p>3190.5</text:p>
              </table:table-cell>
              <table:table-cell office:value-type="float" office:value="143.8">
                <text:p>143.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210910549.3">
                <text:p>1210910549.3</text:p>
              </table:table-cell>
              <table:table-cell office:value-type="float" office:value="379862164.1">
                <text:p>379862164.1</text:p>
              </table:table-cell>
              <table:table-cell office:value-type="float" office:value="123134234.5">
                <text:p>123134234.5</text:p>
              </table:table-cell>
              <table:table-cell office:value-type="float" office:value="14541983">
                <text:p>14541983</text:p>
              </table:table-cell>
              <table:table-cell office:value-type="float" office:value="285946.9">
                <text:p>285946.9</text:p>
              </table:table-cell>
              <table:table-cell office:value-type="float" office:value="3413.9">
                <text:p>3413.9</text:p>
              </table:table-cell>
              <table:table-cell office:value-type="float" office:value="149.5">
                <text:p>149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428874448.2">
                <text:p>1428874448.2</text:p>
              </table:table-cell>
              <table:table-cell office:value-type="float" office:value="444438732">
                <text:p>444438732</text:p>
              </table:table-cell>
              <table:table-cell office:value-type="float" office:value="142835712.1">
                <text:p>142835712.1</text:p>
              </table:table-cell>
              <table:table-cell office:value-type="float" office:value="16577860.7">
                <text:p>16577860.7</text:p>
              </table:table-cell>
              <table:table-cell office:value-type="float" office:value="314541.6">
                <text:p>314541.6</text:p>
              </table:table-cell>
              <table:table-cell office:value-type="float" office:value="3652.8">
                <text:p>3652.8</text:p>
              </table:table-cell>
              <table:table-cell office:value-type="float" office:value="155.5">
                <text:p>155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686071848.8">
                <text:p>1686071848.8</text:p>
              </table:table-cell>
              <table:table-cell office:value-type="float" office:value="519993316.4">
                <text:p>519993316.4</text:p>
              </table:table-cell>
              <table:table-cell office:value-type="float" office:value="165689426">
                <text:p>165689426</text:p>
              </table:table-cell>
              <table:table-cell office:value-type="float" office:value="18898761.2">
                <text:p>18898761.2</text:p>
              </table:table-cell>
              <table:table-cell office:value-type="float" office:value="345995.7">
                <text:p>345995.7</text:p>
              </table:table-cell>
              <table:table-cell office:value-type="float" office:value="3908.5">
                <text:p>3908.5</text:p>
              </table:table-cell>
              <table:table-cell office:value-type="float" office:value="161.7">
                <text:p>161.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989564781.6">
                <text:p>1989564781.6</text:p>
              </table:table-cell>
              <table:table-cell office:value-type="float" office:value="608392180.2">
                <text:p>608392180.2</text:p>
              </table:table-cell>
              <table:table-cell office:value-type="float" office:value="192199734.2">
                <text:p>192199734.2</text:p>
              </table:table-cell>
              <table:table-cell office:value-type="float" office:value="21544587.7">
                <text:p>21544587.7</text:p>
              </table:table-cell>
              <table:table-cell office:value-type="float" office:value="380595.3">
                <text:p>380595.3</text:p>
              </table:table-cell>
              <table:table-cell office:value-type="float" office:value="4182.1">
                <text:p>4182.1</text:p>
              </table:table-cell>
              <table:table-cell office:value-type="float" office:value="168.2">
                <text:p>168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347686442.3">
                <text:p>2347686442.3</text:p>
              </table:table-cell>
              <table:table-cell office:value-type="float" office:value="711818850.9">
                <text:p>711818850.9</text:p>
              </table:table-cell>
              <table:table-cell office:value-type="float" office:value="222951691.6">
                <text:p>222951691.6</text:p>
              </table:table-cell>
              <table:table-cell office:value-type="float" office:value="24560830">
                <text:p>24560830</text:p>
              </table:table-cell>
              <table:table-cell office:value-type="float" office:value="418654.8">
                <text:p>418654.8</text:p>
              </table:table-cell>
              <table:table-cell office:value-type="float" office:value="4474.9">
                <text:p>4474.9</text:p>
              </table:table-cell>
              <table:table-cell office:value-type="float" office:value="174.9">
                <text:p>174.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770270001.9">
                <text:p>2770270001.9</text:p>
              </table:table-cell>
              <table:table-cell office:value-type="float" office:value="832828055.5">
                <text:p>832828055.5</text:p>
              </table:table-cell>
              <table:table-cell office:value-type="float" office:value="258623962.3">
                <text:p>258623962.3</text:p>
              </table:table-cell>
              <table:table-cell office:value-type="float" office:value="27999346.2">
                <text:p>27999346.2</text:p>
              </table:table-cell>
              <table:table-cell office:value-type="float" office:value="460520.3">
                <text:p>460520.3</text:p>
              </table:table-cell>
              <table:table-cell office:value-type="float" office:value="4788.1">
                <text:p>4788.1</text:p>
              </table:table-cell>
              <table:table-cell office:value-type="float" office:value="181.9">
                <text:p>181.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3268918602.3">
                <text:p>3268918602.3</text:p>
              </table:table-cell>
              <table:table-cell office:value-type="float" office:value="974408825">
                <text:p>974408825</text:p>
              </table:table-cell>
              <table:table-cell office:value-type="float" office:value="300003796.3">
                <text:p>300003796.3</text:p>
              </table:table-cell>
              <table:table-cell office:value-type="float" office:value="31919254.7">
                <text:p>31919254.7</text:p>
              </table:table-cell>
              <table:table-cell office:value-type="float" office:value="506572.3">
                <text:p>506572.3</text:p>
              </table:table-cell>
              <table:table-cell office:value-type="float" office:value="5123.3">
                <text:p>5123.3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3857323950.7">
                <text:p>3857323950.7</text:p>
              </table:table-cell>
              <table:table-cell office:value-type="float" office:value="1140058325.2">
                <text:p>1140058325.2</text:p>
              </table:table-cell>
              <table:table-cell office:value-type="float" office:value="348004403.7">
                <text:p>348004403.7</text:p>
              </table:table-cell>
              <table:table-cell office:value-type="float" office:value="36387950.3">
                <text:p>36387950.3</text:p>
              </table:table-cell>
              <table:table-cell office:value-type="float" office:value="557229.6">
                <text:p>557229.6</text:p>
              </table:table-cell>
              <table:table-cell office:value-type="float" office:value="5481.9">
                <text:p>5481.9</text:p>
              </table:table-cell>
              <table:table-cell office:value-type="float" office:value="196.8">
                <text:p>196.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4551642261.8">
                <text:p>4551642261.8</text:p>
              </table:table-cell>
              <table:table-cell office:value-type="float" office:value="1333868240.5">
                <text:p>1333868240.5</text:p>
              </table:table-cell>
              <table:table-cell office:value-type="float" office:value="403685108.2">
                <text:p>403685108.2</text:p>
              </table:table-cell>
              <table:table-cell office:value-type="float" office:value="41482263.4">
                <text:p>41482263.4</text:p>
              </table:table-cell>
              <table:table-cell office:value-type="float" office:value="612952.5">
                <text:p>612952.5</text:p>
              </table:table-cell>
              <table:table-cell office:value-type="float" office:value="5865.6">
                <text:p>5865.6</text:p>
              </table:table-cell>
              <table:table-cell office:value-type="float" office:value="204.6">
                <text:p>204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5370937869">
                <text:p>5370937869</text:p>
              </table:table-cell>
              <table:table-cell office:value-type="float" office:value="1560625841.4">
                <text:p>1560625841.4</text:p>
              </table:table-cell>
              <table:table-cell office:value-type="float" office:value="468274725.6">
                <text:p>468274725.6</text:p>
              </table:table-cell>
              <table:table-cell office:value-type="float" office:value="47289780.3">
                <text:p>47289780.3</text:p>
              </table:table-cell>
              <table:table-cell office:value-type="float" office:value="674247.8">
                <text:p>674247.8</text:p>
              </table:table-cell>
              <table:table-cell office:value-type="float" office:value="6276.2">
                <text:p>6276.2</text:p>
              </table:table-cell>
              <table:table-cell office:value-type="float" office:value="212.8">
                <text:p>212.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6337706685.4">
                <text:p>6337706685.4</text:p>
              </table:table-cell>
              <table:table-cell office:value-type="float" office:value="1825932234.4">
                <text:p>1825932234.4</text:p>
              </table:table-cell>
              <table:table-cell office:value-type="float" office:value="543198681.6">
                <text:p>543198681.6</text:p>
              </table:table-cell>
              <table:table-cell office:value-type="float" office:value="53910349.5">
                <text:p>53910349.5</text:p>
              </table:table-cell>
              <table:table-cell office:value-type="float" office:value="741672.6">
                <text:p>741672.6</text:p>
              </table:table-cell>
              <table:table-cell office:value-type="float" office:value="6715.6">
                <text:p>6715.6</text:p>
              </table:table-cell>
              <table:table-cell office:value-type="float" office:value="221.3">
                <text:p>221.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7478493888.8">
                <text:p>7478493888.8</text:p>
              </table:table-cell>
              <table:table-cell office:value-type="float" office:value="2136340714.3">
                <text:p>2136340714.3</text:p>
              </table:table-cell>
              <table:table-cell office:value-type="float" office:value="630110470.7">
                <text:p>630110470.7</text:p>
              </table:table-cell>
              <table:table-cell office:value-type="float" office:value="61457798.4">
                <text:p>61457798.4</text:p>
              </table:table-cell>
              <table:table-cell office:value-type="float" office:value="815839.8">
                <text:p>815839.8</text:p>
              </table:table-cell>
              <table:table-cell office:value-type="float" office:value="7185.7">
                <text:p>7185.7</text:p>
              </table:table-cell>
              <table:table-cell office:value-type="float" office:value="230.2">
                <text:p>230.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8824622788.7">
                <text:p>8824622788.7</text:p>
              </table:table-cell>
              <table:table-cell office:value-type="float" office:value="2499518635.7">
                <text:p>2499518635.7</text:p>
              </table:table-cell>
              <table:table-cell office:value-type="float" office:value="730928146">
                <text:p>730928146</text:p>
              </table:table-cell>
              <table:table-cell office:value-type="float" office:value="70061890.2">
                <text:p>70061890.2</text:p>
              </table:table-cell>
              <table:table-cell office:value-type="float" office:value="897423.8">
                <text:p>897423.8</text:p>
              </table:table-cell>
              <table:table-cell office:value-type="float" office:value="7688.7">
                <text:p>7688.7</text:p>
              </table:table-cell>
              <table:table-cell office:value-type="float" office:value="239.4">
                <text:p>239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0413054890.7">
                <text:p>10413054890.7</text:p>
              </table:table-cell>
              <table:table-cell office:value-type="float" office:value="2924436803.8">
                <text:p>2924436803.8</text:p>
              </table:table-cell>
              <table:table-cell office:value-type="float" office:value="847876649.4">
                <text:p>847876649.4</text:p>
              </table:table-cell>
              <table:table-cell office:value-type="float" office:value="79870554.8">
                <text:p>79870554.8</text:p>
              </table:table-cell>
              <table:table-cell office:value-type="float" office:value="987166.2">
                <text:p>987166.2</text:p>
              </table:table-cell>
              <table:table-cell office:value-type="float" office:value="8226.9">
                <text:p>8226.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287404771">
                <text:p>12287404771</text:p>
              </table:table-cell>
              <table:table-cell office:value-type="float" office:value="3421591060.4">
                <text:p>3421591060.4</text:p>
              </table:table-cell>
              <table:table-cell office:value-type="float" office:value="983536913.3">
                <text:p>983536913.3</text:p>
              </table:table-cell>
              <table:table-cell office:value-type="float" office:value="91052432.5">
                <text:p>91052432.5</text:p>
              </table:table-cell>
              <table:table-cell office:value-type="float" office:value="1085882.8">
                <text:p>1085882.8</text:p>
              </table:table-cell>
              <table:table-cell office:value-type="float" office:value="8802.8">
                <text:p>8802.8</text:p>
              </table:table-cell>
              <table:table-cell office:value-type="float" office:value="258.9">
                <text:p>258.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4499137629.8">
                <text:p>14499137629.8</text:p>
              </table:table-cell>
              <table:table-cell office:value-type="float" office:value="4003261540.7">
                <text:p>4003261540.7</text:p>
              </table:table-cell>
              <table:table-cell office:value-type="float" office:value="1140902819.4">
                <text:p>1140902819.4</text:p>
              </table:table-cell>
              <table:table-cell office:value-type="float" office:value="103799773.1">
                <text:p>103799773.1</text:p>
              </table:table-cell>
              <table:table-cell office:value-type="float" office:value="1194471.1">
                <text:p>1194471.1</text:p>
              </table:table-cell>
              <table:table-cell office:value-type="float" office:value="9418.9">
                <text:p>9418.9</text:p>
              </table:table-cell>
              <table:table-cell office:value-type="float" office:value="269.3">
                <text:p>269.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7108982403.2">
                <text:p>17108982403.2</text:p>
              </table:table-cell>
              <table:table-cell office:value-type="float" office:value="4683816002.6">
                <text:p>4683816002.6</text:p>
              </table:table-cell>
              <table:table-cell office:value-type="float" office:value="1323447270.5">
                <text:p>1323447270.5</text:p>
              </table:table-cell>
              <table:table-cell office:value-type="float" office:value="118331741.3">
                <text:p>118331741.3</text:p>
              </table:table-cell>
              <table:table-cell office:value-type="float" office:value="1313918.2">
                <text:p>1313918.2</text:p>
              </table:table-cell>
              <table:table-cell office:value-type="float" office:value="10078.3">
                <text:p>10078.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0188599235.8">
                <text:p>20188599235.8</text:p>
              </table:table-cell>
              <table:table-cell office:value-type="float" office:value="5480064723.1">
                <text:p>5480064723.1</text:p>
              </table:table-cell>
              <table:table-cell office:value-type="float" office:value="1535198833.8">
                <text:p>1535198833.8</text:p>
              </table:table-cell>
              <table:table-cell office:value-type="float" office:value="134898185.1">
                <text:p>134898185.1</text:p>
              </table:table-cell>
              <table:table-cell office:value-type="float" office:value="1445310">
                <text:p>1445310</text:p>
              </table:table-cell>
              <table:table-cell office:value-type="float" office:value="10783.7">
                <text:p>10783.7</text:p>
              </table:table-cell>
              <table:table-cell office:value-type="float" office:value="291.2">
                <text:p>291.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3822547098.2">
                <text:p>23822547098.2</text:p>
              </table:table-cell>
              <table:table-cell office:value-type="float" office:value="6411675726">
                <text:p>6411675726</text:p>
              </table:table-cell>
              <table:table-cell office:value-type="float" office:value="1780830647.2">
                <text:p>1780830647.2</text:p>
              </table:table-cell>
              <table:table-cell office:value-type="float" office:value="153783931">
                <text:p>153783931</text:p>
              </table:table-cell>
              <table:table-cell office:value-type="float" office:value="1589841">
                <text:p>1589841</text:p>
              </table:table-cell>
              <table:table-cell office:value-type="float" office:value="11538.6">
                <text:p>11538.6</text:p>
              </table:table-cell>
              <table:table-cell office:value-type="float" office:value="302.9">
                <text:p>302.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28110605575.9">
                <text:p>28110605575.9</text:p>
              </table:table-cell>
              <table:table-cell office:value-type="float" office:value="7501660599.4">
                <text:p>7501660599.4</text:p>
              </table:table-cell>
              <table:table-cell office:value-type="float" office:value="2065763550.8">
                <text:p>2065763550.8</text:p>
              </table:table-cell>
              <table:table-cell office:value-type="float" office:value="175313681.3">
                <text:p>175313681.3</text:p>
              </table:table-cell>
              <table:table-cell office:value-type="float" office:value="1748825.1">
                <text:p>1748825.1</text:p>
              </table:table-cell>
              <table:table-cell office:value-type="float" office:value="12346.3">
                <text:p>12346.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3170514579.5">
                <text:p>33170514579.5</text:p>
              </table:table-cell>
              <table:table-cell office:value-type="float" office:value="8776942901.3">
                <text:p>8776942901.3</text:p>
              </table:table-cell>
              <table:table-cell office:value-type="float" office:value="2396285718.9">
                <text:p>2396285718.9</text:p>
              </table:table-cell>
              <table:table-cell office:value-type="float" office:value="199857596.7">
                <text:p>199857596.7</text:p>
              </table:table-cell>
              <table:table-cell office:value-type="float" office:value="1923707.6">
                <text:p>1923707.6</text:p>
              </table:table-cell>
              <table:table-cell office:value-type="float" office:value="13210.6">
                <text:p>13210.6</text:p>
              </table:table-cell>
              <table:table-cell office:value-type="float" office:value="327.6">
                <text:p>327.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9141207203.9">
                <text:p>39141207203.9</text:p>
              </table:table-cell>
              <table:table-cell office:value-type="float" office:value="10269023194.5">
                <text:p>10269023194.5</text:p>
              </table:table-cell>
              <table:table-cell office:value-type="float" office:value="2779691433.9">
                <text:p>2779691433.9</text:p>
              </table:table-cell>
              <table:table-cell office:value-type="float" office:value="227837660.3">
                <text:p>227837660.3</text:p>
              </table:table-cell>
              <table:table-cell office:value-type="float" office:value="2116078.3">
                <text:p>2116078.3</text:p>
              </table:table-cell>
              <table:table-cell office:value-type="float" office:value="14135.3">
                <text:p>14135.3</text:p>
              </table:table-cell>
              <table:table-cell office:value-type="float" office:value="340.7">
                <text:p>340.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46186624500.5">
                <text:p>46186624500.5</text:p>
              </table:table-cell>
              <table:table-cell office:value-type="float" office:value="12014757137.6">
                <text:p>12014757137.6</text:p>
              </table:table-cell>
              <table:table-cell office:value-type="float" office:value="3224442063.3">
                <text:p>3224442063.3</text:p>
              </table:table-cell>
              <table:table-cell office:value-type="float" office:value="259734932.7">
                <text:p>259734932.7</text:p>
              </table:table-cell>
              <table:table-cell office:value-type="float" office:value="2327686.2">
                <text:p>2327686.2</text:p>
              </table:table-cell>
              <table:table-cell office:value-type="float" office:value="15124.8">
                <text:p>15124.8</text:p>
              </table:table-cell>
              <table:table-cell office:value-type="float" office:value="354.3">
                <text:p>354.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54500216910.6">
                <text:p>54500216910.6</text:p>
              </table:table-cell>
              <table:table-cell office:value-type="float" office:value="14057265851">
                <text:p>14057265851</text:p>
              </table:table-cell>
              <table:table-cell office:value-type="float" office:value="3740352793.5">
                <text:p>3740352793.5</text:p>
              </table:table-cell>
              <table:table-cell office:value-type="float" office:value="296097823.3">
                <text:p>296097823.3</text:p>
              </table:table-cell>
              <table:table-cell office:value-type="float" office:value="2560454.8">
                <text:p>2560454.8</text:p>
              </table:table-cell>
              <table:table-cell office:value-type="float" office:value="16183.5">
                <text:p>16183.5</text:p>
              </table:table-cell>
              <table:table-cell office:value-type="float" office:value="368.5">
                <text:p>368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64310255954.6">
                <text:p>64310255954.6</text:p>
              </table:table-cell>
              <table:table-cell office:value-type="float" office:value="16447001045.7">
                <text:p>16447001045.7</text:p>
              </table:table-cell>
              <table:table-cell office:value-type="float" office:value="4338809240.4">
                <text:p>4338809240.4</text:p>
              </table:table-cell>
              <table:table-cell office:value-type="float" office:value="337551518.5">
                <text:p>337551518.5</text:p>
              </table:table-cell>
              <table:table-cell office:value-type="float" office:value="2816500.3">
                <text:p>2816500.3</text:p>
              </table:table-cell>
              <table:table-cell office:value-type="float" office:value="17316.3">
                <text:p>17316.3</text:p>
              </table:table-cell>
              <table:table-cell office:value-type="float" office:value="383.3">
                <text:p>383.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75886102026.4">
                <text:p>75886102026.4</text:p>
              </table:table-cell>
              <table:table-cell office:value-type="float" office:value="19242991223.4">
                <text:p>19242991223.4</text:p>
              </table:table-cell>
              <table:table-cell office:value-type="float" office:value="5033018718.9">
                <text:p>5033018718.9</text:p>
              </table:table-cell>
              <table:table-cell office:value-type="float" office:value="384808731.1">
                <text:p>384808731.1</text:p>
              </table:table-cell>
              <table:table-cell office:value-type="float" office:value="3098150.3">
                <text:p>3098150.3</text:p>
              </table:table-cell>
              <table:table-cell office:value-type="float" office:value="18528.5">
                <text:p>18528.5</text:p>
              </table:table-cell>
              <table:table-cell office:value-type="float" office:value="398.6">
                <text:p>398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89545600391.1">
                <text:p>89545600391.1</text:p>
              </table:table-cell>
              <table:table-cell office:value-type="float" office:value="22514299731.4">
                <text:p>22514299731.4</text:p>
              </table:table-cell>
              <table:table-cell office:value-type="float" office:value="5838301713.9">
                <text:p>5838301713.9</text:p>
              </table:table-cell>
              <table:table-cell office:value-type="float" office:value="438681953.5">
                <text:p>438681953.5</text:p>
              </table:table-cell>
              <table:table-cell office:value-type="float" office:value="3407965.3">
                <text:p>3407965.3</text:p>
              </table:table-cell>
              <table:table-cell office:value-type="float" office:value="19825.5">
                <text:p>19825.5</text:p>
              </table:table-cell>
              <table:table-cell office:value-type="float" office:value="414.5">
                <text:p>414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05663808461.5">
                <text:p>105663808461.5</text:p>
              </table:table-cell>
              <table:table-cell office:value-type="float" office:value="26341730685.7">
                <text:p>26341730685.7</text:p>
              </table:table-cell>
              <table:table-cell office:value-type="float" office:value="6772429988.1">
                <text:p>6772429988.1</text:p>
              </table:table-cell>
              <table:table-cell office:value-type="float" office:value="500097427">
                <text:p>500097427</text:p>
              </table:table-cell>
              <table:table-cell office:value-type="float" office:value="3748761.9">
                <text:p>3748761.9</text:p>
              </table:table-cell>
              <table:table-cell office:value-type="float" office:value="21213.3">
                <text:p>21213.3</text:p>
              </table:table-cell>
              <table:table-cell office:value-type="float" office:value="431.1">
                <text:p>431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24683293984.6">
                <text:p>124683293984.6</text:p>
              </table:table-cell>
              <table:table-cell office:value-type="float" office:value="30819824902.3">
                <text:p>30819824902.3</text:p>
              </table:table-cell>
              <table:table-cell office:value-type="float" office:value="7856018786.2">
                <text:p>7856018786.2</text:p>
              </table:table-cell>
              <table:table-cell office:value-type="float" office:value="570111066.8">
                <text:p>570111066.8</text:p>
              </table:table-cell>
              <table:table-cell office:value-type="float" office:value="4123638.1">
                <text:p>4123638.1</text:p>
              </table:table-cell>
              <table:table-cell office:value-type="float" office:value="22698.2">
                <text:p>22698.2</text:p>
              </table:table-cell>
              <table:table-cell office:value-type="float" office:value="448.4">
                <text:p>448.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47126286901.8">
                <text:p>147126286901.8</text:p>
              </table:table-cell>
              <table:table-cell office:value-type="float" office:value="36059195135.7">
                <text:p>36059195135.7</text:p>
              </table:table-cell>
              <table:table-cell office:value-type="float" office:value="9112981792">
                <text:p>9112981792</text:p>
              </table:table-cell>
              <table:table-cell office:value-type="float" office:value="649926616.1">
                <text:p>649926616.1</text:p>
              </table:table-cell>
              <table:table-cell office:value-type="float" office:value="4536001.9">
                <text:p>4536001.9</text:p>
              </table:table-cell>
              <table:table-cell office:value-type="float" office:value="24287.1">
                <text:p>24287.1</text:p>
              </table:table-cell>
              <table:table-cell office:value-type="float" office:value="466.3">
                <text:p>466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73609018544.2">
                <text:p>173609018544.2</text:p>
              </table:table-cell>
              <table:table-cell office:value-type="float" office:value="42189258308.8">
                <text:p>42189258308.8</text:p>
              </table:table-cell>
              <table:table-cell office:value-type="float" office:value="10571058878.7">
                <text:p>10571058878.7</text:p>
              </table:table-cell>
              <table:table-cell office:value-type="float" office:value="740916342.4">
                <text:p>740916342.4</text:p>
              </table:table-cell>
              <table:table-cell office:value-type="float" office:value="4989602">
                <text:p>4989602</text:p>
              </table:table-cell>
              <table:table-cell office:value-type="float" office:value="25987.2">
                <text:p>25987.2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04858641882.1">
                <text:p>204858641882.1</text:p>
              </table:table-cell>
              <table:table-cell office:value-type="float" office:value="49361432221.3">
                <text:p>49361432221.3</text:p>
              </table:table-cell>
              <table:table-cell office:value-type="float" office:value="12262428299.3">
                <text:p>12262428299.3</text:p>
              </table:table-cell>
              <table:table-cell office:value-type="float" office:value="844644630.3">
                <text:p>844644630.3</text:p>
              </table:table-cell>
              <table:table-cell office:value-type="float" office:value="5488562.3">
                <text:p>5488562.3</text:p>
              </table:table-cell>
              <table:table-cell office:value-type="float" office:value="27806.3">
                <text:p>27806.3</text:p>
              </table:table-cell>
              <table:table-cell office:value-type="float" office:value="504.3">
                <text:p>504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41733197420.9">
                <text:p>241733197420.9</text:p>
              </table:table-cell>
              <table:table-cell office:value-type="float" office:value="57752875698.9">
                <text:p>57752875698.9</text:p>
              </table:table-cell>
              <table:table-cell office:value-type="float" office:value="14224416827.2">
                <text:p>14224416827.2</text:p>
              </table:table-cell>
              <table:table-cell office:value-type="float" office:value="962894878.5">
                <text:p>962894878.5</text:p>
              </table:table-cell>
              <table:table-cell office:value-type="float" office:value="6037418.5">
                <text:p>6037418.5</text:p>
              </table:table-cell>
              <table:table-cell office:value-type="float" office:value="29752.7">
                <text:p>29752.7</text:p>
              </table:table-cell>
              <table:table-cell office:value-type="float" office:value="524.5">
                <text:p>524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85245172956.7">
                <text:p>285245172956.7</text:p>
              </table:table-cell>
              <table:table-cell office:value-type="float" office:value="67570864567.7">
                <text:p>67570864567.7</text:p>
              </table:table-cell>
              <table:table-cell office:value-type="float" office:value="16500323519.6">
                <text:p>16500323519.6</text:p>
              </table:table-cell>
              <table:table-cell office:value-type="float" office:value="1097700161.5">
                <text:p>1097700161.5</text:p>
              </table:table-cell>
              <table:table-cell office:value-type="float" office:value="6641160.3">
                <text:p>6641160.3</text:p>
              </table:table-cell>
              <table:table-cell office:value-type="float" office:value="31835.4">
                <text:p>31835.4</text:p>
              </table:table-cell>
              <table:table-cell office:value-type="float" office:value="545.5">
                <text:p>545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336589304088.8">
                <text:p>336589304088.8</text:p>
              </table:table-cell>
              <table:table-cell office:value-type="float" office:value="79057911544.2">
                <text:p>79057911544.2</text:p>
              </table:table-cell>
              <table:table-cell office:value-type="float" office:value="19140375282.7">
                <text:p>19140375282.7</text:p>
              </table:table-cell>
              <table:table-cell office:value-type="float" office:value="1251378184.1">
                <text:p>1251378184.1</text:p>
              </table:table-cell>
              <table:table-cell office:value-type="float" office:value="7305276.4">
                <text:p>7305276.4</text:p>
              </table:table-cell>
              <table:table-cell office:value-type="float" office:value="34063.9">
                <text:p>34063.9</text:p>
              </table:table-cell>
              <table:table-cell office:value-type="float" office:value="567.3">
                <text:p>567.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397175378824.8">
                <text:p>397175378824.8</text:p>
              </table:table-cell>
              <table:table-cell office:value-type="float" office:value="92497756506.7">
                <text:p>92497756506.7</text:p>
              </table:table-cell>
              <table:table-cell office:value-type="float" office:value="22202835327.9">
                <text:p>22202835327.9</text:p>
              </table:table-cell>
              <table:table-cell office:value-type="float" office:value="1426571129.9">
                <text:p>1426571129.9</text:p>
              </table:table-cell>
              <table:table-cell office:value-type="float" office:value="8035804">
                <text:p>8035804</text:p>
              </table:table-cell>
              <table:table-cell office:value-type="float" office:value="36448.3">
                <text:p>36448.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468666947013.3">
                <text:p>468666947013.3</text:p>
              </table:table-cell>
              <table:table-cell office:value-type="float" office:value="108222375112.9">
                <text:p>108222375112.9</text:p>
              </table:table-cell>
              <table:table-cell office:value-type="float" office:value="25755288980.4">
                <text:p>25755288980.4</text:p>
              </table:table-cell>
              <table:table-cell office:value-type="float" office:value="1626291088.1">
                <text:p>1626291088.1</text:p>
              </table:table-cell>
              <table:table-cell office:value-type="float" office:value="8839384.4">
                <text:p>8839384.4</text:p>
              </table:table-cell>
              <table:table-cell office:value-type="float" office:value="38999.7">
                <text:p>38999.7</text:p>
              </table:table-cell>
              <table:table-cell office:value-type="float" office:value="613.6">
                <text:p>613.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553026997475.7">
                <text:p>553026997475.7</text:p>
              </table:table-cell>
              <table:table-cell office:value-type="float" office:value="126620178882.1">
                <text:p>126620178882.1</text:p>
              </table:table-cell>
              <table:table-cell office:value-type="float" office:value="29876135217.3">
                <text:p>29876135217.3</text:p>
              </table:table-cell>
              <table:table-cell office:value-type="float" office:value="1853971840.4">
                <text:p>1853971840.4</text:p>
              </table:table-cell>
              <table:table-cell office:value-type="float" office:value="9723322.8">
                <text:p>9723322.8</text:p>
              </table:table-cell>
              <table:table-cell office:value-type="float" office:value="41729.7">
                <text:p>41729.7</text:p>
              </table:table-cell>
              <table:table-cell office:value-type="float" office:value="638.2">
                <text:p>638.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652571857021.3">
                <text:p>652571857021.3</text:p>
              </table:table-cell>
              <table:table-cell office:value-type="float" office:value="148145609292">
                <text:p>148145609292</text:p>
              </table:table-cell>
              <table:table-cell office:value-type="float" office:value="34656316852">
                <text:p>34656316852</text:p>
              </table:table-cell>
              <table:table-cell office:value-type="float" office:value="2113527898.1">
                <text:p>2113527898.1</text:p>
              </table:table-cell>
              <table:table-cell office:value-type="float" office:value="10695655.1">
                <text:p>10695655.1</text:p>
              </table:table-cell>
              <table:table-cell office:value-type="float" office:value="44650.8">
                <text:p>44650.8</text:p>
              </table:table-cell>
              <table:table-cell office:value-type="float" office:value="663.7">
                <text:p>663.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770034791285.2">
                <text:p>770034791285.2</text:p>
              </table:table-cell>
              <table:table-cell office:value-type="float" office:value="173330362871.7">
                <text:p>173330362871.7</text:p>
              </table:table-cell>
              <table:table-cell office:value-type="float" office:value="40201327548.3">
                <text:p>40201327548.3</text:p>
              </table:table-cell>
              <table:table-cell office:value-type="float" office:value="2409421803.8">
                <text:p>2409421803.8</text:p>
              </table:table-cell>
              <table:table-cell office:value-type="float" office:value="11765220.6">
                <text:p>11765220.6</text:p>
              </table:table-cell>
              <table:table-cell office:value-type="float" office:value="47776.3">
                <text:p>47776.3</text:p>
              </table:table-cell>
              <table:table-cell office:value-type="float" office:value="690.2">
                <text:p>690.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908641053716.5">
                <text:p>908641053716.5</text:p>
              </table:table-cell>
              <table:table-cell office:value-type="float" office:value="202796524559.8">
                <text:p>202796524559.8</text:p>
              </table:table-cell>
              <table:table-cell office:value-type="float" office:value="46633539956.1">
                <text:p>46633539956.1</text:p>
              </table:table-cell>
              <table:table-cell office:value-type="float" office:value="2746740856.3">
                <text:p>2746740856.3</text:p>
              </table:table-cell>
              <table:table-cell office:value-type="float" office:value="12941742.7">
                <text:p>12941742.7</text:p>
              </table:table-cell>
              <table:table-cell office:value-type="float" office:value="51120.7">
                <text:p>51120.7</text:p>
              </table:table-cell>
              <table:table-cell office:value-type="float" office:value="717.8">
                <text:p>717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7">
      <number:number number:decimal-places="0" number:min-decimal-places="0" number:min-integer-digits="1"/>
      <number:text>k</number:text>
    </number:number-style>
    <style:style style:name="ch1" style:family="chart">
      <style:graphic-properties draw:stroke="none" draw:fill-color="#202a4e"/>
    </style:style>
    <style:style style:name="ch2" style:family="chart">
      <style:chart-properties chart:auto-position="true" style:rotation-angle="0"/>
      <style:text-properties fo:color="#ffff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ffffff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50" chart:origin="0" chart:interval-maj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display-label="true" chart:logarithmic="false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7bb4" draw:fill-color="#007bb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645c5" draw:fill-color="#2645c5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c6dc9" draw:fill-color="#9c6dc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d55bb3" draw:fill-color="#d55b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d4b8a" draw:fill-color="#fd4b8a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5554" draw:fill-color="#ff555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7600" draw:fill-color="#ff76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12cm" svg:height="15.824cm" xlink:href=".." xlink:type="simple" chart:class="chart:scatter" chart:style-name="ch1">
        <chart:title svg:x="11.151cm" svg:y="0.452cm" chart:style-name="ch2">
          <text:p>Hexagonal</text:p>
        </chart:title>
        <chart:legend chart:legend-position="end" svg:x="22.527cm" svg:y="6.119cm" style:legend-expansion="high" chart:style-name="ch3"/>
        <chart:plot-area chart:style-name="ch4" table:cell-range-address="Data.A6:Data.A156 Data.W5:Data.AC156" chart:data-source-has-labels="row" svg:x="0.492cm" svg:y="1.547cm" svg:width="21.543cm" svg:height="13.961cm">
          <chart:coordinate-region svg:x="1.484cm" svg:y="1.747cm" svg:width="20.271cm" svg:height="13.11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Data.W6:Data.W156" chart:label-cell-address="Data.W5:Data.W5" chart:class="chart:scatter">
            <chart:domain table:cell-range-address="Data.A6:Data.A156"/>
            <chart:data-point chart:repeated="151"/>
          </chart:series>
          <chart:series chart:style-name="ch9" chart:values-cell-range-address="Data.X6:Data.X156" chart:label-cell-address="Data.X5:Data.X5" chart:class="chart:scatter">
            <chart:data-point chart:repeated="151"/>
          </chart:series>
          <chart:series chart:style-name="ch10" chart:values-cell-range-address="Data.Y6:Data.Y156" chart:label-cell-address="Data.Y5:Data.Y5" chart:class="chart:scatter">
            <chart:data-point chart:repeated="151"/>
          </chart:series>
          <chart:series chart:style-name="ch11" chart:values-cell-range-address="Data.Z6:Data.Z156" chart:label-cell-address="Data.Z5:Data.Z5" chart:class="chart:scatter">
            <chart:data-point chart:repeated="151"/>
          </chart:series>
          <chart:series chart:style-name="ch12" chart:values-cell-range-address="Data.AA6:Data.AA156" chart:label-cell-address="Data.AA5:Data.AA5" chart:class="chart:scatter">
            <chart:data-point chart:repeated="151"/>
          </chart:series>
          <chart:series chart:style-name="ch13" chart:values-cell-range-address="Data.AB6:Data.AB156" chart:label-cell-address="Data.AB5:Data.AB5" chart:class="chart:scatter">
            <chart:data-point chart:repeated="151"/>
          </chart:series>
          <chart:series chart:style-name="ch14" chart:values-cell-range-address="Data.AC6:Data.AC156" chart:label-cell-address="Data.AC5:Data.AC5" chart:class="chart:scatter">
            <chart:data-point chart:repeated="15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</text:p>
                <draw:g>
                  <svg:desc>Data.W5:Data.W5</svg:desc>
                </draw:g>
              </table:table-cell>
              <table:table-cell office:value-type="string">
                <text:p>1, 3</text:p>
                <draw:g>
                  <svg:desc>Data.X5:Data.X5</svg:desc>
                </draw:g>
              </table:table-cell>
              <table:table-cell office:value-type="string">
                <text:p>4</text:p>
                <draw:g>
                  <svg:desc>Data.Y5:Data.Y5</svg:desc>
                </draw:g>
              </table:table-cell>
              <table:table-cell office:value-type="string">
                <text:p>5</text:p>
                <draw:g>
                  <svg:desc>Data.Z5:Data.Z5</svg:desc>
                </draw:g>
              </table:table-cell>
              <table:table-cell office:value-type="string">
                <text:p>6</text:p>
                <draw:g>
                  <svg:desc>Data.AA5:Data.AA5</svg:desc>
                </draw:g>
              </table:table-cell>
              <table:table-cell office:value-type="string">
                <text:p>ros 0</text:p>
                <draw:g>
                  <svg:desc>Data.AB5:Data.AB5</svg:desc>
                </draw:g>
              </table:table-cell>
              <table:table-cell office:value-type="string">
                <text:p>ros 1</text:p>
                <draw:g>
                  <svg:desc>Data.AC5:Data.A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6:Data.A156</svg:desc>
                </draw:g>
              </table:table-cell>
              <table:table-cell office:value-type="float" office:value="10">
                <text:p>10</text:p>
                <draw:g>
                  <svg:desc>Data.W6:Data.W156</svg:desc>
                </draw:g>
              </table:table-cell>
              <table:table-cell office:value-type="float" office:value="10">
                <text:p>10</text:p>
                <draw:g>
                  <svg:desc>Data.X6:Data.X156</svg:desc>
                </draw:g>
              </table:table-cell>
              <table:table-cell office:value-type="float" office:value="10">
                <text:p>10</text:p>
                <draw:g>
                  <svg:desc>Data.Y6:Data.Y156</svg:desc>
                </draw:g>
              </table:table-cell>
              <table:table-cell office:value-type="float" office:value="10">
                <text:p>10</text:p>
                <draw:g>
                  <svg:desc>Data.Z6:Data.Z156</svg:desc>
                </draw:g>
              </table:table-cell>
              <table:table-cell office:value-type="float" office:value="10">
                <text:p>10</text:p>
                <draw:g>
                  <svg:desc>Data.AA6:Data.AA156</svg:desc>
                </draw:g>
              </table:table-cell>
              <table:table-cell office:value-type="float" office:value="1">
                <text:p>1</text:p>
                <draw:g>
                  <svg:desc>Data.AB6:Data.AB156</svg:desc>
                </draw:g>
              </table:table-cell>
              <table:table-cell office:value-type="float" office:value="1">
                <text:p>1</text:p>
                <draw:g>
                  <svg:desc>Data.AC6:Data.AC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5">
                <text:p>11.5</text:p>
              </table:table-cell>
              <table:table-cell office:value-type="float" office:value="11.4">
                <text:p>11.4</text:p>
              </table:table-cell>
              <table:table-cell office:value-type="float" office:value="11.3">
                <text:p>11.3</text:p>
              </table:table-cell>
              <table:table-cell office:value-type="float" office:value="11.2">
                <text:p>11.2</text:p>
              </table:table-cell>
              <table:table-cell office:value-type="float" office:value="11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.2">
                <text:p>13.2</text:p>
              </table:table-cell>
              <table:table-cell office:value-type="float" office:value="13">
                <text:p>13</text:p>
              </table:table-cell>
              <table:table-cell office:value-type="float" office:value="12.8">
                <text:p>12.8</text:p>
              </table:table-cell>
              <table:table-cell office:value-type="float" office:value="12.5">
                <text:p>12.5</text:p>
              </table:table-cell>
              <table:table-cell office:value-type="float" office:value="12.1">
                <text:p>12.1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5.2">
                <text:p>15.2</text:p>
              </table:table-cell>
              <table:table-cell office:value-type="float" office:value="14.8">
                <text:p>14.8</text:p>
              </table:table-cell>
              <table:table-cell office:value-type="float" office:value="14.4">
                <text:p>14.4</text:p>
              </table:table-cell>
              <table:table-cell office:value-type="float" office:value="14">
                <text:p>14</text:p>
              </table:table-cell>
              <table:table-cell office:value-type="float" office:value="13.3">
                <text:p>13.3</text:p>
              </table:table-cell>
              <table:table-cell office:value-type="float" office:value="1.2">
                <text:p>1.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7.5">
                <text:p>17.5</text:p>
              </table:table-cell>
              <table:table-cell office:value-type="float" office:value="16.9">
                <text:p>16.9</text:p>
              </table:table-cell>
              <table:table-cell office:value-type="float" office:value="16.3">
                <text:p>16.3</text:p>
              </table:table-cell>
              <table:table-cell office:value-type="float" office:value="15.7">
                <text:p>15.7</text:p>
              </table:table-cell>
              <table:table-cell office:value-type="float" office:value="14.6">
                <text:p>14.6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0.1">
                <text:p>20.1</text:p>
              </table:table-cell>
              <table:table-cell office:value-type="float" office:value="19.3">
                <text:p>19.3</text:p>
              </table:table-cell>
              <table:table-cell office:value-type="float" office:value="18.4">
                <text:p>18.4</text:p>
              </table:table-cell>
              <table:table-cell office:value-type="float" office:value="17.6">
                <text:p>17.6</text:p>
              </table:table-cell>
              <table:table-cell office:value-type="float" office:value="16.1">
                <text:p>16.1</text:p>
              </table:table-cell>
              <table:table-cell office:value-type="float" office:value="1.3">
                <text:p>1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21.9">
                <text:p>21.9</text:p>
              </table:table-cell>
              <table:table-cell office:value-type="float" office:value="20.8">
                <text:p>20.8</text:p>
              </table:table-cell>
              <table:table-cell office:value-type="float" office:value="19.7">
                <text:p>19.7</text:p>
              </table:table-cell>
              <table:table-cell office:value-type="float" office:value="17.7">
                <text:p>17.7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6.6">
                <text:p>26.6</text:p>
              </table:table-cell>
              <table:table-cell office:value-type="float" office:value="25">
                <text:p>25</text:p>
              </table:table-cell>
              <table:table-cell office:value-type="float" office:value="23.5">
                <text:p>23.5</text:p>
              </table:table-cell>
              <table:table-cell office:value-type="float" office:value="22.1">
                <text:p>22.1</text:p>
              </table:table-cell>
              <table:table-cell office:value-type="float" office:value="19.5">
                <text:p>19.5</text:p>
              </table:table-cell>
              <table:table-cell office:value-type="float" office:value="1.4">
                <text:p>1.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0.6">
                <text:p>30.6</text:p>
              </table:table-cell>
              <table:table-cell office:value-type="float" office:value="28.5">
                <text:p>28.5</text:p>
              </table:table-cell>
              <table:table-cell office:value-type="float" office:value="26.6">
                <text:p>26.6</text:p>
              </table:table-cell>
              <table:table-cell office:value-type="float" office:value="24.8">
                <text:p>24.8</text:p>
              </table:table-cell>
              <table:table-cell office:value-type="float" office:value="21.4">
                <text:p>21.4</text:p>
              </table:table-cell>
              <table:table-cell office:value-type="float" office:value="1.5">
                <text:p>1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5.2">
                <text:p>35.2</text:p>
              </table:table-cell>
              <table:table-cell office:value-type="float" office:value="32.5">
                <text:p>32.5</text:p>
              </table:table-cell>
              <table:table-cell office:value-type="float" office:value="30">
                <text:p>30</text:p>
              </table:table-cell>
              <table:table-cell office:value-type="float" office:value="27.7">
                <text:p>27.7</text:p>
              </table:table-cell>
              <table:table-cell office:value-type="float" office:value="23.6">
                <text:p>23.6</text:p>
              </table:table-cell>
              <table:table-cell office:value-type="float" office:value="1.6">
                <text:p>1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0.5">
                <text:p>40.5</text:p>
              </table:table-cell>
              <table:table-cell office:value-type="float" office:value="37.1">
                <text:p>37.1</text:p>
              </table:table-cell>
              <table:table-cell office:value-type="float" office:value="33.9">
                <text:p>33.9</text:p>
              </table:table-cell>
              <table:table-cell office:value-type="float" office:value="31.1">
                <text:p>31.1</text:p>
              </table:table-cell>
              <table:table-cell office:value-type="float" office:value="25.9">
                <text:p>25.9</text:p>
              </table:table-cell>
              <table:table-cell office:value-type="float" office:value="1.6">
                <text:p>1.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6.5">
                <text:p>46.5</text:p>
              </table:table-cell>
              <table:table-cell office:value-type="float" office:value="42.3">
                <text:p>42.3</text:p>
              </table:table-cell>
              <table:table-cell office:value-type="float" office:value="38.4">
                <text:p>38.4</text:p>
              </table:table-cell>
              <table:table-cell office:value-type="float" office:value="34.8">
                <text:p>34.8</text:p>
              </table:table-cell>
              <table:table-cell office:value-type="float" office:value="28.5">
                <text:p>28.5</text:p>
              </table:table-cell>
              <table:table-cell office:value-type="float" office:value="1.7">
                <text:p>1.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3.5">
                <text:p>53.5</text:p>
              </table:table-cell>
              <table:table-cell office:value-type="float" office:value="48.2">
                <text:p>48.2</text:p>
              </table:table-cell>
              <table:table-cell office:value-type="float" office:value="43.3">
                <text:p>43.3</text:p>
              </table:table-cell>
              <table:table-cell office:value-type="float" office:value="39">
                <text:p>39</text:p>
              </table:table-cell>
              <table:table-cell office:value-type="float" office:value="31.4">
                <text:p>31.4</text:p>
              </table:table-cell>
              <table:table-cell office:value-type="float" office:value="1.8">
                <text:p>1.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1.5">
                <text:p>61.5</text:p>
              </table:table-cell>
              <table:table-cell office:value-type="float" office:value="54.9">
                <text:p>54.9</text:p>
              </table:table-cell>
              <table:table-cell office:value-type="float" office:value="49">
                <text:p>49</text:p>
              </table:table-cell>
              <table:table-cell office:value-type="float" office:value="43.6">
                <text:p>43.6</text:p>
              </table:table-cell>
              <table:table-cell office:value-type="float" office:value="34.5">
                <text:p>34.5</text:p>
              </table:table-cell>
              <table:table-cell office:value-type="float" office:value="1.9">
                <text:p>1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0.8">
                <text:p>70.8</text:p>
              </table:table-cell>
              <table:table-cell office:value-type="float" office:value="62.6">
                <text:p>62.6</text:p>
              </table:table-cell>
              <table:table-cell office:value-type="float" office:value="55.3">
                <text:p>55.3</text:p>
              </table:table-cell>
              <table:table-cell office:value-type="float" office:value="48.9">
                <text:p>48.9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1.4">
                <text:p>81.4</text:p>
              </table:table-cell>
              <table:table-cell office:value-type="float" office:value="71.4">
                <text:p>71.4</text:p>
              </table:table-cell>
              <table:table-cell office:value-type="float" office:value="62.5">
                <text:p>62.5</text:p>
              </table:table-cell>
              <table:table-cell office:value-type="float" office:value="54.7">
                <text:p>54.7</text:p>
              </table:table-cell>
              <table:table-cell office:value-type="float" office:value="41.8">
                <text:p>41.8</text:p>
              </table:table-cell>
              <table:table-cell office:value-type="float" office:value="2.1">
                <text:p>2.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3.6">
                <text:p>93.6</text:p>
              </table:table-cell>
              <table:table-cell office:value-type="float" office:value="81.4">
                <text:p>81.4</text:p>
              </table:table-cell>
              <table:table-cell office:value-type="float" office:value="70.7">
                <text:p>70.7</text:p>
              </table:table-cell>
              <table:table-cell office:value-type="float" office:value="61.3">
                <text:p>61.3</text:p>
              </table:table-cell>
              <table:table-cell office:value-type="float" office:value="45.9">
                <text:p>45.9</text:p>
              </table:table-cell>
              <table:table-cell office:value-type="float" office:value="2.2">
                <text:p>2.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7.6">
                <text:p>107.6</text:p>
              </table:table-cell>
              <table:table-cell office:value-type="float" office:value="92.8">
                <text:p>92.8</text:p>
              </table:table-cell>
              <table:table-cell office:value-type="float" office:value="79.9">
                <text:p>79.9</text:p>
              </table:table-cell>
              <table:table-cell office:value-type="float" office:value="68.7">
                <text:p>68.7</text:p>
              </table:table-cell>
              <table:table-cell office:value-type="float" office:value="50.5">
                <text:p>50.5</text:p>
              </table:table-cell>
              <table:table-cell office:value-type="float" office:value="2.3">
                <text:p>2.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23.8">
                <text:p>123.8</text:p>
              </table:table-cell>
              <table:table-cell office:value-type="float" office:value="105.8">
                <text:p>105.8</text:p>
              </table:table-cell>
              <table:table-cell office:value-type="float" office:value="90.2">
                <text:p>90.2</text:p>
              </table:table-cell>
              <table:table-cell office:value-type="float" office:value="76.9">
                <text:p>76.9</text:p>
              </table:table-cell>
              <table:table-cell office:value-type="float" office:value="55.6">
                <text:p>55.6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42.3">
                <text:p>142.3</text:p>
              </table:table-cell>
              <table:table-cell office:value-type="float" office:value="120.6">
                <text:p>120.6</text:p>
              </table:table-cell>
              <table:table-cell office:value-type="float" office:value="102">
                <text:p>102</text:p>
              </table:table-cell>
              <table:table-cell office:value-type="float" office:value="86.1">
                <text:p>86.1</text:p>
              </table:table-cell>
              <table:table-cell office:value-type="float" office:value="61.2">
                <text:p>61.2</text:p>
              </table:table-cell>
              <table:table-cell office:value-type="float" office:value="2.5">
                <text:p>2.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63.7">
                <text:p>163.7</text:p>
              </table:table-cell>
              <table:table-cell office:value-type="float" office:value="137.4">
                <text:p>137.4</text:p>
              </table:table-cell>
              <table:table-cell office:value-type="float" office:value="115.2">
                <text:p>115.2</text:p>
              </table:table-cell>
              <table:table-cell office:value-type="float" office:value="96.5">
                <text:p>96.5</text:p>
              </table:table-cell>
              <table:table-cell office:value-type="float" office:value="67.3">
                <text:p>67.3</text:p>
              </table:table-cell>
              <table:table-cell office:value-type="float" office:value="2.7">
                <text:p>2.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8.2">
                <text:p>188.2</text:p>
              </table:table-cell>
              <table:table-cell office:value-type="float" office:value="156.7">
                <text:p>156.7</text:p>
              </table:table-cell>
              <table:table-cell office:value-type="float" office:value="130.2">
                <text:p>130.2</text:p>
              </table:table-cell>
              <table:table-cell office:value-type="float" office:value="108">
                <text:p>108</text:p>
              </table:table-cell>
              <table:table-cell office:value-type="float" office:value="74">
                <text:p>74</text:p>
              </table:table-cell>
              <table:table-cell office:value-type="float" office:value="2.8">
                <text:p>2.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6.4">
                <text:p>216.4</text:p>
              </table:table-cell>
              <table:table-cell office:value-type="float" office:value="178.6">
                <text:p>178.6</text:p>
              </table:table-cell>
              <table:table-cell office:value-type="float" office:value="147.1">
                <text:p>147.1</text:p>
              </table:table-cell>
              <table:table-cell office:value-type="float" office:value="121">
                <text:p>121</text:p>
              </table:table-cell>
              <table:table-cell office:value-type="float" office:value="81.4">
                <text:p>81.4</text:p>
              </table:table-cell>
              <table:table-cell office:value-type="float" office:value="2.9">
                <text:p>2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48.9">
                <text:p>248.9</text:p>
              </table:table-cell>
              <table:table-cell office:value-type="float" office:value="203.6">
                <text:p>203.6</text:p>
              </table:table-cell>
              <table:table-cell office:value-type="float" office:value="166.3">
                <text:p>166.3</text:p>
              </table:table-cell>
              <table:table-cell office:value-type="float" office:value="135.5">
                <text:p>135.5</text:p>
              </table:table-cell>
              <table:table-cell office:value-type="float" office:value="89.5">
                <text:p>89.5</text:p>
              </table:table-cell>
              <table:table-cell office:value-type="float" office:value="3.1">
                <text:p>3.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86.3">
                <text:p>286.3</text:p>
              </table:table-cell>
              <table:table-cell office:value-type="float" office:value="232.1">
                <text:p>232.1</text:p>
              </table:table-cell>
              <table:table-cell office:value-type="float" office:value="187.9">
                <text:p>187.9</text:p>
              </table:table-cell>
              <table:table-cell office:value-type="float" office:value="151.8">
                <text:p>151.8</text:p>
              </table:table-cell>
              <table:table-cell office:value-type="float" office:value="98.5">
                <text:p>98.5</text:p>
              </table:table-cell>
              <table:table-cell office:value-type="float" office:value="3.2">
                <text:p>3.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29.2">
                <text:p>329.2</text:p>
              </table:table-cell>
              <table:table-cell office:value-type="float" office:value="264.6">
                <text:p>264.6</text:p>
              </table:table-cell>
              <table:table-cell office:value-type="float" office:value="212.3">
                <text:p>212.3</text:p>
              </table:table-cell>
              <table:table-cell office:value-type="float" office:value="170">
                <text:p>170</text:p>
              </table:table-cell>
              <table:table-cell office:value-type="float" office:value="108.3">
                <text:p>108.3</text:p>
              </table:table-cell>
              <table:table-cell office:value-type="float" office:value="3.4">
                <text:p>3.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78.6">
                <text:p>378.6</text:p>
              </table:table-cell>
              <table:table-cell office:value-type="float" office:value="301.7">
                <text:p>301.7</text:p>
              </table:table-cell>
              <table:table-cell office:value-type="float" office:value="239.9">
                <text:p>239.9</text:p>
              </table:table-cell>
              <table:table-cell office:value-type="float" office:value="190.4">
                <text:p>190.4</text:p>
              </table:table-cell>
              <table:table-cell office:value-type="float" office:value="119.2">
                <text:p>119.2</text:p>
              </table:table-cell>
              <table:table-cell office:value-type="float" office:value="3.6">
                <text:p>3.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35.4">
                <text:p>435.4</text:p>
              </table:table-cell>
              <table:table-cell office:value-type="float" office:value="343.9">
                <text:p>343.9</text:p>
              </table:table-cell>
              <table:table-cell office:value-type="float" office:value="271.1">
                <text:p>271.1</text:p>
              </table:table-cell>
              <table:table-cell office:value-type="float" office:value="213.2">
                <text:p>213.2</text:p>
              </table:table-cell>
              <table:table-cell office:value-type="float" office:value="131.1">
                <text:p>131.1</text:p>
              </table:table-cell>
              <table:table-cell office:value-type="float" office:value="3.7">
                <text:p>3.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00.7">
                <text:p>500.7</text:p>
              </table:table-cell>
              <table:table-cell office:value-type="float" office:value="392">
                <text:p>392</text:p>
              </table:table-cell>
              <table:table-cell office:value-type="float" office:value="306.3">
                <text:p>306.3</text:p>
              </table:table-cell>
              <table:table-cell office:value-type="float" office:value="238.8">
                <text:p>238.8</text:p>
              </table:table-cell>
              <table:table-cell office:value-type="float" office:value="144.2">
                <text:p>144.2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75.8">
                <text:p>575.8</text:p>
              </table:table-cell>
              <table:table-cell office:value-type="float" office:value="446.9">
                <text:p>446.9</text:p>
              </table:table-cell>
              <table:table-cell office:value-type="float" office:value="346.2">
                <text:p>346.2</text:p>
              </table:table-cell>
              <table:table-cell office:value-type="float" office:value="267.5">
                <text:p>267.5</text:p>
              </table:table-cell>
              <table:table-cell office:value-type="float" office:value="158.6">
                <text:p>158.6</text:p>
              </table:table-cell>
              <table:table-cell office:value-type="float" office:value="4.1">
                <text:p>4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62.1">
                <text:p>662.1</text:p>
              </table:table-cell>
              <table:table-cell office:value-type="float" office:value="509.5">
                <text:p>509.5</text:p>
              </table:table-cell>
              <table:table-cell office:value-type="float" office:value="391.2">
                <text:p>391.2</text:p>
              </table:table-cell>
              <table:table-cell office:value-type="float" office:value="299.6">
                <text:p>299.6</text:p>
              </table:table-cell>
              <table:table-cell office:value-type="float" office:value="174.5">
                <text:p>174.5</text:p>
              </table:table-cell>
              <table:table-cell office:value-type="float" office:value="4.3">
                <text:p>4.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761.4">
                <text:p>761.4</text:p>
              </table:table-cell>
              <table:table-cell office:value-type="float" office:value="580.8">
                <text:p>580.8</text:p>
              </table:table-cell>
              <table:table-cell office:value-type="float" office:value="442">
                <text:p>442</text:p>
              </table:table-cell>
              <table:table-cell office:value-type="float" office:value="335.6">
                <text:p>335.6</text:p>
              </table:table-cell>
              <table:table-cell office:value-type="float" office:value="191.9">
                <text:p>191.9</text:p>
              </table:table-cell>
              <table:table-cell office:value-type="float" office:value="4.5">
                <text:p>4.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75.7">
                <text:p>875.7</text:p>
              </table:table-cell>
              <table:table-cell office:value-type="float" office:value="662.1">
                <text:p>662.1</text:p>
              </table:table-cell>
              <table:table-cell office:value-type="float" office:value="499.5">
                <text:p>499.5</text:p>
              </table:table-cell>
              <table:table-cell office:value-type="float" office:value="375.8">
                <text:p>375.8</text:p>
              </table:table-cell>
              <table:table-cell office:value-type="float" office:value="211.1">
                <text:p>211.1</text:p>
              </table:table-cell>
              <table:table-cell office:value-type="float" office:value="4.8">
                <text:p>4.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007">
                <text:p>1007</text:p>
              </table:table-cell>
              <table:table-cell office:value-type="float" office:value="754.8">
                <text:p>754.8</text:p>
              </table:table-cell>
              <table:table-cell office:value-type="float" office:value="564.4">
                <text:p>564.4</text:p>
              </table:table-cell>
              <table:table-cell office:value-type="float" office:value="420.9">
                <text:p>420.9</text:p>
              </table:table-cell>
              <table:table-cell office:value-type="float" office:value="232.3">
                <text:p>232.3</text:p>
              </table:table-cell>
              <table:table-cell office:value-type="float" office:value="5">
                <text:p>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158">
                <text:p>1158</text:p>
              </table:table-cell>
              <table:table-cell office:value-type="float" office:value="860.5">
                <text:p>860.5</text:p>
              </table:table-cell>
              <table:table-cell office:value-type="float" office:value="637.8">
                <text:p>637.8</text:p>
              </table:table-cell>
              <table:table-cell office:value-type="float" office:value="471.4">
                <text:p>471.4</text:p>
              </table:table-cell>
              <table:table-cell office:value-type="float" office:value="255.5">
                <text:p>255.5</text:p>
              </table:table-cell>
              <table:table-cell office:value-type="float" office:value="5.3">
                <text:p>5.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331.8">
                <text:p>1331.8</text:p>
              </table:table-cell>
              <table:table-cell office:value-type="float" office:value="981">
                <text:p>981</text:p>
              </table:table-cell>
              <table:table-cell office:value-type="float" office:value="720.7">
                <text:p>720.7</text:p>
              </table:table-cell>
              <table:table-cell office:value-type="float" office:value="528">
                <text:p>528</text:p>
              </table:table-cell>
              <table:table-cell office:value-type="float" office:value="281">
                <text:p>281</text:p>
              </table:table-cell>
              <table:table-cell office:value-type="float" office:value="5.5">
                <text:p>5.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531.5">
                <text:p>1531.5</text:p>
              </table:table-cell>
              <table:table-cell office:value-type="float" office:value="1118.3">
                <text:p>1118.3</text:p>
              </table:table-cell>
              <table:table-cell office:value-type="float" office:value="814.4">
                <text:p>814.4</text:p>
              </table:table-cell>
              <table:table-cell office:value-type="float" office:value="591.4">
                <text:p>591.4</text:p>
              </table:table-cell>
              <table:table-cell office:value-type="float" office:value="309.1">
                <text:p>309.1</text:p>
              </table:table-cell>
              <table:table-cell office:value-type="float" office:value="5.8">
                <text:p>5.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761.2">
                <text:p>1761.2</text:p>
              </table:table-cell>
              <table:table-cell office:value-type="float" office:value="1274.9">
                <text:p>1274.9</text:p>
              </table:table-cell>
              <table:table-cell office:value-type="float" office:value="920.2">
                <text:p>920.2</text:p>
              </table:table-cell>
              <table:table-cell office:value-type="float" office:value="662.3">
                <text:p>662.3</text:p>
              </table:table-cell>
              <table:table-cell office:value-type="float" office:value="340">
                <text:p>340</text:p>
              </table:table-cell>
              <table:table-cell office:value-type="float" office:value="6.1">
                <text:p>6.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025.4">
                <text:p>2025.4</text:p>
              </table:table-cell>
              <table:table-cell office:value-type="float" office:value="1453.4">
                <text:p>1453.4</text:p>
              </table:table-cell>
              <table:table-cell office:value-type="float" office:value="1039.9">
                <text:p>1039.9</text:p>
              </table:table-cell>
              <table:table-cell office:value-type="float" office:value="741.8">
                <text:p>741.8</text:p>
              </table:table-cell>
              <table:table-cell office:value-type="float" office:value="374">
                <text:p>374</text:p>
              </table:table-cell>
              <table:table-cell office:value-type="float" office:value="6.4">
                <text:p>6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329.2">
                <text:p>2329.2</text:p>
              </table:table-cell>
              <table:table-cell office:value-type="float" office:value="1656.9">
                <text:p>1656.9</text:p>
              </table:table-cell>
              <table:table-cell office:value-type="float" office:value="1175.1">
                <text:p>1175.1</text:p>
              </table:table-cell>
              <table:table-cell office:value-type="float" office:value="830.8">
                <text:p>830.8</text:p>
              </table:table-cell>
              <table:table-cell office:value-type="float" office:value="411.4">
                <text:p>411.4</text:p>
              </table:table-cell>
              <table:table-cell office:value-type="float" office:value="6.7">
                <text:p>6.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678.6">
                <text:p>2678.6</text:p>
              </table:table-cell>
              <table:table-cell office:value-type="float" office:value="1888.8">
                <text:p>1888.8</text:p>
              </table:table-cell>
              <table:table-cell office:value-type="float" office:value="1327.8">
                <text:p>1327.8</text:p>
              </table:table-cell>
              <table:table-cell office:value-type="float" office:value="930.5">
                <text:p>930.5</text:p>
              </table:table-cell>
              <table:table-cell office:value-type="float" office:value="452.6">
                <text:p>452.6</text:p>
              </table:table-cell>
              <table:table-cell office:value-type="float" office:value="7">
                <text:p>7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080.4">
                <text:p>3080.4</text:p>
              </table:table-cell>
              <table:table-cell office:value-type="float" office:value="2153.3">
                <text:p>2153.3</text:p>
              </table:table-cell>
              <table:table-cell office:value-type="float" office:value="1500.4">
                <text:p>1500.4</text:p>
              </table:table-cell>
              <table:table-cell office:value-type="float" office:value="1042.2">
                <text:p>1042.2</text:p>
              </table:table-cell>
              <table:table-cell office:value-type="float" office:value="497.9">
                <text:p>497.9</text:p>
              </table:table-cell>
              <table:table-cell office:value-type="float" office:value="7.4">
                <text:p>7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542.5">
                <text:p>3542.5</text:p>
              </table:table-cell>
              <table:table-cell office:value-type="float" office:value="2454.7">
                <text:p>2454.7</text:p>
              </table:table-cell>
              <table:table-cell office:value-type="float" office:value="1695.5">
                <text:p>1695.5</text:p>
              </table:table-cell>
              <table:table-cell office:value-type="float" office:value="1167.2">
                <text:p>1167.2</text:p>
              </table:table-cell>
              <table:table-cell office:value-type="float" office:value="547.6">
                <text:p>547.6</text:p>
              </table:table-cell>
              <table:table-cell office:value-type="float" office:value="7.8">
                <text:p>7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073.9">
                <text:p>4073.9</text:p>
              </table:table-cell>
              <table:table-cell office:value-type="float" office:value="2798.4">
                <text:p>2798.4</text:p>
              </table:table-cell>
              <table:table-cell office:value-type="float" office:value="1915.9">
                <text:p>1915.9</text:p>
              </table:table-cell>
              <table:table-cell office:value-type="float" office:value="1307.3">
                <text:p>1307.3</text:p>
              </table:table-cell>
              <table:table-cell office:value-type="float" office:value="602.4">
                <text:p>602.4</text:p>
              </table:table-cell>
              <table:table-cell office:value-type="float" office:value="8.1">
                <text:p>8.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685">
                <text:p>4685</text:p>
              </table:table-cell>
              <table:table-cell office:value-type="float" office:value="3190.2">
                <text:p>3190.2</text:p>
              </table:table-cell>
              <table:table-cell office:value-type="float" office:value="2165">
                <text:p>2165</text:p>
              </table:table-cell>
              <table:table-cell office:value-type="float" office:value="1464.2">
                <text:p>1464.2</text:p>
              </table:table-cell>
              <table:table-cell office:value-type="float" office:value="662.6">
                <text:p>662.6</text:p>
              </table:table-cell>
              <table:table-cell office:value-type="float" office:value="8.6">
                <text:p>8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387.7">
                <text:p>5387.7</text:p>
              </table:table-cell>
              <table:table-cell office:value-type="float" office:value="3636.8">
                <text:p>3636.8</text:p>
              </table:table-cell>
              <table:table-cell office:value-type="float" office:value="2446.4">
                <text:p>2446.4</text:p>
              </table:table-cell>
              <table:table-cell office:value-type="float" office:value="1639.9">
                <text:p>1639.9</text:p>
              </table:table-cell>
              <table:table-cell office:value-type="float" office:value="728.9">
                <text:p>728.9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6195.8">
                <text:p>6195.8</text:p>
              </table:table-cell>
              <table:table-cell office:value-type="float" office:value="4145.9">
                <text:p>4145.9</text:p>
              </table:table-cell>
              <table:table-cell office:value-type="float" office:value="2764.4">
                <text:p>2764.4</text:p>
              </table:table-cell>
              <table:table-cell office:value-type="float" office:value="1836.7">
                <text:p>1836.7</text:p>
              </table:table-cell>
              <table:table-cell office:value-type="float" office:value="801.8">
                <text:p>801.8</text:p>
              </table:table-cell>
              <table:table-cell office:value-type="float" office:value="9.4">
                <text:p>9.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7125.2">
                <text:p>7125.2</text:p>
              </table:table-cell>
              <table:table-cell office:value-type="float" office:value="4726.4">
                <text:p>4726.4</text:p>
              </table:table-cell>
              <table:table-cell office:value-type="float" office:value="3123.8">
                <text:p>3123.8</text:p>
              </table:table-cell>
              <table:table-cell office:value-type="float" office:value="2057.1">
                <text:p>2057.1</text:p>
              </table:table-cell>
              <table:table-cell office:value-type="float" office:value="882">
                <text:p>882</text:p>
              </table:table-cell>
              <table:table-cell office:value-type="float" office:value="9.9">
                <text:p>9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8194">
                <text:p>8194</text:p>
              </table:table-cell>
              <table:table-cell office:value-type="float" office:value="5388.1">
                <text:p>5388.1</text:p>
              </table:table-cell>
              <table:table-cell office:value-type="float" office:value="3529.9">
                <text:p>3529.9</text:p>
              </table:table-cell>
              <table:table-cell office:value-type="float" office:value="2303.9">
                <text:p>2303.9</text:p>
              </table:table-cell>
              <table:table-cell office:value-type="float" office:value="970.2">
                <text:p>970.2</text:p>
              </table:table-cell>
              <table:table-cell office:value-type="float" office:value="10.4">
                <text:p>10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9423.1">
                <text:p>9423.1</text:p>
              </table:table-cell>
              <table:table-cell office:value-type="float" office:value="6142.4">
                <text:p>6142.4</text:p>
              </table:table-cell>
              <table:table-cell office:value-type="float" office:value="3988.8">
                <text:p>3988.8</text:p>
              </table:table-cell>
              <table:table-cell office:value-type="float" office:value="2580.4">
                <text:p>2580.4</text:p>
              </table:table-cell>
              <table:table-cell office:value-type="float" office:value="1067.2">
                <text:p>1067.2</text:p>
              </table:table-cell>
              <table:table-cell office:value-type="float" office:value="10.9">
                <text:p>10.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0836.6">
                <text:p>10836.6</text:p>
              </table:table-cell>
              <table:table-cell office:value-type="float" office:value="7002.3">
                <text:p>7002.3</text:p>
              </table:table-cell>
              <table:table-cell office:value-type="float" office:value="4507.4">
                <text:p>4507.4</text:p>
              </table:table-cell>
              <table:table-cell office:value-type="float" office:value="2890">
                <text:p>2890</text:p>
              </table:table-cell>
              <table:table-cell office:value-type="float" office:value="1173.9">
                <text:p>1173.9</text:p>
              </table:table-cell>
              <table:table-cell office:value-type="float" office:value="11.5">
                <text:p>11.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2462.1">
                <text:p>12462.1</text:p>
              </table:table-cell>
              <table:table-cell office:value-type="float" office:value="7982.7">
                <text:p>7982.7</text:p>
              </table:table-cell>
              <table:table-cell office:value-type="float" office:value="5093.3">
                <text:p>5093.3</text:p>
              </table:table-cell>
              <table:table-cell office:value-type="float" office:value="3236.8">
                <text:p>3236.8</text:p>
              </table:table-cell>
              <table:table-cell office:value-type="float" office:value="1291.3">
                <text:p>1291.3</text:p>
              </table:table-cell>
              <table:table-cell office:value-type="float" office:value="12">
                <text:p>1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4331.4">
                <text:p>14331.4</text:p>
              </table:table-cell>
              <table:table-cell office:value-type="float" office:value="9100.2">
                <text:p>9100.2</text:p>
              </table:table-cell>
              <table:table-cell office:value-type="float" office:value="5755.4">
                <text:p>5755.4</text:p>
              </table:table-cell>
              <table:table-cell office:value-type="float" office:value="3625.2">
                <text:p>3625.2</text:p>
              </table:table-cell>
              <table:table-cell office:value-type="float" office:value="1420.4">
                <text:p>1420.4</text:p>
              </table:table-cell>
              <table:table-cell office:value-type="float" office:value="12.6">
                <text:p>12.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6481.1">
                <text:p>16481.1</text:p>
              </table:table-cell>
              <table:table-cell office:value-type="float" office:value="10374.3">
                <text:p>10374.3</text:p>
              </table:table-cell>
              <table:table-cell office:value-type="float" office:value="6503.7">
                <text:p>6503.7</text:p>
              </table:table-cell>
              <table:table-cell office:value-type="float" office:value="4060.3">
                <text:p>4060.3</text:p>
              </table:table-cell>
              <table:table-cell office:value-type="float" office:value="1562.5">
                <text:p>1562.5</text:p>
              </table:table-cell>
              <table:table-cell office:value-type="float" office:value="13.3">
                <text:p>13.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8953.2">
                <text:p>18953.2</text:p>
              </table:table-cell>
              <table:table-cell office:value-type="float" office:value="11826.7">
                <text:p>11826.7</text:p>
              </table:table-cell>
              <table:table-cell office:value-type="float" office:value="7349.1">
                <text:p>7349.1</text:p>
              </table:table-cell>
              <table:table-cell office:value-type="float" office:value="4547.5">
                <text:p>4547.5</text:p>
              </table:table-cell>
              <table:table-cell office:value-type="float" office:value="1718.7">
                <text:p>1718.7</text:p>
              </table:table-cell>
              <table:table-cell office:value-type="float" office:value="13.9">
                <text:p>13.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1796.2">
                <text:p>21796.2</text:p>
              </table:table-cell>
              <table:table-cell office:value-type="float" office:value="13482.4">
                <text:p>13482.4</text:p>
              </table:table-cell>
              <table:table-cell office:value-type="float" office:value="8304.5">
                <text:p>8304.5</text:p>
              </table:table-cell>
              <table:table-cell office:value-type="float" office:value="5093.2">
                <text:p>5093.2</text:p>
              </table:table-cell>
              <table:table-cell office:value-type="float" office:value="1890.6">
                <text:p>1890.6</text:p>
              </table:table-cell>
              <table:table-cell office:value-type="float" office:value="14.6">
                <text:p>14.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5065.7">
                <text:p>25065.7</text:p>
              </table:table-cell>
              <table:table-cell office:value-type="float" office:value="15369.9">
                <text:p>15369.9</text:p>
              </table:table-cell>
              <table:table-cell office:value-type="float" office:value="9384.1">
                <text:p>9384.1</text:p>
              </table:table-cell>
              <table:table-cell office:value-type="float" office:value="5704.4">
                <text:p>5704.4</text:p>
              </table:table-cell>
              <table:table-cell office:value-type="float" office:value="2079.7">
                <text:p>2079.7</text:p>
              </table:table-cell>
              <table:table-cell office:value-type="float" office:value="15.4">
                <text:p>15.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8825.5">
                <text:p>28825.5</text:p>
              </table:table-cell>
              <table:table-cell office:value-type="float" office:value="17521.7">
                <text:p>17521.7</text:p>
              </table:table-cell>
              <table:table-cell office:value-type="float" office:value="10604">
                <text:p>10604</text:p>
              </table:table-cell>
              <table:table-cell office:value-type="float" office:value="6388.9">
                <text:p>6388.9</text:p>
              </table:table-cell>
              <table:table-cell office:value-type="float" office:value="2287.6">
                <text:p>2287.6</text:p>
              </table:table-cell>
              <table:table-cell office:value-type="float" office:value="16.1">
                <text:p>16.1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33149.3">
                <text:p>33149.3</text:p>
              </table:table-cell>
              <table:table-cell office:value-type="float" office:value="19974.8">
                <text:p>19974.8</text:p>
              </table:table-cell>
              <table:table-cell office:value-type="float" office:value="11982.6">
                <text:p>11982.6</text:p>
              </table:table-cell>
              <table:table-cell office:value-type="float" office:value="7155.6">
                <text:p>7155.6</text:p>
              </table:table-cell>
              <table:table-cell office:value-type="float" office:value="2516.4">
                <text:p>2516.4</text:p>
              </table:table-cell>
              <table:table-cell office:value-type="float" office:value="16.9">
                <text:p>16.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38121.7">
                <text:p>38121.7</text:p>
              </table:table-cell>
              <table:table-cell office:value-type="float" office:value="22771.2">
                <text:p>22771.2</text:p>
              </table:table-cell>
              <table:table-cell office:value-type="float" office:value="13540.3">
                <text:p>13540.3</text:p>
              </table:table-cell>
              <table:table-cell office:value-type="float" office:value="8014.3">
                <text:p>8014.3</text:p>
              </table:table-cell>
              <table:table-cell office:value-type="float" office:value="2768">
                <text:p>2768</text:p>
              </table:table-cell>
              <table:table-cell office:value-type="float" office:value="17.8">
                <text:p>17.8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3840">
                <text:p>43840</text:p>
              </table:table-cell>
              <table:table-cell office:value-type="float" office:value="25959.2">
                <text:p>25959.2</text:p>
              </table:table-cell>
              <table:table-cell office:value-type="float" office:value="15300.5">
                <text:p>15300.5</text:p>
              </table:table-cell>
              <table:table-cell office:value-type="float" office:value="8976">
                <text:p>8976</text:p>
              </table:table-cell>
              <table:table-cell office:value-type="float" office:value="3044.8">
                <text:p>3044.8</text:p>
              </table:table-cell>
              <table:table-cell office:value-type="float" office:value="18.7">
                <text:p>18.7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0416">
                <text:p>50416</text:p>
              </table:table-cell>
              <table:table-cell office:value-type="float" office:value="29593.5">
                <text:p>29593.5</text:p>
              </table:table-cell>
              <table:table-cell office:value-type="float" office:value="17289.6">
                <text:p>17289.6</text:p>
              </table:table-cell>
              <table:table-cell office:value-type="float" office:value="10053.1">
                <text:p>10053.1</text:p>
              </table:table-cell>
              <table:table-cell office:value-type="float" office:value="3349.3">
                <text:p>3349.3</text:p>
              </table:table-cell>
              <table:table-cell office:value-type="float" office:value="19.6">
                <text:p>19.6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7978.4">
                <text:p>57978.4</text:p>
              </table:table-cell>
              <table:table-cell office:value-type="float" office:value="33736.6">
                <text:p>33736.6</text:p>
              </table:table-cell>
              <table:table-cell office:value-type="float" office:value="19537.3">
                <text:p>19537.3</text:p>
              </table:table-cell>
              <table:table-cell office:value-type="float" office:value="11259.5">
                <text:p>11259.5</text:p>
              </table:table-cell>
              <table:table-cell office:value-type="float" office:value="3684.2">
                <text:p>3684.2</text:p>
              </table:table-cell>
              <table:table-cell office:value-type="float" office:value="20.6">
                <text:p>20.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6675.1">
                <text:p>66675.1</text:p>
              </table:table-cell>
              <table:table-cell office:value-type="float" office:value="38459.7">
                <text:p>38459.7</text:p>
              </table:table-cell>
              <table:table-cell office:value-type="float" office:value="22077.1">
                <text:p>22077.1</text:p>
              </table:table-cell>
              <table:table-cell office:value-type="float" office:value="12610.6">
                <text:p>12610.6</text:p>
              </table:table-cell>
              <table:table-cell office:value-type="float" office:value="4052.7">
                <text:p>4052.7</text:p>
              </table:table-cell>
              <table:table-cell office:value-type="float" office:value="21.6">
                <text:p>21.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76676.4">
                <text:p>76676.4</text:p>
              </table:table-cell>
              <table:table-cell office:value-type="float" office:value="43844">
                <text:p>43844</text:p>
              </table:table-cell>
              <table:table-cell office:value-type="float" office:value="24947.1">
                <text:p>24947.1</text:p>
              </table:table-cell>
              <table:table-cell office:value-type="float" office:value="14123.9">
                <text:p>14123.9</text:p>
              </table:table-cell>
              <table:table-cell office:value-type="float" office:value="4457.9">
                <text:p>4457.9</text:p>
              </table:table-cell>
              <table:table-cell office:value-type="float" office:value="22.7">
                <text:p>22.7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88177.9">
                <text:p>88177.9</text:p>
              </table:table-cell>
              <table:table-cell office:value-type="float" office:value="49982.2">
                <text:p>49982.2</text:p>
              </table:table-cell>
              <table:table-cell office:value-type="float" office:value="28190.2">
                <text:p>28190.2</text:p>
              </table:table-cell>
              <table:table-cell office:value-type="float" office:value="15818.7">
                <text:p>15818.7</text:p>
              </table:table-cell>
              <table:table-cell office:value-type="float" office:value="4903.7">
                <text:p>4903.7</text:p>
              </table:table-cell>
              <table:table-cell office:value-type="float" office:value="23.8">
                <text:p>23.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01404.6">
                <text:p>101404.6</text:p>
              </table:table-cell>
              <table:table-cell office:value-type="float" office:value="56979.7">
                <text:p>56979.7</text:p>
              </table:table-cell>
              <table:table-cell office:value-type="float" office:value="31855">
                <text:p>31855</text:p>
              </table:table-cell>
              <table:table-cell office:value-type="float" office:value="17717">
                <text:p>17717</text:p>
              </table:table-cell>
              <table:table-cell office:value-type="float" office:value="5394.1">
                <text:p>5394.1</text:p>
              </table:table-cell>
              <table:table-cell office:value-type="float" office:value="25">
                <text:p>25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16615.2">
                <text:p>116615.2</text:p>
              </table:table-cell>
              <table:table-cell office:value-type="float" office:value="64956.9">
                <text:p>64956.9</text:p>
              </table:table-cell>
              <table:table-cell office:value-type="float" office:value="35996.1">
                <text:p>35996.1</text:p>
              </table:table-cell>
              <table:table-cell office:value-type="float" office:value="19843">
                <text:p>19843</text:p>
              </table:table-cell>
              <table:table-cell office:value-type="float" office:value="5933.5">
                <text:p>5933.5</text:p>
              </table:table-cell>
              <table:table-cell office:value-type="float" office:value="26.3">
                <text:p>26.3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34107.5">
                <text:p>134107.5</text:p>
              </table:table-cell>
              <table:table-cell office:value-type="float" office:value="74050.8">
                <text:p>74050.8</text:p>
              </table:table-cell>
              <table:table-cell office:value-type="float" office:value="40675.6">
                <text:p>40675.6</text:p>
              </table:table-cell>
              <table:table-cell office:value-type="float" office:value="22224.2">
                <text:p>22224.2</text:p>
              </table:table-cell>
              <table:table-cell office:value-type="float" office:value="6526.8">
                <text:p>6526.8</text:p>
              </table:table-cell>
              <table:table-cell office:value-type="float" office:value="27.6">
                <text:p>27.6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54223.7">
                <text:p>154223.7</text:p>
              </table:table-cell>
              <table:table-cell office:value-type="float" office:value="84417.9">
                <text:p>84417.9</text:p>
              </table:table-cell>
              <table:table-cell office:value-type="float" office:value="45963.4">
                <text:p>45963.4</text:p>
              </table:table-cell>
              <table:table-cell office:value-type="float" office:value="24891.1">
                <text:p>24891.1</text:p>
              </table:table-cell>
              <table:table-cell office:value-type="float" office:value="7179.5">
                <text:p>7179.5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77357.2">
                <text:p>177357.2</text:p>
              </table:table-cell>
              <table:table-cell office:value-type="float" office:value="96236.4">
                <text:p>96236.4</text:p>
              </table:table-cell>
              <table:table-cell office:value-type="float" office:value="51938.7">
                <text:p>51938.7</text:p>
              </table:table-cell>
              <table:table-cell office:value-type="float" office:value="27878">
                <text:p>27878</text:p>
              </table:table-cell>
              <table:table-cell office:value-type="float" office:value="7897.5">
                <text:p>7897.5</text:p>
              </table:table-cell>
              <table:table-cell office:value-type="float" office:value="30.4">
                <text:p>30.4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03960.8">
                <text:p>203960.8</text:p>
              </table:table-cell>
              <table:table-cell office:value-type="float" office:value="109709.6">
                <text:p>109709.6</text:p>
              </table:table-cell>
              <table:table-cell office:value-type="float" office:value="58690.7">
                <text:p>58690.7</text:p>
              </table:table-cell>
              <table:table-cell office:value-type="float" office:value="31223.4">
                <text:p>31223.4</text:p>
              </table:table-cell>
              <table:table-cell office:value-type="float" office:value="8687.2">
                <text:p>8687.2</text:p>
              </table:table-cell>
              <table:table-cell office:value-type="float" office:value="31.9">
                <text:p>31.9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34554.9">
                <text:p>234554.9</text:p>
              </table:table-cell>
              <table:table-cell office:value-type="float" office:value="125068.9">
                <text:p>125068.9</text:p>
              </table:table-cell>
              <table:table-cell office:value-type="float" office:value="66320.5">
                <text:p>66320.5</text:p>
              </table:table-cell>
              <table:table-cell office:value-type="float" office:value="34970.2">
                <text:p>34970.2</text:p>
              </table:table-cell>
              <table:table-cell office:value-type="float" office:value="9555.9">
                <text:p>9555.9</text:p>
              </table:table-cell>
              <table:table-cell office:value-type="float" office:value="33.5">
                <text:p>33.5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69738.1">
                <text:p>269738.1</text:p>
              </table:table-cell>
              <table:table-cell office:value-type="float" office:value="142578.5">
                <text:p>142578.5</text:p>
              </table:table-cell>
              <table:table-cell office:value-type="float" office:value="74942.2">
                <text:p>74942.2</text:p>
              </table:table-cell>
              <table:table-cell office:value-type="float" office:value="39166.6">
                <text:p>39166.6</text:p>
              </table:table-cell>
              <table:table-cell office:value-type="float" office:value="10511.5">
                <text:p>10511.5</text:p>
              </table:table-cell>
              <table:table-cell office:value-type="float" office:value="35.2">
                <text:p>35.2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10198.9">
                <text:p>310198.9</text:p>
              </table:table-cell>
              <table:table-cell office:value-type="float" office:value="162539.5">
                <text:p>162539.5</text:p>
              </table:table-cell>
              <table:table-cell office:value-type="float" office:value="84684.7">
                <text:p>84684.7</text:p>
              </table:table-cell>
              <table:table-cell office:value-type="float" office:value="43866.6">
                <text:p>43866.6</text:p>
              </table:table-cell>
              <table:table-cell office:value-type="float" office:value="11562.7">
                <text:p>11562.7</text:p>
              </table:table-cell>
              <table:table-cell office:value-type="float" office:value="37">
                <text:p>37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56728.7">
                <text:p>356728.7</text:p>
              </table:table-cell>
              <table:table-cell office:value-type="float" office:value="185295.1">
                <text:p>185295.1</text:p>
              </table:table-cell>
              <table:table-cell office:value-type="float" office:value="95693.7">
                <text:p>95693.7</text:p>
              </table:table-cell>
              <table:table-cell office:value-type="float" office:value="49130.6">
                <text:p>49130.6</text:p>
              </table:table-cell>
              <table:table-cell office:value-type="float" office:value="12719">
                <text:p>12719</text:p>
              </table:table-cell>
              <table:table-cell office:value-type="float" office:value="38.8">
                <text:p>38.8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410238">
                <text:p>410238</text:p>
              </table:table-cell>
              <table:table-cell office:value-type="float" office:value="211236.4">
                <text:p>211236.4</text:p>
              </table:table-cell>
              <table:table-cell office:value-type="float" office:value="108133.9">
                <text:p>108133.9</text:p>
              </table:table-cell>
              <table:table-cell office:value-type="float" office:value="55026.2">
                <text:p>55026.2</text:p>
              </table:table-cell>
              <table:table-cell office:value-type="float" office:value="13990.8">
                <text:p>13990.8</text:p>
              </table:table-cell>
              <table:table-cell office:value-type="float" office:value="40.8">
                <text:p>40.8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471773.7">
                <text:p>471773.7</text:p>
              </table:table-cell>
              <table:table-cell office:value-type="float" office:value="240809.5">
                <text:p>240809.5</text:p>
              </table:table-cell>
              <table:table-cell office:value-type="float" office:value="122191.3">
                <text:p>122191.3</text:p>
              </table:table-cell>
              <table:table-cell office:value-type="float" office:value="61629.4">
                <text:p>61629.4</text:p>
              </table:table-cell>
              <table:table-cell office:value-type="float" office:value="15389.9">
                <text:p>15389.9</text:p>
              </table:table-cell>
              <table:table-cell office:value-type="float" office:value="42.8">
                <text:p>42.8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542539.7">
                <text:p>542539.7</text:p>
              </table:table-cell>
              <table:table-cell office:value-type="float" office:value="274522.8">
                <text:p>274522.8</text:p>
              </table:table-cell>
              <table:table-cell office:value-type="float" office:value="138076.1">
                <text:p>138076.1</text:p>
              </table:table-cell>
              <table:table-cell office:value-type="float" office:value="69024.9">
                <text:p>69024.9</text:p>
              </table:table-cell>
              <table:table-cell office:value-type="float" office:value="16928.9">
                <text:p>16928.9</text:p>
              </table:table-cell>
              <table:table-cell office:value-type="float" office:value="45">
                <text:p>45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623920.7">
                <text:p>623920.7</text:p>
              </table:table-cell>
              <table:table-cell office:value-type="float" office:value="312956">
                <text:p>312956</text:p>
              </table:table-cell>
              <table:table-cell office:value-type="float" office:value="156026">
                <text:p>156026</text:p>
              </table:table-cell>
              <table:table-cell office:value-type="float" office:value="77307.9">
                <text:p>77307.9</text:p>
              </table:table-cell>
              <table:table-cell office:value-type="float" office:value="18621.8">
                <text:p>18621.8</text:p>
              </table:table-cell>
              <table:table-cell office:value-type="float" office:value="47.2">
                <text:p>47.2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717508.8">
                <text:p>717508.8</text:p>
              </table:table-cell>
              <table:table-cell office:value-type="float" office:value="356769.8">
                <text:p>356769.8</text:p>
              </table:table-cell>
              <table:table-cell office:value-type="float" office:value="176309.4">
                <text:p>176309.4</text:p>
              </table:table-cell>
              <table:table-cell office:value-type="float" office:value="86584.8">
                <text:p>86584.8</text:p>
              </table:table-cell>
              <table:table-cell office:value-type="float" office:value="20484">
                <text:p>20484</text:p>
              </table:table-cell>
              <table:table-cell office:value-type="float" office:value="49.6">
                <text:p>49.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25135.1">
                <text:p>825135.1</text:p>
              </table:table-cell>
              <table:table-cell office:value-type="float" office:value="406717.6">
                <text:p>406717.6</text:p>
              </table:table-cell>
              <table:table-cell office:value-type="float" office:value="199229.6">
                <text:p>199229.6</text:p>
              </table:table-cell>
              <table:table-cell office:value-type="float" office:value="96975">
                <text:p>96975</text:p>
              </table:table-cell>
              <table:table-cell office:value-type="float" office:value="22532.4">
                <text:p>22532.4</text:p>
              </table:table-cell>
              <table:table-cell office:value-type="float" office:value="52">
                <text:p>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948905.4">
                <text:p>948905.4</text:p>
              </table:table-cell>
              <table:table-cell office:value-type="float" office:value="463658.1">
                <text:p>463658.1</text:p>
              </table:table-cell>
              <table:table-cell office:value-type="float" office:value="225129.5">
                <text:p>225129.5</text:p>
              </table:table-cell>
              <table:table-cell office:value-type="float" office:value="108612">
                <text:p>108612</text:p>
              </table:table-cell>
              <table:table-cell office:value-type="float" office:value="24785.6">
                <text:p>24785.6</text:p>
              </table:table-cell>
              <table:table-cell office:value-type="float" office:value="54.6">
                <text:p>54.6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091241.2">
                <text:p>1091241.2</text:p>
              </table:table-cell>
              <table:table-cell office:value-type="float" office:value="528570.2">
                <text:p>528570.2</text:p>
              </table:table-cell>
              <table:table-cell office:value-type="float" office:value="254396.3">
                <text:p>254396.3</text:p>
              </table:table-cell>
              <table:table-cell office:value-type="float" office:value="121645.5">
                <text:p>121645.5</text:p>
              </table:table-cell>
              <table:table-cell office:value-type="float" office:value="27264.2">
                <text:p>27264.2</text:p>
              </table:table-cell>
              <table:table-cell office:value-type="float" office:value="57.4">
                <text:p>57.4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254927.4">
                <text:p>1254927.4</text:p>
              </table:table-cell>
              <table:table-cell office:value-type="float" office:value="602570">
                <text:p>602570</text:p>
              </table:table-cell>
              <table:table-cell office:value-type="float" office:value="287467.8">
                <text:p>287467.8</text:p>
              </table:table-cell>
              <table:table-cell office:value-type="float" office:value="136242.9">
                <text:p>136242.9</text:p>
              </table:table-cell>
              <table:table-cell office:value-type="float" office:value="29990.6">
                <text:p>29990.6</text:p>
              </table:table-cell>
              <table:table-cell office:value-type="float" office:value="60.2">
                <text:p>60.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443166.5">
                <text:p>1443166.5</text:p>
              </table:table-cell>
              <table:table-cell office:value-type="float" office:value="686929.8">
                <text:p>686929.8</text:p>
              </table:table-cell>
              <table:table-cell office:value-type="float" office:value="324838.6">
                <text:p>324838.6</text:p>
              </table:table-cell>
              <table:table-cell office:value-type="float" office:value="152592.1">
                <text:p>152592.1</text:p>
              </table:table-cell>
              <table:table-cell office:value-type="float" office:value="32989.7">
                <text:p>32989.7</text:p>
              </table:table-cell>
              <table:table-cell office:value-type="float" office:value="63.3">
                <text:p>63.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659641.4">
                <text:p>1659641.4</text:p>
              </table:table-cell>
              <table:table-cell office:value-type="float" office:value="783100">
                <text:p>783100</text:p>
              </table:table-cell>
              <table:table-cell office:value-type="float" office:value="367067.7">
                <text:p>367067.7</text:p>
              </table:table-cell>
              <table:table-cell office:value-type="float" office:value="170903.1">
                <text:p>170903.1</text:p>
              </table:table-cell>
              <table:table-cell office:value-type="float" office:value="36288.7">
                <text:p>36288.7</text:p>
              </table:table-cell>
              <table:table-cell office:value-type="float" office:value="66.4">
                <text:p>66.4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908587.7">
                <text:p>1908587.7</text:p>
              </table:table-cell>
              <table:table-cell office:value-type="float" office:value="892734">
                <text:p>892734</text:p>
              </table:table-cell>
              <table:table-cell office:value-type="float" office:value="414786.5">
                <text:p>414786.5</text:p>
              </table:table-cell>
              <table:table-cell office:value-type="float" office:value="191411.5">
                <text:p>191411.5</text:p>
              </table:table-cell>
              <table:table-cell office:value-type="float" office:value="39917.5">
                <text:p>39917.5</text:p>
              </table:table-cell>
              <table:table-cell office:value-type="float" office:value="69.7">
                <text:p>69.7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194875.8">
                <text:p>2194875.8</text:p>
              </table:table-cell>
              <table:table-cell office:value-type="float" office:value="1017716.7">
                <text:p>1017716.7</text:p>
              </table:table-cell>
              <table:table-cell office:value-type="float" office:value="468708.7">
                <text:p>468708.7</text:p>
              </table:table-cell>
              <table:table-cell office:value-type="float" office:value="214380.9">
                <text:p>214380.9</text:p>
              </table:table-cell>
              <table:table-cell office:value-type="float" office:value="43909.3">
                <text:p>43909.3</text:p>
              </table:table-cell>
              <table:table-cell office:value-type="float" office:value="73.2">
                <text:p>73.2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524107.2">
                <text:p>2524107.2</text:p>
              </table:table-cell>
              <table:table-cell office:value-type="float" office:value="1160197.1">
                <text:p>1160197.1</text:p>
              </table:table-cell>
              <table:table-cell office:value-type="float" office:value="529640.8">
                <text:p>529640.8</text:p>
              </table:table-cell>
              <table:table-cell office:value-type="float" office:value="240106.6">
                <text:p>240106.6</text:p>
              </table:table-cell>
              <table:table-cell office:value-type="float" office:value="48300.2">
                <text:p>48300.2</text:p>
              </table:table-cell>
              <table:table-cell office:value-type="float" office:value="76.9">
                <text:p>76.9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902723.3">
                <text:p>2902723.3</text:p>
              </table:table-cell>
              <table:table-cell office:value-type="float" office:value="1322624.7">
                <text:p>1322624.7</text:p>
              </table:table-cell>
              <table:table-cell office:value-type="float" office:value="598494.2">
                <text:p>598494.2</text:p>
              </table:table-cell>
              <table:table-cell office:value-type="float" office:value="268919.3">
                <text:p>268919.3</text:p>
              </table:table-cell>
              <table:table-cell office:value-type="float" office:value="53130.2">
                <text:p>53130.2</text:p>
              </table:table-cell>
              <table:table-cell office:value-type="float" office:value="80.7">
                <text:p>80.7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3338131.7">
                <text:p>3338131.7</text:p>
              </table:table-cell>
              <table:table-cell office:value-type="float" office:value="1507792.1">
                <text:p>1507792.1</text:p>
              </table:table-cell>
              <table:table-cell office:value-type="float" office:value="676298.4">
                <text:p>676298.4</text:p>
              </table:table-cell>
              <table:table-cell office:value-type="float" office:value="301189.7">
                <text:p>301189.7</text:p>
              </table:table-cell>
              <table:table-cell office:value-type="float" office:value="58443.2">
                <text:p>58443.2</text:p>
              </table:table-cell>
              <table:table-cell office:value-type="float" office:value="84.8">
                <text:p>84.8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3838851.5">
                <text:p>3838851.5</text:p>
              </table:table-cell>
              <table:table-cell office:value-type="float" office:value="1718883">
                <text:p>1718883</text:p>
              </table:table-cell>
              <table:table-cell office:value-type="float" office:value="764217.2">
                <text:p>764217.2</text:p>
              </table:table-cell>
              <table:table-cell office:value-type="float" office:value="337332.4">
                <text:p>337332.4</text:p>
              </table:table-cell>
              <table:table-cell office:value-type="float" office:value="64287.6">
                <text:p>64287.6</text:p>
              </table:table-cell>
              <table:table-cell office:value-type="float" office:value="89">
                <text:p>89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4414679.2">
                <text:p>4414679.2</text:p>
              </table:table-cell>
              <table:table-cell office:value-type="float" office:value="1959526.6">
                <text:p>1959526.6</text:p>
              </table:table-cell>
              <table:table-cell office:value-type="float" office:value="863565.4">
                <text:p>863565.4</text:p>
              </table:table-cell>
              <table:table-cell office:value-type="float" office:value="377812.3">
                <text:p>377812.3</text:p>
              </table:table-cell>
              <table:table-cell office:value-type="float" office:value="70716.3">
                <text:p>70716.3</text:p>
              </table:table-cell>
              <table:table-cell office:value-type="float" office:value="93.5">
                <text:p>93.5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5076881.1">
                <text:p>5076881.1</text:p>
              </table:table-cell>
              <table:table-cell office:value-type="float" office:value="2233860.4">
                <text:p>2233860.4</text:p>
              </table:table-cell>
              <table:table-cell office:value-type="float" office:value="975828.9">
                <text:p>975828.9</text:p>
              </table:table-cell>
              <table:table-cell office:value-type="float" office:value="423149.8">
                <text:p>423149.8</text:p>
              </table:table-cell>
              <table:table-cell office:value-type="float" office:value="77788">
                <text:p>77788</text:p>
              </table:table-cell>
              <table:table-cell office:value-type="float" office:value="98.1">
                <text:p>98.1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5838413.3">
                <text:p>5838413.3</text:p>
              </table:table-cell>
              <table:table-cell office:value-type="float" office:value="2546600.8">
                <text:p>2546600.8</text:p>
              </table:table-cell>
              <table:table-cell office:value-type="float" office:value="1102686.7">
                <text:p>1102686.7</text:p>
              </table:table-cell>
              <table:table-cell office:value-type="float" office:value="473927.8">
                <text:p>473927.8</text:p>
              </table:table-cell>
              <table:table-cell office:value-type="float" office:value="85566.8">
                <text:p>85566.8</text:p>
              </table:table-cell>
              <table:table-cell office:value-type="float" office:value="103">
                <text:p>103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6714175.3">
                <text:p>6714175.3</text:p>
              </table:table-cell>
              <table:table-cell office:value-type="float" office:value="2903125">
                <text:p>2903125</text:p>
              </table:table-cell>
              <table:table-cell office:value-type="float" office:value="1246036">
                <text:p>1246036</text:p>
              </table:table-cell>
              <table:table-cell office:value-type="float" office:value="530799.1">
                <text:p>530799.1</text:p>
              </table:table-cell>
              <table:table-cell office:value-type="float" office:value="94123.4">
                <text:p>94123.4</text:p>
              </table:table-cell>
              <table:table-cell office:value-type="float" office:value="108.2">
                <text:p>108.2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7721301.6">
                <text:p>7721301.6</text:p>
              </table:table-cell>
              <table:table-cell office:value-type="float" office:value="3309562.4">
                <text:p>3309562.4</text:p>
              </table:table-cell>
              <table:table-cell office:value-type="float" office:value="1408020.6">
                <text:p>1408020.6</text:p>
              </table:table-cell>
              <table:table-cell office:value-type="float" office:value="594495">
                <text:p>594495</text:p>
              </table:table-cell>
              <table:table-cell office:value-type="float" office:value="103535.8">
                <text:p>103535.8</text:p>
              </table:table-cell>
              <table:table-cell office:value-type="float" office:value="113.6">
                <text:p>113.6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8879496.8">
                <text:p>8879496.8</text:p>
              </table:table-cell>
              <table:table-cell office:value-type="float" office:value="3772901.2">
                <text:p>3772901.2</text:p>
              </table:table-cell>
              <table:table-cell office:value-type="float" office:value="1591063.3">
                <text:p>1591063.3</text:p>
              </table:table-cell>
              <table:table-cell office:value-type="float" office:value="665834.4">
                <text:p>665834.4</text:p>
              </table:table-cell>
              <table:table-cell office:value-type="float" office:value="113889.4">
                <text:p>113889.4</text:p>
              </table:table-cell>
              <table:table-cell office:value-type="float" office:value="119.3">
                <text:p>119.3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211421.3">
                <text:p>10211421.3</text:p>
              </table:table-cell>
              <table:table-cell office:value-type="float" office:value="4301107.4">
                <text:p>4301107.4</text:p>
              </table:table-cell>
              <table:table-cell office:value-type="float" office:value="1797901.5">
                <text:p>1797901.5</text:p>
              </table:table-cell>
              <table:table-cell office:value-type="float" office:value="745734.5">
                <text:p>745734.5</text:p>
              </table:table-cell>
              <table:table-cell office:value-type="float" office:value="125278.3">
                <text:p>125278.3</text:p>
              </table:table-cell>
              <table:table-cell office:value-type="float" office:value="125.2">
                <text:p>125.2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1743134.5">
                <text:p>11743134.5</text:p>
              </table:table-cell>
              <table:table-cell office:value-type="float" office:value="4903262.4">
                <text:p>4903262.4</text:p>
              </table:table-cell>
              <table:table-cell office:value-type="float" office:value="2031628.7">
                <text:p>2031628.7</text:p>
              </table:table-cell>
              <table:table-cell office:value-type="float" office:value="835222.7">
                <text:p>835222.7</text:p>
              </table:table-cell>
              <table:table-cell office:value-type="float" office:value="137806.1">
                <text:p>137806.1</text:p>
              </table:table-cell>
              <table:table-cell office:value-type="float" office:value="131.5">
                <text:p>131.5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3504604.7">
                <text:p>13504604.7</text:p>
              </table:table-cell>
              <table:table-cell office:value-type="float" office:value="5589719.1">
                <text:p>5589719.1</text:p>
              </table:table-cell>
              <table:table-cell office:value-type="float" office:value="2295740.5">
                <text:p>2295740.5</text:p>
              </table:table-cell>
              <table:table-cell office:value-type="float" office:value="935449.4">
                <text:p>935449.4</text:p>
              </table:table-cell>
              <table:table-cell office:value-type="float" office:value="151586.7">
                <text:p>151586.7</text:p>
              </table:table-cell>
              <table:table-cell office:value-type="float" office:value="138.1">
                <text:p>138.1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5530295.4">
                <text:p>15530295.4</text:p>
              </table:table-cell>
              <table:table-cell office:value-type="float" office:value="6372279.8">
                <text:p>6372279.8</text:p>
              </table:table-cell>
              <table:table-cell office:value-type="float" office:value="2594186.7">
                <text:p>2594186.7</text:p>
              </table:table-cell>
              <table:table-cell office:value-type="float" office:value="1047703.3">
                <text:p>1047703.3</text:p>
              </table:table-cell>
              <table:table-cell office:value-type="float" office:value="166745.4">
                <text:p>166745.4</text:p>
              </table:table-cell>
              <table:table-cell office:value-type="float" office:value="145">
                <text:p>145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7859839.7">
                <text:p>17859839.7</text:p>
              </table:table-cell>
              <table:table-cell office:value-type="float" office:value="7264399">
                <text:p>7264399</text:p>
              </table:table-cell>
              <table:table-cell office:value-type="float" office:value="2931431">
                <text:p>2931431</text:p>
              </table:table-cell>
              <table:table-cell office:value-type="float" office:value="1173427.7">
                <text:p>1173427.7</text:p>
              </table:table-cell>
              <table:table-cell office:value-type="float" office:value="183420">
                <text:p>183420</text:p>
              </table:table-cell>
              <table:table-cell office:value-type="float" office:value="152.2">
                <text:p>152.2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0538815.6">
                <text:p>20538815.6</text:p>
              </table:table-cell>
              <table:table-cell office:value-type="float" office:value="8281414.8">
                <text:p>8281414.8</text:p>
              </table:table-cell>
              <table:table-cell office:value-type="float" office:value="3312517">
                <text:p>3312517</text:p>
              </table:table-cell>
              <table:table-cell office:value-type="float" office:value="1314239">
                <text:p>1314239</text:p>
              </table:table-cell>
              <table:table-cell office:value-type="float" office:value="201761.9">
                <text:p>201761.9</text:p>
              </table:table-cell>
              <table:table-cell office:value-type="float" office:value="159.8">
                <text:p>159.8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3619638">
                <text:p>23619638</text:p>
              </table:table-cell>
              <table:table-cell office:value-type="float" office:value="9440812.9">
                <text:p>9440812.9</text:p>
              </table:table-cell>
              <table:table-cell office:value-type="float" office:value="3743144.3">
                <text:p>3743144.3</text:p>
              </table:table-cell>
              <table:table-cell office:value-type="float" office:value="1471947.7">
                <text:p>1471947.7</text:p>
              </table:table-cell>
              <table:table-cell office:value-type="float" office:value="221938.1">
                <text:p>221938.1</text:p>
              </table:table-cell>
              <table:table-cell office:value-type="float" office:value="167.8">
                <text:p>167.8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7162583.7">
                <text:p>27162583.7</text:p>
              </table:table-cell>
              <table:table-cell office:value-type="float" office:value="10762526.7">
                <text:p>10762526.7</text:p>
              </table:table-cell>
              <table:table-cell office:value-type="float" office:value="4229753">
                <text:p>4229753</text:p>
              </table:table-cell>
              <table:table-cell office:value-type="float" office:value="1648581.4">
                <text:p>1648581.4</text:p>
              </table:table-cell>
              <table:table-cell office:value-type="float" office:value="244132">
                <text:p>244132</text:p>
              </table:table-cell>
              <table:table-cell office:value-type="float" office:value="176.2">
                <text:p>176.2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31236971.2">
                <text:p>31236971.2</text:p>
              </table:table-cell>
              <table:table-cell office:value-type="float" office:value="12269280.4">
                <text:p>12269280.4</text:p>
              </table:table-cell>
              <table:table-cell office:value-type="float" office:value="4779620.9">
                <text:p>4779620.9</text:p>
              </table:table-cell>
              <table:table-cell office:value-type="float" office:value="1846411.2">
                <text:p>1846411.2</text:p>
              </table:table-cell>
              <table:table-cell office:value-type="float" office:value="268545.1">
                <text:p>268545.1</text:p>
              </table:table-cell>
              <table:table-cell office:value-type="float" office:value="185">
                <text:p>185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35922516.9">
                <text:p>35922516.9</text:p>
              </table:table-cell>
              <table:table-cell office:value-type="float" office:value="13986979.7">
                <text:p>13986979.7</text:p>
              </table:table-cell>
              <table:table-cell office:value-type="float" office:value="5400971.6">
                <text:p>5400971.6</text:p>
              </table:table-cell>
              <table:table-cell office:value-type="float" office:value="2067980.5">
                <text:p>2067980.5</text:p>
              </table:table-cell>
              <table:table-cell office:value-type="float" office:value="295399.7">
                <text:p>295399.7</text:p>
              </table:table-cell>
              <table:table-cell office:value-type="float" office:value="194.3">
                <text:p>194.3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41310894.5">
                <text:p>41310894.5</text:p>
              </table:table-cell>
              <table:table-cell office:value-type="float" office:value="15945156.8">
                <text:p>15945156.8</text:p>
              </table:table-cell>
              <table:table-cell office:value-type="float" office:value="6103097.9">
                <text:p>6103097.9</text:p>
              </table:table-cell>
              <table:table-cell office:value-type="float" office:value="2316138.2">
                <text:p>2316138.2</text:p>
              </table:table-cell>
              <table:table-cell office:value-type="float" office:value="324939.6">
                <text:p>324939.6</text:p>
              </table:table-cell>
              <table:table-cell office:value-type="float" office:value="204">
                <text:p>204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47507528.6">
                <text:p>47507528.6</text:p>
              </table:table-cell>
              <table:table-cell office:value-type="float" office:value="18177478.8">
                <text:p>18177478.8</text:p>
              </table:table-cell>
              <table:table-cell office:value-type="float" office:value="6896500.7">
                <text:p>6896500.7</text:p>
              </table:table-cell>
              <table:table-cell office:value-type="float" office:value="2594074.8">
                <text:p>2594074.8</text:p>
              </table:table-cell>
              <table:table-cell office:value-type="float" office:value="357433.6">
                <text:p>357433.6</text:p>
              </table:table-cell>
              <table:table-cell office:value-type="float" office:value="214.2">
                <text:p>214.2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54633657.9">
                <text:p>54633657.9</text:p>
              </table:table-cell>
              <table:table-cell office:value-type="float" office:value="20722325.8">
                <text:p>20722325.8</text:p>
              </table:table-cell>
              <table:table-cell office:value-type="float" office:value="7793045.8">
                <text:p>7793045.8</text:p>
              </table:table-cell>
              <table:table-cell office:value-type="float" office:value="2905363.8">
                <text:p>2905363.8</text:p>
              </table:table-cell>
              <table:table-cell office:value-type="float" office:value="393177">
                <text:p>393177</text:p>
              </table:table-cell>
              <table:table-cell office:value-type="float" office:value="224.9">
                <text:p>224.9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62828706.6">
                <text:p>62828706.6</text:p>
              </table:table-cell>
              <table:table-cell office:value-type="float" office:value="23623451.5">
                <text:p>23623451.5</text:p>
              </table:table-cell>
              <table:table-cell office:value-type="float" office:value="8806141.7">
                <text:p>8806141.7</text:p>
              </table:table-cell>
              <table:table-cell office:value-type="float" office:value="3254007.4">
                <text:p>3254007.4</text:p>
              </table:table-cell>
              <table:table-cell office:value-type="float" office:value="432494.6">
                <text:p>432494.6</text:p>
              </table:table-cell>
              <table:table-cell office:value-type="float" office:value="236.2">
                <text:p>236.2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72253012.6">
                <text:p>72253012.6</text:p>
              </table:table-cell>
              <table:table-cell office:value-type="float" office:value="26930734.7">
                <text:p>26930734.7</text:p>
              </table:table-cell>
              <table:table-cell office:value-type="float" office:value="9950940.1">
                <text:p>9950940.1</text:p>
              </table:table-cell>
              <table:table-cell office:value-type="float" office:value="3644488.3">
                <text:p>3644488.3</text:p>
              </table:table-cell>
              <table:table-cell office:value-type="float" office:value="475744.1">
                <text:p>475744.1</text:p>
              </table:table-cell>
              <table:table-cell office:value-type="float" office:value="248">
                <text:p>248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83090964.5">
                <text:p>83090964.5</text:p>
              </table:table-cell>
              <table:table-cell office:value-type="float" office:value="30701037.5">
                <text:p>30701037.5</text:p>
              </table:table-cell>
              <table:table-cell office:value-type="float" office:value="11244562.4">
                <text:p>11244562.4</text:p>
              </table:table-cell>
              <table:table-cell office:value-type="float" office:value="4081826.9">
                <text:p>4081826.9</text:p>
              </table:table-cell>
              <table:table-cell office:value-type="float" office:value="523318.5">
                <text:p>523318.5</text:p>
              </table:table-cell>
              <table:table-cell office:value-type="float" office:value="260.4">
                <text:p>260.4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95554609.2">
                <text:p>95554609.2</text:p>
              </table:table-cell>
              <table:table-cell office:value-type="float" office:value="34999182.8">
                <text:p>34999182.8</text:p>
              </table:table-cell>
              <table:table-cell office:value-type="float" office:value="12706355.5">
                <text:p>12706355.5</text:p>
              </table:table-cell>
              <table:table-cell office:value-type="float" office:value="4571646.1">
                <text:p>4571646.1</text:p>
              </table:table-cell>
              <table:table-cell office:value-type="float" office:value="575650.4">
                <text:p>575650.4</text:p>
              </table:table-cell>
              <table:table-cell office:value-type="float" office:value="273.4">
                <text:p>273.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09887800.6">
                <text:p>109887800.6</text:p>
              </table:table-cell>
              <table:table-cell office:value-type="float" office:value="39899068.4">
                <text:p>39899068.4</text:p>
              </table:table-cell>
              <table:table-cell office:value-type="float" office:value="14358181.7">
                <text:p>14358181.7</text:p>
              </table:table-cell>
              <table:table-cell office:value-type="float" office:value="5120243.7">
                <text:p>5120243.7</text:p>
              </table:table-cell>
              <table:table-cell office:value-type="float" office:value="633215.4">
                <text:p>633215.4</text:p>
              </table:table-cell>
              <table:table-cell office:value-type="float" office:value="287.1">
                <text:p>287.1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26370970.7">
                <text:p>126370970.7</text:p>
              </table:table-cell>
              <table:table-cell office:value-type="float" office:value="45484937.9">
                <text:p>45484937.9</text:p>
              </table:table-cell>
              <table:table-cell office:value-type="float" office:value="16224745.3">
                <text:p>16224745.3</text:p>
              </table:table-cell>
              <table:table-cell office:value-type="float" office:value="5734672.9">
                <text:p>5734672.9</text:p>
              </table:table-cell>
              <table:table-cell office:value-type="float" office:value="696537">
                <text:p>696537</text:p>
              </table:table-cell>
              <table:table-cell office:value-type="float" office:value="301.4">
                <text:p>301.4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45326616.3">
                <text:p>145326616.3</text:p>
              </table:table-cell>
              <table:table-cell office:value-type="float" office:value="51852829.2">
                <text:p>51852829.2</text:p>
              </table:table-cell>
              <table:table-cell office:value-type="float" office:value="18333962.2">
                <text:p>18333962.2</text:p>
              </table:table-cell>
              <table:table-cell office:value-type="float" office:value="6422833.7">
                <text:p>6422833.7</text:p>
              </table:table-cell>
              <table:table-cell office:value-type="float" office:value="766190.7">
                <text:p>766190.7</text:p>
              </table:table-cell>
              <table:table-cell office:value-type="float" office:value="316.5">
                <text:p>316.5</text:p>
              </table:table-cell>
              <table:table-cell office:value-type="float" office:value="102.3">
                <text:p>102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67125608.7">
                <text:p>167125608.7</text:p>
              </table:table-cell>
              <table:table-cell office:value-type="float" office:value="59112225.3">
                <text:p>59112225.3</text:p>
              </table:table-cell>
              <table:table-cell office:value-type="float" office:value="20717377.3">
                <text:p>20717377.3</text:p>
              </table:table-cell>
              <table:table-cell office:value-type="float" office:value="7193573.7">
                <text:p>7193573.7</text:p>
              </table:table-cell>
              <table:table-cell office:value-type="float" office:value="842809.7">
                <text:p>842809.7</text:p>
              </table:table-cell>
              <table:table-cell office:value-type="float" office:value="332.3">
                <text:p>332.3</text:p>
              </table:table-cell>
              <table:table-cell office:value-type="float" office:value="106.4">
                <text:p>106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92194450">
                <text:p>192194450</text:p>
              </table:table-cell>
              <table:table-cell office:value-type="float" office:value="67387936.9">
                <text:p>67387936.9</text:p>
              </table:table-cell>
              <table:table-cell office:value-type="float" office:value="23410636.3">
                <text:p>23410636.3</text:p>
              </table:table-cell>
              <table:table-cell office:value-type="float" office:value="8056802.6">
                <text:p>8056802.6</text:p>
              </table:table-cell>
              <table:table-cell office:value-type="float" office:value="927090.7">
                <text:p>927090.7</text:p>
              </table:table-cell>
              <table:table-cell office:value-type="float" office:value="348.9">
                <text:p>348.9</text:p>
              </table:table-cell>
              <table:table-cell office:value-type="float" office:value="110.7">
                <text:p>110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21023617.5">
                <text:p>221023617.5</text:p>
              </table:table-cell>
              <table:table-cell office:value-type="float" office:value="76822248">
                <text:p>76822248</text:p>
              </table:table-cell>
              <table:table-cell office:value-type="float" office:value="26454019">
                <text:p>26454019</text:p>
              </table:table-cell>
              <table:table-cell office:value-type="float" office:value="9023618.9">
                <text:p>9023618.9</text:p>
              </table:table-cell>
              <table:table-cell office:value-type="float" office:value="1019799.8">
                <text:p>1019799.8</text:p>
              </table:table-cell>
              <table:table-cell office:value-type="float" office:value="366.4">
                <text:p>366.4</text:p>
              </table:table-cell>
              <table:table-cell office:value-type="float" office:value="115.1">
                <text:p>115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254177160.2">
                <text:p>254177160.2</text:p>
              </table:table-cell>
              <table:table-cell office:value-type="float" office:value="87577362.8">
                <text:p>87577362.8</text:p>
              </table:table-cell>
              <table:table-cell office:value-type="float" office:value="29893041.5">
                <text:p>29893041.5</text:p>
              </table:table-cell>
              <table:table-cell office:value-type="float" office:value="10106453.1">
                <text:p>10106453.1</text:p>
              </table:table-cell>
              <table:table-cell office:value-type="float" office:value="1121779.7">
                <text:p>1121779.7</text:p>
              </table:table-cell>
              <table:table-cell office:value-type="float" office:value="384.7">
                <text:p>384.7</text:p>
              </table:table-cell>
              <table:table-cell office:value-type="float" office:value="119.7">
                <text:p>119.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92303734.2">
                <text:p>292303734.2</text:p>
              </table:table-cell>
              <table:table-cell office:value-type="float" office:value="99838193.6">
                <text:p>99838193.6</text:p>
              </table:table-cell>
              <table:table-cell office:value-type="float" office:value="33779136.9">
                <text:p>33779136.9</text:p>
              </table:table-cell>
              <table:table-cell office:value-type="float" office:value="11319227.5">
                <text:p>11319227.5</text:p>
              </table:table-cell>
              <table:table-cell office:value-type="float" office:value="1233957.7">
                <text:p>1233957.7</text:p>
              </table:table-cell>
              <table:table-cell office:value-type="float" office:value="403.9">
                <text:p>403.9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336149294.3">
                <text:p>336149294.3</text:p>
              </table:table-cell>
              <table:table-cell office:value-type="float" office:value="113815540.6">
                <text:p>113815540.6</text:p>
              </table:table-cell>
              <table:table-cell office:value-type="float" office:value="38170424.7">
                <text:p>38170424.7</text:p>
              </table:table-cell>
              <table:table-cell office:value-type="float" office:value="12677534.8">
                <text:p>12677534.8</text:p>
              </table:table-cell>
              <table:table-cell office:value-type="float" office:value="1357353.5">
                <text:p>1357353.5</text:p>
              </table:table-cell>
              <table:table-cell office:value-type="float" office:value="424.1">
                <text:p>424.1</text:p>
              </table:table-cell>
              <table:table-cell office:value-type="float" office:value="129.5">
                <text:p>129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386571688.4">
                <text:p>386571688.4</text:p>
              </table:table-cell>
              <table:table-cell office:value-type="float" office:value="129749716.3">
                <text:p>129749716.3</text:p>
              </table:table-cell>
              <table:table-cell office:value-type="float" office:value="43132579.9">
                <text:p>43132579.9</text:p>
              </table:table-cell>
              <table:table-cell office:value-type="float" office:value="14198839">
                <text:p>14198839</text:p>
              </table:table-cell>
              <table:table-cell office:value-type="float" office:value="1493088.8">
                <text:p>1493088.8</text:p>
              </table:table-cell>
              <table:table-cell office:value-type="float" office:value="445.3">
                <text:p>445.3</text:p>
              </table:table-cell>
              <table:table-cell office:value-type="float" office:value="134.6">
                <text:p>134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444557441.7">
                <text:p>444557441.7</text:p>
              </table:table-cell>
              <table:table-cell office:value-type="float" office:value="147914676.6">
                <text:p>147914676.6</text:p>
              </table:table-cell>
              <table:table-cell office:value-type="float" office:value="48739815.3">
                <text:p>48739815.3</text:p>
              </table:table-cell>
              <table:table-cell office:value-type="float" office:value="15902699.6">
                <text:p>15902699.6</text:p>
              </table:table-cell>
              <table:table-cell office:value-type="float" office:value="1642397.7">
                <text:p>1642397.7</text:p>
              </table:table-cell>
              <table:table-cell office:value-type="float" office:value="467.6">
                <text:p>467.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511241058">
                <text:p>511241058</text:p>
              </table:table-cell>
              <table:table-cell office:value-type="float" office:value="168622731.4">
                <text:p>168622731.4</text:p>
              </table:table-cell>
              <table:table-cell office:value-type="float" office:value="55075991.3">
                <text:p>55075991.3</text:p>
              </table:table-cell>
              <table:table-cell office:value-type="float" office:value="17811023.6">
                <text:p>17811023.6</text:p>
              </table:table-cell>
              <table:table-cell office:value-type="float" office:value="1806637.5">
                <text:p>1806637.5</text:p>
              </table:table-cell>
              <table:table-cell office:value-type="float" office:value="491">
                <text:p>491</text:p>
              </table:table-cell>
              <table:table-cell office:value-type="float" office:value="145.6">
                <text:p>145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587927216.7">
                <text:p>587927216.7</text:p>
              </table:table-cell>
              <table:table-cell office:value-type="float" office:value="192229913.7">
                <text:p>192229913.7</text:p>
              </table:table-cell>
              <table:table-cell office:value-type="float" office:value="62235870.1">
                <text:p>62235870.1</text:p>
              </table:table-cell>
              <table:table-cell office:value-type="float" office:value="19948346.4">
                <text:p>19948346.4</text:p>
              </table:table-cell>
              <table:table-cell office:value-type="float" office:value="1987301.2">
                <text:p>1987301.2</text:p>
              </table:table-cell>
              <table:table-cell office:value-type="float" office:value="515.5">
                <text:p>515.5</text:p>
              </table:table-cell>
              <table:table-cell office:value-type="float" office:value="151.4">
                <text:p>151.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676116299.2">
                <text:p>676116299.2</text:p>
              </table:table-cell>
              <table:table-cell office:value-type="float" office:value="219142101.7">
                <text:p>219142101.7</text:p>
              </table:table-cell>
              <table:table-cell office:value-type="float" office:value="70326533.2">
                <text:p>70326533.2</text:p>
              </table:table-cell>
              <table:table-cell office:value-type="float" office:value="22342148">
                <text:p>22342148</text:p>
              </table:table-cell>
              <table:table-cell office:value-type="float" office:value="2186031.3">
                <text:p>2186031.3</text:p>
              </table:table-cell>
              <table:table-cell office:value-type="float" office:value="541.3">
                <text:p>541.3</text:p>
              </table:table-cell>
              <table:table-cell office:value-type="float" office:value="157.5">
                <text:p>157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777533744">
                <text:p>777533744</text:p>
              </table:table-cell>
              <table:table-cell office:value-type="float" office:value="249821995.9">
                <text:p>249821995.9</text:p>
              </table:table-cell>
              <table:table-cell office:value-type="float" office:value="79468982.6">
                <text:p>79468982.6</text:p>
              </table:table-cell>
              <table:table-cell office:value-type="float" office:value="25023205.8">
                <text:p>25023205.8</text:p>
              </table:table-cell>
              <table:table-cell office:value-type="float" office:value="2404634.5">
                <text:p>2404634.5</text:p>
              </table:table-cell>
              <table:table-cell office:value-type="float" office:value="568.3">
                <text:p>568.3</text:p>
              </table:table-cell>
              <table:table-cell office:value-type="float" office:value="163.8">
                <text:p>163.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894163805.6">
                <text:p>894163805.6</text:p>
              </table:table-cell>
              <table:table-cell office:value-type="float" office:value="284797075.3">
                <text:p>284797075.3</text:p>
              </table:table-cell>
              <table:table-cell office:value-type="float" office:value="89799950.3">
                <text:p>89799950.3</text:p>
              </table:table-cell>
              <table:table-cell office:value-type="float" office:value="28025990.5">
                <text:p>28025990.5</text:p>
              </table:table-cell>
              <table:table-cell office:value-type="float" office:value="2645097.9">
                <text:p>2645097.9</text:p>
              </table:table-cell>
              <table:table-cell office:value-type="float" office:value="596.8">
                <text:p>596.8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028288376.5">
                <text:p>1028288376.5</text:p>
              </table:table-cell>
              <table:table-cell office:value-type="float" office:value="324668665.9">
                <text:p>324668665.9</text:p>
              </table:table-cell>
              <table:table-cell office:value-type="float" office:value="101473943.8">
                <text:p>101473943.8</text:p>
              </table:table-cell>
              <table:table-cell office:value-type="float" office:value="31389109.3">
                <text:p>31389109.3</text:p>
              </table:table-cell>
              <table:table-cell office:value-type="float" office:value="2909607.7">
                <text:p>2909607.7</text:p>
              </table:table-cell>
              <table:table-cell office:value-type="float" office:value="626.6">
                <text:p>626.6</text:p>
              </table:table-cell>
              <table:table-cell office:value-type="float" office:value="177.2">
                <text:p>177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182531633">
                <text:p>1182531633</text:p>
              </table:table-cell>
              <table:table-cell office:value-type="float" office:value="370122279.1">
                <text:p>370122279.1</text:p>
              </table:table-cell>
              <table:table-cell office:value-type="float" office:value="114665556.5">
                <text:p>114665556.5</text:p>
              </table:table-cell>
              <table:table-cell office:value-type="float" office:value="35155802.4">
                <text:p>35155802.4</text:p>
              </table:table-cell>
              <table:table-cell office:value-type="float" office:value="3200568.5">
                <text:p>3200568.5</text:p>
              </table:table-cell>
              <table:table-cell office:value-type="float" office:value="657.9">
                <text:p>657.9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359911377.9">
                <text:p>1359911377.9</text:p>
              </table:table-cell>
              <table:table-cell office:value-type="float" office:value="421939398.2">
                <text:p>421939398.2</text:p>
              </table:table-cell>
              <table:table-cell office:value-type="float" office:value="129572078.9">
                <text:p>129572078.9</text:p>
              </table:table-cell>
              <table:table-cell office:value-type="float" office:value="39374498.7">
                <text:p>39374498.7</text:p>
              </table:table-cell>
              <table:table-cell office:value-type="float" office:value="3520625.3">
                <text:p>3520625.3</text:p>
              </table:table-cell>
              <table:table-cell office:value-type="float" office:value="690.8">
                <text:p>690.8</text:p>
              </table:table-cell>
              <table:table-cell office:value-type="float" office:value="191.6">
                <text:p>191.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563898084.6">
                <text:p>1563898084.6</text:p>
              </table:table-cell>
              <table:table-cell office:value-type="float" office:value="481010913.9">
                <text:p>481010913.9</text:p>
              </table:table-cell>
              <table:table-cell office:value-type="float" office:value="146416449.2">
                <text:p>146416449.2</text:p>
              </table:table-cell>
              <table:table-cell office:value-type="float" office:value="44099438.6">
                <text:p>44099438.6</text:p>
              </table:table-cell>
              <table:table-cell office:value-type="float" office:value="3872687.9">
                <text:p>3872687.9</text:p>
              </table:table-cell>
              <table:table-cell office:value-type="float" office:value="725.4">
                <text:p>725.4</text:p>
              </table:table-cell>
              <table:table-cell office:value-type="float" office:value="199.3">
                <text:p>199.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798482797.3">
                <text:p>1798482797.3</text:p>
              </table:table-cell>
              <table:table-cell office:value-type="float" office:value="548352441.9">
                <text:p>548352441.9</text:p>
              </table:table-cell>
              <table:table-cell office:value-type="float" office:value="165450587.5">
                <text:p>165450587.5</text:p>
              </table:table-cell>
              <table:table-cell office:value-type="float" office:value="49391371.2">
                <text:p>49391371.2</text:p>
              </table:table-cell>
              <table:table-cell office:value-type="float" office:value="4259956.7">
                <text:p>4259956.7</text:p>
              </table:table-cell>
              <table:table-cell office:value-type="float" office:value="761.6">
                <text:p>761.6</text:p>
              </table:table-cell>
              <table:table-cell office:value-type="float" office:value="207.3">
                <text:p>207.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2068255216.9">
                <text:p>2068255216.9</text:p>
              </table:table-cell>
              <table:table-cell office:value-type="float" office:value="625121783.7">
                <text:p>625121783.7</text:p>
              </table:table-cell>
              <table:table-cell office:value-type="float" office:value="186959163.9">
                <text:p>186959163.9</text:p>
              </table:table-cell>
              <table:table-cell office:value-type="float" office:value="55318335.7">
                <text:p>55318335.7</text:p>
              </table:table-cell>
              <table:table-cell office:value-type="float" office:value="4685952.3">
                <text:p>4685952.3</text:p>
              </table:table-cell>
              <table:table-cell office:value-type="float" office:value="799.7">
                <text:p>799.7</text:p>
              </table:table-cell>
              <table:table-cell office:value-type="float" office:value="215.6">
                <text:p>215.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2378493499.4">
                <text:p>2378493499.4</text:p>
              </table:table-cell>
              <table:table-cell office:value-type="float" office:value="712638833.4">
                <text:p>712638833.4</text:p>
              </table:table-cell>
              <table:table-cell office:value-type="float" office:value="211263855.2">
                <text:p>211263855.2</text:p>
              </table:table-cell>
              <table:table-cell office:value-type="float" office:value="61956536">
                <text:p>61956536</text:p>
              </table:table-cell>
              <table:table-cell office:value-type="float" office:value="5154547.6">
                <text:p>5154547.6</text:p>
              </table:table-cell>
              <table:table-cell office:value-type="float" office:value="839.7">
                <text:p>839.7</text:p>
              </table:table-cell>
              <table:table-cell office:value-type="float" office:value="224.2">
                <text:p>224.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2735267524.3">
                <text:p>2735267524.3</text:p>
              </table:table-cell>
              <table:table-cell office:value-type="float" office:value="812408270.1">
                <text:p>812408270.1</text:p>
              </table:table-cell>
              <table:table-cell office:value-type="float" office:value="238728156.4">
                <text:p>238728156.4</text:p>
              </table:table-cell>
              <table:table-cell office:value-type="float" office:value="69391320.4">
                <text:p>69391320.4</text:p>
              </table:table-cell>
              <table:table-cell office:value-type="float" office:value="5670002.3">
                <text:p>5670002.3</text:p>
              </table:table-cell>
              <table:table-cell office:value-type="float" office:value="881.7">
                <text:p>881.7</text:p>
              </table:table-cell>
              <table:table-cell office:value-type="float" office:value="233.1">
                <text:p>233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3145557653">
                <text:p>3145557653</text:p>
              </table:table-cell>
              <table:table-cell office:value-type="float" office:value="926145427.9">
                <text:p>926145427.9</text:p>
              </table:table-cell>
              <table:table-cell office:value-type="float" office:value="269762816.7">
                <text:p>269762816.7</text:p>
              </table:table-cell>
              <table:table-cell office:value-type="float" office:value="77718278.8">
                <text:p>77718278.8</text:p>
              </table:table-cell>
              <table:table-cell office:value-type="float" office:value="6237002.6">
                <text:p>6237002.6</text:p>
              </table:table-cell>
              <table:table-cell office:value-type="float" office:value="925.8">
                <text:p>925.8</text:p>
              </table:table-cell>
              <table:table-cell office:value-type="float" office:value="242.5">
                <text:p>242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3617391300.9">
                <text:p>3617391300.9</text:p>
              </table:table-cell>
              <table:table-cell office:value-type="float" office:value="1055805787.9">
                <text:p>1055805787.9</text:p>
              </table:table-cell>
              <table:table-cell office:value-type="float" office:value="304831982.9">
                <text:p>304831982.9</text:p>
              </table:table-cell>
              <table:table-cell office:value-type="float" office:value="87044472.2">
                <text:p>87044472.2</text:p>
              </table:table-cell>
              <table:table-cell office:value-type="float" office:value="6860702.8">
                <text:p>6860702.8</text:p>
              </table:table-cell>
              <table:table-cell office:value-type="float" office:value="972.1">
                <text:p>972.1</text:p>
              </table:table-cell>
              <table:table-cell office:value-type="float" office:value="252.2">
                <text:p>252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4159999996">
                <text:p>4159999996</text:p>
              </table:table-cell>
              <table:table-cell office:value-type="float" office:value="1203618598.2">
                <text:p>1203618598.2</text:p>
              </table:table-cell>
              <table:table-cell office:value-type="float" office:value="344460140.7">
                <text:p>344460140.7</text:p>
              </table:table-cell>
              <table:table-cell office:value-type="float" office:value="97489808.9">
                <text:p>97489808.9</text:p>
              </table:table-cell>
              <table:table-cell office:value-type="float" office:value="7546773.1">
                <text:p>7546773.1</text:p>
              </table:table-cell>
              <table:table-cell office:value-type="float" office:value="1020.7">
                <text:p>1020.7</text:p>
              </table:table-cell>
              <table:table-cell office:value-type="float" office:value="262.3">
                <text:p>262.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4783999995.4">
                <text:p>4783999995.4</text:p>
              </table:table-cell>
              <table:table-cell office:value-type="float" office:value="1372125201.9">
                <text:p>1372125201.9</text:p>
              </table:table-cell>
              <table:table-cell office:value-type="float" office:value="389239959">
                <text:p>389239959</text:p>
              </table:table-cell>
              <table:table-cell office:value-type="float" office:value="109188586">
                <text:p>109188586</text:p>
              </table:table-cell>
              <table:table-cell office:value-type="float" office:value="8301450.4">
                <text:p>8301450.4</text:p>
              </table:table-cell>
              <table:table-cell office:value-type="float" office:value="1071.7">
                <text:p>1071.7</text:p>
              </table:table-cell>
              <table:table-cell office:value-type="float" office:value="272.8">
                <text:p>272.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5501599994.8">
                <text:p>5501599994.8</text:p>
              </table:table-cell>
              <table:table-cell office:value-type="float" office:value="1564222730.2">
                <text:p>1564222730.2</text:p>
              </table:table-cell>
              <table:table-cell office:value-type="float" office:value="439841153.7">
                <text:p>439841153.7</text:p>
              </table:table-cell>
              <table:table-cell office:value-type="float" office:value="122291216.3">
                <text:p>122291216.3</text:p>
              </table:table-cell>
              <table:table-cell office:value-type="float" office:value="9131595.4">
                <text:p>9131595.4</text:p>
              </table:table-cell>
              <table:table-cell office:value-type="float" office:value="1125.3">
                <text:p>1125.3</text:p>
              </table:table-cell>
              <table:table-cell office:value-type="float" office:value="283.7">
                <text:p>283.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6326839994">
                <text:p>6326839994</text:p>
              </table:table-cell>
              <table:table-cell office:value-type="float" office:value="1783213912.4">
                <text:p>1783213912.4</text:p>
              </table:table-cell>
              <table:table-cell office:value-type="float" office:value="497020503.6">
                <text:p>497020503.6</text:p>
              </table:table-cell>
              <table:table-cell office:value-type="float" office:value="136966162.3">
                <text:p>136966162.3</text:p>
              </table:table-cell>
              <table:table-cell office:value-type="float" office:value="10044755">
                <text:p>10044755</text:p>
              </table:table-cell>
              <table:table-cell office:value-type="float" office:value="1181.5">
                <text:p>1181.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7275865993.1">
                <text:p>7275865993.1</text:p>
              </table:table-cell>
              <table:table-cell office:value-type="float" office:value="2032863860.1">
                <text:p>2032863860.1</text:p>
              </table:table-cell>
              <table:table-cell office:value-type="float" office:value="561633169.1">
                <text:p>561633169.1</text:p>
              </table:table-cell>
              <table:table-cell office:value-type="float" office:value="153402101.7">
                <text:p>153402101.7</text:p>
              </table:table-cell>
              <table:table-cell office:value-type="float" office:value="11049230.5">
                <text:p>11049230.5</text:p>
              </table:table-cell>
              <table:table-cell office:value-type="float" office:value="1240.6">
                <text:p>1240.6</text:p>
              </table:table-cell>
              <table:table-cell office:value-type="float" office:value="306.8">
                <text:p>306.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8367245892">
                <text:p>8367245892</text:p>
              </table:table-cell>
              <table:table-cell office:value-type="float" office:value="2317464800.5">
                <text:p>2317464800.5</text:p>
              </table:table-cell>
              <table:table-cell office:value-type="float" office:value="634645481.1">
                <text:p>634645481.1</text:p>
              </table:table-cell>
              <table:table-cell office:value-type="float" office:value="171810353.9">
                <text:p>171810353.9</text:p>
              </table:table-cell>
              <table:table-cell office:value-type="float" office:value="12154153.5">
                <text:p>12154153.5</text:p>
              </table:table-cell>
              <table:table-cell office:value-type="float" office:value="1302.6">
                <text:p>1302.6</text:p>
              </table:table-cell>
              <table:table-cell office:value-type="float" office:value="319.1">
                <text:p>319.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9622332775.8">
                <text:p>9622332775.8</text:p>
              </table:table-cell>
              <table:table-cell office:value-type="float" office:value="2641909872.6">
                <text:p>2641909872.6</text:p>
              </table:table-cell>
              <table:table-cell office:value-type="float" office:value="717149393.6">
                <text:p>717149393.6</text:p>
              </table:table-cell>
              <table:table-cell office:value-type="float" office:value="192427596.4">
                <text:p>192427596.4</text:p>
              </table:table-cell>
              <table:table-cell office:value-type="float" office:value="13369568.9">
                <text:p>13369568.9</text:p>
              </table:table-cell>
              <table:table-cell office:value-type="float" office:value="1367.8">
                <text:p>1367.8</text:p>
              </table:table-cell>
              <table:table-cell office:value-type="float" office:value="331.8">
                <text:p>331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1065682692.2">
                <text:p>11065682692.2</text:p>
              </table:table-cell>
              <table:table-cell office:value-type="float" office:value="3011777254.8">
                <text:p>3011777254.8</text:p>
              </table:table-cell>
              <table:table-cell office:value-type="float" office:value="810378814.8">
                <text:p>810378814.8</text:p>
              </table:table-cell>
              <table:table-cell office:value-type="float" office:value="215518908">
                <text:p>215518908</text:p>
              </table:table-cell>
              <table:table-cell office:value-type="float" office:value="14706525.8">
                <text:p>14706525.8</text:p>
              </table:table-cell>
              <table:table-cell office:value-type="float" office:value="1436.2">
                <text:p>1436.2</text:p>
              </table:table-cell>
              <table:table-cell office:value-type="float" office:value="345.1">
                <text:p>345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2725535096">
                <text:p>12725535096</text:p>
              </table:table-cell>
              <table:table-cell office:value-type="float" office:value="3433426070.4">
                <text:p>3433426070.4</text:p>
              </table:table-cell>
              <table:table-cell office:value-type="float" office:value="915728060.7">
                <text:p>915728060.7</text:p>
              </table:table-cell>
              <table:table-cell office:value-type="float" office:value="241381176.9">
                <text:p>241381176.9</text:p>
              </table:table-cell>
              <table:table-cell office:value-type="float" office:value="16177178.4">
                <text:p>16177178.4</text:p>
              </table:table-cell>
              <table:table-cell office:value-type="float" office:value="1508">
                <text:p>1508</text:p>
              </table:table-cell>
              <table:table-cell office:value-type="float" office:value="358.9">
                <text:p>358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7">
      <number:number number:decimal-places="0" number:min-decimal-places="0" number:min-integer-digits="1"/>
      <number:text>k</number:text>
    </number:number-style>
    <style:style style:name="ch1" style:family="chart">
      <style:graphic-properties draw:stroke="none" draw:fill-color="#202a4e"/>
    </style:style>
    <style:style style:name="ch2" style:family="chart">
      <style:chart-properties chart:auto-position="true" style:rotation-angle="0"/>
      <style:text-properties fo:color="#ffff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ffffff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50" chart:origin="0" chart:interval-maj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display-label="true" chart:logarithmic="false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7bb4" draw:fill-color="#007bb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645c5" draw:fill-color="#2645c5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c6dc9" draw:fill-color="#9c6dc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d55bb3" draw:fill-color="#d55b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d4b8a" draw:fill-color="#fd4b8a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5554" draw:fill-color="#ff555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7600" draw:fill-color="#ff76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12cm" svg:height="15.824cm" xlink:href=".." xlink:type="simple" chart:class="chart:scatter" chart:style-name="ch1">
        <chart:title svg:x="11.746cm" svg:y="0.452cm" chart:style-name="ch2">
          <text:p>Hard</text:p>
        </chart:title>
        <chart:legend chart:legend-position="end" svg:x="22.527cm" svg:y="6.119cm" style:legend-expansion="high" chart:style-name="ch3"/>
        <chart:plot-area chart:style-name="ch4" table:cell-range-address="Data.A6:Data.A156 Data.I5:Data.O156" chart:data-source-has-labels="row" svg:x="0.492cm" svg:y="1.547cm" svg:width="21.543cm" svg:height="13.961cm">
          <chart:coordinate-region svg:x="1.484cm" svg:y="1.747cm" svg:width="20.271cm" svg:height="13.11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Data.I6:Data.I156" chart:label-cell-address="Data.I5:Data.I5" chart:class="chart:scatter">
            <chart:domain table:cell-range-address="Data.A6:Data.A156"/>
            <chart:data-point chart:repeated="151"/>
          </chart:series>
          <chart:series chart:style-name="ch9" chart:values-cell-range-address="Data.J6:Data.J156" chart:label-cell-address="Data.J5:Data.J5" chart:class="chart:scatter">
            <chart:data-point chart:repeated="151"/>
          </chart:series>
          <chart:series chart:style-name="ch10" chart:values-cell-range-address="Data.K6:Data.K156" chart:label-cell-address="Data.K5:Data.K5" chart:class="chart:scatter">
            <chart:data-point chart:repeated="151"/>
          </chart:series>
          <chart:series chart:style-name="ch11" chart:values-cell-range-address="Data.L6:Data.L156" chart:label-cell-address="Data.L5:Data.L5" chart:class="chart:scatter">
            <chart:data-point chart:repeated="151"/>
          </chart:series>
          <chart:series chart:style-name="ch12" chart:values-cell-range-address="Data.M6:Data.M156" chart:label-cell-address="Data.M5:Data.M5" chart:class="chart:scatter">
            <chart:data-point chart:repeated="151"/>
          </chart:series>
          <chart:series chart:style-name="ch13" chart:values-cell-range-address="Data.N6:Data.N156" chart:label-cell-address="Data.N5:Data.N5" chart:class="chart:scatter">
            <chart:data-point chart:repeated="151"/>
          </chart:series>
          <chart:series chart:style-name="ch14" chart:values-cell-range-address="Data.O6:Data.O156" chart:label-cell-address="Data.O5:Data.O5" chart:class="chart:scatter">
            <chart:data-point chart:repeated="15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Data.I5:Data.I5</svg:desc>
                </draw:g>
              </table:table-cell>
              <table:table-cell office:value-type="string">
                <text:p>2</text:p>
                <draw:g>
                  <svg:desc>Data.J5:Data.J5</svg:desc>
                </draw:g>
              </table:table-cell>
              <table:table-cell office:value-type="string">
                <text:p>3</text:p>
                <draw:g>
                  <svg:desc>Data.K5:Data.K5</svg:desc>
                </draw:g>
              </table:table-cell>
              <table:table-cell office:value-type="string">
                <text:p>4</text:p>
                <draw:g>
                  <svg:desc>Data.L5:Data.L5</svg:desc>
                </draw:g>
              </table:table-cell>
              <table:table-cell office:value-type="string">
                <text:p>5, 6</text:p>
                <draw:g>
                  <svg:desc>Data.M5:Data.M5</svg:desc>
                </draw:g>
              </table:table-cell>
              <table:table-cell office:value-type="string">
                <text:p>ros 0</text:p>
                <draw:g>
                  <svg:desc>Data.N5:Data.N5</svg:desc>
                </draw:g>
              </table:table-cell>
              <table:table-cell office:value-type="string">
                <text:p>ros 1</text:p>
                <draw:g>
                  <svg:desc>Data.O5:Data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6:Data.A156</svg:desc>
                </draw:g>
              </table:table-cell>
              <table:table-cell office:value-type="float" office:value="15">
                <text:p>15</text:p>
                <draw:g>
                  <svg:desc>Data.I6:Data.I156</svg:desc>
                </draw:g>
              </table:table-cell>
              <table:table-cell office:value-type="float" office:value="12">
                <text:p>12</text:p>
                <draw:g>
                  <svg:desc>Data.J6:Data.J156</svg:desc>
                </draw:g>
              </table:table-cell>
              <table:table-cell office:value-type="float" office:value="10">
                <text:p>10</text:p>
                <draw:g>
                  <svg:desc>Data.K6:Data.K156</svg:desc>
                </draw:g>
              </table:table-cell>
              <table:table-cell office:value-type="float" office:value="8">
                <text:p>8</text:p>
                <draw:g>
                  <svg:desc>Data.L6:Data.L156</svg:desc>
                </draw:g>
              </table:table-cell>
              <table:table-cell office:value-type="float" office:value="8">
                <text:p>8</text:p>
                <draw:g>
                  <svg:desc>Data.M6:Data.M156</svg:desc>
                </draw:g>
              </table:table-cell>
              <table:table-cell office:value-type="float" office:value="1.5">
                <text:p>1.5</text:p>
                <draw:g>
                  <svg:desc>Data.N6:Data.N156</svg:desc>
                </draw:g>
              </table:table-cell>
              <table:table-cell office:value-type="float" office:value="1.5">
                <text:p>1.5</text:p>
                <draw:g>
                  <svg:desc>Data.O6:Data.O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.7">
                <text:p>17.7</text:p>
              </table:table-cell>
              <table:table-cell office:value-type="float" office:value="14">
                <text:p>14</text:p>
              </table:table-cell>
              <table:table-cell office:value-type="float" office:value="11.6">
                <text:p>11.6</text:p>
              </table:table-cell>
              <table:table-cell office:value-type="float" office:value="9.3">
                <text:p>9.3</text:p>
              </table:table-cell>
              <table:table-cell office:value-type="float" office:value="9.2">
                <text:p>9.2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.9">
                <text:p>20.9</text:p>
              </table:table-cell>
              <table:table-cell office:value-type="float" office:value="16.4">
                <text:p>16.4</text:p>
              </table:table-cell>
              <table:table-cell office:value-type="float" office:value="13.5">
                <text:p>13.5</text:p>
              </table:table-cell>
              <table:table-cell office:value-type="float" office:value="10.8">
                <text:p>10.8</text:p>
              </table:table-cell>
              <table:table-cell office:value-type="float" office:value="10.6">
                <text:p>10.6</text:p>
              </table:table-cell>
              <table:table-cell office:value-type="float" office:value="1.7">
                <text:p>1.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4.6">
                <text:p>24.6</text:p>
              </table:table-cell>
              <table:table-cell office:value-type="float" office:value="19.2">
                <text:p>19.2</text:p>
              </table:table-cell>
              <table:table-cell office:value-type="float" office:value="15.6">
                <text:p>15.6</text:p>
              </table:table-cell>
              <table:table-cell office:value-type="float" office:value="12.5">
                <text:p>12.5</text:p>
              </table:table-cell>
              <table:table-cell office:value-type="float" office:value="12.2">
                <text:p>12.2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9.1">
                <text:p>29.1</text:p>
              </table:table-cell>
              <table:table-cell office:value-type="float" office:value="22.5">
                <text:p>22.5</text:p>
              </table:table-cell>
              <table:table-cell office:value-type="float" office:value="18.1">
                <text:p>18.1</text:p>
              </table:table-cell>
              <table:table-cell office:value-type="float" office:value="14.5">
                <text:p>14.5</text:p>
              </table:table-cell>
              <table:table-cell office:value-type="float" office:value="14">
                <text:p>14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4.3">
                <text:p>34.3</text:p>
              </table:table-cell>
              <table:table-cell office:value-type="float" office:value="26.3">
                <text:p>26.3</text:p>
              </table:table-cell>
              <table:table-cell office:value-type="float" office:value="21">
                <text:p>21</text:p>
              </table:table-cell>
              <table:table-cell office:value-type="float" office:value="16.8">
                <text:p>16.8</text:p>
              </table:table-cell>
              <table:table-cell office:value-type="float" office:value="16.1">
                <text:p>16.1</text:p>
              </table:table-cell>
              <table:table-cell office:value-type="float" office:value="1.9">
                <text:p>1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0.5">
                <text:p>40.5</text:p>
              </table:table-cell>
              <table:table-cell office:value-type="float" office:value="30.8">
                <text:p>30.8</text:p>
              </table:table-cell>
              <table:table-cell office:value-type="float" office:value="24.4">
                <text:p>24.4</text:p>
              </table:table-cell>
              <table:table-cell office:value-type="float" office:value="19.5">
                <text:p>19.5</text:p>
              </table:table-cell>
              <table:table-cell office:value-type="float" office:value="18.5">
                <text:p>18.5</text:p>
              </table:table-cell>
              <table:table-cell office:value-type="float" office:value="2">
                <text:p>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7.8">
                <text:p>47.8</text:p>
              </table:table-cell>
              <table:table-cell office:value-type="float" office:value="36">
                <text:p>36</text:p>
              </table:table-cell>
              <table:table-cell office:value-type="float" office:value="28.3">
                <text:p>28.3</text:p>
              </table:table-cell>
              <table:table-cell office:value-type="float" office:value="22.6">
                <text:p>22.6</text:p>
              </table:table-cell>
              <table:table-cell office:value-type="float" office:value="21.3">
                <text:p>21.3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6.4">
                <text:p>56.4</text:p>
              </table:table-cell>
              <table:table-cell office:value-type="float" office:value="42.1">
                <text:p>42.1</text:p>
              </table:table-cell>
              <table:table-cell office:value-type="float" office:value="32.8">
                <text:p>32.8</text:p>
              </table:table-cell>
              <table:table-cell office:value-type="float" office:value="26.2">
                <text:p>26.2</text:p>
              </table:table-cell>
              <table:table-cell office:value-type="float" office:value="24.5">
                <text:p>24.5</text:p>
              </table:table-cell>
              <table:table-cell office:value-type="float" office:value="2.2">
                <text:p>2.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6.5">
                <text:p>66.5</text:p>
              </table:table-cell>
              <table:table-cell office:value-type="float" office:value="49.3">
                <text:p>49.3</text:p>
              </table:table-cell>
              <table:table-cell office:value-type="float" office:value="38">
                <text:p>38</text:p>
              </table:table-cell>
              <table:table-cell office:value-type="float" office:value="30.4">
                <text:p>30.4</text:p>
              </table:table-cell>
              <table:table-cell office:value-type="float" office:value="28.1">
                <text:p>28.1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8.5">
                <text:p>78.5</text:p>
              </table:table-cell>
              <table:table-cell office:value-type="float" office:value="57.7">
                <text:p>57.7</text:p>
              </table:table-cell>
              <table:table-cell office:value-type="float" office:value="44.1">
                <text:p>44.1</text:p>
              </table:table-cell>
              <table:table-cell office:value-type="float" office:value="35.3">
                <text:p>35.3</text:p>
              </table:table-cell>
              <table:table-cell office:value-type="float" office:value="32.4">
                <text:p>32.4</text:p>
              </table:table-cell>
              <table:table-cell office:value-type="float" office:value="2.4">
                <text:p>2.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2.6">
                <text:p>92.6</text:p>
              </table:table-cell>
              <table:table-cell office:value-type="float" office:value="67.5">
                <text:p>67.5</text:p>
              </table:table-cell>
              <table:table-cell office:value-type="float" office:value="51.2">
                <text:p>51.2</text:p>
              </table:table-cell>
              <table:table-cell office:value-type="float" office:value="40.9">
                <text:p>40.9</text:p>
              </table:table-cell>
              <table:table-cell office:value-type="float" office:value="37.2">
                <text:p>37.2</text:p>
              </table:table-cell>
              <table:table-cell office:value-type="float" office:value="2.6">
                <text:p>2.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9.3">
                <text:p>109.3</text:p>
              </table:table-cell>
              <table:table-cell office:value-type="float" office:value="79">
                <text:p>79</text:p>
              </table:table-cell>
              <table:table-cell office:value-type="float" office:value="59.4">
                <text:p>59.4</text:p>
              </table:table-cell>
              <table:table-cell office:value-type="float" office:value="47.5">
                <text:p>47.5</text:p>
              </table:table-cell>
              <table:table-cell office:value-type="float" office:value="42.8">
                <text:p>42.8</text:p>
              </table:table-cell>
              <table:table-cell office:value-type="float" office:value="2.7">
                <text:p>2.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9">
                <text:p>129</text:p>
              </table:table-cell>
              <table:table-cell office:value-type="float" office:value="92.4">
                <text:p>92.4</text:p>
              </table:table-cell>
              <table:table-cell office:value-type="float" office:value="68.9">
                <text:p>68.9</text:p>
              </table:table-cell>
              <table:table-cell office:value-type="float" office:value="55.1">
                <text:p>55.1</text:p>
              </table:table-cell>
              <table:table-cell office:value-type="float" office:value="49.2">
                <text:p>49.2</text:p>
              </table:table-cell>
              <table:table-cell office:value-type="float" office:value="2.8">
                <text:p>2.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2.2">
                <text:p>152.2</text:p>
              </table:table-cell>
              <table:table-cell office:value-type="float" office:value="108.1">
                <text:p>108.1</text:p>
              </table:table-cell>
              <table:table-cell office:value-type="float" office:value="79.9">
                <text:p>79.9</text:p>
              </table:table-cell>
              <table:table-cell office:value-type="float" office:value="63.9">
                <text:p>63.9</text:p>
              </table:table-cell>
              <table:table-cell office:value-type="float" office:value="56.6">
                <text:p>56.6</text:p>
              </table:table-cell>
              <table:table-cell office:value-type="float" office:value="3">
                <text:p>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79.6">
                <text:p>179.6</text:p>
              </table:table-cell>
              <table:table-cell office:value-type="float" office:value="126.5">
                <text:p>126.5</text:p>
              </table:table-cell>
              <table:table-cell office:value-type="float" office:value="92.7">
                <text:p>92.7</text:p>
              </table:table-cell>
              <table:table-cell office:value-type="float" office:value="74.1">
                <text:p>74.1</text:p>
              </table:table-cell>
              <table:table-cell office:value-type="float" office:value="65.1">
                <text:p>65.1</text:p>
              </table:table-cell>
              <table:table-cell office:value-type="float" office:value="3.1">
                <text:p>3.1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11.9">
                <text:p>211.9</text:p>
              </table:table-cell>
              <table:table-cell office:value-type="float" office:value="148">
                <text:p>148</text:p>
              </table:table-cell>
              <table:table-cell office:value-type="float" office:value="107.5">
                <text:p>107.5</text:p>
              </table:table-cell>
              <table:table-cell office:value-type="float" office:value="86">
                <text:p>86</text:p>
              </table:table-cell>
              <table:table-cell office:value-type="float" office:value="74.9">
                <text:p>74.9</text:p>
              </table:table-cell>
              <table:table-cell office:value-type="float" office:value="3.3">
                <text:p>3.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50.1">
                <text:p>250.1</text:p>
              </table:table-cell>
              <table:table-cell office:value-type="float" office:value="173.1">
                <text:p>173.1</text:p>
              </table:table-cell>
              <table:table-cell office:value-type="float" office:value="124.7">
                <text:p>124.7</text:p>
              </table:table-cell>
              <table:table-cell office:value-type="float" office:value="99.7">
                <text:p>99.7</text:p>
              </table:table-cell>
              <table:table-cell office:value-type="float" office:value="86.1">
                <text:p>86.1</text:p>
              </table:table-cell>
              <table:table-cell office:value-type="float" office:value="3.4">
                <text:p>3.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95.1">
                <text:p>295.1</text:p>
              </table:table-cell>
              <table:table-cell office:value-type="float" office:value="202.5">
                <text:p>202.5</text:p>
              </table:table-cell>
              <table:table-cell office:value-type="float" office:value="144.6">
                <text:p>144.6</text:p>
              </table:table-cell>
              <table:table-cell office:value-type="float" office:value="115.7">
                <text:p>115.7</text:p>
              </table:table-cell>
              <table:table-cell office:value-type="float" office:value="99">
                <text:p>99</text:p>
              </table:table-cell>
              <table:table-cell office:value-type="float" office:value="3.6">
                <text:p>3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48.2">
                <text:p>348.2</text:p>
              </table:table-cell>
              <table:table-cell office:value-type="float" office:value="237">
                <text:p>237</text:p>
              </table:table-cell>
              <table:table-cell office:value-type="float" office:value="167.8">
                <text:p>167.8</text:p>
              </table:table-cell>
              <table:table-cell office:value-type="float" office:value="134.2">
                <text:p>134.2</text:p>
              </table:table-cell>
              <table:table-cell office:value-type="float" office:value="113.9">
                <text:p>113.9</text:p>
              </table:table-cell>
              <table:table-cell office:value-type="float" office:value="3.8">
                <text:p>3.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10.9">
                <text:p>410.9</text:p>
              </table:table-cell>
              <table:table-cell office:value-type="float" office:value="277.3">
                <text:p>277.3</text:p>
              </table:table-cell>
              <table:table-cell office:value-type="float" office:value="194.6">
                <text:p>194.6</text:p>
              </table:table-cell>
              <table:table-cell office:value-type="float" office:value="155.7">
                <text:p>155.7</text:p>
              </table:table-cell>
              <table:table-cell office:value-type="float" office:value="130.9">
                <text:p>130.9</text:p>
              </table:table-cell>
              <table:table-cell office:value-type="float" office:value="4">
                <text:p>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84.9">
                <text:p>484.9</text:p>
              </table:table-cell>
              <table:table-cell office:value-type="float" office:value="324.4">
                <text:p>324.4</text:p>
              </table:table-cell>
              <table:table-cell office:value-type="float" office:value="225.7">
                <text:p>225.7</text:p>
              </table:table-cell>
              <table:table-cell office:value-type="float" office:value="180.6">
                <text:p>180.6</text:p>
              </table:table-cell>
              <table:table-cell office:value-type="float" office:value="150.6">
                <text:p>150.6</text:p>
              </table:table-cell>
              <table:table-cell office:value-type="float" office:value="4.2">
                <text:p>4.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72.1">
                <text:p>572.1</text:p>
              </table:table-cell>
              <table:table-cell office:value-type="float" office:value="379.6">
                <text:p>379.6</text:p>
              </table:table-cell>
              <table:table-cell office:value-type="float" office:value="261.9">
                <text:p>261.9</text:p>
              </table:table-cell>
              <table:table-cell office:value-type="float" office:value="209.5">
                <text:p>209.5</text:p>
              </table:table-cell>
              <table:table-cell office:value-type="float" office:value="173.2">
                <text:p>173.2</text:p>
              </table:table-cell>
              <table:table-cell office:value-type="float" office:value="4.4">
                <text:p>4.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75.1">
                <text:p>675.1</text:p>
              </table:table-cell>
              <table:table-cell office:value-type="float" office:value="444.1">
                <text:p>444.1</text:p>
              </table:table-cell>
              <table:table-cell office:value-type="float" office:value="303.8">
                <text:p>303.8</text:p>
              </table:table-cell>
              <table:table-cell office:value-type="float" office:value="243">
                <text:p>243</text:p>
              </table:table-cell>
              <table:table-cell office:value-type="float" office:value="199.1">
                <text:p>199.1</text:p>
              </table:table-cell>
              <table:table-cell office:value-type="float" office:value="4.6">
                <text:p>4.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796.6">
                <text:p>796.6</text:p>
              </table:table-cell>
              <table:table-cell office:value-type="float" office:value="519.6">
                <text:p>519.6</text:p>
              </table:table-cell>
              <table:table-cell office:value-type="float" office:value="352.4">
                <text:p>352.4</text:p>
              </table:table-cell>
              <table:table-cell office:value-type="float" office:value="281.9">
                <text:p>281.9</text:p>
              </table:table-cell>
              <table:table-cell office:value-type="float" office:value="229">
                <text:p>229</text:p>
              </table:table-cell>
              <table:table-cell office:value-type="float" office:value="4.8">
                <text:p>4.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940">
                <text:p>940</text:p>
              </table:table-cell>
              <table:table-cell office:value-type="float" office:value="607.9">
                <text:p>607.9</text:p>
              </table:table-cell>
              <table:table-cell office:value-type="float" office:value="408.7">
                <text:p>408.7</text:p>
              </table:table-cell>
              <table:table-cell office:value-type="float" office:value="327">
                <text:p>327</text:p>
              </table:table-cell>
              <table:table-cell office:value-type="float" office:value="263.4">
                <text:p>263.4</text:p>
              </table:table-cell>
              <table:table-cell office:value-type="float" office:value="5.1">
                <text:p>5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109.2">
                <text:p>1109.2</text:p>
              </table:table-cell>
              <table:table-cell office:value-type="float" office:value="711.2">
                <text:p>711.2</text:p>
              </table:table-cell>
              <table:table-cell office:value-type="float" office:value="474.1">
                <text:p>474.1</text:p>
              </table:table-cell>
              <table:table-cell office:value-type="float" office:value="379.3">
                <text:p>379.3</text:p>
              </table:table-cell>
              <table:table-cell office:value-type="float" office:value="302.9">
                <text:p>302.9</text:p>
              </table:table-cell>
              <table:table-cell office:value-type="float" office:value="5.3">
                <text:p>5.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308.9">
                <text:p>1308.9</text:p>
              </table:table-cell>
              <table:table-cell office:value-type="float" office:value="832.1">
                <text:p>832.1</text:p>
              </table:table-cell>
              <table:table-cell office:value-type="float" office:value="550">
                <text:p>550</text:p>
              </table:table-cell>
              <table:table-cell office:value-type="float" office:value="440">
                <text:p>440</text:p>
              </table:table-cell>
              <table:table-cell office:value-type="float" office:value="348.3">
                <text:p>348.3</text:p>
              </table:table-cell>
              <table:table-cell office:value-type="float" office:value="5.6">
                <text:p>5.6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544.5">
                <text:p>1544.5</text:p>
              </table:table-cell>
              <table:table-cell office:value-type="float" office:value="973.6">
                <text:p>973.6</text:p>
              </table:table-cell>
              <table:table-cell office:value-type="float" office:value="638">
                <text:p>638</text:p>
              </table:table-cell>
              <table:table-cell office:value-type="float" office:value="510.4">
                <text:p>510.4</text:p>
              </table:table-cell>
              <table:table-cell office:value-type="float" office:value="400.5">
                <text:p>400.5</text:p>
              </table:table-cell>
              <table:table-cell office:value-type="float" office:value="5.9">
                <text:p>5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822.5">
                <text:p>1822.5</text:p>
              </table:table-cell>
              <table:table-cell office:value-type="float" office:value="1139.1">
                <text:p>1139.1</text:p>
              </table:table-cell>
              <table:table-cell office:value-type="float" office:value="740.1">
                <text:p>740.1</text:p>
              </table:table-cell>
              <table:table-cell office:value-type="float" office:value="592.1">
                <text:p>592.1</text:p>
              </table:table-cell>
              <table:table-cell office:value-type="float" office:value="460.6">
                <text:p>460.6</text:p>
              </table:table-cell>
              <table:table-cell office:value-type="float" office:value="6.2">
                <text:p>6.2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150.6">
                <text:p>2150.6</text:p>
              </table:table-cell>
              <table:table-cell office:value-type="float" office:value="1332.8">
                <text:p>1332.8</text:p>
              </table:table-cell>
              <table:table-cell office:value-type="float" office:value="858.5">
                <text:p>858.5</text:p>
              </table:table-cell>
              <table:table-cell office:value-type="float" office:value="686.8">
                <text:p>686.8</text:p>
              </table:table-cell>
              <table:table-cell office:value-type="float" office:value="529.7">
                <text:p>529.7</text:p>
              </table:table-cell>
              <table:table-cell office:value-type="float" office:value="6.5">
                <text:p>6.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537.7">
                <text:p>2537.7</text:p>
              </table:table-cell>
              <table:table-cell office:value-type="float" office:value="1559.3">
                <text:p>1559.3</text:p>
              </table:table-cell>
              <table:table-cell office:value-type="float" office:value="995.9">
                <text:p>995.9</text:p>
              </table:table-cell>
              <table:table-cell office:value-type="float" office:value="796.7">
                <text:p>796.7</text:p>
              </table:table-cell>
              <table:table-cell office:value-type="float" office:value="609.1">
                <text:p>609.1</text:p>
              </table:table-cell>
              <table:table-cell office:value-type="float" office:value="6.8">
                <text:p>6.8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994.4">
                <text:p>2994.4</text:p>
              </table:table-cell>
              <table:table-cell office:value-type="float" office:value="1824.4">
                <text:p>1824.4</text:p>
              </table:table-cell>
              <table:table-cell office:value-type="float" office:value="1155.2">
                <text:p>1155.2</text:p>
              </table:table-cell>
              <table:table-cell office:value-type="float" office:value="924.2">
                <text:p>924.2</text:p>
              </table:table-cell>
              <table:table-cell office:value-type="float" office:value="700.5">
                <text:p>700.5</text:p>
              </table:table-cell>
              <table:table-cell office:value-type="float" office:value="7.1">
                <text:p>7.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533.4">
                <text:p>3533.4</text:p>
              </table:table-cell>
              <table:table-cell office:value-type="float" office:value="2134.6">
                <text:p>2134.6</text:p>
              </table:table-cell>
              <table:table-cell office:value-type="float" office:value="1340">
                <text:p>1340</text:p>
              </table:table-cell>
              <table:table-cell office:value-type="float" office:value="1072">
                <text:p>1072</text:p>
              </table:table-cell>
              <table:table-cell office:value-type="float" office:value="805.6">
                <text:p>805.6</text:p>
              </table:table-cell>
              <table:table-cell office:value-type="float" office:value="7.5">
                <text:p>7.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169.5">
                <text:p>4169.5</text:p>
              </table:table-cell>
              <table:table-cell office:value-type="float" office:value="2497.5">
                <text:p>2497.5</text:p>
              </table:table-cell>
              <table:table-cell office:value-type="float" office:value="1554.4">
                <text:p>1554.4</text:p>
              </table:table-cell>
              <table:table-cell office:value-type="float" office:value="1243.5">
                <text:p>1243.5</text:p>
              </table:table-cell>
              <table:table-cell office:value-type="float" office:value="926.4">
                <text:p>926.4</text:p>
              </table:table-cell>
              <table:table-cell office:value-type="float" office:value="7.9">
                <text:p>7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920">
                <text:p>4920</text:p>
              </table:table-cell>
              <table:table-cell office:value-type="float" office:value="2922">
                <text:p>2922</text:p>
              </table:table-cell>
              <table:table-cell office:value-type="float" office:value="1803.1">
                <text:p>1803.1</text:p>
              </table:table-cell>
              <table:table-cell office:value-type="float" office:value="1442.5">
                <text:p>1442.5</text:p>
              </table:table-cell>
              <table:table-cell office:value-type="float" office:value="1065.4">
                <text:p>1065.4</text:p>
              </table:table-cell>
              <table:table-cell office:value-type="float" office:value="8.3">
                <text:p>8.3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5805.6">
                <text:p>5805.6</text:p>
              </table:table-cell>
              <table:table-cell office:value-type="float" office:value="3418.8">
                <text:p>3418.8</text:p>
              </table:table-cell>
              <table:table-cell office:value-type="float" office:value="2091.6">
                <text:p>2091.6</text:p>
              </table:table-cell>
              <table:table-cell office:value-type="float" office:value="1673.3">
                <text:p>1673.3</text:p>
              </table:table-cell>
              <table:table-cell office:value-type="float" office:value="1225.2">
                <text:p>1225.2</text:p>
              </table:table-cell>
              <table:table-cell office:value-type="float" office:value="8.7">
                <text:p>8.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6850.6">
                <text:p>6850.6</text:p>
              </table:table-cell>
              <table:table-cell office:value-type="float" office:value="4000">
                <text:p>4000</text:p>
              </table:table-cell>
              <table:table-cell office:value-type="float" office:value="2426.3">
                <text:p>2426.3</text:p>
              </table:table-cell>
              <table:table-cell office:value-type="float" office:value="1941">
                <text:p>1941</text:p>
              </table:table-cell>
              <table:table-cell office:value-type="float" office:value="1409">
                <text:p>1409</text:p>
              </table:table-cell>
              <table:table-cell office:value-type="float" office:value="9.1">
                <text:p>9.1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8083.7">
                <text:p>8083.7</text:p>
              </table:table-cell>
              <table:table-cell office:value-type="float" office:value="4680">
                <text:p>4680</text:p>
              </table:table-cell>
              <table:table-cell office:value-type="float" office:value="2814.5">
                <text:p>2814.5</text:p>
              </table:table-cell>
              <table:table-cell office:value-type="float" office:value="2251.6">
                <text:p>2251.6</text:p>
              </table:table-cell>
              <table:table-cell office:value-type="float" office:value="1620.3">
                <text:p>1620.3</text:p>
              </table:table-cell>
              <table:table-cell office:value-type="float" office:value="9.6">
                <text:p>9.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538.7">
                <text:p>9538.7</text:p>
              </table:table-cell>
              <table:table-cell office:value-type="float" office:value="5475.6">
                <text:p>5475.6</text:p>
              </table:table-cell>
              <table:table-cell office:value-type="float" office:value="3264.8">
                <text:p>3264.8</text:p>
              </table:table-cell>
              <table:table-cell office:value-type="float" office:value="2611.9">
                <text:p>2611.9</text:p>
              </table:table-cell>
              <table:table-cell office:value-type="float" office:value="1863.4">
                <text:p>1863.4</text:p>
              </table:table-cell>
              <table:table-cell office:value-type="float" office:value="10.1">
                <text:p>10.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1255.7">
                <text:p>11255.7</text:p>
              </table:table-cell>
              <table:table-cell office:value-type="float" office:value="6406.4">
                <text:p>6406.4</text:p>
              </table:table-cell>
              <table:table-cell office:value-type="float" office:value="3787.2">
                <text:p>3787.2</text:p>
              </table:table-cell>
              <table:table-cell office:value-type="float" office:value="3029.8">
                <text:p>3029.8</text:p>
              </table:table-cell>
              <table:table-cell office:value-type="float" office:value="2142.9">
                <text:p>2142.9</text:p>
              </table:table-cell>
              <table:table-cell office:value-type="float" office:value="10.6">
                <text:p>10.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3281.7">
                <text:p>13281.7</text:p>
              </table:table-cell>
              <table:table-cell office:value-type="float" office:value="7495.5">
                <text:p>7495.5</text:p>
              </table:table-cell>
              <table:table-cell office:value-type="float" office:value="4393.2">
                <text:p>4393.2</text:p>
              </table:table-cell>
              <table:table-cell office:value-type="float" office:value="3514.5">
                <text:p>3514.5</text:p>
              </table:table-cell>
              <table:table-cell office:value-type="float" office:value="2464.3">
                <text:p>2464.3</text:p>
              </table:table-cell>
              <table:table-cell office:value-type="float" office:value="11.1">
                <text:p>11.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5672.4">
                <text:p>15672.4</text:p>
              </table:table-cell>
              <table:table-cell office:value-type="float" office:value="8769.8">
                <text:p>8769.8</text:p>
              </table:table-cell>
              <table:table-cell office:value-type="float" office:value="5096.1">
                <text:p>5096.1</text:p>
              </table:table-cell>
              <table:table-cell office:value-type="float" office:value="4076.9">
                <text:p>4076.9</text:p>
              </table:table-cell>
              <table:table-cell office:value-type="float" office:value="2834">
                <text:p>2834</text:p>
              </table:table-cell>
              <table:table-cell office:value-type="float" office:value="11.6">
                <text:p>11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8493.4">
                <text:p>18493.4</text:p>
              </table:table-cell>
              <table:table-cell office:value-type="float" office:value="10260.6">
                <text:p>10260.6</text:p>
              </table:table-cell>
              <table:table-cell office:value-type="float" office:value="5911.4">
                <text:p>5911.4</text:p>
              </table:table-cell>
              <table:table-cell office:value-type="float" office:value="4729.2">
                <text:p>4729.2</text:p>
              </table:table-cell>
              <table:table-cell office:value-type="float" office:value="3259.1">
                <text:p>3259.1</text:p>
              </table:table-cell>
              <table:table-cell office:value-type="float" office:value="12.2">
                <text:p>12.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1822.3">
                <text:p>21822.3</text:p>
              </table:table-cell>
              <table:table-cell office:value-type="float" office:value="12004.9">
                <text:p>12004.9</text:p>
              </table:table-cell>
              <table:table-cell office:value-type="float" office:value="6857.3">
                <text:p>6857.3</text:p>
              </table:table-cell>
              <table:table-cell office:value-type="float" office:value="5485.8">
                <text:p>5485.8</text:p>
              </table:table-cell>
              <table:table-cell office:value-type="float" office:value="3748">
                <text:p>3748</text:p>
              </table:table-cell>
              <table:table-cell office:value-type="float" office:value="12.8">
                <text:p>12.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5750.3">
                <text:p>25750.3</text:p>
              </table:table-cell>
              <table:table-cell office:value-type="float" office:value="14045.8">
                <text:p>14045.8</text:p>
              </table:table-cell>
              <table:table-cell office:value-type="float" office:value="7954.4">
                <text:p>7954.4</text:p>
              </table:table-cell>
              <table:table-cell office:value-type="float" office:value="6363.6">
                <text:p>6363.6</text:p>
              </table:table-cell>
              <table:table-cell office:value-type="float" office:value="4310.2">
                <text:p>4310.2</text:p>
              </table:table-cell>
              <table:table-cell office:value-type="float" office:value="13.5">
                <text:p>13.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0385.3">
                <text:p>30385.3</text:p>
              </table:table-cell>
              <table:table-cell office:value-type="float" office:value="16433.5">
                <text:p>16433.5</text:p>
              </table:table-cell>
              <table:table-cell office:value-type="float" office:value="9227.1">
                <text:p>9227.1</text:p>
              </table:table-cell>
              <table:table-cell office:value-type="float" office:value="7381.7">
                <text:p>7381.7</text:p>
              </table:table-cell>
              <table:table-cell office:value-type="float" office:value="4956.7">
                <text:p>4956.7</text:p>
              </table:table-cell>
              <table:table-cell office:value-type="float" office:value="14.2">
                <text:p>14.2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5854.7">
                <text:p>35854.7</text:p>
              </table:table-cell>
              <table:table-cell office:value-type="float" office:value="19227.2">
                <text:p>19227.2</text:p>
              </table:table-cell>
              <table:table-cell office:value-type="float" office:value="10703.5">
                <text:p>10703.5</text:p>
              </table:table-cell>
              <table:table-cell office:value-type="float" office:value="8562.8">
                <text:p>8562.8</text:p>
              </table:table-cell>
              <table:table-cell office:value-type="float" office:value="5700.2">
                <text:p>5700.2</text:p>
              </table:table-cell>
              <table:table-cell office:value-type="float" office:value="14.9">
                <text:p>14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2308.5">
                <text:p>42308.5</text:p>
              </table:table-cell>
              <table:table-cell office:value-type="float" office:value="22495.9">
                <text:p>22495.9</text:p>
              </table:table-cell>
              <table:table-cell office:value-type="float" office:value="12416.1">
                <text:p>12416.1</text:p>
              </table:table-cell>
              <table:table-cell office:value-type="float" office:value="9932.8">
                <text:p>9932.8</text:p>
              </table:table-cell>
              <table:table-cell office:value-type="float" office:value="6555.2">
                <text:p>6555.2</text:p>
              </table:table-cell>
              <table:table-cell office:value-type="float" office:value="15.6">
                <text:p>15.6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9924">
                <text:p>49924</text:p>
              </table:table-cell>
              <table:table-cell office:value-type="float" office:value="26320.2">
                <text:p>26320.2</text:p>
              </table:table-cell>
              <table:table-cell office:value-type="float" office:value="14402.6">
                <text:p>14402.6</text:p>
              </table:table-cell>
              <table:table-cell office:value-type="float" office:value="11522.1">
                <text:p>11522.1</text:p>
              </table:table-cell>
              <table:table-cell office:value-type="float" office:value="7538.5">
                <text:p>7538.5</text:p>
              </table:table-cell>
              <table:table-cell office:value-type="float" office:value="16.4">
                <text:p>16.4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8910.4">
                <text:p>58910.4</text:p>
              </table:table-cell>
              <table:table-cell office:value-type="float" office:value="30794.6">
                <text:p>30794.6</text:p>
              </table:table-cell>
              <table:table-cell office:value-type="float" office:value="16707">
                <text:p>16707</text:p>
              </table:table-cell>
              <table:table-cell office:value-type="float" office:value="13365.6">
                <text:p>13365.6</text:p>
              </table:table-cell>
              <table:table-cell office:value-type="float" office:value="8669.3">
                <text:p>8669.3</text:p>
              </table:table-cell>
              <table:table-cell office:value-type="float" office:value="17.2">
                <text:p>17.2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69514.2">
                <text:p>69514.2</text:p>
              </table:table-cell>
              <table:table-cell office:value-type="float" office:value="36029.7">
                <text:p>36029.7</text:p>
              </table:table-cell>
              <table:table-cell office:value-type="float" office:value="19380.2">
                <text:p>19380.2</text:p>
              </table:table-cell>
              <table:table-cell office:value-type="float" office:value="15504.1">
                <text:p>15504.1</text:p>
              </table:table-cell>
              <table:table-cell office:value-type="float" office:value="9969.6">
                <text:p>9969.6</text:p>
              </table:table-cell>
              <table:table-cell office:value-type="float" office:value="18.1">
                <text:p>18.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82026.8">
                <text:p>82026.8</text:p>
              </table:table-cell>
              <table:table-cell office:value-type="float" office:value="42154.7">
                <text:p>42154.7</text:p>
              </table:table-cell>
              <table:table-cell office:value-type="float" office:value="22481">
                <text:p>22481</text:p>
              </table:table-cell>
              <table:table-cell office:value-type="float" office:value="17984.8">
                <text:p>17984.8</text:p>
              </table:table-cell>
              <table:table-cell office:value-type="float" office:value="11465.1">
                <text:p>11465.1</text:p>
              </table:table-cell>
              <table:table-cell office:value-type="float" office:value="19">
                <text:p>1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96791.6">
                <text:p>96791.6</text:p>
              </table:table-cell>
              <table:table-cell office:value-type="float" office:value="49321">
                <text:p>49321</text:p>
              </table:table-cell>
              <table:table-cell office:value-type="float" office:value="26077.9">
                <text:p>26077.9</text:p>
              </table:table-cell>
              <table:table-cell office:value-type="float" office:value="20862.4">
                <text:p>20862.4</text:p>
              </table:table-cell>
              <table:table-cell office:value-type="float" office:value="13184.9">
                <text:p>13184.9</text:p>
              </table:table-cell>
              <table:table-cell office:value-type="float" office:value="19.9">
                <text:p>19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14214.1">
                <text:p>114214.1</text:p>
              </table:table-cell>
              <table:table-cell office:value-type="float" office:value="57705.6">
                <text:p>57705.6</text:p>
              </table:table-cell>
              <table:table-cell office:value-type="float" office:value="30250.4">
                <text:p>30250.4</text:p>
              </table:table-cell>
              <table:table-cell office:value-type="float" office:value="24200.3">
                <text:p>24200.3</text:p>
              </table:table-cell>
              <table:table-cell office:value-type="float" office:value="15162.6">
                <text:p>15162.6</text:p>
              </table:table-cell>
              <table:table-cell office:value-type="float" office:value="20.9">
                <text:p>20.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4772.6">
                <text:p>134772.6</text:p>
              </table:table-cell>
              <table:table-cell office:value-type="float" office:value="67515.5">
                <text:p>67515.5</text:p>
              </table:table-cell>
              <table:table-cell office:value-type="float" office:value="35090.5">
                <text:p>35090.5</text:p>
              </table:table-cell>
              <table:table-cell office:value-type="float" office:value="28072.4">
                <text:p>28072.4</text:p>
              </table:table-cell>
              <table:table-cell office:value-type="float" office:value="17437">
                <text:p>17437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59031.7">
                <text:p>159031.7</text:p>
              </table:table-cell>
              <table:table-cell office:value-type="float" office:value="78993.2">
                <text:p>78993.2</text:p>
              </table:table-cell>
              <table:table-cell office:value-type="float" office:value="40705">
                <text:p>40705</text:p>
              </table:table-cell>
              <table:table-cell office:value-type="float" office:value="32564">
                <text:p>32564</text:p>
              </table:table-cell>
              <table:table-cell office:value-type="float" office:value="20052.5">
                <text:p>20052.5</text:p>
              </table:table-cell>
              <table:table-cell office:value-type="float" office:value="23.1">
                <text:p>23.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87657.4">
                <text:p>187657.4</text:p>
              </table:table-cell>
              <table:table-cell office:value-type="float" office:value="92422">
                <text:p>92422</text:p>
              </table:table-cell>
              <table:table-cell office:value-type="float" office:value="47217.8">
                <text:p>47217.8</text:p>
              </table:table-cell>
              <table:table-cell office:value-type="float" office:value="37774.2">
                <text:p>37774.2</text:p>
              </table:table-cell>
              <table:table-cell office:value-type="float" office:value="23060.4">
                <text:p>23060.4</text:p>
              </table:table-cell>
              <table:table-cell office:value-type="float" office:value="24.2">
                <text:p>24.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21435.7">
                <text:p>221435.7</text:p>
              </table:table-cell>
              <table:table-cell office:value-type="float" office:value="108133.7">
                <text:p>108133.7</text:p>
              </table:table-cell>
              <table:table-cell office:value-type="float" office:value="54772.6">
                <text:p>54772.6</text:p>
              </table:table-cell>
              <table:table-cell office:value-type="float" office:value="43818.1">
                <text:p>43818.1</text:p>
              </table:table-cell>
              <table:table-cell office:value-type="float" office:value="26519.5">
                <text:p>26519.5</text:p>
              </table:table-cell>
              <table:table-cell office:value-type="float" office:value="25.4">
                <text:p>25.4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61294.2">
                <text:p>261294.2</text:p>
              </table:table-cell>
              <table:table-cell office:value-type="float" office:value="126516.5">
                <text:p>126516.5</text:p>
              </table:table-cell>
              <table:table-cell office:value-type="float" office:value="63536.2">
                <text:p>63536.2</text:p>
              </table:table-cell>
              <table:table-cell office:value-type="float" office:value="50829">
                <text:p>50829</text:p>
              </table:table-cell>
              <table:table-cell office:value-type="float" office:value="30497.4">
                <text:p>30497.4</text:p>
              </table:table-cell>
              <table:table-cell office:value-type="float" office:value="26.7">
                <text:p>26.7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08327.1">
                <text:p>308327.1</text:p>
              </table:table-cell>
              <table:table-cell office:value-type="float" office:value="148024.3">
                <text:p>148024.3</text:p>
              </table:table-cell>
              <table:table-cell office:value-type="float" office:value="73702">
                <text:p>73702</text:p>
              </table:table-cell>
              <table:table-cell office:value-type="float" office:value="58961.6">
                <text:p>58961.6</text:p>
              </table:table-cell>
              <table:table-cell office:value-type="float" office:value="35072">
                <text:p>35072</text:p>
              </table:table-cell>
              <table:table-cell office:value-type="float" office:value="28">
                <text:p>28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363826">
                <text:p>363826</text:p>
              </table:table-cell>
              <table:table-cell office:value-type="float" office:value="173188.4">
                <text:p>173188.4</text:p>
              </table:table-cell>
              <table:table-cell office:value-type="float" office:value="85494.3">
                <text:p>85494.3</text:p>
              </table:table-cell>
              <table:table-cell office:value-type="float" office:value="68395.5">
                <text:p>68395.5</text:p>
              </table:table-cell>
              <table:table-cell office:value-type="float" office:value="40332.8">
                <text:p>40332.8</text:p>
              </table:table-cell>
              <table:table-cell office:value-type="float" office:value="29.4">
                <text:p>29.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429314.7">
                <text:p>429314.7</text:p>
              </table:table-cell>
              <table:table-cell office:value-type="float" office:value="202630.4">
                <text:p>202630.4</text:p>
              </table:table-cell>
              <table:table-cell office:value-type="float" office:value="99173.4">
                <text:p>99173.4</text:p>
              </table:table-cell>
              <table:table-cell office:value-type="float" office:value="79338.7">
                <text:p>79338.7</text:p>
              </table:table-cell>
              <table:table-cell office:value-type="float" office:value="46382.7">
                <text:p>46382.7</text:p>
              </table:table-cell>
              <table:table-cell office:value-type="float" office:value="30.9">
                <text:p>30.9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506591.3">
                <text:p>506591.3</text:p>
              </table:table-cell>
              <table:table-cell office:value-type="float" office:value="237077.6">
                <text:p>237077.6</text:p>
              </table:table-cell>
              <table:table-cell office:value-type="float" office:value="115041.2">
                <text:p>115041.2</text:p>
              </table:table-cell>
              <table:table-cell office:value-type="float" office:value="92032.9">
                <text:p>92032.9</text:p>
              </table:table-cell>
              <table:table-cell office:value-type="float" office:value="53340.1">
                <text:p>53340.1</text:p>
              </table:table-cell>
              <table:table-cell office:value-type="float" office:value="32.4">
                <text:p>32.4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97777.7">
                <text:p>597777.7</text:p>
              </table:table-cell>
              <table:table-cell office:value-type="float" office:value="277380.8">
                <text:p>277380.8</text:p>
              </table:table-cell>
              <table:table-cell office:value-type="float" office:value="133447.8">
                <text:p>133447.8</text:p>
              </table:table-cell>
              <table:table-cell office:value-type="float" office:value="106758.2">
                <text:p>106758.2</text:p>
              </table:table-cell>
              <table:table-cell office:value-type="float" office:value="61341.1">
                <text:p>61341.1</text:p>
              </table:table-cell>
              <table:table-cell office:value-type="float" office:value="34.1">
                <text:p>34.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705377.7">
                <text:p>705377.7</text:p>
              </table:table-cell>
              <table:table-cell office:value-type="float" office:value="324535.5">
                <text:p>324535.5</text:p>
              </table:table-cell>
              <table:table-cell office:value-type="float" office:value="154799.4">
                <text:p>154799.4</text:p>
              </table:table-cell>
              <table:table-cell office:value-type="float" office:value="123839.5">
                <text:p>123839.5</text:p>
              </table:table-cell>
              <table:table-cell office:value-type="float" office:value="70542.3">
                <text:p>70542.3</text:p>
              </table:table-cell>
              <table:table-cell office:value-type="float" office:value="35.8">
                <text:p>35.8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832345.7">
                <text:p>832345.7</text:p>
              </table:table-cell>
              <table:table-cell office:value-type="float" office:value="379706.6">
                <text:p>379706.6</text:p>
              </table:table-cell>
              <table:table-cell office:value-type="float" office:value="179567.3">
                <text:p>179567.3</text:p>
              </table:table-cell>
              <table:table-cell office:value-type="float" office:value="143653.9">
                <text:p>143653.9</text:p>
              </table:table-cell>
              <table:table-cell office:value-type="float" office:value="81123.6">
                <text:p>81123.6</text:p>
              </table:table-cell>
              <table:table-cell office:value-type="float" office:value="37.5">
                <text:p>37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982167.9">
                <text:p>982167.9</text:p>
              </table:table-cell>
              <table:table-cell office:value-type="float" office:value="444256.7">
                <text:p>444256.7</text:p>
              </table:table-cell>
              <table:table-cell office:value-type="float" office:value="208298.1">
                <text:p>208298.1</text:p>
              </table:table-cell>
              <table:table-cell office:value-type="float" office:value="166638.5">
                <text:p>166638.5</text:p>
              </table:table-cell>
              <table:table-cell office:value-type="float" office:value="93292.2">
                <text:p>93292.2</text:p>
              </table:table-cell>
              <table:table-cell office:value-type="float" office:value="39.4">
                <text:p>39.4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158958.2">
                <text:p>1158958.2</text:p>
              </table:table-cell>
              <table:table-cell office:value-type="float" office:value="519780.3">
                <text:p>519780.3</text:p>
              </table:table-cell>
              <table:table-cell office:value-type="float" office:value="241625.8">
                <text:p>241625.8</text:p>
              </table:table-cell>
              <table:table-cell office:value-type="float" office:value="193300.6">
                <text:p>193300.6</text:p>
              </table:table-cell>
              <table:table-cell office:value-type="float" office:value="107286">
                <text:p>107286</text:p>
              </table:table-cell>
              <table:table-cell office:value-type="float" office:value="41.4">
                <text:p>41.4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367570.6">
                <text:p>1367570.6</text:p>
              </table:table-cell>
              <table:table-cell office:value-type="float" office:value="608143">
                <text:p>608143</text:p>
              </table:table-cell>
              <table:table-cell office:value-type="float" office:value="280285.9">
                <text:p>280285.9</text:p>
              </table:table-cell>
              <table:table-cell office:value-type="float" office:value="224228.7">
                <text:p>224228.7</text:p>
              </table:table-cell>
              <table:table-cell office:value-type="float" office:value="123378.9">
                <text:p>123378.9</text:p>
              </table:table-cell>
              <table:table-cell office:value-type="float" office:value="43.5">
                <text:p>43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613733.3">
                <text:p>1613733.3</text:p>
              </table:table-cell>
              <table:table-cell office:value-type="float" office:value="711527.3">
                <text:p>711527.3</text:p>
              </table:table-cell>
              <table:table-cell office:value-type="float" office:value="325131.6">
                <text:p>325131.6</text:p>
              </table:table-cell>
              <table:table-cell office:value-type="float" office:value="260105.3">
                <text:p>260105.3</text:p>
              </table:table-cell>
              <table:table-cell office:value-type="float" office:value="141885.8">
                <text:p>141885.8</text:p>
              </table:table-cell>
              <table:table-cell office:value-type="float" office:value="45.6">
                <text:p>45.6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904205.3">
                <text:p>1904205.3</text:p>
              </table:table-cell>
              <table:table-cell office:value-type="float" office:value="832486.9">
                <text:p>832486.9</text:p>
              </table:table-cell>
              <table:table-cell office:value-type="float" office:value="377152.7">
                <text:p>377152.7</text:p>
              </table:table-cell>
              <table:table-cell office:value-type="float" office:value="301722.2">
                <text:p>301722.2</text:p>
              </table:table-cell>
              <table:table-cell office:value-type="float" office:value="163168.6">
                <text:p>163168.6</text:p>
              </table:table-cell>
              <table:table-cell office:value-type="float" office:value="47.9">
                <text:p>47.9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246962.3">
                <text:p>2246962.3</text:p>
              </table:table-cell>
              <table:table-cell office:value-type="float" office:value="974009.7">
                <text:p>974009.7</text:p>
              </table:table-cell>
              <table:table-cell office:value-type="float" office:value="437497.1">
                <text:p>437497.1</text:p>
              </table:table-cell>
              <table:table-cell office:value-type="float" office:value="349997.7">
                <text:p>349997.7</text:p>
              </table:table-cell>
              <table:table-cell office:value-type="float" office:value="187643.9">
                <text:p>187643.9</text:p>
              </table:table-cell>
              <table:table-cell office:value-type="float" office:value="50.3">
                <text:p>50.3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651415.5">
                <text:p>2651415.5</text:p>
              </table:table-cell>
              <table:table-cell office:value-type="float" office:value="1139591.4">
                <text:p>1139591.4</text:p>
              </table:table-cell>
              <table:table-cell office:value-type="float" office:value="507496.7">
                <text:p>507496.7</text:p>
              </table:table-cell>
              <table:table-cell office:value-type="float" office:value="405997.4">
                <text:p>405997.4</text:p>
              </table:table-cell>
              <table:table-cell office:value-type="float" office:value="215790.5">
                <text:p>215790.5</text:p>
              </table:table-cell>
              <table:table-cell office:value-type="float" office:value="52.8">
                <text:p>52.8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128670.3">
                <text:p>3128670.3</text:p>
              </table:table-cell>
              <table:table-cell office:value-type="float" office:value="1333321.9">
                <text:p>1333321.9</text:p>
              </table:table-cell>
              <table:table-cell office:value-type="float" office:value="588696.2">
                <text:p>588696.2</text:p>
              </table:table-cell>
              <table:table-cell office:value-type="float" office:value="470956.9">
                <text:p>470956.9</text:p>
              </table:table-cell>
              <table:table-cell office:value-type="float" office:value="248159.1">
                <text:p>248159.1</text:p>
              </table:table-cell>
              <table:table-cell office:value-type="float" office:value="55.5">
                <text:p>55.5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691831">
                <text:p>3691831</text:p>
              </table:table-cell>
              <table:table-cell office:value-type="float" office:value="1559986.6">
                <text:p>1559986.6</text:p>
              </table:table-cell>
              <table:table-cell office:value-type="float" office:value="682887.5">
                <text:p>682887.5</text:p>
              </table:table-cell>
              <table:table-cell office:value-type="float" office:value="546310">
                <text:p>546310</text:p>
              </table:table-cell>
              <table:table-cell office:value-type="float" office:value="285382.9">
                <text:p>285382.9</text:p>
              </table:table-cell>
              <table:table-cell office:value-type="float" office:value="58.2">
                <text:p>58.2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4356360.5">
                <text:p>4356360.5</text:p>
              </table:table-cell>
              <table:table-cell office:value-type="float" office:value="1825184.4">
                <text:p>1825184.4</text:p>
              </table:table-cell>
              <table:table-cell office:value-type="float" office:value="792149.6">
                <text:p>792149.6</text:p>
              </table:table-cell>
              <table:table-cell office:value-type="float" office:value="633719.6">
                <text:p>633719.6</text:p>
              </table:table-cell>
              <table:table-cell office:value-type="float" office:value="328190.4">
                <text:p>328190.4</text:p>
              </table:table-cell>
              <table:table-cell office:value-type="float" office:value="61.2">
                <text:p>61.2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5140505.4">
                <text:p>5140505.4</text:p>
              </table:table-cell>
              <table:table-cell office:value-type="float" office:value="2135465.7">
                <text:p>2135465.7</text:p>
              </table:table-cell>
              <table:table-cell office:value-type="float" office:value="918893.5">
                <text:p>918893.5</text:p>
              </table:table-cell>
              <table:table-cell office:value-type="float" office:value="735114.8">
                <text:p>735114.8</text:p>
              </table:table-cell>
              <table:table-cell office:value-type="float" office:value="377418.9">
                <text:p>377418.9</text:p>
              </table:table-cell>
              <table:table-cell office:value-type="float" office:value="64.2">
                <text:p>64.2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6065796.4">
                <text:p>6065796.4</text:p>
              </table:table-cell>
              <table:table-cell office:value-type="float" office:value="2498494.9">
                <text:p>2498494.9</text:p>
              </table:table-cell>
              <table:table-cell office:value-type="float" office:value="1065916.4">
                <text:p>1065916.4</text:p>
              </table:table-cell>
              <table:table-cell office:value-type="float" office:value="852733.2">
                <text:p>852733.2</text:p>
              </table:table-cell>
              <table:table-cell office:value-type="float" office:value="434031.8">
                <text:p>434031.8</text:p>
              </table:table-cell>
              <table:table-cell office:value-type="float" office:value="67.4">
                <text:p>67.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157639.8">
                <text:p>7157639.8</text:p>
              </table:table-cell>
              <table:table-cell office:value-type="float" office:value="2923239">
                <text:p>2923239</text:p>
              </table:table-cell>
              <table:table-cell office:value-type="float" office:value="1236463.1">
                <text:p>1236463.1</text:p>
              </table:table-cell>
              <table:table-cell office:value-type="float" office:value="989170.5">
                <text:p>989170.5</text:p>
              </table:table-cell>
              <table:table-cell office:value-type="float" office:value="499136.6">
                <text:p>499136.6</text:p>
              </table:table-cell>
              <table:table-cell office:value-type="float" office:value="70.8">
                <text:p>70.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446014.9">
                <text:p>8446014.9</text:p>
              </table:table-cell>
              <table:table-cell office:value-type="float" office:value="3420189.6">
                <text:p>3420189.6</text:p>
              </table:table-cell>
              <table:table-cell office:value-type="float" office:value="1434297.2">
                <text:p>1434297.2</text:p>
              </table:table-cell>
              <table:table-cell office:value-type="float" office:value="1147437.7">
                <text:p>1147437.7</text:p>
              </table:table-cell>
              <table:table-cell office:value-type="float" office:value="574007">
                <text:p>574007</text:p>
              </table:table-cell>
              <table:table-cell office:value-type="float" office:value="74.3">
                <text:p>74.3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9966297.6">
                <text:p>9966297.6</text:p>
              </table:table-cell>
              <table:table-cell office:value-type="float" office:value="4001621.9">
                <text:p>4001621.9</text:p>
              </table:table-cell>
              <table:table-cell office:value-type="float" office:value="1663784.7">
                <text:p>1663784.7</text:p>
              </table:table-cell>
              <table:table-cell office:value-type="float" office:value="1331027.8">
                <text:p>1331027.8</text:p>
              </table:table-cell>
              <table:table-cell office:value-type="float" office:value="660108.1">
                <text:p>660108.1</text:p>
              </table:table-cell>
              <table:table-cell office:value-type="float" office:value="78.1">
                <text:p>78.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1760231.2">
                <text:p>11760231.2</text:p>
              </table:table-cell>
              <table:table-cell office:value-type="float" office:value="4681897.6">
                <text:p>4681897.6</text:p>
              </table:table-cell>
              <table:table-cell office:value-type="float" office:value="1929990.3">
                <text:p>1929990.3</text:p>
              </table:table-cell>
              <table:table-cell office:value-type="float" office:value="1543992.2">
                <text:p>1543992.2</text:p>
              </table:table-cell>
              <table:table-cell office:value-type="float" office:value="759124.3">
                <text:p>759124.3</text:p>
              </table:table-cell>
              <table:table-cell office:value-type="float" office:value="82">
                <text:p>82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3877072.8">
                <text:p>13877072.8</text:p>
              </table:table-cell>
              <table:table-cell office:value-type="float" office:value="5477820.2">
                <text:p>5477820.2</text:p>
              </table:table-cell>
              <table:table-cell office:value-type="float" office:value="2238788.7">
                <text:p>2238788.7</text:p>
              </table:table-cell>
              <table:table-cell office:value-type="float" office:value="1791031">
                <text:p>1791031</text:p>
              </table:table-cell>
              <table:table-cell office:value-type="float" office:value="872992.9">
                <text:p>872992.9</text:p>
              </table:table-cell>
              <table:table-cell office:value-type="float" office:value="86.1">
                <text:p>86.1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6374945.9">
                <text:p>16374945.9</text:p>
              </table:table-cell>
              <table:table-cell office:value-type="float" office:value="6409049.6">
                <text:p>6409049.6</text:p>
              </table:table-cell>
              <table:table-cell office:value-type="float" office:value="2596994.9">
                <text:p>2596994.9</text:p>
              </table:table-cell>
              <table:table-cell office:value-type="float" office:value="2077595.9">
                <text:p>2077595.9</text:p>
              </table:table-cell>
              <table:table-cell office:value-type="float" office:value="1003941.9">
                <text:p>1003941.9</text:p>
              </table:table-cell>
              <table:table-cell office:value-type="float" office:value="90.4">
                <text:p>90.4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9322436.1">
                <text:p>19322436.1</text:p>
              </table:table-cell>
              <table:table-cell office:value-type="float" office:value="7498588">
                <text:p>7498588</text:p>
              </table:table-cell>
              <table:table-cell office:value-type="float" office:value="3012514.1">
                <text:p>3012514.1</text:p>
              </table:table-cell>
              <table:table-cell office:value-type="float" office:value="2410011.3">
                <text:p>2410011.3</text:p>
              </table:table-cell>
              <table:table-cell office:value-type="float" office:value="1154533.2">
                <text:p>1154533.2</text:p>
              </table:table-cell>
              <table:table-cell office:value-type="float" office:value="94.9">
                <text:p>94.9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2800474.6">
                <text:p>22800474.6</text:p>
              </table:table-cell>
              <table:table-cell office:value-type="float" office:value="8773348">
                <text:p>8773348</text:p>
              </table:table-cell>
              <table:table-cell office:value-type="float" office:value="3494516.3">
                <text:p>3494516.3</text:p>
              </table:table-cell>
              <table:table-cell office:value-type="float" office:value="2795613.1">
                <text:p>2795613.1</text:p>
              </table:table-cell>
              <table:table-cell office:value-type="float" office:value="1327713.2">
                <text:p>1327713.2</text:p>
              </table:table-cell>
              <table:table-cell office:value-type="float" office:value="99.6">
                <text:p>99.6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6904560">
                <text:p>26904560</text:p>
              </table:table-cell>
              <table:table-cell office:value-type="float" office:value="10264817.2">
                <text:p>10264817.2</text:p>
              </table:table-cell>
              <table:table-cell office:value-type="float" office:value="4053638.9">
                <text:p>4053638.9</text:p>
              </table:table-cell>
              <table:table-cell office:value-type="float" office:value="3242911.1">
                <text:p>3242911.1</text:p>
              </table:table-cell>
              <table:table-cell office:value-type="float" office:value="1526870.1">
                <text:p>1526870.1</text:p>
              </table:table-cell>
              <table:table-cell office:value-type="float" office:value="104.6">
                <text:p>104.6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31747380.9">
                <text:p>31747380.9</text:p>
              </table:table-cell>
              <table:table-cell office:value-type="float" office:value="12009836.1">
                <text:p>12009836.1</text:p>
              </table:table-cell>
              <table:table-cell office:value-type="float" office:value="4702221.2">
                <text:p>4702221.2</text:p>
              </table:table-cell>
              <table:table-cell office:value-type="float" office:value="3761776.9">
                <text:p>3761776.9</text:p>
              </table:table-cell>
              <table:table-cell office:value-type="float" office:value="1755900.6">
                <text:p>1755900.6</text:p>
              </table:table-cell>
              <table:table-cell office:value-type="float" office:value="109.8">
                <text:p>109.8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37461909.4">
                <text:p>37461909.4</text:p>
              </table:table-cell>
              <table:table-cell office:value-type="float" office:value="14051508.2">
                <text:p>14051508.2</text:p>
              </table:table-cell>
              <table:table-cell office:value-type="float" office:value="5454576.6">
                <text:p>5454576.6</text:p>
              </table:table-cell>
              <table:table-cell office:value-type="float" office:value="4363661.2">
                <text:p>4363661.2</text:p>
              </table:table-cell>
              <table:table-cell office:value-type="float" office:value="2019285.7">
                <text:p>2019285.7</text:p>
              </table:table-cell>
              <table:table-cell office:value-type="float" office:value="115.3">
                <text:p>115.3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4205053.1">
                <text:p>44205053.1</text:p>
              </table:table-cell>
              <table:table-cell office:value-type="float" office:value="16440264.6">
                <text:p>16440264.6</text:p>
              </table:table-cell>
              <table:table-cell office:value-type="float" office:value="6327308.8">
                <text:p>6327308.8</text:p>
              </table:table-cell>
              <table:table-cell office:value-type="float" office:value="5061847">
                <text:p>5061847</text:p>
              </table:table-cell>
              <table:table-cell office:value-type="float" office:value="2322178.6">
                <text:p>2322178.6</text:p>
              </table:table-cell>
              <table:table-cell office:value-type="float" office:value="121.1">
                <text:p>121.1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52161962.7">
                <text:p>52161962.7</text:p>
              </table:table-cell>
              <table:table-cell office:value-type="float" office:value="19235109.6">
                <text:p>19235109.6</text:p>
              </table:table-cell>
              <table:table-cell office:value-type="float" office:value="7339678.2">
                <text:p>7339678.2</text:p>
              </table:table-cell>
              <table:table-cell office:value-type="float" office:value="5871742.6">
                <text:p>5871742.6</text:p>
              </table:table-cell>
              <table:table-cell office:value-type="float" office:value="2670505.4">
                <text:p>2670505.4</text:p>
              </table:table-cell>
              <table:table-cell office:value-type="float" office:value="127.2">
                <text:p>127.2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61551115.9">
                <text:p>61551115.9</text:p>
              </table:table-cell>
              <table:table-cell office:value-type="float" office:value="22505078.2">
                <text:p>22505078.2</text:p>
              </table:table-cell>
              <table:table-cell office:value-type="float" office:value="8514026.7">
                <text:p>8514026.7</text:p>
              </table:table-cell>
              <table:table-cell office:value-type="float" office:value="6811221.4">
                <text:p>6811221.4</text:p>
              </table:table-cell>
              <table:table-cell office:value-type="float" office:value="3071081.2">
                <text:p>3071081.2</text:p>
              </table:table-cell>
              <table:table-cell office:value-type="float" office:value="133.5">
                <text:p>133.5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72630316.8">
                <text:p>72630316.8</text:p>
              </table:table-cell>
              <table:table-cell office:value-type="float" office:value="26330941.5">
                <text:p>26330941.5</text:p>
              </table:table-cell>
              <table:table-cell office:value-type="float" office:value="9876271">
                <text:p>9876271</text:p>
              </table:table-cell>
              <table:table-cell office:value-type="float" office:value="7901016.8">
                <text:p>7901016.8</text:p>
              </table:table-cell>
              <table:table-cell office:value-type="float" office:value="3531743.4">
                <text:p>3531743.4</text:p>
              </table:table-cell>
              <table:table-cell office:value-type="float" office:value="140.2">
                <text:p>140.2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85703773.8">
                <text:p>85703773.8</text:p>
              </table:table-cell>
              <table:table-cell office:value-type="float" office:value="30807201.6">
                <text:p>30807201.6</text:p>
              </table:table-cell>
              <table:table-cell office:value-type="float" office:value="11456474.4">
                <text:p>11456474.4</text:p>
              </table:table-cell>
              <table:table-cell office:value-type="float" office:value="9165179.5">
                <text:p>9165179.5</text:p>
              </table:table-cell>
              <table:table-cell office:value-type="float" office:value="4061504.9">
                <text:p>4061504.9</text:p>
              </table:table-cell>
              <table:table-cell office:value-type="float" office:value="147.2">
                <text:p>147.2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01130453.1">
                <text:p>101130453.1</text:p>
              </table:table-cell>
              <table:table-cell office:value-type="float" office:value="36044425.8">
                <text:p>36044425.8</text:p>
              </table:table-cell>
              <table:table-cell office:value-type="float" office:value="13289510.3">
                <text:p>13289510.3</text:p>
              </table:table-cell>
              <table:table-cell office:value-type="float" office:value="10631608.2">
                <text:p>10631608.2</text:p>
              </table:table-cell>
              <table:table-cell office:value-type="float" office:value="4670730.6">
                <text:p>4670730.6</text:p>
              </table:table-cell>
              <table:table-cell office:value-type="float" office:value="154.6">
                <text:p>154.6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19333934.7">
                <text:p>119333934.7</text:p>
              </table:table-cell>
              <table:table-cell office:value-type="float" office:value="42171978.2">
                <text:p>42171978.2</text:p>
              </table:table-cell>
              <table:table-cell office:value-type="float" office:value="15415831.9">
                <text:p>15415831.9</text:p>
              </table:table-cell>
              <table:table-cell office:value-type="float" office:value="12332665.5">
                <text:p>12332665.5</text:p>
              </table:table-cell>
              <table:table-cell office:value-type="float" office:value="5371340.2">
                <text:p>5371340.2</text:p>
              </table:table-cell>
              <table:table-cell office:value-type="float" office:value="162.3">
                <text:p>162.3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40814042.9">
                <text:p>140814042.9</text:p>
              </table:table-cell>
              <table:table-cell office:value-type="float" office:value="49341214.5">
                <text:p>49341214.5</text:p>
              </table:table-cell>
              <table:table-cell office:value-type="float" office:value="17882365">
                <text:p>17882365</text:p>
              </table:table-cell>
              <table:table-cell office:value-type="float" office:value="14305892">
                <text:p>14305892</text:p>
              </table:table-cell>
              <table:table-cell office:value-type="float" office:value="6177041.2">
                <text:p>6177041.2</text:p>
              </table:table-cell>
              <table:table-cell office:value-type="float" office:value="170.4">
                <text:p>170.4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66160570.7">
                <text:p>166160570.7</text:p>
              </table:table-cell>
              <table:table-cell office:value-type="float" office:value="57729221">
                <text:p>57729221</text:p>
              </table:table-cell>
              <table:table-cell office:value-type="float" office:value="20743543.4">
                <text:p>20743543.4</text:p>
              </table:table-cell>
              <table:table-cell office:value-type="float" office:value="16594834.7">
                <text:p>16594834.7</text:p>
              </table:table-cell>
              <table:table-cell office:value-type="float" office:value="7103597.4">
                <text:p>7103597.4</text:p>
              </table:table-cell>
              <table:table-cell office:value-type="float" office:value="178.9">
                <text:p>178.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96069473.4">
                <text:p>196069473.4</text:p>
              </table:table-cell>
              <table:table-cell office:value-type="float" office:value="67543188.6">
                <text:p>67543188.6</text:p>
              </table:table-cell>
              <table:table-cell office:value-type="float" office:value="24062510.3">
                <text:p>24062510.3</text:p>
              </table:table-cell>
              <table:table-cell office:value-type="float" office:value="19250008.3">
                <text:p>19250008.3</text:p>
              </table:table-cell>
              <table:table-cell office:value-type="float" office:value="8169137">
                <text:p>8169137</text:p>
              </table:table-cell>
              <table:table-cell office:value-type="float" office:value="187.9">
                <text:p>187.9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31361978.6">
                <text:p>231361978.6</text:p>
              </table:table-cell>
              <table:table-cell office:value-type="float" office:value="79025530.6">
                <text:p>79025530.6</text:p>
              </table:table-cell>
              <table:table-cell office:value-type="float" office:value="27912512">
                <text:p>27912512</text:p>
              </table:table-cell>
              <table:table-cell office:value-type="float" office:value="22330009.6">
                <text:p>22330009.6</text:p>
              </table:table-cell>
              <table:table-cell office:value-type="float" office:value="9394507.6">
                <text:p>9394507.6</text:p>
              </table:table-cell>
              <table:table-cell office:value-type="float" office:value="197.3">
                <text:p>197.3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73007134.7">
                <text:p>273007134.7</text:p>
              </table:table-cell>
              <table:table-cell office:value-type="float" office:value="92459870.8">
                <text:p>92459870.8</text:p>
              </table:table-cell>
              <table:table-cell office:value-type="float" office:value="32378513.9">
                <text:p>32378513.9</text:p>
              </table:table-cell>
              <table:table-cell office:value-type="float" office:value="25902811.1">
                <text:p>25902811.1</text:p>
              </table:table-cell>
              <table:table-cell office:value-type="float" office:value="10803683.7">
                <text:p>10803683.7</text:p>
              </table:table-cell>
              <table:table-cell office:value-type="float" office:value="207.1">
                <text:p>207.1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322148419">
                <text:p>322148419</text:p>
              </table:table-cell>
              <table:table-cell office:value-type="float" office:value="108178048.9">
                <text:p>108178048.9</text:p>
              </table:table-cell>
              <table:table-cell office:value-type="float" office:value="37559076.1">
                <text:p>37559076.1</text:p>
              </table:table-cell>
              <table:table-cell office:value-type="float" office:value="30047260.9">
                <text:p>30047260.9</text:p>
              </table:table-cell>
              <table:table-cell office:value-type="float" office:value="12424236.3">
                <text:p>12424236.3</text:p>
              </table:table-cell>
              <table:table-cell office:value-type="float" office:value="217.5">
                <text:p>217.5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380135134.4">
                <text:p>380135134.4</text:p>
              </table:table-cell>
              <table:table-cell office:value-type="float" office:value="126568317.2">
                <text:p>126568317.2</text:p>
              </table:table-cell>
              <table:table-cell office:value-type="float" office:value="43568528.3">
                <text:p>43568528.3</text:p>
              </table:table-cell>
              <table:table-cell office:value-type="float" office:value="34854822.7">
                <text:p>34854822.7</text:p>
              </table:table-cell>
              <table:table-cell office:value-type="float" office:value="14287871.8">
                <text:p>14287871.8</text:p>
              </table:table-cell>
              <table:table-cell office:value-type="float" office:value="228.3">
                <text:p>228.3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448559458.6">
                <text:p>448559458.6</text:p>
              </table:table-cell>
              <table:table-cell office:value-type="float" office:value="148084931.1">
                <text:p>148084931.1</text:p>
              </table:table-cell>
              <table:table-cell office:value-type="float" office:value="50539492.9">
                <text:p>50539492.9</text:p>
              </table:table-cell>
              <table:table-cell office:value-type="float" office:value="40431594.3">
                <text:p>40431594.3</text:p>
              </table:table-cell>
              <table:table-cell office:value-type="float" office:value="16431052.5">
                <text:p>16431052.5</text:p>
              </table:table-cell>
              <table:table-cell office:value-type="float" office:value="239.8">
                <text:p>239.8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529300161.1">
                <text:p>529300161.1</text:p>
              </table:table-cell>
              <table:table-cell office:value-type="float" office:value="173259369.4">
                <text:p>173259369.4</text:p>
              </table:table-cell>
              <table:table-cell office:value-type="float" office:value="58625811.7">
                <text:p>58625811.7</text:p>
              </table:table-cell>
              <table:table-cell office:value-type="float" office:value="46900649.4">
                <text:p>46900649.4</text:p>
              </table:table-cell>
              <table:table-cell office:value-type="float" office:value="18895710.4">
                <text:p>18895710.4</text:p>
              </table:table-cell>
              <table:table-cell office:value-type="float" office:value="251.7">
                <text:p>251.7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624574190.1">
                <text:p>624574190.1</text:p>
              </table:table-cell>
              <table:table-cell office:value-type="float" office:value="202713462.2">
                <text:p>202713462.2</text:p>
              </table:table-cell>
              <table:table-cell office:value-type="float" office:value="68005941.6">
                <text:p>68005941.6</text:p>
              </table:table-cell>
              <table:table-cell office:value-type="float" office:value="54404753.3">
                <text:p>54404753.3</text:p>
              </table:table-cell>
              <table:table-cell office:value-type="float" office:value="21730067">
                <text:p>21730067</text:p>
              </table:table-cell>
              <table:table-cell office:value-type="float" office:value="264.3">
                <text:p>264.3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736997544.4">
                <text:p>736997544.4</text:p>
              </table:table-cell>
              <table:table-cell office:value-type="float" office:value="237174750.8">
                <text:p>237174750.8</text:p>
              </table:table-cell>
              <table:table-cell office:value-type="float" office:value="78886892.2">
                <text:p>78886892.2</text:p>
              </table:table-cell>
              <table:table-cell office:value-type="float" office:value="63109513.8">
                <text:p>63109513.8</text:p>
              </table:table-cell>
              <table:table-cell office:value-type="float" office:value="24989577">
                <text:p>24989577</text:p>
              </table:table-cell>
              <table:table-cell office:value-type="float" office:value="277.6">
                <text:p>277.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869657102.3">
                <text:p>869657102.3</text:p>
              </table:table-cell>
              <table:table-cell office:value-type="float" office:value="277494458.4">
                <text:p>277494458.4</text:p>
              </table:table-cell>
              <table:table-cell office:value-type="float" office:value="91508795">
                <text:p>91508795</text:p>
              </table:table-cell>
              <table:table-cell office:value-type="float" office:value="73207036">
                <text:p>73207036</text:p>
              </table:table-cell>
              <table:table-cell office:value-type="float" office:value="28738013.5">
                <text:p>28738013.5</text:p>
              </table:table-cell>
              <table:table-cell office:value-type="float" office:value="291.4">
                <text:p>291.4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026195380.8">
                <text:p>1026195380.8</text:p>
              </table:table-cell>
              <table:table-cell office:value-type="float" office:value="324668516.3">
                <text:p>324668516.3</text:p>
              </table:table-cell>
              <table:table-cell office:value-type="float" office:value="106150202.2">
                <text:p>106150202.2</text:p>
              </table:table-cell>
              <table:table-cell office:value-type="float" office:value="84920161.8">
                <text:p>84920161.8</text:p>
              </table:table-cell>
              <table:table-cell office:value-type="float" office:value="33048715.6">
                <text:p>33048715.6</text:p>
              </table:table-cell>
              <table:table-cell office:value-type="float" office:value="306">
                <text:p>306</text:p>
              </table:table-cell>
              <table:table-cell office:value-type="float" office:value="107.8">
                <text:p>107.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210910549.3">
                <text:p>1210910549.3</text:p>
              </table:table-cell>
              <table:table-cell office:value-type="float" office:value="379862164.1">
                <text:p>379862164.1</text:p>
              </table:table-cell>
              <table:table-cell office:value-type="float" office:value="123134234.5">
                <text:p>123134234.5</text:p>
              </table:table-cell>
              <table:table-cell office:value-type="float" office:value="98507387.6">
                <text:p>98507387.6</text:p>
              </table:table-cell>
              <table:table-cell office:value-type="float" office:value="38006022.9">
                <text:p>38006022.9</text:p>
              </table:table-cell>
              <table:table-cell office:value-type="float" office:value="321.3">
                <text:p>321.3</text:p>
              </table:table-cell>
              <table:table-cell office:value-type="float" office:value="112.1">
                <text:p>112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428874448.2">
                <text:p>1428874448.2</text:p>
              </table:table-cell>
              <table:table-cell office:value-type="float" office:value="444438732">
                <text:p>444438732</text:p>
              </table:table-cell>
              <table:table-cell office:value-type="float" office:value="142835712.1">
                <text:p>142835712.1</text:p>
              </table:table-cell>
              <table:table-cell office:value-type="float" office:value="114268569.7">
                <text:p>114268569.7</text:p>
              </table:table-cell>
              <table:table-cell office:value-type="float" office:value="43706926.4">
                <text:p>43706926.4</text:p>
              </table:table-cell>
              <table:table-cell office:value-type="float" office:value="337.4">
                <text:p>337.4</text:p>
              </table:table-cell>
              <table:table-cell office:value-type="float" office:value="116.6">
                <text:p>116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686071848.8">
                <text:p>1686071848.8</text:p>
              </table:table-cell>
              <table:table-cell office:value-type="float" office:value="519993316.4">
                <text:p>519993316.4</text:p>
              </table:table-cell>
              <table:table-cell office:value-type="float" office:value="165689426">
                <text:p>165689426</text:p>
              </table:table-cell>
              <table:table-cell office:value-type="float" office:value="132551540.8">
                <text:p>132551540.8</text:p>
              </table:table-cell>
              <table:table-cell office:value-type="float" office:value="50262965.3">
                <text:p>50262965.3</text:p>
              </table:table-cell>
              <table:table-cell office:value-type="float" office:value="354.2">
                <text:p>354.2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989564781.6">
                <text:p>1989564781.6</text:p>
              </table:table-cell>
              <table:table-cell office:value-type="float" office:value="608392180.2">
                <text:p>608392180.2</text:p>
              </table:table-cell>
              <table:table-cell office:value-type="float" office:value="192199734.2">
                <text:p>192199734.2</text:p>
              </table:table-cell>
              <table:table-cell office:value-type="float" office:value="153759787.3">
                <text:p>153759787.3</text:p>
              </table:table-cell>
              <table:table-cell office:value-type="float" office:value="57802410.1">
                <text:p>57802410.1</text:p>
              </table:table-cell>
              <table:table-cell office:value-type="float" office:value="371.9">
                <text:p>371.9</text:p>
              </table:table-cell>
              <table:table-cell office:value-type="float" office:value="126.1">
                <text:p>126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347686442.3">
                <text:p>2347686442.3</text:p>
              </table:table-cell>
              <table:table-cell office:value-type="float" office:value="711818850.9">
                <text:p>711818850.9</text:p>
              </table:table-cell>
              <table:table-cell office:value-type="float" office:value="222951691.6">
                <text:p>222951691.6</text:p>
              </table:table-cell>
              <table:table-cell office:value-type="float" office:value="178361353.3">
                <text:p>178361353.3</text:p>
              </table:table-cell>
              <table:table-cell office:value-type="float" office:value="66472771.6">
                <text:p>66472771.6</text:p>
              </table:table-cell>
              <table:table-cell office:value-type="float" office:value="390.5">
                <text:p>390.5</text:p>
              </table:table-cell>
              <table:table-cell office:value-type="float" office:value="131.2">
                <text:p>131.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770270001.9">
                <text:p>2770270001.9</text:p>
              </table:table-cell>
              <table:table-cell office:value-type="float" office:value="832828055.5">
                <text:p>832828055.5</text:p>
              </table:table-cell>
              <table:table-cell office:value-type="float" office:value="258623962.3">
                <text:p>258623962.3</text:p>
              </table:table-cell>
              <table:table-cell office:value-type="float" office:value="206899169.8">
                <text:p>206899169.8</text:p>
              </table:table-cell>
              <table:table-cell office:value-type="float" office:value="76443687.4">
                <text:p>76443687.4</text:p>
              </table:table-cell>
              <table:table-cell office:value-type="float" office:value="410.1">
                <text:p>410.1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3268918602.3">
                <text:p>3268918602.3</text:p>
              </table:table-cell>
              <table:table-cell office:value-type="float" office:value="974408825">
                <text:p>974408825</text:p>
              </table:table-cell>
              <table:table-cell office:value-type="float" office:value="300003796.3">
                <text:p>300003796.3</text:p>
              </table:table-cell>
              <table:table-cell office:value-type="float" office:value="240003037">
                <text:p>240003037</text:p>
              </table:table-cell>
              <table:table-cell office:value-type="float" office:value="87910240.5">
                <text:p>87910240.5</text:p>
              </table:table-cell>
              <table:table-cell office:value-type="float" office:value="430.6">
                <text:p>430.6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3857323950.7">
                <text:p>3857323950.7</text:p>
              </table:table-cell>
              <table:table-cell office:value-type="float" office:value="1140058325.2">
                <text:p>1140058325.2</text:p>
              </table:table-cell>
              <table:table-cell office:value-type="float" office:value="348004403.7">
                <text:p>348004403.7</text:p>
              </table:table-cell>
              <table:table-cell office:value-type="float" office:value="278403522.9">
                <text:p>278403522.9</text:p>
              </table:table-cell>
              <table:table-cell office:value-type="float" office:value="101096776.5">
                <text:p>101096776.5</text:p>
              </table:table-cell>
              <table:table-cell office:value-type="float" office:value="452.1">
                <text:p>452.1</text:p>
              </table:table-cell>
              <table:table-cell office:value-type="float" office:value="147.6">
                <text:p>147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4551642261.8">
                <text:p>4551642261.8</text:p>
              </table:table-cell>
              <table:table-cell office:value-type="float" office:value="1333868240.5">
                <text:p>1333868240.5</text:p>
              </table:table-cell>
              <table:table-cell office:value-type="float" office:value="403685108.2">
                <text:p>403685108.2</text:p>
              </table:table-cell>
              <table:table-cell office:value-type="float" office:value="322948086.6">
                <text:p>322948086.6</text:p>
              </table:table-cell>
              <table:table-cell office:value-type="float" office:value="116261293">
                <text:p>116261293</text:p>
              </table:table-cell>
              <table:table-cell office:value-type="float" office:value="474.7">
                <text:p>474.7</text:p>
              </table:table-cell>
              <table:table-cell office:value-type="float" office:value="153.5">
                <text:p>153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5370937869">
                <text:p>5370937869</text:p>
              </table:table-cell>
              <table:table-cell office:value-type="float" office:value="1560625841.4">
                <text:p>1560625841.4</text:p>
              </table:table-cell>
              <table:table-cell office:value-type="float" office:value="468274725.6">
                <text:p>468274725.6</text:p>
              </table:table-cell>
              <table:table-cell office:value-type="float" office:value="374619780.4">
                <text:p>374619780.4</text:p>
              </table:table-cell>
              <table:table-cell office:value-type="float" office:value="133700487">
                <text:p>133700487</text:p>
              </table:table-cell>
              <table:table-cell office:value-type="float" office:value="498.4">
                <text:p>498.4</text:p>
              </table:table-cell>
              <table:table-cell office:value-type="float" office:value="159.6">
                <text:p>159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6337706685.4">
                <text:p>6337706685.4</text:p>
              </table:table-cell>
              <table:table-cell office:value-type="float" office:value="1825932234.4">
                <text:p>1825932234.4</text:p>
              </table:table-cell>
              <table:table-cell office:value-type="float" office:value="543198681.6">
                <text:p>543198681.6</text:p>
              </table:table-cell>
              <table:table-cell office:value-type="float" office:value="434558945.3">
                <text:p>434558945.3</text:p>
              </table:table-cell>
              <table:table-cell office:value-type="float" office:value="153755560">
                <text:p>153755560</text:p>
              </table:table-cell>
              <table:table-cell office:value-type="float" office:value="523.4">
                <text:p>523.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7478493888.8">
                <text:p>7478493888.8</text:p>
              </table:table-cell>
              <table:table-cell office:value-type="float" office:value="2136340714.3">
                <text:p>2136340714.3</text:p>
              </table:table-cell>
              <table:table-cell office:value-type="float" office:value="630110470.7">
                <text:p>630110470.7</text:p>
              </table:table-cell>
              <table:table-cell office:value-type="float" office:value="504088376.6">
                <text:p>504088376.6</text:p>
              </table:table-cell>
              <table:table-cell office:value-type="float" office:value="176818894">
                <text:p>176818894</text:p>
              </table:table-cell>
              <table:table-cell office:value-type="float" office:value="549.5">
                <text:p>549.5</text:p>
              </table:table-cell>
              <table:table-cell office:value-type="float" office:value="172.6">
                <text:p>172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8824622788.7">
                <text:p>8824622788.7</text:p>
              </table:table-cell>
              <table:table-cell office:value-type="float" office:value="2499518635.7">
                <text:p>2499518635.7</text:p>
              </table:table-cell>
              <table:table-cell office:value-type="float" office:value="730928146">
                <text:p>730928146</text:p>
              </table:table-cell>
              <table:table-cell office:value-type="float" office:value="584742516.8">
                <text:p>584742516.8</text:p>
              </table:table-cell>
              <table:table-cell office:value-type="float" office:value="203341728.1">
                <text:p>203341728.1</text:p>
              </table:table-cell>
              <table:table-cell office:value-type="float" office:value="577">
                <text:p>577</text:p>
              </table:table-cell>
              <table:table-cell office:value-type="float" office:value="179.5">
                <text:p>179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0413054890.7">
                <text:p>10413054890.7</text:p>
              </table:table-cell>
              <table:table-cell office:value-type="float" office:value="2924436803.8">
                <text:p>2924436803.8</text:p>
              </table:table-cell>
              <table:table-cell office:value-type="float" office:value="847876649.4">
                <text:p>847876649.4</text:p>
              </table:table-cell>
              <table:table-cell office:value-type="float" office:value="678301319.5">
                <text:p>678301319.5</text:p>
              </table:table-cell>
              <table:table-cell office:value-type="float" office:value="233842987.3">
                <text:p>233842987.3</text:p>
              </table:table-cell>
              <table:table-cell office:value-type="float" office:value="605.9">
                <text:p>605.9</text:p>
              </table:table-cell>
              <table:table-cell office:value-type="float" office:value="186.7">
                <text:p>186.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287404771">
                <text:p>12287404771</text:p>
              </table:table-cell>
              <table:table-cell office:value-type="float" office:value="3421591060.4">
                <text:p>3421591060.4</text:p>
              </table:table-cell>
              <table:table-cell office:value-type="float" office:value="983536913.3">
                <text:p>983536913.3</text:p>
              </table:table-cell>
              <table:table-cell office:value-type="float" office:value="786829530.6">
                <text:p>786829530.6</text:p>
              </table:table-cell>
              <table:table-cell office:value-type="float" office:value="268919435.4">
                <text:p>268919435.4</text:p>
              </table:table-cell>
              <table:table-cell office:value-type="float" office:value="636.2">
                <text:p>636.2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4499137629.8">
                <text:p>14499137629.8</text:p>
              </table:table-cell>
              <table:table-cell office:value-type="float" office:value="4003261540.7">
                <text:p>4003261540.7</text:p>
              </table:table-cell>
              <table:table-cell office:value-type="float" office:value="1140902819.4">
                <text:p>1140902819.4</text:p>
              </table:table-cell>
              <table:table-cell office:value-type="float" office:value="912722255.5">
                <text:p>912722255.5</text:p>
              </table:table-cell>
              <table:table-cell office:value-type="float" office:value="309257350.8">
                <text:p>309257350.8</text:p>
              </table:table-cell>
              <table:table-cell office:value-type="float" office:value="668">
                <text:p>6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7108982403.2">
                <text:p>17108982403.2</text:p>
              </table:table-cell>
              <table:table-cell office:value-type="float" office:value="4683816002.6">
                <text:p>4683816002.6</text:p>
              </table:table-cell>
              <table:table-cell office:value-type="float" office:value="1323447270.5">
                <text:p>1323447270.5</text:p>
              </table:table-cell>
              <table:table-cell office:value-type="float" office:value="1058757816.4">
                <text:p>1058757816.4</text:p>
              </table:table-cell>
              <table:table-cell office:value-type="float" office:value="355645953.4">
                <text:p>355645953.4</text:p>
              </table:table-cell>
              <table:table-cell office:value-type="float" office:value="701.4">
                <text:p>701.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0188599235.8">
                <text:p>20188599235.8</text:p>
              </table:table-cell>
              <table:table-cell office:value-type="float" office:value="5480064723.1">
                <text:p>5480064723.1</text:p>
              </table:table-cell>
              <table:table-cell office:value-type="float" office:value="1535198833.8">
                <text:p>1535198833.8</text:p>
              </table:table-cell>
              <table:table-cell office:value-type="float" office:value="1228159067">
                <text:p>1228159067</text:p>
              </table:table-cell>
              <table:table-cell office:value-type="float" office:value="408992846.4">
                <text:p>408992846.4</text:p>
              </table:table-cell>
              <table:table-cell office:value-type="float" office:value="736.4">
                <text:p>736.4</text:p>
              </table:table-cell>
              <table:table-cell office:value-type="float" office:value="218.4">
                <text:p>218.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3822547098.2">
                <text:p>23822547098.2</text:p>
              </table:table-cell>
              <table:table-cell office:value-type="float" office:value="6411675726">
                <text:p>6411675726</text:p>
              </table:table-cell>
              <table:table-cell office:value-type="float" office:value="1780830647.2">
                <text:p>1780830647.2</text:p>
              </table:table-cell>
              <table:table-cell office:value-type="float" office:value="1424664517.8">
                <text:p>1424664517.8</text:p>
              </table:table-cell>
              <table:table-cell office:value-type="float" office:value="470341773.3">
                <text:p>470341773.3</text:p>
              </table:table-cell>
              <table:table-cell office:value-type="float" office:value="773.3">
                <text:p>773.3</text:p>
              </table:table-cell>
              <table:table-cell office:value-type="float" office:value="227.2">
                <text:p>227.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28110605575.9">
                <text:p>28110605575.9</text:p>
              </table:table-cell>
              <table:table-cell office:value-type="float" office:value="7501660599.4">
                <text:p>7501660599.4</text:p>
              </table:table-cell>
              <table:table-cell office:value-type="float" office:value="2065763550.8">
                <text:p>2065763550.8</text:p>
              </table:table-cell>
              <table:table-cell office:value-type="float" office:value="1652610840.6">
                <text:p>1652610840.6</text:p>
              </table:table-cell>
              <table:table-cell office:value-type="float" office:value="540893039.3">
                <text:p>540893039.3</text:p>
              </table:table-cell>
              <table:table-cell office:value-type="float" office:value="811.9">
                <text:p>811.9</text:p>
              </table:table-cell>
              <table:table-cell office:value-type="float" office:value="236.3">
                <text:p>236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3170514579.5">
                <text:p>33170514579.5</text:p>
              </table:table-cell>
              <table:table-cell office:value-type="float" office:value="8776942901.3">
                <text:p>8776942901.3</text:p>
              </table:table-cell>
              <table:table-cell office:value-type="float" office:value="2396285718.9">
                <text:p>2396285718.9</text:p>
              </table:table-cell>
              <table:table-cell office:value-type="float" office:value="1917028575.1">
                <text:p>1917028575.1</text:p>
              </table:table-cell>
              <table:table-cell office:value-type="float" office:value="622026995.2">
                <text:p>622026995.2</text:p>
              </table:table-cell>
              <table:table-cell office:value-type="float" office:value="852.5">
                <text:p>852.5</text:p>
              </table:table-cell>
              <table:table-cell office:value-type="float" office:value="245.7">
                <text:p>245.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9141207203.9">
                <text:p>39141207203.9</text:p>
              </table:table-cell>
              <table:table-cell office:value-type="float" office:value="10269023194.5">
                <text:p>10269023194.5</text:p>
              </table:table-cell>
              <table:table-cell office:value-type="float" office:value="2779691433.9">
                <text:p>2779691433.9</text:p>
              </table:table-cell>
              <table:table-cell office:value-type="float" office:value="2223753147.1">
                <text:p>2223753147.1</text:p>
              </table:table-cell>
              <table:table-cell office:value-type="float" office:value="715331044.5">
                <text:p>715331044.5</text:p>
              </table:table-cell>
              <table:table-cell office:value-type="float" office:value="895.1">
                <text:p>895.1</text:p>
              </table:table-cell>
              <table:table-cell office:value-type="float" office:value="255.5">
                <text:p>255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46186624500.5">
                <text:p>46186624500.5</text:p>
              </table:table-cell>
              <table:table-cell office:value-type="float" office:value="12014757137.6">
                <text:p>12014757137.6</text:p>
              </table:table-cell>
              <table:table-cell office:value-type="float" office:value="3224442063.3">
                <text:p>3224442063.3</text:p>
              </table:table-cell>
              <table:table-cell office:value-type="float" office:value="2579553650.7">
                <text:p>2579553650.7</text:p>
              </table:table-cell>
              <table:table-cell office:value-type="float" office:value="822630701.2">
                <text:p>822630701.2</text:p>
              </table:table-cell>
              <table:table-cell office:value-type="float" office:value="939.9">
                <text:p>939.9</text:p>
              </table:table-cell>
              <table:table-cell office:value-type="float" office:value="265.8">
                <text:p>265.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54500216910.6">
                <text:p>54500216910.6</text:p>
              </table:table-cell>
              <table:table-cell office:value-type="float" office:value="14057265851">
                <text:p>14057265851</text:p>
              </table:table-cell>
              <table:table-cell office:value-type="float" office:value="3740352793.5">
                <text:p>3740352793.5</text:p>
              </table:table-cell>
              <table:table-cell office:value-type="float" office:value="2992282234.8">
                <text:p>2992282234.8</text:p>
              </table:table-cell>
              <table:table-cell office:value-type="float" office:value="946025306.4">
                <text:p>946025306.4</text:p>
              </table:table-cell>
              <table:table-cell office:value-type="float" office:value="986.9">
                <text:p>986.9</text:p>
              </table:table-cell>
              <table:table-cell office:value-type="float" office:value="276.4">
                <text:p>276.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64310255954.6">
                <text:p>64310255954.6</text:p>
              </table:table-cell>
              <table:table-cell office:value-type="float" office:value="16447001045.7">
                <text:p>16447001045.7</text:p>
              </table:table-cell>
              <table:table-cell office:value-type="float" office:value="4338809240.4">
                <text:p>4338809240.4</text:p>
              </table:table-cell>
              <table:table-cell office:value-type="float" office:value="3471047392.3">
                <text:p>3471047392.3</text:p>
              </table:table-cell>
              <table:table-cell office:value-type="float" office:value="1087929102.3">
                <text:p>1087929102.3</text:p>
              </table:table-cell>
              <table:table-cell office:value-type="float" office:value="1036.2">
                <text:p>1036.2</text:p>
              </table:table-cell>
              <table:table-cell office:value-type="float" office:value="287.4">
                <text:p>287.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75886102026.4">
                <text:p>75886102026.4</text:p>
              </table:table-cell>
              <table:table-cell office:value-type="float" office:value="19242991223.4">
                <text:p>19242991223.4</text:p>
              </table:table-cell>
              <table:table-cell office:value-type="float" office:value="5033018718.9">
                <text:p>5033018718.9</text:p>
              </table:table-cell>
              <table:table-cell office:value-type="float" office:value="4026414975.1">
                <text:p>4026414975.1</text:p>
              </table:table-cell>
              <table:table-cell office:value-type="float" office:value="1251118467.7">
                <text:p>1251118467.7</text:p>
              </table:table-cell>
              <table:table-cell office:value-type="float" office:value="1088">
                <text:p>1088</text:p>
              </table:table-cell>
              <table:table-cell office:value-type="float" office:value="298.9">
                <text:p>298.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89545600391.1">
                <text:p>89545600391.1</text:p>
              </table:table-cell>
              <table:table-cell office:value-type="float" office:value="22514299731.4">
                <text:p>22514299731.4</text:p>
              </table:table-cell>
              <table:table-cell office:value-type="float" office:value="5838301713.9">
                <text:p>5838301713.9</text:p>
              </table:table-cell>
              <table:table-cell office:value-type="float" office:value="4670641371.1">
                <text:p>4670641371.1</text:p>
              </table:table-cell>
              <table:table-cell office:value-type="float" office:value="1438786237.8">
                <text:p>1438786237.8</text:p>
              </table:table-cell>
              <table:table-cell office:value-type="float" office:value="1142.4">
                <text:p>1142.4</text:p>
              </table:table-cell>
              <table:table-cell office:value-type="float" office:value="310.9">
                <text:p>310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05663808461.5">
                <text:p>105663808461.5</text:p>
              </table:table-cell>
              <table:table-cell office:value-type="float" office:value="26341730685.7">
                <text:p>26341730685.7</text:p>
              </table:table-cell>
              <table:table-cell office:value-type="float" office:value="6772429988.1">
                <text:p>6772429988.1</text:p>
              </table:table-cell>
              <table:table-cell office:value-type="float" office:value="5417943990.5">
                <text:p>5417943990.5</text:p>
              </table:table-cell>
              <table:table-cell office:value-type="float" office:value="1654604173.5">
                <text:p>1654604173.5</text:p>
              </table:table-cell>
              <table:table-cell office:value-type="float" office:value="1199.6">
                <text:p>1199.6</text:p>
              </table:table-cell>
              <table:table-cell office:value-type="float" office:value="323.3">
                <text:p>323.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24683293984.6">
                <text:p>124683293984.6</text:p>
              </table:table-cell>
              <table:table-cell office:value-type="float" office:value="30819824902.3">
                <text:p>30819824902.3</text:p>
              </table:table-cell>
              <table:table-cell office:value-type="float" office:value="7856018786.2">
                <text:p>7856018786.2</text:p>
              </table:table-cell>
              <table:table-cell office:value-type="float" office:value="6284815029">
                <text:p>6284815029</text:p>
              </table:table-cell>
              <table:table-cell office:value-type="float" office:value="1902794799.5">
                <text:p>1902794799.5</text:p>
              </table:table-cell>
              <table:table-cell office:value-type="float" office:value="1259.5">
                <text:p>1259.5</text:p>
              </table:table-cell>
              <table:table-cell office:value-type="float" office:value="336.3">
                <text:p>336.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47126286901.8">
                <text:p>147126286901.8</text:p>
              </table:table-cell>
              <table:table-cell office:value-type="float" office:value="36059195135.7">
                <text:p>36059195135.7</text:p>
              </table:table-cell>
              <table:table-cell office:value-type="float" office:value="9112981792">
                <text:p>9112981792</text:p>
              </table:table-cell>
              <table:table-cell office:value-type="float" office:value="7290385433.6">
                <text:p>7290385433.6</text:p>
              </table:table-cell>
              <table:table-cell office:value-type="float" office:value="2188214019.4">
                <text:p>2188214019.4</text:p>
              </table:table-cell>
              <table:table-cell office:value-type="float" office:value="1322.5">
                <text:p>1322.5</text:p>
              </table:table-cell>
              <table:table-cell office:value-type="float" office:value="349.7">
                <text:p>349.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73609018544.2">
                <text:p>173609018544.2</text:p>
              </table:table-cell>
              <table:table-cell office:value-type="float" office:value="42189258308.8">
                <text:p>42189258308.8</text:p>
              </table:table-cell>
              <table:table-cell office:value-type="float" office:value="10571058878.7">
                <text:p>10571058878.7</text:p>
              </table:table-cell>
              <table:table-cell office:value-type="float" office:value="8456847103">
                <text:p>8456847103</text:p>
              </table:table-cell>
              <table:table-cell office:value-type="float" office:value="2516446122.4">
                <text:p>2516446122.4</text:p>
              </table:table-cell>
              <table:table-cell office:value-type="float" office:value="1388.7">
                <text:p>1388.7</text:p>
              </table:table-cell>
              <table:table-cell office:value-type="float" office:value="363.7">
                <text:p>363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04858641882.1">
                <text:p>204858641882.1</text:p>
              </table:table-cell>
              <table:table-cell office:value-type="float" office:value="49361432221.3">
                <text:p>49361432221.3</text:p>
              </table:table-cell>
              <table:table-cell office:value-type="float" office:value="12262428299.3">
                <text:p>12262428299.3</text:p>
              </table:table-cell>
              <table:table-cell office:value-type="float" office:value="9809942639.5">
                <text:p>9809942639.5</text:p>
              </table:table-cell>
              <table:table-cell office:value-type="float" office:value="2893913040.7">
                <text:p>2893913040.7</text:p>
              </table:table-cell>
              <table:table-cell office:value-type="float" office:value="1458.1">
                <text:p>1458.1</text:p>
              </table:table-cell>
              <table:table-cell office:value-type="float" office:value="378.3">
                <text:p>378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41733197420.9">
                <text:p>241733197420.9</text:p>
              </table:table-cell>
              <table:table-cell office:value-type="float" office:value="57752875698.9">
                <text:p>57752875698.9</text:p>
              </table:table-cell>
              <table:table-cell office:value-type="float" office:value="14224416827.2">
                <text:p>14224416827.2</text:p>
              </table:table-cell>
              <table:table-cell office:value-type="float" office:value="11379533461.8">
                <text:p>11379533461.8</text:p>
              </table:table-cell>
              <table:table-cell office:value-type="float" office:value="3327999996.8">
                <text:p>3327999996.8</text:p>
              </table:table-cell>
              <table:table-cell office:value-type="float" office:value="1531">
                <text:p>1531</text:p>
              </table:table-cell>
              <table:table-cell office:value-type="float" office:value="393.4">
                <text:p>393.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85245172956.7">
                <text:p>285245172956.7</text:p>
              </table:table-cell>
              <table:table-cell office:value-type="float" office:value="67570864567.7">
                <text:p>67570864567.7</text:p>
              </table:table-cell>
              <table:table-cell office:value-type="float" office:value="16500323519.6">
                <text:p>16500323519.6</text:p>
              </table:table-cell>
              <table:table-cell office:value-type="float" office:value="13200258815.7">
                <text:p>13200258815.7</text:p>
              </table:table-cell>
              <table:table-cell office:value-type="float" office:value="3827199996.4">
                <text:p>3827199996.4</text:p>
              </table:table-cell>
              <table:table-cell office:value-type="float" office:value="1607.5">
                <text:p>1607.5</text:p>
              </table:table-cell>
              <table:table-cell office:value-type="float" office:value="409.1">
                <text:p>409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336589304088.8">
                <text:p>336589304088.8</text:p>
              </table:table-cell>
              <table:table-cell office:value-type="float" office:value="79057911544.2">
                <text:p>79057911544.2</text:p>
              </table:table-cell>
              <table:table-cell office:value-type="float" office:value="19140375282.7">
                <text:p>19140375282.7</text:p>
              </table:table-cell>
              <table:table-cell office:value-type="float" office:value="15312300226.2">
                <text:p>15312300226.2</text:p>
              </table:table-cell>
              <table:table-cell office:value-type="float" office:value="4401279995.8">
                <text:p>4401279995.8</text:p>
              </table:table-cell>
              <table:table-cell office:value-type="float" office:value="1687.9">
                <text:p>1687.9</text:p>
              </table:table-cell>
              <table:table-cell office:value-type="float" office:value="425.5">
                <text:p>425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397175378824.8">
                <text:p>397175378824.8</text:p>
              </table:table-cell>
              <table:table-cell office:value-type="float" office:value="92497756506.7">
                <text:p>92497756506.7</text:p>
              </table:table-cell>
              <table:table-cell office:value-type="float" office:value="22202835327.9">
                <text:p>22202835327.9</text:p>
              </table:table-cell>
              <table:table-cell office:value-type="float" office:value="17762268262.3">
                <text:p>17762268262.3</text:p>
              </table:table-cell>
              <table:table-cell office:value-type="float" office:value="5061471995.2">
                <text:p>5061471995.2</text:p>
              </table:table-cell>
              <table:table-cell office:value-type="float" office:value="1772.3">
                <text:p>1772.3</text:p>
              </table:table-cell>
              <table:table-cell office:value-type="float" office:value="442.5">
                <text:p>442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468666947013.3">
                <text:p>468666947013.3</text:p>
              </table:table-cell>
              <table:table-cell office:value-type="float" office:value="108222375112.9">
                <text:p>108222375112.9</text:p>
              </table:table-cell>
              <table:table-cell office:value-type="float" office:value="25755288980.4">
                <text:p>25755288980.4</text:p>
              </table:table-cell>
              <table:table-cell office:value-type="float" office:value="20604231184.3">
                <text:p>20604231184.3</text:p>
              </table:table-cell>
              <table:table-cell office:value-type="float" office:value="5820692794.5">
                <text:p>5820692794.5</text:p>
              </table:table-cell>
              <table:table-cell office:value-type="float" office:value="1860.9">
                <text:p>1860.9</text:p>
              </table:table-cell>
              <table:table-cell office:value-type="float" office:value="460.2">
                <text:p>460.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553026997475.7">
                <text:p>553026997475.7</text:p>
              </table:table-cell>
              <table:table-cell office:value-type="float" office:value="126620178882.1">
                <text:p>126620178882.1</text:p>
              </table:table-cell>
              <table:table-cell office:value-type="float" office:value="29876135217.3">
                <text:p>29876135217.3</text:p>
              </table:table-cell>
              <table:table-cell office:value-type="float" office:value="23900908173.8">
                <text:p>23900908173.8</text:p>
              </table:table-cell>
              <table:table-cell office:value-type="float" office:value="6693796713.6">
                <text:p>6693796713.6</text:p>
              </table:table-cell>
              <table:table-cell office:value-type="float" office:value="1954">
                <text:p>1954</text:p>
              </table:table-cell>
              <table:table-cell office:value-type="float" office:value="478.6">
                <text:p>478.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652571857021.3">
                <text:p>652571857021.3</text:p>
              </table:table-cell>
              <table:table-cell office:value-type="float" office:value="148145609292">
                <text:p>148145609292</text:p>
              </table:table-cell>
              <table:table-cell office:value-type="float" office:value="34656316852">
                <text:p>34656316852</text:p>
              </table:table-cell>
              <table:table-cell office:value-type="float" office:value="27725053481.6">
                <text:p>27725053481.6</text:p>
              </table:table-cell>
              <table:table-cell office:value-type="float" office:value="7697866220.7">
                <text:p>7697866220.7</text:p>
              </table:table-cell>
              <table:table-cell office:value-type="float" office:value="2051.7">
                <text:p>2051.7</text:p>
              </table:table-cell>
              <table:table-cell office:value-type="float" office:value="497.8">
                <text:p>497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770034791285.2">
                <text:p>770034791285.2</text:p>
              </table:table-cell>
              <table:table-cell office:value-type="float" office:value="173330362871.7">
                <text:p>173330362871.7</text:p>
              </table:table-cell>
              <table:table-cell office:value-type="float" office:value="40201327548.3">
                <text:p>40201327548.3</text:p>
              </table:table-cell>
              <table:table-cell office:value-type="float" office:value="32161062038.7">
                <text:p>32161062038.7</text:p>
              </table:table-cell>
              <table:table-cell office:value-type="float" office:value="8852546153.8">
                <text:p>8852546153.8</text:p>
              </table:table-cell>
              <table:table-cell office:value-type="float" office:value="2154.3">
                <text:p>2154.3</text:p>
              </table:table-cell>
              <table:table-cell office:value-type="float" office:value="517.7">
                <text:p>517.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908641053716.5">
                <text:p>908641053716.5</text:p>
              </table:table-cell>
              <table:table-cell office:value-type="float" office:value="202796524559.8">
                <text:p>202796524559.8</text:p>
              </table:table-cell>
              <table:table-cell office:value-type="float" office:value="46633539956.1">
                <text:p>46633539956.1</text:p>
              </table:table-cell>
              <table:table-cell office:value-type="float" office:value="37306831964.9">
                <text:p>37306831964.9</text:p>
              </table:table-cell>
              <table:table-cell office:value-type="float" office:value="10180428076.8">
                <text:p>10180428076.8</text:p>
              </table:table-cell>
              <table:table-cell office:value-type="float" office:value="2262">
                <text:p>2262</text:p>
              </table:table-cell>
              <table:table-cell office:value-type="float" office:value="538.4">
                <text:p>538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